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1.6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99.8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50.4pt"/>
    </style:style>
    <style:style style:name="co14" style:family="table-column">
      <style:table-column-properties fo:break-before="auto" style:column-width="77.41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6.6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Object 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dshif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23+25</text:p>
          </table:table-cell>
          <table:table-cell office:value-type="float" office:value="156.59842" calcext:value-type="float">
            <text:p>156.59842</text:p>
          </table:table-cell>
          <table:table-cell office:value-type="float" office:value="25.71651" calcext:value-type="float">
            <text:p>25.71651</text:p>
          </table:table-cell>
          <table:table-cell office:value-type="string" calcext:value-type="string">
            <text:p>QSO</text:p>
          </table:table-cell>
          <table:table-cell office:value-type="float" office:value="5.28431" calcext:value-type="float">
            <text:p>5.28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28+422</text:p>
          </table:table-cell>
          <table:table-cell office:value-type="float" office:value="217.59892" calcext:value-type="float">
            <text:p>217.59892</text:p>
          </table:table-cell>
          <table:table-cell office:value-type="float" office:value="42.0768" calcext:value-type="float">
            <text:p>42.0768</text:p>
          </table:table-cell>
          <table:table-cell office:value-type="string" calcext:value-type="string">
            <text:p>QSO</text:p>
          </table:table-cell>
          <table:table-cell office:value-type="float" office:value="4.715" calcext:value-type="float">
            <text:p>4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608.53+312446.5</text:p>
          </table:table-cell>
          <table:table-cell office:value-type="float" office:value="241.53549" calcext:value-type="float">
            <text:p>241.53549</text:p>
          </table:table-cell>
          <table:table-cell office:value-type="float" office:value="31.4129" calcext:value-type="float">
            <text:p>31.4129</text:p>
          </table:table-cell>
          <table:table-cell office:value-type="string" calcext:value-type="string">
            <text:p>G</text:p>
          </table:table-cell>
          <table:table-cell office:value-type="float" office:value="4.56" calcext:value-type="float">
            <text:p>4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512.48+112329.7</text:p>
          </table:table-cell>
          <table:table-cell office:value-type="float" office:value="201.30206" calcext:value-type="float">
            <text:p>201.30206</text:p>
          </table:table-cell>
          <table:table-cell office:value-type="float" office:value="11.3916" calcext:value-type="float">
            <text:p>11.3916</text:p>
          </table:table-cell>
          <table:table-cell office:value-type="string" calcext:value-type="string">
            <text:p>QSO</text:p>
          </table:table-cell>
          <table:table-cell office:value-type="float" office:value="4.4094" calcext:value-type="float">
            <text:p>4.4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002.89+570243.5</text:p>
          </table:table-cell>
          <table:table-cell office:value-type="float" office:value="227.51218" calcext:value-type="float">
            <text:p>227.51218</text:p>
          </table:table-cell>
          <table:table-cell office:value-type="float" office:value="57.04538" calcext:value-type="float">
            <text:p>57.04538</text:p>
          </table:table-cell>
          <table:table-cell office:value-type="string" calcext:value-type="string">
            <text:p>QSO</text:p>
          </table:table-cell>
          <table:table-cell office:value-type="float" office:value="4.30872" calcext:value-type="float">
            <text:p>4.30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63.20</text:p>
          </table:table-cell>
          <table:table-cell office:value-type="float" office:value="219.15553" calcext:value-type="float">
            <text:p>219.15553</text:p>
          </table:table-cell>
          <table:table-cell office:value-type="float" office:value="63.32031" calcext:value-type="float">
            <text:p>63.32031</text:p>
          </table:table-cell>
          <table:table-cell office:value-type="string" calcext:value-type="string">
            <text:p>G</text:p>
          </table:table-cell>
          <table:table-cell office:value-type="float" office:value="4.261" calcext:value-type="float">
            <text:p>4.2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2107.57+220921.4</text:p>
          </table:table-cell>
          <table:table-cell office:value-type="float" office:value="155.28158" calcext:value-type="float">
            <text:p>155.28158</text:p>
          </table:table-cell>
          <table:table-cell office:value-type="float" office:value="22.156" calcext:value-type="float">
            <text:p>22.156</text:p>
          </table:table-cell>
          <table:table-cell office:value-type="string" calcext:value-type="string">
            <text:p>*</text:p>
          </table:table-cell>
          <table:table-cell office:value-type="float" office:value="4.235" calcext:value-type="float">
            <text:p>4.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0+400B</text:p>
          </table:table-cell>
          <table:table-cell office:value-type="float" office:value="213.25162" calcext:value-type="float">
            <text:p>213.25162</text:p>
          </table:table-cell>
          <table:table-cell office:value-type="float" office:value="39.79588" calcext:value-type="float">
            <text:p>39.79588</text:p>
          </table:table-cell>
          <table:table-cell office:value-type="string" calcext:value-type="string">
            <text:p>*</text:p>
          </table:table-cell>
          <table:table-cell office:value-type="float" office:value="4.125" calcext:value-type="float">
            <text:p>4.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13+21</text:p>
          </table:table-cell>
          <table:table-cell office:value-type="float" office:value="258.83854" calcext:value-type="float">
            <text:p>258.83854</text:p>
          </table:table-cell>
          <table:table-cell office:value-type="float" office:value="21.75881" calcext:value-type="float">
            <text:p>21.75881</text:p>
          </table:table-cell>
          <table:table-cell office:value-type="string" calcext:value-type="string">
            <text:p>QSO</text:p>
          </table:table-cell>
          <table:table-cell office:value-type="float" office:value="4.011" calcext:value-type="float">
            <text:p>4.0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4914.65+035231.8</text:p>
          </table:table-cell>
          <table:table-cell office:value-type="float" office:value="237.31121" calcext:value-type="float">
            <text:p>237.31121</text:p>
          </table:table-cell>
          <table:table-cell office:value-type="float" office:value="3.8755" calcext:value-type="float">
            <text:p>3.8755</text:p>
          </table:table-cell>
          <table:table-cell office:value-type="string" calcext:value-type="string">
            <text:p>*</text:p>
          </table:table-cell>
          <table:table-cell office:value-type="float" office:value="3.934875" calcext:value-type="float">
            <text:p>3.934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557+032</text:p>
          </table:table-cell>
          <table:table-cell office:value-type="float" office:value="239.87905" calcext:value-type="float">
            <text:p>239.87905</text:p>
          </table:table-cell>
          <table:table-cell office:value-type="float" office:value="3.08007" calcext:value-type="float">
            <text:p>3.08007</text:p>
          </table:table-cell>
          <table:table-cell office:value-type="string" calcext:value-type="string">
            <text:p>QSO</text:p>
          </table:table-cell>
          <table:table-cell office:value-type="float" office:value="3.891" calcext:value-type="float">
            <text:p>3.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39+37</text:p>
          </table:table-cell>
          <table:table-cell office:value-type="float" office:value="190.54088" calcext:value-type="float">
            <text:p>190.54088</text:p>
          </table:table-cell>
          <table:table-cell office:value-type="float" office:value="37.33491" calcext:value-type="float">
            <text:p>37.33491</text:p>
          </table:table-cell>
          <table:table-cell office:value-type="string" calcext:value-type="string">
            <text:p>QSO</text:p>
          </table:table-cell>
          <table:table-cell office:value-type="float" office:value="3.81908" calcext:value-type="float">
            <text:p>3.81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533.76+543559.1</text:p>
          </table:table-cell>
          <table:table-cell office:value-type="float" office:value="218.89076" calcext:value-type="float">
            <text:p>218.89076</text:p>
          </table:table-cell>
          <table:table-cell office:value-type="float" office:value="54.5998" calcext:value-type="float">
            <text:p>54.5998</text:p>
          </table:table-cell>
          <table:table-cell office:value-type="string" calcext:value-type="string">
            <text:p>QSO</text:p>
          </table:table-cell>
          <table:table-cell office:value-type="float" office:value="3.81003" calcext:value-type="float">
            <text:p>3.81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323.31+155206.4</text:p>
          </table:table-cell>
          <table:table-cell office:value-type="float" office:value="125.84718" calcext:value-type="float">
            <text:p>125.84718</text:p>
          </table:table-cell>
          <table:table-cell office:value-type="float" office:value="15.86857" calcext:value-type="float">
            <text:p>15.86857</text:p>
          </table:table-cell>
          <table:table-cell office:value-type="string" calcext:value-type="string">
            <text:p>QSO</text:p>
          </table:table-cell>
          <table:table-cell office:value-type="float" office:value="3.79843" calcext:value-type="float">
            <text:p>3.79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724.87+580203.5</text:p>
          </table:table-cell>
          <table:table-cell office:value-type="float" office:value="151.85367" calcext:value-type="float">
            <text:p>151.85367</text:p>
          </table:table-cell>
          <table:table-cell office:value-type="float" office:value="58.03429" calcext:value-type="float">
            <text:p>58.03429</text:p>
          </table:table-cell>
          <table:table-cell office:value-type="string" calcext:value-type="string">
            <text:p>VisS</text:p>
          </table:table-cell>
          <table:table-cell office:value-type="float" office:value="3.768203" calcext:value-type="float">
            <text:p>3.768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322.51+095941.4</text:p>
          </table:table-cell>
          <table:table-cell office:value-type="float" office:value="128.34381" calcext:value-type="float">
            <text:p>128.34381</text:p>
          </table:table-cell>
          <table:table-cell office:value-type="float" office:value="9.99476" calcext:value-type="float">
            <text:p>9.99476</text:p>
          </table:table-cell>
          <table:table-cell office:value-type="string" calcext:value-type="string">
            <text:p>QSO</text:p>
          </table:table-cell>
          <table:table-cell office:value-type="float" office:value="3.75" calcext:value-type="float">
            <text:p>3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5624.91+102017.0</text:p>
          </table:table-cell>
          <table:table-cell office:value-type="float" office:value="134.10383" calcext:value-type="float">
            <text:p>134.10383</text:p>
          </table:table-cell>
          <table:table-cell office:value-type="float" office:value="10.33806" calcext:value-type="float">
            <text:p>10.33806</text:p>
          </table:table-cell>
          <table:table-cell office:value-type="string" calcext:value-type="string">
            <text:p>QSO</text:p>
          </table:table-cell>
          <table:table-cell office:value-type="float" office:value="3.715166" calcext:value-type="float">
            <text:p>3.7151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147.86+001039.3</text:p>
          </table:table-cell>
          <table:table-cell office:value-type="float" office:value="165.44954" calcext:value-type="float">
            <text:p>165.44954</text:p>
          </table:table-cell>
          <table:table-cell office:value-type="float" office:value="0.17762" calcext:value-type="float">
            <text:p>0.17762</text:p>
          </table:table-cell>
          <table:table-cell office:value-type="string" calcext:value-type="string">
            <text:p>QSO</text:p>
          </table:table-cell>
          <table:table-cell office:value-type="float" office:value="3.69608" calcext:value-type="float">
            <text:p>3.696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955.42+025146.0</text:p>
          </table:table-cell>
          <table:table-cell office:value-type="float" office:value="129.98077" calcext:value-type="float">
            <text:p>129.98077</text:p>
          </table:table-cell>
          <table:table-cell office:value-type="float" office:value="2.86263" calcext:value-type="float">
            <text:p>2.86263</text:p>
          </table:table-cell>
          <table:table-cell office:value-type="string" calcext:value-type="string">
            <text:p>QSO</text:p>
          </table:table-cell>
          <table:table-cell office:value-type="float" office:value="3.68137" calcext:value-type="float">
            <text:p>3.68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646.71+224541.4</text:p>
          </table:table-cell>
          <table:table-cell office:value-type="float" office:value="191.69463" calcext:value-type="float">
            <text:p>191.69463</text:p>
          </table:table-cell>
          <table:table-cell office:value-type="float" office:value="22.76153" calcext:value-type="float">
            <text:p>22.76153</text:p>
          </table:table-cell>
          <table:table-cell office:value-type="string" calcext:value-type="string">
            <text:p>*</text:p>
          </table:table-cell>
          <table:table-cell office:value-type="float" office:value="3.675" calcext:value-type="float">
            <text:p>3.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9.43</text:p>
          </table:table-cell>
          <table:table-cell office:value-type="float" office:value="196.44681" calcext:value-type="float">
            <text:p>196.44681</text:p>
          </table:table-cell>
          <table:table-cell office:value-type="float" office:value="19.02798" calcext:value-type="float">
            <text:p>19.02798</text:p>
          </table:table-cell>
          <table:table-cell office:value-type="string" calcext:value-type="string">
            <text:p>QSO</text:p>
          </table:table-cell>
          <table:table-cell office:value-type="float" office:value="3.675" calcext:value-type="float">
            <text:p>3.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328.88+041948.9</text:p>
          </table:table-cell>
          <table:table-cell office:value-type="float" office:value="225.87037" calcext:value-type="float">
            <text:p>225.87037</text:p>
          </table:table-cell>
          <table:table-cell office:value-type="float" office:value="4.33028" calcext:value-type="float">
            <text:p>4.33028</text:p>
          </table:table-cell>
          <table:table-cell office:value-type="string" calcext:value-type="string">
            <text:p>QSO</text:p>
          </table:table-cell>
          <table:table-cell office:value-type="float" office:value="3.666762" calcext:value-type="float">
            <text:p>3.666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DIAQ J142438+225600</text:p>
          </table:table-cell>
          <table:table-cell office:value-type="float" office:value="216.15872" calcext:value-type="float">
            <text:p>216.15872</text:p>
          </table:table-cell>
          <table:table-cell office:value-type="float" office:value="22.9335" calcext:value-type="float">
            <text:p>22.9335</text:p>
          </table:table-cell>
          <table:table-cell office:value-type="string" calcext:value-type="string">
            <text:p>QSO</text:p>
          </table:table-cell>
          <table:table-cell office:value-type="float" office:value="3.62" calcext:value-type="float">
            <text:p>3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3516.53+195450.9</text:p>
          </table:table-cell>
          <table:table-cell office:value-type="float" office:value="233.819" calcext:value-type="float">
            <text:p>233.819</text:p>
          </table:table-cell>
          <table:table-cell office:value-type="float" office:value="19.91425" calcext:value-type="float">
            <text:p>19.91425</text:p>
          </table:table-cell>
          <table:table-cell office:value-type="string" calcext:value-type="string">
            <text:p>*</text:p>
          </table:table-cell>
          <table:table-cell office:value-type="float" office:value="3.595788" calcext:value-type="float">
            <text:p>3.595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9+426</text:p>
          </table:table-cell>
          <table:table-cell office:value-type="float" office:value="118.26391" calcext:value-type="float">
            <text:p>118.26391</text:p>
          </table:table-cell>
          <table:table-cell office:value-type="float" office:value="42.52521" calcext:value-type="float">
            <text:p>42.52521</text:p>
          </table:table-cell>
          <table:table-cell office:value-type="string" calcext:value-type="string">
            <text:p>QSO</text:p>
          </table:table-cell>
          <table:table-cell office:value-type="float" office:value="3.594548" calcext:value-type="float">
            <text:p>3.5945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618.97+482328.4</text:p>
          </table:table-cell>
          <table:table-cell office:value-type="float" office:value="124.07914" calcext:value-type="float">
            <text:p>124.07914</text:p>
          </table:table-cell>
          <table:table-cell office:value-type="float" office:value="48.39123" calcext:value-type="float">
            <text:p>48.39123</text:p>
          </table:table-cell>
          <table:table-cell office:value-type="string" calcext:value-type="string">
            <text:p>QSO</text:p>
          </table:table-cell>
          <table:table-cell office:value-type="float" office:value="3.574119" calcext:value-type="float">
            <text:p>3.574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42+101</text:p>
          </table:table-cell>
          <table:table-cell office:value-type="float" office:value="221.3186" calcext:value-type="float">
            <text:p>221.3186</text:p>
          </table:table-cell>
          <table:table-cell office:value-type="float" office:value="9.97669" calcext:value-type="float">
            <text:p>9.97669</text:p>
          </table:table-cell>
          <table:table-cell office:value-type="string" calcext:value-type="string">
            <text:p>QSO</text:p>
          </table:table-cell>
          <table:table-cell office:value-type="float" office:value="3.552339" calcext:value-type="float">
            <text:p>3.552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113.32+233203.0</text:p>
          </table:table-cell>
          <table:table-cell office:value-type="float" office:value="142.80562" calcext:value-type="float">
            <text:p>142.80562</text:p>
          </table:table-cell>
          <table:table-cell office:value-type="float" office:value="23.53422" calcext:value-type="float">
            <text:p>23.53422</text:p>
          </table:table-cell>
          <table:table-cell office:value-type="string" calcext:value-type="string">
            <text:p>QSO</text:p>
          </table:table-cell>
          <table:table-cell office:value-type="float" office:value="3.53581" calcext:value-type="float">
            <text:p>3.535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253.41+275842.8</text:p>
          </table:table-cell>
          <table:table-cell office:value-type="float" office:value="243.22257" calcext:value-type="float">
            <text:p>243.22257</text:p>
          </table:table-cell>
          <table:table-cell office:value-type="float" office:value="27.97849" calcext:value-type="float">
            <text:p>27.97849</text:p>
          </table:table-cell>
          <table:table-cell office:value-type="string" calcext:value-type="string">
            <text:p>QSO</text:p>
          </table:table-cell>
          <table:table-cell office:value-type="float" office:value="3.53475" calcext:value-type="float">
            <text:p>3.53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631.22+284037.1</text:p>
          </table:table-cell>
          <table:table-cell office:value-type="float" office:value="114.12999" calcext:value-type="float">
            <text:p>114.12999</text:p>
          </table:table-cell>
          <table:table-cell office:value-type="float" office:value="28.67689" calcext:value-type="float">
            <text:p>28.67689</text:p>
          </table:table-cell>
          <table:table-cell office:value-type="string" calcext:value-type="string">
            <text:p>*</text:p>
          </table:table-cell>
          <table:table-cell office:value-type="float" office:value="3.505" calcext:value-type="float">
            <text:p>3.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535+004</text:p>
          </table:table-cell>
          <table:table-cell office:value-type="float" office:value="234.56647" calcext:value-type="float">
            <text:p>234.56647</text:p>
          </table:table-cell>
          <table:table-cell office:value-type="float" office:value="0.31815" calcext:value-type="float">
            <text:p>0.31815</text:p>
          </table:table-cell>
          <table:table-cell office:value-type="string" calcext:value-type="string">
            <text:p>QSO</text:p>
          </table:table-cell>
          <table:table-cell office:value-type="float" office:value="3.497" calcext:value-type="float">
            <text:p>3.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2343.10+503753.0</text:p>
          </table:table-cell>
          <table:table-cell office:value-type="float" office:value="185.92987" calcext:value-type="float">
            <text:p>185.92987</text:p>
          </table:table-cell>
          <table:table-cell office:value-type="float" office:value="50.6315" calcext:value-type="float">
            <text:p>50.6315</text:p>
          </table:table-cell>
          <table:table-cell office:value-type="string" calcext:value-type="string">
            <text:p>QSO</text:p>
          </table:table-cell>
          <table:table-cell office:value-type="float" office:value="3.48775" calcext:value-type="float">
            <text:p>3.48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7.16</text:p>
          </table:table-cell>
          <table:table-cell office:value-type="float" office:value="138.03231" calcext:value-type="float">
            <text:p>138.03231</text:p>
          </table:table-cell>
          <table:table-cell office:value-type="float" office:value="56.84333" calcext:value-type="float">
            <text:p>56.84333</text:p>
          </table:table-cell>
          <table:table-cell office:value-type="string" calcext:value-type="string">
            <text:p>*</text:p>
          </table:table-cell>
          <table:table-cell office:value-type="float" office:value="3.475" calcext:value-type="float">
            <text:p>3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326.06+572552.8</text:p>
          </table:table-cell>
          <table:table-cell office:value-type="float" office:value="208.35841" calcext:value-type="float">
            <text:p>208.35841</text:p>
          </table:table-cell>
          <table:table-cell office:value-type="float" office:value="57.43133" calcext:value-type="float">
            <text:p>57.43133</text:p>
          </table:table-cell>
          <table:table-cell office:value-type="string" calcext:value-type="string">
            <text:p>QSO</text:p>
          </table:table-cell>
          <table:table-cell office:value-type="float" office:value="3.46378" calcext:value-type="float">
            <text:p>3.46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6+430</text:p>
          </table:table-cell>
          <table:table-cell office:value-type="float" office:value="214.58874" calcext:value-type="float">
            <text:p>214.58874</text:p>
          </table:table-cell>
          <table:table-cell office:value-type="float" office:value="42.83894" calcext:value-type="float">
            <text:p>42.83894</text:p>
          </table:table-cell>
          <table:table-cell office:value-type="string" calcext:value-type="string">
            <text:p>QSO</text:p>
          </table:table-cell>
          <table:table-cell office:value-type="float" office:value="3.458" calcext:value-type="float">
            <text:p>3.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22+33</text:p>
          </table:table-cell>
          <table:table-cell office:value-type="float" office:value="171.25213" calcext:value-type="float">
            <text:p>171.25213</text:p>
          </table:table-cell>
          <table:table-cell office:value-type="float" office:value="33.64955" calcext:value-type="float">
            <text:p>33.64955</text:p>
          </table:table-cell>
          <table:table-cell office:value-type="string" calcext:value-type="string">
            <text:p>QSO</text:p>
          </table:table-cell>
          <table:table-cell office:value-type="float" office:value="3.4385" calcext:value-type="float">
            <text:p>3.4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33+2845</text:p>
          </table:table-cell>
          <table:table-cell office:value-type="float" office:value="143.40541" calcext:value-type="float">
            <text:p>143.40541</text:p>
          </table:table-cell>
          <table:table-cell office:value-type="float" office:value="28.75896" calcext:value-type="float">
            <text:p>28.75896</text:p>
          </table:table-cell>
          <table:table-cell office:value-type="string" calcext:value-type="string">
            <text:p>QSO</text:p>
          </table:table-cell>
          <table:table-cell office:value-type="float" office:value="3.4214" calcext:value-type="float">
            <text:p>3.4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340.09+155353.6</text:p>
          </table:table-cell>
          <table:table-cell office:value-type="float" office:value="170.91705" calcext:value-type="float">
            <text:p>170.91705</text:p>
          </table:table-cell>
          <table:table-cell office:value-type="float" office:value="15.89824" calcext:value-type="float">
            <text:p>15.89824</text:p>
          </table:table-cell>
          <table:table-cell office:value-type="string" calcext:value-type="string">
            <text:p>QSO</text:p>
          </table:table-cell>
          <table:table-cell office:value-type="float" office:value="3.4205" calcext:value-type="float">
            <text:p>3.4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149.98+560126.3</text:p>
          </table:table-cell>
          <table:table-cell office:value-type="float" office:value="190.4586" calcext:value-type="float">
            <text:p>190.4586</text:p>
          </table:table-cell>
          <table:table-cell office:value-type="float" office:value="56.02414" calcext:value-type="float">
            <text:p>56.02414</text:p>
          </table:table-cell>
          <table:table-cell office:value-type="string" calcext:value-type="string">
            <text:p>*</text:p>
          </table:table-cell>
          <table:table-cell office:value-type="float" office:value="3.405" calcext:value-type="float">
            <text:p>3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935.47+444208.5</text:p>
          </table:table-cell>
          <table:table-cell office:value-type="float" office:value="224.89774" calcext:value-type="float">
            <text:p>224.89774</text:p>
          </table:table-cell>
          <table:table-cell office:value-type="float" office:value="44.7022" calcext:value-type="float">
            <text:p>44.7022</text:p>
          </table:table-cell>
          <table:table-cell office:value-type="string" calcext:value-type="string">
            <text:p>G</text:p>
          </table:table-cell>
          <table:table-cell office:value-type="float" office:value="3.401" calcext:value-type="float">
            <text:p>3.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220.72+270941.6</text:p>
          </table:table-cell>
          <table:table-cell office:value-type="float" office:value="195.58633" calcext:value-type="float">
            <text:p>195.58633</text:p>
          </table:table-cell>
          <table:table-cell office:value-type="float" office:value="27.16156" calcext:value-type="float">
            <text:p>27.16156</text:p>
          </table:table-cell>
          <table:table-cell office:value-type="string" calcext:value-type="string">
            <text:p>QSO</text:p>
          </table:table-cell>
          <table:table-cell office:value-type="float" office:value="3.3887" calcext:value-type="float">
            <text:p>3.38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915.04+110141.8</text:p>
          </table:table-cell>
          <table:table-cell office:value-type="float" office:value="119.81278" calcext:value-type="float">
            <text:p>119.81278</text:p>
          </table:table-cell>
          <table:table-cell office:value-type="float" office:value="11.0283" calcext:value-type="float">
            <text:p>11.0283</text:p>
          </table:table-cell>
          <table:table-cell office:value-type="string" calcext:value-type="string">
            <text:p>*</text:p>
          </table:table-cell>
          <table:table-cell office:value-type="float" office:value="3.355" calcext:value-type="float">
            <text:p>3.3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2272876+1356308</text:p>
          </table:table-cell>
          <table:table-cell office:value-type="float" office:value="186.86992" calcext:value-type="float">
            <text:p>186.86992</text:p>
          </table:table-cell>
          <table:table-cell office:value-type="float" office:value="13.94186" calcext:value-type="float">
            <text:p>13.94186</text:p>
          </table:table-cell>
          <table:table-cell office:value-type="string" calcext:value-type="string">
            <text:p>QSO</text:p>
          </table:table-cell>
          <table:table-cell office:value-type="float" office:value="3.35045" calcext:value-type="float">
            <text:p>3.35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4208.62+184859.4</text:p>
          </table:table-cell>
          <table:table-cell office:value-type="float" office:value="250.53604" calcext:value-type="float">
            <text:p>250.53604</text:p>
          </table:table-cell>
          <table:table-cell office:value-type="float" office:value="18.81644" calcext:value-type="float">
            <text:p>18.81644</text:p>
          </table:table-cell>
          <table:table-cell office:value-type="string" calcext:value-type="string">
            <text:p>RadioS</text:p>
          </table:table-cell>
          <table:table-cell office:value-type="float" office:value="3.333113" calcext:value-type="float">
            <text:p>3.333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927.04+325357.9</text:p>
          </table:table-cell>
          <table:table-cell office:value-type="float" office:value="224.86271" calcext:value-type="float">
            <text:p>224.86271</text:p>
          </table:table-cell>
          <table:table-cell office:value-type="float" office:value="32.89963" calcext:value-type="float">
            <text:p>32.89963</text:p>
          </table:table-cell>
          <table:table-cell office:value-type="string" calcext:value-type="string">
            <text:p>QSO</text:p>
          </table:table-cell>
          <table:table-cell office:value-type="float" office:value="3.32423" calcext:value-type="float">
            <text:p>3.324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206.49+552146.4</text:p>
          </table:table-cell>
          <table:table-cell office:value-type="float" office:value="225.52719" calcext:value-type="float">
            <text:p>225.52719</text:p>
          </table:table-cell>
          <table:table-cell office:value-type="float" office:value="55.36296" calcext:value-type="float">
            <text:p>55.36296</text:p>
          </table:table-cell>
          <table:table-cell office:value-type="string" calcext:value-type="string">
            <text:p>QSO</text:p>
          </table:table-cell>
          <table:table-cell office:value-type="float" office:value="3.32022" calcext:value-type="float">
            <text:p>3.32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01+375</text:p>
          </table:table-cell>
          <table:table-cell office:value-type="float" office:value="181.0661" calcext:value-type="float">
            <text:p>181.0661</text:p>
          </table:table-cell>
          <table:table-cell office:value-type="float" office:value="37.29404" calcext:value-type="float">
            <text:p>37.29404</text:p>
          </table:table-cell>
          <table:table-cell office:value-type="string" calcext:value-type="string">
            <text:p>*</text:p>
          </table:table-cell>
          <table:table-cell office:value-type="float" office:value="3.312027" calcext:value-type="float">
            <text:p>3.312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5437.23+551223.5</text:p>
          </table:table-cell>
          <table:table-cell office:value-type="float" office:value="163.65517" calcext:value-type="float">
            <text:p>163.65517</text:p>
          </table:table-cell>
          <table:table-cell office:value-type="float" office:value="55.2065" calcext:value-type="float">
            <text:p>55.2065</text:p>
          </table:table-cell>
          <table:table-cell office:value-type="string" calcext:value-type="string">
            <text:p>QSO</text:p>
          </table:table-cell>
          <table:table-cell office:value-type="float" office:value="3.30865" calcext:value-type="float">
            <text:p>3.30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735.67+233338.9</text:p>
          </table:table-cell>
          <table:table-cell office:value-type="float" office:value="166.89871" calcext:value-type="float">
            <text:p>166.89871</text:p>
          </table:table-cell>
          <table:table-cell office:value-type="float" office:value="23.56064" calcext:value-type="float">
            <text:p>23.56064</text:p>
          </table:table-cell>
          <table:table-cell office:value-type="string" calcext:value-type="string">
            <text:p>QSO</text:p>
          </table:table-cell>
          <table:table-cell office:value-type="float" office:value="3.300596" calcext:value-type="float">
            <text:p>3.300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38+30A</text:p>
          </table:table-cell>
          <table:table-cell office:value-type="float" office:value="190.34187" calcext:value-type="float">
            <text:p>190.34187</text:p>
          </table:table-cell>
          <table:table-cell office:value-type="float" office:value="29.77245" calcext:value-type="float">
            <text:p>29.77245</text:p>
          </table:table-cell>
          <table:table-cell office:value-type="string" calcext:value-type="string">
            <text:p>QSO</text:p>
          </table:table-cell>
          <table:table-cell office:value-type="float" office:value="3.29305" calcext:value-type="float">
            <text:p>3.29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42+377</text:p>
          </table:table-cell>
          <table:table-cell office:value-type="float" office:value="146.2843" calcext:value-type="float">
            <text:p>146.2843</text:p>
          </table:table-cell>
          <table:table-cell office:value-type="float" office:value="37.55901" calcext:value-type="float">
            <text:p>37.55901</text:p>
          </table:table-cell>
          <table:table-cell office:value-type="string" calcext:value-type="string">
            <text:p>*</text:p>
          </table:table-cell>
          <table:table-cell office:value-type="float" office:value="3.285" calcext:value-type="float">
            <text:p>3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544.56+254748.3</text:p>
          </table:table-cell>
          <table:table-cell office:value-type="float" office:value="248.9356" calcext:value-type="float">
            <text:p>248.9356</text:p>
          </table:table-cell>
          <table:table-cell office:value-type="float" office:value="25.79693" calcext:value-type="float">
            <text:p>25.79693</text:p>
          </table:table-cell>
          <table:table-cell office:value-type="string" calcext:value-type="string">
            <text:p>*</text:p>
          </table:table-cell>
          <table:table-cell office:value-type="float" office:value="3.285" calcext:value-type="float">
            <text:p>3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8+475</text:p>
          </table:table-cell>
          <table:table-cell office:value-type="float" office:value="120.40701" calcext:value-type="float">
            <text:p>120.40701</text:p>
          </table:table-cell>
          <table:table-cell office:value-type="float" office:value="47.42451" calcext:value-type="float">
            <text:p>47.42451</text:p>
          </table:table-cell>
          <table:table-cell office:value-type="string" calcext:value-type="string">
            <text:p>QSO</text:p>
          </table:table-cell>
          <table:table-cell office:value-type="float" office:value="3.266764" calcext:value-type="float">
            <text:p>3.266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310.82+131629.6</text:p>
          </table:table-cell>
          <table:table-cell office:value-type="float" office:value="123.29503" calcext:value-type="float">
            <text:p>123.29503</text:p>
          </table:table-cell>
          <table:table-cell office:value-type="float" office:value="13.27483" calcext:value-type="float">
            <text:p>13.27483</text:p>
          </table:table-cell>
          <table:table-cell office:value-type="string" calcext:value-type="string">
            <text:p>QSO</text:p>
          </table:table-cell>
          <table:table-cell office:value-type="float" office:value="3.26417" calcext:value-type="float">
            <text:p>3.264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5543.56+194847.1</text:p>
          </table:table-cell>
          <table:table-cell office:value-type="float" office:value="253.93153" calcext:value-type="float">
            <text:p>253.93153</text:p>
          </table:table-cell>
          <table:table-cell office:value-type="float" office:value="19.81309" calcext:value-type="float">
            <text:p>19.81309</text:p>
          </table:table-cell>
          <table:table-cell office:value-type="string" calcext:value-type="string">
            <text:p>QSO</text:p>
          </table:table-cell>
          <table:table-cell office:value-type="float" office:value="3.26" calcext:value-type="float">
            <text:p>3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23+37</text:p>
          </table:table-cell>
          <table:table-cell office:value-type="float" office:value="156.68892" calcext:value-type="float">
            <text:p>156.68892</text:p>
          </table:table-cell>
          <table:table-cell office:value-type="float" office:value="36.97378" calcext:value-type="float">
            <text:p>36.97378</text:p>
          </table:table-cell>
          <table:table-cell office:value-type="string" calcext:value-type="string">
            <text:p>QSO</text:p>
          </table:table-cell>
          <table:table-cell office:value-type="float" office:value="3.251938" calcext:value-type="float">
            <text:p>3.2519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54+29B</text:p>
          </table:table-cell>
          <table:table-cell office:value-type="float" office:value="209.21892" calcext:value-type="float">
            <text:p>209.21892</text:p>
          </table:table-cell>
          <table:table-cell office:value-type="float" office:value="29.30522" calcext:value-type="float">
            <text:p>29.30522</text:p>
          </table:table-cell>
          <table:table-cell office:value-type="string" calcext:value-type="string">
            <text:p>QSO</text:p>
          </table:table-cell>
          <table:table-cell office:value-type="float" office:value="3.244" calcext:value-type="float">
            <text:p>3.2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036.06+471432.4</text:p>
          </table:table-cell>
          <table:table-cell office:value-type="float" office:value="215.15029" calcext:value-type="float">
            <text:p>215.15029</text:p>
          </table:table-cell>
          <table:table-cell office:value-type="float" office:value="47.24235" calcext:value-type="float">
            <text:p>47.24235</text:p>
          </table:table-cell>
          <table:table-cell office:value-type="string" calcext:value-type="string">
            <text:p>QSO</text:p>
          </table:table-cell>
          <table:table-cell office:value-type="float" office:value="3.240347" calcext:value-type="float">
            <text:p>3.240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21548.90+642228.5</text:p>
          </table:table-cell>
          <table:table-cell office:value-type="float" office:value="183.95378" calcext:value-type="float">
            <text:p>183.95378</text:p>
          </table:table-cell>
          <table:table-cell office:value-type="float" office:value="64.37456" calcext:value-type="float">
            <text:p>64.37456</text:p>
          </table:table-cell>
          <table:table-cell office:value-type="string" calcext:value-type="string">
            <text:p>QSO</text:p>
          </table:table-cell>
          <table:table-cell office:value-type="float" office:value="3.238783" calcext:value-type="float">
            <text:p>3.238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523.45+314231.6</text:p>
          </table:table-cell>
          <table:table-cell office:value-type="float" office:value="161.34784" calcext:value-type="float">
            <text:p>161.34784</text:p>
          </table:table-cell>
          <table:table-cell office:value-type="float" office:value="31.70879" calcext:value-type="float">
            <text:p>31.70879</text:p>
          </table:table-cell>
          <table:table-cell office:value-type="string" calcext:value-type="string">
            <text:p>QSO</text:p>
          </table:table-cell>
          <table:table-cell office:value-type="float" office:value="3.235738" calcext:value-type="float">
            <text:p>3.235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7GB 135911.5+152747</text:p>
          </table:table-cell>
          <table:table-cell office:value-type="float" office:value="210.39812" calcext:value-type="float">
            <text:p>210.39812</text:p>
          </table:table-cell>
          <table:table-cell office:value-type="float" office:value="15.22379" calcext:value-type="float">
            <text:p>15.22379</text:p>
          </table:table-cell>
          <table:table-cell office:value-type="string" calcext:value-type="string">
            <text:p>QSO</text:p>
          </table:table-cell>
          <table:table-cell office:value-type="float" office:value="3.235" calcext:value-type="float">
            <text:p>3.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SS J170336+603852</text:p>
          </table:table-cell>
          <table:table-cell office:value-type="float" office:value="255.90096" calcext:value-type="float">
            <text:p>255.90096</text:p>
          </table:table-cell>
          <table:table-cell office:value-type="float" office:value="60.64786" calcext:value-type="float">
            <text:p>60.64786</text:p>
          </table:table-cell>
          <table:table-cell office:value-type="string" calcext:value-type="string">
            <text:p>QSO</text:p>
          </table:table-cell>
          <table:table-cell office:value-type="float" office:value="3.23" calcext:value-type="float">
            <text:p>3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219.67+211957.1</text:p>
          </table:table-cell>
          <table:table-cell office:value-type="float" office:value="230.582" calcext:value-type="float">
            <text:p>230.582</text:p>
          </table:table-cell>
          <table:table-cell office:value-type="float" office:value="21.33259" calcext:value-type="float">
            <text:p>21.33259</text:p>
          </table:table-cell>
          <table:table-cell office:value-type="string" calcext:value-type="string">
            <text:p>QSO</text:p>
          </table:table-cell>
          <table:table-cell office:value-type="float" office:value="3.2254" calcext:value-type="float">
            <text:p>3.2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121.80+000248.3</text:p>
          </table:table-cell>
          <table:table-cell office:value-type="float" office:value="202.8409" calcext:value-type="float">
            <text:p>202.8409</text:p>
          </table:table-cell>
          <table:table-cell office:value-type="float" office:value="0.04679" calcext:value-type="float">
            <text:p>0.04679</text:p>
          </table:table-cell>
          <table:table-cell office:value-type="string" calcext:value-type="string">
            <text:p>QSO</text:p>
          </table:table-cell>
          <table:table-cell office:value-type="float" office:value="3.21837" calcext:value-type="float">
            <text:p>3.21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09+432</text:p>
          </table:table-cell>
          <table:table-cell office:value-type="float" office:value="212.96997" calcext:value-type="float">
            <text:p>212.96997</text:p>
          </table:table-cell>
          <table:table-cell office:value-type="float" office:value="43.00661" calcext:value-type="float">
            <text:p>43.00661</text:p>
          </table:table-cell>
          <table:table-cell office:value-type="string" calcext:value-type="string">
            <text:p>QSO</text:p>
          </table:table-cell>
          <table:table-cell office:value-type="float" office:value="3.216977" calcext:value-type="float">
            <text:p>3.2169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14+051</text:p>
          </table:table-cell>
          <table:table-cell office:value-type="float" office:value="244.15649" calcext:value-type="float">
            <text:p>244.15649</text:p>
          </table:table-cell>
          <table:table-cell office:value-type="float" office:value="4.99243" calcext:value-type="float">
            <text:p>4.99243</text:p>
          </table:table-cell>
          <table:table-cell office:value-type="string" calcext:value-type="string">
            <text:p>QSO</text:p>
          </table:table-cell>
          <table:table-cell office:value-type="float" office:value="3.215" calcext:value-type="float">
            <text:p>3.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02+044</text:p>
          </table:table-cell>
          <table:table-cell office:value-type="float" office:value="211.25467" calcext:value-type="float">
            <text:p>211.25467</text:p>
          </table:table-cell>
          <table:table-cell office:value-type="float" office:value="4.25995" calcext:value-type="float">
            <text:p>4.25995</text:p>
          </table:table-cell>
          <table:table-cell office:value-type="string" calcext:value-type="string">
            <text:p>QSO</text:p>
          </table:table-cell>
          <table:table-cell office:value-type="float" office:value="3.209112" calcext:value-type="float">
            <text:p>3.209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41+38</text:p>
          </table:table-cell>
          <table:table-cell office:value-type="float" office:value="131.12124" calcext:value-type="float">
            <text:p>131.12124</text:p>
          </table:table-cell>
          <table:table-cell office:value-type="float" office:value="38.51548" calcext:value-type="float">
            <text:p>38.51548</text:p>
          </table:table-cell>
          <table:table-cell office:value-type="string" calcext:value-type="string">
            <text:p>VisS</text:p>
          </table:table-cell>
          <table:table-cell office:value-type="float" office:value="3.205" calcext:value-type="float">
            <text:p>3.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603.24+620520.1</text:p>
          </table:table-cell>
          <table:table-cell office:value-type="float" office:value="214.01341" calcext:value-type="float">
            <text:p>214.01341</text:p>
          </table:table-cell>
          <table:table-cell office:value-type="float" office:value="62.08898" calcext:value-type="float">
            <text:p>62.08898</text:p>
          </table:table-cell>
          <table:table-cell office:value-type="string" calcext:value-type="string">
            <text:p>*</text:p>
          </table:table-cell>
          <table:table-cell office:value-type="float" office:value="3.205" calcext:value-type="float">
            <text:p>3.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8+27</text:p>
          </table:table-cell>
          <table:table-cell office:value-type="float" office:value="117.92324" calcext:value-type="float">
            <text:p>117.92324</text:p>
          </table:table-cell>
          <table:table-cell office:value-type="float" office:value="27.27546" calcext:value-type="float">
            <text:p>27.27546</text:p>
          </table:table-cell>
          <table:table-cell office:value-type="string" calcext:value-type="string">
            <text:p>QSO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915.95+035442.7</text:p>
          </table:table-cell>
          <table:table-cell office:value-type="float" office:value="137.31631" calcext:value-type="float">
            <text:p>137.31631</text:p>
          </table:table-cell>
          <table:table-cell office:value-type="float" office:value="3.91194" calcext:value-type="float">
            <text:p>3.91194</text:p>
          </table:table-cell>
          <table:table-cell office:value-type="string" calcext:value-type="string">
            <text:p>QSO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5834.03+130416.1</text:p>
          </table:table-cell>
          <table:table-cell office:value-type="float" office:value="239.64167" calcext:value-type="float">
            <text:p>239.64167</text:p>
          </table:table-cell>
          <table:table-cell office:value-type="float" office:value="13.07111" calcext:value-type="float">
            <text:p>13.07111</text:p>
          </table:table-cell>
          <table:table-cell office:value-type="string" calcext:value-type="string">
            <text:p>RadioS</text:p>
          </table:table-cell>
          <table:table-cell office:value-type="float" office:value="3.194074" calcext:value-type="float">
            <text:p>3.194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38+119</text:p>
          </table:table-cell>
          <table:table-cell office:value-type="float" office:value="145.30649" calcext:value-type="float">
            <text:p>145.30649</text:p>
          </table:table-cell>
          <table:table-cell office:value-type="float" office:value="11.75898" calcext:value-type="float">
            <text:p>11.75898</text:p>
          </table:table-cell>
          <table:table-cell office:value-type="string" calcext:value-type="string">
            <text:p>QSO</text:p>
          </table:table-cell>
          <table:table-cell office:value-type="float" office:value="3.193793" calcext:value-type="float">
            <text:p>3.1937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253.79+232319.0</text:p>
          </table:table-cell>
          <table:table-cell office:value-type="float" office:value="195.72421" calcext:value-type="float">
            <text:p>195.72421</text:p>
          </table:table-cell>
          <table:table-cell office:value-type="float" office:value="23.38878" calcext:value-type="float">
            <text:p>23.38878</text:p>
          </table:table-cell>
          <table:table-cell office:value-type="string" calcext:value-type="string">
            <text:p>QSO</text:p>
          </table:table-cell>
          <table:table-cell office:value-type="float" office:value="3.192" calcext:value-type="float">
            <text:p>3.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53+32A</text:p>
          </table:table-cell>
          <table:table-cell office:value-type="float" office:value="253.83011" calcext:value-type="float">
            <text:p>253.83011</text:p>
          </table:table-cell>
          <table:table-cell office:value-type="float" office:value="32.71143" calcext:value-type="float">
            <text:p>32.71143</text:p>
          </table:table-cell>
          <table:table-cell office:value-type="string" calcext:value-type="string">
            <text:p>QSO</text:p>
          </table:table-cell>
          <table:table-cell office:value-type="float" office:value="3.18626" calcext:value-type="float">
            <text:p>3.186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4715.1+383110</text:p>
          </table:table-cell>
          <table:table-cell office:value-type="float" office:value="131.8132" calcext:value-type="float">
            <text:p>131.8132</text:p>
          </table:table-cell>
          <table:table-cell office:value-type="float" office:value="38.51944" calcext:value-type="float">
            <text:p>38.51944</text:p>
          </table:table-cell>
          <table:table-cell office:value-type="string" calcext:value-type="string">
            <text:p>QSO</text:p>
          </table:table-cell>
          <table:table-cell office:value-type="float" office:value="3.185747" calcext:value-type="float">
            <text:p>3.185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724.70+315254.5</text:p>
          </table:table-cell>
          <table:table-cell office:value-type="float" office:value="204.35291" calcext:value-type="float">
            <text:p>204.35291</text:p>
          </table:table-cell>
          <table:table-cell office:value-type="float" office:value="31.88181" calcext:value-type="float">
            <text:p>31.88181</text:p>
          </table:table-cell>
          <table:table-cell office:value-type="string" calcext:value-type="string">
            <text:p>QSO</text:p>
          </table:table-cell>
          <table:table-cell office:value-type="float" office:value="3.181575" calcext:value-type="float">
            <text:p>3.181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722.52+051921.5</text:p>
          </table:table-cell>
          <table:table-cell office:value-type="float" office:value="224.3439" calcext:value-type="float">
            <text:p>224.3439</text:p>
          </table:table-cell>
          <table:table-cell office:value-type="float" office:value="5.32273" calcext:value-type="float">
            <text:p>5.32273</text:p>
          </table:table-cell>
          <table:table-cell office:value-type="string" calcext:value-type="string">
            <text:p>QSO</text:p>
          </table:table-cell>
          <table:table-cell office:value-type="float" office:value="3.1755" calcext:value-type="float">
            <text:p>3.1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526.64+431258.3</text:p>
          </table:table-cell>
          <table:table-cell office:value-type="float" office:value="243.86105" calcext:value-type="float">
            <text:p>243.86105</text:p>
          </table:table-cell>
          <table:table-cell office:value-type="float" office:value="43.2162" calcext:value-type="float">
            <text:p>43.2162</text:p>
          </table:table-cell>
          <table:table-cell office:value-type="string" calcext:value-type="string">
            <text:p>QSO</text:p>
          </table:table-cell>
          <table:table-cell office:value-type="float" office:value="3.15685" calcext:value-type="float">
            <text:p>3.15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17+109</text:p>
          </table:table-cell>
          <table:table-cell office:value-type="float" office:value="155.04164" calcext:value-type="float">
            <text:p>155.04164</text:p>
          </table:table-cell>
          <table:table-cell office:value-type="float" office:value="10.66744" calcext:value-type="float">
            <text:p>10.66744</text:p>
          </table:table-cell>
          <table:table-cell office:value-type="string" calcext:value-type="string">
            <text:p>QSO</text:p>
          </table:table-cell>
          <table:table-cell office:value-type="float" office:value="3.15536" calcext:value-type="float">
            <text:p>3.15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49.05+041010.3</text:p>
          </table:table-cell>
          <table:table-cell office:value-type="float" office:value="136.45442" calcext:value-type="float">
            <text:p>136.45442</text:p>
          </table:table-cell>
          <table:table-cell office:value-type="float" office:value="4.1695" calcext:value-type="float">
            <text:p>4.1695</text:p>
          </table:table-cell>
          <table:table-cell office:value-type="string" calcext:value-type="string">
            <text:p>QSO</text:p>
          </table:table-cell>
          <table:table-cell office:value-type="float" office:value="3.15256" calcext:value-type="float">
            <text:p>3.15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1318.86+450522.9</text:p>
          </table:table-cell>
          <table:table-cell office:value-type="float" office:value="213.32861" calcext:value-type="float">
            <text:p>213.32861</text:p>
          </table:table-cell>
          <table:table-cell office:value-type="float" office:value="45.08972" calcext:value-type="float">
            <text:p>45.08972</text:p>
          </table:table-cell>
          <table:table-cell office:value-type="string" calcext:value-type="string">
            <text:p>QSO</text:p>
          </table:table-cell>
          <table:table-cell office:value-type="float" office:value="3.118171" calcext:value-type="float">
            <text:p>3.1181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7+183</text:p>
          </table:table-cell>
          <table:table-cell office:value-type="float" office:value="242.52202" calcext:value-type="float">
            <text:p>242.52202</text:p>
          </table:table-cell>
          <table:table-cell office:value-type="float" office:value="18.19539" calcext:value-type="float">
            <text:p>18.19539</text:p>
          </table:table-cell>
          <table:table-cell office:value-type="string" calcext:value-type="string">
            <text:p>QSO</text:p>
          </table:table-cell>
          <table:table-cell office:value-type="float" office:value="3.118" calcext:value-type="float">
            <text:p>3.1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014+208</text:p>
          </table:table-cell>
          <table:table-cell office:value-type="float" office:value="154.18468" calcext:value-type="float">
            <text:p>154.18468</text:p>
          </table:table-cell>
          <table:table-cell office:value-type="float" office:value="20.62981" calcext:value-type="float">
            <text:p>20.62981</text:p>
          </table:table-cell>
          <table:table-cell office:value-type="string" calcext:value-type="string">
            <text:p>QSO</text:p>
          </table:table-cell>
          <table:table-cell office:value-type="float" office:value="3.11465" calcext:value-type="float">
            <text:p>3.11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022.94+375444.0</text:p>
          </table:table-cell>
          <table:table-cell office:value-type="float" office:value="205.09563" calcext:value-type="float">
            <text:p>205.09563</text:p>
          </table:table-cell>
          <table:table-cell office:value-type="float" office:value="37.91218" calcext:value-type="float">
            <text:p>37.91218</text:p>
          </table:table-cell>
          <table:table-cell office:value-type="string" calcext:value-type="string">
            <text:p>QSO</text:p>
          </table:table-cell>
          <table:table-cell office:value-type="float" office:value="3.110389" calcext:value-type="float">
            <text:p>3.110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002.53+041257.8</text:p>
          </table:table-cell>
          <table:table-cell office:value-type="float" office:value="240.01058" calcext:value-type="float">
            <text:p>240.01058</text:p>
          </table:table-cell>
          <table:table-cell office:value-type="float" office:value="4.21607" calcext:value-type="float">
            <text:p>4.21607</text:p>
          </table:table-cell>
          <table:table-cell office:value-type="string" calcext:value-type="string">
            <text:p>QSO</text:p>
          </table:table-cell>
          <table:table-cell office:value-type="float" office:value="3.11" calcext:value-type="float">
            <text:p>3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G1 J130116+1904</text:p>
          </table:table-cell>
          <table:table-cell office:value-type="float" office:value="195.34386" calcext:value-type="float">
            <text:p>195.34386</text:p>
          </table:table-cell>
          <table:table-cell office:value-type="float" office:value="19.06478" calcext:value-type="float">
            <text:p>19.06478</text:p>
          </table:table-cell>
          <table:table-cell office:value-type="string" calcext:value-type="string">
            <text:p>QSO</text:p>
          </table:table-cell>
          <table:table-cell office:value-type="float" office:value="3.1" calcext:value-type="float">
            <text:p>3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33+137</text:p>
          </table:table-cell>
          <table:table-cell office:value-type="float" office:value="159.112" calcext:value-type="float">
            <text:p>159.112</text:p>
          </table:table-cell>
          <table:table-cell office:value-type="float" office:value="13.44769" calcext:value-type="float">
            <text:p>13.44769</text:p>
          </table:table-cell>
          <table:table-cell office:value-type="string" calcext:value-type="string">
            <text:p>QSO</text:p>
          </table:table-cell>
          <table:table-cell office:value-type="float" office:value="3.09734" calcext:value-type="float">
            <text:p>3.09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551.67+000712.9</text:p>
          </table:table-cell>
          <table:table-cell office:value-type="float" office:value="138.9654" calcext:value-type="float">
            <text:p>138.9654</text:p>
          </table:table-cell>
          <table:table-cell office:value-type="float" office:value="0.12036" calcext:value-type="float">
            <text:p>0.12036</text:p>
          </table:table-cell>
          <table:table-cell office:value-type="string" calcext:value-type="string">
            <text:p>QSO</text:p>
          </table:table-cell>
          <table:table-cell office:value-type="float" office:value="3.074" calcext:value-type="float">
            <text:p>3.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907.47+621721.1</text:p>
          </table:table-cell>
          <table:table-cell office:value-type="float" office:value="199.78119" calcext:value-type="float">
            <text:p>199.78119</text:p>
          </table:table-cell>
          <table:table-cell office:value-type="float" office:value="62.28926" calcext:value-type="float">
            <text:p>62.28926</text:p>
          </table:table-cell>
          <table:table-cell office:value-type="string" calcext:value-type="string">
            <text:p>QSO</text:p>
          </table:table-cell>
          <table:table-cell office:value-type="float" office:value="3.073405" calcext:value-type="float">
            <text:p>3.073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805.96+085530.0</text:p>
          </table:table-cell>
          <table:table-cell office:value-type="float" office:value="224.52498" calcext:value-type="float">
            <text:p>224.52498</text:p>
          </table:table-cell>
          <table:table-cell office:value-type="float" office:value="8.92503" calcext:value-type="float">
            <text:p>8.92503</text:p>
          </table:table-cell>
          <table:table-cell office:value-type="string" calcext:value-type="string">
            <text:p>QSO</text:p>
          </table:table-cell>
          <table:table-cell office:value-type="float" office:value="3.066" calcext:value-type="float">
            <text:p>3.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117.58+175601.1</text:p>
          </table:table-cell>
          <table:table-cell office:value-type="float" office:value="230.32326" calcext:value-type="float">
            <text:p>230.32326</text:p>
          </table:table-cell>
          <table:table-cell office:value-type="float" office:value="17.93364" calcext:value-type="float">
            <text:p>17.93364</text:p>
          </table:table-cell>
          <table:table-cell office:value-type="string" calcext:value-type="string">
            <text:p>QSO</text:p>
          </table:table-cell>
          <table:table-cell office:value-type="float" office:value="3.06" calcext:value-type="float">
            <text:p>3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144.31+543058.3</text:p>
          </table:table-cell>
          <table:table-cell office:value-type="float" office:value="172.9346" calcext:value-type="float">
            <text:p>172.9346</text:p>
          </table:table-cell>
          <table:table-cell office:value-type="float" office:value="54.51624" calcext:value-type="float">
            <text:p>54.51624</text:p>
          </table:table-cell>
          <table:table-cell office:value-type="string" calcext:value-type="string">
            <text:p>QSO</text:p>
          </table:table-cell>
          <table:table-cell office:value-type="float" office:value="3.05625" calcext:value-type="float">
            <text:p>3.05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431.68+645556.4</text:p>
          </table:table-cell>
          <table:table-cell office:value-type="float" office:value="188.63222" calcext:value-type="float">
            <text:p>188.63222</text:p>
          </table:table-cell>
          <table:table-cell office:value-type="float" office:value="64.93237" calcext:value-type="float">
            <text:p>64.93237</text:p>
          </table:table-cell>
          <table:table-cell office:value-type="string" calcext:value-type="string">
            <text:p>QSO</text:p>
          </table:table-cell>
          <table:table-cell office:value-type="float" office:value="3.050048" calcext:value-type="float">
            <text:p>3.050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919.56+075930.4</text:p>
          </table:table-cell>
          <table:table-cell office:value-type="float" office:value="214.83161" calcext:value-type="float">
            <text:p>214.83161</text:p>
          </table:table-cell>
          <table:table-cell office:value-type="float" office:value="7.99185" calcext:value-type="float">
            <text:p>7.99185</text:p>
          </table:table-cell>
          <table:table-cell office:value-type="string" calcext:value-type="string">
            <text:p>*</text:p>
          </table:table-cell>
          <table:table-cell office:value-type="float" office:value="3.0495" calcext:value-type="float">
            <text:p>3.0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236.70+191608.6</text:p>
          </table:table-cell>
          <table:table-cell office:value-type="float" office:value="150.65282" calcext:value-type="float">
            <text:p>150.65282</text:p>
          </table:table-cell>
          <table:table-cell office:value-type="float" office:value="19.26906" calcext:value-type="float">
            <text:p>19.26906</text:p>
          </table:table-cell>
          <table:table-cell office:value-type="string" calcext:value-type="string">
            <text:p>*</text:p>
          </table:table-cell>
          <table:table-cell office:value-type="float" office:value="3.043825" calcext:value-type="float">
            <text:p>3.043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2851.6+232617</text:p>
          </table:table-cell>
          <table:table-cell office:value-type="float" office:value="172.2154" calcext:value-type="float">
            <text:p>172.2154</text:p>
          </table:table-cell>
          <table:table-cell office:value-type="float" office:value="23.43815" calcext:value-type="float">
            <text:p>23.43815</text:p>
          </table:table-cell>
          <table:table-cell office:value-type="string" calcext:value-type="string">
            <text:p>QSO</text:p>
          </table:table-cell>
          <table:table-cell office:value-type="float" office:value="3.04" calcext:value-type="float">
            <text:p>3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47+438</text:p>
          </table:table-cell>
          <table:table-cell office:value-type="float" office:value="177.56918" calcext:value-type="float">
            <text:p>177.56918</text:p>
          </table:table-cell>
          <table:table-cell office:value-type="float" office:value="43.53497" calcext:value-type="float">
            <text:p>43.53497</text:p>
          </table:table-cell>
          <table:table-cell office:value-type="string" calcext:value-type="string">
            <text:p>QSO</text:p>
          </table:table-cell>
          <table:table-cell office:value-type="float" office:value="3.037" calcext:value-type="float">
            <text:p>3.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727.49+574203.0</text:p>
          </table:table-cell>
          <table:table-cell office:value-type="float" office:value="166.8642" calcext:value-type="float">
            <text:p>166.8642</text:p>
          </table:table-cell>
          <table:table-cell office:value-type="float" office:value="57.70085" calcext:value-type="float">
            <text:p>57.70085</text:p>
          </table:table-cell>
          <table:table-cell office:value-type="string" calcext:value-type="string">
            <text:p>QSO</text:p>
          </table:table-cell>
          <table:table-cell office:value-type="float" office:value="3.035395" calcext:value-type="float">
            <text:p>3.035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3910.89+200207.3</text:p>
          </table:table-cell>
          <table:table-cell office:value-type="float" office:value="129.79541" calcext:value-type="float">
            <text:p>129.79541</text:p>
          </table:table-cell>
          <table:table-cell office:value-type="float" office:value="20.03537" calcext:value-type="float">
            <text:p>20.03537</text:p>
          </table:table-cell>
          <table:table-cell office:value-type="string" calcext:value-type="string">
            <text:p>QSO</text:p>
          </table:table-cell>
          <table:table-cell office:value-type="float" office:value="3.03497" calcext:value-type="float">
            <text:p>3.03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518.15+614424.0</text:p>
          </table:table-cell>
          <table:table-cell office:value-type="float" office:value="121.32575" calcext:value-type="float">
            <text:p>121.32575</text:p>
          </table:table-cell>
          <table:table-cell office:value-type="float" office:value="61.73992" calcext:value-type="float">
            <text:p>61.73992</text:p>
          </table:table-cell>
          <table:table-cell office:value-type="string" calcext:value-type="string">
            <text:p>QSO</text:p>
          </table:table-cell>
          <table:table-cell office:value-type="float" office:value="3.033" calcext:value-type="float">
            <text:p>3.0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602.33+065751.8</text:p>
          </table:table-cell>
          <table:table-cell office:value-type="float" office:value="201.50971" calcext:value-type="float">
            <text:p>201.50971</text:p>
          </table:table-cell>
          <table:table-cell office:value-type="float" office:value="6.96439" calcext:value-type="float">
            <text:p>6.96439</text:p>
          </table:table-cell>
          <table:table-cell office:value-type="string" calcext:value-type="string">
            <text:p>QSO</text:p>
          </table:table-cell>
          <table:table-cell office:value-type="float" office:value="3.020518" calcext:value-type="float">
            <text:p>3.020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2355.81+413810.1</text:p>
          </table:table-cell>
          <table:table-cell office:value-type="float" office:value="125.98257" calcext:value-type="float">
            <text:p>125.98257</text:p>
          </table:table-cell>
          <table:table-cell office:value-type="float" office:value="41.63616" calcext:value-type="float">
            <text:p>41.63616</text:p>
          </table:table-cell>
          <table:table-cell office:value-type="string" calcext:value-type="string">
            <text:p>*</text:p>
          </table:table-cell>
          <table:table-cell office:value-type="float" office:value="3.016409" calcext:value-type="float">
            <text:p>3.0164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857.64+533220.1</text:p>
          </table:table-cell>
          <table:table-cell office:value-type="float" office:value="139.74032" calcext:value-type="float">
            <text:p>139.74032</text:p>
          </table:table-cell>
          <table:table-cell office:value-type="float" office:value="53.53889" calcext:value-type="float">
            <text:p>53.53889</text:p>
          </table:table-cell>
          <table:table-cell office:value-type="string" calcext:value-type="string">
            <text:p>QSO</text:p>
          </table:table-cell>
          <table:table-cell office:value-type="float" office:value="3.014052" calcext:value-type="float">
            <text:p>3.014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921.87+540611.2</text:p>
          </table:table-cell>
          <table:table-cell office:value-type="float" office:value="217.34116" calcext:value-type="float">
            <text:p>217.34116</text:p>
          </table:table-cell>
          <table:table-cell office:value-type="float" office:value="54.10309" calcext:value-type="float">
            <text:p>54.10309</text:p>
          </table:table-cell>
          <table:table-cell office:value-type="string" calcext:value-type="string">
            <text:p>QSO</text:p>
          </table:table-cell>
          <table:table-cell office:value-type="float" office:value="3.0134" calcext:value-type="float">
            <text:p>3.0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357.44+045614.6</text:p>
          </table:table-cell>
          <table:table-cell office:value-type="float" office:value="113.48942" calcext:value-type="float">
            <text:p>113.48942</text:p>
          </table:table-cell>
          <table:table-cell office:value-type="float" office:value="4.93736" calcext:value-type="float">
            <text:p>4.93736</text:p>
          </table:table-cell>
          <table:table-cell office:value-type="string" calcext:value-type="string">
            <text:p>QSO</text:p>
          </table:table-cell>
          <table:table-cell office:value-type="float" office:value="3.01" calcext:value-type="float">
            <text:p>3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2255.6+391207</text:p>
          </table:table-cell>
          <table:table-cell office:value-type="float" office:value="200.73193" calcext:value-type="float">
            <text:p>200.73193</text:p>
          </table:table-cell>
          <table:table-cell office:value-type="float" office:value="39.20221" calcext:value-type="float">
            <text:p>39.20221</text:p>
          </table:table-cell>
          <table:table-cell office:value-type="string" calcext:value-type="string">
            <text:p>QSO</text:p>
          </table:table-cell>
          <table:table-cell office:value-type="float" office:value="2.992436" calcext:value-type="float">
            <text:p>2.992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STSL2 J074729.35+365438.3</text:p>
          </table:table-cell>
          <table:table-cell office:value-type="float" office:value="116.87242" calcext:value-type="float">
            <text:p>116.87242</text:p>
          </table:table-cell>
          <table:table-cell office:value-type="float" office:value="36.91058" calcext:value-type="float">
            <text:p>36.91058</text:p>
          </table:table-cell>
          <table:table-cell office:value-type="string" calcext:value-type="string">
            <text:p>QSO</text:p>
          </table:table-cell>
          <table:table-cell office:value-type="float" office:value="2.992" calcext:value-type="float">
            <text:p>2.9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3+25</text:p>
          </table:table-cell>
          <table:table-cell office:value-type="float" office:value="116.60781" calcext:value-type="float">
            <text:p>116.60781</text:p>
          </table:table-cell>
          <table:table-cell office:value-type="float" office:value="25.81726" calcext:value-type="float">
            <text:p>25.81726</text:p>
          </table:table-cell>
          <table:table-cell office:value-type="string" calcext:value-type="string">
            <text:p>QSO</text:p>
          </table:table-cell>
          <table:table-cell office:value-type="float" office:value="2.987498" calcext:value-type="float">
            <text:p>2.9874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0+115</text:p>
          </table:table-cell>
          <table:table-cell office:value-type="float" office:value="128.30986" calcext:value-type="float">
            <text:p>128.30986</text:p>
          </table:table-cell>
          <table:table-cell office:value-type="float" office:value="11.3934" calcext:value-type="float">
            <text:p>11.3934</text:p>
          </table:table-cell>
          <table:table-cell office:value-type="string" calcext:value-type="string">
            <text:p>QSO</text:p>
          </table:table-cell>
          <table:table-cell office:value-type="float" office:value="2.985465" calcext:value-type="float">
            <text:p>2.985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406.35+295900.9</text:p>
          </table:table-cell>
          <table:table-cell office:value-type="float" office:value="161.02643" calcext:value-type="float">
            <text:p>161.02643</text:p>
          </table:table-cell>
          <table:table-cell office:value-type="float" office:value="29.98361" calcext:value-type="float">
            <text:p>29.98361</text:p>
          </table:table-cell>
          <table:table-cell office:value-type="string" calcext:value-type="string">
            <text:p>QSO</text:p>
          </table:table-cell>
          <table:table-cell office:value-type="float" office:value="2.978893" calcext:value-type="float">
            <text:p>2.9788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503.17+425957.9</text:p>
          </table:table-cell>
          <table:table-cell office:value-type="float" office:value="181.26315" calcext:value-type="float">
            <text:p>181.26315</text:p>
          </table:table-cell>
          <table:table-cell office:value-type="float" office:value="42.99945" calcext:value-type="float">
            <text:p>42.99945</text:p>
          </table:table-cell>
          <table:table-cell office:value-type="string" calcext:value-type="string">
            <text:p>QSO</text:p>
          </table:table-cell>
          <table:table-cell office:value-type="float" office:value="2.960236" calcext:value-type="float">
            <text:p>2.960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458.14+494844.3</text:p>
          </table:table-cell>
          <table:table-cell office:value-type="float" office:value="121.24227" calcext:value-type="float">
            <text:p>121.24227</text:p>
          </table:table-cell>
          <table:table-cell office:value-type="float" office:value="49.81227" calcext:value-type="float">
            <text:p>49.81227</text:p>
          </table:table-cell>
          <table:table-cell office:value-type="string" calcext:value-type="string">
            <text:p>*</text:p>
          </table:table-cell>
          <table:table-cell office:value-type="float" office:value="2.9591" calcext:value-type="float">
            <text:p>2.95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324.85+070451.6</text:p>
          </table:table-cell>
          <table:table-cell office:value-type="float" office:value="233.3535" calcext:value-type="float">
            <text:p>233.3535</text:p>
          </table:table-cell>
          <table:table-cell office:value-type="float" office:value="7.08092" calcext:value-type="float">
            <text:p>7.08092</text:p>
          </table:table-cell>
          <table:table-cell office:value-type="string" calcext:value-type="string">
            <text:p>*</text:p>
          </table:table-cell>
          <table:table-cell office:value-type="float" office:value="2.959007" calcext:value-type="float">
            <text:p>2.959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01.71+145924.1</text:p>
          </table:table-cell>
          <table:table-cell office:value-type="float" office:value="150.75699" calcext:value-type="float">
            <text:p>150.75699</text:p>
          </table:table-cell>
          <table:table-cell office:value-type="float" office:value="14.98987" calcext:value-type="float">
            <text:p>14.98987</text:p>
          </table:table-cell>
          <table:table-cell office:value-type="string" calcext:value-type="string">
            <text:p>*</text:p>
          </table:table-cell>
          <table:table-cell office:value-type="float" office:value="2.955243" calcext:value-type="float">
            <text:p>2.955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30+27A</text:p>
          </table:table-cell>
          <table:table-cell office:value-type="float" office:value="113.33538" calcext:value-type="float">
            <text:p>113.33538</text:p>
          </table:table-cell>
          <table:table-cell office:value-type="float" office:value="27.35098" calcext:value-type="float">
            <text:p>27.35098</text:p>
          </table:table-cell>
          <table:table-cell office:value-type="string" calcext:value-type="string">
            <text:p>QSO</text:p>
          </table:table-cell>
          <table:table-cell office:value-type="float" office:value="2.941075" calcext:value-type="float">
            <text:p>2.941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55+39B</text:p>
          </table:table-cell>
          <table:table-cell office:value-type="float" office:value="149.73701" calcext:value-type="float">
            <text:p>149.73701</text:p>
          </table:table-cell>
          <table:table-cell office:value-type="float" office:value="39.37518" calcext:value-type="float">
            <text:p>39.37518</text:p>
          </table:table-cell>
          <table:table-cell office:value-type="string" calcext:value-type="string">
            <text:p>QSO</text:p>
          </table:table-cell>
          <table:table-cell office:value-type="float" office:value="2.941" calcext:value-type="float">
            <text:p>2.9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209.66+580852.4</text:p>
          </table:table-cell>
          <table:table-cell office:value-type="float" office:value="118.04032" calcext:value-type="float">
            <text:p>118.04032</text:p>
          </table:table-cell>
          <table:table-cell office:value-type="float" office:value="58.14785" calcext:value-type="float">
            <text:p>58.14785</text:p>
          </table:table-cell>
          <table:table-cell office:value-type="string" calcext:value-type="string">
            <text:p>QSO</text:p>
          </table:table-cell>
          <table:table-cell office:value-type="float" office:value="2.94" calcext:value-type="float">
            <text:p>2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33+24</text:p>
          </table:table-cell>
          <table:table-cell office:value-type="float" office:value="189.01633" calcext:value-type="float">
            <text:p>189.01633</text:p>
          </table:table-cell>
          <table:table-cell office:value-type="float" office:value="24.41194" calcext:value-type="float">
            <text:p>24.41194</text:p>
          </table:table-cell>
          <table:table-cell office:value-type="string" calcext:value-type="string">
            <text:p>QSO</text:p>
          </table:table-cell>
          <table:table-cell office:value-type="float" office:value="2.9388" calcext:value-type="float">
            <text:p>2.9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6.16</text:p>
          </table:table-cell>
          <table:table-cell office:value-type="float" office:value="116.93159" calcext:value-type="float">
            <text:p>116.93159</text:p>
          </table:table-cell>
          <table:table-cell office:value-type="float" office:value="46.31601" calcext:value-type="float">
            <text:p>46.31601</text:p>
          </table:table-cell>
          <table:table-cell office:value-type="string" calcext:value-type="string">
            <text:p>G</text:p>
          </table:table-cell>
          <table:table-cell office:value-type="float" office:value="2.926" calcext:value-type="float">
            <text:p>2.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238.36+104326.6</text:p>
          </table:table-cell>
          <table:table-cell office:value-type="float" office:value="143.15987" calcext:value-type="float">
            <text:p>143.15987</text:p>
          </table:table-cell>
          <table:table-cell office:value-type="float" office:value="10.72403" calcext:value-type="float">
            <text:p>10.72403</text:p>
          </table:table-cell>
          <table:table-cell office:value-type="string" calcext:value-type="string">
            <text:p>*</text:p>
          </table:table-cell>
          <table:table-cell office:value-type="float" office:value="2.922693" calcext:value-type="float">
            <text:p>2.922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341.66+102714.2</text:p>
          </table:table-cell>
          <table:table-cell office:value-type="float" office:value="198.42354" calcext:value-type="float">
            <text:p>198.42354</text:p>
          </table:table-cell>
          <table:table-cell office:value-type="float" office:value="10.454" calcext:value-type="float">
            <text:p>10.454</text:p>
          </table:table-cell>
          <table:table-cell office:value-type="string" calcext:value-type="string">
            <text:p>QSO</text:p>
          </table:table-cell>
          <table:table-cell office:value-type="float" office:value="2.920668" calcext:value-type="float">
            <text:p>2.920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941.54+404757.4</text:p>
          </table:table-cell>
          <table:table-cell office:value-type="float" office:value="197.42296" calcext:value-type="float">
            <text:p>197.42296</text:p>
          </table:table-cell>
          <table:table-cell office:value-type="float" office:value="40.79922" calcext:value-type="float">
            <text:p>40.79922</text:p>
          </table:table-cell>
          <table:table-cell office:value-type="string" calcext:value-type="string">
            <text:p>QSO</text:p>
          </table:table-cell>
          <table:table-cell office:value-type="float" office:value="2.916622" calcext:value-type="float">
            <text:p>2.916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41+261</text:p>
          </table:table-cell>
          <table:table-cell office:value-type="float" office:value="146.17633" calcext:value-type="float">
            <text:p>146.17633</text:p>
          </table:table-cell>
          <table:table-cell office:value-type="float" office:value="25.91203" calcext:value-type="float">
            <text:p>25.91203</text:p>
          </table:table-cell>
          <table:table-cell office:value-type="string" calcext:value-type="string">
            <text:p>QSO</text:p>
          </table:table-cell>
          <table:table-cell office:value-type="float" office:value="2.915534" calcext:value-type="float">
            <text:p>2.915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2950.8+260750</text:p>
          </table:table-cell>
          <table:table-cell office:value-type="float" office:value="217.46215" calcext:value-type="float">
            <text:p>217.46215</text:p>
          </table:table-cell>
          <table:table-cell office:value-type="float" office:value="26.13064" calcext:value-type="float">
            <text:p>26.13064</text:p>
          </table:table-cell>
          <table:table-cell office:value-type="string" calcext:value-type="string">
            <text:p>QSO</text:p>
          </table:table-cell>
          <table:table-cell office:value-type="float" office:value="2.914213" calcext:value-type="float">
            <text:p>2.9142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0207.43+161431.9</text:p>
          </table:table-cell>
          <table:table-cell office:value-type="float" office:value="165.531" calcext:value-type="float">
            <text:p>165.531</text:p>
          </table:table-cell>
          <table:table-cell office:value-type="float" office:value="16.24222" calcext:value-type="float">
            <text:p>16.24222</text:p>
          </table:table-cell>
          <table:table-cell office:value-type="string" calcext:value-type="string">
            <text:p>*</text:p>
          </table:table-cell>
          <table:table-cell office:value-type="float" office:value="2.911719" calcext:value-type="float">
            <text:p>2.911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01+392</text:p>
          </table:table-cell>
          <table:table-cell office:value-type="float" office:value="210.94876" calcext:value-type="float">
            <text:p>210.94876</text:p>
          </table:table-cell>
          <table:table-cell office:value-type="float" office:value="39.04736" calcext:value-type="float">
            <text:p>39.04736</text:p>
          </table:table-cell>
          <table:table-cell office:value-type="string" calcext:value-type="string">
            <text:p>*</text:p>
          </table:table-cell>
          <table:table-cell office:value-type="float" office:value="2.905" calcext:value-type="float">
            <text:p>2.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621.65+415524.6</text:p>
          </table:table-cell>
          <table:table-cell office:value-type="float" office:value="254.09022" calcext:value-type="float">
            <text:p>254.09022</text:p>
          </table:table-cell>
          <table:table-cell office:value-type="float" office:value="41.92347" calcext:value-type="float">
            <text:p>41.92347</text:p>
          </table:table-cell>
          <table:table-cell office:value-type="string" calcext:value-type="string">
            <text:p>QSO</text:p>
          </table:table-cell>
          <table:table-cell office:value-type="float" office:value="2.89779" calcext:value-type="float">
            <text:p>2.89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31+31</text:p>
          </table:table-cell>
          <table:table-cell office:value-type="float" office:value="143.69685" calcext:value-type="float">
            <text:p>143.69685</text:p>
          </table:table-cell>
          <table:table-cell office:value-type="float" office:value="30.8489" calcext:value-type="float">
            <text:p>30.8489</text:p>
          </table:table-cell>
          <table:table-cell office:value-type="string" calcext:value-type="string">
            <text:p>QSO</text:p>
          </table:table-cell>
          <table:table-cell office:value-type="float" office:value="2.89475" calcext:value-type="float">
            <text:p>2.89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24+571</text:p>
          </table:table-cell>
          <table:table-cell office:value-type="float" office:value="171.91723" calcext:value-type="float">
            <text:p>171.91723</text:p>
          </table:table-cell>
          <table:table-cell office:value-type="float" office:value="56.83744" calcext:value-type="float">
            <text:p>56.83744</text:p>
          </table:table-cell>
          <table:table-cell office:value-type="string" calcext:value-type="string">
            <text:p>QSO</text:p>
          </table:table-cell>
          <table:table-cell office:value-type="float" office:value="2.89" calcext:value-type="float">
            <text:p>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436.22+481715.6</text:p>
          </table:table-cell>
          <table:table-cell office:value-type="float" office:value="128.65089" calcext:value-type="float">
            <text:p>128.65089</text:p>
          </table:table-cell>
          <table:table-cell office:value-type="float" office:value="48.28776" calcext:value-type="float">
            <text:p>48.28776</text:p>
          </table:table-cell>
          <table:table-cell office:value-type="string" calcext:value-type="string">
            <text:p>QSO</text:p>
          </table:table-cell>
          <table:table-cell office:value-type="float" office:value="2.885451" calcext:value-type="float">
            <text:p>2.885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432.99+072847.1</text:p>
          </table:table-cell>
          <table:table-cell office:value-type="float" office:value="211.13747" calcext:value-type="float">
            <text:p>211.13747</text:p>
          </table:table-cell>
          <table:table-cell office:value-type="float" office:value="7.47971" calcext:value-type="float">
            <text:p>7.47971</text:p>
          </table:table-cell>
          <table:table-cell office:value-type="string" calcext:value-type="string">
            <text:p>QSO</text:p>
          </table:table-cell>
          <table:table-cell office:value-type="float" office:value="2.884982" calcext:value-type="float">
            <text:p>2.8849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827.90+073811.2</text:p>
          </table:table-cell>
          <table:table-cell office:value-type="float" office:value="237.11638" calcext:value-type="float">
            <text:p>237.11638</text:p>
          </table:table-cell>
          <table:table-cell office:value-type="float" office:value="7.63653" calcext:value-type="float">
            <text:p>7.63653</text:p>
          </table:table-cell>
          <table:table-cell office:value-type="string" calcext:value-type="string">
            <text:p>QSO</text:p>
          </table:table-cell>
          <table:table-cell office:value-type="float" office:value="2.883282" calcext:value-type="float">
            <text:p>2.8832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029.40+495427.6</text:p>
          </table:table-cell>
          <table:table-cell office:value-type="float" office:value="202.62245" calcext:value-type="float">
            <text:p>202.62245</text:p>
          </table:table-cell>
          <table:table-cell office:value-type="float" office:value="49.90763" calcext:value-type="float">
            <text:p>49.90763</text:p>
          </table:table-cell>
          <table:table-cell office:value-type="string" calcext:value-type="string">
            <text:p>QSO</text:p>
          </table:table-cell>
          <table:table-cell office:value-type="float" office:value="2.880894" calcext:value-type="float">
            <text:p>2.880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409.35+120256.6</text:p>
          </table:table-cell>
          <table:table-cell office:value-type="float" office:value="151.03897" calcext:value-type="float">
            <text:p>151.03897</text:p>
          </table:table-cell>
          <table:table-cell office:value-type="float" office:value="12.04905" calcext:value-type="float">
            <text:p>12.04905</text:p>
          </table:table-cell>
          <table:table-cell office:value-type="string" calcext:value-type="string">
            <text:p>QSO</text:p>
          </table:table-cell>
          <table:table-cell office:value-type="float" office:value="2.880582" calcext:value-type="float">
            <text:p>2.880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552.73+203639.1</text:p>
          </table:table-cell>
          <table:table-cell office:value-type="float" office:value="113.96976" calcext:value-type="float">
            <text:p>113.96976</text:p>
          </table:table-cell>
          <table:table-cell office:value-type="float" office:value="20.61079" calcext:value-type="float">
            <text:p>20.61079</text:p>
          </table:table-cell>
          <table:table-cell office:value-type="string" calcext:value-type="string">
            <text:p>*</text:p>
          </table:table-cell>
          <table:table-cell office:value-type="float" office:value="2.879465" calcext:value-type="float">
            <text:p>2.879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05+046</text:p>
          </table:table-cell>
          <table:table-cell office:value-type="float" office:value="121.98974" calcext:value-type="float">
            <text:p>121.98974</text:p>
          </table:table-cell>
          <table:table-cell office:value-type="float" office:value="4.54293" calcext:value-type="float">
            <text:p>4.54293</text:p>
          </table:table-cell>
          <table:table-cell office:value-type="string" calcext:value-type="string">
            <text:p>QSO</text:p>
          </table:table-cell>
          <table:table-cell office:value-type="float" office:value="2.877" calcext:value-type="float">
            <text:p>2.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32+367</text:p>
          </table:table-cell>
          <table:table-cell office:value-type="float" office:value="143.88267" calcext:value-type="float">
            <text:p>143.88267</text:p>
          </table:table-cell>
          <table:table-cell office:value-type="float" office:value="36.55488" calcext:value-type="float">
            <text:p>36.55488</text:p>
          </table:table-cell>
          <table:table-cell office:value-type="string" calcext:value-type="string">
            <text:p>QSO</text:p>
          </table:table-cell>
          <table:table-cell office:value-type="float" office:value="2.858977" calcext:value-type="float">
            <text:p>2.8589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4612.72+153659.3</text:p>
          </table:table-cell>
          <table:table-cell office:value-type="float" office:value="251.5525" calcext:value-type="float">
            <text:p>251.5525</text:p>
          </table:table-cell>
          <table:table-cell office:value-type="float" office:value="15.61653" calcext:value-type="float">
            <text:p>15.61653</text:p>
          </table:table-cell>
          <table:table-cell office:value-type="string" calcext:value-type="string">
            <text:p>RadioS</text:p>
          </table:table-cell>
          <table:table-cell office:value-type="float" office:value="2.855486" calcext:value-type="float">
            <text:p>2.855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2+576</text:p>
          </table:table-cell>
          <table:table-cell office:value-type="float" office:value="240.98305" calcext:value-type="float">
            <text:p>240.98305</text:p>
          </table:table-cell>
          <table:table-cell office:value-type="float" office:value="57.51511" calcext:value-type="float">
            <text:p>57.51511</text:p>
          </table:table-cell>
          <table:table-cell office:value-type="string" calcext:value-type="string">
            <text:p>QSO</text:p>
          </table:table-cell>
          <table:table-cell office:value-type="float" office:value="2.85" calcext:value-type="float">
            <text:p>2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08</text:p>
          </table:table-cell>
          <table:table-cell office:value-type="float" office:value="223.53467" calcext:value-type="float">
            <text:p>223.53467</text:p>
          </table:table-cell>
          <table:table-cell office:value-type="float" office:value="50.05861" calcext:value-type="float">
            <text:p>50.05861</text:p>
          </table:table-cell>
          <table:table-cell office:value-type="string" calcext:value-type="string">
            <text:p>QSO</text:p>
          </table:table-cell>
          <table:table-cell office:value-type="float" office:value="2.849" calcext:value-type="float">
            <text:p>2.8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0407.45+013408.3</text:p>
          </table:table-cell>
          <table:table-cell office:value-type="float" office:value="256.0312" calcext:value-type="float">
            <text:p>256.0312</text:p>
          </table:table-cell>
          <table:table-cell office:value-type="float" office:value="1.56902" calcext:value-type="float">
            <text:p>1.56902</text:p>
          </table:table-cell>
          <table:table-cell office:value-type="string" calcext:value-type="string">
            <text:p>QSO</text:p>
          </table:table-cell>
          <table:table-cell office:value-type="float" office:value="2.842" calcext:value-type="float">
            <text:p>2.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36.06+355551.7</text:p>
          </table:table-cell>
          <table:table-cell office:value-type="float" office:value="136.40027" calcext:value-type="float">
            <text:p>136.40027</text:p>
          </table:table-cell>
          <table:table-cell office:value-type="float" office:value="35.93102" calcext:value-type="float">
            <text:p>35.93102</text:p>
          </table:table-cell>
          <table:table-cell office:value-type="string" calcext:value-type="string">
            <text:p>QSO</text:p>
          </table:table-cell>
          <table:table-cell office:value-type="float" office:value="2.840325" calcext:value-type="float">
            <text:p>2.840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46+406</text:p>
          </table:table-cell>
          <table:table-cell office:value-type="float" office:value="237.04736" calcext:value-type="float">
            <text:p>237.04736</text:p>
          </table:table-cell>
          <table:table-cell office:value-type="float" office:value="40.52407" calcext:value-type="float">
            <text:p>40.52407</text:p>
          </table:table-cell>
          <table:table-cell office:value-type="string" calcext:value-type="string">
            <text:p>QSO</text:p>
          </table:table-cell>
          <table:table-cell office:value-type="float" office:value="2.836075" calcext:value-type="float">
            <text:p>2.836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424.11+081339.6</text:p>
          </table:table-cell>
          <table:table-cell office:value-type="float" office:value="226.1005" calcext:value-type="float">
            <text:p>226.1005</text:p>
          </table:table-cell>
          <table:table-cell office:value-type="float" office:value="8.22767" calcext:value-type="float">
            <text:p>8.22767</text:p>
          </table:table-cell>
          <table:table-cell office:value-type="string" calcext:value-type="string">
            <text:p>QSO</text:p>
          </table:table-cell>
          <table:table-cell office:value-type="float" office:value="2.832" calcext:value-type="float">
            <text:p>2.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726.60+032448.1</text:p>
          </table:table-cell>
          <table:table-cell office:value-type="float" office:value="164.36093" calcext:value-type="float">
            <text:p>164.36093</text:p>
          </table:table-cell>
          <table:table-cell office:value-type="float" office:value="3.41336" calcext:value-type="float">
            <text:p>3.41336</text:p>
          </table:table-cell>
          <table:table-cell office:value-type="string" calcext:value-type="string">
            <text:p>QSO</text:p>
          </table:table-cell>
          <table:table-cell office:value-type="float" office:value="2.83183" calcext:value-type="float">
            <text:p>2.83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645.67+195509.5</text:p>
          </table:table-cell>
          <table:table-cell office:value-type="float" office:value="156.69019" calcext:value-type="float">
            <text:p>156.69019</text:p>
          </table:table-cell>
          <table:table-cell office:value-type="float" office:value="19.9191" calcext:value-type="float">
            <text:p>19.9191</text:p>
          </table:table-cell>
          <table:table-cell office:value-type="string" calcext:value-type="string">
            <text:p>QSO</text:p>
          </table:table-cell>
          <table:table-cell office:value-type="float" office:value="2.82398" calcext:value-type="float">
            <text:p>2.823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821.66+531030.4</text:p>
          </table:table-cell>
          <table:table-cell office:value-type="float" office:value="232.0903" calcext:value-type="float">
            <text:p>232.0903</text:p>
          </table:table-cell>
          <table:table-cell office:value-type="float" office:value="53.17512" calcext:value-type="float">
            <text:p>53.17512</text:p>
          </table:table-cell>
          <table:table-cell office:value-type="string" calcext:value-type="string">
            <text:p>QSO</text:p>
          </table:table-cell>
          <table:table-cell office:value-type="float" office:value="2.82151" calcext:value-type="float">
            <text:p>2.82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846.99+412656.0</text:p>
          </table:table-cell>
          <table:table-cell office:value-type="float" office:value="157.19567" calcext:value-type="float">
            <text:p>157.19567</text:p>
          </table:table-cell>
          <table:table-cell office:value-type="float" office:value="41.44909" calcext:value-type="float">
            <text:p>41.44909</text:p>
          </table:table-cell>
          <table:table-cell office:value-type="string" calcext:value-type="string">
            <text:p>QSO</text:p>
          </table:table-cell>
          <table:table-cell office:value-type="float" office:value="2.82" calcext:value-type="float">
            <text:p>2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41+406</text:p>
          </table:table-cell>
          <table:table-cell office:value-type="float" office:value="250.71854" calcext:value-type="float">
            <text:p>250.71854</text:p>
          </table:table-cell>
          <table:table-cell office:value-type="float" office:value="40.5074" calcext:value-type="float">
            <text:p>40.5074</text:p>
          </table:table-cell>
          <table:table-cell office:value-type="string" calcext:value-type="string">
            <text:p>QSO</text:p>
          </table:table-cell>
          <table:table-cell office:value-type="float" office:value="2.82" calcext:value-type="float">
            <text:p>2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043.60+473249.3</text:p>
          </table:table-cell>
          <table:table-cell office:value-type="float" office:value="230.18167" calcext:value-type="float">
            <text:p>230.18167</text:p>
          </table:table-cell>
          <table:table-cell office:value-type="float" office:value="47.54703" calcext:value-type="float">
            <text:p>47.54703</text:p>
          </table:table-cell>
          <table:table-cell office:value-type="string" calcext:value-type="string">
            <text:p>QSO</text:p>
          </table:table-cell>
          <table:table-cell office:value-type="float" office:value="2.814523" calcext:value-type="float">
            <text:p>2.8145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429.55+174208.9</text:p>
          </table:table-cell>
          <table:table-cell office:value-type="float" office:value="243.62321" calcext:value-type="float">
            <text:p>243.62321</text:p>
          </table:table-cell>
          <table:table-cell office:value-type="float" office:value="17.70247" calcext:value-type="float">
            <text:p>17.70247</text:p>
          </table:table-cell>
          <table:table-cell office:value-type="string" calcext:value-type="string">
            <text:p>QSO</text:p>
          </table:table-cell>
          <table:table-cell office:value-type="float" office:value="2.8098" calcext:value-type="float">
            <text:p>2.80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0853.41+244031.0</text:p>
          </table:table-cell>
          <table:table-cell office:value-type="float" office:value="152.22257" calcext:value-type="float">
            <text:p>152.22257</text:p>
          </table:table-cell>
          <table:table-cell office:value-type="float" office:value="24.6753" calcext:value-type="float">
            <text:p>24.6753</text:p>
          </table:table-cell>
          <table:table-cell office:value-type="string" calcext:value-type="string">
            <text:p>QSO</text:p>
          </table:table-cell>
          <table:table-cell office:value-type="float" office:value="2.8049" calcext:value-type="float">
            <text:p>2.80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221.85+313518.6</text:p>
          </table:table-cell>
          <table:table-cell office:value-type="float" office:value="128.09107" calcext:value-type="float">
            <text:p>128.09107</text:p>
          </table:table-cell>
          <table:table-cell office:value-type="float" office:value="31.58849" calcext:value-type="float">
            <text:p>31.58849</text:p>
          </table:table-cell>
          <table:table-cell office:value-type="string" calcext:value-type="string">
            <text:p>G</text:p>
          </table:table-cell>
          <table:table-cell office:value-type="float" office:value="2.803606" calcext:value-type="float">
            <text:p>2.8036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308.57+570254.6</text:p>
          </table:table-cell>
          <table:table-cell office:value-type="float" office:value="248.28537" calcext:value-type="float">
            <text:p>248.28537</text:p>
          </table:table-cell>
          <table:table-cell office:value-type="float" office:value="57.04883" calcext:value-type="float">
            <text:p>57.04883</text:p>
          </table:table-cell>
          <table:table-cell office:value-type="string" calcext:value-type="string">
            <text:p>QSO</text:p>
          </table:table-cell>
          <table:table-cell office:value-type="float" office:value="2.802" calcext:value-type="float">
            <text:p>2.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725.87+611627.7</text:p>
          </table:table-cell>
          <table:table-cell office:value-type="float" office:value="154.35786" calcext:value-type="float">
            <text:p>154.35786</text:p>
          </table:table-cell>
          <table:table-cell office:value-type="float" office:value="61.2743" calcext:value-type="float">
            <text:p>61.2743</text:p>
          </table:table-cell>
          <table:table-cell office:value-type="string" calcext:value-type="string">
            <text:p>QSO</text:p>
          </table:table-cell>
          <table:table-cell office:value-type="float" office:value="2.800565" calcext:value-type="float">
            <text:p>2.800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328.62+061146.1</text:p>
          </table:table-cell>
          <table:table-cell office:value-type="float" office:value="125.86925" calcext:value-type="float">
            <text:p>125.86925</text:p>
          </table:table-cell>
          <table:table-cell office:value-type="float" office:value="6.19614" calcext:value-type="float">
            <text:p>6.19614</text:p>
          </table:table-cell>
          <table:table-cell office:value-type="string" calcext:value-type="string">
            <text:p>QSO</text:p>
          </table:table-cell>
          <table:table-cell office:value-type="float" office:value="2.792327" calcext:value-type="float">
            <text:p>2.7923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0655.85+001446.4</text:p>
          </table:table-cell>
          <table:table-cell office:value-type="float" office:value="136.73274" calcext:value-type="float">
            <text:p>136.73274</text:p>
          </table:table-cell>
          <table:table-cell office:value-type="float" office:value="0.24624" calcext:value-type="float">
            <text:p>0.24624</text:p>
          </table:table-cell>
          <table:table-cell office:value-type="string" calcext:value-type="string">
            <text:p>*</text:p>
          </table:table-cell>
          <table:table-cell office:value-type="float" office:value="2.786108" calcext:value-type="float">
            <text:p>2.786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346.26+564545.8</text:p>
          </table:table-cell>
          <table:table-cell office:value-type="float" office:value="220.94279" calcext:value-type="float">
            <text:p>220.94279</text:p>
          </table:table-cell>
          <table:table-cell office:value-type="float" office:value="56.76275" calcext:value-type="float">
            <text:p>56.76275</text:p>
          </table:table-cell>
          <table:table-cell office:value-type="string" calcext:value-type="string">
            <text:p>QSO</text:p>
          </table:table-cell>
          <table:table-cell office:value-type="float" office:value="2.769169" calcext:value-type="float">
            <text:p>2.769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4941.09+133255.6</text:p>
          </table:table-cell>
          <table:table-cell office:value-type="float" office:value="162.42124" calcext:value-type="float">
            <text:p>162.42124</text:p>
          </table:table-cell>
          <table:table-cell office:value-type="float" office:value="13.5488" calcext:value-type="float">
            <text:p>13.5488</text:p>
          </table:table-cell>
          <table:table-cell office:value-type="string" calcext:value-type="string">
            <text:p>QSO</text:p>
          </table:table-cell>
          <table:table-cell office:value-type="float" office:value="2.767323" calcext:value-type="float">
            <text:p>2.7673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858.61+325738.4</text:p>
          </table:table-cell>
          <table:table-cell office:value-type="float" office:value="194.74418" calcext:value-type="float">
            <text:p>194.74418</text:p>
          </table:table-cell>
          <table:table-cell office:value-type="float" office:value="32.9606" calcext:value-type="float">
            <text:p>32.9606</text:p>
          </table:table-cell>
          <table:table-cell office:value-type="string" calcext:value-type="string">
            <text:p>VisS</text:p>
          </table:table-cell>
          <table:table-cell office:value-type="float" office:value="2.755" calcext:value-type="float">
            <text:p>2.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3825.25+250125.9</text:p>
          </table:table-cell>
          <table:table-cell office:value-type="float" office:value="204.60524" calcext:value-type="float">
            <text:p>204.60524</text:p>
          </table:table-cell>
          <table:table-cell office:value-type="float" office:value="25.02386" calcext:value-type="float">
            <text:p>25.02386</text:p>
          </table:table-cell>
          <table:table-cell office:value-type="string" calcext:value-type="string">
            <text:p>*</text:p>
          </table:table-cell>
          <table:table-cell office:value-type="float" office:value="2.755" calcext:value-type="float">
            <text:p>2.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24+396</text:p>
          </table:table-cell>
          <table:table-cell office:value-type="float" office:value="112.04292" calcext:value-type="float">
            <text:p>112.04292</text:p>
          </table:table-cell>
          <table:table-cell office:value-type="float" office:value="39.50778" calcext:value-type="float">
            <text:p>39.50778</text:p>
          </table:table-cell>
          <table:table-cell office:value-type="string" calcext:value-type="string">
            <text:p>QSO</text:p>
          </table:table-cell>
          <table:table-cell office:value-type="float" office:value="2.753" calcext:value-type="float">
            <text:p>2.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08+25A</text:p>
          </table:table-cell>
          <table:table-cell office:value-type="float" office:value="137.73015" calcext:value-type="float">
            <text:p>137.73015</text:p>
          </table:table-cell>
          <table:table-cell office:value-type="float" office:value="25.65597" calcext:value-type="float">
            <text:p>25.65597</text:p>
          </table:table-cell>
          <table:table-cell office:value-type="string" calcext:value-type="string">
            <text:p>QSO</text:p>
          </table:table-cell>
          <table:table-cell office:value-type="float" office:value="2.752965" calcext:value-type="float">
            <text:p>2.752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51+408</text:p>
          </table:table-cell>
          <table:table-cell office:value-type="float" office:value="238.31569" calcext:value-type="float">
            <text:p>238.31569</text:p>
          </table:table-cell>
          <table:table-cell office:value-type="float" office:value="40.65745" calcext:value-type="float">
            <text:p>40.65745</text:p>
          </table:table-cell>
          <table:table-cell office:value-type="string" calcext:value-type="string">
            <text:p>QSO</text:p>
          </table:table-cell>
          <table:table-cell office:value-type="float" office:value="2.752871" calcext:value-type="float">
            <text:p>2.752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5+27</text:p>
          </table:table-cell>
          <table:table-cell office:value-type="float" office:value="162.12588" calcext:value-type="float">
            <text:p>162.12588</text:p>
          </table:table-cell>
          <table:table-cell office:value-type="float" office:value="26.96898" calcext:value-type="float">
            <text:p>26.96898</text:p>
          </table:table-cell>
          <table:table-cell office:value-type="string" calcext:value-type="string">
            <text:p>QSO</text:p>
          </table:table-cell>
          <table:table-cell office:value-type="float" office:value="2.75202" calcext:value-type="float">
            <text:p>2.75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129.74+255732.3</text:p>
          </table:table-cell>
          <table:table-cell office:value-type="float" office:value="115.37392" calcext:value-type="float">
            <text:p>115.37392</text:p>
          </table:table-cell>
          <table:table-cell office:value-type="float" office:value="25.95896" calcext:value-type="float">
            <text:p>25.95896</text:p>
          </table:table-cell>
          <table:table-cell office:value-type="string" calcext:value-type="string">
            <text:p>QSO</text:p>
          </table:table-cell>
          <table:table-cell office:value-type="float" office:value="2.7425" calcext:value-type="float">
            <text:p>2.7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653.13+062557.0</text:p>
          </table:table-cell>
          <table:table-cell office:value-type="float" office:value="171.72144" calcext:value-type="float">
            <text:p>171.72144</text:p>
          </table:table-cell>
          <table:table-cell office:value-type="float" office:value="6.43248" calcext:value-type="float">
            <text:p>6.43248</text:p>
          </table:table-cell>
          <table:table-cell office:value-type="string" calcext:value-type="string">
            <text:p>VisS</text:p>
          </table:table-cell>
          <table:table-cell office:value-type="float" office:value="2.741399" calcext:value-type="float">
            <text:p>2.7413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523.26+240512.5</text:p>
          </table:table-cell>
          <table:table-cell office:value-type="float" office:value="143.84697" calcext:value-type="float">
            <text:p>143.84697</text:p>
          </table:table-cell>
          <table:table-cell office:value-type="float" office:value="24.08676" calcext:value-type="float">
            <text:p>24.08676</text:p>
          </table:table-cell>
          <table:table-cell office:value-type="string" calcext:value-type="string">
            <text:p>QSO</text:p>
          </table:table-cell>
          <table:table-cell office:value-type="float" office:value="2.740888" calcext:value-type="float">
            <text:p>2.740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116.93+400822.7</text:p>
          </table:table-cell>
          <table:table-cell office:value-type="float" office:value="177.82054" calcext:value-type="float">
            <text:p>177.82054</text:p>
          </table:table-cell>
          <table:table-cell office:value-type="float" office:value="40.1395" calcext:value-type="float">
            <text:p>40.1395</text:p>
          </table:table-cell>
          <table:table-cell office:value-type="string" calcext:value-type="string">
            <text:p>QSO</text:p>
          </table:table-cell>
          <table:table-cell office:value-type="float" office:value="2.74" calcext:value-type="float">
            <text:p>2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759.06+420856.0</text:p>
          </table:table-cell>
          <table:table-cell office:value-type="float" office:value="236.99601" calcext:value-type="float">
            <text:p>236.99601</text:p>
          </table:table-cell>
          <table:table-cell office:value-type="float" office:value="42.14877" calcext:value-type="float">
            <text:p>42.14877</text:p>
          </table:table-cell>
          <table:table-cell office:value-type="string" calcext:value-type="string">
            <text:p>QSO</text:p>
          </table:table-cell>
          <table:table-cell office:value-type="float" office:value="2.739493" calcext:value-type="float">
            <text:p>2.739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2.25</text:p>
          </table:table-cell>
          <table:table-cell office:value-type="float" office:value="181.15333" calcext:value-type="float">
            <text:p>181.15333</text:p>
          </table:table-cell>
          <table:table-cell office:value-type="float" office:value="52.47827" calcext:value-type="float">
            <text:p>52.47827</text:p>
          </table:table-cell>
          <table:table-cell office:value-type="string" calcext:value-type="string">
            <text:p>QSO</text:p>
          </table:table-cell>
          <table:table-cell office:value-type="float" office:value="2.735932" calcext:value-type="float">
            <text:p>2.7359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537.50+184443.3</text:p>
          </table:table-cell>
          <table:table-cell office:value-type="float" office:value="221.40633" calcext:value-type="float">
            <text:p>221.40633</text:p>
          </table:table-cell>
          <table:table-cell office:value-type="float" office:value="18.74542" calcext:value-type="float">
            <text:p>18.74542</text:p>
          </table:table-cell>
          <table:table-cell office:value-type="string" calcext:value-type="string">
            <text:p>*</text:p>
          </table:table-cell>
          <table:table-cell office:value-type="float" office:value="2.733303" calcext:value-type="float">
            <text:p>2.7333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55+348</text:p>
          </table:table-cell>
          <table:table-cell office:value-type="float" office:value="224.48876" calcext:value-type="float">
            <text:p>224.48876</text:p>
          </table:table-cell>
          <table:table-cell office:value-type="float" office:value="34.664" calcext:value-type="float">
            <text:p>34.664</text:p>
          </table:table-cell>
          <table:table-cell office:value-type="string" calcext:value-type="string">
            <text:p>QSO</text:p>
          </table:table-cell>
          <table:table-cell office:value-type="float" office:value="2.732" calcext:value-type="float">
            <text:p>2.7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637.45+290043.3</text:p>
          </table:table-cell>
          <table:table-cell office:value-type="float" office:value="206.656" calcext:value-type="float">
            <text:p>206.656</text:p>
          </table:table-cell>
          <table:table-cell office:value-type="float" office:value="29.01178" calcext:value-type="float">
            <text:p>29.01178</text:p>
          </table:table-cell>
          <table:table-cell office:value-type="string" calcext:value-type="string">
            <text:p>QSO</text:p>
          </table:table-cell>
          <table:table-cell office:value-type="float" office:value="2.721" calcext:value-type="float">
            <text:p>2.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435.25+040852.2</text:p>
          </table:table-cell>
          <table:table-cell office:value-type="float" office:value="153.64687" calcext:value-type="float">
            <text:p>153.64687</text:p>
          </table:table-cell>
          <table:table-cell office:value-type="float" office:value="4.14787" calcext:value-type="float">
            <text:p>4.14787</text:p>
          </table:table-cell>
          <table:table-cell office:value-type="string" calcext:value-type="string">
            <text:p>*</text:p>
          </table:table-cell>
          <table:table-cell office:value-type="float" office:value="2.717892" calcext:value-type="float">
            <text:p>2.717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423.75+195903.1</text:p>
          </table:table-cell>
          <table:table-cell office:value-type="float" office:value="123.599" calcext:value-type="float">
            <text:p>123.599</text:p>
          </table:table-cell>
          <table:table-cell office:value-type="float" office:value="19.98435" calcext:value-type="float">
            <text:p>19.98435</text:p>
          </table:table-cell>
          <table:table-cell office:value-type="string" calcext:value-type="string">
            <text:p>*</text:p>
          </table:table-cell>
          <table:table-cell office:value-type="float" office:value="2.715" calcext:value-type="float">
            <text:p>2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18+32</text:p>
          </table:table-cell>
          <table:table-cell office:value-type="float" office:value="155.41468" calcext:value-type="float">
            <text:p>155.41468</text:p>
          </table:table-cell>
          <table:table-cell office:value-type="float" office:value="32.46058" calcext:value-type="float">
            <text:p>32.46058</text:p>
          </table:table-cell>
          <table:table-cell office:value-type="string" calcext:value-type="string">
            <text:p>QSO</text:p>
          </table:table-cell>
          <table:table-cell office:value-type="float" office:value="2.715" calcext:value-type="float">
            <text:p>2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908.90+282435.2</text:p>
          </table:table-cell>
          <table:table-cell office:value-type="float" office:value="177.28711" calcext:value-type="float">
            <text:p>177.28711</text:p>
          </table:table-cell>
          <table:table-cell office:value-type="float" office:value="28.40969" calcext:value-type="float">
            <text:p>28.40969</text:p>
          </table:table-cell>
          <table:table-cell office:value-type="string" calcext:value-type="string">
            <text:p>VisS</text:p>
          </table:table-cell>
          <table:table-cell office:value-type="float" office:value="2.715" calcext:value-type="float">
            <text:p>2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521.36+033945.2</text:p>
          </table:table-cell>
          <table:table-cell office:value-type="float" office:value="186.33905" calcext:value-type="float">
            <text:p>186.33905</text:p>
          </table:table-cell>
          <table:table-cell office:value-type="float" office:value="3.66257" calcext:value-type="float">
            <text:p>3.66257</text:p>
          </table:table-cell>
          <table:table-cell office:value-type="string" calcext:value-type="string">
            <text:p>QSO</text:p>
          </table:table-cell>
          <table:table-cell office:value-type="float" office:value="2.715" calcext:value-type="float">
            <text:p>2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206.57+370138.6</text:p>
          </table:table-cell>
          <table:table-cell office:value-type="float" office:value="190.52742" calcext:value-type="float">
            <text:p>190.52742</text:p>
          </table:table-cell>
          <table:table-cell office:value-type="float" office:value="37.02748" calcext:value-type="float">
            <text:p>37.02748</text:p>
          </table:table-cell>
          <table:table-cell office:value-type="string" calcext:value-type="string">
            <text:p>QSO</text:p>
          </table:table-cell>
          <table:table-cell office:value-type="float" office:value="2.71037" calcext:value-type="float">
            <text:p>2.71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513.14+065433.7</text:p>
          </table:table-cell>
          <table:table-cell office:value-type="float" office:value="226.30471" calcext:value-type="float">
            <text:p>226.30471</text:p>
          </table:table-cell>
          <table:table-cell office:value-type="float" office:value="6.90933" calcext:value-type="float">
            <text:p>6.90933</text:p>
          </table:table-cell>
          <table:table-cell office:value-type="string" calcext:value-type="string">
            <text:p>*</text:p>
          </table:table-cell>
          <table:table-cell office:value-type="float" office:value="2.7101" calcext:value-type="float">
            <text:p>2.7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04+141</text:p>
          </table:table-cell>
          <table:table-cell office:value-type="float" office:value="151.92291" calcext:value-type="float">
            <text:p>151.92291</text:p>
          </table:table-cell>
          <table:table-cell office:value-type="float" office:value="13.94156" calcext:value-type="float">
            <text:p>13.94156</text:p>
          </table:table-cell>
          <table:table-cell office:value-type="string" calcext:value-type="string">
            <text:p>QSO</text:p>
          </table:table-cell>
          <table:table-cell office:value-type="float" office:value="2.707" calcext:value-type="float">
            <text:p>2.7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249.18+181847.2</text:p>
          </table:table-cell>
          <table:table-cell office:value-type="float" office:value="178.20496" calcext:value-type="float">
            <text:p>178.20496</text:p>
          </table:table-cell>
          <table:table-cell office:value-type="float" office:value="18.31301" calcext:value-type="float">
            <text:p>18.31301</text:p>
          </table:table-cell>
          <table:table-cell office:value-type="string" calcext:value-type="string">
            <text:p>QSO</text:p>
          </table:table-cell>
          <table:table-cell office:value-type="float" office:value="2.706699" calcext:value-type="float">
            <text:p>2.7066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301.61+353133.4</text:p>
          </table:table-cell>
          <table:table-cell office:value-type="float" office:value="128.25691" calcext:value-type="float">
            <text:p>128.25691</text:p>
          </table:table-cell>
          <table:table-cell office:value-type="float" office:value="35.52602" calcext:value-type="float">
            <text:p>35.52602</text:p>
          </table:table-cell>
          <table:table-cell office:value-type="string" calcext:value-type="string">
            <text:p>QSO</text:p>
          </table:table-cell>
          <table:table-cell office:value-type="float" office:value="2.703101" calcext:value-type="float">
            <text:p>2.703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724.23+310451.3</text:p>
          </table:table-cell>
          <table:table-cell office:value-type="float" office:value="139.35106" calcext:value-type="float">
            <text:p>139.35106</text:p>
          </table:table-cell>
          <table:table-cell office:value-type="float" office:value="31.08107" calcext:value-type="float">
            <text:p>31.08107</text:p>
          </table:table-cell>
          <table:table-cell office:value-type="string" calcext:value-type="string">
            <text:p>QSO</text:p>
          </table:table-cell>
          <table:table-cell office:value-type="float" office:value="2.698157" calcext:value-type="float">
            <text:p>2.698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27.46+485049.9</text:p>
          </table:table-cell>
          <table:table-cell office:value-type="float" office:value="136.36443" calcext:value-type="float">
            <text:p>136.36443</text:p>
          </table:table-cell>
          <table:table-cell office:value-type="float" office:value="48.84721" calcext:value-type="float">
            <text:p>48.84721</text:p>
          </table:table-cell>
          <table:table-cell office:value-type="string" calcext:value-type="string">
            <text:p>QSO</text:p>
          </table:table-cell>
          <table:table-cell office:value-type="float" office:value="2.696567" calcext:value-type="float">
            <text:p>2.696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757.62+073901.7</text:p>
          </table:table-cell>
          <table:table-cell office:value-type="float" office:value="241.99021" calcext:value-type="float">
            <text:p>241.99021</text:p>
          </table:table-cell>
          <table:table-cell office:value-type="float" office:value="7.65058" calcext:value-type="float">
            <text:p>7.65058</text:p>
          </table:table-cell>
          <table:table-cell office:value-type="string" calcext:value-type="string">
            <text:p>*</text:p>
          </table:table-cell>
          <table:table-cell office:value-type="float" office:value="2.695894" calcext:value-type="float">
            <text:p>2.695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549.05+245257.6</text:p>
          </table:table-cell>
          <table:table-cell office:value-type="float" office:value="208.95448" calcext:value-type="float">
            <text:p>208.95448</text:p>
          </table:table-cell>
          <table:table-cell office:value-type="float" office:value="24.88265" calcext:value-type="float">
            <text:p>24.88265</text:p>
          </table:table-cell>
          <table:table-cell office:value-type="string" calcext:value-type="string">
            <text:p>*</text:p>
          </table:table-cell>
          <table:table-cell office:value-type="float" office:value="2.695" calcext:value-type="float">
            <text:p>2.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554.12+443137.5</text:p>
          </table:table-cell>
          <table:table-cell office:value-type="float" office:value="223.97557" calcext:value-type="float">
            <text:p>223.97557</text:p>
          </table:table-cell>
          <table:table-cell office:value-type="float" office:value="44.52713" calcext:value-type="float">
            <text:p>44.52713</text:p>
          </table:table-cell>
          <table:table-cell office:value-type="string" calcext:value-type="string">
            <text:p>QSO</text:p>
          </table:table-cell>
          <table:table-cell office:value-type="float" office:value="2.688807" calcext:value-type="float">
            <text:p>2.6888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30+257</text:p>
          </table:table-cell>
          <table:table-cell office:value-type="float" office:value="113.2866" calcext:value-type="float">
            <text:p>113.2866</text:p>
          </table:table-cell>
          <table:table-cell office:value-type="float" office:value="25.60696" calcext:value-type="float">
            <text:p>25.60696</text:p>
          </table:table-cell>
          <table:table-cell office:value-type="string" calcext:value-type="string">
            <text:p>QSO</text:p>
          </table:table-cell>
          <table:table-cell office:value-type="float" office:value="2.686" calcext:value-type="float">
            <text:p>2.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3221.0+264353</text:p>
          </table:table-cell>
          <table:table-cell office:value-type="float" office:value="248.08773" calcext:value-type="float">
            <text:p>248.08773</text:p>
          </table:table-cell>
          <table:table-cell office:value-type="float" office:value="26.73151" calcext:value-type="float">
            <text:p>26.73151</text:p>
          </table:table-cell>
          <table:table-cell office:value-type="string" calcext:value-type="string">
            <text:p>QSO</text:p>
          </table:table-cell>
          <table:table-cell office:value-type="float" office:value="2.683038" calcext:value-type="float">
            <text:p>2.683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5538.83+110643.5</text:p>
          </table:table-cell>
          <table:table-cell office:value-type="float" office:value="238.91182" calcext:value-type="float">
            <text:p>238.91182</text:p>
          </table:table-cell>
          <table:table-cell office:value-type="float" office:value="11.1121" calcext:value-type="float">
            <text:p>11.1121</text:p>
          </table:table-cell>
          <table:table-cell office:value-type="string" calcext:value-type="string">
            <text:p>QSO</text:p>
          </table:table-cell>
          <table:table-cell office:value-type="float" office:value="2.6764" calcext:value-type="float">
            <text:p>2.6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58+120</text:p>
          </table:table-cell>
          <table:table-cell office:value-type="float" office:value="120.25202" calcext:value-type="float">
            <text:p>120.25202</text:p>
          </table:table-cell>
          <table:table-cell office:value-type="float" office:value="11.88989" calcext:value-type="float">
            <text:p>11.88989</text:p>
          </table:table-cell>
          <table:table-cell office:value-type="string" calcext:value-type="string">
            <text:p>QSO</text:p>
          </table:table-cell>
          <table:table-cell office:value-type="float" office:value="2.67163" calcext:value-type="float">
            <text:p>2.67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3542.90+070157.9</text:p>
          </table:table-cell>
          <table:table-cell office:value-type="float" office:value="128.92876" calcext:value-type="float">
            <text:p>128.92876</text:p>
          </table:table-cell>
          <table:table-cell office:value-type="float" office:value="7.03277" calcext:value-type="float">
            <text:p>7.03277</text:p>
          </table:table-cell>
          <table:table-cell office:value-type="string" calcext:value-type="string">
            <text:p>*</text:p>
          </table:table-cell>
          <table:table-cell office:value-type="float" office:value="2.670567" calcext:value-type="float">
            <text:p>2.670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523.73+303836.9</text:p>
          </table:table-cell>
          <table:table-cell office:value-type="float" office:value="241.34875" calcext:value-type="float">
            <text:p>241.34875</text:p>
          </table:table-cell>
          <table:table-cell office:value-type="float" office:value="30.64367" calcext:value-type="float">
            <text:p>30.64367</text:p>
          </table:table-cell>
          <table:table-cell office:value-type="string" calcext:value-type="string">
            <text:p>QSO</text:p>
          </table:table-cell>
          <table:table-cell office:value-type="float" office:value="2.67" calcext:value-type="float">
            <text:p>2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1042.12+224835.5</text:p>
          </table:table-cell>
          <table:table-cell office:value-type="float" office:value="137.67555" calcext:value-type="float">
            <text:p>137.67555</text:p>
          </table:table-cell>
          <table:table-cell office:value-type="float" office:value="22.80988" calcext:value-type="float">
            <text:p>22.80988</text:p>
          </table:table-cell>
          <table:table-cell office:value-type="string" calcext:value-type="string">
            <text:p>QSO</text:p>
          </table:table-cell>
          <table:table-cell office:value-type="float" office:value="2.661" calcext:value-type="float">
            <text:p>2.6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4257.58+074850.5</text:p>
          </table:table-cell>
          <table:table-cell office:value-type="float" office:value="160.73995" calcext:value-type="float">
            <text:p>160.73995</text:p>
          </table:table-cell>
          <table:table-cell office:value-type="float" office:value="7.81404" calcext:value-type="float">
            <text:p>7.81404</text:p>
          </table:table-cell>
          <table:table-cell office:value-type="string" calcext:value-type="string">
            <text:p>QSO</text:p>
          </table:table-cell>
          <table:table-cell office:value-type="float" office:value="2.660536" calcext:value-type="float">
            <text:p>2.660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0+26</text:p>
          </table:table-cell>
          <table:table-cell office:value-type="float" office:value="240.53501" calcext:value-type="float">
            <text:p>240.53501</text:p>
          </table:table-cell>
          <table:table-cell office:value-type="float" office:value="26.17294" calcext:value-type="float">
            <text:p>26.17294</text:p>
          </table:table-cell>
          <table:table-cell office:value-type="string" calcext:value-type="string">
            <text:p>VisS</text:p>
          </table:table-cell>
          <table:table-cell office:value-type="float" office:value="2.6602" calcext:value-type="float">
            <text:p>2.66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017.38+073213.1</text:p>
          </table:table-cell>
          <table:table-cell office:value-type="float" office:value="172.57243" calcext:value-type="float">
            <text:p>172.57243</text:p>
          </table:table-cell>
          <table:table-cell office:value-type="float" office:value="7.53695" calcext:value-type="float">
            <text:p>7.53695</text:p>
          </table:table-cell>
          <table:table-cell office:value-type="string" calcext:value-type="string">
            <text:p>QSO</text:p>
          </table:table-cell>
          <table:table-cell office:value-type="float" office:value="2.659036" calcext:value-type="float">
            <text:p>2.6590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905.78+500926.4</text:p>
          </table:table-cell>
          <table:table-cell office:value-type="float" office:value="202.27418" calcext:value-type="float">
            <text:p>202.27418</text:p>
          </table:table-cell>
          <table:table-cell office:value-type="float" office:value="50.15733" calcext:value-type="float">
            <text:p>50.15733</text:p>
          </table:table-cell>
          <table:table-cell office:value-type="string" calcext:value-type="string">
            <text:p>QSO</text:p>
          </table:table-cell>
          <table:table-cell office:value-type="float" office:value="2.654" calcext:value-type="float">
            <text:p>2.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909.65+093810.0</text:p>
          </table:table-cell>
          <table:table-cell office:value-type="float" office:value="187.29017" calcext:value-type="float">
            <text:p>187.29017</text:p>
          </table:table-cell>
          <table:table-cell office:value-type="float" office:value="9.63614" calcext:value-type="float">
            <text:p>9.63614</text:p>
          </table:table-cell>
          <table:table-cell office:value-type="string" calcext:value-type="string">
            <text:p>QSO</text:p>
          </table:table-cell>
          <table:table-cell office:value-type="float" office:value="2.653978" calcext:value-type="float">
            <text:p>2.653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4+348</text:p>
          </table:table-cell>
          <table:table-cell office:value-type="float" office:value="184.31337" calcext:value-type="float">
            <text:p>184.31337</text:p>
          </table:table-cell>
          <table:table-cell office:value-type="float" office:value="34.59385" calcext:value-type="float">
            <text:p>34.59385</text:p>
          </table:table-cell>
          <table:table-cell office:value-type="string" calcext:value-type="string">
            <text:p>QSO</text:p>
          </table:table-cell>
          <table:table-cell office:value-type="float" office:value="2.651363" calcext:value-type="float">
            <text:p>2.6513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4229.1+381111</text:p>
          </table:table-cell>
          <table:table-cell office:value-type="float" office:value="160.62158" calcext:value-type="float">
            <text:p>160.62158</text:p>
          </table:table-cell>
          <table:table-cell office:value-type="float" office:value="38.18647" calcext:value-type="float">
            <text:p>38.18647</text:p>
          </table:table-cell>
          <table:table-cell office:value-type="string" calcext:value-type="string">
            <text:p>QSO</text:p>
          </table:table-cell>
          <table:table-cell office:value-type="float" office:value="2.644243" calcext:value-type="float">
            <text:p>2.644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720.82+293539.0</text:p>
          </table:table-cell>
          <table:table-cell office:value-type="float" office:value="174.337" calcext:value-type="float">
            <text:p>174.337</text:p>
          </table:table-cell>
          <table:table-cell office:value-type="float" office:value="29.59419" calcext:value-type="float">
            <text:p>29.59419</text:p>
          </table:table-cell>
          <table:table-cell office:value-type="string" calcext:value-type="string">
            <text:p>QSO</text:p>
          </table:table-cell>
          <table:table-cell office:value-type="float" office:value="2.644" calcext:value-type="float">
            <text:p>2.6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727.77+173354.8</text:p>
          </table:table-cell>
          <table:table-cell office:value-type="float" office:value="151.86577" calcext:value-type="float">
            <text:p>151.86577</text:p>
          </table:table-cell>
          <table:table-cell office:value-type="float" office:value="17.56522" calcext:value-type="float">
            <text:p>17.56522</text:p>
          </table:table-cell>
          <table:table-cell office:value-type="string" calcext:value-type="string">
            <text:p>QSO</text:p>
          </table:table-cell>
          <table:table-cell office:value-type="float" office:value="2.6429" calcext:value-type="float">
            <text:p>2.6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116+603</text:p>
          </table:table-cell>
          <table:table-cell office:value-type="float" office:value="169.80977" calcext:value-type="float">
            <text:p>169.80977</text:p>
          </table:table-cell>
          <table:table-cell office:value-type="float" office:value="60.08256" calcext:value-type="float">
            <text:p>60.08256</text:p>
          </table:table-cell>
          <table:table-cell office:value-type="string" calcext:value-type="string">
            <text:p>QSO</text:p>
          </table:table-cell>
          <table:table-cell office:value-type="float" office:value="2.641459" calcext:value-type="float">
            <text:p>2.6414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302.2+352605</text:p>
          </table:table-cell>
          <table:table-cell office:value-type="float" office:value="153.25959" calcext:value-type="float">
            <text:p>153.25959</text:p>
          </table:table-cell>
          <table:table-cell office:value-type="float" office:value="35.43492" calcext:value-type="float">
            <text:p>35.43492</text:p>
          </table:table-cell>
          <table:table-cell office:value-type="string" calcext:value-type="string">
            <text:p>QSO</text:p>
          </table:table-cell>
          <table:table-cell office:value-type="float" office:value="2.637659" calcext:value-type="float">
            <text:p>2.6376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431.77+025753.6</text:p>
          </table:table-cell>
          <table:table-cell office:value-type="float" office:value="221.13237" calcext:value-type="float">
            <text:p>221.13237</text:p>
          </table:table-cell>
          <table:table-cell office:value-type="float" office:value="2.96486" calcext:value-type="float">
            <text:p>2.96486</text:p>
          </table:table-cell>
          <table:table-cell office:value-type="string" calcext:value-type="string">
            <text:p>*</text:p>
          </table:table-cell>
          <table:table-cell office:value-type="float" office:value="2.625" calcext:value-type="float">
            <text:p>2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228.79+155652.2</text:p>
          </table:table-cell>
          <table:table-cell office:value-type="float" office:value="238.11997" calcext:value-type="float">
            <text:p>238.11997</text:p>
          </table:table-cell>
          <table:table-cell office:value-type="float" office:value="15.94803" calcext:value-type="float">
            <text:p>15.94803</text:p>
          </table:table-cell>
          <table:table-cell office:value-type="string" calcext:value-type="string">
            <text:p>*</text:p>
          </table:table-cell>
          <table:table-cell office:value-type="float" office:value="2.625" calcext:value-type="float">
            <text:p>2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742+10</text:p>
          </table:table-cell>
          <table:table-cell office:value-type="float" office:value="116.38775" calcext:value-type="float">
            <text:p>116.38775</text:p>
          </table:table-cell>
          <table:table-cell office:value-type="float" office:value="10.18686" calcext:value-type="float">
            <text:p>10.18686</text:p>
          </table:table-cell>
          <table:table-cell office:value-type="string" calcext:value-type="string">
            <text:p>G</text:p>
          </table:table-cell>
          <table:table-cell office:value-type="float" office:value="2.624" calcext:value-type="float">
            <text:p>2.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858.57+044347.9</text:p>
          </table:table-cell>
          <table:table-cell office:value-type="float" office:value="164.74408" calcext:value-type="float">
            <text:p>164.74408</text:p>
          </table:table-cell>
          <table:table-cell office:value-type="float" office:value="4.72994" calcext:value-type="float">
            <text:p>4.72994</text:p>
          </table:table-cell>
          <table:table-cell office:value-type="string" calcext:value-type="string">
            <text:p>QSO</text:p>
          </table:table-cell>
          <table:table-cell office:value-type="float" office:value="2.622423" calcext:value-type="float">
            <text:p>2.6224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414.77+610455.1</text:p>
          </table:table-cell>
          <table:table-cell office:value-type="float" office:value="148.56157" calcext:value-type="float">
            <text:p>148.56157</text:p>
          </table:table-cell>
          <table:table-cell office:value-type="float" office:value="61.08201" calcext:value-type="float">
            <text:p>61.08201</text:p>
          </table:table-cell>
          <table:table-cell office:value-type="string" calcext:value-type="string">
            <text:p>QSO</text:p>
          </table:table-cell>
          <table:table-cell office:value-type="float" office:value="2.62173" calcext:value-type="float">
            <text:p>2.62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1+39</text:p>
          </table:table-cell>
          <table:table-cell office:value-type="float" office:value="123.62786" calcext:value-type="float">
            <text:p>123.62786</text:p>
          </table:table-cell>
          <table:table-cell office:value-type="float" office:value="38.97678" calcext:value-type="float">
            <text:p>38.97678</text:p>
          </table:table-cell>
          <table:table-cell office:value-type="string" calcext:value-type="string">
            <text:p>G</text:p>
          </table:table-cell>
          <table:table-cell office:value-type="float" office:value="2.621" calcext:value-type="float">
            <text:p>2.6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9.28</text:p>
          </table:table-cell>
          <table:table-cell office:value-type="float" office:value="124.27455" calcext:value-type="float">
            <text:p>124.27455</text:p>
          </table:table-cell>
          <table:table-cell office:value-type="float" office:value="29.30358" calcext:value-type="float">
            <text:p>29.30358</text:p>
          </table:table-cell>
          <table:table-cell office:value-type="string" calcext:value-type="string">
            <text:p>QSO</text:p>
          </table:table-cell>
          <table:table-cell office:value-type="float" office:value="2.617" calcext:value-type="float">
            <text:p>2.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046.57+622909.1</text:p>
          </table:table-cell>
          <table:table-cell office:value-type="float" office:value="197.694" calcext:value-type="float">
            <text:p>197.694</text:p>
          </table:table-cell>
          <table:table-cell office:value-type="float" office:value="62.48585" calcext:value-type="float">
            <text:p>62.48585</text:p>
          </table:table-cell>
          <table:table-cell office:value-type="string" calcext:value-type="string">
            <text:p>QSO</text:p>
          </table:table-cell>
          <table:table-cell office:value-type="float" office:value="2.61342" calcext:value-type="float">
            <text:p>2.613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107.61+310751.1</text:p>
          </table:table-cell>
          <table:table-cell office:value-type="float" office:value="125.28172" calcext:value-type="float">
            <text:p>125.28172</text:p>
          </table:table-cell>
          <table:table-cell office:value-type="float" office:value="31.13087" calcext:value-type="float">
            <text:p>31.13087</text:p>
          </table:table-cell>
          <table:table-cell office:value-type="string" calcext:value-type="string">
            <text:p>QSO</text:p>
          </table:table-cell>
          <table:table-cell office:value-type="float" office:value="2.613373" calcext:value-type="float">
            <text:p>2.613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759.43+632803.2</text:p>
          </table:table-cell>
          <table:table-cell office:value-type="float" office:value="146.99757" calcext:value-type="float">
            <text:p>146.99757</text:p>
          </table:table-cell>
          <table:table-cell office:value-type="float" office:value="63.46753" calcext:value-type="float">
            <text:p>63.46753</text:p>
          </table:table-cell>
          <table:table-cell office:value-type="string" calcext:value-type="string">
            <text:p>QSO</text:p>
          </table:table-cell>
          <table:table-cell office:value-type="float" office:value="2.611597" calcext:value-type="float">
            <text:p>2.6115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031.16+091028.1</text:p>
          </table:table-cell>
          <table:table-cell office:value-type="float" office:value="222.62987" calcext:value-type="float">
            <text:p>222.62987</text:p>
          </table:table-cell>
          <table:table-cell office:value-type="float" office:value="9.17443" calcext:value-type="float">
            <text:p>9.17443</text:p>
          </table:table-cell>
          <table:table-cell office:value-type="string" calcext:value-type="string">
            <text:p>QSO</text:p>
          </table:table-cell>
          <table:table-cell office:value-type="float" office:value="2.611" calcext:value-type="float">
            <text:p>2.6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428.01+234108.1</text:p>
          </table:table-cell>
          <table:table-cell office:value-type="float" office:value="126.11676" calcext:value-type="float">
            <text:p>126.11676</text:p>
          </table:table-cell>
          <table:table-cell office:value-type="float" office:value="23.68554" calcext:value-type="float">
            <text:p>23.68554</text:p>
          </table:table-cell>
          <table:table-cell office:value-type="string" calcext:value-type="string">
            <text:p>QSO</text:p>
          </table:table-cell>
          <table:table-cell office:value-type="float" office:value="2.61084" calcext:value-type="float">
            <text:p>2.61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223.16+195946.1</text:p>
          </table:table-cell>
          <table:table-cell office:value-type="float" office:value="188.09654" calcext:value-type="float">
            <text:p>188.09654</text:p>
          </table:table-cell>
          <table:table-cell office:value-type="float" office:value="19.99608" calcext:value-type="float">
            <text:p>19.99608</text:p>
          </table:table-cell>
          <table:table-cell office:value-type="string" calcext:value-type="string">
            <text:p>QSO</text:p>
          </table:table-cell>
          <table:table-cell office:value-type="float" office:value="2.6096" calcext:value-type="float">
            <text:p>2.6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1732.5+330538</text:p>
          </table:table-cell>
          <table:table-cell office:value-type="float" office:value="184.38558" calcext:value-type="float">
            <text:p>184.38558</text:p>
          </table:table-cell>
          <table:table-cell office:value-type="float" office:value="33.09389" calcext:value-type="float">
            <text:p>33.09389</text:p>
          </table:table-cell>
          <table:table-cell office:value-type="string" calcext:value-type="string">
            <text:p>QSO</text:p>
          </table:table-cell>
          <table:table-cell office:value-type="float" office:value="2.606" calcext:value-type="float">
            <text:p>2.6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4155.72+511546.8</text:p>
          </table:table-cell>
          <table:table-cell office:value-type="float" office:value="250.4822" calcext:value-type="float">
            <text:p>250.4822</text:p>
          </table:table-cell>
          <table:table-cell office:value-type="float" office:value="51.26301" calcext:value-type="float">
            <text:p>51.26301</text:p>
          </table:table-cell>
          <table:table-cell office:value-type="string" calcext:value-type="string">
            <text:p>*</text:p>
          </table:table-cell>
          <table:table-cell office:value-type="float" office:value="2.605" calcext:value-type="float">
            <text:p>2.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930.64+264549.3</text:p>
          </table:table-cell>
          <table:table-cell office:value-type="float" office:value="149.87794" calcext:value-type="float">
            <text:p>149.87794</text:p>
          </table:table-cell>
          <table:table-cell office:value-type="float" office:value="26.76394" calcext:value-type="float">
            <text:p>26.76394</text:p>
          </table:table-cell>
          <table:table-cell office:value-type="string" calcext:value-type="string">
            <text:p>QSO</text:p>
          </table:table-cell>
          <table:table-cell office:value-type="float" office:value="2.60162" calcext:value-type="float">
            <text:p>2.60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224.30+511012.5</text:p>
          </table:table-cell>
          <table:table-cell office:value-type="float" office:value="205.60131" calcext:value-type="float">
            <text:p>205.60131</text:p>
          </table:table-cell>
          <table:table-cell office:value-type="float" office:value="51.17012" calcext:value-type="float">
            <text:p>51.17012</text:p>
          </table:table-cell>
          <table:table-cell office:value-type="string" calcext:value-type="string">
            <text:p>QSO</text:p>
          </table:table-cell>
          <table:table-cell office:value-type="float" office:value="2.59851" calcext:value-type="float">
            <text:p>2.59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4391201+1117407</text:p>
          </table:table-cell>
          <table:table-cell office:value-type="float" office:value="219.80018" calcext:value-type="float">
            <text:p>219.80018</text:p>
          </table:table-cell>
          <table:table-cell office:value-type="float" office:value="11.2946" calcext:value-type="float">
            <text:p>11.2946</text:p>
          </table:table-cell>
          <table:table-cell office:value-type="string" calcext:value-type="string">
            <text:p>QSO</text:p>
          </table:table-cell>
          <table:table-cell office:value-type="float" office:value="2.591847" calcext:value-type="float">
            <text:p>2.591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041.18+185958.8</text:p>
          </table:table-cell>
          <table:table-cell office:value-type="float" office:value="142.67162" calcext:value-type="float">
            <text:p>142.67162</text:p>
          </table:table-cell>
          <table:table-cell office:value-type="float" office:value="18.9997" calcext:value-type="float">
            <text:p>18.9997</text:p>
          </table:table-cell>
          <table:table-cell office:value-type="string" calcext:value-type="string">
            <text:p>*</text:p>
          </table:table-cell>
          <table:table-cell office:value-type="float" office:value="2.585" calcext:value-type="float">
            <text:p>2.5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415.73+490821.3</text:p>
          </table:table-cell>
          <table:table-cell office:value-type="float" office:value="143.56568" calcext:value-type="float">
            <text:p>143.56568</text:p>
          </table:table-cell>
          <table:table-cell office:value-type="float" office:value="49.13937" calcext:value-type="float">
            <text:p>49.13937</text:p>
          </table:table-cell>
          <table:table-cell office:value-type="string" calcext:value-type="string">
            <text:p>QSO</text:p>
          </table:table-cell>
          <table:table-cell office:value-type="float" office:value="2.582" calcext:value-type="float">
            <text:p>2.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903.88+202857.3</text:p>
          </table:table-cell>
          <table:table-cell office:value-type="float" office:value="167.26619" calcext:value-type="float">
            <text:p>167.26619</text:p>
          </table:table-cell>
          <table:table-cell office:value-type="float" office:value="20.48267" calcext:value-type="float">
            <text:p>20.48267</text:p>
          </table:table-cell>
          <table:table-cell office:value-type="string" calcext:value-type="string">
            <text:p>QSO</text:p>
          </table:table-cell>
          <table:table-cell office:value-type="float" office:value="2.5812" calcext:value-type="float">
            <text:p>2.5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05+018</text:p>
          </table:table-cell>
          <table:table-cell office:value-type="float" office:value="256.8934" calcext:value-type="float">
            <text:p>256.8934</text:p>
          </table:table-cell>
          <table:table-cell office:value-type="float" office:value="1.81269" calcext:value-type="float">
            <text:p>1.81269</text:p>
          </table:table-cell>
          <table:table-cell office:value-type="string" calcext:value-type="string">
            <text:p>QSO</text:p>
          </table:table-cell>
          <table:table-cell office:value-type="float" office:value="2.568" calcext:value-type="float">
            <text:p>2.5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653.85+343337.4</text:p>
          </table:table-cell>
          <table:table-cell office:value-type="float" office:value="211.72436" calcext:value-type="float">
            <text:p>211.72436</text:p>
          </table:table-cell>
          <table:table-cell office:value-type="float" office:value="34.56036" calcext:value-type="float">
            <text:p>34.56036</text:p>
          </table:table-cell>
          <table:table-cell office:value-type="string" calcext:value-type="string">
            <text:p>QSO</text:p>
          </table:table-cell>
          <table:table-cell office:value-type="float" office:value="2.56308" calcext:value-type="float">
            <text:p>2.56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8+416B</text:p>
          </table:table-cell>
          <table:table-cell office:value-type="float" office:value="138.04839" calcext:value-type="float">
            <text:p>138.04839</text:p>
          </table:table-cell>
          <table:table-cell office:value-type="float" office:value="41.43593" calcext:value-type="float">
            <text:p>41.43593</text:p>
          </table:table-cell>
          <table:table-cell office:value-type="string" calcext:value-type="string">
            <text:p>QSO</text:p>
          </table:table-cell>
          <table:table-cell office:value-type="float" office:value="2.563" calcext:value-type="float">
            <text:p>2.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923.77+632858.4</text:p>
          </table:table-cell>
          <table:table-cell office:value-type="float" office:value="204.8491" calcext:value-type="float">
            <text:p>204.8491</text:p>
          </table:table-cell>
          <table:table-cell office:value-type="float" office:value="63.4829" calcext:value-type="float">
            <text:p>63.4829</text:p>
          </table:table-cell>
          <table:table-cell office:value-type="string" calcext:value-type="string">
            <text:p>QSO</text:p>
          </table:table-cell>
          <table:table-cell office:value-type="float" office:value="2.561928" calcext:value-type="float">
            <text:p>2.561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514.64+483659.7</text:p>
          </table:table-cell>
          <table:table-cell office:value-type="float" office:value="233.81106" calcext:value-type="float">
            <text:p>233.81106</text:p>
          </table:table-cell>
          <table:table-cell office:value-type="float" office:value="48.61658" calcext:value-type="float">
            <text:p>48.61658</text:p>
          </table:table-cell>
          <table:table-cell office:value-type="string" calcext:value-type="string">
            <text:p>QSO</text:p>
          </table:table-cell>
          <table:table-cell office:value-type="float" office:value="2.560951" calcext:value-type="float">
            <text:p>2.5609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1729.46+514020.3</text:p>
          </table:table-cell>
          <table:table-cell office:value-type="float" office:value="244.37277" calcext:value-type="float">
            <text:p>244.37277</text:p>
          </table:table-cell>
          <table:table-cell office:value-type="float" office:value="51.67234" calcext:value-type="float">
            <text:p>51.67234</text:p>
          </table:table-cell>
          <table:table-cell office:value-type="string" calcext:value-type="string">
            <text:p>QSO</text:p>
          </table:table-cell>
          <table:table-cell office:value-type="float" office:value="2.5583" calcext:value-type="float">
            <text:p>2.55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206.73+293827.2</text:p>
          </table:table-cell>
          <table:table-cell office:value-type="float" office:value="160.52804" calcext:value-type="float">
            <text:p>160.52804</text:p>
          </table:table-cell>
          <table:table-cell office:value-type="float" office:value="29.64083" calcext:value-type="float">
            <text:p>29.64083</text:p>
          </table:table-cell>
          <table:table-cell office:value-type="string" calcext:value-type="string">
            <text:p>QSO</text:p>
          </table:table-cell>
          <table:table-cell office:value-type="float" office:value="2.557313" calcext:value-type="float">
            <text:p>2.557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37+380</text:p>
          </table:table-cell>
          <table:table-cell office:value-type="float" office:value="115.09448" calcext:value-type="float">
            <text:p>115.09448</text:p>
          </table:table-cell>
          <table:table-cell office:value-type="float" office:value="37.93437" calcext:value-type="float">
            <text:p>37.93437</text:p>
          </table:table-cell>
          <table:table-cell office:value-type="string" calcext:value-type="string">
            <text:p>*</text:p>
          </table:table-cell>
          <table:table-cell office:value-type="float" office:value="2.556089" calcext:value-type="float">
            <text:p>2.5560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1711.01+583526.2</text:p>
          </table:table-cell>
          <table:table-cell office:value-type="float" office:value="184.29591" calcext:value-type="float">
            <text:p>184.29591</text:p>
          </table:table-cell>
          <table:table-cell office:value-type="float" office:value="58.59062" calcext:value-type="float">
            <text:p>58.59062</text:p>
          </table:table-cell>
          <table:table-cell office:value-type="string" calcext:value-type="string">
            <text:p>QSO</text:p>
          </table:table-cell>
          <table:table-cell office:value-type="float" office:value="2.551461" calcext:value-type="float">
            <text:p>2.5514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048.45+042530.9</text:p>
          </table:table-cell>
          <table:table-cell office:value-type="float" office:value="210.20185" calcext:value-type="float">
            <text:p>210.20185</text:p>
          </table:table-cell>
          <table:table-cell office:value-type="float" office:value="4.42524" calcext:value-type="float">
            <text:p>4.42524</text:p>
          </table:table-cell>
          <table:table-cell office:value-type="string" calcext:value-type="string">
            <text:p>QSO</text:p>
          </table:table-cell>
          <table:table-cell office:value-type="float" office:value="2.55" calcext:value-type="float">
            <text:p>2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4+416</text:p>
          </table:table-cell>
          <table:table-cell office:value-type="float" office:value="246.49029" calcext:value-type="float">
            <text:p>246.49029</text:p>
          </table:table-cell>
          <table:table-cell office:value-type="float" office:value="41.57795" calcext:value-type="float">
            <text:p>41.57795</text:p>
          </table:table-cell>
          <table:table-cell office:value-type="string" calcext:value-type="string">
            <text:p>QSO</text:p>
          </table:table-cell>
          <table:table-cell office:value-type="float" office:value="2.55" calcext:value-type="float">
            <text:p>2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634.11+182626.2</text:p>
          </table:table-cell>
          <table:table-cell office:value-type="float" office:value="254.14204" calcext:value-type="float">
            <text:p>254.14204</text:p>
          </table:table-cell>
          <table:table-cell office:value-type="float" office:value="18.44065" calcext:value-type="float">
            <text:p>18.44065</text:p>
          </table:table-cell>
          <table:table-cell office:value-type="string" calcext:value-type="string">
            <text:p>QSO</text:p>
          </table:table-cell>
          <table:table-cell office:value-type="float" office:value="2.545936" calcext:value-type="float">
            <text:p>2.5459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925.08+160400.1</text:p>
          </table:table-cell>
          <table:table-cell office:value-type="float" office:value="234.85458" calcext:value-type="float">
            <text:p>234.85458</text:p>
          </table:table-cell>
          <table:table-cell office:value-type="float" office:value="16.06676" calcext:value-type="float">
            <text:p>16.06676</text:p>
          </table:table-cell>
          <table:table-cell office:value-type="string" calcext:value-type="string">
            <text:p>QSO</text:p>
          </table:table-cell>
          <table:table-cell office:value-type="float" office:value="2.5424" calcext:value-type="float">
            <text:p>2.5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STSL2 J111506.84+501623.4</text:p>
          </table:table-cell>
          <table:table-cell office:value-type="float" office:value="168.77883" calcext:value-type="float">
            <text:p>168.77883</text:p>
          </table:table-cell>
          <table:table-cell office:value-type="float" office:value="50.2735" calcext:value-type="float">
            <text:p>50.2735</text:p>
          </table:table-cell>
          <table:table-cell office:value-type="string" calcext:value-type="string">
            <text:p>QSO</text:p>
          </table:table-cell>
          <table:table-cell office:value-type="float" office:value="2.54" calcext:value-type="float">
            <text:p>2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125.45+534813.0</text:p>
          </table:table-cell>
          <table:table-cell office:value-type="float" office:value="235.3561" calcext:value-type="float">
            <text:p>235.3561</text:p>
          </table:table-cell>
          <table:table-cell office:value-type="float" office:value="53.80362" calcext:value-type="float">
            <text:p>53.80362</text:p>
          </table:table-cell>
          <table:table-cell office:value-type="string" calcext:value-type="string">
            <text:p>QSO</text:p>
          </table:table-cell>
          <table:table-cell office:value-type="float" office:value="2.538676" calcext:value-type="float">
            <text:p>2.538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43+451</text:p>
          </table:table-cell>
          <table:table-cell office:value-type="float" office:value="206.38822" calcext:value-type="float">
            <text:p>206.38822</text:p>
          </table:table-cell>
          <table:table-cell office:value-type="float" office:value="44.88321" calcext:value-type="float">
            <text:p>44.88321</text:p>
          </table:table-cell>
          <table:table-cell office:value-type="string" calcext:value-type="string">
            <text:p>QSO</text:p>
          </table:table-cell>
          <table:table-cell office:value-type="float" office:value="2.534" calcext:value-type="float">
            <text:p>2.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153.90+060823.1</text:p>
          </table:table-cell>
          <table:table-cell office:value-type="float" office:value="202.97457" calcext:value-type="float">
            <text:p>202.97457</text:p>
          </table:table-cell>
          <table:table-cell office:value-type="float" office:value="6.13983" calcext:value-type="float">
            <text:p>6.13983</text:p>
          </table:table-cell>
          <table:table-cell office:value-type="string" calcext:value-type="string">
            <text:p>VisS</text:p>
          </table:table-cell>
          <table:table-cell office:value-type="float" office:value="2.5332" calcext:value-type="float">
            <text:p>2.5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0+24</text:p>
          </table:table-cell>
          <table:table-cell office:value-type="float" office:value="240.55252" calcext:value-type="float">
            <text:p>240.55252</text:p>
          </table:table-cell>
          <table:table-cell office:value-type="float" office:value="24.16961" calcext:value-type="float">
            <text:p>24.16961</text:p>
          </table:table-cell>
          <table:table-cell office:value-type="string" calcext:value-type="string">
            <text:p>QSO</text:p>
          </table:table-cell>
          <table:table-cell office:value-type="float" office:value="2.530514" calcext:value-type="float">
            <text:p>2.530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039.66+365309.7</text:p>
          </table:table-cell>
          <table:table-cell office:value-type="float" office:value="222.66533" calcext:value-type="float">
            <text:p>222.66533</text:p>
          </table:table-cell>
          <table:table-cell office:value-type="float" office:value="36.88603" calcext:value-type="float">
            <text:p>36.88603</text:p>
          </table:table-cell>
          <table:table-cell office:value-type="string" calcext:value-type="string">
            <text:p>*</text:p>
          </table:table-cell>
          <table:table-cell office:value-type="float" office:value="2.524359" calcext:value-type="float">
            <text:p>2.524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556.06+601233.1</text:p>
          </table:table-cell>
          <table:table-cell office:value-type="float" office:value="146.48354" calcext:value-type="float">
            <text:p>146.48354</text:p>
          </table:table-cell>
          <table:table-cell office:value-type="float" office:value="60.20914" calcext:value-type="float">
            <text:p>60.20914</text:p>
          </table:table-cell>
          <table:table-cell office:value-type="string" calcext:value-type="string">
            <text:p>QSO</text:p>
          </table:table-cell>
          <table:table-cell office:value-type="float" office:value="2.52242" calcext:value-type="float">
            <text:p>2.52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8+347</text:p>
          </table:table-cell>
          <table:table-cell office:value-type="float" office:value="162.74218" calcext:value-type="float">
            <text:p>162.74218</text:p>
          </table:table-cell>
          <table:table-cell office:value-type="float" office:value="34.50304" calcext:value-type="float">
            <text:p>34.50304</text:p>
          </table:table-cell>
          <table:table-cell office:value-type="string" calcext:value-type="string">
            <text:p>QSO</text:p>
          </table:table-cell>
          <table:table-cell office:value-type="float" office:value="2.52" calcext:value-type="float">
            <text:p>2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2339.74+523648.3</text:p>
          </table:table-cell>
          <table:table-cell office:value-type="float" office:value="260.91561" calcext:value-type="float">
            <text:p>260.91561</text:p>
          </table:table-cell>
          <table:table-cell office:value-type="float" office:value="52.61344" calcext:value-type="float">
            <text:p>52.61344</text:p>
          </table:table-cell>
          <table:table-cell office:value-type="string" calcext:value-type="string">
            <text:p>QSO</text:p>
          </table:table-cell>
          <table:table-cell office:value-type="float" office:value="2.519" calcext:value-type="float">
            <text:p>2.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05+188</text:p>
          </table:table-cell>
          <table:table-cell office:value-type="float" office:value="256.97395" calcext:value-type="float">
            <text:p>256.97395</text:p>
          </table:table-cell>
          <table:table-cell office:value-type="float" office:value="18.77751" calcext:value-type="float">
            <text:p>18.77751</text:p>
          </table:table-cell>
          <table:table-cell office:value-type="string" calcext:value-type="string">
            <text:p>QSO</text:p>
          </table:table-cell>
          <table:table-cell office:value-type="float" office:value="2.518" calcext:value-type="float">
            <text:p>2.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40+4138</text:p>
          </table:table-cell>
          <table:table-cell office:value-type="float" office:value="235.1791" calcext:value-type="float">
            <text:p>235.1791</text:p>
          </table:table-cell>
          <table:table-cell office:value-type="float" office:value="41.63797" calcext:value-type="float">
            <text:p>41.63797</text:p>
          </table:table-cell>
          <table:table-cell office:value-type="string" calcext:value-type="string">
            <text:p>QSO</text:p>
          </table:table-cell>
          <table:table-cell office:value-type="float" office:value="2.517967" calcext:value-type="float">
            <text:p>2.5179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344.53+023209.9</text:p>
          </table:table-cell>
          <table:table-cell office:value-type="float" office:value="165.93558" calcext:value-type="float">
            <text:p>165.93558</text:p>
          </table:table-cell>
          <table:table-cell office:value-type="float" office:value="2.53611" calcext:value-type="float">
            <text:p>2.53611</text:p>
          </table:table-cell>
          <table:table-cell office:value-type="string" calcext:value-type="string">
            <text:p>QSO</text:p>
          </table:table-cell>
          <table:table-cell office:value-type="float" office:value="2.517125" calcext:value-type="float">
            <text:p>2.517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10+33</text:p>
          </table:table-cell>
          <table:table-cell office:value-type="float" office:value="183.26593" calcext:value-type="float">
            <text:p>183.26593</text:p>
          </table:table-cell>
          <table:table-cell office:value-type="float" office:value="32.7936" calcext:value-type="float">
            <text:p>32.7936</text:p>
          </table:table-cell>
          <table:table-cell office:value-type="string" calcext:value-type="string">
            <text:p>QSO</text:p>
          </table:table-cell>
          <table:table-cell office:value-type="float" office:value="2.516233" calcext:value-type="float">
            <text:p>2.5162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75628.24+371455.6</text:p>
          </table:table-cell>
          <table:table-cell office:value-type="float" office:value="119.11771" calcext:value-type="float">
            <text:p>119.11771</text:p>
          </table:table-cell>
          <table:table-cell office:value-type="float" office:value="37.24879" calcext:value-type="float">
            <text:p>37.24879</text:p>
          </table:table-cell>
          <table:table-cell office:value-type="string" calcext:value-type="string">
            <text:p>QSO</text:p>
          </table:table-cell>
          <table:table-cell office:value-type="float" office:value="2.514914" calcext:value-type="float">
            <text:p>2.514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623.71+010402.4</text:p>
          </table:table-cell>
          <table:table-cell office:value-type="float" office:value="191.59886" calcext:value-type="float">
            <text:p>191.59886</text:p>
          </table:table-cell>
          <table:table-cell office:value-type="float" office:value="1.06732" calcext:value-type="float">
            <text:p>1.06732</text:p>
          </table:table-cell>
          <table:table-cell office:value-type="string" calcext:value-type="string">
            <text:p>QSO</text:p>
          </table:table-cell>
          <table:table-cell office:value-type="float" office:value="2.51" calcext:value-type="float">
            <text:p>2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55+3335</text:p>
          </table:table-cell>
          <table:table-cell office:value-type="float" office:value="148.90808" calcext:value-type="float">
            <text:p>148.90808</text:p>
          </table:table-cell>
          <table:table-cell office:value-type="float" office:value="33.58443" calcext:value-type="float">
            <text:p>33.58443</text:p>
          </table:table-cell>
          <table:table-cell office:value-type="string" calcext:value-type="string">
            <text:p>QSO</text:p>
          </table:table-cell>
          <table:table-cell office:value-type="float" office:value="2.507978" calcext:value-type="float">
            <text:p>2.507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026.42+101041.0</text:p>
          </table:table-cell>
          <table:table-cell office:value-type="float" office:value="122.6101" calcext:value-type="float">
            <text:p>122.6101</text:p>
          </table:table-cell>
          <table:table-cell office:value-type="float" office:value="10.17805" calcext:value-type="float">
            <text:p>10.17805</text:p>
          </table:table-cell>
          <table:table-cell office:value-type="string" calcext:value-type="string">
            <text:p>QSO</text:p>
          </table:table-cell>
          <table:table-cell office:value-type="float" office:value="2.5059" calcext:value-type="float">
            <text:p>2.5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703.11+162259.8</text:p>
          </table:table-cell>
          <table:table-cell office:value-type="float" office:value="124.26295" calcext:value-type="float">
            <text:p>124.26295</text:p>
          </table:table-cell>
          <table:table-cell office:value-type="float" office:value="16.38328" calcext:value-type="float">
            <text:p>16.38328</text:p>
          </table:table-cell>
          <table:table-cell office:value-type="string" calcext:value-type="string">
            <text:p>*</text:p>
          </table:table-cell>
          <table:table-cell office:value-type="float" office:value="2.505" calcext:value-type="float">
            <text:p>2.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447.29+212000.4</text:p>
          </table:table-cell>
          <table:table-cell office:value-type="float" office:value="116.19697" calcext:value-type="float">
            <text:p>116.19697</text:p>
          </table:table-cell>
          <table:table-cell office:value-type="float" office:value="21.33347" calcext:value-type="float">
            <text:p>21.33347</text:p>
          </table:table-cell>
          <table:table-cell office:value-type="string" calcext:value-type="string">
            <text:p>QSO</text:p>
          </table:table-cell>
          <table:table-cell office:value-type="float" office:value="2.504689" calcext:value-type="float">
            <text:p>2.504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27+409</text:p>
          </table:table-cell>
          <table:table-cell office:value-type="float" office:value="112.71394" calcext:value-type="float">
            <text:p>112.71394</text:p>
          </table:table-cell>
          <table:table-cell office:value-type="float" office:value="40.83078" calcext:value-type="float">
            <text:p>40.83078</text:p>
          </table:table-cell>
          <table:table-cell office:value-type="string" calcext:value-type="string">
            <text:p>QSO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51+459</text:p>
          </table:table-cell>
          <table:table-cell office:value-type="float" office:value="163.63367" calcext:value-type="float">
            <text:p>163.63367</text:p>
          </table:table-cell>
          <table:table-cell office:value-type="float" office:value="45.69775" calcext:value-type="float">
            <text:p>45.69775</text:p>
          </table:table-cell>
          <table:table-cell office:value-type="string" calcext:value-type="string">
            <text:p>QSO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035.79+002330.7</text:p>
          </table:table-cell>
          <table:table-cell office:value-type="float" office:value="140.14917" calcext:value-type="float">
            <text:p>140.14917</text:p>
          </table:table-cell>
          <table:table-cell office:value-type="float" office:value="0.39186" calcext:value-type="float">
            <text:p>0.39186</text:p>
          </table:table-cell>
          <table:table-cell office:value-type="string" calcext:value-type="string">
            <text:p>QSO</text:p>
          </table:table-cell>
          <table:table-cell office:value-type="float" office:value="2.493972" calcext:value-type="float">
            <text:p>2.4939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35+39</text:p>
          </table:table-cell>
          <table:table-cell office:value-type="float" office:value="144.6632" calcext:value-type="float">
            <text:p>144.6632</text:p>
          </table:table-cell>
          <table:table-cell office:value-type="float" office:value="39.57225" calcext:value-type="float">
            <text:p>39.57225</text:p>
          </table:table-cell>
          <table:table-cell office:value-type="string" calcext:value-type="string">
            <text:p>QSO</text:p>
          </table:table-cell>
          <table:table-cell office:value-type="float" office:value="2.493" calcext:value-type="float">
            <text:p>2.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7+613</text:p>
          </table:table-cell>
          <table:table-cell office:value-type="float" office:value="118.05003" calcext:value-type="float">
            <text:p>118.05003</text:p>
          </table:table-cell>
          <table:table-cell office:value-type="float" office:value="61.20645" calcext:value-type="float">
            <text:p>61.20645</text:p>
          </table:table-cell>
          <table:table-cell office:value-type="string" calcext:value-type="string">
            <text:p>QSO</text:p>
          </table:table-cell>
          <table:table-cell office:value-type="float" office:value="2.492" calcext:value-type="float">
            <text:p>2.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2305.22+354244.6</text:p>
          </table:table-cell>
          <table:table-cell office:value-type="float" office:value="140.77204" calcext:value-type="float">
            <text:p>140.77204</text:p>
          </table:table-cell>
          <table:table-cell office:value-type="float" office:value="35.71258" calcext:value-type="float">
            <text:p>35.71258</text:p>
          </table:table-cell>
          <table:table-cell office:value-type="string" calcext:value-type="string">
            <text:p>RadioS</text:p>
          </table:table-cell>
          <table:table-cell office:value-type="float" office:value="2.49104" calcext:value-type="float">
            <text:p>2.49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29+34</text:p>
          </table:table-cell>
          <table:table-cell office:value-type="float" office:value="188.0531" calcext:value-type="float">
            <text:p>188.0531</text:p>
          </table:table-cell>
          <table:table-cell office:value-type="float" office:value="33.92818" calcext:value-type="float">
            <text:p>33.92818</text:p>
          </table:table-cell>
          <table:table-cell office:value-type="string" calcext:value-type="string">
            <text:p>QSO</text:p>
          </table:table-cell>
          <table:table-cell office:value-type="float" office:value="2.482536" calcext:value-type="float">
            <text:p>2.482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6.24</text:p>
          </table:table-cell>
          <table:table-cell office:value-type="float" office:value="117.76639" calcext:value-type="float">
            <text:p>117.76639</text:p>
          </table:table-cell>
          <table:table-cell office:value-type="float" office:value="16.34296" calcext:value-type="float">
            <text:p>16.34296</text:p>
          </table:table-cell>
          <table:table-cell office:value-type="string" calcext:value-type="string">
            <text:p>QSO</text:p>
          </table:table-cell>
          <table:table-cell office:value-type="float" office:value="2.47858" calcext:value-type="float">
            <text:p>2.478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329.91+504307.5</text:p>
          </table:table-cell>
          <table:table-cell office:value-type="float" office:value="245.87466" calcext:value-type="float">
            <text:p>245.87466</text:p>
          </table:table-cell>
          <table:table-cell office:value-type="float" office:value="50.71882" calcext:value-type="float">
            <text:p>50.71882</text:p>
          </table:table-cell>
          <table:table-cell office:value-type="string" calcext:value-type="string">
            <text:p>QSO</text:p>
          </table:table-cell>
          <table:table-cell office:value-type="float" office:value="2.4777" calcext:value-type="float">
            <text:p>2.4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201.26+500256.7</text:p>
          </table:table-cell>
          <table:table-cell office:value-type="float" office:value="155.50503" calcext:value-type="float">
            <text:p>155.50503</text:p>
          </table:table-cell>
          <table:table-cell office:value-type="float" office:value="50.04943" calcext:value-type="float">
            <text:p>50.04943</text:p>
          </table:table-cell>
          <table:table-cell office:value-type="string" calcext:value-type="string">
            <text:p>VisS</text:p>
          </table:table-cell>
          <table:table-cell office:value-type="float" office:value="2.475" calcext:value-type="float">
            <text:p>2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48+2840</text:p>
          </table:table-cell>
          <table:table-cell office:value-type="float" office:value="207.01797" calcext:value-type="float">
            <text:p>207.01797</text:p>
          </table:table-cell>
          <table:table-cell office:value-type="float" office:value="28.67374" calcext:value-type="float">
            <text:p>28.67374</text:p>
          </table:table-cell>
          <table:table-cell office:value-type="string" calcext:value-type="string">
            <text:p>QSO</text:p>
          </table:table-cell>
          <table:table-cell office:value-type="float" office:value="2.47438" calcext:value-type="float">
            <text:p>2.474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13+200</text:p>
          </table:table-cell>
          <table:table-cell office:value-type="float" office:value="199.10237" calcext:value-type="float">
            <text:p>199.10237</text:p>
          </table:table-cell>
          <table:table-cell office:value-type="float" office:value="19.78457" calcext:value-type="float">
            <text:p>19.78457</text:p>
          </table:table-cell>
          <table:table-cell office:value-type="string" calcext:value-type="string">
            <text:p>QSO</text:p>
          </table:table-cell>
          <table:table-cell office:value-type="float" office:value="2.47" calcext:value-type="float">
            <text:p>2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813.12+524451.3</text:p>
          </table:table-cell>
          <table:table-cell office:value-type="float" office:value="119.55472" calcext:value-type="float">
            <text:p>119.55472</text:p>
          </table:table-cell>
          <table:table-cell office:value-type="float" office:value="52.74758" calcext:value-type="float">
            <text:p>52.74758</text:p>
          </table:table-cell>
          <table:table-cell office:value-type="string" calcext:value-type="string">
            <text:p>*</text:p>
          </table:table-cell>
          <table:table-cell office:value-type="float" office:value="2.465" calcext:value-type="float">
            <text:p>2.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00+414</text:p>
          </table:table-cell>
          <table:table-cell office:value-type="float" office:value="165.93173" calcext:value-type="float">
            <text:p>165.93173</text:p>
          </table:table-cell>
          <table:table-cell office:value-type="float" office:value="41.21895" calcext:value-type="float">
            <text:p>41.21895</text:p>
          </table:table-cell>
          <table:table-cell office:value-type="string" calcext:value-type="string">
            <text:p>QSO</text:p>
          </table:table-cell>
          <table:table-cell office:value-type="float" office:value="2.465" calcext:value-type="float">
            <text:p>2.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04+35</text:p>
          </table:table-cell>
          <table:table-cell office:value-type="float" office:value="211.57548" calcext:value-type="float">
            <text:p>211.57548</text:p>
          </table:table-cell>
          <table:table-cell office:value-type="float" office:value="35.65619" calcext:value-type="float">
            <text:p>35.65619</text:p>
          </table:table-cell>
          <table:table-cell office:value-type="string" calcext:value-type="string">
            <text:p>*</text:p>
          </table:table-cell>
          <table:table-cell office:value-type="float" office:value="2.465" calcext:value-type="float">
            <text:p>2.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25+476</text:p>
          </table:table-cell>
          <table:table-cell office:value-type="float" office:value="231.85242" calcext:value-type="float">
            <text:p>231.85242</text:p>
          </table:table-cell>
          <table:table-cell office:value-type="float" office:value="47.52778" calcext:value-type="float">
            <text:p>47.52778</text:p>
          </table:table-cell>
          <table:table-cell office:value-type="string" calcext:value-type="string">
            <text:p>*</text:p>
          </table:table-cell>
          <table:table-cell office:value-type="float" office:value="2.465" calcext:value-type="float">
            <text:p>2.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0+36</text:p>
          </table:table-cell>
          <table:table-cell office:value-type="float" office:value="240.55452" calcext:value-type="float">
            <text:p>240.55452</text:p>
          </table:table-cell>
          <table:table-cell office:value-type="float" office:value="35.93031" calcext:value-type="float">
            <text:p>35.93031</text:p>
          </table:table-cell>
          <table:table-cell office:value-type="string" calcext:value-type="string">
            <text:p>*</text:p>
          </table:table-cell>
          <table:table-cell office:value-type="float" office:value="2.465" calcext:value-type="float">
            <text:p>2.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51+468</text:p>
          </table:table-cell>
          <table:table-cell office:value-type="float" office:value="193.33505" calcext:value-type="float">
            <text:p>193.33505</text:p>
          </table:table-cell>
          <table:table-cell office:value-type="float" office:value="46.56391" calcext:value-type="float">
            <text:p>46.56391</text:p>
          </table:table-cell>
          <table:table-cell office:value-type="string" calcext:value-type="string">
            <text:p>QSO</text:p>
          </table:table-cell>
          <table:table-cell office:value-type="float" office:value="2.463236" calcext:value-type="float">
            <text:p>2.463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1602.5+302339</text:p>
          </table:table-cell>
          <table:table-cell office:value-type="float" office:value="244.01074" calcext:value-type="float">
            <text:p>244.01074</text:p>
          </table:table-cell>
          <table:table-cell office:value-type="float" office:value="30.3944" calcext:value-type="float">
            <text:p>30.3944</text:p>
          </table:table-cell>
          <table:table-cell office:value-type="string" calcext:value-type="string">
            <text:p>QSO</text:p>
          </table:table-cell>
          <table:table-cell office:value-type="float" office:value="2.460282" calcext:value-type="float">
            <text:p>2.4602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2703.09+484410.4</text:p>
          </table:table-cell>
          <table:table-cell office:value-type="float" office:value="111.76292" calcext:value-type="float">
            <text:p>111.76292</text:p>
          </table:table-cell>
          <table:table-cell office:value-type="float" office:value="48.73615" calcext:value-type="float">
            <text:p>48.73615</text:p>
          </table:table-cell>
          <table:table-cell office:value-type="string" calcext:value-type="string">
            <text:p>QSO</text:p>
          </table:table-cell>
          <table:table-cell office:value-type="float" office:value="2.46" calcext:value-type="float">
            <text:p>2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6+397A</text:p>
          </table:table-cell>
          <table:table-cell office:value-type="float" office:value="204.56858" calcext:value-type="float">
            <text:p>204.56858</text:p>
          </table:table-cell>
          <table:table-cell office:value-type="float" office:value="39.47498" calcext:value-type="float">
            <text:p>39.47498</text:p>
          </table:table-cell>
          <table:table-cell office:value-type="string" calcext:value-type="string">
            <text:p>*</text:p>
          </table:table-cell>
          <table:table-cell office:value-type="float" office:value="2.458074" calcext:value-type="float">
            <text:p>2.458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3124.07+075431.1</text:p>
          </table:table-cell>
          <table:table-cell office:value-type="float" office:value="232.8503" calcext:value-type="float">
            <text:p>232.8503</text:p>
          </table:table-cell>
          <table:table-cell office:value-type="float" office:value="7.90865" calcext:value-type="float">
            <text:p>7.90865</text:p>
          </table:table-cell>
          <table:table-cell office:value-type="string" calcext:value-type="string">
            <text:p>QSO</text:p>
          </table:table-cell>
          <table:table-cell office:value-type="float" office:value="2.45545" calcext:value-type="float">
            <text:p>2.45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614.26+520915.5</text:p>
          </table:table-cell>
          <table:table-cell office:value-type="float" office:value="154.05941" calcext:value-type="float">
            <text:p>154.05941</text:p>
          </table:table-cell>
          <table:table-cell office:value-type="float" office:value="52.15429" calcext:value-type="float">
            <text:p>52.15429</text:p>
          </table:table-cell>
          <table:table-cell office:value-type="string" calcext:value-type="string">
            <text:p>QSO</text:p>
          </table:table-cell>
          <table:table-cell office:value-type="float" office:value="2.455" calcext:value-type="float">
            <text:p>2.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33+459</text:p>
          </table:table-cell>
          <table:table-cell office:value-type="float" office:value="203.84151" calcext:value-type="float">
            <text:p>203.84151</text:p>
          </table:table-cell>
          <table:table-cell office:value-type="float" office:value="45.71062" calcext:value-type="float">
            <text:p>45.71062</text:p>
          </table:table-cell>
          <table:table-cell office:value-type="string" calcext:value-type="string">
            <text:p>QSO</text:p>
          </table:table-cell>
          <table:table-cell office:value-type="float" office:value="2.45483" calcext:value-type="float">
            <text:p>2.45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01+379</text:p>
          </table:table-cell>
          <table:table-cell office:value-type="float" office:value="255.78218" calcext:value-type="float">
            <text:p>255.78218</text:p>
          </table:table-cell>
          <table:table-cell office:value-type="float" office:value="37.85732" calcext:value-type="float">
            <text:p>37.85732</text:p>
          </table:table-cell>
          <table:table-cell office:value-type="string" calcext:value-type="string">
            <text:p>QSO</text:p>
          </table:table-cell>
          <table:table-cell office:value-type="float" office:value="2.45" calcext:value-type="float">
            <text:p>2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444.82+253621.4</text:p>
          </table:table-cell>
          <table:table-cell office:value-type="float" office:value="243.68686" calcext:value-type="float">
            <text:p>243.68686</text:p>
          </table:table-cell>
          <table:table-cell office:value-type="float" office:value="25.60603" calcext:value-type="float">
            <text:p>25.60603</text:p>
          </table:table-cell>
          <table:table-cell office:value-type="string" calcext:value-type="string">
            <text:p>QSO</text:p>
          </table:table-cell>
          <table:table-cell office:value-type="float" office:value="2.447618" calcext:value-type="float">
            <text:p>2.447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00+39</text:p>
          </table:table-cell>
          <table:table-cell office:value-type="float" office:value="195.70065" calcext:value-type="float">
            <text:p>195.70065</text:p>
          </table:table-cell>
          <table:table-cell office:value-type="float" office:value="39.50057" calcext:value-type="float">
            <text:p>39.50057</text:p>
          </table:table-cell>
          <table:table-cell office:value-type="string" calcext:value-type="string">
            <text:p>QSO</text:p>
          </table:table-cell>
          <table:table-cell office:value-type="float" office:value="2.44209" calcext:value-type="float">
            <text:p>2.442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59+341</text:p>
          </table:table-cell>
          <table:table-cell office:value-type="float" office:value="120.69099" calcext:value-type="float">
            <text:p>120.69099</text:p>
          </table:table-cell>
          <table:table-cell office:value-type="float" office:value="33.98945" calcext:value-type="float">
            <text:p>33.98945</text:p>
          </table:table-cell>
          <table:table-cell office:value-type="string" calcext:value-type="string">
            <text:p>QSO</text:p>
          </table:table-cell>
          <table:table-cell office:value-type="float" office:value="2.44" calcext:value-type="float">
            <text:p>2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923.73+015223.8</text:p>
          </table:table-cell>
          <table:table-cell office:value-type="float" office:value="179.84878" calcext:value-type="float">
            <text:p>179.84878</text:p>
          </table:table-cell>
          <table:table-cell office:value-type="float" office:value="1.87333" calcext:value-type="float">
            <text:p>1.87333</text:p>
          </table:table-cell>
          <table:table-cell office:value-type="string" calcext:value-type="string">
            <text:p>QSO</text:p>
          </table:table-cell>
          <table:table-cell office:value-type="float" office:value="2.44" calcext:value-type="float">
            <text:p>2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532.58+423018.9</text:p>
          </table:table-cell>
          <table:table-cell office:value-type="float" office:value="158.88574" calcext:value-type="float">
            <text:p>158.88574</text:p>
          </table:table-cell>
          <table:table-cell office:value-type="float" office:value="42.50527" calcext:value-type="float">
            <text:p>42.50527</text:p>
          </table:table-cell>
          <table:table-cell office:value-type="string" calcext:value-type="string">
            <text:p>QSO</text:p>
          </table:table-cell>
          <table:table-cell office:value-type="float" office:value="2.43829" calcext:value-type="float">
            <text:p>2.438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354.57+153459.8</text:p>
          </table:table-cell>
          <table:table-cell office:value-type="float" office:value="248.47739" calcext:value-type="float">
            <text:p>248.47739</text:p>
          </table:table-cell>
          <table:table-cell office:value-type="float" office:value="15.58335" calcext:value-type="float">
            <text:p>15.58335</text:p>
          </table:table-cell>
          <table:table-cell office:value-type="string" calcext:value-type="string">
            <text:p>QSO</text:p>
          </table:table-cell>
          <table:table-cell office:value-type="float" office:value="2.436139" calcext:value-type="float">
            <text:p>2.4361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38+27</text:p>
          </table:table-cell>
          <table:table-cell office:value-type="float" office:value="115.35722" calcext:value-type="float">
            <text:p>115.35722</text:p>
          </table:table-cell>
          <table:table-cell office:value-type="float" office:value="27.11261" calcext:value-type="float">
            <text:p>27.11261</text:p>
          </table:table-cell>
          <table:table-cell office:value-type="string" calcext:value-type="string">
            <text:p>VisS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3739.33+042401.7</text:p>
          </table:table-cell>
          <table:table-cell office:value-type="float" office:value="159.41391" calcext:value-type="float">
            <text:p>159.41391</text:p>
          </table:table-cell>
          <table:table-cell office:value-type="float" office:value="4.40048" calcext:value-type="float">
            <text:p>4.40048</text:p>
          </table:table-cell>
          <table:table-cell office:value-type="string" calcext:value-type="string">
            <text:p>*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856.00+071102.9</text:p>
          </table:table-cell>
          <table:table-cell office:value-type="float" office:value="167.23337" calcext:value-type="float">
            <text:p>167.23337</text:p>
          </table:table-cell>
          <table:table-cell office:value-type="float" office:value="7.18414" calcext:value-type="float">
            <text:p>7.18414</text:p>
          </table:table-cell>
          <table:table-cell office:value-type="string" calcext:value-type="string">
            <text:p>*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405.96+183654.7</text:p>
          </table:table-cell>
          <table:table-cell office:value-type="float" office:value="171.02488" calcext:value-type="float">
            <text:p>171.02488</text:p>
          </table:table-cell>
          <table:table-cell office:value-type="float" office:value="18.61519" calcext:value-type="float">
            <text:p>18.61519</text:p>
          </table:table-cell>
          <table:table-cell office:value-type="string" calcext:value-type="string">
            <text:p>*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44+27B</text:p>
          </table:table-cell>
          <table:table-cell office:value-type="float" office:value="191.78762" calcext:value-type="float">
            <text:p>191.78762</text:p>
          </table:table-cell>
          <table:table-cell office:value-type="float" office:value="27.68969" calcext:value-type="float">
            <text:p>27.68969</text:p>
          </table:table-cell>
          <table:table-cell office:value-type="string" calcext:value-type="string">
            <text:p>*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949.14+394933.0</text:p>
          </table:table-cell>
          <table:table-cell office:value-type="float" office:value="202.45471" calcext:value-type="float">
            <text:p>202.45471</text:p>
          </table:table-cell>
          <table:table-cell office:value-type="float" office:value="39.82586" calcext:value-type="float">
            <text:p>39.82586</text:p>
          </table:table-cell>
          <table:table-cell office:value-type="string" calcext:value-type="string">
            <text:p>*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920.22+520617.3</text:p>
          </table:table-cell>
          <table:table-cell office:value-type="float" office:value="204.8343" calcext:value-type="float">
            <text:p>204.8343</text:p>
          </table:table-cell>
          <table:table-cell office:value-type="float" office:value="52.10483" calcext:value-type="float">
            <text:p>52.10483</text:p>
          </table:table-cell>
          <table:table-cell office:value-type="string" calcext:value-type="string">
            <text:p>*</text:p>
          </table:table-cell>
          <table:table-cell office:value-type="float" office:value="2.435" calcext:value-type="float">
            <text:p>2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6+344</text:p>
          </table:table-cell>
          <table:table-cell office:value-type="float" office:value="261.95788" calcext:value-type="float">
            <text:p>261.95788</text:p>
          </table:table-cell>
          <table:table-cell office:value-type="float" office:value="34.37769" calcext:value-type="float">
            <text:p>34.37769</text:p>
          </table:table-cell>
          <table:table-cell office:value-type="string" calcext:value-type="string">
            <text:p>QSO</text:p>
          </table:table-cell>
          <table:table-cell office:value-type="float" office:value="2.43" calcext:value-type="float">
            <text:p>2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12+332</text:p>
          </table:table-cell>
          <table:table-cell office:value-type="float" office:value="123.89235" calcext:value-type="float">
            <text:p>123.89235</text:p>
          </table:table-cell>
          <table:table-cell office:value-type="float" office:value="33.09138" calcext:value-type="float">
            <text:p>33.09138</text:p>
          </table:table-cell>
          <table:table-cell office:value-type="string" calcext:value-type="string">
            <text:p>QSO</text:p>
          </table:table-cell>
          <table:table-cell office:value-type="float" office:value="2.427944" calcext:value-type="float">
            <text:p>2.427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249.39+155408.6</text:p>
          </table:table-cell>
          <table:table-cell office:value-type="float" office:value="128.20582" calcext:value-type="float">
            <text:p>128.20582</text:p>
          </table:table-cell>
          <table:table-cell office:value-type="float" office:value="15.9024" calcext:value-type="float">
            <text:p>15.9024</text:p>
          </table:table-cell>
          <table:table-cell office:value-type="string" calcext:value-type="string">
            <text:p>QSO</text:p>
          </table:table-cell>
          <table:table-cell office:value-type="float" office:value="2.427355" calcext:value-type="float">
            <text:p>2.4273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519.81+573319.8</text:p>
          </table:table-cell>
          <table:table-cell office:value-type="float" office:value="206.33227" calcext:value-type="float">
            <text:p>206.33227</text:p>
          </table:table-cell>
          <table:table-cell office:value-type="float" office:value="57.5557" calcext:value-type="float">
            <text:p>57.5557</text:p>
          </table:table-cell>
          <table:table-cell office:value-type="string" calcext:value-type="string">
            <text:p>*</text:p>
          </table:table-cell>
          <table:table-cell office:value-type="float" office:value="2.425" calcext:value-type="float">
            <text:p>2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59+433</text:p>
          </table:table-cell>
          <table:table-cell office:value-type="float" office:value="135.62883" calcext:value-type="float">
            <text:p>135.62883</text:p>
          </table:table-cell>
          <table:table-cell office:value-type="float" office:value="43.1706" calcext:value-type="float">
            <text:p>43.1706</text:p>
          </table:table-cell>
          <table:table-cell office:value-type="string" calcext:value-type="string">
            <text:p>QSO</text:p>
          </table:table-cell>
          <table:table-cell office:value-type="float" office:value="2.41" calcext:value-type="float">
            <text:p>2.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55+147</text:p>
          </table:table-cell>
          <table:table-cell office:value-type="float" office:value="119.58968" calcext:value-type="float">
            <text:p>119.58968</text:p>
          </table:table-cell>
          <table:table-cell office:value-type="float" office:value="14.62195" calcext:value-type="float">
            <text:p>14.62195</text:p>
          </table:table-cell>
          <table:table-cell office:value-type="string" calcext:value-type="string">
            <text:p>QSO</text:p>
          </table:table-cell>
          <table:table-cell office:value-type="float" office:value="2.407814" calcext:value-type="float">
            <text:p>2.4078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05+24</text:p>
          </table:table-cell>
          <table:table-cell office:value-type="float" office:value="226.94667" calcext:value-type="float">
            <text:p>226.94667</text:p>
          </table:table-cell>
          <table:table-cell office:value-type="float" office:value="24.57444" calcext:value-type="float">
            <text:p>24.57444</text:p>
          </table:table-cell>
          <table:table-cell office:value-type="string" calcext:value-type="string">
            <text:p>QSO</text:p>
          </table:table-cell>
          <table:table-cell office:value-type="float" office:value="2.40756" calcext:value-type="float">
            <text:p>2.40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QAC 256+011 001</text:p>
          </table:table-cell>
          <table:table-cell office:value-type="float" office:value="256.88533" calcext:value-type="float">
            <text:p>256.88533</text:p>
          </table:table-cell>
          <table:table-cell office:value-type="float" office:value="11.36686" calcext:value-type="float">
            <text:p>11.36686</text:p>
          </table:table-cell>
          <table:table-cell office:value-type="string" calcext:value-type="string">
            <text:p>QSO</text:p>
          </table:table-cell>
          <table:table-cell office:value-type="float" office:value="2.406" calcext:value-type="float">
            <text:p>2.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401.57+505429.4</text:p>
          </table:table-cell>
          <table:table-cell office:value-type="float" office:value="228.50665" calcext:value-type="float">
            <text:p>228.50665</text:p>
          </table:table-cell>
          <table:table-cell office:value-type="float" office:value="50.90821" calcext:value-type="float">
            <text:p>50.90821</text:p>
          </table:table-cell>
          <table:table-cell office:value-type="string" calcext:value-type="string">
            <text:p>*</text:p>
          </table:table-cell>
          <table:table-cell office:value-type="float" office:value="2.405" calcext:value-type="float">
            <text:p>2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8+187</text:p>
          </table:table-cell>
          <table:table-cell office:value-type="float" office:value="240.07076" calcext:value-type="float">
            <text:p>240.07076</text:p>
          </table:table-cell>
          <table:table-cell office:value-type="float" office:value="18.64168" calcext:value-type="float">
            <text:p>18.64168</text:p>
          </table:table-cell>
          <table:table-cell office:value-type="string" calcext:value-type="string">
            <text:p>QSO</text:p>
          </table:table-cell>
          <table:table-cell office:value-type="float" office:value="2.404757" calcext:value-type="float">
            <text:p>2.4047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533.05+300129.8</text:p>
          </table:table-cell>
          <table:table-cell office:value-type="float" office:value="241.3877" calcext:value-type="float">
            <text:p>241.3877</text:p>
          </table:table-cell>
          <table:table-cell office:value-type="float" office:value="30.02492" calcext:value-type="float">
            <text:p>30.02492</text:p>
          </table:table-cell>
          <table:table-cell office:value-type="string" calcext:value-type="string">
            <text:p>QSO</text:p>
          </table:table-cell>
          <table:table-cell office:value-type="float" office:value="2.404" calcext:value-type="float">
            <text:p>2.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36+37B</text:p>
          </table:table-cell>
          <table:table-cell office:value-type="float" office:value="219.72338" calcext:value-type="float">
            <text:p>219.72338</text:p>
          </table:table-cell>
          <table:table-cell office:value-type="float" office:value="37.1765" calcext:value-type="float">
            <text:p>37.1765</text:p>
          </table:table-cell>
          <table:table-cell office:value-type="string" calcext:value-type="string">
            <text:p>QSO</text:p>
          </table:table-cell>
          <table:table-cell office:value-type="float" office:value="2.401" calcext:value-type="float">
            <text:p>2.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74616.66+180719.6</text:p>
          </table:table-cell>
          <table:table-cell office:value-type="float" office:value="116.56944" calcext:value-type="float">
            <text:p>116.56944</text:p>
          </table:table-cell>
          <table:table-cell office:value-type="float" office:value="18.12213" calcext:value-type="float">
            <text:p>18.12213</text:p>
          </table:table-cell>
          <table:table-cell office:value-type="string" calcext:value-type="string">
            <text:p>*</text:p>
          </table:table-cell>
          <table:table-cell office:value-type="float" office:value="2.395" calcext:value-type="float">
            <text:p>2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649.25+114702.6</text:p>
          </table:table-cell>
          <table:table-cell office:value-type="float" office:value="129.20511" calcext:value-type="float">
            <text:p>129.20511</text:p>
          </table:table-cell>
          <table:table-cell office:value-type="float" office:value="11.78403" calcext:value-type="float">
            <text:p>11.78403</text:p>
          </table:table-cell>
          <table:table-cell office:value-type="string" calcext:value-type="string">
            <text:p>*</text:p>
          </table:table-cell>
          <table:table-cell office:value-type="float" office:value="2.395" calcext:value-type="float">
            <text:p>2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414.58+163154.4</text:p>
          </table:table-cell>
          <table:table-cell office:value-type="float" office:value="183.56074" calcext:value-type="float">
            <text:p>183.56074</text:p>
          </table:table-cell>
          <table:table-cell office:value-type="float" office:value="16.53188" calcext:value-type="float">
            <text:p>16.53188</text:p>
          </table:table-cell>
          <table:table-cell office:value-type="string" calcext:value-type="string">
            <text:p>*</text:p>
          </table:table-cell>
          <table:table-cell office:value-type="float" office:value="2.395" calcext:value-type="float">
            <text:p>2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104.12+170700.4</text:p>
          </table:table-cell>
          <table:table-cell office:value-type="float" office:value="240.26721" calcext:value-type="float">
            <text:p>240.26721</text:p>
          </table:table-cell>
          <table:table-cell office:value-type="float" office:value="17.11683" calcext:value-type="float">
            <text:p>17.11683</text:p>
          </table:table-cell>
          <table:table-cell office:value-type="string" calcext:value-type="string">
            <text:p>*</text:p>
          </table:table-cell>
          <table:table-cell office:value-type="float" office:value="2.395" calcext:value-type="float">
            <text:p>2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4452.42+181317.2</text:p>
          </table:table-cell>
          <table:table-cell office:value-type="float" office:value="251.21847" calcext:value-type="float">
            <text:p>251.21847</text:p>
          </table:table-cell>
          <table:table-cell office:value-type="float" office:value="18.22145" calcext:value-type="float">
            <text:p>18.22145</text:p>
          </table:table-cell>
          <table:table-cell office:value-type="string" calcext:value-type="string">
            <text:p>VisS</text:p>
          </table:table-cell>
          <table:table-cell office:value-type="float" office:value="2.395" calcext:value-type="float">
            <text:p>2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5+499</text:p>
          </table:table-cell>
          <table:table-cell office:value-type="float" office:value="164.55438" calcext:value-type="float">
            <text:p>164.55438</text:p>
          </table:table-cell>
          <table:table-cell office:value-type="float" office:value="49.66004" calcext:value-type="float">
            <text:p>49.66004</text:p>
          </table:table-cell>
          <table:table-cell office:value-type="string" calcext:value-type="string">
            <text:p>QSO</text:p>
          </table:table-cell>
          <table:table-cell office:value-type="float" office:value="2.393551" calcext:value-type="float">
            <text:p>2.393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129.55+491637.3</text:p>
          </table:table-cell>
          <table:table-cell office:value-type="float" office:value="227.87312" calcext:value-type="float">
            <text:p>227.87312</text:p>
          </table:table-cell>
          <table:table-cell office:value-type="float" office:value="49.27709" calcext:value-type="float">
            <text:p>49.27709</text:p>
          </table:table-cell>
          <table:table-cell office:value-type="string" calcext:value-type="string">
            <text:p>QSO</text:p>
          </table:table-cell>
          <table:table-cell office:value-type="float" office:value="2.393426" calcext:value-type="float">
            <text:p>2.393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515.95+480533.4</text:p>
          </table:table-cell>
          <table:table-cell office:value-type="float" office:value="151.31662" calcext:value-type="float">
            <text:p>151.31662</text:p>
          </table:table-cell>
          <table:table-cell office:value-type="float" office:value="48.09256" calcext:value-type="float">
            <text:p>48.09256</text:p>
          </table:table-cell>
          <table:table-cell office:value-type="string" calcext:value-type="string">
            <text:p>QSO</text:p>
          </table:table-cell>
          <table:table-cell office:value-type="float" office:value="2.390935" calcext:value-type="float">
            <text:p>2.390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850.82+042839.4</text:p>
          </table:table-cell>
          <table:table-cell office:value-type="float" office:value="174.71183" calcext:value-type="float">
            <text:p>174.71183</text:p>
          </table:table-cell>
          <table:table-cell office:value-type="float" office:value="4.47767" calcext:value-type="float">
            <text:p>4.47767</text:p>
          </table:table-cell>
          <table:table-cell office:value-type="string" calcext:value-type="string">
            <text:p>*</text:p>
          </table:table-cell>
          <table:table-cell office:value-type="float" office:value="2.382286" calcext:value-type="float">
            <text:p>2.3822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3039.12+630143.0</text:p>
          </table:table-cell>
          <table:table-cell office:value-type="float" office:value="247.66301" calcext:value-type="float">
            <text:p>247.66301</text:p>
          </table:table-cell>
          <table:table-cell office:value-type="float" office:value="63.02863" calcext:value-type="float">
            <text:p>63.02863</text:p>
          </table:table-cell>
          <table:table-cell office:value-type="string" calcext:value-type="string">
            <text:p>QSO</text:p>
          </table:table-cell>
          <table:table-cell office:value-type="float" office:value="2.3806" calcext:value-type="float">
            <text:p>2.38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4558.54+633010.8</text:p>
          </table:table-cell>
          <table:table-cell office:value-type="float" office:value="251.49397" calcext:value-type="float">
            <text:p>251.49397</text:p>
          </table:table-cell>
          <table:table-cell office:value-type="float" office:value="63.50303" calcext:value-type="float">
            <text:p>63.50303</text:p>
          </table:table-cell>
          <table:table-cell office:value-type="string" calcext:value-type="string">
            <text:p>QSO</text:p>
          </table:table-cell>
          <table:table-cell office:value-type="float" office:value="2.379" calcext:value-type="float">
            <text:p>2.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59+29</text:p>
          </table:table-cell>
          <table:table-cell office:value-type="float" office:value="120.70175" calcext:value-type="float">
            <text:p>120.70175</text:p>
          </table:table-cell>
          <table:table-cell office:value-type="float" office:value="29.29289" calcext:value-type="float">
            <text:p>29.29289</text:p>
          </table:table-cell>
          <table:table-cell office:value-type="string" calcext:value-type="string">
            <text:p>QSO</text:p>
          </table:table-cell>
          <table:table-cell office:value-type="float" office:value="2.378559" calcext:value-type="float">
            <text:p>2.378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100.53+171049.7</text:p>
          </table:table-cell>
          <table:table-cell office:value-type="float" office:value="115.25238" calcext:value-type="float">
            <text:p>115.25238</text:p>
          </table:table-cell>
          <table:table-cell office:value-type="float" office:value="17.18081" calcext:value-type="float">
            <text:p>17.18081</text:p>
          </table:table-cell>
          <table:table-cell office:value-type="string" calcext:value-type="string">
            <text:p>*</text:p>
          </table:table-cell>
          <table:table-cell office:value-type="float" office:value="2.378537" calcext:value-type="float">
            <text:p>2.378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1528.4+370621</text:p>
          </table:table-cell>
          <table:table-cell office:value-type="float" office:value="213.86861" calcext:value-type="float">
            <text:p>213.86861</text:p>
          </table:table-cell>
          <table:table-cell office:value-type="float" office:value="37.10588" calcext:value-type="float">
            <text:p>37.10588</text:p>
          </table:table-cell>
          <table:table-cell office:value-type="string" calcext:value-type="string">
            <text:p>QSO</text:p>
          </table:table-cell>
          <table:table-cell office:value-type="float" office:value="2.378532" calcext:value-type="float">
            <text:p>2.3785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25+414</text:p>
          </table:table-cell>
          <table:table-cell office:value-type="float" office:value="246.84575" calcext:value-type="float">
            <text:p>246.84575</text:p>
          </table:table-cell>
          <table:table-cell office:value-type="float" office:value="41.34994" calcext:value-type="float">
            <text:p>41.34994</text:p>
          </table:table-cell>
          <table:table-cell office:value-type="string" calcext:value-type="string">
            <text:p>UvES</text:p>
          </table:table-cell>
          <table:table-cell office:value-type="float" office:value="2.375" calcext:value-type="float">
            <text:p>2.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35+429</text:p>
          </table:table-cell>
          <table:table-cell office:value-type="float" office:value="249.38207" calcext:value-type="float">
            <text:p>249.38207</text:p>
          </table:table-cell>
          <table:table-cell office:value-type="float" office:value="42.85344" calcext:value-type="float">
            <text:p>42.85344</text:p>
          </table:table-cell>
          <table:table-cell office:value-type="string" calcext:value-type="string">
            <text:p>UvES</text:p>
          </table:table-cell>
          <table:table-cell office:value-type="float" office:value="2.375" calcext:value-type="float">
            <text:p>2.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002.16+261720.7</text:p>
          </table:table-cell>
          <table:table-cell office:value-type="float" office:value="190.00894" calcext:value-type="float">
            <text:p>190.00894</text:p>
          </table:table-cell>
          <table:table-cell office:value-type="float" office:value="26.28911" calcext:value-type="float">
            <text:p>26.28911</text:p>
          </table:table-cell>
          <table:table-cell office:value-type="string" calcext:value-type="string">
            <text:p>QSO</text:p>
          </table:table-cell>
          <table:table-cell office:value-type="float" office:value="2.373872" calcext:value-type="float">
            <text:p>2.373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5007.07+023607.6</text:p>
          </table:table-cell>
          <table:table-cell office:value-type="float" office:value="237.52946" calcext:value-type="float">
            <text:p>237.52946</text:p>
          </table:table-cell>
          <table:table-cell office:value-type="float" office:value="2.60214" calcext:value-type="float">
            <text:p>2.60214</text:p>
          </table:table-cell>
          <table:table-cell office:value-type="string" calcext:value-type="string">
            <text:p>QSO</text:p>
          </table:table-cell>
          <table:table-cell office:value-type="float" office:value="2.37366" calcext:value-type="float">
            <text:p>2.37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255.79+245332.2</text:p>
          </table:table-cell>
          <table:table-cell office:value-type="float" office:value="183.23256" calcext:value-type="float">
            <text:p>183.23256</text:p>
          </table:table-cell>
          <table:table-cell office:value-type="float" office:value="24.89233" calcext:value-type="float">
            <text:p>24.89233</text:p>
          </table:table-cell>
          <table:table-cell office:value-type="string" calcext:value-type="string">
            <text:p>QSO</text:p>
          </table:table-cell>
          <table:table-cell office:value-type="float" office:value="2.3731" calcext:value-type="float">
            <text:p>2.37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0+296</text:p>
          </table:table-cell>
          <table:table-cell office:value-type="float" office:value="125.92138" calcext:value-type="float">
            <text:p>125.92138</text:p>
          </table:table-cell>
          <table:table-cell office:value-type="float" office:value="29.4745" calcext:value-type="float">
            <text:p>29.4745</text:p>
          </table:table-cell>
          <table:table-cell office:value-type="string" calcext:value-type="string">
            <text:p>QSO</text:p>
          </table:table-cell>
          <table:table-cell office:value-type="float" office:value="2.368" calcext:value-type="float">
            <text:p>2.3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6+408</text:p>
          </table:table-cell>
          <table:table-cell office:value-type="float" office:value="174.76139" calcext:value-type="float">
            <text:p>174.76139</text:p>
          </table:table-cell>
          <table:table-cell office:value-type="float" office:value="40.54857" calcext:value-type="float">
            <text:p>40.54857</text:p>
          </table:table-cell>
          <table:table-cell office:value-type="string" calcext:value-type="string">
            <text:p>QSO</text:p>
          </table:table-cell>
          <table:table-cell office:value-type="float" office:value="2.367989" calcext:value-type="float">
            <text:p>2.367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033.62+274329.9</text:p>
          </table:table-cell>
          <table:table-cell office:value-type="float" office:value="147.64008" calcext:value-type="float">
            <text:p>147.64008</text:p>
          </table:table-cell>
          <table:table-cell office:value-type="float" office:value="27.725" calcext:value-type="float">
            <text:p>27.725</text:p>
          </table:table-cell>
          <table:table-cell office:value-type="string" calcext:value-type="string">
            <text:p>QSO</text:p>
          </table:table-cell>
          <table:table-cell office:value-type="float" office:value="2.36631" calcext:value-type="float">
            <text:p>2.366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4317.78+123509.2</text:p>
          </table:table-cell>
          <table:table-cell office:value-type="float" office:value="250.82438" calcext:value-type="float">
            <text:p>250.82438</text:p>
          </table:table-cell>
          <table:table-cell office:value-type="float" office:value="12.58614" calcext:value-type="float">
            <text:p>12.58614</text:p>
          </table:table-cell>
          <table:table-cell office:value-type="string" calcext:value-type="string">
            <text:p>RadioS</text:p>
          </table:table-cell>
          <table:table-cell office:value-type="float" office:value="2.365063" calcext:value-type="float">
            <text:p>2.3650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21+31</text:p>
          </table:table-cell>
          <table:table-cell office:value-type="float" office:value="126.12475" calcext:value-type="float">
            <text:p>126.12475</text:p>
          </table:table-cell>
          <table:table-cell office:value-type="float" office:value="31.7263" calcext:value-type="float">
            <text:p>31.7263</text:p>
          </table:table-cell>
          <table:table-cell office:value-type="string" calcext:value-type="string">
            <text:p>*</text:p>
          </table:table-cell>
          <table:table-cell office:value-type="float" office:value="2.365029" calcext:value-type="float">
            <text:p>2.3650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25+36</text:p>
          </table:table-cell>
          <table:table-cell office:value-type="float" office:value="157.12032" calcext:value-type="float">
            <text:p>157.12032</text:p>
          </table:table-cell>
          <table:table-cell office:value-type="float" office:value="35.88538" calcext:value-type="float">
            <text:p>35.88538</text:p>
          </table:table-cell>
          <table:table-cell office:value-type="string" calcext:value-type="string">
            <text:p>*</text:p>
          </table:table-cell>
          <table:table-cell office:value-type="float" office:value="2.365" calcext:value-type="float">
            <text:p>2.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203.42+125725.7</text:p>
          </table:table-cell>
          <table:table-cell office:value-type="float" office:value="213.01429" calcext:value-type="float">
            <text:p>213.01429</text:p>
          </table:table-cell>
          <table:table-cell office:value-type="float" office:value="12.95711" calcext:value-type="float">
            <text:p>12.95711</text:p>
          </table:table-cell>
          <table:table-cell office:value-type="string" calcext:value-type="string">
            <text:p>*</text:p>
          </table:table-cell>
          <table:table-cell office:value-type="float" office:value="2.365" calcext:value-type="float">
            <text:p>2.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140.68+020514.6</text:p>
          </table:table-cell>
          <table:table-cell office:value-type="float" office:value="137.91958" calcext:value-type="float">
            <text:p>137.91958</text:p>
          </table:table-cell>
          <table:table-cell office:value-type="float" office:value="2.08756" calcext:value-type="float">
            <text:p>2.08756</text:p>
          </table:table-cell>
          <table:table-cell office:value-type="string" calcext:value-type="string">
            <text:p>QSO</text:p>
          </table:table-cell>
          <table:table-cell office:value-type="float" office:value="2.364142" calcext:value-type="float">
            <text:p>2.364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41+448A</text:p>
          </table:table-cell>
          <table:table-cell office:value-type="float" office:value="235.75904" calcext:value-type="float">
            <text:p>235.75904</text:p>
          </table:table-cell>
          <table:table-cell office:value-type="float" office:value="44.71683" calcext:value-type="float">
            <text:p>44.71683</text:p>
          </table:table-cell>
          <table:table-cell office:value-type="string" calcext:value-type="string">
            <text:p>QSO</text:p>
          </table:table-cell>
          <table:table-cell office:value-type="float" office:value="2.361052" calcext:value-type="float">
            <text:p>2.361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7.32</text:p>
          </table:table-cell>
          <table:table-cell office:value-type="float" office:value="159.81529" calcext:value-type="float">
            <text:p>159.81529</text:p>
          </table:table-cell>
          <table:table-cell office:value-type="float" office:value="47.09458" calcext:value-type="float">
            <text:p>47.09458</text:p>
          </table:table-cell>
          <table:table-cell office:value-type="string" calcext:value-type="string">
            <text:p>QSO</text:p>
          </table:table-cell>
          <table:table-cell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459.93+082922.5</text:p>
          </table:table-cell>
          <table:table-cell office:value-type="float" office:value="183.74964" calcext:value-type="float">
            <text:p>183.74964</text:p>
          </table:table-cell>
          <table:table-cell office:value-type="float" office:value="8.48959" calcext:value-type="float">
            <text:p>8.48959</text:p>
          </table:table-cell>
          <table:table-cell office:value-type="string" calcext:value-type="string">
            <text:p>QSO</text:p>
          </table:table-cell>
          <table:table-cell office:value-type="float" office:value="2.359" calcext:value-type="float">
            <text:p>2.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7+451</text:p>
          </table:table-cell>
          <table:table-cell office:value-type="float" office:value="120.22759" calcext:value-type="float">
            <text:p>120.22759</text:p>
          </table:table-cell>
          <table:table-cell office:value-type="float" office:value="45.0138" calcext:value-type="float">
            <text:p>45.0138</text:p>
          </table:table-cell>
          <table:table-cell office:value-type="string" calcext:value-type="string">
            <text:p>QSO</text:p>
          </table:table-cell>
          <table:table-cell office:value-type="float" office:value="2.358003" calcext:value-type="float">
            <text:p>2.358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45+3440</text:p>
          </table:table-cell>
          <table:table-cell office:value-type="float" office:value="161.42093" calcext:value-type="float">
            <text:p>161.42093</text:p>
          </table:table-cell>
          <table:table-cell office:value-type="float" office:value="34.67866" calcext:value-type="float">
            <text:p>34.67866</text:p>
          </table:table-cell>
          <table:table-cell office:value-type="string" calcext:value-type="string">
            <text:p>QSO</text:p>
          </table:table-cell>
          <table:table-cell office:value-type="float" office:value="2.35622" calcext:value-type="float">
            <text:p>2.35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12+38B</text:p>
          </table:table-cell>
          <table:table-cell office:value-type="float" office:value="183.80731" calcext:value-type="float">
            <text:p>183.80731</text:p>
          </table:table-cell>
          <table:table-cell office:value-type="float" office:value="38.65642" calcext:value-type="float">
            <text:p>38.65642</text:p>
          </table:table-cell>
          <table:table-cell office:value-type="string" calcext:value-type="string">
            <text:p>QSO</text:p>
          </table:table-cell>
          <table:table-cell office:value-type="float" office:value="2.356" calcext:value-type="float">
            <text:p>2.3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18+459</text:p>
          </table:table-cell>
          <table:table-cell office:value-type="float" office:value="200.21532" calcext:value-type="float">
            <text:p>200.21532</text:p>
          </table:table-cell>
          <table:table-cell office:value-type="float" office:value="45.68617" calcext:value-type="float">
            <text:p>45.68617</text:p>
          </table:table-cell>
          <table:table-cell office:value-type="string" calcext:value-type="string">
            <text:p>*</text:p>
          </table:table-cell>
          <table:table-cell office:value-type="float" office:value="2.355" calcext:value-type="float">
            <text:p>2.3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206.66+112104.8</text:p>
          </table:table-cell>
          <table:table-cell office:value-type="float" office:value="165.52779" calcext:value-type="float">
            <text:p>165.52779</text:p>
          </table:table-cell>
          <table:table-cell office:value-type="float" office:value="11.35137" calcext:value-type="float">
            <text:p>11.35137</text:p>
          </table:table-cell>
          <table:table-cell office:value-type="string" calcext:value-type="string">
            <text:p>QSO</text:p>
          </table:table-cell>
          <table:table-cell office:value-type="float" office:value="2.353684" calcext:value-type="float">
            <text:p>2.3536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34+3203</text:p>
          </table:table-cell>
          <table:table-cell office:value-type="float" office:value="248.55329" calcext:value-type="float">
            <text:p>248.55329</text:p>
          </table:table-cell>
          <table:table-cell office:value-type="float" office:value="32.05984" calcext:value-type="float">
            <text:p>32.05984</text:p>
          </table:table-cell>
          <table:table-cell office:value-type="string" calcext:value-type="string">
            <text:p>QSO</text:p>
          </table:table-cell>
          <table:table-cell office:value-type="float" office:value="2.352844" calcext:value-type="float">
            <text:p>2.352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23+264</text:p>
          </table:table-cell>
          <table:table-cell office:value-type="float" office:value="171.4738" calcext:value-type="float">
            <text:p>171.4738</text:p>
          </table:table-cell>
          <table:table-cell office:value-type="float" office:value="26.17222" calcext:value-type="float">
            <text:p>26.17222</text:p>
          </table:table-cell>
          <table:table-cell office:value-type="string" calcext:value-type="string">
            <text:p>QSO</text:p>
          </table:table-cell>
          <table:table-cell office:value-type="float" office:value="2.352343" calcext:value-type="float">
            <text:p>2.352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4243.00+593049.6</text:p>
          </table:table-cell>
          <table:table-cell office:value-type="float" office:value="160.67946" calcext:value-type="float">
            <text:p>160.67946</text:p>
          </table:table-cell>
          <table:table-cell office:value-type="float" office:value="59.51333" calcext:value-type="float">
            <text:p>59.51333</text:p>
          </table:table-cell>
          <table:table-cell office:value-type="string" calcext:value-type="string">
            <text:p>G</text:p>
          </table:table-cell>
          <table:table-cell office:value-type="float" office:value="2.35" calcext:value-type="float">
            <text:p>2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618+530</text:p>
          </table:table-cell>
          <table:table-cell office:value-type="float" office:value="244.92662" calcext:value-type="float">
            <text:p>244.92662</text:p>
          </table:table-cell>
          <table:table-cell office:value-type="float" office:value="52.93705" calcext:value-type="float">
            <text:p>52.93705</text:p>
          </table:table-cell>
          <table:table-cell office:value-type="string" calcext:value-type="string">
            <text:p>QSO</text:p>
          </table:table-cell>
          <table:table-cell office:value-type="float" office:value="2.347" calcext:value-type="float">
            <text:p>2.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57+3313</text:p>
          </table:table-cell>
          <table:table-cell office:value-type="float" office:value="134.3623" calcext:value-type="float">
            <text:p>134.3623</text:p>
          </table:table-cell>
          <table:table-cell office:value-type="float" office:value="33.22143" calcext:value-type="float">
            <text:p>33.22143</text:p>
          </table:table-cell>
          <table:table-cell office:value-type="string" calcext:value-type="string">
            <text:p>QSO</text:p>
          </table:table-cell>
          <table:table-cell office:value-type="float" office:value="2.34" calcext:value-type="float">
            <text:p>2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251.74+523956.1</text:p>
          </table:table-cell>
          <table:table-cell office:value-type="float" office:value="223.2155" calcext:value-type="float">
            <text:p>223.2155</text:p>
          </table:table-cell>
          <table:table-cell office:value-type="float" office:value="52.66556" calcext:value-type="float">
            <text:p>52.66556</text:p>
          </table:table-cell>
          <table:table-cell office:value-type="string" calcext:value-type="string">
            <text:p>QSO</text:p>
          </table:table-cell>
          <table:table-cell office:value-type="float" office:value="2.334835" calcext:value-type="float">
            <text:p>2.334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08+1413</text:p>
          </table:table-cell>
          <table:table-cell office:value-type="float" office:value="182.66358" calcext:value-type="float">
            <text:p>182.66358</text:p>
          </table:table-cell>
          <table:table-cell office:value-type="float" office:value="13.94891" calcext:value-type="float">
            <text:p>13.94891</text:p>
          </table:table-cell>
          <table:table-cell office:value-type="string" calcext:value-type="string">
            <text:p>QSO</text:p>
          </table:table-cell>
          <table:table-cell office:value-type="float" office:value="2.329888" calcext:value-type="float">
            <text:p>2.329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820.85+590042.7</text:p>
          </table:table-cell>
          <table:table-cell office:value-type="float" office:value="137.08695" calcext:value-type="float">
            <text:p>137.08695</text:p>
          </table:table-cell>
          <table:table-cell office:value-type="float" office:value="59.01187" calcext:value-type="float">
            <text:p>59.01187</text:p>
          </table:table-cell>
          <table:table-cell office:value-type="string" calcext:value-type="string">
            <text:p>UvES</text:p>
          </table:table-cell>
          <table:table-cell office:value-type="float" office:value="2.325" calcext:value-type="float">
            <text:p>2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2540.38+044651.4</text:p>
          </table:table-cell>
          <table:table-cell office:value-type="float" office:value="171.41826" calcext:value-type="float">
            <text:p>171.41826</text:p>
          </table:table-cell>
          <table:table-cell office:value-type="float" office:value="4.78095" calcext:value-type="float">
            <text:p>4.78095</text:p>
          </table:table-cell>
          <table:table-cell office:value-type="string" calcext:value-type="string">
            <text:p>UvES</text:p>
          </table:table-cell>
          <table:table-cell office:value-type="float" office:value="2.325" calcext:value-type="float">
            <text:p>2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944.86+051647.1</text:p>
          </table:table-cell>
          <table:table-cell office:value-type="float" office:value="127.43658" calcext:value-type="float">
            <text:p>127.43658</text:p>
          </table:table-cell>
          <table:table-cell office:value-type="float" office:value="5.27972" calcext:value-type="float">
            <text:p>5.27972</text:p>
          </table:table-cell>
          <table:table-cell office:value-type="string" calcext:value-type="string">
            <text:p>RadioS</text:p>
          </table:table-cell>
          <table:table-cell office:value-type="float" office:value="2.323596" calcext:value-type="float">
            <text:p>2.323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2809.38+292019.5</text:p>
          </table:table-cell>
          <table:table-cell office:value-type="float" office:value="127.0391" calcext:value-type="float">
            <text:p>127.0391</text:p>
          </table:table-cell>
          <table:table-cell office:value-type="float" office:value="29.33877" calcext:value-type="float">
            <text:p>29.33877</text:p>
          </table:table-cell>
          <table:table-cell office:value-type="string" calcext:value-type="string">
            <text:p>QSO</text:p>
          </table:table-cell>
          <table:table-cell office:value-type="float" office:value="2.322" calcext:value-type="float">
            <text:p>2.3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3+405</text:p>
          </table:table-cell>
          <table:table-cell office:value-type="float" office:value="156.58399" calcext:value-type="float">
            <text:p>156.58399</text:p>
          </table:table-cell>
          <table:table-cell office:value-type="float" office:value="40.32414" calcext:value-type="float">
            <text:p>40.32414</text:p>
          </table:table-cell>
          <table:table-cell office:value-type="string" calcext:value-type="string">
            <text:p>*</text:p>
          </table:table-cell>
          <table:table-cell office:value-type="float" office:value="2.321015" calcext:value-type="float">
            <text:p>2.321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1+405</text:p>
          </table:table-cell>
          <table:table-cell office:value-type="float" office:value="191.00832" calcext:value-type="float">
            <text:p>191.00832</text:p>
          </table:table-cell>
          <table:table-cell office:value-type="float" office:value="40.27845" calcext:value-type="float">
            <text:p>40.27845</text:p>
          </table:table-cell>
          <table:table-cell office:value-type="string" calcext:value-type="string">
            <text:p>QSO</text:p>
          </table:table-cell>
          <table:table-cell office:value-type="float" office:value="2.319121" calcext:value-type="float">
            <text:p>2.3191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4202.72+490015.8</text:p>
          </table:table-cell>
          <table:table-cell office:value-type="float" office:value="115.51145" calcext:value-type="float">
            <text:p>115.51145</text:p>
          </table:table-cell>
          <table:table-cell office:value-type="float" office:value="49.00434" calcext:value-type="float">
            <text:p>49.00434</text:p>
          </table:table-cell>
          <table:table-cell office:value-type="string" calcext:value-type="string">
            <text:p>QSO</text:p>
          </table:table-cell>
          <table:table-cell office:value-type="float" office:value="2.318" calcext:value-type="float">
            <text:p>2.3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311.66+075356.6</text:p>
          </table:table-cell>
          <table:table-cell office:value-type="float" office:value="135.79863" calcext:value-type="float">
            <text:p>135.79863</text:p>
          </table:table-cell>
          <table:table-cell office:value-type="float" office:value="7.89912" calcext:value-type="float">
            <text:p>7.89912</text:p>
          </table:table-cell>
          <table:table-cell office:value-type="string" calcext:value-type="string">
            <text:p>QSO</text:p>
          </table:table-cell>
          <table:table-cell office:value-type="float" office:value="2.315" calcext:value-type="float">
            <text:p>2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0626.12+171321.6</text:p>
          </table:table-cell>
          <table:table-cell office:value-type="float" office:value="166.60885" calcext:value-type="float">
            <text:p>166.60885</text:p>
          </table:table-cell>
          <table:table-cell office:value-type="float" office:value="17.22266" calcext:value-type="float">
            <text:p>17.22266</text:p>
          </table:table-cell>
          <table:table-cell office:value-type="string" calcext:value-type="string">
            <text:p>*</text:p>
          </table:table-cell>
          <table:table-cell office:value-type="float" office:value="2.315" calcext:value-type="float">
            <text:p>2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717.83+150401.0</text:p>
          </table:table-cell>
          <table:table-cell office:value-type="float" office:value="169.32438" calcext:value-type="float">
            <text:p>169.32438</text:p>
          </table:table-cell>
          <table:table-cell office:value-type="float" office:value="15.06705" calcext:value-type="float">
            <text:p>15.06705</text:p>
          </table:table-cell>
          <table:table-cell office:value-type="string" calcext:value-type="string">
            <text:p>*</text:p>
          </table:table-cell>
          <table:table-cell office:value-type="float" office:value="2.315" calcext:value-type="float">
            <text:p>2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0.26</text:p>
          </table:table-cell>
          <table:table-cell office:value-type="float" office:value="172.81363" calcext:value-type="float">
            <text:p>172.81363</text:p>
          </table:table-cell>
          <table:table-cell office:value-type="float" office:value="19.91559" calcext:value-type="float">
            <text:p>19.91559</text:p>
          </table:table-cell>
          <table:table-cell office:value-type="string" calcext:value-type="string">
            <text:p>*</text:p>
          </table:table-cell>
          <table:table-cell office:value-type="float" office:value="2.315" calcext:value-type="float">
            <text:p>2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11+35</text:p>
          </table:table-cell>
          <table:table-cell office:value-type="float" office:value="198.3929" calcext:value-type="float">
            <text:p>198.3929</text:p>
          </table:table-cell>
          <table:table-cell office:value-type="float" office:value="34.87625" calcext:value-type="float">
            <text:p>34.87625</text:p>
          </table:table-cell>
          <table:table-cell office:value-type="string" calcext:value-type="string">
            <text:p>*</text:p>
          </table:table-cell>
          <table:table-cell office:value-type="float" office:value="2.315" calcext:value-type="float">
            <text:p>2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643.45+143427.7</text:p>
          </table:table-cell>
          <table:table-cell office:value-type="float" office:value="126.68109" calcext:value-type="float">
            <text:p>126.68109</text:p>
          </table:table-cell>
          <table:table-cell office:value-type="float" office:value="14.57434" calcext:value-type="float">
            <text:p>14.57434</text:p>
          </table:table-cell>
          <table:table-cell office:value-type="string" calcext:value-type="string">
            <text:p>QSO</text:p>
          </table:table-cell>
          <table:table-cell office:value-type="float" office:value="2.31446" calcext:value-type="float">
            <text:p>2.31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9+221</text:p>
          </table:table-cell>
          <table:table-cell office:value-type="float" office:value="143.13725" calcext:value-type="float">
            <text:p>143.13725</text:p>
          </table:table-cell>
          <table:table-cell office:value-type="float" office:value="21.97369" calcext:value-type="float">
            <text:p>21.97369</text:p>
          </table:table-cell>
          <table:table-cell office:value-type="string" calcext:value-type="string">
            <text:p>QSO</text:p>
          </table:table-cell>
          <table:table-cell office:value-type="float" office:value="2.31" calcext:value-type="float">
            <text:p>2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04+23</text:p>
          </table:table-cell>
          <table:table-cell office:value-type="float" office:value="151.8253" calcext:value-type="float">
            <text:p>151.8253</text:p>
          </table:table-cell>
          <table:table-cell office:value-type="float" office:value="22.85748" calcext:value-type="float">
            <text:p>22.85748</text:p>
          </table:table-cell>
          <table:table-cell office:value-type="string" calcext:value-type="string">
            <text:p>QSO</text:p>
          </table:table-cell>
          <table:table-cell office:value-type="float" office:value="2.308338" calcext:value-type="float">
            <text:p>2.308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8+348</text:p>
          </table:table-cell>
          <table:table-cell office:value-type="float" office:value="142.96987" calcext:value-type="float">
            <text:p>142.96987</text:p>
          </table:table-cell>
          <table:table-cell office:value-type="float" office:value="34.65575" calcext:value-type="float">
            <text:p>34.65575</text:p>
          </table:table-cell>
          <table:table-cell office:value-type="string" calcext:value-type="string">
            <text:p>QSO</text:p>
          </table:table-cell>
          <table:table-cell office:value-type="float" office:value="2.305434" calcext:value-type="float">
            <text:p>2.3054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923.65+325354.8</text:p>
          </table:table-cell>
          <table:table-cell office:value-type="float" office:value="219.84856" calcext:value-type="float">
            <text:p>219.84856</text:p>
          </table:table-cell>
          <table:table-cell office:value-type="float" office:value="32.89856" calcext:value-type="float">
            <text:p>32.89856</text:p>
          </table:table-cell>
          <table:table-cell office:value-type="string" calcext:value-type="string">
            <text:p>QSO</text:p>
          </table:table-cell>
          <table:table-cell office:value-type="float" office:value="2.305" calcext:value-type="float">
            <text:p>2.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26+1035</text:p>
          </table:table-cell>
          <table:table-cell office:value-type="float" office:value="187.1537" calcext:value-type="float">
            <text:p>187.1537</text:p>
          </table:table-cell>
          <table:table-cell office:value-type="float" office:value="10.31166" calcext:value-type="float">
            <text:p>10.31166</text:p>
          </table:table-cell>
          <table:table-cell office:value-type="string" calcext:value-type="string">
            <text:p>QSO</text:p>
          </table:table-cell>
          <table:table-cell office:value-type="float" office:value="2.303086" calcext:value-type="float">
            <text:p>2.303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741.29+540139.3</text:p>
          </table:table-cell>
          <table:table-cell office:value-type="float" office:value="134.42223" calcext:value-type="float">
            <text:p>134.42223</text:p>
          </table:table-cell>
          <table:table-cell office:value-type="float" office:value="54.02765" calcext:value-type="float">
            <text:p>54.02765</text:p>
          </table:table-cell>
          <table:table-cell office:value-type="string" calcext:value-type="string">
            <text:p>*</text:p>
          </table:table-cell>
          <table:table-cell office:value-type="float" office:value="2.302134" calcext:value-type="float">
            <text:p>2.302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3852.62+115120.8</text:p>
          </table:table-cell>
          <table:table-cell office:value-type="float" office:value="129.71929" calcext:value-type="float">
            <text:p>129.71929</text:p>
          </table:table-cell>
          <table:table-cell office:value-type="float" office:value="11.85581" calcext:value-type="float">
            <text:p>11.85581</text:p>
          </table:table-cell>
          <table:table-cell office:value-type="string" calcext:value-type="string">
            <text:p>QSO</text:p>
          </table:table-cell>
          <table:table-cell office:value-type="float" office:value="2.299729" calcext:value-type="float">
            <text:p>2.2997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38+528 NED02</text:p>
          </table:table-cell>
          <table:table-cell office:value-type="float" office:value="160.45374" calcext:value-type="float">
            <text:p>160.45374</text:p>
          </table:table-cell>
          <table:table-cell office:value-type="float" office:value="52.56545" calcext:value-type="float">
            <text:p>52.56545</text:p>
          </table:table-cell>
          <table:table-cell office:value-type="string" calcext:value-type="string">
            <text:p>QSO</text:p>
          </table:table-cell>
          <table:table-cell office:value-type="float" office:value="2.298929" calcext:value-type="float">
            <text:p>2.298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546.52+374733.5</text:p>
          </table:table-cell>
          <table:table-cell office:value-type="float" office:value="148.94377" calcext:value-type="float">
            <text:p>148.94377</text:p>
          </table:table-cell>
          <table:table-cell office:value-type="float" office:value="37.79266" calcext:value-type="float">
            <text:p>37.79266</text:p>
          </table:table-cell>
          <table:table-cell office:value-type="string" calcext:value-type="string">
            <text:p>QSO</text:p>
          </table:table-cell>
          <table:table-cell office:value-type="float" office:value="2.297998" calcext:value-type="float">
            <text:p>2.297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913.30+071624.3</text:p>
          </table:table-cell>
          <table:table-cell office:value-type="float" office:value="177.30542" calcext:value-type="float">
            <text:p>177.30542</text:p>
          </table:table-cell>
          <table:table-cell office:value-type="float" office:value="7.27347" calcext:value-type="float">
            <text:p>7.27347</text:p>
          </table:table-cell>
          <table:table-cell office:value-type="string" calcext:value-type="string">
            <text:p>*</text:p>
          </table:table-cell>
          <table:table-cell office:value-type="float" office:value="2.295" calcext:value-type="float">
            <text:p>2.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306.19+140058.9</text:p>
          </table:table-cell>
          <table:table-cell office:value-type="float" office:value="238.27579" calcext:value-type="float">
            <text:p>238.27579</text:p>
          </table:table-cell>
          <table:table-cell office:value-type="float" office:value="14.01633" calcext:value-type="float">
            <text:p>14.01633</text:p>
          </table:table-cell>
          <table:table-cell office:value-type="string" calcext:value-type="string">
            <text:p>VisS</text:p>
          </table:table-cell>
          <table:table-cell office:value-type="float" office:value="2.295" calcext:value-type="float">
            <text:p>2.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358.80+632432.5</text:p>
          </table:table-cell>
          <table:table-cell office:value-type="float" office:value="208.4952" calcext:value-type="float">
            <text:p>208.4952</text:p>
          </table:table-cell>
          <table:table-cell office:value-type="float" office:value="63.40902" calcext:value-type="float">
            <text:p>63.40902</text:p>
          </table:table-cell>
          <table:table-cell office:value-type="string" calcext:value-type="string">
            <text:p>QSO</text:p>
          </table:table-cell>
          <table:table-cell office:value-type="float" office:value="2.294506" calcext:value-type="float">
            <text:p>2.294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940.83+044359.2</text:p>
          </table:table-cell>
          <table:table-cell office:value-type="float" office:value="154.92042" calcext:value-type="float">
            <text:p>154.92042</text:p>
          </table:table-cell>
          <table:table-cell office:value-type="float" office:value="4.73323" calcext:value-type="float">
            <text:p>4.73323</text:p>
          </table:table-cell>
          <table:table-cell office:value-type="string" calcext:value-type="string">
            <text:p>*</text:p>
          </table:table-cell>
          <table:table-cell office:value-type="float" office:value="2.293641" calcext:value-type="float">
            <text:p>2.2936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351.62+622818.2</text:p>
          </table:table-cell>
          <table:table-cell office:value-type="float" office:value="135.96504" calcext:value-type="float">
            <text:p>135.96504</text:p>
          </table:table-cell>
          <table:table-cell office:value-type="float" office:value="62.47173" calcext:value-type="float">
            <text:p>62.47173</text:p>
          </table:table-cell>
          <table:table-cell office:value-type="string" calcext:value-type="string">
            <text:p>QSO</text:p>
          </table:table-cell>
          <table:table-cell office:value-type="float" office:value="2.2908" calcext:value-type="float">
            <text:p>2.2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0.22</text:p>
          </table:table-cell>
          <table:table-cell office:value-type="float" office:value="134.9982" calcext:value-type="float">
            <text:p>134.9982</text:p>
          </table:table-cell>
          <table:table-cell office:value-type="float" office:value="40.4098" calcext:value-type="float">
            <text:p>40.4098</text:p>
          </table:table-cell>
          <table:table-cell office:value-type="string" calcext:value-type="string">
            <text:p>QSO</text:p>
          </table:table-cell>
          <table:table-cell office:value-type="float" office:value="2.29" calcext:value-type="float">
            <text:p>2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156.47+290454.9</text:p>
          </table:table-cell>
          <table:table-cell office:value-type="float" office:value="195.48555" calcext:value-type="float">
            <text:p>195.48555</text:p>
          </table:table-cell>
          <table:table-cell office:value-type="float" office:value="29.08213" calcext:value-type="float">
            <text:p>29.08213</text:p>
          </table:table-cell>
          <table:table-cell office:value-type="string" calcext:value-type="string">
            <text:p>QSO</text:p>
          </table:table-cell>
          <table:table-cell office:value-type="float" office:value="2.29" calcext:value-type="float">
            <text:p>2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906.84+055501.7</text:p>
          </table:table-cell>
          <table:table-cell office:value-type="float" office:value="214.77847" calcext:value-type="float">
            <text:p>214.77847</text:p>
          </table:table-cell>
          <table:table-cell office:value-type="float" office:value="5.9172" calcext:value-type="float">
            <text:p>5.9172</text:p>
          </table:table-cell>
          <table:table-cell office:value-type="string" calcext:value-type="string">
            <text:p>QSO</text:p>
          </table:table-cell>
          <table:table-cell office:value-type="float" office:value="2.287456" calcext:value-type="float">
            <text:p>2.287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829.20+505314.1</text:p>
          </table:table-cell>
          <table:table-cell office:value-type="float" office:value="117.12153" calcext:value-type="float">
            <text:p>117.12153</text:p>
          </table:table-cell>
          <table:table-cell office:value-type="float" office:value="50.88734" calcext:value-type="float">
            <text:p>50.88734</text:p>
          </table:table-cell>
          <table:table-cell office:value-type="string" calcext:value-type="string">
            <text:p>*</text:p>
          </table:table-cell>
          <table:table-cell office:value-type="float" office:value="2.285" calcext:value-type="float">
            <text:p>2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618+007</text:p>
          </table:table-cell>
          <table:table-cell office:value-type="float" office:value="245.19983" calcext:value-type="float">
            <text:p>245.19983</text:p>
          </table:table-cell>
          <table:table-cell office:value-type="float" office:value="0.61477" calcext:value-type="float">
            <text:p>0.61477</text:p>
          </table:table-cell>
          <table:table-cell office:value-type="string" calcext:value-type="string">
            <text:p>QSO</text:p>
          </table:table-cell>
          <table:table-cell office:value-type="float" office:value="2.285" calcext:value-type="float">
            <text:p>2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02+29</text:p>
          </table:table-cell>
          <table:table-cell office:value-type="float" office:value="226.11124" calcext:value-type="float">
            <text:p>226.11124</text:p>
          </table:table-cell>
          <table:table-cell office:value-type="float" office:value="28.90848" calcext:value-type="float">
            <text:p>28.90848</text:p>
          </table:table-cell>
          <table:table-cell office:value-type="string" calcext:value-type="string">
            <text:p>QSO</text:p>
          </table:table-cell>
          <table:table-cell office:value-type="float" office:value="2.2827" calcext:value-type="float">
            <text:p>2.2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4141.17+405224.7</text:p>
          </table:table-cell>
          <table:table-cell office:value-type="float" office:value="130.42112" calcext:value-type="float">
            <text:p>130.42112</text:p>
          </table:table-cell>
          <table:table-cell office:value-type="float" office:value="40.87339" calcext:value-type="float">
            <text:p>40.87339</text:p>
          </table:table-cell>
          <table:table-cell office:value-type="string" calcext:value-type="string">
            <text:p>G</text:p>
          </table:table-cell>
          <table:table-cell office:value-type="float" office:value="2.282349" calcext:value-type="float">
            <text:p>2.2823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4+110</text:p>
          </table:table-cell>
          <table:table-cell office:value-type="float" office:value="126.77714" calcext:value-type="float">
            <text:p>126.77714</text:p>
          </table:table-cell>
          <table:table-cell office:value-type="float" office:value="10.87337" calcext:value-type="float">
            <text:p>10.87337</text:p>
          </table:table-cell>
          <table:table-cell office:value-type="string" calcext:value-type="string">
            <text:p>QSO</text:p>
          </table:table-cell>
          <table:table-cell office:value-type="float" office:value="2.278" calcext:value-type="float">
            <text:p>2.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2337.11+504531.8</text:p>
          </table:table-cell>
          <table:table-cell office:value-type="float" office:value="170.90463" calcext:value-type="float">
            <text:p>170.90463</text:p>
          </table:table-cell>
          <table:table-cell office:value-type="float" office:value="50.75885" calcext:value-type="float">
            <text:p>50.75885</text:p>
          </table:table-cell>
          <table:table-cell office:value-type="string" calcext:value-type="string">
            <text:p>QSO</text:p>
          </table:table-cell>
          <table:table-cell office:value-type="float" office:value="2.277457" calcext:value-type="float">
            <text:p>2.277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301.48+103617.2</text:p>
          </table:table-cell>
          <table:table-cell office:value-type="float" office:value="223.25621" calcext:value-type="float">
            <text:p>223.25621</text:p>
          </table:table-cell>
          <table:table-cell office:value-type="float" office:value="10.60478" calcext:value-type="float">
            <text:p>10.60478</text:p>
          </table:table-cell>
          <table:table-cell office:value-type="string" calcext:value-type="string">
            <text:p>QSO</text:p>
          </table:table-cell>
          <table:table-cell office:value-type="float" office:value="2.275276" calcext:value-type="float">
            <text:p>2.275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446.00+020842.9</text:p>
          </table:table-cell>
          <table:table-cell office:value-type="float" office:value="136.19168" calcext:value-type="float">
            <text:p>136.19168</text:p>
          </table:table-cell>
          <table:table-cell office:value-type="float" office:value="2.14527" calcext:value-type="float">
            <text:p>2.14527</text:p>
          </table:table-cell>
          <table:table-cell office:value-type="string" calcext:value-type="string">
            <text:p>*</text:p>
          </table:table-cell>
          <table:table-cell office:value-type="float" office:value="2.275" calcext:value-type="float">
            <text:p>2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3717.43+470807.0</text:p>
          </table:table-cell>
          <table:table-cell office:value-type="float" office:value="189.32267" calcext:value-type="float">
            <text:p>189.32267</text:p>
          </table:table-cell>
          <table:table-cell office:value-type="float" office:value="47.13528" calcext:value-type="float">
            <text:p>47.13528</text:p>
          </table:table-cell>
          <table:table-cell office:value-type="string" calcext:value-type="string">
            <text:p>QSO</text:p>
          </table:table-cell>
          <table:table-cell office:value-type="float" office:value="2.273884" calcext:value-type="float">
            <text:p>2.2738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10+36</text:p>
          </table:table-cell>
          <table:table-cell office:value-type="float" office:value="198.32293" calcext:value-type="float">
            <text:p>198.32293</text:p>
          </table:table-cell>
          <table:table-cell office:value-type="float" office:value="36.02361" calcext:value-type="float">
            <text:p>36.02361</text:p>
          </table:table-cell>
          <table:table-cell office:value-type="string" calcext:value-type="string">
            <text:p>*</text:p>
          </table:table-cell>
          <table:table-cell office:value-type="float" office:value="2.269101" calcext:value-type="float">
            <text:p>2.269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7+26A</text:p>
          </table:table-cell>
          <table:table-cell office:value-type="float" office:value="122.50858" calcext:value-type="float">
            <text:p>122.50858</text:p>
          </table:table-cell>
          <table:table-cell office:value-type="float" office:value="26.06125" calcext:value-type="float">
            <text:p>26.06125</text:p>
          </table:table-cell>
          <table:table-cell office:value-type="string" calcext:value-type="string">
            <text:p>QSO</text:p>
          </table:table-cell>
          <table:table-cell office:value-type="float" office:value="2.268706" calcext:value-type="float">
            <text:p>2.268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 645</text:p>
          </table:table-cell>
          <table:table-cell office:value-type="float" office:value="212.84798" calcext:value-type="float">
            <text:p>212.84798</text:p>
          </table:table-cell>
          <table:table-cell office:value-type="float" office:value="0.71471" calcext:value-type="float">
            <text:p>0.71471</text:p>
          </table:table-cell>
          <table:table-cell office:value-type="string" calcext:value-type="string">
            <text:p>QSO</text:p>
          </table:table-cell>
          <table:table-cell office:value-type="float" office:value="2.267592" calcext:value-type="float">
            <text:p>2.267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011.66+051333.2</text:p>
          </table:table-cell>
          <table:table-cell office:value-type="float" office:value="130.04862" calcext:value-type="float">
            <text:p>130.04862</text:p>
          </table:table-cell>
          <table:table-cell office:value-type="float" office:value="5.2259" calcext:value-type="float">
            <text:p>5.2259</text:p>
          </table:table-cell>
          <table:table-cell office:value-type="string" calcext:value-type="string">
            <text:p>*</text:p>
          </table:table-cell>
          <table:table-cell office:value-type="float" office:value="2.265" calcext:value-type="float">
            <text:p>2.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951.72+190435.0</text:p>
          </table:table-cell>
          <table:table-cell office:value-type="float" office:value="232.46546" calcext:value-type="float">
            <text:p>232.46546</text:p>
          </table:table-cell>
          <table:table-cell office:value-type="float" office:value="19.07637" calcext:value-type="float">
            <text:p>19.07637</text:p>
          </table:table-cell>
          <table:table-cell office:value-type="string" calcext:value-type="string">
            <text:p>*</text:p>
          </table:table-cell>
          <table:table-cell office:value-type="float" office:value="2.265" calcext:value-type="float">
            <text:p>2.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655.58+362134.4</text:p>
          </table:table-cell>
          <table:table-cell office:value-type="float" office:value="244.23158" calcext:value-type="float">
            <text:p>244.23158</text:p>
          </table:table-cell>
          <table:table-cell office:value-type="float" office:value="36.35958" calcext:value-type="float">
            <text:p>36.35958</text:p>
          </table:table-cell>
          <table:table-cell office:value-type="string" calcext:value-type="string">
            <text:p>QSO</text:p>
          </table:table-cell>
          <table:table-cell office:value-type="float" office:value="2.263552" calcext:value-type="float">
            <text:p>2.263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037.44+351948.6</text:p>
          </table:table-cell>
          <table:table-cell office:value-type="float" office:value="137.65605" calcext:value-type="float">
            <text:p>137.65605</text:p>
          </table:table-cell>
          <table:table-cell office:value-type="float" office:value="35.33014" calcext:value-type="float">
            <text:p>35.33014</text:p>
          </table:table-cell>
          <table:table-cell office:value-type="string" calcext:value-type="string">
            <text:p>QSO</text:p>
          </table:table-cell>
          <table:table-cell office:value-type="float" office:value="2.262674" calcext:value-type="float">
            <text:p>2.2626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13+32A</text:p>
          </table:table-cell>
          <table:table-cell office:value-type="float" office:value="183.95402" calcext:value-type="float">
            <text:p>183.95402</text:p>
          </table:table-cell>
          <table:table-cell office:value-type="float" office:value="31.8596" calcext:value-type="float">
            <text:p>31.8596</text:p>
          </table:table-cell>
          <table:table-cell office:value-type="string" calcext:value-type="string">
            <text:p>QSO</text:p>
          </table:table-cell>
          <table:table-cell office:value-type="float" office:value="2.261822" calcext:value-type="float">
            <text:p>2.261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429.33+474320.4</text:p>
          </table:table-cell>
          <table:table-cell office:value-type="float" office:value="201.12226" calcext:value-type="float">
            <text:p>201.12226</text:p>
          </table:table-cell>
          <table:table-cell office:value-type="float" office:value="47.7224" calcext:value-type="float">
            <text:p>47.7224</text:p>
          </table:table-cell>
          <table:table-cell office:value-type="string" calcext:value-type="string">
            <text:p>QSO</text:p>
          </table:table-cell>
          <table:table-cell office:value-type="float" office:value="2.26" calcext:value-type="float">
            <text:p>2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629.17+543915.6</text:p>
          </table:table-cell>
          <table:table-cell office:value-type="float" office:value="224.12152" calcext:value-type="float">
            <text:p>224.12152</text:p>
          </table:table-cell>
          <table:table-cell office:value-type="float" office:value="54.65439" calcext:value-type="float">
            <text:p>54.65439</text:p>
          </table:table-cell>
          <table:table-cell office:value-type="string" calcext:value-type="string">
            <text:p>QSO</text:p>
          </table:table-cell>
          <table:table-cell office:value-type="float" office:value="2.259366" calcext:value-type="float">
            <text:p>2.259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0444.3+233354</text:p>
          </table:table-cell>
          <table:table-cell office:value-type="float" office:value="136.18475" calcext:value-type="float">
            <text:p>136.18475</text:p>
          </table:table-cell>
          <table:table-cell office:value-type="float" office:value="23.56503" calcext:value-type="float">
            <text:p>23.56503</text:p>
          </table:table-cell>
          <table:table-cell office:value-type="string" calcext:value-type="string">
            <text:p>QSO</text:p>
          </table:table-cell>
          <table:table-cell office:value-type="float" office:value="2.258323" calcext:value-type="float">
            <text:p>2.2583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59+26B</text:p>
          </table:table-cell>
          <table:table-cell office:value-type="float" office:value="255.42454" calcext:value-type="float">
            <text:p>255.42454</text:p>
          </table:table-cell>
          <table:table-cell office:value-type="float" office:value="26.70728" calcext:value-type="float">
            <text:p>26.70728</text:p>
          </table:table-cell>
          <table:table-cell office:value-type="string" calcext:value-type="string">
            <text:p>RadioS</text:p>
          </table:table-cell>
          <table:table-cell office:value-type="float" office:value="2.255846" calcext:value-type="float">
            <text:p>2.2558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507.53+172607.6</text:p>
          </table:table-cell>
          <table:table-cell office:value-type="float" office:value="146.28135" calcext:value-type="float">
            <text:p>146.28135</text:p>
          </table:table-cell>
          <table:table-cell office:value-type="float" office:value="17.43548" calcext:value-type="float">
            <text:p>17.43548</text:p>
          </table:table-cell>
          <table:table-cell office:value-type="string" calcext:value-type="string">
            <text:p>*</text:p>
          </table:table-cell>
          <table:table-cell office:value-type="float" office:value="2.255" calcext:value-type="float">
            <text:p>2.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440.74+023521.3</text:p>
          </table:table-cell>
          <table:table-cell office:value-type="float" office:value="171.16978" calcext:value-type="float">
            <text:p>171.16978</text:p>
          </table:table-cell>
          <table:table-cell office:value-type="float" office:value="2.5893" calcext:value-type="float">
            <text:p>2.5893</text:p>
          </table:table-cell>
          <table:table-cell office:value-type="string" calcext:value-type="string">
            <text:p>*</text:p>
          </table:table-cell>
          <table:table-cell office:value-type="float" office:value="2.255" calcext:value-type="float">
            <text:p>2.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211.4+330925</text:p>
          </table:table-cell>
          <table:table-cell office:value-type="float" office:value="153.04772" calcext:value-type="float">
            <text:p>153.04772</text:p>
          </table:table-cell>
          <table:table-cell office:value-type="float" office:value="33.15735" calcext:value-type="float">
            <text:p>33.15735</text:p>
          </table:table-cell>
          <table:table-cell office:value-type="string" calcext:value-type="string">
            <text:p>QSO</text:p>
          </table:table-cell>
          <table:table-cell office:value-type="float" office:value="2.252867" calcext:value-type="float">
            <text:p>2.252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39+378</text:p>
          </table:table-cell>
          <table:table-cell office:value-type="float" office:value="235.39942" calcext:value-type="float">
            <text:p>235.39942</text:p>
          </table:table-cell>
          <table:table-cell office:value-type="float" office:value="37.68086" calcext:value-type="float">
            <text:p>37.68086</text:p>
          </table:table-cell>
          <table:table-cell office:value-type="string" calcext:value-type="string">
            <text:p>QSO</text:p>
          </table:table-cell>
          <table:table-cell office:value-type="float" office:value="2.250133" calcext:value-type="float">
            <text:p>2.2501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20+25</text:p>
          </table:table-cell>
          <table:table-cell office:value-type="float" office:value="260.72079" calcext:value-type="float">
            <text:p>260.72079</text:p>
          </table:table-cell>
          <table:table-cell office:value-type="float" office:value="24.9763" calcext:value-type="float">
            <text:p>24.9763</text:p>
          </table:table-cell>
          <table:table-cell office:value-type="string" calcext:value-type="string">
            <text:p>QSO</text:p>
          </table:table-cell>
          <table:table-cell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030.96+614136.9</text:p>
          </table:table-cell>
          <table:table-cell office:value-type="float" office:value="212.62913" calcext:value-type="float">
            <text:p>212.62913</text:p>
          </table:table-cell>
          <table:table-cell office:value-type="float" office:value="61.69359" calcext:value-type="float">
            <text:p>61.69359</text:p>
          </table:table-cell>
          <table:table-cell office:value-type="string" calcext:value-type="string">
            <text:p>QSO</text:p>
          </table:table-cell>
          <table:table-cell office:value-type="float" office:value="2.249903" calcext:value-type="float">
            <text:p>2.249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24+35A</text:p>
          </table:table-cell>
          <table:table-cell office:value-type="float" office:value="126.91078" calcext:value-type="float">
            <text:p>126.91078</text:p>
          </table:table-cell>
          <table:table-cell office:value-type="float" office:value="35.41808" calcext:value-type="float">
            <text:p>35.41808</text:p>
          </table:table-cell>
          <table:table-cell office:value-type="string" calcext:value-type="string">
            <text:p>QSO</text:p>
          </table:table-cell>
          <table:table-cell office:value-type="float" office:value="2.249" calcext:value-type="float">
            <text:p>2.2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1508.59+213345.9</text:p>
          </table:table-cell>
          <table:table-cell office:value-type="float" office:value="228.78579" calcext:value-type="float">
            <text:p>228.78579</text:p>
          </table:table-cell>
          <table:table-cell office:value-type="float" office:value="21.56256" calcext:value-type="float">
            <text:p>21.56256</text:p>
          </table:table-cell>
          <table:table-cell office:value-type="string" calcext:value-type="string">
            <text:p>QSO</text:p>
          </table:table-cell>
          <table:table-cell office:value-type="float" office:value="2.2457" calcext:value-type="float">
            <text:p>2.2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412.21+432549.7</text:p>
          </table:table-cell>
          <table:table-cell office:value-type="float" office:value="171.05095" calcext:value-type="float">
            <text:p>171.05095</text:p>
          </table:table-cell>
          <table:table-cell office:value-type="float" office:value="43.43055" calcext:value-type="float">
            <text:p>43.43055</text:p>
          </table:table-cell>
          <table:table-cell office:value-type="string" calcext:value-type="string">
            <text:p>VisS</text:p>
          </table:table-cell>
          <table:table-cell office:value-type="float" office:value="2.245" calcext:value-type="float">
            <text:p>2.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13.54+284526.1</text:p>
          </table:table-cell>
          <table:table-cell office:value-type="float" office:value="150.80656" calcext:value-type="float">
            <text:p>150.80656</text:p>
          </table:table-cell>
          <table:table-cell office:value-type="float" office:value="28.75747" calcext:value-type="float">
            <text:p>28.75747</text:p>
          </table:table-cell>
          <table:table-cell office:value-type="string" calcext:value-type="string">
            <text:p>QSO</text:p>
          </table:table-cell>
          <table:table-cell office:value-type="float" office:value="2.24478" calcext:value-type="float">
            <text:p>2.24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217.48+614926.7</text:p>
          </table:table-cell>
          <table:table-cell office:value-type="float" office:value="168.0729" calcext:value-type="float">
            <text:p>168.0729</text:p>
          </table:table-cell>
          <table:table-cell office:value-type="float" office:value="61.82404" calcext:value-type="float">
            <text:p>61.82404</text:p>
          </table:table-cell>
          <table:table-cell office:value-type="string" calcext:value-type="string">
            <text:p>QSO</text:p>
          </table:table-cell>
          <table:table-cell office:value-type="float" office:value="2.240713" calcext:value-type="float">
            <text:p>2.240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5+429</text:p>
          </table:table-cell>
          <table:table-cell office:value-type="float" office:value="204.5117" calcext:value-type="float">
            <text:p>204.5117</text:p>
          </table:table-cell>
          <table:table-cell office:value-type="float" office:value="42.66584" calcext:value-type="float">
            <text:p>42.66584</text:p>
          </table:table-cell>
          <table:table-cell office:value-type="string" calcext:value-type="string">
            <text:p>QSO</text:p>
          </table:table-cell>
          <table:table-cell office:value-type="float" office:value="2.240562" calcext:value-type="float">
            <text:p>2.2405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9+140</text:p>
          </table:table-cell>
          <table:table-cell office:value-type="float" office:value="240.47724" calcext:value-type="float">
            <text:p>240.47724</text:p>
          </table:table-cell>
          <table:table-cell office:value-type="float" office:value="13.95299" calcext:value-type="float">
            <text:p>13.95299</text:p>
          </table:table-cell>
          <table:table-cell office:value-type="string" calcext:value-type="string">
            <text:p>QSO</text:p>
          </table:table-cell>
          <table:table-cell office:value-type="float" office:value="2.237" calcext:value-type="float">
            <text:p>2.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38+422B</text:p>
          </table:table-cell>
          <table:table-cell office:value-type="float" office:value="115.48186" calcext:value-type="float">
            <text:p>115.48186</text:p>
          </table:table-cell>
          <table:table-cell office:value-type="float" office:value="42.1383" calcext:value-type="float">
            <text:p>42.1383</text:p>
          </table:table-cell>
          <table:table-cell office:value-type="string" calcext:value-type="string">
            <text:p>QSO</text:p>
          </table:table-cell>
          <table:table-cell office:value-type="float" office:value="2.233366" calcext:value-type="float">
            <text:p>2.233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15+521</text:p>
          </table:table-cell>
          <table:table-cell office:value-type="float" office:value="184.40273" calcext:value-type="float">
            <text:p>184.40273</text:p>
          </table:table-cell>
          <table:table-cell office:value-type="float" office:value="51.91951" calcext:value-type="float">
            <text:p>51.91951</text:p>
          </table:table-cell>
          <table:table-cell office:value-type="string" calcext:value-type="string">
            <text:p>QSO</text:p>
          </table:table-cell>
          <table:table-cell office:value-type="float" office:value="2.228749" calcext:value-type="float">
            <text:p>2.2287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756.23+351701.0</text:p>
          </table:table-cell>
          <table:table-cell office:value-type="float" office:value="116.98426" calcext:value-type="float">
            <text:p>116.98426</text:p>
          </table:table-cell>
          <table:table-cell office:value-type="float" office:value="35.28361" calcext:value-type="float">
            <text:p>35.28361</text:p>
          </table:table-cell>
          <table:table-cell office:value-type="string" calcext:value-type="string">
            <text:p>QSO</text:p>
          </table:table-cell>
          <table:table-cell office:value-type="float" office:value="2.227654" calcext:value-type="float">
            <text:p>2.227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644.18+515316.1</text:p>
          </table:table-cell>
          <table:table-cell office:value-type="float" office:value="181.6841" calcext:value-type="float">
            <text:p>181.6841</text:p>
          </table:table-cell>
          <table:table-cell office:value-type="float" office:value="51.88781" calcext:value-type="float">
            <text:p>51.88781</text:p>
          </table:table-cell>
          <table:table-cell office:value-type="string" calcext:value-type="string">
            <text:p>QSO</text:p>
          </table:table-cell>
          <table:table-cell office:value-type="float" office:value="2.226547" calcext:value-type="float">
            <text:p>2.2265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2731.42+584547.1</text:p>
          </table:table-cell>
          <table:table-cell office:value-type="float" office:value="156.88094" calcext:value-type="float">
            <text:p>156.88094</text:p>
          </table:table-cell>
          <table:table-cell office:value-type="float" office:value="58.76311" calcext:value-type="float">
            <text:p>58.76311</text:p>
          </table:table-cell>
          <table:table-cell office:value-type="string" calcext:value-type="string">
            <text:p>*</text:p>
          </table:table-cell>
          <table:table-cell office:value-type="float" office:value="2.225" calcext:value-type="float">
            <text:p>2.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306.17+480211.0</text:p>
          </table:table-cell>
          <table:table-cell office:value-type="float" office:value="215.77565" calcext:value-type="float">
            <text:p>215.77565</text:p>
          </table:table-cell>
          <table:table-cell office:value-type="float" office:value="48.03635" calcext:value-type="float">
            <text:p>48.03635</text:p>
          </table:table-cell>
          <table:table-cell office:value-type="string" calcext:value-type="string">
            <text:p>QSO</text:p>
          </table:table-cell>
          <table:table-cell office:value-type="float" office:value="2.22" calcext:value-type="float">
            <text:p>2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1+35</text:p>
          </table:table-cell>
          <table:table-cell office:value-type="float" office:value="161.04406" calcext:value-type="float">
            <text:p>161.04406</text:p>
          </table:table-cell>
          <table:table-cell office:value-type="float" office:value="35.15287" calcext:value-type="float">
            <text:p>35.15287</text:p>
          </table:table-cell>
          <table:table-cell office:value-type="string" calcext:value-type="string">
            <text:p>QSO</text:p>
          </table:table-cell>
          <table:table-cell office:value-type="float" office:value="2.219797" calcext:value-type="float">
            <text:p>2.219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3753.72+085051.9</text:p>
          </table:table-cell>
          <table:table-cell office:value-type="float" office:value="234.47387" calcext:value-type="float">
            <text:p>234.47387</text:p>
          </table:table-cell>
          <table:table-cell office:value-type="float" office:value="8.84776" calcext:value-type="float">
            <text:p>8.84776</text:p>
          </table:table-cell>
          <table:table-cell office:value-type="string" calcext:value-type="string">
            <text:p>QSO</text:p>
          </table:table-cell>
          <table:table-cell office:value-type="float" office:value="2.2196" calcext:value-type="float">
            <text:p>2.21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031.93+052006.7</text:p>
          </table:table-cell>
          <table:table-cell office:value-type="float" office:value="127.63308" calcext:value-type="float">
            <text:p>127.63308</text:p>
          </table:table-cell>
          <table:table-cell office:value-type="float" office:value="5.33522" calcext:value-type="float">
            <text:p>5.33522</text:p>
          </table:table-cell>
          <table:table-cell office:value-type="string" calcext:value-type="string">
            <text:p>QSO</text:p>
          </table:table-cell>
          <table:table-cell office:value-type="float" office:value="2.219567" calcext:value-type="float">
            <text:p>2.219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2824.9+312837</text:p>
          </table:table-cell>
          <table:table-cell office:value-type="float" office:value="187.10402" calcext:value-type="float">
            <text:p>187.10402</text:p>
          </table:table-cell>
          <table:table-cell office:value-type="float" office:value="31.47712" calcext:value-type="float">
            <text:p>31.47712</text:p>
          </table:table-cell>
          <table:table-cell office:value-type="string" calcext:value-type="string">
            <text:p>QSO</text:p>
          </table:table-cell>
          <table:table-cell office:value-type="float" office:value="2.219" calcext:value-type="float">
            <text:p>2.2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15+416</text:p>
          </table:table-cell>
          <table:table-cell office:value-type="float" office:value="169.47223" calcext:value-type="float">
            <text:p>169.47223</text:p>
          </table:table-cell>
          <table:table-cell office:value-type="float" office:value="41.33786" calcext:value-type="float">
            <text:p>41.33786</text:p>
          </table:table-cell>
          <table:table-cell office:value-type="string" calcext:value-type="string">
            <text:p>QSO</text:p>
          </table:table-cell>
          <table:table-cell office:value-type="float" office:value="2.218286" calcext:value-type="float">
            <text:p>2.2182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28+39B</text:p>
          </table:table-cell>
          <table:table-cell office:value-type="float" office:value="187.71902" calcext:value-type="float">
            <text:p>187.71902</text:p>
          </table:table-cell>
          <table:table-cell office:value-type="float" office:value="39.50021" calcext:value-type="float">
            <text:p>39.50021</text:p>
          </table:table-cell>
          <table:table-cell office:value-type="string" calcext:value-type="string">
            <text:p>QSO</text:p>
          </table:table-cell>
          <table:table-cell office:value-type="float" office:value="2.217495" calcext:value-type="float">
            <text:p>2.217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2736.52+055532.0</text:p>
          </table:table-cell>
          <table:table-cell office:value-type="float" office:value="171.90221" calcext:value-type="float">
            <text:p>171.90221</text:p>
          </table:table-cell>
          <table:table-cell office:value-type="float" office:value="5.92558" calcext:value-type="float">
            <text:p>5.92558</text:p>
          </table:table-cell>
          <table:table-cell office:value-type="string" calcext:value-type="string">
            <text:p>QSO</text:p>
          </table:table-cell>
          <table:table-cell office:value-type="float" office:value="2.217" calcext:value-type="float">
            <text:p>2.2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41+29 NED02</text:p>
          </table:table-cell>
          <table:table-cell office:value-type="float" office:value="206.06003" calcext:value-type="float">
            <text:p>206.06003</text:p>
          </table:table-cell>
          <table:table-cell office:value-type="float" office:value="28.87654" calcext:value-type="float">
            <text:p>28.87654</text:p>
          </table:table-cell>
          <table:table-cell office:value-type="string" calcext:value-type="string">
            <text:p>VisS</text:p>
          </table:table-cell>
          <table:table-cell office:value-type="float" office:value="2.215" calcext:value-type="float">
            <text:p>2.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633.64+514645.3</text:p>
          </table:table-cell>
          <table:table-cell office:value-type="float" office:value="236.64009" calcext:value-type="float">
            <text:p>236.64009</text:p>
          </table:table-cell>
          <table:table-cell office:value-type="float" office:value="51.77929" calcext:value-type="float">
            <text:p>51.77929</text:p>
          </table:table-cell>
          <table:table-cell office:value-type="string" calcext:value-type="string">
            <text:p>QSO</text:p>
          </table:table-cell>
          <table:table-cell office:value-type="float" office:value="2.215" calcext:value-type="float">
            <text:p>2.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815.59+072638.8</text:p>
          </table:table-cell>
          <table:table-cell office:value-type="float" office:value="177.06498" calcext:value-type="float">
            <text:p>177.06498</text:p>
          </table:table-cell>
          <table:table-cell office:value-type="float" office:value="7.44411" calcext:value-type="float">
            <text:p>7.44411</text:p>
          </table:table-cell>
          <table:table-cell office:value-type="string" calcext:value-type="string">
            <text:p>QSO</text:p>
          </table:table-cell>
          <table:table-cell office:value-type="float" office:value="2.212888" calcext:value-type="float">
            <text:p>2.212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06+339</text:p>
          </table:table-cell>
          <table:table-cell office:value-type="float" office:value="227.09882" calcext:value-type="float">
            <text:p>227.09882</text:p>
          </table:table-cell>
          <table:table-cell office:value-type="float" office:value="33.78354" calcext:value-type="float">
            <text:p>33.78354</text:p>
          </table:table-cell>
          <table:table-cell office:value-type="string" calcext:value-type="string">
            <text:p>QSO</text:p>
          </table:table-cell>
          <table:table-cell office:value-type="float" office:value="2.212086" calcext:value-type="float">
            <text:p>2.212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423.03+024252.6</text:p>
          </table:table-cell>
          <table:table-cell office:value-type="float" office:value="183.59593" calcext:value-type="float">
            <text:p>183.59593</text:p>
          </table:table-cell>
          <table:table-cell office:value-type="float" office:value="2.71467" calcext:value-type="float">
            <text:p>2.71467</text:p>
          </table:table-cell>
          <table:table-cell office:value-type="string" calcext:value-type="string">
            <text:p>QSO</text:p>
          </table:table-cell>
          <table:table-cell office:value-type="float" office:value="2.212045" calcext:value-type="float">
            <text:p>2.212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645.01+302153.8</text:p>
          </table:table-cell>
          <table:table-cell office:value-type="float" office:value="124.18755" calcext:value-type="float">
            <text:p>124.18755</text:p>
          </table:table-cell>
          <table:table-cell office:value-type="float" office:value="30.36494" calcext:value-type="float">
            <text:p>30.36494</text:p>
          </table:table-cell>
          <table:table-cell office:value-type="string" calcext:value-type="string">
            <text:p>QSO</text:p>
          </table:table-cell>
          <table:table-cell office:value-type="float" office:value="2.211568" calcext:value-type="float">
            <text:p>2.2115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048.93+045607.9</text:p>
          </table:table-cell>
          <table:table-cell office:value-type="float" office:value="167.70388" calcext:value-type="float">
            <text:p>167.70388</text:p>
          </table:table-cell>
          <table:table-cell office:value-type="float" office:value="4.93556" calcext:value-type="float">
            <text:p>4.93556</text:p>
          </table:table-cell>
          <table:table-cell office:value-type="string" calcext:value-type="string">
            <text:p>QSO</text:p>
          </table:table-cell>
          <table:table-cell office:value-type="float" office:value="2.210545" calcext:value-type="float">
            <text:p>2.210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5837.62+135733.7</text:p>
          </table:table-cell>
          <table:table-cell office:value-type="float" office:value="119.65679" calcext:value-type="float">
            <text:p>119.65679</text:p>
          </table:table-cell>
          <table:table-cell office:value-type="float" office:value="13.95939" calcext:value-type="float">
            <text:p>13.95939</text:p>
          </table:table-cell>
          <table:table-cell office:value-type="string" calcext:value-type="string">
            <text:p>QSO</text:p>
          </table:table-cell>
          <table:table-cell office:value-type="float" office:value="2.209242" calcext:value-type="float">
            <text:p>2.209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601.00+474424.2</text:p>
          </table:table-cell>
          <table:table-cell office:value-type="float" office:value="114.00436" calcext:value-type="float">
            <text:p>114.00436</text:p>
          </table:table-cell>
          <table:table-cell office:value-type="float" office:value="47.74001" calcext:value-type="float">
            <text:p>47.74001</text:p>
          </table:table-cell>
          <table:table-cell office:value-type="string" calcext:value-type="string">
            <text:p>*</text:p>
          </table:table-cell>
          <table:table-cell office:value-type="float" office:value="2.205" calcext:value-type="float">
            <text:p>2.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917.99+504554.4</text:p>
          </table:table-cell>
          <table:table-cell office:value-type="float" office:value="144.82501" calcext:value-type="float">
            <text:p>144.82501</text:p>
          </table:table-cell>
          <table:table-cell office:value-type="float" office:value="50.7651" calcext:value-type="float">
            <text:p>50.7651</text:p>
          </table:table-cell>
          <table:table-cell office:value-type="string" calcext:value-type="string">
            <text:p>*</text:p>
          </table:table-cell>
          <table:table-cell office:value-type="float" office:value="2.205" calcext:value-type="float">
            <text:p>2.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556.81+102046.8</text:p>
          </table:table-cell>
          <table:table-cell office:value-type="float" office:value="193.98671" calcext:value-type="float">
            <text:p>193.98671</text:p>
          </table:table-cell>
          <table:table-cell office:value-type="float" office:value="10.34642" calcext:value-type="float">
            <text:p>10.34642</text:p>
          </table:table-cell>
          <table:table-cell office:value-type="string" calcext:value-type="string">
            <text:p>*</text:p>
          </table:table-cell>
          <table:table-cell office:value-type="float" office:value="2.205" calcext:value-type="float">
            <text:p>2.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653.96+530507.5</text:p>
          </table:table-cell>
          <table:table-cell office:value-type="float" office:value="204.22486" calcext:value-type="float">
            <text:p>204.22486</text:p>
          </table:table-cell>
          <table:table-cell office:value-type="float" office:value="53.08542" calcext:value-type="float">
            <text:p>53.08542</text:p>
          </table:table-cell>
          <table:table-cell office:value-type="string" calcext:value-type="string">
            <text:p>*</text:p>
          </table:table-cell>
          <table:table-cell office:value-type="float" office:value="2.205" calcext:value-type="float">
            <text:p>2.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329.92+491840.9</text:p>
          </table:table-cell>
          <table:table-cell office:value-type="float" office:value="153.37472" calcext:value-type="float">
            <text:p>153.37472</text:p>
          </table:table-cell>
          <table:table-cell office:value-type="float" office:value="49.31138" calcext:value-type="float">
            <text:p>49.31138</text:p>
          </table:table-cell>
          <table:table-cell office:value-type="string" calcext:value-type="string">
            <text:p>QSO</text:p>
          </table:table-cell>
          <table:table-cell office:value-type="float" office:value="2.203183" calcext:value-type="float">
            <text:p>2.203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39+398</text:p>
          </table:table-cell>
          <table:table-cell office:value-type="float" office:value="115.65578" calcext:value-type="float">
            <text:p>115.65578</text:p>
          </table:table-cell>
          <table:table-cell office:value-type="float" office:value="39.74323" calcext:value-type="float">
            <text:p>39.74323</text:p>
          </table:table-cell>
          <table:table-cell office:value-type="string" calcext:value-type="string">
            <text:p>QSO</text:p>
          </table:table-cell>
          <table:table-cell office:value-type="float" office:value="2.202233" calcext:value-type="float">
            <text:p>2.2022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644.20+535643.2</text:p>
          </table:table-cell>
          <table:table-cell office:value-type="float" office:value="176.68418" calcext:value-type="float">
            <text:p>176.68418</text:p>
          </table:table-cell>
          <table:table-cell office:value-type="float" office:value="53.9453" calcext:value-type="float">
            <text:p>53.9453</text:p>
          </table:table-cell>
          <table:table-cell office:value-type="string" calcext:value-type="string">
            <text:p>QSO</text:p>
          </table:table-cell>
          <table:table-cell office:value-type="float" office:value="2.201" calcext:value-type="float">
            <text:p>2.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042.00+300834.7</text:p>
          </table:table-cell>
          <table:table-cell office:value-type="float" office:value="205.17494" calcext:value-type="float">
            <text:p>205.17494</text:p>
          </table:table-cell>
          <table:table-cell office:value-type="float" office:value="30.14301" calcext:value-type="float">
            <text:p>30.14301</text:p>
          </table:table-cell>
          <table:table-cell office:value-type="string" calcext:value-type="string">
            <text:p>QSO</text:p>
          </table:table-cell>
          <table:table-cell office:value-type="float" office:value="2.197" calcext:value-type="float">
            <text:p>2.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437.45+504750.6</text:p>
          </table:table-cell>
          <table:table-cell office:value-type="float" office:value="166.15603" calcext:value-type="float">
            <text:p>166.15603</text:p>
          </table:table-cell>
          <table:table-cell office:value-type="float" office:value="50.79741" calcext:value-type="float">
            <text:p>50.79741</text:p>
          </table:table-cell>
          <table:table-cell office:value-type="string" calcext:value-type="string">
            <text:p>QSO</text:p>
          </table:table-cell>
          <table:table-cell office:value-type="float" office:value="2.196789" calcext:value-type="float">
            <text:p>2.1967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120.23+002256.6</text:p>
          </table:table-cell>
          <table:table-cell office:value-type="float" office:value="175.33446" calcext:value-type="float">
            <text:p>175.33446</text:p>
          </table:table-cell>
          <table:table-cell office:value-type="float" office:value="0.38244" calcext:value-type="float">
            <text:p>0.38244</text:p>
          </table:table-cell>
          <table:table-cell office:value-type="string" calcext:value-type="string">
            <text:p>QSO</text:p>
          </table:table-cell>
          <table:table-cell office:value-type="float" office:value="2.196" calcext:value-type="float">
            <text:p>2.1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2029.65+370018.7</text:p>
          </table:table-cell>
          <table:table-cell office:value-type="float" office:value="140.12341" calcext:value-type="float">
            <text:p>140.12341</text:p>
          </table:table-cell>
          <table:table-cell office:value-type="float" office:value="37.00509" calcext:value-type="float">
            <text:p>37.00509</text:p>
          </table:table-cell>
          <table:table-cell office:value-type="string" calcext:value-type="string">
            <text:p>*</text:p>
          </table:table-cell>
          <table:table-cell office:value-type="float" office:value="2.195" calcext:value-type="float">
            <text:p>2.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544.43+555100.6</text:p>
          </table:table-cell>
          <table:table-cell office:value-type="float" office:value="153.93508" calcext:value-type="float">
            <text:p>153.93508</text:p>
          </table:table-cell>
          <table:table-cell office:value-type="float" office:value="55.85015" calcext:value-type="float">
            <text:p>55.85015</text:p>
          </table:table-cell>
          <table:table-cell office:value-type="string" calcext:value-type="string">
            <text:p>VisS</text:p>
          </table:table-cell>
          <table:table-cell office:value-type="float" office:value="2.195" calcext:value-type="float">
            <text:p>2.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535.06+170139.3</text:p>
          </table:table-cell>
          <table:table-cell office:value-type="float" office:value="128.89621" calcext:value-type="float">
            <text:p>128.89621</text:p>
          </table:table-cell>
          <table:table-cell office:value-type="float" office:value="17.02757" calcext:value-type="float">
            <text:p>17.02757</text:p>
          </table:table-cell>
          <table:table-cell office:value-type="string" calcext:value-type="string">
            <text:p>QSO</text:p>
          </table:table-cell>
          <table:table-cell office:value-type="float" office:value="2.193622" calcext:value-type="float">
            <text:p>2.193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555.51+094154.2</text:p>
          </table:table-cell>
          <table:table-cell office:value-type="float" office:value="133.98128" calcext:value-type="float">
            <text:p>133.98128</text:p>
          </table:table-cell>
          <table:table-cell office:value-type="float" office:value="9.69842" calcext:value-type="float">
            <text:p>9.69842</text:p>
          </table:table-cell>
          <table:table-cell office:value-type="string" calcext:value-type="string">
            <text:p>QSO</text:p>
          </table:table-cell>
          <table:table-cell office:value-type="float" office:value="2.192692" calcext:value-type="float">
            <text:p>2.1926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901.75+065619.0</text:p>
          </table:table-cell>
          <table:table-cell office:value-type="float" office:value="179.75729" calcext:value-type="float">
            <text:p>179.75729</text:p>
          </table:table-cell>
          <table:table-cell office:value-type="float" office:value="6.93863" calcext:value-type="float">
            <text:p>6.93863</text:p>
          </table:table-cell>
          <table:table-cell office:value-type="string" calcext:value-type="string">
            <text:p>QSO</text:p>
          </table:table-cell>
          <table:table-cell office:value-type="float" office:value="2.186956" calcext:value-type="float">
            <text:p>2.186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17+449</text:p>
          </table:table-cell>
          <table:table-cell office:value-type="float" office:value="140.24358" calcext:value-type="float">
            <text:p>140.24358</text:p>
          </table:table-cell>
          <table:table-cell office:value-type="float" office:value="44.69833" calcext:value-type="float">
            <text:p>44.69833</text:p>
          </table:table-cell>
          <table:table-cell office:value-type="string" calcext:value-type="string">
            <text:p>QSO</text:p>
          </table:table-cell>
          <table:table-cell office:value-type="float" office:value="2.186448" calcext:value-type="float">
            <text:p>2.186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713.57+040842.0</text:p>
          </table:table-cell>
          <table:table-cell office:value-type="float" office:value="244.30662" calcext:value-type="float">
            <text:p>244.30662</text:p>
          </table:table-cell>
          <table:table-cell office:value-type="float" office:value="4.14492" calcext:value-type="float">
            <text:p>4.14492</text:p>
          </table:table-cell>
          <table:table-cell office:value-type="string" calcext:value-type="string">
            <text:p>VisS</text:p>
          </table:table-cell>
          <table:table-cell office:value-type="float" office:value="2.185" calcext:value-type="float">
            <text:p>2.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338.14+052038.7</text:p>
          </table:table-cell>
          <table:table-cell office:value-type="float" office:value="170.90892" calcext:value-type="float">
            <text:p>170.90892</text:p>
          </table:table-cell>
          <table:table-cell office:value-type="float" office:value="5.344" calcext:value-type="float">
            <text:p>5.344</text:p>
          </table:table-cell>
          <table:table-cell office:value-type="string" calcext:value-type="string">
            <text:p>QSO</text:p>
          </table:table-cell>
          <table:table-cell office:value-type="float" office:value="2.183412" calcext:value-type="float">
            <text:p>2.1834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4+443</text:p>
          </table:table-cell>
          <table:table-cell office:value-type="float" office:value="149.50871" calcext:value-type="float">
            <text:p>149.50871</text:p>
          </table:table-cell>
          <table:table-cell office:value-type="float" office:value="44.10203" calcext:value-type="float">
            <text:p>44.10203</text:p>
          </table:table-cell>
          <table:table-cell office:value-type="string" calcext:value-type="string">
            <text:p>QSO</text:p>
          </table:table-cell>
          <table:table-cell office:value-type="float" office:value="2.183" calcext:value-type="float">
            <text:p>2.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744.20+140620.7</text:p>
          </table:table-cell>
          <table:table-cell office:value-type="float" office:value="211.93421" calcext:value-type="float">
            <text:p>211.93421</text:p>
          </table:table-cell>
          <table:table-cell office:value-type="float" office:value="14.10578" calcext:value-type="float">
            <text:p>14.10578</text:p>
          </table:table-cell>
          <table:table-cell office:value-type="string" calcext:value-type="string">
            <text:p>QSO</text:p>
          </table:table-cell>
          <table:table-cell office:value-type="float" office:value="2.182597" calcext:value-type="float">
            <text:p>2.1825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7.31</text:p>
          </table:table-cell>
          <table:table-cell office:value-type="float" office:value="230.85501" calcext:value-type="float">
            <text:p>230.85501</text:p>
          </table:table-cell>
          <table:table-cell office:value-type="float" office:value="27.08261" calcext:value-type="float">
            <text:p>27.08261</text:p>
          </table:table-cell>
          <table:table-cell office:value-type="string" calcext:value-type="string">
            <text:p>G</text:p>
          </table:table-cell>
          <table:table-cell office:value-type="float" office:value="2.1824" calcext:value-type="float">
            <text:p>2.1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36+28</text:p>
          </table:table-cell>
          <table:table-cell office:value-type="float" office:value="249.56629" calcext:value-type="float">
            <text:p>249.56629</text:p>
          </table:table-cell>
          <table:table-cell office:value-type="float" office:value="27.93419" calcext:value-type="float">
            <text:p>27.93419</text:p>
          </table:table-cell>
          <table:table-cell office:value-type="string" calcext:value-type="string">
            <text:p>QSO</text:p>
          </table:table-cell>
          <table:table-cell office:value-type="float" office:value="2.1824" calcext:value-type="float">
            <text:p>2.1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04+281</text:p>
          </table:table-cell>
          <table:table-cell office:value-type="float" office:value="181.86625" calcext:value-type="float">
            <text:p>181.86625</text:p>
          </table:table-cell>
          <table:table-cell office:value-type="float" office:value="27.91635" calcext:value-type="float">
            <text:p>27.91635</text:p>
          </table:table-cell>
          <table:table-cell office:value-type="string" calcext:value-type="string">
            <text:p>QSO</text:p>
          </table:table-cell>
          <table:table-cell office:value-type="float" office:value="2.182064" calcext:value-type="float">
            <text:p>2.182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2+042</text:p>
          </table:table-cell>
          <table:table-cell office:value-type="float" office:value="236.24761" calcext:value-type="float">
            <text:p>236.24761</text:p>
          </table:table-cell>
          <table:table-cell office:value-type="float" office:value="4.12954" calcext:value-type="float">
            <text:p>4.12954</text:p>
          </table:table-cell>
          <table:table-cell office:value-type="string" calcext:value-type="string">
            <text:p>QSO</text:p>
          </table:table-cell>
          <table:table-cell office:value-type="float" office:value="2.182" calcext:value-type="float">
            <text:p>2.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809.99+100027.1</text:p>
          </table:table-cell>
          <table:table-cell office:value-type="float" office:value="124.54148" calcext:value-type="float">
            <text:p>124.54148</text:p>
          </table:table-cell>
          <table:table-cell office:value-type="float" office:value="10.00752" calcext:value-type="float">
            <text:p>10.00752</text:p>
          </table:table-cell>
          <table:table-cell office:value-type="string" calcext:value-type="string">
            <text:p>QSO</text:p>
          </table:table-cell>
          <table:table-cell office:value-type="float" office:value="2.1815" calcext:value-type="float">
            <text:p>2.1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301.01+063441.1</text:p>
          </table:table-cell>
          <table:table-cell office:value-type="float" office:value="180.75422" calcext:value-type="float">
            <text:p>180.75422</text:p>
          </table:table-cell>
          <table:table-cell office:value-type="float" office:value="6.57821" calcext:value-type="float">
            <text:p>6.57821</text:p>
          </table:table-cell>
          <table:table-cell office:value-type="string" calcext:value-type="string">
            <text:p>QSO</text:p>
          </table:table-cell>
          <table:table-cell office:value-type="float" office:value="2.18093" calcext:value-type="float">
            <text:p>2.180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18+113</text:p>
          </table:table-cell>
          <table:table-cell office:value-type="float" office:value="200.32849" calcext:value-type="float">
            <text:p>200.32849</text:p>
          </table:table-cell>
          <table:table-cell office:value-type="float" office:value="11.11388" calcext:value-type="float">
            <text:p>11.11388</text:p>
          </table:table-cell>
          <table:table-cell office:value-type="string" calcext:value-type="string">
            <text:p>QSO</text:p>
          </table:table-cell>
          <table:table-cell office:value-type="float" office:value="2.179202" calcext:value-type="float">
            <text:p>2.179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5233.20+401358.3</text:p>
          </table:table-cell>
          <table:table-cell office:value-type="float" office:value="253.13839" calcext:value-type="float">
            <text:p>253.13839</text:p>
          </table:table-cell>
          <table:table-cell office:value-type="float" office:value="40.23287" calcext:value-type="float">
            <text:p>40.23287</text:p>
          </table:table-cell>
          <table:table-cell office:value-type="string" calcext:value-type="string">
            <text:p>QSO</text:p>
          </table:table-cell>
          <table:table-cell office:value-type="float" office:value="2.175" calcext:value-type="float">
            <text:p>2.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20+437</text:p>
          </table:table-cell>
          <table:table-cell office:value-type="float" office:value="230.45672" calcext:value-type="float">
            <text:p>230.45672</text:p>
          </table:table-cell>
          <table:table-cell office:value-type="float" office:value="43.61091" calcext:value-type="float">
            <text:p>43.61091</text:p>
          </table:table-cell>
          <table:table-cell office:value-type="string" calcext:value-type="string">
            <text:p>QSO</text:p>
          </table:table-cell>
          <table:table-cell office:value-type="float" office:value="2.174594" calcext:value-type="float">
            <text:p>2.174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4+475</text:p>
          </table:table-cell>
          <table:table-cell office:value-type="float" office:value="191.60269" calcext:value-type="float">
            <text:p>191.60269</text:p>
          </table:table-cell>
          <table:table-cell office:value-type="float" office:value="47.30824" calcext:value-type="float">
            <text:p>47.30824</text:p>
          </table:table-cell>
          <table:table-cell office:value-type="string" calcext:value-type="string">
            <text:p>QSO</text:p>
          </table:table-cell>
          <table:table-cell office:value-type="float" office:value="2.174496" calcext:value-type="float">
            <text:p>2.174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8+575</text:p>
          </table:table-cell>
          <table:table-cell office:value-type="float" office:value="254.94053" calcext:value-type="float">
            <text:p>254.94053</text:p>
          </table:table-cell>
          <table:table-cell office:value-type="float" office:value="57.52557" calcext:value-type="float">
            <text:p>57.52557</text:p>
          </table:table-cell>
          <table:table-cell office:value-type="string" calcext:value-type="string">
            <text:p>QSO</text:p>
          </table:table-cell>
          <table:table-cell office:value-type="float" office:value="2.173" calcext:value-type="float">
            <text:p>2.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4917.46+503805.8</text:p>
          </table:table-cell>
          <table:table-cell office:value-type="float" office:value="237.32279" calcext:value-type="float">
            <text:p>237.32279</text:p>
          </table:table-cell>
          <table:table-cell office:value-type="float" office:value="50.63494" calcext:value-type="float">
            <text:p>50.63494</text:p>
          </table:table-cell>
          <table:table-cell office:value-type="string" calcext:value-type="string">
            <text:p>QSO</text:p>
          </table:table-cell>
          <table:table-cell office:value-type="float" office:value="2.170987" calcext:value-type="float">
            <text:p>2.1709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723.49+183537.5</text:p>
          </table:table-cell>
          <table:table-cell office:value-type="float" office:value="206.84788" calcext:value-type="float">
            <text:p>206.84788</text:p>
          </table:table-cell>
          <table:table-cell office:value-type="float" office:value="18.59377" calcext:value-type="float">
            <text:p>18.59377</text:p>
          </table:table-cell>
          <table:table-cell office:value-type="string" calcext:value-type="string">
            <text:p>QSO</text:p>
          </table:table-cell>
          <table:table-cell office:value-type="float" office:value="2.169" calcext:value-type="float">
            <text:p>2.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07+437A</text:p>
          </table:table-cell>
          <table:table-cell office:value-type="float" office:value="122.63754" calcext:value-type="float">
            <text:p>122.63754</text:p>
          </table:table-cell>
          <table:table-cell office:value-type="float" office:value="43.58596" calcext:value-type="float">
            <text:p>43.58596</text:p>
          </table:table-cell>
          <table:table-cell office:value-type="string" calcext:value-type="string">
            <text:p>QSO</text:p>
          </table:table-cell>
          <table:table-cell office:value-type="float" office:value="2.16635" calcext:value-type="float">
            <text:p>2.16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1054.1+375915</text:p>
          </table:table-cell>
          <table:table-cell office:value-type="float" office:value="137.72577" calcext:value-type="float">
            <text:p>137.72577</text:p>
          </table:table-cell>
          <table:table-cell office:value-type="float" office:value="37.9875" calcext:value-type="float">
            <text:p>37.9875</text:p>
          </table:table-cell>
          <table:table-cell office:value-type="string" calcext:value-type="string">
            <text:p>QSO</text:p>
          </table:table-cell>
          <table:table-cell office:value-type="float" office:value="2.166231" calcext:value-type="float">
            <text:p>2.1662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432.57+180128.1</text:p>
          </table:table-cell>
          <table:table-cell office:value-type="float" office:value="156.1357" calcext:value-type="float">
            <text:p>156.1357</text:p>
          </table:table-cell>
          <table:table-cell office:value-type="float" office:value="18.02446" calcext:value-type="float">
            <text:p>18.02446</text:p>
          </table:table-cell>
          <table:table-cell office:value-type="string" calcext:value-type="string">
            <text:p>*</text:p>
          </table:table-cell>
          <table:table-cell office:value-type="float" office:value="2.165" calcext:value-type="float">
            <text:p>2.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302.04+101808.8</text:p>
          </table:table-cell>
          <table:table-cell office:value-type="float" office:value="218.25858" calcext:value-type="float">
            <text:p>218.25858</text:p>
          </table:table-cell>
          <table:table-cell office:value-type="float" office:value="10.30245" calcext:value-type="float">
            <text:p>10.30245</text:p>
          </table:table-cell>
          <table:table-cell office:value-type="string" calcext:value-type="string">
            <text:p>*</text:p>
          </table:table-cell>
          <table:table-cell office:value-type="float" office:value="2.165" calcext:value-type="float">
            <text:p>2.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737.04+094847.0</text:p>
          </table:table-cell>
          <table:table-cell office:value-type="float" office:value="219.40441" calcext:value-type="float">
            <text:p>219.40441</text:p>
          </table:table-cell>
          <table:table-cell office:value-type="float" office:value="9.81325" calcext:value-type="float">
            <text:p>9.81325</text:p>
          </table:table-cell>
          <table:table-cell office:value-type="string" calcext:value-type="string">
            <text:p>QSO</text:p>
          </table:table-cell>
          <table:table-cell office:value-type="float" office:value="2.164743" calcext:value-type="float">
            <text:p>2.1647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922.97+225511.9</text:p>
          </table:table-cell>
          <table:table-cell office:value-type="float" office:value="117.34571" calcext:value-type="float">
            <text:p>117.34571</text:p>
          </table:table-cell>
          <table:table-cell office:value-type="float" office:value="22.91996" calcext:value-type="float">
            <text:p>22.91996</text:p>
          </table:table-cell>
          <table:table-cell office:value-type="string" calcext:value-type="string">
            <text:p>QSO</text:p>
          </table:table-cell>
          <table:table-cell office:value-type="float" office:value="2.164468" calcext:value-type="float">
            <text:p>2.1644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236.06+334435.6</text:p>
          </table:table-cell>
          <table:table-cell office:value-type="float" office:value="145.65033" calcext:value-type="float">
            <text:p>145.65033</text:p>
          </table:table-cell>
          <table:table-cell office:value-type="float" office:value="33.74336" calcext:value-type="float">
            <text:p>33.74336</text:p>
          </table:table-cell>
          <table:table-cell office:value-type="string" calcext:value-type="string">
            <text:p>*</text:p>
          </table:table-cell>
          <table:table-cell office:value-type="float" office:value="2.155" calcext:value-type="float">
            <text:p>2.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335.49+243620.5</text:p>
          </table:table-cell>
          <table:table-cell office:value-type="float" office:value="215.89788" calcext:value-type="float">
            <text:p>215.89788</text:p>
          </table:table-cell>
          <table:table-cell office:value-type="float" office:value="24.60573" calcext:value-type="float">
            <text:p>24.60573</text:p>
          </table:table-cell>
          <table:table-cell office:value-type="string" calcext:value-type="string">
            <text:p>*</text:p>
          </table:table-cell>
          <table:table-cell office:value-type="float" office:value="2.155" calcext:value-type="float">
            <text:p>2.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538.60+585232.4</text:p>
          </table:table-cell>
          <table:table-cell office:value-type="float" office:value="131.41084" calcext:value-type="float">
            <text:p>131.41084</text:p>
          </table:table-cell>
          <table:table-cell office:value-type="float" office:value="58.87567" calcext:value-type="float">
            <text:p>58.87567</text:p>
          </table:table-cell>
          <table:table-cell office:value-type="string" calcext:value-type="string">
            <text:p>QSO</text:p>
          </table:table-cell>
          <table:table-cell office:value-type="float" office:value="2.1532" calcext:value-type="float">
            <text:p>2.15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3732.79+061602.7</text:p>
          </table:table-cell>
          <table:table-cell office:value-type="float" office:value="144.38664" calcext:value-type="float">
            <text:p>144.38664</text:p>
          </table:table-cell>
          <table:table-cell office:value-type="float" office:value="6.26744" calcext:value-type="float">
            <text:p>6.26744</text:p>
          </table:table-cell>
          <table:table-cell office:value-type="string" calcext:value-type="string">
            <text:p>QSO</text:p>
          </table:table-cell>
          <table:table-cell office:value-type="float" office:value="2.15247" calcext:value-type="float">
            <text:p>2.15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715.34+465014.4</text:p>
          </table:table-cell>
          <table:table-cell office:value-type="float" office:value="159.31406" calcext:value-type="float">
            <text:p>159.31406</text:p>
          </table:table-cell>
          <table:table-cell office:value-type="float" office:value="46.83733" calcext:value-type="float">
            <text:p>46.83733</text:p>
          </table:table-cell>
          <table:table-cell office:value-type="string" calcext:value-type="string">
            <text:p>QSO</text:p>
          </table:table-cell>
          <table:table-cell office:value-type="float" office:value="2.15" calcext:value-type="float">
            <text:p>2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9+497</text:p>
          </table:table-cell>
          <table:table-cell office:value-type="float" office:value="260.1765" calcext:value-type="float">
            <text:p>260.1765</text:p>
          </table:table-cell>
          <table:table-cell office:value-type="float" office:value="49.73033" calcext:value-type="float">
            <text:p>49.73033</text:p>
          </table:table-cell>
          <table:table-cell office:value-type="string" calcext:value-type="string">
            <text:p>QSO</text:p>
          </table:table-cell>
          <table:table-cell office:value-type="float" office:value="2.15" calcext:value-type="float">
            <text:p>2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640.35+123338.7</text:p>
          </table:table-cell>
          <table:table-cell office:value-type="float" office:value="159.16817" calcext:value-type="float">
            <text:p>159.16817</text:p>
          </table:table-cell>
          <table:table-cell office:value-type="float" office:value="12.56075" calcext:value-type="float">
            <text:p>12.56075</text:p>
          </table:table-cell>
          <table:table-cell office:value-type="string" calcext:value-type="string">
            <text:p>QSO</text:p>
          </table:table-cell>
          <table:table-cell office:value-type="float" office:value="2.145" calcext:value-type="float">
            <text:p>2.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1443.8+234826</text:p>
          </table:table-cell>
          <table:table-cell office:value-type="float" office:value="198.68253" calcext:value-type="float">
            <text:p>198.68253</text:p>
          </table:table-cell>
          <table:table-cell office:value-type="float" office:value="23.80744" calcext:value-type="float">
            <text:p>23.80744</text:p>
          </table:table-cell>
          <table:table-cell office:value-type="string" calcext:value-type="string">
            <text:p>QSO</text:p>
          </table:table-cell>
          <table:table-cell office:value-type="float" office:value="2.145" calcext:value-type="float">
            <text:p>2.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5+436</text:p>
          </table:table-cell>
          <table:table-cell office:value-type="float" office:value="174.53618" calcext:value-type="float">
            <text:p>174.53618</text:p>
          </table:table-cell>
          <table:table-cell office:value-type="float" office:value="43.31864" calcext:value-type="float">
            <text:p>43.31864</text:p>
          </table:table-cell>
          <table:table-cell office:value-type="string" calcext:value-type="string">
            <text:p>QSO</text:p>
          </table:table-cell>
          <table:table-cell office:value-type="float" office:value="2.143519" calcext:value-type="float">
            <text:p>2.143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5+159</text:p>
          </table:table-cell>
          <table:table-cell office:value-type="float" office:value="249.4584" calcext:value-type="float">
            <text:p>249.4584</text:p>
          </table:table-cell>
          <table:table-cell office:value-type="float" office:value="15.82106" calcext:value-type="float">
            <text:p>15.82106</text:p>
          </table:table-cell>
          <table:table-cell office:value-type="string" calcext:value-type="string">
            <text:p>QSO</text:p>
          </table:table-cell>
          <table:table-cell office:value-type="float" office:value="2.14" calcext:value-type="float">
            <text:p>2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1150.23+140506.4</text:p>
          </table:table-cell>
          <table:table-cell office:value-type="float" office:value="227.95934" calcext:value-type="float">
            <text:p>227.95934</text:p>
          </table:table-cell>
          <table:table-cell office:value-type="float" office:value="14.08514" calcext:value-type="float">
            <text:p>14.08514</text:p>
          </table:table-cell>
          <table:table-cell office:value-type="string" calcext:value-type="string">
            <text:p>*</text:p>
          </table:table-cell>
          <table:table-cell office:value-type="float" office:value="2.137464" calcext:value-type="float">
            <text:p>2.13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20+191</text:p>
          </table:table-cell>
          <table:table-cell office:value-type="float" office:value="155.72982" calcext:value-type="float">
            <text:p>155.72982</text:p>
          </table:table-cell>
          <table:table-cell office:value-type="float" office:value="18.89285" calcext:value-type="float">
            <text:p>18.89285</text:p>
          </table:table-cell>
          <table:table-cell office:value-type="string" calcext:value-type="string">
            <text:p>QSO</text:p>
          </table:table-cell>
          <table:table-cell office:value-type="float" office:value="2.136" calcext:value-type="float">
            <text:p>2.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941.73+534125.1</text:p>
          </table:table-cell>
          <table:table-cell office:value-type="float" office:value="122.42389" calcext:value-type="float">
            <text:p>122.42389</text:p>
          </table:table-cell>
          <table:table-cell office:value-type="float" office:value="53.6903" calcext:value-type="float">
            <text:p>53.6903</text:p>
          </table:table-cell>
          <table:table-cell office:value-type="string" calcext:value-type="string">
            <text:p>QSO</text:p>
          </table:table-cell>
          <table:table-cell office:value-type="float" office:value="2.133" calcext:value-type="float">
            <text:p>2.1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2639 U14</text:p>
          </table:table-cell>
          <table:table-cell office:value-type="float" office:value="131.1778" calcext:value-type="float">
            <text:p>131.1778</text:p>
          </table:table-cell>
          <table:table-cell office:value-type="float" office:value="49.39827" calcext:value-type="float">
            <text:p>49.39827</text:p>
          </table:table-cell>
          <table:table-cell office:value-type="string" calcext:value-type="string">
            <text:p>QSO</text:p>
          </table:table-cell>
          <table:table-cell office:value-type="float" office:value="2.132" calcext:value-type="float">
            <text:p>2.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40+39</text:p>
          </table:table-cell>
          <table:table-cell office:value-type="float" office:value="190.72014" calcext:value-type="float">
            <text:p>190.72014</text:p>
          </table:table-cell>
          <table:table-cell office:value-type="float" office:value="39.26264" calcext:value-type="float">
            <text:p>39.26264</text:p>
          </table:table-cell>
          <table:table-cell office:value-type="string" calcext:value-type="string">
            <text:p>QSO</text:p>
          </table:table-cell>
          <table:table-cell office:value-type="float" office:value="2.131" calcext:value-type="float">
            <text:p>2.1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534.34+200640.3</text:p>
          </table:table-cell>
          <table:table-cell office:value-type="float" office:value="236.3931" calcext:value-type="float">
            <text:p>236.3931</text:p>
          </table:table-cell>
          <table:table-cell office:value-type="float" office:value="20.11124" calcext:value-type="float">
            <text:p>20.11124</text:p>
          </table:table-cell>
          <table:table-cell office:value-type="string" calcext:value-type="string">
            <text:p>QSO</text:p>
          </table:table-cell>
          <table:table-cell office:value-type="float" office:value="2.129891" calcext:value-type="float">
            <text:p>2.129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727.74+555627.2</text:p>
          </table:table-cell>
          <table:table-cell office:value-type="float" office:value="229.36586" calcext:value-type="float">
            <text:p>229.36586</text:p>
          </table:table-cell>
          <table:table-cell office:value-type="float" office:value="55.94098" calcext:value-type="float">
            <text:p>55.94098</text:p>
          </table:table-cell>
          <table:table-cell office:value-type="string" calcext:value-type="string">
            <text:p>QSO</text:p>
          </table:table-cell>
          <table:table-cell office:value-type="float" office:value="2.128128" calcext:value-type="float">
            <text:p>2.128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3307.50+272518.3</text:p>
          </table:table-cell>
          <table:table-cell office:value-type="float" office:value="203.28121" calcext:value-type="float">
            <text:p>203.28121</text:p>
          </table:table-cell>
          <table:table-cell office:value-type="float" office:value="27.42177" calcext:value-type="float">
            <text:p>27.42177</text:p>
          </table:table-cell>
          <table:table-cell office:value-type="string" calcext:value-type="string">
            <text:p>QSO</text:p>
          </table:table-cell>
          <table:table-cell office:value-type="float" office:value="2.126" calcext:value-type="float">
            <text:p>2.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16+128</text:p>
          </table:table-cell>
          <table:table-cell office:value-type="float" office:value="169.73876" calcext:value-type="float">
            <text:p>169.73876</text:p>
          </table:table-cell>
          <table:table-cell office:value-type="float" office:value="12.57826" calcext:value-type="float">
            <text:p>12.57826</text:p>
          </table:table-cell>
          <table:table-cell office:value-type="string" calcext:value-type="string">
            <text:p>QSO</text:p>
          </table:table-cell>
          <table:table-cell office:value-type="float" office:value="2.125651" calcext:value-type="float">
            <text:p>2.125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756.26+574446.9</text:p>
          </table:table-cell>
          <table:table-cell office:value-type="float" office:value="224.48448" calcext:value-type="float">
            <text:p>224.48448</text:p>
          </table:table-cell>
          <table:table-cell office:value-type="float" office:value="57.74636" calcext:value-type="float">
            <text:p>57.74636</text:p>
          </table:table-cell>
          <table:table-cell office:value-type="string" calcext:value-type="string">
            <text:p>QSO</text:p>
          </table:table-cell>
          <table:table-cell office:value-type="float" office:value="2.125556" calcext:value-type="float">
            <text:p>2.1255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454.02+482553.9</text:p>
          </table:table-cell>
          <table:table-cell office:value-type="float" office:value="136.22504" calcext:value-type="float">
            <text:p>136.22504</text:p>
          </table:table-cell>
          <table:table-cell office:value-type="float" office:value="48.43164" calcext:value-type="float">
            <text:p>48.43164</text:p>
          </table:table-cell>
          <table:table-cell office:value-type="string" calcext:value-type="string">
            <text:p>G</text:p>
          </table:table-cell>
          <table:table-cell office:value-type="float" office:value="2.125" calcext:value-type="float">
            <text:p>2.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08.64+105048.6</text:p>
          </table:table-cell>
          <table:table-cell office:value-type="float" office:value="150.78604" calcext:value-type="float">
            <text:p>150.78604</text:p>
          </table:table-cell>
          <table:table-cell office:value-type="float" office:value="10.84685" calcext:value-type="float">
            <text:p>10.84685</text:p>
          </table:table-cell>
          <table:table-cell office:value-type="string" calcext:value-type="string">
            <text:p>QSO</text:p>
          </table:table-cell>
          <table:table-cell office:value-type="float" office:value="2.123844" calcext:value-type="float">
            <text:p>2.123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2824.75+563611.1</text:p>
          </table:table-cell>
          <table:table-cell office:value-type="float" office:value="217.10314" calcext:value-type="float">
            <text:p>217.10314</text:p>
          </table:table-cell>
          <table:table-cell office:value-type="float" office:value="56.60312" calcext:value-type="float">
            <text:p>56.60312</text:p>
          </table:table-cell>
          <table:table-cell office:value-type="string" calcext:value-type="string">
            <text:p>QSO</text:p>
          </table:table-cell>
          <table:table-cell office:value-type="float" office:value="2.123053" calcext:value-type="float">
            <text:p>2.1230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39+32</text:p>
          </table:table-cell>
          <table:table-cell office:value-type="float" office:value="220.50058" calcext:value-type="float">
            <text:p>220.50058</text:p>
          </table:table-cell>
          <table:table-cell office:value-type="float" office:value="32.57231" calcext:value-type="float">
            <text:p>32.57231</text:p>
          </table:table-cell>
          <table:table-cell office:value-type="string" calcext:value-type="string">
            <text:p>QSO</text:p>
          </table:table-cell>
          <table:table-cell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552.25+500131.5</text:p>
          </table:table-cell>
          <table:table-cell office:value-type="float" office:value="148.96772" calcext:value-type="float">
            <text:p>148.96772</text:p>
          </table:table-cell>
          <table:table-cell office:value-type="float" office:value="50.02545" calcext:value-type="float">
            <text:p>50.02545</text:p>
          </table:table-cell>
          <table:table-cell office:value-type="string" calcext:value-type="string">
            <text:p>QSO</text:p>
          </table:table-cell>
          <table:table-cell office:value-type="float" office:value="2.117132" calcext:value-type="float">
            <text:p>2.117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256.61+572214.2</text:p>
          </table:table-cell>
          <table:table-cell office:value-type="float" office:value="188.23585" calcext:value-type="float">
            <text:p>188.23585</text:p>
          </table:table-cell>
          <table:table-cell office:value-type="float" office:value="57.3706" calcext:value-type="float">
            <text:p>57.3706</text:p>
          </table:table-cell>
          <table:table-cell office:value-type="string" calcext:value-type="string">
            <text:p>QSO</text:p>
          </table:table-cell>
          <table:table-cell office:value-type="float" office:value="2.116009" calcext:value-type="float">
            <text:p>2.116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008.34+501506.8</text:p>
          </table:table-cell>
          <table:table-cell office:value-type="float" office:value="117.53476" calcext:value-type="float">
            <text:p>117.53476</text:p>
          </table:table-cell>
          <table:table-cell office:value-type="float" office:value="50.25189" calcext:value-type="float">
            <text:p>50.25189</text:p>
          </table:table-cell>
          <table:table-cell office:value-type="string" calcext:value-type="string">
            <text:p>*</text:p>
          </table:table-cell>
          <table:table-cell office:value-type="float" office:value="2.115" calcext:value-type="float">
            <text:p>2.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54+2941</text:p>
          </table:table-cell>
          <table:table-cell office:value-type="float" office:value="118.74314" calcext:value-type="float">
            <text:p>118.74314</text:p>
          </table:table-cell>
          <table:table-cell office:value-type="float" office:value="29.69844" calcext:value-type="float">
            <text:p>29.69844</text:p>
          </table:table-cell>
          <table:table-cell office:value-type="string" calcext:value-type="string">
            <text:p>QSO</text:p>
          </table:table-cell>
          <table:table-cell office:value-type="float" office:value="2.106361" calcext:value-type="float">
            <text:p>2.1063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51+398</text:p>
          </table:table-cell>
          <table:table-cell office:value-type="float" office:value="193.54357" calcext:value-type="float">
            <text:p>193.54357</text:p>
          </table:table-cell>
          <table:table-cell office:value-type="float" office:value="39.55646" calcext:value-type="float">
            <text:p>39.55646</text:p>
          </table:table-cell>
          <table:table-cell office:value-type="string" calcext:value-type="string">
            <text:p>QSO</text:p>
          </table:table-cell>
          <table:table-cell office:value-type="float" office:value="2.104" calcext:value-type="float">
            <text:p>2.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828.50+441812.0</text:p>
          </table:table-cell>
          <table:table-cell office:value-type="float" office:value="219.61877" calcext:value-type="float">
            <text:p>219.61877</text:p>
          </table:table-cell>
          <table:table-cell office:value-type="float" office:value="44.30335" calcext:value-type="float">
            <text:p>44.30335</text:p>
          </table:table-cell>
          <table:table-cell office:value-type="string" calcext:value-type="string">
            <text:p>QSO</text:p>
          </table:table-cell>
          <table:table-cell office:value-type="float" office:value="2.102262" calcext:value-type="float">
            <text:p>2.1022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03+452</text:p>
          </table:table-cell>
          <table:table-cell office:value-type="float" office:value="121.63947" calcext:value-type="float">
            <text:p>121.63947</text:p>
          </table:table-cell>
          <table:table-cell office:value-type="float" office:value="45.07563" calcext:value-type="float">
            <text:p>45.07563</text:p>
          </table:table-cell>
          <table:table-cell office:value-type="string" calcext:value-type="string">
            <text:p>QSO</text:p>
          </table:table-cell>
          <table:table-cell office:value-type="float" office:value="2.102" calcext:value-type="float">
            <text:p>2.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33+585</text:p>
          </table:table-cell>
          <table:table-cell office:value-type="float" office:value="129.34337" calcext:value-type="float">
            <text:p>129.34337</text:p>
          </table:table-cell>
          <table:table-cell office:value-type="float" office:value="58.41718" calcext:value-type="float">
            <text:p>58.41718</text:p>
          </table:table-cell>
          <table:table-cell office:value-type="string" calcext:value-type="string">
            <text:p>QSO</text:p>
          </table:table-cell>
          <table:table-cell office:value-type="float" office:value="2.101" calcext:value-type="float">
            <text:p>2.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34+268</text:p>
          </table:table-cell>
          <table:table-cell office:value-type="float" office:value="189.1305" calcext:value-type="float">
            <text:p>189.1305</text:p>
          </table:table-cell>
          <table:table-cell office:value-type="float" office:value="26.58575" calcext:value-type="float">
            <text:p>26.58575</text:p>
          </table:table-cell>
          <table:table-cell office:value-type="string" calcext:value-type="string">
            <text:p>QSO</text:p>
          </table:table-cell>
          <table:table-cell office:value-type="float" office:value="2.1" calcext:value-type="float">
            <text:p>2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09+102</text:p>
          </table:table-cell>
          <table:table-cell office:value-type="float" office:value="227.87988" calcext:value-type="float">
            <text:p>227.87988</text:p>
          </table:table-cell>
          <table:table-cell office:value-type="float" office:value="10.0276" calcext:value-type="float">
            <text:p>10.0276</text:p>
          </table:table-cell>
          <table:table-cell office:value-type="string" calcext:value-type="string">
            <text:p>QSO</text:p>
          </table:table-cell>
          <table:table-cell office:value-type="float" office:value="2.1" calcext:value-type="float">
            <text:p>2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127.95+484039.5</text:p>
          </table:table-cell>
          <table:table-cell office:value-type="float" office:value="142.86654" calcext:value-type="float">
            <text:p>142.86654</text:p>
          </table:table-cell>
          <table:table-cell office:value-type="float" office:value="48.67764" calcext:value-type="float">
            <text:p>48.67764</text:p>
          </table:table-cell>
          <table:table-cell office:value-type="string" calcext:value-type="string">
            <text:p>QSO</text:p>
          </table:table-cell>
          <table:table-cell office:value-type="float" office:value="2.098783" calcext:value-type="float">
            <text:p>2.098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2014.19+103621.0</text:p>
          </table:table-cell>
          <table:table-cell office:value-type="float" office:value="245.05916" calcext:value-type="float">
            <text:p>245.05916</text:p>
          </table:table-cell>
          <table:table-cell office:value-type="float" office:value="10.60585" calcext:value-type="float">
            <text:p>10.60585</text:p>
          </table:table-cell>
          <table:table-cell office:value-type="string" calcext:value-type="string">
            <text:p>QSO</text:p>
          </table:table-cell>
          <table:table-cell office:value-type="float" office:value="2.0986" calcext:value-type="float">
            <text:p>2.0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838.39+112824.5</text:p>
          </table:table-cell>
          <table:table-cell office:value-type="float" office:value="134.65996" calcext:value-type="float">
            <text:p>134.65996</text:p>
          </table:table-cell>
          <table:table-cell office:value-type="float" office:value="11.4735" calcext:value-type="float">
            <text:p>11.4735</text:p>
          </table:table-cell>
          <table:table-cell office:value-type="string" calcext:value-type="string">
            <text:p>QSO</text:p>
          </table:table-cell>
          <table:table-cell office:value-type="float" office:value="2.0933" calcext:value-type="float">
            <text:p>2.09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16+063</text:p>
          </table:table-cell>
          <table:table-cell office:value-type="float" office:value="244.76537" calcext:value-type="float">
            <text:p>244.76537</text:p>
          </table:table-cell>
          <table:table-cell office:value-type="float" office:value="6.21729" calcext:value-type="float">
            <text:p>6.21729</text:p>
          </table:table-cell>
          <table:table-cell office:value-type="string" calcext:value-type="string">
            <text:p>QSO</text:p>
          </table:table-cell>
          <table:table-cell office:value-type="float" office:value="2.092401" calcext:value-type="float">
            <text:p>2.092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657.24+211143.7</text:p>
          </table:table-cell>
          <table:table-cell office:value-type="float" office:value="134.23852" calcext:value-type="float">
            <text:p>134.23852</text:p>
          </table:table-cell>
          <table:table-cell office:value-type="float" office:value="21.19546" calcext:value-type="float">
            <text:p>21.19546</text:p>
          </table:table-cell>
          <table:table-cell office:value-type="string" calcext:value-type="string">
            <text:p>QSO</text:p>
          </table:table-cell>
          <table:table-cell office:value-type="float" office:value="2.090888" calcext:value-type="float">
            <text:p>2.090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201.11+102322.9</text:p>
          </table:table-cell>
          <table:table-cell office:value-type="float" office:value="178.00471" calcext:value-type="float">
            <text:p>178.00471</text:p>
          </table:table-cell>
          <table:table-cell office:value-type="float" office:value="10.38968" calcext:value-type="float">
            <text:p>10.38968</text:p>
          </table:table-cell>
          <table:table-cell office:value-type="string" calcext:value-type="string">
            <text:p>QSO</text:p>
          </table:table-cell>
          <table:table-cell office:value-type="float" office:value="2.089472" calcext:value-type="float">
            <text:p>2.089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1352.99+174804.0</text:p>
          </table:table-cell>
          <table:table-cell office:value-type="float" office:value="243.47083" calcext:value-type="float">
            <text:p>243.47083</text:p>
          </table:table-cell>
          <table:table-cell office:value-type="float" office:value="17.80114" calcext:value-type="float">
            <text:p>17.80114</text:p>
          </table:table-cell>
          <table:table-cell office:value-type="string" calcext:value-type="string">
            <text:p>QSO</text:p>
          </table:table-cell>
          <table:table-cell office:value-type="float" office:value="2.088" calcext:value-type="float">
            <text:p>2.0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41+431</text:p>
          </table:table-cell>
          <table:table-cell office:value-type="float" office:value="131.27601" calcext:value-type="float">
            <text:p>131.27601</text:p>
          </table:table-cell>
          <table:table-cell office:value-type="float" office:value="42.95509" calcext:value-type="float">
            <text:p>42.95509</text:p>
          </table:table-cell>
          <table:table-cell office:value-type="string" calcext:value-type="string">
            <text:p>QSO</text:p>
          </table:table-cell>
          <table:table-cell office:value-type="float" office:value="2.087416" calcext:value-type="float">
            <text:p>2.087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50+39</text:p>
          </table:table-cell>
          <table:table-cell office:value-type="float" office:value="163.39057" calcext:value-type="float">
            <text:p>163.39057</text:p>
          </table:table-cell>
          <table:table-cell office:value-type="float" office:value="38.89678" calcext:value-type="float">
            <text:p>38.89678</text:p>
          </table:table-cell>
          <table:table-cell office:value-type="string" calcext:value-type="string">
            <text:p>*</text:p>
          </table:table-cell>
          <table:table-cell office:value-type="float" office:value="2.085" calcext:value-type="float">
            <text:p>2.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31+170</text:p>
          </table:table-cell>
          <table:table-cell office:value-type="float" office:value="203.39909" calcext:value-type="float">
            <text:p>203.39909</text:p>
          </table:table-cell>
          <table:table-cell office:value-type="float" office:value="16.81778" calcext:value-type="float">
            <text:p>16.81778</text:p>
          </table:table-cell>
          <table:table-cell office:value-type="string" calcext:value-type="string">
            <text:p>QSO</text:p>
          </table:table-cell>
          <table:table-cell office:value-type="float" office:value="2.084" calcext:value-type="float">
            <text:p>2.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348+007</text:p>
          </table:table-cell>
          <table:table-cell office:value-type="float" office:value="207.76846" calcext:value-type="float">
            <text:p>207.76846</text:p>
          </table:table-cell>
          <table:table-cell office:value-type="float" office:value="0.52206" calcext:value-type="float">
            <text:p>0.52206</text:p>
          </table:table-cell>
          <table:table-cell office:value-type="string" calcext:value-type="string">
            <text:p>QSO</text:p>
          </table:table-cell>
          <table:table-cell office:value-type="float" office:value="2.084" calcext:value-type="float">
            <text:p>2.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3939.13+274438.2</text:p>
          </table:table-cell>
          <table:table-cell office:value-type="float" office:value="234.91307" calcext:value-type="float">
            <text:p>234.91307</text:p>
          </table:table-cell>
          <table:table-cell office:value-type="float" office:value="27.74395" calcext:value-type="float">
            <text:p>27.74395</text:p>
          </table:table-cell>
          <table:table-cell office:value-type="string" calcext:value-type="string">
            <text:p>QSO</text:p>
          </table:table-cell>
          <table:table-cell office:value-type="float" office:value="2.084" calcext:value-type="float">
            <text:p>2.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814.28+180714.9</text:p>
          </table:table-cell>
          <table:table-cell office:value-type="float" office:value="199.55954" calcext:value-type="float">
            <text:p>199.55954</text:p>
          </table:table-cell>
          <table:table-cell office:value-type="float" office:value="18.12078" calcext:value-type="float">
            <text:p>18.12078</text:p>
          </table:table-cell>
          <table:table-cell office:value-type="string" calcext:value-type="string">
            <text:p>QSO</text:p>
          </table:table-cell>
          <table:table-cell office:value-type="float" office:value="2.081" calcext:value-type="float">
            <text:p>2.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25+436</text:p>
          </table:table-cell>
          <table:table-cell office:value-type="float" office:value="201.83741" calcext:value-type="float">
            <text:p>201.83741</text:p>
          </table:table-cell>
          <table:table-cell office:value-type="float" office:value="43.44111" calcext:value-type="float">
            <text:p>43.44111</text:p>
          </table:table-cell>
          <table:table-cell office:value-type="string" calcext:value-type="string">
            <text:p>QSO</text:p>
          </table:table-cell>
          <table:table-cell office:value-type="float" office:value="2.079764" calcext:value-type="float">
            <text:p>2.079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827.99+061659.0</text:p>
          </table:table-cell>
          <table:table-cell office:value-type="float" office:value="184.61666" calcext:value-type="float">
            <text:p>184.61666</text:p>
          </table:table-cell>
          <table:table-cell office:value-type="float" office:value="6.28297" calcext:value-type="float">
            <text:p>6.28297</text:p>
          </table:table-cell>
          <table:table-cell office:value-type="string" calcext:value-type="string">
            <text:p>QSO</text:p>
          </table:table-cell>
          <table:table-cell office:value-type="float" office:value="2.078193" calcext:value-type="float">
            <text:p>2.0781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2412957+6020415</text:p>
          </table:table-cell>
          <table:table-cell office:value-type="float" office:value="190.37329" calcext:value-type="float">
            <text:p>190.37329</text:p>
          </table:table-cell>
          <table:table-cell office:value-type="float" office:value="60.34481" calcext:value-type="float">
            <text:p>60.34481</text:p>
          </table:table-cell>
          <table:table-cell office:value-type="string" calcext:value-type="string">
            <text:p>QSO</text:p>
          </table:table-cell>
          <table:table-cell office:value-type="float" office:value="2.073932" calcext:value-type="float">
            <text:p>2.0739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54+25</text:p>
          </table:table-cell>
          <table:table-cell office:value-type="float" office:value="119.40863" calcext:value-type="float">
            <text:p>119.40863</text:p>
          </table:table-cell>
          <table:table-cell office:value-type="float" office:value="25.4702" calcext:value-type="float">
            <text:p>25.4702</text:p>
          </table:table-cell>
          <table:table-cell office:value-type="string" calcext:value-type="string">
            <text:p>QSO</text:p>
          </table:table-cell>
          <table:table-cell office:value-type="float" office:value="2.073622" calcext:value-type="float">
            <text:p>2.073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50+339</text:p>
          </table:table-cell>
          <table:table-cell office:value-type="float" office:value="118.36743" calcext:value-type="float">
            <text:p>118.36743</text:p>
          </table:table-cell>
          <table:table-cell office:value-type="float" office:value="33.84761" calcext:value-type="float">
            <text:p>33.84761</text:p>
          </table:table-cell>
          <table:table-cell office:value-type="string" calcext:value-type="string">
            <text:p>QSO</text:p>
          </table:table-cell>
          <table:table-cell office:value-type="float" office:value="2.07" calcext:value-type="float">
            <text:p>2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858.92+294803.9</text:p>
          </table:table-cell>
          <table:table-cell office:value-type="float" office:value="149.74562" calcext:value-type="float">
            <text:p>149.74562</text:p>
          </table:table-cell>
          <table:table-cell office:value-type="float" office:value="29.80116" calcext:value-type="float">
            <text:p>29.80116</text:p>
          </table:table-cell>
          <table:table-cell office:value-type="string" calcext:value-type="string">
            <text:p>QSO</text:p>
          </table:table-cell>
          <table:table-cell office:value-type="float" office:value="2.069325" calcext:value-type="float">
            <text:p>2.069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5+638</text:p>
          </table:table-cell>
          <table:table-cell office:value-type="float" office:value="219.19084" calcext:value-type="float">
            <text:p>219.19084</text:p>
          </table:table-cell>
          <table:table-cell office:value-type="float" office:value="63.61052" calcext:value-type="float">
            <text:p>63.61052</text:p>
          </table:table-cell>
          <table:table-cell office:value-type="string" calcext:value-type="string">
            <text:p>QSO</text:p>
          </table:table-cell>
          <table:table-cell office:value-type="float" office:value="2.068" calcext:value-type="float">
            <text:p>2.0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26+23</text:p>
          </table:table-cell>
          <table:table-cell office:value-type="float" office:value="157.41622" calcext:value-type="float">
            <text:p>157.41622</text:p>
          </table:table-cell>
          <table:table-cell office:value-type="float" office:value="22.86018" calcext:value-type="float">
            <text:p>22.86018</text:p>
          </table:table-cell>
          <table:table-cell office:value-type="string" calcext:value-type="string">
            <text:p>QSO</text:p>
          </table:table-cell>
          <table:table-cell office:value-type="float" office:value="2.067544" calcext:value-type="float">
            <text:p>2.067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048.37+433359.8</text:p>
          </table:table-cell>
          <table:table-cell office:value-type="float" office:value="205.20156" calcext:value-type="float">
            <text:p>205.20156</text:p>
          </table:table-cell>
          <table:table-cell office:value-type="float" office:value="43.56662" calcext:value-type="float">
            <text:p>43.56662</text:p>
          </table:table-cell>
          <table:table-cell office:value-type="string" calcext:value-type="string">
            <text:p>QSO</text:p>
          </table:table-cell>
          <table:table-cell office:value-type="float" office:value="2.067362" calcext:value-type="float">
            <text:p>2.0673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051.81+333017.6</text:p>
          </table:table-cell>
          <table:table-cell office:value-type="float" office:value="152.71595" calcext:value-type="float">
            <text:p>152.71595</text:p>
          </table:table-cell>
          <table:table-cell office:value-type="float" office:value="33.50493" calcext:value-type="float">
            <text:p>33.50493</text:p>
          </table:table-cell>
          <table:table-cell office:value-type="string" calcext:value-type="string">
            <text:p>QSO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5+32</text:p>
          </table:table-cell>
          <table:table-cell office:value-type="float" office:value="124.66694" calcext:value-type="float">
            <text:p>124.66694</text:p>
          </table:table-cell>
          <table:table-cell office:value-type="float" office:value="31.89672" calcext:value-type="float">
            <text:p>31.89672</text:p>
          </table:table-cell>
          <table:table-cell office:value-type="string" calcext:value-type="string">
            <text:p>QSO</text:p>
          </table:table-cell>
          <table:table-cell office:value-type="float" office:value="2.065" calcext:value-type="float">
            <text:p>2.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534.98+135806.4</text:p>
          </table:table-cell>
          <table:table-cell office:value-type="float" office:value="136.39579" calcext:value-type="float">
            <text:p>136.39579</text:p>
          </table:table-cell>
          <table:table-cell office:value-type="float" office:value="13.96842" calcext:value-type="float">
            <text:p>13.96842</text:p>
          </table:table-cell>
          <table:table-cell office:value-type="string" calcext:value-type="string">
            <text:p>*</text:p>
          </table:table-cell>
          <table:table-cell office:value-type="float" office:value="2.065" calcext:value-type="float">
            <text:p>2.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105.38+522520.3</text:p>
          </table:table-cell>
          <table:table-cell office:value-type="float" office:value="127.77234" calcext:value-type="float">
            <text:p>127.77234</text:p>
          </table:table-cell>
          <table:table-cell office:value-type="float" office:value="52.42229" calcext:value-type="float">
            <text:p>52.42229</text:p>
          </table:table-cell>
          <table:table-cell office:value-type="string" calcext:value-type="string">
            <text:p>QSO</text:p>
          </table:table-cell>
          <table:table-cell office:value-type="float" office:value="2.064" calcext:value-type="float">
            <text:p>2.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4125.22+225704.0</text:p>
          </table:table-cell>
          <table:table-cell office:value-type="float" office:value="250.35511" calcext:value-type="float">
            <text:p>250.35511</text:p>
          </table:table-cell>
          <table:table-cell office:value-type="float" office:value="22.95112" calcext:value-type="float">
            <text:p>22.95112</text:p>
          </table:table-cell>
          <table:table-cell office:value-type="string" calcext:value-type="string">
            <text:p>QSO</text:p>
          </table:table-cell>
          <table:table-cell office:value-type="float" office:value="2.062912" calcext:value-type="float">
            <text:p>2.062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49+363</text:p>
          </table:table-cell>
          <table:table-cell office:value-type="float" office:value="148.1108" calcext:value-type="float">
            <text:p>148.1108</text:p>
          </table:table-cell>
          <table:table-cell office:value-type="float" office:value="36.10219" calcext:value-type="float">
            <text:p>36.10219</text:p>
          </table:table-cell>
          <table:table-cell office:value-type="string" calcext:value-type="string">
            <text:p>QSO</text:p>
          </table:table-cell>
          <table:table-cell office:value-type="float" office:value="2.059019" calcext:value-type="float">
            <text:p>2.059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72240.06+610559.9</text:p>
          </table:table-cell>
          <table:table-cell office:value-type="float" office:value="260.66691" calcext:value-type="float">
            <text:p>260.66691</text:p>
          </table:table-cell>
          <table:table-cell office:value-type="float" office:value="61.09994" calcext:value-type="float">
            <text:p>61.09994</text:p>
          </table:table-cell>
          <table:table-cell office:value-type="string" calcext:value-type="string">
            <text:p>QSO</text:p>
          </table:table-cell>
          <table:table-cell office:value-type="float" office:value="2.058" calcext:value-type="float">
            <text:p>2.0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709.10+524130.8</text:p>
          </table:table-cell>
          <table:table-cell office:value-type="float" office:value="174.28818" calcext:value-type="float">
            <text:p>174.28818</text:p>
          </table:table-cell>
          <table:table-cell office:value-type="float" office:value="52.69193" calcext:value-type="float">
            <text:p>52.69193</text:p>
          </table:table-cell>
          <table:table-cell office:value-type="string" calcext:value-type="string">
            <text:p>QSO</text:p>
          </table:table-cell>
          <table:table-cell office:value-type="float" office:value="2.057876" calcext:value-type="float">
            <text:p>2.057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45+522</text:p>
          </table:table-cell>
          <table:table-cell office:value-type="float" office:value="221.78088" calcext:value-type="float">
            <text:p>221.78088</text:p>
          </table:table-cell>
          <table:table-cell office:value-type="float" office:value="52.06114" calcext:value-type="float">
            <text:p>52.06114</text:p>
          </table:table-cell>
          <table:table-cell office:value-type="string" calcext:value-type="string">
            <text:p>QSO</text:p>
          </table:table-cell>
          <table:table-cell office:value-type="float" office:value="2.056973" calcext:value-type="float">
            <text:p>2.056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16+33</text:p>
          </table:table-cell>
          <table:table-cell office:value-type="float" office:value="154.78773" calcext:value-type="float">
            <text:p>154.78773</text:p>
          </table:table-cell>
          <table:table-cell office:value-type="float" office:value="33.73604" calcext:value-type="float">
            <text:p>33.73604</text:p>
          </table:table-cell>
          <table:table-cell office:value-type="string" calcext:value-type="string">
            <text:p>QSO</text:p>
          </table:table-cell>
          <table:table-cell office:value-type="float" office:value="2.05576" calcext:value-type="float">
            <text:p>2.05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53+30</text:p>
          </table:table-cell>
          <table:table-cell office:value-type="float" office:value="149.15644" calcext:value-type="float">
            <text:p>149.15644</text:p>
          </table:table-cell>
          <table:table-cell office:value-type="float" office:value="30.54461" calcext:value-type="float">
            <text:p>30.54461</text:p>
          </table:table-cell>
          <table:table-cell office:value-type="string" calcext:value-type="string">
            <text:p>VisS</text:p>
          </table:table-cell>
          <table:table-cell office:value-type="float" office:value="2.055" calcext:value-type="float">
            <text:p>2.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321.30+462021.1</text:p>
          </table:table-cell>
          <table:table-cell office:value-type="float" office:value="170.83879" calcext:value-type="float">
            <text:p>170.83879</text:p>
          </table:table-cell>
          <table:table-cell office:value-type="float" office:value="46.33914" calcext:value-type="float">
            <text:p>46.33914</text:p>
          </table:table-cell>
          <table:table-cell office:value-type="string" calcext:value-type="string">
            <text:p>*</text:p>
          </table:table-cell>
          <table:table-cell office:value-type="float" office:value="2.055" calcext:value-type="float">
            <text:p>2.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2455.5+361536</text:p>
          </table:table-cell>
          <table:table-cell office:value-type="float" office:value="216.23132" calcext:value-type="float">
            <text:p>216.23132</text:p>
          </table:table-cell>
          <table:table-cell office:value-type="float" office:value="36.26008" calcext:value-type="float">
            <text:p>36.26008</text:p>
          </table:table-cell>
          <table:table-cell office:value-type="string" calcext:value-type="string">
            <text:p>QSO</text:p>
          </table:table-cell>
          <table:table-cell office:value-type="float" office:value="2.055" calcext:value-type="float">
            <text:p>2.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26+32B</text:p>
          </table:table-cell>
          <table:table-cell office:value-type="float" office:value="232.21989" calcext:value-type="float">
            <text:p>232.21989</text:p>
          </table:table-cell>
          <table:table-cell office:value-type="float" office:value="31.95705" calcext:value-type="float">
            <text:p>31.95705</text:p>
          </table:table-cell>
          <table:table-cell office:value-type="string" calcext:value-type="string">
            <text:p>VisS</text:p>
          </table:table-cell>
          <table:table-cell office:value-type="float" office:value="2.055" calcext:value-type="float">
            <text:p>2.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25544.98+612450.8</text:p>
          </table:table-cell>
          <table:table-cell office:value-type="float" office:value="193.93745" calcext:value-type="float">
            <text:p>193.93745</text:p>
          </table:table-cell>
          <table:table-cell office:value-type="float" office:value="61.41411" calcext:value-type="float">
            <text:p>61.41411</text:p>
          </table:table-cell>
          <table:table-cell office:value-type="string" calcext:value-type="string">
            <text:p>QSO</text:p>
          </table:table-cell>
          <table:table-cell office:value-type="float" office:value="2.054553" calcext:value-type="float">
            <text:p>2.054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254.29+613634.4</text:p>
          </table:table-cell>
          <table:table-cell office:value-type="float" office:value="153.22605" calcext:value-type="float">
            <text:p>153.22605</text:p>
          </table:table-cell>
          <table:table-cell office:value-type="float" office:value="61.60961" calcext:value-type="float">
            <text:p>61.60961</text:p>
          </table:table-cell>
          <table:table-cell office:value-type="string" calcext:value-type="string">
            <text:p>QSO</text:p>
          </table:table-cell>
          <table:table-cell office:value-type="float" office:value="2.048174" calcext:value-type="float">
            <text:p>2.048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27+421</text:p>
          </table:table-cell>
          <table:table-cell office:value-type="float" office:value="127.6118" calcext:value-type="float">
            <text:p>127.6118</text:p>
          </table:table-cell>
          <table:table-cell office:value-type="float" office:value="42.02584" calcext:value-type="float">
            <text:p>42.02584</text:p>
          </table:table-cell>
          <table:table-cell office:value-type="string" calcext:value-type="string">
            <text:p>QSO</text:p>
          </table:table-cell>
          <table:table-cell office:value-type="float" office:value="2.046" calcext:value-type="float">
            <text:p>2.0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425.67+182529.8</text:p>
          </table:table-cell>
          <table:table-cell office:value-type="float" office:value="116.107" calcext:value-type="float">
            <text:p>116.107</text:p>
          </table:table-cell>
          <table:table-cell office:value-type="float" office:value="18.42495" calcext:value-type="float">
            <text:p>18.42495</text:p>
          </table:table-cell>
          <table:table-cell office:value-type="string" calcext:value-type="string">
            <text:p>*</text:p>
          </table:table-cell>
          <table:table-cell office:value-type="float" office:value="2.045" calcext:value-type="float">
            <text:p>2.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6+473</text:p>
          </table:table-cell>
          <table:table-cell office:value-type="float" office:value="192.23891" calcext:value-type="float">
            <text:p>192.23891</text:p>
          </table:table-cell>
          <table:table-cell office:value-type="float" office:value="47.06235" calcext:value-type="float">
            <text:p>47.06235</text:p>
          </table:table-cell>
          <table:table-cell office:value-type="string" calcext:value-type="string">
            <text:p>QSO</text:p>
          </table:table-cell>
          <table:table-cell office:value-type="float" office:value="2.043829" calcext:value-type="float">
            <text:p>2.0438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8+425</text:p>
          </table:table-cell>
          <table:table-cell office:value-type="float" office:value="175.35029" calcext:value-type="float">
            <text:p>175.35029</text:p>
          </table:table-cell>
          <table:table-cell office:value-type="float" office:value="42.29735" calcext:value-type="float">
            <text:p>42.29735</text:p>
          </table:table-cell>
          <table:table-cell office:value-type="string" calcext:value-type="string">
            <text:p>QSO</text:p>
          </table:table-cell>
          <table:table-cell office:value-type="float" office:value="2.043793" calcext:value-type="float">
            <text:p>2.0437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45+584</text:p>
          </table:table-cell>
          <table:table-cell office:value-type="float" office:value="206.92082" calcext:value-type="float">
            <text:p>206.92082</text:p>
          </table:table-cell>
          <table:table-cell office:value-type="float" office:value="58.21173" calcext:value-type="float">
            <text:p>58.21173</text:p>
          </table:table-cell>
          <table:table-cell office:value-type="string" calcext:value-type="string">
            <text:p>QSO</text:p>
          </table:table-cell>
          <table:table-cell office:value-type="float" office:value="2.042992" calcext:value-type="float">
            <text:p>2.0429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944.99+021307.1</text:p>
          </table:table-cell>
          <table:table-cell office:value-type="float" office:value="254.93749" calcext:value-type="float">
            <text:p>254.93749</text:p>
          </table:table-cell>
          <table:table-cell office:value-type="float" office:value="2.21862" calcext:value-type="float">
            <text:p>2.21862</text:p>
          </table:table-cell>
          <table:table-cell office:value-type="string" calcext:value-type="string">
            <text:p>QSO</text:p>
          </table:table-cell>
          <table:table-cell office:value-type="float" office:value="2.039" calcext:value-type="float">
            <text:p>2.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806.79+175805.4</text:p>
          </table:table-cell>
          <table:table-cell office:value-type="float" office:value="219.52833" calcext:value-type="float">
            <text:p>219.52833</text:p>
          </table:table-cell>
          <table:table-cell office:value-type="float" office:value="17.96818" calcext:value-type="float">
            <text:p>17.96818</text:p>
          </table:table-cell>
          <table:table-cell office:value-type="string" calcext:value-type="string">
            <text:p>QSO</text:p>
          </table:table-cell>
          <table:table-cell office:value-type="float" office:value="2.0376" calcext:value-type="float">
            <text:p>2.03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932.84+640648.3</text:p>
          </table:table-cell>
          <table:table-cell office:value-type="float" office:value="162.38719" calcext:value-type="float">
            <text:p>162.38719</text:p>
          </table:table-cell>
          <table:table-cell office:value-type="float" office:value="64.11345" calcext:value-type="float">
            <text:p>64.11345</text:p>
          </table:table-cell>
          <table:table-cell office:value-type="string" calcext:value-type="string">
            <text:p>QSO</text:p>
          </table:table-cell>
          <table:table-cell office:value-type="float" office:value="2.0372" calcext:value-type="float">
            <text:p>2.0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27+469</text:p>
          </table:table-cell>
          <table:table-cell office:value-type="float" office:value="142.64617" calcext:value-type="float">
            <text:p>142.64617</text:p>
          </table:table-cell>
          <table:table-cell office:value-type="float" office:value="46.73574" calcext:value-type="float">
            <text:p>46.73574</text:p>
          </table:table-cell>
          <table:table-cell office:value-type="string" calcext:value-type="string">
            <text:p>QSO</text:p>
          </table:table-cell>
          <table:table-cell office:value-type="float" office:value="2.036009" calcext:value-type="float">
            <text:p>2.036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9+28</text:p>
          </table:table-cell>
          <table:table-cell office:value-type="float" office:value="125.59629" calcext:value-type="float">
            <text:p>125.59629</text:p>
          </table:table-cell>
          <table:table-cell office:value-type="float" office:value="28.09989" calcext:value-type="float">
            <text:p>28.09989</text:p>
          </table:table-cell>
          <table:table-cell office:value-type="string" calcext:value-type="string">
            <text:p>QSO</text:p>
          </table:table-cell>
          <table:table-cell office:value-type="float" office:value="2.034" calcext:value-type="float">
            <text:p>2.0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713.03+083021.9</text:p>
          </table:table-cell>
          <table:table-cell office:value-type="float" office:value="131.80433" calcext:value-type="float">
            <text:p>131.80433</text:p>
          </table:table-cell>
          <table:table-cell office:value-type="float" office:value="8.50606" calcext:value-type="float">
            <text:p>8.50606</text:p>
          </table:table-cell>
          <table:table-cell office:value-type="string" calcext:value-type="string">
            <text:p>QSO</text:p>
          </table:table-cell>
          <table:table-cell office:value-type="float" office:value="2.033077" calcext:value-type="float">
            <text:p>2.0330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54+258</text:p>
          </table:table-cell>
          <table:table-cell office:value-type="float" office:value="209.27725" calcext:value-type="float">
            <text:p>209.27725</text:p>
          </table:table-cell>
          <table:table-cell office:value-type="float" office:value="25.62471" calcext:value-type="float">
            <text:p>25.62471</text:p>
          </table:table-cell>
          <table:table-cell office:value-type="string" calcext:value-type="string">
            <text:p>QSO</text:p>
          </table:table-cell>
          <table:table-cell office:value-type="float" office:value="2.032" calcext:value-type="float">
            <text:p>2.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019.54+363002.9</text:p>
          </table:table-cell>
          <table:table-cell office:value-type="float" office:value="117.58146" calcext:value-type="float">
            <text:p>117.58146</text:p>
          </table:table-cell>
          <table:table-cell office:value-type="float" office:value="36.50081" calcext:value-type="float">
            <text:p>36.50081</text:p>
          </table:table-cell>
          <table:table-cell office:value-type="string" calcext:value-type="string">
            <text:p>QSO</text:p>
          </table:table-cell>
          <table:table-cell office:value-type="float" office:value="2.030159" calcext:value-type="float">
            <text:p>2.0301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826.77+482516.1</text:p>
          </table:table-cell>
          <table:table-cell office:value-type="float" office:value="179.61154" calcext:value-type="float">
            <text:p>179.61154</text:p>
          </table:table-cell>
          <table:table-cell office:value-type="float" office:value="48.42117" calcext:value-type="float">
            <text:p>48.42117</text:p>
          </table:table-cell>
          <table:table-cell office:value-type="string" calcext:value-type="string">
            <text:p>QSO</text:p>
          </table:table-cell>
          <table:table-cell office:value-type="float" office:value="2.028" calcext:value-type="float">
            <text:p>2.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303.83+254211.2</text:p>
          </table:table-cell>
          <table:table-cell office:value-type="float" office:value="123.26597" calcext:value-type="float">
            <text:p>123.26597</text:p>
          </table:table-cell>
          <table:table-cell office:value-type="float" office:value="25.70306" calcext:value-type="float">
            <text:p>25.70306</text:p>
          </table:table-cell>
          <table:table-cell office:value-type="string" calcext:value-type="string">
            <text:p>QSO</text:p>
          </table:table-cell>
          <table:table-cell office:value-type="float" office:value="2.025058" calcext:value-type="float">
            <text:p>2.0250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858.54+591127.9</text:p>
          </table:table-cell>
          <table:table-cell office:value-type="float" office:value="154.74388" calcext:value-type="float">
            <text:p>154.74388</text:p>
          </table:table-cell>
          <table:table-cell office:value-type="float" office:value="59.19108" calcext:value-type="float">
            <text:p>59.19108</text:p>
          </table:table-cell>
          <table:table-cell office:value-type="string" calcext:value-type="string">
            <text:p>QSO</text:p>
          </table:table-cell>
          <table:table-cell office:value-type="float" office:value="2.025" calcext:value-type="float">
            <text:p>2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950.86+632001.6</text:p>
          </table:table-cell>
          <table:table-cell office:value-type="float" office:value="154.96199" calcext:value-type="float">
            <text:p>154.96199</text:p>
          </table:table-cell>
          <table:table-cell office:value-type="float" office:value="63.33378" calcext:value-type="float">
            <text:p>63.33378</text:p>
          </table:table-cell>
          <table:table-cell office:value-type="string" calcext:value-type="string">
            <text:p>QSO</text:p>
          </table:table-cell>
          <table:table-cell office:value-type="float" office:value="2.025" calcext:value-type="float">
            <text:p>2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608.22+124050.4</text:p>
          </table:table-cell>
          <table:table-cell office:value-type="float" office:value="176.53422" calcext:value-type="float">
            <text:p>176.53422</text:p>
          </table:table-cell>
          <table:table-cell office:value-type="float" office:value="12.68064" calcext:value-type="float">
            <text:p>12.68064</text:p>
          </table:table-cell>
          <table:table-cell office:value-type="string" calcext:value-type="string">
            <text:p>*</text:p>
          </table:table-cell>
          <table:table-cell office:value-type="float" office:value="2.025" calcext:value-type="float">
            <text:p>2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4744.60+533609.3</text:p>
          </table:table-cell>
          <table:table-cell office:value-type="float" office:value="206.93585" calcext:value-type="float">
            <text:p>206.93585</text:p>
          </table:table-cell>
          <table:table-cell office:value-type="float" office:value="53.60261" calcext:value-type="float">
            <text:p>53.60261</text:p>
          </table:table-cell>
          <table:table-cell office:value-type="string" calcext:value-type="string">
            <text:p>*</text:p>
          </table:table-cell>
          <table:table-cell office:value-type="float" office:value="2.025" calcext:value-type="float">
            <text:p>2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650.73+435521.0</text:p>
          </table:table-cell>
          <table:table-cell office:value-type="float" office:value="179.21146" calcext:value-type="float">
            <text:p>179.21146</text:p>
          </table:table-cell>
          <table:table-cell office:value-type="float" office:value="43.92261" calcext:value-type="float">
            <text:p>43.92261</text:p>
          </table:table-cell>
          <table:table-cell office:value-type="string" calcext:value-type="string">
            <text:p>QSO</text:p>
          </table:table-cell>
          <table:table-cell office:value-type="float" office:value="2.024915" calcext:value-type="float">
            <text:p>2.024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06+564</text:p>
          </table:table-cell>
          <table:table-cell office:value-type="float" office:value="212.05394" calcext:value-type="float">
            <text:p>212.05394</text:p>
          </table:table-cell>
          <table:table-cell office:value-type="float" office:value="56.22569" calcext:value-type="float">
            <text:p>56.22569</text:p>
          </table:table-cell>
          <table:table-cell office:value-type="string" calcext:value-type="string">
            <text:p>QSO</text:p>
          </table:table-cell>
          <table:table-cell office:value-type="float" office:value="2.023348" calcext:value-type="float">
            <text:p>2.023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708.17+040534.4</text:p>
          </table:table-cell>
          <table:table-cell office:value-type="float" office:value="219.28412" calcext:value-type="float">
            <text:p>219.28412</text:p>
          </table:table-cell>
          <table:table-cell office:value-type="float" office:value="4.09286" calcext:value-type="float">
            <text:p>4.09286</text:p>
          </table:table-cell>
          <table:table-cell office:value-type="string" calcext:value-type="string">
            <text:p>QSO</text:p>
          </table:table-cell>
          <table:table-cell office:value-type="float" office:value="2.022984" calcext:value-type="float">
            <text:p>2.022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08+428B</text:p>
          </table:table-cell>
          <table:table-cell office:value-type="float" office:value="182.82702" calcext:value-type="float">
            <text:p>182.82702</text:p>
          </table:table-cell>
          <table:table-cell office:value-type="float" office:value="42.57378" calcext:value-type="float">
            <text:p>42.57378</text:p>
          </table:table-cell>
          <table:table-cell office:value-type="string" calcext:value-type="string">
            <text:p>QSO</text:p>
          </table:table-cell>
          <table:table-cell office:value-type="float" office:value="2.021583" calcext:value-type="float">
            <text:p>2.0215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6+406</text:p>
          </table:table-cell>
          <table:table-cell office:value-type="float" office:value="120.06694" calcext:value-type="float">
            <text:p>120.06694</text:p>
          </table:table-cell>
          <table:table-cell office:value-type="float" office:value="40.49889" calcext:value-type="float">
            <text:p>40.49889</text:p>
          </table:table-cell>
          <table:table-cell office:value-type="string" calcext:value-type="string">
            <text:p>QSO</text:p>
          </table:table-cell>
          <table:table-cell office:value-type="float" office:value="2.02057" calcext:value-type="float">
            <text:p>2.020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48+155</text:p>
          </table:table-cell>
          <table:table-cell office:value-type="float" office:value="132.71587" calcext:value-type="float">
            <text:p>132.71587</text:p>
          </table:table-cell>
          <table:table-cell office:value-type="float" office:value="15.37086" calcext:value-type="float">
            <text:p>15.37086</text:p>
          </table:table-cell>
          <table:table-cell office:value-type="string" calcext:value-type="string">
            <text:p>QSO</text:p>
          </table:table-cell>
          <table:table-cell office:value-type="float" office:value="2.018423" calcext:value-type="float">
            <text:p>2.0184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507.10+501929.6</text:p>
          </table:table-cell>
          <table:table-cell office:value-type="float" office:value="151.2795" calcext:value-type="float">
            <text:p>151.2795</text:p>
          </table:table-cell>
          <table:table-cell office:value-type="float" office:value="50.32488" calcext:value-type="float">
            <text:p>50.32488</text:p>
          </table:table-cell>
          <table:table-cell office:value-type="string" calcext:value-type="string">
            <text:p>QSO</text:p>
          </table:table-cell>
          <table:table-cell office:value-type="float" office:value="2.016356" calcext:value-type="float">
            <text:p>2.0163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8+122</text:p>
          </table:table-cell>
          <table:table-cell office:value-type="float" office:value="180.23331" calcext:value-type="float">
            <text:p>180.23331</text:p>
          </table:table-cell>
          <table:table-cell office:value-type="float" office:value="11.95513" calcext:value-type="float">
            <text:p>11.95513</text:p>
          </table:table-cell>
          <table:table-cell office:value-type="string" calcext:value-type="string">
            <text:p>QSO</text:p>
          </table:table-cell>
          <table:table-cell office:value-type="float" office:value="2.01567" calcext:value-type="float">
            <text:p>2.01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641.9+250236</text:p>
          </table:table-cell>
          <table:table-cell office:value-type="float" office:value="159.17485" calcext:value-type="float">
            <text:p>159.17485</text:p>
          </table:table-cell>
          <table:table-cell office:value-type="float" office:value="25.04344" calcext:value-type="float">
            <text:p>25.04344</text:p>
          </table:table-cell>
          <table:table-cell office:value-type="string" calcext:value-type="string">
            <text:p>QSO</text:p>
          </table:table-cell>
          <table:table-cell office:value-type="float" office:value="2.014684" calcext:value-type="float">
            <text:p>2.0146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913.86+171415.1</text:p>
          </table:table-cell>
          <table:table-cell office:value-type="float" office:value="254.80775" calcext:value-type="float">
            <text:p>254.80775</text:p>
          </table:table-cell>
          <table:table-cell office:value-type="float" office:value="17.23752" calcext:value-type="float">
            <text:p>17.23752</text:p>
          </table:table-cell>
          <table:table-cell office:value-type="string" calcext:value-type="string">
            <text:p>QSO</text:p>
          </table:table-cell>
          <table:table-cell office:value-type="float" office:value="2.013966" calcext:value-type="float">
            <text:p>2.0139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24+439</text:p>
          </table:table-cell>
          <table:table-cell office:value-type="float" office:value="186.74127" calcext:value-type="float">
            <text:p>186.74127</text:p>
          </table:table-cell>
          <table:table-cell office:value-type="float" office:value="43.6829" calcext:value-type="float">
            <text:p>43.6829</text:p>
          </table:table-cell>
          <table:table-cell office:value-type="string" calcext:value-type="string">
            <text:p>QSO</text:p>
          </table:table-cell>
          <table:table-cell office:value-type="float" office:value="2.009163" calcext:value-type="float">
            <text:p>2.009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243.97+525544.2</text:p>
          </table:table-cell>
          <table:table-cell office:value-type="float" office:value="120.68327" calcext:value-type="float">
            <text:p>120.68327</text:p>
          </table:table-cell>
          <table:table-cell office:value-type="float" office:value="52.9289" calcext:value-type="float">
            <text:p>52.9289</text:p>
          </table:table-cell>
          <table:table-cell office:value-type="string" calcext:value-type="string">
            <text:p>QSO</text:p>
          </table:table-cell>
          <table:table-cell office:value-type="float" office:value="2.008064" calcext:value-type="float">
            <text:p>2.008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03+411</text:p>
          </table:table-cell>
          <table:table-cell office:value-type="float" office:value="211.28248" calcext:value-type="float">
            <text:p>211.28248</text:p>
          </table:table-cell>
          <table:table-cell office:value-type="float" office:value="40.9494" calcext:value-type="float">
            <text:p>40.9494</text:p>
          </table:table-cell>
          <table:table-cell office:value-type="string" calcext:value-type="string">
            <text:p>QSO</text:p>
          </table:table-cell>
          <table:table-cell office:value-type="float" office:value="2.000102" calcext:value-type="float">
            <text:p>2.000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5707.3+235625</text:p>
          </table:table-cell>
          <table:table-cell office:value-type="float" office:value="149.28071" calcext:value-type="float">
            <text:p>149.28071</text:p>
          </table:table-cell>
          <table:table-cell office:value-type="float" office:value="23.94033" calcext:value-type="float">
            <text:p>23.94033</text:p>
          </table:table-cell>
          <table:table-cell office:value-type="string" calcext:value-type="string">
            <text:p>QSO</text:p>
          </table:table-cell>
          <table:table-cell office:value-type="float" office:value="1.999992" calcext:value-type="float">
            <text:p>1.9999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7+532</text:p>
          </table:table-cell>
          <table:table-cell office:value-type="float" office:value="180.04743" calcext:value-type="float">
            <text:p>180.04743</text:p>
          </table:table-cell>
          <table:table-cell office:value-type="float" office:value="53.01302" calcext:value-type="float">
            <text:p>53.01302</text:p>
          </table:table-cell>
          <table:table-cell office:value-type="string" calcext:value-type="string">
            <text:p>QSO</text:p>
          </table:table-cell>
          <table:table-cell office:value-type="float" office:value="1.997" calcext:value-type="float">
            <text:p>1.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907.69+164322.6</text:p>
          </table:table-cell>
          <table:table-cell office:value-type="float" office:value="172.28202" calcext:value-type="float">
            <text:p>172.28202</text:p>
          </table:table-cell>
          <table:table-cell office:value-type="float" office:value="16.72292" calcext:value-type="float">
            <text:p>16.72292</text:p>
          </table:table-cell>
          <table:table-cell office:value-type="string" calcext:value-type="string">
            <text:p>QSO</text:p>
          </table:table-cell>
          <table:table-cell office:value-type="float" office:value="1.9967" calcext:value-type="float">
            <text:p>1.99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416.26+124159.3</text:p>
          </table:table-cell>
          <table:table-cell office:value-type="float" office:value="121.06768" calcext:value-type="float">
            <text:p>121.06768</text:p>
          </table:table-cell>
          <table:table-cell office:value-type="float" office:value="12.69976" calcext:value-type="float">
            <text:p>12.69976</text:p>
          </table:table-cell>
          <table:table-cell office:value-type="string" calcext:value-type="string">
            <text:p>*</text:p>
          </table:table-cell>
          <table:table-cell office:value-type="float" office:value="1.995" calcext:value-type="float">
            <text:p>1.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752.77+025328.0</text:p>
          </table:table-cell>
          <table:table-cell office:value-type="float" office:value="239.46985" calcext:value-type="float">
            <text:p>239.46985</text:p>
          </table:table-cell>
          <table:table-cell office:value-type="float" office:value="2.89108" calcext:value-type="float">
            <text:p>2.89108</text:p>
          </table:table-cell>
          <table:table-cell office:value-type="string" calcext:value-type="string">
            <text:p>QSO</text:p>
          </table:table-cell>
          <table:table-cell office:value-type="float" office:value="1.993842" calcext:value-type="float">
            <text:p>1.993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72236.72+585622.2</text:p>
          </table:table-cell>
          <table:table-cell office:value-type="float" office:value="260.65303" calcext:value-type="float">
            <text:p>260.65303</text:p>
          </table:table-cell>
          <table:table-cell office:value-type="float" office:value="58.93952" calcext:value-type="float">
            <text:p>58.93952</text:p>
          </table:table-cell>
          <table:table-cell office:value-type="string" calcext:value-type="string">
            <text:p>QSO</text:p>
          </table:table-cell>
          <table:table-cell office:value-type="float" office:value="1.9935" calcext:value-type="float">
            <text:p>1.9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56+092</text:p>
          </table:table-cell>
          <table:table-cell office:value-type="float" office:value="224.8467" calcext:value-type="float">
            <text:p>224.8467</text:p>
          </table:table-cell>
          <table:table-cell office:value-type="float" office:value="9.06899" calcext:value-type="float">
            <text:p>9.06899</text:p>
          </table:table-cell>
          <table:table-cell office:value-type="string" calcext:value-type="string">
            <text:p>QSO</text:p>
          </table:table-cell>
          <table:table-cell office:value-type="float" office:value="1.991" calcext:value-type="float">
            <text:p>1.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7+014</text:p>
          </table:table-cell>
          <table:table-cell office:value-type="float" office:value="179.93681" calcext:value-type="float">
            <text:p>179.93681</text:p>
          </table:table-cell>
          <table:table-cell office:value-type="float" office:value="1.20198" calcext:value-type="float">
            <text:p>1.20198</text:p>
          </table:table-cell>
          <table:table-cell office:value-type="string" calcext:value-type="string">
            <text:p>QSO</text:p>
          </table:table-cell>
          <table:table-cell office:value-type="float" office:value="1.99055" calcext:value-type="float">
            <text:p>1.99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6+289 NED01</text:p>
          </table:table-cell>
          <table:table-cell office:value-type="float" office:value="242.047" calcext:value-type="float">
            <text:p>242.047</text:p>
          </table:table-cell>
          <table:table-cell office:value-type="float" office:value="28.81728" calcext:value-type="float">
            <text:p>28.81728</text:p>
          </table:table-cell>
          <table:table-cell office:value-type="string" calcext:value-type="string">
            <text:p>QSO</text:p>
          </table:table-cell>
          <table:table-cell office:value-type="float" office:value="1.989" calcext:value-type="float">
            <text:p>1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836.08+001028.5</text:p>
          </table:table-cell>
          <table:table-cell office:value-type="float" office:value="244.65007" calcext:value-type="float">
            <text:p>244.65007</text:p>
          </table:table-cell>
          <table:table-cell office:value-type="float" office:value="0.17455" calcext:value-type="float">
            <text:p>0.17455</text:p>
          </table:table-cell>
          <table:table-cell office:value-type="string" calcext:value-type="string">
            <text:p>QSO</text:p>
          </table:table-cell>
          <table:table-cell office:value-type="float" office:value="1.988555" calcext:value-type="float">
            <text:p>1.988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914.82+224748.4</text:p>
          </table:table-cell>
          <table:table-cell office:value-type="float" office:value="244.81177" calcext:value-type="float">
            <text:p>244.81177</text:p>
          </table:table-cell>
          <table:table-cell office:value-type="float" office:value="22.79663" calcext:value-type="float">
            <text:p>22.79663</text:p>
          </table:table-cell>
          <table:table-cell office:value-type="string" calcext:value-type="string">
            <text:p>QSO</text:p>
          </table:table-cell>
          <table:table-cell office:value-type="float" office:value="1.987" calcext:value-type="float">
            <text:p>1.9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46+382</text:p>
          </table:table-cell>
          <table:table-cell office:value-type="float" office:value="162.42383" calcext:value-type="float">
            <text:p>162.42383</text:p>
          </table:table-cell>
          <table:table-cell office:value-type="float" office:value="37.94164" calcext:value-type="float">
            <text:p>37.94164</text:p>
          </table:table-cell>
          <table:table-cell office:value-type="string" calcext:value-type="string">
            <text:p>QSO</text:p>
          </table:table-cell>
          <table:table-cell office:value-type="float" office:value="1.985853" calcext:value-type="float">
            <text:p>1.985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48+24A</text:p>
          </table:table-cell>
          <table:table-cell office:value-type="float" office:value="252.59552" calcext:value-type="float">
            <text:p>252.59552</text:p>
          </table:table-cell>
          <table:table-cell office:value-type="float" office:value="24.45963" calcext:value-type="float">
            <text:p>24.45963</text:p>
          </table:table-cell>
          <table:table-cell office:value-type="string" calcext:value-type="string">
            <text:p>QSO</text:p>
          </table:table-cell>
          <table:table-cell office:value-type="float" office:value="1.985242" calcext:value-type="float">
            <text:p>1.985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951.11+182752.5</text:p>
          </table:table-cell>
          <table:table-cell office:value-type="float" office:value="232.46296" calcext:value-type="float">
            <text:p>232.46296</text:p>
          </table:table-cell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QSO</text:p>
          </table:table-cell>
          <table:table-cell office:value-type="float" office:value="1.98512" calcext:value-type="float">
            <text:p>1.98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035.26+113321.4</text:p>
          </table:table-cell>
          <table:table-cell office:value-type="float" office:value="172.64699" calcext:value-type="float">
            <text:p>172.64699</text:p>
          </table:table-cell>
          <table:table-cell office:value-type="float" office:value="11.55609" calcext:value-type="float">
            <text:p>11.55609</text:p>
          </table:table-cell>
          <table:table-cell office:value-type="string" calcext:value-type="string">
            <text:p>*</text:p>
          </table:table-cell>
          <table:table-cell office:value-type="float" office:value="1.985" calcext:value-type="float">
            <text:p>1.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849.87+524933.9</text:p>
          </table:table-cell>
          <table:table-cell office:value-type="float" office:value="189.70772" calcext:value-type="float">
            <text:p>189.70772</text:p>
          </table:table-cell>
          <table:table-cell office:value-type="float" office:value="52.82611" calcext:value-type="float">
            <text:p>52.82611</text:p>
          </table:table-cell>
          <table:table-cell office:value-type="string" calcext:value-type="string">
            <text:p>*</text:p>
          </table:table-cell>
          <table:table-cell office:value-type="float" office:value="1.985" calcext:value-type="float">
            <text:p>1.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626.92+584834.0</text:p>
          </table:table-cell>
          <table:table-cell office:value-type="float" office:value="176.61213" calcext:value-type="float">
            <text:p>176.61213</text:p>
          </table:table-cell>
          <table:table-cell office:value-type="float" office:value="58.80952" calcext:value-type="float">
            <text:p>58.80952</text:p>
          </table:table-cell>
          <table:table-cell office:value-type="string" calcext:value-type="string">
            <text:p>QSO</text:p>
          </table:table-cell>
          <table:table-cell office:value-type="float" office:value="1.982" calcext:value-type="float">
            <text:p>1.9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1+392</text:p>
          </table:table-cell>
          <table:table-cell office:value-type="float" office:value="245.78176" calcext:value-type="float">
            <text:p>245.78176</text:p>
          </table:table-cell>
          <table:table-cell office:value-type="float" office:value="39.159" calcext:value-type="float">
            <text:p>39.159</text:p>
          </table:table-cell>
          <table:table-cell office:value-type="string" calcext:value-type="string">
            <text:p>QSO</text:p>
          </table:table-cell>
          <table:table-cell office:value-type="float" office:value="1.981361" calcext:value-type="float">
            <text:p>1.9813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646.97+095430.2</text:p>
          </table:table-cell>
          <table:table-cell office:value-type="float" office:value="149.19563" calcext:value-type="float">
            <text:p>149.19563</text:p>
          </table:table-cell>
          <table:table-cell office:value-type="float" office:value="9.90828" calcext:value-type="float">
            <text:p>9.90828</text:p>
          </table:table-cell>
          <table:table-cell office:value-type="string" calcext:value-type="string">
            <text:p>QSO</text:p>
          </table:table-cell>
          <table:table-cell office:value-type="float" office:value="1.979596" calcext:value-type="float">
            <text:p>1.979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12+392</text:p>
          </table:table-cell>
          <table:table-cell office:value-type="float" office:value="139.02118" calcext:value-type="float">
            <text:p>139.02118</text:p>
          </table:table-cell>
          <table:table-cell office:value-type="float" office:value="39.00532" calcext:value-type="float">
            <text:p>39.00532</text:p>
          </table:table-cell>
          <table:table-cell office:value-type="string" calcext:value-type="string">
            <text:p>QSO</text:p>
          </table:table-cell>
          <table:table-cell office:value-type="float" office:value="1.978" calcext:value-type="float">
            <text:p>1.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408.23+131355.7</text:p>
          </table:table-cell>
          <table:table-cell office:value-type="float" office:value="121.03429" calcext:value-type="float">
            <text:p>121.03429</text:p>
          </table:table-cell>
          <table:table-cell office:value-type="float" office:value="13.23214" calcext:value-type="float">
            <text:p>13.23214</text:p>
          </table:table-cell>
          <table:table-cell office:value-type="string" calcext:value-type="string">
            <text:p>QSO</text:p>
          </table:table-cell>
          <table:table-cell office:value-type="float" office:value="1.977094" calcext:value-type="float">
            <text:p>1.977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224.58+592134.7</text:p>
          </table:table-cell>
          <table:table-cell office:value-type="float" office:value="120.60247" calcext:value-type="float">
            <text:p>120.60247</text:p>
          </table:table-cell>
          <table:table-cell office:value-type="float" office:value="59.35967" calcext:value-type="float">
            <text:p>59.35967</text:p>
          </table:table-cell>
          <table:table-cell office:value-type="string" calcext:value-type="string">
            <text:p>QSO</text:p>
          </table:table-cell>
          <table:table-cell office:value-type="float" office:value="1.977" calcext:value-type="float">
            <text:p>1.9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939.83+535747.0</text:p>
          </table:table-cell>
          <table:table-cell office:value-type="float" office:value="249.91601" calcext:value-type="float">
            <text:p>249.91601</text:p>
          </table:table-cell>
          <table:table-cell office:value-type="float" office:value="53.96309" calcext:value-type="float">
            <text:p>53.96309</text:p>
          </table:table-cell>
          <table:table-cell office:value-type="string" calcext:value-type="string">
            <text:p>QSO</text:p>
          </table:table-cell>
          <table:table-cell office:value-type="float" office:value="1.977" calcext:value-type="float">
            <text:p>1.9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26+428</text:p>
          </table:table-cell>
          <table:table-cell office:value-type="float" office:value="127.44549" calcext:value-type="float">
            <text:p>127.44549</text:p>
          </table:table-cell>
          <table:table-cell office:value-type="float" office:value="42.69191" calcext:value-type="float">
            <text:p>42.69191</text:p>
          </table:table-cell>
          <table:table-cell office:value-type="string" calcext:value-type="string">
            <text:p>QSO</text:p>
          </table:table-cell>
          <table:table-cell office:value-type="float" office:value="1.976607" calcext:value-type="float">
            <text:p>1.976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718.94+213136.8</text:p>
          </table:table-cell>
          <table:table-cell office:value-type="float" office:value="156.82896" calcext:value-type="float">
            <text:p>156.82896</text:p>
          </table:table-cell>
          <table:table-cell office:value-type="float" office:value="21.5269" calcext:value-type="float">
            <text:p>21.5269</text:p>
          </table:table-cell>
          <table:table-cell office:value-type="string" calcext:value-type="string">
            <text:p>*</text:p>
          </table:table-cell>
          <table:table-cell office:value-type="float" office:value="1.975" calcext:value-type="float">
            <text:p>1.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543.84+540042.8</text:p>
          </table:table-cell>
          <table:table-cell office:value-type="float" office:value="236.4326" calcext:value-type="float">
            <text:p>236.4326</text:p>
          </table:table-cell>
          <table:table-cell office:value-type="float" office:value="54.01187" calcext:value-type="float">
            <text:p>54.01187</text:p>
          </table:table-cell>
          <table:table-cell office:value-type="string" calcext:value-type="string">
            <text:p>UvES</text:p>
          </table:table-cell>
          <table:table-cell office:value-type="float" office:value="1.975" calcext:value-type="float">
            <text:p>1.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820.75+253339.5</text:p>
          </table:table-cell>
          <table:table-cell office:value-type="float" office:value="152.08647" calcext:value-type="float">
            <text:p>152.08647</text:p>
          </table:table-cell>
          <table:table-cell office:value-type="float" office:value="25.56099" calcext:value-type="float">
            <text:p>25.56099</text:p>
          </table:table-cell>
          <table:table-cell office:value-type="string" calcext:value-type="string">
            <text:p>QSO</text:p>
          </table:table-cell>
          <table:table-cell office:value-type="float" office:value="1.974111" calcext:value-type="float">
            <text:p>1.974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855.41+032843.9</text:p>
          </table:table-cell>
          <table:table-cell office:value-type="float" office:value="127.2309" calcext:value-type="float">
            <text:p>127.2309</text:p>
          </table:table-cell>
          <table:table-cell office:value-type="float" office:value="3.47885" calcext:value-type="float">
            <text:p>3.47885</text:p>
          </table:table-cell>
          <table:table-cell office:value-type="string" calcext:value-type="string">
            <text:p>QSO</text:p>
          </table:table-cell>
          <table:table-cell office:value-type="float" office:value="1.974089" calcext:value-type="float">
            <text:p>1.9740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25+36</text:p>
          </table:table-cell>
          <table:table-cell office:value-type="float" office:value="186.99469" calcext:value-type="float">
            <text:p>186.99469</text:p>
          </table:table-cell>
          <table:table-cell office:value-type="float" office:value="36.58662" calcext:value-type="float">
            <text:p>36.58662</text:p>
          </table:table-cell>
          <table:table-cell office:value-type="string" calcext:value-type="string">
            <text:p>QSO</text:p>
          </table:table-cell>
          <table:table-cell office:value-type="float" office:value="1.973" calcext:value-type="float">
            <text:p>1.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23548.22+534004.8</text:p>
          </table:table-cell>
          <table:table-cell office:value-type="float" office:value="188.95105" calcext:value-type="float">
            <text:p>188.95105</text:p>
          </table:table-cell>
          <table:table-cell office:value-type="float" office:value="53.66801" calcext:value-type="float">
            <text:p>53.66801</text:p>
          </table:table-cell>
          <table:table-cell office:value-type="string" calcext:value-type="string">
            <text:p>QSO</text:p>
          </table:table-cell>
          <table:table-cell office:value-type="float" office:value="1.97193" calcext:value-type="float">
            <text:p>1.971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3243.3+410328</text:p>
          </table:table-cell>
          <table:table-cell office:value-type="float" office:value="218.18051" calcext:value-type="float">
            <text:p>218.18051</text:p>
          </table:table-cell>
          <table:table-cell office:value-type="float" office:value="41.05779" calcext:value-type="float">
            <text:p>41.05779</text:p>
          </table:table-cell>
          <table:table-cell office:value-type="string" calcext:value-type="string">
            <text:p>QSO</text:p>
          </table:table-cell>
          <table:table-cell office:value-type="float" office:value="1.970393" calcext:value-type="float">
            <text:p>1.970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027.20+432056.3</text:p>
          </table:table-cell>
          <table:table-cell office:value-type="float" office:value="155.11335" calcext:value-type="float">
            <text:p>155.11335</text:p>
          </table:table-cell>
          <table:table-cell office:value-type="float" office:value="43.34898" calcext:value-type="float">
            <text:p>43.34898</text:p>
          </table:table-cell>
          <table:table-cell office:value-type="string" calcext:value-type="string">
            <text:p>QSO</text:p>
          </table:table-cell>
          <table:table-cell office:value-type="float" office:value="1.967626" calcext:value-type="float">
            <text:p>1.9676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708.92+195751.8</text:p>
          </table:table-cell>
          <table:table-cell office:value-type="float" office:value="186.78725" calcext:value-type="float">
            <text:p>186.78725</text:p>
          </table:table-cell>
          <table:table-cell office:value-type="float" office:value="19.96442" calcext:value-type="float">
            <text:p>19.96442</text:p>
          </table:table-cell>
          <table:table-cell office:value-type="string" calcext:value-type="string">
            <text:p>QSO</text:p>
          </table:table-cell>
          <table:table-cell office:value-type="float" office:value="1.9658" calcext:value-type="float">
            <text:p>1.9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26.18+060740.5</text:p>
          </table:table-cell>
          <table:table-cell office:value-type="float" office:value="150.85899" calcext:value-type="float">
            <text:p>150.85899</text:p>
          </table:table-cell>
          <table:table-cell office:value-type="float" office:value="6.12806" calcext:value-type="float">
            <text:p>6.12806</text:p>
          </table:table-cell>
          <table:table-cell office:value-type="string" calcext:value-type="string">
            <text:p>*</text:p>
          </table:table-cell>
          <table:table-cell office:value-type="float" office:value="1.965" calcext:value-type="float">
            <text:p>1.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021.77+082846.7</text:p>
          </table:table-cell>
          <table:table-cell office:value-type="float" office:value="167.59071" calcext:value-type="float">
            <text:p>167.59071</text:p>
          </table:table-cell>
          <table:table-cell office:value-type="float" office:value="8.47964" calcext:value-type="float">
            <text:p>8.47964</text:p>
          </table:table-cell>
          <table:table-cell office:value-type="string" calcext:value-type="string">
            <text:p>*</text:p>
          </table:table-cell>
          <table:table-cell office:value-type="float" office:value="1.965" calcext:value-type="float">
            <text:p>1.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5037.55+082452.3</text:p>
          </table:table-cell>
          <table:table-cell office:value-type="float" office:value="252.65651" calcext:value-type="float">
            <text:p>252.65651</text:p>
          </table:table-cell>
          <table:table-cell office:value-type="float" office:value="8.41451" calcext:value-type="float">
            <text:p>8.41451</text:p>
          </table:table-cell>
          <table:table-cell office:value-type="string" calcext:value-type="string">
            <text:p>QSO</text:p>
          </table:table-cell>
          <table:table-cell office:value-type="float" office:value="1.965" calcext:value-type="float">
            <text:p>1.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3051.23+582323.0</text:p>
          </table:table-cell>
          <table:table-cell office:value-type="float" office:value="142.71348" calcext:value-type="float">
            <text:p>142.71348</text:p>
          </table:table-cell>
          <table:table-cell office:value-type="float" office:value="58.38973" calcext:value-type="float">
            <text:p>58.38973</text:p>
          </table:table-cell>
          <table:table-cell office:value-type="string" calcext:value-type="string">
            <text:p>QSO</text:p>
          </table:table-cell>
          <table:table-cell office:value-type="float" office:value="1.9645" calcext:value-type="float">
            <text:p>1.9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810.27+104717.1</text:p>
          </table:table-cell>
          <table:table-cell office:value-type="float" office:value="212.0428" calcext:value-type="float">
            <text:p>212.0428</text:p>
          </table:table-cell>
          <table:table-cell office:value-type="float" office:value="10.7881" calcext:value-type="float">
            <text:p>10.7881</text:p>
          </table:table-cell>
          <table:table-cell office:value-type="string" calcext:value-type="string">
            <text:p>QSO</text:p>
          </table:table-cell>
          <table:table-cell office:value-type="float" office:value="1.961643" calcext:value-type="float">
            <text:p>1.961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143.39+044750.2</text:p>
          </table:table-cell>
          <table:table-cell office:value-type="float" office:value="160.43093" calcext:value-type="float">
            <text:p>160.43093</text:p>
          </table:table-cell>
          <table:table-cell office:value-type="float" office:value="4.79703" calcext:value-type="float">
            <text:p>4.79703</text:p>
          </table:table-cell>
          <table:table-cell office:value-type="string" calcext:value-type="string">
            <text:p>QSO</text:p>
          </table:table-cell>
          <table:table-cell office:value-type="float" office:value="1.960793" calcext:value-type="float">
            <text:p>1.9607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308+145</text:p>
          </table:table-cell>
          <table:table-cell office:value-type="float" office:value="197.7826" calcext:value-type="float">
            <text:p>197.7826</text:p>
          </table:table-cell>
          <table:table-cell office:value-type="float" office:value="14.29629" calcext:value-type="float">
            <text:p>14.29629</text:p>
          </table:table-cell>
          <table:table-cell office:value-type="string" calcext:value-type="string">
            <text:p>QSO</text:p>
          </table:table-cell>
          <table:table-cell office:value-type="float" office:value="1.960426" calcext:value-type="float">
            <text:p>1.960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417.66+185809.3</text:p>
          </table:table-cell>
          <table:table-cell office:value-type="float" office:value="138.57357" calcext:value-type="float">
            <text:p>138.57357</text:p>
          </table:table-cell>
          <table:table-cell office:value-type="float" office:value="18.96924" calcext:value-type="float">
            <text:p>18.96924</text:p>
          </table:table-cell>
          <table:table-cell office:value-type="string" calcext:value-type="string">
            <text:p>QSO</text:p>
          </table:table-cell>
          <table:table-cell office:value-type="float" office:value="1.9573" calcext:value-type="float">
            <text:p>1.9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6+483</text:p>
          </table:table-cell>
          <table:table-cell office:value-type="float" office:value="117.58515" calcext:value-type="float">
            <text:p>117.58515</text:p>
          </table:table-cell>
          <table:table-cell office:value-type="float" office:value="48.24821" calcext:value-type="float">
            <text:p>48.24821</text:p>
          </table:table-cell>
          <table:table-cell office:value-type="string" calcext:value-type="string">
            <text:p>QSO</text:p>
          </table:table-cell>
          <table:table-cell office:value-type="float" office:value="1.956159" calcext:value-type="float">
            <text:p>1.9561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91</text:p>
          </table:table-cell>
          <table:table-cell office:value-type="float" office:value="121.19988" calcext:value-type="float">
            <text:p>121.19988</text:p>
          </table:table-cell>
          <table:table-cell office:value-type="float" office:value="10.25658" calcext:value-type="float">
            <text:p>10.25658</text:p>
          </table:table-cell>
          <table:table-cell office:value-type="string" calcext:value-type="string">
            <text:p>QSO</text:p>
          </table:table-cell>
          <table:table-cell office:value-type="float" office:value="1.956" calcext:value-type="float">
            <text:p>1.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4828.19+075451.2</text:p>
          </table:table-cell>
          <table:table-cell office:value-type="float" office:value="132.1175" calcext:value-type="float">
            <text:p>132.1175</text:p>
          </table:table-cell>
          <table:table-cell office:value-type="float" office:value="7.91428" calcext:value-type="float">
            <text:p>7.91428</text:p>
          </table:table-cell>
          <table:table-cell office:value-type="string" calcext:value-type="string">
            <text:p>*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900.84+560350.0</text:p>
          </table:table-cell>
          <table:table-cell office:value-type="float" office:value="132.25354" calcext:value-type="float">
            <text:p>132.25354</text:p>
          </table:table-cell>
          <table:table-cell office:value-type="float" office:value="56.06392" calcext:value-type="float">
            <text:p>56.06392</text:p>
          </table:table-cell>
          <table:table-cell office:value-type="string" calcext:value-type="string">
            <text:p>QSO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42.93+210034.5</text:p>
          </table:table-cell>
          <table:table-cell office:value-type="float" office:value="136.42921" calcext:value-type="float">
            <text:p>136.42921</text:p>
          </table:table-cell>
          <table:table-cell office:value-type="float" office:value="21.00986" calcext:value-type="float">
            <text:p>21.00986</text:p>
          </table:table-cell>
          <table:table-cell office:value-type="string" calcext:value-type="string">
            <text:p>*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504.78+304105.3</text:p>
          </table:table-cell>
          <table:table-cell office:value-type="float" office:value="181.27001" calcext:value-type="float">
            <text:p>181.27001</text:p>
          </table:table-cell>
          <table:table-cell office:value-type="float" office:value="30.68484" calcext:value-type="float">
            <text:p>30.68484</text:p>
          </table:table-cell>
          <table:table-cell office:value-type="string" calcext:value-type="string">
            <text:p>*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214.65+203918.6</text:p>
          </table:table-cell>
          <table:table-cell office:value-type="float" office:value="195.56108" calcext:value-type="float">
            <text:p>195.56108</text:p>
          </table:table-cell>
          <table:table-cell office:value-type="float" office:value="20.65518" calcext:value-type="float">
            <text:p>20.65518</text:p>
          </table:table-cell>
          <table:table-cell office:value-type="string" calcext:value-type="string">
            <text:p>*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636.64+130715.6</text:p>
          </table:table-cell>
          <table:table-cell office:value-type="float" office:value="214.15292" calcext:value-type="float">
            <text:p>214.15292</text:p>
          </table:table-cell>
          <table:table-cell office:value-type="float" office:value="13.12089" calcext:value-type="float">
            <text:p>13.12089</text:p>
          </table:table-cell>
          <table:table-cell office:value-type="string" calcext:value-type="string">
            <text:p>*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3813.72+364450.8</text:p>
          </table:table-cell>
          <table:table-cell office:value-type="float" office:value="219.5572" calcext:value-type="float">
            <text:p>219.5572</text:p>
          </table:table-cell>
          <table:table-cell office:value-type="float" office:value="36.74746" calcext:value-type="float">
            <text:p>36.74746</text:p>
          </table:table-cell>
          <table:table-cell office:value-type="string" calcext:value-type="string">
            <text:p>QSO</text:p>
          </table:table-cell>
          <table:table-cell office:value-type="float" office:value="1.955" calcext:value-type="float">
            <text:p>1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3731.37+195024.3</text:p>
          </table:table-cell>
          <table:table-cell office:value-type="float" office:value="249.38067" calcext:value-type="float">
            <text:p>249.38067</text:p>
          </table:table-cell>
          <table:table-cell office:value-type="float" office:value="19.84006" calcext:value-type="float">
            <text:p>19.84006</text:p>
          </table:table-cell>
          <table:table-cell office:value-type="string" calcext:value-type="string">
            <text:p>QSO</text:p>
          </table:table-cell>
          <table:table-cell office:value-type="float" office:value="1.954463" calcext:value-type="float">
            <text:p>1.9544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605.15+163902.9</text:p>
          </table:table-cell>
          <table:table-cell office:value-type="float" office:value="131.52154" calcext:value-type="float">
            <text:p>131.52154</text:p>
          </table:table-cell>
          <table:table-cell office:value-type="float" office:value="16.65072" calcext:value-type="float">
            <text:p>16.65072</text:p>
          </table:table-cell>
          <table:table-cell office:value-type="string" calcext:value-type="string">
            <text:p>QSO</text:p>
          </table:table-cell>
          <table:table-cell office:value-type="float" office:value="1.95191" calcext:value-type="float">
            <text:p>1.951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130.70+415515.6</text:p>
          </table:table-cell>
          <table:table-cell office:value-type="float" office:value="210.37787" calcext:value-type="float">
            <text:p>210.37787</text:p>
          </table:table-cell>
          <table:table-cell office:value-type="float" office:value="41.92091" calcext:value-type="float">
            <text:p>41.92091</text:p>
          </table:table-cell>
          <table:table-cell office:value-type="string" calcext:value-type="string">
            <text:p>QSO</text:p>
          </table:table-cell>
          <table:table-cell office:value-type="float" office:value="1.95064" calcext:value-type="float">
            <text:p>1.95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2636.35+063643.0</text:p>
          </table:table-cell>
          <table:table-cell office:value-type="float" office:value="111.65152" calcext:value-type="float">
            <text:p>111.65152</text:p>
          </table:table-cell>
          <table:table-cell office:value-type="float" office:value="6.6119" calcext:value-type="float">
            <text:p>6.6119</text:p>
          </table:table-cell>
          <table:table-cell office:value-type="string" calcext:value-type="string">
            <text:p>QSO</text:p>
          </table:table-cell>
          <table:table-cell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556.29+173644.7</text:p>
          </table:table-cell>
          <table:table-cell office:value-type="float" office:value="198.98478" calcext:value-type="float">
            <text:p>198.98478</text:p>
          </table:table-cell>
          <table:table-cell office:value-type="float" office:value="17.61238" calcext:value-type="float">
            <text:p>17.61238</text:p>
          </table:table-cell>
          <table:table-cell office:value-type="string" calcext:value-type="string">
            <text:p>QSO</text:p>
          </table:table-cell>
          <table:table-cell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09+350</text:p>
          </table:table-cell>
          <table:table-cell office:value-type="float" office:value="168.16154" calcext:value-type="float">
            <text:p>168.16154</text:p>
          </table:table-cell>
          <table:table-cell office:value-type="float" office:value="34.77753" calcext:value-type="float">
            <text:p>34.77753</text:p>
          </table:table-cell>
          <table:table-cell office:value-type="string" calcext:value-type="string">
            <text:p>QSO</text:p>
          </table:table-cell>
          <table:table-cell office:value-type="float" office:value="1.9495" calcext:value-type="float">
            <text:p>1.9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312.71+303542.9</text:p>
          </table:table-cell>
          <table:table-cell office:value-type="float" office:value="228.30289" calcext:value-type="float">
            <text:p>228.30289</text:p>
          </table:table-cell>
          <table:table-cell office:value-type="float" office:value="30.59521" calcext:value-type="float">
            <text:p>30.59521</text:p>
          </table:table-cell>
          <table:table-cell office:value-type="string" calcext:value-type="string">
            <text:p>QSO</text:p>
          </table:table-cell>
          <table:table-cell office:value-type="float" office:value="1.948602" calcext:value-type="float">
            <text:p>1.9486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0+329</text:p>
          </table:table-cell>
          <table:table-cell office:value-type="float" office:value="257.98266" calcext:value-type="float">
            <text:p>257.98266</text:p>
          </table:table-cell>
          <table:table-cell office:value-type="float" office:value="32.88356" calcext:value-type="float">
            <text:p>32.88356</text:p>
          </table:table-cell>
          <table:table-cell office:value-type="string" calcext:value-type="string">
            <text:p>QSO</text:p>
          </table:table-cell>
          <table:table-cell office:value-type="float" office:value="1.946359" calcext:value-type="float">
            <text:p>1.946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2+447</text:p>
          </table:table-cell>
          <table:table-cell office:value-type="float" office:value="116.61767" calcext:value-type="float">
            <text:p>116.61767</text:p>
          </table:table-cell>
          <table:table-cell office:value-type="float" office:value="44.61445" calcext:value-type="float">
            <text:p>44.61445</text:p>
          </table:table-cell>
          <table:table-cell office:value-type="string" calcext:value-type="string">
            <text:p>QSO</text:p>
          </table:table-cell>
          <table:table-cell office:value-type="float" office:value="1.945617" calcext:value-type="float">
            <text:p>1.945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827.85+053029.9</text:p>
          </table:table-cell>
          <table:table-cell office:value-type="float" office:value="154.61603" calcext:value-type="float">
            <text:p>154.61603</text:p>
          </table:table-cell>
          <table:table-cell office:value-type="float" office:value="5.50832" calcext:value-type="float">
            <text:p>5.50832</text:p>
          </table:table-cell>
          <table:table-cell office:value-type="string" calcext:value-type="string">
            <text:p>QSO</text:p>
          </table:table-cell>
          <table:table-cell office:value-type="float" office:value="1.945255" calcext:value-type="float">
            <text:p>1.945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9+173</text:p>
          </table:table-cell>
          <table:table-cell office:value-type="float" office:value="240.33499" calcext:value-type="float">
            <text:p>240.33499</text:p>
          </table:table-cell>
          <table:table-cell office:value-type="float" office:value="17.2378" calcext:value-type="float">
            <text:p>17.2378</text:p>
          </table:table-cell>
          <table:table-cell office:value-type="string" calcext:value-type="string">
            <text:p>QSO</text:p>
          </table:table-cell>
          <table:table-cell office:value-type="float" office:value="1.944" calcext:value-type="float">
            <text:p>1.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454.59+491803.9</text:p>
          </table:table-cell>
          <table:table-cell office:value-type="float" office:value="141.22732" calcext:value-type="float">
            <text:p>141.22732</text:p>
          </table:table-cell>
          <table:table-cell office:value-type="float" office:value="49.30118" calcext:value-type="float">
            <text:p>49.30118</text:p>
          </table:table-cell>
          <table:table-cell office:value-type="string" calcext:value-type="string">
            <text:p>QSO</text:p>
          </table:table-cell>
          <table:table-cell office:value-type="float" office:value="1.943497" calcext:value-type="float">
            <text:p>1.943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1715.16+262149.0</text:p>
          </table:table-cell>
          <table:table-cell office:value-type="float" office:value="259.3132" calcext:value-type="float">
            <text:p>259.3132</text:p>
          </table:table-cell>
          <table:table-cell office:value-type="float" office:value="26.36358" calcext:value-type="float">
            <text:p>26.36358</text:p>
          </table:table-cell>
          <table:table-cell office:value-type="string" calcext:value-type="string">
            <text:p>QSO</text:p>
          </table:table-cell>
          <table:table-cell office:value-type="float" office:value="1.94084" calcext:value-type="float">
            <text:p>1.94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6+348</text:p>
          </table:table-cell>
          <table:table-cell office:value-type="float" office:value="254.50591" calcext:value-type="float">
            <text:p>254.50591</text:p>
          </table:table-cell>
          <table:table-cell office:value-type="float" office:value="34.72456" calcext:value-type="float">
            <text:p>34.72456</text:p>
          </table:table-cell>
          <table:table-cell office:value-type="string" calcext:value-type="string">
            <text:p>QSO</text:p>
          </table:table-cell>
          <table:table-cell office:value-type="float" office:value="1.937039" calcext:value-type="float">
            <text:p>1.937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8+333</text:p>
          </table:table-cell>
          <table:table-cell office:value-type="float" office:value="117.97364" calcext:value-type="float">
            <text:p>117.97364</text:p>
          </table:table-cell>
          <table:table-cell office:value-type="float" office:value="33.22217" calcext:value-type="float">
            <text:p>33.22217</text:p>
          </table:table-cell>
          <table:table-cell office:value-type="string" calcext:value-type="string">
            <text:p>QSO</text:p>
          </table:table-cell>
          <table:table-cell office:value-type="float" office:value="1.935716" calcext:value-type="float">
            <text:p>1.9357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844.34+544328.6</text:p>
          </table:table-cell>
          <table:table-cell office:value-type="float" office:value="194.68475" calcext:value-type="float">
            <text:p>194.68475</text:p>
          </table:table-cell>
          <table:table-cell office:value-type="float" office:value="54.72491" calcext:value-type="float">
            <text:p>54.72491</text:p>
          </table:table-cell>
          <table:table-cell office:value-type="string" calcext:value-type="string">
            <text:p>*</text:p>
          </table:table-cell>
          <table:table-cell office:value-type="float" office:value="1.935" calcext:value-type="float">
            <text:p>1.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627.60+312606.4</text:p>
          </table:table-cell>
          <table:table-cell office:value-type="float" office:value="241.61499" calcext:value-type="float">
            <text:p>241.61499</text:p>
          </table:table-cell>
          <table:table-cell office:value-type="float" office:value="31.43506" calcext:value-type="float">
            <text:p>31.43506</text:p>
          </table:table-cell>
          <table:table-cell office:value-type="string" calcext:value-type="string">
            <text:p>QSO</text:p>
          </table:table-cell>
          <table:table-cell office:value-type="float" office:value="1.933442" calcext:value-type="float">
            <text:p>1.933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2901.41+105304.7</text:p>
          </table:table-cell>
          <table:table-cell office:value-type="float" office:value="202.25589" calcext:value-type="float">
            <text:p>202.25589</text:p>
          </table:table-cell>
          <table:table-cell office:value-type="float" office:value="10.8847" calcext:value-type="float">
            <text:p>10.8847</text:p>
          </table:table-cell>
          <table:table-cell office:value-type="string" calcext:value-type="string">
            <text:p>QSO</text:p>
          </table:table-cell>
          <table:table-cell office:value-type="float" office:value="1.932718" calcext:value-type="float">
            <text:p>1.9327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543+517</text:p>
          </table:table-cell>
          <table:table-cell office:value-type="float" office:value="236.26176" calcext:value-type="float">
            <text:p>236.26176</text:p>
          </table:table-cell>
          <table:table-cell office:value-type="float" office:value="51.58358" calcext:value-type="float">
            <text:p>51.58358</text:p>
          </table:table-cell>
          <table:table-cell office:value-type="string" calcext:value-type="string">
            <text:p>QSO</text:p>
          </table:table-cell>
          <table:table-cell office:value-type="float" office:value="1.932614" calcext:value-type="float">
            <text:p>1.9326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830.54+113132.5</text:p>
          </table:table-cell>
          <table:table-cell office:value-type="float" office:value="202.12715" calcext:value-type="float">
            <text:p>202.12715</text:p>
          </table:table-cell>
          <table:table-cell office:value-type="float" office:value="11.5258" calcext:value-type="float">
            <text:p>11.5258</text:p>
          </table:table-cell>
          <table:table-cell office:value-type="string" calcext:value-type="string">
            <text:p>QSO</text:p>
          </table:table-cell>
          <table:table-cell office:value-type="float" office:value="1.93104" calcext:value-type="float">
            <text:p>1.93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02+298</text:p>
          </table:table-cell>
          <table:table-cell office:value-type="float" office:value="256.03003" calcext:value-type="float">
            <text:p>256.03003</text:p>
          </table:table-cell>
          <table:table-cell office:value-type="float" office:value="29.78312" calcext:value-type="float">
            <text:p>29.78312</text:p>
          </table:table-cell>
          <table:table-cell office:value-type="string" calcext:value-type="string">
            <text:p>QSO</text:p>
          </table:table-cell>
          <table:table-cell office:value-type="float" office:value="1.927" calcext:value-type="float">
            <text:p>1.9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039.92+191947.3</text:p>
          </table:table-cell>
          <table:table-cell office:value-type="float" office:value="117.66638" calcext:value-type="float">
            <text:p>117.66638</text:p>
          </table:table-cell>
          <table:table-cell office:value-type="float" office:value="19.32981" calcext:value-type="float">
            <text:p>19.32981</text:p>
          </table:table-cell>
          <table:table-cell office:value-type="string" calcext:value-type="string">
            <text:p>QSO</text:p>
          </table:table-cell>
          <table:table-cell office:value-type="float" office:value="1.925714" calcext:value-type="float">
            <text:p>1.9257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74319.77+185818.5</text:p>
          </table:table-cell>
          <table:table-cell office:value-type="float" office:value="115.83239" calcext:value-type="float">
            <text:p>115.83239</text:p>
          </table:table-cell>
          <table:table-cell office:value-type="float" office:value="18.97183" calcext:value-type="float">
            <text:p>18.97183</text:p>
          </table:table-cell>
          <table:table-cell office:value-type="string" calcext:value-type="string">
            <text:p>*</text:p>
          </table:table-cell>
          <table:table-cell office:value-type="float" office:value="1.925" calcext:value-type="float">
            <text:p>1.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0.33</text:p>
          </table:table-cell>
          <table:table-cell office:value-type="float" office:value="148.59883" calcext:value-type="float">
            <text:p>148.59883</text:p>
          </table:table-cell>
          <table:table-cell office:value-type="float" office:value="0.73097" calcext:value-type="float">
            <text:p>0.73097</text:p>
          </table:table-cell>
          <table:table-cell office:value-type="string" calcext:value-type="string">
            <text:p>UvES</text:p>
          </table:table-cell>
          <table:table-cell office:value-type="float" office:value="1.925" calcext:value-type="float">
            <text:p>1.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145.72+583542.2</text:p>
          </table:table-cell>
          <table:table-cell office:value-type="float" office:value="210.44042" calcext:value-type="float">
            <text:p>210.44042</text:p>
          </table:table-cell>
          <table:table-cell office:value-type="float" office:value="58.59507" calcext:value-type="float">
            <text:p>58.59507</text:p>
          </table:table-cell>
          <table:table-cell office:value-type="string" calcext:value-type="string">
            <text:p>QSO</text:p>
          </table:table-cell>
          <table:table-cell office:value-type="float" office:value="1.923" calcext:value-type="float">
            <text:p>1.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16+440</text:p>
          </table:table-cell>
          <table:table-cell office:value-type="float" office:value="229.44071" calcext:value-type="float">
            <text:p>229.44071</text:p>
          </table:table-cell>
          <table:table-cell office:value-type="float" office:value="43.85134" calcext:value-type="float">
            <text:p>43.85134</text:p>
          </table:table-cell>
          <table:table-cell office:value-type="string" calcext:value-type="string">
            <text:p>QSO</text:p>
          </table:table-cell>
          <table:table-cell office:value-type="float" office:value="1.921152" calcext:value-type="float">
            <text:p>1.921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302.58+200421.6</text:p>
          </table:table-cell>
          <table:table-cell office:value-type="float" office:value="133.26074" calcext:value-type="float">
            <text:p>133.26074</text:p>
          </table:table-cell>
          <table:table-cell office:value-type="float" office:value="20.0727" calcext:value-type="float">
            <text:p>20.0727</text:p>
          </table:table-cell>
          <table:table-cell office:value-type="string" calcext:value-type="string">
            <text:p>QSO</text:p>
          </table:table-cell>
          <table:table-cell office:value-type="float" office:value="1.920181" calcext:value-type="float">
            <text:p>1.9201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17+29</text:p>
          </table:table-cell>
          <table:table-cell office:value-type="float" office:value="140.17716" calcext:value-type="float">
            <text:p>140.17716</text:p>
          </table:table-cell>
          <table:table-cell office:value-type="float" office:value="29.27173" calcext:value-type="float">
            <text:p>29.27173</text:p>
          </table:table-cell>
          <table:table-cell office:value-type="string" calcext:value-type="string">
            <text:p>QSO</text:p>
          </table:table-cell>
          <table:table-cell office:value-type="float" office:value="1.917416" calcext:value-type="float">
            <text:p>1.917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2913.9+375742</text:p>
          </table:table-cell>
          <table:table-cell office:value-type="float" office:value="142.30808" calcext:value-type="float">
            <text:p>142.30808</text:p>
          </table:table-cell>
          <table:table-cell office:value-type="float" office:value="37.96194" calcext:value-type="float">
            <text:p>37.96194</text:p>
          </table:table-cell>
          <table:table-cell office:value-type="string" calcext:value-type="string">
            <text:p>QSO</text:p>
          </table:table-cell>
          <table:table-cell office:value-type="float" office:value="1.916321" calcext:value-type="float">
            <text:p>1.916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310.46+610645.4</text:p>
          </table:table-cell>
          <table:table-cell office:value-type="float" office:value="143.29347" calcext:value-type="float">
            <text:p>143.29347</text:p>
          </table:table-cell>
          <table:table-cell office:value-type="float" office:value="61.11263" calcext:value-type="float">
            <text:p>61.11263</text:p>
          </table:table-cell>
          <table:table-cell office:value-type="string" calcext:value-type="string">
            <text:p>QSO</text:p>
          </table:table-cell>
          <table:table-cell office:value-type="float" office:value="1.915257" calcext:value-type="float">
            <text:p>1.9152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426.96+343425.8</text:p>
          </table:table-cell>
          <table:table-cell office:value-type="float" office:value="203.61208" calcext:value-type="float">
            <text:p>203.61208</text:p>
          </table:table-cell>
          <table:table-cell office:value-type="float" office:value="34.57379" calcext:value-type="float">
            <text:p>34.57379</text:p>
          </table:table-cell>
          <table:table-cell office:value-type="string" calcext:value-type="string">
            <text:p>*</text:p>
          </table:table-cell>
          <table:table-cell office:value-type="float" office:value="1.915" calcext:value-type="float">
            <text:p>1.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646.39+355743.5</text:p>
          </table:table-cell>
          <table:table-cell office:value-type="float" office:value="249.19338" calcext:value-type="float">
            <text:p>249.19338</text:p>
          </table:table-cell>
          <table:table-cell office:value-type="float" office:value="35.96213" calcext:value-type="float">
            <text:p>35.96213</text:p>
          </table:table-cell>
          <table:table-cell office:value-type="string" calcext:value-type="string">
            <text:p>QSO</text:p>
          </table:table-cell>
          <table:table-cell office:value-type="float" office:value="1.91151" calcext:value-type="float">
            <text:p>1.91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233.15+013559.3</text:p>
          </table:table-cell>
          <table:table-cell office:value-type="float" office:value="163.13811" calcext:value-type="float">
            <text:p>163.13811</text:p>
          </table:table-cell>
          <table:table-cell office:value-type="float" office:value="1.59975" calcext:value-type="float">
            <text:p>1.59975</text:p>
          </table:table-cell>
          <table:table-cell office:value-type="string" calcext:value-type="string">
            <text:p>QSO</text:p>
          </table:table-cell>
          <table:table-cell office:value-type="float" office:value="1.91" calcext:value-type="float">
            <text:p>1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25+449</text:p>
          </table:table-cell>
          <table:table-cell office:value-type="float" office:value="142.10057" calcext:value-type="float">
            <text:p>142.10057</text:p>
          </table:table-cell>
          <table:table-cell office:value-type="float" office:value="44.768" calcext:value-type="float">
            <text:p>44.768</text:p>
          </table:table-cell>
          <table:table-cell office:value-type="string" calcext:value-type="string">
            <text:p>QSO</text:p>
          </table:table-cell>
          <table:table-cell office:value-type="float" office:value="1.907234" calcext:value-type="float">
            <text:p>1.907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533+588</text:p>
          </table:table-cell>
          <table:table-cell office:value-type="float" office:value="233.73852" calcext:value-type="float">
            <text:p>233.73852</text:p>
          </table:table-cell>
          <table:table-cell office:value-type="float" office:value="58.65652" calcext:value-type="float">
            <text:p>58.65652</text:p>
          </table:table-cell>
          <table:table-cell office:value-type="string" calcext:value-type="string">
            <text:p>QSO</text:p>
          </table:table-cell>
          <table:table-cell office:value-type="float" office:value="1.907111" calcext:value-type="float">
            <text:p>1.907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321.94+350733.6</text:p>
          </table:table-cell>
          <table:table-cell office:value-type="float" office:value="118.34136" calcext:value-type="float">
            <text:p>118.34136</text:p>
          </table:table-cell>
          <table:table-cell office:value-type="float" office:value="35.12591" calcext:value-type="float">
            <text:p>35.12591</text:p>
          </table:table-cell>
          <table:table-cell office:value-type="string" calcext:value-type="string">
            <text:p>QSO</text:p>
          </table:table-cell>
          <table:table-cell office:value-type="float" office:value="1.906955" calcext:value-type="float">
            <text:p>1.906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219.68+081637.9</text:p>
          </table:table-cell>
          <table:table-cell office:value-type="float" office:value="180.58208" calcext:value-type="float">
            <text:p>180.58208</text:p>
          </table:table-cell>
          <table:table-cell office:value-type="float" office:value="8.27731" calcext:value-type="float">
            <text:p>8.27731</text:p>
          </table:table-cell>
          <table:table-cell office:value-type="string" calcext:value-type="string">
            <text:p>*</text:p>
          </table:table-cell>
          <table:table-cell office:value-type="float" office:value="1.905" calcext:value-type="float">
            <text:p>1.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410.67+532220.7</text:p>
          </table:table-cell>
          <table:table-cell office:value-type="float" office:value="161.04447" calcext:value-type="float">
            <text:p>161.04447</text:p>
          </table:table-cell>
          <table:table-cell office:value-type="float" office:value="53.37237" calcext:value-type="float">
            <text:p>53.37237</text:p>
          </table:table-cell>
          <table:table-cell office:value-type="string" calcext:value-type="string">
            <text:p>QSO</text:p>
          </table:table-cell>
          <table:table-cell office:value-type="float" office:value="1.901146" calcext:value-type="float">
            <text:p>1.901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302.16+480455.8</text:p>
          </table:table-cell>
          <table:table-cell office:value-type="float" office:value="220.75913" calcext:value-type="float">
            <text:p>220.75913</text:p>
          </table:table-cell>
          <table:table-cell office:value-type="float" office:value="48.08216" calcext:value-type="float">
            <text:p>48.08216</text:p>
          </table:table-cell>
          <table:table-cell office:value-type="string" calcext:value-type="string">
            <text:p>QSO</text:p>
          </table:table-cell>
          <table:table-cell office:value-type="float" office:value="1.897554" calcext:value-type="float">
            <text:p>1.897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4+176</text:p>
          </table:table-cell>
          <table:table-cell office:value-type="float" office:value="249.06969" calcext:value-type="float">
            <text:p>249.06969</text:p>
          </table:table-cell>
          <table:table-cell office:value-type="float" office:value="17.58553" calcext:value-type="float">
            <text:p>17.58553</text:p>
          </table:table-cell>
          <table:table-cell office:value-type="string" calcext:value-type="string">
            <text:p>QSO</text:p>
          </table:table-cell>
          <table:table-cell office:value-type="float" office:value="1.897" calcext:value-type="float">
            <text:p>1.8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042.24+515911.6</text:p>
          </table:table-cell>
          <table:table-cell office:value-type="float" office:value="132.67604" calcext:value-type="float">
            <text:p>132.67604</text:p>
          </table:table-cell>
          <table:table-cell office:value-type="float" office:value="51.98658" calcext:value-type="float">
            <text:p>51.98658</text:p>
          </table:table-cell>
          <table:table-cell office:value-type="string" calcext:value-type="string">
            <text:p>QSO</text:p>
          </table:table-cell>
          <table:table-cell office:value-type="float" office:value="1.895969" calcext:value-type="float">
            <text:p>1.895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002.97+390038.2</text:p>
          </table:table-cell>
          <table:table-cell office:value-type="float" office:value="205.01247" calcext:value-type="float">
            <text:p>205.01247</text:p>
          </table:table-cell>
          <table:table-cell office:value-type="float" office:value="39.01076" calcext:value-type="float">
            <text:p>39.01076</text:p>
          </table:table-cell>
          <table:table-cell office:value-type="string" calcext:value-type="string">
            <text:p>QSO</text:p>
          </table:table-cell>
          <table:table-cell office:value-type="float" office:value="1.895" calcext:value-type="float">
            <text:p>1.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1+169</text:p>
          </table:table-cell>
          <table:table-cell office:value-type="float" office:value="115.98191" calcext:value-type="float">
            <text:p>115.98191</text:p>
          </table:table-cell>
          <table:table-cell office:value-type="float" office:value="16.80285" calcext:value-type="float">
            <text:p>16.80285</text:p>
          </table:table-cell>
          <table:table-cell office:value-type="string" calcext:value-type="string">
            <text:p>QSO</text:p>
          </table:table-cell>
          <table:table-cell office:value-type="float" office:value="1.894" calcext:value-type="float">
            <text:p>1.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22+425</text:p>
          </table:table-cell>
          <table:table-cell office:value-type="float" office:value="141.35237" calcext:value-type="float">
            <text:p>141.35237</text:p>
          </table:table-cell>
          <table:table-cell office:value-type="float" office:value="42.29158" calcext:value-type="float">
            <text:p>42.29158</text:p>
          </table:table-cell>
          <table:table-cell office:value-type="string" calcext:value-type="string">
            <text:p>QSO</text:p>
          </table:table-cell>
          <table:table-cell office:value-type="float" office:value="1.893539" calcext:value-type="float">
            <text:p>1.8935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49+388</text:p>
          </table:table-cell>
          <table:table-cell office:value-type="float" office:value="207.83269" calcext:value-type="float">
            <text:p>207.83269</text:p>
          </table:table-cell>
          <table:table-cell office:value-type="float" office:value="38.63728" calcext:value-type="float">
            <text:p>38.63728</text:p>
          </table:table-cell>
          <table:table-cell office:value-type="string" calcext:value-type="string">
            <text:p>QSO</text:p>
          </table:table-cell>
          <table:table-cell office:value-type="float" office:value="1.888" calcext:value-type="float">
            <text:p>1.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129.59+270417.5</text:p>
          </table:table-cell>
          <table:table-cell office:value-type="float" office:value="170.37323" calcext:value-type="float">
            <text:p>170.37323</text:p>
          </table:table-cell>
          <table:table-cell office:value-type="float" office:value="27.07141" calcext:value-type="float">
            <text:p>27.07141</text:p>
          </table:table-cell>
          <table:table-cell office:value-type="string" calcext:value-type="string">
            <text:p>QSO</text:p>
          </table:table-cell>
          <table:table-cell office:value-type="float" office:value="1.886742" calcext:value-type="float">
            <text:p>1.886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617.46+604710.0</text:p>
          </table:table-cell>
          <table:table-cell office:value-type="float" office:value="174.0729" calcext:value-type="float">
            <text:p>174.0729</text:p>
          </table:table-cell>
          <table:table-cell office:value-type="float" office:value="60.78607" calcext:value-type="float">
            <text:p>60.78607</text:p>
          </table:table-cell>
          <table:table-cell office:value-type="string" calcext:value-type="string">
            <text:p>QSO</text:p>
          </table:table-cell>
          <table:table-cell office:value-type="float" office:value="1.8848" calcext:value-type="float">
            <text:p>1.88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08+289</text:p>
          </table:table-cell>
          <table:table-cell office:value-type="float" office:value="122.90375" calcext:value-type="float">
            <text:p>122.90375</text:p>
          </table:table-cell>
          <table:table-cell office:value-type="float" office:value="28.75099" calcext:value-type="float">
            <text:p>28.75099</text:p>
          </table:table-cell>
          <table:table-cell office:value-type="string" calcext:value-type="string">
            <text:p>QSO</text:p>
          </table:table-cell>
          <table:table-cell office:value-type="float" office:value="1.883596" calcext:value-type="float">
            <text:p>1.883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4+106</text:p>
          </table:table-cell>
          <table:table-cell office:value-type="float" office:value="184.25573" calcext:value-type="float">
            <text:p>184.25573</text:p>
          </table:table-cell>
          <table:table-cell office:value-type="float" office:value="10.33138" calcext:value-type="float">
            <text:p>10.33138</text:p>
          </table:table-cell>
          <table:table-cell office:value-type="string" calcext:value-type="string">
            <text:p>QSO</text:p>
          </table:table-cell>
          <table:table-cell office:value-type="float" office:value="1.883536" calcext:value-type="float">
            <text:p>1.883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842.70+621956.0</text:p>
          </table:table-cell>
          <table:table-cell office:value-type="float" office:value="152.178" calcext:value-type="float">
            <text:p>152.178</text:p>
          </table:table-cell>
          <table:table-cell office:value-type="float" office:value="62.33219" calcext:value-type="float">
            <text:p>62.33219</text:p>
          </table:table-cell>
          <table:table-cell office:value-type="string" calcext:value-type="string">
            <text:p>QSO</text:p>
          </table:table-cell>
          <table:table-cell office:value-type="float" office:value="1.882651" calcext:value-type="float">
            <text:p>1.882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5+476</text:p>
          </table:table-cell>
          <table:table-cell office:value-type="float" office:value="149.58196" calcext:value-type="float">
            <text:p>149.58196</text:p>
          </table:table-cell>
          <table:table-cell office:value-type="float" office:value="47.41884" calcext:value-type="float">
            <text:p>47.41884</text:p>
          </table:table-cell>
          <table:table-cell office:value-type="string" calcext:value-type="string">
            <text:p>QSO</text:p>
          </table:table-cell>
          <table:table-cell office:value-type="float" office:value="1.882105" calcext:value-type="float">
            <text:p>1.882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43+136</text:p>
          </table:table-cell>
          <table:table-cell office:value-type="float" office:value="131.44664" calcext:value-type="float">
            <text:p>131.44664</text:p>
          </table:table-cell>
          <table:table-cell office:value-type="float" office:value="13.48284" calcext:value-type="float">
            <text:p>13.48284</text:p>
          </table:table-cell>
          <table:table-cell office:value-type="string" calcext:value-type="string">
            <text:p>QSO</text:p>
          </table:table-cell>
          <table:table-cell office:value-type="float" office:value="1.87965" calcext:value-type="float">
            <text:p>1.87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2.35</text:p>
          </table:table-cell>
          <table:table-cell office:value-type="float" office:value="185.18708" calcext:value-type="float">
            <text:p>185.18708</text:p>
          </table:table-cell>
          <table:table-cell office:value-type="float" office:value="22.568" calcext:value-type="float">
            <text:p>22.568</text:p>
          </table:table-cell>
          <table:table-cell office:value-type="string" calcext:value-type="string">
            <text:p>QSO</text:p>
          </table:table-cell>
          <table:table-cell office:value-type="float" office:value="1.8766" calcext:value-type="float">
            <text:p>1.8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855.12+172741.0</text:p>
          </table:table-cell>
          <table:table-cell office:value-type="float" office:value="237.22961" calcext:value-type="float">
            <text:p>237.22961</text:p>
          </table:table-cell>
          <table:table-cell office:value-type="float" office:value="17.46142" calcext:value-type="float">
            <text:p>17.46142</text:p>
          </table:table-cell>
          <table:table-cell office:value-type="string" calcext:value-type="string">
            <text:p>QSO</text:p>
          </table:table-cell>
          <table:table-cell office:value-type="float" office:value="1.876069" calcext:value-type="float">
            <text:p>1.876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5232.02+351252.5</text:p>
          </table:table-cell>
          <table:table-cell office:value-type="float" office:value="148.13344" calcext:value-type="float">
            <text:p>148.13344</text:p>
          </table:table-cell>
          <table:table-cell office:value-type="float" office:value="35.21456" calcext:value-type="float">
            <text:p>35.21456</text:p>
          </table:table-cell>
          <table:table-cell office:value-type="string" calcext:value-type="string">
            <text:p>QSO</text:p>
          </table:table-cell>
          <table:table-cell office:value-type="float" office:value="1.875602" calcext:value-type="float">
            <text:p>1.8756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22+407</text:p>
          </table:table-cell>
          <table:table-cell office:value-type="float" office:value="141.50178" calcext:value-type="float">
            <text:p>141.50178</text:p>
          </table:table-cell>
          <table:table-cell office:value-type="float" office:value="40.49713" calcext:value-type="float">
            <text:p>40.49713</text:p>
          </table:table-cell>
          <table:table-cell office:value-type="string" calcext:value-type="string">
            <text:p>QSO</text:p>
          </table:table-cell>
          <table:table-cell office:value-type="float" office:value="1.87555" calcext:value-type="float">
            <text:p>1.87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152.33+493225.5</text:p>
          </table:table-cell>
          <table:table-cell office:value-type="float" office:value="170.46792" calcext:value-type="float">
            <text:p>170.46792</text:p>
          </table:table-cell>
          <table:table-cell office:value-type="float" office:value="49.54031" calcext:value-type="float">
            <text:p>49.54031</text:p>
          </table:table-cell>
          <table:table-cell office:value-type="string" calcext:value-type="string">
            <text:p>QSO</text:p>
          </table:table-cell>
          <table:table-cell office:value-type="float" office:value="1.875" calcext:value-type="float">
            <text:p>1.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451.68+040814.0</text:p>
          </table:table-cell>
          <table:table-cell office:value-type="float" office:value="181.21533" calcext:value-type="float">
            <text:p>181.21533</text:p>
          </table:table-cell>
          <table:table-cell office:value-type="float" office:value="4.13725" calcext:value-type="float">
            <text:p>4.13725</text:p>
          </table:table-cell>
          <table:table-cell office:value-type="string" calcext:value-type="string">
            <text:p>UvES</text:p>
          </table:table-cell>
          <table:table-cell office:value-type="float" office:value="1.875" calcext:value-type="float">
            <text:p>1.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25+24</text:p>
          </table:table-cell>
          <table:table-cell office:value-type="float" office:value="157.08858" calcext:value-type="float">
            <text:p>157.08858</text:p>
          </table:table-cell>
          <table:table-cell office:value-type="float" office:value="24.02271" calcext:value-type="float">
            <text:p>24.02271</text:p>
          </table:table-cell>
          <table:table-cell office:value-type="string" calcext:value-type="string">
            <text:p>QSO</text:p>
          </table:table-cell>
          <table:table-cell office:value-type="float" office:value="1.870019" calcext:value-type="float">
            <text:p>1.870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33+31</text:p>
          </table:table-cell>
          <table:table-cell office:value-type="float" office:value="233.9973" calcext:value-type="float">
            <text:p>233.9973</text:p>
          </table:table-cell>
          <table:table-cell office:value-type="float" office:value="31.44184" calcext:value-type="float">
            <text:p>31.44184</text:p>
          </table:table-cell>
          <table:table-cell office:value-type="string" calcext:value-type="string">
            <text:p>QSO</text:p>
          </table:table-cell>
          <table:table-cell office:value-type="float" office:value="1.87" calcext:value-type="float">
            <text:p>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2+330</text:p>
          </table:table-cell>
          <table:table-cell office:value-type="float" office:value="261.05916" calcext:value-type="float">
            <text:p>261.05916</text:p>
          </table:table-cell>
          <table:table-cell office:value-type="float" office:value="33.05109" calcext:value-type="float">
            <text:p>33.05109</text:p>
          </table:table-cell>
          <table:table-cell office:value-type="string" calcext:value-type="string">
            <text:p>QSO</text:p>
          </table:table-cell>
          <table:table-cell office:value-type="float" office:value="1.87" calcext:value-type="float">
            <text:p>1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07+379</text:p>
          </table:table-cell>
          <table:table-cell office:value-type="float" office:value="242.27409" calcext:value-type="float">
            <text:p>242.27409</text:p>
          </table:table-cell>
          <table:table-cell office:value-type="float" office:value="37.82194" calcext:value-type="float">
            <text:p>37.82194</text:p>
          </table:table-cell>
          <table:table-cell office:value-type="string" calcext:value-type="string">
            <text:p>QSO</text:p>
          </table:table-cell>
          <table:table-cell office:value-type="float" office:value="1.868664" calcext:value-type="float">
            <text:p>1.868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521.06+014517.2</text:p>
          </table:table-cell>
          <table:table-cell office:value-type="float" office:value="236.33779" calcext:value-type="float">
            <text:p>236.33779</text:p>
          </table:table-cell>
          <table:table-cell office:value-type="float" office:value="1.75481" calcext:value-type="float">
            <text:p>1.75481</text:p>
          </table:table-cell>
          <table:table-cell office:value-type="string" calcext:value-type="string">
            <text:p>QSO</text:p>
          </table:table-cell>
          <table:table-cell office:value-type="float" office:value="1.8677" calcext:value-type="float">
            <text:p>1.8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743.68+022356.3</text:p>
          </table:table-cell>
          <table:table-cell office:value-type="float" office:value="159.43199" calcext:value-type="float">
            <text:p>159.43199</text:p>
          </table:table-cell>
          <table:table-cell office:value-type="float" office:value="2.39908" calcext:value-type="float">
            <text:p>2.39908</text:p>
          </table:table-cell>
          <table:table-cell office:value-type="string" calcext:value-type="string">
            <text:p>G</text:p>
          </table:table-cell>
          <table:table-cell office:value-type="float" office:value="1.86701" calcext:value-type="float">
            <text:p>1.86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9+282</text:p>
          </table:table-cell>
          <table:table-cell office:value-type="float" office:value="165.55954" calcext:value-type="float">
            <text:p>165.55954</text:p>
          </table:table-cell>
          <table:table-cell office:value-type="float" office:value="27.95241" calcext:value-type="float">
            <text:p>27.95241</text:p>
          </table:table-cell>
          <table:table-cell office:value-type="string" calcext:value-type="string">
            <text:p>QSO</text:p>
          </table:table-cell>
          <table:table-cell office:value-type="float" office:value="1.864554" calcext:value-type="float">
            <text:p>1.864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111.87+044858.9</text:p>
          </table:table-cell>
          <table:table-cell office:value-type="float" office:value="135.29942" calcext:value-type="float">
            <text:p>135.29942</text:p>
          </table:table-cell>
          <table:table-cell office:value-type="float" office:value="4.81633" calcext:value-type="float">
            <text:p>4.81633</text:p>
          </table:table-cell>
          <table:table-cell office:value-type="string" calcext:value-type="string">
            <text:p>QSO</text:p>
          </table:table-cell>
          <table:table-cell office:value-type="float" office:value="1.860304" calcext:value-type="float">
            <text:p>1.860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952.59+185250.9</text:p>
          </table:table-cell>
          <table:table-cell office:value-type="float" office:value="127.46921" calcext:value-type="float">
            <text:p>127.46921</text:p>
          </table:table-cell>
          <table:table-cell office:value-type="float" office:value="18.88087" calcext:value-type="float">
            <text:p>18.88087</text:p>
          </table:table-cell>
          <table:table-cell office:value-type="string" calcext:value-type="string">
            <text:p>QSO</text:p>
          </table:table-cell>
          <table:table-cell office:value-type="float" office:value="1.86029" calcext:value-type="float">
            <text:p>1.860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57+414</text:p>
          </table:table-cell>
          <table:table-cell office:value-type="float" office:value="180.01622" calcext:value-type="float">
            <text:p>180.01622</text:p>
          </table:table-cell>
          <table:table-cell office:value-type="float" office:value="41.14511" calcext:value-type="float">
            <text:p>41.14511</text:p>
          </table:table-cell>
          <table:table-cell office:value-type="string" calcext:value-type="string">
            <text:p>QSO</text:p>
          </table:table-cell>
          <table:table-cell office:value-type="float" office:value="1.858775" calcext:value-type="float">
            <text:p>1.858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4536.9+382312</text:p>
          </table:table-cell>
          <table:table-cell office:value-type="float" office:value="206.40393" calcext:value-type="float">
            <text:p>206.40393</text:p>
          </table:table-cell>
          <table:table-cell office:value-type="float" office:value="38.38678" calcext:value-type="float">
            <text:p>38.38678</text:p>
          </table:table-cell>
          <table:table-cell office:value-type="string" calcext:value-type="string">
            <text:p>QSO</text:p>
          </table:table-cell>
          <table:table-cell office:value-type="float" office:value="1.858407" calcext:value-type="float">
            <text:p>1.858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526.92+211524.3</text:p>
          </table:table-cell>
          <table:table-cell office:value-type="float" office:value="168.8622" calcext:value-type="float">
            <text:p>168.8622</text:p>
          </table:table-cell>
          <table:table-cell office:value-type="float" office:value="21.25683" calcext:value-type="float">
            <text:p>21.25683</text:p>
          </table:table-cell>
          <table:table-cell office:value-type="string" calcext:value-type="string">
            <text:p>QSO</text:p>
          </table:table-cell>
          <table:table-cell office:value-type="float" office:value="1.8574" calcext:value-type="float">
            <text:p>1.8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2614.27+215320.1</text:p>
          </table:table-cell>
          <table:table-cell office:value-type="float" office:value="111.55942" calcext:value-type="float">
            <text:p>111.55942</text:p>
          </table:table-cell>
          <table:table-cell office:value-type="float" office:value="21.88892" calcext:value-type="float">
            <text:p>21.88892</text:p>
          </table:table-cell>
          <table:table-cell office:value-type="string" calcext:value-type="string">
            <text:p>QSO</text:p>
          </table:table-cell>
          <table:table-cell office:value-type="float" office:value="1.857" calcext:value-type="float">
            <text:p>1.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506.00+565257.9</text:p>
          </table:table-cell>
          <table:table-cell office:value-type="float" office:value="158.7751" calcext:value-type="float">
            <text:p>158.7751</text:p>
          </table:table-cell>
          <table:table-cell office:value-type="float" office:value="56.88278" calcext:value-type="float">
            <text:p>56.88278</text:p>
          </table:table-cell>
          <table:table-cell office:value-type="string" calcext:value-type="string">
            <text:p>QSO</text:p>
          </table:table-cell>
          <table:table-cell office:value-type="float" office:value="1.856488" calcext:value-type="float">
            <text:p>1.8564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24+467</text:p>
          </table:table-cell>
          <table:table-cell office:value-type="float" office:value="112.15717" calcext:value-type="float">
            <text:p>112.15717</text:p>
          </table:table-cell>
          <table:table-cell office:value-type="float" office:value="46.67092" calcext:value-type="float">
            <text:p>46.67092</text:p>
          </table:table-cell>
          <table:table-cell office:value-type="string" calcext:value-type="string">
            <text:p>QSO</text:p>
          </table:table-cell>
          <table:table-cell office:value-type="float" office:value="1.856" calcext:value-type="float">
            <text:p>1.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4200.96+204540.3</text:p>
          </table:table-cell>
          <table:table-cell office:value-type="float" office:value="235.50404" calcext:value-type="float">
            <text:p>235.50404</text:p>
          </table:table-cell>
          <table:table-cell office:value-type="float" office:value="20.76122" calcext:value-type="float">
            <text:p>20.76122</text:p>
          </table:table-cell>
          <table:table-cell office:value-type="string" calcext:value-type="string">
            <text:p>QSO</text:p>
          </table:table-cell>
          <table:table-cell office:value-type="float" office:value="1.8559" calcext:value-type="float">
            <text:p>1.8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511.90+025309.5</text:p>
          </table:table-cell>
          <table:table-cell office:value-type="float" office:value="203.79958" calcext:value-type="float">
            <text:p>203.79958</text:p>
          </table:table-cell>
          <table:table-cell office:value-type="float" office:value="2.88594" calcext:value-type="float">
            <text:p>2.88594</text:p>
          </table:table-cell>
          <table:table-cell office:value-type="string" calcext:value-type="string">
            <text:p>QSO</text:p>
          </table:table-cell>
          <table:table-cell office:value-type="float" office:value="1.855106" calcext:value-type="float">
            <text:p>1.855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020.89+170329.2</text:p>
          </table:table-cell>
          <table:table-cell office:value-type="float" office:value="215.08705" calcext:value-type="float">
            <text:p>215.08705</text:p>
          </table:table-cell>
          <table:table-cell office:value-type="float" office:value="17.0581" calcext:value-type="float">
            <text:p>17.0581</text:p>
          </table:table-cell>
          <table:table-cell office:value-type="string" calcext:value-type="string">
            <text:p>QSO</text:p>
          </table:table-cell>
          <table:table-cell office:value-type="float" office:value="1.854" calcext:value-type="float">
            <text:p>1.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850.95+483953.5</text:p>
          </table:table-cell>
          <table:table-cell office:value-type="float" office:value="192.21229" calcext:value-type="float">
            <text:p>192.21229</text:p>
          </table:table-cell>
          <table:table-cell office:value-type="float" office:value="48.66477" calcext:value-type="float">
            <text:p>48.66477</text:p>
          </table:table-cell>
          <table:table-cell office:value-type="string" calcext:value-type="string">
            <text:p>QSO</text:p>
          </table:table-cell>
          <table:table-cell office:value-type="float" office:value="1.8525" calcext:value-type="float">
            <text:p>1.8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718+23</text:p>
          </table:table-cell>
          <table:table-cell office:value-type="float" office:value="260.04417" calcext:value-type="float">
            <text:p>260.04417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QSO</text:p>
          </table:table-cell>
          <table:table-cell office:value-type="float" office:value="1.852" calcext:value-type="float">
            <text:p>1.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08+408</text:p>
          </table:table-cell>
          <table:table-cell office:value-type="float" office:value="123.01265" calcext:value-type="float">
            <text:p>123.01265</text:p>
          </table:table-cell>
          <table:table-cell office:value-type="float" office:value="40.68565" calcext:value-type="float">
            <text:p>40.68565</text:p>
          </table:table-cell>
          <table:table-cell office:value-type="string" calcext:value-type="string">
            <text:p>*</text:p>
          </table:table-cell>
          <table:table-cell office:value-type="float" office:value="1.845" calcext:value-type="float">
            <text:p>1.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130.93+601225.3</text:p>
          </table:table-cell>
          <table:table-cell office:value-type="float" office:value="162.87906" calcext:value-type="float">
            <text:p>162.87906</text:p>
          </table:table-cell>
          <table:table-cell office:value-type="float" office:value="60.20706" calcext:value-type="float">
            <text:p>60.20706</text:p>
          </table:table-cell>
          <table:table-cell office:value-type="string" calcext:value-type="string">
            <text:p>*</text:p>
          </table:table-cell>
          <table:table-cell office:value-type="float" office:value="1.845" calcext:value-type="float">
            <text:p>1.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453.86+164039.6</text:p>
          </table:table-cell>
          <table:table-cell office:value-type="float" office:value="183.72441" calcext:value-type="float">
            <text:p>183.72441</text:p>
          </table:table-cell>
          <table:table-cell office:value-type="float" office:value="16.67762" calcext:value-type="float">
            <text:p>16.67762</text:p>
          </table:table-cell>
          <table:table-cell office:value-type="string" calcext:value-type="string">
            <text:p>*</text:p>
          </table:table-cell>
          <table:table-cell office:value-type="float" office:value="1.845" calcext:value-type="float">
            <text:p>1.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427.97+311313.9</text:p>
          </table:table-cell>
          <table:table-cell office:value-type="float" office:value="221.11655" calcext:value-type="float">
            <text:p>221.11655</text:p>
          </table:table-cell>
          <table:table-cell office:value-type="float" office:value="31.22054" calcext:value-type="float">
            <text:p>31.22054</text:p>
          </table:table-cell>
          <table:table-cell office:value-type="string" calcext:value-type="string">
            <text:p>*</text:p>
          </table:table-cell>
          <table:table-cell office:value-type="float" office:value="1.845" calcext:value-type="float">
            <text:p>1.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503.70+381214.5</text:p>
          </table:table-cell>
          <table:table-cell office:value-type="float" office:value="238.76543" calcext:value-type="float">
            <text:p>238.76543</text:p>
          </table:table-cell>
          <table:table-cell office:value-type="float" office:value="38.20416" calcext:value-type="float">
            <text:p>38.20416</text:p>
          </table:table-cell>
          <table:table-cell office:value-type="string" calcext:value-type="string">
            <text:p>*</text:p>
          </table:table-cell>
          <table:table-cell office:value-type="float" office:value="1.845" calcext:value-type="float">
            <text:p>1.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824.96+602115.3</text:p>
          </table:table-cell>
          <table:table-cell office:value-type="float" office:value="154.60402" calcext:value-type="float">
            <text:p>154.60402</text:p>
          </table:table-cell>
          <table:table-cell office:value-type="float" office:value="60.35422" calcext:value-type="float">
            <text:p>60.35422</text:p>
          </table:table-cell>
          <table:table-cell office:value-type="string" calcext:value-type="string">
            <text:p>QSO</text:p>
          </table:table-cell>
          <table:table-cell office:value-type="float" office:value="1.843719" calcext:value-type="float">
            <text:p>1.843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39.43+101936.6</text:p>
          </table:table-cell>
          <table:table-cell office:value-type="float" office:value="150.91433" calcext:value-type="float">
            <text:p>150.91433</text:p>
          </table:table-cell>
          <table:table-cell office:value-type="float" office:value="10.32689" calcext:value-type="float">
            <text:p>10.32689</text:p>
          </table:table-cell>
          <table:table-cell office:value-type="string" calcext:value-type="string">
            <text:p>QSO</text:p>
          </table:table-cell>
          <table:table-cell office:value-type="float" office:value="1.842622" calcext:value-type="float">
            <text:p>1.842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44+319</text:p>
          </table:table-cell>
          <table:table-cell office:value-type="float" office:value="131.98504" calcext:value-type="float">
            <text:p>131.98504</text:p>
          </table:table-cell>
          <table:table-cell office:value-type="float" office:value="31.79947" calcext:value-type="float">
            <text:p>31.79947</text:p>
          </table:table-cell>
          <table:table-cell office:value-type="string" calcext:value-type="string">
            <text:p>QSO</text:p>
          </table:table-cell>
          <table:table-cell office:value-type="float" office:value="1.841858" calcext:value-type="float">
            <text:p>1.8418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241.41+133044.2</text:p>
          </table:table-cell>
          <table:table-cell office:value-type="float" office:value="140.67254" calcext:value-type="float">
            <text:p>140.67254</text:p>
          </table:table-cell>
          <table:table-cell office:value-type="float" office:value="13.51233" calcext:value-type="float">
            <text:p>13.51233</text:p>
          </table:table-cell>
          <table:table-cell office:value-type="string" calcext:value-type="string">
            <text:p>QSO</text:p>
          </table:table-cell>
          <table:table-cell office:value-type="float" office:value="1.8415" calcext:value-type="float">
            <text:p>1.8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11.57+505705.0</text:p>
          </table:table-cell>
          <table:table-cell office:value-type="float" office:value="150.79817" calcext:value-type="float">
            <text:p>150.79817</text:p>
          </table:table-cell>
          <table:table-cell office:value-type="float" office:value="50.95144" calcext:value-type="float">
            <text:p>50.95144</text:p>
          </table:table-cell>
          <table:table-cell office:value-type="string" calcext:value-type="string">
            <text:p>QSO</text:p>
          </table:table-cell>
          <table:table-cell office:value-type="float" office:value="1.840927" calcext:value-type="float">
            <text:p>1.8409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02+106</text:p>
          </table:table-cell>
          <table:table-cell office:value-type="float" office:value="226.10408" calcext:value-type="float">
            <text:p>226.10408</text:p>
          </table:table-cell>
          <table:table-cell office:value-type="float" office:value="10.49422" calcext:value-type="float">
            <text:p>10.49422</text:p>
          </table:table-cell>
          <table:table-cell office:value-type="string" calcext:value-type="string">
            <text:p>QSO</text:p>
          </table:table-cell>
          <table:table-cell office:value-type="float" office:value="1.838306" calcext:value-type="float">
            <text:p>1.838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738.12+074954.8</text:p>
          </table:table-cell>
          <table:table-cell office:value-type="float" office:value="224.40887" calcext:value-type="float">
            <text:p>224.40887</text:p>
          </table:table-cell>
          <table:table-cell office:value-type="float" office:value="7.83186" calcext:value-type="float">
            <text:p>7.83186</text:p>
          </table:table-cell>
          <table:table-cell office:value-type="string" calcext:value-type="string">
            <text:p>QSO</text:p>
          </table:table-cell>
          <table:table-cell office:value-type="float" office:value="1.838" calcext:value-type="float">
            <text:p>1.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09+438</text:p>
          </table:table-cell>
          <table:table-cell office:value-type="float" office:value="257.84954" calcext:value-type="float">
            <text:p>257.84954</text:p>
          </table:table-cell>
          <table:table-cell office:value-type="float" office:value="43.81047" calcext:value-type="float">
            <text:p>43.81047</text:p>
          </table:table-cell>
          <table:table-cell office:value-type="string" calcext:value-type="string">
            <text:p>QSO</text:p>
          </table:table-cell>
          <table:table-cell office:value-type="float" office:value="1.838" calcext:value-type="float">
            <text:p>1.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130.18+311606.9</text:p>
          </table:table-cell>
          <table:table-cell office:value-type="float" office:value="197.87577" calcext:value-type="float">
            <text:p>197.87577</text:p>
          </table:table-cell>
          <table:table-cell office:value-type="float" office:value="31.26861" calcext:value-type="float">
            <text:p>31.26861</text:p>
          </table:table-cell>
          <table:table-cell office:value-type="string" calcext:value-type="string">
            <text:p>QSO</text:p>
          </table:table-cell>
          <table:table-cell office:value-type="float" office:value="1.837602" calcext:value-type="float">
            <text:p>1.8376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307.31+195218.9</text:p>
          </table:table-cell>
          <table:table-cell office:value-type="float" office:value="120.78054" calcext:value-type="float">
            <text:p>120.78054</text:p>
          </table:table-cell>
          <table:table-cell office:value-type="float" office:value="19.87195" calcext:value-type="float">
            <text:p>19.87195</text:p>
          </table:table-cell>
          <table:table-cell office:value-type="string" calcext:value-type="string">
            <text:p>*</text:p>
          </table:table-cell>
          <table:table-cell office:value-type="float" office:value="1.835" calcext:value-type="float">
            <text:p>1.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221.76+353052.6</text:p>
          </table:table-cell>
          <table:table-cell office:value-type="float" office:value="118.09067" calcext:value-type="float">
            <text:p>118.09067</text:p>
          </table:table-cell>
          <table:table-cell office:value-type="float" office:value="35.51466" calcext:value-type="float">
            <text:p>35.51466</text:p>
          </table:table-cell>
          <table:table-cell office:value-type="string" calcext:value-type="string">
            <text:p>QSO</text:p>
          </table:table-cell>
          <table:table-cell office:value-type="float" office:value="1.834802" calcext:value-type="float">
            <text:p>1.834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633.40+000554.8</text:p>
          </table:table-cell>
          <table:table-cell office:value-type="float" office:value="224.13928" calcext:value-type="float">
            <text:p>224.13928</text:p>
          </table:table-cell>
          <table:table-cell office:value-type="float" office:value="0.09876" calcext:value-type="float">
            <text:p>0.09876</text:p>
          </table:table-cell>
          <table:table-cell office:value-type="string" calcext:value-type="string">
            <text:p>QSO</text:p>
          </table:table-cell>
          <table:table-cell office:value-type="float" office:value="1.83424" calcext:value-type="float">
            <text:p>1.83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038.24+613248.5</text:p>
          </table:table-cell>
          <table:table-cell office:value-type="float" office:value="207.65911" calcext:value-type="float">
            <text:p>207.65911</text:p>
          </table:table-cell>
          <table:table-cell office:value-type="float" office:value="61.54681" calcext:value-type="float">
            <text:p>61.54681</text:p>
          </table:table-cell>
          <table:table-cell office:value-type="string" calcext:value-type="string">
            <text:p>QSO</text:p>
          </table:table-cell>
          <table:table-cell office:value-type="float" office:value="1.834" calcext:value-type="float">
            <text:p>1.8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23106.80+475907.7</text:p>
          </table:table-cell>
          <table:table-cell office:value-type="float" office:value="187.77839" calcext:value-type="float">
            <text:p>187.77839</text:p>
          </table:table-cell>
          <table:table-cell office:value-type="float" office:value="47.98551" calcext:value-type="float">
            <text:p>47.98551</text:p>
          </table:table-cell>
          <table:table-cell office:value-type="string" calcext:value-type="string">
            <text:p>QSO</text:p>
          </table:table-cell>
          <table:table-cell office:value-type="float" office:value="1.832729" calcext:value-type="float">
            <text:p>1.8327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126.21+493218.8</text:p>
          </table:table-cell>
          <table:table-cell office:value-type="float" office:value="147.85926" calcext:value-type="float">
            <text:p>147.85926</text:p>
          </table:table-cell>
          <table:table-cell office:value-type="float" office:value="49.53856" calcext:value-type="float">
            <text:p>49.53856</text:p>
          </table:table-cell>
          <table:table-cell office:value-type="string" calcext:value-type="string">
            <text:p>QSO</text:p>
          </table:table-cell>
          <table:table-cell office:value-type="float" office:value="1.831757" calcext:value-type="float">
            <text:p>1.8317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5947.90+270828.3</text:p>
          </table:table-cell>
          <table:table-cell office:value-type="float" office:value="209.94962" calcext:value-type="float">
            <text:p>209.94962</text:p>
          </table:table-cell>
          <table:table-cell office:value-type="float" office:value="27.14122" calcext:value-type="float">
            <text:p>27.14122</text:p>
          </table:table-cell>
          <table:table-cell office:value-type="string" calcext:value-type="string">
            <text:p>QSO</text:p>
          </table:table-cell>
          <table:table-cell office:value-type="float" office:value="1.830775" calcext:value-type="float">
            <text:p>1.830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242.77+594119.5</text:p>
          </table:table-cell>
          <table:table-cell office:value-type="float" office:value="165.67818" calcext:value-type="float">
            <text:p>165.67818</text:p>
          </table:table-cell>
          <table:table-cell office:value-type="float" office:value="59.68877" calcext:value-type="float">
            <text:p>59.68877</text:p>
          </table:table-cell>
          <table:table-cell office:value-type="string" calcext:value-type="string">
            <text:p>QSO</text:p>
          </table:table-cell>
          <table:table-cell office:value-type="float" office:value="1.83" calcext:value-type="float">
            <text:p>1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7+385</text:p>
          </table:table-cell>
          <table:table-cell office:value-type="float" office:value="214.94422" calcext:value-type="float">
            <text:p>214.94422</text:p>
          </table:table-cell>
          <table:table-cell office:value-type="float" office:value="38.36347" calcext:value-type="float">
            <text:p>38.36347</text:p>
          </table:table-cell>
          <table:table-cell office:value-type="string" calcext:value-type="string">
            <text:p>QSO</text:p>
          </table:table-cell>
          <table:table-cell office:value-type="float" office:value="1.829579" calcext:value-type="float">
            <text:p>1.829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040.72+020126.8</text:p>
          </table:table-cell>
          <table:table-cell office:value-type="float" office:value="197.66975" calcext:value-type="float">
            <text:p>197.66975</text:p>
          </table:table-cell>
          <table:table-cell office:value-type="float" office:value="2.02417" calcext:value-type="float">
            <text:p>2.02417</text:p>
          </table:table-cell>
          <table:table-cell office:value-type="string" calcext:value-type="string">
            <text:p>QSO</text:p>
          </table:table-cell>
          <table:table-cell office:value-type="float" office:value="1.828958" calcext:value-type="float">
            <text:p>1.8289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615.79+005300.5</text:p>
          </table:table-cell>
          <table:table-cell office:value-type="float" office:value="129.0658" calcext:value-type="float">
            <text:p>129.0658</text:p>
          </table:table-cell>
          <table:table-cell office:value-type="float" office:value="0.88333" calcext:value-type="float">
            <text:p>0.88333</text:p>
          </table:table-cell>
          <table:table-cell office:value-type="string" calcext:value-type="string">
            <text:p>QSO</text:p>
          </table:table-cell>
          <table:table-cell office:value-type="float" office:value="1.826" calcext:value-type="float">
            <text:p>1.8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0805.13+185243.3</text:p>
          </table:table-cell>
          <table:table-cell office:value-type="float" office:value="227.02143" calcext:value-type="float">
            <text:p>227.02143</text:p>
          </table:table-cell>
          <table:table-cell office:value-type="float" office:value="18.87868" calcext:value-type="float">
            <text:p>18.87868</text:p>
          </table:table-cell>
          <table:table-cell office:value-type="string" calcext:value-type="string">
            <text:p>QSO</text:p>
          </table:table-cell>
          <table:table-cell office:value-type="float" office:value="1.8247" calcext:value-type="float">
            <text:p>1.8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614.66+153855.1</text:p>
          </table:table-cell>
          <table:table-cell office:value-type="float" office:value="159.06113" calcext:value-type="float">
            <text:p>159.06113</text:p>
          </table:table-cell>
          <table:table-cell office:value-type="float" office:value="15.64864" calcext:value-type="float">
            <text:p>15.64864</text:p>
          </table:table-cell>
          <table:table-cell office:value-type="string" calcext:value-type="string">
            <text:p>QSO</text:p>
          </table:table-cell>
          <table:table-cell office:value-type="float" office:value="1.8222" calcext:value-type="float">
            <text:p>1.82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08+168</text:p>
          </table:table-cell>
          <table:table-cell office:value-type="float" office:value="227.66101" calcext:value-type="float">
            <text:p>227.66101</text:p>
          </table:table-cell>
          <table:table-cell office:value-type="float" office:value="16.66951" calcext:value-type="float">
            <text:p>16.66951</text:p>
          </table:table-cell>
          <table:table-cell office:value-type="string" calcext:value-type="string">
            <text:p>QSO</text:p>
          </table:table-cell>
          <table:table-cell office:value-type="float" office:value="1.82" calcext:value-type="float">
            <text:p>1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24+455</text:p>
          </table:table-cell>
          <table:table-cell office:value-type="float" office:value="171.74023" calcext:value-type="float">
            <text:p>171.74023</text:p>
          </table:table-cell>
          <table:table-cell office:value-type="float" office:value="45.26841" calcext:value-type="float">
            <text:p>45.26841</text:p>
          </table:table-cell>
          <table:table-cell office:value-type="string" calcext:value-type="string">
            <text:p>QSO</text:p>
          </table:table-cell>
          <table:table-cell office:value-type="float" office:value="1.819182" calcext:value-type="float">
            <text:p>1.819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811.53+161716.6</text:p>
          </table:table-cell>
          <table:table-cell office:value-type="float" office:value="144.54808" calcext:value-type="float">
            <text:p>144.54808</text:p>
          </table:table-cell>
          <table:table-cell office:value-type="float" office:value="16.28789" calcext:value-type="float">
            <text:p>16.28789</text:p>
          </table:table-cell>
          <table:table-cell office:value-type="string" calcext:value-type="string">
            <text:p>QSO</text:p>
          </table:table-cell>
          <table:table-cell office:value-type="float" office:value="1.8186" calcext:value-type="float">
            <text:p>1.8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1+334 NED02</text:p>
          </table:table-cell>
          <table:table-cell office:value-type="float" office:value="183.51922" calcext:value-type="float">
            <text:p>183.51922</text:p>
          </table:table-cell>
          <table:table-cell office:value-type="float" office:value="33.17179" calcext:value-type="float">
            <text:p>33.17179</text:p>
          </table:table-cell>
          <table:table-cell office:value-type="string" calcext:value-type="string">
            <text:p>QSO</text:p>
          </table:table-cell>
          <table:table-cell office:value-type="float" office:value="1.818" calcext:value-type="float">
            <text:p>1.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507.06+090239.4</text:p>
          </table:table-cell>
          <table:table-cell office:value-type="float" office:value="246.27945" calcext:value-type="float">
            <text:p>246.27945</text:p>
          </table:table-cell>
          <table:table-cell office:value-type="float" office:value="9.04427" calcext:value-type="float">
            <text:p>9.04427</text:p>
          </table:table-cell>
          <table:table-cell office:value-type="string" calcext:value-type="string">
            <text:p>QSO</text:p>
          </table:table-cell>
          <table:table-cell office:value-type="float" office:value="1.8179" calcext:value-type="float">
            <text:p>1.8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09+344</text:p>
          </table:table-cell>
          <table:table-cell office:value-type="float" office:value="212.98027" calcext:value-type="float">
            <text:p>212.98027</text:p>
          </table:table-cell>
          <table:table-cell office:value-type="float" office:value="34.2528" calcext:value-type="float">
            <text:p>34.2528</text:p>
          </table:table-cell>
          <table:table-cell office:value-type="string" calcext:value-type="string">
            <text:p>QSO</text:p>
          </table:table-cell>
          <table:table-cell office:value-type="float" office:value="1.815792" calcext:value-type="float">
            <text:p>1.8157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3+382</text:p>
          </table:table-cell>
          <table:table-cell office:value-type="float" office:value="248.81455" calcext:value-type="float">
            <text:p>248.81455</text:p>
          </table:table-cell>
          <table:table-cell office:value-type="float" office:value="38.13458" calcext:value-type="float">
            <text:p>38.13458</text:p>
          </table:table-cell>
          <table:table-cell office:value-type="string" calcext:value-type="string">
            <text:p>QSO</text:p>
          </table:table-cell>
          <table:table-cell office:value-type="float" office:value="1.813091" calcext:value-type="float">
            <text:p>1.8130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3+179</text:p>
          </table:table-cell>
          <table:table-cell office:value-type="float" office:value="241.50534" calcext:value-type="float">
            <text:p>241.50534</text:p>
          </table:table-cell>
          <table:table-cell office:value-type="float" office:value="17.79478" calcext:value-type="float">
            <text:p>17.79478</text:p>
          </table:table-cell>
          <table:table-cell office:value-type="string" calcext:value-type="string">
            <text:p>QSO</text:p>
          </table:table-cell>
          <table:table-cell office:value-type="float" office:value="1.813" calcext:value-type="float">
            <text:p>1.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1803.26+265009.0</text:p>
          </table:table-cell>
          <table:table-cell office:value-type="float" office:value="154.5136" calcext:value-type="float">
            <text:p>154.5136</text:p>
          </table:table-cell>
          <table:table-cell office:value-type="float" office:value="26.83584" calcext:value-type="float">
            <text:p>26.83584</text:p>
          </table:table-cell>
          <table:table-cell office:value-type="string" calcext:value-type="string">
            <text:p>QSO</text:p>
          </table:table-cell>
          <table:table-cell office:value-type="float" office:value="1.811924" calcext:value-type="float">
            <text:p>1.8119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5535.81+180621.3</text:p>
          </table:table-cell>
          <table:table-cell office:value-type="float" office:value="253.89921" calcext:value-type="float">
            <text:p>253.89921</text:p>
          </table:table-cell>
          <table:table-cell office:value-type="float" office:value="18.10594" calcext:value-type="float">
            <text:p>18.10594</text:p>
          </table:table-cell>
          <table:table-cell office:value-type="string" calcext:value-type="string">
            <text:p>QSO</text:p>
          </table:table-cell>
          <table:table-cell office:value-type="float" office:value="1.811781" calcext:value-type="float">
            <text:p>1.8117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16+1754</text:p>
          </table:table-cell>
          <table:table-cell office:value-type="float" office:value="184.69421" calcext:value-type="float">
            <text:p>184.69421</text:p>
          </table:table-cell>
          <table:table-cell office:value-type="float" office:value="17.63814" calcext:value-type="float">
            <text:p>17.63814</text:p>
          </table:table-cell>
          <table:table-cell office:value-type="string" calcext:value-type="string">
            <text:p>QSO</text:p>
          </table:table-cell>
          <table:table-cell office:value-type="float" office:value="1.81" calcext:value-type="float">
            <text:p>1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1701.19+191740.7</text:p>
          </table:table-cell>
          <table:table-cell office:value-type="float" office:value="259.25486" calcext:value-type="float">
            <text:p>259.25486</text:p>
          </table:table-cell>
          <table:table-cell office:value-type="float" office:value="19.29463" calcext:value-type="float">
            <text:p>19.29463</text:p>
          </table:table-cell>
          <table:table-cell office:value-type="string" calcext:value-type="string">
            <text:p>QSO</text:p>
          </table:table-cell>
          <table:table-cell office:value-type="float" office:value="1.81" calcext:value-type="float">
            <text:p>1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1247.78+252242.0</text:p>
          </table:table-cell>
          <table:table-cell office:value-type="float" office:value="123.19912" calcext:value-type="float">
            <text:p>123.19912</text:p>
          </table:table-cell>
          <table:table-cell office:value-type="float" office:value="25.37836" calcext:value-type="float">
            <text:p>25.37836</text:p>
          </table:table-cell>
          <table:table-cell office:value-type="string" calcext:value-type="string">
            <text:p>QSO</text:p>
          </table:table-cell>
          <table:table-cell office:value-type="float" office:value="1.80777" calcext:value-type="float">
            <text:p>1.80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459.39+164405.1</text:p>
          </table:table-cell>
          <table:table-cell office:value-type="float" office:value="171.24749" calcext:value-type="float">
            <text:p>171.24749</text:p>
          </table:table-cell>
          <table:table-cell office:value-type="float" office:value="16.7348" calcext:value-type="float">
            <text:p>16.7348</text:p>
          </table:table-cell>
          <table:table-cell office:value-type="string" calcext:value-type="string">
            <text:p>QSO</text:p>
          </table:table-cell>
          <table:table-cell office:value-type="float" office:value="1.8069" calcext:value-type="float">
            <text:p>1.8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213.80+180926.5</text:p>
          </table:table-cell>
          <table:table-cell office:value-type="float" office:value="188.05753" calcext:value-type="float">
            <text:p>188.05753</text:p>
          </table:table-cell>
          <table:table-cell office:value-type="float" office:value="18.15734" calcext:value-type="float">
            <text:p>18.15734</text:p>
          </table:table-cell>
          <table:table-cell office:value-type="string" calcext:value-type="string">
            <text:p>QSO</text:p>
          </table:table-cell>
          <table:table-cell office:value-type="float" office:value="1.8065" calcext:value-type="float">
            <text:p>1.8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2+39</text:p>
          </table:table-cell>
          <table:table-cell office:value-type="float" office:value="121.49104" calcext:value-type="float">
            <text:p>121.49104</text:p>
          </table:table-cell>
          <table:table-cell office:value-type="float" office:value="39.67922" calcext:value-type="float">
            <text:p>39.67922</text:p>
          </table:table-cell>
          <table:table-cell office:value-type="string" calcext:value-type="string">
            <text:p>QSO</text:p>
          </table:table-cell>
          <table:table-cell office:value-type="float" office:value="1.805814" calcext:value-type="float">
            <text:p>1.8058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453.07+292241.9</text:p>
          </table:table-cell>
          <table:table-cell office:value-type="float" office:value="138.72123" calcext:value-type="float">
            <text:p>138.72123</text:p>
          </table:table-cell>
          <table:table-cell office:value-type="float" office:value="29.37845" calcext:value-type="float">
            <text:p>29.37845</text:p>
          </table:table-cell>
          <table:table-cell office:value-type="string" calcext:value-type="string">
            <text:p>*</text:p>
          </table:table-cell>
          <table:table-cell office:value-type="float" office:value="1.805" calcext:value-type="float">
            <text:p>1.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241.39+243923.2</text:p>
          </table:table-cell>
          <table:table-cell office:value-type="float" office:value="153.17242" calcext:value-type="float">
            <text:p>153.17242</text:p>
          </table:table-cell>
          <table:table-cell office:value-type="float" office:value="24.6565" calcext:value-type="float">
            <text:p>24.6565</text:p>
          </table:table-cell>
          <table:table-cell office:value-type="string" calcext:value-type="string">
            <text:p>QSO</text:p>
          </table:table-cell>
          <table:table-cell office:value-type="float" office:value="1.805" calcext:value-type="float">
            <text:p>1.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11+31</text:p>
          </table:table-cell>
          <table:table-cell office:value-type="float" office:value="228.35865" calcext:value-type="float">
            <text:p>228.35865</text:p>
          </table:table-cell>
          <table:table-cell office:value-type="float" office:value="31.23117" calcext:value-type="float">
            <text:p>31.23117</text:p>
          </table:table-cell>
          <table:table-cell office:value-type="string" calcext:value-type="string">
            <text:p>*</text:p>
          </table:table-cell>
          <table:table-cell office:value-type="float" office:value="1.805" calcext:value-type="float">
            <text:p>1.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22+415</text:p>
          </table:table-cell>
          <table:table-cell office:value-type="float" office:value="111.59342" calcext:value-type="float">
            <text:p>111.59342</text:p>
          </table:table-cell>
          <table:table-cell office:value-type="float" office:value="41.41213" calcext:value-type="float">
            <text:p>41.41213</text:p>
          </table:table-cell>
          <table:table-cell office:value-type="string" calcext:value-type="string">
            <text:p>QSO</text:p>
          </table:table-cell>
          <table:table-cell office:value-type="float" office:value="1.804573" calcext:value-type="float">
            <text:p>1.804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03+375</text:p>
          </table:table-cell>
          <table:table-cell office:value-type="float" office:value="241.39069" calcext:value-type="float">
            <text:p>241.39069</text:p>
          </table:table-cell>
          <table:table-cell office:value-type="float" office:value="37.38088" calcext:value-type="float">
            <text:p>37.38088</text:p>
          </table:table-cell>
          <table:table-cell office:value-type="string" calcext:value-type="string">
            <text:p>QSO</text:p>
          </table:table-cell>
          <table:table-cell office:value-type="float" office:value="1.80244" calcext:value-type="float">
            <text:p>1.802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06+30</text:p>
          </table:table-cell>
          <table:table-cell office:value-type="float" office:value="167.41835" calcext:value-type="float">
            <text:p>167.41835</text:p>
          </table:table-cell>
          <table:table-cell office:value-type="float" office:value="29.99799" calcext:value-type="float">
            <text:p>29.99799</text:p>
          </table:table-cell>
          <table:table-cell office:value-type="string" calcext:value-type="string">
            <text:p>QSO</text:p>
          </table:table-cell>
          <table:table-cell office:value-type="float" office:value="1.80085" calcext:value-type="float">
            <text:p>1.80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219.49+523621.6</text:p>
          </table:table-cell>
          <table:table-cell office:value-type="float" office:value="220.58111" calcext:value-type="float">
            <text:p>220.58111</text:p>
          </table:table-cell>
          <table:table-cell office:value-type="float" office:value="52.60601" calcext:value-type="float">
            <text:p>52.60601</text:p>
          </table:table-cell>
          <table:table-cell office:value-type="string" calcext:value-type="string">
            <text:p>QSO</text:p>
          </table:table-cell>
          <table:table-cell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638.18+211255.5</text:p>
          </table:table-cell>
          <table:table-cell office:value-type="float" office:value="249.1591" calcext:value-type="float">
            <text:p>249.1591</text:p>
          </table:table-cell>
          <table:table-cell office:value-type="float" office:value="21.21544" calcext:value-type="float">
            <text:p>21.21544</text:p>
          </table:table-cell>
          <table:table-cell office:value-type="string" calcext:value-type="string">
            <text:p>QSO</text:p>
          </table:table-cell>
          <table:table-cell office:value-type="float" office:value="1.799017" calcext:value-type="float">
            <text:p>1.799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9.26</text:p>
          </table:table-cell>
          <table:table-cell office:value-type="float" office:value="255.5836" calcext:value-type="float">
            <text:p>255.5836</text:p>
          </table:table-cell>
          <table:table-cell office:value-type="float" office:value="59.26072" calcext:value-type="float">
            <text:p>59.26072</text:p>
          </table:table-cell>
          <table:table-cell office:value-type="string" calcext:value-type="string">
            <text:p>QSO</text:p>
          </table:table-cell>
          <table:table-cell office:value-type="float" office:value="1.798444" calcext:value-type="float">
            <text:p>1.798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2813.32+592515.1</text:p>
          </table:table-cell>
          <table:table-cell office:value-type="float" office:value="172.05559" calcext:value-type="float">
            <text:p>172.05559</text:p>
          </table:table-cell>
          <table:table-cell office:value-type="float" office:value="59.42078" calcext:value-type="float">
            <text:p>59.42078</text:p>
          </table:table-cell>
          <table:table-cell office:value-type="string" calcext:value-type="string">
            <text:p>QSO</text:p>
          </table:table-cell>
          <table:table-cell office:value-type="float" office:value="1.795" calcext:value-type="float">
            <text:p>1.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9+120</text:p>
          </table:table-cell>
          <table:table-cell office:value-type="float" office:value="247.93859" calcext:value-type="float">
            <text:p>247.93859</text:p>
          </table:table-cell>
          <table:table-cell office:value-type="float" office:value="11.93416" calcext:value-type="float">
            <text:p>11.93416</text:p>
          </table:table-cell>
          <table:table-cell office:value-type="string" calcext:value-type="string">
            <text:p>QSO</text:p>
          </table:table-cell>
          <table:table-cell office:value-type="float" office:value="1.795" calcext:value-type="float">
            <text:p>1.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731.88+481013.3</text:p>
          </table:table-cell>
          <table:table-cell office:value-type="float" office:value="129.38288" calcext:value-type="float">
            <text:p>129.38288</text:p>
          </table:table-cell>
          <table:table-cell office:value-type="float" office:value="48.17035" calcext:value-type="float">
            <text:p>48.17035</text:p>
          </table:table-cell>
          <table:table-cell office:value-type="string" calcext:value-type="string">
            <text:p>QSO</text:p>
          </table:table-cell>
          <table:table-cell office:value-type="float" office:value="1.79354" calcext:value-type="float">
            <text:p>1.793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5341.20+604423.1</text:p>
          </table:table-cell>
          <table:table-cell office:value-type="float" office:value="208.42171" calcext:value-type="float">
            <text:p>208.42171</text:p>
          </table:table-cell>
          <table:table-cell office:value-type="float" office:value="60.73978" calcext:value-type="float">
            <text:p>60.73978</text:p>
          </table:table-cell>
          <table:table-cell office:value-type="string" calcext:value-type="string">
            <text:p>QSO</text:p>
          </table:table-cell>
          <table:table-cell office:value-type="float" office:value="1.793219" calcext:value-type="float">
            <text:p>1.7932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103.00+592334.9</text:p>
          </table:table-cell>
          <table:table-cell office:value-type="float" office:value="177.76255" calcext:value-type="float">
            <text:p>177.76255</text:p>
          </table:table-cell>
          <table:table-cell office:value-type="float" office:value="59.39309" calcext:value-type="float">
            <text:p>59.39309</text:p>
          </table:table-cell>
          <table:table-cell office:value-type="string" calcext:value-type="string">
            <text:p>QSO</text:p>
          </table:table-cell>
          <table:table-cell office:value-type="float" office:value="1.7928" calcext:value-type="float">
            <text:p>1.7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711.61+511716.9</text:p>
          </table:table-cell>
          <table:table-cell office:value-type="float" office:value="226.7984" calcext:value-type="float">
            <text:p>226.7984</text:p>
          </table:table-cell>
          <table:table-cell office:value-type="float" office:value="51.28802" calcext:value-type="float">
            <text:p>51.28802</text:p>
          </table:table-cell>
          <table:table-cell office:value-type="string" calcext:value-type="string">
            <text:p>QSO</text:p>
          </table:table-cell>
          <table:table-cell office:value-type="float" office:value="1.790958" calcext:value-type="float">
            <text:p>1.7909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5+463</text:p>
          </table:table-cell>
          <table:table-cell office:value-type="float" office:value="154.53677" calcext:value-type="float">
            <text:p>154.53677</text:p>
          </table:table-cell>
          <table:table-cell office:value-type="float" office:value="46.09042" calcext:value-type="float">
            <text:p>46.09042</text:p>
          </table:table-cell>
          <table:table-cell office:value-type="string" calcext:value-type="string">
            <text:p>QSO</text:p>
          </table:table-cell>
          <table:table-cell office:value-type="float" office:value="1.789259" calcext:value-type="float">
            <text:p>1.7892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213.83+241837.9</text:p>
          </table:table-cell>
          <table:table-cell office:value-type="float" office:value="240.55766" calcext:value-type="float">
            <text:p>240.55766</text:p>
          </table:table-cell>
          <table:table-cell office:value-type="float" office:value="24.3105" calcext:value-type="float">
            <text:p>24.3105</text:p>
          </table:table-cell>
          <table:table-cell office:value-type="string" calcext:value-type="string">
            <text:p>QSO</text:p>
          </table:table-cell>
          <table:table-cell office:value-type="float" office:value="1.788871" calcext:value-type="float">
            <text:p>1.788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003.72+104459.1</text:p>
          </table:table-cell>
          <table:table-cell office:value-type="float" office:value="235.01554" calcext:value-type="float">
            <text:p>235.01554</text:p>
          </table:table-cell>
          <table:table-cell office:value-type="float" office:value="10.74977" calcext:value-type="float">
            <text:p>10.74977</text:p>
          </table:table-cell>
          <table:table-cell office:value-type="string" calcext:value-type="string">
            <text:p>QSO</text:p>
          </table:table-cell>
          <table:table-cell office:value-type="float" office:value="1.7868" calcext:value-type="float">
            <text:p>1.7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025.83+185156.5</text:p>
          </table:table-cell>
          <table:table-cell office:value-type="float" office:value="152.60755" calcext:value-type="float">
            <text:p>152.60755</text:p>
          </table:table-cell>
          <table:table-cell office:value-type="float" office:value="18.86542" calcext:value-type="float">
            <text:p>18.86542</text:p>
          </table:table-cell>
          <table:table-cell office:value-type="string" calcext:value-type="string">
            <text:p>QSO</text:p>
          </table:table-cell>
          <table:table-cell office:value-type="float" office:value="1.786159" calcext:value-type="float">
            <text:p>1.7861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1+422</text:p>
          </table:table-cell>
          <table:table-cell office:value-type="float" office:value="148.5524" calcext:value-type="float">
            <text:p>148.5524</text:p>
          </table:table-cell>
          <table:table-cell office:value-type="float" office:value="42.01921" calcext:value-type="float">
            <text:p>42.01921</text:p>
          </table:table-cell>
          <table:table-cell office:value-type="string" calcext:value-type="string">
            <text:p>G</text:p>
          </table:table-cell>
          <table:table-cell office:value-type="float" office:value="1.783" calcext:value-type="float">
            <text:p>1.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416.66+100823.3</text:p>
          </table:table-cell>
          <table:table-cell office:value-type="float" office:value="213.56943" calcext:value-type="float">
            <text:p>213.56943</text:p>
          </table:table-cell>
          <table:table-cell office:value-type="float" office:value="10.13983" calcext:value-type="float">
            <text:p>10.13983</text:p>
          </table:table-cell>
          <table:table-cell office:value-type="string" calcext:value-type="string">
            <text:p>QSO</text:p>
          </table:table-cell>
          <table:table-cell office:value-type="float" office:value="1.782838" calcext:value-type="float">
            <text:p>1.782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123.22+580719.9</text:p>
          </table:table-cell>
          <table:table-cell office:value-type="float" office:value="180.34684" calcext:value-type="float">
            <text:p>180.34684</text:p>
          </table:table-cell>
          <table:table-cell office:value-type="float" office:value="58.12218" calcext:value-type="float">
            <text:p>58.12218</text:p>
          </table:table-cell>
          <table:table-cell office:value-type="string" calcext:value-type="string">
            <text:p>QSO</text:p>
          </table:table-cell>
          <table:table-cell office:value-type="float" office:value="1.782111" calcext:value-type="float">
            <text:p>1.7821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48+568</text:p>
          </table:table-cell>
          <table:table-cell office:value-type="float" office:value="177.69158" calcext:value-type="float">
            <text:p>177.69158</text:p>
          </table:table-cell>
          <table:table-cell office:value-type="float" office:value="56.54898" calcext:value-type="float">
            <text:p>56.54898</text:p>
          </table:table-cell>
          <table:table-cell office:value-type="string" calcext:value-type="string">
            <text:p>QSO</text:p>
          </table:table-cell>
          <table:table-cell office:value-type="float" office:value="1.782" calcext:value-type="float">
            <text:p>1.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9+447</text:p>
          </table:table-cell>
          <table:table-cell office:value-type="float" office:value="130.71832" calcext:value-type="float">
            <text:p>130.71832</text:p>
          </table:table-cell>
          <table:table-cell office:value-type="float" office:value="44.56961" calcext:value-type="float">
            <text:p>44.56961</text:p>
          </table:table-cell>
          <table:table-cell office:value-type="string" calcext:value-type="string">
            <text:p>QSO</text:p>
          </table:table-cell>
          <table:table-cell office:value-type="float" office:value="1.780433" calcext:value-type="float">
            <text:p>1.7804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240.91+160104.6</text:p>
          </table:table-cell>
          <table:table-cell office:value-type="float" office:value="120.67042" calcext:value-type="float">
            <text:p>120.67042</text:p>
          </table:table-cell>
          <table:table-cell office:value-type="float" office:value="16.01796" calcext:value-type="float">
            <text:p>16.01796</text:p>
          </table:table-cell>
          <table:table-cell office:value-type="string" calcext:value-type="string">
            <text:p>QSO</text:p>
          </table:table-cell>
          <table:table-cell office:value-type="float" office:value="1.779067" calcext:value-type="float">
            <text:p>1.779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29.08+154158.9</text:p>
          </table:table-cell>
          <table:table-cell office:value-type="float" office:value="136.37122" calcext:value-type="float">
            <text:p>136.37122</text:p>
          </table:table-cell>
          <table:table-cell office:value-type="float" office:value="15.6996" calcext:value-type="float">
            <text:p>15.6996</text:p>
          </table:table-cell>
          <table:table-cell office:value-type="string" calcext:value-type="string">
            <text:p>QSO</text:p>
          </table:table-cell>
          <table:table-cell office:value-type="float" office:value="1.778363" calcext:value-type="float">
            <text:p>1.7783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9+418</text:p>
          </table:table-cell>
          <table:table-cell office:value-type="float" office:value="138.07323" calcext:value-type="float">
            <text:p>138.07323</text:p>
          </table:table-cell>
          <table:table-cell office:value-type="float" office:value="41.65933" calcext:value-type="float">
            <text:p>41.65933</text:p>
          </table:table-cell>
          <table:table-cell office:value-type="string" calcext:value-type="string">
            <text:p>QSO</text:p>
          </table:table-cell>
          <table:table-cell office:value-type="float" office:value="1.77709" calcext:value-type="float">
            <text:p>1.777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149.05+185638.6</text:p>
          </table:table-cell>
          <table:table-cell office:value-type="float" office:value="242.95436" calcext:value-type="float">
            <text:p>242.95436</text:p>
          </table:table-cell>
          <table:table-cell office:value-type="float" office:value="18.94392" calcext:value-type="float">
            <text:p>18.94392</text:p>
          </table:table-cell>
          <table:table-cell office:value-type="string" calcext:value-type="string">
            <text:p>QSO</text:p>
          </table:table-cell>
          <table:table-cell office:value-type="float" office:value="1.776" calcext:value-type="float">
            <text:p>1.7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0.19</text:p>
          </table:table-cell>
          <table:table-cell office:value-type="float" office:value="122.26316" calcext:value-type="float">
            <text:p>122.26316</text:p>
          </table:table-cell>
          <table:table-cell office:value-type="float" office:value="40.54909" calcext:value-type="float">
            <text:p>40.54909</text:p>
          </table:table-cell>
          <table:table-cell office:value-type="string" calcext:value-type="string">
            <text:p>UvES</text:p>
          </table:table-cell>
          <table:table-cell office:value-type="float" office:value="1.775" calcext:value-type="float">
            <text:p>1.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213.82+054000.6</text:p>
          </table:table-cell>
          <table:table-cell office:value-type="float" office:value="183.05766" calcext:value-type="float">
            <text:p>183.05766</text:p>
          </table:table-cell>
          <table:table-cell office:value-type="float" office:value="5.66697" calcext:value-type="float">
            <text:p>5.66697</text:p>
          </table:table-cell>
          <table:table-cell office:value-type="string" calcext:value-type="string">
            <text:p>UvES</text:p>
          </table:table-cell>
          <table:table-cell office:value-type="float" office:value="1.775" calcext:value-type="float">
            <text:p>1.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730.67+044935.1</text:p>
          </table:table-cell>
          <table:table-cell office:value-type="float" office:value="211.87781" calcext:value-type="float">
            <text:p>211.87781</text:p>
          </table:table-cell>
          <table:table-cell office:value-type="float" office:value="4.82637" calcext:value-type="float">
            <text:p>4.82637</text:p>
          </table:table-cell>
          <table:table-cell office:value-type="string" calcext:value-type="string">
            <text:p>UvES</text:p>
          </table:table-cell>
          <table:table-cell office:value-type="float" office:value="1.775" calcext:value-type="float">
            <text:p>1.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38+38B</text:p>
          </table:table-cell>
          <table:table-cell office:value-type="float" office:value="220.09307" calcext:value-type="float">
            <text:p>220.09307</text:p>
          </table:table-cell>
          <table:table-cell office:value-type="float" office:value="38.33712" calcext:value-type="float">
            <text:p>38.33712</text:p>
          </table:table-cell>
          <table:table-cell office:value-type="string" calcext:value-type="string">
            <text:p>QSO</text:p>
          </table:table-cell>
          <table:table-cell office:value-type="float" office:value="1.775" calcext:value-type="float">
            <text:p>1.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45+114</text:p>
          </table:table-cell>
          <table:table-cell office:value-type="float" office:value="146.94107" calcext:value-type="float">
            <text:p>146.94107</text:p>
          </table:table-cell>
          <table:table-cell office:value-type="float" office:value="11.23166" calcext:value-type="float">
            <text:p>11.23166</text:p>
          </table:table-cell>
          <table:table-cell office:value-type="string" calcext:value-type="string">
            <text:p>QSO</text:p>
          </table:table-cell>
          <table:table-cell office:value-type="float" office:value="1.773098" calcext:value-type="float">
            <text:p>1.7730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1508.77+205607.4</text:p>
          </table:table-cell>
          <table:table-cell office:value-type="float" office:value="138.78659" calcext:value-type="float">
            <text:p>138.78659</text:p>
          </table:table-cell>
          <table:table-cell office:value-type="float" office:value="20.93538" calcext:value-type="float">
            <text:p>20.93538</text:p>
          </table:table-cell>
          <table:table-cell office:value-type="string" calcext:value-type="string">
            <text:p>QSO</text:p>
          </table:table-cell>
          <table:table-cell office:value-type="float" office:value="1.770055" calcext:value-type="float">
            <text:p>1.770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2718.72+024757.4</text:p>
          </table:table-cell>
          <table:table-cell office:value-type="float" office:value="201.82804" calcext:value-type="float">
            <text:p>201.82804</text:p>
          </table:table-cell>
          <table:table-cell office:value-type="float" office:value="2.7993" calcext:value-type="float">
            <text:p>2.7993</text:p>
          </table:table-cell>
          <table:table-cell office:value-type="string" calcext:value-type="string">
            <text:p>QSO</text:p>
          </table:table-cell>
          <table:table-cell office:value-type="float" office:value="1.769652" calcext:value-type="float">
            <text:p>1.7696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344.24+102557.2</text:p>
          </table:table-cell>
          <table:table-cell office:value-type="float" office:value="223.43434" calcext:value-type="float">
            <text:p>223.43434</text:p>
          </table:table-cell>
          <table:table-cell office:value-type="float" office:value="10.43266" calcext:value-type="float">
            <text:p>10.43266</text:p>
          </table:table-cell>
          <table:table-cell office:value-type="string" calcext:value-type="string">
            <text:p>QSO</text:p>
          </table:table-cell>
          <table:table-cell office:value-type="float" office:value="1.769598" calcext:value-type="float">
            <text:p>1.7695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8+008</text:p>
          </table:table-cell>
          <table:table-cell office:value-type="float" office:value="142.71772" calcext:value-type="float">
            <text:p>142.71772</text:p>
          </table:table-cell>
          <table:table-cell office:value-type="float" office:value="0.58304" calcext:value-type="float">
            <text:p>0.58304</text:p>
          </table:table-cell>
          <table:table-cell office:value-type="string" calcext:value-type="string">
            <text:p>QSO</text:p>
          </table:table-cell>
          <table:table-cell office:value-type="float" office:value="1.768559" calcext:value-type="float">
            <text:p>1.768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2852.61+564143.9</text:p>
          </table:table-cell>
          <table:table-cell office:value-type="float" office:value="262.2193" calcext:value-type="float">
            <text:p>262.2193</text:p>
          </table:table-cell>
          <table:table-cell office:value-type="float" office:value="56.69541" calcext:value-type="float">
            <text:p>56.69541</text:p>
          </table:table-cell>
          <table:table-cell office:value-type="string" calcext:value-type="string">
            <text:p>QSO</text:p>
          </table:table-cell>
          <table:table-cell office:value-type="float" office:value="1.765471" calcext:value-type="float">
            <text:p>1.7654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443.02+150656.3</text:p>
          </table:table-cell>
          <table:table-cell office:value-type="float" office:value="163.67925" calcext:value-type="float">
            <text:p>163.67925</text:p>
          </table:table-cell>
          <table:table-cell office:value-type="float" office:value="15.11563" calcext:value-type="float">
            <text:p>15.11563</text:p>
          </table:table-cell>
          <table:table-cell office:value-type="string" calcext:value-type="string">
            <text:p>VisS</text:p>
          </table:table-cell>
          <table:table-cell office:value-type="float" office:value="1.765" calcext:value-type="float">
            <text:p>1.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622.63+575355.8</text:p>
          </table:table-cell>
          <table:table-cell office:value-type="float" office:value="149.09431" calcext:value-type="float">
            <text:p>149.09431</text:p>
          </table:table-cell>
          <table:table-cell office:value-type="float" office:value="57.89886" calcext:value-type="float">
            <text:p>57.89886</text:p>
          </table:table-cell>
          <table:table-cell office:value-type="string" calcext:value-type="string">
            <text:p>QSO</text:p>
          </table:table-cell>
          <table:table-cell office:value-type="float" office:value="1.764579" calcext:value-type="float">
            <text:p>1.764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26+473</text:p>
          </table:table-cell>
          <table:table-cell office:value-type="float" office:value="247.02314" calcext:value-type="float">
            <text:p>247.02314</text:p>
          </table:table-cell>
          <table:table-cell office:value-type="float" office:value="47.24605" calcext:value-type="float">
            <text:p>47.24605</text:p>
          </table:table-cell>
          <table:table-cell office:value-type="string" calcext:value-type="string">
            <text:p>QSO</text:p>
          </table:table-cell>
          <table:table-cell office:value-type="float" office:value="1.764332" calcext:value-type="float">
            <text:p>1.764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5+24</text:p>
          </table:table-cell>
          <table:table-cell office:value-type="float" office:value="124.51396" calcext:value-type="float">
            <text:p>124.51396</text:p>
          </table:table-cell>
          <table:table-cell office:value-type="float" office:value="24.81804" calcext:value-type="float">
            <text:p>24.81804</text:p>
          </table:table-cell>
          <table:table-cell office:value-type="string" calcext:value-type="string">
            <text:p>QSO</text:p>
          </table:table-cell>
          <table:table-cell office:value-type="float" office:value="1.764" calcext:value-type="float">
            <text:p>1.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21+113</text:p>
          </table:table-cell>
          <table:table-cell office:value-type="float" office:value="186.08258" calcext:value-type="float">
            <text:p>186.08258</text:p>
          </table:table-cell>
          <table:table-cell office:value-type="float" office:value="11.12309" calcext:value-type="float">
            <text:p>11.12309</text:p>
          </table:table-cell>
          <table:table-cell office:value-type="string" calcext:value-type="string">
            <text:p>QSO</text:p>
          </table:table-cell>
          <table:table-cell office:value-type="float" office:value="1.760965" calcext:value-type="float">
            <text:p>1.760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1+101</text:p>
          </table:table-cell>
          <table:table-cell office:value-type="float" office:value="128.66924" calcext:value-type="float">
            <text:p>128.66924</text:p>
          </table:table-cell>
          <table:table-cell office:value-type="float" office:value="9.96526" calcext:value-type="float">
            <text:p>9.96526</text:p>
          </table:table-cell>
          <table:table-cell office:value-type="string" calcext:value-type="string">
            <text:p>QSO</text:p>
          </table:table-cell>
          <table:table-cell office:value-type="float" office:value="1.76" calcext:value-type="float">
            <text:p>1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56+124</text:p>
          </table:table-cell>
          <table:table-cell office:value-type="float" office:value="134.89074" calcext:value-type="float">
            <text:p>134.89074</text:p>
          </table:table-cell>
          <table:table-cell office:value-type="float" office:value="12.27594" calcext:value-type="float">
            <text:p>12.27594</text:p>
          </table:table-cell>
          <table:table-cell office:value-type="string" calcext:value-type="string">
            <text:p>QSO</text:p>
          </table:table-cell>
          <table:table-cell office:value-type="float" office:value="1.76" calcext:value-type="float">
            <text:p>1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34+119</text:p>
          </table:table-cell>
          <table:table-cell office:value-type="float" office:value="204.28897" calcext:value-type="float">
            <text:p>204.28897</text:p>
          </table:table-cell>
          <table:table-cell office:value-type="float" office:value="11.67004" calcext:value-type="float">
            <text:p>11.67004</text:p>
          </table:table-cell>
          <table:table-cell office:value-type="string" calcext:value-type="string">
            <text:p>QSO</text:p>
          </table:table-cell>
          <table:table-cell office:value-type="float" office:value="1.759782" calcext:value-type="float">
            <text:p>1.759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44+32</text:p>
          </table:table-cell>
          <table:table-cell office:value-type="float" office:value="176.65327" calcext:value-type="float">
            <text:p>176.65327</text:p>
          </table:table-cell>
          <table:table-cell office:value-type="float" office:value="32.001" calcext:value-type="float">
            <text:p>32.001</text:p>
          </table:table-cell>
          <table:table-cell office:value-type="string" calcext:value-type="string">
            <text:p>QSO</text:p>
          </table:table-cell>
          <table:table-cell office:value-type="float" office:value="1.759628" calcext:value-type="float">
            <text:p>1.759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3932.76+044305.3</text:p>
          </table:table-cell>
          <table:table-cell office:value-type="float" office:value="189.88648" calcext:value-type="float">
            <text:p>189.88648</text:p>
          </table:table-cell>
          <table:table-cell office:value-type="float" office:value="4.71812" calcext:value-type="float">
            <text:p>4.71812</text:p>
          </table:table-cell>
          <table:table-cell office:value-type="string" calcext:value-type="string">
            <text:p>QSO</text:p>
          </table:table-cell>
          <table:table-cell office:value-type="float" office:value="1.758573" calcext:value-type="float">
            <text:p>1.758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8+448</text:p>
          </table:table-cell>
          <table:table-cell office:value-type="float" office:value="155.30353" calcext:value-type="float">
            <text:p>155.30353</text:p>
          </table:table-cell>
          <table:table-cell office:value-type="float" office:value="44.58363" calcext:value-type="float">
            <text:p>44.58363</text:p>
          </table:table-cell>
          <table:table-cell office:value-type="string" calcext:value-type="string">
            <text:p>QSO</text:p>
          </table:table-cell>
          <table:table-cell office:value-type="float" office:value="1.757555" calcext:value-type="float">
            <text:p>1.757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711.64+312520.8</text:p>
          </table:table-cell>
          <table:table-cell office:value-type="float" office:value="221.7984" calcext:value-type="float">
            <text:p>221.7984</text:p>
          </table:table-cell>
          <table:table-cell office:value-type="float" office:value="31.42228" calcext:value-type="float">
            <text:p>31.42228</text:p>
          </table:table-cell>
          <table:table-cell office:value-type="string" calcext:value-type="string">
            <text:p>*</text:p>
          </table:table-cell>
          <table:table-cell office:value-type="float" office:value="1.755" calcext:value-type="float">
            <text:p>1.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912.15+083541.1</text:p>
          </table:table-cell>
          <table:table-cell office:value-type="float" office:value="137.30066" calcext:value-type="float">
            <text:p>137.30066</text:p>
          </table:table-cell>
          <table:table-cell office:value-type="float" office:value="8.59475" calcext:value-type="float">
            <text:p>8.59475</text:p>
          </table:table-cell>
          <table:table-cell office:value-type="string" calcext:value-type="string">
            <text:p>QSO</text:p>
          </table:table-cell>
          <table:table-cell office:value-type="float" office:value="1.754402" calcext:value-type="float">
            <text:p>1.7544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6+117</text:p>
          </table:table-cell>
          <table:table-cell office:value-type="float" office:value="142.18079" calcext:value-type="float">
            <text:p>142.18079</text:p>
          </table:table-cell>
          <table:table-cell office:value-type="float" office:value="11.57351" calcext:value-type="float">
            <text:p>11.57351</text:p>
          </table:table-cell>
          <table:table-cell office:value-type="string" calcext:value-type="string">
            <text:p>QSO</text:p>
          </table:table-cell>
          <table:table-cell office:value-type="float" office:value="1.754" calcext:value-type="float">
            <text:p>1.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22+422</text:p>
          </table:table-cell>
          <table:table-cell office:value-type="float" office:value="141.49703" calcext:value-type="float">
            <text:p>141.49703</text:p>
          </table:table-cell>
          <table:table-cell office:value-type="float" office:value="42.06042" calcext:value-type="float">
            <text:p>42.06042</text:p>
          </table:table-cell>
          <table:table-cell office:value-type="string" calcext:value-type="string">
            <text:p>QSO</text:p>
          </table:table-cell>
          <table:table-cell office:value-type="float" office:value="1.753592" calcext:value-type="float">
            <text:p>1.753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42+414</text:p>
          </table:table-cell>
          <table:table-cell office:value-type="float" office:value="161.44063" calcext:value-type="float">
            <text:p>161.44063</text:p>
          </table:table-cell>
          <table:table-cell office:value-type="float" office:value="41.15238" calcext:value-type="float">
            <text:p>41.15238</text:p>
          </table:table-cell>
          <table:table-cell office:value-type="string" calcext:value-type="string">
            <text:p>QSO</text:p>
          </table:table-cell>
          <table:table-cell office:value-type="float" office:value="1.753375" calcext:value-type="float">
            <text:p>1.753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1458.42+560342.4</text:p>
          </table:table-cell>
          <table:table-cell office:value-type="float" office:value="198.74341" calcext:value-type="float">
            <text:p>198.74341</text:p>
          </table:table-cell>
          <table:table-cell office:value-type="float" office:value="56.06177" calcext:value-type="float">
            <text:p>56.06177</text:p>
          </table:table-cell>
          <table:table-cell office:value-type="string" calcext:value-type="string">
            <text:p>QSO</text:p>
          </table:table-cell>
          <table:table-cell office:value-type="float" office:value="1.749474" calcext:value-type="float">
            <text:p>1.749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028+09</text:p>
          </table:table-cell>
          <table:table-cell office:value-type="float" office:value="157.65992" calcext:value-type="float">
            <text:p>157.65992</text:p>
          </table:table-cell>
          <table:table-cell office:value-type="float" office:value="8.89025" calcext:value-type="float">
            <text:p>8.89025</text:p>
          </table:table-cell>
          <table:table-cell office:value-type="string" calcext:value-type="string">
            <text:p>QSO</text:p>
          </table:table-cell>
          <table:table-cell office:value-type="float" office:value="1.748958" calcext:value-type="float">
            <text:p>1.7489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457.50+325145.9</text:p>
          </table:table-cell>
          <table:table-cell office:value-type="float" office:value="201.23965" calcext:value-type="float">
            <text:p>201.23965</text:p>
          </table:table-cell>
          <table:table-cell office:value-type="float" office:value="32.86275" calcext:value-type="float">
            <text:p>32.86275</text:p>
          </table:table-cell>
          <table:table-cell office:value-type="string" calcext:value-type="string">
            <text:p>QSO</text:p>
          </table:table-cell>
          <table:table-cell office:value-type="float" office:value="1.747785" calcext:value-type="float">
            <text:p>1.747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5951.9+405113</text:p>
          </table:table-cell>
          <table:table-cell office:value-type="float" office:value="164.96628" calcext:value-type="float">
            <text:p>164.96628</text:p>
          </table:table-cell>
          <table:table-cell office:value-type="float" office:value="40.85395" calcext:value-type="float">
            <text:p>40.85395</text:p>
          </table:table-cell>
          <table:table-cell office:value-type="string" calcext:value-type="string">
            <text:p>QSO</text:p>
          </table:table-cell>
          <table:table-cell office:value-type="float" office:value="1.747637" calcext:value-type="float">
            <text:p>1.747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5657.7+425944</text:p>
          </table:table-cell>
          <table:table-cell office:value-type="float" office:value="239.24048" calcext:value-type="float">
            <text:p>239.24048</text:p>
          </table:table-cell>
          <table:table-cell office:value-type="float" office:value="42.99553" calcext:value-type="float">
            <text:p>42.99553</text:p>
          </table:table-cell>
          <table:table-cell office:value-type="string" calcext:value-type="string">
            <text:p>QSO</text:p>
          </table:table-cell>
          <table:table-cell office:value-type="float" office:value="1.746808" calcext:value-type="float">
            <text:p>1.746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745.99+112749.8</text:p>
          </table:table-cell>
          <table:table-cell office:value-type="float" office:value="181.94193" calcext:value-type="float">
            <text:p>181.94193</text:p>
          </table:table-cell>
          <table:table-cell office:value-type="float" office:value="11.46407" calcext:value-type="float">
            <text:p>11.46407</text:p>
          </table:table-cell>
          <table:table-cell office:value-type="string" calcext:value-type="string">
            <text:p>*</text:p>
          </table:table-cell>
          <table:table-cell office:value-type="float" office:value="1.745" calcext:value-type="float">
            <text:p>1.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15+391</text:p>
          </table:table-cell>
          <table:table-cell office:value-type="float" office:value="259.36878" calcext:value-type="float">
            <text:p>259.36878</text:p>
          </table:table-cell>
          <table:table-cell office:value-type="float" office:value="39.08967" calcext:value-type="float">
            <text:p>39.08967</text:p>
          </table:table-cell>
          <table:table-cell office:value-type="string" calcext:value-type="string">
            <text:p>*</text:p>
          </table:table-cell>
          <table:table-cell office:value-type="float" office:value="1.745" calcext:value-type="float">
            <text:p>1.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954.40+271128.4</text:p>
          </table:table-cell>
          <table:table-cell office:value-type="float" office:value="177.47677" calcext:value-type="float">
            <text:p>177.47677</text:p>
          </table:table-cell>
          <table:table-cell office:value-type="float" office:value="27.19123" calcext:value-type="float">
            <text:p>27.19123</text:p>
          </table:table-cell>
          <table:table-cell office:value-type="string" calcext:value-type="string">
            <text:p>QSO</text:p>
          </table:table-cell>
          <table:table-cell office:value-type="float" office:value="1.744174" calcext:value-type="float">
            <text:p>1.744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08441705+1340388</text:p>
          </table:table-cell>
          <table:table-cell office:value-type="float" office:value="131.07096" calcext:value-type="float">
            <text:p>131.07096</text:p>
          </table:table-cell>
          <table:table-cell office:value-type="float" office:value="13.67742" calcext:value-type="float">
            <text:p>13.67742</text:p>
          </table:table-cell>
          <table:table-cell office:value-type="string" calcext:value-type="string">
            <text:p>QSO</text:p>
          </table:table-cell>
          <table:table-cell office:value-type="float" office:value="1.741803" calcext:value-type="float">
            <text:p>1.741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28+38</text:p>
          </table:table-cell>
          <table:table-cell office:value-type="float" office:value="172.72201" calcext:value-type="float">
            <text:p>172.72201</text:p>
          </table:table-cell>
          <table:table-cell office:value-type="float" office:value="38.25515" calcext:value-type="float">
            <text:p>38.25515</text:p>
          </table:table-cell>
          <table:table-cell office:value-type="string" calcext:value-type="string">
            <text:p>QSO</text:p>
          </table:table-cell>
          <table:table-cell office:value-type="float" office:value="1.740457" calcext:value-type="float">
            <text:p>1.740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04+386</text:p>
          </table:table-cell>
          <table:table-cell office:value-type="float" office:value="136.9396" calcext:value-type="float">
            <text:p>136.9396</text:p>
          </table:table-cell>
          <table:table-cell office:value-type="float" office:value="38.46085" calcext:value-type="float">
            <text:p>38.46085</text:p>
          </table:table-cell>
          <table:table-cell office:value-type="string" calcext:value-type="string">
            <text:p>QSO</text:p>
          </table:table-cell>
          <table:table-cell office:value-type="float" office:value="1.739587" calcext:value-type="float">
            <text:p>1.7395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306.74+474204.6</text:p>
          </table:table-cell>
          <table:table-cell office:value-type="float" office:value="213.27807" calcext:value-type="float">
            <text:p>213.27807</text:p>
          </table:table-cell>
          <table:table-cell office:value-type="float" office:value="47.70127" calcext:value-type="float">
            <text:p>47.70127</text:p>
          </table:table-cell>
          <table:table-cell office:value-type="string" calcext:value-type="string">
            <text:p>QSO</text:p>
          </table:table-cell>
          <table:table-cell office:value-type="float" office:value="1.738112" calcext:value-type="float">
            <text:p>1.738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9+25</text:p>
          </table:table-cell>
          <table:table-cell office:value-type="float" office:value="125.56021" calcext:value-type="float">
            <text:p>125.56021</text:p>
          </table:table-cell>
          <table:table-cell office:value-type="float" office:value="25.64235" calcext:value-type="float">
            <text:p>25.64235</text:p>
          </table:table-cell>
          <table:table-cell office:value-type="string" calcext:value-type="string">
            <text:p>QSO</text:p>
          </table:table-cell>
          <table:table-cell office:value-type="float" office:value="1.738" calcext:value-type="float">
            <text:p>1.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2304.52+572153.2</text:p>
          </table:table-cell>
          <table:table-cell office:value-type="float" office:value="230.76886" calcext:value-type="float">
            <text:p>230.76886</text:p>
          </table:table-cell>
          <table:table-cell office:value-type="float" office:value="57.36467" calcext:value-type="float">
            <text:p>57.36467</text:p>
          </table:table-cell>
          <table:table-cell office:value-type="string" calcext:value-type="string">
            <text:p>QSO</text:p>
          </table:table-cell>
          <table:table-cell office:value-type="float" office:value="1.73724" calcext:value-type="float">
            <text:p>1.737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555.67+344132.6</text:p>
          </table:table-cell>
          <table:table-cell office:value-type="float" office:value="121.48197" calcext:value-type="float">
            <text:p>121.48197</text:p>
          </table:table-cell>
          <table:table-cell office:value-type="float" office:value="34.69232" calcext:value-type="float">
            <text:p>34.69232</text:p>
          </table:table-cell>
          <table:table-cell office:value-type="string" calcext:value-type="string">
            <text:p>QSO</text:p>
          </table:table-cell>
          <table:table-cell office:value-type="float" office:value="1.737085" calcext:value-type="float">
            <text:p>1.737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31+147</text:p>
          </table:table-cell>
          <table:table-cell office:value-type="float" office:value="158.65555" calcext:value-type="float">
            <text:p>158.65555</text:p>
          </table:table-cell>
          <table:table-cell office:value-type="float" office:value="14.49614" calcext:value-type="float">
            <text:p>14.49614</text:p>
          </table:table-cell>
          <table:table-cell office:value-type="string" calcext:value-type="string">
            <text:p>QSO</text:p>
          </table:table-cell>
          <table:table-cell office:value-type="float" office:value="1.735476" calcext:value-type="float">
            <text:p>1.735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924.17+292139.4</text:p>
          </table:table-cell>
          <table:table-cell office:value-type="float" office:value="147.35088" calcext:value-type="float">
            <text:p>147.35088</text:p>
          </table:table-cell>
          <table:table-cell office:value-type="float" office:value="29.36123" calcext:value-type="float">
            <text:p>29.36123</text:p>
          </table:table-cell>
          <table:table-cell office:value-type="string" calcext:value-type="string">
            <text:p>*</text:p>
          </table:table-cell>
          <table:table-cell office:value-type="float" office:value="1.735" calcext:value-type="float">
            <text:p>1.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1710.54+235224.1</text:p>
          </table:table-cell>
          <table:table-cell office:value-type="float" office:value="124.29395" calcext:value-type="float">
            <text:p>124.29395</text:p>
          </table:table-cell>
          <table:table-cell office:value-type="float" office:value="23.87332" calcext:value-type="float">
            <text:p>23.87332</text:p>
          </table:table-cell>
          <table:table-cell office:value-type="string" calcext:value-type="string">
            <text:p>QSO</text:p>
          </table:table-cell>
          <table:table-cell office:value-type="float" office:value="1.732945" calcext:value-type="float">
            <text:p>1.732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250.59+500334.7</text:p>
          </table:table-cell>
          <table:table-cell office:value-type="float" office:value="200.71085" calcext:value-type="float">
            <text:p>200.71085</text:p>
          </table:table-cell>
          <table:table-cell office:value-type="float" office:value="50.05964" calcext:value-type="float">
            <text:p>50.05964</text:p>
          </table:table-cell>
          <table:table-cell office:value-type="string" calcext:value-type="string">
            <text:p>QSO</text:p>
          </table:table-cell>
          <table:table-cell office:value-type="float" office:value="1.731332" calcext:value-type="float">
            <text:p>1.731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40+37</text:p>
          </table:table-cell>
          <table:table-cell office:value-type="float" office:value="130.97029" calcext:value-type="float">
            <text:p>130.97029</text:p>
          </table:table-cell>
          <table:table-cell office:value-type="float" office:value="37.70786" calcext:value-type="float">
            <text:p>37.70786</text:p>
          </table:table-cell>
          <table:table-cell office:value-type="string" calcext:value-type="string">
            <text:p>QSO</text:p>
          </table:table-cell>
          <table:table-cell office:value-type="float" office:value="1.731037" calcext:value-type="float">
            <text:p>1.731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611.87+053111.8</text:p>
          </table:table-cell>
          <table:table-cell office:value-type="float" office:value="164.04948" calcext:value-type="float">
            <text:p>164.04948</text:p>
          </table:table-cell>
          <table:table-cell office:value-type="float" office:value="5.51997" calcext:value-type="float">
            <text:p>5.51997</text:p>
          </table:table-cell>
          <table:table-cell office:value-type="string" calcext:value-type="string">
            <text:p>QSO</text:p>
          </table:table-cell>
          <table:table-cell office:value-type="float" office:value="1.729421" calcext:value-type="float">
            <text:p>1.7294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239.15+052456.9</text:p>
          </table:table-cell>
          <table:table-cell office:value-type="float" office:value="163.16321" calcext:value-type="float">
            <text:p>163.16321</text:p>
          </table:table-cell>
          <table:table-cell office:value-type="float" office:value="5.41567" calcext:value-type="float">
            <text:p>5.41567</text:p>
          </table:table-cell>
          <table:table-cell office:value-type="string" calcext:value-type="string">
            <text:p>QSO</text:p>
          </table:table-cell>
          <table:table-cell office:value-type="float" office:value="1.72707" calcext:value-type="float">
            <text:p>1.727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121.95+591704.3</text:p>
          </table:table-cell>
          <table:table-cell office:value-type="float" office:value="212.8416" calcext:value-type="float">
            <text:p>212.8416</text:p>
          </table:table-cell>
          <table:table-cell office:value-type="float" office:value="59.28453" calcext:value-type="float">
            <text:p>59.28453</text:p>
          </table:table-cell>
          <table:table-cell office:value-type="string" calcext:value-type="string">
            <text:p>QSO</text:p>
          </table:table-cell>
          <table:table-cell office:value-type="float" office:value="1.725" calcext:value-type="float">
            <text:p>1.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9+445</text:p>
          </table:table-cell>
          <table:table-cell office:value-type="float" office:value="138.21304" calcext:value-type="float">
            <text:p>138.21304</text:p>
          </table:table-cell>
          <table:table-cell office:value-type="float" office:value="44.36796" calcext:value-type="float">
            <text:p>44.36796</text:p>
          </table:table-cell>
          <table:table-cell office:value-type="string" calcext:value-type="string">
            <text:p>QSO</text:p>
          </table:table-cell>
          <table:table-cell office:value-type="float" office:value="1.72422" calcext:value-type="float">
            <text:p>1.72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842.84+160853.1</text:p>
          </table:table-cell>
          <table:table-cell office:value-type="float" office:value="147.17859" calcext:value-type="float">
            <text:p>147.17859</text:p>
          </table:table-cell>
          <table:table-cell office:value-type="float" office:value="16.14816" calcext:value-type="float">
            <text:p>16.14816</text:p>
          </table:table-cell>
          <table:table-cell office:value-type="string" calcext:value-type="string">
            <text:p>QSO</text:p>
          </table:table-cell>
          <table:table-cell office:value-type="float" office:value="1.7239" calcext:value-type="float">
            <text:p>1.72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258.39+123429.8</text:p>
          </table:table-cell>
          <table:table-cell office:value-type="float" office:value="155.74339" calcext:value-type="float">
            <text:p>155.74339</text:p>
          </table:table-cell>
          <table:table-cell office:value-type="float" office:value="12.57494" calcext:value-type="float">
            <text:p>12.57494</text:p>
          </table:table-cell>
          <table:table-cell office:value-type="string" calcext:value-type="string">
            <text:p>QSO</text:p>
          </table:table-cell>
          <table:table-cell office:value-type="float" office:value="1.723859" calcext:value-type="float">
            <text:p>1.723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00+27</text:p>
          </table:table-cell>
          <table:table-cell office:value-type="float" office:value="135.88757" calcext:value-type="float">
            <text:p>135.88757</text:p>
          </table:table-cell>
          <table:table-cell office:value-type="float" office:value="27.32439" calcext:value-type="float">
            <text:p>27.32439</text:p>
          </table:table-cell>
          <table:table-cell office:value-type="string" calcext:value-type="string">
            <text:p>QSO</text:p>
          </table:table-cell>
          <table:table-cell office:value-type="float" office:value="1.723738" calcext:value-type="float">
            <text:p>1.723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4240.4+252307</text:p>
          </table:table-cell>
          <table:table-cell office:value-type="float" office:value="250.66838" calcext:value-type="float">
            <text:p>250.66838</text:p>
          </table:table-cell>
          <table:table-cell office:value-type="float" office:value="25.38547" calcext:value-type="float">
            <text:p>25.38547</text:p>
          </table:table-cell>
          <table:table-cell office:value-type="string" calcext:value-type="string">
            <text:p>QSO</text:p>
          </table:table-cell>
          <table:table-cell office:value-type="float" office:value="1.723445" calcext:value-type="float">
            <text:p>1.723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2+005</text:p>
          </table:table-cell>
          <table:table-cell office:value-type="float" office:value="141.28256" calcext:value-type="float">
            <text:p>141.28256</text:p>
          </table:table-cell>
          <table:table-cell office:value-type="float" office:value="0.32054" calcext:value-type="float">
            <text:p>0.32054</text:p>
          </table:table-cell>
          <table:table-cell office:value-type="string" calcext:value-type="string">
            <text:p>QSO</text:p>
          </table:table-cell>
          <table:table-cell office:value-type="float" office:value="1.723009" calcext:value-type="float">
            <text:p>1.723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649.46+112825.6</text:p>
          </table:table-cell>
          <table:table-cell office:value-type="float" office:value="119.20613" calcext:value-type="float">
            <text:p>119.20613</text:p>
          </table:table-cell>
          <table:table-cell office:value-type="float" office:value="11.47378" calcext:value-type="float">
            <text:p>11.47378</text:p>
          </table:table-cell>
          <table:table-cell office:value-type="string" calcext:value-type="string">
            <text:p>QSO</text:p>
          </table:table-cell>
          <table:table-cell office:value-type="float" office:value="1.722703" calcext:value-type="float">
            <text:p>1.7227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22+473</text:p>
          </table:table-cell>
          <table:table-cell office:value-type="float" office:value="216.1545" calcext:value-type="float">
            <text:p>216.1545</text:p>
          </table:table-cell>
          <table:table-cell office:value-type="float" office:value="47.09908" calcext:value-type="float">
            <text:p>47.09908</text:p>
          </table:table-cell>
          <table:table-cell office:value-type="string" calcext:value-type="string">
            <text:p>QSO</text:p>
          </table:table-cell>
          <table:table-cell office:value-type="float" office:value="1.721926" calcext:value-type="float">
            <text:p>1.721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731.25+291702.7</text:p>
          </table:table-cell>
          <table:table-cell office:value-type="float" office:value="144.38002" calcext:value-type="float">
            <text:p>144.38002</text:p>
          </table:table-cell>
          <table:table-cell office:value-type="float" office:value="29.28389" calcext:value-type="float">
            <text:p>29.28389</text:p>
          </table:table-cell>
          <table:table-cell office:value-type="string" calcext:value-type="string">
            <text:p>QSO</text:p>
          </table:table-cell>
          <table:table-cell office:value-type="float" office:value="1.721921" calcext:value-type="float">
            <text:p>1.721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045+604</text:p>
          </table:table-cell>
          <table:table-cell office:value-type="float" office:value="162.14039" calcext:value-type="float">
            <text:p>162.14039</text:p>
          </table:table-cell>
          <table:table-cell office:value-type="float" office:value="60.14603" calcext:value-type="float">
            <text:p>60.14603</text:p>
          </table:table-cell>
          <table:table-cell office:value-type="string" calcext:value-type="string">
            <text:p>QSO</text:p>
          </table:table-cell>
          <table:table-cell office:value-type="float" office:value="1.721748" calcext:value-type="float">
            <text:p>1.721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1107.82+003606.6</text:p>
          </table:table-cell>
          <table:table-cell office:value-type="float" office:value="212.78266" calcext:value-type="float">
            <text:p>212.78266</text:p>
          </table:table-cell>
          <table:table-cell office:value-type="float" office:value="0.60199" calcext:value-type="float">
            <text:p>0.60199</text:p>
          </table:table-cell>
          <table:table-cell office:value-type="string" calcext:value-type="string">
            <text:p>QSO</text:p>
          </table:table-cell>
          <table:table-cell office:value-type="float" office:value="1.721031" calcext:value-type="float">
            <text:p>1.7210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010.45+121708.1</text:p>
          </table:table-cell>
          <table:table-cell office:value-type="float" office:value="167.54359" calcext:value-type="float">
            <text:p>167.54359</text:p>
          </table:table-cell>
          <table:table-cell office:value-type="float" office:value="12.28557" calcext:value-type="float">
            <text:p>12.28557</text:p>
          </table:table-cell>
          <table:table-cell office:value-type="string" calcext:value-type="string">
            <text:p>QSO</text:p>
          </table:table-cell>
          <table:table-cell office:value-type="float" office:value="1.721008" calcext:value-type="float">
            <text:p>1.721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914.25+275729.8</text:p>
          </table:table-cell>
          <table:table-cell office:value-type="float" office:value="132.30947" calcext:value-type="float">
            <text:p>132.30947</text:p>
          </table:table-cell>
          <table:table-cell office:value-type="float" office:value="27.95826" calcext:value-type="float">
            <text:p>27.95826</text:p>
          </table:table-cell>
          <table:table-cell office:value-type="string" calcext:value-type="string">
            <text:p>QSO</text:p>
          </table:table-cell>
          <table:table-cell office:value-type="float" office:value="1.720868" calcext:value-type="float">
            <text:p>1.720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0800.81+062121.2</text:p>
          </table:table-cell>
          <table:table-cell office:value-type="float" office:value="152.0034" calcext:value-type="float">
            <text:p>152.0034</text:p>
          </table:table-cell>
          <table:table-cell office:value-type="float" office:value="6.35589" calcext:value-type="float">
            <text:p>6.35589</text:p>
          </table:table-cell>
          <table:table-cell office:value-type="string" calcext:value-type="string">
            <text:p>QSO</text:p>
          </table:table-cell>
          <table:table-cell office:value-type="float" office:value="1.72" calcext:value-type="float">
            <text:p>1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217.26+294551.3</text:p>
          </table:table-cell>
          <table:table-cell office:value-type="float" office:value="200.57202" calcext:value-type="float">
            <text:p>200.57202</text:p>
          </table:table-cell>
          <table:table-cell office:value-type="float" office:value="29.7643" calcext:value-type="float">
            <text:p>29.7643</text:p>
          </table:table-cell>
          <table:table-cell office:value-type="string" calcext:value-type="string">
            <text:p>QSO</text:p>
          </table:table-cell>
          <table:table-cell office:value-type="float" office:value="1.718865" calcext:value-type="float">
            <text:p>1.71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5503.88+480952.8</text:p>
          </table:table-cell>
          <table:table-cell office:value-type="float" office:value="193.7662" calcext:value-type="float">
            <text:p>193.7662</text:p>
          </table:table-cell>
          <table:table-cell office:value-type="float" office:value="48.16471" calcext:value-type="float">
            <text:p>48.16471</text:p>
          </table:table-cell>
          <table:table-cell office:value-type="string" calcext:value-type="string">
            <text:p>QSO</text:p>
          </table:table-cell>
          <table:table-cell office:value-type="float" office:value="1.718" calcext:value-type="float">
            <text:p>1.7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334.79+111443.1</text:p>
          </table:table-cell>
          <table:table-cell office:value-type="float" office:value="165.89497" calcext:value-type="float">
            <text:p>165.89497</text:p>
          </table:table-cell>
          <table:table-cell office:value-type="float" office:value="11.24527" calcext:value-type="float">
            <text:p>11.24527</text:p>
          </table:table-cell>
          <table:table-cell office:value-type="string" calcext:value-type="string">
            <text:p>QSO</text:p>
          </table:table-cell>
          <table:table-cell office:value-type="float" office:value="1.71732" calcext:value-type="float">
            <text:p>1.717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1005.88+595853.2</text:p>
          </table:table-cell>
          <table:table-cell office:value-type="float" office:value="227.52452" calcext:value-type="float">
            <text:p>227.52452</text:p>
          </table:table-cell>
          <table:table-cell office:value-type="float" office:value="59.98148" calcext:value-type="float">
            <text:p>59.98148</text:p>
          </table:table-cell>
          <table:table-cell office:value-type="string" calcext:value-type="string">
            <text:p>QSO</text:p>
          </table:table-cell>
          <table:table-cell office:value-type="float" office:value="1.716426" calcext:value-type="float">
            <text:p>1.716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2851.76+485801.4</text:p>
          </table:table-cell>
          <table:table-cell office:value-type="float" office:value="187.2157" calcext:value-type="float">
            <text:p>187.2157</text:p>
          </table:table-cell>
          <table:table-cell office:value-type="float" office:value="48.96702" calcext:value-type="float">
            <text:p>48.96702</text:p>
          </table:table-cell>
          <table:table-cell office:value-type="string" calcext:value-type="string">
            <text:p>QSO</text:p>
          </table:table-cell>
          <table:table-cell office:value-type="float" office:value="1.716056" calcext:value-type="float">
            <text:p>1.716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442.22+625931.4</text:p>
          </table:table-cell>
          <table:table-cell office:value-type="float" office:value="246.17587" calcext:value-type="float">
            <text:p>246.17587</text:p>
          </table:table-cell>
          <table:table-cell office:value-type="float" office:value="62.99208" calcext:value-type="float">
            <text:p>62.99208</text:p>
          </table:table-cell>
          <table:table-cell office:value-type="string" calcext:value-type="string">
            <text:p>QSO</text:p>
          </table:table-cell>
          <table:table-cell office:value-type="float" office:value="1.7155" calcext:value-type="float">
            <text:p>1.7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824.10+351416.6</text:p>
          </table:table-cell>
          <table:table-cell office:value-type="float" office:value="122.10029" calcext:value-type="float">
            <text:p>122.10029</text:p>
          </table:table-cell>
          <table:table-cell office:value-type="float" office:value="35.23793" calcext:value-type="float">
            <text:p>35.23793</text:p>
          </table:table-cell>
          <table:table-cell office:value-type="string" calcext:value-type="string">
            <text:p>*</text:p>
          </table:table-cell>
          <table:table-cell office:value-type="float" office:value="1.715" calcext:value-type="float">
            <text:p>1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300.58+100937.3</text:p>
          </table:table-cell>
          <table:table-cell office:value-type="float" office:value="228.25243" calcext:value-type="float">
            <text:p>228.25243</text:p>
          </table:table-cell>
          <table:table-cell office:value-type="float" office:value="10.16041" calcext:value-type="float">
            <text:p>10.16041</text:p>
          </table:table-cell>
          <table:table-cell office:value-type="string" calcext:value-type="string">
            <text:p>*</text:p>
          </table:table-cell>
          <table:table-cell office:value-type="float" office:value="1.715" calcext:value-type="float">
            <text:p>1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3410.52+384643.2</text:p>
          </table:table-cell>
          <table:table-cell office:value-type="float" office:value="203.54386" calcext:value-type="float">
            <text:p>203.54386</text:p>
          </table:table-cell>
          <table:table-cell office:value-type="float" office:value="38.77866" calcext:value-type="float">
            <text:p>38.77866</text:p>
          </table:table-cell>
          <table:table-cell office:value-type="string" calcext:value-type="string">
            <text:p>QSO</text:p>
          </table:table-cell>
          <table:table-cell office:value-type="float" office:value="1.71411" calcext:value-type="float">
            <text:p>1.71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618.00+052433.9</text:p>
          </table:table-cell>
          <table:table-cell office:value-type="float" office:value="229.07504" calcext:value-type="float">
            <text:p>229.07504</text:p>
          </table:table-cell>
          <table:table-cell office:value-type="float" office:value="5.40944" calcext:value-type="float">
            <text:p>5.40944</text:p>
          </table:table-cell>
          <table:table-cell office:value-type="string" calcext:value-type="string">
            <text:p>QSO</text:p>
          </table:table-cell>
          <table:table-cell office:value-type="float" office:value="1.7131" calcext:value-type="float">
            <text:p>1.71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603.13+051302.2</text:p>
          </table:table-cell>
          <table:table-cell office:value-type="float" office:value="154.01307" calcext:value-type="float">
            <text:p>154.01307</text:p>
          </table:table-cell>
          <table:table-cell office:value-type="float" office:value="5.21732" calcext:value-type="float">
            <text:p>5.21732</text:p>
          </table:table-cell>
          <table:table-cell office:value-type="string" calcext:value-type="string">
            <text:p>QSO</text:p>
          </table:table-cell>
          <table:table-cell office:value-type="float" office:value="1.71272" calcext:value-type="float">
            <text:p>1.71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729.63+492022.9</text:p>
          </table:table-cell>
          <table:table-cell office:value-type="float" office:value="116.8735" calcext:value-type="float">
            <text:p>116.8735</text:p>
          </table:table-cell>
          <table:table-cell office:value-type="float" office:value="49.33964" calcext:value-type="float">
            <text:p>49.33964</text:p>
          </table:table-cell>
          <table:table-cell office:value-type="string" calcext:value-type="string">
            <text:p>QSO</text:p>
          </table:table-cell>
          <table:table-cell office:value-type="float" office:value="1.709323" calcext:value-type="float">
            <text:p>1.7093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1+355</text:p>
          </table:table-cell>
          <table:table-cell office:value-type="float" office:value="235.7534" calcext:value-type="float">
            <text:p>235.7534</text:p>
          </table:table-cell>
          <table:table-cell office:value-type="float" office:value="35.42123" calcext:value-type="float">
            <text:p>35.42123</text:p>
          </table:table-cell>
          <table:table-cell office:value-type="string" calcext:value-type="string">
            <text:p>QSO</text:p>
          </table:table-cell>
          <table:table-cell office:value-type="float" office:value="1.709067" calcext:value-type="float">
            <text:p>1.709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319.13+101206.9</text:p>
          </table:table-cell>
          <table:table-cell office:value-type="float" office:value="140.82972" calcext:value-type="float">
            <text:p>140.82972</text:p>
          </table:table-cell>
          <table:table-cell office:value-type="float" office:value="10.20194" calcext:value-type="float">
            <text:p>10.20194</text:p>
          </table:table-cell>
          <table:table-cell office:value-type="string" calcext:value-type="string">
            <text:p>QSO</text:p>
          </table:table-cell>
          <table:table-cell office:value-type="float" office:value="1.708923" calcext:value-type="float">
            <text:p>1.708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624.03+535426.3</text:p>
          </table:table-cell>
          <table:table-cell office:value-type="float" office:value="161.60016" calcext:value-type="float">
            <text:p>161.60016</text:p>
          </table:table-cell>
          <table:table-cell office:value-type="float" office:value="53.90729" calcext:value-type="float">
            <text:p>53.90729</text:p>
          </table:table-cell>
          <table:table-cell office:value-type="string" calcext:value-type="string">
            <text:p>QSO</text:p>
          </table:table-cell>
          <table:table-cell office:value-type="float" office:value="1.707797" calcext:value-type="float">
            <text:p>1.707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43</text:p>
          </table:table-cell>
          <table:table-cell office:value-type="float" office:value="156.63317" calcext:value-type="float">
            <text:p>156.63317</text:p>
          </table:table-cell>
          <table:table-cell office:value-type="float" office:value="6.45917" calcext:value-type="float">
            <text:p>6.45917</text:p>
          </table:table-cell>
          <table:table-cell office:value-type="string" calcext:value-type="string">
            <text:p>QSO</text:p>
          </table:table-cell>
          <table:table-cell office:value-type="float" office:value="1.70756" calcext:value-type="float">
            <text:p>1.70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427+109</text:p>
          </table:table-cell>
          <table:table-cell office:value-type="float" office:value="217.54058" calcext:value-type="float">
            <text:p>217.54058</text:p>
          </table:table-cell>
          <table:table-cell office:value-type="float" office:value="10.72413" calcext:value-type="float">
            <text:p>10.72413</text:p>
          </table:table-cell>
          <table:table-cell office:value-type="string" calcext:value-type="string">
            <text:p>QSO</text:p>
          </table:table-cell>
          <table:table-cell office:value-type="float" office:value="1.706734" calcext:value-type="float">
            <text:p>1.706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39+39B</text:p>
          </table:table-cell>
          <table:table-cell office:value-type="float" office:value="115.79119" calcext:value-type="float">
            <text:p>115.79119</text:p>
          </table:table-cell>
          <table:table-cell office:value-type="float" office:value="39.69188" calcext:value-type="float">
            <text:p>39.69188</text:p>
          </table:table-cell>
          <table:table-cell office:value-type="string" calcext:value-type="string">
            <text:p>QSO</text:p>
          </table:table-cell>
          <table:table-cell office:value-type="float" office:value="1.705287" calcext:value-type="float">
            <text:p>1.705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4918.3+281743</text:p>
          </table:table-cell>
          <table:table-cell office:value-type="float" office:value="192.32671" calcext:value-type="float">
            <text:p>192.32671</text:p>
          </table:table-cell>
          <table:table-cell office:value-type="float" office:value="28.29545" calcext:value-type="float">
            <text:p>28.29545</text:p>
          </table:table-cell>
          <table:table-cell office:value-type="string" calcext:value-type="string">
            <text:p>QSO</text:p>
          </table:table-cell>
          <table:table-cell office:value-type="float" office:value="1.705" calcext:value-type="float">
            <text:p>1.7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20+24B</text:p>
          </table:table-cell>
          <table:table-cell office:value-type="float" office:value="215.69203" calcext:value-type="float">
            <text:p>215.69203</text:p>
          </table:table-cell>
          <table:table-cell office:value-type="float" office:value="24.71583" calcext:value-type="float">
            <text:p>24.71583</text:p>
          </table:table-cell>
          <table:table-cell office:value-type="string" calcext:value-type="string">
            <text:p>QSO</text:p>
          </table:table-cell>
          <table:table-cell office:value-type="float" office:value="1.703969" calcext:value-type="float">
            <text:p>1.703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00+40</text:p>
          </table:table-cell>
          <table:table-cell office:value-type="float" office:value="225.50206" calcext:value-type="float">
            <text:p>225.50206</text:p>
          </table:table-cell>
          <table:table-cell office:value-type="float" office:value="39.93414" calcext:value-type="float">
            <text:p>39.93414</text:p>
          </table:table-cell>
          <table:table-cell office:value-type="string" calcext:value-type="string">
            <text:p>QSO</text:p>
          </table:table-cell>
          <table:table-cell office:value-type="float" office:value="1.70349" calcext:value-type="float">
            <text:p>1.703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0759.72+041512.1</text:p>
          </table:table-cell>
          <table:table-cell office:value-type="float" office:value="226.99889" calcext:value-type="float">
            <text:p>226.99889</text:p>
          </table:table-cell>
          <table:table-cell office:value-type="float" office:value="4.25333" calcext:value-type="float">
            <text:p>4.25333</text:p>
          </table:table-cell>
          <table:table-cell office:value-type="string" calcext:value-type="string">
            <text:p>QSO</text:p>
          </table:table-cell>
          <table:table-cell office:value-type="float" office:value="1.7029" calcext:value-type="float">
            <text:p>1.70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148.64+071352.4</text:p>
          </table:table-cell>
          <table:table-cell office:value-type="float" office:value="210.45271" calcext:value-type="float">
            <text:p>210.45271</text:p>
          </table:table-cell>
          <table:table-cell office:value-type="float" office:value="7.23126" calcext:value-type="float">
            <text:p>7.23126</text:p>
          </table:table-cell>
          <table:table-cell office:value-type="string" calcext:value-type="string">
            <text:p>QSO</text:p>
          </table:table-cell>
          <table:table-cell office:value-type="float" office:value="1.699129" calcext:value-type="float">
            <text:p>1.6991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4+2959</text:p>
          </table:table-cell>
          <table:table-cell office:value-type="float" office:value="116.05021" calcext:value-type="float">
            <text:p>116.05021</text:p>
          </table:table-cell>
          <table:table-cell office:value-type="float" office:value="29.98525" calcext:value-type="float">
            <text:p>29.98525</text:p>
          </table:table-cell>
          <table:table-cell office:value-type="string" calcext:value-type="string">
            <text:p>QSO</text:p>
          </table:table-cell>
          <table:table-cell office:value-type="float" office:value="1.698374" calcext:value-type="float">
            <text:p>1.698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5+30A</text:p>
          </table:table-cell>
          <table:table-cell office:value-type="float" office:value="117.03945" calcext:value-type="float">
            <text:p>117.03945</text:p>
          </table:table-cell>
          <table:table-cell office:value-type="float" office:value="30.10848" calcext:value-type="float">
            <text:p>30.10848</text:p>
          </table:table-cell>
          <table:table-cell office:value-type="string" calcext:value-type="string">
            <text:p>QSO</text:p>
          </table:table-cell>
          <table:table-cell office:value-type="float" office:value="1.698194" calcext:value-type="float">
            <text:p>1.6981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1529.47+095440.6</text:p>
          </table:table-cell>
          <table:table-cell office:value-type="float" office:value="123.8728" calcext:value-type="float">
            <text:p>123.8728</text:p>
          </table:table-cell>
          <table:table-cell office:value-type="float" office:value="9.91131" calcext:value-type="float">
            <text:p>9.91131</text:p>
          </table:table-cell>
          <table:table-cell office:value-type="string" calcext:value-type="string">
            <text:p>QSO</text:p>
          </table:table-cell>
          <table:table-cell office:value-type="float" office:value="1.6978" calcext:value-type="float">
            <text:p>1.6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530.54+204203.3</text:p>
          </table:table-cell>
          <table:table-cell office:value-type="float" office:value="168.87739" calcext:value-type="float">
            <text:p>168.87739</text:p>
          </table:table-cell>
          <table:table-cell office:value-type="float" office:value="20.70097" calcext:value-type="float">
            <text:p>20.70097</text:p>
          </table:table-cell>
          <table:table-cell office:value-type="string" calcext:value-type="string">
            <text:p>*</text:p>
          </table:table-cell>
          <table:table-cell office:value-type="float" office:value="1.695" calcext:value-type="float">
            <text:p>1.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2644.63+644809.4</text:p>
          </table:table-cell>
          <table:table-cell office:value-type="float" office:value="156.68598" calcext:value-type="float">
            <text:p>156.68598</text:p>
          </table:table-cell>
          <table:table-cell office:value-type="float" office:value="64.80267" calcext:value-type="float">
            <text:p>64.80267</text:p>
          </table:table-cell>
          <table:table-cell office:value-type="string" calcext:value-type="string">
            <text:p>QSO</text:p>
          </table:table-cell>
          <table:table-cell office:value-type="float" office:value="1.694592" calcext:value-type="float">
            <text:p>1.694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230.88+440215.7</text:p>
          </table:table-cell>
          <table:table-cell office:value-type="float" office:value="190.62876" calcext:value-type="float">
            <text:p>190.62876</text:p>
          </table:table-cell>
          <table:table-cell office:value-type="float" office:value="44.03767" calcext:value-type="float">
            <text:p>44.03767</text:p>
          </table:table-cell>
          <table:table-cell office:value-type="string" calcext:value-type="string">
            <text:p>QSO</text:p>
          </table:table-cell>
          <table:table-cell office:value-type="float" office:value="1.694125" calcext:value-type="float">
            <text:p>1.694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46+145</text:p>
          </table:table-cell>
          <table:table-cell office:value-type="float" office:value="132.19893" calcext:value-type="float">
            <text:p>132.19893</text:p>
          </table:table-cell>
          <table:table-cell office:value-type="float" office:value="14.34937" calcext:value-type="float">
            <text:p>14.34937</text:p>
          </table:table-cell>
          <table:table-cell office:value-type="string" calcext:value-type="string">
            <text:p>QSO</text:p>
          </table:table-cell>
          <table:table-cell office:value-type="float" office:value="1.693045" calcext:value-type="float">
            <text:p>1.693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07+443</text:p>
          </table:table-cell>
          <table:table-cell office:value-type="float" office:value="167.69311" calcext:value-type="float">
            <text:p>167.69311</text:p>
          </table:table-cell>
          <table:table-cell office:value-type="float" office:value="44.0572" calcext:value-type="float">
            <text:p>44.0572</text:p>
          </table:table-cell>
          <table:table-cell office:value-type="string" calcext:value-type="string">
            <text:p>QSO</text:p>
          </table:table-cell>
          <table:table-cell office:value-type="float" office:value="1.693" calcext:value-type="float">
            <text:p>1.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7+21</text:p>
          </table:table-cell>
          <table:table-cell office:value-type="float" office:value="142.65865" calcext:value-type="float">
            <text:p>142.65865</text:p>
          </table:table-cell>
          <table:table-cell office:value-type="float" office:value="21.58375" calcext:value-type="float">
            <text:p>21.58375</text:p>
          </table:table-cell>
          <table:table-cell office:value-type="string" calcext:value-type="string">
            <text:p>QSO</text:p>
          </table:table-cell>
          <table:table-cell office:value-type="float" office:value="1.692547" calcext:value-type="float">
            <text:p>1.6925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 427</text:p>
          </table:table-cell>
          <table:table-cell office:value-type="float" office:value="171.42625" calcext:value-type="float">
            <text:p>171.42625</text:p>
          </table:table-cell>
          <table:table-cell office:value-type="float" office:value="0.01706" calcext:value-type="float">
            <text:p>0.01706</text:p>
          </table:table-cell>
          <table:table-cell office:value-type="string" calcext:value-type="string">
            <text:p>QSO</text:p>
          </table:table-cell>
          <table:table-cell office:value-type="float" office:value="1.692241" calcext:value-type="float">
            <text:p>1.6922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6+195</text:p>
          </table:table-cell>
          <table:table-cell office:value-type="float" office:value="129.77893" calcext:value-type="float">
            <text:p>129.77893</text:p>
          </table:table-cell>
          <table:table-cell office:value-type="float" office:value="19.36354" calcext:value-type="float">
            <text:p>19.36354</text:p>
          </table:table-cell>
          <table:table-cell office:value-type="string" calcext:value-type="string">
            <text:p>QSO</text:p>
          </table:table-cell>
          <table:table-cell office:value-type="float" office:value="1.691772" calcext:value-type="float">
            <text:p>1.691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36+28A</text:p>
          </table:table-cell>
          <table:table-cell office:value-type="float" office:value="174.89128" calcext:value-type="float">
            <text:p>174.89128</text:p>
          </table:table-cell>
          <table:table-cell office:value-type="float" office:value="27.96075" calcext:value-type="float">
            <text:p>27.96075</text:p>
          </table:table-cell>
          <table:table-cell office:value-type="string" calcext:value-type="string">
            <text:p>QSO</text:p>
          </table:table-cell>
          <table:table-cell office:value-type="float" office:value="1.691131" calcext:value-type="float">
            <text:p>1.6911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255.62+055113.3</text:p>
          </table:table-cell>
          <table:table-cell office:value-type="float" office:value="163.23191" calcext:value-type="float">
            <text:p>163.23191</text:p>
          </table:table-cell>
          <table:table-cell office:value-type="float" office:value="5.85359" calcext:value-type="float">
            <text:p>5.85359</text:p>
          </table:table-cell>
          <table:table-cell office:value-type="string" calcext:value-type="string">
            <text:p>QSO</text:p>
          </table:table-cell>
          <table:table-cell office:value-type="float" office:value="1.68779" calcext:value-type="float">
            <text:p>1.68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01+32A</text:p>
          </table:table-cell>
          <table:table-cell office:value-type="float" office:value="150.98985" calcext:value-type="float">
            <text:p>150.98985</text:p>
          </table:table-cell>
          <table:table-cell office:value-type="float" office:value="32.73432" calcext:value-type="float">
            <text:p>32.73432</text:p>
          </table:table-cell>
          <table:table-cell office:value-type="string" calcext:value-type="string">
            <text:p>QSO</text:p>
          </table:table-cell>
          <table:table-cell office:value-type="float" office:value="1.686125" calcext:value-type="float">
            <text:p>1.686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55+24</text:p>
          </table:table-cell>
          <table:table-cell office:value-type="float" office:value="164.53196" calcext:value-type="float">
            <text:p>164.53196</text:p>
          </table:table-cell>
          <table:table-cell office:value-type="float" office:value="24.46533" calcext:value-type="float">
            <text:p>24.46533</text:p>
          </table:table-cell>
          <table:table-cell office:value-type="string" calcext:value-type="string">
            <text:p>*</text:p>
          </table:table-cell>
          <table:table-cell office:value-type="float" office:value="1.685" calcext:value-type="float">
            <text:p>1.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8+406</text:p>
          </table:table-cell>
          <table:table-cell office:value-type="float" office:value="175.23991" calcext:value-type="float">
            <text:p>175.23991</text:p>
          </table:table-cell>
          <table:table-cell office:value-type="float" office:value="40.37172" calcext:value-type="float">
            <text:p>40.37172</text:p>
          </table:table-cell>
          <table:table-cell office:value-type="string" calcext:value-type="string">
            <text:p>*</text:p>
          </table:table-cell>
          <table:table-cell office:value-type="float" office:value="1.685" calcext:value-type="float">
            <text:p>1.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09+437</text:p>
          </table:table-cell>
          <table:table-cell office:value-type="float" office:value="168.16414" calcext:value-type="float">
            <text:p>168.16414</text:p>
          </table:table-cell>
          <table:table-cell office:value-type="float" office:value="43.42965" calcext:value-type="float">
            <text:p>43.42965</text:p>
          </table:table-cell>
          <table:table-cell office:value-type="string" calcext:value-type="string">
            <text:p>QSO</text:p>
          </table:table-cell>
          <table:table-cell office:value-type="float" office:value="1.683916" calcext:value-type="float">
            <text:p>1.6839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1212.37+605328.8</text:p>
          </table:table-cell>
          <table:table-cell office:value-type="float" office:value="258.05157" calcext:value-type="float">
            <text:p>258.05157</text:p>
          </table:table-cell>
          <table:table-cell office:value-type="float" office:value="60.89136" calcext:value-type="float">
            <text:p>60.89136</text:p>
          </table:table-cell>
          <table:table-cell office:value-type="string" calcext:value-type="string">
            <text:p>QSO</text:p>
          </table:table-cell>
          <table:table-cell office:value-type="float" office:value="1.6835" calcext:value-type="float">
            <text:p>1.6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219.29+540257.2</text:p>
          </table:table-cell>
          <table:table-cell office:value-type="float" office:value="135.58036" calcext:value-type="float">
            <text:p>135.58036</text:p>
          </table:table-cell>
          <table:table-cell office:value-type="float" office:value="54.04924" calcext:value-type="float">
            <text:p>54.04924</text:p>
          </table:table-cell>
          <table:table-cell office:value-type="string" calcext:value-type="string">
            <text:p>QSO</text:p>
          </table:table-cell>
          <table:table-cell office:value-type="float" office:value="1.682" calcext:value-type="float">
            <text:p>1.6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317.89+164208.3</text:p>
          </table:table-cell>
          <table:table-cell office:value-type="float" office:value="178.32451" calcext:value-type="float">
            <text:p>178.32451</text:p>
          </table:table-cell>
          <table:table-cell office:value-type="float" office:value="16.70227" calcext:value-type="float">
            <text:p>16.70227</text:p>
          </table:table-cell>
          <table:table-cell office:value-type="string" calcext:value-type="string">
            <text:p>QSO</text:p>
          </table:table-cell>
          <table:table-cell office:value-type="float" office:value="1.681778" calcext:value-type="float">
            <text:p>1.681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329.93+515008.9</text:p>
          </table:table-cell>
          <table:table-cell office:value-type="float" office:value="215.87484" calcext:value-type="float">
            <text:p>215.87484</text:p>
          </table:table-cell>
          <table:table-cell office:value-type="float" office:value="51.83574" calcext:value-type="float">
            <text:p>51.83574</text:p>
          </table:table-cell>
          <table:table-cell office:value-type="string" calcext:value-type="string">
            <text:p>QSO</text:p>
          </table:table-cell>
          <table:table-cell office:value-type="float" office:value="1.68155" calcext:value-type="float">
            <text:p>1.68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211.40+214812.1</text:p>
          </table:table-cell>
          <table:table-cell office:value-type="float" office:value="200.54752" calcext:value-type="float">
            <text:p>200.54752</text:p>
          </table:table-cell>
          <table:table-cell office:value-type="float" office:value="21.80341" calcext:value-type="float">
            <text:p>21.80341</text:p>
          </table:table-cell>
          <table:table-cell office:value-type="string" calcext:value-type="string">
            <text:p>QSO</text:p>
          </table:table-cell>
          <table:table-cell office:value-type="float" office:value="1.6803" calcext:value-type="float">
            <text:p>1.6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3442.0+411330</text:p>
          </table:table-cell>
          <table:table-cell office:value-type="float" office:value="173.67536" calcext:value-type="float">
            <text:p>173.67536</text:p>
          </table:table-cell>
          <table:table-cell office:value-type="float" office:value="41.22504" calcext:value-type="float">
            <text:p>41.22504</text:p>
          </table:table-cell>
          <table:table-cell office:value-type="string" calcext:value-type="string">
            <text:p>QSO</text:p>
          </table:table-cell>
          <table:table-cell office:value-type="float" office:value="1.678554" calcext:value-type="float">
            <text:p>1.678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4248.67+041020.6</text:p>
          </table:table-cell>
          <table:table-cell office:value-type="float" office:value="145.70283" calcext:value-type="float">
            <text:p>145.70283</text:p>
          </table:table-cell>
          <table:table-cell office:value-type="float" office:value="4.17244" calcext:value-type="float">
            <text:p>4.17244</text:p>
          </table:table-cell>
          <table:table-cell office:value-type="string" calcext:value-type="string">
            <text:p>QSO</text:p>
          </table:table-cell>
          <table:table-cell office:value-type="float" office:value="1.678474" calcext:value-type="float">
            <text:p>1.678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08+182</text:p>
          </table:table-cell>
          <table:table-cell office:value-type="float" office:value="197.73617" calcext:value-type="float">
            <text:p>197.73617</text:p>
          </table:table-cell>
          <table:table-cell office:value-type="float" office:value="17.99381" calcext:value-type="float">
            <text:p>17.99381</text:p>
          </table:table-cell>
          <table:table-cell office:value-type="string" calcext:value-type="string">
            <text:p>QSO</text:p>
          </table:table-cell>
          <table:table-cell office:value-type="float" office:value="1.677" calcext:value-type="float">
            <text:p>1.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853.50+570735.2</text:p>
          </table:table-cell>
          <table:table-cell office:value-type="float" office:value="142.22296" calcext:value-type="float">
            <text:p>142.22296</text:p>
          </table:table-cell>
          <table:table-cell office:value-type="float" office:value="57.12648" calcext:value-type="float">
            <text:p>57.12648</text:p>
          </table:table-cell>
          <table:table-cell office:value-type="string" calcext:value-type="string">
            <text:p>QSO</text:p>
          </table:table-cell>
          <table:table-cell office:value-type="float" office:value="1.676726" calcext:value-type="float">
            <text:p>1.676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4.34</text:p>
          </table:table-cell>
          <table:table-cell office:value-type="float" office:value="155.14182" calcext:value-type="float">
            <text:p>155.14182</text:p>
          </table:table-cell>
          <table:table-cell office:value-type="float" office:value="3.84759" calcext:value-type="float">
            <text:p>3.84759</text:p>
          </table:table-cell>
          <table:table-cell office:value-type="string" calcext:value-type="string">
            <text:p>UvES</text:p>
          </table:table-cell>
          <table:table-cell office:value-type="float" office:value="1.675" calcext:value-type="float">
            <text:p>1.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716.59+575811.5</text:p>
          </table:table-cell>
          <table:table-cell office:value-type="float" office:value="169.31918" calcext:value-type="float">
            <text:p>169.31918</text:p>
          </table:table-cell>
          <table:table-cell office:value-type="float" office:value="57.96993" calcext:value-type="float">
            <text:p>57.96993</text:p>
          </table:table-cell>
          <table:table-cell office:value-type="string" calcext:value-type="string">
            <text:p>QSO</text:p>
          </table:table-cell>
          <table:table-cell office:value-type="float" office:value="1.670853" calcext:value-type="float">
            <text:p>1.670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8.41</text:p>
          </table:table-cell>
          <table:table-cell office:value-type="float" office:value="254.44533" calcext:value-type="float">
            <text:p>254.44533</text:p>
          </table:table-cell>
          <table:table-cell office:value-type="float" office:value="48.14251" calcext:value-type="float">
            <text:p>48.14251</text:p>
          </table:table-cell>
          <table:table-cell office:value-type="string" calcext:value-type="string">
            <text:p>QSO</text:p>
          </table:table-cell>
          <table:table-cell office:value-type="float" office:value="1.669" calcext:value-type="float">
            <text:p>1.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336.41+012441.0</text:p>
          </table:table-cell>
          <table:table-cell office:value-type="float" office:value="198.40169" calcext:value-type="float">
            <text:p>198.40169</text:p>
          </table:table-cell>
          <table:table-cell office:value-type="float" office:value="1.41139" calcext:value-type="float">
            <text:p>1.41139</text:p>
          </table:table-cell>
          <table:table-cell office:value-type="string" calcext:value-type="string">
            <text:p>QSO</text:p>
          </table:table-cell>
          <table:table-cell office:value-type="float" office:value="1.668825" calcext:value-type="float">
            <text:p>1.668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123.07+464548.0</text:p>
          </table:table-cell>
          <table:table-cell office:value-type="float" office:value="215.34614" calcext:value-type="float">
            <text:p>215.34614</text:p>
          </table:table-cell>
          <table:table-cell office:value-type="float" office:value="46.76333" calcext:value-type="float">
            <text:p>46.76333</text:p>
          </table:table-cell>
          <table:table-cell office:value-type="string" calcext:value-type="string">
            <text:p>QSO</text:p>
          </table:table-cell>
          <table:table-cell office:value-type="float" office:value="1.667473" calcext:value-type="float">
            <text:p>1.6674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80.1</text:p>
          </table:table-cell>
          <table:table-cell office:value-type="float" office:value="195.13877" calcext:value-type="float">
            <text:p>195.13877</text:p>
          </table:table-cell>
          <table:table-cell office:value-type="float" office:value="40.15214" calcext:value-type="float">
            <text:p>40.15214</text:p>
          </table:table-cell>
          <table:table-cell office:value-type="string" calcext:value-type="string">
            <text:p>QSO</text:p>
          </table:table-cell>
          <table:table-cell office:value-type="float" office:value="1.667065" calcext:value-type="float">
            <text:p>1.667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703.11+385024.7</text:p>
          </table:table-cell>
          <table:table-cell office:value-type="float" office:value="206.7629" calcext:value-type="float">
            <text:p>206.7629</text:p>
          </table:table-cell>
          <table:table-cell office:value-type="float" office:value="38.84022" calcext:value-type="float">
            <text:p>38.84022</text:p>
          </table:table-cell>
          <table:table-cell office:value-type="string" calcext:value-type="string">
            <text:p>QSO</text:p>
          </table:table-cell>
          <table:table-cell office:value-type="float" office:value="1.666756" calcext:value-type="float">
            <text:p>1.666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124.39+013834.5</text:p>
          </table:table-cell>
          <table:table-cell office:value-type="float" office:value="140.35162" calcext:value-type="float">
            <text:p>140.35162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QSO</text:p>
          </table:table-cell>
          <table:table-cell office:value-type="float" office:value="1.665647" calcext:value-type="float">
            <text:p>1.6656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59+25</text:p>
          </table:table-cell>
          <table:table-cell office:value-type="float" office:value="120.67328" calcext:value-type="float">
            <text:p>120.67328</text:p>
          </table:table-cell>
          <table:table-cell office:value-type="float" office:value="25.15303" calcext:value-type="float">
            <text:p>25.15303</text:p>
          </table:table-cell>
          <table:table-cell office:value-type="string" calcext:value-type="string">
            <text:p>QSO</text:p>
          </table:table-cell>
          <table:table-cell office:value-type="float" office:value="1.663419" calcext:value-type="float">
            <text:p>1.6634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232.52+145637.3</text:p>
          </table:table-cell>
          <table:table-cell office:value-type="float" office:value="228.13554" calcext:value-type="float">
            <text:p>228.13554</text:p>
          </table:table-cell>
          <table:table-cell office:value-type="float" office:value="14.94366" calcext:value-type="float">
            <text:p>14.94366</text:p>
          </table:table-cell>
          <table:table-cell office:value-type="string" calcext:value-type="string">
            <text:p>QSO</text:p>
          </table:table-cell>
          <table:table-cell office:value-type="float" office:value="1.6631" calcext:value-type="float">
            <text:p>1.66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57+464</text:p>
          </table:table-cell>
          <table:table-cell office:value-type="float" office:value="165.07263" calcext:value-type="float">
            <text:p>165.07263</text:p>
          </table:table-cell>
          <table:table-cell office:value-type="float" office:value="46.18355" calcext:value-type="float">
            <text:p>46.18355</text:p>
          </table:table-cell>
          <table:table-cell office:value-type="string" calcext:value-type="string">
            <text:p>QSO</text:p>
          </table:table-cell>
          <table:table-cell office:value-type="float" office:value="1.662" calcext:value-type="float">
            <text:p>1.6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0+180</text:p>
          </table:table-cell>
          <table:table-cell office:value-type="float" office:value="235.58142" calcext:value-type="float">
            <text:p>235.58142</text:p>
          </table:table-cell>
          <table:table-cell office:value-type="float" office:value="17.9355" calcext:value-type="float">
            <text:p>17.9355</text:p>
          </table:table-cell>
          <table:table-cell office:value-type="string" calcext:value-type="string">
            <text:p>QSO</text:p>
          </table:table-cell>
          <table:table-cell office:value-type="float" office:value="1.661974" calcext:value-type="float">
            <text:p>1.661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3054.12+135103.0</text:p>
          </table:table-cell>
          <table:table-cell office:value-type="float" office:value="202.72553" calcext:value-type="float">
            <text:p>202.72553</text:p>
          </table:table-cell>
          <table:table-cell office:value-type="float" office:value="13.85085" calcext:value-type="float">
            <text:p>13.85085</text:p>
          </table:table-cell>
          <table:table-cell office:value-type="string" calcext:value-type="string">
            <text:p>QSO</text:p>
          </table:table-cell>
          <table:table-cell office:value-type="float" office:value="1.661968" calcext:value-type="float">
            <text:p>1.6619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802.38+252425.4</text:p>
          </table:table-cell>
          <table:table-cell office:value-type="float" office:value="174.50995" calcext:value-type="float">
            <text:p>174.50995</text:p>
          </table:table-cell>
          <table:table-cell office:value-type="float" office:value="25.40698" calcext:value-type="float">
            <text:p>25.40698</text:p>
          </table:table-cell>
          <table:table-cell office:value-type="string" calcext:value-type="string">
            <text:p>QSO</text:p>
          </table:table-cell>
          <table:table-cell office:value-type="float" office:value="1.661313" calcext:value-type="float">
            <text:p>1.661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106.91+202045.1</text:p>
          </table:table-cell>
          <table:table-cell office:value-type="float" office:value="165.27883" calcext:value-type="float">
            <text:p>165.27883</text:p>
          </table:table-cell>
          <table:table-cell office:value-type="float" office:value="20.34588" calcext:value-type="float">
            <text:p>20.34588</text:p>
          </table:table-cell>
          <table:table-cell office:value-type="string" calcext:value-type="string">
            <text:p>QSO</text:p>
          </table:table-cell>
          <table:table-cell office:value-type="float" office:value="1.66" calcext:value-type="float">
            <text:p>1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8+398</text:p>
          </table:table-cell>
          <table:table-cell office:value-type="float" office:value="250.12347" calcext:value-type="float">
            <text:p>250.12347</text:p>
          </table:table-cell>
          <table:table-cell office:value-type="float" office:value="39.77945" calcext:value-type="float">
            <text:p>39.77945</text:p>
          </table:table-cell>
          <table:table-cell office:value-type="string" calcext:value-type="string">
            <text:p>QSO</text:p>
          </table:table-cell>
          <table:table-cell office:value-type="float" office:value="1.66" calcext:value-type="float">
            <text:p>1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25+26</text:p>
          </table:table-cell>
          <table:table-cell office:value-type="float" office:value="246.88925" calcext:value-type="float">
            <text:p>246.88925</text:p>
          </table:table-cell>
          <table:table-cell office:value-type="float" office:value="26.10059" calcext:value-type="float">
            <text:p>26.10059</text:p>
          </table:table-cell>
          <table:table-cell office:value-type="string" calcext:value-type="string">
            <text:p>QSO</text:p>
          </table:table-cell>
          <table:table-cell office:value-type="float" office:value="1.658728" calcext:value-type="float">
            <text:p>1.658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435.66+191025.9</text:p>
          </table:table-cell>
          <table:table-cell office:value-type="float" office:value="181.14854" calcext:value-type="float">
            <text:p>181.14854</text:p>
          </table:table-cell>
          <table:table-cell office:value-type="float" office:value="19.17372" calcext:value-type="float">
            <text:p>19.17372</text:p>
          </table:table-cell>
          <table:table-cell office:value-type="string" calcext:value-type="string">
            <text:p>QSO</text:p>
          </table:table-cell>
          <table:table-cell office:value-type="float" office:value="1.6573" calcext:value-type="float">
            <text:p>1.6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051.87+523051.9</text:p>
          </table:table-cell>
          <table:table-cell office:value-type="float" office:value="182.71614" calcext:value-type="float">
            <text:p>182.71614</text:p>
          </table:table-cell>
          <table:table-cell office:value-type="float" office:value="52.51428" calcext:value-type="float">
            <text:p>52.51428</text:p>
          </table:table-cell>
          <table:table-cell office:value-type="string" calcext:value-type="string">
            <text:p>QSO</text:p>
          </table:table-cell>
          <table:table-cell office:value-type="float" office:value="1.656526" calcext:value-type="float">
            <text:p>1.6565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2702.43+023108.9</text:p>
          </table:table-cell>
          <table:table-cell office:value-type="float" office:value="171.76016" calcext:value-type="float">
            <text:p>171.76016</text:p>
          </table:table-cell>
          <table:table-cell office:value-type="float" office:value="2.51916" calcext:value-type="float">
            <text:p>2.51916</text:p>
          </table:table-cell>
          <table:table-cell office:value-type="string" calcext:value-type="string">
            <text:p>QSO</text:p>
          </table:table-cell>
          <table:table-cell office:value-type="float" office:value="1.654027" calcext:value-type="float">
            <text:p>1.654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6+335</text:p>
          </table:table-cell>
          <table:table-cell office:value-type="float" office:value="239.72994" calcext:value-type="float">
            <text:p>239.72994</text:p>
          </table:table-cell>
          <table:table-cell office:value-type="float" office:value="33.3885" calcext:value-type="float">
            <text:p>33.3885</text:p>
          </table:table-cell>
          <table:table-cell office:value-type="string" calcext:value-type="string">
            <text:p>QSO</text:p>
          </table:table-cell>
          <table:table-cell office:value-type="float" office:value="1.653476" calcext:value-type="float">
            <text:p>1.653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530.55+522827.8</text:p>
          </table:table-cell>
          <table:table-cell office:value-type="float" office:value="188.87733" calcext:value-type="float">
            <text:p>188.87733</text:p>
          </table:table-cell>
          <table:table-cell office:value-type="float" office:value="52.47439" calcext:value-type="float">
            <text:p>52.47439</text:p>
          </table:table-cell>
          <table:table-cell office:value-type="string" calcext:value-type="string">
            <text:p>QSO</text:p>
          </table:table-cell>
          <table:table-cell office:value-type="float" office:value="1.653142" calcext:value-type="float">
            <text:p>1.653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308.34+615508.2</text:p>
          </table:table-cell>
          <table:table-cell office:value-type="float" office:value="190.78476" calcext:value-type="float">
            <text:p>190.78476</text:p>
          </table:table-cell>
          <table:table-cell office:value-type="float" office:value="61.91894" calcext:value-type="float">
            <text:p>61.91894</text:p>
          </table:table-cell>
          <table:table-cell office:value-type="string" calcext:value-type="string">
            <text:p>QSO</text:p>
          </table:table-cell>
          <table:table-cell office:value-type="float" office:value="1.652973" calcext:value-type="float">
            <text:p>1.652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52+458</text:p>
          </table:table-cell>
          <table:table-cell office:value-type="float" office:value="193.62012" calcext:value-type="float">
            <text:p>193.62012</text:p>
          </table:table-cell>
          <table:table-cell office:value-type="float" office:value="45.6012" calcext:value-type="float">
            <text:p>45.6012</text:p>
          </table:table-cell>
          <table:table-cell office:value-type="string" calcext:value-type="string">
            <text:p>QSO</text:p>
          </table:table-cell>
          <table:table-cell office:value-type="float" office:value="1.652224" calcext:value-type="float">
            <text:p>1.652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39+27</text:p>
          </table:table-cell>
          <table:table-cell office:value-type="float" office:value="145.71242" calcext:value-type="float">
            <text:p>145.71242</text:p>
          </table:table-cell>
          <table:table-cell office:value-type="float" office:value="27.6327" calcext:value-type="float">
            <text:p>27.6327</text:p>
          </table:table-cell>
          <table:table-cell office:value-type="string" calcext:value-type="string">
            <text:p>QSO</text:p>
          </table:table-cell>
          <table:table-cell office:value-type="float" office:value="1.65121" calcext:value-type="float">
            <text:p>1.651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852.28+220050.7</text:p>
          </table:table-cell>
          <table:table-cell office:value-type="float" office:value="182.21792" calcext:value-type="float">
            <text:p>182.21792</text:p>
          </table:table-cell>
          <table:table-cell office:value-type="float" office:value="22.01411" calcext:value-type="float">
            <text:p>22.01411</text:p>
          </table:table-cell>
          <table:table-cell office:value-type="string" calcext:value-type="string">
            <text:p>QSO</text:p>
          </table:table-cell>
          <table:table-cell office:value-type="float" office:value="1.6502" calcext:value-type="float">
            <text:p>1.65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559.59+583407.5</text:p>
          </table:table-cell>
          <table:table-cell office:value-type="float" office:value="158.99816" calcext:value-type="float">
            <text:p>158.99816</text:p>
          </table:table-cell>
          <table:table-cell office:value-type="float" office:value="58.56871" calcext:value-type="float">
            <text:p>58.56871</text:p>
          </table:table-cell>
          <table:table-cell office:value-type="string" calcext:value-type="string">
            <text:p>*</text:p>
          </table:table-cell>
          <table:table-cell office:value-type="float" office:value="1.65" calcext:value-type="float">
            <text:p>1.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34+26</text:p>
          </table:table-cell>
          <table:table-cell office:value-type="float" office:value="114.47906" calcext:value-type="float">
            <text:p>114.47906</text:p>
          </table:table-cell>
          <table:table-cell office:value-type="float" office:value="26.86318" calcext:value-type="float">
            <text:p>26.86318</text:p>
          </table:table-cell>
          <table:table-cell office:value-type="string" calcext:value-type="string">
            <text:p>QSO</text:p>
          </table:table-cell>
          <table:table-cell office:value-type="float" office:value="1.64872" calcext:value-type="float">
            <text:p>1.64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346.23+071855.1</text:p>
          </table:table-cell>
          <table:table-cell office:value-type="float" office:value="245.94264" calcext:value-type="float">
            <text:p>245.94264</text:p>
          </table:table-cell>
          <table:table-cell office:value-type="float" office:value="7.31525" calcext:value-type="float">
            <text:p>7.31525</text:p>
          </table:table-cell>
          <table:table-cell office:value-type="string" calcext:value-type="string">
            <text:p>QSO</text:p>
          </table:table-cell>
          <table:table-cell office:value-type="float" office:value="1.647482" calcext:value-type="float">
            <text:p>1.6474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55+411</text:p>
          </table:table-cell>
          <table:table-cell office:value-type="float" office:value="134.59611" calcext:value-type="float">
            <text:p>134.59611</text:p>
          </table:table-cell>
          <table:table-cell office:value-type="float" office:value="40.9522" calcext:value-type="float">
            <text:p>40.9522</text:p>
          </table:table-cell>
          <table:table-cell office:value-type="string" calcext:value-type="string">
            <text:p>QSO</text:p>
          </table:table-cell>
          <table:table-cell office:value-type="float" office:value="1.645397" calcext:value-type="float">
            <text:p>1.645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6+38</text:p>
          </table:table-cell>
          <table:table-cell office:value-type="float" office:value="142.42155" calcext:value-type="float">
            <text:p>142.42155</text:p>
          </table:table-cell>
          <table:table-cell office:value-type="float" office:value="38.60083" calcext:value-type="float">
            <text:p>38.60083</text:p>
          </table:table-cell>
          <table:table-cell office:value-type="string" calcext:value-type="string">
            <text:p>QSO</text:p>
          </table:table-cell>
          <table:table-cell office:value-type="float" office:value="1.644214" calcext:value-type="float">
            <text:p>1.644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231.78+080608.6</text:p>
          </table:table-cell>
          <table:table-cell office:value-type="float" office:value="163.13259" calcext:value-type="float">
            <text:p>163.13259</text:p>
          </table:table-cell>
          <table:table-cell office:value-type="float" office:value="8.10247" calcext:value-type="float">
            <text:p>8.10247</text:p>
          </table:table-cell>
          <table:table-cell office:value-type="string" calcext:value-type="string">
            <text:p>QSO</text:p>
          </table:table-cell>
          <table:table-cell office:value-type="float" office:value="1.643126" calcext:value-type="float">
            <text:p>1.643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130+009</text:p>
          </table:table-cell>
          <table:table-cell office:value-type="float" office:value="173.33357" calcext:value-type="float">
            <text:p>173.33357</text:p>
          </table:table-cell>
          <table:table-cell office:value-type="float" office:value="0.68134" calcext:value-type="float">
            <text:p>0.68134</text:p>
          </table:table-cell>
          <table:table-cell office:value-type="string" calcext:value-type="string">
            <text:p>QSO</text:p>
          </table:table-cell>
          <table:table-cell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856.56+525425.3</text:p>
          </table:table-cell>
          <table:table-cell office:value-type="float" office:value="177.2357" calcext:value-type="float">
            <text:p>177.2357</text:p>
          </table:table-cell>
          <table:table-cell office:value-type="float" office:value="52.90703" calcext:value-type="float">
            <text:p>52.90703</text:p>
          </table:table-cell>
          <table:table-cell office:value-type="string" calcext:value-type="string">
            <text:p>QSO</text:p>
          </table:table-cell>
          <table:table-cell office:value-type="float" office:value="1.638347" calcext:value-type="float">
            <text:p>1.638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353.4+244916</text:p>
          </table:table-cell>
          <table:table-cell office:value-type="float" office:value="153.47262" calcext:value-type="float">
            <text:p>153.47262</text:p>
          </table:table-cell>
          <table:table-cell office:value-type="float" office:value="24.82123" calcext:value-type="float">
            <text:p>24.82123</text:p>
          </table:table-cell>
          <table:table-cell office:value-type="string" calcext:value-type="string">
            <text:p>QSO</text:p>
          </table:table-cell>
          <table:table-cell office:value-type="float" office:value="1.637103" calcext:value-type="float">
            <text:p>1.637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201.50+623209.1</text:p>
          </table:table-cell>
          <table:table-cell office:value-type="float" office:value="253.00633" calcext:value-type="float">
            <text:p>253.00633</text:p>
          </table:table-cell>
          <table:table-cell office:value-type="float" office:value="62.53586" calcext:value-type="float">
            <text:p>62.53586</text:p>
          </table:table-cell>
          <table:table-cell office:value-type="string" calcext:value-type="string">
            <text:p>QSO</text:p>
          </table:table-cell>
          <table:table-cell office:value-type="float" office:value="1.635887" calcext:value-type="float">
            <text:p>1.6358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5032.97+050822.4</text:p>
          </table:table-cell>
          <table:table-cell office:value-type="float" office:value="222.6374" calcext:value-type="float">
            <text:p>222.6374</text:p>
          </table:table-cell>
          <table:table-cell office:value-type="float" office:value="5.13958" calcext:value-type="float">
            <text:p>5.13958</text:p>
          </table:table-cell>
          <table:table-cell office:value-type="string" calcext:value-type="string">
            <text:p>G</text:p>
          </table:table-cell>
          <table:table-cell office:value-type="float" office:value="1.63549" calcext:value-type="float">
            <text:p>1.63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08+201</text:p>
          </table:table-cell>
          <table:table-cell office:value-type="float" office:value="137.88941" calcext:value-type="float">
            <text:p>137.88941</text:p>
          </table:table-cell>
          <table:table-cell office:value-type="float" office:value="19.97058" calcext:value-type="float">
            <text:p>19.97058</text:p>
          </table:table-cell>
          <table:table-cell office:value-type="string" calcext:value-type="string">
            <text:p>QSO</text:p>
          </table:table-cell>
          <table:table-cell office:value-type="float" office:value="1.635343" calcext:value-type="float">
            <text:p>1.635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651.50+495235.9</text:p>
          </table:table-cell>
          <table:table-cell office:value-type="float" office:value="136.71461" calcext:value-type="float">
            <text:p>136.71461</text:p>
          </table:table-cell>
          <table:table-cell office:value-type="float" office:value="49.87665" calcext:value-type="float">
            <text:p>49.87665</text:p>
          </table:table-cell>
          <table:table-cell office:value-type="string" calcext:value-type="string">
            <text:p>QSO</text:p>
          </table:table-cell>
          <table:table-cell office:value-type="float" office:value="1.635" calcext:value-type="float">
            <text:p>1.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1059.4+323334</text:p>
          </table:table-cell>
          <table:table-cell office:value-type="float" office:value="197.74751" calcext:value-type="float">
            <text:p>197.74751</text:p>
          </table:table-cell>
          <table:table-cell office:value-type="float" office:value="32.55957" calcext:value-type="float">
            <text:p>32.55957</text:p>
          </table:table-cell>
          <table:table-cell office:value-type="string" calcext:value-type="string">
            <text:p>QSO</text:p>
          </table:table-cell>
          <table:table-cell office:value-type="float" office:value="1.63483" calcext:value-type="float">
            <text:p>1.63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07+562</text:p>
          </table:table-cell>
          <table:table-cell office:value-type="float" office:value="197.29064" calcext:value-type="float">
            <text:p>197.29064</text:p>
          </table:table-cell>
          <table:table-cell office:value-type="float" office:value="55.96061" calcext:value-type="float">
            <text:p>55.96061</text:p>
          </table:table-cell>
          <table:table-cell office:value-type="string" calcext:value-type="string">
            <text:p>QSO</text:p>
          </table:table-cell>
          <table:table-cell office:value-type="float" office:value="1.63429" calcext:value-type="float">
            <text:p>1.63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945.03+451941.2</text:p>
          </table:table-cell>
          <table:table-cell office:value-type="float" office:value="222.43767" calcext:value-type="float">
            <text:p>222.43767</text:p>
          </table:table-cell>
          <table:table-cell office:value-type="float" office:value="45.32814" calcext:value-type="float">
            <text:p>45.32814</text:p>
          </table:table-cell>
          <table:table-cell office:value-type="string" calcext:value-type="string">
            <text:p>QSO</text:p>
          </table:table-cell>
          <table:table-cell office:value-type="float" office:value="1.631574" calcext:value-type="float">
            <text:p>1.631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2201.2+372228</text:p>
          </table:table-cell>
          <table:table-cell office:value-type="float" office:value="110.50525" calcext:value-type="float">
            <text:p>110.50525</text:p>
          </table:table-cell>
          <table:table-cell office:value-type="float" office:value="37.37462" calcext:value-type="float">
            <text:p>37.37462</text:p>
          </table:table-cell>
          <table:table-cell office:value-type="string" calcext:value-type="string">
            <text:p>QSO</text:p>
          </table:table-cell>
          <table:table-cell office:value-type="float" office:value="1.63" calcext:value-type="float">
            <text:p>1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432.41+355213.8</text:p>
          </table:table-cell>
          <table:table-cell office:value-type="float" office:value="166.13511" calcext:value-type="float">
            <text:p>166.13511</text:p>
          </table:table-cell>
          <table:table-cell office:value-type="float" office:value="35.87056" calcext:value-type="float">
            <text:p>35.87056</text:p>
          </table:table-cell>
          <table:table-cell office:value-type="string" calcext:value-type="string">
            <text:p>QSO</text:p>
          </table:table-cell>
          <table:table-cell office:value-type="float" office:value="1.63" calcext:value-type="float">
            <text:p>1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420.87+293103.8</text:p>
          </table:table-cell>
          <table:table-cell office:value-type="float" office:value="228.58704" calcext:value-type="float">
            <text:p>228.58704</text:p>
          </table:table-cell>
          <table:table-cell office:value-type="float" office:value="29.51767" calcext:value-type="float">
            <text:p>29.51767</text:p>
          </table:table-cell>
          <table:table-cell office:value-type="string" calcext:value-type="string">
            <text:p>QSO</text:p>
          </table:table-cell>
          <table:table-cell office:value-type="float" office:value="1.6292" calcext:value-type="float">
            <text:p>1.62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837.51+473410.5</text:p>
          </table:table-cell>
          <table:table-cell office:value-type="float" office:value="247.15627" calcext:value-type="float">
            <text:p>247.15627</text:p>
          </table:table-cell>
          <table:table-cell office:value-type="float" office:value="47.56956" calcext:value-type="float">
            <text:p>47.56956</text:p>
          </table:table-cell>
          <table:table-cell office:value-type="string" calcext:value-type="string">
            <text:p>QSO</text:p>
          </table:table-cell>
          <table:table-cell office:value-type="float" office:value="1.629" calcext:value-type="float">
            <text:p>1.6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026.17+241154.9</text:p>
          </table:table-cell>
          <table:table-cell office:value-type="float" office:value="207.6091" calcext:value-type="float">
            <text:p>207.6091</text:p>
          </table:table-cell>
          <table:table-cell office:value-type="float" office:value="24.19863" calcext:value-type="float">
            <text:p>24.19863</text:p>
          </table:table-cell>
          <table:table-cell office:value-type="string" calcext:value-type="string">
            <text:p>QSO</text:p>
          </table:table-cell>
          <table:table-cell office:value-type="float" office:value="1.6287" calcext:value-type="float">
            <text:p>1.6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531.10+213010.9</text:p>
          </table:table-cell>
          <table:table-cell office:value-type="float" office:value="243.87956" calcext:value-type="float">
            <text:p>243.87956</text:p>
          </table:table-cell>
          <table:table-cell office:value-type="float" office:value="21.50308" calcext:value-type="float">
            <text:p>21.50308</text:p>
          </table:table-cell>
          <table:table-cell office:value-type="string" calcext:value-type="string">
            <text:p>QSO</text:p>
          </table:table-cell>
          <table:table-cell office:value-type="float" office:value="1.628565" calcext:value-type="float">
            <text:p>1.628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2111.1+370246</text:p>
          </table:table-cell>
          <table:table-cell office:value-type="float" office:value="170.29633" calcext:value-type="float">
            <text:p>170.29633</text:p>
          </table:table-cell>
          <table:table-cell office:value-type="float" office:value="37.04637" calcext:value-type="float">
            <text:p>37.04637</text:p>
          </table:table-cell>
          <table:table-cell office:value-type="string" calcext:value-type="string">
            <text:p>QSO</text:p>
          </table:table-cell>
          <table:table-cell office:value-type="float" office:value="1.626173" calcext:value-type="float">
            <text:p>1.626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954.55+160203.4</text:p>
          </table:table-cell>
          <table:table-cell office:value-type="float" office:value="152.47735" calcext:value-type="float">
            <text:p>152.47735</text:p>
          </table:table-cell>
          <table:table-cell office:value-type="float" office:value="16.03425" calcext:value-type="float">
            <text:p>16.03425</text:p>
          </table:table-cell>
          <table:table-cell office:value-type="string" calcext:value-type="string">
            <text:p>*</text:p>
          </table:table-cell>
          <table:table-cell office:value-type="float" office:value="1.625" calcext:value-type="float">
            <text:p>1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654.55+090040.4</text:p>
          </table:table-cell>
          <table:table-cell office:value-type="float" office:value="166.72734" calcext:value-type="float">
            <text:p>166.72734</text:p>
          </table:table-cell>
          <table:table-cell office:value-type="float" office:value="9.01128" calcext:value-type="float">
            <text:p>9.01128</text:p>
          </table:table-cell>
          <table:table-cell office:value-type="string" calcext:value-type="string">
            <text:p>*</text:p>
          </table:table-cell>
          <table:table-cell office:value-type="float" office:value="1.625" calcext:value-type="float">
            <text:p>1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857.89+292213.6</text:p>
          </table:table-cell>
          <table:table-cell office:value-type="float" office:value="169.74134" calcext:value-type="float">
            <text:p>169.74134</text:p>
          </table:table-cell>
          <table:table-cell office:value-type="float" office:value="29.37049" calcext:value-type="float">
            <text:p>29.37049</text:p>
          </table:table-cell>
          <table:table-cell office:value-type="string" calcext:value-type="string">
            <text:p>VisS</text:p>
          </table:table-cell>
          <table:table-cell office:value-type="float" office:value="1.625" calcext:value-type="float">
            <text:p>1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4442.62+062707.2</text:p>
          </table:table-cell>
          <table:table-cell office:value-type="float" office:value="206.17762" calcext:value-type="float">
            <text:p>206.17762</text:p>
          </table:table-cell>
          <table:table-cell office:value-type="float" office:value="6.452" calcext:value-type="float">
            <text:p>6.452</text:p>
          </table:table-cell>
          <table:table-cell office:value-type="string" calcext:value-type="string">
            <text:p>*</text:p>
          </table:table-cell>
          <table:table-cell office:value-type="float" office:value="1.625" calcext:value-type="float">
            <text:p>1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19+37</text:p>
          </table:table-cell>
          <table:table-cell office:value-type="float" office:value="215.27246" calcext:value-type="float">
            <text:p>215.27246</text:p>
          </table:table-cell>
          <table:table-cell office:value-type="float" office:value="37.13073" calcext:value-type="float">
            <text:p>37.13073</text:p>
          </table:table-cell>
          <table:table-cell office:value-type="string" calcext:value-type="string">
            <text:p>*</text:p>
          </table:table-cell>
          <table:table-cell office:value-type="float" office:value="1.625" calcext:value-type="float">
            <text:p>1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820.75+561356.4</text:p>
          </table:table-cell>
          <table:table-cell office:value-type="float" office:value="242.08647" calcext:value-type="float">
            <text:p>242.08647</text:p>
          </table:table-cell>
          <table:table-cell office:value-type="float" office:value="56.23232" calcext:value-type="float">
            <text:p>56.23232</text:p>
          </table:table-cell>
          <table:table-cell office:value-type="string" calcext:value-type="string">
            <text:p>Blue*</text:p>
          </table:table-cell>
          <table:table-cell office:value-type="float" office:value="1.625" calcext:value-type="float">
            <text:p>1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436.54+283338.9</text:p>
          </table:table-cell>
          <table:table-cell office:value-type="float" office:value="123.65227" calcext:value-type="float">
            <text:p>123.65227</text:p>
          </table:table-cell>
          <table:table-cell office:value-type="float" office:value="28.5607" calcext:value-type="float">
            <text:p>28.5607</text:p>
          </table:table-cell>
          <table:table-cell office:value-type="string" calcext:value-type="string">
            <text:p>QSO</text:p>
          </table:table-cell>
          <table:table-cell office:value-type="float" office:value="1.623517" calcext:value-type="float">
            <text:p>1.6235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57+413</text:p>
          </table:table-cell>
          <table:table-cell office:value-type="float" office:value="135.08931" calcext:value-type="float">
            <text:p>135.08931</text:p>
          </table:table-cell>
          <table:table-cell office:value-type="float" office:value="41.13972" calcext:value-type="float">
            <text:p>41.13972</text:p>
          </table:table-cell>
          <table:table-cell office:value-type="string" calcext:value-type="string">
            <text:p>QSO</text:p>
          </table:table-cell>
          <table:table-cell office:value-type="float" office:value="1.623116" calcext:value-type="float">
            <text:p>1.623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3251.12+541031.7</text:p>
          </table:table-cell>
          <table:table-cell office:value-type="float" office:value="173.21304" calcext:value-type="float">
            <text:p>173.21304</text:p>
          </table:table-cell>
          <table:table-cell office:value-type="float" office:value="54.17547" calcext:value-type="float">
            <text:p>54.17547</text:p>
          </table:table-cell>
          <table:table-cell office:value-type="string" calcext:value-type="string">
            <text:p>QSO</text:p>
          </table:table-cell>
          <table:table-cell office:value-type="float" office:value="1.622725" calcext:value-type="float">
            <text:p>1.622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036.01+501044.3</text:p>
          </table:table-cell>
          <table:table-cell office:value-type="float" office:value="120.15006" calcext:value-type="float">
            <text:p>120.15006</text:p>
          </table:table-cell>
          <table:table-cell office:value-type="float" office:value="50.17897" calcext:value-type="float">
            <text:p>50.17897</text:p>
          </table:table-cell>
          <table:table-cell office:value-type="string" calcext:value-type="string">
            <text:p>QSO</text:p>
          </table:table-cell>
          <table:table-cell office:value-type="float" office:value="1.622429" calcext:value-type="float">
            <text:p>1.622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6+477</text:p>
          </table:table-cell>
          <table:table-cell office:value-type="float" office:value="254.51158" calcext:value-type="float">
            <text:p>254.51158</text:p>
          </table:table-cell>
          <table:table-cell office:value-type="float" office:value="47.63034" calcext:value-type="float">
            <text:p>47.63034</text:p>
          </table:table-cell>
          <table:table-cell office:value-type="string" calcext:value-type="string">
            <text:p>QSO</text:p>
          </table:table-cell>
          <table:table-cell office:value-type="float" office:value="1.622" calcext:value-type="float">
            <text:p>1.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319+0039</text:p>
          </table:table-cell>
          <table:table-cell office:value-type="float" office:value="200.41486" calcext:value-type="float">
            <text:p>200.41486</text:p>
          </table:table-cell>
          <table:table-cell office:value-type="float" office:value="0.39934" calcext:value-type="float">
            <text:p>0.39934</text:p>
          </table:table-cell>
          <table:table-cell office:value-type="string" calcext:value-type="string">
            <text:p>QSO</text:p>
          </table:table-cell>
          <table:table-cell office:value-type="float" office:value="1.620835" calcext:value-type="float">
            <text:p>1.620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1424.8+353439</text:p>
          </table:table-cell>
          <table:table-cell office:value-type="float" office:value="108.60341" calcext:value-type="float">
            <text:p>108.60341</text:p>
          </table:table-cell>
          <table:table-cell office:value-type="float" office:value="35.57772" calcext:value-type="float">
            <text:p>35.57772</text:p>
          </table:table-cell>
          <table:table-cell office:value-type="string" calcext:value-type="string">
            <text:p>QSO</text:p>
          </table:table-cell>
          <table:table-cell office:value-type="float" office:value="1.62" calcext:value-type="float">
            <text:p>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3940.89+475622.2</text:p>
          </table:table-cell>
          <table:table-cell office:value-type="float" office:value="159.92041" calcext:value-type="float">
            <text:p>159.92041</text:p>
          </table:table-cell>
          <table:table-cell office:value-type="float" office:value="47.93952" calcext:value-type="float">
            <text:p>47.93952</text:p>
          </table:table-cell>
          <table:table-cell office:value-type="string" calcext:value-type="string">
            <text:p>*</text:p>
          </table:table-cell>
          <table:table-cell office:value-type="float" office:value="1.615" calcext:value-type="float">
            <text:p>1.6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5+383</text:p>
          </table:table-cell>
          <table:table-cell office:value-type="float" office:value="219.39133" calcext:value-type="float">
            <text:p>219.39133</text:p>
          </table:table-cell>
          <table:table-cell office:value-type="float" office:value="38.12942" calcext:value-type="float">
            <text:p>38.12942</text:p>
          </table:table-cell>
          <table:table-cell office:value-type="string" calcext:value-type="string">
            <text:p>QSO</text:p>
          </table:table-cell>
          <table:table-cell office:value-type="float" office:value="1.614867" calcext:value-type="float">
            <text:p>1.614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1+122</text:p>
          </table:table-cell>
          <table:table-cell office:value-type="float" office:value="215.87542" calcext:value-type="float">
            <text:p>215.87542</text:p>
          </table:table-cell>
          <table:table-cell office:value-type="float" office:value="11.99757" calcext:value-type="float">
            <text:p>11.99757</text:p>
          </table:table-cell>
          <table:table-cell office:value-type="string" calcext:value-type="string">
            <text:p>QSO</text:p>
          </table:table-cell>
          <table:table-cell office:value-type="float" office:value="1.61312" calcext:value-type="float">
            <text:p>1.61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3+34</text:p>
          </table:table-cell>
          <table:table-cell office:value-type="float" office:value="141.71421" calcext:value-type="float">
            <text:p>141.71421</text:p>
          </table:table-cell>
          <table:table-cell office:value-type="float" office:value="34.25172" calcext:value-type="float">
            <text:p>34.25172</text:p>
          </table:table-cell>
          <table:table-cell office:value-type="string" calcext:value-type="string">
            <text:p>QSO</text:p>
          </table:table-cell>
          <table:table-cell office:value-type="float" office:value="1.609341" calcext:value-type="float">
            <text:p>1.6093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1748.41+380141.8</text:p>
          </table:table-cell>
          <table:table-cell office:value-type="float" office:value="244.45171" calcext:value-type="float">
            <text:p>244.45171</text:p>
          </table:table-cell>
          <table:table-cell office:value-type="float" office:value="38.02828" calcext:value-type="float">
            <text:p>38.02828</text:p>
          </table:table-cell>
          <table:table-cell office:value-type="string" calcext:value-type="string">
            <text:p>QSO</text:p>
          </table:table-cell>
          <table:table-cell office:value-type="float" office:value="1.608557" calcext:value-type="float">
            <text:p>1.6085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22+424</text:p>
          </table:table-cell>
          <table:table-cell office:value-type="float" office:value="216.0587" calcext:value-type="float">
            <text:p>216.0587</text:p>
          </table:table-cell>
          <table:table-cell office:value-type="float" office:value="42.23335" calcext:value-type="float">
            <text:p>42.23335</text:p>
          </table:table-cell>
          <table:table-cell office:value-type="string" calcext:value-type="string">
            <text:p>QSO</text:p>
          </table:table-cell>
          <table:table-cell office:value-type="float" office:value="1.6081" calcext:value-type="float">
            <text:p>1.6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42+458</text:p>
          </table:table-cell>
          <table:table-cell office:value-type="float" office:value="161.27285" calcext:value-type="float">
            <text:p>161.27285</text:p>
          </table:table-cell>
          <table:table-cell office:value-type="float" office:value="45.56699" calcext:value-type="float">
            <text:p>45.56699</text:p>
          </table:table-cell>
          <table:table-cell office:value-type="string" calcext:value-type="string">
            <text:p>QSO</text:p>
          </table:table-cell>
          <table:table-cell office:value-type="float" office:value="1.606304" calcext:value-type="float">
            <text:p>1.606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51+021</text:p>
          </table:table-cell>
          <table:table-cell office:value-type="float" office:value="208.46493" calcext:value-type="float">
            <text:p>208.46493</text:p>
          </table:table-cell>
          <table:table-cell office:value-type="float" office:value="1.86497" calcext:value-type="float">
            <text:p>1.86497</text:p>
          </table:table-cell>
          <table:table-cell office:value-type="string" calcext:value-type="string">
            <text:p>QSO</text:p>
          </table:table-cell>
          <table:table-cell office:value-type="float" office:value="1.606081" calcext:value-type="float">
            <text:p>1.606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357.86+193350.7</text:p>
          </table:table-cell>
          <table:table-cell office:value-type="float" office:value="190.9911" calcext:value-type="float">
            <text:p>190.9911</text:p>
          </table:table-cell>
          <table:table-cell office:value-type="float" office:value="19.56414" calcext:value-type="float">
            <text:p>19.56414</text:p>
          </table:table-cell>
          <table:table-cell office:value-type="string" calcext:value-type="string">
            <text:p>QSO</text:p>
          </table:table-cell>
          <table:table-cell office:value-type="float" office:value="1.605" calcext:value-type="float">
            <text:p>1.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310.91+284730.1</text:p>
          </table:table-cell>
          <table:table-cell office:value-type="float" office:value="185.79547" calcext:value-type="float">
            <text:p>185.79547</text:p>
          </table:table-cell>
          <table:table-cell office:value-type="float" office:value="28.79171" calcext:value-type="float">
            <text:p>28.79171</text:p>
          </table:table-cell>
          <table:table-cell office:value-type="string" calcext:value-type="string">
            <text:p>QSO</text:p>
          </table:table-cell>
          <table:table-cell office:value-type="float" office:value="1.604956" calcext:value-type="float">
            <text:p>1.604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833.59+284608.9</text:p>
          </table:table-cell>
          <table:table-cell office:value-type="float" office:value="192.14004" calcext:value-type="float">
            <text:p>192.14004</text:p>
          </table:table-cell>
          <table:table-cell office:value-type="float" office:value="28.76915" calcext:value-type="float">
            <text:p>28.76915</text:p>
          </table:table-cell>
          <table:table-cell office:value-type="string" calcext:value-type="string">
            <text:p>QSO</text:p>
          </table:table-cell>
          <table:table-cell office:value-type="float" office:value="1.604255" calcext:value-type="float">
            <text:p>1.604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4705.23+083900.6</text:p>
          </table:table-cell>
          <table:table-cell office:value-type="float" office:value="176.77186" calcext:value-type="float">
            <text:p>176.77186</text:p>
          </table:table-cell>
          <table:table-cell office:value-type="float" office:value="8.65018" calcext:value-type="float">
            <text:p>8.65018</text:p>
          </table:table-cell>
          <table:table-cell office:value-type="string" calcext:value-type="string">
            <text:p>QSO</text:p>
          </table:table-cell>
          <table:table-cell office:value-type="float" office:value="1.603406" calcext:value-type="float">
            <text:p>1.603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5840.74+565214.8</text:p>
          </table:table-cell>
          <table:table-cell office:value-type="float" office:value="149.66977" calcext:value-type="float">
            <text:p>149.66977</text:p>
          </table:table-cell>
          <table:table-cell office:value-type="float" office:value="56.87078" calcext:value-type="float">
            <text:p>56.87078</text:p>
          </table:table-cell>
          <table:table-cell office:value-type="string" calcext:value-type="string">
            <text:p>QSO</text:p>
          </table:table-cell>
          <table:table-cell office:value-type="float" office:value="1.602387" calcext:value-type="float">
            <text:p>1.6023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32+26A</text:p>
          </table:table-cell>
          <table:table-cell office:value-type="float" office:value="158.81885" calcext:value-type="float">
            <text:p>158.81885</text:p>
          </table:table-cell>
          <table:table-cell office:value-type="float" office:value="26.25482" calcext:value-type="float">
            <text:p>26.25482</text:p>
          </table:table-cell>
          <table:table-cell office:value-type="string" calcext:value-type="string">
            <text:p>QSO</text:p>
          </table:table-cell>
          <table:table-cell office:value-type="float" office:value="1.600044" calcext:value-type="float">
            <text:p>1.6000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50+25A</text:p>
          </table:table-cell>
          <table:table-cell office:value-type="float" office:value="133.24241" calcext:value-type="float">
            <text:p>133.24241</text:p>
          </table:table-cell>
          <table:table-cell office:value-type="float" office:value="24.82446" calcext:value-type="float">
            <text:p>24.82446</text:p>
          </table:table-cell>
          <table:table-cell office:value-type="string" calcext:value-type="string">
            <text:p>QSO</text:p>
          </table:table-cell>
          <table:table-cell office:value-type="float" office:value="1.59975" calcext:value-type="float">
            <text:p>1.59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028.49+004408.5</text:p>
          </table:table-cell>
          <table:table-cell office:value-type="float" office:value="197.61876" calcext:value-type="float">
            <text:p>197.61876</text:p>
          </table:table-cell>
          <table:table-cell office:value-type="float" office:value="0.7358" calcext:value-type="float">
            <text:p>0.7358</text:p>
          </table:table-cell>
          <table:table-cell office:value-type="string" calcext:value-type="string">
            <text:p>QSO</text:p>
          </table:table-cell>
          <table:table-cell office:value-type="float" office:value="1.599545" calcext:value-type="float">
            <text:p>1.599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505.81+362119.3</text:p>
          </table:table-cell>
          <table:table-cell office:value-type="float" office:value="188.77419" calcext:value-type="float">
            <text:p>188.77419</text:p>
          </table:table-cell>
          <table:table-cell office:value-type="float" office:value="36.35537" calcext:value-type="float">
            <text:p>36.35537</text:p>
          </table:table-cell>
          <table:table-cell office:value-type="string" calcext:value-type="string">
            <text:p>QSO</text:p>
          </table:table-cell>
          <table:table-cell office:value-type="float" office:value="1.599519" calcext:value-type="float">
            <text:p>1.599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317.21+170218.5</text:p>
          </table:table-cell>
          <table:table-cell office:value-type="float" office:value="145.82177" calcext:value-type="float">
            <text:p>145.82177</text:p>
          </table:table-cell>
          <table:table-cell office:value-type="float" office:value="17.0386" calcext:value-type="float">
            <text:p>17.0386</text:p>
          </table:table-cell>
          <table:table-cell office:value-type="string" calcext:value-type="string">
            <text:p>QSO</text:p>
          </table:table-cell>
          <table:table-cell office:value-type="float" office:value="1.598" calcext:value-type="float">
            <text:p>1.5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1404.1+330945</text:p>
          </table:table-cell>
          <table:table-cell office:value-type="float" office:value="183.51715" calcext:value-type="float">
            <text:p>183.51715</text:p>
          </table:table-cell>
          <table:table-cell office:value-type="float" office:value="33.16267" calcext:value-type="float">
            <text:p>33.16267</text:p>
          </table:table-cell>
          <table:table-cell office:value-type="string" calcext:value-type="string">
            <text:p>QSO</text:p>
          </table:table-cell>
          <table:table-cell office:value-type="float" office:value="1.597957" calcext:value-type="float">
            <text:p>1.5979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03+557</text:p>
          </table:table-cell>
          <table:table-cell office:value-type="float" office:value="196.51396" calcext:value-type="float">
            <text:p>196.51396</text:p>
          </table:table-cell>
          <table:table-cell office:value-type="float" office:value="55.49552" calcext:value-type="float">
            <text:p>55.49552</text:p>
          </table:table-cell>
          <table:table-cell office:value-type="string" calcext:value-type="string">
            <text:p>QSO</text:p>
          </table:table-cell>
          <table:table-cell office:value-type="float" office:value="1.597137" calcext:value-type="float">
            <text:p>1.597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37+30</text:p>
          </table:table-cell>
          <table:table-cell office:value-type="float" office:value="145.07854" calcext:value-type="float">
            <text:p>145.07854</text:p>
          </table:table-cell>
          <table:table-cell office:value-type="float" office:value="30.25275" calcext:value-type="float">
            <text:p>30.25275</text:p>
          </table:table-cell>
          <table:table-cell office:value-type="string" calcext:value-type="string">
            <text:p>QSO</text:p>
          </table:table-cell>
          <table:table-cell office:value-type="float" office:value="1.596721" calcext:value-type="float">
            <text:p>1.596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846.39+202435.5</text:p>
          </table:table-cell>
          <table:table-cell office:value-type="float" office:value="137.19343" calcext:value-type="float">
            <text:p>137.19343</text:p>
          </table:table-cell>
          <table:table-cell office:value-type="float" office:value="20.4102" calcext:value-type="float">
            <text:p>20.4102</text:p>
          </table:table-cell>
          <table:table-cell office:value-type="string" calcext:value-type="string">
            <text:p>*</text:p>
          </table:table-cell>
          <table:table-cell office:value-type="float" office:value="1.595" calcext:value-type="float">
            <text:p>1.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5.23</text:p>
          </table:table-cell>
          <table:table-cell office:value-type="float" office:value="162.1427" calcext:value-type="float">
            <text:p>162.1427</text:p>
          </table:table-cell>
          <table:table-cell office:value-type="float" office:value="34.95694" calcext:value-type="float">
            <text:p>34.95694</text:p>
          </table:table-cell>
          <table:table-cell office:value-type="string" calcext:value-type="string">
            <text:p>QSO</text:p>
          </table:table-cell>
          <table:table-cell office:value-type="float" office:value="1.594" calcext:value-type="float">
            <text:p>1.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48+39A</text:p>
          </table:table-cell>
          <table:table-cell office:value-type="float" office:value="207.63487" calcext:value-type="float">
            <text:p>207.63487</text:p>
          </table:table-cell>
          <table:table-cell office:value-type="float" office:value="38.9897" calcext:value-type="float">
            <text:p>38.9897</text:p>
          </table:table-cell>
          <table:table-cell office:value-type="string" calcext:value-type="string">
            <text:p>QSO</text:p>
          </table:table-cell>
          <table:table-cell office:value-type="float" office:value="1.592419" calcext:value-type="float">
            <text:p>1.5924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420.65+343143.9</text:p>
          </table:table-cell>
          <table:table-cell office:value-type="float" office:value="166.08608" calcext:value-type="float">
            <text:p>166.08608</text:p>
          </table:table-cell>
          <table:table-cell office:value-type="float" office:value="34.52886" calcext:value-type="float">
            <text:p>34.52886</text:p>
          </table:table-cell>
          <table:table-cell office:value-type="string" calcext:value-type="string">
            <text:p>QSO</text:p>
          </table:table-cell>
          <table:table-cell office:value-type="float" office:value="1.589113" calcext:value-type="float">
            <text:p>1.589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234.80+482132.9</text:p>
          </table:table-cell>
          <table:table-cell office:value-type="float" office:value="188.14495" calcext:value-type="float">
            <text:p>188.14495</text:p>
          </table:table-cell>
          <table:table-cell office:value-type="float" office:value="48.35915" calcext:value-type="float">
            <text:p>48.35915</text:p>
          </table:table-cell>
          <table:table-cell office:value-type="string" calcext:value-type="string">
            <text:p>QSO</text:p>
          </table:table-cell>
          <table:table-cell office:value-type="float" office:value="1.588" calcext:value-type="float">
            <text:p>1.5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556.02+433238.5</text:p>
          </table:table-cell>
          <table:table-cell office:value-type="float" office:value="151.48342" calcext:value-type="float">
            <text:p>151.48342</text:p>
          </table:table-cell>
          <table:table-cell office:value-type="float" office:value="43.54406" calcext:value-type="float">
            <text:p>43.54406</text:p>
          </table:table-cell>
          <table:table-cell office:value-type="string" calcext:value-type="string">
            <text:p>QSO</text:p>
          </table:table-cell>
          <table:table-cell office:value-type="float" office:value="1.58661" calcext:value-type="float">
            <text:p>1.586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759+183</text:p>
          </table:table-cell>
          <table:table-cell office:value-type="float" office:value="120.70013" calcext:value-type="float">
            <text:p>120.70013</text:p>
          </table:table-cell>
          <table:table-cell office:value-type="float" office:value="18.16368" calcext:value-type="float">
            <text:p>18.16368</text:p>
          </table:table-cell>
          <table:table-cell office:value-type="string" calcext:value-type="string">
            <text:p>QSO</text:p>
          </table:table-cell>
          <table:table-cell office:value-type="float" office:value="1.586" calcext:value-type="float">
            <text:p>1.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912.53+472709.1</text:p>
          </table:table-cell>
          <table:table-cell office:value-type="float" office:value="209.80225" calcext:value-type="float">
            <text:p>209.80225</text:p>
          </table:table-cell>
          <table:table-cell office:value-type="float" office:value="47.45244" calcext:value-type="float">
            <text:p>47.45244</text:p>
          </table:table-cell>
          <table:table-cell office:value-type="string" calcext:value-type="string">
            <text:p>QSO</text:p>
          </table:table-cell>
          <table:table-cell office:value-type="float" office:value="1.585296" calcext:value-type="float">
            <text:p>1.585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37+24</text:p>
          </table:table-cell>
          <table:table-cell office:value-type="float" office:value="249.95735" calcext:value-type="float">
            <text:p>249.95735</text:p>
          </table:table-cell>
          <table:table-cell office:value-type="float" office:value="24.72693" calcext:value-type="float">
            <text:p>24.72693</text:p>
          </table:table-cell>
          <table:table-cell office:value-type="string" calcext:value-type="string">
            <text:p>QSO</text:p>
          </table:table-cell>
          <table:table-cell office:value-type="float" office:value="1.584785" calcext:value-type="float">
            <text:p>1.584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42+393</text:p>
          </table:table-cell>
          <table:table-cell office:value-type="float" office:value="251.14367" calcext:value-type="float">
            <text:p>251.14367</text:p>
          </table:table-cell>
          <table:table-cell office:value-type="float" office:value="39.26803" calcext:value-type="float">
            <text:p>39.26803</text:p>
          </table:table-cell>
          <table:table-cell office:value-type="string" calcext:value-type="string">
            <text:p>QSO</text:p>
          </table:table-cell>
          <table:table-cell office:value-type="float" office:value="1.58163" calcext:value-type="float">
            <text:p>1.58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40+430</text:p>
          </table:table-cell>
          <table:table-cell office:value-type="float" office:value="175.7506" calcext:value-type="float">
            <text:p>175.7506</text:p>
          </table:table-cell>
          <table:table-cell office:value-type="float" office:value="42.74788" calcext:value-type="float">
            <text:p>42.74788</text:p>
          </table:table-cell>
          <table:table-cell office:value-type="string" calcext:value-type="string">
            <text:p>QSO</text:p>
          </table:table-cell>
          <table:table-cell office:value-type="float" office:value="1.580629" calcext:value-type="float">
            <text:p>1.5806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057.53+072918.0</text:p>
          </table:table-cell>
          <table:table-cell office:value-type="float" office:value="127.73975" calcext:value-type="float">
            <text:p>127.73975</text:p>
          </table:table-cell>
          <table:table-cell office:value-type="float" office:value="7.48836" calcext:value-type="float">
            <text:p>7.48836</text:p>
          </table:table-cell>
          <table:table-cell office:value-type="string" calcext:value-type="string">
            <text:p>QSO</text:p>
          </table:table-cell>
          <table:table-cell office:value-type="float" office:value="1.580248" calcext:value-type="float">
            <text:p>1.580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513.48+284053.4</text:p>
          </table:table-cell>
          <table:table-cell office:value-type="float" office:value="198.80622" calcext:value-type="float">
            <text:p>198.80622</text:p>
          </table:table-cell>
          <table:table-cell office:value-type="float" office:value="28.68158" calcext:value-type="float">
            <text:p>28.68158</text:p>
          </table:table-cell>
          <table:table-cell office:value-type="string" calcext:value-type="string">
            <text:p>QSO</text:p>
          </table:table-cell>
          <table:table-cell office:value-type="float" office:value="1.576" calcext:value-type="float">
            <text:p>1.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5327.9+322551</text:p>
          </table:table-cell>
          <table:table-cell office:value-type="float" office:value="148.36649" calcext:value-type="float">
            <text:p>148.36649</text:p>
          </table:table-cell>
          <table:table-cell office:value-type="float" office:value="32.43098" calcext:value-type="float">
            <text:p>32.43098</text:p>
          </table:table-cell>
          <table:table-cell office:value-type="string" calcext:value-type="string">
            <text:p>QSO</text:p>
          </table:table-cell>
          <table:table-cell office:value-type="float" office:value="1.575693" calcext:value-type="float">
            <text:p>1.575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907+022</text:p>
          </table:table-cell>
          <table:table-cell office:value-type="float" office:value="137.41603" calcext:value-type="float">
            <text:p>137.41603</text:p>
          </table:table-cell>
          <table:table-cell office:value-type="float" office:value="2.00146" calcext:value-type="float">
            <text:p>2.00146</text:p>
          </table:table-cell>
          <table:table-cell office:value-type="string" calcext:value-type="string">
            <text:p>QSO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245.30+051700.9</text:p>
          </table:table-cell>
          <table:table-cell office:value-type="float" office:value="193.18861" calcext:value-type="float">
            <text:p>193.18861</text:p>
          </table:table-cell>
          <table:table-cell office:value-type="float" office:value="5.28349" calcext:value-type="float">
            <text:p>5.28349</text:p>
          </table:table-cell>
          <table:table-cell office:value-type="string" calcext:value-type="string">
            <text:p>UvES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5752.75+475020.5</text:p>
          </table:table-cell>
          <table:table-cell office:value-type="float" office:value="194.46975" calcext:value-type="float">
            <text:p>194.46975</text:p>
          </table:table-cell>
          <table:table-cell office:value-type="float" office:value="47.83906" calcext:value-type="float">
            <text:p>47.83906</text:p>
          </table:table-cell>
          <table:table-cell office:value-type="string" calcext:value-type="string">
            <text:p>VisS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1923.40+484454.1</text:p>
          </table:table-cell>
          <table:table-cell office:value-type="float" office:value="199.8475" calcext:value-type="float">
            <text:p>199.8475</text:p>
          </table:table-cell>
          <table:table-cell office:value-type="float" office:value="48.74841" calcext:value-type="float">
            <text:p>48.74841</text:p>
          </table:table-cell>
          <table:table-cell office:value-type="string" calcext:value-type="string">
            <text:p>*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2155.68+351037.2</text:p>
          </table:table-cell>
          <table:table-cell office:value-type="float" office:value="200.482" calcext:value-type="float">
            <text:p>200.482</text:p>
          </table:table-cell>
          <table:table-cell office:value-type="float" office:value="35.17701" calcext:value-type="float">
            <text:p>35.17701</text:p>
          </table:table-cell>
          <table:table-cell office:value-type="string" calcext:value-type="string">
            <text:p>*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9.21</text:p>
          </table:table-cell>
          <table:table-cell office:value-type="float" office:value="223.9401" calcext:value-type="float">
            <text:p>223.9401</text:p>
          </table:table-cell>
          <table:table-cell office:value-type="float" office:value="59.1138" calcext:value-type="float">
            <text:p>59.1138</text:p>
          </table:table-cell>
          <table:table-cell office:value-type="string" calcext:value-type="string">
            <text:p>UvES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019.13+563555.6</text:p>
          </table:table-cell>
          <table:table-cell office:value-type="float" office:value="230.07981" calcext:value-type="float">
            <text:p>230.07981</text:p>
          </table:table-cell>
          <table:table-cell office:value-type="float" office:value="56.59879" calcext:value-type="float">
            <text:p>56.59879</text:p>
          </table:table-cell>
          <table:table-cell office:value-type="string" calcext:value-type="string">
            <text:p>UvES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412.71+395005.6</text:p>
          </table:table-cell>
          <table:table-cell office:value-type="float" office:value="253.55301" calcext:value-type="float">
            <text:p>253.55301</text:p>
          </table:table-cell>
          <table:table-cell office:value-type="float" office:value="39.83491" calcext:value-type="float">
            <text:p>39.83491</text:p>
          </table:table-cell>
          <table:table-cell office:value-type="string" calcext:value-type="string">
            <text:p>QSO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04+415</text:p>
          </table:table-cell>
          <table:table-cell office:value-type="float" office:value="256.50086" calcext:value-type="float">
            <text:p>256.50086</text:p>
          </table:table-cell>
          <table:table-cell office:value-type="float" office:value="41.5332" calcext:value-type="float">
            <text:p>41.5332</text:p>
          </table:table-cell>
          <table:table-cell office:value-type="string" calcext:value-type="string">
            <text:p>QSO</text:p>
          </table:table-cell>
          <table:table-cell office:value-type="float" office:value="1.575" calcext:value-type="float">
            <text:p>1.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18</text:p>
          </table:table-cell>
          <table:table-cell office:value-type="float" office:value="230.0227" calcext:value-type="float">
            <text:p>230.0227</text:p>
          </table:table-cell>
          <table:table-cell office:value-type="float" office:value="20.26827" calcext:value-type="float">
            <text:p>20.26827</text:p>
          </table:table-cell>
          <table:table-cell office:value-type="string" calcext:value-type="string">
            <text:p>G</text:p>
          </table:table-cell>
          <table:table-cell office:value-type="float" office:value="1.574" calcext:value-type="float">
            <text:p>1.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837+035</text:p>
          </table:table-cell>
          <table:table-cell office:value-type="float" office:value="129.95498" calcext:value-type="float">
            <text:p>129.95498</text:p>
          </table:table-cell>
          <table:table-cell office:value-type="float" office:value="3.33163" calcext:value-type="float">
            <text:p>3.33163</text:p>
          </table:table-cell>
          <table:table-cell office:value-type="string" calcext:value-type="string">
            <text:p>QSO</text:p>
          </table:table-cell>
          <table:table-cell office:value-type="float" office:value="1.57" calcext:value-type="float">
            <text:p>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12+39</text:p>
          </table:table-cell>
          <table:table-cell office:value-type="float" office:value="198.77507" calcext:value-type="float">
            <text:p>198.77507</text:p>
          </table:table-cell>
          <table:table-cell office:value-type="float" office:value="39.06154" calcext:value-type="float">
            <text:p>39.06154</text:p>
          </table:table-cell>
          <table:table-cell office:value-type="string" calcext:value-type="string">
            <text:p>QSO</text:p>
          </table:table-cell>
          <table:table-cell office:value-type="float" office:value="1.57" calcext:value-type="float">
            <text:p>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1+359</text:p>
          </table:table-cell>
          <table:table-cell office:value-type="float" office:value="215.95649" calcext:value-type="float">
            <text:p>215.95649</text:p>
          </table:table-cell>
          <table:table-cell office:value-type="float" office:value="35.70921" calcext:value-type="float">
            <text:p>35.70921</text:p>
          </table:table-cell>
          <table:table-cell office:value-type="string" calcext:value-type="string">
            <text:p>QSO</text:p>
          </table:table-cell>
          <table:table-cell office:value-type="float" office:value="1.57" calcext:value-type="float">
            <text:p>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03C</text:p>
          </table:table-cell>
          <table:table-cell office:value-type="float" office:value="220.75399" calcext:value-type="float">
            <text:p>220.75399</text:p>
          </table:table-cell>
          <table:table-cell office:value-type="float" office:value="52.02766" calcext:value-type="float">
            <text:p>52.02766</text:p>
          </table:table-cell>
          <table:table-cell office:value-type="string" calcext:value-type="string">
            <text:p>QSO</text:p>
          </table:table-cell>
          <table:table-cell office:value-type="float" office:value="1.57" calcext:value-type="float">
            <text:p>1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910.32+474804.0</text:p>
          </table:table-cell>
          <table:table-cell office:value-type="float" office:value="117.29304" calcext:value-type="float">
            <text:p>117.29304</text:p>
          </table:table-cell>
          <table:table-cell office:value-type="float" office:value="47.80112" calcext:value-type="float">
            <text:p>47.80112</text:p>
          </table:table-cell>
          <table:table-cell office:value-type="string" calcext:value-type="string">
            <text:p>QSO</text:p>
          </table:table-cell>
          <table:table-cell office:value-type="float" office:value="1.569308" calcext:value-type="float">
            <text:p>1.56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41+411</text:p>
          </table:table-cell>
          <table:table-cell office:value-type="float" office:value="250.86145" calcext:value-type="float">
            <text:p>250.86145</text:p>
          </table:table-cell>
          <table:table-cell office:value-type="float" office:value="41.03868" calcext:value-type="float">
            <text:p>41.03868</text:p>
          </table:table-cell>
          <table:table-cell office:value-type="string" calcext:value-type="string">
            <text:p>QSO</text:p>
          </table:table-cell>
          <table:table-cell office:value-type="float" office:value="1.568629" calcext:value-type="float">
            <text:p>1.5686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535.39+301224.9</text:p>
          </table:table-cell>
          <table:table-cell office:value-type="float" office:value="218.89751" calcext:value-type="float">
            <text:p>218.89751</text:p>
          </table:table-cell>
          <table:table-cell office:value-type="float" office:value="30.20681" calcext:value-type="float">
            <text:p>30.20681</text:p>
          </table:table-cell>
          <table:table-cell office:value-type="string" calcext:value-type="string">
            <text:p>QSO</text:p>
          </table:table-cell>
          <table:table-cell office:value-type="float" office:value="1.568" calcext:value-type="float">
            <text:p>1.5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1718.6+392528</text:p>
          </table:table-cell>
          <table:table-cell office:value-type="float" office:value="199.32771" calcext:value-type="float">
            <text:p>199.32771</text:p>
          </table:table-cell>
          <table:table-cell office:value-type="float" office:value="39.42445" calcext:value-type="float">
            <text:p>39.42445</text:p>
          </table:table-cell>
          <table:table-cell office:value-type="string" calcext:value-type="string">
            <text:p>QSO</text:p>
          </table:table-cell>
          <table:table-cell office:value-type="float" office:value="1.566993" calcext:value-type="float">
            <text:p>1.5669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03+35B</text:p>
          </table:table-cell>
          <table:table-cell office:value-type="float" office:value="256.32709" calcext:value-type="float">
            <text:p>256.32709</text:p>
          </table:table-cell>
          <table:table-cell office:value-type="float" office:value="35.56446" calcext:value-type="float">
            <text:p>35.56446</text:p>
          </table:table-cell>
          <table:table-cell office:value-type="string" calcext:value-type="string">
            <text:p>QSO</text:p>
          </table:table-cell>
          <table:table-cell office:value-type="float" office:value="1.565108" calcext:value-type="float">
            <text:p>1.565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4800.5+360831</text:p>
          </table:table-cell>
          <table:table-cell office:value-type="float" office:value="222.00241" calcext:value-type="float">
            <text:p>222.00241</text:p>
          </table:table-cell>
          <table:table-cell office:value-type="float" office:value="36.14213" calcext:value-type="float">
            <text:p>36.14213</text:p>
          </table:table-cell>
          <table:table-cell office:value-type="string" calcext:value-type="string">
            <text:p>QSO</text:p>
          </table:table-cell>
          <table:table-cell office:value-type="float" office:value="1.565" calcext:value-type="float">
            <text:p>1.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30+31</text:p>
          </table:table-cell>
          <table:table-cell office:value-type="float" office:value="218.26874" calcext:value-type="float">
            <text:p>218.26874</text:p>
          </table:table-cell>
          <table:table-cell office:value-type="float" office:value="31.33411" calcext:value-type="float">
            <text:p>31.33411</text:p>
          </table:table-cell>
          <table:table-cell office:value-type="string" calcext:value-type="string">
            <text:p>QSO</text:p>
          </table:table-cell>
          <table:table-cell office:value-type="float" office:value="1.564631" calcext:value-type="float">
            <text:p>1.5646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618.32+322856.5</text:p>
          </table:table-cell>
          <table:table-cell office:value-type="float" office:value="191.57633" calcext:value-type="float">
            <text:p>191.57633</text:p>
          </table:table-cell>
          <table:table-cell office:value-type="float" office:value="32.48239" calcext:value-type="float">
            <text:p>32.48239</text:p>
          </table:table-cell>
          <table:table-cell office:value-type="string" calcext:value-type="string">
            <text:p>QSO</text:p>
          </table:table-cell>
          <table:table-cell office:value-type="float" office:value="1.562643" calcext:value-type="float">
            <text:p>1.562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0559.00+243532.7</text:p>
          </table:table-cell>
          <table:table-cell office:value-type="float" office:value="256.49582" calcext:value-type="float">
            <text:p>256.49582</text:p>
          </table:table-cell>
          <table:table-cell office:value-type="float" office:value="24.59239" calcext:value-type="float">
            <text:p>24.59239</text:p>
          </table:table-cell>
          <table:table-cell office:value-type="string" calcext:value-type="string">
            <text:p>QSO</text:p>
          </table:table-cell>
          <table:table-cell office:value-type="float" office:value="1.562372" calcext:value-type="float">
            <text:p>1.562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658.68+253507.4</text:p>
          </table:table-cell>
          <table:table-cell office:value-type="float" office:value="229.24457" calcext:value-type="float">
            <text:p>229.24457</text:p>
          </table:table-cell>
          <table:table-cell office:value-type="float" office:value="25.58542" calcext:value-type="float">
            <text:p>25.58542</text:p>
          </table:table-cell>
          <table:table-cell office:value-type="string" calcext:value-type="string">
            <text:p>QSO</text:p>
          </table:table-cell>
          <table:table-cell office:value-type="float" office:value="1.5611" calcext:value-type="float">
            <text:p>1.56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041.23+502937.1</text:p>
          </table:table-cell>
          <table:table-cell office:value-type="float" office:value="195.17186" calcext:value-type="float">
            <text:p>195.17186</text:p>
          </table:table-cell>
          <table:table-cell office:value-type="float" office:value="50.49355" calcext:value-type="float">
            <text:p>50.49355</text:p>
          </table:table-cell>
          <table:table-cell office:value-type="string" calcext:value-type="string">
            <text:p>QSO</text:p>
          </table:table-cell>
          <table:table-cell office:value-type="float" office:value="1.561" calcext:value-type="float">
            <text:p>1.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55+38</text:p>
          </table:table-cell>
          <table:table-cell office:value-type="float" office:value="209.41621" calcext:value-type="float">
            <text:p>209.41621</text:p>
          </table:table-cell>
          <table:table-cell office:value-type="float" office:value="37.82831" calcext:value-type="float">
            <text:p>37.82831</text:p>
          </table:table-cell>
          <table:table-cell office:value-type="string" calcext:value-type="string">
            <text:p>QSO</text:p>
          </table:table-cell>
          <table:table-cell office:value-type="float" office:value="1.561" calcext:value-type="float">
            <text:p>1.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905.27+631604.8</text:p>
          </table:table-cell>
          <table:table-cell office:value-type="float" office:value="217.27211" calcext:value-type="float">
            <text:p>217.27211</text:p>
          </table:table-cell>
          <table:table-cell office:value-type="float" office:value="63.26796" calcext:value-type="float">
            <text:p>63.26796</text:p>
          </table:table-cell>
          <table:table-cell office:value-type="string" calcext:value-type="string">
            <text:p>QSO</text:p>
          </table:table-cell>
          <table:table-cell office:value-type="float" office:value="1.561" calcext:value-type="float">
            <text:p>1.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50+32</text:p>
          </table:table-cell>
          <table:table-cell office:value-type="float" office:value="208.29843" calcext:value-type="float">
            <text:p>208.29843</text:p>
          </table:table-cell>
          <table:table-cell office:value-type="float" office:value="32.09504" calcext:value-type="float">
            <text:p>32.09504</text:p>
          </table:table-cell>
          <table:table-cell office:value-type="string" calcext:value-type="string">
            <text:p>*</text:p>
          </table:table-cell>
          <table:table-cell office:value-type="float" office:value="1.559397" calcext:value-type="float">
            <text:p>1.559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55+380 NED01</text:p>
          </table:table-cell>
          <table:table-cell office:value-type="float" office:value="209.41254" calcext:value-type="float">
            <text:p>209.41254</text:p>
          </table:table-cell>
          <table:table-cell office:value-type="float" office:value="37.82478" calcext:value-type="float">
            <text:p>37.82478</text:p>
          </table:table-cell>
          <table:table-cell office:value-type="string" calcext:value-type="string">
            <text:p>QSO</text:p>
          </table:table-cell>
          <table:table-cell office:value-type="float" office:value="1.557996" calcext:value-type="float">
            <text:p>1.557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527.04+243804.2</text:p>
          </table:table-cell>
          <table:table-cell office:value-type="float" office:value="221.3627" calcext:value-type="float">
            <text:p>221.3627</text:p>
          </table:table-cell>
          <table:table-cell office:value-type="float" office:value="24.63452" calcext:value-type="float">
            <text:p>24.63452</text:p>
          </table:table-cell>
          <table:table-cell office:value-type="string" calcext:value-type="string">
            <text:p>VisS</text:p>
          </table:table-cell>
          <table:table-cell office:value-type="float" office:value="1.555" calcext:value-type="float">
            <text:p>1.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216.03+080008.7</text:p>
          </table:table-cell>
          <table:table-cell office:value-type="float" office:value="223.06682" calcext:value-type="float">
            <text:p>223.06682</text:p>
          </table:table-cell>
          <table:table-cell office:value-type="float" office:value="8.00243" calcext:value-type="float">
            <text:p>8.00243</text:p>
          </table:table-cell>
          <table:table-cell office:value-type="string" calcext:value-type="string">
            <text:p>QSO</text:p>
          </table:table-cell>
          <table:table-cell office:value-type="float" office:value="1.554" calcext:value-type="float">
            <text:p>1.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5+463</text:p>
          </table:table-cell>
          <table:table-cell office:value-type="float" office:value="214.28401" calcext:value-type="float">
            <text:p>214.28401</text:p>
          </table:table-cell>
          <table:table-cell office:value-type="float" office:value="46.11818" calcext:value-type="float">
            <text:p>46.11818</text:p>
          </table:table-cell>
          <table:table-cell office:value-type="string" calcext:value-type="string">
            <text:p>QSO</text:p>
          </table:table-cell>
          <table:table-cell office:value-type="float" office:value="1.553961" calcext:value-type="float">
            <text:p>1.5539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36+351</text:p>
          </table:table-cell>
          <table:table-cell office:value-type="float" office:value="204.78985" calcext:value-type="float">
            <text:p>204.78985</text:p>
          </table:table-cell>
          <table:table-cell office:value-type="float" office:value="34.85892" calcext:value-type="float">
            <text:p>34.85892</text:p>
          </table:table-cell>
          <table:table-cell office:value-type="string" calcext:value-type="string">
            <text:p>QSO</text:p>
          </table:table-cell>
          <table:table-cell office:value-type="float" office:value="1.553542" calcext:value-type="float">
            <text:p>1.553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639.61+532148.8</text:p>
          </table:table-cell>
          <table:table-cell office:value-type="float" office:value="254.1651" calcext:value-type="float">
            <text:p>254.1651</text:p>
          </table:table-cell>
          <table:table-cell office:value-type="float" office:value="53.36355" calcext:value-type="float">
            <text:p>53.36355</text:p>
          </table:table-cell>
          <table:table-cell office:value-type="string" calcext:value-type="string">
            <text:p>QSO</text:p>
          </table:table-cell>
          <table:table-cell office:value-type="float" office:value="1.553" calcext:value-type="float">
            <text:p>1.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QAC 258+049 001</text:p>
          </table:table-cell>
          <table:table-cell office:value-type="float" office:value="258.39645" calcext:value-type="float">
            <text:p>258.39645</text:p>
          </table:table-cell>
          <table:table-cell office:value-type="float" office:value="49.2757" calcext:value-type="float">
            <text:p>49.2757</text:p>
          </table:table-cell>
          <table:table-cell office:value-type="string" calcext:value-type="string">
            <text:p>QSO</text:p>
          </table:table-cell>
          <table:table-cell office:value-type="float" office:value="1.552" calcext:value-type="float">
            <text:p>1.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58+24</text:p>
          </table:table-cell>
          <table:table-cell office:value-type="float" office:value="120.26672" calcext:value-type="float">
            <text:p>120.26672</text:p>
          </table:table-cell>
          <table:table-cell office:value-type="float" office:value="24.42978" calcext:value-type="float">
            <text:p>24.42978</text:p>
          </table:table-cell>
          <table:table-cell office:value-type="string" calcext:value-type="string">
            <text:p>G</text:p>
          </table:table-cell>
          <table:table-cell office:value-type="float" office:value="1.551245" calcext:value-type="float">
            <text:p>1.551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AS F10119+1429</text:p>
          </table:table-cell>
          <table:table-cell office:value-type="float" office:value="153.65742" calcext:value-type="float">
            <text:p>153.65742</text:p>
          </table:table-cell>
          <table:table-cell office:value-type="float" office:value="14.25017" calcext:value-type="float">
            <text:p>14.25017</text:p>
          </table:table-cell>
          <table:table-cell office:value-type="string" calcext:value-type="string">
            <text:p>QSO</text:p>
          </table:table-cell>
          <table:table-cell office:value-type="float" office:value="1.55" calcext:value-type="float">
            <text:p>1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538.35+551132.6</text:p>
          </table:table-cell>
          <table:table-cell office:value-type="float" office:value="191.40981" calcext:value-type="float">
            <text:p>191.40981</text:p>
          </table:table-cell>
          <table:table-cell office:value-type="float" office:value="55.19241" calcext:value-type="float">
            <text:p>55.19241</text:p>
          </table:table-cell>
          <table:table-cell office:value-type="string" calcext:value-type="string">
            <text:p>QSO</text:p>
          </table:table-cell>
          <table:table-cell office:value-type="float" office:value="1.549542" calcext:value-type="float">
            <text:p>1.549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2402.70+233645.9</text:p>
          </table:table-cell>
          <table:table-cell office:value-type="float" office:value="171.01127" calcext:value-type="float">
            <text:p>171.01127</text:p>
          </table:table-cell>
          <table:table-cell office:value-type="float" office:value="23.61274" calcext:value-type="float">
            <text:p>23.61274</text:p>
          </table:table-cell>
          <table:table-cell office:value-type="string" calcext:value-type="string">
            <text:p>QSO</text:p>
          </table:table-cell>
          <table:table-cell office:value-type="float" office:value="1.549" calcext:value-type="float">
            <text:p>1.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914.73+220520.5</text:p>
          </table:table-cell>
          <table:table-cell office:value-type="float" office:value="139.81146" calcext:value-type="float">
            <text:p>139.81146</text:p>
          </table:table-cell>
          <table:table-cell office:value-type="float" office:value="22.08903" calcext:value-type="float">
            <text:p>22.08903</text:p>
          </table:table-cell>
          <table:table-cell office:value-type="string" calcext:value-type="string">
            <text:p>QSO</text:p>
          </table:table-cell>
          <table:table-cell office:value-type="float" office:value="1.548842" calcext:value-type="float">
            <text:p>1.548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11+103</text:p>
          </table:table-cell>
          <table:table-cell office:value-type="float" office:value="228.37206" calcext:value-type="float">
            <text:p>228.37206</text:p>
          </table:table-cell>
          <table:table-cell office:value-type="float" office:value="10.18487" calcext:value-type="float">
            <text:p>10.18487</text:p>
          </table:table-cell>
          <table:table-cell office:value-type="string" calcext:value-type="string">
            <text:p>QSO</text:p>
          </table:table-cell>
          <table:table-cell office:value-type="float" office:value="1.54842" calcext:value-type="float">
            <text:p>1.54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549.96+165812.1</text:p>
          </table:table-cell>
          <table:table-cell office:value-type="float" office:value="141.45818" calcext:value-type="float">
            <text:p>141.45818</text:p>
          </table:table-cell>
          <table:table-cell office:value-type="float" office:value="16.97006" calcext:value-type="float">
            <text:p>16.97006</text:p>
          </table:table-cell>
          <table:table-cell office:value-type="string" calcext:value-type="string">
            <text:p>QSO</text:p>
          </table:table-cell>
          <table:table-cell office:value-type="float" office:value="1.547606" calcext:value-type="float">
            <text:p>1.5476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434+235</text:p>
          </table:table-cell>
          <table:table-cell office:value-type="float" office:value="219.17075" calcext:value-type="float">
            <text:p>219.17075</text:p>
          </table:table-cell>
          <table:table-cell office:value-type="float" office:value="23.35091" calcext:value-type="float">
            <text:p>23.35091</text:p>
          </table:table-cell>
          <table:table-cell office:value-type="string" calcext:value-type="string">
            <text:p>QSO</text:p>
          </table:table-cell>
          <table:table-cell office:value-type="float" office:value="1.547438" calcext:value-type="float">
            <text:p>1.5474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9+315</text:p>
          </table:table-cell>
          <table:table-cell office:value-type="float" office:value="215.37367" calcext:value-type="float">
            <text:p>215.37367</text:p>
          </table:table-cell>
          <table:table-cell office:value-type="float" office:value="31.31775" calcext:value-type="float">
            <text:p>31.31775</text:p>
          </table:table-cell>
          <table:table-cell office:value-type="string" calcext:value-type="string">
            <text:p>QSO</text:p>
          </table:table-cell>
          <table:table-cell office:value-type="float" office:value="1.547" calcext:value-type="float">
            <text:p>1.5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1500.79+500215.5</text:p>
          </table:table-cell>
          <table:table-cell office:value-type="float" office:value="183.75327" calcext:value-type="float">
            <text:p>183.75327</text:p>
          </table:table-cell>
          <table:table-cell office:value-type="float" office:value="50.03768" calcext:value-type="float">
            <text:p>50.03768</text:p>
          </table:table-cell>
          <table:table-cell office:value-type="string" calcext:value-type="string">
            <text:p>QSO</text:p>
          </table:table-cell>
          <table:table-cell office:value-type="float" office:value="1.545" calcext:value-type="float">
            <text:p>1.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10+40A</text:p>
          </table:table-cell>
          <table:table-cell office:value-type="float" office:value="257.99212" calcext:value-type="float">
            <text:p>257.99212</text:p>
          </table:table-cell>
          <table:table-cell office:value-type="float" office:value="39.96269" calcext:value-type="float">
            <text:p>39.96269</text:p>
          </table:table-cell>
          <table:table-cell office:value-type="string" calcext:value-type="string">
            <text:p>VisS</text:p>
          </table:table-cell>
          <table:table-cell office:value-type="float" office:value="1.545" calcext:value-type="float">
            <text:p>1.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510.01+570954.3</text:p>
          </table:table-cell>
          <table:table-cell office:value-type="float" office:value="191.29166" calcext:value-type="float">
            <text:p>191.29166</text:p>
          </table:table-cell>
          <table:table-cell office:value-type="float" office:value="57.1651" calcext:value-type="float">
            <text:p>57.1651</text:p>
          </table:table-cell>
          <table:table-cell office:value-type="string" calcext:value-type="string">
            <text:p>QSO</text:p>
          </table:table-cell>
          <table:table-cell office:value-type="float" office:value="1.54487" calcext:value-type="float">
            <text:p>1.54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1821.28+071507.5</text:p>
          </table:table-cell>
          <table:table-cell office:value-type="float" office:value="154.58867" calcext:value-type="float">
            <text:p>154.58867</text:p>
          </table:table-cell>
          <table:table-cell office:value-type="float" office:value="7.25211" calcext:value-type="float">
            <text:p>7.25211</text:p>
          </table:table-cell>
          <table:table-cell office:value-type="string" calcext:value-type="string">
            <text:p>QSO</text:p>
          </table:table-cell>
          <table:table-cell office:value-type="float" office:value="1.540542" calcext:value-type="float">
            <text:p>1.540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7+27</text:p>
          </table:table-cell>
          <table:table-cell office:value-type="float" office:value="117.52812" calcext:value-type="float">
            <text:p>117.52812</text:p>
          </table:table-cell>
          <table:table-cell office:value-type="float" office:value="27.00623" calcext:value-type="float">
            <text:p>27.00623</text:p>
          </table:table-cell>
          <table:table-cell office:value-type="string" calcext:value-type="string">
            <text:p>QSO</text:p>
          </table:table-cell>
          <table:table-cell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5+26</text:p>
          </table:table-cell>
          <table:table-cell office:value-type="float" office:value="241.95958" calcext:value-type="float">
            <text:p>241.95958</text:p>
          </table:table-cell>
          <table:table-cell office:value-type="float" office:value="26.19821" calcext:value-type="float">
            <text:p>26.19821</text:p>
          </table:table-cell>
          <table:table-cell office:value-type="string" calcext:value-type="string">
            <text:p>QSO</text:p>
          </table:table-cell>
          <table:table-cell office:value-type="float" office:value="1.539088" calcext:value-type="float">
            <text:p>1.5390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241.85+024616.5</text:p>
          </table:table-cell>
          <table:table-cell office:value-type="float" office:value="193.17437" calcext:value-type="float">
            <text:p>193.17437</text:p>
          </table:table-cell>
          <table:table-cell office:value-type="float" office:value="2.77122" calcext:value-type="float">
            <text:p>2.77122</text:p>
          </table:table-cell>
          <table:table-cell office:value-type="string" calcext:value-type="string">
            <text:p>QSO</text:p>
          </table:table-cell>
          <table:table-cell office:value-type="float" office:value="1.537946" calcext:value-type="float">
            <text:p>1.5379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050.25+263001.0</text:p>
          </table:table-cell>
          <table:table-cell office:value-type="float" office:value="197.7094" calcext:value-type="float">
            <text:p>197.7094</text:p>
          </table:table-cell>
          <table:table-cell office:value-type="float" office:value="26.50029" calcext:value-type="float">
            <text:p>26.50029</text:p>
          </table:table-cell>
          <table:table-cell office:value-type="string" calcext:value-type="string">
            <text:p>QSO</text:p>
          </table:table-cell>
          <table:table-cell office:value-type="float" office:value="1.537525" calcext:value-type="float">
            <text:p>1.537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204.62+083748.1</text:p>
          </table:table-cell>
          <table:table-cell office:value-type="float" office:value="138.01925" calcext:value-type="float">
            <text:p>138.01925</text:p>
          </table:table-cell>
          <table:table-cell office:value-type="float" office:value="8.63008" calcext:value-type="float">
            <text:p>8.63008</text:p>
          </table:table-cell>
          <table:table-cell office:value-type="string" calcext:value-type="string">
            <text:p>QSO</text:p>
          </table:table-cell>
          <table:table-cell office:value-type="float" office:value="1.537507" calcext:value-type="float">
            <text:p>1.5375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42+38A</text:p>
          </table:table-cell>
          <table:table-cell office:value-type="float" office:value="206.10638" calcext:value-type="float">
            <text:p>206.10638</text:p>
          </table:table-cell>
          <table:table-cell office:value-type="float" office:value="38.69172" calcext:value-type="float">
            <text:p>38.69172</text:p>
          </table:table-cell>
          <table:table-cell office:value-type="string" calcext:value-type="string">
            <text:p>QSO</text:p>
          </table:table-cell>
          <table:table-cell office:value-type="float" office:value="1.537385" calcext:value-type="float">
            <text:p>1.537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358.57+515100.8</text:p>
          </table:table-cell>
          <table:table-cell office:value-type="float" office:value="135.99406" calcext:value-type="float">
            <text:p>135.99406</text:p>
          </table:table-cell>
          <table:table-cell office:value-type="float" office:value="51.85018" calcext:value-type="float">
            <text:p>51.85018</text:p>
          </table:table-cell>
          <table:table-cell office:value-type="string" calcext:value-type="string">
            <text:p>UvES</text:p>
          </table:table-cell>
          <table:table-cell office:value-type="float" office:value="1.537" calcext:value-type="float">
            <text:p>1.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06+274</text:p>
          </table:table-cell>
          <table:table-cell office:value-type="float" office:value="197.23675" calcext:value-type="float">
            <text:p>197.23675</text:p>
          </table:table-cell>
          <table:table-cell office:value-type="float" office:value="27.13655" calcext:value-type="float">
            <text:p>27.13655</text:p>
          </table:table-cell>
          <table:table-cell office:value-type="string" calcext:value-type="string">
            <text:p>QSO</text:p>
          </table:table-cell>
          <table:table-cell office:value-type="float" office:value="1.537" calcext:value-type="float">
            <text:p>1.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7+37</text:p>
          </table:table-cell>
          <table:table-cell office:value-type="float" office:value="162.69172" calcext:value-type="float">
            <text:p>162.69172</text:p>
          </table:table-cell>
          <table:table-cell office:value-type="float" office:value="36.99473" calcext:value-type="float">
            <text:p>36.99473</text:p>
          </table:table-cell>
          <table:table-cell office:value-type="string" calcext:value-type="string">
            <text:p>QSO</text:p>
          </table:table-cell>
          <table:table-cell office:value-type="float" office:value="1.536746" calcext:value-type="float">
            <text:p>1.536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227.69+093902.9</text:p>
          </table:table-cell>
          <table:table-cell office:value-type="float" office:value="238.11545" calcext:value-type="float">
            <text:p>238.11545</text:p>
          </table:table-cell>
          <table:table-cell office:value-type="float" office:value="9.65082" calcext:value-type="float">
            <text:p>9.65082</text:p>
          </table:table-cell>
          <table:table-cell office:value-type="string" calcext:value-type="string">
            <text:p>QSO</text:p>
          </table:table-cell>
          <table:table-cell office:value-type="float" office:value="1.536573" calcext:value-type="float">
            <text:p>1.536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71653.6+230553</text:p>
          </table:table-cell>
          <table:table-cell office:value-type="float" office:value="259.22357" calcext:value-type="float">
            <text:p>259.22357</text:p>
          </table:table-cell>
          <table:table-cell office:value-type="float" office:value="23.09814" calcext:value-type="float">
            <text:p>23.09814</text:p>
          </table:table-cell>
          <table:table-cell office:value-type="string" calcext:value-type="string">
            <text:p>QSO</text:p>
          </table:table-cell>
          <table:table-cell office:value-type="float" office:value="1.536" calcext:value-type="float">
            <text:p>1.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5840.84+533543.1</text:p>
          </table:table-cell>
          <table:table-cell office:value-type="float" office:value="164.67021" calcext:value-type="float">
            <text:p>164.67021</text:p>
          </table:table-cell>
          <table:table-cell office:value-type="float" office:value="53.59532" calcext:value-type="float">
            <text:p>53.59532</text:p>
          </table:table-cell>
          <table:table-cell office:value-type="string" calcext:value-type="string">
            <text:p>QSO</text:p>
          </table:table-cell>
          <table:table-cell office:value-type="float" office:value="1.535115" calcext:value-type="float">
            <text:p>1.53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4743.27+624852.2</text:p>
          </table:table-cell>
          <table:table-cell office:value-type="float" office:value="146.93031" calcext:value-type="float">
            <text:p>146.93031</text:p>
          </table:table-cell>
          <table:table-cell office:value-type="float" office:value="62.81451" calcext:value-type="float">
            <text:p>62.81451</text:p>
          </table:table-cell>
          <table:table-cell office:value-type="string" calcext:value-type="string">
            <text:p>QSO</text:p>
          </table:table-cell>
          <table:table-cell office:value-type="float" office:value="1.535" calcext:value-type="float">
            <text:p>1.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334.04+071125.7</text:p>
          </table:table-cell>
          <table:table-cell office:value-type="float" office:value="158.39177" calcext:value-type="float">
            <text:p>158.39177</text:p>
          </table:table-cell>
          <table:table-cell office:value-type="float" office:value="7.1906" calcext:value-type="float">
            <text:p>7.1906</text:p>
          </table:table-cell>
          <table:table-cell office:value-type="string" calcext:value-type="string">
            <text:p>QSO</text:p>
          </table:table-cell>
          <table:table-cell office:value-type="float" office:value="1.535" calcext:value-type="float">
            <text:p>1.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05</text:p>
          </table:table-cell>
          <table:table-cell office:value-type="float" office:value="129.77691" calcext:value-type="float">
            <text:p>129.77691</text:p>
          </table:table-cell>
          <table:table-cell office:value-type="float" office:value="57.90475" calcext:value-type="float">
            <text:p>57.90475</text:p>
          </table:table-cell>
          <table:table-cell office:value-type="string" calcext:value-type="string">
            <text:p>QSO</text:p>
          </table:table-cell>
          <table:table-cell office:value-type="float" office:value="1.534" calcext:value-type="float">
            <text:p>1.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235+196</text:p>
          </table:table-cell>
          <table:table-cell office:value-type="float" office:value="189.40175" calcext:value-type="float">
            <text:p>189.40175</text:p>
          </table:table-cell>
          <table:table-cell office:value-type="float" office:value="19.41128" calcext:value-type="float">
            <text:p>19.41128</text:p>
          </table:table-cell>
          <table:table-cell office:value-type="string" calcext:value-type="string">
            <text:p>QSO</text:p>
          </table:table-cell>
          <table:table-cell office:value-type="float" office:value="1.5334" calcext:value-type="float">
            <text:p>1.5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9+105</text:p>
          </table:table-cell>
          <table:table-cell office:value-type="float" office:value="150.49056" calcext:value-type="float">
            <text:p>150.49056</text:p>
          </table:table-cell>
          <table:table-cell office:value-type="float" office:value="10.26381" calcext:value-type="float">
            <text:p>10.26381</text:p>
          </table:table-cell>
          <table:table-cell office:value-type="string" calcext:value-type="string">
            <text:p>QSO</text:p>
          </table:table-cell>
          <table:table-cell office:value-type="float" office:value="1.533352" calcext:value-type="float">
            <text:p>1.5333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1446.9+374607</text:p>
          </table:table-cell>
          <table:table-cell office:value-type="float" office:value="243.69566" calcext:value-type="float">
            <text:p>243.69566</text:p>
          </table:table-cell>
          <table:table-cell office:value-type="float" office:value="37.76869" calcext:value-type="float">
            <text:p>37.76869</text:p>
          </table:table-cell>
          <table:table-cell office:value-type="string" calcext:value-type="string">
            <text:p>QSO</text:p>
          </table:table-cell>
          <table:table-cell office:value-type="float" office:value="1.531222" calcext:value-type="float">
            <text:p>1.5312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108.08+185941.1</text:p>
          </table:table-cell>
          <table:table-cell office:value-type="float" office:value="242.78371" calcext:value-type="float">
            <text:p>242.78371</text:p>
          </table:table-cell>
          <table:table-cell office:value-type="float" office:value="18.99477" calcext:value-type="float">
            <text:p>18.99477</text:p>
          </table:table-cell>
          <table:table-cell office:value-type="string" calcext:value-type="string">
            <text:p>QSO</text:p>
          </table:table-cell>
          <table:table-cell office:value-type="float" office:value="1.5309" calcext:value-type="float">
            <text:p>1.53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46+435</text:p>
          </table:table-cell>
          <table:table-cell office:value-type="float" office:value="177.34967" calcext:value-type="float">
            <text:p>177.34967</text:p>
          </table:table-cell>
          <table:table-cell office:value-type="float" office:value="43.28039" calcext:value-type="float">
            <text:p>43.28039</text:p>
          </table:table-cell>
          <table:table-cell office:value-type="string" calcext:value-type="string">
            <text:p>QSO</text:p>
          </table:table-cell>
          <table:table-cell office:value-type="float" office:value="1.530405" calcext:value-type="float">
            <text:p>1.530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603.71+524740.8</text:p>
          </table:table-cell>
          <table:table-cell office:value-type="float" office:value="126.51535" calcext:value-type="float">
            <text:p>126.51535</text:p>
          </table:table-cell>
          <table:table-cell office:value-type="float" office:value="52.79456" calcext:value-type="float">
            <text:p>52.79456</text:p>
          </table:table-cell>
          <table:table-cell office:value-type="string" calcext:value-type="string">
            <text:p>G</text:p>
          </table:table-cell>
          <table:table-cell office:value-type="float" office:value="1.529731" calcext:value-type="float">
            <text:p>1.5297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70.1</text:p>
          </table:table-cell>
          <table:table-cell office:value-type="float" office:value="185.14115" calcext:value-type="float">
            <text:p>185.14115</text:p>
          </table:table-cell>
          <table:table-cell office:value-type="float" office:value="33.72001" calcext:value-type="float">
            <text:p>33.72001</text:p>
          </table:table-cell>
          <table:table-cell office:value-type="string" calcext:value-type="string">
            <text:p>QSO</text:p>
          </table:table-cell>
          <table:table-cell office:value-type="float" office:value="1.528432" calcext:value-type="float">
            <text:p>1.5284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2355.6+250834</text:p>
          </table:table-cell>
          <table:table-cell office:value-type="float" office:value="200.982" calcext:value-type="float">
            <text:p>200.982</text:p>
          </table:table-cell>
          <table:table-cell office:value-type="float" office:value="25.14283" calcext:value-type="float">
            <text:p>25.14283</text:p>
          </table:table-cell>
          <table:table-cell office:value-type="string" calcext:value-type="string">
            <text:p>QSO</text:p>
          </table:table-cell>
          <table:table-cell office:value-type="float" office:value="1.528" calcext:value-type="float">
            <text:p>1.5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4908.80+020622.4</text:p>
          </table:table-cell>
          <table:table-cell office:value-type="float" office:value="132.28669" calcext:value-type="float">
            <text:p>132.28669</text:p>
          </table:table-cell>
          <table:table-cell office:value-type="float" office:value="2.10623" calcext:value-type="float">
            <text:p>2.10623</text:p>
          </table:table-cell>
          <table:table-cell office:value-type="string" calcext:value-type="string">
            <text:p>QSO</text:p>
          </table:table-cell>
          <table:table-cell office:value-type="float" office:value="1.525" calcext:value-type="float">
            <text:p>1.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210.89+555243.2</text:p>
          </table:table-cell>
          <table:table-cell office:value-type="float" office:value="238.04539" calcext:value-type="float">
            <text:p>238.04539</text:p>
          </table:table-cell>
          <table:table-cell office:value-type="float" office:value="55.87867" calcext:value-type="float">
            <text:p>55.87867</text:p>
          </table:table-cell>
          <table:table-cell office:value-type="string" calcext:value-type="string">
            <text:p>UvES</text:p>
          </table:table-cell>
          <table:table-cell office:value-type="float" office:value="1.525" calcext:value-type="float">
            <text:p>1.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53+476</text:p>
          </table:table-cell>
          <table:table-cell office:value-type="float" office:value="238.82835" calcext:value-type="float">
            <text:p>238.82835</text:p>
          </table:table-cell>
          <table:table-cell office:value-type="float" office:value="47.49941" calcext:value-type="float">
            <text:p>47.49941</text:p>
          </table:table-cell>
          <table:table-cell office:value-type="string" calcext:value-type="string">
            <text:p>UvES</text:p>
          </table:table-cell>
          <table:table-cell office:value-type="float" office:value="1.525" calcext:value-type="float">
            <text:p>1.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029.62+602751.2</text:p>
          </table:table-cell>
          <table:table-cell office:value-type="float" office:value="227.62322" calcext:value-type="float">
            <text:p>227.62322</text:p>
          </table:table-cell>
          <table:table-cell office:value-type="float" office:value="60.46425" calcext:value-type="float">
            <text:p>60.46425</text:p>
          </table:table-cell>
          <table:table-cell office:value-type="string" calcext:value-type="string">
            <text:p>QSO</text:p>
          </table:table-cell>
          <table:table-cell office:value-type="float" office:value="1.524251" calcext:value-type="float">
            <text:p>1.5242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8+21</text:p>
          </table:table-cell>
          <table:table-cell office:value-type="float" office:value="122.7539" calcext:value-type="float">
            <text:p>122.7539</text:p>
          </table:table-cell>
          <table:table-cell office:value-type="float" office:value="21.69365" calcext:value-type="float">
            <text:p>21.69365</text:p>
          </table:table-cell>
          <table:table-cell office:value-type="string" calcext:value-type="string">
            <text:p>QSO</text:p>
          </table:table-cell>
          <table:table-cell office:value-type="float" office:value="1.524216" calcext:value-type="float">
            <text:p>1.524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10+3019</text:p>
          </table:table-cell>
          <table:table-cell office:value-type="float" office:value="167.66761" calcext:value-type="float">
            <text:p>167.66761</text:p>
          </table:table-cell>
          <table:table-cell office:value-type="float" office:value="30.31939" calcext:value-type="float">
            <text:p>30.31939</text:p>
          </table:table-cell>
          <table:table-cell office:value-type="string" calcext:value-type="string">
            <text:p>QSO</text:p>
          </table:table-cell>
          <table:table-cell office:value-type="float" office:value="1.519671" calcext:value-type="float">
            <text:p>1.5196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2434.1+322819</text:p>
          </table:table-cell>
          <table:table-cell office:value-type="float" office:value="171.14234" calcext:value-type="float">
            <text:p>171.14234</text:p>
          </table:table-cell>
          <table:table-cell office:value-type="float" office:value="32.47205" calcext:value-type="float">
            <text:p>32.47205</text:p>
          </table:table-cell>
          <table:table-cell office:value-type="string" calcext:value-type="string">
            <text:p>QSO</text:p>
          </table:table-cell>
          <table:table-cell office:value-type="float" office:value="1.519063" calcext:value-type="float">
            <text:p>1.5190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01+295</text:p>
          </table:table-cell>
          <table:table-cell office:value-type="float" office:value="196.04002" calcext:value-type="float">
            <text:p>196.04002</text:p>
          </table:table-cell>
          <table:table-cell office:value-type="float" office:value="29.32859" calcext:value-type="float">
            <text:p>29.32859</text:p>
          </table:table-cell>
          <table:table-cell office:value-type="string" calcext:value-type="string">
            <text:p>QSO</text:p>
          </table:table-cell>
          <table:table-cell office:value-type="float" office:value="1.518695" calcext:value-type="float">
            <text:p>1.51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04+399</text:p>
          </table:table-cell>
          <table:table-cell office:value-type="float" office:value="181.65439" calcext:value-type="float">
            <text:p>181.65439</text:p>
          </table:table-cell>
          <table:table-cell office:value-type="float" office:value="39.68437" calcext:value-type="float">
            <text:p>39.68437</text:p>
          </table:table-cell>
          <table:table-cell office:value-type="string" calcext:value-type="string">
            <text:p>QSO</text:p>
          </table:table-cell>
          <table:table-cell office:value-type="float" office:value="1.518589" calcext:value-type="float">
            <text:p>1.518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26+101</text:p>
          </table:table-cell>
          <table:table-cell office:value-type="float" office:value="172.30873" calcext:value-type="float">
            <text:p>172.30873</text:p>
          </table:table-cell>
          <table:table-cell office:value-type="float" office:value="9.86638" calcext:value-type="float">
            <text:p>9.86638</text:p>
          </table:table-cell>
          <table:table-cell office:value-type="string" calcext:value-type="string">
            <text:p>QSO</text:p>
          </table:table-cell>
          <table:table-cell office:value-type="float" office:value="1.517567" calcext:value-type="float">
            <text:p>1.517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46+461</text:p>
          </table:table-cell>
          <table:table-cell office:value-type="float" office:value="162.36296" calcext:value-type="float">
            <text:p>162.36296</text:p>
          </table:table-cell>
          <table:table-cell office:value-type="float" office:value="45.93054" calcext:value-type="float">
            <text:p>45.93054</text:p>
          </table:table-cell>
          <table:table-cell office:value-type="string" calcext:value-type="string">
            <text:p>QSO</text:p>
          </table:table-cell>
          <table:table-cell office:value-type="float" office:value="1.517495" calcext:value-type="float">
            <text:p>1.517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950.67+212938.8</text:p>
          </table:table-cell>
          <table:table-cell office:value-type="float" office:value="162.46142" calcext:value-type="float">
            <text:p>162.46142</text:p>
          </table:table-cell>
          <table:table-cell office:value-type="float" office:value="21.49404" calcext:value-type="float">
            <text:p>21.49404</text:p>
          </table:table-cell>
          <table:table-cell office:value-type="string" calcext:value-type="string">
            <text:p>*</text:p>
          </table:table-cell>
          <table:table-cell office:value-type="float" office:value="1.517408" calcext:value-type="float">
            <text:p>1.5174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847.42+370611.9</text:p>
          </table:table-cell>
          <table:table-cell office:value-type="float" office:value="187.1976" calcext:value-type="float">
            <text:p>187.1976</text:p>
          </table:table-cell>
          <table:table-cell office:value-type="float" office:value="37.10336" calcext:value-type="float">
            <text:p>37.10336</text:p>
          </table:table-cell>
          <table:table-cell office:value-type="string" calcext:value-type="string">
            <text:p>QSO</text:p>
          </table:table-cell>
          <table:table-cell office:value-type="float" office:value="1.516888" calcext:value-type="float">
            <text:p>1.516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1022.33+323824.1</text:p>
          </table:table-cell>
          <table:table-cell office:value-type="float" office:value="242.59308" calcext:value-type="float">
            <text:p>242.59308</text:p>
          </table:table-cell>
          <table:table-cell office:value-type="float" office:value="32.64005" calcext:value-type="float">
            <text:p>32.64005</text:p>
          </table:table-cell>
          <table:table-cell office:value-type="string" calcext:value-type="string">
            <text:p>QSO</text:p>
          </table:table-cell>
          <table:table-cell office:value-type="float" office:value="1.516309" calcext:value-type="float">
            <text:p>1.5163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2110671+1820340</text:p>
          </table:table-cell>
          <table:table-cell office:value-type="float" office:value="182.77787" calcext:value-type="float">
            <text:p>182.77787</text:p>
          </table:table-cell>
          <table:table-cell office:value-type="float" office:value="18.34286" calcext:value-type="float">
            <text:p>18.34286</text:p>
          </table:table-cell>
          <table:table-cell office:value-type="string" calcext:value-type="string">
            <text:p>QSO</text:p>
          </table:table-cell>
          <table:table-cell office:value-type="float" office:value="1.515" calcext:value-type="float">
            <text:p>1.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454.01+233153.4</text:p>
          </table:table-cell>
          <table:table-cell office:value-type="float" office:value="138.725" calcext:value-type="float">
            <text:p>138.725</text:p>
          </table:table-cell>
          <table:table-cell office:value-type="float" office:value="23.53153" calcext:value-type="float">
            <text:p>23.53153</text:p>
          </table:table-cell>
          <table:table-cell office:value-type="string" calcext:value-type="string">
            <text:p>QSO</text:p>
          </table:table-cell>
          <table:table-cell office:value-type="float" office:value="1.513859" calcext:value-type="float">
            <text:p>1.513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839.95+500259.4</text:p>
          </table:table-cell>
          <table:table-cell office:value-type="float" office:value="229.66651" calcext:value-type="float">
            <text:p>229.66651</text:p>
          </table:table-cell>
          <table:table-cell office:value-type="float" office:value="50.04986" calcext:value-type="float">
            <text:p>50.04986</text:p>
          </table:table-cell>
          <table:table-cell office:value-type="string" calcext:value-type="string">
            <text:p>QSO</text:p>
          </table:table-cell>
          <table:table-cell office:value-type="float" office:value="1.513443" calcext:value-type="float">
            <text:p>1.513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835.52+210237.0</text:p>
          </table:table-cell>
          <table:table-cell office:value-type="float" office:value="172.14809" calcext:value-type="float">
            <text:p>172.14809</text:p>
          </table:table-cell>
          <table:table-cell office:value-type="float" office:value="21.04371" calcext:value-type="float">
            <text:p>21.04371</text:p>
          </table:table-cell>
          <table:table-cell office:value-type="string" calcext:value-type="string">
            <text:p>QSO</text:p>
          </table:table-cell>
          <table:table-cell office:value-type="float" office:value="1.5134" calcext:value-type="float">
            <text:p>1.5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518.61+123927.1</text:p>
          </table:table-cell>
          <table:table-cell office:value-type="float" office:value="216.32753" calcext:value-type="float">
            <text:p>216.32753</text:p>
          </table:table-cell>
          <table:table-cell office:value-type="float" office:value="12.65751" calcext:value-type="float">
            <text:p>12.65751</text:p>
          </table:table-cell>
          <table:table-cell office:value-type="string" calcext:value-type="string">
            <text:p>QSO</text:p>
          </table:table-cell>
          <table:table-cell office:value-type="float" office:value="1.513226" calcext:value-type="float">
            <text:p>1.513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031.23+490153.1</text:p>
          </table:table-cell>
          <table:table-cell office:value-type="float" office:value="245.1301" calcext:value-type="float">
            <text:p>245.1301</text:p>
          </table:table-cell>
          <table:table-cell office:value-type="float" office:value="49.03146" calcext:value-type="float">
            <text:p>49.03146</text:p>
          </table:table-cell>
          <table:table-cell office:value-type="string" calcext:value-type="string">
            <text:p>QSO</text:p>
          </table:table-cell>
          <table:table-cell office:value-type="float" office:value="1.513" calcext:value-type="float">
            <text:p>1.5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3905.20+053438.3</text:p>
          </table:table-cell>
          <table:table-cell office:value-type="float" office:value="234.77169" calcext:value-type="float">
            <text:p>234.77169</text:p>
          </table:table-cell>
          <table:table-cell office:value-type="float" office:value="5.57734" calcext:value-type="float">
            <text:p>5.57734</text:p>
          </table:table-cell>
          <table:table-cell office:value-type="string" calcext:value-type="string">
            <text:p>QSO</text:p>
          </table:table-cell>
          <table:table-cell office:value-type="float" office:value="1.511" calcext:value-type="float">
            <text:p>1.5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551.1+375641</text:p>
          </table:table-cell>
          <table:table-cell office:value-type="float" office:value="158.96328" calcext:value-type="float">
            <text:p>158.96328</text:p>
          </table:table-cell>
          <table:table-cell office:value-type="float" office:value="37.94486" calcext:value-type="float">
            <text:p>37.94486</text:p>
          </table:table-cell>
          <table:table-cell office:value-type="string" calcext:value-type="string">
            <text:p>QSO</text:p>
          </table:table-cell>
          <table:table-cell office:value-type="float" office:value="1.510236" calcext:value-type="float">
            <text:p>1.510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645.83+100642.7</text:p>
          </table:table-cell>
          <table:table-cell office:value-type="float" office:value="139.19092" calcext:value-type="float">
            <text:p>139.19092</text:p>
          </table:table-cell>
          <table:table-cell office:value-type="float" office:value="10.11186" calcext:value-type="float">
            <text:p>10.11186</text:p>
          </table:table-cell>
          <table:table-cell office:value-type="string" calcext:value-type="string">
            <text:p>QSO</text:p>
          </table:table-cell>
          <table:table-cell office:value-type="float" office:value="1.508206" calcext:value-type="float">
            <text:p>1.508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4552.72+062436.3</text:p>
          </table:table-cell>
          <table:table-cell office:value-type="float" office:value="161.46972" calcext:value-type="float">
            <text:p>161.46972</text:p>
          </table:table-cell>
          <table:table-cell office:value-type="float" office:value="6.41013" calcext:value-type="float">
            <text:p>6.41013</text:p>
          </table:table-cell>
          <table:table-cell office:value-type="string" calcext:value-type="string">
            <text:p>QSO</text:p>
          </table:table-cell>
          <table:table-cell office:value-type="float" office:value="1.508094" calcext:value-type="float">
            <text:p>1.508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808.30+210537.0</text:p>
          </table:table-cell>
          <table:table-cell office:value-type="float" office:value="127.03455" calcext:value-type="float">
            <text:p>127.03455</text:p>
          </table:table-cell>
          <table:table-cell office:value-type="float" office:value="21.09366" calcext:value-type="float">
            <text:p>21.09366</text:p>
          </table:table-cell>
          <table:table-cell office:value-type="string" calcext:value-type="string">
            <text:p>QSO</text:p>
          </table:table-cell>
          <table:table-cell office:value-type="float" office:value="1.506513" calcext:value-type="float">
            <text:p>1.5065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8+390B</text:p>
          </table:table-cell>
          <table:table-cell office:value-type="float" office:value="192.76111" calcext:value-type="float">
            <text:p>192.76111</text:p>
          </table:table-cell>
          <table:table-cell office:value-type="float" office:value="38.75204" calcext:value-type="float">
            <text:p>38.75204</text:p>
          </table:table-cell>
          <table:table-cell office:value-type="string" calcext:value-type="string">
            <text:p>QSO</text:p>
          </table:table-cell>
          <table:table-cell office:value-type="float" office:value="1.505459" calcext:value-type="float">
            <text:p>1.5054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3+410</text:p>
          </table:table-cell>
          <table:table-cell office:value-type="float" office:value="149.1294" calcext:value-type="float">
            <text:p>149.1294</text:p>
          </table:table-cell>
          <table:table-cell office:value-type="float" office:value="40.77451" calcext:value-type="float">
            <text:p>40.77451</text:p>
          </table:table-cell>
          <table:table-cell office:value-type="string" calcext:value-type="string">
            <text:p>QSO</text:p>
          </table:table-cell>
          <table:table-cell office:value-type="float" office:value="1.505359" calcext:value-type="float">
            <text:p>1.505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44+450</text:p>
          </table:table-cell>
          <table:table-cell office:value-type="float" office:value="146.81712" calcext:value-type="float">
            <text:p>146.81712</text:p>
          </table:table-cell>
          <table:table-cell office:value-type="float" office:value="44.82937" calcext:value-type="float">
            <text:p>44.82937</text:p>
          </table:table-cell>
          <table:table-cell office:value-type="string" calcext:value-type="string">
            <text:p>QSO</text:p>
          </table:table-cell>
          <table:table-cell office:value-type="float" office:value="1.505072" calcext:value-type="float">
            <text:p>1.505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717.15+133224.2</text:p>
          </table:table-cell>
          <table:table-cell office:value-type="float" office:value="229.32146" calcext:value-type="float">
            <text:p>229.32146</text:p>
          </table:table-cell>
          <table:table-cell office:value-type="float" office:value="13.54014" calcext:value-type="float">
            <text:p>13.54014</text:p>
          </table:table-cell>
          <table:table-cell office:value-type="string" calcext:value-type="string">
            <text:p>QSO</text:p>
          </table:table-cell>
          <table:table-cell office:value-type="float" office:value="1.499" calcext:value-type="float">
            <text:p>1.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730.01+362954.6</text:p>
          </table:table-cell>
          <table:table-cell office:value-type="float" office:value="144.37498" calcext:value-type="float">
            <text:p>144.37498</text:p>
          </table:table-cell>
          <table:table-cell office:value-type="float" office:value="36.49839" calcext:value-type="float">
            <text:p>36.49839</text:p>
          </table:table-cell>
          <table:table-cell office:value-type="string" calcext:value-type="string">
            <text:p>QSO</text:p>
          </table:table-cell>
          <table:table-cell office:value-type="float" office:value="1.498355" calcext:value-type="float">
            <text:p>1.4983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853.08+100117.9</text:p>
          </table:table-cell>
          <table:table-cell office:value-type="float" office:value="217.22118" calcext:value-type="float">
            <text:p>217.22118</text:p>
          </table:table-cell>
          <table:table-cell office:value-type="float" office:value="10.02161" calcext:value-type="float">
            <text:p>10.02161</text:p>
          </table:table-cell>
          <table:table-cell office:value-type="string" calcext:value-type="string">
            <text:p>QSO</text:p>
          </table:table-cell>
          <table:table-cell office:value-type="float" office:value="1.49616" calcext:value-type="float">
            <text:p>1.496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842.02+210956.6</text:p>
          </table:table-cell>
          <table:table-cell office:value-type="float" office:value="242.17508" calcext:value-type="float">
            <text:p>242.17508</text:p>
          </table:table-cell>
          <table:table-cell office:value-type="float" office:value="21.16572" calcext:value-type="float">
            <text:p>21.16572</text:p>
          </table:table-cell>
          <table:table-cell office:value-type="string" calcext:value-type="string">
            <text:p>QSO</text:p>
          </table:table-cell>
          <table:table-cell office:value-type="float" office:value="1.494431" calcext:value-type="float">
            <text:p>1.494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08+454</text:p>
          </table:table-cell>
          <table:table-cell office:value-type="float" office:value="167.81171" calcext:value-type="float">
            <text:p>167.81171</text:p>
          </table:table-cell>
          <table:table-cell office:value-type="float" office:value="45.1264" calcext:value-type="float">
            <text:p>45.1264</text:p>
          </table:table-cell>
          <table:table-cell office:value-type="string" calcext:value-type="string">
            <text:p>QSO</text:p>
          </table:table-cell>
          <table:table-cell office:value-type="float" office:value="1.492" calcext:value-type="float">
            <text:p>1.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116.56+023856.5</text:p>
          </table:table-cell>
          <table:table-cell office:value-type="float" office:value="230.31904" calcext:value-type="float">
            <text:p>230.31904</text:p>
          </table:table-cell>
          <table:table-cell office:value-type="float" office:value="2.64903" calcext:value-type="float">
            <text:p>2.64903</text:p>
          </table:table-cell>
          <table:table-cell office:value-type="string" calcext:value-type="string">
            <text:p>QSO</text:p>
          </table:table-cell>
          <table:table-cell office:value-type="float" office:value="1.491256" calcext:value-type="float">
            <text:p>1.491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019.5+334143</text:p>
          </table:table-cell>
          <table:table-cell office:value-type="float" office:value="177.58171" calcext:value-type="float">
            <text:p>177.58171</text:p>
          </table:table-cell>
          <table:table-cell office:value-type="float" office:value="33.6958" calcext:value-type="float">
            <text:p>33.6958</text:p>
          </table:table-cell>
          <table:table-cell office:value-type="string" calcext:value-type="string">
            <text:p>QSO</text:p>
          </table:table-cell>
          <table:table-cell office:value-type="float" office:value="1.490742" calcext:value-type="float">
            <text:p>1.490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748.97+144033.6</text:p>
          </table:table-cell>
          <table:table-cell office:value-type="float" office:value="204.45404" calcext:value-type="float">
            <text:p>204.45404</text:p>
          </table:table-cell>
          <table:table-cell office:value-type="float" office:value="14.67612" calcext:value-type="float">
            <text:p>14.67612</text:p>
          </table:table-cell>
          <table:table-cell office:value-type="string" calcext:value-type="string">
            <text:p>QSO</text:p>
          </table:table-cell>
          <table:table-cell office:value-type="float" office:value="1.490313" calcext:value-type="float">
            <text:p>1.490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4344.88+582412.9</text:p>
          </table:table-cell>
          <table:table-cell office:value-type="float" office:value="130.93705" calcext:value-type="float">
            <text:p>130.93705</text:p>
          </table:table-cell>
          <table:table-cell office:value-type="float" office:value="58.40362" calcext:value-type="float">
            <text:p>58.40362</text:p>
          </table:table-cell>
          <table:table-cell office:value-type="string" calcext:value-type="string">
            <text:p>QSO</text:p>
          </table:table-cell>
          <table:table-cell office:value-type="float" office:value="1.4903" calcext:value-type="float">
            <text:p>1.4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04.05+274817.6</text:p>
          </table:table-cell>
          <table:table-cell office:value-type="float" office:value="136.26688" calcext:value-type="float">
            <text:p>136.26688</text:p>
          </table:table-cell>
          <table:table-cell office:value-type="float" office:value="27.80492" calcext:value-type="float">
            <text:p>27.80492</text:p>
          </table:table-cell>
          <table:table-cell office:value-type="string" calcext:value-type="string">
            <text:p>QSO</text:p>
          </table:table-cell>
          <table:table-cell office:value-type="float" office:value="1.487497" calcext:value-type="float">
            <text:p>1.487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748.47+105257.6</text:p>
          </table:table-cell>
          <table:table-cell office:value-type="float" office:value="129.452" calcext:value-type="float">
            <text:p>129.452</text:p>
          </table:table-cell>
          <table:table-cell office:value-type="float" office:value="10.88268" calcext:value-type="float">
            <text:p>10.88268</text:p>
          </table:table-cell>
          <table:table-cell office:value-type="string" calcext:value-type="string">
            <text:p>QSO</text:p>
          </table:table-cell>
          <table:table-cell office:value-type="float" office:value="1.487109" calcext:value-type="float">
            <text:p>1.487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442.45+054854.5</text:p>
          </table:table-cell>
          <table:table-cell office:value-type="float" office:value="243.67692" calcext:value-type="float">
            <text:p>243.67692</text:p>
          </table:table-cell>
          <table:table-cell office:value-type="float" office:value="5.81519" calcext:value-type="float">
            <text:p>5.81519</text:p>
          </table:table-cell>
          <table:table-cell office:value-type="string" calcext:value-type="string">
            <text:p>QSO</text:p>
          </table:table-cell>
          <table:table-cell office:value-type="float" office:value="1.487051" calcext:value-type="float">
            <text:p>1.4870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5718.3+245442</text:p>
          </table:table-cell>
          <table:table-cell office:value-type="float" office:value="194.32625" calcext:value-type="float">
            <text:p>194.32625</text:p>
          </table:table-cell>
          <table:table-cell office:value-type="float" office:value="24.91183" calcext:value-type="float">
            <text:p>24.91183</text:p>
          </table:table-cell>
          <table:table-cell office:value-type="string" calcext:value-type="string">
            <text:p>QSO</text:p>
          </table:table-cell>
          <table:table-cell office:value-type="float" office:value="1.487" calcext:value-type="float">
            <text:p>1.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20+31</text:p>
          </table:table-cell>
          <table:table-cell office:value-type="float" office:value="230.54163" calcext:value-type="float">
            <text:p>230.54163</text:p>
          </table:table-cell>
          <table:table-cell office:value-type="float" office:value="31.73733" calcext:value-type="float">
            <text:p>31.73733</text:p>
          </table:table-cell>
          <table:table-cell office:value-type="string" calcext:value-type="string">
            <text:p>QSO</text:p>
          </table:table-cell>
          <table:table-cell office:value-type="float" office:value="1.487" calcext:value-type="float">
            <text:p>1.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12+444</text:p>
          </table:table-cell>
          <table:table-cell office:value-type="float" office:value="138.86992" calcext:value-type="float">
            <text:p>138.86992</text:p>
          </table:table-cell>
          <table:table-cell office:value-type="float" office:value="44.27581" calcext:value-type="float">
            <text:p>44.27581</text:p>
          </table:table-cell>
          <table:table-cell office:value-type="string" calcext:value-type="string">
            <text:p>QSO</text:p>
          </table:table-cell>
          <table:table-cell office:value-type="float" office:value="1.486745" calcext:value-type="float">
            <text:p>1.486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42+34</text:p>
          </table:table-cell>
          <table:table-cell office:value-type="float" office:value="206.1546" calcext:value-type="float">
            <text:p>206.1546</text:p>
          </table:table-cell>
          <table:table-cell office:value-type="float" office:value="33.92951" calcext:value-type="float">
            <text:p>33.92951</text:p>
          </table:table-cell>
          <table:table-cell office:value-type="string" calcext:value-type="string">
            <text:p>QSO</text:p>
          </table:table-cell>
          <table:table-cell office:value-type="float" office:value="1.486733" calcext:value-type="float">
            <text:p>1.486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41+457</text:p>
          </table:table-cell>
          <table:table-cell office:value-type="float" office:value="205.77428" calcext:value-type="float">
            <text:p>205.77428</text:p>
          </table:table-cell>
          <table:table-cell office:value-type="float" office:value="45.54769" calcext:value-type="float">
            <text:p>45.54769</text:p>
          </table:table-cell>
          <table:table-cell office:value-type="string" calcext:value-type="string">
            <text:p>*</text:p>
          </table:table-cell>
          <table:table-cell office:value-type="float" office:value="1.485" calcext:value-type="float">
            <text:p>1.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915.40+252425.8</text:p>
          </table:table-cell>
          <table:table-cell office:value-type="float" office:value="214.81421" calcext:value-type="float">
            <text:p>214.81421</text:p>
          </table:table-cell>
          <table:table-cell office:value-type="float" office:value="25.40717" calcext:value-type="float">
            <text:p>25.40717</text:p>
          </table:table-cell>
          <table:table-cell office:value-type="string" calcext:value-type="string">
            <text:p>*</text:p>
          </table:table-cell>
          <table:table-cell office:value-type="float" office:value="1.485" calcext:value-type="float">
            <text:p>1.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513.64+091507.6</text:p>
          </table:table-cell>
          <table:table-cell office:value-type="float" office:value="143.80684" calcext:value-type="float">
            <text:p>143.80684</text:p>
          </table:table-cell>
          <table:table-cell office:value-type="float" office:value="9.25218" calcext:value-type="float">
            <text:p>9.25218</text:p>
          </table:table-cell>
          <table:table-cell office:value-type="string" calcext:value-type="string">
            <text:p>QSO</text:p>
          </table:table-cell>
          <table:table-cell office:value-type="float" office:value="1.483597" calcext:value-type="float">
            <text:p>1.4835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648.58+431752.5</text:p>
          </table:table-cell>
          <table:table-cell office:value-type="float" office:value="146.70233" calcext:value-type="float">
            <text:p>146.70233</text:p>
          </table:table-cell>
          <table:table-cell office:value-type="float" office:value="43.29785" calcext:value-type="float">
            <text:p>43.29785</text:p>
          </table:table-cell>
          <table:table-cell office:value-type="string" calcext:value-type="string">
            <text:p>QSO</text:p>
          </table:table-cell>
          <table:table-cell office:value-type="float" office:value="1.481197" calcext:value-type="float">
            <text:p>1.481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831.30+211552.1</text:p>
          </table:table-cell>
          <table:table-cell office:value-type="float" office:value="162.13038" calcext:value-type="float">
            <text:p>162.13038</text:p>
          </table:table-cell>
          <table:table-cell office:value-type="float" office:value="21.26451" calcext:value-type="float">
            <text:p>21.26451</text:p>
          </table:table-cell>
          <table:table-cell office:value-type="string" calcext:value-type="string">
            <text:p>QSO</text:p>
          </table:table-cell>
          <table:table-cell office:value-type="float" office:value="1.481" calcext:value-type="float">
            <text:p>1.4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956.05+244952.4</text:p>
          </table:table-cell>
          <table:table-cell office:value-type="float" office:value="149.98353" calcext:value-type="float">
            <text:p>149.98353</text:p>
          </table:table-cell>
          <table:table-cell office:value-type="float" office:value="24.83124" calcext:value-type="float">
            <text:p>24.83124</text:p>
          </table:table-cell>
          <table:table-cell office:value-type="string" calcext:value-type="string">
            <text:p>QSO</text:p>
          </table:table-cell>
          <table:table-cell office:value-type="float" office:value="1.479993" calcext:value-type="float">
            <text:p>1.4799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557.77+223205.4</text:p>
          </table:table-cell>
          <table:table-cell office:value-type="float" office:value="191.49071" calcext:value-type="float">
            <text:p>191.49071</text:p>
          </table:table-cell>
          <table:table-cell office:value-type="float" office:value="22.53483" calcext:value-type="float">
            <text:p>22.53483</text:p>
          </table:table-cell>
          <table:table-cell office:value-type="string" calcext:value-type="string">
            <text:p>G</text:p>
          </table:table-cell>
          <table:table-cell office:value-type="float" office:value="1.4783" calcext:value-type="float">
            <text:p>1.4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217.71+313907.2</text:p>
          </table:table-cell>
          <table:table-cell office:value-type="float" office:value="175.57378" calcext:value-type="float">
            <text:p>175.57378</text:p>
          </table:table-cell>
          <table:table-cell office:value-type="float" office:value="31.65193" calcext:value-type="float">
            <text:p>31.65193</text:p>
          </table:table-cell>
          <table:table-cell office:value-type="string" calcext:value-type="string">
            <text:p>QSO</text:p>
          </table:table-cell>
          <table:table-cell office:value-type="float" office:value="1.478007" calcext:value-type="float">
            <text:p>1.478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2+179</text:p>
          </table:table-cell>
          <table:table-cell office:value-type="float" office:value="148.73676" calcext:value-type="float">
            <text:p>148.73676</text:p>
          </table:table-cell>
          <table:table-cell office:value-type="float" office:value="17.72534" calcext:value-type="float">
            <text:p>17.72534</text:p>
          </table:table-cell>
          <table:table-cell office:value-type="string" calcext:value-type="string">
            <text:p>QSO</text:p>
          </table:table-cell>
          <table:table-cell office:value-type="float" office:value="1.477458" calcext:value-type="float">
            <text:p>1.477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943.58+353042.4</text:p>
          </table:table-cell>
          <table:table-cell office:value-type="float" office:value="144.93158" calcext:value-type="float">
            <text:p>144.93158</text:p>
          </table:table-cell>
          <table:table-cell office:value-type="float" office:value="35.51172" calcext:value-type="float">
            <text:p>35.51172</text:p>
          </table:table-cell>
          <table:table-cell office:value-type="string" calcext:value-type="string">
            <text:p>QSO</text:p>
          </table:table-cell>
          <table:table-cell office:value-type="float" office:value="1.475617" calcext:value-type="float">
            <text:p>1.475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437.44+463849.3</text:p>
          </table:table-cell>
          <table:table-cell office:value-type="float" office:value="146.156" calcext:value-type="float">
            <text:p>146.156</text:p>
          </table:table-cell>
          <table:table-cell office:value-type="float" office:value="46.64698" calcext:value-type="float">
            <text:p>46.64698</text:p>
          </table:table-cell>
          <table:table-cell office:value-type="string" calcext:value-type="string">
            <text:p>QSO</text:p>
          </table:table-cell>
          <table:table-cell office:value-type="float" office:value="1.475" calcext:value-type="float">
            <text:p>1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246.41+343518.2</text:p>
          </table:table-cell>
          <table:table-cell office:value-type="float" office:value="160.69338" calcext:value-type="float">
            <text:p>160.69338</text:p>
          </table:table-cell>
          <table:table-cell office:value-type="float" office:value="34.5885" calcext:value-type="float">
            <text:p>34.5885</text:p>
          </table:table-cell>
          <table:table-cell office:value-type="string" calcext:value-type="string">
            <text:p>*</text:p>
          </table:table-cell>
          <table:table-cell office:value-type="float" office:value="1.475" calcext:value-type="float">
            <text:p>1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6.22</text:p>
          </table:table-cell>
          <table:table-cell office:value-type="float" office:value="221.14164" calcext:value-type="float">
            <text:p>221.14164</text:p>
          </table:table-cell>
          <table:table-cell office:value-type="float" office:value="56.59768" calcext:value-type="float">
            <text:p>56.59768</text:p>
          </table:table-cell>
          <table:table-cell office:value-type="string" calcext:value-type="string">
            <text:p>UvES</text:p>
          </table:table-cell>
          <table:table-cell office:value-type="float" office:value="1.475" calcext:value-type="float">
            <text:p>1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0249.02+115843.5</text:p>
          </table:table-cell>
          <table:table-cell office:value-type="float" office:value="240.70404" calcext:value-type="float">
            <text:p>240.70404</text:p>
          </table:table-cell>
          <table:table-cell office:value-type="float" office:value="11.97919" calcext:value-type="float">
            <text:p>11.97919</text:p>
          </table:table-cell>
          <table:table-cell office:value-type="string" calcext:value-type="string">
            <text:p>QSO</text:p>
          </table:table-cell>
          <table:table-cell office:value-type="float" office:value="1.475" calcext:value-type="float">
            <text:p>1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349.50+571056.8</text:p>
          </table:table-cell>
          <table:table-cell office:value-type="float" office:value="243.45629" calcext:value-type="float">
            <text:p>243.45629</text:p>
          </table:table-cell>
          <table:table-cell office:value-type="float" office:value="57.18245" calcext:value-type="float">
            <text:p>57.18245</text:p>
          </table:table-cell>
          <table:table-cell office:value-type="string" calcext:value-type="string">
            <text:p>*</text:p>
          </table:table-cell>
          <table:table-cell office:value-type="float" office:value="1.475" calcext:value-type="float">
            <text:p>1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62.23</text:p>
          </table:table-cell>
          <table:table-cell office:value-type="float" office:value="226.9888" calcext:value-type="float">
            <text:p>226.9888</text:p>
          </table:table-cell>
          <table:table-cell office:value-type="float" office:value="62.22616" calcext:value-type="float">
            <text:p>62.22616</text:p>
          </table:table-cell>
          <table:table-cell office:value-type="string" calcext:value-type="string">
            <text:p>QSO</text:p>
          </table:table-cell>
          <table:table-cell office:value-type="float" office:value="1.474165" calcext:value-type="float">
            <text:p>1.474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43+377</text:p>
          </table:table-cell>
          <table:table-cell office:value-type="float" office:value="206.49998" calcext:value-type="float">
            <text:p>206.49998</text:p>
          </table:table-cell>
          <table:table-cell office:value-type="float" office:value="37.47168" calcext:value-type="float">
            <text:p>37.47168</text:p>
          </table:table-cell>
          <table:table-cell office:value-type="string" calcext:value-type="string">
            <text:p>QSO</text:p>
          </table:table-cell>
          <table:table-cell office:value-type="float" office:value="1.472676" calcext:value-type="float">
            <text:p>1.472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6+159</text:p>
          </table:table-cell>
          <table:table-cell office:value-type="float" office:value="214.71134" calcext:value-type="float">
            <text:p>214.71134</text:p>
          </table:table-cell>
          <table:table-cell office:value-type="float" office:value="15.68511" calcext:value-type="float">
            <text:p>15.68511</text:p>
          </table:table-cell>
          <table:table-cell office:value-type="string" calcext:value-type="string">
            <text:p>QSO</text:p>
          </table:table-cell>
          <table:table-cell office:value-type="float" office:value="1.472" calcext:value-type="float">
            <text:p>1.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838.86+494737.1</text:p>
          </table:table-cell>
          <table:table-cell office:value-type="float" office:value="159.66176" calcext:value-type="float">
            <text:p>159.66176</text:p>
          </table:table-cell>
          <table:table-cell office:value-type="float" office:value="49.79356" calcext:value-type="float">
            <text:p>49.79356</text:p>
          </table:table-cell>
          <table:table-cell office:value-type="string" calcext:value-type="string">
            <text:p>QSO</text:p>
          </table:table-cell>
          <table:table-cell office:value-type="float" office:value="1.471815" calcext:value-type="float">
            <text:p>1.471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850.01+033427.3</text:p>
          </table:table-cell>
          <table:table-cell office:value-type="float" office:value="177.20836" calcext:value-type="float">
            <text:p>177.20836</text:p>
          </table:table-cell>
          <table:table-cell office:value-type="float" office:value="3.57423" calcext:value-type="float">
            <text:p>3.57423</text:p>
          </table:table-cell>
          <table:table-cell office:value-type="string" calcext:value-type="string">
            <text:p>QSO</text:p>
          </table:table-cell>
          <table:table-cell office:value-type="float" office:value="1.471548" calcext:value-type="float">
            <text:p>1.4715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0+356</text:p>
          </table:table-cell>
          <table:table-cell office:value-type="float" office:value="245.62471" calcext:value-type="float">
            <text:p>245.62471</text:p>
          </table:table-cell>
          <table:table-cell office:value-type="float" office:value="35.52371" calcext:value-type="float">
            <text:p>35.52371</text:p>
          </table:table-cell>
          <table:table-cell office:value-type="string" calcext:value-type="string">
            <text:p>QSO</text:p>
          </table:table-cell>
          <table:table-cell office:value-type="float" office:value="1.470822" calcext:value-type="float">
            <text:p>1.470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404.65+574824.2</text:p>
          </table:table-cell>
          <table:table-cell office:value-type="float" office:value="191.01941" calcext:value-type="float">
            <text:p>191.01941</text:p>
          </table:table-cell>
          <table:table-cell office:value-type="float" office:value="57.80661" calcext:value-type="float">
            <text:p>57.80661</text:p>
          </table:table-cell>
          <table:table-cell office:value-type="string" calcext:value-type="string">
            <text:p>QSO</text:p>
          </table:table-cell>
          <table:table-cell office:value-type="float" office:value="1.470371" calcext:value-type="float">
            <text:p>1.4703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23+39</text:p>
          </table:table-cell>
          <table:table-cell office:value-type="float" office:value="171.61777" calcext:value-type="float">
            <text:p>171.61777</text:p>
          </table:table-cell>
          <table:table-cell office:value-type="float" office:value="39.31179" calcext:value-type="float">
            <text:p>39.31179</text:p>
          </table:table-cell>
          <table:table-cell office:value-type="string" calcext:value-type="string">
            <text:p>QSO</text:p>
          </table:table-cell>
          <table:table-cell office:value-type="float" office:value="1.47" calcext:value-type="float">
            <text:p>1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5+172</text:p>
          </table:table-cell>
          <table:table-cell office:value-type="float" office:value="219.50587" calcext:value-type="float">
            <text:p>219.50587</text:p>
          </table:table-cell>
          <table:table-cell office:value-type="float" office:value="17.01305" calcext:value-type="float">
            <text:p>17.01305</text:p>
          </table:table-cell>
          <table:table-cell office:value-type="string" calcext:value-type="string">
            <text:p>QSO</text:p>
          </table:table-cell>
          <table:table-cell office:value-type="float" office:value="1.47" calcext:value-type="float">
            <text:p>1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18+162</text:p>
          </table:table-cell>
          <table:table-cell office:value-type="float" office:value="230.15442" calcext:value-type="float">
            <text:p>230.15442</text:p>
          </table:table-cell>
          <table:table-cell office:value-type="float" office:value="16.02406" calcext:value-type="float">
            <text:p>16.02406</text:p>
          </table:table-cell>
          <table:table-cell office:value-type="string" calcext:value-type="string">
            <text:p>QSO</text:p>
          </table:table-cell>
          <table:table-cell office:value-type="float" office:value="1.47" calcext:value-type="float">
            <text:p>1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124.65+561950.3</text:p>
          </table:table-cell>
          <table:table-cell office:value-type="float" office:value="225.35264" calcext:value-type="float">
            <text:p>225.35264</text:p>
          </table:table-cell>
          <table:table-cell office:value-type="float" office:value="56.33048" calcext:value-type="float">
            <text:p>56.33048</text:p>
          </table:table-cell>
          <table:table-cell office:value-type="string" calcext:value-type="string">
            <text:p>QSO</text:p>
          </table:table-cell>
          <table:table-cell office:value-type="float" office:value="1.4671" calcext:value-type="float">
            <text:p>1.46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416.41+542930.7</text:p>
          </table:table-cell>
          <table:table-cell office:value-type="float" office:value="218.56837" calcext:value-type="float">
            <text:p>218.56837</text:p>
          </table:table-cell>
          <table:table-cell office:value-type="float" office:value="54.4918" calcext:value-type="float">
            <text:p>54.4918</text:p>
          </table:table-cell>
          <table:table-cell office:value-type="string" calcext:value-type="string">
            <text:p>*</text:p>
          </table:table-cell>
          <table:table-cell office:value-type="float" office:value="1.465" calcext:value-type="float">
            <text:p>1.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59+470</text:p>
          </table:table-cell>
          <table:table-cell office:value-type="float" office:value="135.76663" calcext:value-type="float">
            <text:p>135.76663</text:p>
          </table:table-cell>
          <table:table-cell office:value-type="float" office:value="46.85115" calcext:value-type="float">
            <text:p>46.85115</text:p>
          </table:table-cell>
          <table:table-cell office:value-type="string" calcext:value-type="string">
            <text:p>QSO</text:p>
          </table:table-cell>
          <table:table-cell office:value-type="float" office:value="1.464988" calcext:value-type="float">
            <text:p>1.4649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6.44</text:p>
          </table:table-cell>
          <table:table-cell office:value-type="float" office:value="221.38427" calcext:value-type="float">
            <text:p>221.38427</text:p>
          </table:table-cell>
          <table:table-cell office:value-type="float" office:value="26.39714" calcext:value-type="float">
            <text:p>26.39714</text:p>
          </table:table-cell>
          <table:table-cell office:value-type="string" calcext:value-type="string">
            <text:p>QSO</text:p>
          </table:table-cell>
          <table:table-cell office:value-type="float" office:value="1.4648" calcext:value-type="float">
            <text:p>1.4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151.06+491855.1</text:p>
          </table:table-cell>
          <table:table-cell office:value-type="float" office:value="192.96261" calcext:value-type="float">
            <text:p>192.96261</text:p>
          </table:table-cell>
          <table:table-cell office:value-type="float" office:value="49.31529" calcext:value-type="float">
            <text:p>49.31529</text:p>
          </table:table-cell>
          <table:table-cell office:value-type="string" calcext:value-type="string">
            <text:p>QSO</text:p>
          </table:table-cell>
          <table:table-cell office:value-type="float" office:value="1.462078" calcext:value-type="float">
            <text:p>1.4620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14+462</text:p>
          </table:table-cell>
          <table:table-cell office:value-type="float" office:value="109.49367" calcext:value-type="float">
            <text:p>109.49367</text:p>
          </table:table-cell>
          <table:table-cell office:value-type="float" office:value="46.19425" calcext:value-type="float">
            <text:p>46.19425</text:p>
          </table:table-cell>
          <table:table-cell office:value-type="string" calcext:value-type="string">
            <text:p>QSO</text:p>
          </table:table-cell>
          <table:table-cell office:value-type="float" office:value="1.462" calcext:value-type="float">
            <text:p>1.4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410.4+411733</text:p>
          </table:table-cell>
          <table:table-cell office:value-type="float" office:value="116.04368" calcext:value-type="float">
            <text:p>116.04368</text:p>
          </table:table-cell>
          <table:table-cell office:value-type="float" office:value="41.29264" calcext:value-type="float">
            <text:p>41.29264</text:p>
          </table:table-cell>
          <table:table-cell office:value-type="string" calcext:value-type="string">
            <text:p>QSO</text:p>
          </table:table-cell>
          <table:table-cell office:value-type="float" office:value="1.457882" calcext:value-type="float">
            <text:p>1.457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211.10+581324.1</text:p>
          </table:table-cell>
          <table:table-cell office:value-type="float" office:value="223.04601" calcext:value-type="float">
            <text:p>223.04601</text:p>
          </table:table-cell>
          <table:table-cell office:value-type="float" office:value="58.22328" calcext:value-type="float">
            <text:p>58.22328</text:p>
          </table:table-cell>
          <table:table-cell office:value-type="string" calcext:value-type="string">
            <text:p>QSO</text:p>
          </table:table-cell>
          <table:table-cell office:value-type="float" office:value="1.457873" calcext:value-type="float">
            <text:p>1.4578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846.41+210337.1</text:p>
          </table:table-cell>
          <table:table-cell office:value-type="float" office:value="217.1934" calcext:value-type="float">
            <text:p>217.1934</text:p>
          </table:table-cell>
          <table:table-cell office:value-type="float" office:value="21.06022" calcext:value-type="float">
            <text:p>21.06022</text:p>
          </table:table-cell>
          <table:table-cell office:value-type="string" calcext:value-type="string">
            <text:p>QSO</text:p>
          </table:table-cell>
          <table:table-cell office:value-type="float" office:value="1.4574" calcext:value-type="float">
            <text:p>1.4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607.06+243235.7</text:p>
          </table:table-cell>
          <table:table-cell office:value-type="float" office:value="244.02943" calcext:value-type="float">
            <text:p>244.02943</text:p>
          </table:table-cell>
          <table:table-cell office:value-type="float" office:value="24.5432" calcext:value-type="float">
            <text:p>24.5432</text:p>
          </table:table-cell>
          <table:table-cell office:value-type="string" calcext:value-type="string">
            <text:p>QSO</text:p>
          </table:table-cell>
          <table:table-cell office:value-type="float" office:value="1.455167" calcext:value-type="float">
            <text:p>1.455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730.41+264457.0</text:p>
          </table:table-cell>
          <table:table-cell office:value-type="float" office:value="214.37671" calcext:value-type="float">
            <text:p>214.37671</text:p>
          </table:table-cell>
          <table:table-cell office:value-type="float" office:value="26.74917" calcext:value-type="float">
            <text:p>26.74917</text:p>
          </table:table-cell>
          <table:table-cell office:value-type="string" calcext:value-type="string">
            <text:p>QSO</text:p>
          </table:table-cell>
          <table:table-cell office:value-type="float" office:value="1.455" calcext:value-type="float">
            <text:p>1.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604.71+584332.9</text:p>
          </table:table-cell>
          <table:table-cell office:value-type="float" office:value="184.01969" calcext:value-type="float">
            <text:p>184.01969</text:p>
          </table:table-cell>
          <table:table-cell office:value-type="float" office:value="58.72591" calcext:value-type="float">
            <text:p>58.72591</text:p>
          </table:table-cell>
          <table:table-cell office:value-type="string" calcext:value-type="string">
            <text:p>QSO</text:p>
          </table:table-cell>
          <table:table-cell office:value-type="float" office:value="1.454066" calcext:value-type="float">
            <text:p>1.454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814.39+512151.3</text:p>
          </table:table-cell>
          <table:table-cell office:value-type="float" office:value="164.56002" calcext:value-type="float">
            <text:p>164.56002</text:p>
          </table:table-cell>
          <table:table-cell office:value-type="float" office:value="51.36415" calcext:value-type="float">
            <text:p>51.36415</text:p>
          </table:table-cell>
          <table:table-cell office:value-type="string" calcext:value-type="string">
            <text:p>QSO</text:p>
          </table:table-cell>
          <table:table-cell office:value-type="float" office:value="1.452161" calcext:value-type="float">
            <text:p>1.452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4939.34+154837.8</text:p>
          </table:table-cell>
          <table:table-cell office:value-type="float" office:value="162.41398" calcext:value-type="float">
            <text:p>162.41398</text:p>
          </table:table-cell>
          <table:table-cell office:value-type="float" office:value="15.81048" calcext:value-type="float">
            <text:p>15.81048</text:p>
          </table:table-cell>
          <table:table-cell office:value-type="string" calcext:value-type="string">
            <text:p>*</text:p>
          </table:table-cell>
          <table:table-cell office:value-type="float" office:value="1.452141" calcext:value-type="float">
            <text:p>1.452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141.08+222406.1</text:p>
          </table:table-cell>
          <table:table-cell office:value-type="float" office:value="150.42127" calcext:value-type="float">
            <text:p>150.42127</text:p>
          </table:table-cell>
          <table:table-cell office:value-type="float" office:value="22.40175" calcext:value-type="float">
            <text:p>22.40175</text:p>
          </table:table-cell>
          <table:table-cell office:value-type="string" calcext:value-type="string">
            <text:p>QSO</text:p>
          </table:table-cell>
          <table:table-cell office:value-type="float" office:value="1.451682" calcext:value-type="float">
            <text:p>1.4516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514.26+010908.1</text:p>
          </table:table-cell>
          <table:table-cell office:value-type="float" office:value="166.30949" calcext:value-type="float">
            <text:p>166.30949</text:p>
          </table:table-cell>
          <table:table-cell office:value-type="float" office:value="1.15227" calcext:value-type="float">
            <text:p>1.15227</text:p>
          </table:table-cell>
          <table:table-cell office:value-type="string" calcext:value-type="string">
            <text:p>QSO</text:p>
          </table:table-cell>
          <table:table-cell office:value-type="float" office:value="1.450903" calcext:value-type="float">
            <text:p>1.450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04+3012</text:p>
          </table:table-cell>
          <table:table-cell office:value-type="float" office:value="121.17599" calcext:value-type="float">
            <text:p>121.17599</text:p>
          </table:table-cell>
          <table:table-cell office:value-type="float" office:value="30.21029" calcext:value-type="float">
            <text:p>30.21029</text:p>
          </table:table-cell>
          <table:table-cell office:value-type="string" calcext:value-type="string">
            <text:p>QSO</text:p>
          </table:table-cell>
          <table:table-cell office:value-type="float" office:value="1.449788" calcext:value-type="float">
            <text:p>1.449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708.17+614932.3</text:p>
          </table:table-cell>
          <table:table-cell office:value-type="float" office:value="139.284" calcext:value-type="float">
            <text:p>139.284</text:p>
          </table:table-cell>
          <table:table-cell office:value-type="float" office:value="61.82567" calcext:value-type="float">
            <text:p>61.82567</text:p>
          </table:table-cell>
          <table:table-cell office:value-type="string" calcext:value-type="string">
            <text:p>QSO</text:p>
          </table:table-cell>
          <table:table-cell office:value-type="float" office:value="1.4493" calcext:value-type="float">
            <text:p>1.4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56+170</text:p>
          </table:table-cell>
          <table:table-cell office:value-type="float" office:value="134.71901" calcext:value-type="float">
            <text:p>134.71901</text:p>
          </table:table-cell>
          <table:table-cell office:value-type="float" office:value="16.85753" calcext:value-type="float">
            <text:p>16.85753</text:p>
          </table:table-cell>
          <table:table-cell office:value-type="string" calcext:value-type="string">
            <text:p>QSO</text:p>
          </table:table-cell>
          <table:table-cell office:value-type="float" office:value="1.449" calcext:value-type="float">
            <text:p>1.4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8+24</text:p>
          </table:table-cell>
          <table:table-cell office:value-type="float" office:value="242.67511" calcext:value-type="float">
            <text:p>242.67511</text:p>
          </table:table-cell>
          <table:table-cell office:value-type="float" office:value="24.24695" calcext:value-type="float">
            <text:p>24.24695</text:p>
          </table:table-cell>
          <table:table-cell office:value-type="string" calcext:value-type="string">
            <text:p>QSO</text:p>
          </table:table-cell>
          <table:table-cell office:value-type="float" office:value="1.449" calcext:value-type="float">
            <text:p>1.4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2136.24+621552.2</text:p>
          </table:table-cell>
          <table:table-cell office:value-type="float" office:value="140.40096" calcext:value-type="float">
            <text:p>140.40096</text:p>
          </table:table-cell>
          <table:table-cell office:value-type="float" office:value="62.26449" calcext:value-type="float">
            <text:p>62.26449</text:p>
          </table:table-cell>
          <table:table-cell office:value-type="string" calcext:value-type="string">
            <text:p>QSO</text:p>
          </table:table-cell>
          <table:table-cell office:value-type="float" office:value="1.446" calcext:value-type="float">
            <text:p>1.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729+25</text:p>
          </table:table-cell>
          <table:table-cell office:value-type="float" office:value="113.23448" calcext:value-type="float">
            <text:p>113.23448</text:p>
          </table:table-cell>
          <table:table-cell office:value-type="float" office:value="25.81078" calcext:value-type="float">
            <text:p>25.81078</text:p>
          </table:table-cell>
          <table:table-cell office:value-type="string" calcext:value-type="string">
            <text:p>QSO</text:p>
          </table:table-cell>
          <table:table-cell office:value-type="float" office:value="1.443" calcext:value-type="float">
            <text:p>1.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07+32</text:p>
          </table:table-cell>
          <table:table-cell office:value-type="float" office:value="182.43713" calcext:value-type="float">
            <text:p>182.43713</text:p>
          </table:table-cell>
          <table:table-cell office:value-type="float" office:value="32.45668" calcext:value-type="float">
            <text:p>32.45668</text:p>
          </table:table-cell>
          <table:table-cell office:value-type="string" calcext:value-type="string">
            <text:p>QSO</text:p>
          </table:table-cell>
          <table:table-cell office:value-type="float" office:value="1.442949" calcext:value-type="float">
            <text:p>1.442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7+187</text:p>
          </table:table-cell>
          <table:table-cell office:value-type="float" office:value="237.40248" calcext:value-type="float">
            <text:p>237.40248</text:p>
          </table:table-cell>
          <table:table-cell office:value-type="float" office:value="18.58358" calcext:value-type="float">
            <text:p>18.58358</text:p>
          </table:table-cell>
          <table:table-cell office:value-type="string" calcext:value-type="string">
            <text:p>QSO</text:p>
          </table:table-cell>
          <table:table-cell office:value-type="float" office:value="1.442" calcext:value-type="float">
            <text:p>1.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726.10+530257.7</text:p>
          </table:table-cell>
          <table:table-cell office:value-type="float" office:value="134.35875" calcext:value-type="float">
            <text:p>134.35875</text:p>
          </table:table-cell>
          <table:table-cell office:value-type="float" office:value="53.04942" calcext:value-type="float">
            <text:p>53.04942</text:p>
          </table:table-cell>
          <table:table-cell office:value-type="string" calcext:value-type="string">
            <text:p>QSO</text:p>
          </table:table-cell>
          <table:table-cell office:value-type="float" office:value="1.440553" calcext:value-type="float">
            <text:p>1.440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00+35</text:p>
          </table:table-cell>
          <table:table-cell office:value-type="float" office:value="165.85941" calcext:value-type="float">
            <text:p>165.85941</text:p>
          </table:table-cell>
          <table:table-cell office:value-type="float" office:value="34.82973" calcext:value-type="float">
            <text:p>34.82973</text:p>
          </table:table-cell>
          <table:table-cell office:value-type="string" calcext:value-type="string">
            <text:p>QSO</text:p>
          </table:table-cell>
          <table:table-cell office:value-type="float" office:value="1.44" calcext:value-type="float">
            <text:p>1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5.37</text:p>
          </table:table-cell>
          <table:table-cell office:value-type="float" office:value="175.2861" calcext:value-type="float">
            <text:p>175.2861</text:p>
          </table:table-cell>
          <table:table-cell office:value-type="float" office:value="14.9704" calcext:value-type="float">
            <text:p>14.9704</text:p>
          </table:table-cell>
          <table:table-cell office:value-type="string" calcext:value-type="string">
            <text:p>QSO</text:p>
          </table:table-cell>
          <table:table-cell office:value-type="float" office:value="1.439241" calcext:value-type="float">
            <text:p>1.4392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98</text:p>
          </table:table-cell>
          <table:table-cell office:value-type="float" office:value="214.78409" calcext:value-type="float">
            <text:p>214.78409</text:p>
          </table:table-cell>
          <table:table-cell office:value-type="float" office:value="6.47633" calcext:value-type="float">
            <text:p>6.47633</text:p>
          </table:table-cell>
          <table:table-cell office:value-type="string" calcext:value-type="string">
            <text:p>QSO</text:p>
          </table:table-cell>
          <table:table-cell office:value-type="float" office:value="1.43812" calcext:value-type="float">
            <text:p>1.43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3.30</text:p>
          </table:table-cell>
          <table:table-cell office:value-type="float" office:value="219.23824" calcext:value-type="float">
            <text:p>219.23824</text:p>
          </table:table-cell>
          <table:table-cell office:value-type="float" office:value="3.40322" calcext:value-type="float">
            <text:p>3.40322</text:p>
          </table:table-cell>
          <table:table-cell office:value-type="string" calcext:value-type="string">
            <text:p>QSO</text:p>
          </table:table-cell>
          <table:table-cell office:value-type="float" office:value="1.438" calcext:value-type="float">
            <text:p>1.4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506.05+475424.0</text:p>
          </table:table-cell>
          <table:table-cell office:value-type="float" office:value="198.77533" calcext:value-type="float">
            <text:p>198.77533</text:p>
          </table:table-cell>
          <table:table-cell office:value-type="float" office:value="47.90669" calcext:value-type="float">
            <text:p>47.90669</text:p>
          </table:table-cell>
          <table:table-cell office:value-type="string" calcext:value-type="string">
            <text:p>QSO</text:p>
          </table:table-cell>
          <table:table-cell office:value-type="float" office:value="1.436341" calcext:value-type="float">
            <text:p>1.4363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440.28+494140.7</text:p>
          </table:table-cell>
          <table:table-cell office:value-type="float" office:value="161.16794" calcext:value-type="float">
            <text:p>161.16794</text:p>
          </table:table-cell>
          <table:table-cell office:value-type="float" office:value="49.69489" calcext:value-type="float">
            <text:p>49.69489</text:p>
          </table:table-cell>
          <table:table-cell office:value-type="string" calcext:value-type="string">
            <text:p>QSO</text:p>
          </table:table-cell>
          <table:table-cell office:value-type="float" office:value="1.435716" calcext:value-type="float">
            <text:p>1.4357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04+499</text:p>
          </table:table-cell>
          <table:table-cell office:value-type="float" office:value="122.16528" calcext:value-type="float">
            <text:p>122.16528</text:p>
          </table:table-cell>
          <table:table-cell office:value-type="float" office:value="49.84348" calcext:value-type="float">
            <text:p>49.84348</text:p>
          </table:table-cell>
          <table:table-cell office:value-type="string" calcext:value-type="string">
            <text:p>QSO</text:p>
          </table:table-cell>
          <table:table-cell office:value-type="float" office:value="1.435161" calcext:value-type="float">
            <text:p>1.435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116.91+083039.8</text:p>
          </table:table-cell>
          <table:table-cell office:value-type="float" office:value="207.8205" calcext:value-type="float">
            <text:p>207.8205</text:p>
          </table:table-cell>
          <table:table-cell office:value-type="float" office:value="8.51108" calcext:value-type="float">
            <text:p>8.51108</text:p>
          </table:table-cell>
          <table:table-cell office:value-type="string" calcext:value-type="string">
            <text:p>QSO</text:p>
          </table:table-cell>
          <table:table-cell office:value-type="float" office:value="1.435124" calcext:value-type="float">
            <text:p>1.4351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07+26</text:p>
          </table:table-cell>
          <table:table-cell office:value-type="float" office:value="182.4379" calcext:value-type="float">
            <text:p>182.4379</text:p>
          </table:table-cell>
          <table:table-cell office:value-type="float" office:value="25.78437" calcext:value-type="float">
            <text:p>25.78437</text:p>
          </table:table-cell>
          <table:table-cell office:value-type="string" calcext:value-type="string">
            <text:p>QSO</text:p>
          </table:table-cell>
          <table:table-cell office:value-type="float" office:value="1.435" calcext:value-type="float">
            <text:p>1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32+016</text:p>
          </table:table-cell>
          <table:table-cell office:value-type="float" office:value="233.71856" calcext:value-type="float">
            <text:p>233.71856</text:p>
          </table:table-cell>
          <table:table-cell office:value-type="float" office:value="1.51784" calcext:value-type="float">
            <text:p>1.51784</text:p>
          </table:table-cell>
          <table:table-cell office:value-type="string" calcext:value-type="string">
            <text:p>QSO</text:p>
          </table:table-cell>
          <table:table-cell office:value-type="float" office:value="1.435" calcext:value-type="float">
            <text:p>1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0916.16+291128.1</text:p>
          </table:table-cell>
          <table:table-cell office:value-type="float" office:value="137.31743" calcext:value-type="float">
            <text:p>137.31743</text:p>
          </table:table-cell>
          <table:table-cell office:value-type="float" office:value="29.19114" calcext:value-type="float">
            <text:p>29.19114</text:p>
          </table:table-cell>
          <table:table-cell office:value-type="string" calcext:value-type="string">
            <text:p>QSO</text:p>
          </table:table-cell>
          <table:table-cell office:value-type="float" office:value="1.434" calcext:value-type="float">
            <text:p>1.4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931.32+364617.8</text:p>
          </table:table-cell>
          <table:table-cell office:value-type="float" office:value="177.38056" calcext:value-type="float">
            <text:p>177.38056</text:p>
          </table:table-cell>
          <table:table-cell office:value-type="float" office:value="36.77166" calcext:value-type="float">
            <text:p>36.77166</text:p>
          </table:table-cell>
          <table:table-cell office:value-type="string" calcext:value-type="string">
            <text:p>QSO</text:p>
          </table:table-cell>
          <table:table-cell office:value-type="float" office:value="1.433544" calcext:value-type="float">
            <text:p>1.433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713.89+135520.4</text:p>
          </table:table-cell>
          <table:table-cell office:value-type="float" office:value="196.80792" calcext:value-type="float">
            <text:p>196.80792</text:p>
          </table:table-cell>
          <table:table-cell office:value-type="float" office:value="13.92236" calcext:value-type="float">
            <text:p>13.92236</text:p>
          </table:table-cell>
          <table:table-cell office:value-type="string" calcext:value-type="string">
            <text:p>QSO</text:p>
          </table:table-cell>
          <table:table-cell office:value-type="float" office:value="1.433101" calcext:value-type="float">
            <text:p>1.433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6+295</text:p>
          </table:table-cell>
          <table:table-cell office:value-type="float" office:value="217.18229" calcext:value-type="float">
            <text:p>217.18229</text:p>
          </table:table-cell>
          <table:table-cell office:value-type="float" office:value="29.31804" calcext:value-type="float">
            <text:p>29.31804</text:p>
          </table:table-cell>
          <table:table-cell office:value-type="string" calcext:value-type="string">
            <text:p>QSO</text:p>
          </table:table-cell>
          <table:table-cell office:value-type="float" office:value="1.431464" calcext:value-type="float">
            <text:p>1.431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08+474</text:p>
          </table:table-cell>
          <table:table-cell office:value-type="float" office:value="242.39821" calcext:value-type="float">
            <text:p>242.39821</text:p>
          </table:table-cell>
          <table:table-cell office:value-type="float" office:value="47.29897" calcext:value-type="float">
            <text:p>47.29897</text:p>
          </table:table-cell>
          <table:table-cell office:value-type="string" calcext:value-type="string">
            <text:p>QSO</text:p>
          </table:table-cell>
          <table:table-cell office:value-type="float" office:value="1.430003" calcext:value-type="float">
            <text:p>1.430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41+148</text:p>
          </table:table-cell>
          <table:table-cell office:value-type="float" office:value="220.94668" calcext:value-type="float">
            <text:p>220.94668</text:p>
          </table:table-cell>
          <table:table-cell office:value-type="float" office:value="14.60169" calcext:value-type="float">
            <text:p>14.60169</text:p>
          </table:table-cell>
          <table:table-cell office:value-type="string" calcext:value-type="string">
            <text:p>QSO</text:p>
          </table:table-cell>
          <table:table-cell office:value-type="float" office:value="1.43" calcext:value-type="float">
            <text:p>1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914.02+144453.1</text:p>
          </table:table-cell>
          <table:table-cell office:value-type="float" office:value="167.30852" calcext:value-type="float">
            <text:p>167.30852</text:p>
          </table:table-cell>
          <table:table-cell office:value-type="float" office:value="14.74804" calcext:value-type="float">
            <text:p>14.74804</text:p>
          </table:table-cell>
          <table:table-cell office:value-type="string" calcext:value-type="string">
            <text:p>QSO</text:p>
          </table:table-cell>
          <table:table-cell office:value-type="float" office:value="1.428622" calcext:value-type="float">
            <text:p>1.428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703.35+223322.1</text:p>
          </table:table-cell>
          <table:table-cell office:value-type="float" office:value="154.26397" calcext:value-type="float">
            <text:p>154.26397</text:p>
          </table:table-cell>
          <table:table-cell office:value-type="float" office:value="22.55613" calcext:value-type="float">
            <text:p>22.55613</text:p>
          </table:table-cell>
          <table:table-cell office:value-type="string" calcext:value-type="string">
            <text:p>QSO</text:p>
          </table:table-cell>
          <table:table-cell office:value-type="float" office:value="1.425574" calcext:value-type="float">
            <text:p>1.425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5211.3+231223</text:p>
          </table:table-cell>
          <table:table-cell office:value-type="float" office:value="238.04723" calcext:value-type="float">
            <text:p>238.04723</text:p>
          </table:table-cell>
          <table:table-cell office:value-type="float" office:value="23.20661" calcext:value-type="float">
            <text:p>23.20661</text:p>
          </table:table-cell>
          <table:table-cell office:value-type="string" calcext:value-type="string">
            <text:p>QSO</text:p>
          </table:table-cell>
          <table:table-cell office:value-type="float" office:value="1.42538" calcext:value-type="float">
            <text:p>1.425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744.80+152638.8</text:p>
          </table:table-cell>
          <table:table-cell office:value-type="float" office:value="134.43663" calcext:value-type="float">
            <text:p>134.43663</text:p>
          </table:table-cell>
          <table:table-cell office:value-type="float" office:value="15.44414" calcext:value-type="float">
            <text:p>15.44414</text:p>
          </table:table-cell>
          <table:table-cell office:value-type="string" calcext:value-type="string">
            <text:p>*</text:p>
          </table:table-cell>
          <table:table-cell office:value-type="float" office:value="1.425" calcext:value-type="float">
            <text:p>1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358.27+061859.3</text:p>
          </table:table-cell>
          <table:table-cell office:value-type="float" office:value="138.49283" calcext:value-type="float">
            <text:p>138.49283</text:p>
          </table:table-cell>
          <table:table-cell office:value-type="float" office:value="6.31652" calcext:value-type="float">
            <text:p>6.31652</text:p>
          </table:table-cell>
          <table:table-cell office:value-type="string" calcext:value-type="string">
            <text:p>*</text:p>
          </table:table-cell>
          <table:table-cell office:value-type="float" office:value="1.425" calcext:value-type="float">
            <text:p>1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348.09+202809.9</text:p>
          </table:table-cell>
          <table:table-cell office:value-type="float" office:value="145.95041" calcext:value-type="float">
            <text:p>145.95041</text:p>
          </table:table-cell>
          <table:table-cell office:value-type="float" office:value="20.46943" calcext:value-type="float">
            <text:p>20.46943</text:p>
          </table:table-cell>
          <table:table-cell office:value-type="string" calcext:value-type="string">
            <text:p>*</text:p>
          </table:table-cell>
          <table:table-cell office:value-type="float" office:value="1.425" calcext:value-type="float">
            <text:p>1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1251.42+192618.8</text:p>
          </table:table-cell>
          <table:table-cell office:value-type="float" office:value="198.21425" calcext:value-type="float">
            <text:p>198.21425</text:p>
          </table:table-cell>
          <table:table-cell office:value-type="float" office:value="19.43858" calcext:value-type="float">
            <text:p>19.43858</text:p>
          </table:table-cell>
          <table:table-cell office:value-type="string" calcext:value-type="string">
            <text:p>*</text:p>
          </table:table-cell>
          <table:table-cell office:value-type="float" office:value="1.425" calcext:value-type="float">
            <text:p>1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220.59+063946.0</text:p>
          </table:table-cell>
          <table:table-cell office:value-type="float" office:value="218.08585" calcext:value-type="float">
            <text:p>218.08585</text:p>
          </table:table-cell>
          <table:table-cell office:value-type="float" office:value="6.66277" calcext:value-type="float">
            <text:p>6.66277</text:p>
          </table:table-cell>
          <table:table-cell office:value-type="string" calcext:value-type="string">
            <text:p>VisS</text:p>
          </table:table-cell>
          <table:table-cell office:value-type="float" office:value="1.425" calcext:value-type="float">
            <text:p>1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717.32+362319.3</text:p>
          </table:table-cell>
          <table:table-cell office:value-type="float" office:value="239.32217" calcext:value-type="float">
            <text:p>239.32217</text:p>
          </table:table-cell>
          <table:table-cell office:value-type="float" office:value="36.38873" calcext:value-type="float">
            <text:p>36.38873</text:p>
          </table:table-cell>
          <table:table-cell office:value-type="string" calcext:value-type="string">
            <text:p>*</text:p>
          </table:table-cell>
          <table:table-cell office:value-type="float" office:value="1.425" calcext:value-type="float">
            <text:p>1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00+180</text:p>
          </table:table-cell>
          <table:table-cell office:value-type="float" office:value="255.72429" calcext:value-type="float">
            <text:p>255.72429</text:p>
          </table:table-cell>
          <table:table-cell office:value-type="float" office:value="17.97873" calcext:value-type="float">
            <text:p>17.97873</text:p>
          </table:table-cell>
          <table:table-cell office:value-type="string" calcext:value-type="string">
            <text:p>QSO</text:p>
          </table:table-cell>
          <table:table-cell office:value-type="float" office:value="1.424" calcext:value-type="float">
            <text:p>1.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8+056</text:p>
          </table:table-cell>
          <table:table-cell office:value-type="float" office:value="237.64695" calcext:value-type="float">
            <text:p>237.64695</text:p>
          </table:table-cell>
          <table:table-cell office:value-type="float" office:value="5.4529" calcext:value-type="float">
            <text:p>5.4529</text:p>
          </table:table-cell>
          <table:table-cell office:value-type="string" calcext:value-type="string">
            <text:p>QSO</text:p>
          </table:table-cell>
          <table:table-cell office:value-type="float" office:value="1.422" calcext:value-type="float">
            <text:p>1.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003.25+323851.4</text:p>
          </table:table-cell>
          <table:table-cell office:value-type="float" office:value="242.51356" calcext:value-type="float">
            <text:p>242.51356</text:p>
          </table:table-cell>
          <table:table-cell office:value-type="float" office:value="32.64764" calcext:value-type="float">
            <text:p>32.64764</text:p>
          </table:table-cell>
          <table:table-cell office:value-type="string" calcext:value-type="string">
            <text:p>QSO</text:p>
          </table:table-cell>
          <table:table-cell office:value-type="float" office:value="1.421997" calcext:value-type="float">
            <text:p>1.421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3431.6+240145</text:p>
          </table:table-cell>
          <table:table-cell office:value-type="float" office:value="128.63174" calcext:value-type="float">
            <text:p>128.63174</text:p>
          </table:table-cell>
          <table:table-cell office:value-type="float" office:value="24.02952" calcext:value-type="float">
            <text:p>24.02952</text:p>
          </table:table-cell>
          <table:table-cell office:value-type="string" calcext:value-type="string">
            <text:p>QSO</text:p>
          </table:table-cell>
          <table:table-cell office:value-type="float" office:value="1.421707" calcext:value-type="float">
            <text:p>1.4217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20+560</text:p>
          </table:table-cell>
          <table:table-cell office:value-type="float" office:value="126.19682" calcext:value-type="float">
            <text:p>126.19682</text:p>
          </table:table-cell>
          <table:table-cell office:value-type="float" office:value="55.87852" calcext:value-type="float">
            <text:p>55.87852</text:p>
          </table:table-cell>
          <table:table-cell office:value-type="string" calcext:value-type="string">
            <text:p>QSO</text:p>
          </table:table-cell>
          <table:table-cell office:value-type="float" office:value="1.421334" calcext:value-type="float">
            <text:p>1.421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19+218</text:p>
          </table:table-cell>
          <table:table-cell office:value-type="float" office:value="140.68274" calcext:value-type="float">
            <text:p>140.68274</text:p>
          </table:table-cell>
          <table:table-cell office:value-type="float" office:value="21.61228" calcext:value-type="float">
            <text:p>21.61228</text:p>
          </table:table-cell>
          <table:table-cell office:value-type="string" calcext:value-type="string">
            <text:p>QSO</text:p>
          </table:table-cell>
          <table:table-cell office:value-type="float" office:value="1.421" calcext:value-type="float">
            <text:p>1.4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1254.91+151528.8</text:p>
          </table:table-cell>
          <table:table-cell office:value-type="float" office:value="198.22887" calcext:value-type="float">
            <text:p>198.22887</text:p>
          </table:table-cell>
          <table:table-cell office:value-type="float" office:value="15.25797" calcext:value-type="float">
            <text:p>15.25797</text:p>
          </table:table-cell>
          <table:table-cell office:value-type="string" calcext:value-type="string">
            <text:p>QSO</text:p>
          </table:table-cell>
          <table:table-cell office:value-type="float" office:value="1.420101" calcext:value-type="float">
            <text:p>1.420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0856.6+405244</text:p>
          </table:table-cell>
          <table:table-cell office:value-type="float" office:value="122.23605" calcext:value-type="float">
            <text:p>122.23605</text:p>
          </table:table-cell>
          <table:table-cell office:value-type="float" office:value="40.87914" calcext:value-type="float">
            <text:p>40.87914</text:p>
          </table:table-cell>
          <table:table-cell office:value-type="string" calcext:value-type="string">
            <text:p>QSO</text:p>
          </table:table-cell>
          <table:table-cell office:value-type="float" office:value="1.42001" calcext:value-type="float">
            <text:p>1.42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48+470B</text:p>
          </table:table-cell>
          <table:table-cell office:value-type="float" office:value="162.81623" calcext:value-type="float">
            <text:p>162.81623</text:p>
          </table:table-cell>
          <table:table-cell office:value-type="float" office:value="46.73816" calcext:value-type="float">
            <text:p>46.73816</text:p>
          </table:table-cell>
          <table:table-cell office:value-type="string" calcext:value-type="string">
            <text:p>QSO</text:p>
          </table:table-cell>
          <table:table-cell office:value-type="float" office:value="1.419418" calcext:value-type="float">
            <text:p>1.419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40+178</text:p>
          </table:table-cell>
          <table:table-cell office:value-type="float" office:value="220.60565" calcext:value-type="float">
            <text:p>220.60565</text:p>
          </table:table-cell>
          <table:table-cell office:value-type="float" office:value="17.61749" calcext:value-type="float">
            <text:p>17.61749</text:p>
          </table:table-cell>
          <table:table-cell office:value-type="string" calcext:value-type="string">
            <text:p>QSO</text:p>
          </table:table-cell>
          <table:table-cell office:value-type="float" office:value="1.418" calcext:value-type="float">
            <text:p>1.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315.70+164249.1</text:p>
          </table:table-cell>
          <table:table-cell office:value-type="float" office:value="185.81547" calcext:value-type="float">
            <text:p>185.81547</text:p>
          </table:table-cell>
          <table:table-cell office:value-type="float" office:value="16.71365" calcext:value-type="float">
            <text:p>16.71365</text:p>
          </table:table-cell>
          <table:table-cell office:value-type="string" calcext:value-type="string">
            <text:p>QSO</text:p>
          </table:table-cell>
          <table:table-cell office:value-type="float" office:value="1.4179" calcext:value-type="float">
            <text:p>1.4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757.9+223430</text:p>
          </table:table-cell>
          <table:table-cell office:value-type="float" office:value="189.49147" calcext:value-type="float">
            <text:p>189.49147</text:p>
          </table:table-cell>
          <table:table-cell office:value-type="float" office:value="22.57503" calcext:value-type="float">
            <text:p>22.57503</text:p>
          </table:table-cell>
          <table:table-cell office:value-type="string" calcext:value-type="string">
            <text:p>QSO</text:p>
          </table:table-cell>
          <table:table-cell office:value-type="float" office:value="1.4175" calcext:value-type="float">
            <text:p>1.4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7+561</text:p>
          </table:table-cell>
          <table:table-cell office:value-type="float" office:value="150.33624" calcext:value-type="float">
            <text:p>150.33624</text:p>
          </table:table-cell>
          <table:table-cell office:value-type="float" office:value="55.89879" calcext:value-type="float">
            <text:p>55.89879</text:p>
          </table:table-cell>
          <table:table-cell office:value-type="string" calcext:value-type="string">
            <text:p>QSO</text:p>
          </table:table-cell>
          <table:table-cell office:value-type="float" office:value="1.4141" calcext:value-type="float">
            <text:p>1.4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10+350</text:p>
          </table:table-cell>
          <table:table-cell office:value-type="float" office:value="153.45673" calcext:value-type="float">
            <text:p>153.45673</text:p>
          </table:table-cell>
          <table:table-cell office:value-type="float" office:value="34.76411" calcext:value-type="float">
            <text:p>34.76411</text:p>
          </table:table-cell>
          <table:table-cell office:value-type="string" calcext:value-type="string">
            <text:p>QSO</text:p>
          </table:table-cell>
          <table:table-cell office:value-type="float" office:value="1.411623" calcext:value-type="float">
            <text:p>1.411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8+456</text:p>
          </table:table-cell>
          <table:table-cell office:value-type="float" office:value="130.56397" calcext:value-type="float">
            <text:p>130.56397</text:p>
          </table:table-cell>
          <table:table-cell office:value-type="float" office:value="45.42894" calcext:value-type="float">
            <text:p>45.42894</text:p>
          </table:table-cell>
          <table:table-cell office:value-type="string" calcext:value-type="string">
            <text:p>QSO</text:p>
          </table:table-cell>
          <table:table-cell office:value-type="float" office:value="1.409962" calcext:value-type="float">
            <text:p>1.4099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351.43+605107.3</text:p>
          </table:table-cell>
          <table:table-cell office:value-type="float" office:value="158.46429" calcext:value-type="float">
            <text:p>158.46429</text:p>
          </table:table-cell>
          <table:table-cell office:value-type="float" office:value="60.85204" calcext:value-type="float">
            <text:p>60.85204</text:p>
          </table:table-cell>
          <table:table-cell office:value-type="string" calcext:value-type="string">
            <text:p>QSO</text:p>
          </table:table-cell>
          <table:table-cell office:value-type="float" office:value="1.409276" calcext:value-type="float">
            <text:p>1.409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427.07+333524.3</text:p>
          </table:table-cell>
          <table:table-cell office:value-type="float" office:value="148.61273" calcext:value-type="float">
            <text:p>148.61273</text:p>
          </table:table-cell>
          <table:table-cell office:value-type="float" office:value="33.59001" calcext:value-type="float">
            <text:p>33.59001</text:p>
          </table:table-cell>
          <table:table-cell office:value-type="string" calcext:value-type="string">
            <text:p>QSO</text:p>
          </table:table-cell>
          <table:table-cell office:value-type="float" office:value="1.407785" calcext:value-type="float">
            <text:p>1.407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2909.29+552230.6</text:p>
          </table:table-cell>
          <table:table-cell office:value-type="float" office:value="187.28869" calcext:value-type="float">
            <text:p>187.28869</text:p>
          </table:table-cell>
          <table:table-cell office:value-type="float" office:value="55.37517" calcext:value-type="float">
            <text:p>55.37517</text:p>
          </table:table-cell>
          <table:table-cell office:value-type="string" calcext:value-type="string">
            <text:p>QSO</text:p>
          </table:table-cell>
          <table:table-cell office:value-type="float" office:value="1.406549" calcext:value-type="float">
            <text:p>1.406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2117.5+343721</text:p>
          </table:table-cell>
          <table:table-cell office:value-type="float" office:value="155.32281" calcext:value-type="float">
            <text:p>155.32281</text:p>
          </table:table-cell>
          <table:table-cell office:value-type="float" office:value="34.62268" calcext:value-type="float">
            <text:p>34.62268</text:p>
          </table:table-cell>
          <table:table-cell office:value-type="string" calcext:value-type="string">
            <text:p>QSO</text:p>
          </table:table-cell>
          <table:table-cell office:value-type="float" office:value="1.406388" calcext:value-type="float">
            <text:p>1.406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2+158</text:p>
          </table:table-cell>
          <table:table-cell office:value-type="float" office:value="246.30989" calcext:value-type="float">
            <text:p>246.30989</text:p>
          </table:table-cell>
          <table:table-cell office:value-type="float" office:value="15.75609" calcext:value-type="float">
            <text:p>15.75609</text:p>
          </table:table-cell>
          <table:table-cell office:value-type="string" calcext:value-type="string">
            <text:p>QSO</text:p>
          </table:table-cell>
          <table:table-cell office:value-type="float" office:value="1.406" calcext:value-type="float">
            <text:p>1.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8.30</text:p>
          </table:table-cell>
          <table:table-cell office:value-type="float" office:value="149.51162" calcext:value-type="float">
            <text:p>149.51162</text:p>
          </table:table-cell>
          <table:table-cell office:value-type="float" office:value="38.4998" calcext:value-type="float">
            <text:p>38.4998</text:p>
          </table:table-cell>
          <table:table-cell office:value-type="string" calcext:value-type="string">
            <text:p>QSO</text:p>
          </table:table-cell>
          <table:table-cell office:value-type="float" office:value="1.405" calcext:value-type="float">
            <text:p>1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15+1121</text:p>
          </table:table-cell>
          <table:table-cell office:value-type="float" office:value="184.60872" calcext:value-type="float">
            <text:p>184.60872</text:p>
          </table:table-cell>
          <table:table-cell office:value-type="float" office:value="11.08479" calcext:value-type="float">
            <text:p>11.08479</text:p>
          </table:table-cell>
          <table:table-cell office:value-type="string" calcext:value-type="string">
            <text:p>QSO</text:p>
          </table:table-cell>
          <table:table-cell office:value-type="float" office:value="1.403966" calcext:value-type="float">
            <text:p>1.4039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358.60+633226.4</text:p>
          </table:table-cell>
          <table:table-cell office:value-type="float" office:value="220.99417" calcext:value-type="float">
            <text:p>220.99417</text:p>
          </table:table-cell>
          <table:table-cell office:value-type="float" office:value="63.54066" calcext:value-type="float">
            <text:p>63.54066</text:p>
          </table:table-cell>
          <table:table-cell office:value-type="string" calcext:value-type="string">
            <text:p>QSO</text:p>
          </table:table-cell>
          <table:table-cell office:value-type="float" office:value="1.402254" calcext:value-type="float">
            <text:p>1.402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68.4</text:p>
          </table:table-cell>
          <table:table-cell office:value-type="float" office:value="182.30674" calcext:value-type="float">
            <text:p>182.30674</text:p>
          </table:table-cell>
          <table:table-cell office:value-type="float" office:value="43.65582" calcext:value-type="float">
            <text:p>43.65582</text:p>
          </table:table-cell>
          <table:table-cell office:value-type="string" calcext:value-type="string">
            <text:p>QSO</text:p>
          </table:table-cell>
          <table:table-cell office:value-type="float" office:value="1.4022" calcext:value-type="float">
            <text:p>1.4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5426.5+270317</text:p>
          </table:table-cell>
          <table:table-cell office:value-type="float" office:value="163.61086" calcext:value-type="float">
            <text:p>163.61086</text:p>
          </table:table-cell>
          <table:table-cell office:value-type="float" office:value="27.05484" calcext:value-type="float">
            <text:p>27.05484</text:p>
          </table:table-cell>
          <table:table-cell office:value-type="string" calcext:value-type="string">
            <text:p>QSO</text:p>
          </table:table-cell>
          <table:table-cell office:value-type="float" office:value="1.401903" calcext:value-type="float">
            <text:p>1.401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21+186</text:p>
          </table:table-cell>
          <table:table-cell office:value-type="float" office:value="185.94244" calcext:value-type="float">
            <text:p>185.94244</text:p>
          </table:table-cell>
          <table:table-cell office:value-type="float" office:value="18.35184" calcext:value-type="float">
            <text:p>18.35184</text:p>
          </table:table-cell>
          <table:table-cell office:value-type="string" calcext:value-type="string">
            <text:p>QSO</text:p>
          </table:table-cell>
          <table:table-cell office:value-type="float" office:value="1.401" calcext:value-type="float">
            <text:p>1.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24+22</text:p>
          </table:table-cell>
          <table:table-cell office:value-type="float" office:value="201.75359" calcext:value-type="float">
            <text:p>201.75359</text:p>
          </table:table-cell>
          <table:table-cell office:value-type="float" office:value="22.1806" calcext:value-type="float">
            <text:p>22.1806</text:p>
          </table:table-cell>
          <table:table-cell office:value-type="string" calcext:value-type="string">
            <text:p>QSO</text:p>
          </table:table-cell>
          <table:table-cell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44+217</text:p>
          </table:table-cell>
          <table:table-cell office:value-type="float" office:value="221.7134" calcext:value-type="float">
            <text:p>221.7134</text:p>
          </table:table-cell>
          <table:table-cell office:value-type="float" office:value="21.53095" calcext:value-type="float">
            <text:p>21.53095</text:p>
          </table:table-cell>
          <table:table-cell office:value-type="string" calcext:value-type="string">
            <text:p>QSO</text:p>
          </table:table-cell>
          <table:table-cell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24+29</text:p>
          </table:table-cell>
          <table:table-cell office:value-type="float" office:value="171.73648" calcext:value-type="float">
            <text:p>171.73648</text:p>
          </table:table-cell>
          <table:table-cell office:value-type="float" office:value="28.77061" calcext:value-type="float">
            <text:p>28.77061</text:p>
          </table:table-cell>
          <table:table-cell office:value-type="string" calcext:value-type="string">
            <text:p>QSO</text:p>
          </table:table-cell>
          <table:table-cell office:value-type="float" office:value="1.3997" calcext:value-type="float">
            <text:p>1.3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742.64+535635.1</text:p>
          </table:table-cell>
          <table:table-cell office:value-type="float" office:value="154.42765" calcext:value-type="float">
            <text:p>154.42765</text:p>
          </table:table-cell>
          <table:table-cell office:value-type="float" office:value="53.94308" calcext:value-type="float">
            <text:p>53.94308</text:p>
          </table:table-cell>
          <table:table-cell office:value-type="string" calcext:value-type="string">
            <text:p>QSO</text:p>
          </table:table-cell>
          <table:table-cell office:value-type="float" office:value="1.399247" calcext:value-type="float">
            <text:p>1.399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11+343</text:p>
          </table:table-cell>
          <table:table-cell office:value-type="float" office:value="243.4211" calcext:value-type="float">
            <text:p>243.4211</text:p>
          </table:table-cell>
          <table:table-cell office:value-type="float" office:value="34.21331" calcext:value-type="float">
            <text:p>34.21331</text:p>
          </table:table-cell>
          <table:table-cell office:value-type="string" calcext:value-type="string">
            <text:p>QSO</text:p>
          </table:table-cell>
          <table:table-cell office:value-type="float" office:value="1.399149" calcext:value-type="float">
            <text:p>1.3991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C B105830.7+420908</text:p>
          </table:table-cell>
          <table:table-cell office:value-type="float" office:value="165.33353" calcext:value-type="float">
            <text:p>165.33353</text:p>
          </table:table-cell>
          <table:table-cell office:value-type="float" office:value="41.88339" calcext:value-type="float">
            <text:p>41.88339</text:p>
          </table:table-cell>
          <table:table-cell office:value-type="string" calcext:value-type="string">
            <text:p>QSO</text:p>
          </table:table-cell>
          <table:table-cell office:value-type="float" office:value="1.398" calcext:value-type="float">
            <text:p>1.3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251.9+330718</text:p>
          </table:table-cell>
          <table:table-cell office:value-type="float" office:value="178.21629" calcext:value-type="float">
            <text:p>178.21629</text:p>
          </table:table-cell>
          <table:table-cell office:value-type="float" office:value="33.12188" calcext:value-type="float">
            <text:p>33.12188</text:p>
          </table:table-cell>
          <table:table-cell office:value-type="string" calcext:value-type="string">
            <text:p>QSO</text:p>
          </table:table-cell>
          <table:table-cell office:value-type="float" office:value="1.397596" calcext:value-type="float">
            <text:p>1.397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4343.80+184719.7</text:p>
          </table:table-cell>
          <table:table-cell office:value-type="float" office:value="235.93252" calcext:value-type="float">
            <text:p>235.93252</text:p>
          </table:table-cell>
          <table:table-cell office:value-type="float" office:value="18.78883" calcext:value-type="float">
            <text:p>18.78883</text:p>
          </table:table-cell>
          <table:table-cell office:value-type="string" calcext:value-type="string">
            <text:p>QSO</text:p>
          </table:table-cell>
          <table:table-cell office:value-type="float" office:value="1.396" calcext:value-type="float">
            <text:p>1.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644.11+493355.7</text:p>
          </table:table-cell>
          <table:table-cell office:value-type="float" office:value="226.68381" calcext:value-type="float">
            <text:p>226.68381</text:p>
          </table:table-cell>
          <table:table-cell office:value-type="float" office:value="49.5655" calcext:value-type="float">
            <text:p>49.5655</text:p>
          </table:table-cell>
          <table:table-cell office:value-type="string" calcext:value-type="string">
            <text:p>QSO</text:p>
          </table:table-cell>
          <table:table-cell office:value-type="float" office:value="1.395" calcext:value-type="float">
            <text:p>1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26+33B</text:p>
          </table:table-cell>
          <table:table-cell office:value-type="float" office:value="247.04866" calcext:value-type="float">
            <text:p>247.04866</text:p>
          </table:table-cell>
          <table:table-cell office:value-type="float" office:value="33.50816" calcext:value-type="float">
            <text:p>33.50816</text:p>
          </table:table-cell>
          <table:table-cell office:value-type="string" calcext:value-type="string">
            <text:p>*</text:p>
          </table:table-cell>
          <table:table-cell office:value-type="float" office:value="1.395" calcext:value-type="float">
            <text:p>1.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5015.1+381206</text:p>
          </table:table-cell>
          <table:table-cell office:value-type="float" office:value="207.56266" calcext:value-type="float">
            <text:p>207.56266</text:p>
          </table:table-cell>
          <table:table-cell office:value-type="float" office:value="38.20188" calcext:value-type="float">
            <text:p>38.20188</text:p>
          </table:table-cell>
          <table:table-cell office:value-type="string" calcext:value-type="string">
            <text:p>QSO</text:p>
          </table:table-cell>
          <table:table-cell office:value-type="float" office:value="1.394071" calcext:value-type="float">
            <text:p>1.3940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1907.54+212554.1</text:p>
          </table:table-cell>
          <table:table-cell office:value-type="float" office:value="139.78144" calcext:value-type="float">
            <text:p>139.78144</text:p>
          </table:table-cell>
          <table:table-cell office:value-type="float" office:value="21.43171" calcext:value-type="float">
            <text:p>21.43171</text:p>
          </table:table-cell>
          <table:table-cell office:value-type="string" calcext:value-type="string">
            <text:p>QSO</text:p>
          </table:table-cell>
          <table:table-cell office:value-type="float" office:value="1.393565" calcext:value-type="float">
            <text:p>1.393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6+397B</text:p>
          </table:table-cell>
          <table:table-cell office:value-type="float" office:value="204.72906" calcext:value-type="float">
            <text:p>204.72906</text:p>
          </table:table-cell>
          <table:table-cell office:value-type="float" office:value="39.49951" calcext:value-type="float">
            <text:p>39.49951</text:p>
          </table:table-cell>
          <table:table-cell office:value-type="string" calcext:value-type="string">
            <text:p>QSO</text:p>
          </table:table-cell>
          <table:table-cell office:value-type="float" office:value="1.393507" calcext:value-type="float">
            <text:p>1.3935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25+314</text:p>
          </table:table-cell>
          <table:table-cell office:value-type="float" office:value="231.82807" calcext:value-type="float">
            <text:p>231.82807</text:p>
          </table:table-cell>
          <table:table-cell office:value-type="float" office:value="31.25677" calcext:value-type="float">
            <text:p>31.25677</text:p>
          </table:table-cell>
          <table:table-cell office:value-type="string" calcext:value-type="string">
            <text:p>QSO</text:p>
          </table:table-cell>
          <table:table-cell office:value-type="float" office:value="1.393062" calcext:value-type="float">
            <text:p>1.393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17+176</text:p>
          </table:table-cell>
          <table:table-cell office:value-type="float" office:value="230.06392" calcext:value-type="float">
            <text:p>230.06392</text:p>
          </table:table-cell>
          <table:table-cell office:value-type="float" office:value="17.43156" calcext:value-type="float">
            <text:p>17.43156</text:p>
          </table:table-cell>
          <table:table-cell office:value-type="string" calcext:value-type="string">
            <text:p>QSO</text:p>
          </table:table-cell>
          <table:table-cell office:value-type="float" office:value="1.39" calcext:value-type="float">
            <text:p>1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7+386</text:p>
          </table:table-cell>
          <table:table-cell office:value-type="float" office:value="262.24642" calcext:value-type="float">
            <text:p>262.24642</text:p>
          </table:table-cell>
          <table:table-cell office:value-type="float" office:value="38.64068" calcext:value-type="float">
            <text:p>38.64068</text:p>
          </table:table-cell>
          <table:table-cell office:value-type="string" calcext:value-type="string">
            <text:p>QSO</text:p>
          </table:table-cell>
          <table:table-cell office:value-type="float" office:value="1.39" calcext:value-type="float">
            <text:p>1.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37+443</text:p>
          </table:table-cell>
          <table:table-cell office:value-type="float" office:value="219.77148" calcext:value-type="float">
            <text:p>219.77148</text:p>
          </table:table-cell>
          <table:table-cell office:value-type="float" office:value="44.16864" calcext:value-type="float">
            <text:p>44.16864</text:p>
          </table:table-cell>
          <table:table-cell office:value-type="string" calcext:value-type="string">
            <text:p>QSO</text:p>
          </table:table-cell>
          <table:table-cell office:value-type="float" office:value="1.38854" calcext:value-type="float">
            <text:p>1.38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839.08+580527.3</text:p>
          </table:table-cell>
          <table:table-cell office:value-type="float" office:value="129.66323" calcext:value-type="float">
            <text:p>129.66323</text:p>
          </table:table-cell>
          <table:table-cell office:value-type="float" office:value="58.09095" calcext:value-type="float">
            <text:p>58.09095</text:p>
          </table:table-cell>
          <table:table-cell office:value-type="string" calcext:value-type="string">
            <text:p>*</text:p>
          </table:table-cell>
          <table:table-cell office:value-type="float" office:value="1.385" calcext:value-type="float">
            <text:p>1.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02+33A</text:p>
          </table:table-cell>
          <table:table-cell office:value-type="float" office:value="166.30533" calcext:value-type="float">
            <text:p>166.30533</text:p>
          </table:table-cell>
          <table:table-cell office:value-type="float" office:value="33.14504" calcext:value-type="float">
            <text:p>33.14504</text:p>
          </table:table-cell>
          <table:table-cell office:value-type="string" calcext:value-type="string">
            <text:p>QSO</text:p>
          </table:table-cell>
          <table:table-cell office:value-type="float" office:value="1.383" calcext:value-type="float">
            <text:p>1.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1902.01+162235.7</text:p>
          </table:table-cell>
          <table:table-cell office:value-type="float" office:value="229.75841" calcext:value-type="float">
            <text:p>229.75841</text:p>
          </table:table-cell>
          <table:table-cell office:value-type="float" office:value="16.37658" calcext:value-type="float">
            <text:p>16.37658</text:p>
          </table:table-cell>
          <table:table-cell office:value-type="string" calcext:value-type="string">
            <text:p>QSO</text:p>
          </table:table-cell>
          <table:table-cell office:value-type="float" office:value="1.3827" calcext:value-type="float">
            <text:p>1.3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81</text:p>
          </table:table-cell>
          <table:table-cell office:value-type="float" office:value="112.04294" calcext:value-type="float">
            <text:p>112.04294</text:p>
          </table:table-cell>
          <table:table-cell office:value-type="float" office:value="14.62673" calcext:value-type="float">
            <text:p>14.62673</text:p>
          </table:table-cell>
          <table:table-cell office:value-type="string" calcext:value-type="string">
            <text:p>QSO</text:p>
          </table:table-cell>
          <table:table-cell office:value-type="float" office:value="1.382" calcext:value-type="float">
            <text:p>1.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432+200</text:p>
          </table:table-cell>
          <table:table-cell office:value-type="float" office:value="218.66581" calcext:value-type="float">
            <text:p>218.66581</text:p>
          </table:table-cell>
          <table:table-cell office:value-type="float" office:value="19.86687" calcext:value-type="float">
            <text:p>19.86687</text:p>
          </table:table-cell>
          <table:table-cell office:value-type="string" calcext:value-type="string">
            <text:p>QSO</text:p>
          </table:table-cell>
          <table:table-cell office:value-type="float" office:value="1.382" calcext:value-type="float">
            <text:p>1.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035.93+084643.0</text:p>
          </table:table-cell>
          <table:table-cell office:value-type="float" office:value="172.6498" calcext:value-type="float">
            <text:p>172.6498</text:p>
          </table:table-cell>
          <table:table-cell office:value-type="float" office:value="8.77864" calcext:value-type="float">
            <text:p>8.77864</text:p>
          </table:table-cell>
          <table:table-cell office:value-type="string" calcext:value-type="string">
            <text:p>QSO</text:p>
          </table:table-cell>
          <table:table-cell office:value-type="float" office:value="1.378822" calcext:value-type="float">
            <text:p>1.378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116.55+165402.9</text:p>
          </table:table-cell>
          <table:table-cell office:value-type="float" office:value="230.31899" calcext:value-type="float">
            <text:p>230.31899</text:p>
          </table:table-cell>
          <table:table-cell office:value-type="float" office:value="16.90083" calcext:value-type="float">
            <text:p>16.90083</text:p>
          </table:table-cell>
          <table:table-cell office:value-type="string" calcext:value-type="string">
            <text:p>QSO</text:p>
          </table:table-cell>
          <table:table-cell office:value-type="float" office:value="1.3788" calcext:value-type="float">
            <text:p>1.3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012+0213</text:p>
          </table:table-cell>
          <table:table-cell office:value-type="float" office:value="153.81516" calcext:value-type="float">
            <text:p>153.81516</text:p>
          </table:table-cell>
          <table:table-cell office:value-type="float" office:value="1.98147" calcext:value-type="float">
            <text:p>1.98147</text:p>
          </table:table-cell>
          <table:table-cell office:value-type="string" calcext:value-type="string">
            <text:p>QSO</text:p>
          </table:table-cell>
          <table:table-cell office:value-type="float" office:value="1.37726" calcext:value-type="float">
            <text:p>1.37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807.91+495753.5</text:p>
          </table:table-cell>
          <table:table-cell office:value-type="float" office:value="197.03302" calcext:value-type="float">
            <text:p>197.03302</text:p>
          </table:table-cell>
          <table:table-cell office:value-type="float" office:value="49.96485" calcext:value-type="float">
            <text:p>49.96485</text:p>
          </table:table-cell>
          <table:table-cell office:value-type="string" calcext:value-type="string">
            <text:p>*</text:p>
          </table:table-cell>
          <table:table-cell office:value-type="float" office:value="1.375" calcext:value-type="float">
            <text:p>1.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702.66+164309.0</text:p>
          </table:table-cell>
          <table:table-cell office:value-type="float" office:value="216.76118" calcext:value-type="float">
            <text:p>216.76118</text:p>
          </table:table-cell>
          <table:table-cell office:value-type="float" office:value="16.71908" calcext:value-type="float">
            <text:p>16.71908</text:p>
          </table:table-cell>
          <table:table-cell office:value-type="string" calcext:value-type="string">
            <text:p>G</text:p>
          </table:table-cell>
          <table:table-cell office:value-type="float" office:value="1.3742" calcext:value-type="float">
            <text:p>1.3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1740.4+361215</text:p>
          </table:table-cell>
          <table:table-cell office:value-type="float" office:value="229.41871" calcext:value-type="float">
            <text:p>229.41871</text:p>
          </table:table-cell>
          <table:table-cell office:value-type="float" office:value="36.20403" calcext:value-type="float">
            <text:p>36.20403</text:p>
          </table:table-cell>
          <table:table-cell office:value-type="string" calcext:value-type="string">
            <text:p>QSO</text:p>
          </table:table-cell>
          <table:table-cell office:value-type="float" office:value="1.37395" calcext:value-type="float">
            <text:p>1.37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740.33+525936.4</text:p>
          </table:table-cell>
          <table:table-cell office:value-type="float" office:value="169.41812" calcext:value-type="float">
            <text:p>169.41812</text:p>
          </table:table-cell>
          <table:table-cell office:value-type="float" office:value="52.9935" calcext:value-type="float">
            <text:p>52.9935</text:p>
          </table:table-cell>
          <table:table-cell office:value-type="string" calcext:value-type="string">
            <text:p>QSO</text:p>
          </table:table-cell>
          <table:table-cell office:value-type="float" office:value="1.373286" calcext:value-type="float">
            <text:p>1.3732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603.70+144044.5</text:p>
          </table:table-cell>
          <table:table-cell office:value-type="float" office:value="159.01546" calcext:value-type="float">
            <text:p>159.01546</text:p>
          </table:table-cell>
          <table:table-cell office:value-type="float" office:value="14.67917" calcext:value-type="float">
            <text:p>14.67917</text:p>
          </table:table-cell>
          <table:table-cell office:value-type="string" calcext:value-type="string">
            <text:p>QSO</text:p>
          </table:table-cell>
          <table:table-cell office:value-type="float" office:value="1.373" calcext:value-type="float">
            <text:p>1.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4257.18+212911.6</text:p>
          </table:table-cell>
          <table:table-cell office:value-type="float" office:value="175.7384" calcext:value-type="float">
            <text:p>175.7384</text:p>
          </table:table-cell>
          <table:table-cell office:value-type="float" office:value="21.48647" calcext:value-type="float">
            <text:p>21.48647</text:p>
          </table:table-cell>
          <table:table-cell office:value-type="string" calcext:value-type="string">
            <text:p>QSO</text:p>
          </table:table-cell>
          <table:table-cell office:value-type="float" office:value="1.372364" calcext:value-type="float">
            <text:p>1.372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56+581</text:p>
          </table:table-cell>
          <table:table-cell office:value-type="float" office:value="209.57335" calcext:value-type="float">
            <text:p>209.57335</text:p>
          </table:table-cell>
          <table:table-cell office:value-type="float" office:value="57.86793" calcext:value-type="float">
            <text:p>57.86793</text:p>
          </table:table-cell>
          <table:table-cell office:value-type="string" calcext:value-type="string">
            <text:p>QSO</text:p>
          </table:table-cell>
          <table:table-cell office:value-type="float" office:value="1.372006" calcext:value-type="float">
            <text:p>1.3720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58+286 NED02</text:p>
          </table:table-cell>
          <table:table-cell office:value-type="float" office:value="195.33383" calcext:value-type="float">
            <text:p>195.33383</text:p>
          </table:table-cell>
          <table:table-cell office:value-type="float" office:value="28.36033" calcext:value-type="float">
            <text:p>28.36033</text:p>
          </table:table-cell>
          <table:table-cell office:value-type="string" calcext:value-type="string">
            <text:p>QSO</text:p>
          </table:table-cell>
          <table:table-cell office:value-type="float" office:value="1.371764" calcext:value-type="float">
            <text:p>1.371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5431.8+385521</text:p>
          </table:table-cell>
          <table:table-cell office:value-type="float" office:value="163.6329" calcext:value-type="float">
            <text:p>163.6329</text:p>
          </table:table-cell>
          <table:table-cell office:value-type="float" office:value="38.9227" calcext:value-type="float">
            <text:p>38.9227</text:p>
          </table:table-cell>
          <table:table-cell office:value-type="string" calcext:value-type="string">
            <text:p>QSO</text:p>
          </table:table-cell>
          <table:table-cell office:value-type="float" office:value="1.371579" calcext:value-type="float">
            <text:p>1.371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346.42+165029.4</text:p>
          </table:table-cell>
          <table:table-cell office:value-type="float" office:value="158.44358" calcext:value-type="float">
            <text:p>158.44358</text:p>
          </table:table-cell>
          <table:table-cell office:value-type="float" office:value="16.84142" calcext:value-type="float">
            <text:p>16.84142</text:p>
          </table:table-cell>
          <table:table-cell office:value-type="string" calcext:value-type="string">
            <text:p>QSO</text:p>
          </table:table-cell>
          <table:table-cell office:value-type="float" office:value="1.3714" calcext:value-type="float">
            <text:p>1.37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45+106</text:p>
          </table:table-cell>
          <table:table-cell office:value-type="float" office:value="191.94725" calcext:value-type="float">
            <text:p>191.94725</text:p>
          </table:table-cell>
          <table:table-cell office:value-type="float" office:value="10.37544" calcext:value-type="float">
            <text:p>10.37544</text:p>
          </table:table-cell>
          <table:table-cell office:value-type="string" calcext:value-type="string">
            <text:p>QSO</text:p>
          </table:table-cell>
          <table:table-cell office:value-type="float" office:value="1.37" calcext:value-type="float">
            <text:p>1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8+007</text:p>
          </table:table-cell>
          <table:table-cell office:value-type="float" office:value="180.34688" calcext:value-type="float">
            <text:p>180.34688</text:p>
          </table:table-cell>
          <table:table-cell office:value-type="float" office:value="0.47453" calcext:value-type="float">
            <text:p>0.47453</text:p>
          </table:table-cell>
          <table:table-cell office:value-type="string" calcext:value-type="string">
            <text:p>QSO</text:p>
          </table:table-cell>
          <table:table-cell office:value-type="float" office:value="1.369898" calcext:value-type="float">
            <text:p>1.3698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5438.44+184745.3</text:p>
          </table:table-cell>
          <table:table-cell office:value-type="float" office:value="253.66016" calcext:value-type="float">
            <text:p>253.66016</text:p>
          </table:table-cell>
          <table:table-cell office:value-type="float" office:value="18.7959" calcext:value-type="float">
            <text:p>18.7959</text:p>
          </table:table-cell>
          <table:table-cell office:value-type="string" calcext:value-type="string">
            <text:p>QSO</text:p>
          </table:table-cell>
          <table:table-cell office:value-type="float" office:value="1.369688" calcext:value-type="float">
            <text:p>1.369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531.72+181750.9</text:p>
          </table:table-cell>
          <table:table-cell office:value-type="float" office:value="193.88233" calcext:value-type="float">
            <text:p>193.88233</text:p>
          </table:table-cell>
          <table:table-cell office:value-type="float" office:value="18.29748" calcext:value-type="float">
            <text:p>18.29748</text:p>
          </table:table-cell>
          <table:table-cell office:value-type="string" calcext:value-type="string">
            <text:p>QSO</text:p>
          </table:table-cell>
          <table:table-cell office:value-type="float" office:value="1.366" calcext:value-type="float">
            <text:p>1.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0453.69+603855.2</text:p>
          </table:table-cell>
          <table:table-cell office:value-type="float" office:value="166.22373" calcext:value-type="float">
            <text:p>166.22373</text:p>
          </table:table-cell>
          <table:table-cell office:value-type="float" office:value="60.6487" calcext:value-type="float">
            <text:p>60.6487</text:p>
          </table:table-cell>
          <table:table-cell office:value-type="string" calcext:value-type="string">
            <text:p>QSO</text:p>
          </table:table-cell>
          <table:table-cell office:value-type="float" office:value="1.365983" calcext:value-type="float">
            <text:p>1.365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456.85+201002.2</text:p>
          </table:table-cell>
          <table:table-cell office:value-type="float" office:value="168.737" calcext:value-type="float">
            <text:p>168.737</text:p>
          </table:table-cell>
          <table:table-cell office:value-type="float" office:value="20.16729" calcext:value-type="float">
            <text:p>20.16729</text:p>
          </table:table-cell>
          <table:table-cell office:value-type="string" calcext:value-type="string">
            <text:p>*</text:p>
          </table:table-cell>
          <table:table-cell office:value-type="float" office:value="1.365" calcext:value-type="float">
            <text:p>1.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3353.78+505735.9</text:p>
          </table:table-cell>
          <table:table-cell office:value-type="float" office:value="203.4741" calcext:value-type="float">
            <text:p>203.4741</text:p>
          </table:table-cell>
          <table:table-cell office:value-type="float" office:value="50.95998" calcext:value-type="float">
            <text:p>50.95998</text:p>
          </table:table-cell>
          <table:table-cell office:value-type="string" calcext:value-type="string">
            <text:p>QSO</text:p>
          </table:table-cell>
          <table:table-cell office:value-type="float" office:value="1.362" calcext:value-type="float">
            <text:p>1.3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24+101</text:p>
          </table:table-cell>
          <table:table-cell office:value-type="float" office:value="231.69312" calcext:value-type="float">
            <text:p>231.69312</text:p>
          </table:table-cell>
          <table:table-cell office:value-type="float" office:value="9.98625" calcext:value-type="float">
            <text:p>9.98625</text:p>
          </table:table-cell>
          <table:table-cell office:value-type="string" calcext:value-type="string">
            <text:p>QSO</text:p>
          </table:table-cell>
          <table:table-cell office:value-type="float" office:value="1.360706" calcext:value-type="float">
            <text:p>1.360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5+315</text:p>
          </table:table-cell>
          <table:table-cell office:value-type="float" office:value="219.41461" calcext:value-type="float">
            <text:p>219.41461</text:p>
          </table:table-cell>
          <table:table-cell office:value-type="float" office:value="31.31694" calcext:value-type="float">
            <text:p>31.31694</text:p>
          </table:table-cell>
          <table:table-cell office:value-type="string" calcext:value-type="string">
            <text:p>QSO</text:p>
          </table:table-cell>
          <table:table-cell office:value-type="float" office:value="1.358926" calcext:value-type="float">
            <text:p>1.358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422.48+304412.3</text:p>
          </table:table-cell>
          <table:table-cell office:value-type="float" office:value="203.59373" calcext:value-type="float">
            <text:p>203.59373</text:p>
          </table:table-cell>
          <table:table-cell office:value-type="float" office:value="30.73681" calcext:value-type="float">
            <text:p>30.73681</text:p>
          </table:table-cell>
          <table:table-cell office:value-type="string" calcext:value-type="string">
            <text:p>QSO</text:p>
          </table:table-cell>
          <table:table-cell office:value-type="float" office:value="1.357027" calcext:value-type="float">
            <text:p>1.357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335+0222</text:p>
          </table:table-cell>
          <table:table-cell office:value-type="float" office:value="204.41512" calcext:value-type="float">
            <text:p>204.41512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QSO</text:p>
          </table:table-cell>
          <table:table-cell office:value-type="float" office:value="1.356979" calcext:value-type="float">
            <text:p>1.356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7+21</text:p>
          </table:table-cell>
          <table:table-cell office:value-type="float" office:value="117.73663" calcext:value-type="float">
            <text:p>117.73663</text:p>
          </table:table-cell>
          <table:table-cell office:value-type="float" office:value="21.69718" calcext:value-type="float">
            <text:p>21.69718</text:p>
          </table:table-cell>
          <table:table-cell office:value-type="string" calcext:value-type="string">
            <text:p>QSO</text:p>
          </table:table-cell>
          <table:table-cell office:value-type="float" office:value="1.356021" calcext:value-type="float">
            <text:p>1.356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726.65+011147.4</text:p>
          </table:table-cell>
          <table:table-cell office:value-type="float" office:value="161.86111" calcext:value-type="float">
            <text:p>161.86111</text:p>
          </table:table-cell>
          <table:table-cell office:value-type="float" office:value="1.19653" calcext:value-type="float">
            <text:p>1.19653</text:p>
          </table:table-cell>
          <table:table-cell office:value-type="string" calcext:value-type="string">
            <text:p>QSO</text:p>
          </table:table-cell>
          <table:table-cell office:value-type="float" office:value="1.3487" calcext:value-type="float">
            <text:p>1.3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0848.71+272135.2</text:p>
          </table:table-cell>
          <table:table-cell office:value-type="float" office:value="122.203" calcext:value-type="float">
            <text:p>122.203</text:p>
          </table:table-cell>
          <table:table-cell office:value-type="float" office:value="27.35981" calcext:value-type="float">
            <text:p>27.35981</text:p>
          </table:table-cell>
          <table:table-cell office:value-type="string" calcext:value-type="string">
            <text:p>QSO</text:p>
          </table:table-cell>
          <table:table-cell office:value-type="float" office:value="1.348672" calcext:value-type="float">
            <text:p>1.3486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740.13+183721.0</text:p>
          </table:table-cell>
          <table:table-cell office:value-type="float" office:value="194.41744" calcext:value-type="float">
            <text:p>194.41744</text:p>
          </table:table-cell>
          <table:table-cell office:value-type="float" office:value="18.62266" calcext:value-type="float">
            <text:p>18.62266</text:p>
          </table:table-cell>
          <table:table-cell office:value-type="string" calcext:value-type="string">
            <text:p>QSO</text:p>
          </table:table-cell>
          <table:table-cell office:value-type="float" office:value="1.3484" calcext:value-type="float">
            <text:p>1.34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2755.73+493255.9</text:p>
          </table:table-cell>
          <table:table-cell office:value-type="float" office:value="186.98219" calcext:value-type="float">
            <text:p>186.98219</text:p>
          </table:table-cell>
          <table:table-cell office:value-type="float" office:value="49.5489" calcext:value-type="float">
            <text:p>49.5489</text:p>
          </table:table-cell>
          <table:table-cell office:value-type="string" calcext:value-type="string">
            <text:p>QSO</text:p>
          </table:table-cell>
          <table:table-cell office:value-type="float" office:value="1.348" calcext:value-type="float">
            <text:p>1.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18+444B</text:p>
          </table:table-cell>
          <table:table-cell office:value-type="float" office:value="185.36269" calcext:value-type="float">
            <text:p>185.36269</text:p>
          </table:table-cell>
          <table:table-cell office:value-type="float" office:value="44.19158" calcext:value-type="float">
            <text:p>44.19158</text:p>
          </table:table-cell>
          <table:table-cell office:value-type="string" calcext:value-type="string">
            <text:p>QSO</text:p>
          </table:table-cell>
          <table:table-cell office:value-type="float" office:value="1.347385" calcext:value-type="float">
            <text:p>1.347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0801.24+334646.2</text:p>
          </table:table-cell>
          <table:table-cell office:value-type="float" office:value="257.00521" calcext:value-type="float">
            <text:p>257.00521</text:p>
          </table:table-cell>
          <table:table-cell office:value-type="float" office:value="33.77955" calcext:value-type="float">
            <text:p>33.77955</text:p>
          </table:table-cell>
          <table:table-cell office:value-type="string" calcext:value-type="string">
            <text:p>QSO</text:p>
          </table:table-cell>
          <table:table-cell office:value-type="float" office:value="1.346635" calcext:value-type="float">
            <text:p>1.346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957+537B</text:p>
          </table:table-cell>
          <table:table-cell office:value-type="float" office:value="150.22788" calcext:value-type="float">
            <text:p>150.22788</text:p>
          </table:table-cell>
          <table:table-cell office:value-type="float" office:value="53.535" calcext:value-type="float">
            <text:p>53.535</text:p>
          </table:table-cell>
          <table:table-cell office:value-type="string" calcext:value-type="string">
            <text:p>QSO</text:p>
          </table:table-cell>
          <table:table-cell office:value-type="float" office:value="1.346378" calcext:value-type="float">
            <text:p>1.346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0854.25+544158.2</text:p>
          </table:table-cell>
          <table:table-cell office:value-type="float" office:value="182.22607" calcext:value-type="float">
            <text:p>182.22607</text:p>
          </table:table-cell>
          <table:table-cell office:value-type="float" office:value="54.69949" calcext:value-type="float">
            <text:p>54.69949</text:p>
          </table:table-cell>
          <table:table-cell office:value-type="string" calcext:value-type="string">
            <text:p>QSO</text:p>
          </table:table-cell>
          <table:table-cell office:value-type="float" office:value="1.345123" calcext:value-type="float">
            <text:p>1.345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230.30+092558.6</text:p>
          </table:table-cell>
          <table:table-cell office:value-type="float" office:value="168.12626" calcext:value-type="float">
            <text:p>168.12626</text:p>
          </table:table-cell>
          <table:table-cell office:value-type="float" office:value="9.43306" calcext:value-type="float">
            <text:p>9.43306</text:p>
          </table:table-cell>
          <table:table-cell office:value-type="string" calcext:value-type="string">
            <text:p>*</text:p>
          </table:table-cell>
          <table:table-cell office:value-type="float" office:value="1.345" calcext:value-type="float">
            <text:p>1.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42+052</text:p>
          </table:table-cell>
          <table:table-cell office:value-type="float" office:value="176.33881" calcext:value-type="float">
            <text:p>176.33881</text:p>
          </table:table-cell>
          <table:table-cell office:value-type="float" office:value="4.92408" calcext:value-type="float">
            <text:p>4.92408</text:p>
          </table:table-cell>
          <table:table-cell office:value-type="string" calcext:value-type="string">
            <text:p>QSO</text:p>
          </table:table-cell>
          <table:table-cell office:value-type="float" office:value="1.343597" calcext:value-type="float">
            <text:p>1.3435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18+29</text:p>
          </table:table-cell>
          <table:table-cell office:value-type="float" office:value="245.17583" calcext:value-type="float">
            <text:p>245.17583</text:p>
          </table:table-cell>
          <table:table-cell office:value-type="float" office:value="29.65198" calcext:value-type="float">
            <text:p>29.65198</text:p>
          </table:table-cell>
          <table:table-cell office:value-type="string" calcext:value-type="string">
            <text:p>QSO</text:p>
          </table:table-cell>
          <table:table-cell office:value-type="float" office:value="1.343027" calcext:value-type="float">
            <text:p>1.343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615.27+273634.5</text:p>
          </table:table-cell>
          <table:table-cell office:value-type="float" office:value="196.56368" calcext:value-type="float">
            <text:p>196.56368</text:p>
          </table:table-cell>
          <table:table-cell office:value-type="float" office:value="27.60963" calcext:value-type="float">
            <text:p>27.60963</text:p>
          </table:table-cell>
          <table:table-cell office:value-type="string" calcext:value-type="string">
            <text:p>QSO</text:p>
          </table:table-cell>
          <table:table-cell office:value-type="float" office:value="1.343" calcext:value-type="float">
            <text:p>1.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920.12+303740.8</text:p>
          </table:table-cell>
          <table:table-cell office:value-type="float" office:value="154.83371" calcext:value-type="float">
            <text:p>154.83371</text:p>
          </table:table-cell>
          <table:table-cell office:value-type="float" office:value="30.62806" calcext:value-type="float">
            <text:p>30.62806</text:p>
          </table:table-cell>
          <table:table-cell office:value-type="string" calcext:value-type="string">
            <text:p>QSO</text:p>
          </table:table-cell>
          <table:table-cell office:value-type="float" office:value="1.342" calcext:value-type="float">
            <text:p>1.3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536.00+250144.9</text:p>
          </table:table-cell>
          <table:table-cell office:value-type="float" office:value="141.4" calcext:value-type="float">
            <text:p>141.4</text:p>
          </table:table-cell>
          <table:table-cell office:value-type="float" office:value="25.02922" calcext:value-type="float">
            <text:p>25.02922</text:p>
          </table:table-cell>
          <table:table-cell office:value-type="string" calcext:value-type="string">
            <text:p>QSO</text:p>
          </table:table-cell>
          <table:table-cell office:value-type="float" office:value="1.340596" calcext:value-type="float">
            <text:p>1.340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3505.25+122844.9</text:p>
          </table:table-cell>
          <table:table-cell office:value-type="float" office:value="158.77188" calcext:value-type="float">
            <text:p>158.77188</text:p>
          </table:table-cell>
          <table:table-cell office:value-type="float" office:value="12.47915" calcext:value-type="float">
            <text:p>12.47915</text:p>
          </table:table-cell>
          <table:table-cell office:value-type="string" calcext:value-type="string">
            <text:p>QSO</text:p>
          </table:table-cell>
          <table:table-cell office:value-type="float" office:value="1.3405" calcext:value-type="float">
            <text:p>1.3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437.10+013334.0</text:p>
          </table:table-cell>
          <table:table-cell office:value-type="float" office:value="173.65467" calcext:value-type="float">
            <text:p>173.65467</text:p>
          </table:table-cell>
          <table:table-cell office:value-type="float" office:value="1.55945" calcext:value-type="float">
            <text:p>1.55945</text:p>
          </table:table-cell>
          <table:table-cell office:value-type="string" calcext:value-type="string">
            <text:p>QSO</text:p>
          </table:table-cell>
          <table:table-cell office:value-type="float" office:value="1.34" calcext:value-type="float">
            <text:p>1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425.6+243143</text:p>
          </table:table-cell>
          <table:table-cell office:value-type="float" office:value="188.60699" calcext:value-type="float">
            <text:p>188.60699</text:p>
          </table:table-cell>
          <table:table-cell office:value-type="float" office:value="24.52877" calcext:value-type="float">
            <text:p>24.52877</text:p>
          </table:table-cell>
          <table:table-cell office:value-type="string" calcext:value-type="string">
            <text:p>QSO</text:p>
          </table:table-cell>
          <table:table-cell office:value-type="float" office:value="1.34" calcext:value-type="float">
            <text:p>1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2+199</text:p>
          </table:table-cell>
          <table:table-cell office:value-type="float" office:value="238.66346" calcext:value-type="float">
            <text:p>238.66346</text:p>
          </table:table-cell>
          <table:table-cell office:value-type="float" office:value="19.78834" calcext:value-type="float">
            <text:p>19.78834</text:p>
          </table:table-cell>
          <table:table-cell office:value-type="string" calcext:value-type="string">
            <text:p>QSO</text:p>
          </table:table-cell>
          <table:table-cell office:value-type="float" office:value="1.34" calcext:value-type="float">
            <text:p>1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112.69+060328.9</text:p>
          </table:table-cell>
          <table:table-cell office:value-type="float" office:value="192.80292" calcext:value-type="float">
            <text:p>192.80292</text:p>
          </table:table-cell>
          <table:table-cell office:value-type="float" office:value="6.05803" calcext:value-type="float">
            <text:p>6.05803</text:p>
          </table:table-cell>
          <table:table-cell office:value-type="string" calcext:value-type="string">
            <text:p>QSO</text:p>
          </table:table-cell>
          <table:table-cell office:value-type="float" office:value="1.339634" calcext:value-type="float">
            <text:p>1.3396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15+029</text:p>
          </table:table-cell>
          <table:table-cell office:value-type="float" office:value="244.45795" calcext:value-type="float">
            <text:p>244.45795</text:p>
          </table:table-cell>
          <table:table-cell office:value-type="float" office:value="2.77864" calcext:value-type="float">
            <text:p>2.77864</text:p>
          </table:table-cell>
          <table:table-cell office:value-type="string" calcext:value-type="string">
            <text:p>QSO</text:p>
          </table:table-cell>
          <table:table-cell office:value-type="float" office:value="1.339" calcext:value-type="float">
            <text:p>1.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4+349</text:p>
          </table:table-cell>
          <table:table-cell office:value-type="float" office:value="246.58525" calcext:value-type="float">
            <text:p>246.58525</text:p>
          </table:table-cell>
          <table:table-cell office:value-type="float" office:value="34.86199" calcext:value-type="float">
            <text:p>34.86199</text:p>
          </table:table-cell>
          <table:table-cell office:value-type="string" calcext:value-type="string">
            <text:p>QSO</text:p>
          </table:table-cell>
          <table:table-cell office:value-type="float" office:value="1.337" calcext:value-type="float">
            <text:p>1.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627.33+340739.6</text:p>
          </table:table-cell>
          <table:table-cell office:value-type="float" office:value="174.11393" calcext:value-type="float">
            <text:p>174.11393</text:p>
          </table:table-cell>
          <table:table-cell office:value-type="float" office:value="34.12763" calcext:value-type="float">
            <text:p>34.12763</text:p>
          </table:table-cell>
          <table:table-cell office:value-type="string" calcext:value-type="string">
            <text:p>QSO</text:p>
          </table:table-cell>
          <table:table-cell office:value-type="float" office:value="1.33695" calcext:value-type="float">
            <text:p>1.33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038.43+070447.0</text:p>
          </table:table-cell>
          <table:table-cell office:value-type="float" office:value="170.16018" calcext:value-type="float">
            <text:p>170.16018</text:p>
          </table:table-cell>
          <table:table-cell office:value-type="float" office:value="7.07977" calcext:value-type="float">
            <text:p>7.07977</text:p>
          </table:table-cell>
          <table:table-cell office:value-type="string" calcext:value-type="string">
            <text:p>*</text:p>
          </table:table-cell>
          <table:table-cell office:value-type="float" office:value="1.336" calcext:value-type="float">
            <text:p>1.3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051.27+443959.3</text:p>
          </table:table-cell>
          <table:table-cell office:value-type="float" office:value="130.21371" calcext:value-type="float">
            <text:p>130.21371</text:p>
          </table:table-cell>
          <table:table-cell office:value-type="float" office:value="44.66647" calcext:value-type="float">
            <text:p>44.66647</text:p>
          </table:table-cell>
          <table:table-cell office:value-type="string" calcext:value-type="string">
            <text:p>QSO</text:p>
          </table:table-cell>
          <table:table-cell office:value-type="float" office:value="1.33455" calcext:value-type="float">
            <text:p>1.33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5959.70+143633.2</text:p>
          </table:table-cell>
          <table:table-cell office:value-type="float" office:value="209.99878" calcext:value-type="float">
            <text:p>209.99878</text:p>
          </table:table-cell>
          <table:table-cell office:value-type="float" office:value="14.60922" calcext:value-type="float">
            <text:p>14.60922</text:p>
          </table:table-cell>
          <table:table-cell office:value-type="string" calcext:value-type="string">
            <text:p>QSO</text:p>
          </table:table-cell>
          <table:table-cell office:value-type="float" office:value="1.334" calcext:value-type="float">
            <text:p>1.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2333.5+395312</text:p>
          </table:table-cell>
          <table:table-cell office:value-type="float" office:value="155.8896" calcext:value-type="float">
            <text:p>155.8896</text:p>
          </table:table-cell>
          <table:table-cell office:value-type="float" office:value="39.88686" calcext:value-type="float">
            <text:p>39.88686</text:p>
          </table:table-cell>
          <table:table-cell office:value-type="string" calcext:value-type="string">
            <text:p>QSO</text:p>
          </table:table-cell>
          <table:table-cell office:value-type="float" office:value="1.33349" calcext:value-type="float">
            <text:p>1.333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50.69+525352.3</text:p>
          </table:table-cell>
          <table:table-cell office:value-type="float" office:value="150.96125" calcext:value-type="float">
            <text:p>150.96125</text:p>
          </table:table-cell>
          <table:table-cell office:value-type="float" office:value="52.89784" calcext:value-type="float">
            <text:p>52.89784</text:p>
          </table:table-cell>
          <table:table-cell office:value-type="string" calcext:value-type="string">
            <text:p>QSO</text:p>
          </table:table-cell>
          <table:table-cell office:value-type="float" office:value="1.333267" calcext:value-type="float">
            <text:p>1.333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659.53+515100.1</text:p>
          </table:table-cell>
          <table:table-cell office:value-type="float" office:value="119.2481" calcext:value-type="float">
            <text:p>119.2481</text:p>
          </table:table-cell>
          <table:table-cell office:value-type="float" office:value="51.85007" calcext:value-type="float">
            <text:p>51.85007</text:p>
          </table:table-cell>
          <table:table-cell office:value-type="string" calcext:value-type="string">
            <text:p>QSO</text:p>
          </table:table-cell>
          <table:table-cell office:value-type="float" office:value="1.33" calcext:value-type="float">
            <text:p>1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814.54+491929.6</text:p>
          </table:table-cell>
          <table:table-cell office:value-type="float" office:value="242.06059" calcext:value-type="float">
            <text:p>242.06059</text:p>
          </table:table-cell>
          <table:table-cell office:value-type="float" office:value="49.32493" calcext:value-type="float">
            <text:p>49.32493</text:p>
          </table:table-cell>
          <table:table-cell office:value-type="string" calcext:value-type="string">
            <text:p>QSO</text:p>
          </table:table-cell>
          <table:table-cell office:value-type="float" office:value="1.328281" calcext:value-type="float">
            <text:p>1.328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24716.71+123658.6</text:p>
          </table:table-cell>
          <table:table-cell office:value-type="float" office:value="191.81965" calcext:value-type="float">
            <text:p>191.81965</text:p>
          </table:table-cell>
          <table:table-cell office:value-type="float" office:value="12.6163" calcext:value-type="float">
            <text:p>12.6163</text:p>
          </table:table-cell>
          <table:table-cell office:value-type="string" calcext:value-type="string">
            <text:p>QSO</text:p>
          </table:table-cell>
          <table:table-cell office:value-type="float" office:value="1.328075" calcext:value-type="float">
            <text:p>1.328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0821.21+125348.1</text:p>
          </table:table-cell>
          <table:table-cell office:value-type="float" office:value="122.08837" calcext:value-type="float">
            <text:p>122.08837</text:p>
          </table:table-cell>
          <table:table-cell office:value-type="float" office:value="12.89669" calcext:value-type="float">
            <text:p>12.89669</text:p>
          </table:table-cell>
          <table:table-cell office:value-type="string" calcext:value-type="string">
            <text:p>QSO</text:p>
          </table:table-cell>
          <table:table-cell office:value-type="float" office:value="1.326704" calcext:value-type="float">
            <text:p>1.326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51+318</text:p>
          </table:table-cell>
          <table:table-cell office:value-type="float" office:value="208.52248" calcext:value-type="float">
            <text:p>208.52248</text:p>
          </table:table-cell>
          <table:table-cell office:value-type="float" office:value="31.65066" calcext:value-type="float">
            <text:p>31.65066</text:p>
          </table:table-cell>
          <table:table-cell office:value-type="string" calcext:value-type="string">
            <text:p>QSO</text:p>
          </table:table-cell>
          <table:table-cell office:value-type="float" office:value="1.326" calcext:value-type="float">
            <text:p>1.3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56+022</text:p>
          </table:table-cell>
          <table:table-cell office:value-type="float" office:value="209.86312" calcext:value-type="float">
            <text:p>209.86312</text:p>
          </table:table-cell>
          <table:table-cell office:value-type="float" office:value="1.99849" calcext:value-type="float">
            <text:p>1.99849</text:p>
          </table:table-cell>
          <table:table-cell office:value-type="string" calcext:value-type="string">
            <text:p>QSO</text:p>
          </table:table-cell>
          <table:table-cell office:value-type="float" office:value="1.325654" calcext:value-type="float">
            <text:p>1.325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910.97+213106.1</text:p>
          </table:table-cell>
          <table:table-cell office:value-type="float" office:value="137.29591" calcext:value-type="float">
            <text:p>137.29591</text:p>
          </table:table-cell>
          <table:table-cell office:value-type="float" office:value="21.51815" calcext:value-type="float">
            <text:p>21.51815</text:p>
          </table:table-cell>
          <table:table-cell office:value-type="string" calcext:value-type="string">
            <text:p>*</text:p>
          </table:table-cell>
          <table:table-cell office:value-type="float" office:value="1.325" calcext:value-type="float">
            <text:p>1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222.31+080259.9</text:p>
          </table:table-cell>
          <table:table-cell office:value-type="float" office:value="148.09281" calcext:value-type="float">
            <text:p>148.09281</text:p>
          </table:table-cell>
          <table:table-cell office:value-type="float" office:value="8.04982" calcext:value-type="float">
            <text:p>8.04982</text:p>
          </table:table-cell>
          <table:table-cell office:value-type="string" calcext:value-type="string">
            <text:p>*</text:p>
          </table:table-cell>
          <table:table-cell office:value-type="float" office:value="1.325" calcext:value-type="float">
            <text:p>1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616.40+040150.7</text:p>
          </table:table-cell>
          <table:table-cell office:value-type="float" office:value="156.56832" calcext:value-type="float">
            <text:p>156.56832</text:p>
          </table:table-cell>
          <table:table-cell office:value-type="float" office:value="4.03074" calcext:value-type="float">
            <text:p>4.03074</text:p>
          </table:table-cell>
          <table:table-cell office:value-type="string" calcext:value-type="string">
            <text:p>UvES</text:p>
          </table:table-cell>
          <table:table-cell office:value-type="float" office:value="1.325" calcext:value-type="float">
            <text:p>1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08+25</text:p>
          </table:table-cell>
          <table:table-cell office:value-type="float" office:value="182.7951" calcext:value-type="float">
            <text:p>182.7951</text:p>
          </table:table-cell>
          <table:table-cell office:value-type="float" office:value="25.1417" calcext:value-type="float">
            <text:p>25.1417</text:p>
          </table:table-cell>
          <table:table-cell office:value-type="string" calcext:value-type="string">
            <text:p>*</text:p>
          </table:table-cell>
          <table:table-cell office:value-type="float" office:value="1.325" calcext:value-type="float">
            <text:p>1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433.90+645607.1</text:p>
          </table:table-cell>
          <table:table-cell office:value-type="float" office:value="186.14106" calcext:value-type="float">
            <text:p>186.14106</text:p>
          </table:table-cell>
          <table:table-cell office:value-type="float" office:value="64.93513" calcext:value-type="float">
            <text:p>64.93513</text:p>
          </table:table-cell>
          <table:table-cell office:value-type="string" calcext:value-type="string">
            <text:p>UvES</text:p>
          </table:table-cell>
          <table:table-cell office:value-type="float" office:value="1.325" calcext:value-type="float">
            <text:p>1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912.31+515855.9</text:p>
          </table:table-cell>
          <table:table-cell office:value-type="float" office:value="239.80134" calcext:value-type="float">
            <text:p>239.80134</text:p>
          </table:table-cell>
          <table:table-cell office:value-type="float" office:value="51.98232" calcext:value-type="float">
            <text:p>51.98232</text:p>
          </table:table-cell>
          <table:table-cell office:value-type="string" calcext:value-type="string">
            <text:p>UvES</text:p>
          </table:table-cell>
          <table:table-cell office:value-type="float" office:value="1.325" calcext:value-type="float">
            <text:p>1.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550+582</text:p>
          </table:table-cell>
          <table:table-cell office:value-type="float" office:value="237.99253" calcext:value-type="float">
            <text:p>237.99253</text:p>
          </table:table-cell>
          <table:table-cell office:value-type="float" office:value="58.11235" calcext:value-type="float">
            <text:p>58.11235</text:p>
          </table:table-cell>
          <table:table-cell office:value-type="string" calcext:value-type="string">
            <text:p>G</text:p>
          </table:table-cell>
          <table:table-cell office:value-type="float" office:value="1.324" calcext:value-type="float">
            <text:p>1.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036.99+105401.2</text:p>
          </table:table-cell>
          <table:table-cell office:value-type="float" office:value="172.65412" calcext:value-type="float">
            <text:p>172.65412</text:p>
          </table:table-cell>
          <table:table-cell office:value-type="float" office:value="10.90033" calcext:value-type="float">
            <text:p>10.90033</text:p>
          </table:table-cell>
          <table:table-cell office:value-type="string" calcext:value-type="string">
            <text:p>QSO</text:p>
          </table:table-cell>
          <table:table-cell office:value-type="float" office:value="1.323879" calcext:value-type="float">
            <text:p>1.323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40+466</text:p>
          </table:table-cell>
          <table:table-cell office:value-type="float" office:value="175.80053" calcext:value-type="float">
            <text:p>175.80053</text:p>
          </table:table-cell>
          <table:table-cell office:value-type="float" office:value="46.3907" calcext:value-type="float">
            <text:p>46.3907</text:p>
          </table:table-cell>
          <table:table-cell office:value-type="string" calcext:value-type="string">
            <text:p>QSO</text:p>
          </table:table-cell>
          <table:table-cell office:value-type="float" office:value="1.321812" calcext:value-type="float">
            <text:p>1.321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20+30</text:p>
          </table:table-cell>
          <table:table-cell office:value-type="float" office:value="245.56669" calcext:value-type="float">
            <text:p>245.56669</text:p>
          </table:table-cell>
          <table:table-cell office:value-type="float" office:value="30.02969" calcext:value-type="float">
            <text:p>30.02969</text:p>
          </table:table-cell>
          <table:table-cell office:value-type="string" calcext:value-type="string">
            <text:p>QSO</text:p>
          </table:table-cell>
          <table:table-cell office:value-type="float" office:value="1.321492" calcext:value-type="float">
            <text:p>1.321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7+100</text:p>
          </table:table-cell>
          <table:table-cell office:value-type="float" office:value="165.08422" calcext:value-type="float">
            <text:p>165.08422</text:p>
          </table:table-cell>
          <table:table-cell office:value-type="float" office:value="9.82659" calcext:value-type="float">
            <text:p>9.82659</text:p>
          </table:table-cell>
          <table:table-cell office:value-type="string" calcext:value-type="string">
            <text:p>QSO</text:p>
          </table:table-cell>
          <table:table-cell office:value-type="float" office:value="1.320513" calcext:value-type="float">
            <text:p>1.3205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032.72+190106.0</text:p>
          </table:table-cell>
          <table:table-cell office:value-type="float" office:value="117.63639" calcext:value-type="float">
            <text:p>117.63639</text:p>
          </table:table-cell>
          <table:table-cell office:value-type="float" office:value="19.01832" calcext:value-type="float">
            <text:p>19.01832</text:p>
          </table:table-cell>
          <table:table-cell office:value-type="string" calcext:value-type="string">
            <text:p>QSO</text:p>
          </table:table-cell>
          <table:table-cell office:value-type="float" office:value="1.320459" calcext:value-type="float">
            <text:p>1.3204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6+163</text:p>
          </table:table-cell>
          <table:table-cell office:value-type="float" office:value="254.62642" calcext:value-type="float">
            <text:p>254.62642</text:p>
          </table:table-cell>
          <table:table-cell office:value-type="float" office:value="16.27358" calcext:value-type="float">
            <text:p>16.27358</text:p>
          </table:table-cell>
          <table:table-cell office:value-type="string" calcext:value-type="string">
            <text:p>QSO</text:p>
          </table:table-cell>
          <table:table-cell office:value-type="float" office:value="1.32" calcext:value-type="float">
            <text:p>1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914.55+403116.7</text:p>
          </table:table-cell>
          <table:table-cell office:value-type="float" office:value="149.81064" calcext:value-type="float">
            <text:p>149.81064</text:p>
          </table:table-cell>
          <table:table-cell office:value-type="float" office:value="40.52139" calcext:value-type="float">
            <text:p>40.52139</text:p>
          </table:table-cell>
          <table:table-cell office:value-type="string" calcext:value-type="string">
            <text:p>QSO</text:p>
          </table:table-cell>
          <table:table-cell office:value-type="float" office:value="1.319999" calcext:value-type="float">
            <text:p>1.31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22+3041</text:p>
          </table:table-cell>
          <table:table-cell office:value-type="float" office:value="155.62624" calcext:value-type="float">
            <text:p>155.62624</text:p>
          </table:table-cell>
          <table:table-cell office:value-type="float" office:value="30.68475" calcext:value-type="float">
            <text:p>30.68475</text:p>
          </table:table-cell>
          <table:table-cell office:value-type="string" calcext:value-type="string">
            <text:p>QSO</text:p>
          </table:table-cell>
          <table:table-cell office:value-type="float" office:value="1.319802" calcext:value-type="float">
            <text:p>1.319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5908.31+024309.6</text:p>
          </table:table-cell>
          <table:table-cell office:value-type="float" office:value="149.78468" calcext:value-type="float">
            <text:p>149.78468</text:p>
          </table:table-cell>
          <table:table-cell office:value-type="float" office:value="2.71933" calcext:value-type="float">
            <text:p>2.71933</text:p>
          </table:table-cell>
          <table:table-cell office:value-type="string" calcext:value-type="string">
            <text:p>QSO</text:p>
          </table:table-cell>
          <table:table-cell office:value-type="float" office:value="1.31974" calcext:value-type="float">
            <text:p>1.31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50+581</text:p>
          </table:table-cell>
          <table:table-cell office:value-type="float" office:value="133.67498" calcext:value-type="float">
            <text:p>133.67498</text:p>
          </table:table-cell>
          <table:table-cell office:value-type="float" office:value="57.95832" calcext:value-type="float">
            <text:p>57.95832</text:p>
          </table:table-cell>
          <table:table-cell office:value-type="string" calcext:value-type="string">
            <text:p>QSO</text:p>
          </table:table-cell>
          <table:table-cell office:value-type="float" office:value="1.319145" calcext:value-type="float">
            <text:p>1.319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04+465</text:p>
          </table:table-cell>
          <table:table-cell office:value-type="float" office:value="211.73538" calcext:value-type="float">
            <text:p>211.73538</text:p>
          </table:table-cell>
          <table:table-cell office:value-type="float" office:value="46.28681" calcext:value-type="float">
            <text:p>46.28681</text:p>
          </table:table-cell>
          <table:table-cell office:value-type="string" calcext:value-type="string">
            <text:p>QSO</text:p>
          </table:table-cell>
          <table:table-cell office:value-type="float" office:value="1.318407" calcext:value-type="float">
            <text:p>1.318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40+381</text:p>
          </table:table-cell>
          <table:table-cell office:value-type="float" office:value="190.71404" calcext:value-type="float">
            <text:p>190.71404</text:p>
          </table:table-cell>
          <table:table-cell office:value-type="float" office:value="37.85001" calcext:value-type="float">
            <text:p>37.85001</text:p>
          </table:table-cell>
          <table:table-cell office:value-type="string" calcext:value-type="string">
            <text:p>QSO</text:p>
          </table:table-cell>
          <table:table-cell office:value-type="float" office:value="1.318343" calcext:value-type="float">
            <text:p>1.318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28+411</text:p>
          </table:table-cell>
          <table:table-cell office:value-type="float" office:value="112.89058" calcext:value-type="float">
            <text:p>112.89058</text:p>
          </table:table-cell>
          <table:table-cell office:value-type="float" office:value="41.00522" calcext:value-type="float">
            <text:p>41.00522</text:p>
          </table:table-cell>
          <table:table-cell office:value-type="string" calcext:value-type="string">
            <text:p>QSO</text:p>
          </table:table-cell>
          <table:table-cell office:value-type="float" office:value="1.317647" calcext:value-type="float">
            <text:p>1.3176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915.0+404956</text:p>
          </table:table-cell>
          <table:table-cell office:value-type="float" office:value="189.81254" calcext:value-type="float">
            <text:p>189.81254</text:p>
          </table:table-cell>
          <table:table-cell office:value-type="float" office:value="40.83206" calcext:value-type="float">
            <text:p>40.83206</text:p>
          </table:table-cell>
          <table:table-cell office:value-type="string" calcext:value-type="string">
            <text:p>QSO</text:p>
          </table:table-cell>
          <table:table-cell office:value-type="float" office:value="1.31688" calcext:value-type="float">
            <text:p>1.31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2.22</text:p>
          </table:table-cell>
          <table:table-cell office:value-type="float" office:value="136.20715" calcext:value-type="float">
            <text:p>136.20715</text:p>
          </table:table-cell>
          <table:table-cell office:value-type="float" office:value="22.32638" calcext:value-type="float">
            <text:p>22.32638</text:p>
          </table:table-cell>
          <table:table-cell office:value-type="string" calcext:value-type="string">
            <text:p>QSO</text:p>
          </table:table-cell>
          <table:table-cell office:value-type="float" office:value="1.315" calcext:value-type="float">
            <text:p>1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049.11+143727.7</text:p>
          </table:table-cell>
          <table:table-cell office:value-type="float" office:value="227.70461" calcext:value-type="float">
            <text:p>227.70461</text:p>
          </table:table-cell>
          <table:table-cell office:value-type="float" office:value="14.62427" calcext:value-type="float">
            <text:p>14.62427</text:p>
          </table:table-cell>
          <table:table-cell office:value-type="string" calcext:value-type="string">
            <text:p>*</text:p>
          </table:table-cell>
          <table:table-cell office:value-type="float" office:value="1.315" calcext:value-type="float">
            <text:p>1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51+30</text:p>
          </table:table-cell>
          <table:table-cell office:value-type="float" office:value="193.35727" calcext:value-type="float">
            <text:p>193.35727</text:p>
          </table:table-cell>
          <table:table-cell office:value-type="float" office:value="30.60974" calcext:value-type="float">
            <text:p>30.60974</text:p>
          </table:table-cell>
          <table:table-cell office:value-type="string" calcext:value-type="string">
            <text:p>QSO</text:p>
          </table:table-cell>
          <table:table-cell office:value-type="float" office:value="1.314266" calcext:value-type="float">
            <text:p>1.3142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314.85+023136.2</text:p>
          </table:table-cell>
          <table:table-cell office:value-type="float" office:value="240.81188" calcext:value-type="float">
            <text:p>240.81188</text:p>
          </table:table-cell>
          <table:table-cell office:value-type="float" office:value="2.52674" calcext:value-type="float">
            <text:p>2.52674</text:p>
          </table:table-cell>
          <table:table-cell office:value-type="string" calcext:value-type="string">
            <text:p>QSO</text:p>
          </table:table-cell>
          <table:table-cell office:value-type="float" office:value="1.311469" calcext:value-type="float">
            <text:p>1.3114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20+344</text:p>
          </table:table-cell>
          <table:table-cell office:value-type="float" office:value="230.72866" calcext:value-type="float">
            <text:p>230.72866</text:p>
          </table:table-cell>
          <table:table-cell office:value-type="float" office:value="34.23586" calcext:value-type="float">
            <text:p>34.23586</text:p>
          </table:table-cell>
          <table:table-cell office:value-type="string" calcext:value-type="string">
            <text:p>QSO</text:p>
          </table:table-cell>
          <table:table-cell office:value-type="float" office:value="1.31" calcext:value-type="float">
            <text:p>1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7+105</text:p>
          </table:table-cell>
          <table:table-cell office:value-type="float" office:value="237.4941" calcext:value-type="float">
            <text:p>237.4941</text:p>
          </table:table-cell>
          <table:table-cell office:value-type="float" office:value="10.40886" calcext:value-type="float">
            <text:p>10.40886</text:p>
          </table:table-cell>
          <table:table-cell office:value-type="string" calcext:value-type="string">
            <text:p>QSO</text:p>
          </table:table-cell>
          <table:table-cell office:value-type="float" office:value="1.31" calcext:value-type="float">
            <text:p>1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229.62+125217.8</text:p>
          </table:table-cell>
          <table:table-cell office:value-type="float" office:value="128.12337" calcext:value-type="float">
            <text:p>128.12337</text:p>
          </table:table-cell>
          <table:table-cell office:value-type="float" office:value="12.87158" calcext:value-type="float">
            <text:p>12.87158</text:p>
          </table:table-cell>
          <table:table-cell office:value-type="string" calcext:value-type="string">
            <text:p>QSO</text:p>
          </table:table-cell>
          <table:table-cell office:value-type="float" office:value="1.309542" calcext:value-type="float">
            <text:p>1.309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716.07+192047.0</text:p>
          </table:table-cell>
          <table:table-cell office:value-type="float" office:value="221.81701" calcext:value-type="float">
            <text:p>221.81701</text:p>
          </table:table-cell>
          <table:table-cell office:value-type="float" office:value="19.34638" calcext:value-type="float">
            <text:p>19.34638</text:p>
          </table:table-cell>
          <table:table-cell office:value-type="string" calcext:value-type="string">
            <text:p>QSO</text:p>
          </table:table-cell>
          <table:table-cell office:value-type="float" office:value="1.3095" calcext:value-type="float">
            <text:p>1.30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127.35+441829.0</text:p>
          </table:table-cell>
          <table:table-cell office:value-type="float" office:value="217.86392" calcext:value-type="float">
            <text:p>217.86392</text:p>
          </table:table-cell>
          <table:table-cell office:value-type="float" office:value="44.308" calcext:value-type="float">
            <text:p>44.308</text:p>
          </table:table-cell>
          <table:table-cell office:value-type="string" calcext:value-type="string">
            <text:p>QSO</text:p>
          </table:table-cell>
          <table:table-cell office:value-type="float" office:value="1.309322" calcext:value-type="float">
            <text:p>1.3093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4148.11+272838.8</text:p>
          </table:table-cell>
          <table:table-cell office:value-type="float" office:value="145.45048" calcext:value-type="float">
            <text:p>145.45048</text:p>
          </table:table-cell>
          <table:table-cell office:value-type="float" office:value="27.47745" calcext:value-type="float">
            <text:p>27.47745</text:p>
          </table:table-cell>
          <table:table-cell office:value-type="string" calcext:value-type="string">
            <text:p>QSO</text:p>
          </table:table-cell>
          <table:table-cell office:value-type="float" office:value="1.308695" calcext:value-type="float">
            <text:p>1.30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8+312</text:p>
          </table:table-cell>
          <table:table-cell office:value-type="float" office:value="142.7571" calcext:value-type="float">
            <text:p>142.7571</text:p>
          </table:table-cell>
          <table:table-cell office:value-type="float" office:value="31.04281" calcext:value-type="float">
            <text:p>31.04281</text:p>
          </table:table-cell>
          <table:table-cell office:value-type="string" calcext:value-type="string">
            <text:p>QSO</text:p>
          </table:table-cell>
          <table:table-cell office:value-type="float" office:value="1.307478" calcext:value-type="float">
            <text:p>1.307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55+442</text:p>
          </table:table-cell>
          <table:table-cell office:value-type="float" office:value="164.67929" calcext:value-type="float">
            <text:p>164.67929</text:p>
          </table:table-cell>
          <table:table-cell office:value-type="float" office:value="44.00452" calcext:value-type="float">
            <text:p>44.00452</text:p>
          </table:table-cell>
          <table:table-cell office:value-type="string" calcext:value-type="string">
            <text:p>*</text:p>
          </table:table-cell>
          <table:table-cell office:value-type="float" office:value="1.305" calcext:value-type="float">
            <text:p>1.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511.80+202009.0</text:p>
          </table:table-cell>
          <table:table-cell office:value-type="float" office:value="211.29907" calcext:value-type="float">
            <text:p>211.29907</text:p>
          </table:table-cell>
          <table:table-cell office:value-type="float" office:value="20.33586" calcext:value-type="float">
            <text:p>20.33586</text:p>
          </table:table-cell>
          <table:table-cell office:value-type="string" calcext:value-type="string">
            <text:p>*</text:p>
          </table:table-cell>
          <table:table-cell office:value-type="float" office:value="1.305" calcext:value-type="float">
            <text:p>1.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0.46</text:p>
          </table:table-cell>
          <table:table-cell office:value-type="float" office:value="245.29323" calcext:value-type="float">
            <text:p>245.29323</text:p>
          </table:table-cell>
          <table:table-cell office:value-type="float" office:value="10.77062" calcext:value-type="float">
            <text:p>10.77062</text:p>
          </table:table-cell>
          <table:table-cell office:value-type="string" calcext:value-type="string">
            <text:p>QSO</text:p>
          </table:table-cell>
          <table:table-cell office:value-type="float" office:value="1.305" calcext:value-type="float">
            <text:p>1.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125.49+512857.5</text:p>
          </table:table-cell>
          <table:table-cell office:value-type="float" office:value="172.8562" calcext:value-type="float">
            <text:p>172.8562</text:p>
          </table:table-cell>
          <table:table-cell office:value-type="float" office:value="51.48262" calcext:value-type="float">
            <text:p>51.48262</text:p>
          </table:table-cell>
          <table:table-cell office:value-type="string" calcext:value-type="string">
            <text:p>QSO</text:p>
          </table:table-cell>
          <table:table-cell office:value-type="float" office:value="1.304869" calcext:value-type="float">
            <text:p>1.304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3636.8+412554</text:p>
          </table:table-cell>
          <table:table-cell office:value-type="float" office:value="129.15372" calcext:value-type="float">
            <text:p>129.15372</text:p>
          </table:table-cell>
          <table:table-cell office:value-type="float" office:value="41.43186" calcext:value-type="float">
            <text:p>41.43186</text:p>
          </table:table-cell>
          <table:table-cell office:value-type="string" calcext:value-type="string">
            <text:p>QSO</text:p>
          </table:table-cell>
          <table:table-cell office:value-type="float" office:value="1.303697" calcext:value-type="float">
            <text:p>1.3036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129.3+382552</text:p>
          </table:table-cell>
          <table:table-cell office:value-type="float" office:value="177.87239" calcext:value-type="float">
            <text:p>177.87239</text:p>
          </table:table-cell>
          <table:table-cell office:value-type="float" office:value="38.43121" calcext:value-type="float">
            <text:p>38.43121</text:p>
          </table:table-cell>
          <table:table-cell office:value-type="string" calcext:value-type="string">
            <text:p>QSO</text:p>
          </table:table-cell>
          <table:table-cell office:value-type="float" office:value="1.302645" calcext:value-type="float">
            <text:p>1.302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3+26</text:p>
          </table:table-cell>
          <table:table-cell office:value-type="float" office:value="161.44386" calcext:value-type="float">
            <text:p>161.44386</text:p>
          </table:table-cell>
          <table:table-cell office:value-type="float" office:value="26.30154" calcext:value-type="float">
            <text:p>26.30154</text:p>
          </table:table-cell>
          <table:table-cell office:value-type="string" calcext:value-type="string">
            <text:p>QSO</text:p>
          </table:table-cell>
          <table:table-cell office:value-type="float" office:value="1.301879" calcext:value-type="float">
            <text:p>1.301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9+215</text:p>
          </table:table-cell>
          <table:table-cell office:value-type="float" office:value="162.95329" calcext:value-type="float">
            <text:p>162.95329</text:p>
          </table:table-cell>
          <table:table-cell office:value-type="float" office:value="21.3312" calcext:value-type="float">
            <text:p>21.3312</text:p>
          </table:table-cell>
          <table:table-cell office:value-type="string" calcext:value-type="string">
            <text:p>QSO</text:p>
          </table:table-cell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518.70+052748.4</text:p>
          </table:table-cell>
          <table:table-cell office:value-type="float" office:value="181.32794" calcext:value-type="float">
            <text:p>181.32794</text:p>
          </table:table-cell>
          <table:table-cell office:value-type="float" office:value="5.46349" calcext:value-type="float">
            <text:p>5.46349</text:p>
          </table:table-cell>
          <table:table-cell office:value-type="string" calcext:value-type="string">
            <text:p>QSO</text:p>
          </table:table-cell>
          <table:table-cell office:value-type="float" office:value="1.299976" calcext:value-type="float">
            <text:p>1.2999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740.81+640707.4</text:p>
          </table:table-cell>
          <table:table-cell office:value-type="float" office:value="184.42013" calcext:value-type="float">
            <text:p>184.42013</text:p>
          </table:table-cell>
          <table:table-cell office:value-type="float" office:value="64.11873" calcext:value-type="float">
            <text:p>64.11873</text:p>
          </table:table-cell>
          <table:table-cell office:value-type="string" calcext:value-type="string">
            <text:p>QSO</text:p>
          </table:table-cell>
          <table:table-cell office:value-type="float" office:value="1.299808" calcext:value-type="float">
            <text:p>1.299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358.25+074130.4</text:p>
          </table:table-cell>
          <table:table-cell office:value-type="float" office:value="245.99272" calcext:value-type="float">
            <text:p>245.99272</text:p>
          </table:table-cell>
          <table:table-cell office:value-type="float" office:value="7.69182" calcext:value-type="float">
            <text:p>7.69182</text:p>
          </table:table-cell>
          <table:table-cell office:value-type="string" calcext:value-type="string">
            <text:p>QSO</text:p>
          </table:table-cell>
          <table:table-cell office:value-type="float" office:value="1.299501" calcext:value-type="float">
            <text:p>1.299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5258.51+390249.7</text:p>
          </table:table-cell>
          <table:table-cell office:value-type="float" office:value="253.24379" calcext:value-type="float">
            <text:p>253.24379</text:p>
          </table:table-cell>
          <table:table-cell office:value-type="float" office:value="39.04717" calcext:value-type="float">
            <text:p>39.04717</text:p>
          </table:table-cell>
          <table:table-cell office:value-type="string" calcext:value-type="string">
            <text:p>QSO</text:p>
          </table:table-cell>
          <table:table-cell office:value-type="float" office:value="1.299" calcext:value-type="float">
            <text:p>1.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207.21+212308.1</text:p>
          </table:table-cell>
          <table:table-cell office:value-type="float" office:value="138.03005" calcext:value-type="float">
            <text:p>138.03005</text:p>
          </table:table-cell>
          <table:table-cell office:value-type="float" office:value="21.38552" calcext:value-type="float">
            <text:p>21.38552</text:p>
          </table:table-cell>
          <table:table-cell office:value-type="string" calcext:value-type="string">
            <text:p>*</text:p>
          </table:table-cell>
          <table:table-cell office:value-type="float" office:value="1.298628" calcext:value-type="float">
            <text:p>1.298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5329.93+310756.9</text:p>
          </table:table-cell>
          <table:table-cell office:value-type="float" office:value="253.37463" calcext:value-type="float">
            <text:p>253.37463</text:p>
          </table:table-cell>
          <table:table-cell office:value-type="float" office:value="31.13246" calcext:value-type="float">
            <text:p>31.13246</text:p>
          </table:table-cell>
          <table:table-cell office:value-type="string" calcext:value-type="string">
            <text:p>QSO</text:p>
          </table:table-cell>
          <table:table-cell office:value-type="float" office:value="1.297535" calcext:value-type="float">
            <text:p>1.297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432.56+492049.1</text:p>
          </table:table-cell>
          <table:table-cell office:value-type="float" office:value="233.63568" calcext:value-type="float">
            <text:p>233.63568</text:p>
          </table:table-cell>
          <table:table-cell office:value-type="float" office:value="49.34699" calcext:value-type="float">
            <text:p>49.34699</text:p>
          </table:table-cell>
          <table:table-cell office:value-type="string" calcext:value-type="string">
            <text:p>QSO</text:p>
          </table:table-cell>
          <table:table-cell office:value-type="float" office:value="1.295603" calcext:value-type="float">
            <text:p>1.295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1740.84+052858.6</text:p>
          </table:table-cell>
          <table:table-cell office:value-type="float" office:value="169.42018" calcext:value-type="float">
            <text:p>169.42018</text:p>
          </table:table-cell>
          <table:table-cell office:value-type="float" office:value="5.48296" calcext:value-type="float">
            <text:p>5.48296</text:p>
          </table:table-cell>
          <table:table-cell office:value-type="string" calcext:value-type="string">
            <text:p>QSO</text:p>
          </table:table-cell>
          <table:table-cell office:value-type="float" office:value="1.294226" calcext:value-type="float">
            <text:p>1.294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8+413</text:p>
          </table:table-cell>
          <table:table-cell office:value-type="float" office:value="150.39325" calcext:value-type="float">
            <text:p>150.39325</text:p>
          </table:table-cell>
          <table:table-cell office:value-type="float" office:value="41.1142" calcext:value-type="float">
            <text:p>41.1142</text:p>
          </table:table-cell>
          <table:table-cell office:value-type="string" calcext:value-type="string">
            <text:p>QSO</text:p>
          </table:table-cell>
          <table:table-cell office:value-type="float" office:value="1.294" calcext:value-type="float">
            <text:p>1.2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07+476</text:p>
          </table:table-cell>
          <table:table-cell office:value-type="float" office:value="107.6921" calcext:value-type="float">
            <text:p>107.6921</text:p>
          </table:table-cell>
          <table:table-cell office:value-type="float" office:value="47.53643" calcext:value-type="float">
            <text:p>47.53643</text:p>
          </table:table-cell>
          <table:table-cell office:value-type="string" calcext:value-type="string">
            <text:p>QSO</text:p>
          </table:table-cell>
          <table:table-cell office:value-type="float" office:value="1.292" calcext:value-type="float">
            <text:p>1.2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09+524</text:p>
          </table:table-cell>
          <table:table-cell office:value-type="float" office:value="212.83123" calcext:value-type="float">
            <text:p>212.83123</text:p>
          </table:table-cell>
          <table:table-cell office:value-type="float" office:value="52.23346" calcext:value-type="float">
            <text:p>52.23346</text:p>
          </table:table-cell>
          <table:table-cell office:value-type="string" calcext:value-type="string">
            <text:p>QSO</text:p>
          </table:table-cell>
          <table:table-cell office:value-type="float" office:value="1.29" calcext:value-type="float">
            <text:p>1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1+130</text:p>
          </table:table-cell>
          <table:table-cell office:value-type="float" office:value="238.38624" calcext:value-type="float">
            <text:p>238.38624</text:p>
          </table:table-cell>
          <table:table-cell office:value-type="float" office:value="12.9477" calcext:value-type="float">
            <text:p>12.9477</text:p>
          </table:table-cell>
          <table:table-cell office:value-type="string" calcext:value-type="string">
            <text:p>QSO</text:p>
          </table:table-cell>
          <table:table-cell office:value-type="float" office:value="1.29" calcext:value-type="float">
            <text:p>1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34+335</text:p>
          </table:table-cell>
          <table:table-cell office:value-type="float" office:value="189.267" calcext:value-type="float">
            <text:p>189.267</text:p>
          </table:table-cell>
          <table:table-cell office:value-type="float" office:value="33.23951" calcext:value-type="float">
            <text:p>33.23951</text:p>
          </table:table-cell>
          <table:table-cell office:value-type="string" calcext:value-type="string">
            <text:p>QSO</text:p>
          </table:table-cell>
          <table:table-cell office:value-type="float" office:value="1.289495" calcext:value-type="float">
            <text:p>1.289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5+643</text:p>
          </table:table-cell>
          <table:table-cell office:value-type="float" office:value="184.42436" calcext:value-type="float">
            <text:p>184.42436</text:p>
          </table:table-cell>
          <table:table-cell office:value-type="float" office:value="64.11885" calcext:value-type="float">
            <text:p>64.11885</text:p>
          </table:table-cell>
          <table:table-cell office:value-type="string" calcext:value-type="string">
            <text:p>QSO</text:p>
          </table:table-cell>
          <table:table-cell office:value-type="float" office:value="1.288" calcext:value-type="float">
            <text:p>1.2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2713.08+480313.7</text:p>
          </table:table-cell>
          <table:table-cell office:value-type="float" office:value="156.8045" calcext:value-type="float">
            <text:p>156.8045</text:p>
          </table:table-cell>
          <table:table-cell office:value-type="float" office:value="48.05376" calcext:value-type="float">
            <text:p>48.05376</text:p>
          </table:table-cell>
          <table:table-cell office:value-type="string" calcext:value-type="string">
            <text:p>QSO</text:p>
          </table:table-cell>
          <table:table-cell office:value-type="float" office:value="1.287552" calcext:value-type="float">
            <text:p>1.287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1105.87+522748.9</text:p>
          </table:table-cell>
          <table:table-cell office:value-type="float" office:value="167.7745" calcext:value-type="float">
            <text:p>167.7745</text:p>
          </table:table-cell>
          <table:table-cell office:value-type="float" office:value="52.46361" calcext:value-type="float">
            <text:p>52.46361</text:p>
          </table:table-cell>
          <table:table-cell office:value-type="string" calcext:value-type="string">
            <text:p>QSO</text:p>
          </table:table-cell>
          <table:table-cell office:value-type="float" office:value="1.285374" calcext:value-type="float">
            <text:p>1.285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554.37+481131.4</text:p>
          </table:table-cell>
          <table:table-cell office:value-type="float" office:value="118.97657" calcext:value-type="float">
            <text:p>118.97657</text:p>
          </table:table-cell>
          <table:table-cell office:value-type="float" office:value="48.192" calcext:value-type="float">
            <text:p>48.192</text:p>
          </table:table-cell>
          <table:table-cell office:value-type="string" calcext:value-type="string">
            <text:p>*</text:p>
          </table:table-cell>
          <table:table-cell office:value-type="float" office:value="1.285" calcext:value-type="float">
            <text:p>1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0747.54+365735.6</text:p>
          </table:table-cell>
          <table:table-cell office:value-type="float" office:value="136.94811" calcext:value-type="float">
            <text:p>136.94811</text:p>
          </table:table-cell>
          <table:table-cell office:value-type="float" office:value="36.95989" calcext:value-type="float">
            <text:p>36.95989</text:p>
          </table:table-cell>
          <table:table-cell office:value-type="string" calcext:value-type="string">
            <text:p>*</text:p>
          </table:table-cell>
          <table:table-cell office:value-type="float" office:value="1.285" calcext:value-type="float">
            <text:p>1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19+34 NED02</text:p>
          </table:table-cell>
          <table:table-cell office:value-type="float" office:value="155.70271" calcext:value-type="float">
            <text:p>155.70271</text:p>
          </table:table-cell>
          <table:table-cell office:value-type="float" office:value="33.84941" calcext:value-type="float">
            <text:p>33.84941</text:p>
          </table:table-cell>
          <table:table-cell office:value-type="string" calcext:value-type="string">
            <text:p>QSO</text:p>
          </table:table-cell>
          <table:table-cell office:value-type="float" office:value="1.285" calcext:value-type="float">
            <text:p>1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956.05+064925.1</text:p>
          </table:table-cell>
          <table:table-cell office:value-type="float" office:value="229.98362" calcext:value-type="float">
            <text:p>229.98362</text:p>
          </table:table-cell>
          <table:table-cell office:value-type="float" office:value="6.82362" calcext:value-type="float">
            <text:p>6.82362</text:p>
          </table:table-cell>
          <table:table-cell office:value-type="string" calcext:value-type="string">
            <text:p>*</text:p>
          </table:table-cell>
          <table:table-cell office:value-type="float" office:value="1.285" calcext:value-type="float">
            <text:p>1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008.03+100225.7</text:p>
          </table:table-cell>
          <table:table-cell office:value-type="float" office:value="235.03348" calcext:value-type="float">
            <text:p>235.03348</text:p>
          </table:table-cell>
          <table:table-cell office:value-type="float" office:value="10.04057" calcext:value-type="float">
            <text:p>10.04057</text:p>
          </table:table-cell>
          <table:table-cell office:value-type="string" calcext:value-type="string">
            <text:p>*</text:p>
          </table:table-cell>
          <table:table-cell office:value-type="float" office:value="1.285" calcext:value-type="float">
            <text:p>1.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01+382A</text:p>
          </table:table-cell>
          <table:table-cell office:value-type="float" office:value="181.01285" calcext:value-type="float">
            <text:p>181.01285</text:p>
          </table:table-cell>
          <table:table-cell office:value-type="float" office:value="37.97731" calcext:value-type="float">
            <text:p>37.97731</text:p>
          </table:table-cell>
          <table:table-cell office:value-type="string" calcext:value-type="string">
            <text:p>QSO</text:p>
          </table:table-cell>
          <table:table-cell office:value-type="float" office:value="1.284468" calcext:value-type="float">
            <text:p>1.2844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712.59+231127.7</text:p>
          </table:table-cell>
          <table:table-cell office:value-type="float" office:value="204.30246" calcext:value-type="float">
            <text:p>204.30246</text:p>
          </table:table-cell>
          <table:table-cell office:value-type="float" office:value="23.19103" calcext:value-type="float">
            <text:p>23.19103</text:p>
          </table:table-cell>
          <table:table-cell office:value-type="string" calcext:value-type="string">
            <text:p>QSO</text:p>
          </table:table-cell>
          <table:table-cell office:value-type="float" office:value="1.2842" calcext:value-type="float">
            <text:p>1.2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2516.9+314535</text:p>
          </table:table-cell>
          <table:table-cell office:value-type="float" office:value="186.31784" calcext:value-type="float">
            <text:p>186.31784</text:p>
          </table:table-cell>
          <table:table-cell office:value-type="float" office:value="31.75702" calcext:value-type="float">
            <text:p>31.75702</text:p>
          </table:table-cell>
          <table:table-cell office:value-type="string" calcext:value-type="string">
            <text:p>QSO</text:p>
          </table:table-cell>
          <table:table-cell office:value-type="float" office:value="1.284" calcext:value-type="float">
            <text:p>1.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2025.63+593955.5</text:p>
          </table:table-cell>
          <table:table-cell office:value-type="float" office:value="230.1068" calcext:value-type="float">
            <text:p>230.1068</text:p>
          </table:table-cell>
          <table:table-cell office:value-type="float" office:value="59.6654" calcext:value-type="float">
            <text:p>59.6654</text:p>
          </table:table-cell>
          <table:table-cell office:value-type="string" calcext:value-type="string">
            <text:p>QSO</text:p>
          </table:table-cell>
          <table:table-cell office:value-type="float" office:value="1.283367" calcext:value-type="float">
            <text:p>1.2833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01+39</text:p>
          </table:table-cell>
          <table:table-cell office:value-type="float" office:value="106.13043" calcext:value-type="float">
            <text:p>106.13043</text:p>
          </table:table-cell>
          <table:table-cell office:value-type="float" office:value="39.18968" calcext:value-type="float">
            <text:p>39.18968</text:p>
          </table:table-cell>
          <table:table-cell office:value-type="string" calcext:value-type="string">
            <text:p>QSO</text:p>
          </table:table-cell>
          <table:table-cell office:value-type="float" office:value="1.283" calcext:value-type="float">
            <text:p>1.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49+287</text:p>
          </table:table-cell>
          <table:table-cell office:value-type="float" office:value="133.02154" calcext:value-type="float">
            <text:p>133.02154</text:p>
          </table:table-cell>
          <table:table-cell office:value-type="float" office:value="28.56659" calcext:value-type="float">
            <text:p>28.56659</text:p>
          </table:table-cell>
          <table:table-cell office:value-type="string" calcext:value-type="string">
            <text:p>QSO</text:p>
          </table:table-cell>
          <table:table-cell office:value-type="float" office:value="1.282905" calcext:value-type="float">
            <text:p>1.282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038.20+173132.5</text:p>
          </table:table-cell>
          <table:table-cell office:value-type="float" office:value="142.65918" calcext:value-type="float">
            <text:p>142.65918</text:p>
          </table:table-cell>
          <table:table-cell office:value-type="float" office:value="17.52573" calcext:value-type="float">
            <text:p>17.52573</text:p>
          </table:table-cell>
          <table:table-cell office:value-type="string" calcext:value-type="string">
            <text:p>QSO</text:p>
          </table:table-cell>
          <table:table-cell office:value-type="float" office:value="1.282715" calcext:value-type="float">
            <text:p>1.282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6+571</text:p>
          </table:table-cell>
          <table:table-cell office:value-type="float" office:value="254.33629" calcext:value-type="float">
            <text:p>254.33629</text:p>
          </table:table-cell>
          <table:table-cell office:value-type="float" office:value="57.0982" calcext:value-type="float">
            <text:p>57.0982</text:p>
          </table:table-cell>
          <table:table-cell office:value-type="string" calcext:value-type="string">
            <text:p>QSO</text:p>
          </table:table-cell>
          <table:table-cell office:value-type="float" office:value="1.281" calcext:value-type="float">
            <text:p>1.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927.61+014603.1</text:p>
          </table:table-cell>
          <table:table-cell office:value-type="float" office:value="139.86508" calcext:value-type="float">
            <text:p>139.86508</text:p>
          </table:table-cell>
          <table:table-cell office:value-type="float" office:value="1.76751" calcext:value-type="float">
            <text:p>1.76751</text:p>
          </table:table-cell>
          <table:table-cell office:value-type="string" calcext:value-type="string">
            <text:p>QSO</text:p>
          </table:table-cell>
          <table:table-cell office:value-type="float" office:value="1.280563" calcext:value-type="float">
            <text:p>1.280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1426.50+140259.5</text:p>
          </table:table-cell>
          <table:table-cell office:value-type="float" office:value="183.61052" calcext:value-type="float">
            <text:p>183.61052</text:p>
          </table:table-cell>
          <table:table-cell office:value-type="float" office:value="14.0497" calcext:value-type="float">
            <text:p>14.0497</text:p>
          </table:table-cell>
          <table:table-cell office:value-type="string" calcext:value-type="string">
            <text:p>QSO</text:p>
          </table:table-cell>
          <table:table-cell office:value-type="float" office:value="1.280152" calcext:value-type="float">
            <text:p>1.280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4.46</text:p>
          </table:table-cell>
          <table:table-cell office:value-type="float" office:value="183.61774" calcext:value-type="float">
            <text:p>183.61774</text:p>
          </table:table-cell>
          <table:table-cell office:value-type="float" office:value="14.04958" calcext:value-type="float">
            <text:p>14.04958</text:p>
          </table:table-cell>
          <table:table-cell office:value-type="string" calcext:value-type="string">
            <text:p>QSO</text:p>
          </table:table-cell>
          <table:table-cell office:value-type="float" office:value="1.28" calcext:value-type="float">
            <text:p>1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948.14+073844.0</text:p>
          </table:table-cell>
          <table:table-cell office:value-type="float" office:value="237.45056" calcext:value-type="float">
            <text:p>237.45056</text:p>
          </table:table-cell>
          <table:table-cell office:value-type="float" office:value="7.64557" calcext:value-type="float">
            <text:p>7.64557</text:p>
          </table:table-cell>
          <table:table-cell office:value-type="string" calcext:value-type="string">
            <text:p>QSO</text:p>
          </table:table-cell>
          <table:table-cell office:value-type="float" office:value="1.279623" calcext:value-type="float">
            <text:p>1.279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512.12+093850.2</text:p>
          </table:table-cell>
          <table:table-cell office:value-type="float" office:value="208.80056" calcext:value-type="float">
            <text:p>208.80056</text:p>
          </table:table-cell>
          <table:table-cell office:value-type="float" office:value="9.64729" calcext:value-type="float">
            <text:p>9.64729</text:p>
          </table:table-cell>
          <table:table-cell office:value-type="string" calcext:value-type="string">
            <text:p>QSO</text:p>
          </table:table-cell>
          <table:table-cell office:value-type="float" office:value="1.279" calcext:value-type="float">
            <text:p>1.2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541.43+015553.4</text:p>
          </table:table-cell>
          <table:table-cell office:value-type="float" office:value="208.92266" calcext:value-type="float">
            <text:p>208.92266</text:p>
          </table:table-cell>
          <table:table-cell office:value-type="float" office:value="1.93149" calcext:value-type="float">
            <text:p>1.93149</text:p>
          </table:table-cell>
          <table:table-cell office:value-type="string" calcext:value-type="string">
            <text:p>QSO</text:p>
          </table:table-cell>
          <table:table-cell office:value-type="float" office:value="1.2787" calcext:value-type="float">
            <text:p>1.2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29+27A</text:p>
          </table:table-cell>
          <table:table-cell office:value-type="float" office:value="247.9163" calcext:value-type="float">
            <text:p>247.9163</text:p>
          </table:table-cell>
          <table:table-cell office:value-type="float" office:value="27.60005" calcext:value-type="float">
            <text:p>27.60005</text:p>
          </table:table-cell>
          <table:table-cell office:value-type="string" calcext:value-type="string">
            <text:p>QSO</text:p>
          </table:table-cell>
          <table:table-cell office:value-type="float" office:value="1.278" calcext:value-type="float">
            <text:p>1.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031.49+254518.3</text:p>
          </table:table-cell>
          <table:table-cell office:value-type="float" office:value="240.13125" calcext:value-type="float">
            <text:p>240.13125</text:p>
          </table:table-cell>
          <table:table-cell office:value-type="float" office:value="25.75508" calcext:value-type="float">
            <text:p>25.75508</text:p>
          </table:table-cell>
          <table:table-cell office:value-type="string" calcext:value-type="string">
            <text:p>QSO</text:p>
          </table:table-cell>
          <table:table-cell office:value-type="float" office:value="1.277698" calcext:value-type="float">
            <text:p>1.277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508.52+475154.6</text:p>
          </table:table-cell>
          <table:table-cell office:value-type="float" office:value="236.28554" calcext:value-type="float">
            <text:p>236.28554</text:p>
          </table:table-cell>
          <table:table-cell office:value-type="float" office:value="47.86518" calcext:value-type="float">
            <text:p>47.86518</text:p>
          </table:table-cell>
          <table:table-cell office:value-type="string" calcext:value-type="string">
            <text:p>QSO</text:p>
          </table:table-cell>
          <table:table-cell office:value-type="float" office:value="1.277" calcext:value-type="float">
            <text:p>1.2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420.85+162424.3</text:p>
          </table:table-cell>
          <table:table-cell office:value-type="float" office:value="223.5869" calcext:value-type="float">
            <text:p>223.5869</text:p>
          </table:table-cell>
          <table:table-cell office:value-type="float" office:value="16.40677" calcext:value-type="float">
            <text:p>16.40677</text:p>
          </table:table-cell>
          <table:table-cell office:value-type="string" calcext:value-type="string">
            <text:p>QSO</text:p>
          </table:table-cell>
          <table:table-cell office:value-type="float" office:value="1.2763" calcext:value-type="float">
            <text:p>1.2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9+187</text:p>
          </table:table-cell>
          <table:table-cell office:value-type="float" office:value="130.52123" calcext:value-type="float">
            <text:p>130.52123</text:p>
          </table:table-cell>
          <table:table-cell office:value-type="float" office:value="18.59472" calcext:value-type="float">
            <text:p>18.59472</text:p>
          </table:table-cell>
          <table:table-cell office:value-type="string" calcext:value-type="string">
            <text:p>QSO</text:p>
          </table:table-cell>
          <table:table-cell office:value-type="float" office:value="1.275512" calcext:value-type="float">
            <text:p>1.275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6+450</text:p>
          </table:table-cell>
          <table:table-cell office:value-type="float" office:value="119.92798" calcext:value-type="float">
            <text:p>119.92798</text:p>
          </table:table-cell>
          <table:table-cell office:value-type="float" office:value="44.94772" calcext:value-type="float">
            <text:p>44.94772</text:p>
          </table:table-cell>
          <table:table-cell office:value-type="string" calcext:value-type="string">
            <text:p>UvES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942.37+512342.4</text:p>
          </table:table-cell>
          <table:table-cell office:value-type="float" office:value="129.92651" calcext:value-type="float">
            <text:p>129.92651</text:p>
          </table:table-cell>
          <table:table-cell office:value-type="float" office:value="51.39514" calcext:value-type="float">
            <text:p>51.39514</text:p>
          </table:table-cell>
          <table:table-cell office:value-type="string" calcext:value-type="string">
            <text:p>UvES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14+25A</text:p>
          </table:table-cell>
          <table:table-cell office:value-type="float" office:value="139.29802" calcext:value-type="float">
            <text:p>139.29802</text:p>
          </table:table-cell>
          <table:table-cell office:value-type="float" office:value="25.53812" calcext:value-type="float">
            <text:p>25.53812</text:p>
          </table:table-cell>
          <table:table-cell office:value-type="string" calcext:value-type="string">
            <text:p>*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008+013</text:p>
          </table:table-cell>
          <table:table-cell office:value-type="float" office:value="152.81516" calcext:value-type="float">
            <text:p>152.81516</text:p>
          </table:table-cell>
          <table:table-cell office:value-type="float" office:value="1.11181" calcext:value-type="float">
            <text:p>1.11181</text:p>
          </table:table-cell>
          <table:table-cell office:value-type="string" calcext:value-type="string">
            <text:p>QSO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921.82+051938.8</text:p>
          </table:table-cell>
          <table:table-cell office:value-type="float" office:value="157.34096" calcext:value-type="float">
            <text:p>157.34096</text:p>
          </table:table-cell>
          <table:table-cell office:value-type="float" office:value="5.32744" calcext:value-type="float">
            <text:p>5.32744</text:p>
          </table:table-cell>
          <table:table-cell office:value-type="string" calcext:value-type="string">
            <text:p>UvES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947.33+041746.2</text:p>
          </table:table-cell>
          <table:table-cell office:value-type="float" office:value="162.44728" calcext:value-type="float">
            <text:p>162.44728</text:p>
          </table:table-cell>
          <table:table-cell office:value-type="float" office:value="4.29619" calcext:value-type="float">
            <text:p>4.29619</text:p>
          </table:table-cell>
          <table:table-cell office:value-type="string" calcext:value-type="string">
            <text:p>UvES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835.04+615425.8</text:p>
          </table:table-cell>
          <table:table-cell office:value-type="float" office:value="169.64596" calcext:value-type="float">
            <text:p>169.64596</text:p>
          </table:table-cell>
          <table:table-cell office:value-type="float" office:value="61.90723" calcext:value-type="float">
            <text:p>61.90723</text:p>
          </table:table-cell>
          <table:table-cell office:value-type="string" calcext:value-type="string">
            <text:p>UvES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115.28+281605.2</text:p>
          </table:table-cell>
          <table:table-cell office:value-type="float" office:value="205.31368" calcext:value-type="float">
            <text:p>205.31368</text:p>
          </table:table-cell>
          <table:table-cell office:value-type="float" office:value="28.26808" calcext:value-type="float">
            <text:p>28.26808</text:p>
          </table:table-cell>
          <table:table-cell office:value-type="string" calcext:value-type="string">
            <text:p>QSO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1220.53+475029.3</text:p>
          </table:table-cell>
          <table:table-cell office:value-type="float" office:value="243.08562" calcext:value-type="float">
            <text:p>243.08562</text:p>
          </table:table-cell>
          <table:table-cell office:value-type="float" office:value="47.84141" calcext:value-type="float">
            <text:p>47.84141</text:p>
          </table:table-cell>
          <table:table-cell office:value-type="string" calcext:value-type="string">
            <text:p>UvES</text:p>
          </table:table-cell>
          <table:table-cell office:value-type="float" office:value="1.275" calcext:value-type="float">
            <text:p>1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0.31</text:p>
          </table:table-cell>
          <table:table-cell office:value-type="float" office:value="160.53151" calcext:value-type="float">
            <text:p>160.53151</text:p>
          </table:table-cell>
          <table:table-cell office:value-type="float" office:value="50.22278" calcext:value-type="float">
            <text:p>50.22278</text:p>
          </table:table-cell>
          <table:table-cell office:value-type="string" calcext:value-type="string">
            <text:p>QSO</text:p>
          </table:table-cell>
          <table:table-cell office:value-type="float" office:value="1.274475" calcext:value-type="float">
            <text:p>1.274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8+240</text:p>
          </table:table-cell>
          <table:table-cell office:value-type="float" office:value="162.87235" calcext:value-type="float">
            <text:p>162.87235</text:p>
          </table:table-cell>
          <table:table-cell office:value-type="float" office:value="23.80036" calcext:value-type="float">
            <text:p>23.80036</text:p>
          </table:table-cell>
          <table:table-cell office:value-type="string" calcext:value-type="string">
            <text:p>QSO</text:p>
          </table:table-cell>
          <table:table-cell office:value-type="float" office:value="1.274" calcext:value-type="float">
            <text:p>1.2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G 1241+176</text:p>
          </table:table-cell>
          <table:table-cell office:value-type="float" office:value="191.04511" calcext:value-type="float">
            <text:p>191.04511</text:p>
          </table:table-cell>
          <table:table-cell office:value-type="float" office:value="17.35126" calcext:value-type="float">
            <text:p>17.35126</text:p>
          </table:table-cell>
          <table:table-cell office:value-type="string" calcext:value-type="string">
            <text:p>QSO</text:p>
          </table:table-cell>
          <table:table-cell office:value-type="float" office:value="1.273" calcext:value-type="float">
            <text:p>1.2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7.46</text:p>
          </table:table-cell>
          <table:table-cell office:value-type="float" office:value="245.29705" calcext:value-type="float">
            <text:p>245.29705</text:p>
          </table:table-cell>
          <table:table-cell office:value-type="float" office:value="37.76803" calcext:value-type="float">
            <text:p>37.76803</text:p>
          </table:table-cell>
          <table:table-cell office:value-type="string" calcext:value-type="string">
            <text:p>QSO</text:p>
          </table:table-cell>
          <table:table-cell office:value-type="float" office:value="1.272003" calcext:value-type="float">
            <text:p>1.272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38+064</text:p>
          </table:table-cell>
          <table:table-cell office:value-type="float" office:value="160.32151" calcext:value-type="float">
            <text:p>160.32151</text:p>
          </table:table-cell>
          <table:table-cell office:value-type="float" office:value="6.17137" calcext:value-type="float">
            <text:p>6.17137</text:p>
          </table:table-cell>
          <table:table-cell office:value-type="string" calcext:value-type="string">
            <text:p>QSO</text:p>
          </table:table-cell>
          <table:table-cell office:value-type="float" office:value="1.27" calcext:value-type="float">
            <text:p>1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0214.81+581746.9</text:p>
          </table:table-cell>
          <table:table-cell office:value-type="float" office:value="210.56166" calcext:value-type="float">
            <text:p>210.56166</text:p>
          </table:table-cell>
          <table:table-cell office:value-type="float" office:value="58.29633" calcext:value-type="float">
            <text:p>58.29633</text:p>
          </table:table-cell>
          <table:table-cell office:value-type="string" calcext:value-type="string">
            <text:p>QSO</text:p>
          </table:table-cell>
          <table:table-cell office:value-type="float" office:value="1.268155" calcext:value-type="float">
            <text:p>1.268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8.28</text:p>
          </table:table-cell>
          <table:table-cell office:value-type="float" office:value="139.20377" calcext:value-type="float">
            <text:p>139.20377</text:p>
          </table:table-cell>
          <table:table-cell office:value-type="float" office:value="38.90782" calcext:value-type="float">
            <text:p>38.90782</text:p>
          </table:table-cell>
          <table:table-cell office:value-type="string" calcext:value-type="string">
            <text:p>QSO</text:p>
          </table:table-cell>
          <table:table-cell office:value-type="float" office:value="1.267541" calcext:value-type="float">
            <text:p>1.2675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302.23+330640.9</text:p>
          </table:table-cell>
          <table:table-cell office:value-type="float" office:value="243.25932" calcext:value-type="float">
            <text:p>243.25932</text:p>
          </table:table-cell>
          <table:table-cell office:value-type="float" office:value="33.11139" calcext:value-type="float">
            <text:p>33.11139</text:p>
          </table:table-cell>
          <table:table-cell office:value-type="string" calcext:value-type="string">
            <text:p>QSO</text:p>
          </table:table-cell>
          <table:table-cell office:value-type="float" office:value="1.2675" calcext:value-type="float">
            <text:p>1.2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326.33+493044.3</text:p>
          </table:table-cell>
          <table:table-cell office:value-type="float" office:value="240.85972" calcext:value-type="float">
            <text:p>240.85972</text:p>
          </table:table-cell>
          <table:table-cell office:value-type="float" office:value="49.51229" calcext:value-type="float">
            <text:p>49.51229</text:p>
          </table:table-cell>
          <table:table-cell office:value-type="string" calcext:value-type="string">
            <text:p>QSO</text:p>
          </table:table-cell>
          <table:table-cell office:value-type="float" office:value="1.267409" calcext:value-type="float">
            <text:p>1.2674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221.83+532817.4</text:p>
          </table:table-cell>
          <table:table-cell office:value-type="float" office:value="203.09103" calcext:value-type="float">
            <text:p>203.09103</text:p>
          </table:table-cell>
          <table:table-cell office:value-type="float" office:value="53.47149" calcext:value-type="float">
            <text:p>53.47149</text:p>
          </table:table-cell>
          <table:table-cell office:value-type="string" calcext:value-type="string">
            <text:p>QSO</text:p>
          </table:table-cell>
          <table:table-cell office:value-type="float" office:value="1.267001" calcext:value-type="float">
            <text:p>1.267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05+350</text:p>
          </table:table-cell>
          <table:table-cell office:value-type="float" office:value="107.10187" calcext:value-type="float">
            <text:p>107.10187</text:p>
          </table:table-cell>
          <table:table-cell office:value-type="float" office:value="34.92837" calcext:value-type="float">
            <text:p>34.92837</text:p>
          </table:table-cell>
          <table:table-cell office:value-type="string" calcext:value-type="string">
            <text:p>QSO</text:p>
          </table:table-cell>
          <table:table-cell office:value-type="float" office:value="1.266" calcext:value-type="float">
            <text:p>1.2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033+571</text:p>
          </table:table-cell>
          <table:table-cell office:value-type="float" office:value="159.16977" calcext:value-type="float">
            <text:p>159.16977</text:p>
          </table:table-cell>
          <table:table-cell office:value-type="float" office:value="56.85722" calcext:value-type="float">
            <text:p>56.85722</text:p>
          </table:table-cell>
          <table:table-cell office:value-type="string" calcext:value-type="string">
            <text:p>QSO</text:p>
          </table:table-cell>
          <table:table-cell office:value-type="float" office:value="1.265491" calcext:value-type="float">
            <text:p>1.265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435.53+134215.8</text:p>
          </table:table-cell>
          <table:table-cell office:value-type="float" office:value="128.64796" calcext:value-type="float">
            <text:p>128.64796</text:p>
          </table:table-cell>
          <table:table-cell office:value-type="float" office:value="13.70446" calcext:value-type="float">
            <text:p>13.70446</text:p>
          </table:table-cell>
          <table:table-cell office:value-type="string" calcext:value-type="string">
            <text:p>*</text:p>
          </table:table-cell>
          <table:table-cell office:value-type="float" office:value="1.265" calcext:value-type="float">
            <text:p>1.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5+24A</text:p>
          </table:table-cell>
          <table:table-cell office:value-type="float" office:value="141.98803" calcext:value-type="float">
            <text:p>141.98803</text:p>
          </table:table-cell>
          <table:table-cell office:value-type="float" office:value="23.99874" calcext:value-type="float">
            <text:p>23.99874</text:p>
          </table:table-cell>
          <table:table-cell office:value-type="string" calcext:value-type="string">
            <text:p>*</text:p>
          </table:table-cell>
          <table:table-cell office:value-type="float" office:value="1.265" calcext:value-type="float">
            <text:p>1.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347.88+120913.0</text:p>
          </table:table-cell>
          <table:table-cell office:value-type="float" office:value="170.94955" calcext:value-type="float">
            <text:p>170.94955</text:p>
          </table:table-cell>
          <table:table-cell office:value-type="float" office:value="12.15373" calcext:value-type="float">
            <text:p>12.15373</text:p>
          </table:table-cell>
          <table:table-cell office:value-type="string" calcext:value-type="string">
            <text:p>*</text:p>
          </table:table-cell>
          <table:table-cell office:value-type="float" office:value="1.265" calcext:value-type="float">
            <text:p>1.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040.77+174942.3</text:p>
          </table:table-cell>
          <table:table-cell office:value-type="float" office:value="182.66997" calcext:value-type="float">
            <text:p>182.66997</text:p>
          </table:table-cell>
          <table:table-cell office:value-type="float" office:value="17.82831" calcext:value-type="float">
            <text:p>17.82831</text:p>
          </table:table-cell>
          <table:table-cell office:value-type="string" calcext:value-type="string">
            <text:p>*</text:p>
          </table:table-cell>
          <table:table-cell office:value-type="float" office:value="1.265" calcext:value-type="float">
            <text:p>1.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3321.12+473915.8</text:p>
          </table:table-cell>
          <table:table-cell office:value-type="float" office:value="143.33801" calcext:value-type="float">
            <text:p>143.33801</text:p>
          </table:table-cell>
          <table:table-cell office:value-type="float" office:value="47.65441" calcext:value-type="float">
            <text:p>47.65441</text:p>
          </table:table-cell>
          <table:table-cell office:value-type="string" calcext:value-type="string">
            <text:p>QSO</text:p>
          </table:table-cell>
          <table:table-cell office:value-type="float" office:value="1.264471" calcext:value-type="float">
            <text:p>1.2644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056.16+062412.8</text:p>
          </table:table-cell>
          <table:table-cell office:value-type="float" office:value="127.734" calcext:value-type="float">
            <text:p>127.734</text:p>
          </table:table-cell>
          <table:table-cell office:value-type="float" office:value="6.40357" calcext:value-type="float">
            <text:p>6.40357</text:p>
          </table:table-cell>
          <table:table-cell office:value-type="string" calcext:value-type="string">
            <text:p>QSO</text:p>
          </table:table-cell>
          <table:table-cell office:value-type="float" office:value="1.263426" calcext:value-type="float">
            <text:p>1.263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0611.10+313414.6</text:p>
          </table:table-cell>
          <table:table-cell office:value-type="float" office:value="121.54626" calcext:value-type="float">
            <text:p>121.54626</text:p>
          </table:table-cell>
          <table:table-cell office:value-type="float" office:value="31.57074" calcext:value-type="float">
            <text:p>31.57074</text:p>
          </table:table-cell>
          <table:table-cell office:value-type="string" calcext:value-type="string">
            <text:p>QSO</text:p>
          </table:table-cell>
          <table:table-cell office:value-type="float" office:value="1.26332" calcext:value-type="float">
            <text:p>1.26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746.79+002844.7</text:p>
          </table:table-cell>
          <table:table-cell office:value-type="float" office:value="216.94498" calcext:value-type="float">
            <text:p>216.94498</text:p>
          </table:table-cell>
          <table:table-cell office:value-type="float" office:value="0.47906" calcext:value-type="float">
            <text:p>0.47906</text:p>
          </table:table-cell>
          <table:table-cell office:value-type="string" calcext:value-type="string">
            <text:p>QSO</text:p>
          </table:table-cell>
          <table:table-cell office:value-type="float" office:value="1.262794" calcext:value-type="float">
            <text:p>1.2627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54+006</text:p>
          </table:table-cell>
          <table:table-cell office:value-type="float" office:value="194.26301" calcext:value-type="float">
            <text:p>194.26301</text:p>
          </table:table-cell>
          <table:table-cell office:value-type="float" office:value="0.40994" calcext:value-type="float">
            <text:p>0.40994</text:p>
          </table:table-cell>
          <table:table-cell office:value-type="string" calcext:value-type="string">
            <text:p>QSO</text:p>
          </table:table-cell>
          <table:table-cell office:value-type="float" office:value="1.260971" calcext:value-type="float">
            <text:p>1.2609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8+363</text:p>
          </table:table-cell>
          <table:table-cell office:value-type="float" office:value="247.69255" calcext:value-type="float">
            <text:p>247.69255</text:p>
          </table:table-cell>
          <table:table-cell office:value-type="float" office:value="36.21834" calcext:value-type="float">
            <text:p>36.21834</text:p>
          </table:table-cell>
          <table:table-cell office:value-type="string" calcext:value-type="string">
            <text:p>QSO</text:p>
          </table:table-cell>
          <table:table-cell office:value-type="float" office:value="1.25905" calcext:value-type="float">
            <text:p>1.25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531.20+050137.4</text:p>
          </table:table-cell>
          <table:table-cell office:value-type="float" office:value="163.88006" calcext:value-type="float">
            <text:p>163.88006</text:p>
          </table:table-cell>
          <table:table-cell office:value-type="float" office:value="5.02704" calcext:value-type="float">
            <text:p>5.02704</text:p>
          </table:table-cell>
          <table:table-cell office:value-type="string" calcext:value-type="string">
            <text:p>QSO</text:p>
          </table:table-cell>
          <table:table-cell office:value-type="float" office:value="1.25868" calcext:value-type="float">
            <text:p>1.25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152.41+272217.8</text:p>
          </table:table-cell>
          <table:table-cell office:value-type="float" office:value="145.46843" calcext:value-type="float">
            <text:p>145.46843</text:p>
          </table:table-cell>
          <table:table-cell office:value-type="float" office:value="27.37163" calcext:value-type="float">
            <text:p>27.37163</text:p>
          </table:table-cell>
          <table:table-cell office:value-type="string" calcext:value-type="string">
            <text:p>*</text:p>
          </table:table-cell>
          <table:table-cell office:value-type="float" office:value="1.254" calcext:value-type="float">
            <text:p>1.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2311.5+394815</text:p>
          </table:table-cell>
          <table:table-cell office:value-type="float" office:value="155.79819" calcext:value-type="float">
            <text:p>155.79819</text:p>
          </table:table-cell>
          <table:table-cell office:value-type="float" office:value="39.80427" calcext:value-type="float">
            <text:p>39.80427</text:p>
          </table:table-cell>
          <table:table-cell office:value-type="string" calcext:value-type="string">
            <text:p>QSO</text:p>
          </table:table-cell>
          <table:table-cell office:value-type="float" office:value="1.254" calcext:value-type="float">
            <text:p>1.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07+022</text:p>
          </table:table-cell>
          <table:table-cell office:value-type="float" office:value="212.5194" calcext:value-type="float">
            <text:p>212.5194</text:p>
          </table:table-cell>
          <table:table-cell office:value-type="float" office:value="2.05192" calcext:value-type="float">
            <text:p>2.05192</text:p>
          </table:table-cell>
          <table:table-cell office:value-type="string" calcext:value-type="string">
            <text:p>QSO</text:p>
          </table:table-cell>
          <table:table-cell office:value-type="float" office:value="1.253" calcext:value-type="float">
            <text:p>1.2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521.32+495142.4</text:p>
          </table:table-cell>
          <table:table-cell office:value-type="float" office:value="196.33887" calcext:value-type="float">
            <text:p>196.33887</text:p>
          </table:table-cell>
          <table:table-cell office:value-type="float" office:value="49.86176" calcext:value-type="float">
            <text:p>49.86176</text:p>
          </table:table-cell>
          <table:table-cell office:value-type="string" calcext:value-type="string">
            <text:p>QSO</text:p>
          </table:table-cell>
          <table:table-cell office:value-type="float" office:value="1.252461" calcext:value-type="float">
            <text:p>1.2524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055.33+581839.3</text:p>
          </table:table-cell>
          <table:table-cell office:value-type="float" office:value="192.7307" calcext:value-type="float">
            <text:p>192.7307</text:p>
          </table:table-cell>
          <table:table-cell office:value-type="float" office:value="58.3109" calcext:value-type="float">
            <text:p>58.3109</text:p>
          </table:table-cell>
          <table:table-cell office:value-type="string" calcext:value-type="string">
            <text:p>QSO</text:p>
          </table:table-cell>
          <table:table-cell office:value-type="float" office:value="1.25184" calcext:value-type="float">
            <text:p>1.251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037.55+580334.4</text:p>
          </table:table-cell>
          <table:table-cell office:value-type="float" office:value="235.15657" calcext:value-type="float">
            <text:p>235.15657</text:p>
          </table:table-cell>
          <table:table-cell office:value-type="float" office:value="58.05955" calcext:value-type="float">
            <text:p>58.05955</text:p>
          </table:table-cell>
          <table:table-cell office:value-type="string" calcext:value-type="string">
            <text:p>QSO</text:p>
          </table:table-cell>
          <table:table-cell office:value-type="float" office:value="1.251563" calcext:value-type="float">
            <text:p>1.251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4855.3+403944</text:p>
          </table:table-cell>
          <table:table-cell office:value-type="float" office:value="147.23059" calcext:value-type="float">
            <text:p>147.23059</text:p>
          </table:table-cell>
          <table:table-cell office:value-type="float" office:value="40.66238" calcext:value-type="float">
            <text:p>40.66238</text:p>
          </table:table-cell>
          <table:table-cell office:value-type="string" calcext:value-type="string">
            <text:p>QSO</text:p>
          </table:table-cell>
          <table:table-cell office:value-type="float" office:value="1.249964" calcext:value-type="float">
            <text:p>1.249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32+552</text:p>
          </table:table-cell>
          <table:table-cell office:value-type="float" office:value="203.54877" calcext:value-type="float">
            <text:p>203.54877</text:p>
          </table:table-cell>
          <table:table-cell office:value-type="float" office:value="55.02361" calcext:value-type="float">
            <text:p>55.02361</text:p>
          </table:table-cell>
          <table:table-cell office:value-type="string" calcext:value-type="string">
            <text:p>QSO</text:p>
          </table:table-cell>
          <table:table-cell office:value-type="float" office:value="1.24735" calcext:value-type="float">
            <text:p>1.24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112.24+554447.7</text:p>
          </table:table-cell>
          <table:table-cell office:value-type="float" office:value="152.80096" calcext:value-type="float">
            <text:p>152.80096</text:p>
          </table:table-cell>
          <table:table-cell office:value-type="float" office:value="55.74652" calcext:value-type="float">
            <text:p>55.74652</text:p>
          </table:table-cell>
          <table:table-cell office:value-type="string" calcext:value-type="string">
            <text:p>G</text:p>
          </table:table-cell>
          <table:table-cell office:value-type="float" office:value="1.246" calcext:value-type="float">
            <text:p>1.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2+357</text:p>
          </table:table-cell>
          <table:table-cell office:value-type="float" office:value="148.95019" calcext:value-type="float">
            <text:p>148.95019</text:p>
          </table:table-cell>
          <table:table-cell office:value-type="float" office:value="35.55642" calcext:value-type="float">
            <text:p>35.55642</text:p>
          </table:table-cell>
          <table:table-cell office:value-type="string" calcext:value-type="string">
            <text:p>QSO</text:p>
          </table:table-cell>
          <table:table-cell office:value-type="float" office:value="1.243261" calcext:value-type="float">
            <text:p>1.2432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21+24</text:p>
          </table:table-cell>
          <table:table-cell office:value-type="float" office:value="126.13754" calcext:value-type="float">
            <text:p>126.13754</text:p>
          </table:table-cell>
          <table:table-cell office:value-type="float" office:value="24.64531" calcext:value-type="float">
            <text:p>24.64531</text:p>
          </table:table-cell>
          <table:table-cell office:value-type="string" calcext:value-type="string">
            <text:p>QSO</text:p>
          </table:table-cell>
          <table:table-cell office:value-type="float" office:value="1.242" calcext:value-type="float">
            <text:p>1.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725.62+445725.8</text:p>
          </table:table-cell>
          <table:table-cell office:value-type="float" office:value="121.85681" calcext:value-type="float">
            <text:p>121.85681</text:p>
          </table:table-cell>
          <table:table-cell office:value-type="float" office:value="44.95714" calcext:value-type="float">
            <text:p>44.95714</text:p>
          </table:table-cell>
          <table:table-cell office:value-type="string" calcext:value-type="string">
            <text:p>QSO</text:p>
          </table:table-cell>
          <table:table-cell office:value-type="float" office:value="1.241945" calcext:value-type="float">
            <text:p>1.241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15+536</text:p>
          </table:table-cell>
          <table:table-cell office:value-type="float" office:value="169.55103" calcext:value-type="float">
            <text:p>169.55103</text:p>
          </table:table-cell>
          <table:table-cell office:value-type="float" office:value="53.32888" calcext:value-type="float">
            <text:p>53.32888</text:p>
          </table:table-cell>
          <table:table-cell office:value-type="string" calcext:value-type="string">
            <text:p>QSO</text:p>
          </table:table-cell>
          <table:table-cell office:value-type="float" office:value="1.241484" calcext:value-type="float">
            <text:p>1.2414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4642.68+262120.5</text:p>
          </table:table-cell>
          <table:table-cell office:value-type="float" office:value="236.67779" calcext:value-type="float">
            <text:p>236.67779</text:p>
          </table:table-cell>
          <table:table-cell office:value-type="float" office:value="26.35556" calcext:value-type="float">
            <text:p>26.35556</text:p>
          </table:table-cell>
          <table:table-cell office:value-type="string" calcext:value-type="string">
            <text:p>QSO</text:p>
          </table:table-cell>
          <table:table-cell office:value-type="float" office:value="1.241374" calcext:value-type="float">
            <text:p>1.2413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0+197</text:p>
          </table:table-cell>
          <table:table-cell office:value-type="float" office:value="183.23373" calcext:value-type="float">
            <text:p>183.23373</text:p>
          </table:table-cell>
          <table:table-cell office:value-type="float" office:value="19.42973" calcext:value-type="float">
            <text:p>19.42973</text:p>
          </table:table-cell>
          <table:table-cell office:value-type="string" calcext:value-type="string">
            <text:p>QSO</text:p>
          </table:table-cell>
          <table:table-cell office:value-type="float" office:value="1.24" calcext:value-type="float">
            <text:p>1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32+422</text:p>
          </table:table-cell>
          <table:table-cell office:value-type="float" office:value="218.52373" calcext:value-type="float">
            <text:p>218.52373</text:p>
          </table:table-cell>
          <table:table-cell office:value-type="float" office:value="42.05444" calcext:value-type="float">
            <text:p>42.05444</text:p>
          </table:table-cell>
          <table:table-cell office:value-type="string" calcext:value-type="string">
            <text:p>QSO</text:p>
          </table:table-cell>
          <table:table-cell office:value-type="float" office:value="1.24" calcext:value-type="float">
            <text:p>1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A J140818.48+001309.3</text:p>
          </table:table-cell>
          <table:table-cell office:value-type="float" office:value="212.07712" calcext:value-type="float">
            <text:p>212.07712</text:p>
          </table:table-cell>
          <table:table-cell office:value-type="float" office:value="0.21931" calcext:value-type="float">
            <text:p>0.21931</text:p>
          </table:table-cell>
          <table:table-cell office:value-type="string" calcext:value-type="string">
            <text:p>QSO</text:p>
          </table:table-cell>
          <table:table-cell office:value-type="float" office:value="1.2377" calcext:value-type="float">
            <text:p>1.2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6+469</text:p>
          </table:table-cell>
          <table:table-cell office:value-type="float" office:value="192.11103" calcext:value-type="float">
            <text:p>192.11103</text:p>
          </table:table-cell>
          <table:table-cell office:value-type="float" office:value="46.70251" calcext:value-type="float">
            <text:p>46.70251</text:p>
          </table:table-cell>
          <table:table-cell office:value-type="string" calcext:value-type="string">
            <text:p>QSO</text:p>
          </table:table-cell>
          <table:table-cell office:value-type="float" office:value="1.236595" calcext:value-type="float">
            <text:p>1.236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2+2930</text:p>
          </table:table-cell>
          <table:table-cell office:value-type="float" office:value="178.24483" calcext:value-type="float">
            <text:p>178.24483</text:p>
          </table:table-cell>
          <table:table-cell office:value-type="float" office:value="29.50418" calcext:value-type="float">
            <text:p>29.50418</text:p>
          </table:table-cell>
          <table:table-cell office:value-type="string" calcext:value-type="string">
            <text:p>QSO</text:p>
          </table:table-cell>
          <table:table-cell office:value-type="float" office:value="1.236361" calcext:value-type="float">
            <text:p>1.2363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317+019</text:p>
          </table:table-cell>
          <table:table-cell office:value-type="float" office:value="200.11165" calcext:value-type="float">
            <text:p>200.11165</text:p>
          </table:table-cell>
          <table:table-cell office:value-type="float" office:value="1.67689" calcext:value-type="float">
            <text:p>1.67689</text:p>
          </table:table-cell>
          <table:table-cell office:value-type="string" calcext:value-type="string">
            <text:p>G</text:p>
          </table:table-cell>
          <table:table-cell office:value-type="float" office:value="1.235" calcext:value-type="float">
            <text:p>1.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7.30</text:p>
          </table:table-cell>
          <table:table-cell office:value-type="float" office:value="172.12903" calcext:value-type="float">
            <text:p>172.12903</text:p>
          </table:table-cell>
          <table:table-cell office:value-type="float" office:value="37.48188" calcext:value-type="float">
            <text:p>37.48188</text:p>
          </table:table-cell>
          <table:table-cell office:value-type="string" calcext:value-type="string">
            <text:p>QSO</text:p>
          </table:table-cell>
          <table:table-cell office:value-type="float" office:value="1.233" calcext:value-type="float">
            <text:p>1.2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3654.44+171040.5</text:p>
          </table:table-cell>
          <table:table-cell office:value-type="float" office:value="204.22685" calcext:value-type="float">
            <text:p>204.22685</text:p>
          </table:table-cell>
          <table:table-cell office:value-type="float" office:value="17.17788" calcext:value-type="float">
            <text:p>17.17788</text:p>
          </table:table-cell>
          <table:table-cell office:value-type="string" calcext:value-type="string">
            <text:p>QSO</text:p>
          </table:table-cell>
          <table:table-cell office:value-type="float" office:value="1.2312" calcext:value-type="float">
            <text:p>1.2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144.75+602030.3</text:p>
          </table:table-cell>
          <table:table-cell office:value-type="float" office:value="157.93648" calcext:value-type="float">
            <text:p>157.93648</text:p>
          </table:table-cell>
          <table:table-cell office:value-type="float" office:value="60.34177" calcext:value-type="float">
            <text:p>60.34177</text:p>
          </table:table-cell>
          <table:table-cell office:value-type="string" calcext:value-type="string">
            <text:p>QSO</text:p>
          </table:table-cell>
          <table:table-cell office:value-type="float" office:value="1.231173" calcext:value-type="float">
            <text:p>1.231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329.75+482436.6</text:p>
          </table:table-cell>
          <table:table-cell office:value-type="float" office:value="155.87414" calcext:value-type="float">
            <text:p>155.87414</text:p>
          </table:table-cell>
          <table:table-cell office:value-type="float" office:value="48.41033" calcext:value-type="float">
            <text:p>48.41033</text:p>
          </table:table-cell>
          <table:table-cell office:value-type="string" calcext:value-type="string">
            <text:p>QSO</text:p>
          </table:table-cell>
          <table:table-cell office:value-type="float" office:value="1.231" calcext:value-type="float">
            <text:p>1.2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216.39+004744.1</text:p>
          </table:table-cell>
          <table:table-cell office:value-type="float" office:value="190.56829" calcext:value-type="float">
            <text:p>190.56829</text:p>
          </table:table-cell>
          <table:table-cell office:value-type="float" office:value="0.79554" calcext:value-type="float">
            <text:p>0.79554</text:p>
          </table:table-cell>
          <table:table-cell office:value-type="string" calcext:value-type="string">
            <text:p>QSO</text:p>
          </table:table-cell>
          <table:table-cell office:value-type="float" office:value="1.23" calcext:value-type="float">
            <text:p>1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810.9+354239</text:p>
          </table:table-cell>
          <table:table-cell office:value-type="float" office:value="154.54578" calcext:value-type="float">
            <text:p>154.54578</text:p>
          </table:table-cell>
          <table:table-cell office:value-type="float" office:value="35.71096" calcext:value-type="float">
            <text:p>35.71096</text:p>
          </table:table-cell>
          <table:table-cell office:value-type="string" calcext:value-type="string">
            <text:p>QSO</text:p>
          </table:table-cell>
          <table:table-cell office:value-type="float" office:value="1.229508" calcext:value-type="float">
            <text:p>1.229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31+025</text:p>
          </table:table-cell>
          <table:table-cell office:value-type="float" office:value="203.43803" calcext:value-type="float">
            <text:p>203.43803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QSO</text:p>
          </table:table-cell>
          <table:table-cell office:value-type="float" office:value="1.228" calcext:value-type="float">
            <text:p>1.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05+437</text:p>
          </table:table-cell>
          <table:table-cell office:value-type="float" office:value="167.09782" calcext:value-type="float">
            <text:p>167.09782</text:p>
          </table:table-cell>
          <table:table-cell office:value-type="float" office:value="43.5149" calcext:value-type="float">
            <text:p>43.5149</text:p>
          </table:table-cell>
          <table:table-cell office:value-type="string" calcext:value-type="string">
            <text:p>QSO</text:p>
          </table:table-cell>
          <table:table-cell office:value-type="float" office:value="1.226" calcext:value-type="float">
            <text:p>1.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0.45</text:p>
          </table:table-cell>
          <table:table-cell office:value-type="float" office:value="242.19251" calcext:value-type="float">
            <text:p>242.19251</text:p>
          </table:table-cell>
          <table:table-cell office:value-type="float" office:value="10.48549" calcext:value-type="float">
            <text:p>10.48549</text:p>
          </table:table-cell>
          <table:table-cell office:value-type="string" calcext:value-type="string">
            <text:p>QSO</text:p>
          </table:table-cell>
          <table:table-cell office:value-type="float" office:value="1.226" calcext:value-type="float">
            <text:p>1.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200+045</text:p>
          </table:table-cell>
          <table:table-cell office:value-type="float" office:value="180.84137" calcext:value-type="float">
            <text:p>180.84137</text:p>
          </table:table-cell>
          <table:table-cell office:value-type="float" office:value="4.23864" calcext:value-type="float">
            <text:p>4.23864</text:p>
          </table:table-cell>
          <table:table-cell office:value-type="string" calcext:value-type="string">
            <text:p>QSO</text:p>
          </table:table-cell>
          <table:table-cell office:value-type="float" office:value="1.225972" calcext:value-type="float">
            <text:p>1.2259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5831.17+612643.7</text:p>
          </table:table-cell>
          <table:table-cell office:value-type="float" office:value="194.62964" calcext:value-type="float">
            <text:p>194.62964</text:p>
          </table:table-cell>
          <table:table-cell office:value-type="float" office:value="61.44529" calcext:value-type="float">
            <text:p>61.44529</text:p>
          </table:table-cell>
          <table:table-cell office:value-type="string" calcext:value-type="string">
            <text:p>UvES</text:p>
          </table:table-cell>
          <table:table-cell office:value-type="float" office:value="1.225" calcext:value-type="float">
            <text:p>1.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930.49+040635.2</text:p>
          </table:table-cell>
          <table:table-cell office:value-type="float" office:value="212.37703" calcext:value-type="float">
            <text:p>212.37703</text:p>
          </table:table-cell>
          <table:table-cell office:value-type="float" office:value="4.10968" calcext:value-type="float">
            <text:p>4.10968</text:p>
          </table:table-cell>
          <table:table-cell office:value-type="string" calcext:value-type="string">
            <text:p>UvES</text:p>
          </table:table-cell>
          <table:table-cell office:value-type="float" office:value="1.225" calcext:value-type="float">
            <text:p>1.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505.9+261409</text:p>
          </table:table-cell>
          <table:table-cell office:value-type="float" office:value="116.27465" calcext:value-type="float">
            <text:p>116.27465</text:p>
          </table:table-cell>
          <table:table-cell office:value-type="float" office:value="26.23605" calcext:value-type="float">
            <text:p>26.23605</text:p>
          </table:table-cell>
          <table:table-cell office:value-type="string" calcext:value-type="string">
            <text:p>QSO</text:p>
          </table:table-cell>
          <table:table-cell office:value-type="float" office:value="1.22467" calcext:value-type="float">
            <text:p>1.22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36+419</text:p>
          </table:table-cell>
          <table:table-cell office:value-type="float" office:value="144.95673" calcext:value-type="float">
            <text:p>144.95673</text:p>
          </table:table-cell>
          <table:table-cell office:value-type="float" office:value="41.69839" calcext:value-type="float">
            <text:p>41.69839</text:p>
          </table:table-cell>
          <table:table-cell office:value-type="string" calcext:value-type="string">
            <text:p>QSO</text:p>
          </table:table-cell>
          <table:table-cell office:value-type="float" office:value="1.224239" calcext:value-type="float">
            <text:p>1.2242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719.19+582117.5</text:p>
          </table:table-cell>
          <table:table-cell office:value-type="float" office:value="161.83" calcext:value-type="float">
            <text:p>161.83</text:p>
          </table:table-cell>
          <table:table-cell office:value-type="float" office:value="58.35486" calcext:value-type="float">
            <text:p>58.35486</text:p>
          </table:table-cell>
          <table:table-cell office:value-type="string" calcext:value-type="string">
            <text:p>QSO</text:p>
          </table:table-cell>
          <table:table-cell office:value-type="float" office:value="1.223412" calcext:value-type="float">
            <text:p>1.2234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3245.62+003427.7</text:p>
          </table:table-cell>
          <table:table-cell office:value-type="float" office:value="173.19008" calcext:value-type="float">
            <text:p>173.19008</text:p>
          </table:table-cell>
          <table:table-cell office:value-type="float" office:value="0.57439" calcext:value-type="float">
            <text:p>0.57439</text:p>
          </table:table-cell>
          <table:table-cell office:value-type="string" calcext:value-type="string">
            <text:p>QSO</text:p>
          </table:table-cell>
          <table:table-cell office:value-type="float" office:value="1.223033" calcext:value-type="float">
            <text:p>1.2230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5143.29+024622.1</text:p>
          </table:table-cell>
          <table:table-cell office:value-type="float" office:value="207.93033" calcext:value-type="float">
            <text:p>207.93033</text:p>
          </table:table-cell>
          <table:table-cell office:value-type="float" office:value="2.77269" calcext:value-type="float">
            <text:p>2.77269</text:p>
          </table:table-cell>
          <table:table-cell office:value-type="string" calcext:value-type="string">
            <text:p>QSO</text:p>
          </table:table-cell>
          <table:table-cell office:value-type="float" office:value="1.222911" calcext:value-type="float">
            <text:p>1.222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1645.58+010014.5</text:p>
          </table:table-cell>
          <table:table-cell office:value-type="float" office:value="139.18985" calcext:value-type="float">
            <text:p>139.18985</text:p>
          </table:table-cell>
          <table:table-cell office:value-type="float" office:value="1.00388" calcext:value-type="float">
            <text:p>1.00388</text:p>
          </table:table-cell>
          <table:table-cell office:value-type="string" calcext:value-type="string">
            <text:p>QSO</text:p>
          </table:table-cell>
          <table:table-cell office:value-type="float" office:value="1.221199" calcext:value-type="float">
            <text:p>1.221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112.53+004549.4</text:p>
          </table:table-cell>
          <table:table-cell office:value-type="float" office:value="160.30225" calcext:value-type="float">
            <text:p>160.30225</text:p>
          </table:table-cell>
          <table:table-cell office:value-type="float" office:value="0.76369" calcext:value-type="float">
            <text:p>0.76369</text:p>
          </table:table-cell>
          <table:table-cell office:value-type="string" calcext:value-type="string">
            <text:p>QSO</text:p>
          </table:table-cell>
          <table:table-cell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918.52+352415.7</text:p>
          </table:table-cell>
          <table:table-cell office:value-type="float" office:value="207.32715" calcext:value-type="float">
            <text:p>207.32715</text:p>
          </table:table-cell>
          <table:table-cell office:value-type="float" office:value="35.40442" calcext:value-type="float">
            <text:p>35.40442</text:p>
          </table:table-cell>
          <table:table-cell office:value-type="string" calcext:value-type="string">
            <text:p>QSO</text:p>
          </table:table-cell>
          <table:table-cell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027.88+251201.1</text:p>
          </table:table-cell>
          <table:table-cell office:value-type="float" office:value="217.61619" calcext:value-type="float">
            <text:p>217.61619</text:p>
          </table:table-cell>
          <table:table-cell office:value-type="float" office:value="25.20028" calcext:value-type="float">
            <text:p>25.20028</text:p>
          </table:table-cell>
          <table:table-cell office:value-type="string" calcext:value-type="string">
            <text:p>QSO</text:p>
          </table:table-cell>
          <table:table-cell office:value-type="float" office:value="1.219733" calcext:value-type="float">
            <text:p>1.219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2840.56+622137.0</text:p>
          </table:table-cell>
          <table:table-cell office:value-type="float" office:value="202.16902" calcext:value-type="float">
            <text:p>202.16902</text:p>
          </table:table-cell>
          <table:table-cell office:value-type="float" office:value="62.36029" calcext:value-type="float">
            <text:p>62.36029</text:p>
          </table:table-cell>
          <table:table-cell office:value-type="string" calcext:value-type="string">
            <text:p>QSO</text:p>
          </table:table-cell>
          <table:table-cell office:value-type="float" office:value="1.219189" calcext:value-type="float">
            <text:p>1.219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018.76+324301.1</text:p>
          </table:table-cell>
          <table:table-cell office:value-type="float" office:value="185.07822" calcext:value-type="float">
            <text:p>185.07822</text:p>
          </table:table-cell>
          <table:table-cell office:value-type="float" office:value="32.71701" calcext:value-type="float">
            <text:p>32.71701</text:p>
          </table:table-cell>
          <table:table-cell office:value-type="string" calcext:value-type="string">
            <text:p>QSO</text:p>
          </table:table-cell>
          <table:table-cell office:value-type="float" office:value="1.218969" calcext:value-type="float">
            <text:p>1.218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0541.7+284928</text:p>
          </table:table-cell>
          <table:table-cell office:value-type="float" office:value="136.42404" calcext:value-type="float">
            <text:p>136.42404</text:p>
          </table:table-cell>
          <table:table-cell office:value-type="float" office:value="28.82453" calcext:value-type="float">
            <text:p>28.82453</text:p>
          </table:table-cell>
          <table:table-cell office:value-type="string" calcext:value-type="string">
            <text:p>QSO</text:p>
          </table:table-cell>
          <table:table-cell office:value-type="float" office:value="1.218918" calcext:value-type="float">
            <text:p>1.2189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5.37</text:p>
          </table:table-cell>
          <table:table-cell office:value-type="float" office:value="136.2815" calcext:value-type="float">
            <text:p>136.2815</text:p>
          </table:table-cell>
          <table:table-cell office:value-type="float" office:value="5.62118" calcext:value-type="float">
            <text:p>5.62118</text:p>
          </table:table-cell>
          <table:table-cell office:value-type="string" calcext:value-type="string">
            <text:p>QSO</text:p>
          </table:table-cell>
          <table:table-cell office:value-type="float" office:value="1.218243" calcext:value-type="float">
            <text:p>1.218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44+463</text:p>
          </table:table-cell>
          <table:table-cell office:value-type="float" office:value="131.89291" calcext:value-type="float">
            <text:p>131.89291</text:p>
          </table:table-cell>
          <table:table-cell office:value-type="float" office:value="46.15778" calcext:value-type="float">
            <text:p>46.15778</text:p>
          </table:table-cell>
          <table:table-cell office:value-type="string" calcext:value-type="string">
            <text:p>QSO</text:p>
          </table:table-cell>
          <table:table-cell office:value-type="float" office:value="1.218112" calcext:value-type="float">
            <text:p>1.218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5010.05+043249.5</text:p>
          </table:table-cell>
          <table:table-cell office:value-type="float" office:value="162.54191" calcext:value-type="float">
            <text:p>162.54191</text:p>
          </table:table-cell>
          <table:table-cell office:value-type="float" office:value="4.54699" calcext:value-type="float">
            <text:p>4.54699</text:p>
          </table:table-cell>
          <table:table-cell office:value-type="string" calcext:value-type="string">
            <text:p>QSO</text:p>
          </table:table-cell>
          <table:table-cell office:value-type="float" office:value="1.21725" calcext:value-type="float">
            <text:p>1.21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3120.5+395241</text:p>
          </table:table-cell>
          <table:table-cell office:value-type="float" office:value="217.83558" calcext:value-type="float">
            <text:p>217.83558</text:p>
          </table:table-cell>
          <table:table-cell office:value-type="float" office:value="39.8782" calcext:value-type="float">
            <text:p>39.8782</text:p>
          </table:table-cell>
          <table:table-cell office:value-type="string" calcext:value-type="string">
            <text:p>QSO</text:p>
          </table:table-cell>
          <table:table-cell office:value-type="float" office:value="1.217032" calcext:value-type="float">
            <text:p>1.217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0637.61+050953.9</text:p>
          </table:table-cell>
          <table:table-cell office:value-type="float" office:value="151.65671" calcext:value-type="float">
            <text:p>151.65671</text:p>
          </table:table-cell>
          <table:table-cell office:value-type="float" office:value="5.165" calcext:value-type="float">
            <text:p>5.165</text:p>
          </table:table-cell>
          <table:table-cell office:value-type="string" calcext:value-type="string">
            <text:p>QSO</text:p>
          </table:table-cell>
          <table:table-cell office:value-type="float" office:value="1.216" calcext:value-type="float">
            <text:p>1.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2737.03+121607.0</text:p>
          </table:table-cell>
          <table:table-cell office:value-type="float" office:value="246.9043" calcext:value-type="float">
            <text:p>246.9043</text:p>
          </table:table-cell>
          <table:table-cell office:value-type="float" office:value="12.26864" calcext:value-type="float">
            <text:p>12.26864</text:p>
          </table:table-cell>
          <table:table-cell office:value-type="string" calcext:value-type="string">
            <text:p>QSO</text:p>
          </table:table-cell>
          <table:table-cell office:value-type="float" office:value="1.216" calcext:value-type="float">
            <text:p>1.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2455.4+391641</text:p>
          </table:table-cell>
          <table:table-cell office:value-type="float" office:value="126.23118" calcext:value-type="float">
            <text:p>126.23118</text:p>
          </table:table-cell>
          <table:table-cell office:value-type="float" office:value="39.27831" calcext:value-type="float">
            <text:p>39.27831</text:p>
          </table:table-cell>
          <table:table-cell office:value-type="string" calcext:value-type="string">
            <text:p>QSO</text:p>
          </table:table-cell>
          <table:table-cell office:value-type="float" office:value="1.215921" calcext:value-type="float">
            <text:p>1.215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1909.26+205324.4</text:p>
          </table:table-cell>
          <table:table-cell office:value-type="float" office:value="199.78862" calcext:value-type="float">
            <text:p>199.78862</text:p>
          </table:table-cell>
          <table:table-cell office:value-type="float" office:value="20.89008" calcext:value-type="float">
            <text:p>20.89008</text:p>
          </table:table-cell>
          <table:table-cell office:value-type="string" calcext:value-type="string">
            <text:p>QSO</text:p>
          </table:table-cell>
          <table:table-cell office:value-type="float" office:value="1.2138" calcext:value-type="float">
            <text:p>1.2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739.81+303416.7</text:p>
          </table:table-cell>
          <table:table-cell office:value-type="float" office:value="141.91576" calcext:value-type="float">
            <text:p>141.91576</text:p>
          </table:table-cell>
          <table:table-cell office:value-type="float" office:value="30.57123" calcext:value-type="float">
            <text:p>30.57123</text:p>
          </table:table-cell>
          <table:table-cell office:value-type="string" calcext:value-type="string">
            <text:p>QSO</text:p>
          </table:table-cell>
          <table:table-cell office:value-type="float" office:value="1.2128" calcext:value-type="float">
            <text:p>1.2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56+444</text:p>
          </table:table-cell>
          <table:table-cell office:value-type="float" office:value="179.82448" calcext:value-type="float">
            <text:p>179.82448</text:p>
          </table:table-cell>
          <table:table-cell office:value-type="float" office:value="44.20453" calcext:value-type="float">
            <text:p>44.20453</text:p>
          </table:table-cell>
          <table:table-cell office:value-type="string" calcext:value-type="string">
            <text:p>QSO</text:p>
          </table:table-cell>
          <table:table-cell office:value-type="float" office:value="1.212795" calcext:value-type="float">
            <text:p>1.212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407.57+101213.2</text:p>
          </table:table-cell>
          <table:table-cell office:value-type="float" office:value="121.03158" calcext:value-type="float">
            <text:p>121.03158</text:p>
          </table:table-cell>
          <table:table-cell office:value-type="float" office:value="10.20367" calcext:value-type="float">
            <text:p>10.20367</text:p>
          </table:table-cell>
          <table:table-cell office:value-type="string" calcext:value-type="string">
            <text:p>QSO</text:p>
          </table:table-cell>
          <table:table-cell office:value-type="float" office:value="1.2115" calcext:value-type="float">
            <text:p>1.2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916.18+310408.0</text:p>
          </table:table-cell>
          <table:table-cell office:value-type="float" office:value="234.81739" calcext:value-type="float">
            <text:p>234.81739</text:p>
          </table:table-cell>
          <table:table-cell office:value-type="float" office:value="31.0688" calcext:value-type="float">
            <text:p>31.0688</text:p>
          </table:table-cell>
          <table:table-cell office:value-type="string" calcext:value-type="string">
            <text:p>G</text:p>
          </table:table-cell>
          <table:table-cell office:value-type="float" office:value="1.211" calcext:value-type="float">
            <text:p>1.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005.77+292618.2</text:p>
          </table:table-cell>
          <table:table-cell office:value-type="float" office:value="197.5241" calcext:value-type="float">
            <text:p>197.5241</text:p>
          </table:table-cell>
          <table:table-cell office:value-type="float" office:value="29.43842" calcext:value-type="float">
            <text:p>29.43842</text:p>
          </table:table-cell>
          <table:table-cell office:value-type="string" calcext:value-type="string">
            <text:p>QSO</text:p>
          </table:table-cell>
          <table:table-cell office:value-type="float" office:value="1.21" calcext:value-type="float">
            <text:p>1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9+379</text:p>
          </table:table-cell>
          <table:table-cell office:value-type="float" office:value="118.119" calcext:value-type="float">
            <text:p>118.119</text:p>
          </table:table-cell>
          <table:table-cell office:value-type="float" office:value="37.84822" calcext:value-type="float">
            <text:p>37.84822</text:p>
          </table:table-cell>
          <table:table-cell office:value-type="string" calcext:value-type="string">
            <text:p>QSO</text:p>
          </table:table-cell>
          <table:table-cell office:value-type="float" office:value="1.209995" calcext:value-type="float">
            <text:p>1.209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03+198</text:p>
          </table:table-cell>
          <table:table-cell office:value-type="float" office:value="136.51517" calcext:value-type="float">
            <text:p>136.51517</text:p>
          </table:table-cell>
          <table:table-cell office:value-type="float" office:value="19.69507" calcext:value-type="float">
            <text:p>19.69507</text:p>
          </table:table-cell>
          <table:table-cell office:value-type="string" calcext:value-type="string">
            <text:p>QSO</text:p>
          </table:table-cell>
          <table:table-cell office:value-type="float" office:value="1.209206" calcext:value-type="float">
            <text:p>1.209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819.12+243542.2</text:p>
          </table:table-cell>
          <table:table-cell office:value-type="float" office:value="124.57969" calcext:value-type="float">
            <text:p>124.57969</text:p>
          </table:table-cell>
          <table:table-cell office:value-type="float" office:value="24.59513" calcext:value-type="float">
            <text:p>24.59513</text:p>
          </table:table-cell>
          <table:table-cell office:value-type="string" calcext:value-type="string">
            <text:p>QSO</text:p>
          </table:table-cell>
          <table:table-cell office:value-type="float" office:value="1.208032" calcext:value-type="float">
            <text:p>1.208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0029.1+275212</text:p>
          </table:table-cell>
          <table:table-cell office:value-type="float" office:value="150.12146" calcext:value-type="float">
            <text:p>150.12146</text:p>
          </table:table-cell>
          <table:table-cell office:value-type="float" office:value="27.87006" calcext:value-type="float">
            <text:p>27.87006</text:p>
          </table:table-cell>
          <table:table-cell office:value-type="string" calcext:value-type="string">
            <text:p>QSO</text:p>
          </table:table-cell>
          <table:table-cell office:value-type="float" office:value="1.206513" calcext:value-type="float">
            <text:p>1.2065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0738.50+135217.3</text:p>
          </table:table-cell>
          <table:table-cell office:value-type="float" office:value="121.91044" calcext:value-type="float">
            <text:p>121.91044</text:p>
          </table:table-cell>
          <table:table-cell office:value-type="float" office:value="13.87149" calcext:value-type="float">
            <text:p>13.87149</text:p>
          </table:table-cell>
          <table:table-cell office:value-type="string" calcext:value-type="string">
            <text:p>QSO</text:p>
          </table:table-cell>
          <table:table-cell office:value-type="float" office:value="1.206196" calcext:value-type="float">
            <text:p>1.2061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58+453</text:p>
          </table:table-cell>
          <table:table-cell office:value-type="float" office:value="225.11338" calcext:value-type="float">
            <text:p>225.11338</text:p>
          </table:table-cell>
          <table:table-cell office:value-type="float" office:value="45.14974" calcext:value-type="float">
            <text:p>45.14974</text:p>
          </table:table-cell>
          <table:table-cell office:value-type="string" calcext:value-type="string">
            <text:p>QSO</text:p>
          </table:table-cell>
          <table:table-cell office:value-type="float" office:value="1.204159" calcext:value-type="float">
            <text:p>1.2041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313.06+565126.2</text:p>
          </table:table-cell>
          <table:table-cell office:value-type="float" office:value="178.30443" calcext:value-type="float">
            <text:p>178.30443</text:p>
          </table:table-cell>
          <table:table-cell office:value-type="float" office:value="56.85731" calcext:value-type="float">
            <text:p>56.85731</text:p>
          </table:table-cell>
          <table:table-cell office:value-type="string" calcext:value-type="string">
            <text:p>QSO</text:p>
          </table:table-cell>
          <table:table-cell office:value-type="float" office:value="1.203526" calcext:value-type="float">
            <text:p>1.2035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3+177</text:p>
          </table:table-cell>
          <table:table-cell office:value-type="float" office:value="218.98589" calcext:value-type="float">
            <text:p>218.98589</text:p>
          </table:table-cell>
          <table:table-cell office:value-type="float" office:value="17.49298" calcext:value-type="float">
            <text:p>17.49298</text:p>
          </table:table-cell>
          <table:table-cell office:value-type="string" calcext:value-type="string">
            <text:p>QSO</text:p>
          </table:table-cell>
          <table:table-cell office:value-type="float" office:value="1.203" calcext:value-type="float">
            <text:p>1.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015.31+235958.5</text:p>
          </table:table-cell>
          <table:table-cell office:value-type="float" office:value="140.06384" calcext:value-type="float">
            <text:p>140.06384</text:p>
          </table:table-cell>
          <table:table-cell office:value-type="float" office:value="23.99958" calcext:value-type="float">
            <text:p>23.99958</text:p>
          </table:table-cell>
          <table:table-cell office:value-type="string" calcext:value-type="string">
            <text:p>QSO</text:p>
          </table:table-cell>
          <table:table-cell office:value-type="float" office:value="1.201271" calcext:value-type="float">
            <text:p>1.201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37+35</text:p>
          </table:table-cell>
          <table:table-cell office:value-type="float" office:value="190.0881" calcext:value-type="float">
            <text:p>190.0881</text:p>
          </table:table-cell>
          <table:table-cell office:value-type="float" office:value="35.04967" calcext:value-type="float">
            <text:p>35.04967</text:p>
          </table:table-cell>
          <table:table-cell office:value-type="string" calcext:value-type="string">
            <text:p>QSO</text:p>
          </table:table-cell>
          <table:table-cell office:value-type="float" office:value="1.200622" calcext:value-type="float">
            <text:p>1.200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642.33+195811.6</text:p>
          </table:table-cell>
          <table:table-cell office:value-type="float" office:value="121.67641" calcext:value-type="float">
            <text:p>121.67641</text:p>
          </table:table-cell>
          <table:table-cell office:value-type="float" office:value="19.96999" calcext:value-type="float">
            <text:p>19.96999</text:p>
          </table:table-cell>
          <table:table-cell office:value-type="string" calcext:value-type="string">
            <text:p>QSO</text:p>
          </table:table-cell>
          <table:table-cell office:value-type="float" office:value="1.200179" calcext:value-type="float">
            <text:p>1.200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744.42+515054.2</text:p>
          </table:table-cell>
          <table:table-cell office:value-type="float" office:value="244.4351" calcext:value-type="float">
            <text:p>244.4351</text:p>
          </table:table-cell>
          <table:table-cell office:value-type="float" office:value="51.8484" calcext:value-type="float">
            <text:p>51.8484</text:p>
          </table:table-cell>
          <table:table-cell office:value-type="string" calcext:value-type="string">
            <text:p>QSO</text:p>
          </table:table-cell>
          <table:table-cell office:value-type="float" office:value="1.199361" calcext:value-type="float">
            <text:p>1.1993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323.92+020129.3</text:p>
          </table:table-cell>
          <table:table-cell office:value-type="float" office:value="130.84956" calcext:value-type="float">
            <text:p>130.84956</text:p>
          </table:table-cell>
          <table:table-cell office:value-type="float" office:value="2.02473" calcext:value-type="float">
            <text:p>2.02473</text:p>
          </table:table-cell>
          <table:table-cell office:value-type="string" calcext:value-type="string">
            <text:p>QSO</text:p>
          </table:table-cell>
          <table:table-cell office:value-type="float" office:value="1.198189" calcext:value-type="float">
            <text:p>1.198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830.60+072854.5</text:p>
          </table:table-cell>
          <table:table-cell office:value-type="float" office:value="182.12756" calcext:value-type="float">
            <text:p>182.12756</text:p>
          </table:table-cell>
          <table:table-cell office:value-type="float" office:value="7.48182" calcext:value-type="float">
            <text:p>7.48182</text:p>
          </table:table-cell>
          <table:table-cell office:value-type="string" calcext:value-type="string">
            <text:p>QSO</text:p>
          </table:table-cell>
          <table:table-cell office:value-type="float" office:value="1.196225" calcext:value-type="float">
            <text:p>1.196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2523.5+420116</text:p>
          </table:table-cell>
          <table:table-cell office:value-type="float" office:value="231.34813" calcext:value-type="float">
            <text:p>231.34813</text:p>
          </table:table-cell>
          <table:table-cell office:value-type="float" office:value="42.02139" calcext:value-type="float">
            <text:p>42.02139</text:p>
          </table:table-cell>
          <table:table-cell office:value-type="string" calcext:value-type="string">
            <text:p>QSO</text:p>
          </table:table-cell>
          <table:table-cell office:value-type="float" office:value="1.196019" calcext:value-type="float">
            <text:p>1.196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90</text:p>
          </table:table-cell>
          <table:table-cell office:value-type="float" office:value="120.38983" calcext:value-type="float">
            <text:p>120.38983</text:p>
          </table:table-cell>
          <table:table-cell office:value-type="float" office:value="14.24526" calcext:value-type="float">
            <text:p>14.24526</text:p>
          </table:table-cell>
          <table:table-cell office:value-type="string" calcext:value-type="string">
            <text:p>QSO</text:p>
          </table:table-cell>
          <table:table-cell office:value-type="float" office:value="1.195649" calcext:value-type="float">
            <text:p>1.1956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806.22+502810.8</text:p>
          </table:table-cell>
          <table:table-cell office:value-type="float" office:value="202.02598" calcext:value-type="float">
            <text:p>202.02598</text:p>
          </table:table-cell>
          <table:table-cell office:value-type="float" office:value="50.4697" calcext:value-type="float">
            <text:p>50.4697</text:p>
          </table:table-cell>
          <table:table-cell office:value-type="string" calcext:value-type="string">
            <text:p>QSO</text:p>
          </table:table-cell>
          <table:table-cell office:value-type="float" office:value="1.193907" calcext:value-type="float">
            <text:p>1.1939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39+274</text:p>
          </table:table-cell>
          <table:table-cell office:value-type="float" office:value="205.5349" calcext:value-type="float">
            <text:p>205.5349</text:p>
          </table:table-cell>
          <table:table-cell office:value-type="float" office:value="27.1585" calcext:value-type="float">
            <text:p>27.1585</text:p>
          </table:table-cell>
          <table:table-cell office:value-type="string" calcext:value-type="string">
            <text:p>QSO</text:p>
          </table:table-cell>
          <table:table-cell office:value-type="float" office:value="1.191667" calcext:value-type="float">
            <text:p>1.191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154.05+231954.8</text:p>
          </table:table-cell>
          <table:table-cell office:value-type="float" office:value="130.47524" calcext:value-type="float">
            <text:p>130.47524</text:p>
          </table:table-cell>
          <table:table-cell office:value-type="float" office:value="23.33187" calcext:value-type="float">
            <text:p>23.33187</text:p>
          </table:table-cell>
          <table:table-cell office:value-type="string" calcext:value-type="string">
            <text:p>QSO</text:p>
          </table:table-cell>
          <table:table-cell office:value-type="float" office:value="1.190753" calcext:value-type="float">
            <text:p>1.190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01+22</text:p>
          </table:table-cell>
          <table:table-cell office:value-type="float" office:value="255.78386" calcext:value-type="float">
            <text:p>255.78386</text:p>
          </table:table-cell>
          <table:table-cell office:value-type="float" office:value="22.19336" calcext:value-type="float">
            <text:p>22.19336</text:p>
          </table:table-cell>
          <table:table-cell office:value-type="string" calcext:value-type="string">
            <text:p>QSO</text:p>
          </table:table-cell>
          <table:table-cell office:value-type="float" office:value="1.189228" calcext:value-type="float">
            <text:p>1.189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013.92+024717.0</text:p>
          </table:table-cell>
          <table:table-cell office:value-type="float" office:value="135.05803" calcext:value-type="float">
            <text:p>135.05803</text:p>
          </table:table-cell>
          <table:table-cell office:value-type="float" office:value="2.78806" calcext:value-type="float">
            <text:p>2.78806</text:p>
          </table:table-cell>
          <table:table-cell office:value-type="string" calcext:value-type="string">
            <text:p>QSO</text:p>
          </table:table-cell>
          <table:table-cell office:value-type="float" office:value="1.189187" calcext:value-type="float">
            <text:p>1.1891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354.62+065002.7</text:p>
          </table:table-cell>
          <table:table-cell office:value-type="float" office:value="185.9776" calcext:value-type="float">
            <text:p>185.9776</text:p>
          </table:table-cell>
          <table:table-cell office:value-type="float" office:value="6.83405" calcext:value-type="float">
            <text:p>6.83405</text:p>
          </table:table-cell>
          <table:table-cell office:value-type="string" calcext:value-type="string">
            <text:p>QSO</text:p>
          </table:table-cell>
          <table:table-cell office:value-type="float" office:value="1.189" calcext:value-type="float">
            <text:p>1.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317.52+630434.8</text:p>
          </table:table-cell>
          <table:table-cell office:value-type="float" office:value="193.32309" calcext:value-type="float">
            <text:p>193.32309</text:p>
          </table:table-cell>
          <table:table-cell office:value-type="float" office:value="63.07631" calcext:value-type="float">
            <text:p>63.07631</text:p>
          </table:table-cell>
          <table:table-cell office:value-type="string" calcext:value-type="string">
            <text:p>QSO</text:p>
          </table:table-cell>
          <table:table-cell office:value-type="float" office:value="1.18882" calcext:value-type="float">
            <text:p>1.18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354.68+214457.7</text:p>
          </table:table-cell>
          <table:table-cell office:value-type="float" office:value="248.47793" calcext:value-type="float">
            <text:p>248.47793</text:p>
          </table:table-cell>
          <table:table-cell office:value-type="float" office:value="21.74937" calcext:value-type="float">
            <text:p>21.74937</text:p>
          </table:table-cell>
          <table:table-cell office:value-type="string" calcext:value-type="string">
            <text:p>QSO</text:p>
          </table:table-cell>
          <table:table-cell office:value-type="float" office:value="1.188516" calcext:value-type="float">
            <text:p>1.188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0243.5+373551</text:p>
          </table:table-cell>
          <table:table-cell office:value-type="float" office:value="180.68137" calcext:value-type="float">
            <text:p>180.68137</text:p>
          </table:table-cell>
          <table:table-cell office:value-type="float" office:value="37.5977" calcext:value-type="float">
            <text:p>37.5977</text:p>
          </table:table-cell>
          <table:table-cell office:value-type="string" calcext:value-type="string">
            <text:p>QSO</text:p>
          </table:table-cell>
          <table:table-cell office:value-type="float" office:value="1.188308" calcext:value-type="float">
            <text:p>1.188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09+410</text:p>
          </table:table-cell>
          <table:table-cell office:value-type="float" office:value="198.05227" calcext:value-type="float">
            <text:p>198.05227</text:p>
          </table:table-cell>
          <table:table-cell office:value-type="float" office:value="40.80472" calcext:value-type="float">
            <text:p>40.80472</text:p>
          </table:table-cell>
          <table:table-cell office:value-type="string" calcext:value-type="string">
            <text:p>*</text:p>
          </table:table-cell>
          <table:table-cell office:value-type="float" office:value="1.185" calcext:value-type="float">
            <text:p>1.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1952.20+081703.5</text:p>
          </table:table-cell>
          <table:table-cell office:value-type="float" office:value="259.96753" calcext:value-type="float">
            <text:p>259.96753</text:p>
          </table:table-cell>
          <table:table-cell office:value-type="float" office:value="8.28432" calcext:value-type="float">
            <text:p>8.28432</text:p>
          </table:table-cell>
          <table:table-cell office:value-type="string" calcext:value-type="string">
            <text:p>QSO</text:p>
          </table:table-cell>
          <table:table-cell office:value-type="float" office:value="1.185" calcext:value-type="float">
            <text:p>1.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959.13+322419.5</text:p>
          </table:table-cell>
          <table:table-cell office:value-type="float" office:value="157.49633" calcext:value-type="float">
            <text:p>157.49633</text:p>
          </table:table-cell>
          <table:table-cell office:value-type="float" office:value="32.40542" calcext:value-type="float">
            <text:p>32.40542</text:p>
          </table:table-cell>
          <table:table-cell office:value-type="string" calcext:value-type="string">
            <text:p>QSO</text:p>
          </table:table-cell>
          <table:table-cell office:value-type="float" office:value="1.184354" calcext:value-type="float">
            <text:p>1.1843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4+2920</text:p>
          </table:table-cell>
          <table:table-cell office:value-type="float" office:value="116.21402" calcext:value-type="float">
            <text:p>116.21402</text:p>
          </table:table-cell>
          <table:table-cell office:value-type="float" office:value="29.33501" calcext:value-type="float">
            <text:p>29.33501</text:p>
          </table:table-cell>
          <table:table-cell office:value-type="string" calcext:value-type="string">
            <text:p>QSO</text:p>
          </table:table-cell>
          <table:table-cell office:value-type="float" office:value="1.18343" calcext:value-type="float">
            <text:p>1.18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756.92+015638.4</text:p>
          </table:table-cell>
          <table:table-cell office:value-type="float" office:value="219.48717" calcext:value-type="float">
            <text:p>219.48717</text:p>
          </table:table-cell>
          <table:table-cell office:value-type="float" office:value="1.94408" calcext:value-type="float">
            <text:p>1.94408</text:p>
          </table:table-cell>
          <table:table-cell office:value-type="string" calcext:value-type="string">
            <text:p>QSO</text:p>
          </table:table-cell>
          <table:table-cell office:value-type="float" office:value="1.182519" calcext:value-type="float">
            <text:p>1.182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23+441</text:p>
          </table:table-cell>
          <table:table-cell office:value-type="float" office:value="171.46183" calcext:value-type="float">
            <text:p>171.46183</text:p>
          </table:table-cell>
          <table:table-cell office:value-type="float" office:value="43.85852" calcext:value-type="float">
            <text:p>43.85852</text:p>
          </table:table-cell>
          <table:table-cell office:value-type="string" calcext:value-type="string">
            <text:p>QSO</text:p>
          </table:table-cell>
          <table:table-cell office:value-type="float" office:value="1.181206" calcext:value-type="float">
            <text:p>1.181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00+465</text:p>
          </table:table-cell>
          <table:table-cell office:value-type="float" office:value="165.87115" calcext:value-type="float">
            <text:p>165.87115</text:p>
          </table:table-cell>
          <table:table-cell office:value-type="float" office:value="46.23379" calcext:value-type="float">
            <text:p>46.23379</text:p>
          </table:table-cell>
          <table:table-cell office:value-type="string" calcext:value-type="string">
            <text:p>QSO</text:p>
          </table:table-cell>
          <table:table-cell office:value-type="float" office:value="1.18005" calcext:value-type="float">
            <text:p>1.18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958.76+250438.3</text:p>
          </table:table-cell>
          <table:table-cell office:value-type="float" office:value="119.99484" calcext:value-type="float">
            <text:p>119.99484</text:p>
          </table:table-cell>
          <table:table-cell office:value-type="float" office:value="25.07733" calcext:value-type="float">
            <text:p>25.07733</text:p>
          </table:table-cell>
          <table:table-cell office:value-type="string" calcext:value-type="string">
            <text:p>QSO</text:p>
          </table:table-cell>
          <table:table-cell office:value-type="float" office:value="1.179511" calcext:value-type="float">
            <text:p>1.1795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35+416</text:p>
          </table:table-cell>
          <table:table-cell office:value-type="float" office:value="249.25919" calcext:value-type="float">
            <text:p>249.25919</text:p>
          </table:table-cell>
          <table:table-cell office:value-type="float" office:value="41.50617" calcext:value-type="float">
            <text:p>41.50617</text:p>
          </table:table-cell>
          <table:table-cell office:value-type="string" calcext:value-type="string">
            <text:p>QSO</text:p>
          </table:table-cell>
          <table:table-cell office:value-type="float" office:value="1.179401" calcext:value-type="float">
            <text:p>1.179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42+451</text:p>
          </table:table-cell>
          <table:table-cell office:value-type="float" office:value="146.43586" calcext:value-type="float">
            <text:p>146.43586</text:p>
          </table:table-cell>
          <table:table-cell office:value-type="float" office:value="44.90651" calcext:value-type="float">
            <text:p>44.90651</text:p>
          </table:table-cell>
          <table:table-cell office:value-type="string" calcext:value-type="string">
            <text:p>QSO</text:p>
          </table:table-cell>
          <table:table-cell office:value-type="float" office:value="1.179389" calcext:value-type="float">
            <text:p>1.179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200.43+022934.3</text:p>
          </table:table-cell>
          <table:table-cell office:value-type="float" office:value="133.00183" calcext:value-type="float">
            <text:p>133.00183</text:p>
          </table:table-cell>
          <table:table-cell office:value-type="float" office:value="2.49293" calcext:value-type="float">
            <text:p>2.49293</text:p>
          </table:table-cell>
          <table:table-cell office:value-type="string" calcext:value-type="string">
            <text:p>QSO</text:p>
          </table:table-cell>
          <table:table-cell office:value-type="float" office:value="1.17758" calcext:value-type="float">
            <text:p>1.177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10+442</text:p>
          </table:table-cell>
          <table:table-cell office:value-type="float" office:value="138.47236" calcext:value-type="float">
            <text:p>138.47236</text:p>
          </table:table-cell>
          <table:table-cell office:value-type="float" office:value="44.04922" calcext:value-type="float">
            <text:p>44.04922</text:p>
          </table:table-cell>
          <table:table-cell office:value-type="string" calcext:value-type="string">
            <text:p>QSO</text:p>
          </table:table-cell>
          <table:table-cell office:value-type="float" office:value="1.176734" calcext:value-type="float">
            <text:p>1.176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0930.56+241955.2</text:p>
          </table:table-cell>
          <table:table-cell office:value-type="float" office:value="242.37733" calcext:value-type="float">
            <text:p>242.37733</text:p>
          </table:table-cell>
          <table:table-cell office:value-type="float" office:value="24.33203" calcext:value-type="float">
            <text:p>24.33203</text:p>
          </table:table-cell>
          <table:table-cell office:value-type="string" calcext:value-type="string">
            <text:p>QSO</text:p>
          </table:table-cell>
          <table:table-cell office:value-type="float" office:value="1.176549" calcext:value-type="float">
            <text:p>1.176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4+437</text:p>
          </table:table-cell>
          <table:table-cell office:value-type="float" office:value="154.36471" calcext:value-type="float">
            <text:p>154.36471</text:p>
          </table:table-cell>
          <table:table-cell office:value-type="float" office:value="43.48467" calcext:value-type="float">
            <text:p>43.48467</text:p>
          </table:table-cell>
          <table:table-cell office:value-type="string" calcext:value-type="string">
            <text:p>QSO</text:p>
          </table:table-cell>
          <table:table-cell office:value-type="float" office:value="1.176174" calcext:value-type="float">
            <text:p>1.176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29.93+204855.7</text:p>
          </table:table-cell>
          <table:table-cell office:value-type="float" office:value="136.37475" calcext:value-type="float">
            <text:p>136.37475</text:p>
          </table:table-cell>
          <table:table-cell office:value-type="float" office:value="20.81546" calcext:value-type="float">
            <text:p>20.81546</text:p>
          </table:table-cell>
          <table:table-cell office:value-type="string" calcext:value-type="string">
            <text:p>QSO</text:p>
          </table:table-cell>
          <table:table-cell office:value-type="float" office:value="1.175865" calcext:value-type="float">
            <text:p>1.175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941.9+242240</text:p>
          </table:table-cell>
          <table:table-cell office:value-type="float" office:value="159.92479" calcext:value-type="float">
            <text:p>159.92479</text:p>
          </table:table-cell>
          <table:table-cell office:value-type="float" office:value="24.378" calcext:value-type="float">
            <text:p>24.378</text:p>
          </table:table-cell>
          <table:table-cell office:value-type="string" calcext:value-type="string">
            <text:p>QSO</text:p>
          </table:table-cell>
          <table:table-cell office:value-type="float" office:value="1.175044" calcext:value-type="float">
            <text:p>1.1750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3+391 NED01</text:p>
          </table:table-cell>
          <table:table-cell office:value-type="float" office:value="119.10556" calcext:value-type="float">
            <text:p>119.10556</text:p>
          </table:table-cell>
          <table:table-cell office:value-type="float" office:value="39.01771" calcext:value-type="float">
            <text:p>39.01771</text:p>
          </table:table-cell>
          <table:table-cell office:value-type="string" calcext:value-type="string">
            <text:p>UvES</text:p>
          </table:table-cell>
          <table:table-cell office:value-type="float" office:value="1.175" calcext:value-type="float">
            <text:p>1.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436+046</text:p>
          </table:table-cell>
          <table:table-cell office:value-type="float" office:value="219.76883" calcext:value-type="float">
            <text:p>219.76883</text:p>
          </table:table-cell>
          <table:table-cell office:value-type="float" office:value="4.47439" calcext:value-type="float">
            <text:p>4.47439</text:p>
          </table:table-cell>
          <table:table-cell office:value-type="string" calcext:value-type="string">
            <text:p>UvES</text:p>
          </table:table-cell>
          <table:table-cell office:value-type="float" office:value="1.175" calcext:value-type="float">
            <text:p>1.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53+39</text:p>
          </table:table-cell>
          <table:table-cell office:value-type="float" office:value="149.03566" calcext:value-type="float">
            <text:p>149.03566</text:p>
          </table:table-cell>
          <table:table-cell office:value-type="float" office:value="39.58783" calcext:value-type="float">
            <text:p>39.58783</text:p>
          </table:table-cell>
          <table:table-cell office:value-type="string" calcext:value-type="string">
            <text:p>QSO</text:p>
          </table:table-cell>
          <table:table-cell office:value-type="float" office:value="1.17424" calcext:value-type="float">
            <text:p>1.17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3+429</text:p>
          </table:table-cell>
          <table:table-cell office:value-type="float" office:value="119.25288" calcext:value-type="float">
            <text:p>119.25288</text:p>
          </table:table-cell>
          <table:table-cell office:value-type="float" office:value="42.80404" calcext:value-type="float">
            <text:p>42.80404</text:p>
          </table:table-cell>
          <table:table-cell office:value-type="string" calcext:value-type="string">
            <text:p>QSO</text:p>
          </table:table-cell>
          <table:table-cell office:value-type="float" office:value="1.173648" calcext:value-type="float">
            <text:p>1.173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4940.61+425053.4</text:p>
          </table:table-cell>
          <table:table-cell office:value-type="float" office:value="177.41925" calcext:value-type="float">
            <text:p>177.41925</text:p>
          </table:table-cell>
          <table:table-cell office:value-type="float" office:value="42.84824" calcext:value-type="float">
            <text:p>42.84824</text:p>
          </table:table-cell>
          <table:table-cell office:value-type="string" calcext:value-type="string">
            <text:p>QSO</text:p>
          </table:table-cell>
          <table:table-cell office:value-type="float" office:value="1.173516" calcext:value-type="float">
            <text:p>1.173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802.42+072321.6</text:p>
          </table:table-cell>
          <table:table-cell office:value-type="float" office:value="189.51019" calcext:value-type="float">
            <text:p>189.51019</text:p>
          </table:table-cell>
          <table:table-cell office:value-type="float" office:value="7.38939" calcext:value-type="float">
            <text:p>7.38939</text:p>
          </table:table-cell>
          <table:table-cell office:value-type="string" calcext:value-type="string">
            <text:p>QSO</text:p>
          </table:table-cell>
          <table:table-cell office:value-type="float" office:value="1.172" calcext:value-type="float">
            <text:p>1.1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130+0032</text:p>
          </table:table-cell>
          <table:table-cell office:value-type="float" office:value="173.26263" calcext:value-type="float">
            <text:p>173.26263</text:p>
          </table:table-cell>
          <table:table-cell office:value-type="float" office:value="0.26361" calcext:value-type="float">
            <text:p>0.26361</text:p>
          </table:table-cell>
          <table:table-cell office:value-type="string" calcext:value-type="string">
            <text:p>QSO</text:p>
          </table:table-cell>
          <table:table-cell office:value-type="float" office:value="1.171662" calcext:value-type="float">
            <text:p>1.1716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814.94+574145.8</text:p>
          </table:table-cell>
          <table:table-cell office:value-type="float" office:value="222.06226" calcext:value-type="float">
            <text:p>222.06226</text:p>
          </table:table-cell>
          <table:table-cell office:value-type="float" office:value="57.69604" calcext:value-type="float">
            <text:p>57.69604</text:p>
          </table:table-cell>
          <table:table-cell office:value-type="string" calcext:value-type="string">
            <text:p>QSO</text:p>
          </table:table-cell>
          <table:table-cell office:value-type="float" office:value="1.170144" calcext:value-type="float">
            <text:p>1.170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954.15+341528.7</text:p>
          </table:table-cell>
          <table:table-cell office:value-type="float" office:value="189.97555" calcext:value-type="float">
            <text:p>189.97555</text:p>
          </table:table-cell>
          <table:table-cell office:value-type="float" office:value="34.25801" calcext:value-type="float">
            <text:p>34.25801</text:p>
          </table:table-cell>
          <table:table-cell office:value-type="string" calcext:value-type="string">
            <text:p>QSO</text:p>
          </table:table-cell>
          <table:table-cell office:value-type="float" office:value="1.170135" calcext:value-type="float">
            <text:p>1.170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9+439</text:p>
          </table:table-cell>
          <table:table-cell office:value-type="float" office:value="247.80422" calcext:value-type="float">
            <text:p>247.80422</text:p>
          </table:table-cell>
          <table:table-cell office:value-type="float" office:value="43.81099" calcext:value-type="float">
            <text:p>43.81099</text:p>
          </table:table-cell>
          <table:table-cell office:value-type="string" calcext:value-type="string">
            <text:p>QSO</text:p>
          </table:table-cell>
          <table:table-cell office:value-type="float" office:value="1.167" calcext:value-type="float">
            <text:p>1.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1044.3+422054</text:p>
          </table:table-cell>
          <table:table-cell office:value-type="float" office:value="107.68469" calcext:value-type="float">
            <text:p>107.68469</text:p>
          </table:table-cell>
          <table:table-cell office:value-type="float" office:value="42.34862" calcext:value-type="float">
            <text:p>42.34862</text:p>
          </table:table-cell>
          <table:table-cell office:value-type="string" calcext:value-type="string">
            <text:p>QSO</text:p>
          </table:table-cell>
          <table:table-cell office:value-type="float" office:value="1.163" calcext:value-type="float">
            <text:p>1.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5000.33+182311.3</text:p>
          </table:table-cell>
          <table:table-cell office:value-type="float" office:value="117.50137" calcext:value-type="float">
            <text:p>117.50137</text:p>
          </table:table-cell>
          <table:table-cell office:value-type="float" office:value="18.3865" calcext:value-type="float">
            <text:p>18.3865</text:p>
          </table:table-cell>
          <table:table-cell office:value-type="string" calcext:value-type="string">
            <text:p>QSO</text:p>
          </table:table-cell>
          <table:table-cell office:value-type="float" office:value="1.162501" calcext:value-type="float">
            <text:p>1.162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20.2</text:p>
          </table:table-cell>
          <table:table-cell office:value-type="float" office:value="142.63947" calcext:value-type="float">
            <text:p>142.63947</text:p>
          </table:table-cell>
          <table:table-cell office:value-type="float" office:value="36.02338" calcext:value-type="float">
            <text:p>36.02338</text:p>
          </table:table-cell>
          <table:table-cell office:value-type="string" calcext:value-type="string">
            <text:p>QSO</text:p>
          </table:table-cell>
          <table:table-cell office:value-type="float" office:value="1.157429" calcext:value-type="float">
            <text:p>1.157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5144.40+524412.3</text:p>
          </table:table-cell>
          <table:table-cell office:value-type="float" office:value="177.93498" calcext:value-type="float">
            <text:p>177.93498</text:p>
          </table:table-cell>
          <table:table-cell office:value-type="float" office:value="52.73683" calcext:value-type="float">
            <text:p>52.73683</text:p>
          </table:table-cell>
          <table:table-cell office:value-type="string" calcext:value-type="string">
            <text:p>QSO</text:p>
          </table:table-cell>
          <table:table-cell office:value-type="float" office:value="1.157251" calcext:value-type="float">
            <text:p>1.1572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3925.68+421728.1</text:p>
          </table:table-cell>
          <table:table-cell office:value-type="float" office:value="234.85701" calcext:value-type="float">
            <text:p>234.85701</text:p>
          </table:table-cell>
          <table:table-cell office:value-type="float" office:value="42.29114" calcext:value-type="float">
            <text:p>42.29114</text:p>
          </table:table-cell>
          <table:table-cell office:value-type="string" calcext:value-type="string">
            <text:p>G</text:p>
          </table:table-cell>
          <table:table-cell office:value-type="float" office:value="1.156" calcext:value-type="float">
            <text:p>1.1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14.31+205213.5</text:p>
          </table:table-cell>
          <table:table-cell office:value-type="float" office:value="136.30974" calcext:value-type="float">
            <text:p>136.30974</text:p>
          </table:table-cell>
          <table:table-cell office:value-type="float" office:value="20.87036" calcext:value-type="float">
            <text:p>20.87036</text:p>
          </table:table-cell>
          <table:table-cell office:value-type="string" calcext:value-type="string">
            <text:p>*</text:p>
          </table:table-cell>
          <table:table-cell office:value-type="float" office:value="1.155" calcext:value-type="float">
            <text:p>1.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450.36+635113.1</text:p>
          </table:table-cell>
          <table:table-cell office:value-type="float" office:value="143.71017" calcext:value-type="float">
            <text:p>143.71017</text:p>
          </table:table-cell>
          <table:table-cell office:value-type="float" office:value="63.85374" calcext:value-type="float">
            <text:p>63.85374</text:p>
          </table:table-cell>
          <table:table-cell office:value-type="string" calcext:value-type="string">
            <text:p>*</text:p>
          </table:table-cell>
          <table:table-cell office:value-type="float" office:value="1.155" calcext:value-type="float">
            <text:p>1.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14+456</text:p>
          </table:table-cell>
          <table:table-cell office:value-type="float" office:value="184.33757" calcext:value-type="float">
            <text:p>184.33757</text:p>
          </table:table-cell>
          <table:table-cell office:value-type="float" office:value="45.32998" calcext:value-type="float">
            <text:p>45.32998</text:p>
          </table:table-cell>
          <table:table-cell office:value-type="string" calcext:value-type="string">
            <text:p>*</text:p>
          </table:table-cell>
          <table:table-cell office:value-type="float" office:value="1.155" calcext:value-type="float">
            <text:p>1.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5837.82+503957.7</text:p>
          </table:table-cell>
          <table:table-cell office:value-type="float" office:value="149.65754" calcext:value-type="float">
            <text:p>149.65754</text:p>
          </table:table-cell>
          <table:table-cell office:value-type="float" office:value="50.66597" calcext:value-type="float">
            <text:p>50.66597</text:p>
          </table:table-cell>
          <table:table-cell office:value-type="string" calcext:value-type="string">
            <text:p>QSO</text:p>
          </table:table-cell>
          <table:table-cell office:value-type="float" office:value="1.154" calcext:value-type="float">
            <text:p>1.1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6+407</text:p>
          </table:table-cell>
          <table:table-cell office:value-type="float" office:value="117.44475" calcext:value-type="float">
            <text:p>117.44475</text:p>
          </table:table-cell>
          <table:table-cell office:value-type="float" office:value="40.60172" calcext:value-type="float">
            <text:p>40.60172</text:p>
          </table:table-cell>
          <table:table-cell office:value-type="string" calcext:value-type="string">
            <text:p>QSO</text:p>
          </table:table-cell>
          <table:table-cell office:value-type="float" office:value="1.153748" calcext:value-type="float">
            <text:p>1.153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600.00+434627.0</text:p>
          </table:table-cell>
          <table:table-cell office:value-type="float" office:value="191.49997" calcext:value-type="float">
            <text:p>191.49997</text:p>
          </table:table-cell>
          <table:table-cell office:value-type="float" office:value="43.77414" calcext:value-type="float">
            <text:p>43.77414</text:p>
          </table:table-cell>
          <table:table-cell office:value-type="string" calcext:value-type="string">
            <text:p>QSO</text:p>
          </table:table-cell>
          <table:table-cell office:value-type="float" office:value="1.15197" calcext:value-type="float">
            <text:p>1.15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427.42+123035.6</text:p>
          </table:table-cell>
          <table:table-cell office:value-type="float" office:value="201.11423" calcext:value-type="float">
            <text:p>201.11423</text:p>
          </table:table-cell>
          <table:table-cell office:value-type="float" office:value="12.50991" calcext:value-type="float">
            <text:p>12.50991</text:p>
          </table:table-cell>
          <table:table-cell office:value-type="string" calcext:value-type="string">
            <text:p>QSO</text:p>
          </table:table-cell>
          <table:table-cell office:value-type="float" office:value="1.149379" calcext:value-type="float">
            <text:p>1.149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08+019</text:p>
          </table:table-cell>
          <table:table-cell office:value-type="float" office:value="122.86128" calcext:value-type="float">
            <text:p>122.86128</text:p>
          </table:table-cell>
          <table:table-cell office:value-type="float" office:value="1.78117" calcext:value-type="float">
            <text:p>1.78117</text:p>
          </table:table-cell>
          <table:table-cell office:value-type="string" calcext:value-type="string">
            <text:p>QSO</text:p>
          </table:table-cell>
          <table:table-cell office:value-type="float" office:value="1.148" calcext:value-type="float">
            <text:p>1.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303.99+325324.9</text:p>
          </table:table-cell>
          <table:table-cell office:value-type="float" office:value="213.2667" calcext:value-type="float">
            <text:p>213.2667</text:p>
          </table:table-cell>
          <table:table-cell office:value-type="float" office:value="32.89024" calcext:value-type="float">
            <text:p>32.89024</text:p>
          </table:table-cell>
          <table:table-cell office:value-type="string" calcext:value-type="string">
            <text:p>QSO</text:p>
          </table:table-cell>
          <table:table-cell office:value-type="float" office:value="1.147508" calcext:value-type="float">
            <text:p>1.14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15091130+1611462</text:p>
          </table:table-cell>
          <table:table-cell office:value-type="float" office:value="227.29212" calcext:value-type="float">
            <text:p>227.29212</text:p>
          </table:table-cell>
          <table:table-cell office:value-type="float" office:value="16.19104" calcext:value-type="float">
            <text:p>16.19104</text:p>
          </table:table-cell>
          <table:table-cell office:value-type="string" calcext:value-type="string">
            <text:p>G</text:p>
          </table:table-cell>
          <table:table-cell office:value-type="float" office:value="1.1474" calcext:value-type="float">
            <text:p>1.1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4627.43+174437.3</text:p>
          </table:table-cell>
          <table:table-cell office:value-type="float" office:value="176.61434" calcext:value-type="float">
            <text:p>176.61434</text:p>
          </table:table-cell>
          <table:table-cell office:value-type="float" office:value="17.7437" calcext:value-type="float">
            <text:p>17.7437</text:p>
          </table:table-cell>
          <table:table-cell office:value-type="string" calcext:value-type="string">
            <text:p>QSO</text:p>
          </table:table-cell>
          <table:table-cell office:value-type="float" office:value="1.1473" calcext:value-type="float">
            <text:p>1.14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350.83+194549.1</text:p>
          </table:table-cell>
          <table:table-cell office:value-type="float" office:value="150.96193" calcext:value-type="float">
            <text:p>150.96193</text:p>
          </table:table-cell>
          <table:table-cell office:value-type="float" office:value="19.76354" calcext:value-type="float">
            <text:p>19.76354</text:p>
          </table:table-cell>
          <table:table-cell office:value-type="string" calcext:value-type="string">
            <text:p>QSO</text:p>
          </table:table-cell>
          <table:table-cell office:value-type="float" office:value="1.146964" calcext:value-type="float">
            <text:p>1.146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347.62+025230.9</text:p>
          </table:table-cell>
          <table:table-cell office:value-type="float" office:value="130.94844" calcext:value-type="float">
            <text:p>130.94844</text:p>
          </table:table-cell>
          <table:table-cell office:value-type="float" office:value="2.87524" calcext:value-type="float">
            <text:p>2.87524</text:p>
          </table:table-cell>
          <table:table-cell office:value-type="string" calcext:value-type="string">
            <text:p>QSO</text:p>
          </table:table-cell>
          <table:table-cell office:value-type="float" office:value="1.144779" calcext:value-type="float">
            <text:p>1.144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2511.88+133232.5</text:p>
          </table:table-cell>
          <table:table-cell office:value-type="float" office:value="126.29955" calcext:value-type="float">
            <text:p>126.29955</text:p>
          </table:table-cell>
          <table:table-cell office:value-type="float" office:value="13.54237" calcext:value-type="float">
            <text:p>13.54237</text:p>
          </table:table-cell>
          <table:table-cell office:value-type="string" calcext:value-type="string">
            <text:p>QSO</text:p>
          </table:table-cell>
          <table:table-cell office:value-type="float" office:value="1.143" calcext:value-type="float">
            <text:p>1.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10+1324</text:p>
          </table:table-cell>
          <table:table-cell office:value-type="float" office:value="183.38398" calcext:value-type="float">
            <text:p>183.38398</text:p>
          </table:table-cell>
          <table:table-cell office:value-type="float" office:value="13.12238" calcext:value-type="float">
            <text:p>13.12238</text:p>
          </table:table-cell>
          <table:table-cell office:value-type="string" calcext:value-type="string">
            <text:p>QSO</text:p>
          </table:table-cell>
          <table:table-cell office:value-type="float" office:value="1.14024" calcext:value-type="float">
            <text:p>1.140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700.99+511738.6</text:p>
          </table:table-cell>
          <table:table-cell office:value-type="float" office:value="121.75422" calcext:value-type="float">
            <text:p>121.75422</text:p>
          </table:table-cell>
          <table:table-cell office:value-type="float" office:value="51.29408" calcext:value-type="float">
            <text:p>51.29408</text:p>
          </table:table-cell>
          <table:table-cell office:value-type="string" calcext:value-type="string">
            <text:p>QSO</text:p>
          </table:table-cell>
          <table:table-cell office:value-type="float" office:value="1.138742" calcext:value-type="float">
            <text:p>1.138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36+29A</text:p>
          </table:table-cell>
          <table:table-cell office:value-type="float" office:value="129.96564" calcext:value-type="float">
            <text:p>129.96564</text:p>
          </table:table-cell>
          <table:table-cell office:value-type="float" office:value="29.47173" calcext:value-type="float">
            <text:p>29.47173</text:p>
          </table:table-cell>
          <table:table-cell office:value-type="string" calcext:value-type="string">
            <text:p>QSO</text:p>
          </table:table-cell>
          <table:table-cell office:value-type="float" office:value="1.138373" calcext:value-type="float">
            <text:p>1.138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137+0110</text:p>
          </table:table-cell>
          <table:table-cell office:value-type="float" office:value="175.06948" calcext:value-type="float">
            <text:p>175.06948</text:p>
          </table:table-cell>
          <table:table-cell office:value-type="float" office:value="0.89756" calcext:value-type="float">
            <text:p>0.89756</text:p>
          </table:table-cell>
          <table:table-cell office:value-type="string" calcext:value-type="string">
            <text:p>QSO</text:p>
          </table:table-cell>
          <table:table-cell office:value-type="float" office:value="1.138238" calcext:value-type="float">
            <text:p>1.138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25</text:p>
          </table:table-cell>
          <table:table-cell office:value-type="float" office:value="237.49343" calcext:value-type="float">
            <text:p>237.49343</text:p>
          </table:table-cell>
          <table:table-cell office:value-type="float" office:value="62.68935" calcext:value-type="float">
            <text:p>62.68935</text:p>
          </table:table-cell>
          <table:table-cell office:value-type="string" calcext:value-type="string">
            <text:p>G</text:p>
          </table:table-cell>
          <table:table-cell office:value-type="float" office:value="1.135" calcext:value-type="float">
            <text:p>1.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634.09+544206.7</text:p>
          </table:table-cell>
          <table:table-cell office:value-type="float" office:value="246.64208" calcext:value-type="float">
            <text:p>246.64208</text:p>
          </table:table-cell>
          <table:table-cell office:value-type="float" office:value="54.70185" calcext:value-type="float">
            <text:p>54.70185</text:p>
          </table:table-cell>
          <table:table-cell office:value-type="string" calcext:value-type="string">
            <text:p>*</text:p>
          </table:table-cell>
          <table:table-cell office:value-type="float" office:value="1.135" calcext:value-type="float">
            <text:p>1.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4+474</text:p>
          </table:table-cell>
          <table:table-cell office:value-type="float" office:value="184.31395" calcext:value-type="float">
            <text:p>184.31395</text:p>
          </table:table-cell>
          <table:table-cell office:value-type="float" office:value="47.20388" calcext:value-type="float">
            <text:p>47.20388</text:p>
          </table:table-cell>
          <table:table-cell office:value-type="string" calcext:value-type="string">
            <text:p>QSO</text:p>
          </table:table-cell>
          <table:table-cell office:value-type="float" office:value="1.134578" calcext:value-type="float">
            <text:p>1.134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537.77+612605.7</text:p>
          </table:table-cell>
          <table:table-cell office:value-type="float" office:value="161.4073" calcext:value-type="float">
            <text:p>161.4073</text:p>
          </table:table-cell>
          <table:table-cell office:value-type="float" office:value="61.43491" calcext:value-type="float">
            <text:p>61.43491</text:p>
          </table:table-cell>
          <table:table-cell office:value-type="string" calcext:value-type="string">
            <text:p>QSO</text:p>
          </table:table-cell>
          <table:table-cell office:value-type="float" office:value="1.134039" calcext:value-type="float">
            <text:p>1.134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1503.99+165437.9</text:p>
          </table:table-cell>
          <table:table-cell office:value-type="float" office:value="183.76658" calcext:value-type="float">
            <text:p>183.76658</text:p>
          </table:table-cell>
          <table:table-cell office:value-type="float" office:value="16.91054" calcext:value-type="float">
            <text:p>16.91054</text:p>
          </table:table-cell>
          <table:table-cell office:value-type="string" calcext:value-type="string">
            <text:p>QSO</text:p>
          </table:table-cell>
          <table:table-cell office:value-type="float" office:value="1.132" calcext:value-type="float">
            <text:p>1.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531.47+000435.6</text:p>
          </table:table-cell>
          <table:table-cell office:value-type="float" office:value="221.38118" calcext:value-type="float">
            <text:p>221.38118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QSO</text:p>
          </table:table-cell>
          <table:table-cell office:value-type="float" office:value="1.1304" calcext:value-type="float">
            <text:p>1.1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4+502</text:p>
          </table:table-cell>
          <table:table-cell office:value-type="float" office:value="258.84893" calcext:value-type="float">
            <text:p>258.84893</text:p>
          </table:table-cell>
          <table:table-cell office:value-type="float" office:value="50.22015" calcext:value-type="float">
            <text:p>50.22015</text:p>
          </table:table-cell>
          <table:table-cell office:value-type="string" calcext:value-type="string">
            <text:p>QSO</text:p>
          </table:table-cell>
          <table:table-cell office:value-type="float" office:value="1.129" calcext:value-type="float">
            <text:p>1.1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4556.8+271759</text:p>
          </table:table-cell>
          <table:table-cell office:value-type="float" office:value="161.48695" calcext:value-type="float">
            <text:p>161.48695</text:p>
          </table:table-cell>
          <table:table-cell office:value-type="float" office:value="27.29989" calcext:value-type="float">
            <text:p>27.29989</text:p>
          </table:table-cell>
          <table:table-cell office:value-type="string" calcext:value-type="string">
            <text:p>QSO</text:p>
          </table:table-cell>
          <table:table-cell office:value-type="float" office:value="1.128995" calcext:value-type="float">
            <text:p>1.128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42+35B</text:p>
          </table:table-cell>
          <table:table-cell office:value-type="float" office:value="146.40884" calcext:value-type="float">
            <text:p>146.40884</text:p>
          </table:table-cell>
          <table:table-cell office:value-type="float" office:value="35.58197" calcext:value-type="float">
            <text:p>35.58197</text:p>
          </table:table-cell>
          <table:table-cell office:value-type="string" calcext:value-type="string">
            <text:p>QSO</text:p>
          </table:table-cell>
          <table:table-cell office:value-type="float" office:value="1.12833" calcext:value-type="float">
            <text:p>1.12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56+368</text:p>
          </table:table-cell>
          <table:table-cell office:value-type="float" office:value="194.77531" calcext:value-type="float">
            <text:p>194.77531</text:p>
          </table:table-cell>
          <table:table-cell office:value-type="float" office:value="36.53284" calcext:value-type="float">
            <text:p>36.53284</text:p>
          </table:table-cell>
          <table:table-cell office:value-type="string" calcext:value-type="string">
            <text:p>QSO</text:p>
          </table:table-cell>
          <table:table-cell office:value-type="float" office:value="1.127" calcext:value-type="float">
            <text:p>1.1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3740.2+245423</text:p>
          </table:table-cell>
          <table:table-cell office:value-type="float" office:value="129.41769" calcext:value-type="float">
            <text:p>129.41769</text:p>
          </table:table-cell>
          <table:table-cell office:value-type="float" office:value="24.90642" calcext:value-type="float">
            <text:p>24.90642</text:p>
          </table:table-cell>
          <table:table-cell office:value-type="string" calcext:value-type="string">
            <text:p>QSO</text:p>
          </table:table-cell>
          <table:table-cell office:value-type="float" office:value="1.126355" calcext:value-type="float">
            <text:p>1.1263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553.97+001347.9</text:p>
          </table:table-cell>
          <table:table-cell office:value-type="float" office:value="201.47489" calcext:value-type="float">
            <text:p>201.47489</text:p>
          </table:table-cell>
          <table:table-cell office:value-type="float" office:value="0.22996" calcext:value-type="float">
            <text:p>0.22996</text:p>
          </table:table-cell>
          <table:table-cell office:value-type="string" calcext:value-type="string">
            <text:p>QSO</text:p>
          </table:table-cell>
          <table:table-cell office:value-type="float" office:value="1.1248" calcext:value-type="float">
            <text:p>1.1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701.72+232435.6</text:p>
          </table:table-cell>
          <table:table-cell office:value-type="float" office:value="144.25717" calcext:value-type="float">
            <text:p>144.25717</text:p>
          </table:table-cell>
          <table:table-cell office:value-type="float" office:value="23.4099" calcext:value-type="float">
            <text:p>23.4099</text:p>
          </table:table-cell>
          <table:table-cell office:value-type="string" calcext:value-type="string">
            <text:p>QSO</text:p>
          </table:table-cell>
          <table:table-cell office:value-type="float" office:value="1.124169" calcext:value-type="float">
            <text:p>1.124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837+012</text:p>
          </table:table-cell>
          <table:table-cell office:value-type="float" office:value="129.95671" calcext:value-type="float">
            <text:p>129.95671</text:p>
          </table:table-cell>
          <table:table-cell office:value-type="float" office:value="1.07409" calcext:value-type="float">
            <text:p>1.07409</text:p>
          </table:table-cell>
          <table:table-cell office:value-type="string" calcext:value-type="string">
            <text:p>QSO</text:p>
          </table:table-cell>
          <table:table-cell office:value-type="float" office:value="1.123" calcext:value-type="float">
            <text:p>1.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837.48+081101.5</text:p>
          </table:table-cell>
          <table:table-cell office:value-type="float" office:value="167.15625" calcext:value-type="float">
            <text:p>167.15625</text:p>
          </table:table-cell>
          <table:table-cell office:value-type="float" office:value="8.18377" calcext:value-type="float">
            <text:p>8.18377</text:p>
          </table:table-cell>
          <table:table-cell office:value-type="string" calcext:value-type="string">
            <text:p>QSO</text:p>
          </table:table-cell>
          <table:table-cell office:value-type="float" office:value="1.123" calcext:value-type="float">
            <text:p>1.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26+456</text:p>
          </table:table-cell>
          <table:table-cell office:value-type="float" office:value="172.37151" calcext:value-type="float">
            <text:p>172.37151</text:p>
          </table:table-cell>
          <table:table-cell office:value-type="float" office:value="45.3407" calcext:value-type="float">
            <text:p>45.3407</text:p>
          </table:table-cell>
          <table:table-cell office:value-type="string" calcext:value-type="string">
            <text:p>QSO</text:p>
          </table:table-cell>
          <table:table-cell office:value-type="float" office:value="1.12288" calcext:value-type="float">
            <text:p>1.122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0429.6+281932</text:p>
          </table:table-cell>
          <table:table-cell office:value-type="float" office:value="136.12342" calcext:value-type="float">
            <text:p>136.12342</text:p>
          </table:table-cell>
          <table:table-cell office:value-type="float" office:value="28.32575" calcext:value-type="float">
            <text:p>28.32575</text:p>
          </table:table-cell>
          <table:table-cell office:value-type="string" calcext:value-type="string">
            <text:p>QSO</text:p>
          </table:table-cell>
          <table:table-cell office:value-type="float" office:value="1.122015" calcext:value-type="float">
            <text:p>1.122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9+377</text:p>
          </table:table-cell>
          <table:table-cell office:value-type="float" office:value="175.5012" calcext:value-type="float">
            <text:p>175.5012</text:p>
          </table:table-cell>
          <table:table-cell office:value-type="float" office:value="37.51208" calcext:value-type="float">
            <text:p>37.51208</text:p>
          </table:table-cell>
          <table:table-cell office:value-type="string" calcext:value-type="string">
            <text:p>QSO</text:p>
          </table:table-cell>
          <table:table-cell office:value-type="float" office:value="1.121476" calcext:value-type="float">
            <text:p>1.121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950.59+325511.2</text:p>
          </table:table-cell>
          <table:table-cell office:value-type="float" office:value="139.96076" calcext:value-type="float">
            <text:p>139.96076</text:p>
          </table:table-cell>
          <table:table-cell office:value-type="float" office:value="32.91976" calcext:value-type="float">
            <text:p>32.91976</text:p>
          </table:table-cell>
          <table:table-cell office:value-type="string" calcext:value-type="string">
            <text:p>QSO</text:p>
          </table:table-cell>
          <table:table-cell office:value-type="float" office:value="1.120939" calcext:value-type="float">
            <text:p>1.1209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531.24+071553.5</text:p>
          </table:table-cell>
          <table:table-cell office:value-type="float" office:value="186.38017" calcext:value-type="float">
            <text:p>186.38017</text:p>
          </table:table-cell>
          <table:table-cell office:value-type="float" office:value="7.26481" calcext:value-type="float">
            <text:p>7.26481</text:p>
          </table:table-cell>
          <table:table-cell office:value-type="string" calcext:value-type="string">
            <text:p>QSO</text:p>
          </table:table-cell>
          <table:table-cell office:value-type="float" office:value="1.12" calcext:value-type="float">
            <text:p>1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601.87+601100.2</text:p>
          </table:table-cell>
          <table:table-cell office:value-type="float" office:value="261.50784" calcext:value-type="float">
            <text:p>261.50784</text:p>
          </table:table-cell>
          <table:table-cell office:value-type="float" office:value="60.18341" calcext:value-type="float">
            <text:p>60.18341</text:p>
          </table:table-cell>
          <table:table-cell office:value-type="string" calcext:value-type="string">
            <text:p>G</text:p>
          </table:table-cell>
          <table:table-cell office:value-type="float" office:value="1.12" calcext:value-type="float">
            <text:p>1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5755.5+400738</text:p>
          </table:table-cell>
          <table:table-cell office:value-type="float" office:value="239.48129" calcext:value-type="float">
            <text:p>239.48129</text:p>
          </table:table-cell>
          <table:table-cell office:value-type="float" office:value="40.12736" calcext:value-type="float">
            <text:p>40.12736</text:p>
          </table:table-cell>
          <table:table-cell office:value-type="string" calcext:value-type="string">
            <text:p>QSO</text:p>
          </table:table-cell>
          <table:table-cell office:value-type="float" office:value="1.119339" calcext:value-type="float">
            <text:p>1.119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3552.04+495739.0</text:p>
          </table:table-cell>
          <table:table-cell office:value-type="float" office:value="233.96683" calcext:value-type="float">
            <text:p>233.96683</text:p>
          </table:table-cell>
          <table:table-cell office:value-type="float" office:value="49.96086" calcext:value-type="float">
            <text:p>49.96086</text:p>
          </table:table-cell>
          <table:table-cell office:value-type="string" calcext:value-type="string">
            <text:p>QSO</text:p>
          </table:table-cell>
          <table:table-cell office:value-type="float" office:value="1.119" calcext:value-type="float">
            <text:p>1.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303.7+411606</text:p>
          </table:table-cell>
          <table:table-cell office:value-type="float" office:value="158.26545" calcext:value-type="float">
            <text:p>158.26545</text:p>
          </table:table-cell>
          <table:table-cell office:value-type="float" office:value="41.2684" calcext:value-type="float">
            <text:p>41.2684</text:p>
          </table:table-cell>
          <table:table-cell office:value-type="string" calcext:value-type="string">
            <text:p>QSO</text:p>
          </table:table-cell>
          <table:table-cell office:value-type="float" office:value="1.118486" calcext:value-type="float">
            <text:p>1.118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2+395</text:p>
          </table:table-cell>
          <table:table-cell office:value-type="float" office:value="246.09165" calcext:value-type="float">
            <text:p>246.09165</text:p>
          </table:table-cell>
          <table:table-cell office:value-type="float" office:value="39.41136" calcext:value-type="float">
            <text:p>39.41136</text:p>
          </table:table-cell>
          <table:table-cell office:value-type="string" calcext:value-type="string">
            <text:p>QSO</text:p>
          </table:table-cell>
          <table:table-cell office:value-type="float" office:value="1.118282" calcext:value-type="float">
            <text:p>1.1182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032.89+102126.6</text:p>
          </table:table-cell>
          <table:table-cell office:value-type="float" office:value="117.637" calcext:value-type="float">
            <text:p>117.637</text:p>
          </table:table-cell>
          <table:table-cell office:value-type="float" office:value="10.35744" calcext:value-type="float">
            <text:p>10.35744</text:p>
          </table:table-cell>
          <table:table-cell office:value-type="string" calcext:value-type="string">
            <text:p>QSO</text:p>
          </table:table-cell>
          <table:table-cell office:value-type="float" office:value="1.117" calcext:value-type="float">
            <text:p>1.1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1.46</text:p>
          </table:table-cell>
          <table:table-cell office:value-type="float" office:value="237.65296" calcext:value-type="float">
            <text:p>237.65296</text:p>
          </table:table-cell>
          <table:table-cell office:value-type="float" office:value="1.19837" calcext:value-type="float">
            <text:p>1.19837</text:p>
          </table:table-cell>
          <table:table-cell office:value-type="string" calcext:value-type="string">
            <text:p>QSO</text:p>
          </table:table-cell>
          <table:table-cell office:value-type="float" office:value="1.115676" calcext:value-type="float">
            <text:p>1.115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6+053</text:p>
          </table:table-cell>
          <table:table-cell office:value-type="float" office:value="162.38426" calcext:value-type="float">
            <text:p>162.38426</text:p>
          </table:table-cell>
          <table:table-cell office:value-type="float" office:value="5.09214" calcext:value-type="float">
            <text:p>5.09214</text:p>
          </table:table-cell>
          <table:table-cell office:value-type="string" calcext:value-type="string">
            <text:p>QSO</text:p>
          </table:table-cell>
          <table:table-cell office:value-type="float" office:value="1.115287" calcext:value-type="float">
            <text:p>1.115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935.82+170704.4</text:p>
          </table:table-cell>
          <table:table-cell office:value-type="float" office:value="234.89922" calcext:value-type="float">
            <text:p>234.89922</text:p>
          </table:table-cell>
          <table:table-cell office:value-type="float" office:value="17.11793" calcext:value-type="float">
            <text:p>17.11793</text:p>
          </table:table-cell>
          <table:table-cell office:value-type="string" calcext:value-type="string">
            <text:p>QSO</text:p>
          </table:table-cell>
          <table:table-cell office:value-type="float" office:value="1.1137" calcext:value-type="float">
            <text:p>1.1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010.89+615803.7</text:p>
          </table:table-cell>
          <table:table-cell office:value-type="float" office:value="212.54532" calcext:value-type="float">
            <text:p>212.54532</text:p>
          </table:table-cell>
          <table:table-cell office:value-type="float" office:value="61.96776" calcext:value-type="float">
            <text:p>61.96776</text:p>
          </table:table-cell>
          <table:table-cell office:value-type="string" calcext:value-type="string">
            <text:p>QSO</text:p>
          </table:table-cell>
          <table:table-cell office:value-type="float" office:value="1.113327" calcext:value-type="float">
            <text:p>1.1133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0+34</text:p>
          </table:table-cell>
          <table:table-cell office:value-type="float" office:value="140.76595" calcext:value-type="float">
            <text:p>140.76595</text:p>
          </table:table-cell>
          <table:table-cell office:value-type="float" office:value="34.24819" calcext:value-type="float">
            <text:p>34.24819</text:p>
          </table:table-cell>
          <table:table-cell office:value-type="string" calcext:value-type="string">
            <text:p>QSO</text:p>
          </table:table-cell>
          <table:table-cell office:value-type="float" office:value="1.113228" calcext:value-type="float">
            <text:p>1.113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9.13</text:p>
          </table:table-cell>
          <table:table-cell office:value-type="float" office:value="155.91179" calcext:value-type="float">
            <text:p>155.91179</text:p>
          </table:table-cell>
          <table:table-cell office:value-type="float" office:value="59.08031" calcext:value-type="float">
            <text:p>59.08031</text:p>
          </table:table-cell>
          <table:table-cell office:value-type="string" calcext:value-type="string">
            <text:p>QSO</text:p>
          </table:table-cell>
          <table:table-cell office:value-type="float" office:value="1.113047" calcext:value-type="float">
            <text:p>1.1130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1053.59+465352.0</text:p>
          </table:table-cell>
          <table:table-cell office:value-type="float" office:value="197.7233" calcext:value-type="float">
            <text:p>197.7233</text:p>
          </table:table-cell>
          <table:table-cell office:value-type="float" office:value="46.89784" calcext:value-type="float">
            <text:p>46.89784</text:p>
          </table:table-cell>
          <table:table-cell office:value-type="string" calcext:value-type="string">
            <text:p>QSO</text:p>
          </table:table-cell>
          <table:table-cell office:value-type="float" office:value="1.113" calcext:value-type="float">
            <text:p>1.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59+38</text:p>
          </table:table-cell>
          <table:table-cell office:value-type="float" office:value="255.34989" calcext:value-type="float">
            <text:p>255.34989</text:p>
          </table:table-cell>
          <table:table-cell office:value-type="float" office:value="38.86027" calcext:value-type="float">
            <text:p>38.86027</text:p>
          </table:table-cell>
          <table:table-cell office:value-type="string" calcext:value-type="string">
            <text:p>QSO</text:p>
          </table:table-cell>
          <table:table-cell office:value-type="float" office:value="1.112584" calcext:value-type="float">
            <text:p>1.1125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7+434</text:p>
          </table:table-cell>
          <table:table-cell office:value-type="float" office:value="157.58982" calcext:value-type="float">
            <text:p>157.58982</text:p>
          </table:table-cell>
          <table:table-cell office:value-type="float" office:value="43.15223" calcext:value-type="float">
            <text:p>43.15223</text:p>
          </table:table-cell>
          <table:table-cell office:value-type="string" calcext:value-type="string">
            <text:p>QSO</text:p>
          </table:table-cell>
          <table:table-cell office:value-type="float" office:value="1.112" calcext:value-type="float">
            <text:p>1.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08</text:p>
          </table:table-cell>
          <table:table-cell office:value-type="float" office:value="133.28587" calcext:value-type="float">
            <text:p>133.28587</text:p>
          </table:table-cell>
          <table:table-cell office:value-type="float" office:value="13.88194" calcext:value-type="float">
            <text:p>13.88194</text:p>
          </table:table-cell>
          <table:table-cell office:value-type="string" calcext:value-type="string">
            <text:p>QSO</text:p>
          </table:table-cell>
          <table:table-cell office:value-type="float" office:value="1.11151" calcext:value-type="float">
            <text:p>1.11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4+095</text:p>
          </table:table-cell>
          <table:table-cell office:value-type="float" office:value="214.15856" calcext:value-type="float">
            <text:p>214.15856</text:p>
          </table:table-cell>
          <table:table-cell office:value-type="float" office:value="9.28785" calcext:value-type="float">
            <text:p>9.28785</text:p>
          </table:table-cell>
          <table:table-cell office:value-type="string" calcext:value-type="string">
            <text:p>QSO</text:p>
          </table:table-cell>
          <table:table-cell office:value-type="float" office:value="1.110771" calcext:value-type="float">
            <text:p>1.1107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5+201</text:p>
          </table:table-cell>
          <table:table-cell office:value-type="float" office:value="164.57459" calcext:value-type="float">
            <text:p>164.57459</text:p>
          </table:table-cell>
          <table:table-cell office:value-type="float" office:value="19.86413" calcext:value-type="float">
            <text:p>19.86413</text:p>
          </table:table-cell>
          <table:table-cell office:value-type="string" calcext:value-type="string">
            <text:p>QSO</text:p>
          </table:table-cell>
          <table:table-cell office:value-type="float" office:value="1.11" calcext:value-type="float">
            <text:p>1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257+145</text:p>
          </table:table-cell>
          <table:table-cell office:value-type="float" office:value="195.08716" calcext:value-type="float">
            <text:p>195.08716</text:p>
          </table:table-cell>
          <table:table-cell office:value-type="float" office:value="14.28848" calcext:value-type="float">
            <text:p>14.28848</text:p>
          </table:table-cell>
          <table:table-cell office:value-type="string" calcext:value-type="string">
            <text:p>QSO</text:p>
          </table:table-cell>
          <table:table-cell office:value-type="float" office:value="1.108552" calcext:value-type="float">
            <text:p>1.108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415.92+211617.7</text:p>
          </table:table-cell>
          <table:table-cell office:value-type="float" office:value="213.56628" calcext:value-type="float">
            <text:p>213.56628</text:p>
          </table:table-cell>
          <table:table-cell office:value-type="float" office:value="21.27161" calcext:value-type="float">
            <text:p>21.27161</text:p>
          </table:table-cell>
          <table:table-cell office:value-type="string" calcext:value-type="string">
            <text:p>QSO</text:p>
          </table:table-cell>
          <table:table-cell office:value-type="float" office:value="1.1084" calcext:value-type="float">
            <text:p>1.1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8.29</text:p>
          </table:table-cell>
          <table:table-cell office:value-type="float" office:value="140.44323" calcext:value-type="float">
            <text:p>140.44323</text:p>
          </table:table-cell>
          <table:table-cell office:value-type="float" office:value="37.90198" calcext:value-type="float">
            <text:p>37.90198</text:p>
          </table:table-cell>
          <table:table-cell office:value-type="string" calcext:value-type="string">
            <text:p>QSO</text:p>
          </table:table-cell>
          <table:table-cell office:value-type="float" office:value="1.108" calcext:value-type="float">
            <text:p>1.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059.26+380856.2</text:p>
          </table:table-cell>
          <table:table-cell office:value-type="float" office:value="185.24679" calcext:value-type="float">
            <text:p>185.24679</text:p>
          </table:table-cell>
          <table:table-cell office:value-type="float" office:value="38.14881" calcext:value-type="float">
            <text:p>38.14881</text:p>
          </table:table-cell>
          <table:table-cell office:value-type="string" calcext:value-type="string">
            <text:p>QSO</text:p>
          </table:table-cell>
          <table:table-cell office:value-type="float" office:value="1.108" calcext:value-type="float">
            <text:p>1.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212.48+220024.1</text:p>
          </table:table-cell>
          <table:table-cell office:value-type="float" office:value="123.05198" calcext:value-type="float">
            <text:p>123.05198</text:p>
          </table:table-cell>
          <table:table-cell office:value-type="float" office:value="22.00677" calcext:value-type="float">
            <text:p>22.00677</text:p>
          </table:table-cell>
          <table:table-cell office:value-type="string" calcext:value-type="string">
            <text:p>QSO</text:p>
          </table:table-cell>
          <table:table-cell office:value-type="float" office:value="1.106772" calcext:value-type="float">
            <text:p>1.106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701.93+541340.3</text:p>
          </table:table-cell>
          <table:table-cell office:value-type="float" office:value="214.2581" calcext:value-type="float">
            <text:p>214.2581</text:p>
          </table:table-cell>
          <table:table-cell office:value-type="float" office:value="54.22794" calcext:value-type="float">
            <text:p>54.22794</text:p>
          </table:table-cell>
          <table:table-cell office:value-type="string" calcext:value-type="string">
            <text:p>QSO</text:p>
          </table:table-cell>
          <table:table-cell office:value-type="float" office:value="1.106105" calcext:value-type="float">
            <text:p>1.106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236.34+333154.7</text:p>
          </table:table-cell>
          <table:table-cell office:value-type="float" office:value="128.15141" calcext:value-type="float">
            <text:p>128.15141</text:p>
          </table:table-cell>
          <table:table-cell office:value-type="float" office:value="33.53187" calcext:value-type="float">
            <text:p>33.53187</text:p>
          </table:table-cell>
          <table:table-cell office:value-type="string" calcext:value-type="string">
            <text:p>QSO</text:p>
          </table:table-cell>
          <table:table-cell office:value-type="float" office:value="1.105382" calcext:value-type="float">
            <text:p>1.105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641.76+024252.8</text:p>
          </table:table-cell>
          <table:table-cell office:value-type="float" office:value="139.17404" calcext:value-type="float">
            <text:p>139.17404</text:p>
          </table:table-cell>
          <table:table-cell office:value-type="float" office:value="2.71469" calcext:value-type="float">
            <text:p>2.71469</text:p>
          </table:table-cell>
          <table:table-cell office:value-type="string" calcext:value-type="string">
            <text:p>QSO</text:p>
          </table:table-cell>
          <table:table-cell office:value-type="float" office:value="1.102841" calcext:value-type="float">
            <text:p>1.102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529.23+192935.2</text:p>
          </table:table-cell>
          <table:table-cell office:value-type="float" office:value="143.87175" calcext:value-type="float">
            <text:p>143.87175</text:p>
          </table:table-cell>
          <table:table-cell office:value-type="float" office:value="19.49307" calcext:value-type="float">
            <text:p>19.49307</text:p>
          </table:table-cell>
          <table:table-cell office:value-type="string" calcext:value-type="string">
            <text:p>QSO</text:p>
          </table:table-cell>
          <table:table-cell office:value-type="float" office:value="1.102418" calcext:value-type="float">
            <text:p>1.102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9+337</text:p>
          </table:table-cell>
          <table:table-cell office:value-type="float" office:value="128.15399" calcext:value-type="float">
            <text:p>128.15399</text:p>
          </table:table-cell>
          <table:table-cell office:value-type="float" office:value="33.53513" calcext:value-type="float">
            <text:p>33.53513</text:p>
          </table:table-cell>
          <table:table-cell office:value-type="string" calcext:value-type="string">
            <text:p>QSO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3.38</text:p>
          </table:table-cell>
          <table:table-cell office:value-type="float" office:value="240.53026" calcext:value-type="float">
            <text:p>240.53026</text:p>
          </table:table-cell>
          <table:table-cell office:value-type="float" office:value="33.44808" calcext:value-type="float">
            <text:p>33.44808</text:p>
          </table:table-cell>
          <table:table-cell office:value-type="string" calcext:value-type="string">
            <text:p>G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105.34+141416.4</text:p>
          </table:table-cell>
          <table:table-cell office:value-type="float" office:value="142.77226" calcext:value-type="float">
            <text:p>142.77226</text:p>
          </table:table-cell>
          <table:table-cell office:value-type="float" office:value="14.23792" calcext:value-type="float">
            <text:p>14.23792</text:p>
          </table:table-cell>
          <table:table-cell office:value-type="string" calcext:value-type="string">
            <text:p>QSO</text:p>
          </table:table-cell>
          <table:table-cell office:value-type="float" office:value="1.0997" calcext:value-type="float">
            <text:p>1.0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749.64+550102.1</text:p>
          </table:table-cell>
          <table:table-cell office:value-type="float" office:value="204.45684" calcext:value-type="float">
            <text:p>204.45684</text:p>
          </table:table-cell>
          <table:table-cell office:value-type="float" office:value="55.01725" calcext:value-type="float">
            <text:p>55.01725</text:p>
          </table:table-cell>
          <table:table-cell office:value-type="string" calcext:value-type="string">
            <text:p>QSO</text:p>
          </table:table-cell>
          <table:table-cell office:value-type="float" office:value="1.099576" calcext:value-type="float">
            <text:p>1.099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30+39</text:p>
          </table:table-cell>
          <table:table-cell office:value-type="float" office:value="158.34192" calcext:value-type="float">
            <text:p>158.34192</text:p>
          </table:table-cell>
          <table:table-cell office:value-type="float" office:value="39.59752" calcext:value-type="float">
            <text:p>39.59752</text:p>
          </table:table-cell>
          <table:table-cell office:value-type="string" calcext:value-type="string">
            <text:p>QSO</text:p>
          </table:table-cell>
          <table:table-cell office:value-type="float" office:value="1.095" calcext:value-type="float">
            <text:p>1.0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149+499</text:p>
          </table:table-cell>
          <table:table-cell office:value-type="float" office:value="178.13696" calcext:value-type="float">
            <text:p>178.13696</text:p>
          </table:table-cell>
          <table:table-cell office:value-type="float" office:value="49.66077" calcext:value-type="float">
            <text:p>49.66077</text:p>
          </table:table-cell>
          <table:table-cell office:value-type="string" calcext:value-type="string">
            <text:p>QSO</text:p>
          </table:table-cell>
          <table:table-cell office:value-type="float" office:value="1.094079" calcext:value-type="float">
            <text:p>1.094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4549.31+070631.2</text:p>
          </table:table-cell>
          <table:table-cell office:value-type="float" office:value="206.45548" calcext:value-type="float">
            <text:p>206.45548</text:p>
          </table:table-cell>
          <table:table-cell office:value-type="float" office:value="7.10864" calcext:value-type="float">
            <text:p>7.10864</text:p>
          </table:table-cell>
          <table:table-cell office:value-type="string" calcext:value-type="string">
            <text:p>QSO</text:p>
          </table:table-cell>
          <table:table-cell office:value-type="float" office:value="1.0933" calcext:value-type="float">
            <text:p>1.09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659.49+271105.5</text:p>
          </table:table-cell>
          <table:table-cell office:value-type="float" office:value="141.74791" calcext:value-type="float">
            <text:p>141.74791</text:p>
          </table:table-cell>
          <table:table-cell office:value-type="float" office:value="27.18492" calcext:value-type="float">
            <text:p>27.18492</text:p>
          </table:table-cell>
          <table:table-cell office:value-type="string" calcext:value-type="string">
            <text:p>QSO</text:p>
          </table:table-cell>
          <table:table-cell office:value-type="float" office:value="1.092906" calcext:value-type="float">
            <text:p>1.0929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7+624</text:p>
          </table:table-cell>
          <table:table-cell office:value-type="float" office:value="219.6866" calcext:value-type="float">
            <text:p>219.6866</text:p>
          </table:table-cell>
          <table:table-cell office:value-type="float" office:value="62.19845" calcext:value-type="float">
            <text:p>62.19845</text:p>
          </table:table-cell>
          <table:table-cell office:value-type="string" calcext:value-type="string">
            <text:p>QSO</text:p>
          </table:table-cell>
          <table:table-cell office:value-type="float" office:value="1.091854" calcext:value-type="float">
            <text:p>1.091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24+36</text:p>
          </table:table-cell>
          <table:table-cell office:value-type="float" office:value="216.65453" calcext:value-type="float">
            <text:p>216.65453</text:p>
          </table:table-cell>
          <table:table-cell office:value-type="float" office:value="36.41933" calcext:value-type="float">
            <text:p>36.41933</text:p>
          </table:table-cell>
          <table:table-cell office:value-type="string" calcext:value-type="string">
            <text:p>QSO</text:p>
          </table:table-cell>
          <table:table-cell office:value-type="float" office:value="1.091" calcext:value-type="float">
            <text:p>1.0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949+510</text:p>
          </table:table-cell>
          <table:table-cell office:value-type="float" office:value="148.11378" calcext:value-type="float">
            <text:p>148.11378</text:p>
          </table:table-cell>
          <table:table-cell office:value-type="float" office:value="50.81407" calcext:value-type="float">
            <text:p>50.81407</text:p>
          </table:table-cell>
          <table:table-cell office:value-type="string" calcext:value-type="string">
            <text:p>QSO</text:p>
          </table:table-cell>
          <table:table-cell office:value-type="float" office:value="1.090897" calcext:value-type="float">
            <text:p>1.0908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44+40</text:p>
          </table:table-cell>
          <table:table-cell office:value-type="float" office:value="176.74291" calcext:value-type="float">
            <text:p>176.74291</text:p>
          </table:table-cell>
          <table:table-cell office:value-type="float" office:value="39.9762" calcext:value-type="float">
            <text:p>39.9762</text:p>
          </table:table-cell>
          <table:table-cell office:value-type="string" calcext:value-type="string">
            <text:p>QSO</text:p>
          </table:table-cell>
          <table:table-cell office:value-type="float" office:value="1.090069" calcext:value-type="float">
            <text:p>1.090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3+186</text:p>
          </table:table-cell>
          <table:table-cell office:value-type="float" office:value="248.91316" calcext:value-type="float">
            <text:p>248.91316</text:p>
          </table:table-cell>
          <table:table-cell office:value-type="float" office:value="18.51769" calcext:value-type="float">
            <text:p>18.51769</text:p>
          </table:table-cell>
          <table:table-cell office:value-type="string" calcext:value-type="string">
            <text:p>QSO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3+504</text:p>
          </table:table-cell>
          <table:table-cell office:value-type="float" office:value="258.76482" calcext:value-type="float">
            <text:p>258.76482</text:p>
          </table:table-cell>
          <table:table-cell office:value-type="float" office:value="50.35855" calcext:value-type="float">
            <text:p>50.35855</text:p>
          </table:table-cell>
          <table:table-cell office:value-type="string" calcext:value-type="string">
            <text:p>QSO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72635.1+321322</text:p>
          </table:table-cell>
          <table:table-cell office:value-type="float" office:value="261.64635" calcext:value-type="float">
            <text:p>261.64635</text:p>
          </table:table-cell>
          <table:table-cell office:value-type="float" office:value="32.22306" calcext:value-type="float">
            <text:p>32.22306</text:p>
          </table:table-cell>
          <table:table-cell office:value-type="string" calcext:value-type="string">
            <text:p>G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28+24</text:p>
          </table:table-cell>
          <table:table-cell office:value-type="float" office:value="112.89061" calcext:value-type="float">
            <text:p>112.89061</text:p>
          </table:table-cell>
          <table:table-cell office:value-type="float" office:value="24.86628" calcext:value-type="float">
            <text:p>24.86628</text:p>
          </table:table-cell>
          <table:table-cell office:value-type="string" calcext:value-type="string">
            <text:p>QSO</text:p>
          </table:table-cell>
          <table:table-cell office:value-type="float" office:value="1.089" calcext:value-type="float">
            <text:p>1.0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03+109</text:p>
          </table:table-cell>
          <table:table-cell office:value-type="float" office:value="181.4837" calcext:value-type="float">
            <text:p>181.4837</text:p>
          </table:table-cell>
          <table:table-cell office:value-type="float" office:value="10.71497" calcext:value-type="float">
            <text:p>10.71497</text:p>
          </table:table-cell>
          <table:table-cell office:value-type="string" calcext:value-type="string">
            <text:p>QSO</text:p>
          </table:table-cell>
          <table:table-cell office:value-type="float" office:value="1.088576" calcext:value-type="float">
            <text:p>1.088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35+28</text:p>
          </table:table-cell>
          <table:table-cell office:value-type="float" office:value="204.53113" calcext:value-type="float">
            <text:p>204.53113</text:p>
          </table:table-cell>
          <table:table-cell office:value-type="float" office:value="28.08606" calcext:value-type="float">
            <text:p>28.08606</text:p>
          </table:table-cell>
          <table:table-cell office:value-type="string" calcext:value-type="string">
            <text:p>QSO</text:p>
          </table:table-cell>
          <table:table-cell office:value-type="float" office:value="1.088518" calcext:value-type="float">
            <text:p>1.088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252.46+574837.6</text:p>
          </table:table-cell>
          <table:table-cell office:value-type="float" office:value="195.7186" calcext:value-type="float">
            <text:p>195.7186</text:p>
          </table:table-cell>
          <table:table-cell office:value-type="float" office:value="57.81045" calcext:value-type="float">
            <text:p>57.81045</text:p>
          </table:table-cell>
          <table:table-cell office:value-type="string" calcext:value-type="string">
            <text:p>QSO</text:p>
          </table:table-cell>
          <table:table-cell office:value-type="float" office:value="1.088" calcext:value-type="float">
            <text:p>1.0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4841.79+173456.4</text:p>
          </table:table-cell>
          <table:table-cell office:value-type="float" office:value="117.17408" calcext:value-type="float">
            <text:p>117.17408</text:p>
          </table:table-cell>
          <table:table-cell office:value-type="float" office:value="17.58241" calcext:value-type="float">
            <text:p>17.58241</text:p>
          </table:table-cell>
          <table:table-cell office:value-type="string" calcext:value-type="string">
            <text:p>QSO</text:p>
          </table:table-cell>
          <table:table-cell office:value-type="float" office:value="1.087758" calcext:value-type="float">
            <text:p>1.0877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248.61+092548.9</text:p>
          </table:table-cell>
          <table:table-cell office:value-type="float" office:value="158.20257" calcext:value-type="float">
            <text:p>158.20257</text:p>
          </table:table-cell>
          <table:table-cell office:value-type="float" office:value="9.43031" calcext:value-type="float">
            <text:p>9.43031</text:p>
          </table:table-cell>
          <table:table-cell office:value-type="string" calcext:value-type="string">
            <text:p>*</text:p>
          </table:table-cell>
          <table:table-cell office:value-type="float" office:value="1.085248" calcext:value-type="float">
            <text:p>1.085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036.43+082802.8</text:p>
          </table:table-cell>
          <table:table-cell office:value-type="float" office:value="195.15183" calcext:value-type="float">
            <text:p>195.15183</text:p>
          </table:table-cell>
          <table:table-cell office:value-type="float" office:value="8.46746" calcext:value-type="float">
            <text:p>8.46746</text:p>
          </table:table-cell>
          <table:table-cell office:value-type="string" calcext:value-type="string">
            <text:p>QSO</text:p>
          </table:table-cell>
          <table:table-cell office:value-type="float" office:value="1.085061" calcext:value-type="float">
            <text:p>1.0850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447.06+084358.4</text:p>
          </table:table-cell>
          <table:table-cell office:value-type="float" office:value="178.69617" calcext:value-type="float">
            <text:p>178.69617</text:p>
          </table:table-cell>
          <table:table-cell office:value-type="float" office:value="8.73283" calcext:value-type="float">
            <text:p>8.73283</text:p>
          </table:table-cell>
          <table:table-cell office:value-type="string" calcext:value-type="string">
            <text:p>VisS</text:p>
          </table:table-cell>
          <table:table-cell office:value-type="float" office:value="1.085" calcext:value-type="float">
            <text:p>1.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9.32</text:p>
          </table:table-cell>
          <table:table-cell office:value-type="float" office:value="134.00487" calcext:value-type="float">
            <text:p>134.00487</text:p>
          </table:table-cell>
          <table:table-cell office:value-type="float" office:value="28.97641" calcext:value-type="float">
            <text:p>28.97641</text:p>
          </table:table-cell>
          <table:table-cell office:value-type="string" calcext:value-type="string">
            <text:p>QSO</text:p>
          </table:table-cell>
          <table:table-cell office:value-type="float" office:value="1.08484" calcext:value-type="float">
            <text:p>1.084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2+391</text:p>
          </table:table-cell>
          <table:table-cell office:value-type="float" office:value="248.51213" calcext:value-type="float">
            <text:p>248.51213</text:p>
          </table:table-cell>
          <table:table-cell office:value-type="float" office:value="39.00005" calcext:value-type="float">
            <text:p>39.00005</text:p>
          </table:table-cell>
          <table:table-cell office:value-type="string" calcext:value-type="string">
            <text:p>QSO</text:p>
          </table:table-cell>
          <table:table-cell office:value-type="float" office:value="1.084451" calcext:value-type="float">
            <text:p>1.084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8+481</text:p>
          </table:table-cell>
          <table:table-cell office:value-type="float" office:value="259.90937" calcext:value-type="float">
            <text:p>259.90937</text:p>
          </table:table-cell>
          <table:table-cell office:value-type="float" office:value="48.07007" calcext:value-type="float">
            <text:p>48.07007</text:p>
          </table:table-cell>
          <table:table-cell office:value-type="string" calcext:value-type="string">
            <text:p>QSO</text:p>
          </table:table-cell>
          <table:table-cell office:value-type="float" office:value="1.084" calcext:value-type="float">
            <text:p>1.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52+516</text:p>
          </table:table-cell>
          <table:table-cell office:value-type="float" office:value="223.61302" calcext:value-type="float">
            <text:p>223.61302</text:p>
          </table:table-cell>
          <table:table-cell office:value-type="float" office:value="51.40937" calcext:value-type="float">
            <text:p>51.40937</text:p>
          </table:table-cell>
          <table:table-cell office:value-type="string" calcext:value-type="string">
            <text:p>QSO</text:p>
          </table:table-cell>
          <table:table-cell office:value-type="float" office:value="1.0831" calcext:value-type="float">
            <text:p>1.0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17+0945</text:p>
          </table:table-cell>
          <table:table-cell office:value-type="float" office:value="185.11662" calcext:value-type="float">
            <text:p>185.11662</text:p>
          </table:table-cell>
          <table:table-cell office:value-type="float" office:value="9.47428" calcext:value-type="float">
            <text:p>9.47428</text:p>
          </table:table-cell>
          <table:table-cell office:value-type="string" calcext:value-type="string">
            <text:p>QSO</text:p>
          </table:table-cell>
          <table:table-cell office:value-type="float" office:value="1.082256" calcext:value-type="float">
            <text:p>1.082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138.82+084741.0</text:p>
          </table:table-cell>
          <table:table-cell office:value-type="float" office:value="222.9118" calcext:value-type="float">
            <text:p>222.9118</text:p>
          </table:table-cell>
          <table:table-cell office:value-type="float" office:value="8.79469" calcext:value-type="float">
            <text:p>8.79469</text:p>
          </table:table-cell>
          <table:table-cell office:value-type="string" calcext:value-type="string">
            <text:p>QSO</text:p>
          </table:table-cell>
          <table:table-cell office:value-type="float" office:value="1.082" calcext:value-type="float">
            <text:p>1.0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27+39</text:p>
          </table:table-cell>
          <table:table-cell office:value-type="float" office:value="232.45737" calcext:value-type="float">
            <text:p>232.45737</text:p>
          </table:table-cell>
          <table:table-cell office:value-type="float" office:value="39.75267" calcext:value-type="float">
            <text:p>39.75267</text:p>
          </table:table-cell>
          <table:table-cell office:value-type="string" calcext:value-type="string">
            <text:p>QSO</text:p>
          </table:table-cell>
          <table:table-cell office:value-type="float" office:value="1.080962" calcext:value-type="float">
            <text:p>1.0809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814.74+225148.9</text:p>
          </table:table-cell>
          <table:table-cell office:value-type="float" office:value="172.06145" calcext:value-type="float">
            <text:p>172.06145</text:p>
          </table:table-cell>
          <table:table-cell office:value-type="float" office:value="22.8636" calcext:value-type="float">
            <text:p>22.8636</text:p>
          </table:table-cell>
          <table:table-cell office:value-type="string" calcext:value-type="string">
            <text:p>QSO</text:p>
          </table:table-cell>
          <table:table-cell office:value-type="float" office:value="1.0809" calcext:value-type="float">
            <text:p>1.08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01+390</text:p>
          </table:table-cell>
          <table:table-cell office:value-type="float" office:value="255.84439" calcext:value-type="float">
            <text:p>255.84439</text:p>
          </table:table-cell>
          <table:table-cell office:value-type="float" office:value="38.99183" calcext:value-type="float">
            <text:p>38.99183</text:p>
          </table:table-cell>
          <table:table-cell office:value-type="string" calcext:value-type="string">
            <text:p>QSO</text:p>
          </table:table-cell>
          <table:table-cell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56</text:p>
          </table:table-cell>
          <table:table-cell office:value-type="float" office:value="261.07934" calcext:value-type="float">
            <text:p>261.07934</text:p>
          </table:table-cell>
          <table:table-cell office:value-type="float" office:value="50.96115" calcext:value-type="float">
            <text:p>50.96115</text:p>
          </table:table-cell>
          <table:table-cell office:value-type="string" calcext:value-type="string">
            <text:p>G</text:p>
          </table:table-cell>
          <table:table-cell office:value-type="float" office:value="1.079" calcext:value-type="float">
            <text:p>1.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6+487</text:p>
          </table:table-cell>
          <table:table-cell office:value-type="float" office:value="184.77673" calcext:value-type="float">
            <text:p>184.77673</text:p>
          </table:table-cell>
          <table:table-cell office:value-type="float" office:value="48.49893" calcext:value-type="float">
            <text:p>48.49893</text:p>
          </table:table-cell>
          <table:table-cell office:value-type="string" calcext:value-type="string">
            <text:p>QSO</text:p>
          </table:table-cell>
          <table:table-cell office:value-type="float" office:value="1.076" calcext:value-type="float">
            <text:p>1.0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335.40+451049.3</text:p>
          </table:table-cell>
          <table:table-cell office:value-type="float" office:value="180.89748" calcext:value-type="float">
            <text:p>180.89748</text:p>
          </table:table-cell>
          <table:table-cell office:value-type="float" office:value="45.18043" calcext:value-type="float">
            <text:p>45.18043</text:p>
          </table:table-cell>
          <table:table-cell office:value-type="string" calcext:value-type="string">
            <text:p>QSO</text:p>
          </table:table-cell>
          <table:table-cell office:value-type="float" office:value="1.075123" calcext:value-type="float">
            <text:p>1.075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04+33</text:p>
          </table:table-cell>
          <table:table-cell office:value-type="float" office:value="166.88391" calcext:value-type="float">
            <text:p>166.88391</text:p>
          </table:table-cell>
          <table:table-cell office:value-type="float" office:value="33.55121" calcext:value-type="float">
            <text:p>33.55121</text:p>
          </table:table-cell>
          <table:table-cell office:value-type="string" calcext:value-type="string">
            <text:p>*</text:p>
          </table:table-cell>
          <table:table-cell office:value-type="float" office:value="1.075" calcext:value-type="float">
            <text:p>1.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308+0109</text:p>
          </table:table-cell>
          <table:table-cell office:value-type="float" office:value="197.83827" calcext:value-type="float">
            <text:p>197.83827</text:p>
          </table:table-cell>
          <table:table-cell office:value-type="float" office:value="0.88873" calcext:value-type="float">
            <text:p>0.88873</text:p>
          </table:table-cell>
          <table:table-cell office:value-type="string" calcext:value-type="string">
            <text:p>QSO</text:p>
          </table:table-cell>
          <table:table-cell office:value-type="float" office:value="1.075" calcext:value-type="float">
            <text:p>1.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22+438</text:p>
          </table:table-cell>
          <table:table-cell office:value-type="float" office:value="186.21461" calcext:value-type="float">
            <text:p>186.21461</text:p>
          </table:table-cell>
          <table:table-cell office:value-type="float" office:value="43.58869" calcext:value-type="float">
            <text:p>43.58869</text:p>
          </table:table-cell>
          <table:table-cell office:value-type="string" calcext:value-type="string">
            <text:p>QSO</text:p>
          </table:table-cell>
          <table:table-cell office:value-type="float" office:value="1.07491" calcext:value-type="float">
            <text:p>1.07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603.79+582525.0</text:p>
          </table:table-cell>
          <table:table-cell office:value-type="float" office:value="231.51583" calcext:value-type="float">
            <text:p>231.51583</text:p>
          </table:table-cell>
          <table:table-cell office:value-type="float" office:value="58.42364" calcext:value-type="float">
            <text:p>58.42364</text:p>
          </table:table-cell>
          <table:table-cell office:value-type="string" calcext:value-type="string">
            <text:p>QSO</text:p>
          </table:table-cell>
          <table:table-cell office:value-type="float" office:value="1.074819" calcext:value-type="float">
            <text:p>1.0748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607.21+074858.4</text:p>
          </table:table-cell>
          <table:table-cell office:value-type="float" office:value="149.03003" calcext:value-type="float">
            <text:p>149.03003</text:p>
          </table:table-cell>
          <table:table-cell office:value-type="float" office:value="7.81614" calcext:value-type="float">
            <text:p>7.81614</text:p>
          </table:table-cell>
          <table:table-cell office:value-type="string" calcext:value-type="string">
            <text:p>QSO</text:p>
          </table:table-cell>
          <table:table-cell office:value-type="float" office:value="1.074539" calcext:value-type="float">
            <text:p>1.0745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659.5+423641</text:p>
          </table:table-cell>
          <table:table-cell office:value-type="float" office:value="189.24809" calcext:value-type="float">
            <text:p>189.24809</text:p>
          </table:table-cell>
          <table:table-cell office:value-type="float" office:value="42.61155" calcext:value-type="float">
            <text:p>42.61155</text:p>
          </table:table-cell>
          <table:table-cell office:value-type="string" calcext:value-type="string">
            <text:p>QSO</text:p>
          </table:table-cell>
          <table:table-cell office:value-type="float" office:value="1.07313" calcext:value-type="float">
            <text:p>1.07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135.45+005743.2</text:p>
          </table:table-cell>
          <table:table-cell office:value-type="float" office:value="152.89775" calcext:value-type="float">
            <text:p>152.89775</text:p>
          </table:table-cell>
          <table:table-cell office:value-type="float" office:value="0.96197" calcext:value-type="float">
            <text:p>0.96197</text:p>
          </table:table-cell>
          <table:table-cell office:value-type="string" calcext:value-type="string">
            <text:p>QSO</text:p>
          </table:table-cell>
          <table:table-cell office:value-type="float" office:value="1.072712" calcext:value-type="float">
            <text:p>1.0727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0.39</text:p>
          </table:table-cell>
          <table:table-cell office:value-type="float" office:value="222.15642" calcext:value-type="float">
            <text:p>222.15642</text:p>
          </table:table-cell>
          <table:table-cell office:value-type="float" office:value="50.2469" calcext:value-type="float">
            <text:p>50.2469</text:p>
          </table:table-cell>
          <table:table-cell office:value-type="string" calcext:value-type="string">
            <text:p>QSO</text:p>
          </table:table-cell>
          <table:table-cell office:value-type="float" office:value="1.072247" calcext:value-type="float">
            <text:p>1.072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26+431</text:p>
          </table:table-cell>
          <table:table-cell office:value-type="float" office:value="112.45177" calcext:value-type="float">
            <text:p>112.45177</text:p>
          </table:table-cell>
          <table:table-cell office:value-type="float" office:value="43.02257" calcext:value-type="float">
            <text:p>43.02257</text:p>
          </table:table-cell>
          <table:table-cell office:value-type="string" calcext:value-type="string">
            <text:p>QSO</text:p>
          </table:table-cell>
          <table:table-cell office:value-type="float" office:value="1.072" calcext:value-type="float">
            <text:p>1.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7+441</text:p>
          </table:table-cell>
          <table:table-cell office:value-type="float" office:value="120.28448" calcext:value-type="float">
            <text:p>120.28448</text:p>
          </table:table-cell>
          <table:table-cell office:value-type="float" office:value="44.01949" calcext:value-type="float">
            <text:p>44.01949</text:p>
          </table:table-cell>
          <table:table-cell office:value-type="string" calcext:value-type="string">
            <text:p>QSO</text:p>
          </table:table-cell>
          <table:table-cell office:value-type="float" office:value="1.072" calcext:value-type="float">
            <text:p>1.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70648.0+321422</text:p>
          </table:table-cell>
          <table:table-cell office:value-type="float" office:value="256.70027" calcext:value-type="float">
            <text:p>256.70027</text:p>
          </table:table-cell>
          <table:table-cell office:value-type="float" office:value="32.23969" calcext:value-type="float">
            <text:p>32.23969</text:p>
          </table:table-cell>
          <table:table-cell office:value-type="string" calcext:value-type="string">
            <text:p>QSO</text:p>
          </table:table-cell>
          <table:table-cell office:value-type="float" office:value="1.070468" calcext:value-type="float">
            <text:p>1.0704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14+197</text:p>
          </table:table-cell>
          <table:table-cell office:value-type="float" office:value="229.23665" calcext:value-type="float">
            <text:p>229.23665</text:p>
          </table:table-cell>
          <table:table-cell office:value-type="float" office:value="19.53694" calcext:value-type="float">
            <text:p>19.53694</text:p>
          </table:table-cell>
          <table:table-cell office:value-type="string" calcext:value-type="string">
            <text:p>QSO</text:p>
          </table:table-cell>
          <table:table-cell office:value-type="float" office:value="1.07" calcext:value-type="float">
            <text:p>1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2045.54+073230.3</text:p>
          </table:table-cell>
          <table:table-cell office:value-type="float" office:value="230.18975" calcext:value-type="float">
            <text:p>230.18975</text:p>
          </table:table-cell>
          <table:table-cell office:value-type="float" office:value="7.54175" calcext:value-type="float">
            <text:p>7.54175</text:p>
          </table:table-cell>
          <table:table-cell office:value-type="string" calcext:value-type="string">
            <text:p>QSO</text:p>
          </table:table-cell>
          <table:table-cell office:value-type="float" office:value="1.07" calcext:value-type="float">
            <text:p>1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4932.54+045507.8</text:p>
          </table:table-cell>
          <table:table-cell office:value-type="float" office:value="132.38563" calcext:value-type="float">
            <text:p>132.38563</text:p>
          </table:table-cell>
          <table:table-cell office:value-type="float" office:value="4.91886" calcext:value-type="float">
            <text:p>4.91886</text:p>
          </table:table-cell>
          <table:table-cell office:value-type="string" calcext:value-type="string">
            <text:p>QSO</text:p>
          </table:table-cell>
          <table:table-cell office:value-type="float" office:value="1.06959" calcext:value-type="float">
            <text:p>1.069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3+538</text:p>
          </table:table-cell>
          <table:table-cell office:value-type="float" office:value="183.87315" calcext:value-type="float">
            <text:p>183.87315</text:p>
          </table:table-cell>
          <table:table-cell office:value-type="float" office:value="53.59886" calcext:value-type="float">
            <text:p>53.59886</text:p>
          </table:table-cell>
          <table:table-cell office:value-type="string" calcext:value-type="string">
            <text:p>QSO</text:p>
          </table:table-cell>
          <table:table-cell office:value-type="float" office:value="1.069158" calcext:value-type="float">
            <text:p>1.0691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417.4+375317</text:p>
          </table:table-cell>
          <table:table-cell office:value-type="float" office:value="116.07272" calcext:value-type="float">
            <text:p>116.07272</text:p>
          </table:table-cell>
          <table:table-cell office:value-type="float" office:value="37.8881" calcext:value-type="float">
            <text:p>37.8881</text:p>
          </table:table-cell>
          <table:table-cell office:value-type="string" calcext:value-type="string">
            <text:p>QSO</text:p>
          </table:table-cell>
          <table:table-cell office:value-type="float" office:value="1.068634" calcext:value-type="float">
            <text:p>1.0686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11+35A</text:p>
          </table:table-cell>
          <table:table-cell office:value-type="float" office:value="138.66426" calcext:value-type="float">
            <text:p>138.66426</text:p>
          </table:table-cell>
          <table:table-cell office:value-type="float" office:value="35.20128" calcext:value-type="float">
            <text:p>35.20128</text:p>
          </table:table-cell>
          <table:table-cell office:value-type="string" calcext:value-type="string">
            <text:p>QSO</text:p>
          </table:table-cell>
          <table:table-cell office:value-type="float" office:value="1.067293" calcext:value-type="float">
            <text:p>1.067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4312.6+362743</text:p>
          </table:table-cell>
          <table:table-cell office:value-type="float" office:value="190.80307" calcext:value-type="float">
            <text:p>190.80307</text:p>
          </table:table-cell>
          <table:table-cell office:value-type="float" office:value="36.46222" calcext:value-type="float">
            <text:p>36.46222</text:p>
          </table:table-cell>
          <table:table-cell office:value-type="string" calcext:value-type="string">
            <text:p>QSO</text:p>
          </table:table-cell>
          <table:table-cell office:value-type="float" office:value="1.0654" calcext:value-type="float">
            <text:p>1.0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2558.23+221001.3</text:p>
          </table:table-cell>
          <table:table-cell office:value-type="float" office:value="231.49263" calcext:value-type="float">
            <text:p>231.49263</text:p>
          </table:table-cell>
          <table:table-cell office:value-type="float" office:value="22.16703" calcext:value-type="float">
            <text:p>22.16703</text:p>
          </table:table-cell>
          <table:table-cell office:value-type="string" calcext:value-type="string">
            <text:p>QSO</text:p>
          </table:table-cell>
          <table:table-cell office:value-type="float" office:value="1.065287" calcext:value-type="float">
            <text:p>1.065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3209.68+013213.2</text:p>
          </table:table-cell>
          <table:table-cell office:value-type="float" office:value="173.04036" calcext:value-type="float">
            <text:p>173.04036</text:p>
          </table:table-cell>
          <table:table-cell office:value-type="float" office:value="1.53702" calcext:value-type="float">
            <text:p>1.53702</text:p>
          </table:table-cell>
          <table:table-cell office:value-type="string" calcext:value-type="string">
            <text:p>QSO</text:p>
          </table:table-cell>
          <table:table-cell office:value-type="float" office:value="1.0651" calcext:value-type="float">
            <text:p>1.0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449.70+134037.5</text:p>
          </table:table-cell>
          <table:table-cell office:value-type="float" office:value="143.70717" calcext:value-type="float">
            <text:p>143.70717</text:p>
          </table:table-cell>
          <table:table-cell office:value-type="float" office:value="13.67703" calcext:value-type="float">
            <text:p>13.67703</text:p>
          </table:table-cell>
          <table:table-cell office:value-type="string" calcext:value-type="string">
            <text:p>*</text:p>
          </table:table-cell>
          <table:table-cell office:value-type="float" office:value="1.065" calcext:value-type="float">
            <text:p>1.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1346.30+201551.8</text:p>
          </table:table-cell>
          <table:table-cell office:value-type="float" office:value="243.44294" calcext:value-type="float">
            <text:p>243.44294</text:p>
          </table:table-cell>
          <table:table-cell office:value-type="float" office:value="20.26442" calcext:value-type="float">
            <text:p>20.26442</text:p>
          </table:table-cell>
          <table:table-cell office:value-type="string" calcext:value-type="string">
            <text:p>QSO</text:p>
          </table:table-cell>
          <table:table-cell office:value-type="float" office:value="1.064643" calcext:value-type="float">
            <text:p>1.064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253.98+605127.2</text:p>
          </table:table-cell>
          <table:table-cell office:value-type="float" office:value="158.22483" calcext:value-type="float">
            <text:p>158.22483</text:p>
          </table:table-cell>
          <table:table-cell office:value-type="float" office:value="60.85767" calcext:value-type="float">
            <text:p>60.85767</text:p>
          </table:table-cell>
          <table:table-cell office:value-type="string" calcext:value-type="string">
            <text:p>QSO</text:p>
          </table:table-cell>
          <table:table-cell office:value-type="float" office:value="1.064" calcext:value-type="float">
            <text:p>1.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739.95+515456.7</text:p>
          </table:table-cell>
          <table:table-cell office:value-type="float" office:value="146.91671" calcext:value-type="float">
            <text:p>146.91671</text:p>
          </table:table-cell>
          <table:table-cell office:value-type="float" office:value="51.91577" calcext:value-type="float">
            <text:p>51.91577</text:p>
          </table:table-cell>
          <table:table-cell office:value-type="string" calcext:value-type="string">
            <text:p>QSO</text:p>
          </table:table-cell>
          <table:table-cell office:value-type="float" office:value="1.063908" calcext:value-type="float">
            <text:p>1.063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950+00</text:p>
          </table:table-cell>
          <table:table-cell office:value-type="float" office:value="148.18989" calcext:value-type="float">
            <text:p>148.18989</text:p>
          </table:table-cell>
          <table:table-cell office:value-type="float" office:value="0.00432" calcext:value-type="float">
            <text:p>0.00432</text:p>
          </table:table-cell>
          <table:table-cell office:value-type="string" calcext:value-type="string">
            <text:p>QSO</text:p>
          </table:table-cell>
          <table:table-cell office:value-type="float" office:value="1.06274" calcext:value-type="float">
            <text:p>1.062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5+169</text:p>
          </table:table-cell>
          <table:table-cell office:value-type="float" office:value="179.39515" calcext:value-type="float">
            <text:p>179.39515</text:p>
          </table:table-cell>
          <table:table-cell office:value-type="float" office:value="16.6499" calcext:value-type="float">
            <text:p>16.6499</text:p>
          </table:table-cell>
          <table:table-cell office:value-type="string" calcext:value-type="string">
            <text:p>QSO</text:p>
          </table:table-cell>
          <table:table-cell office:value-type="float" office:value="1.061229" calcext:value-type="float">
            <text:p>1.0612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48+305</text:p>
          </table:table-cell>
          <table:table-cell office:value-type="float" office:value="192.60648" calcext:value-type="float">
            <text:p>192.60648</text:p>
          </table:table-cell>
          <table:table-cell office:value-type="float" office:value="30.27757" calcext:value-type="float">
            <text:p>30.27757</text:p>
          </table:table-cell>
          <table:table-cell office:value-type="string" calcext:value-type="string">
            <text:p>QSO</text:p>
          </table:table-cell>
          <table:table-cell office:value-type="float" office:value="1.061" calcext:value-type="float">
            <text:p>1.0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324+0039</text:p>
          </table:table-cell>
          <table:table-cell office:value-type="float" office:value="201.80358" calcext:value-type="float">
            <text:p>201.80358</text:p>
          </table:table-cell>
          <table:table-cell office:value-type="float" office:value="0.40394" calcext:value-type="float">
            <text:p>0.40394</text:p>
          </table:table-cell>
          <table:table-cell office:value-type="string" calcext:value-type="string">
            <text:p>QSO</text:p>
          </table:table-cell>
          <table:table-cell office:value-type="float" office:value="1.061" calcext:value-type="float">
            <text:p>1.0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254.62+200119.7</text:p>
          </table:table-cell>
          <table:table-cell office:value-type="float" office:value="175.72765" calcext:value-type="float">
            <text:p>175.72765</text:p>
          </table:table-cell>
          <table:table-cell office:value-type="float" office:value="20.02219" calcext:value-type="float">
            <text:p>20.02219</text:p>
          </table:table-cell>
          <table:table-cell office:value-type="string" calcext:value-type="string">
            <text:p>QSO</text:p>
          </table:table-cell>
          <table:table-cell office:value-type="float" office:value="1.06" calcext:value-type="float">
            <text:p>1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0048.65+475115.5</text:p>
          </table:table-cell>
          <table:table-cell office:value-type="float" office:value="225.20273" calcext:value-type="float">
            <text:p>225.20273</text:p>
          </table:table-cell>
          <table:table-cell office:value-type="float" office:value="47.85432" calcext:value-type="float">
            <text:p>47.85432</text:p>
          </table:table-cell>
          <table:table-cell office:value-type="string" calcext:value-type="string">
            <text:p>QSO</text:p>
          </table:table-cell>
          <table:table-cell office:value-type="float" office:value="1.059" calcext:value-type="float">
            <text:p>1.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4542.17+525112.5</text:p>
          </table:table-cell>
          <table:table-cell office:value-type="float" office:value="161.42576" calcext:value-type="float">
            <text:p>161.42576</text:p>
          </table:table-cell>
          <table:table-cell office:value-type="float" office:value="52.85351" calcext:value-type="float">
            <text:p>52.85351</text:p>
          </table:table-cell>
          <table:table-cell office:value-type="string" calcext:value-type="string">
            <text:p>QSO</text:p>
          </table:table-cell>
          <table:table-cell office:value-type="float" office:value="1.058261" calcext:value-type="float">
            <text:p>1.0582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1.26</text:p>
          </table:table-cell>
          <table:table-cell office:value-type="float" office:value="145.827" calcext:value-type="float">
            <text:p>145.827</text:p>
          </table:table-cell>
          <table:table-cell office:value-type="float" office:value="1.05125" calcext:value-type="float">
            <text:p>1.05125</text:p>
          </table:table-cell>
          <table:table-cell office:value-type="string" calcext:value-type="string">
            <text:p>QSO</text:p>
          </table:table-cell>
          <table:table-cell office:value-type="float" office:value="1.05754" calcext:value-type="float">
            <text:p>1.05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607.92+473700.4</text:p>
          </table:table-cell>
          <table:table-cell office:value-type="float" office:value="186.53301" calcext:value-type="float">
            <text:p>186.53301</text:p>
          </table:table-cell>
          <table:table-cell office:value-type="float" office:value="47.61682" calcext:value-type="float">
            <text:p>47.61682</text:p>
          </table:table-cell>
          <table:table-cell office:value-type="string" calcext:value-type="string">
            <text:p>QSO</text:p>
          </table:table-cell>
          <table:table-cell office:value-type="float" office:value="1.056097" calcext:value-type="float">
            <text:p>1.0560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10+31</text:p>
          </table:table-cell>
          <table:table-cell office:value-type="float" office:value="198.20332" calcext:value-type="float">
            <text:p>198.20332</text:p>
          </table:table-cell>
          <table:table-cell office:value-type="float" office:value="31.21683" calcext:value-type="float">
            <text:p>31.21683</text:p>
          </table:table-cell>
          <table:table-cell office:value-type="string" calcext:value-type="string">
            <text:p>QSO</text:p>
          </table:table-cell>
          <table:table-cell office:value-type="float" office:value="1.055468" calcext:value-type="float">
            <text:p>1.0554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15+346</text:p>
          </table:table-cell>
          <table:table-cell office:value-type="float" office:value="199.40206" calcext:value-type="float">
            <text:p>199.40206</text:p>
          </table:table-cell>
          <table:table-cell office:value-type="float" office:value="34.42109" calcext:value-type="float">
            <text:p>34.42109</text:p>
          </table:table-cell>
          <table:table-cell office:value-type="string" calcext:value-type="string">
            <text:p>QSO</text:p>
          </table:table-cell>
          <table:table-cell office:value-type="float" office:value="1.055411" calcext:value-type="float">
            <text:p>1.055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17+520</text:p>
          </table:table-cell>
          <table:table-cell office:value-type="float" office:value="199.94249" calcext:value-type="float">
            <text:p>199.94249</text:p>
          </table:table-cell>
          <table:table-cell office:value-type="float" office:value="51.8016" calcext:value-type="float">
            <text:p>51.8016</text:p>
          </table:table-cell>
          <table:table-cell office:value-type="string" calcext:value-type="string">
            <text:p>QSO</text:p>
          </table:table-cell>
          <table:table-cell office:value-type="float" office:value="1.055265" calcext:value-type="float">
            <text:p>1.055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823.73+354637.1</text:p>
          </table:table-cell>
          <table:table-cell office:value-type="float" office:value="197.09879" calcext:value-type="float">
            <text:p>197.09879</text:p>
          </table:table-cell>
          <table:table-cell office:value-type="float" office:value="35.77699" calcext:value-type="float">
            <text:p>35.77699</text:p>
          </table:table-cell>
          <table:table-cell office:value-type="string" calcext:value-type="string">
            <text:p>QSO</text:p>
          </table:table-cell>
          <table:table-cell office:value-type="float" office:value="1.055" calcext:value-type="float">
            <text:p>1.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3037.6+250910</text:p>
          </table:table-cell>
          <table:table-cell office:value-type="float" office:value="202.65704" calcext:value-type="float">
            <text:p>202.65704</text:p>
          </table:table-cell>
          <table:table-cell office:value-type="float" office:value="25.15302" calcext:value-type="float">
            <text:p>25.15302</text:p>
          </table:table-cell>
          <table:table-cell office:value-type="string" calcext:value-type="string">
            <text:p>QSO</text:p>
          </table:table-cell>
          <table:table-cell office:value-type="float" office:value="1.055" calcext:value-type="float">
            <text:p>1.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1+32A</text:p>
          </table:table-cell>
          <table:table-cell office:value-type="float" office:value="116.07193" calcext:value-type="float">
            <text:p>116.07193</text:p>
          </table:table-cell>
          <table:table-cell office:value-type="float" office:value="32.13494" calcext:value-type="float">
            <text:p>32.13494</text:p>
          </table:table-cell>
          <table:table-cell office:value-type="string" calcext:value-type="string">
            <text:p>QSO</text:p>
          </table:table-cell>
          <table:table-cell office:value-type="float" office:value="1.053081" calcext:value-type="float">
            <text:p>1.053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2955.84+530955.8</text:p>
          </table:table-cell>
          <table:table-cell office:value-type="float" office:value="262.48267" calcext:value-type="float">
            <text:p>262.48267</text:p>
          </table:table-cell>
          <table:table-cell office:value-type="float" office:value="53.16552" calcext:value-type="float">
            <text:p>53.16552</text:p>
          </table:table-cell>
          <table:table-cell office:value-type="string" calcext:value-type="string">
            <text:p>QSO</text:p>
          </table:table-cell>
          <table:table-cell office:value-type="float" office:value="1.052508" calcext:value-type="float">
            <text:p>1.052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023.31+110419.5</text:p>
          </table:table-cell>
          <table:table-cell office:value-type="float" office:value="140.09716" calcext:value-type="float">
            <text:p>140.09716</text:p>
          </table:table-cell>
          <table:table-cell office:value-type="float" office:value="11.07209" calcext:value-type="float">
            <text:p>11.07209</text:p>
          </table:table-cell>
          <table:table-cell office:value-type="string" calcext:value-type="string">
            <text:p>QSO</text:p>
          </table:table-cell>
          <table:table-cell office:value-type="float" office:value="1.052311" calcext:value-type="float">
            <text:p>1.0523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29+425</text:p>
          </table:table-cell>
          <table:table-cell office:value-type="float" office:value="128.20167" calcext:value-type="float">
            <text:p>128.20167</text:p>
          </table:table-cell>
          <table:table-cell office:value-type="float" office:value="42.41641" calcext:value-type="float">
            <text:p>42.41641</text:p>
          </table:table-cell>
          <table:table-cell office:value-type="string" calcext:value-type="string">
            <text:p>QSO</text:p>
          </table:table-cell>
          <table:table-cell office:value-type="float" office:value="1.049912" calcext:value-type="float">
            <text:p>1.049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4405.6+324048</text:p>
          </table:table-cell>
          <table:table-cell office:value-type="float" office:value="236.02357" calcext:value-type="float">
            <text:p>236.02357</text:p>
          </table:table-cell>
          <table:table-cell office:value-type="float" office:value="32.68009" calcext:value-type="float">
            <text:p>32.68009</text:p>
          </table:table-cell>
          <table:table-cell office:value-type="string" calcext:value-type="string">
            <text:p>QSO</text:p>
          </table:table-cell>
          <table:table-cell office:value-type="float" office:value="1.049444" calcext:value-type="float">
            <text:p>1.049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22+40</text:p>
          </table:table-cell>
          <table:table-cell office:value-type="float" office:value="261.02262" calcext:value-type="float">
            <text:p>261.02262</text:p>
          </table:table-cell>
          <table:table-cell office:value-type="float" office:value="40.07679" calcext:value-type="float">
            <text:p>40.07679</text:p>
          </table:table-cell>
          <table:table-cell office:value-type="string" calcext:value-type="string">
            <text:p>QSO</text:p>
          </table:table-cell>
          <table:table-cell office:value-type="float" office:value="1.049" calcext:value-type="float">
            <text:p>1.0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553.30+434713.9</text:p>
          </table:table-cell>
          <table:table-cell office:value-type="float" office:value="246.47213" calcext:value-type="float">
            <text:p>246.47213</text:p>
          </table:table-cell>
          <table:table-cell office:value-type="float" office:value="43.78717" calcext:value-type="float">
            <text:p>43.78717</text:p>
          </table:table-cell>
          <table:table-cell office:value-type="string" calcext:value-type="string">
            <text:p>QSO</text:p>
          </table:table-cell>
          <table:table-cell office:value-type="float" office:value="1.048102" calcext:value-type="float">
            <text:p>1.048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12</text:p>
          </table:table-cell>
          <table:table-cell office:value-type="float" office:value="134.67291" calcext:value-type="float">
            <text:p>134.67291</text:p>
          </table:table-cell>
          <table:table-cell office:value-type="float" office:value="14.16221" calcext:value-type="float">
            <text:p>14.16221</text:p>
          </table:table-cell>
          <table:table-cell office:value-type="string" calcext:value-type="string">
            <text:p>QSO</text:p>
          </table:table-cell>
          <table:table-cell office:value-type="float" office:value="1.048" calcext:value-type="float">
            <text:p>1.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QAC 255+015 001</text:p>
          </table:table-cell>
          <table:table-cell office:value-type="float" office:value="255.59049" calcext:value-type="float">
            <text:p>255.59049</text:p>
          </table:table-cell>
          <table:table-cell office:value-type="float" office:value="15.03502" calcext:value-type="float">
            <text:p>15.03502</text:p>
          </table:table-cell>
          <table:table-cell office:value-type="string" calcext:value-type="string">
            <text:p>QSO</text:p>
          </table:table-cell>
          <table:table-cell office:value-type="float" office:value="1.041" calcext:value-type="float">
            <text:p>1.0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19+183</text:p>
          </table:table-cell>
          <table:table-cell office:value-type="float" office:value="170.6238" calcext:value-type="float">
            <text:p>170.6238</text:p>
          </table:table-cell>
          <table:table-cell office:value-type="float" office:value="18.09065" calcext:value-type="float">
            <text:p>18.09065</text:p>
          </table:table-cell>
          <table:table-cell office:value-type="string" calcext:value-type="string">
            <text:p>QSO</text:p>
          </table:table-cell>
          <table:table-cell office:value-type="float" office:value="1.04" calcext:value-type="float">
            <text:p>1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5559.16+543004.5</text:p>
          </table:table-cell>
          <table:table-cell office:value-type="float" office:value="253.99656" calcext:value-type="float">
            <text:p>253.99656</text:p>
          </table:table-cell>
          <table:table-cell office:value-type="float" office:value="54.50125" calcext:value-type="float">
            <text:p>54.50125</text:p>
          </table:table-cell>
          <table:table-cell office:value-type="string" calcext:value-type="string">
            <text:p>QSO</text:p>
          </table:table-cell>
          <table:table-cell office:value-type="float" office:value="1.04" calcext:value-type="float">
            <text:p>1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009.19+142114.7</text:p>
          </table:table-cell>
          <table:table-cell office:value-type="float" office:value="235.03832" calcext:value-type="float">
            <text:p>235.03832</text:p>
          </table:table-cell>
          <table:table-cell office:value-type="float" office:value="14.35402" calcext:value-type="float">
            <text:p>14.35402</text:p>
          </table:table-cell>
          <table:table-cell office:value-type="string" calcext:value-type="string">
            <text:p>*</text:p>
          </table:table-cell>
          <table:table-cell office:value-type="float" office:value="1.038069" calcext:value-type="float">
            <text:p>1.038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4.23</text:p>
          </table:table-cell>
          <table:table-cell office:value-type="float" office:value="111.32003" calcext:value-type="float">
            <text:p>111.32003</text:p>
          </table:table-cell>
          <table:table-cell office:value-type="float" office:value="14.42049" calcext:value-type="float">
            <text:p>14.42049</text:p>
          </table:table-cell>
          <table:table-cell office:value-type="string" calcext:value-type="string">
            <text:p>QSO</text:p>
          </table:table-cell>
          <table:table-cell office:value-type="float" office:value="1.038" calcext:value-type="float">
            <text:p>1.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721.34+145605.7</text:p>
          </table:table-cell>
          <table:table-cell office:value-type="float" office:value="139.33892" calcext:value-type="float">
            <text:p>139.33892</text:p>
          </table:table-cell>
          <table:table-cell office:value-type="float" office:value="14.93481" calcext:value-type="float">
            <text:p>14.93481</text:p>
          </table:table-cell>
          <table:table-cell office:value-type="string" calcext:value-type="string">
            <text:p>QSO</text:p>
          </table:table-cell>
          <table:table-cell office:value-type="float" office:value="1.03576" calcext:value-type="float">
            <text:p>1.03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42+2828</text:p>
          </table:table-cell>
          <table:table-cell office:value-type="float" office:value="205.72663" calcext:value-type="float">
            <text:p>205.72663</text:p>
          </table:table-cell>
          <table:table-cell office:value-type="float" office:value="28.46831" calcext:value-type="float">
            <text:p>28.46831</text:p>
          </table:table-cell>
          <table:table-cell office:value-type="string" calcext:value-type="string">
            <text:p>QSO</text:p>
          </table:table-cell>
          <table:table-cell office:value-type="float" office:value="1.035178" calcext:value-type="float">
            <text:p>1.0351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5101.37+202720.0</text:p>
          </table:table-cell>
          <table:table-cell office:value-type="float" office:value="162.75573" calcext:value-type="float">
            <text:p>162.75573</text:p>
          </table:table-cell>
          <table:table-cell office:value-type="float" office:value="20.45555" calcext:value-type="float">
            <text:p>20.45555</text:p>
          </table:table-cell>
          <table:table-cell office:value-type="string" calcext:value-type="string">
            <text:p>QSO</text:p>
          </table:table-cell>
          <table:table-cell office:value-type="float" office:value="1.035" calcext:value-type="float">
            <text:p>1.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939.02+264300.0</text:p>
          </table:table-cell>
          <table:table-cell office:value-type="float" office:value="227.41258" calcext:value-type="float">
            <text:p>227.41258</text:p>
          </table:table-cell>
          <table:table-cell office:value-type="float" office:value="26.71669" calcext:value-type="float">
            <text:p>26.71669</text:p>
          </table:table-cell>
          <table:table-cell office:value-type="string" calcext:value-type="string">
            <text:p>QSO</text:p>
          </table:table-cell>
          <table:table-cell office:value-type="float" office:value="1.035" calcext:value-type="float">
            <text:p>1.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1350.30+041917.5</text:p>
          </table:table-cell>
          <table:table-cell office:value-type="float" office:value="243.45962" calcext:value-type="float">
            <text:p>243.45962</text:p>
          </table:table-cell>
          <table:table-cell office:value-type="float" office:value="4.32153" calcext:value-type="float">
            <text:p>4.32153</text:p>
          </table:table-cell>
          <table:table-cell office:value-type="string" calcext:value-type="string">
            <text:p>*</text:p>
          </table:table-cell>
          <table:table-cell office:value-type="float" office:value="1.035" calcext:value-type="float">
            <text:p>1.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127.58+041801.9</text:p>
          </table:table-cell>
          <table:table-cell office:value-type="float" office:value="187.86494" calcext:value-type="float">
            <text:p>187.86494</text:p>
          </table:table-cell>
          <table:table-cell office:value-type="float" office:value="4.30053" calcext:value-type="float">
            <text:p>4.30053</text:p>
          </table:table-cell>
          <table:table-cell office:value-type="string" calcext:value-type="string">
            <text:p>QSO</text:p>
          </table:table-cell>
          <table:table-cell office:value-type="float" office:value="1.032216" calcext:value-type="float">
            <text:p>1.032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156.28+070929.0</text:p>
          </table:table-cell>
          <table:table-cell office:value-type="float" office:value="192.98456" calcext:value-type="float">
            <text:p>192.98456</text:p>
          </table:table-cell>
          <table:table-cell office:value-type="float" office:value="7.15813" calcext:value-type="float">
            <text:p>7.15813</text:p>
          </table:table-cell>
          <table:table-cell office:value-type="string" calcext:value-type="string">
            <text:p>QSO</text:p>
          </table:table-cell>
          <table:table-cell office:value-type="float" office:value="1.032" calcext:value-type="float">
            <text:p>1.0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516.06+313621.0</text:p>
          </table:table-cell>
          <table:table-cell office:value-type="float" office:value="241.31698" calcext:value-type="float">
            <text:p>241.31698</text:p>
          </table:table-cell>
          <table:table-cell office:value-type="float" office:value="31.60577" calcext:value-type="float">
            <text:p>31.60577</text:p>
          </table:table-cell>
          <table:table-cell office:value-type="string" calcext:value-type="string">
            <text:p>QSO</text:p>
          </table:table-cell>
          <table:table-cell office:value-type="float" office:value="1.029637" calcext:value-type="float">
            <text:p>1.029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916.30+042321.1</text:p>
          </table:table-cell>
          <table:table-cell office:value-type="float" office:value="187.31792" calcext:value-type="float">
            <text:p>187.31792</text:p>
          </table:table-cell>
          <table:table-cell office:value-type="float" office:value="4.38917" calcext:value-type="float">
            <text:p>4.38917</text:p>
          </table:table-cell>
          <table:table-cell office:value-type="string" calcext:value-type="string">
            <text:p>QSO</text:p>
          </table:table-cell>
          <table:table-cell office:value-type="float" office:value="1.028687" calcext:value-type="float">
            <text:p>1.0286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18+408</text:p>
          </table:table-cell>
          <table:table-cell office:value-type="float" office:value="200.1108" calcext:value-type="float">
            <text:p>200.1108</text:p>
          </table:table-cell>
          <table:table-cell office:value-type="float" office:value="40.54574" calcext:value-type="float">
            <text:p>40.54574</text:p>
          </table:table-cell>
          <table:table-cell office:value-type="string" calcext:value-type="string">
            <text:p>QSO</text:p>
          </table:table-cell>
          <table:table-cell office:value-type="float" office:value="1.028029" calcext:value-type="float">
            <text:p>1.0280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29+31</text:p>
          </table:table-cell>
          <table:table-cell office:value-type="float" office:value="158.03865" calcext:value-type="float">
            <text:p>158.03865</text:p>
          </table:table-cell>
          <table:table-cell office:value-type="float" office:value="31.59085" calcext:value-type="float">
            <text:p>31.59085</text:p>
          </table:table-cell>
          <table:table-cell office:value-type="string" calcext:value-type="string">
            <text:p>QSO</text:p>
          </table:table-cell>
          <table:table-cell office:value-type="float" office:value="1.027923" calcext:value-type="float">
            <text:p>1.027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45</text:p>
          </table:table-cell>
          <table:table-cell office:value-type="float" office:value="160.68586" calcext:value-type="float">
            <text:p>160.68586</text:p>
          </table:table-cell>
          <table:table-cell office:value-type="float" office:value="12.05868" calcext:value-type="float">
            <text:p>12.05868</text:p>
          </table:table-cell>
          <table:table-cell office:value-type="string" calcext:value-type="string">
            <text:p>QSO</text:p>
          </table:table-cell>
          <table:table-cell office:value-type="float" office:value="1.027872" calcext:value-type="float">
            <text:p>1.027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08+433</text:p>
          </table:table-cell>
          <table:table-cell office:value-type="float" office:value="257.42119" calcext:value-type="float">
            <text:p>257.42119</text:p>
          </table:table-cell>
          <table:table-cell office:value-type="float" office:value="43.31237" calcext:value-type="float">
            <text:p>43.31237</text:p>
          </table:table-cell>
          <table:table-cell office:value-type="string" calcext:value-type="string">
            <text:p>QSO</text:p>
          </table:table-cell>
          <table:table-cell office:value-type="float" office:value="1.027" calcext:value-type="float">
            <text:p>1.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12+367</text:p>
          </table:table-cell>
          <table:table-cell office:value-type="float" office:value="123.8581" calcext:value-type="float">
            <text:p>123.8581</text:p>
          </table:table-cell>
          <table:table-cell office:value-type="float" office:value="36.58754" calcext:value-type="float">
            <text:p>36.58754</text:p>
          </table:table-cell>
          <table:table-cell office:value-type="string" calcext:value-type="string">
            <text:p>QSO</text:p>
          </table:table-cell>
          <table:table-cell office:value-type="float" office:value="1.026702" calcext:value-type="float">
            <text:p>1.026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03+32</text:p>
          </table:table-cell>
          <table:table-cell office:value-type="float" office:value="151.53212" calcext:value-type="float">
            <text:p>151.53212</text:p>
          </table:table-cell>
          <table:table-cell office:value-type="float" office:value="32.60727" calcext:value-type="float">
            <text:p>32.60727</text:p>
          </table:table-cell>
          <table:table-cell office:value-type="string" calcext:value-type="string">
            <text:p>QSO</text:p>
          </table:table-cell>
          <table:table-cell office:value-type="float" office:value="1.026441" calcext:value-type="float">
            <text:p>1.0264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401.82+085541.1</text:p>
          </table:table-cell>
          <table:table-cell office:value-type="float" office:value="198.50758" calcext:value-type="float">
            <text:p>198.50758</text:p>
          </table:table-cell>
          <table:table-cell office:value-type="float" office:value="8.92799" calcext:value-type="float">
            <text:p>8.92799</text:p>
          </table:table-cell>
          <table:table-cell office:value-type="string" calcext:value-type="string">
            <text:p>*</text:p>
          </table:table-cell>
          <table:table-cell office:value-type="float" office:value="1.025" calcext:value-type="float">
            <text:p>1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06+015</text:p>
          </table:table-cell>
          <table:table-cell office:value-type="float" office:value="137.29205" calcext:value-type="float">
            <text:p>137.29205</text:p>
          </table:table-cell>
          <table:table-cell office:value-type="float" office:value="1.35989" calcext:value-type="float">
            <text:p>1.35989</text:p>
          </table:table-cell>
          <table:table-cell office:value-type="string" calcext:value-type="string">
            <text:p>QSO</text:p>
          </table:table-cell>
          <table:table-cell office:value-type="float" office:value="1.024905" calcext:value-type="float">
            <text:p>1.024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3302.0+392427</text:p>
          </table:table-cell>
          <table:table-cell office:value-type="float" office:value="248.25877" calcext:value-type="float">
            <text:p>248.25877</text:p>
          </table:table-cell>
          <table:table-cell office:value-type="float" office:value="39.40762" calcext:value-type="float">
            <text:p>39.40762</text:p>
          </table:table-cell>
          <table:table-cell office:value-type="string" calcext:value-type="string">
            <text:p>QSO</text:p>
          </table:table-cell>
          <table:table-cell office:value-type="float" office:value="1.024575" calcext:value-type="float">
            <text:p>1.024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3920.5+371202</text:p>
          </table:table-cell>
          <table:table-cell office:value-type="float" office:value="219.83575" calcext:value-type="float">
            <text:p>219.83575</text:p>
          </table:table-cell>
          <table:table-cell office:value-type="float" office:value="37.20078" calcext:value-type="float">
            <text:p>37.20078</text:p>
          </table:table-cell>
          <table:table-cell office:value-type="string" calcext:value-type="string">
            <text:p>QSO</text:p>
          </table:table-cell>
          <table:table-cell office:value-type="float" office:value="1.024223" calcext:value-type="float">
            <text:p>1.024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6+468</text:p>
          </table:table-cell>
          <table:table-cell office:value-type="float" office:value="137.54589" calcext:value-type="float">
            <text:p>137.54589</text:p>
          </table:table-cell>
          <table:table-cell office:value-type="float" office:value="46.60495" calcext:value-type="float">
            <text:p>46.60495</text:p>
          </table:table-cell>
          <table:table-cell office:value-type="string" calcext:value-type="string">
            <text:p>QSO</text:p>
          </table:table-cell>
          <table:table-cell office:value-type="float" office:value="1.024058" calcext:value-type="float">
            <text:p>1.0240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57+378</text:p>
          </table:table-cell>
          <table:table-cell office:value-type="float" office:value="254.83323" calcext:value-type="float">
            <text:p>254.83323</text:p>
          </table:table-cell>
          <table:table-cell office:value-type="float" office:value="37.7258" calcext:value-type="float">
            <text:p>37.7258</text:p>
          </table:table-cell>
          <table:table-cell office:value-type="string" calcext:value-type="string">
            <text:p>QSO</text:p>
          </table:table-cell>
          <table:table-cell office:value-type="float" office:value="1.023209" calcext:value-type="float">
            <text:p>1.0232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53+306</text:p>
          </table:table-cell>
          <table:table-cell office:value-type="float" office:value="208.92133" calcext:value-type="float">
            <text:p>208.92133</text:p>
          </table:table-cell>
          <table:table-cell office:value-type="float" office:value="30.40331" calcext:value-type="float">
            <text:p>30.40331</text:p>
          </table:table-cell>
          <table:table-cell office:value-type="string" calcext:value-type="string">
            <text:p>QSO</text:p>
          </table:table-cell>
          <table:table-cell office:value-type="float" office:value="1.023157" calcext:value-type="float">
            <text:p>1.023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502+602</text:p>
          </table:table-cell>
          <table:table-cell office:value-type="float" office:value="226.03842" calcext:value-type="float">
            <text:p>226.03842</text:p>
          </table:table-cell>
          <table:table-cell office:value-type="float" office:value="60.01538" calcext:value-type="float">
            <text:p>60.01538</text:p>
          </table:table-cell>
          <table:table-cell office:value-type="string" calcext:value-type="string">
            <text:p>QSO</text:p>
          </table:table-cell>
          <table:table-cell office:value-type="float" office:value="1.022" calcext:value-type="float">
            <text:p>1.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354.32+115725.5</text:p>
          </table:table-cell>
          <table:table-cell office:value-type="float" office:value="133.47645" calcext:value-type="float">
            <text:p>133.47645</text:p>
          </table:table-cell>
          <table:table-cell office:value-type="float" office:value="11.95711" calcext:value-type="float">
            <text:p>11.95711</text:p>
          </table:table-cell>
          <table:table-cell office:value-type="string" calcext:value-type="string">
            <text:p>QSO</text:p>
          </table:table-cell>
          <table:table-cell office:value-type="float" office:value="1.020452" calcext:value-type="float">
            <text:p>1.0204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08.1</text:p>
          </table:table-cell>
          <table:table-cell office:value-type="float" office:value="133.6637" calcext:value-type="float">
            <text:p>133.6637</text:p>
          </table:table-cell>
          <table:table-cell office:value-type="float" office:value="14.09793" calcext:value-type="float">
            <text:p>14.09793</text:p>
          </table:table-cell>
          <table:table-cell office:value-type="string" calcext:value-type="string">
            <text:p>G</text:p>
          </table:table-cell>
          <table:table-cell office:value-type="float" office:value="1.02" calcext:value-type="float">
            <text:p>1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i J1155182+193941</text:p>
          </table:table-cell>
          <table:table-cell office:value-type="float" office:value="178.82624" calcext:value-type="float">
            <text:p>178.82624</text:p>
          </table:table-cell>
          <table:table-cell office:value-type="float" office:value="19.66173" calcext:value-type="float">
            <text:p>19.66173</text:p>
          </table:table-cell>
          <table:table-cell office:value-type="string" calcext:value-type="string">
            <text:p>QSO</text:p>
          </table:table-cell>
          <table:table-cell office:value-type="float" office:value="1.0189" calcext:value-type="float">
            <text:p>1.0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9+38</text:p>
          </table:table-cell>
          <table:table-cell office:value-type="float" office:value="163.04912" calcext:value-type="float">
            <text:p>163.04912</text:p>
          </table:table-cell>
          <table:table-cell office:value-type="float" office:value="38.19553" calcext:value-type="float">
            <text:p>38.19553</text:p>
          </table:table-cell>
          <table:table-cell office:value-type="string" calcext:value-type="string">
            <text:p>G</text:p>
          </table:table-cell>
          <table:table-cell office:value-type="float" office:value="1.018" calcext:value-type="float">
            <text:p>1.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628.85+042659.8</text:p>
          </table:table-cell>
          <table:table-cell office:value-type="float" office:value="216.62026" calcext:value-type="float">
            <text:p>216.62026</text:p>
          </table:table-cell>
          <table:table-cell office:value-type="float" office:value="4.44984" calcext:value-type="float">
            <text:p>4.44984</text:p>
          </table:table-cell>
          <table:table-cell office:value-type="string" calcext:value-type="string">
            <text:p>QSO</text:p>
          </table:table-cell>
          <table:table-cell office:value-type="float" office:value="1.017645" calcext:value-type="float">
            <text:p>1.017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07+457</text:p>
          </table:table-cell>
          <table:table-cell office:value-type="float" office:value="122.78658" calcext:value-type="float">
            <text:p>122.78658</text:p>
          </table:table-cell>
          <table:table-cell office:value-type="float" office:value="45.5636" calcext:value-type="float">
            <text:p>45.5636</text:p>
          </table:table-cell>
          <table:table-cell office:value-type="string" calcext:value-type="string">
            <text:p>QSO</text:p>
          </table:table-cell>
          <table:table-cell office:value-type="float" office:value="1.017144" calcext:value-type="float">
            <text:p>1.017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08+463</text:p>
          </table:table-cell>
          <table:table-cell office:value-type="float" office:value="212.61755" calcext:value-type="float">
            <text:p>212.61755</text:p>
          </table:table-cell>
          <table:table-cell office:value-type="float" office:value="46.13915" calcext:value-type="float">
            <text:p>46.13915</text:p>
          </table:table-cell>
          <table:table-cell office:value-type="string" calcext:value-type="string">
            <text:p>QSO</text:p>
          </table:table-cell>
          <table:table-cell office:value-type="float" office:value="1.017107" calcext:value-type="float">
            <text:p>1.017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56+26B</text:p>
          </table:table-cell>
          <table:table-cell office:value-type="float" office:value="254.68348" calcext:value-type="float">
            <text:p>254.68348</text:p>
          </table:table-cell>
          <table:table-cell office:value-type="float" office:value="26.28583" calcext:value-type="float">
            <text:p>26.28583</text:p>
          </table:table-cell>
          <table:table-cell office:value-type="string" calcext:value-type="string">
            <text:p>QSO</text:p>
          </table:table-cell>
          <table:table-cell office:value-type="float" office:value="1.016428" calcext:value-type="float">
            <text:p>1.016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2551.84+361235.6</text:p>
          </table:table-cell>
          <table:table-cell office:value-type="float" office:value="141.46605" calcext:value-type="float">
            <text:p>141.46605</text:p>
          </table:table-cell>
          <table:table-cell office:value-type="float" office:value="36.20991" calcext:value-type="float">
            <text:p>36.20991</text:p>
          </table:table-cell>
          <table:table-cell office:value-type="string" calcext:value-type="string">
            <text:p>VisS</text:p>
          </table:table-cell>
          <table:table-cell office:value-type="float" office:value="1.015" calcext:value-type="float">
            <text:p>1.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5203.26+085047.2</text:p>
          </table:table-cell>
          <table:table-cell office:value-type="float" office:value="238.01359" calcext:value-type="float">
            <text:p>238.01359</text:p>
          </table:table-cell>
          <table:table-cell office:value-type="float" office:value="8.84648" calcext:value-type="float">
            <text:p>8.84648</text:p>
          </table:table-cell>
          <table:table-cell office:value-type="string" calcext:value-type="string">
            <text:p>G</text:p>
          </table:table-cell>
          <table:table-cell office:value-type="float" office:value="1.015" calcext:value-type="float">
            <text:p>1.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 Uma</text:p>
          </table:table-cell>
          <table:table-cell office:value-type="float" office:value="209.77393" calcext:value-type="float">
            <text:p>209.77393</text:p>
          </table:table-cell>
          <table:table-cell office:value-type="float" office:value="55.7415" calcext:value-type="float">
            <text:p>55.7415</text:p>
          </table:table-cell>
          <table:table-cell office:value-type="string" calcext:value-type="string">
            <text:p>QSO</text:p>
          </table:table-cell>
          <table:table-cell office:value-type="float" office:value="1.014" calcext:value-type="float">
            <text:p>1.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21+464</text:p>
          </table:table-cell>
          <table:table-cell office:value-type="float" office:value="185.9139" calcext:value-type="float">
            <text:p>185.9139</text:p>
          </table:table-cell>
          <table:table-cell office:value-type="float" office:value="46.1885" calcext:value-type="float">
            <text:p>46.1885</text:p>
          </table:table-cell>
          <table:table-cell office:value-type="string" calcext:value-type="string">
            <text:p>QSO</text:p>
          </table:table-cell>
          <table:table-cell office:value-type="float" office:value="1.012933" calcext:value-type="float">
            <text:p>1.0129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06+471</text:p>
          </table:table-cell>
          <table:table-cell office:value-type="float" office:value="152.41858" calcext:value-type="float">
            <text:p>152.41858</text:p>
          </table:table-cell>
          <table:table-cell office:value-type="float" office:value="46.92361" calcext:value-type="float">
            <text:p>46.92361</text:p>
          </table:table-cell>
          <table:table-cell office:value-type="string" calcext:value-type="string">
            <text:p>QSO</text:p>
          </table:table-cell>
          <table:table-cell office:value-type="float" office:value="1.012305" calcext:value-type="float">
            <text:p>1.012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2725.12+500849.1</text:p>
          </table:table-cell>
          <table:table-cell office:value-type="float" office:value="201.85468" calcext:value-type="float">
            <text:p>201.85468</text:p>
          </table:table-cell>
          <table:table-cell office:value-type="float" office:value="50.14699" calcext:value-type="float">
            <text:p>50.14699</text:p>
          </table:table-cell>
          <table:table-cell office:value-type="string" calcext:value-type="string">
            <text:p>QSO</text:p>
          </table:table-cell>
          <table:table-cell office:value-type="float" office:value="1.011908" calcext:value-type="float">
            <text:p>1.011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923.22+060959.0</text:p>
          </table:table-cell>
          <table:table-cell office:value-type="float" office:value="129.8468" calcext:value-type="float">
            <text:p>129.8468</text:p>
          </table:table-cell>
          <table:table-cell office:value-type="float" office:value="6.16638" calcext:value-type="float">
            <text:p>6.16638</text:p>
          </table:table-cell>
          <table:table-cell office:value-type="string" calcext:value-type="string">
            <text:p>QSO</text:p>
          </table:table-cell>
          <table:table-cell office:value-type="float" office:value="1.011838" calcext:value-type="float">
            <text:p>1.011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0+459</text:p>
          </table:table-cell>
          <table:table-cell office:value-type="float" office:value="203.24533" calcext:value-type="float">
            <text:p>203.24533</text:p>
          </table:table-cell>
          <table:table-cell office:value-type="float" office:value="45.70051" calcext:value-type="float">
            <text:p>45.70051</text:p>
          </table:table-cell>
          <table:table-cell office:value-type="string" calcext:value-type="string">
            <text:p>QSO</text:p>
          </table:table-cell>
          <table:table-cell office:value-type="float" office:value="1.011528" calcext:value-type="float">
            <text:p>1.0115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5910.42+030211.0</text:p>
          </table:table-cell>
          <table:table-cell office:value-type="float" office:value="179.79341" calcext:value-type="float">
            <text:p>179.79341</text:p>
          </table:table-cell>
          <table:table-cell office:value-type="float" office:value="3.0364" calcext:value-type="float">
            <text:p>3.0364</text:p>
          </table:table-cell>
          <table:table-cell office:value-type="string" calcext:value-type="string">
            <text:p>QSO</text:p>
          </table:table-cell>
          <table:table-cell office:value-type="float" office:value="1.009787" calcext:value-type="float">
            <text:p>1.009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129.16+333700.2</text:p>
          </table:table-cell>
          <table:table-cell office:value-type="float" office:value="195.37148" calcext:value-type="float">
            <text:p>195.37148</text:p>
          </table:table-cell>
          <table:table-cell office:value-type="float" office:value="33.61677" calcext:value-type="float">
            <text:p>33.61677</text:p>
          </table:table-cell>
          <table:table-cell office:value-type="string" calcext:value-type="string">
            <text:p>QSO</text:p>
          </table:table-cell>
          <table:table-cell office:value-type="float" office:value="1.009209" calcext:value-type="float">
            <text:p>1.0092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6+162</text:p>
          </table:table-cell>
          <table:table-cell office:value-type="float" office:value="164.76694" calcext:value-type="float">
            <text:p>164.76694</text:p>
          </table:table-cell>
          <table:table-cell office:value-type="float" office:value="16.01272" calcext:value-type="float">
            <text:p>16.01272</text:p>
          </table:table-cell>
          <table:table-cell office:value-type="string" calcext:value-type="string">
            <text:p>QSO</text:p>
          </table:table-cell>
          <table:table-cell office:value-type="float" office:value="1.007278" calcext:value-type="float">
            <text:p>1.007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244.99+100751.5</text:p>
          </table:table-cell>
          <table:table-cell office:value-type="float" office:value="220.6875" calcext:value-type="float">
            <text:p>220.6875</text:p>
          </table:table-cell>
          <table:table-cell office:value-type="float" office:value="10.13097" calcext:value-type="float">
            <text:p>10.13097</text:p>
          </table:table-cell>
          <table:table-cell office:value-type="string" calcext:value-type="string">
            <text:p>QSO</text:p>
          </table:table-cell>
          <table:table-cell office:value-type="float" office:value="1.006373" calcext:value-type="float">
            <text:p>1.006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103.93+483553.3</text:p>
          </table:table-cell>
          <table:table-cell office:value-type="float" office:value="210.26638" calcext:value-type="float">
            <text:p>210.26638</text:p>
          </table:table-cell>
          <table:table-cell office:value-type="float" office:value="48.59837" calcext:value-type="float">
            <text:p>48.59837</text:p>
          </table:table-cell>
          <table:table-cell office:value-type="string" calcext:value-type="string">
            <text:p>QSO</text:p>
          </table:table-cell>
          <table:table-cell office:value-type="float" office:value="1.005827" calcext:value-type="float">
            <text:p>1.005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142.22+411441.5</text:p>
          </table:table-cell>
          <table:table-cell office:value-type="float" office:value="155.4259" calcext:value-type="float">
            <text:p>155.4259</text:p>
          </table:table-cell>
          <table:table-cell office:value-type="float" office:value="41.24487" calcext:value-type="float">
            <text:p>41.24487</text:p>
          </table:table-cell>
          <table:table-cell office:value-type="string" calcext:value-type="string">
            <text:p>QSO</text:p>
          </table:table-cell>
          <table:table-cell office:value-type="float" office:value="1.005" calcext:value-type="float">
            <text:p>1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9+160</text:p>
          </table:table-cell>
          <table:table-cell office:value-type="float" office:value="218.06474" calcext:value-type="float">
            <text:p>218.06474</text:p>
          </table:table-cell>
          <table:table-cell office:value-type="float" office:value="15.80622" calcext:value-type="float">
            <text:p>15.80622</text:p>
          </table:table-cell>
          <table:table-cell office:value-type="string" calcext:value-type="string">
            <text:p>QSO</text:p>
          </table:table-cell>
          <table:table-cell office:value-type="float" office:value="1.005" calcext:value-type="float">
            <text:p>1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3837.80+123534.2</text:p>
          </table:table-cell>
          <table:table-cell office:value-type="float" office:value="219.6575" calcext:value-type="float">
            <text:p>219.6575</text:p>
          </table:table-cell>
          <table:table-cell office:value-type="float" office:value="12.59285" calcext:value-type="float">
            <text:p>12.59285</text:p>
          </table:table-cell>
          <table:table-cell office:value-type="string" calcext:value-type="string">
            <text:p>VisS</text:p>
          </table:table-cell>
          <table:table-cell office:value-type="float" office:value="1.005" calcext:value-type="float">
            <text:p>1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635.06+101706.1</text:p>
          </table:table-cell>
          <table:table-cell office:value-type="float" office:value="146.64612" calcext:value-type="float">
            <text:p>146.64612</text:p>
          </table:table-cell>
          <table:table-cell office:value-type="float" office:value="10.28504" calcext:value-type="float">
            <text:p>10.28504</text:p>
          </table:table-cell>
          <table:table-cell office:value-type="string" calcext:value-type="string">
            <text:p>QSO</text:p>
          </table:table-cell>
          <table:table-cell office:value-type="float" office:value="1.004451" calcext:value-type="float">
            <text:p>1.004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626.68+032627.8</text:p>
          </table:table-cell>
          <table:table-cell office:value-type="float" office:value="201.61117" calcext:value-type="float">
            <text:p>201.61117</text:p>
          </table:table-cell>
          <table:table-cell office:value-type="float" office:value="3.44105" calcext:value-type="float">
            <text:p>3.44105</text:p>
          </table:table-cell>
          <table:table-cell office:value-type="string" calcext:value-type="string">
            <text:p>QSO</text:p>
          </table:table-cell>
          <table:table-cell office:value-type="float" office:value="1.00317" calcext:value-type="float">
            <text:p>1.003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59+3010</text:p>
          </table:table-cell>
          <table:table-cell office:value-type="float" office:value="119.86785" calcext:value-type="float">
            <text:p>119.86785</text:p>
          </table:table-cell>
          <table:table-cell office:value-type="float" office:value="30.17454" calcext:value-type="float">
            <text:p>30.17454</text:p>
          </table:table-cell>
          <table:table-cell office:value-type="string" calcext:value-type="string">
            <text:p>QSO</text:p>
          </table:table-cell>
          <table:table-cell office:value-type="float" office:value="1.002016" calcext:value-type="float">
            <text:p>1.002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914.99+571447.0</text:p>
          </table:table-cell>
          <table:table-cell office:value-type="float" office:value="164.81213" calcext:value-type="float">
            <text:p>164.81213</text:p>
          </table:table-cell>
          <table:table-cell office:value-type="float" office:value="57.24647" calcext:value-type="float">
            <text:p>57.24647</text:p>
          </table:table-cell>
          <table:table-cell office:value-type="string" calcext:value-type="string">
            <text:p>G</text:p>
          </table:table-cell>
          <table:table-cell office:value-type="float" office:value="1.002" calcext:value-type="float">
            <text:p>1.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5+248</text:p>
          </table:table-cell>
          <table:table-cell office:value-type="float" office:value="219.45246" calcext:value-type="float">
            <text:p>219.45246</text:p>
          </table:table-cell>
          <table:table-cell office:value-type="float" office:value="24.65175" calcext:value-type="float">
            <text:p>24.65175</text:p>
          </table:table-cell>
          <table:table-cell office:value-type="string" calcext:value-type="string">
            <text:p>QSO</text:p>
          </table:table-cell>
          <table:table-cell office:value-type="float" office:value="1.00163" calcext:value-type="float">
            <text:p>1.00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3354.45+482050.2</text:p>
          </table:table-cell>
          <table:table-cell office:value-type="float" office:value="188.47688" calcext:value-type="float">
            <text:p>188.47688</text:p>
          </table:table-cell>
          <table:table-cell office:value-type="float" office:value="48.34719" calcext:value-type="float">
            <text:p>48.34719</text:p>
          </table:table-cell>
          <table:table-cell office:value-type="string" calcext:value-type="string">
            <text:p>QSO</text:p>
          </table:table-cell>
          <table:table-cell office:value-type="float" office:value="1.0002" calcext:value-type="float">
            <text:p>1.0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28+30</text:p>
          </table:table-cell>
          <table:table-cell office:value-type="float" office:value="127.90414" calcext:value-type="float">
            <text:p>127.90414</text:p>
          </table:table-cell>
          <table:table-cell office:value-type="float" office:value="30.80745" calcext:value-type="float">
            <text:p>30.80745</text:p>
          </table:table-cell>
          <table:table-cell office:value-type="string" calcext:value-type="string">
            <text:p>QSO</text:p>
          </table:table-cell>
          <table:table-cell office:value-type="float" office:value="0.999634" calcext:value-type="float">
            <text:p>0.9996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1555.66+062319.0</text:p>
          </table:table-cell>
          <table:table-cell office:value-type="float" office:value="243.98193" calcext:value-type="float">
            <text:p>243.98193</text:p>
          </table:table-cell>
          <table:table-cell office:value-type="float" office:value="6.38863" calcext:value-type="float">
            <text:p>6.38863</text:p>
          </table:table-cell>
          <table:table-cell office:value-type="string" calcext:value-type="string">
            <text:p>QSO</text:p>
          </table:table-cell>
          <table:table-cell office:value-type="float" office:value="0.999182" calcext:value-type="float">
            <text:p>0.999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226.09+343414.3</text:p>
          </table:table-cell>
          <table:table-cell office:value-type="float" office:value="128.10875" calcext:value-type="float">
            <text:p>128.10875</text:p>
          </table:table-cell>
          <table:table-cell office:value-type="float" office:value="34.57053" calcext:value-type="float">
            <text:p>34.57053</text:p>
          </table:table-cell>
          <table:table-cell office:value-type="string" calcext:value-type="string">
            <text:p>QSO</text:p>
          </table:table-cell>
          <table:table-cell office:value-type="float" office:value="0.999079" calcext:value-type="float">
            <text:p>0.999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08+326</text:p>
          </table:table-cell>
          <table:table-cell office:value-type="float" office:value="197.61943" calcext:value-type="float">
            <text:p>197.61943</text:p>
          </table:table-cell>
          <table:table-cell office:value-type="float" office:value="32.3455" calcext:value-type="float">
            <text:p>32.3455</text:p>
          </table:table-cell>
          <table:table-cell office:value-type="string" calcext:value-type="string">
            <text:p>QSO</text:p>
          </table:table-cell>
          <table:table-cell office:value-type="float" office:value="0.998007" calcext:value-type="float">
            <text:p>0.998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805.19+252636.7</text:p>
          </table:table-cell>
          <table:table-cell office:value-type="float" office:value="247.02166" calcext:value-type="float">
            <text:p>247.02166</text:p>
          </table:table-cell>
          <table:table-cell office:value-type="float" office:value="25.44356" calcext:value-type="float">
            <text:p>25.44356</text:p>
          </table:table-cell>
          <table:table-cell office:value-type="string" calcext:value-type="string">
            <text:p>QSO</text:p>
          </table:table-cell>
          <table:table-cell office:value-type="float" office:value="0.997026" calcext:value-type="float">
            <text:p>0.9970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33+26</text:p>
          </table:table-cell>
          <table:table-cell office:value-type="float" office:value="114.24197" calcext:value-type="float">
            <text:p>114.24197</text:p>
          </table:table-cell>
          <table:table-cell office:value-type="float" office:value="26.08054" calcext:value-type="float">
            <text:p>26.08054</text:p>
          </table:table-cell>
          <table:table-cell office:value-type="string" calcext:value-type="string">
            <text:p>QSO</text:p>
          </table:table-cell>
          <table:table-cell office:value-type="float" office:value="0.997" calcext:value-type="float">
            <text:p>0.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3829.99+613037.5</text:p>
          </table:table-cell>
          <table:table-cell office:value-type="float" office:value="219.62492" calcext:value-type="float">
            <text:p>219.62492</text:p>
          </table:table-cell>
          <table:table-cell office:value-type="float" office:value="61.51044" calcext:value-type="float">
            <text:p>61.51044</text:p>
          </table:table-cell>
          <table:table-cell office:value-type="string" calcext:value-type="string">
            <text:p>QSO</text:p>
          </table:table-cell>
          <table:table-cell office:value-type="float" office:value="0.996643" calcext:value-type="float">
            <text:p>0.996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5906.96+050959.0</text:p>
          </table:table-cell>
          <table:table-cell office:value-type="float" office:value="149.779" calcext:value-type="float">
            <text:p>149.779</text:p>
          </table:table-cell>
          <table:table-cell office:value-type="float" office:value="5.16639" calcext:value-type="float">
            <text:p>5.16639</text:p>
          </table:table-cell>
          <table:table-cell office:value-type="string" calcext:value-type="string">
            <text:p>QSO</text:p>
          </table:table-cell>
          <table:table-cell office:value-type="float" office:value="0.995883" calcext:value-type="float">
            <text:p>0.9958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155.21+035536.8</text:p>
          </table:table-cell>
          <table:table-cell office:value-type="float" office:value="215.48017" calcext:value-type="float">
            <text:p>215.48017</text:p>
          </table:table-cell>
          <table:table-cell office:value-type="float" office:value="3.92706" calcext:value-type="float">
            <text:p>3.92706</text:p>
          </table:table-cell>
          <table:table-cell office:value-type="string" calcext:value-type="string">
            <text:p>*</text:p>
          </table:table-cell>
          <table:table-cell office:value-type="float" office:value="0.995278" calcext:value-type="float">
            <text:p>0.995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4+27</text:p>
          </table:table-cell>
          <table:table-cell office:value-type="float" office:value="124.4501" calcext:value-type="float">
            <text:p>124.4501</text:p>
          </table:table-cell>
          <table:table-cell office:value-type="float" office:value="27.27759" calcext:value-type="float">
            <text:p>27.27759</text:p>
          </table:table-cell>
          <table:table-cell office:value-type="string" calcext:value-type="string">
            <text:p>QSO</text:p>
          </table:table-cell>
          <table:table-cell office:value-type="float" office:value="0.995" calcext:value-type="float">
            <text:p>0.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540.97+615037.8</text:p>
          </table:table-cell>
          <table:table-cell office:value-type="float" office:value="158.9207" calcext:value-type="float">
            <text:p>158.9207</text:p>
          </table:table-cell>
          <table:table-cell office:value-type="float" office:value="61.84397" calcext:value-type="float">
            <text:p>61.84397</text:p>
          </table:table-cell>
          <table:table-cell office:value-type="string" calcext:value-type="string">
            <text:p>*</text:p>
          </table:table-cell>
          <table:table-cell office:value-type="float" office:value="0.995" calcext:value-type="float">
            <text:p>0.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0+542</text:p>
          </table:table-cell>
          <table:table-cell office:value-type="float" office:value="163.48775" calcext:value-type="float">
            <text:p>163.48775</text:p>
          </table:table-cell>
          <table:table-cell office:value-type="float" office:value="54.03028" calcext:value-type="float">
            <text:p>54.03028</text:p>
          </table:table-cell>
          <table:table-cell office:value-type="string" calcext:value-type="string">
            <text:p>QSO</text:p>
          </table:table-cell>
          <table:table-cell office:value-type="float" office:value="0.995" calcext:value-type="float">
            <text:p>0.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3956.35+112758.8</text:p>
          </table:table-cell>
          <table:table-cell office:value-type="float" office:value="249.98487" calcext:value-type="float">
            <text:p>249.98487</text:p>
          </table:table-cell>
          <table:table-cell office:value-type="float" office:value="11.46631" calcext:value-type="float">
            <text:p>11.46631</text:p>
          </table:table-cell>
          <table:table-cell office:value-type="string" calcext:value-type="string">
            <text:p>G</text:p>
          </table:table-cell>
          <table:table-cell office:value-type="float" office:value="0.994" calcext:value-type="float">
            <text:p>0.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615.89+552708.5</text:p>
          </table:table-cell>
          <table:table-cell office:value-type="float" office:value="166.56621" calcext:value-type="float">
            <text:p>166.56621</text:p>
          </table:table-cell>
          <table:table-cell office:value-type="float" office:value="55.45236" calcext:value-type="float">
            <text:p>55.45236</text:p>
          </table:table-cell>
          <table:table-cell office:value-type="string" calcext:value-type="string">
            <text:p>QSO</text:p>
          </table:table-cell>
          <table:table-cell office:value-type="float" office:value="0.993722" calcext:value-type="float">
            <text:p>0.9937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303.21+243355.7</text:p>
          </table:table-cell>
          <table:table-cell office:value-type="float" office:value="195.76339" calcext:value-type="float">
            <text:p>195.76339</text:p>
          </table:table-cell>
          <table:table-cell office:value-type="float" office:value="24.56547" calcext:value-type="float">
            <text:p>24.56547</text:p>
          </table:table-cell>
          <table:table-cell office:value-type="string" calcext:value-type="string">
            <text:p>QSO</text:p>
          </table:table-cell>
          <table:table-cell office:value-type="float" office:value="0.993" calcext:value-type="float">
            <text:p>0.9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32+35</text:p>
          </table:table-cell>
          <table:table-cell office:value-type="float" office:value="173.79895" calcext:value-type="float">
            <text:p>173.79895</text:p>
          </table:table-cell>
          <table:table-cell office:value-type="float" office:value="35.24789" calcext:value-type="float">
            <text:p>35.24789</text:p>
          </table:table-cell>
          <table:table-cell office:value-type="string" calcext:value-type="string">
            <text:p>QSO</text:p>
          </table:table-cell>
          <table:table-cell office:value-type="float" office:value="0.992" calcext:value-type="float">
            <text:p>0.9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0+110</text:p>
          </table:table-cell>
          <table:table-cell office:value-type="float" office:value="235.73385" calcext:value-type="float">
            <text:p>235.73385</text:p>
          </table:table-cell>
          <table:table-cell office:value-type="float" office:value="10.91016" calcext:value-type="float">
            <text:p>10.91016</text:p>
          </table:table-cell>
          <table:table-cell office:value-type="string" calcext:value-type="string">
            <text:p>QSO</text:p>
          </table:table-cell>
          <table:table-cell office:value-type="float" office:value="0.992" calcext:value-type="float">
            <text:p>0.9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1224.78+220506.2</text:p>
          </table:table-cell>
          <table:table-cell office:value-type="float" office:value="138.10327" calcext:value-type="float">
            <text:p>138.10327</text:p>
          </table:table-cell>
          <table:table-cell office:value-type="float" office:value="22.08507" calcext:value-type="float">
            <text:p>22.08507</text:p>
          </table:table-cell>
          <table:table-cell office:value-type="string" calcext:value-type="string">
            <text:p>QSO</text:p>
          </table:table-cell>
          <table:table-cell office:value-type="float" office:value="0.991791" calcext:value-type="float">
            <text:p>0.9917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3.53</text:p>
          </table:table-cell>
          <table:table-cell office:value-type="float" office:value="220.51684" calcext:value-type="float">
            <text:p>220.51684</text:p>
          </table:table-cell>
          <table:table-cell office:value-type="float" office:value="13.48779" calcext:value-type="float">
            <text:p>13.48779</text:p>
          </table:table-cell>
          <table:table-cell office:value-type="string" calcext:value-type="string">
            <text:p>QSO</text:p>
          </table:table-cell>
          <table:table-cell office:value-type="float" office:value="0.9915" calcext:value-type="float">
            <text:p>0.9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9+429</text:p>
          </table:table-cell>
          <table:table-cell office:value-type="float" office:value="155.55472" calcext:value-type="float">
            <text:p>155.55472</text:p>
          </table:table-cell>
          <table:table-cell office:value-type="float" office:value="42.65711" calcext:value-type="float">
            <text:p>42.65711</text:p>
          </table:table-cell>
          <table:table-cell office:value-type="string" calcext:value-type="string">
            <text:p>QSO</text:p>
          </table:table-cell>
          <table:table-cell office:value-type="float" office:value="0.991" calcext:value-type="float">
            <text:p>0.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736.68+263527.5</text:p>
          </table:table-cell>
          <table:table-cell office:value-type="float" office:value="161.90287" calcext:value-type="float">
            <text:p>161.90287</text:p>
          </table:table-cell>
          <table:table-cell office:value-type="float" office:value="26.59097" calcext:value-type="float">
            <text:p>26.59097</text:p>
          </table:table-cell>
          <table:table-cell office:value-type="string" calcext:value-type="string">
            <text:p>QSO</text:p>
          </table:table-cell>
          <table:table-cell office:value-type="float" office:value="0.99" calcext:value-type="float">
            <text:p>0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43</text:p>
          </table:table-cell>
          <table:table-cell office:value-type="float" office:value="248.64079" calcext:value-type="float">
            <text:p>248.64079</text:p>
          </table:table-cell>
          <table:table-cell office:value-type="float" office:value="62.75995" calcext:value-type="float">
            <text:p>62.75995</text:p>
          </table:table-cell>
          <table:table-cell office:value-type="string" calcext:value-type="string">
            <text:p>QSO</text:p>
          </table:table-cell>
          <table:table-cell office:value-type="float" office:value="0.988" calcext:value-type="float">
            <text:p>0.9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2903.2+253109</text:p>
          </table:table-cell>
          <table:table-cell office:value-type="float" office:value="202.26354" calcext:value-type="float">
            <text:p>202.26354</text:p>
          </table:table-cell>
          <table:table-cell office:value-type="float" office:value="25.51932" calcext:value-type="float">
            <text:p>25.51932</text:p>
          </table:table-cell>
          <table:table-cell office:value-type="string" calcext:value-type="string">
            <text:p>QSO</text:p>
          </table:table-cell>
          <table:table-cell office:value-type="float" office:value="0.986" calcext:value-type="float">
            <text:p>0.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416.75+585749.5</text:p>
          </table:table-cell>
          <table:table-cell office:value-type="float" office:value="228.5697" calcext:value-type="float">
            <text:p>228.5697</text:p>
          </table:table-cell>
          <table:table-cell office:value-type="float" office:value="58.96371" calcext:value-type="float">
            <text:p>58.96371</text:p>
          </table:table-cell>
          <table:table-cell office:value-type="string" calcext:value-type="string">
            <text:p>QSO</text:p>
          </table:table-cell>
          <table:table-cell office:value-type="float" office:value="0.985555" calcext:value-type="float">
            <text:p>0.985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4+589</text:p>
          </table:table-cell>
          <table:table-cell office:value-type="float" office:value="248.79381" calcext:value-type="float">
            <text:p>248.79381</text:p>
          </table:table-cell>
          <table:table-cell office:value-type="float" office:value="58.81049" calcext:value-type="float">
            <text:p>58.81049</text:p>
          </table:table-cell>
          <table:table-cell office:value-type="string" calcext:value-type="string">
            <text:p>QSO</text:p>
          </table:table-cell>
          <table:table-cell office:value-type="float" office:value="0.985" calcext:value-type="float">
            <text:p>0.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97</text:p>
          </table:table-cell>
          <table:table-cell office:value-type="float" office:value="124.39615" calcext:value-type="float">
            <text:p>124.39615</text:p>
          </table:table-cell>
          <table:table-cell office:value-type="float" office:value="22.6216" calcext:value-type="float">
            <text:p>22.6216</text:p>
          </table:table-cell>
          <table:table-cell office:value-type="string" calcext:value-type="string">
            <text:p>QSO</text:p>
          </table:table-cell>
          <table:table-cell office:value-type="float" office:value="0.982129" calcext:value-type="float">
            <text:p>0.9821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921.70+414923.5</text:p>
          </table:table-cell>
          <table:table-cell office:value-type="float" office:value="219.8404" calcext:value-type="float">
            <text:p>219.8404</text:p>
          </table:table-cell>
          <table:table-cell office:value-type="float" office:value="41.8232" calcext:value-type="float">
            <text:p>41.8232</text:p>
          </table:table-cell>
          <table:table-cell office:value-type="string" calcext:value-type="string">
            <text:p>*</text:p>
          </table:table-cell>
          <table:table-cell office:value-type="float" office:value="0.982056" calcext:value-type="float">
            <text:p>0.982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0445.7+222519</text:p>
          </table:table-cell>
          <table:table-cell office:value-type="float" office:value="151.19061" calcext:value-type="float">
            <text:p>151.19061</text:p>
          </table:table-cell>
          <table:table-cell office:value-type="float" office:value="22.42203" calcext:value-type="float">
            <text:p>22.42203</text:p>
          </table:table-cell>
          <table:table-cell office:value-type="string" calcext:value-type="string">
            <text:p>QSO</text:p>
          </table:table-cell>
          <table:table-cell office:value-type="float" office:value="0.980573" calcext:value-type="float">
            <text:p>0.980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232.29+203203.6</text:p>
          </table:table-cell>
          <table:table-cell office:value-type="float" office:value="245.63457" calcext:value-type="float">
            <text:p>245.63457</text:p>
          </table:table-cell>
          <table:table-cell office:value-type="float" office:value="20.53443" calcext:value-type="float">
            <text:p>20.53443</text:p>
          </table:table-cell>
          <table:table-cell office:value-type="string" calcext:value-type="string">
            <text:p>QSO</text:p>
          </table:table-cell>
          <table:table-cell office:value-type="float" office:value="0.979216" calcext:value-type="float">
            <text:p>0.979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56+39</text:p>
          </table:table-cell>
          <table:table-cell office:value-type="float" office:value="194.75854" calcext:value-type="float">
            <text:p>194.75854</text:p>
          </table:table-cell>
          <table:table-cell office:value-type="float" office:value="39.00379" calcext:value-type="float">
            <text:p>39.00379</text:p>
          </table:table-cell>
          <table:table-cell office:value-type="string" calcext:value-type="string">
            <text:p>QSO</text:p>
          </table:table-cell>
          <table:table-cell office:value-type="float" office:value="0.979128" calcext:value-type="float">
            <text:p>0.979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47+539B</text:p>
          </table:table-cell>
          <table:table-cell office:value-type="float" office:value="207.3944" calcext:value-type="float">
            <text:p>207.3944</text:p>
          </table:table-cell>
          <table:table-cell office:value-type="float" office:value="53.68807" calcext:value-type="float">
            <text:p>53.68807</text:p>
          </table:table-cell>
          <table:table-cell office:value-type="string" calcext:value-type="string">
            <text:p>QSO</text:p>
          </table:table-cell>
          <table:table-cell office:value-type="float" office:value="0.978573" calcext:value-type="float">
            <text:p>0.978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2.27</text:p>
          </table:table-cell>
          <table:table-cell office:value-type="float" office:value="133.14193" calcext:value-type="float">
            <text:p>133.14193</text:p>
          </table:table-cell>
          <table:table-cell office:value-type="float" office:value="42.25797" calcext:value-type="float">
            <text:p>42.25797</text:p>
          </table:table-cell>
          <table:table-cell office:value-type="string" calcext:value-type="string">
            <text:p>QSO</text:p>
          </table:table-cell>
          <table:table-cell office:value-type="float" office:value="0.978" calcext:value-type="float">
            <text:p>0.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2517.51+302640.7</text:p>
          </table:table-cell>
          <table:table-cell office:value-type="float" office:value="261.3229" calcext:value-type="float">
            <text:p>261.3229</text:p>
          </table:table-cell>
          <table:table-cell office:value-type="float" office:value="30.44467" calcext:value-type="float">
            <text:p>30.44467</text:p>
          </table:table-cell>
          <table:table-cell office:value-type="string" calcext:value-type="string">
            <text:p>QSO</text:p>
          </table:table-cell>
          <table:table-cell office:value-type="float" office:value="0.978" calcext:value-type="float">
            <text:p>0.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9.44</text:p>
          </table:table-cell>
          <table:table-cell office:value-type="float" office:value="243.42908" calcext:value-type="float">
            <text:p>243.42908</text:p>
          </table:table-cell>
          <table:table-cell office:value-type="float" office:value="39.12579" calcext:value-type="float">
            <text:p>39.12579</text:p>
          </table:table-cell>
          <table:table-cell office:value-type="string" calcext:value-type="string">
            <text:p>QSO</text:p>
          </table:table-cell>
          <table:table-cell office:value-type="float" office:value="0.976606" calcext:value-type="float">
            <text:p>0.9766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2+373</text:p>
          </table:table-cell>
          <table:table-cell office:value-type="float" office:value="236.18768" calcext:value-type="float">
            <text:p>236.18768</text:p>
          </table:table-cell>
          <table:table-cell office:value-type="float" office:value="37.21906" calcext:value-type="float">
            <text:p>37.21906</text:p>
          </table:table-cell>
          <table:table-cell office:value-type="string" calcext:value-type="string">
            <text:p>QSO</text:p>
          </table:table-cell>
          <table:table-cell office:value-type="float" office:value="0.976101" calcext:value-type="float">
            <text:p>0.976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8+407</text:p>
          </table:table-cell>
          <table:table-cell office:value-type="float" office:value="155.41243" calcext:value-type="float">
            <text:p>155.41243</text:p>
          </table:table-cell>
          <table:table-cell office:value-type="float" office:value="40.52978" calcext:value-type="float">
            <text:p>40.52978</text:p>
          </table:table-cell>
          <table:table-cell office:value-type="string" calcext:value-type="string">
            <text:p>*</text:p>
          </table:table-cell>
          <table:table-cell office:value-type="float" office:value="0.975" calcext:value-type="float">
            <text:p>0.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QAC 184+029 003</text:p>
          </table:table-cell>
          <table:table-cell office:value-type="float" office:value="184.28438" calcext:value-type="float">
            <text:p>184.28438</text:p>
          </table:table-cell>
          <table:table-cell office:value-type="float" office:value="29.42597" calcext:value-type="float">
            <text:p>29.42597</text:p>
          </table:table-cell>
          <table:table-cell office:value-type="string" calcext:value-type="string">
            <text:p>QSO</text:p>
          </table:table-cell>
          <table:table-cell office:value-type="float" office:value="0.974" calcext:value-type="float">
            <text:p>0.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3010.82+114954.8</text:p>
          </table:table-cell>
          <table:table-cell office:value-type="float" office:value="217.54514" calcext:value-type="float">
            <text:p>217.54514</text:p>
          </table:table-cell>
          <table:table-cell office:value-type="float" office:value="11.83193" calcext:value-type="float">
            <text:p>11.83193</text:p>
          </table:table-cell>
          <table:table-cell office:value-type="string" calcext:value-type="string">
            <text:p>QSO</text:p>
          </table:table-cell>
          <table:table-cell office:value-type="float" office:value="0.973364" calcext:value-type="float">
            <text:p>0.973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242.48+041439.2</text:p>
          </table:table-cell>
          <table:table-cell office:value-type="float" office:value="215.67704" calcext:value-type="float">
            <text:p>215.67704</text:p>
          </table:table-cell>
          <table:table-cell office:value-type="float" office:value="4.2442" calcext:value-type="float">
            <text:p>4.2442</text:p>
          </table:table-cell>
          <table:table-cell office:value-type="string" calcext:value-type="string">
            <text:p>QSO</text:p>
          </table:table-cell>
          <table:table-cell office:value-type="float" office:value="0.9721" calcext:value-type="float">
            <text:p>0.9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48+350</text:p>
          </table:table-cell>
          <table:table-cell office:value-type="float" office:value="192.63901" calcext:value-type="float">
            <text:p>192.63901</text:p>
          </table:table-cell>
          <table:table-cell office:value-type="float" office:value="34.7324" calcext:value-type="float">
            <text:p>34.7324</text:p>
          </table:table-cell>
          <table:table-cell office:value-type="string" calcext:value-type="string">
            <text:p>QSO</text:p>
          </table:table-cell>
          <table:table-cell office:value-type="float" office:value="0.972" calcext:value-type="float">
            <text:p>0.9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638.02+183815.3</text:p>
          </table:table-cell>
          <table:table-cell office:value-type="float" office:value="139.15844" calcext:value-type="float">
            <text:p>139.15844</text:p>
          </table:table-cell>
          <table:table-cell office:value-type="float" office:value="18.63758" calcext:value-type="float">
            <text:p>18.63758</text:p>
          </table:table-cell>
          <table:table-cell office:value-type="string" calcext:value-type="string">
            <text:p>QSO</text:p>
          </table:table-cell>
          <table:table-cell office:value-type="float" office:value="0.971739" calcext:value-type="float">
            <text:p>0.971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7+375</text:p>
          </table:table-cell>
          <table:table-cell office:value-type="float" office:value="215.00142" calcext:value-type="float">
            <text:p>215.00142</text:p>
          </table:table-cell>
          <table:table-cell office:value-type="float" office:value="37.35963" calcext:value-type="float">
            <text:p>37.35963</text:p>
          </table:table-cell>
          <table:table-cell office:value-type="string" calcext:value-type="string">
            <text:p>QSO</text:p>
          </table:table-cell>
          <table:table-cell office:value-type="float" office:value="0.971058" calcext:value-type="float">
            <text:p>0.9710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5+355</text:p>
          </table:table-cell>
          <table:table-cell office:value-type="float" office:value="241.85415" calcext:value-type="float">
            <text:p>241.85415</text:p>
          </table:table-cell>
          <table:table-cell office:value-type="float" office:value="35.46687" calcext:value-type="float">
            <text:p>35.46687</text:p>
          </table:table-cell>
          <table:table-cell office:value-type="string" calcext:value-type="string">
            <text:p>QSO</text:p>
          </table:table-cell>
          <table:table-cell office:value-type="float" office:value="0.97" calcext:value-type="float">
            <text:p>0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317.57+315456.7</text:p>
          </table:table-cell>
          <table:table-cell office:value-type="float" office:value="220.82329" calcext:value-type="float">
            <text:p>220.82329</text:p>
          </table:table-cell>
          <table:table-cell office:value-type="float" office:value="31.91577" calcext:value-type="float">
            <text:p>31.91577</text:p>
          </table:table-cell>
          <table:table-cell office:value-type="string" calcext:value-type="string">
            <text:p>QSO</text:p>
          </table:table-cell>
          <table:table-cell office:value-type="float" office:value="0.969261" calcext:value-type="float">
            <text:p>0.9692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649.00+041928.0</text:p>
          </table:table-cell>
          <table:table-cell office:value-type="float" office:value="154.20415" calcext:value-type="float">
            <text:p>154.20415</text:p>
          </table:table-cell>
          <table:table-cell office:value-type="float" office:value="4.32449" calcext:value-type="float">
            <text:p>4.32449</text:p>
          </table:table-cell>
          <table:table-cell office:value-type="string" calcext:value-type="string">
            <text:p>QSO</text:p>
          </table:table-cell>
          <table:table-cell office:value-type="float" office:value="0.96806" calcext:value-type="float">
            <text:p>0.968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9+044</text:p>
          </table:table-cell>
          <table:table-cell office:value-type="float" office:value="185.59396" calcext:value-type="float">
            <text:p>185.59396</text:p>
          </table:table-cell>
          <table:table-cell office:value-type="float" office:value="4.22105" calcext:value-type="float">
            <text:p>4.22105</text:p>
          </table:table-cell>
          <table:table-cell office:value-type="string" calcext:value-type="string">
            <text:p>QSO</text:p>
          </table:table-cell>
          <table:table-cell office:value-type="float" office:value="0.966" calcext:value-type="float">
            <text:p>0.9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07+036</text:p>
          </table:table-cell>
          <table:table-cell office:value-type="float" office:value="167.59938" calcext:value-type="float">
            <text:p>167.59938</text:p>
          </table:table-cell>
          <table:table-cell office:value-type="float" office:value="3.36003" calcext:value-type="float">
            <text:p>3.36003</text:p>
          </table:table-cell>
          <table:table-cell office:value-type="string" calcext:value-type="string">
            <text:p>QSO</text:p>
          </table:table-cell>
          <table:table-cell office:value-type="float" office:value="0.96591" calcext:value-type="float">
            <text:p>0.965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1907.69+173612.3</text:p>
          </table:table-cell>
          <table:table-cell office:value-type="float" office:value="214.78208" calcext:value-type="float">
            <text:p>214.78208</text:p>
          </table:table-cell>
          <table:table-cell office:value-type="float" office:value="17.60343" calcext:value-type="float">
            <text:p>17.60343</text:p>
          </table:table-cell>
          <table:table-cell office:value-type="string" calcext:value-type="string">
            <text:p>G</text:p>
          </table:table-cell>
          <table:table-cell office:value-type="float" office:value="0.9657" calcext:value-type="float">
            <text:p>0.96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2.35</text:p>
          </table:table-cell>
          <table:table-cell office:value-type="float" office:value="146.45792" calcext:value-type="float">
            <text:p>146.45792</text:p>
          </table:table-cell>
          <table:table-cell office:value-type="float" office:value="12.09216" calcext:value-type="float">
            <text:p>12.09216</text:p>
          </table:table-cell>
          <table:table-cell office:value-type="string" calcext:value-type="string">
            <text:p>QSO</text:p>
          </table:table-cell>
          <table:table-cell office:value-type="float" office:value="0.964467" calcext:value-type="float">
            <text:p>0.964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4.25</text:p>
          </table:table-cell>
          <table:table-cell office:value-type="float" office:value="227.92817" calcext:value-type="float">
            <text:p>227.92817</text:p>
          </table:table-cell>
          <table:table-cell office:value-type="float" office:value="44.51211" calcext:value-type="float">
            <text:p>44.51211</text:p>
          </table:table-cell>
          <table:table-cell office:value-type="string" calcext:value-type="string">
            <text:p>QSO</text:p>
          </table:table-cell>
          <table:table-cell office:value-type="float" office:value="0.964263" calcext:value-type="float">
            <text:p>0.9642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40+606</text:p>
          </table:table-cell>
          <table:table-cell office:value-type="float" office:value="205.55531" calcext:value-type="float">
            <text:p>205.55531</text:p>
          </table:table-cell>
          <table:table-cell office:value-type="float" office:value="60.3619" calcext:value-type="float">
            <text:p>60.3619</text:p>
          </table:table-cell>
          <table:table-cell office:value-type="string" calcext:value-type="string">
            <text:p>QSO</text:p>
          </table:table-cell>
          <table:table-cell office:value-type="float" office:value="0.96296" calcext:value-type="float">
            <text:p>0.96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2+435</text:p>
          </table:table-cell>
          <table:table-cell office:value-type="float" office:value="156.44216" calcext:value-type="float">
            <text:p>156.44216</text:p>
          </table:table-cell>
          <table:table-cell office:value-type="float" office:value="43.29328" calcext:value-type="float">
            <text:p>43.29328</text:p>
          </table:table-cell>
          <table:table-cell office:value-type="string" calcext:value-type="string">
            <text:p>QSO</text:p>
          </table:table-cell>
          <table:table-cell office:value-type="float" office:value="0.962815" calcext:value-type="float">
            <text:p>0.962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347.51+000130.1</text:p>
          </table:table-cell>
          <table:table-cell office:value-type="float" office:value="183.44804" calcext:value-type="float">
            <text:p>183.4480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QSO</text:p>
          </table:table-cell>
          <table:table-cell office:value-type="float" office:value="0.961436" calcext:value-type="float">
            <text:p>0.961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403.17+303514.0</text:p>
          </table:table-cell>
          <table:table-cell office:value-type="float" office:value="121.01321" calcext:value-type="float">
            <text:p>121.01321</text:p>
          </table:table-cell>
          <table:table-cell office:value-type="float" office:value="30.58722" calcext:value-type="float">
            <text:p>30.58722</text:p>
          </table:table-cell>
          <table:table-cell office:value-type="string" calcext:value-type="string">
            <text:p>QSO</text:p>
          </table:table-cell>
          <table:table-cell office:value-type="float" office:value="0.959258" calcext:value-type="float">
            <text:p>0.9592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4856.77+080127.2</text:p>
          </table:table-cell>
          <table:table-cell office:value-type="float" office:value="132.23656" calcext:value-type="float">
            <text:p>132.23656</text:p>
          </table:table-cell>
          <table:table-cell office:value-type="float" office:value="8.02425" calcext:value-type="float">
            <text:p>8.02425</text:p>
          </table:table-cell>
          <table:table-cell office:value-type="string" calcext:value-type="string">
            <text:p>QSO</text:p>
          </table:table-cell>
          <table:table-cell office:value-type="float" office:value="0.957648" calcext:value-type="float">
            <text:p>0.957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36+386</text:p>
          </table:table-cell>
          <table:table-cell office:value-type="float" office:value="144.95113" calcext:value-type="float">
            <text:p>144.95113</text:p>
          </table:table-cell>
          <table:table-cell office:value-type="float" office:value="38.41259" calcext:value-type="float">
            <text:p>38.41259</text:p>
          </table:table-cell>
          <table:table-cell office:value-type="string" calcext:value-type="string">
            <text:p>*</text:p>
          </table:table-cell>
          <table:table-cell office:value-type="float" office:value="0.955" calcext:value-type="float">
            <text:p>0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104.76+180550.2</text:p>
          </table:table-cell>
          <table:table-cell office:value-type="float" office:value="235.26984" calcext:value-type="float">
            <text:p>235.26984</text:p>
          </table:table-cell>
          <table:table-cell office:value-type="float" office:value="18.09724" calcext:value-type="float">
            <text:p>18.09724</text:p>
          </table:table-cell>
          <table:table-cell office:value-type="string" calcext:value-type="string">
            <text:p>G</text:p>
          </table:table-cell>
          <table:table-cell office:value-type="float" office:value="0.955" calcext:value-type="float">
            <text:p>0.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22+037</text:p>
          </table:table-cell>
          <table:table-cell office:value-type="float" office:value="186.21842" calcext:value-type="float">
            <text:p>186.21842</text:p>
          </table:table-cell>
          <table:table-cell office:value-type="float" office:value="3.51397" calcext:value-type="float">
            <text:p>3.51397</text:p>
          </table:table-cell>
          <table:table-cell office:value-type="string" calcext:value-type="string">
            <text:p>QSO</text:p>
          </table:table-cell>
          <table:table-cell office:value-type="float" office:value="0.954974" calcext:value-type="float">
            <text:p>0.954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247+025</text:p>
          </table:table-cell>
          <table:table-cell office:value-type="float" office:value="192.63575" calcext:value-type="float">
            <text:p>192.63575</text:p>
          </table:table-cell>
          <table:table-cell office:value-type="float" office:value="2.2756" calcext:value-type="float">
            <text:p>2.2756</text:p>
          </table:table-cell>
          <table:table-cell office:value-type="string" calcext:value-type="string">
            <text:p>G</text:p>
          </table:table-cell>
          <table:table-cell office:value-type="float" office:value="0.953508" calcext:value-type="float">
            <text:p>0.953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20+28B</text:p>
          </table:table-cell>
          <table:table-cell office:value-type="float" office:value="260.67567" calcext:value-type="float">
            <text:p>260.67567</text:p>
          </table:table-cell>
          <table:table-cell office:value-type="float" office:value="28.25002" calcext:value-type="float">
            <text:p>28.25002</text:p>
          </table:table-cell>
          <table:table-cell office:value-type="string" calcext:value-type="string">
            <text:p>QSO</text:p>
          </table:table-cell>
          <table:table-cell office:value-type="float" office:value="0.952799" calcext:value-type="float">
            <text:p>0.9527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556.24+591659.5</text:p>
          </table:table-cell>
          <table:table-cell office:value-type="float" office:value="231.48429" calcext:value-type="float">
            <text:p>231.48429</text:p>
          </table:table-cell>
          <table:table-cell office:value-type="float" office:value="59.2832" calcext:value-type="float">
            <text:p>59.2832</text:p>
          </table:table-cell>
          <table:table-cell office:value-type="string" calcext:value-type="string">
            <text:p>QSO</text:p>
          </table:table-cell>
          <table:table-cell office:value-type="float" office:value="0.952401" calcext:value-type="float">
            <text:p>0.952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1603.77+463225.4</text:p>
          </table:table-cell>
          <table:table-cell office:value-type="float" office:value="244.01569" calcext:value-type="float">
            <text:p>244.01569</text:p>
          </table:table-cell>
          <table:table-cell office:value-type="float" office:value="46.54034" calcext:value-type="float">
            <text:p>46.54034</text:p>
          </table:table-cell>
          <table:table-cell office:value-type="string" calcext:value-type="string">
            <text:p>QSO</text:p>
          </table:table-cell>
          <table:table-cell office:value-type="float" office:value="0.952058" calcext:value-type="float">
            <text:p>0.9520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203.93+640311.4</text:p>
          </table:table-cell>
          <table:table-cell office:value-type="float" office:value="145.5163" calcext:value-type="float">
            <text:p>145.5163</text:p>
          </table:table-cell>
          <table:table-cell office:value-type="float" office:value="64.05315" calcext:value-type="float">
            <text:p>64.05315</text:p>
          </table:table-cell>
          <table:table-cell office:value-type="string" calcext:value-type="string">
            <text:p>QSO</text:p>
          </table:table-cell>
          <table:table-cell office:value-type="float" office:value="0.952" calcext:value-type="float">
            <text:p>0.9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2.21</text:p>
          </table:table-cell>
          <table:table-cell office:value-type="float" office:value="125.85316" calcext:value-type="float">
            <text:p>125.85316</text:p>
          </table:table-cell>
          <table:table-cell office:value-type="float" office:value="22.38425" calcext:value-type="float">
            <text:p>22.38425</text:p>
          </table:table-cell>
          <table:table-cell office:value-type="string" calcext:value-type="string">
            <text:p>QSO</text:p>
          </table:table-cell>
          <table:table-cell office:value-type="float" office:value="0.951" calcext:value-type="float">
            <text:p>0.9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508.50+112157.1</text:p>
          </table:table-cell>
          <table:table-cell office:value-type="float" office:value="121.28544" calcext:value-type="float">
            <text:p>121.28544</text:p>
          </table:table-cell>
          <table:table-cell office:value-type="float" office:value="11.36589" calcext:value-type="float">
            <text:p>11.36589</text:p>
          </table:table-cell>
          <table:table-cell office:value-type="string" calcext:value-type="string">
            <text:p>QSO</text:p>
          </table:table-cell>
          <table:table-cell office:value-type="float" office:value="0.950163" calcext:value-type="float">
            <text:p>0.950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2.48</text:p>
          </table:table-cell>
          <table:table-cell office:value-type="float" office:value="201.97785" calcext:value-type="float">
            <text:p>201.97785</text:p>
          </table:table-cell>
          <table:table-cell office:value-type="float" office:value="12.38588" calcext:value-type="float">
            <text:p>12.38588</text:p>
          </table:table-cell>
          <table:table-cell office:value-type="string" calcext:value-type="string">
            <text:p>QSO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952.42+165656.9</text:p>
          </table:table-cell>
          <table:table-cell office:value-type="float" office:value="169.96843" calcext:value-type="float">
            <text:p>169.96843</text:p>
          </table:table-cell>
          <table:table-cell office:value-type="float" office:value="16.94915" calcext:value-type="float">
            <text:p>16.94915</text:p>
          </table:table-cell>
          <table:table-cell office:value-type="string" calcext:value-type="string">
            <text:p>QSO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4720.8+320900</text:p>
          </table:table-cell>
          <table:table-cell office:value-type="float" office:value="191.83652" calcext:value-type="float">
            <text:p>191.83652</text:p>
          </table:table-cell>
          <table:table-cell office:value-type="float" office:value="32.15018" calcext:value-type="float">
            <text:p>32.15018</text:p>
          </table:table-cell>
          <table:table-cell office:value-type="string" calcext:value-type="string">
            <text:p>QSO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0111.95+342450.5</text:p>
          </table:table-cell>
          <table:table-cell office:value-type="float" office:value="150.29979" calcext:value-type="float">
            <text:p>150.29979</text:p>
          </table:table-cell>
          <table:table-cell office:value-type="float" office:value="34.41402" calcext:value-type="float">
            <text:p>34.41402</text:p>
          </table:table-cell>
          <table:table-cell office:value-type="string" calcext:value-type="string">
            <text:p>QSO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1546.09+550130.0</text:p>
          </table:table-cell>
          <table:table-cell office:value-type="float" office:value="123.94203" calcext:value-type="float">
            <text:p>123.94203</text:p>
          </table:table-cell>
          <table:table-cell office:value-type="float" office:value="55.02503" calcext:value-type="float">
            <text:p>55.02503</text:p>
          </table:table-cell>
          <table:table-cell office:value-type="string" calcext:value-type="string">
            <text:p>QSO</text:p>
          </table:table-cell>
          <table:table-cell office:value-type="float" office:value="0.946393" calcext:value-type="float">
            <text:p>0.946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2.29</text:p>
          </table:table-cell>
          <table:table-cell office:value-type="float" office:value="210.61367" calcext:value-type="float">
            <text:p>210.61367</text:p>
          </table:table-cell>
          <table:table-cell office:value-type="float" office:value="52.0756" calcext:value-type="float">
            <text:p>52.0756</text:p>
          </table:table-cell>
          <table:table-cell office:value-type="string" calcext:value-type="string">
            <text:p>*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5+332</text:p>
          </table:table-cell>
          <table:table-cell office:value-type="float" office:value="239.37475" calcext:value-type="float">
            <text:p>239.37475</text:p>
          </table:table-cell>
          <table:table-cell office:value-type="float" office:value="33.0797" calcext:value-type="float">
            <text:p>33.0797</text:p>
          </table:table-cell>
          <table:table-cell office:value-type="string" calcext:value-type="string">
            <text:p>QSO</text:p>
          </table:table-cell>
          <table:table-cell office:value-type="float" office:value="0.944472" calcext:value-type="float">
            <text:p>0.944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132.24+511433.9</text:p>
          </table:table-cell>
          <table:table-cell office:value-type="float" office:value="155.38431" calcext:value-type="float">
            <text:p>155.38431</text:p>
          </table:table-cell>
          <table:table-cell office:value-type="float" office:value="51.2427" calcext:value-type="float">
            <text:p>51.2427</text:p>
          </table:table-cell>
          <table:table-cell office:value-type="string" calcext:value-type="string">
            <text:p>G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2014.20+154519.2</text:p>
          </table:table-cell>
          <table:table-cell office:value-type="float" office:value="125.05921" calcext:value-type="float">
            <text:p>125.05921</text:p>
          </table:table-cell>
          <table:table-cell office:value-type="float" office:value="15.75537" calcext:value-type="float">
            <text:p>15.75537</text:p>
          </table:table-cell>
          <table:table-cell office:value-type="string" calcext:value-type="string">
            <text:p>QSO</text:p>
          </table:table-cell>
          <table:table-cell office:value-type="float" office:value="0.943045" calcext:value-type="float">
            <text:p>0.943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111.20+221612.1</text:p>
          </table:table-cell>
          <table:table-cell office:value-type="float" office:value="200.29668" calcext:value-type="float">
            <text:p>200.29668</text:p>
          </table:table-cell>
          <table:table-cell office:value-type="float" office:value="22.27003" calcext:value-type="float">
            <text:p>22.27003</text:p>
          </table:table-cell>
          <table:table-cell office:value-type="string" calcext:value-type="string">
            <text:p>QSO</text:p>
          </table:table-cell>
          <table:table-cell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638.30+364420.1</text:p>
          </table:table-cell>
          <table:table-cell office:value-type="float" office:value="236.65963" calcext:value-type="float">
            <text:p>236.65963</text:p>
          </table:table-cell>
          <table:table-cell office:value-type="float" office:value="36.73894" calcext:value-type="float">
            <text:p>36.73894</text:p>
          </table:table-cell>
          <table:table-cell office:value-type="string" calcext:value-type="string">
            <text:p>QSO</text:p>
          </table:table-cell>
          <table:table-cell office:value-type="float" office:value="0.942436" calcext:value-type="float">
            <text:p>0.942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34+476</text:p>
          </table:table-cell>
          <table:table-cell office:value-type="float" office:value="219.0276" calcext:value-type="float">
            <text:p>219.0276</text:p>
          </table:table-cell>
          <table:table-cell office:value-type="float" office:value="47.42554" calcext:value-type="float">
            <text:p>47.42554</text:p>
          </table:table-cell>
          <table:table-cell office:value-type="string" calcext:value-type="string">
            <text:p>QSO</text:p>
          </table:table-cell>
          <table:table-cell office:value-type="float" office:value="0.941698" calcext:value-type="float">
            <text:p>0.941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3052.0+241059</text:p>
          </table:table-cell>
          <table:table-cell office:value-type="float" office:value="127.71703" calcext:value-type="float">
            <text:p>127.71703</text:p>
          </table:table-cell>
          <table:table-cell office:value-type="float" office:value="24.18328" calcext:value-type="float">
            <text:p>24.18328</text:p>
          </table:table-cell>
          <table:table-cell office:value-type="string" calcext:value-type="string">
            <text:p>QSO</text:p>
          </table:table-cell>
          <table:table-cell office:value-type="float" office:value="0.9414" calcext:value-type="float">
            <text:p>0.94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155.09+084743.5</text:p>
          </table:table-cell>
          <table:table-cell office:value-type="float" office:value="127.97958" calcext:value-type="float">
            <text:p>127.97958</text:p>
          </table:table-cell>
          <table:table-cell office:value-type="float" office:value="8.79547" calcext:value-type="float">
            <text:p>8.79547</text:p>
          </table:table-cell>
          <table:table-cell office:value-type="string" calcext:value-type="string">
            <text:p>QSO</text:p>
          </table:table-cell>
          <table:table-cell office:value-type="float" office:value="0.940867" calcext:value-type="float">
            <text:p>0.940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38+185</text:p>
          </table:table-cell>
          <table:table-cell office:value-type="float" office:value="145.34665" calcext:value-type="float">
            <text:p>145.34665</text:p>
          </table:table-cell>
          <table:table-cell office:value-type="float" office:value="18.35173" calcext:value-type="float">
            <text:p>18.35173</text:p>
          </table:table-cell>
          <table:table-cell office:value-type="string" calcext:value-type="string">
            <text:p>QSO</text:p>
          </table:table-cell>
          <table:table-cell office:value-type="float" office:value="0.940623" calcext:value-type="float">
            <text:p>0.940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94139.30+085051.3</text:p>
          </table:table-cell>
          <table:table-cell office:value-type="float" office:value="145.41378" calcext:value-type="float">
            <text:p>145.41378</text:p>
          </table:table-cell>
          <table:table-cell office:value-type="float" office:value="8.84762" calcext:value-type="float">
            <text:p>8.84762</text:p>
          </table:table-cell>
          <table:table-cell office:value-type="string" calcext:value-type="string">
            <text:p>QSO</text:p>
          </table:table-cell>
          <table:table-cell office:value-type="float" office:value="0.940179" calcext:value-type="float">
            <text:p>0.940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14+457</text:p>
          </table:table-cell>
          <table:table-cell office:value-type="float" office:value="109.46605" calcext:value-type="float">
            <text:p>109.46605</text:p>
          </table:table-cell>
          <table:table-cell office:value-type="float" office:value="45.63424" calcext:value-type="float">
            <text:p>45.63424</text:p>
          </table:table-cell>
          <table:table-cell office:value-type="string" calcext:value-type="string">
            <text:p>QSO</text:p>
          </table:table-cell>
          <table:table-cell office:value-type="float" office:value="0.94" calcext:value-type="float">
            <text:p>0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011.64+525324.8</text:p>
          </table:table-cell>
          <table:table-cell office:value-type="float" office:value="177.54863" calcext:value-type="float">
            <text:p>177.54863</text:p>
          </table:table-cell>
          <table:table-cell office:value-type="float" office:value="52.89015" calcext:value-type="float">
            <text:p>52.89015</text:p>
          </table:table-cell>
          <table:table-cell office:value-type="string" calcext:value-type="string">
            <text:p>*</text:p>
          </table:table-cell>
          <table:table-cell office:value-type="float" office:value="0.938898" calcext:value-type="float">
            <text:p>0.9388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0226.8+274141</text:p>
          </table:table-cell>
          <table:table-cell office:value-type="float" office:value="240.61208" calcext:value-type="float">
            <text:p>240.61208</text:p>
          </table:table-cell>
          <table:table-cell office:value-type="float" office:value="27.69498" calcext:value-type="float">
            <text:p>27.69498</text:p>
          </table:table-cell>
          <table:table-cell office:value-type="string" calcext:value-type="string">
            <text:p>QSO</text:p>
          </table:table-cell>
          <table:table-cell office:value-type="float" office:value="0.93766" calcext:value-type="float">
            <text:p>0.93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50+0158</text:p>
          </table:table-cell>
          <table:table-cell office:value-type="float" office:value="192.52851" calcext:value-type="float">
            <text:p>192.52851</text:p>
          </table:table-cell>
          <table:table-cell office:value-type="float" office:value="1.96782" calcext:value-type="float">
            <text:p>1.96782</text:p>
          </table:table-cell>
          <table:table-cell office:value-type="string" calcext:value-type="string">
            <text:p>QSO</text:p>
          </table:table-cell>
          <table:table-cell office:value-type="float" office:value="0.937093" calcext:value-type="float">
            <text:p>0.9370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735.10+583046.3</text:p>
          </table:table-cell>
          <table:table-cell office:value-type="float" office:value="146.89621" calcext:value-type="float">
            <text:p>146.89621</text:p>
          </table:table-cell>
          <table:table-cell office:value-type="float" office:value="58.51288" calcext:value-type="float">
            <text:p>58.51288</text:p>
          </table:table-cell>
          <table:table-cell office:value-type="string" calcext:value-type="string">
            <text:p>QSO</text:p>
          </table:table-cell>
          <table:table-cell office:value-type="float" office:value="0.937051" calcext:value-type="float">
            <text:p>0.9370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9+27</text:p>
          </table:table-cell>
          <table:table-cell office:value-type="float" office:value="123.24439" calcext:value-type="float">
            <text:p>123.24439</text:p>
          </table:table-cell>
          <table:table-cell office:value-type="float" office:value="26.86144" calcext:value-type="float">
            <text:p>26.86144</text:p>
          </table:table-cell>
          <table:table-cell office:value-type="string" calcext:value-type="string">
            <text:p>QSO</text:p>
          </table:table-cell>
          <table:table-cell office:value-type="float" office:value="0.936" calcext:value-type="float">
            <text:p>0.9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0745.64+133105.2</text:p>
          </table:table-cell>
          <table:table-cell office:value-type="float" office:value="256.94016" calcext:value-type="float">
            <text:p>256.94016</text:p>
          </table:table-cell>
          <table:table-cell office:value-type="float" office:value="13.51812" calcext:value-type="float">
            <text:p>13.51812</text:p>
          </table:table-cell>
          <table:table-cell office:value-type="string" calcext:value-type="string">
            <text:p>QSO</text:p>
          </table:table-cell>
          <table:table-cell office:value-type="float" office:value="0.936" calcext:value-type="float">
            <text:p>0.9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31+32</text:p>
          </table:table-cell>
          <table:table-cell office:value-type="float" office:value="218.39298" calcext:value-type="float">
            <text:p>218.39298</text:p>
          </table:table-cell>
          <table:table-cell office:value-type="float" office:value="32.15258" calcext:value-type="float">
            <text:p>32.15258</text:p>
          </table:table-cell>
          <table:table-cell office:value-type="string" calcext:value-type="string">
            <text:p>QSO</text:p>
          </table:table-cell>
          <table:table-cell office:value-type="float" office:value="0.935509" calcext:value-type="float">
            <text:p>0.9355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58+33B</text:p>
          </table:table-cell>
          <table:table-cell office:value-type="float" office:value="165.32314" calcext:value-type="float">
            <text:p>165.32314</text:p>
          </table:table-cell>
          <table:table-cell office:value-type="float" office:value="33.27987" calcext:value-type="float">
            <text:p>33.27987</text:p>
          </table:table-cell>
          <table:table-cell office:value-type="string" calcext:value-type="string">
            <text:p>QSO</text:p>
          </table:table-cell>
          <table:table-cell office:value-type="float" office:value="0.935446" calcext:value-type="float">
            <text:p>0.935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454.41+170311.4</text:p>
          </table:table-cell>
          <table:table-cell office:value-type="float" office:value="158.72675" calcext:value-type="float">
            <text:p>158.72675</text:p>
          </table:table-cell>
          <table:table-cell office:value-type="float" office:value="17.05318" calcext:value-type="float">
            <text:p>17.05318</text:p>
          </table:table-cell>
          <table:table-cell office:value-type="string" calcext:value-type="string">
            <text:p>*</text:p>
          </table:table-cell>
          <table:table-cell office:value-type="float" office:value="0.935" calcext:value-type="float">
            <text:p>0.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349.68+202921.8</text:p>
          </table:table-cell>
          <table:table-cell office:value-type="float" office:value="215.95704" calcext:value-type="float">
            <text:p>215.95704</text:p>
          </table:table-cell>
          <table:table-cell office:value-type="float" office:value="20.48942" calcext:value-type="float">
            <text:p>20.48942</text:p>
          </table:table-cell>
          <table:table-cell office:value-type="string" calcext:value-type="string">
            <text:p>QSO</text:p>
          </table:table-cell>
          <table:table-cell office:value-type="float" office:value="0.9344" calcext:value-type="float">
            <text:p>0.93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4+27</text:p>
          </table:table-cell>
          <table:table-cell office:value-type="float" office:value="241.74292" calcext:value-type="float">
            <text:p>241.74292</text:p>
          </table:table-cell>
          <table:table-cell office:value-type="float" office:value="27.28488" calcext:value-type="float">
            <text:p>27.28488</text:p>
          </table:table-cell>
          <table:table-cell office:value-type="string" calcext:value-type="string">
            <text:p>QSO</text:p>
          </table:table-cell>
          <table:table-cell office:value-type="float" office:value="0.933578" calcext:value-type="float">
            <text:p>0.933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03+011</text:p>
          </table:table-cell>
          <table:table-cell office:value-type="float" office:value="181.45205" calcext:value-type="float">
            <text:p>181.45205</text:p>
          </table:table-cell>
          <table:table-cell office:value-type="float" office:value="0.89552" calcext:value-type="float">
            <text:p>0.89552</text:p>
          </table:table-cell>
          <table:table-cell office:value-type="string" calcext:value-type="string">
            <text:p>QSO</text:p>
          </table:table-cell>
          <table:table-cell office:value-type="float" office:value="0.933008" calcext:value-type="float">
            <text:p>0.933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357.56+575442.2</text:p>
          </table:table-cell>
          <table:table-cell office:value-type="float" office:value="205.99008" calcext:value-type="float">
            <text:p>205.99008</text:p>
          </table:table-cell>
          <table:table-cell office:value-type="float" office:value="57.91178" calcext:value-type="float">
            <text:p>57.91178</text:p>
          </table:table-cell>
          <table:table-cell office:value-type="string" calcext:value-type="string">
            <text:p>QSO</text:p>
          </table:table-cell>
          <table:table-cell office:value-type="float" office:value="0.932444" calcext:value-type="float">
            <text:p>0.932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416.82+341317.0</text:p>
          </table:table-cell>
          <table:table-cell office:value-type="float" office:value="211.07011" calcext:value-type="float">
            <text:p>211.07011</text:p>
          </table:table-cell>
          <table:table-cell office:value-type="float" office:value="34.22147" calcext:value-type="float">
            <text:p>34.22147</text:p>
          </table:table-cell>
          <table:table-cell office:value-type="string" calcext:value-type="string">
            <text:p>QSO</text:p>
          </table:table-cell>
          <table:table-cell office:value-type="float" office:value="0.932147" calcext:value-type="float">
            <text:p>0.9321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233.99+142620.6</text:p>
          </table:table-cell>
          <table:table-cell office:value-type="float" office:value="245.64165" calcext:value-type="float">
            <text:p>245.64165</text:p>
          </table:table-cell>
          <table:table-cell office:value-type="float" office:value="14.43905" calcext:value-type="float">
            <text:p>14.43905</text:p>
          </table:table-cell>
          <table:table-cell office:value-type="string" calcext:value-type="string">
            <text:p>QSO</text:p>
          </table:table-cell>
          <table:table-cell office:value-type="float" office:value="0.931158" calcext:value-type="float">
            <text:p>0.9311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836.38+504826.5</text:p>
          </table:table-cell>
          <table:table-cell office:value-type="float" office:value="127.15164" calcext:value-type="float">
            <text:p>127.15164</text:p>
          </table:table-cell>
          <table:table-cell office:value-type="float" office:value="50.80737" calcext:value-type="float">
            <text:p>50.80737</text:p>
          </table:table-cell>
          <table:table-cell office:value-type="string" calcext:value-type="string">
            <text:p>QSO</text:p>
          </table:table-cell>
          <table:table-cell office:value-type="float" office:value="0.927245" calcext:value-type="float">
            <text:p>0.927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36</text:p>
          </table:table-cell>
          <table:table-cell office:value-type="float" office:value="246.16286" calcext:value-type="float">
            <text:p>246.16286</text:p>
          </table:table-cell>
          <table:table-cell office:value-type="float" office:value="23.75339" calcext:value-type="float">
            <text:p>23.75339</text:p>
          </table:table-cell>
          <table:table-cell office:value-type="string" calcext:value-type="string">
            <text:p>QSO</text:p>
          </table:table-cell>
          <table:table-cell office:value-type="float" office:value="0.926542" calcext:value-type="float">
            <text:p>0.926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8+349</text:p>
          </table:table-cell>
          <table:table-cell office:value-type="float" office:value="142.78388" calcext:value-type="float">
            <text:p>142.78388</text:p>
          </table:table-cell>
          <table:table-cell office:value-type="float" office:value="34.72554" calcext:value-type="float">
            <text:p>34.72554</text:p>
          </table:table-cell>
          <table:table-cell office:value-type="string" calcext:value-type="string">
            <text:p>QSO</text:p>
          </table:table-cell>
          <table:table-cell office:value-type="float" office:value="0.926" calcext:value-type="float">
            <text:p>0.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51+408</text:p>
          </table:table-cell>
          <table:table-cell office:value-type="float" office:value="178.47775" calcext:value-type="float">
            <text:p>178.47775</text:p>
          </table:table-cell>
          <table:table-cell office:value-type="float" office:value="40.61462" calcext:value-type="float">
            <text:p>40.61462</text:p>
          </table:table-cell>
          <table:table-cell office:value-type="string" calcext:value-type="string">
            <text:p>QSO</text:p>
          </table:table-cell>
          <table:table-cell office:value-type="float" office:value="0.925125" calcext:value-type="float">
            <text:p>0.925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4210.04+042109.0</text:p>
          </table:table-cell>
          <table:table-cell office:value-type="float" office:value="160.54183" calcext:value-type="float">
            <text:p>160.54183</text:p>
          </table:table-cell>
          <table:table-cell office:value-type="float" office:value="4.35253" calcext:value-type="float">
            <text:p>4.35253</text:p>
          </table:table-cell>
          <table:table-cell office:value-type="string" calcext:value-type="string">
            <text:p>UvES</text:p>
          </table:table-cell>
          <table:table-cell office:value-type="float" office:value="0.925" calcext:value-type="float">
            <text:p>0.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725.81+521931.6</text:p>
          </table:table-cell>
          <table:table-cell office:value-type="float" office:value="166.85762" calcext:value-type="float">
            <text:p>166.85762</text:p>
          </table:table-cell>
          <table:table-cell office:value-type="float" office:value="52.32545" calcext:value-type="float">
            <text:p>52.32545</text:p>
          </table:table-cell>
          <table:table-cell office:value-type="string" calcext:value-type="string">
            <text:p>*</text:p>
          </table:table-cell>
          <table:table-cell office:value-type="float" office:value="0.925" calcext:value-type="float">
            <text:p>0.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054.85+625924.8</text:p>
          </table:table-cell>
          <table:table-cell office:value-type="float" office:value="175.22841" calcext:value-type="float">
            <text:p>175.22841</text:p>
          </table:table-cell>
          <table:table-cell office:value-type="float" office:value="62.9902" calcext:value-type="float">
            <text:p>62.9902</text:p>
          </table:table-cell>
          <table:table-cell office:value-type="string" calcext:value-type="string">
            <text:p>UvES</text:p>
          </table:table-cell>
          <table:table-cell office:value-type="float" office:value="0.925" calcext:value-type="float">
            <text:p>0.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0407.26+040709.5</text:p>
          </table:table-cell>
          <table:table-cell office:value-type="float" office:value="226.0303" calcext:value-type="float">
            <text:p>226.0303</text:p>
          </table:table-cell>
          <table:table-cell office:value-type="float" office:value="4.11928" calcext:value-type="float">
            <text:p>4.11928</text:p>
          </table:table-cell>
          <table:table-cell office:value-type="string" calcext:value-type="string">
            <text:p>UvES</text:p>
          </table:table-cell>
          <table:table-cell office:value-type="float" office:value="0.925" calcext:value-type="float">
            <text:p>0.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103.19+551354.0</text:p>
          </table:table-cell>
          <table:table-cell office:value-type="float" office:value="197.76338" calcext:value-type="float">
            <text:p>197.76338</text:p>
          </table:table-cell>
          <table:table-cell office:value-type="float" office:value="55.23176" calcext:value-type="float">
            <text:p>55.23176</text:p>
          </table:table-cell>
          <table:table-cell office:value-type="string" calcext:value-type="string">
            <text:p>QSO</text:p>
          </table:table-cell>
          <table:table-cell office:value-type="float" office:value="0.9245" calcext:value-type="float">
            <text:p>0.9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2023.22+540427.2</text:p>
          </table:table-cell>
          <table:table-cell office:value-type="float" office:value="170.09679" calcext:value-type="float">
            <text:p>170.09679</text:p>
          </table:table-cell>
          <table:table-cell office:value-type="float" office:value="54.0742" calcext:value-type="float">
            <text:p>54.0742</text:p>
          </table:table-cell>
          <table:table-cell office:value-type="string" calcext:value-type="string">
            <text:p>QSO</text:p>
          </table:table-cell>
          <table:table-cell office:value-type="float" office:value="0.92364" calcext:value-type="float">
            <text:p>0.92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248.30+474044.2</text:p>
          </table:table-cell>
          <table:table-cell office:value-type="float" office:value="193.20117" calcext:value-type="float">
            <text:p>193.20117</text:p>
          </table:table-cell>
          <table:table-cell office:value-type="float" office:value="47.67881" calcext:value-type="float">
            <text:p>47.67881</text:p>
          </table:table-cell>
          <table:table-cell office:value-type="string" calcext:value-type="string">
            <text:p>QSO</text:p>
          </table:table-cell>
          <table:table-cell office:value-type="float" office:value="0.922276" calcext:value-type="float">
            <text:p>0.922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605.89+435903.1</text:p>
          </table:table-cell>
          <table:table-cell office:value-type="float" office:value="226.52461" calcext:value-type="float">
            <text:p>226.52461</text:p>
          </table:table-cell>
          <table:table-cell office:value-type="float" office:value="43.98419" calcext:value-type="float">
            <text:p>43.98419</text:p>
          </table:table-cell>
          <table:table-cell office:value-type="string" calcext:value-type="string">
            <text:p>QSO</text:p>
          </table:table-cell>
          <table:table-cell office:value-type="float" office:value="0.921178" calcext:value-type="float">
            <text:p>0.9211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1717.8+231720</text:p>
          </table:table-cell>
          <table:table-cell office:value-type="float" office:value="214.32457" calcext:value-type="float">
            <text:p>214.32457</text:p>
          </table:table-cell>
          <table:table-cell office:value-type="float" office:value="23.28894" calcext:value-type="float">
            <text:p>23.28894</text:p>
          </table:table-cell>
          <table:table-cell office:value-type="string" calcext:value-type="string">
            <text:p>QSO</text:p>
          </table:table-cell>
          <table:table-cell office:value-type="float" office:value="0.921152" calcext:value-type="float">
            <text:p>0.921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5317.8+281349</text:p>
          </table:table-cell>
          <table:table-cell office:value-type="float" office:value="133.32429" calcext:value-type="float">
            <text:p>133.32429</text:p>
          </table:table-cell>
          <table:table-cell office:value-type="float" office:value="28.23055" calcext:value-type="float">
            <text:p>28.23055</text:p>
          </table:table-cell>
          <table:table-cell office:value-type="string" calcext:value-type="string">
            <text:p>QSO</text:p>
          </table:table-cell>
          <table:table-cell office:value-type="float" office:value="0.920282" calcext:value-type="float">
            <text:p>0.9202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1630.6+372137</text:p>
          </table:table-cell>
          <table:table-cell office:value-type="float" office:value="214.1278" calcext:value-type="float">
            <text:p>214.1278</text:p>
          </table:table-cell>
          <table:table-cell office:value-type="float" office:value="37.36024" calcext:value-type="float">
            <text:p>37.36024</text:p>
          </table:table-cell>
          <table:table-cell office:value-type="string" calcext:value-type="string">
            <text:p>QSO</text:p>
          </table:table-cell>
          <table:table-cell office:value-type="float" office:value="0.920228" calcext:value-type="float">
            <text:p>0.920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857.22+644352.3</text:p>
          </table:table-cell>
          <table:table-cell office:value-type="float" office:value="142.23842" calcext:value-type="float">
            <text:p>142.23842</text:p>
          </table:table-cell>
          <table:table-cell office:value-type="float" office:value="64.73117" calcext:value-type="float">
            <text:p>64.73117</text:p>
          </table:table-cell>
          <table:table-cell office:value-type="string" calcext:value-type="string">
            <text:p>QSO</text:p>
          </table:table-cell>
          <table:table-cell office:value-type="float" office:value="0.9201" calcext:value-type="float">
            <text:p>0.9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021.03+162914.6</text:p>
          </table:table-cell>
          <table:table-cell office:value-type="float" office:value="165.08764" calcext:value-type="float">
            <text:p>165.08764</text:p>
          </table:table-cell>
          <table:table-cell office:value-type="float" office:value="16.4874" calcext:value-type="float">
            <text:p>16.4874</text:p>
          </table:table-cell>
          <table:table-cell office:value-type="string" calcext:value-type="string">
            <text:p>QSO</text:p>
          </table:table-cell>
          <table:table-cell office:value-type="float" office:value="0.918925" calcext:value-type="float">
            <text:p>0.918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73712.57+303636.6</text:p>
          </table:table-cell>
          <table:table-cell office:value-type="float" office:value="114.3021" calcext:value-type="float">
            <text:p>114.3021</text:p>
          </table:table-cell>
          <table:table-cell office:value-type="float" office:value="30.61011" calcext:value-type="float">
            <text:p>30.61011</text:p>
          </table:table-cell>
          <table:table-cell office:value-type="string" calcext:value-type="string">
            <text:p>QSO</text:p>
          </table:table-cell>
          <table:table-cell office:value-type="float" office:value="0.918095" calcext:value-type="float">
            <text:p>0.9180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7+378</text:p>
          </table:table-cell>
          <table:table-cell office:value-type="float" office:value="127.79174" calcext:value-type="float">
            <text:p>127.79174</text:p>
          </table:table-cell>
          <table:table-cell office:value-type="float" office:value="37.70266" calcext:value-type="float">
            <text:p>37.70266</text:p>
          </table:table-cell>
          <table:table-cell office:value-type="string" calcext:value-type="string">
            <text:p>QSO</text:p>
          </table:table-cell>
          <table:table-cell office:value-type="float" office:value="0.91805" calcext:value-type="float">
            <text:p>0.91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816.78+503105.7</text:p>
          </table:table-cell>
          <table:table-cell office:value-type="float" office:value="137.07006" calcext:value-type="float">
            <text:p>137.07006</text:p>
          </table:table-cell>
          <table:table-cell office:value-type="float" office:value="50.51825" calcext:value-type="float">
            <text:p>50.51825</text:p>
          </table:table-cell>
          <table:table-cell office:value-type="string" calcext:value-type="string">
            <text:p>QSO</text:p>
          </table:table-cell>
          <table:table-cell office:value-type="float" office:value="0.917" calcext:value-type="float">
            <text:p>0.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57+30</text:p>
          </table:table-cell>
          <table:table-cell office:value-type="float" office:value="150.01342" calcext:value-type="float">
            <text:p>150.01342</text:p>
          </table:table-cell>
          <table:table-cell office:value-type="float" office:value="30.32358" calcext:value-type="float">
            <text:p>30.32358</text:p>
          </table:table-cell>
          <table:table-cell office:value-type="string" calcext:value-type="string">
            <text:p>QSO</text:p>
          </table:table-cell>
          <table:table-cell office:value-type="float" office:value="0.914" calcext:value-type="float">
            <text:p>0.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303.52+115816.6</text:p>
          </table:table-cell>
          <table:table-cell office:value-type="float" office:value="165.76471" calcext:value-type="float">
            <text:p>165.76471</text:p>
          </table:table-cell>
          <table:table-cell office:value-type="float" office:value="11.97128" calcext:value-type="float">
            <text:p>11.97128</text:p>
          </table:table-cell>
          <table:table-cell office:value-type="string" calcext:value-type="string">
            <text:p>QSO</text:p>
          </table:table-cell>
          <table:table-cell office:value-type="float" office:value="0.913941" calcext:value-type="float">
            <text:p>0.9139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1512.02+475508.9</text:p>
          </table:table-cell>
          <table:table-cell office:value-type="float" office:value="228.8001" calcext:value-type="float">
            <text:p>228.8001</text:p>
          </table:table-cell>
          <table:table-cell office:value-type="float" office:value="47.91915" calcext:value-type="float">
            <text:p>47.91915</text:p>
          </table:table-cell>
          <table:table-cell office:value-type="string" calcext:value-type="string">
            <text:p>QSO</text:p>
          </table:table-cell>
          <table:table-cell office:value-type="float" office:value="0.912781" calcext:value-type="float">
            <text:p>0.9127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1430.05+615746.7</text:p>
          </table:table-cell>
          <table:table-cell office:value-type="float" office:value="258.62535" calcext:value-type="float">
            <text:p>258.62535</text:p>
          </table:table-cell>
          <table:table-cell office:value-type="float" office:value="61.96292" calcext:value-type="float">
            <text:p>61.96292</text:p>
          </table:table-cell>
          <table:table-cell office:value-type="string" calcext:value-type="string">
            <text:p>QSO</text:p>
          </table:table-cell>
          <table:table-cell office:value-type="float" office:value="0.910603" calcext:value-type="float">
            <text:p>0.910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606.88+061948.7</text:p>
          </table:table-cell>
          <table:table-cell office:value-type="float" office:value="241.52868" calcext:value-type="float">
            <text:p>241.52868</text:p>
          </table:table-cell>
          <table:table-cell office:value-type="float" office:value="6.3302" calcext:value-type="float">
            <text:p>6.3302</text:p>
          </table:table-cell>
          <table:table-cell office:value-type="string" calcext:value-type="string">
            <text:p>QSO</text:p>
          </table:table-cell>
          <table:table-cell office:value-type="float" office:value="0.907616" calcext:value-type="float">
            <text:p>0.9076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238.66+484447.2</text:p>
          </table:table-cell>
          <table:table-cell office:value-type="float" office:value="213.16108" calcext:value-type="float">
            <text:p>213.16108</text:p>
          </table:table-cell>
          <table:table-cell office:value-type="float" office:value="48.74642" calcext:value-type="float">
            <text:p>48.74642</text:p>
          </table:table-cell>
          <table:table-cell office:value-type="string" calcext:value-type="string">
            <text:p>QSO</text:p>
          </table:table-cell>
          <table:table-cell office:value-type="float" office:value="0.907019" calcext:value-type="float">
            <text:p>0.907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133.93+613733.8</text:p>
          </table:table-cell>
          <table:table-cell office:value-type="float" office:value="225.39136" calcext:value-type="float">
            <text:p>225.39136</text:p>
          </table:table-cell>
          <table:table-cell office:value-type="float" office:value="61.62606" calcext:value-type="float">
            <text:p>61.62606</text:p>
          </table:table-cell>
          <table:table-cell office:value-type="string" calcext:value-type="string">
            <text:p>QSO</text:p>
          </table:table-cell>
          <table:table-cell office:value-type="float" office:value="0.906564" calcext:value-type="float">
            <text:p>0.9065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41+40</text:p>
          </table:table-cell>
          <table:table-cell office:value-type="float" office:value="176.13781" calcext:value-type="float">
            <text:p>176.13781</text:p>
          </table:table-cell>
          <table:table-cell office:value-type="float" office:value="39.72305" calcext:value-type="float">
            <text:p>39.72305</text:p>
          </table:table-cell>
          <table:table-cell office:value-type="string" calcext:value-type="string">
            <text:p>QSO</text:p>
          </table:table-cell>
          <table:table-cell office:value-type="float" office:value="0.905818" calcext:value-type="float">
            <text:p>0.905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40+407</text:p>
          </table:table-cell>
          <table:table-cell office:value-type="float" office:value="205.72062" calcext:value-type="float">
            <text:p>205.72062</text:p>
          </table:table-cell>
          <table:table-cell office:value-type="float" office:value="40.53378" calcext:value-type="float">
            <text:p>40.53378</text:p>
          </table:table-cell>
          <table:table-cell office:value-type="string" calcext:value-type="string">
            <text:p>QSO</text:p>
          </table:table-cell>
          <table:table-cell office:value-type="float" office:value="0.905814" calcext:value-type="float">
            <text:p>0.9058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7+003</text:p>
          </table:table-cell>
          <table:table-cell office:value-type="float" office:value="150.07366" calcext:value-type="float">
            <text:p>150.07366</text:p>
          </table:table-cell>
          <table:table-cell office:value-type="float" office:value="0.08991" calcext:value-type="float">
            <text:p>0.08991</text:p>
          </table:table-cell>
          <table:table-cell office:value-type="string" calcext:value-type="string">
            <text:p>QSO</text:p>
          </table:table-cell>
          <table:table-cell office:value-type="float" office:value="0.905086" calcext:value-type="float">
            <text:p>0.905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718.13+495511.6</text:p>
          </table:table-cell>
          <table:table-cell office:value-type="float" office:value="246.82557" calcext:value-type="float">
            <text:p>246.82557</text:p>
          </table:table-cell>
          <table:table-cell office:value-type="float" office:value="49.91997" calcext:value-type="float">
            <text:p>49.91997</text:p>
          </table:table-cell>
          <table:table-cell office:value-type="string" calcext:value-type="string">
            <text:p>QSO</text:p>
          </table:table-cell>
          <table:table-cell office:value-type="float" office:value="0.905059" calcext:value-type="float">
            <text:p>0.905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43+2844</text:p>
          </table:table-cell>
          <table:table-cell office:value-type="float" office:value="205.75075" calcext:value-type="float">
            <text:p>205.75075</text:p>
          </table:table-cell>
          <table:table-cell office:value-type="float" office:value="28.73542" calcext:value-type="float">
            <text:p>28.73542</text:p>
          </table:table-cell>
          <table:table-cell office:value-type="string" calcext:value-type="string">
            <text:p>QSO</text:p>
          </table:table-cell>
          <table:table-cell office:value-type="float" office:value="0.905" calcext:value-type="float">
            <text:p>0.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50+467</text:p>
          </table:table-cell>
          <table:table-cell office:value-type="float" office:value="178.23817" calcext:value-type="float">
            <text:p>178.23817</text:p>
          </table:table-cell>
          <table:table-cell office:value-type="float" office:value="46.48768" calcext:value-type="float">
            <text:p>46.48768</text:p>
          </table:table-cell>
          <table:table-cell office:value-type="string" calcext:value-type="string">
            <text:p>*</text:p>
          </table:table-cell>
          <table:table-cell office:value-type="float" office:value="0.904897" calcext:value-type="float">
            <text:p>0.9048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318.92+035032.4</text:p>
          </table:table-cell>
          <table:table-cell office:value-type="float" office:value="128.3288" calcext:value-type="float">
            <text:p>128.3288</text:p>
          </table:table-cell>
          <table:table-cell office:value-type="float" office:value="3.84232" calcext:value-type="float">
            <text:p>3.84232</text:p>
          </table:table-cell>
          <table:table-cell office:value-type="string" calcext:value-type="string">
            <text:p>QSO</text:p>
          </table:table-cell>
          <table:table-cell office:value-type="float" office:value="0.903" calcext:value-type="float">
            <text:p>0.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035.07+073121.3</text:p>
          </table:table-cell>
          <table:table-cell office:value-type="float" office:value="212.64615" calcext:value-type="float">
            <text:p>212.64615</text:p>
          </table:table-cell>
          <table:table-cell office:value-type="float" office:value="7.52264" calcext:value-type="float">
            <text:p>7.52264</text:p>
          </table:table-cell>
          <table:table-cell office:value-type="string" calcext:value-type="string">
            <text:p>QSO</text:p>
          </table:table-cell>
          <table:table-cell office:value-type="float" office:value="0.901" calcext:value-type="float">
            <text:p>0.9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1+447</text:p>
          </table:table-cell>
          <table:table-cell office:value-type="float" office:value="126.32338" calcext:value-type="float">
            <text:p>126.32338</text:p>
          </table:table-cell>
          <table:table-cell office:value-type="float" office:value="44.60749" calcext:value-type="float">
            <text:p>44.60749</text:p>
          </table:table-cell>
          <table:table-cell office:value-type="string" calcext:value-type="string">
            <text:p>QSO</text:p>
          </table:table-cell>
          <table:table-cell office:value-type="float" office:value="0.900859" calcext:value-type="float">
            <text:p>0.9008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100.28+325719.6</text:p>
          </table:table-cell>
          <table:table-cell office:value-type="float" office:value="152.75125" calcext:value-type="float">
            <text:p>152.75125</text:p>
          </table:table-cell>
          <table:table-cell office:value-type="float" office:value="32.95537" calcext:value-type="float">
            <text:p>32.95537</text:p>
          </table:table-cell>
          <table:table-cell office:value-type="string" calcext:value-type="string">
            <text:p>QSO</text:p>
          </table:table-cell>
          <table:table-cell office:value-type="float" office:value="0.900053" calcext:value-type="float">
            <text:p>0.9000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4.29</text:p>
          </table:table-cell>
          <table:table-cell office:value-type="float" office:value="133.42517" calcext:value-type="float">
            <text:p>133.42517</text:p>
          </table:table-cell>
          <table:table-cell office:value-type="float" office:value="34.10563" calcext:value-type="float">
            <text:p>34.10563</text:p>
          </table:table-cell>
          <table:table-cell office:value-type="string" calcext:value-type="string">
            <text:p>QSO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4+556</text:p>
          </table:table-cell>
          <table:table-cell office:value-type="float" office:value="149.4091" calcext:value-type="float">
            <text:p>149.4091</text:p>
          </table:table-cell>
          <table:table-cell office:value-type="float" office:value="55.38271" calcext:value-type="float">
            <text:p>55.38271</text:p>
          </table:table-cell>
          <table:table-cell office:value-type="string" calcext:value-type="string">
            <text:p>QSO</text:p>
          </table:table-cell>
          <table:table-cell office:value-type="float" office:value="0.89961" calcext:value-type="float">
            <text:p>0.899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827.00+343128.8</text:p>
          </table:table-cell>
          <table:table-cell office:value-type="float" office:value="249.61244" calcext:value-type="float">
            <text:p>249.61244</text:p>
          </table:table-cell>
          <table:table-cell office:value-type="float" office:value="34.52458" calcext:value-type="float">
            <text:p>34.52458</text:p>
          </table:table-cell>
          <table:table-cell office:value-type="string" calcext:value-type="string">
            <text:p>*</text:p>
          </table:table-cell>
          <table:table-cell office:value-type="float" office:value="0.899046" calcext:value-type="float">
            <text:p>0.8990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11+280</text:p>
          </table:table-cell>
          <table:table-cell office:value-type="float" office:value="153.64875" calcext:value-type="float">
            <text:p>153.64875</text:p>
          </table:table-cell>
          <table:table-cell office:value-type="float" office:value="27.8175" calcext:value-type="float">
            <text:p>27.8175</text:p>
          </table:table-cell>
          <table:table-cell office:value-type="string" calcext:value-type="string">
            <text:p>QSO</text:p>
          </table:table-cell>
          <table:table-cell office:value-type="float" office:value="0.899" calcext:value-type="float">
            <text:p>0.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205.17+185335.4</text:p>
          </table:table-cell>
          <table:table-cell office:value-type="float" office:value="208.02158" calcext:value-type="float">
            <text:p>208.02158</text:p>
          </table:table-cell>
          <table:table-cell office:value-type="float" office:value="18.89319" calcext:value-type="float">
            <text:p>18.89319</text:p>
          </table:table-cell>
          <table:table-cell office:value-type="string" calcext:value-type="string">
            <text:p>QSO</text:p>
          </table:table-cell>
          <table:table-cell office:value-type="float" office:value="0.8983" calcext:value-type="float">
            <text:p>0.8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2+149</text:p>
          </table:table-cell>
          <table:table-cell office:value-type="float" office:value="141.2803" calcext:value-type="float">
            <text:p>141.2803</text:p>
          </table:table-cell>
          <table:table-cell office:value-type="float" office:value="14.74048" calcext:value-type="float">
            <text:p>14.74048</text:p>
          </table:table-cell>
          <table:table-cell office:value-type="string" calcext:value-type="string">
            <text:p>QSO</text:p>
          </table:table-cell>
          <table:table-cell office:value-type="float" office:value="0.895809" calcext:value-type="float">
            <text:p>0.8958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1+102</text:p>
          </table:table-cell>
          <table:table-cell office:value-type="float" office:value="178.4522" calcext:value-type="float">
            <text:p>178.4522</text:p>
          </table:table-cell>
          <table:table-cell office:value-type="float" office:value="9.93191" calcext:value-type="float">
            <text:p>9.93191</text:p>
          </table:table-cell>
          <table:table-cell office:value-type="string" calcext:value-type="string">
            <text:p>QSO</text:p>
          </table:table-cell>
          <table:table-cell office:value-type="float" office:value="0.895" calcext:value-type="float">
            <text:p>0.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0+313</text:p>
          </table:table-cell>
          <table:table-cell office:value-type="float" office:value="140.94979" calcext:value-type="float">
            <text:p>140.94979</text:p>
          </table:table-cell>
          <table:table-cell office:value-type="float" office:value="31.13171" calcext:value-type="float">
            <text:p>31.13171</text:p>
          </table:table-cell>
          <table:table-cell office:value-type="string" calcext:value-type="string">
            <text:p>QSO</text:p>
          </table:table-cell>
          <table:table-cell office:value-type="float" office:value="0.893839" calcext:value-type="float">
            <text:p>0.8938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426.88+492824.4</text:p>
          </table:table-cell>
          <table:table-cell office:value-type="float" office:value="166.11192" calcext:value-type="float">
            <text:p>166.11192</text:p>
          </table:table-cell>
          <table:table-cell office:value-type="float" office:value="49.47343" calcext:value-type="float">
            <text:p>49.47343</text:p>
          </table:table-cell>
          <table:table-cell office:value-type="string" calcext:value-type="string">
            <text:p>QSO</text:p>
          </table:table-cell>
          <table:table-cell office:value-type="float" office:value="0.893" calcext:value-type="float">
            <text:p>0.8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824.69+020846.7</text:p>
          </table:table-cell>
          <table:table-cell office:value-type="float" office:value="194.60294" calcext:value-type="float">
            <text:p>194.60294</text:p>
          </table:table-cell>
          <table:table-cell office:value-type="float" office:value="2.14632" calcext:value-type="float">
            <text:p>2.14632</text:p>
          </table:table-cell>
          <table:table-cell office:value-type="string" calcext:value-type="string">
            <text:p>QSO</text:p>
          </table:table-cell>
          <table:table-cell office:value-type="float" office:value="0.892834" calcext:value-type="float">
            <text:p>0.8928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352.90+203700.6</text:p>
          </table:table-cell>
          <table:table-cell office:value-type="float" office:value="125.97043" calcext:value-type="float">
            <text:p>125.97043</text:p>
          </table:table-cell>
          <table:table-cell office:value-type="float" office:value="20.61687" calcext:value-type="float">
            <text:p>20.61687</text:p>
          </table:table-cell>
          <table:table-cell office:value-type="string" calcext:value-type="string">
            <text:p>QSO</text:p>
          </table:table-cell>
          <table:table-cell office:value-type="float" office:value="0.892038" calcext:value-type="float">
            <text:p>0.892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53+26</text:p>
          </table:table-cell>
          <table:table-cell office:value-type="float" office:value="163.94919" calcext:value-type="float">
            <text:p>163.94919</text:p>
          </table:table-cell>
          <table:table-cell office:value-type="float" office:value="26.39329" calcext:value-type="float">
            <text:p>26.39329</text:p>
          </table:table-cell>
          <table:table-cell office:value-type="string" calcext:value-type="string">
            <text:p>QSO</text:p>
          </table:table-cell>
          <table:table-cell office:value-type="float" office:value="0.891225" calcext:value-type="float">
            <text:p>0.891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0712.62+121145.8</text:p>
          </table:table-cell>
          <table:table-cell office:value-type="float" office:value="181.8026" calcext:value-type="float">
            <text:p>181.8026</text:p>
          </table:table-cell>
          <table:table-cell office:value-type="float" office:value="12.19607" calcext:value-type="float">
            <text:p>12.19607</text:p>
          </table:table-cell>
          <table:table-cell office:value-type="string" calcext:value-type="string">
            <text:p>QSO</text:p>
          </table:table-cell>
          <table:table-cell office:value-type="float" office:value="0.890466" calcext:value-type="float">
            <text:p>0.890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5+018</text:p>
          </table:table-cell>
          <table:table-cell office:value-type="float" office:value="164.62336" calcext:value-type="float">
            <text:p>164.62336</text:p>
          </table:table-cell>
          <table:table-cell office:value-type="float" office:value="1.56634" calcext:value-type="float">
            <text:p>1.56634</text:p>
          </table:table-cell>
          <table:table-cell office:value-type="string" calcext:value-type="string">
            <text:p>QSO</text:p>
          </table:table-cell>
          <table:table-cell office:value-type="float" office:value="0.89" calcext:value-type="float">
            <text:p>0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8+126</text:p>
          </table:table-cell>
          <table:table-cell office:value-type="float" office:value="117.71686" calcext:value-type="float">
            <text:p>117.71686</text:p>
          </table:table-cell>
          <table:table-cell office:value-type="float" office:value="12.51801" calcext:value-type="float">
            <text:p>12.51801</text:p>
          </table:table-cell>
          <table:table-cell office:value-type="string" calcext:value-type="string">
            <text:p>QSO</text:p>
          </table:table-cell>
          <table:table-cell office:value-type="float" office:value="0.889" calcext:value-type="float">
            <text:p>0.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58+567</text:p>
          </table:table-cell>
          <table:table-cell office:value-type="float" office:value="225.03032" calcext:value-type="float">
            <text:p>225.03032</text:p>
          </table:table-cell>
          <table:table-cell office:value-type="float" office:value="56.60025" calcext:value-type="float">
            <text:p>56.60025</text:p>
          </table:table-cell>
          <table:table-cell office:value-type="string" calcext:value-type="string">
            <text:p>QSO</text:p>
          </table:table-cell>
          <table:table-cell office:value-type="float" office:value="0.888933" calcext:value-type="float">
            <text:p>0.8889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5.47</text:p>
          </table:table-cell>
          <table:table-cell office:value-type="float" office:value="165.04778" calcext:value-type="float">
            <text:p>165.04778</text:p>
          </table:table-cell>
          <table:table-cell office:value-type="float" office:value="4.73377" calcext:value-type="float">
            <text:p>4.73377</text:p>
          </table:table-cell>
          <table:table-cell office:value-type="string" calcext:value-type="string">
            <text:p>QSO</text:p>
          </table:table-cell>
          <table:table-cell office:value-type="float" office:value="0.888196" calcext:value-type="float">
            <text:p>0.8881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3.56</text:p>
          </table:table-cell>
          <table:table-cell office:value-type="float" office:value="234.38489" calcext:value-type="float">
            <text:p>234.38489</text:p>
          </table:table-cell>
          <table:table-cell office:value-type="float" office:value="13.74668" calcext:value-type="float">
            <text:p>13.74668</text:p>
          </table:table-cell>
          <table:table-cell office:value-type="string" calcext:value-type="string">
            <text:p>G</text:p>
          </table:table-cell>
          <table:table-cell office:value-type="float" office:value="0.8879" calcext:value-type="float">
            <text:p>0.8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100.60+395559.4</text:p>
          </table:table-cell>
          <table:table-cell office:value-type="float" office:value="115.25248" calcext:value-type="float">
            <text:p>115.25248</text:p>
          </table:table-cell>
          <table:table-cell office:value-type="float" office:value="39.93319" calcext:value-type="float">
            <text:p>39.93319</text:p>
          </table:table-cell>
          <table:table-cell office:value-type="string" calcext:value-type="string">
            <text:p>QSO</text:p>
          </table:table-cell>
          <table:table-cell office:value-type="float" office:value="0.887364" calcext:value-type="float">
            <text:p>0.887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1159.7+423950</text:p>
          </table:table-cell>
          <table:table-cell office:value-type="float" office:value="212.9989" calcext:value-type="float">
            <text:p>212.9989</text:p>
          </table:table-cell>
          <table:table-cell office:value-type="float" office:value="42.66399" calcext:value-type="float">
            <text:p>42.66399</text:p>
          </table:table-cell>
          <table:table-cell office:value-type="string" calcext:value-type="string">
            <text:p>QSO</text:p>
          </table:table-cell>
          <table:table-cell office:value-type="float" office:value="0.887025" calcext:value-type="float">
            <text:p>0.887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851.33+472954.7</text:p>
          </table:table-cell>
          <table:table-cell office:value-type="float" office:value="197.21388" calcext:value-type="float">
            <text:p>197.21388</text:p>
          </table:table-cell>
          <table:table-cell office:value-type="float" office:value="47.4986" calcext:value-type="float">
            <text:p>47.4986</text:p>
          </table:table-cell>
          <table:table-cell office:value-type="string" calcext:value-type="string">
            <text:p>QSO</text:p>
          </table:table-cell>
          <table:table-cell office:value-type="float" office:value="0.886431" calcext:value-type="float">
            <text:p>0.886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6.30</text:p>
          </table:table-cell>
          <table:table-cell office:value-type="float" office:value="229.68651" calcext:value-type="float">
            <text:p>229.68651</text:p>
          </table:table-cell>
          <table:table-cell office:value-type="float" office:value="46.31532" calcext:value-type="float">
            <text:p>46.31532</text:p>
          </table:table-cell>
          <table:table-cell office:value-type="string" calcext:value-type="string">
            <text:p>QSO</text:p>
          </table:table-cell>
          <table:table-cell office:value-type="float" office:value="0.88639" calcext:value-type="float">
            <text:p>0.886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037.92+482356.5</text:p>
          </table:table-cell>
          <table:table-cell office:value-type="float" office:value="115.15796" calcext:value-type="float">
            <text:p>115.15796</text:p>
          </table:table-cell>
          <table:table-cell office:value-type="float" office:value="48.39903" calcext:value-type="float">
            <text:p>48.39903</text:p>
          </table:table-cell>
          <table:table-cell office:value-type="string" calcext:value-type="string">
            <text:p>VisS</text:p>
          </table:table-cell>
          <table:table-cell office:value-type="float" office:value="0.885" calcext:value-type="float">
            <text:p>0.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347.52+534754.0</text:p>
          </table:table-cell>
          <table:table-cell office:value-type="float" office:value="123.44806" calcext:value-type="float">
            <text:p>123.44806</text:p>
          </table:table-cell>
          <table:table-cell office:value-type="float" office:value="53.79836" calcext:value-type="float">
            <text:p>53.79836</text:p>
          </table:table-cell>
          <table:table-cell office:value-type="string" calcext:value-type="string">
            <text:p>*</text:p>
          </table:table-cell>
          <table:table-cell office:value-type="float" office:value="0.885" calcext:value-type="float">
            <text:p>0.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742.84+271410.9</text:p>
          </table:table-cell>
          <table:table-cell office:value-type="float" office:value="131.92852" calcext:value-type="float">
            <text:p>131.92852</text:p>
          </table:table-cell>
          <table:table-cell office:value-type="float" office:value="27.23635" calcext:value-type="float">
            <text:p>27.23635</text:p>
          </table:table-cell>
          <table:table-cell office:value-type="string" calcext:value-type="string">
            <text:p>VisS</text:p>
          </table:table-cell>
          <table:table-cell office:value-type="float" office:value="0.885" calcext:value-type="float">
            <text:p>0.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5949.72+080517.6</text:p>
          </table:table-cell>
          <table:table-cell office:value-type="float" office:value="239.95717" calcext:value-type="float">
            <text:p>239.95717</text:p>
          </table:table-cell>
          <table:table-cell office:value-type="float" office:value="8.08824" calcext:value-type="float">
            <text:p>8.08824</text:p>
          </table:table-cell>
          <table:table-cell office:value-type="string" calcext:value-type="string">
            <text:p>*</text:p>
          </table:table-cell>
          <table:table-cell office:value-type="float" office:value="0.885" calcext:value-type="float">
            <text:p>0.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04+058</text:p>
          </table:table-cell>
          <table:table-cell office:value-type="float" office:value="166.8162" calcext:value-type="float">
            <text:p>166.8162</text:p>
          </table:table-cell>
          <table:table-cell office:value-type="float" office:value="5.55186" calcext:value-type="float">
            <text:p>5.55186</text:p>
          </table:table-cell>
          <table:table-cell office:value-type="string" calcext:value-type="string">
            <text:p>QSO</text:p>
          </table:table-cell>
          <table:table-cell office:value-type="float" office:value="0.884525" calcext:value-type="float">
            <text:p>0.884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2758.88+362028.4</text:p>
          </table:table-cell>
          <table:table-cell office:value-type="float" office:value="171.99529" calcext:value-type="float">
            <text:p>171.99529</text:p>
          </table:table-cell>
          <table:table-cell office:value-type="float" office:value="36.34121" calcext:value-type="float">
            <text:p>36.34121</text:p>
          </table:table-cell>
          <table:table-cell office:value-type="string" calcext:value-type="string">
            <text:p>QSO</text:p>
          </table:table-cell>
          <table:table-cell office:value-type="float" office:value="0.884" calcext:value-type="float">
            <text:p>0.8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508.85+350813.5</text:p>
          </table:table-cell>
          <table:table-cell office:value-type="float" office:value="183.78702" calcext:value-type="float">
            <text:p>183.78702</text:p>
          </table:table-cell>
          <table:table-cell office:value-type="float" office:value="35.13699" calcext:value-type="float">
            <text:p>35.13699</text:p>
          </table:table-cell>
          <table:table-cell office:value-type="string" calcext:value-type="string">
            <text:p>G</text:p>
          </table:table-cell>
          <table:table-cell office:value-type="float" office:value="0.8834" calcext:value-type="float">
            <text:p>0.88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1522.85+134834.0</text:p>
          </table:table-cell>
          <table:table-cell office:value-type="float" office:value="123.84519" calcext:value-type="float">
            <text:p>123.84519</text:p>
          </table:table-cell>
          <table:table-cell office:value-type="float" office:value="13.80948" calcext:value-type="float">
            <text:p>13.80948</text:p>
          </table:table-cell>
          <table:table-cell office:value-type="string" calcext:value-type="string">
            <text:p>QSO</text:p>
          </table:table-cell>
          <table:table-cell office:value-type="float" office:value="0.882817" calcext:value-type="float">
            <text:p>0.8828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627.97+564341.8</text:p>
          </table:table-cell>
          <table:table-cell office:value-type="float" office:value="174.1165" calcext:value-type="float">
            <text:p>174.1165</text:p>
          </table:table-cell>
          <table:table-cell office:value-type="float" office:value="56.72828" calcext:value-type="float">
            <text:p>56.72828</text:p>
          </table:table-cell>
          <table:table-cell office:value-type="string" calcext:value-type="string">
            <text:p>QSO</text:p>
          </table:table-cell>
          <table:table-cell office:value-type="float" office:value="0.882067" calcext:value-type="float">
            <text:p>0.882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741.01+553733.4</text:p>
          </table:table-cell>
          <table:table-cell office:value-type="float" office:value="124.42092" calcext:value-type="float">
            <text:p>124.42092</text:p>
          </table:table-cell>
          <table:table-cell office:value-type="float" office:value="55.62591" calcext:value-type="float">
            <text:p>55.62591</text:p>
          </table:table-cell>
          <table:table-cell office:value-type="string" calcext:value-type="string">
            <text:p>QSO</text:p>
          </table:table-cell>
          <table:table-cell office:value-type="float" office:value="0.880637" calcext:value-type="float">
            <text:p>0.880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623.58+540555.9</text:p>
          </table:table-cell>
          <table:table-cell office:value-type="float" office:value="241.5982" calcext:value-type="float">
            <text:p>241.5982</text:p>
          </table:table-cell>
          <table:table-cell office:value-type="float" office:value="54.09885" calcext:value-type="float">
            <text:p>54.09885</text:p>
          </table:table-cell>
          <table:table-cell office:value-type="string" calcext:value-type="string">
            <text:p>QSO</text:p>
          </table:table-cell>
          <table:table-cell office:value-type="float" office:value="0.879376" calcext:value-type="float">
            <text:p>0.8793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6+053</text:p>
          </table:table-cell>
          <table:table-cell office:value-type="float" office:value="254.63936" calcext:value-type="float">
            <text:p>254.63936</text:p>
          </table:table-cell>
          <table:table-cell office:value-type="float" office:value="5.25457" calcext:value-type="float">
            <text:p>5.25457</text:p>
          </table:table-cell>
          <table:table-cell office:value-type="string" calcext:value-type="string">
            <text:p>QSO</text:p>
          </table:table-cell>
          <table:table-cell office:value-type="float" office:value="0.879" calcext:value-type="float">
            <text:p>0.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 2017ivi</text:p>
          </table:table-cell>
          <table:table-cell office:value-type="float" office:value="214.78858" calcext:value-type="float">
            <text:p>214.78858</text:p>
          </table:table-cell>
          <table:table-cell office:value-type="float" office:value="6.05792" calcext:value-type="float">
            <text:p>6.05792</text:p>
          </table:table-cell>
          <table:table-cell office:value-type="string" calcext:value-type="string">
            <text:p>QSO</text:p>
          </table:table-cell>
          <table:table-cell office:value-type="float" office:value="0.87832" calcext:value-type="float">
            <text:p>0.87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217.18+481917.6</text:p>
          </table:table-cell>
          <table:table-cell office:value-type="float" office:value="195.57165" calcext:value-type="float">
            <text:p>195.57165</text:p>
          </table:table-cell>
          <table:table-cell office:value-type="float" office:value="48.32155" calcext:value-type="float">
            <text:p>48.32155</text:p>
          </table:table-cell>
          <table:table-cell office:value-type="string" calcext:value-type="string">
            <text:p>QSO</text:p>
          </table:table-cell>
          <table:table-cell office:value-type="float" office:value="0.8771" calcext:value-type="float">
            <text:p>0.87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840.54+342344.9</text:p>
          </table:table-cell>
          <table:table-cell office:value-type="float" office:value="234.66895" calcext:value-type="float">
            <text:p>234.66895</text:p>
          </table:table-cell>
          <table:table-cell office:value-type="float" office:value="34.39583" calcext:value-type="float">
            <text:p>34.39583</text:p>
          </table:table-cell>
          <table:table-cell office:value-type="string" calcext:value-type="string">
            <text:p>QSO</text:p>
          </table:table-cell>
          <table:table-cell office:value-type="float" office:value="0.877046" calcext:value-type="float">
            <text:p>0.8770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721.65+165212.0</text:p>
          </table:table-cell>
          <table:table-cell office:value-type="float" office:value="154.34025" calcext:value-type="float">
            <text:p>154.34025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QSO</text:p>
          </table:table-cell>
          <table:table-cell office:value-type="float" office:value="0.8762" calcext:value-type="float">
            <text:p>0.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6.54</text:p>
          </table:table-cell>
          <table:table-cell office:value-type="float" office:value="240.55079" calcext:value-type="float">
            <text:p>240.55079</text:p>
          </table:table-cell>
          <table:table-cell office:value-type="float" office:value="6.25093" calcext:value-type="float">
            <text:p>6.25093</text:p>
          </table:table-cell>
          <table:table-cell office:value-type="string" calcext:value-type="string">
            <text:p>QSO</text:p>
          </table:table-cell>
          <table:table-cell office:value-type="float" office:value="0.875949" calcext:value-type="float">
            <text:p>0.875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2.31</text:p>
          </table:table-cell>
          <table:table-cell office:value-type="float" office:value="163.82197" calcext:value-type="float">
            <text:p>163.82197</text:p>
          </table:table-cell>
          <table:table-cell office:value-type="float" office:value="2.09582" calcext:value-type="float">
            <text:p>2.09582</text:p>
          </table:table-cell>
          <table:table-cell office:value-type="string" calcext:value-type="string">
            <text:p>QSO</text:p>
          </table:table-cell>
          <table:table-cell office:value-type="float" office:value="0.875785" calcext:value-type="float">
            <text:p>0.875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319.40+644800.1</text:p>
          </table:table-cell>
          <table:table-cell office:value-type="float" office:value="163.33078" calcext:value-type="float">
            <text:p>163.33078</text:p>
          </table:table-cell>
          <table:table-cell office:value-type="float" office:value="64.79999" calcext:value-type="float">
            <text:p>64.79999</text:p>
          </table:table-cell>
          <table:table-cell office:value-type="string" calcext:value-type="string">
            <text:p>UvES</text:p>
          </table:table-cell>
          <table:table-cell office:value-type="float" office:value="0.875" calcext:value-type="float">
            <text:p>0.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755 Her</text:p>
          </table:table-cell>
          <table:table-cell office:value-type="float" office:value="258.01158" calcext:value-type="float">
            <text:p>258.01158</text:p>
          </table:table-cell>
          <table:table-cell office:value-type="float" office:value="44.22696" calcext:value-type="float">
            <text:p>44.22696</text:p>
          </table:table-cell>
          <table:table-cell office:value-type="string" calcext:value-type="string">
            <text:p>!V*</text:p>
          </table:table-cell>
          <table:table-cell office:value-type="float" office:value="0.874" calcext:value-type="float">
            <text:p>0.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52+119</text:p>
          </table:table-cell>
          <table:table-cell office:value-type="float" office:value="193.6594" calcext:value-type="float">
            <text:p>193.6594</text:p>
          </table:table-cell>
          <table:table-cell office:value-type="float" office:value="11.68497" calcext:value-type="float">
            <text:p>11.68497</text:p>
          </table:table-cell>
          <table:table-cell office:value-type="string" calcext:value-type="string">
            <text:p>QSO</text:p>
          </table:table-cell>
          <table:table-cell office:value-type="float" office:value="0.873723" calcext:value-type="float">
            <text:p>0.873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502.54+275222.5</text:p>
          </table:table-cell>
          <table:table-cell office:value-type="float" office:value="196.26042" calcext:value-type="float">
            <text:p>196.26042</text:p>
          </table:table-cell>
          <table:table-cell office:value-type="float" office:value="27.87275" calcext:value-type="float">
            <text:p>27.87275</text:p>
          </table:table-cell>
          <table:table-cell office:value-type="string" calcext:value-type="string">
            <text:p>QSO</text:p>
          </table:table-cell>
          <table:table-cell office:value-type="float" office:value="0.8735" calcext:value-type="float">
            <text:p>0.8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5542.53+021411.0</text:p>
          </table:table-cell>
          <table:table-cell office:value-type="float" office:value="178.92725" calcext:value-type="float">
            <text:p>178.92725</text:p>
          </table:table-cell>
          <table:table-cell office:value-type="float" office:value="2.23642" calcext:value-type="float">
            <text:p>2.23642</text:p>
          </table:table-cell>
          <table:table-cell office:value-type="string" calcext:value-type="string">
            <text:p>QSO</text:p>
          </table:table-cell>
          <table:table-cell office:value-type="float" office:value="0.873274" calcext:value-type="float">
            <text:p>0.8732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4.48</text:p>
          </table:table-cell>
          <table:table-cell office:value-type="float" office:value="222.20984" calcext:value-type="float">
            <text:p>222.20984</text:p>
          </table:table-cell>
          <table:table-cell office:value-type="float" office:value="4.03886" calcext:value-type="float">
            <text:p>4.03886</text:p>
          </table:table-cell>
          <table:table-cell office:value-type="string" calcext:value-type="string">
            <text:p>G</text:p>
          </table:table-cell>
          <table:table-cell office:value-type="float" office:value="0.8712" calcext:value-type="float">
            <text:p>0.87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96</text:p>
          </table:table-cell>
          <table:table-cell office:value-type="float" office:value="123.40014" calcext:value-type="float">
            <text:p>123.40014</text:p>
          </table:table-cell>
          <table:table-cell office:value-type="float" office:value="48.21738" calcext:value-type="float">
            <text:p>48.21738</text:p>
          </table:table-cell>
          <table:table-cell office:value-type="string" calcext:value-type="string">
            <text:p>QSO</text:p>
          </table:table-cell>
          <table:table-cell office:value-type="float" office:value="0.871" calcext:value-type="float">
            <text:p>0.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401.36+593454.2</text:p>
          </table:table-cell>
          <table:table-cell office:value-type="float" office:value="178.50569" calcext:value-type="float">
            <text:p>178.50569</text:p>
          </table:table-cell>
          <table:table-cell office:value-type="float" office:value="59.58172" calcext:value-type="float">
            <text:p>59.58172</text:p>
          </table:table-cell>
          <table:table-cell office:value-type="string" calcext:value-type="string">
            <text:p>QSO</text:p>
          </table:table-cell>
          <table:table-cell office:value-type="float" office:value="0.871" calcext:value-type="float">
            <text:p>0.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2+202</text:p>
          </table:table-cell>
          <table:table-cell office:value-type="float" office:value="216.23704" calcext:value-type="float">
            <text:p>216.23704</text:p>
          </table:table-cell>
          <table:table-cell office:value-type="float" office:value="20.00629" calcext:value-type="float">
            <text:p>20.00629</text:p>
          </table:table-cell>
          <table:table-cell office:value-type="string" calcext:value-type="string">
            <text:p>QSO</text:p>
          </table:table-cell>
          <table:table-cell office:value-type="float" office:value="0.871" calcext:value-type="float">
            <text:p>0.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5.58</text:p>
          </table:table-cell>
          <table:table-cell office:value-type="float" office:value="250.49561" calcext:value-type="float">
            <text:p>250.49561</text:p>
          </table:table-cell>
          <table:table-cell office:value-type="float" office:value="15.42506" calcext:value-type="float">
            <text:p>15.42506</text:p>
          </table:table-cell>
          <table:table-cell office:value-type="string" calcext:value-type="string">
            <text:p>QSO</text:p>
          </table:table-cell>
          <table:table-cell office:value-type="float" office:value="0.871" calcext:value-type="float">
            <text:p>0.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50+412</text:p>
          </table:table-cell>
          <table:table-cell office:value-type="float" office:value="118.53863" calcext:value-type="float">
            <text:p>118.53863</text:p>
          </table:table-cell>
          <table:table-cell office:value-type="float" office:value="41.16665" calcext:value-type="float">
            <text:p>41.16665</text:p>
          </table:table-cell>
          <table:table-cell office:value-type="string" calcext:value-type="string">
            <text:p>QSO</text:p>
          </table:table-cell>
          <table:table-cell office:value-type="float" office:value="0.870605" calcext:value-type="float">
            <text:p>0.870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11+149</text:p>
          </table:table-cell>
          <table:table-cell office:value-type="float" office:value="168.49456" calcext:value-type="float">
            <text:p>168.49456</text:p>
          </table:table-cell>
          <table:table-cell office:value-type="float" office:value="14.70749" calcext:value-type="float">
            <text:p>14.70749</text:p>
          </table:table-cell>
          <table:table-cell office:value-type="string" calcext:value-type="string">
            <text:p>QSO</text:p>
          </table:table-cell>
          <table:table-cell office:value-type="float" office:value="0.867443" calcext:value-type="float">
            <text:p>0.867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4759.7+263542</text:p>
          </table:table-cell>
          <table:table-cell office:value-type="float" office:value="176.99902" calcext:value-type="float">
            <text:p>176.99902</text:p>
          </table:table-cell>
          <table:table-cell office:value-type="float" office:value="26.59509" calcext:value-type="float">
            <text:p>26.59509</text:p>
          </table:table-cell>
          <table:table-cell office:value-type="string" calcext:value-type="string">
            <text:p>QSO</text:p>
          </table:table-cell>
          <table:table-cell office:value-type="float" office:value="0.867225" calcext:value-type="float">
            <text:p>0.867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1+361</text:p>
          </table:table-cell>
          <table:table-cell office:value-type="float" office:value="245.87722" calcext:value-type="float">
            <text:p>245.87722</text:p>
          </table:table-cell>
          <table:table-cell office:value-type="float" office:value="35.99254" calcext:value-type="float">
            <text:p>35.99254</text:p>
          </table:table-cell>
          <table:table-cell office:value-type="string" calcext:value-type="string">
            <text:p>QSO</text:p>
          </table:table-cell>
          <table:table-cell office:value-type="float" office:value="0.867082" calcext:value-type="float">
            <text:p>0.8670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0626.6+250921</text:p>
          </table:table-cell>
          <table:table-cell office:value-type="float" office:value="211.61087" calcext:value-type="float">
            <text:p>211.61087</text:p>
          </table:table-cell>
          <table:table-cell office:value-type="float" office:value="25.15586" calcext:value-type="float">
            <text:p>25.15586</text:p>
          </table:table-cell>
          <table:table-cell office:value-type="string" calcext:value-type="string">
            <text:p>QSO</text:p>
          </table:table-cell>
          <table:table-cell office:value-type="float" office:value="0.866693" calcext:value-type="float">
            <text:p>0.866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627.52+505141.5</text:p>
          </table:table-cell>
          <table:table-cell office:value-type="float" office:value="219.11487" calcext:value-type="float">
            <text:p>219.11487</text:p>
          </table:table-cell>
          <table:table-cell office:value-type="float" office:value="50.86162" calcext:value-type="float">
            <text:p>50.86162</text:p>
          </table:table-cell>
          <table:table-cell office:value-type="string" calcext:value-type="string">
            <text:p>*</text:p>
          </table:table-cell>
          <table:table-cell office:value-type="float" office:value="0.866676" calcext:value-type="float">
            <text:p>0.866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930.31+085821.5</text:p>
          </table:table-cell>
          <table:table-cell office:value-type="float" office:value="127.37635" calcext:value-type="float">
            <text:p>127.37635</text:p>
          </table:table-cell>
          <table:table-cell office:value-type="float" office:value="8.9726" calcext:value-type="float">
            <text:p>8.9726</text:p>
          </table:table-cell>
          <table:table-cell office:value-type="string" calcext:value-type="string">
            <text:p>QSO</text:p>
          </table:table-cell>
          <table:table-cell office:value-type="float" office:value="0.866" calcext:value-type="float">
            <text:p>0.8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3131.68+502821.6</text:p>
          </table:table-cell>
          <table:table-cell office:value-type="float" office:value="247.88207" calcext:value-type="float">
            <text:p>247.88207</text:p>
          </table:table-cell>
          <table:table-cell office:value-type="float" office:value="50.47291" calcext:value-type="float">
            <text:p>50.47291</text:p>
          </table:table-cell>
          <table:table-cell office:value-type="string" calcext:value-type="string">
            <text:p>*</text:p>
          </table:table-cell>
          <table:table-cell office:value-type="float" office:value="0.865" calcext:value-type="float">
            <text:p>0.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19+408</text:p>
          </table:table-cell>
          <table:table-cell office:value-type="float" office:value="125.73982" calcext:value-type="float">
            <text:p>125.73982</text:p>
          </table:table-cell>
          <table:table-cell office:value-type="float" office:value="40.69716" calcext:value-type="float">
            <text:p>40.69716</text:p>
          </table:table-cell>
          <table:table-cell office:value-type="string" calcext:value-type="string">
            <text:p>QSO</text:p>
          </table:table-cell>
          <table:table-cell office:value-type="float" office:value="0.864948" calcext:value-type="float">
            <text:p>0.864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48+477</text:p>
          </table:table-cell>
          <table:table-cell office:value-type="float" office:value="177.7888" calcext:value-type="float">
            <text:p>177.7888</text:p>
          </table:table-cell>
          <table:table-cell office:value-type="float" office:value="47.48215" calcext:value-type="float">
            <text:p>47.48215</text:p>
          </table:table-cell>
          <table:table-cell office:value-type="string" calcext:value-type="string">
            <text:p>QSO</text:p>
          </table:table-cell>
          <table:table-cell office:value-type="float" office:value="0.863144" calcext:value-type="float">
            <text:p>0.863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9+616</text:p>
          </table:table-cell>
          <table:table-cell office:value-type="float" office:value="130.80177" calcext:value-type="float">
            <text:p>130.80177</text:p>
          </table:table-cell>
          <table:table-cell office:value-type="float" office:value="61.49553" calcext:value-type="float">
            <text:p>61.49553</text:p>
          </table:table-cell>
          <table:table-cell office:value-type="string" calcext:value-type="string">
            <text:p>QSO</text:p>
          </table:table-cell>
          <table:table-cell office:value-type="float" office:value="0.862" calcext:value-type="float">
            <text:p>0.8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46+111E</text:p>
          </table:table-cell>
          <table:table-cell office:value-type="float" office:value="177.19931" calcext:value-type="float">
            <text:p>177.19931</text:p>
          </table:table-cell>
          <table:table-cell office:value-type="float" office:value="10.91624" calcext:value-type="float">
            <text:p>10.91624</text:p>
          </table:table-cell>
          <table:table-cell office:value-type="string" calcext:value-type="string">
            <text:p>QSO</text:p>
          </table:table-cell>
          <table:table-cell office:value-type="float" office:value="0.861702" calcext:value-type="float">
            <text:p>0.861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1007.40+113353.3</text:p>
          </table:table-cell>
          <table:table-cell office:value-type="float" office:value="182.53062" calcext:value-type="float">
            <text:p>182.53062</text:p>
          </table:table-cell>
          <table:table-cell office:value-type="float" office:value="11.56533" calcext:value-type="float">
            <text:p>11.56533</text:p>
          </table:table-cell>
          <table:table-cell office:value-type="string" calcext:value-type="string">
            <text:p>*</text:p>
          </table:table-cell>
          <table:table-cell office:value-type="float" office:value="0.861629" calcext:value-type="float">
            <text:p>0.8616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0252.84+121614.6</text:p>
          </table:table-cell>
          <table:table-cell office:value-type="float" office:value="150.72019" calcext:value-type="float">
            <text:p>150.72019</text:p>
          </table:table-cell>
          <table:table-cell office:value-type="float" office:value="12.27072" calcext:value-type="float">
            <text:p>12.27072</text:p>
          </table:table-cell>
          <table:table-cell office:value-type="string" calcext:value-type="string">
            <text:p>QSO</text:p>
          </table:table-cell>
          <table:table-cell office:value-type="float" office:value="0.861" calcext:value-type="float">
            <text:p>0.8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38+471B</text:p>
          </table:table-cell>
          <table:table-cell office:value-type="float" office:value="249.98325" calcext:value-type="float">
            <text:p>249.98325</text:p>
          </table:table-cell>
          <table:table-cell office:value-type="float" office:value="47.08988" calcext:value-type="float">
            <text:p>47.08988</text:p>
          </table:table-cell>
          <table:table-cell office:value-type="string" calcext:value-type="string">
            <text:p>QSO</text:p>
          </table:table-cell>
          <table:table-cell office:value-type="float" office:value="0.858422" calcext:value-type="float">
            <text:p>0.858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31+349</text:p>
          </table:table-cell>
          <table:table-cell office:value-type="float" office:value="188.36782" calcext:value-type="float">
            <text:p>188.36782</text:p>
          </table:table-cell>
          <table:table-cell office:value-type="float" office:value="34.66183" calcext:value-type="float">
            <text:p>34.66183</text:p>
          </table:table-cell>
          <table:table-cell office:value-type="string" calcext:value-type="string">
            <text:p>QSO</text:p>
          </table:table-cell>
          <table:table-cell office:value-type="float" office:value="0.858084" calcext:value-type="float">
            <text:p>0.858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40+469</text:p>
          </table:table-cell>
          <table:table-cell office:value-type="float" office:value="131.0973" calcext:value-type="float">
            <text:p>131.0973</text:p>
          </table:table-cell>
          <table:table-cell office:value-type="float" office:value="46.76326" calcext:value-type="float">
            <text:p>46.76326</text:p>
          </table:table-cell>
          <table:table-cell office:value-type="string" calcext:value-type="string">
            <text:p>QSO</text:p>
          </table:table-cell>
          <table:table-cell office:value-type="float" office:value="0.857688" calcext:value-type="float">
            <text:p>0.857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13+350</text:p>
          </table:table-cell>
          <table:table-cell office:value-type="float" office:value="183.98167" calcext:value-type="float">
            <text:p>183.98167</text:p>
          </table:table-cell>
          <table:table-cell office:value-type="float" office:value="34.80423" calcext:value-type="float">
            <text:p>34.80423</text:p>
          </table:table-cell>
          <table:table-cell office:value-type="string" calcext:value-type="string">
            <text:p>QSO</text:p>
          </table:table-cell>
          <table:table-cell office:value-type="float" office:value="0.857" calcext:value-type="float">
            <text:p>0.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614.49+023939.1</text:p>
          </table:table-cell>
          <table:table-cell office:value-type="float" office:value="199.06042" calcext:value-type="float">
            <text:p>199.06042</text:p>
          </table:table-cell>
          <table:table-cell office:value-type="float" office:value="2.66081" calcext:value-type="float">
            <text:p>2.66081</text:p>
          </table:table-cell>
          <table:table-cell office:value-type="string" calcext:value-type="string">
            <text:p>QSO</text:p>
          </table:table-cell>
          <table:table-cell office:value-type="float" office:value="0.852079" calcext:value-type="float">
            <text:p>0.8520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2500922+1621210</text:p>
          </table:table-cell>
          <table:table-cell office:value-type="float" office:value="192.53845" calcext:value-type="float">
            <text:p>192.53845</text:p>
          </table:table-cell>
          <table:table-cell office:value-type="float" office:value="16.35596" calcext:value-type="float">
            <text:p>16.35596</text:p>
          </table:table-cell>
          <table:table-cell office:value-type="string" calcext:value-type="string">
            <text:p>QSO</text:p>
          </table:table-cell>
          <table:table-cell office:value-type="float" office:value="0.8514" calcext:value-type="float">
            <text:p>0.85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46+411</text:p>
          </table:table-cell>
          <table:table-cell office:value-type="float" office:value="252.12191" calcext:value-type="float">
            <text:p>252.12191</text:p>
          </table:table-cell>
          <table:table-cell office:value-type="float" office:value="41.06821" calcext:value-type="float">
            <text:p>41.06821</text:p>
          </table:table-cell>
          <table:table-cell office:value-type="string" calcext:value-type="string">
            <text:p>QSO</text:p>
          </table:table-cell>
          <table:table-cell office:value-type="float" office:value="0.8508" calcext:value-type="float">
            <text:p>0.8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42+117</text:p>
          </table:table-cell>
          <table:table-cell office:value-type="float" office:value="221.2114" calcext:value-type="float">
            <text:p>221.2114</text:p>
          </table:table-cell>
          <table:table-cell office:value-type="float" office:value="11.53233" calcext:value-type="float">
            <text:p>11.53233</text:p>
          </table:table-cell>
          <table:table-cell office:value-type="string" calcext:value-type="string">
            <text:p>QSO</text:p>
          </table:table-cell>
          <table:table-cell office:value-type="float" office:value="0.850652" calcext:value-type="float">
            <text:p>0.8506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258.11+161556.9</text:p>
          </table:table-cell>
          <table:table-cell office:value-type="float" office:value="248.24211" calcext:value-type="float">
            <text:p>248.24211</text:p>
          </table:table-cell>
          <table:table-cell office:value-type="float" office:value="16.26584" calcext:value-type="float">
            <text:p>16.26584</text:p>
          </table:table-cell>
          <table:table-cell office:value-type="string" calcext:value-type="string">
            <text:p>QSO</text:p>
          </table:table-cell>
          <table:table-cell office:value-type="float" office:value="0.850574" calcext:value-type="float">
            <text:p>0.850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013+596</text:p>
          </table:table-cell>
          <table:table-cell office:value-type="float" office:value="154.26456" calcext:value-type="float">
            <text:p>154.26456</text:p>
          </table:table-cell>
          <table:table-cell office:value-type="float" office:value="59.40797" calcext:value-type="float">
            <text:p>59.40797</text:p>
          </table:table-cell>
          <table:table-cell office:value-type="string" calcext:value-type="string">
            <text:p>QSO</text:p>
          </table:table-cell>
          <table:table-cell office:value-type="float" office:value="0.850486" calcext:value-type="float">
            <text:p>0.850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86</text:p>
          </table:table-cell>
          <table:table-cell office:value-type="float" office:value="202.78453" calcext:value-type="float">
            <text:p>202.78453</text:p>
          </table:table-cell>
          <table:table-cell office:value-type="float" office:value="30.50915" calcext:value-type="float">
            <text:p>30.50915</text:p>
          </table:table-cell>
          <table:table-cell office:value-type="string" calcext:value-type="string">
            <text:p>QSO</text:p>
          </table:table-cell>
          <table:table-cell office:value-type="float" office:value="0.849934" calcext:value-type="float">
            <text:p>0.849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46+586</text:p>
          </table:table-cell>
          <table:table-cell office:value-type="float" office:value="192.07827" calcext:value-type="float">
            <text:p>192.07827</text:p>
          </table:table-cell>
          <table:table-cell office:value-type="float" office:value="58.34131" calcext:value-type="float">
            <text:p>58.34131</text:p>
          </table:table-cell>
          <table:table-cell office:value-type="string" calcext:value-type="string">
            <text:p>QSO</text:p>
          </table:table-cell>
          <table:table-cell office:value-type="float" office:value="0.847394" calcext:value-type="float">
            <text:p>0.8473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5+35A</text:p>
          </table:table-cell>
          <table:table-cell office:value-type="float" office:value="162.12674" calcext:value-type="float">
            <text:p>162.12674</text:p>
          </table:table-cell>
          <table:table-cell office:value-type="float" office:value="35.63363" calcext:value-type="float">
            <text:p>35.63363</text:p>
          </table:table-cell>
          <table:table-cell office:value-type="string" calcext:value-type="string">
            <text:p>G</text:p>
          </table:table-cell>
          <table:table-cell office:value-type="float" office:value="0.846036" calcext:value-type="float">
            <text:p>0.8460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917.53+210147.5</text:p>
          </table:table-cell>
          <table:table-cell office:value-type="float" office:value="192.32307" calcext:value-type="float">
            <text:p>192.32307</text:p>
          </table:table-cell>
          <table:table-cell office:value-type="float" office:value="21.02986" calcext:value-type="float">
            <text:p>21.02986</text:p>
          </table:table-cell>
          <table:table-cell office:value-type="string" calcext:value-type="string">
            <text:p>QSO</text:p>
          </table:table-cell>
          <table:table-cell office:value-type="float" office:value="0.8454" calcext:value-type="float">
            <text:p>0.8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0951.77+181006.7</text:p>
          </table:table-cell>
          <table:table-cell office:value-type="float" office:value="182.46569" calcext:value-type="float">
            <text:p>182.46569</text:p>
          </table:table-cell>
          <table:table-cell office:value-type="float" office:value="18.16855" calcext:value-type="float">
            <text:p>18.16855</text:p>
          </table:table-cell>
          <table:table-cell office:value-type="string" calcext:value-type="string">
            <text:p>QSO</text:p>
          </table:table-cell>
          <table:table-cell office:value-type="float" office:value="0.845" calcext:value-type="float">
            <text:p>0.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07+472</text:p>
          </table:table-cell>
          <table:table-cell office:value-type="float" office:value="242.2223" calcext:value-type="float">
            <text:p>242.2223</text:p>
          </table:table-cell>
          <table:table-cell office:value-type="float" office:value="47.10603" calcext:value-type="float">
            <text:p>47.10603</text:p>
          </table:table-cell>
          <table:table-cell office:value-type="string" calcext:value-type="string">
            <text:p>QSO</text:p>
          </table:table-cell>
          <table:table-cell office:value-type="float" office:value="0.843569" calcext:value-type="float">
            <text:p>0.8435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607.26+281247.1</text:p>
          </table:table-cell>
          <table:table-cell office:value-type="float" office:value="166.53026" calcext:value-type="float">
            <text:p>166.53026</text:p>
          </table:table-cell>
          <table:table-cell office:value-type="float" office:value="28.21307" calcext:value-type="float">
            <text:p>28.21307</text:p>
          </table:table-cell>
          <table:table-cell office:value-type="string" calcext:value-type="string">
            <text:p>QSO</text:p>
          </table:table-cell>
          <table:table-cell office:value-type="float" office:value="0.843521" calcext:value-type="float">
            <text:p>0.8435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732.41+584634.7</text:p>
          </table:table-cell>
          <table:table-cell office:value-type="float" office:value="261.88501" calcext:value-type="float">
            <text:p>261.88501</text:p>
          </table:table-cell>
          <table:table-cell office:value-type="float" office:value="58.77621" calcext:value-type="float">
            <text:p>58.77621</text:p>
          </table:table-cell>
          <table:table-cell office:value-type="string" calcext:value-type="string">
            <text:p>QSO</text:p>
          </table:table-cell>
          <table:table-cell office:value-type="float" office:value="0.843499" calcext:value-type="float">
            <text:p>0.843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1409.2+323731</text:p>
          </table:table-cell>
          <table:table-cell office:value-type="float" office:value="123.53841" calcext:value-type="float">
            <text:p>123.53841</text:p>
          </table:table-cell>
          <table:table-cell office:value-type="float" office:value="32.62555" calcext:value-type="float">
            <text:p>32.62555</text:p>
          </table:table-cell>
          <table:table-cell office:value-type="string" calcext:value-type="string">
            <text:p>QSO</text:p>
          </table:table-cell>
          <table:table-cell office:value-type="float" office:value="0.843266" calcext:value-type="float">
            <text:p>0.8432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35</text:p>
          </table:table-cell>
          <table:table-cell office:value-type="float" office:value="151.66877" calcext:value-type="float">
            <text:p>151.66877</text:p>
          </table:table-cell>
          <table:table-cell office:value-type="float" office:value="48.2192" calcext:value-type="float">
            <text:p>48.2192</text:p>
          </table:table-cell>
          <table:table-cell office:value-type="string" calcext:value-type="string">
            <text:p>VisS</text:p>
          </table:table-cell>
          <table:table-cell office:value-type="float" office:value="0.842" calcext:value-type="float">
            <text:p>0.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410.71+144845.6</text:p>
          </table:table-cell>
          <table:table-cell office:value-type="float" office:value="218.54466" calcext:value-type="float">
            <text:p>218.54466</text:p>
          </table:table-cell>
          <table:table-cell office:value-type="float" office:value="14.81266" calcext:value-type="float">
            <text:p>14.81266</text:p>
          </table:table-cell>
          <table:table-cell office:value-type="string" calcext:value-type="string">
            <text:p>QSO</text:p>
          </table:table-cell>
          <table:table-cell office:value-type="float" office:value="0.8372" calcext:value-type="float">
            <text:p>0.8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4337.8+231502</text:p>
          </table:table-cell>
          <table:table-cell office:value-type="float" office:value="175.9079" calcext:value-type="float">
            <text:p>175.9079</text:p>
          </table:table-cell>
          <table:table-cell office:value-type="float" office:value="23.25068" calcext:value-type="float">
            <text:p>23.25068</text:p>
          </table:table-cell>
          <table:table-cell office:value-type="string" calcext:value-type="string">
            <text:p>QSO</text:p>
          </table:table-cell>
          <table:table-cell office:value-type="float" office:value="0.836603" calcext:value-type="float">
            <text:p>0.836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03+38</text:p>
          </table:table-cell>
          <table:table-cell office:value-type="float" office:value="181.57232" calcext:value-type="float">
            <text:p>181.57232</text:p>
          </table:table-cell>
          <table:table-cell office:value-type="float" office:value="38.20972" calcext:value-type="float">
            <text:p>38.20972</text:p>
          </table:table-cell>
          <table:table-cell office:value-type="string" calcext:value-type="string">
            <text:p>QSO</text:p>
          </table:table-cell>
          <table:table-cell office:value-type="float" office:value="0.836603" calcext:value-type="float">
            <text:p>0.836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34+349</text:p>
          </table:table-cell>
          <table:table-cell office:value-type="float" office:value="174.28818" calcext:value-type="float">
            <text:p>174.28818</text:p>
          </table:table-cell>
          <table:table-cell office:value-type="float" office:value="34.69887" calcext:value-type="float">
            <text:p>34.69887</text:p>
          </table:table-cell>
          <table:table-cell office:value-type="string" calcext:value-type="string">
            <text:p>QSO</text:p>
          </table:table-cell>
          <table:table-cell office:value-type="float" office:value="0.835142" calcext:value-type="float">
            <text:p>0.835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17+38</text:p>
          </table:table-cell>
          <table:table-cell office:value-type="float" office:value="199.96842" calcext:value-type="float">
            <text:p>199.96842</text:p>
          </table:table-cell>
          <table:table-cell office:value-type="float" office:value="37.79033" calcext:value-type="float">
            <text:p>37.79033</text:p>
          </table:table-cell>
          <table:table-cell office:value-type="string" calcext:value-type="string">
            <text:p>QSO</text:p>
          </table:table-cell>
          <table:table-cell office:value-type="float" office:value="0.835" calcext:value-type="float">
            <text:p>0.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013.52+055141.1</text:p>
          </table:table-cell>
          <table:table-cell office:value-type="float" office:value="237.55638" calcext:value-type="float">
            <text:p>237.55638</text:p>
          </table:table-cell>
          <table:table-cell office:value-type="float" office:value="5.86137" calcext:value-type="float">
            <text:p>5.86137</text:p>
          </table:table-cell>
          <table:table-cell office:value-type="string" calcext:value-type="string">
            <text:p>QSO</text:p>
          </table:table-cell>
          <table:table-cell office:value-type="float" office:value="0.835" calcext:value-type="float">
            <text:p>0.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4656.85+405917.1</text:p>
          </table:table-cell>
          <table:table-cell office:value-type="float" office:value="251.73691" calcext:value-type="float">
            <text:p>251.73691</text:p>
          </table:table-cell>
          <table:table-cell office:value-type="float" office:value="40.9881" calcext:value-type="float">
            <text:p>40.9881</text:p>
          </table:table-cell>
          <table:table-cell office:value-type="string" calcext:value-type="string">
            <text:p>QSO</text:p>
          </table:table-cell>
          <table:table-cell office:value-type="float" office:value="0.835" calcext:value-type="float">
            <text:p>0.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947.55+211717.2</text:p>
          </table:table-cell>
          <table:table-cell office:value-type="float" office:value="247.44822" calcext:value-type="float">
            <text:p>247.44822</text:p>
          </table:table-cell>
          <table:table-cell office:value-type="float" office:value="21.28807" calcext:value-type="float">
            <text:p>21.28807</text:p>
          </table:table-cell>
          <table:table-cell office:value-type="string" calcext:value-type="string">
            <text:p>QSO</text:p>
          </table:table-cell>
          <table:table-cell office:value-type="float" office:value="0.833" calcext:value-type="float">
            <text:p>0.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5+107</text:p>
          </table:table-cell>
          <table:table-cell office:value-type="float" office:value="261.97278" calcext:value-type="float">
            <text:p>261.97278</text:p>
          </table:table-cell>
          <table:table-cell office:value-type="float" office:value="10.7157" calcext:value-type="float">
            <text:p>10.7157</text:p>
          </table:table-cell>
          <table:table-cell office:value-type="string" calcext:value-type="string">
            <text:p>QSO</text:p>
          </table:table-cell>
          <table:table-cell office:value-type="float" office:value="0.833" calcext:value-type="float">
            <text:p>0.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943.51+011954.2</text:p>
          </table:table-cell>
          <table:table-cell office:value-type="float" office:value="159.93142" calcext:value-type="float">
            <text:p>159.93142</text:p>
          </table:table-cell>
          <table:table-cell office:value-type="float" office:value="1.33164" calcext:value-type="float">
            <text:p>1.33164</text:p>
          </table:table-cell>
          <table:table-cell office:value-type="string" calcext:value-type="string">
            <text:p>G</text:p>
          </table:table-cell>
          <table:table-cell office:value-type="float" office:value="0.831713" calcext:value-type="float">
            <text:p>0.831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2641.90+163245.9</text:p>
          </table:table-cell>
          <table:table-cell office:value-type="float" office:value="231.6746" calcext:value-type="float">
            <text:p>231.6746</text:p>
          </table:table-cell>
          <table:table-cell office:value-type="float" office:value="16.54608" calcext:value-type="float">
            <text:p>16.54608</text:p>
          </table:table-cell>
          <table:table-cell office:value-type="string" calcext:value-type="string">
            <text:p>QSO</text:p>
          </table:table-cell>
          <table:table-cell office:value-type="float" office:value="0.8308" calcext:value-type="float">
            <text:p>0.8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151.20+215455.9</text:p>
          </table:table-cell>
          <table:table-cell office:value-type="float" office:value="145.46333" calcext:value-type="float">
            <text:p>145.46333</text:p>
          </table:table-cell>
          <table:table-cell office:value-type="float" office:value="21.91562" calcext:value-type="float">
            <text:p>21.91562</text:p>
          </table:table-cell>
          <table:table-cell office:value-type="string" calcext:value-type="string">
            <text:p>QSO</text:p>
          </table:table-cell>
          <table:table-cell office:value-type="float" office:value="0.830551" calcext:value-type="float">
            <text:p>0.830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744.29+571155.5</text:p>
          </table:table-cell>
          <table:table-cell office:value-type="float" office:value="159.43462" calcext:value-type="float">
            <text:p>159.43462</text:p>
          </table:table-cell>
          <table:table-cell office:value-type="float" office:value="57.19879" calcext:value-type="float">
            <text:p>57.19879</text:p>
          </table:table-cell>
          <table:table-cell office:value-type="string" calcext:value-type="string">
            <text:p>QSO</text:p>
          </table:table-cell>
          <table:table-cell office:value-type="float" office:value="0.83037" calcext:value-type="float">
            <text:p>0.83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09+158</text:p>
          </table:table-cell>
          <table:table-cell office:value-type="float" office:value="228.05106" calcext:value-type="float">
            <text:p>228.05106</text:p>
          </table:table-cell>
          <table:table-cell office:value-type="float" office:value="15.67382" calcext:value-type="float">
            <text:p>15.67382</text:p>
          </table:table-cell>
          <table:table-cell office:value-type="string" calcext:value-type="string">
            <text:p>QSO</text:p>
          </table:table-cell>
          <table:table-cell office:value-type="float" office:value="0.828" calcext:value-type="float">
            <text:p>0.8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1.40</text:p>
          </table:table-cell>
          <table:table-cell office:value-type="float" office:value="185.47253" calcext:value-type="float">
            <text:p>185.47253</text:p>
          </table:table-cell>
          <table:table-cell office:value-type="float" office:value="31.51582" calcext:value-type="float">
            <text:p>31.51582</text:p>
          </table:table-cell>
          <table:table-cell office:value-type="string" calcext:value-type="string">
            <text:p>QSO</text:p>
          </table:table-cell>
          <table:table-cell office:value-type="float" office:value="0.827865" calcext:value-type="float">
            <text:p>0.827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22+194</text:p>
          </table:table-cell>
          <table:table-cell office:value-type="float" office:value="156.18671" calcext:value-type="float">
            <text:p>156.18671</text:p>
          </table:table-cell>
          <table:table-cell office:value-type="float" office:value="19.20567" calcext:value-type="float">
            <text:p>19.20567</text:p>
          </table:table-cell>
          <table:table-cell office:value-type="string" calcext:value-type="string">
            <text:p>QSO</text:p>
          </table:table-cell>
          <table:table-cell office:value-type="float" office:value="0.827545" calcext:value-type="float">
            <text:p>0.827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202.02+291340.0</text:p>
          </table:table-cell>
          <table:table-cell office:value-type="float" office:value="213.00834" calcext:value-type="float">
            <text:p>213.00834</text:p>
          </table:table-cell>
          <table:table-cell office:value-type="float" office:value="29.22786" calcext:value-type="float">
            <text:p>29.22786</text:p>
          </table:table-cell>
          <table:table-cell office:value-type="string" calcext:value-type="string">
            <text:p>*</text:p>
          </table:table-cell>
          <table:table-cell office:value-type="float" office:value="0.827368" calcext:value-type="float">
            <text:p>0.8273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354.71+254710.3</text:p>
          </table:table-cell>
          <table:table-cell office:value-type="float" office:value="135.97797" calcext:value-type="float">
            <text:p>135.97797</text:p>
          </table:table-cell>
          <table:table-cell office:value-type="float" office:value="25.7862" calcext:value-type="float">
            <text:p>25.7862</text:p>
          </table:table-cell>
          <table:table-cell office:value-type="string" calcext:value-type="string">
            <text:p>QSO</text:p>
          </table:table-cell>
          <table:table-cell office:value-type="float" office:value="0.826726" calcext:value-type="float">
            <text:p>0.826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07+385</text:p>
          </table:table-cell>
          <table:table-cell office:value-type="float" office:value="152.73928" calcext:value-type="float">
            <text:p>152.73928</text:p>
          </table:table-cell>
          <table:table-cell office:value-type="float" office:value="38.29316" calcext:value-type="float">
            <text:p>38.29316</text:p>
          </table:table-cell>
          <table:table-cell office:value-type="string" calcext:value-type="string">
            <text:p>QSO</text:p>
          </table:table-cell>
          <table:table-cell office:value-type="float" office:value="0.826365" calcext:value-type="float">
            <text:p>0.826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921.90+523903.0</text:p>
          </table:table-cell>
          <table:table-cell office:value-type="float" office:value="164.84145" calcext:value-type="float">
            <text:p>164.84145</text:p>
          </table:table-cell>
          <table:table-cell office:value-type="float" office:value="52.65094" calcext:value-type="float">
            <text:p>52.65094</text:p>
          </table:table-cell>
          <table:table-cell office:value-type="string" calcext:value-type="string">
            <text:p>*</text:p>
          </table:table-cell>
          <table:table-cell office:value-type="float" office:value="0.825985" calcext:value-type="float">
            <text:p>0.825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3246.35+234405.2</text:p>
          </table:table-cell>
          <table:table-cell office:value-type="float" office:value="233.19311" calcext:value-type="float">
            <text:p>233.19311</text:p>
          </table:table-cell>
          <table:table-cell office:value-type="float" office:value="23.7348" calcext:value-type="float">
            <text:p>23.7348</text:p>
          </table:table-cell>
          <table:table-cell office:value-type="string" calcext:value-type="string">
            <text:p>QSO</text:p>
          </table:table-cell>
          <table:table-cell office:value-type="float" office:value="0.825154" calcext:value-type="float">
            <text:p>0.8251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14+406</text:p>
          </table:table-cell>
          <table:table-cell office:value-type="float" office:value="124.3439" calcext:value-type="float">
            <text:p>124.3439</text:p>
          </table:table-cell>
          <table:table-cell office:value-type="float" office:value="40.4547" calcext:value-type="float">
            <text:p>40.4547</text:p>
          </table:table-cell>
          <table:table-cell office:value-type="string" calcext:value-type="string">
            <text:p>UvES</text:p>
          </table:table-cell>
          <table:table-cell office:value-type="float" office:value="0.825" calcext:value-type="float">
            <text:p>0.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53+104</text:p>
          </table:table-cell>
          <table:table-cell office:value-type="float" office:value="194.03195" calcext:value-type="float">
            <text:p>194.03195</text:p>
          </table:table-cell>
          <table:table-cell office:value-type="float" office:value="10.14821" calcext:value-type="float">
            <text:p>10.14821</text:p>
          </table:table-cell>
          <table:table-cell office:value-type="string" calcext:value-type="string">
            <text:p>QSO</text:p>
          </table:table-cell>
          <table:table-cell office:value-type="float" office:value="0.824312" calcext:value-type="float">
            <text:p>0.824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38+519</text:p>
          </table:table-cell>
          <table:table-cell office:value-type="float" office:value="190.3187" calcext:value-type="float">
            <text:p>190.3187</text:p>
          </table:table-cell>
          <table:table-cell office:value-type="float" office:value="51.69167" calcext:value-type="float">
            <text:p>51.69167</text:p>
          </table:table-cell>
          <table:table-cell office:value-type="string" calcext:value-type="string">
            <text:p>QSO</text:p>
          </table:table-cell>
          <table:table-cell office:value-type="float" office:value="0.823779" calcext:value-type="float">
            <text:p>0.823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0431.30+474151.2</text:p>
          </table:table-cell>
          <table:table-cell office:value-type="float" office:value="226.13042" calcext:value-type="float">
            <text:p>226.13042</text:p>
          </table:table-cell>
          <table:table-cell office:value-type="float" office:value="47.69757" calcext:value-type="float">
            <text:p>47.69757</text:p>
          </table:table-cell>
          <table:table-cell office:value-type="string" calcext:value-type="string">
            <text:p>QSO</text:p>
          </table:table-cell>
          <table:table-cell office:value-type="float" office:value="0.823618" calcext:value-type="float">
            <text:p>0.823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434.72+025248.5</text:p>
          </table:table-cell>
          <table:table-cell office:value-type="float" office:value="228.64473" calcext:value-type="float">
            <text:p>228.64473</text:p>
          </table:table-cell>
          <table:table-cell office:value-type="float" office:value="2.88014" calcext:value-type="float">
            <text:p>2.88014</text:p>
          </table:table-cell>
          <table:table-cell office:value-type="string" calcext:value-type="string">
            <text:p>QSO</text:p>
          </table:table-cell>
          <table:table-cell office:value-type="float" office:value="0.82172" calcext:value-type="float">
            <text:p>0.821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425.06+113803.8</text:p>
          </table:table-cell>
          <table:table-cell office:value-type="float" office:value="183.60442" calcext:value-type="float">
            <text:p>183.60442</text:p>
          </table:table-cell>
          <table:table-cell office:value-type="float" office:value="11.63436" calcext:value-type="float">
            <text:p>11.63436</text:p>
          </table:table-cell>
          <table:table-cell office:value-type="string" calcext:value-type="string">
            <text:p>*</text:p>
          </table:table-cell>
          <table:table-cell office:value-type="float" office:value="0.821163" calcext:value-type="float">
            <text:p>0.821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5+172</text:p>
          </table:table-cell>
          <table:table-cell office:value-type="float" office:value="214.51557" calcext:value-type="float">
            <text:p>214.51557</text:p>
          </table:table-cell>
          <table:table-cell office:value-type="float" office:value="17.05685" calcext:value-type="float">
            <text:p>17.05685</text:p>
          </table:table-cell>
          <table:table-cell office:value-type="string" calcext:value-type="string">
            <text:p>QSO</text:p>
          </table:table-cell>
          <table:table-cell office:value-type="float" office:value="0.821" calcext:value-type="float">
            <text:p>0.8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628.25+501952.1</text:p>
          </table:table-cell>
          <table:table-cell office:value-type="float" office:value="164.11772" calcext:value-type="float">
            <text:p>164.11772</text:p>
          </table:table-cell>
          <table:table-cell office:value-type="float" office:value="50.33112" calcext:value-type="float">
            <text:p>50.33112</text:p>
          </table:table-cell>
          <table:table-cell office:value-type="string" calcext:value-type="string">
            <text:p>QSO</text:p>
          </table:table-cell>
          <table:table-cell office:value-type="float" office:value="0.820223" calcext:value-type="float">
            <text:p>0.820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4149.6+412104</text:p>
          </table:table-cell>
          <table:table-cell office:value-type="float" office:value="145.45687" calcext:value-type="float">
            <text:p>145.45687</text:p>
          </table:table-cell>
          <table:table-cell office:value-type="float" office:value="41.35128" calcext:value-type="float">
            <text:p>41.35128</text:p>
          </table:table-cell>
          <table:table-cell office:value-type="string" calcext:value-type="string">
            <text:p>QSO</text:p>
          </table:table-cell>
          <table:table-cell office:value-type="float" office:value="0.819" calcext:value-type="float">
            <text:p>0.8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54+27</text:p>
          </table:table-cell>
          <table:table-cell office:value-type="float" office:value="119.28097" calcext:value-type="float">
            <text:p>119.28097</text:p>
          </table:table-cell>
          <table:table-cell office:value-type="float" office:value="27.60932" calcext:value-type="float">
            <text:p>27.60932</text:p>
          </table:table-cell>
          <table:table-cell office:value-type="string" calcext:value-type="string">
            <text:p>QSO</text:p>
          </table:table-cell>
          <table:table-cell office:value-type="float" office:value="0.818682" calcext:value-type="float">
            <text:p>0.8186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609.86+201527.1</text:p>
          </table:table-cell>
          <table:table-cell office:value-type="float" office:value="136.54117" calcext:value-type="float">
            <text:p>136.54117</text:p>
          </table:table-cell>
          <table:table-cell office:value-type="float" office:value="20.25753" calcext:value-type="float">
            <text:p>20.25753</text:p>
          </table:table-cell>
          <table:table-cell office:value-type="string" calcext:value-type="string">
            <text:p>QSO</text:p>
          </table:table-cell>
          <table:table-cell office:value-type="float" office:value="0.818535" calcext:value-type="float">
            <text:p>0.818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940.68+571811.8</text:p>
          </table:table-cell>
          <table:table-cell office:value-type="float" office:value="227.41947" calcext:value-type="float">
            <text:p>227.41947</text:p>
          </table:table-cell>
          <table:table-cell office:value-type="float" office:value="57.30328" calcext:value-type="float">
            <text:p>57.30328</text:p>
          </table:table-cell>
          <table:table-cell office:value-type="string" calcext:value-type="string">
            <text:p>QSO</text:p>
          </table:table-cell>
          <table:table-cell office:value-type="float" office:value="0.816821" calcext:value-type="float">
            <text:p>0.8168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329.85+480313.6</text:p>
          </table:table-cell>
          <table:table-cell office:value-type="float" office:value="180.87439" calcext:value-type="float">
            <text:p>180.87439</text:p>
          </table:table-cell>
          <table:table-cell office:value-type="float" office:value="48.05378" calcext:value-type="float">
            <text:p>48.05378</text:p>
          </table:table-cell>
          <table:table-cell office:value-type="string" calcext:value-type="string">
            <text:p>QSO</text:p>
          </table:table-cell>
          <table:table-cell office:value-type="float" office:value="0.816433" calcext:value-type="float">
            <text:p>0.8164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2+410</text:p>
          </table:table-cell>
          <table:table-cell office:value-type="float" office:value="191.20495" calcext:value-type="float">
            <text:p>191.20495</text:p>
          </table:table-cell>
          <table:table-cell office:value-type="float" office:value="40.80171" calcext:value-type="float">
            <text:p>40.80171</text:p>
          </table:table-cell>
          <table:table-cell office:value-type="string" calcext:value-type="string">
            <text:p>QSO</text:p>
          </table:table-cell>
          <table:table-cell office:value-type="float" office:value="0.813" calcext:value-type="float">
            <text:p>0.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07+378</text:p>
          </table:table-cell>
          <table:table-cell office:value-type="float" office:value="257.42535" calcext:value-type="float">
            <text:p>257.42535</text:p>
          </table:table-cell>
          <table:table-cell office:value-type="float" office:value="37.81466" calcext:value-type="float">
            <text:p>37.81466</text:p>
          </table:table-cell>
          <table:table-cell office:value-type="string" calcext:value-type="string">
            <text:p>RadioS</text:p>
          </table:table-cell>
          <table:table-cell office:value-type="float" office:value="0.812716" calcext:value-type="float">
            <text:p>0.8127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38+33</text:p>
          </table:table-cell>
          <table:table-cell office:value-type="float" office:value="190.1862" calcext:value-type="float">
            <text:p>190.1862</text:p>
          </table:table-cell>
          <table:table-cell office:value-type="float" office:value="33.06384" calcext:value-type="float">
            <text:p>33.06384</text:p>
          </table:table-cell>
          <table:table-cell office:value-type="string" calcext:value-type="string">
            <text:p>QSO</text:p>
          </table:table-cell>
          <table:table-cell office:value-type="float" office:value="0.811715" calcext:value-type="float">
            <text:p>0.811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3108.53+202247.7</text:p>
          </table:table-cell>
          <table:table-cell office:value-type="float" office:value="247.78563" calcext:value-type="float">
            <text:p>247.78563</text:p>
          </table:table-cell>
          <table:table-cell office:value-type="float" office:value="20.37986" calcext:value-type="float">
            <text:p>20.37986</text:p>
          </table:table-cell>
          <table:table-cell office:value-type="string" calcext:value-type="string">
            <text:p>RadioS</text:p>
          </table:table-cell>
          <table:table-cell office:value-type="float" office:value="0.811589" calcext:value-type="float">
            <text:p>0.811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65</text:p>
          </table:table-cell>
          <table:table-cell office:value-type="float" office:value="176.3708" calcext:value-type="float">
            <text:p>176.3708</text:p>
          </table:table-cell>
          <table:table-cell office:value-type="float" office:value="31.56373" calcext:value-type="float">
            <text:p>31.56373</text:p>
          </table:table-cell>
          <table:table-cell office:value-type="string" calcext:value-type="string">
            <text:p>G</text:p>
          </table:table-cell>
          <table:table-cell office:value-type="float" office:value="0.811" calcext:value-type="float">
            <text:p>0.8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30+22</text:p>
          </table:table-cell>
          <table:table-cell office:value-type="float" office:value="128.4057" calcext:value-type="float">
            <text:p>128.4057</text:p>
          </table:table-cell>
          <table:table-cell office:value-type="float" office:value="22.21231" calcext:value-type="float">
            <text:p>22.21231</text:p>
          </table:table-cell>
          <table:table-cell office:value-type="string" calcext:value-type="string">
            <text:p>*</text:p>
          </table:table-cell>
          <table:table-cell office:value-type="float" office:value="0.809882" calcext:value-type="float">
            <text:p>0.809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12+378</text:p>
          </table:table-cell>
          <table:table-cell office:value-type="float" office:value="243.46392" calcext:value-type="float">
            <text:p>243.46392</text:p>
          </table:table-cell>
          <table:table-cell office:value-type="float" office:value="37.71631" calcext:value-type="float">
            <text:p>37.71631</text:p>
          </table:table-cell>
          <table:table-cell office:value-type="string" calcext:value-type="string">
            <text:p>QSO</text:p>
          </table:table-cell>
          <table:table-cell office:value-type="float" office:value="0.808621" calcext:value-type="float">
            <text:p>0.8086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30+40</text:p>
          </table:table-cell>
          <table:table-cell office:value-type="float" office:value="203.25747" calcext:value-type="float">
            <text:p>203.25747</text:p>
          </table:table-cell>
          <table:table-cell office:value-type="float" office:value="39.81939" calcext:value-type="float">
            <text:p>39.81939</text:p>
          </table:table-cell>
          <table:table-cell office:value-type="string" calcext:value-type="string">
            <text:p>QSO</text:p>
          </table:table-cell>
          <table:table-cell office:value-type="float" office:value="0.806562" calcext:value-type="float">
            <text:p>0.8065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39+378</text:p>
          </table:table-cell>
          <table:table-cell office:value-type="float" office:value="115.67578" calcext:value-type="float">
            <text:p>115.67578</text:p>
          </table:table-cell>
          <table:table-cell office:value-type="float" office:value="37.7339" calcext:value-type="float">
            <text:p>37.7339</text:p>
          </table:table-cell>
          <table:table-cell office:value-type="string" calcext:value-type="string">
            <text:p>QSO</text:p>
          </table:table-cell>
          <table:table-cell office:value-type="float" office:value="0.806274" calcext:value-type="float">
            <text:p>0.8062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55+32</text:p>
          </table:table-cell>
          <table:table-cell office:value-type="float" office:value="194.48847" calcext:value-type="float">
            <text:p>194.48847</text:p>
          </table:table-cell>
          <table:table-cell office:value-type="float" office:value="32.49148" calcext:value-type="float">
            <text:p>32.49148</text:p>
          </table:table-cell>
          <table:table-cell office:value-type="string" calcext:value-type="string">
            <text:p>QSO</text:p>
          </table:table-cell>
          <table:table-cell office:value-type="float" office:value="0.805949" calcext:value-type="float">
            <text:p>0.805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506.86+022928.3</text:p>
          </table:table-cell>
          <table:table-cell office:value-type="float" office:value="226.27859" calcext:value-type="float">
            <text:p>226.27859</text:p>
          </table:table-cell>
          <table:table-cell office:value-type="float" office:value="2.49116" calcext:value-type="float">
            <text:p>2.49116</text:p>
          </table:table-cell>
          <table:table-cell office:value-type="string" calcext:value-type="string">
            <text:p>QSO</text:p>
          </table:table-cell>
          <table:table-cell office:value-type="float" office:value="0.80526" calcext:value-type="float">
            <text:p>0.805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14+37</text:p>
          </table:table-cell>
          <table:table-cell office:value-type="float" office:value="184.14534" calcext:value-type="float">
            <text:p>184.14534</text:p>
          </table:table-cell>
          <table:table-cell office:value-type="float" office:value="37.39122" calcext:value-type="float">
            <text:p>37.39122</text:p>
          </table:table-cell>
          <table:table-cell office:value-type="string" calcext:value-type="string">
            <text:p>*</text:p>
          </table:table-cell>
          <table:table-cell office:value-type="float" office:value="0.805" calcext:value-type="float">
            <text:p>0.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032.02+053122.4</text:p>
          </table:table-cell>
          <table:table-cell office:value-type="float" office:value="220.13346" calcext:value-type="float">
            <text:p>220.13346</text:p>
          </table:table-cell>
          <table:table-cell office:value-type="float" office:value="5.52292" calcext:value-type="float">
            <text:p>5.52292</text:p>
          </table:table-cell>
          <table:table-cell office:value-type="string" calcext:value-type="string">
            <text:p>VisS</text:p>
          </table:table-cell>
          <table:table-cell office:value-type="float" office:value="0.805" calcext:value-type="float">
            <text:p>0.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739.84+622149.8</text:p>
          </table:table-cell>
          <table:table-cell office:value-type="float" office:value="206.916" calcext:value-type="float">
            <text:p>206.916</text:p>
          </table:table-cell>
          <table:table-cell office:value-type="float" office:value="62.36377" calcext:value-type="float">
            <text:p>62.36377</text:p>
          </table:table-cell>
          <table:table-cell office:value-type="string" calcext:value-type="string">
            <text:p>QSO</text:p>
          </table:table-cell>
          <table:table-cell office:value-type="float" office:value="0.804163" calcext:value-type="float">
            <text:p>0.804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438.79+085156.9</text:p>
          </table:table-cell>
          <table:table-cell office:value-type="float" office:value="146.16164" calcext:value-type="float">
            <text:p>146.16164</text:p>
          </table:table-cell>
          <table:table-cell office:value-type="float" office:value="8.86583" calcext:value-type="float">
            <text:p>8.86583</text:p>
          </table:table-cell>
          <table:table-cell office:value-type="string" calcext:value-type="string">
            <text:p>QSO</text:p>
          </table:table-cell>
          <table:table-cell office:value-type="float" office:value="0.803418" calcext:value-type="float">
            <text:p>0.803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47+450</text:p>
          </table:table-cell>
          <table:table-cell office:value-type="float" office:value="192.34796" calcext:value-type="float">
            <text:p>192.34796</text:p>
          </table:table-cell>
          <table:table-cell office:value-type="float" office:value="44.74734" calcext:value-type="float">
            <text:p>44.74734</text:p>
          </table:table-cell>
          <table:table-cell office:value-type="string" calcext:value-type="string">
            <text:p>QSO</text:p>
          </table:table-cell>
          <table:table-cell office:value-type="float" office:value="0.803378" calcext:value-type="float">
            <text:p>0.803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57+39B</text:p>
          </table:table-cell>
          <table:table-cell office:value-type="float" office:value="210.01285" calcext:value-type="float">
            <text:p>210.01285</text:p>
          </table:table-cell>
          <table:table-cell office:value-type="float" office:value="39.182" calcext:value-type="float">
            <text:p>39.182</text:p>
          </table:table-cell>
          <table:table-cell office:value-type="string" calcext:value-type="string">
            <text:p>QSO</text:p>
          </table:table-cell>
          <table:table-cell office:value-type="float" office:value="0.803169" calcext:value-type="float">
            <text:p>0.803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5+435</text:p>
          </table:table-cell>
          <table:table-cell office:value-type="float" office:value="149.66097" calcext:value-type="float">
            <text:p>149.66097</text:p>
          </table:table-cell>
          <table:table-cell office:value-type="float" office:value="43.27214" calcext:value-type="float">
            <text:p>43.27214</text:p>
          </table:table-cell>
          <table:table-cell office:value-type="string" calcext:value-type="string">
            <text:p>QSO</text:p>
          </table:table-cell>
          <table:table-cell office:value-type="float" office:value="0.801" calcext:value-type="float">
            <text:p>0.8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38+450</text:p>
          </table:table-cell>
          <table:table-cell office:value-type="float" office:value="145.37005" calcext:value-type="float">
            <text:p>145.37005</text:p>
          </table:table-cell>
          <table:table-cell office:value-type="float" office:value="44.79523" calcext:value-type="float">
            <text:p>44.79523</text:p>
          </table:table-cell>
          <table:table-cell office:value-type="string" calcext:value-type="string">
            <text:p>QSO</text:p>
          </table:table-cell>
          <table:table-cell office:value-type="float" office:value="0.800791" calcext:value-type="float">
            <text:p>0.8007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127.37+123546.2</text:p>
          </table:table-cell>
          <table:table-cell office:value-type="float" office:value="137.86402" calcext:value-type="float">
            <text:p>137.86402</text:p>
          </table:table-cell>
          <table:table-cell office:value-type="float" office:value="12.59617" calcext:value-type="float">
            <text:p>12.59617</text:p>
          </table:table-cell>
          <table:table-cell office:value-type="string" calcext:value-type="string">
            <text:p>*</text:p>
          </table:table-cell>
          <table:table-cell office:value-type="float" office:value="0.800562" calcext:value-type="float">
            <text:p>0.8005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503.98+561846.6</text:p>
          </table:table-cell>
          <table:table-cell office:value-type="float" office:value="148.76658" calcext:value-type="float">
            <text:p>148.76658</text:p>
          </table:table-cell>
          <table:table-cell office:value-type="float" office:value="56.31301" calcext:value-type="float">
            <text:p>56.31301</text:p>
          </table:table-cell>
          <table:table-cell office:value-type="string" calcext:value-type="string">
            <text:p>QSO</text:p>
          </table:table-cell>
          <table:table-cell office:value-type="float" office:value="0.800549" calcext:value-type="float">
            <text:p>0.800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56+39</text:p>
          </table:table-cell>
          <table:table-cell office:value-type="float" office:value="209.69956" calcext:value-type="float">
            <text:p>209.69956</text:p>
          </table:table-cell>
          <table:table-cell office:value-type="float" office:value="39.06757" calcext:value-type="float">
            <text:p>39.06757</text:p>
          </table:table-cell>
          <table:table-cell office:value-type="string" calcext:value-type="string">
            <text:p>QSO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0+424</text:p>
          </table:table-cell>
          <table:table-cell office:value-type="float" office:value="213.18374" calcext:value-type="float">
            <text:p>213.18374</text:p>
          </table:table-cell>
          <table:table-cell office:value-type="float" office:value="42.21602" calcext:value-type="float">
            <text:p>42.21602</text:p>
          </table:table-cell>
          <table:table-cell office:value-type="string" calcext:value-type="string">
            <text:p>G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4+476</text:p>
          </table:table-cell>
          <table:table-cell office:value-type="float" office:value="161.88609" calcext:value-type="float">
            <text:p>161.88609</text:p>
          </table:table-cell>
          <table:table-cell office:value-type="float" office:value="47.42559" calcext:value-type="float">
            <text:p>47.42559</text:p>
          </table:table-cell>
          <table:table-cell office:value-type="string" calcext:value-type="string">
            <text:p>QSO</text:p>
          </table:table-cell>
          <table:table-cell office:value-type="float" office:value="0.79902" calcext:value-type="float">
            <text:p>0.799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858.82+245246.3</text:p>
          </table:table-cell>
          <table:table-cell office:value-type="float" office:value="139.74498" calcext:value-type="float">
            <text:p>139.74498</text:p>
          </table:table-cell>
          <table:table-cell office:value-type="float" office:value="24.87943" calcext:value-type="float">
            <text:p>24.87943</text:p>
          </table:table-cell>
          <table:table-cell office:value-type="string" calcext:value-type="string">
            <text:p>QSO</text:p>
          </table:table-cell>
          <table:table-cell office:value-type="float" office:value="0.798416" calcext:value-type="float">
            <text:p>0.798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7GB 154733.0+070956</text:p>
          </table:table-cell>
          <table:table-cell office:value-type="float" office:value="237.4879" calcext:value-type="float">
            <text:p>237.4879</text:p>
          </table:table-cell>
          <table:table-cell office:value-type="float" office:value="7.01079" calcext:value-type="float">
            <text:p>7.01079</text:p>
          </table:table-cell>
          <table:table-cell office:value-type="string" calcext:value-type="string">
            <text:p>QSO</text:p>
          </table:table-cell>
          <table:table-cell office:value-type="float" office:value="0.798" calcext:value-type="float">
            <text:p>0.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1+446</text:p>
          </table:table-cell>
          <table:table-cell office:value-type="float" office:value="153.69907" calcext:value-type="float">
            <text:p>153.69907</text:p>
          </table:table-cell>
          <table:table-cell office:value-type="float" office:value="44.35927" calcext:value-type="float">
            <text:p>44.35927</text:p>
          </table:table-cell>
          <table:table-cell office:value-type="string" calcext:value-type="string">
            <text:p>QSO</text:p>
          </table:table-cell>
          <table:table-cell office:value-type="float" office:value="0.796333" calcext:value-type="float">
            <text:p>0.796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54+3033</text:p>
          </table:table-cell>
          <table:table-cell office:value-type="float" office:value="118.70355" calcext:value-type="float">
            <text:p>118.70355</text:p>
          </table:table-cell>
          <table:table-cell office:value-type="float" office:value="30.56528" calcext:value-type="float">
            <text:p>30.56528</text:p>
          </table:table-cell>
          <table:table-cell office:value-type="string" calcext:value-type="string">
            <text:p>QSO</text:p>
          </table:table-cell>
          <table:table-cell office:value-type="float" office:value="0.796136" calcext:value-type="float">
            <text:p>0.796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19+451</text:p>
          </table:table-cell>
          <table:table-cell office:value-type="float" office:value="125.85529" calcext:value-type="float">
            <text:p>125.85529</text:p>
          </table:table-cell>
          <table:table-cell office:value-type="float" office:value="44.98066" calcext:value-type="float">
            <text:p>44.98066</text:p>
          </table:table-cell>
          <table:table-cell office:value-type="string" calcext:value-type="string">
            <text:p>QSO</text:p>
          </table:table-cell>
          <table:table-cell office:value-type="float" office:value="0.795695" calcext:value-type="float">
            <text:p>0.795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438+0210</text:p>
          </table:table-cell>
          <table:table-cell office:value-type="float" office:value="220.2479" calcext:value-type="float">
            <text:p>220.2479</text:p>
          </table:table-cell>
          <table:table-cell office:value-type="float" office:value="1.96226" calcext:value-type="float">
            <text:p>1.96226</text:p>
          </table:table-cell>
          <table:table-cell office:value-type="string" calcext:value-type="string">
            <text:p>QSO</text:p>
          </table:table-cell>
          <table:table-cell office:value-type="float" office:value="0.794127" calcext:value-type="float">
            <text:p>0.7941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7+265</text:p>
          </table:table-cell>
          <table:table-cell office:value-type="float" office:value="254.85062" calcext:value-type="float">
            <text:p>254.85062</text:p>
          </table:table-cell>
          <table:table-cell office:value-type="float" office:value="26.49359" calcext:value-type="float">
            <text:p>26.49359</text:p>
          </table:table-cell>
          <table:table-cell office:value-type="string" calcext:value-type="string">
            <text:p>QSO</text:p>
          </table:table-cell>
          <table:table-cell office:value-type="float" office:value="0.793134" calcext:value-type="float">
            <text:p>0.793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713.03+162219.3</text:p>
          </table:table-cell>
          <table:table-cell office:value-type="float" office:value="164.30429" calcext:value-type="float">
            <text:p>164.30429</text:p>
          </table:table-cell>
          <table:table-cell office:value-type="float" office:value="16.37206" calcext:value-type="float">
            <text:p>16.37206</text:p>
          </table:table-cell>
          <table:table-cell office:value-type="string" calcext:value-type="string">
            <text:p>QSO</text:p>
          </table:table-cell>
          <table:table-cell office:value-type="float" office:value="0.792596" calcext:value-type="float">
            <text:p>0.792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445.51+194703.4</text:p>
          </table:table-cell>
          <table:table-cell office:value-type="float" office:value="248.69016" calcext:value-type="float">
            <text:p>248.69016</text:p>
          </table:table-cell>
          <table:table-cell office:value-type="float" office:value="19.78468" calcext:value-type="float">
            <text:p>19.78468</text:p>
          </table:table-cell>
          <table:table-cell office:value-type="string" calcext:value-type="string">
            <text:p>QSO</text:p>
          </table:table-cell>
          <table:table-cell office:value-type="float" office:value="0.792" calcext:value-type="float">
            <text:p>0.7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420.44+613550.1</text:p>
          </table:table-cell>
          <table:table-cell office:value-type="float" office:value="146.08517" calcext:value-type="float">
            <text:p>146.08517</text:p>
          </table:table-cell>
          <table:table-cell office:value-type="float" office:value="61.59728" calcext:value-type="float">
            <text:p>61.59728</text:p>
          </table:table-cell>
          <table:table-cell office:value-type="string" calcext:value-type="string">
            <text:p>QSO</text:p>
          </table:table-cell>
          <table:table-cell office:value-type="float" office:value="0.791734" calcext:value-type="float">
            <text:p>0.791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0658.04+052952.2</text:p>
          </table:table-cell>
          <table:table-cell office:value-type="float" office:value="181.74178" calcext:value-type="float">
            <text:p>181.74178</text:p>
          </table:table-cell>
          <table:table-cell office:value-type="float" office:value="5.49785" calcext:value-type="float">
            <text:p>5.49785</text:p>
          </table:table-cell>
          <table:table-cell office:value-type="string" calcext:value-type="string">
            <text:p>G</text:p>
          </table:table-cell>
          <table:table-cell office:value-type="float" office:value="0.7911" calcext:value-type="float">
            <text:p>0.7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2728.70+555557.1</text:p>
          </table:table-cell>
          <table:table-cell office:value-type="float" office:value="186.86958" calcext:value-type="float">
            <text:p>186.86958</text:p>
          </table:table-cell>
          <table:table-cell office:value-type="float" office:value="55.93253" calcext:value-type="float">
            <text:p>55.93253</text:p>
          </table:table-cell>
          <table:table-cell office:value-type="string" calcext:value-type="string">
            <text:p>QSO</text:p>
          </table:table-cell>
          <table:table-cell office:value-type="float" office:value="0.790948" calcext:value-type="float">
            <text:p>0.790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424.82+574116.3</text:p>
          </table:table-cell>
          <table:table-cell office:value-type="float" office:value="246.10336" calcext:value-type="float">
            <text:p>246.10336</text:p>
          </table:table-cell>
          <table:table-cell office:value-type="float" office:value="57.68786" calcext:value-type="float">
            <text:p>57.68786</text:p>
          </table:table-cell>
          <table:table-cell office:value-type="string" calcext:value-type="string">
            <text:p>G</text:p>
          </table:table-cell>
          <table:table-cell office:value-type="float" office:value="0.789" calcext:value-type="float">
            <text:p>0.7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920.30+051109.2</text:p>
          </table:table-cell>
          <table:table-cell office:value-type="float" office:value="214.8346" calcext:value-type="float">
            <text:p>214.8346</text:p>
          </table:table-cell>
          <table:table-cell office:value-type="float" office:value="5.1859" calcext:value-type="float">
            <text:p>5.1859</text:p>
          </table:table-cell>
          <table:table-cell office:value-type="string" calcext:value-type="string">
            <text:p>QSO</text:p>
          </table:table-cell>
          <table:table-cell office:value-type="float" office:value="0.788062" calcext:value-type="float">
            <text:p>0.788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522.75+511640.3</text:p>
          </table:table-cell>
          <table:table-cell office:value-type="float" office:value="196.34479" calcext:value-type="float">
            <text:p>196.34479</text:p>
          </table:table-cell>
          <table:table-cell office:value-type="float" office:value="51.27785" calcext:value-type="float">
            <text:p>51.27785</text:p>
          </table:table-cell>
          <table:table-cell office:value-type="string" calcext:value-type="string">
            <text:p>QSO</text:p>
          </table:table-cell>
          <table:table-cell office:value-type="float" office:value="0.787552" calcext:value-type="float">
            <text:p>0.787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2243.19+293441.5</text:p>
          </table:table-cell>
          <table:table-cell office:value-type="float" office:value="185.68009" calcext:value-type="float">
            <text:p>185.68009</text:p>
          </table:table-cell>
          <table:table-cell office:value-type="float" office:value="29.5782" calcext:value-type="float">
            <text:p>29.5782</text:p>
          </table:table-cell>
          <table:table-cell office:value-type="string" calcext:value-type="string">
            <text:p>QSO</text:p>
          </table:table-cell>
          <table:table-cell office:value-type="float" office:value="0.787" calcext:value-type="float">
            <text:p>0.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7+096</text:p>
          </table:table-cell>
          <table:table-cell office:value-type="float" office:value="162.60877" calcext:value-type="float">
            <text:p>162.60877</text:p>
          </table:table-cell>
          <table:table-cell office:value-type="float" office:value="9.43129" calcext:value-type="float">
            <text:p>9.43129</text:p>
          </table:table-cell>
          <table:table-cell office:value-type="string" calcext:value-type="string">
            <text:p>QSO</text:p>
          </table:table-cell>
          <table:table-cell office:value-type="float" office:value="0.786" calcext:value-type="float">
            <text:p>0.7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0947.2+302403</text:p>
          </table:table-cell>
          <table:table-cell office:value-type="float" office:value="137.44695" calcext:value-type="float">
            <text:p>137.44695</text:p>
          </table:table-cell>
          <table:table-cell office:value-type="float" office:value="30.40099" calcext:value-type="float">
            <text:p>30.40099</text:p>
          </table:table-cell>
          <table:table-cell office:value-type="string" calcext:value-type="string">
            <text:p>QSO</text:p>
          </table:table-cell>
          <table:table-cell office:value-type="float" office:value="0.783436" calcext:value-type="float">
            <text:p>0.783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4802.3+242916</text:p>
          </table:table-cell>
          <table:table-cell office:value-type="float" office:value="252.00989" calcext:value-type="float">
            <text:p>252.00989</text:p>
          </table:table-cell>
          <table:table-cell office:value-type="float" office:value="24.48804" calcext:value-type="float">
            <text:p>24.48804</text:p>
          </table:table-cell>
          <table:table-cell office:value-type="string" calcext:value-type="string">
            <text:p>QSO</text:p>
          </table:table-cell>
          <table:table-cell office:value-type="float" office:value="0.783348" calcext:value-type="float">
            <text:p>0.783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1+408</text:p>
          </table:table-cell>
          <table:table-cell office:value-type="float" office:value="148.67953" calcext:value-type="float">
            <text:p>148.67953</text:p>
          </table:table-cell>
          <table:table-cell office:value-type="float" office:value="40.61237" calcext:value-type="float">
            <text:p>40.61237</text:p>
          </table:table-cell>
          <table:table-cell office:value-type="string" calcext:value-type="string">
            <text:p>QSO</text:p>
          </table:table-cell>
          <table:table-cell office:value-type="float" office:value="0.783" calcext:value-type="float">
            <text:p>0.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4133.1+353251</text:p>
          </table:table-cell>
          <table:table-cell office:value-type="float" office:value="205.388" calcext:value-type="float">
            <text:p>205.388</text:p>
          </table:table-cell>
          <table:table-cell office:value-type="float" office:value="35.54775" calcext:value-type="float">
            <text:p>35.54775</text:p>
          </table:table-cell>
          <table:table-cell office:value-type="string" calcext:value-type="string">
            <text:p>QSO</text:p>
          </table:table-cell>
          <table:table-cell office:value-type="float" office:value="0.782651" calcext:value-type="float">
            <text:p>0.7826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941.40+420511.2</text:p>
          </table:table-cell>
          <table:table-cell office:value-type="float" office:value="179.92249" calcext:value-type="float">
            <text:p>179.92249</text:p>
          </table:table-cell>
          <table:table-cell office:value-type="float" office:value="42.08646" calcext:value-type="float">
            <text:p>42.08646</text:p>
          </table:table-cell>
          <table:table-cell office:value-type="string" calcext:value-type="string">
            <text:p>QSO</text:p>
          </table:table-cell>
          <table:table-cell office:value-type="float" office:value="0.782266" calcext:value-type="float">
            <text:p>0.7822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35+509</text:p>
          </table:table-cell>
          <table:table-cell office:value-type="float" office:value="219.35892" calcext:value-type="float">
            <text:p>219.35892</text:p>
          </table:table-cell>
          <table:table-cell office:value-type="float" office:value="50.76551" calcext:value-type="float">
            <text:p>50.76551</text:p>
          </table:table-cell>
          <table:table-cell office:value-type="string" calcext:value-type="string">
            <text:p>QSO</text:p>
          </table:table-cell>
          <table:table-cell office:value-type="float" office:value="0.78226" calcext:value-type="float">
            <text:p>0.78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31+479</text:p>
          </table:table-cell>
          <table:table-cell office:value-type="float" office:value="113.75963" calcext:value-type="float">
            <text:p>113.75963</text:p>
          </table:table-cell>
          <table:table-cell office:value-type="float" office:value="47.83567" calcext:value-type="float">
            <text:p>47.83567</text:p>
          </table:table-cell>
          <table:table-cell office:value-type="string" calcext:value-type="string">
            <text:p>QSO</text:p>
          </table:table-cell>
          <table:table-cell office:value-type="float" office:value="0.782" calcext:value-type="float">
            <text:p>0.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3+269 NED01</text:p>
          </table:table-cell>
          <table:table-cell office:value-type="float" office:value="246.30902" calcext:value-type="float">
            <text:p>246.30902</text:p>
          </table:table-cell>
          <table:table-cell office:value-type="float" office:value="26.8407" calcext:value-type="float">
            <text:p>26.8407</text:p>
          </table:table-cell>
          <table:table-cell office:value-type="string" calcext:value-type="string">
            <text:p>QSO</text:p>
          </table:table-cell>
          <table:table-cell office:value-type="float" office:value="0.781241" calcext:value-type="float">
            <text:p>0.7812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51</text:p>
          </table:table-cell>
          <table:table-cell office:value-type="float" office:value="167.15693" calcext:value-type="float">
            <text:p>167.15693</text:p>
          </table:table-cell>
          <table:table-cell office:value-type="float" office:value="38.97842" calcext:value-type="float">
            <text:p>38.97842</text:p>
          </table:table-cell>
          <table:table-cell office:value-type="string" calcext:value-type="string">
            <text:p>QSO</text:p>
          </table:table-cell>
          <table:table-cell office:value-type="float" office:value="0.781" calcext:value-type="float">
            <text:p>0.7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3+146</text:p>
          </table:table-cell>
          <table:table-cell office:value-type="float" office:value="216.45424" calcext:value-type="float">
            <text:p>216.45424</text:p>
          </table:table-cell>
          <table:table-cell office:value-type="float" office:value="14.41581" calcext:value-type="float">
            <text:p>14.41581</text:p>
          </table:table-cell>
          <table:table-cell office:value-type="string" calcext:value-type="string">
            <text:p>QSO</text:p>
          </table:table-cell>
          <table:table-cell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013+0124</text:p>
          </table:table-cell>
          <table:table-cell office:value-type="float" office:value="153.98773" calcext:value-type="float">
            <text:p>153.98773</text:p>
          </table:table-cell>
          <table:table-cell office:value-type="float" office:value="1.15382" calcext:value-type="float">
            <text:p>1.15382</text:p>
          </table:table-cell>
          <table:table-cell office:value-type="string" calcext:value-type="string">
            <text:p>QSO</text:p>
          </table:table-cell>
          <table:table-cell office:value-type="float" office:value="0.779454" calcext:value-type="float">
            <text:p>0.779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1919.4+330709</text:p>
          </table:table-cell>
          <table:table-cell office:value-type="float" office:value="109.83092" calcext:value-type="float">
            <text:p>109.83092</text:p>
          </table:table-cell>
          <table:table-cell office:value-type="float" office:value="33.11936" calcext:value-type="float">
            <text:p>33.11936</text:p>
          </table:table-cell>
          <table:table-cell office:value-type="string" calcext:value-type="string">
            <text:p>QSO</text:p>
          </table:table-cell>
          <table:table-cell office:value-type="float" office:value="0.779" calcext:value-type="float">
            <text:p>0.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4.64</text:p>
          </table:table-cell>
          <table:table-cell office:value-type="float" office:value="245.63549" calcext:value-type="float">
            <text:p>245.63549</text:p>
          </table:table-cell>
          <table:table-cell office:value-type="float" office:value="14.28209" calcext:value-type="float">
            <text:p>14.28209</text:p>
          </table:table-cell>
          <table:table-cell office:value-type="string" calcext:value-type="string">
            <text:p>QSO</text:p>
          </table:table-cell>
          <table:table-cell office:value-type="float" office:value="0.778649" calcext:value-type="float">
            <text:p>0.7786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40+235</text:p>
          </table:table-cell>
          <table:table-cell office:value-type="float" office:value="115.93738" calcext:value-type="float">
            <text:p>115.93738</text:p>
          </table:table-cell>
          <table:table-cell office:value-type="float" office:value="23.4775" calcext:value-type="float">
            <text:p>23.4775</text:p>
          </table:table-cell>
          <table:table-cell office:value-type="string" calcext:value-type="string">
            <text:p>QSO</text:p>
          </table:table-cell>
          <table:table-cell office:value-type="float" office:value="0.776176" calcext:value-type="float">
            <text:p>0.776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154.18+305146.4</text:p>
          </table:table-cell>
          <table:table-cell office:value-type="float" office:value="185.47577" calcext:value-type="float">
            <text:p>185.47577</text:p>
          </table:table-cell>
          <table:table-cell office:value-type="float" office:value="30.86293" calcext:value-type="float">
            <text:p>30.86293</text:p>
          </table:table-cell>
          <table:table-cell office:value-type="string" calcext:value-type="string">
            <text:p>QSO</text:p>
          </table:table-cell>
          <table:table-cell office:value-type="float" office:value="0.775595" calcext:value-type="float">
            <text:p>0.775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524.60+012345.6</text:p>
          </table:table-cell>
          <table:table-cell office:value-type="float" office:value="163.85255" calcext:value-type="float">
            <text:p>163.85255</text:p>
          </table:table-cell>
          <table:table-cell office:value-type="float" office:value="1.39611" calcext:value-type="float">
            <text:p>1.39611</text:p>
          </table:table-cell>
          <table:table-cell office:value-type="string" calcext:value-type="string">
            <text:p>UvES</text:p>
          </table:table-cell>
          <table:table-cell office:value-type="float" office:value="0.775" calcext:value-type="float">
            <text:p>0.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38+477</text:p>
          </table:table-cell>
          <table:table-cell office:value-type="float" office:value="234.895" calcext:value-type="float">
            <text:p>234.895</text:p>
          </table:table-cell>
          <table:table-cell office:value-type="float" office:value="47.59203" calcext:value-type="float">
            <text:p>47.59203</text:p>
          </table:table-cell>
          <table:table-cell office:value-type="string" calcext:value-type="string">
            <text:p>QSO</text:p>
          </table:table-cell>
          <table:table-cell office:value-type="float" office:value="0.7721" calcext:value-type="float">
            <text:p>0.7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821.13+474515.3</text:p>
          </table:table-cell>
          <table:table-cell office:value-type="float" office:value="174.58808" calcext:value-type="float">
            <text:p>174.58808</text:p>
          </table:table-cell>
          <table:table-cell office:value-type="float" office:value="47.75428" calcext:value-type="float">
            <text:p>47.75428</text:p>
          </table:table-cell>
          <table:table-cell office:value-type="string" calcext:value-type="string">
            <text:p>QSO</text:p>
          </table:table-cell>
          <table:table-cell office:value-type="float" office:value="0.770387" calcext:value-type="float">
            <text:p>0.7703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75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.77074" calcext:value-type="float">
            <text:p>11.77074</text:p>
          </table:table-cell>
          <table:table-cell office:value-type="string" calcext:value-type="string">
            <text:p>QSO</text:p>
          </table:table-cell>
          <table:table-cell office:value-type="float" office:value="0.77" calcext:value-type="float">
            <text:p>0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9.40</text:p>
          </table:table-cell>
          <table:table-cell office:value-type="float" office:value="205.83501" calcext:value-type="float">
            <text:p>205.83501</text:p>
          </table:table-cell>
          <table:table-cell office:value-type="float" office:value="38.97593" calcext:value-type="float">
            <text:p>38.97593</text:p>
          </table:table-cell>
          <table:table-cell office:value-type="string" calcext:value-type="string">
            <text:p>QSO</text:p>
          </table:table-cell>
          <table:table-cell office:value-type="float" office:value="0.768" calcext:value-type="float">
            <text:p>0.7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837.27+202226.4</text:p>
          </table:table-cell>
          <table:table-cell office:value-type="float" office:value="192.15527" calcext:value-type="float">
            <text:p>192.15527</text:p>
          </table:table-cell>
          <table:table-cell office:value-type="float" office:value="20.37397" calcext:value-type="float">
            <text:p>20.37397</text:p>
          </table:table-cell>
          <table:table-cell office:value-type="string" calcext:value-type="string">
            <text:p>QSO</text:p>
          </table:table-cell>
          <table:table-cell office:value-type="float" office:value="0.7677" calcext:value-type="float">
            <text:p>0.7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510.46+050106.5</text:p>
          </table:table-cell>
          <table:table-cell office:value-type="float" office:value="218.79363" calcext:value-type="float">
            <text:p>218.79363</text:p>
          </table:table-cell>
          <table:table-cell office:value-type="float" office:value="5.01849" calcext:value-type="float">
            <text:p>5.01849</text:p>
          </table:table-cell>
          <table:table-cell office:value-type="string" calcext:value-type="string">
            <text:p>QSO</text:p>
          </table:table-cell>
          <table:table-cell office:value-type="float" office:value="0.767581" calcext:value-type="float">
            <text:p>0.7675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2131.38+135048.4</text:p>
          </table:table-cell>
          <table:table-cell office:value-type="float" office:value="140.38072" calcext:value-type="float">
            <text:p>140.38072</text:p>
          </table:table-cell>
          <table:table-cell office:value-type="float" office:value="13.84673" calcext:value-type="float">
            <text:p>13.84673</text:p>
          </table:table-cell>
          <table:table-cell office:value-type="string" calcext:value-type="string">
            <text:p>QSO</text:p>
          </table:table-cell>
          <table:table-cell office:value-type="float" office:value="0.766563" calcext:value-type="float">
            <text:p>0.766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3622.8+272852</text:p>
          </table:table-cell>
          <table:table-cell office:value-type="float" office:value="129.09537" calcext:value-type="float">
            <text:p>129.09537</text:p>
          </table:table-cell>
          <table:table-cell office:value-type="float" office:value="27.48126" calcext:value-type="float">
            <text:p>27.48126</text:p>
          </table:table-cell>
          <table:table-cell office:value-type="string" calcext:value-type="string">
            <text:p>QSO</text:p>
          </table:table-cell>
          <table:table-cell office:value-type="float" office:value="0.765" calcext:value-type="float">
            <text:p>0.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336.52+202303.0</text:p>
          </table:table-cell>
          <table:table-cell office:value-type="float" office:value="195.90226" calcext:value-type="float">
            <text:p>195.90226</text:p>
          </table:table-cell>
          <table:table-cell office:value-type="float" office:value="20.38412" calcext:value-type="float">
            <text:p>20.38412</text:p>
          </table:table-cell>
          <table:table-cell office:value-type="string" calcext:value-type="string">
            <text:p>*</text:p>
          </table:table-cell>
          <table:table-cell office:value-type="float" office:value="0.765" calcext:value-type="float">
            <text:p>0.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2806.8+393540</text:p>
          </table:table-cell>
          <table:table-cell office:value-type="float" office:value="127.02849" calcext:value-type="float">
            <text:p>127.02849</text:p>
          </table:table-cell>
          <table:table-cell office:value-type="float" office:value="39.59452" calcext:value-type="float">
            <text:p>39.59452</text:p>
          </table:table-cell>
          <table:table-cell office:value-type="string" calcext:value-type="string">
            <text:p>QSO</text:p>
          </table:table-cell>
          <table:table-cell office:value-type="float" office:value="0.762929" calcext:value-type="float">
            <text:p>0.762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30+26</text:p>
          </table:table-cell>
          <table:table-cell office:value-type="float" office:value="233.26479" calcext:value-type="float">
            <text:p>233.26479</text:p>
          </table:table-cell>
          <table:table-cell office:value-type="float" office:value="26.14161" calcext:value-type="float">
            <text:p>26.14161</text:p>
          </table:table-cell>
          <table:table-cell office:value-type="string" calcext:value-type="string">
            <text:p>QSO</text:p>
          </table:table-cell>
          <table:table-cell office:value-type="float" office:value="0.7623" calcext:value-type="float">
            <text:p>0.7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953.42+433411.4</text:p>
          </table:table-cell>
          <table:table-cell office:value-type="float" office:value="242.47259" calcext:value-type="float">
            <text:p>242.47259</text:p>
          </table:table-cell>
          <table:table-cell office:value-type="float" office:value="43.56987" calcext:value-type="float">
            <text:p>43.56987</text:p>
          </table:table-cell>
          <table:table-cell office:value-type="string" calcext:value-type="string">
            <text:p>QSO</text:p>
          </table:table-cell>
          <table:table-cell office:value-type="float" office:value="0.761337" calcext:value-type="float">
            <text:p>0.761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43702.43+050614.8</text:p>
          </table:table-cell>
          <table:table-cell office:value-type="float" office:value="219.26014" calcext:value-type="float">
            <text:p>219.26014</text:p>
          </table:table-cell>
          <table:table-cell office:value-type="float" office:value="5.10414" calcext:value-type="float">
            <text:p>5.10414</text:p>
          </table:table-cell>
          <table:table-cell office:value-type="string" calcext:value-type="string">
            <text:p>QSO</text:p>
          </table:table-cell>
          <table:table-cell office:value-type="float" office:value="0.75802" calcext:value-type="float">
            <text:p>0.75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357.11+355606.5</text:p>
          </table:table-cell>
          <table:table-cell office:value-type="float" office:value="138.488" calcext:value-type="float">
            <text:p>138.488</text:p>
          </table:table-cell>
          <table:table-cell office:value-type="float" office:value="35.93512" calcext:value-type="float">
            <text:p>35.93512</text:p>
          </table:table-cell>
          <table:table-cell office:value-type="string" calcext:value-type="string">
            <text:p>QSO</text:p>
          </table:table-cell>
          <table:table-cell office:value-type="float" office:value="0.756546" calcext:value-type="float">
            <text:p>0.7565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136.79+292951.7</text:p>
          </table:table-cell>
          <table:table-cell office:value-type="float" office:value="160.40333" calcext:value-type="float">
            <text:p>160.40333</text:p>
          </table:table-cell>
          <table:table-cell office:value-type="float" office:value="29.4977" calcext:value-type="float">
            <text:p>29.4977</text:p>
          </table:table-cell>
          <table:table-cell office:value-type="string" calcext:value-type="string">
            <text:p>QSO</text:p>
          </table:table-cell>
          <table:table-cell office:value-type="float" office:value="0.754793" calcext:value-type="float">
            <text:p>0.7547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314.51+615033.0</text:p>
          </table:table-cell>
          <table:table-cell office:value-type="float" office:value="145.81043" calcext:value-type="float">
            <text:p>145.81043</text:p>
          </table:table-cell>
          <table:table-cell office:value-type="float" office:value="61.8426" calcext:value-type="float">
            <text:p>61.8426</text:p>
          </table:table-cell>
          <table:table-cell office:value-type="string" calcext:value-type="string">
            <text:p>QSO</text:p>
          </table:table-cell>
          <table:table-cell office:value-type="float" office:value="0.7533" calcext:value-type="float">
            <text:p>0.75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128.66+033802.3</text:p>
          </table:table-cell>
          <table:table-cell office:value-type="float" office:value="232.86953" calcext:value-type="float">
            <text:p>232.86953</text:p>
          </table:table-cell>
          <table:table-cell office:value-type="float" office:value="3.63398" calcext:value-type="float">
            <text:p>3.63398</text:p>
          </table:table-cell>
          <table:table-cell office:value-type="string" calcext:value-type="string">
            <text:p>QSO</text:p>
          </table:table-cell>
          <table:table-cell office:value-type="float" office:value="0.753101" calcext:value-type="float">
            <text:p>0.753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7+574</text:p>
          </table:table-cell>
          <table:table-cell office:value-type="float" office:value="249.55607" calcext:value-type="float">
            <text:p>249.55607</text:p>
          </table:table-cell>
          <table:table-cell office:value-type="float" office:value="57.33999" calcext:value-type="float">
            <text:p>57.33999</text:p>
          </table:table-cell>
          <table:table-cell office:value-type="string" calcext:value-type="string">
            <text:p>QSO</text:p>
          </table:table-cell>
          <table:table-cell office:value-type="float" office:value="0.7506" calcext:value-type="float">
            <text:p>0.7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4940.25+583530.9</text:p>
          </table:table-cell>
          <table:table-cell office:value-type="float" office:value="162.41754" calcext:value-type="float">
            <text:p>162.41754</text:p>
          </table:table-cell>
          <table:table-cell office:value-type="float" office:value="58.59161" calcext:value-type="float">
            <text:p>58.59161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216.37+231214.5</text:p>
          </table:table-cell>
          <table:table-cell office:value-type="float" office:value="153.06829" calcext:value-type="float">
            <text:p>153.06829</text:p>
          </table:table-cell>
          <table:table-cell office:value-type="float" office:value="23.20406" calcext:value-type="float">
            <text:p>23.20406</text:p>
          </table:table-cell>
          <table:table-cell office:value-type="string" calcext:value-type="string">
            <text:p>QSO</text:p>
          </table:table-cell>
          <table:table-cell office:value-type="float" office:value="0.748" calcext:value-type="float">
            <text:p>0.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3521.94+202118.0</text:p>
          </table:table-cell>
          <table:table-cell office:value-type="float" office:value="218.84143" calcext:value-type="float">
            <text:p>218.84143</text:p>
          </table:table-cell>
          <table:table-cell office:value-type="float" office:value="20.35498" calcext:value-type="float">
            <text:p>20.35498</text:p>
          </table:table-cell>
          <table:table-cell office:value-type="string" calcext:value-type="string">
            <text:p>G</text:p>
          </table:table-cell>
          <table:table-cell office:value-type="float" office:value="0.748" calcext:value-type="float">
            <text:p>0.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625+582</text:p>
          </table:table-cell>
          <table:table-cell office:value-type="float" office:value="246.65515" calcext:value-type="float">
            <text:p>246.65515</text:p>
          </table:table-cell>
          <table:table-cell office:value-type="float" office:value="58.15491" calcext:value-type="float">
            <text:p>58.15491</text:p>
          </table:table-cell>
          <table:table-cell office:value-type="string" calcext:value-type="string">
            <text:p>G</text:p>
          </table:table-cell>
          <table:table-cell office:value-type="float" office:value="0.748" calcext:value-type="float">
            <text:p>0.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2+406</text:p>
          </table:table-cell>
          <table:table-cell office:value-type="float" office:value="173.67065" calcext:value-type="float">
            <text:p>173.67065</text:p>
          </table:table-cell>
          <table:table-cell office:value-type="float" office:value="40.35435" calcext:value-type="float">
            <text:p>40.35435</text:p>
          </table:table-cell>
          <table:table-cell office:value-type="string" calcext:value-type="string">
            <text:p>QSO</text:p>
          </table:table-cell>
          <table:table-cell office:value-type="float" office:value="0.746424" calcext:value-type="float">
            <text:p>0.746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3614.23+262408.2</text:p>
          </table:table-cell>
          <table:table-cell office:value-type="float" office:value="144.05933" calcext:value-type="float">
            <text:p>144.05933</text:p>
          </table:table-cell>
          <table:table-cell office:value-type="float" office:value="26.40225" calcext:value-type="float">
            <text:p>26.40225</text:p>
          </table:table-cell>
          <table:table-cell office:value-type="string" calcext:value-type="string">
            <text:p>VisS</text:p>
          </table:table-cell>
          <table:table-cell office:value-type="float" office:value="0.745" calcext:value-type="float">
            <text:p>0.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4+347</text:p>
          </table:table-cell>
          <table:table-cell office:value-type="float" office:value="214.24297" calcext:value-type="float">
            <text:p>214.24297</text:p>
          </table:table-cell>
          <table:table-cell office:value-type="float" office:value="34.48125" calcext:value-type="float">
            <text:p>34.48125</text:p>
          </table:table-cell>
          <table:table-cell office:value-type="string" calcext:value-type="string">
            <text:p>QSO</text:p>
          </table:table-cell>
          <table:table-cell office:value-type="float" office:value="0.744554" calcext:value-type="float">
            <text:p>0.744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0+28</text:p>
          </table:table-cell>
          <table:table-cell office:value-type="float" office:value="140.96468" calcext:value-type="float">
            <text:p>140.96468</text:p>
          </table:table-cell>
          <table:table-cell office:value-type="float" office:value="28.25695" calcext:value-type="float">
            <text:p>28.25695</text:p>
          </table:table-cell>
          <table:table-cell office:value-type="string" calcext:value-type="string">
            <text:p>QSO</text:p>
          </table:table-cell>
          <table:table-cell office:value-type="float" office:value="0.744142" calcext:value-type="float">
            <text:p>0.744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407.96+042610.4</text:p>
          </table:table-cell>
          <table:table-cell office:value-type="float" office:value="173.53322" calcext:value-type="float">
            <text:p>173.53322</text:p>
          </table:table-cell>
          <table:table-cell office:value-type="float" office:value="4.43627" calcext:value-type="float">
            <text:p>4.43627</text:p>
          </table:table-cell>
          <table:table-cell office:value-type="string" calcext:value-type="string">
            <text:p>*</text:p>
          </table:table-cell>
          <table:table-cell office:value-type="float" office:value="0.744105" calcext:value-type="float">
            <text:p>0.744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9+459</text:p>
          </table:table-cell>
          <table:table-cell office:value-type="float" office:value="155.64821" calcext:value-type="float">
            <text:p>155.64821</text:p>
          </table:table-cell>
          <table:table-cell office:value-type="float" office:value="45.68485" calcext:value-type="float">
            <text:p>45.68485</text:p>
          </table:table-cell>
          <table:table-cell office:value-type="string" calcext:value-type="string">
            <text:p>QSO</text:p>
          </table:table-cell>
          <table:table-cell office:value-type="float" office:value="0.743191" calcext:value-type="float">
            <text:p>0.7431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45+28</text:p>
          </table:table-cell>
          <table:table-cell office:value-type="float" office:value="206.96493" calcext:value-type="float">
            <text:p>206.96493</text:p>
          </table:table-cell>
          <table:table-cell office:value-type="float" office:value="28.60826" calcext:value-type="float">
            <text:p>28.60826</text:p>
          </table:table-cell>
          <table:table-cell office:value-type="string" calcext:value-type="string">
            <text:p>QSO</text:p>
          </table:table-cell>
          <table:table-cell office:value-type="float" office:value="0.7407" calcext:value-type="float">
            <text:p>0.7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7+25A</text:p>
          </table:table-cell>
          <table:table-cell office:value-type="float" office:value="142.50074" calcext:value-type="float">
            <text:p>142.50074</text:p>
          </table:table-cell>
          <table:table-cell office:value-type="float" office:value="25.00162" calcext:value-type="float">
            <text:p>25.00162</text:p>
          </table:table-cell>
          <table:table-cell office:value-type="string" calcext:value-type="string">
            <text:p>QSO</text:p>
          </table:table-cell>
          <table:table-cell office:value-type="float" office:value="0.740612" calcext:value-type="float">
            <text:p>0.7406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1036.32+481752.3</text:p>
          </table:table-cell>
          <table:table-cell office:value-type="float" office:value="167.65135" calcext:value-type="float">
            <text:p>167.65135</text:p>
          </table:table-cell>
          <table:table-cell office:value-type="float" office:value="48.2979" calcext:value-type="float">
            <text:p>48.2979</text:p>
          </table:table-cell>
          <table:table-cell office:value-type="string" calcext:value-type="string">
            <text:p>QSO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6+473</text:p>
          </table:table-cell>
          <table:table-cell office:value-type="float" office:value="249.43804" calcext:value-type="float">
            <text:p>249.43804</text:p>
          </table:table-cell>
          <table:table-cell office:value-type="float" office:value="47.29273" calcext:value-type="float">
            <text:p>47.29273</text:p>
          </table:table-cell>
          <table:table-cell office:value-type="string" calcext:value-type="string">
            <text:p>QSO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28+30A</text:p>
          </table:table-cell>
          <table:table-cell office:value-type="float" office:value="172.67679" calcext:value-type="float">
            <text:p>172.67679</text:p>
          </table:table-cell>
          <table:table-cell office:value-type="float" office:value="30.5265" calcext:value-type="float">
            <text:p>30.5265</text:p>
          </table:table-cell>
          <table:table-cell office:value-type="string" calcext:value-type="string">
            <text:p>QSO</text:p>
          </table:table-cell>
          <table:table-cell office:value-type="float" office:value="0.736888" calcext:value-type="float">
            <text:p>0.7368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54</text:p>
          </table:table-cell>
          <table:table-cell office:value-type="float" office:value="168.6614" calcext:value-type="float">
            <text:p>168.6614</text:p>
          </table:table-cell>
          <table:table-cell office:value-type="float" office:value="40.62235" calcext:value-type="float">
            <text:p>40.62235</text:p>
          </table:table-cell>
          <table:table-cell office:value-type="string" calcext:value-type="string">
            <text:p>QSO</text:p>
          </table:table-cell>
          <table:table-cell office:value-type="float" office:value="0.736619" calcext:value-type="float">
            <text:p>0.7366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942.82+041027.8</text:p>
          </table:table-cell>
          <table:table-cell office:value-type="float" office:value="169.92843" calcext:value-type="float">
            <text:p>169.92843</text:p>
          </table:table-cell>
          <table:table-cell office:value-type="float" office:value="4.17442" calcext:value-type="float">
            <text:p>4.17442</text:p>
          </table:table-cell>
          <table:table-cell office:value-type="string" calcext:value-type="string">
            <text:p>QSO</text:p>
          </table:table-cell>
          <table:table-cell office:value-type="float" office:value="0.736" calcext:value-type="float">
            <text:p>0.7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041.82+070109.2</text:p>
          </table:table-cell>
          <table:table-cell office:value-type="float" office:value="247.67424" calcext:value-type="float">
            <text:p>247.67424</text:p>
          </table:table-cell>
          <table:table-cell office:value-type="float" office:value="7.0192" calcext:value-type="float">
            <text:p>7.0192</text:p>
          </table:table-cell>
          <table:table-cell office:value-type="string" calcext:value-type="string">
            <text:p>QSO</text:p>
          </table:table-cell>
          <table:table-cell office:value-type="float" office:value="0.736" calcext:value-type="float">
            <text:p>0.7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932.59+003120.4</text:p>
          </table:table-cell>
          <table:table-cell office:value-type="float" office:value="214.88581" calcext:value-type="float">
            <text:p>214.88581</text:p>
          </table:table-cell>
          <table:table-cell office:value-type="float" office:value="0.52233" calcext:value-type="float">
            <text:p>0.52233</text:p>
          </table:table-cell>
          <table:table-cell office:value-type="string" calcext:value-type="string">
            <text:p>QSO</text:p>
          </table:table-cell>
          <table:table-cell office:value-type="float" office:value="0.735" calcext:value-type="float">
            <text:p>0.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1903.2+385852</text:p>
          </table:table-cell>
          <table:table-cell office:value-type="float" office:value="169.76372" calcext:value-type="float">
            <text:p>169.76372</text:p>
          </table:table-cell>
          <table:table-cell office:value-type="float" office:value="38.98123" calcext:value-type="float">
            <text:p>38.98123</text:p>
          </table:table-cell>
          <table:table-cell office:value-type="string" calcext:value-type="string">
            <text:p>QSO</text:p>
          </table:table-cell>
          <table:table-cell office:value-type="float" office:value="0.734986" calcext:value-type="float">
            <text:p>0.734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5+420</text:p>
          </table:table-cell>
          <table:table-cell office:value-type="float" office:value="137.14943" calcext:value-type="float">
            <text:p>137.14943</text:p>
          </table:table-cell>
          <table:table-cell office:value-type="float" office:value="41.84617" calcext:value-type="float">
            <text:p>41.84617</text:p>
          </table:table-cell>
          <table:table-cell office:value-type="string" calcext:value-type="string">
            <text:p>QSO</text:p>
          </table:table-cell>
          <table:table-cell office:value-type="float" office:value="0.733805" calcext:value-type="float">
            <text:p>0.733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0554.16+014929.8</text:p>
          </table:table-cell>
          <table:table-cell office:value-type="float" office:value="196.47571" calcext:value-type="float">
            <text:p>196.47571</text:p>
          </table:table-cell>
          <table:table-cell office:value-type="float" office:value="1.82497" calcext:value-type="float">
            <text:p>1.82497</text:p>
          </table:table-cell>
          <table:table-cell office:value-type="string" calcext:value-type="string">
            <text:p>QSO</text:p>
          </table:table-cell>
          <table:table-cell office:value-type="float" office:value="0.733572" calcext:value-type="float">
            <text:p>0.7335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16+36</text:p>
          </table:table-cell>
          <table:table-cell office:value-type="float" office:value="244.59825" calcext:value-type="float">
            <text:p>244.59825</text:p>
          </table:table-cell>
          <table:table-cell office:value-type="float" office:value="36.53384" calcext:value-type="float">
            <text:p>36.53384</text:p>
          </table:table-cell>
          <table:table-cell office:value-type="string" calcext:value-type="string">
            <text:p>G</text:p>
          </table:table-cell>
          <table:table-cell office:value-type="float" office:value="0.733527" calcext:value-type="float">
            <text:p>0.733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1503.91+495418.3</text:p>
          </table:table-cell>
          <table:table-cell office:value-type="float" office:value="258.76625" calcext:value-type="float">
            <text:p>258.76625</text:p>
          </table:table-cell>
          <table:table-cell office:value-type="float" office:value="49.90506" calcext:value-type="float">
            <text:p>49.90506</text:p>
          </table:table-cell>
          <table:table-cell office:value-type="string" calcext:value-type="string">
            <text:p>QSO</text:p>
          </table:table-cell>
          <table:table-cell office:value-type="float" office:value="0.733" calcext:value-type="float">
            <text:p>0.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40+34</text:p>
          </table:table-cell>
          <table:table-cell office:value-type="float" office:value="160.89512" calcext:value-type="float">
            <text:p>160.89512</text:p>
          </table:table-cell>
          <table:table-cell office:value-type="float" office:value="34.54224" calcext:value-type="float">
            <text:p>34.54224</text:p>
          </table:table-cell>
          <table:table-cell office:value-type="string" calcext:value-type="string">
            <text:p>QSO</text:p>
          </table:table-cell>
          <table:table-cell office:value-type="float" office:value="0.732395" calcext:value-type="float">
            <text:p>0.732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25+31</text:p>
          </table:table-cell>
          <table:table-cell office:value-type="float" office:value="246.79955" calcext:value-type="float">
            <text:p>246.79955</text:p>
          </table:table-cell>
          <table:table-cell office:value-type="float" office:value="31.73315" calcext:value-type="float">
            <text:p>31.73315</text:p>
          </table:table-cell>
          <table:table-cell office:value-type="string" calcext:value-type="string">
            <text:p>QSO</text:p>
          </table:table-cell>
          <table:table-cell office:value-type="float" office:value="0.732254" calcext:value-type="float">
            <text:p>0.732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839.00+255613.4</text:p>
          </table:table-cell>
          <table:table-cell office:value-type="float" office:value="167.16246" calcext:value-type="float">
            <text:p>167.16246</text:p>
          </table:table-cell>
          <table:table-cell office:value-type="float" office:value="25.93703" calcext:value-type="float">
            <text:p>25.93703</text:p>
          </table:table-cell>
          <table:table-cell office:value-type="string" calcext:value-type="string">
            <text:p>QSO</text:p>
          </table:table-cell>
          <table:table-cell office:value-type="float" office:value="0.732152" calcext:value-type="float">
            <text:p>0.732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244.57+101335.8</text:p>
          </table:table-cell>
          <table:table-cell office:value-type="float" office:value="260.68576" calcext:value-type="float">
            <text:p>260.68576</text:p>
          </table:table-cell>
          <table:table-cell office:value-type="float" office:value="10.2266" calcext:value-type="float">
            <text:p>10.2266</text:p>
          </table:table-cell>
          <table:table-cell office:value-type="string" calcext:value-type="string">
            <text:p>QSO</text:p>
          </table:table-cell>
          <table:table-cell office:value-type="float" office:value="0.732" calcext:value-type="float">
            <text:p>0.7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7+118</text:p>
          </table:table-cell>
          <table:table-cell office:value-type="float" office:value="179.94353" calcext:value-type="float">
            <text:p>179.94353</text:p>
          </table:table-cell>
          <table:table-cell office:value-type="float" office:value="11.56348" calcext:value-type="float">
            <text:p>11.56348</text:p>
          </table:table-cell>
          <table:table-cell office:value-type="string" calcext:value-type="string">
            <text:p>QSO</text:p>
          </table:table-cell>
          <table:table-cell office:value-type="float" office:value="0.731" calcext:value-type="float">
            <text:p>0.7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848.1+372924</text:p>
          </table:table-cell>
          <table:table-cell office:value-type="float" office:value="159.70055" calcext:value-type="float">
            <text:p>159.70055</text:p>
          </table:table-cell>
          <table:table-cell office:value-type="float" office:value="37.49016" calcext:value-type="float">
            <text:p>37.49016</text:p>
          </table:table-cell>
          <table:table-cell office:value-type="string" calcext:value-type="string">
            <text:p>QSO</text:p>
          </table:table-cell>
          <table:table-cell office:value-type="float" office:value="0.729775" calcext:value-type="float">
            <text:p>0.729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58+32</text:p>
          </table:table-cell>
          <table:table-cell office:value-type="float" office:value="135.28526" calcext:value-type="float">
            <text:p>135.28526</text:p>
          </table:table-cell>
          <table:table-cell office:value-type="float" office:value="32.36916" calcext:value-type="float">
            <text:p>32.36916</text:p>
          </table:table-cell>
          <table:table-cell office:value-type="string" calcext:value-type="string">
            <text:p>*</text:p>
          </table:table-cell>
          <table:table-cell office:value-type="float" office:value="0.729625" calcext:value-type="float">
            <text:p>0.729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 2017ezy</text:p>
          </table:table-cell>
          <table:table-cell office:value-type="float" office:value="153.05562" calcext:value-type="float">
            <text:p>153.05562</text:p>
          </table:table-cell>
          <table:table-cell office:value-type="float" office:value="6.51589" calcext:value-type="float">
            <text:p>6.51589</text:p>
          </table:table-cell>
          <table:table-cell office:value-type="string" calcext:value-type="string">
            <text:p>QSO</text:p>
          </table:table-cell>
          <table:table-cell office:value-type="float" office:value="0.727" calcext:value-type="float">
            <text:p>0.7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37+26</text:p>
          </table:table-cell>
          <table:table-cell office:value-type="float" office:value="145.06134" calcext:value-type="float">
            <text:p>145.06134</text:p>
          </table:table-cell>
          <table:table-cell office:value-type="float" office:value="26.05832" calcext:value-type="float">
            <text:p>26.05832</text:p>
          </table:table-cell>
          <table:table-cell office:value-type="string" calcext:value-type="string">
            <text:p>QSO</text:p>
          </table:table-cell>
          <table:table-cell office:value-type="float" office:value="0.726291" calcext:value-type="float">
            <text:p>0.726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 532</text:p>
          </table:table-cell>
          <table:table-cell office:value-type="float" office:value="194.64546" calcext:value-type="float">
            <text:p>194.64546</text:p>
          </table:table-cell>
          <table:table-cell office:value-type="float" office:value="0.64225" calcext:value-type="float">
            <text:p>0.64225</text:p>
          </table:table-cell>
          <table:table-cell office:value-type="string" calcext:value-type="string">
            <text:p>QSO</text:p>
          </table:table-cell>
          <table:table-cell office:value-type="float" office:value="0.725944" calcext:value-type="float">
            <text:p>0.725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37+33</text:p>
          </table:table-cell>
          <table:table-cell office:value-type="float" office:value="234.79423" calcext:value-type="float">
            <text:p>234.79423</text:p>
          </table:table-cell>
          <table:table-cell office:value-type="float" office:value="32.9469" calcext:value-type="float">
            <text:p>32.9469</text:p>
          </table:table-cell>
          <table:table-cell office:value-type="string" calcext:value-type="string">
            <text:p>QSO</text:p>
          </table:table-cell>
          <table:table-cell office:value-type="float" office:value="0.725043" calcext:value-type="float">
            <text:p>0.7250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127.29+481050.9</text:p>
          </table:table-cell>
          <table:table-cell office:value-type="float" office:value="237.86384" calcext:value-type="float">
            <text:p>237.86384</text:p>
          </table:table-cell>
          <table:table-cell office:value-type="float" office:value="48.18079" calcext:value-type="float">
            <text:p>48.18079</text:p>
          </table:table-cell>
          <table:table-cell office:value-type="string" calcext:value-type="string">
            <text:p>UvES</text:p>
          </table:table-cell>
          <table:table-cell office:value-type="float" office:value="0.725" calcext:value-type="float">
            <text:p>0.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9+2914</text:p>
          </table:table-cell>
          <table:table-cell office:value-type="float" office:value="179.88264" calcext:value-type="float">
            <text:p>179.88264</text:p>
          </table:table-cell>
          <table:table-cell office:value-type="float" office:value="29.24551" calcext:value-type="float">
            <text:p>29.24551</text:p>
          </table:table-cell>
          <table:table-cell office:value-type="string" calcext:value-type="string">
            <text:p>QSO</text:p>
          </table:table-cell>
          <table:table-cell office:value-type="float" office:value="0.724688" calcext:value-type="float">
            <text:p>0.724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636.89+004656.6</text:p>
          </table:table-cell>
          <table:table-cell office:value-type="float" office:value="221.65376" calcext:value-type="float">
            <text:p>221.65376</text:p>
          </table:table-cell>
          <table:table-cell office:value-type="float" office:value="0.78238" calcext:value-type="float">
            <text:p>0.78238</text:p>
          </table:table-cell>
          <table:table-cell office:value-type="string" calcext:value-type="string">
            <text:p>QSO</text:p>
          </table:table-cell>
          <table:table-cell office:value-type="float" office:value="0.723573" calcext:value-type="float">
            <text:p>0.723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740.74+104929.2</text:p>
          </table:table-cell>
          <table:table-cell office:value-type="float" office:value="131.91983" calcext:value-type="float">
            <text:p>131.91983</text:p>
          </table:table-cell>
          <table:table-cell office:value-type="float" office:value="10.82483" calcext:value-type="float">
            <text:p>10.82483</text:p>
          </table:table-cell>
          <table:table-cell office:value-type="string" calcext:value-type="string">
            <text:p>G</text:p>
          </table:table-cell>
          <table:table-cell office:value-type="float" office:value="0.723326" calcext:value-type="float">
            <text:p>0.7233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45+189</text:p>
          </table:table-cell>
          <table:table-cell office:value-type="float" office:value="192.02908" calcext:value-type="float">
            <text:p>192.02908</text:p>
          </table:table-cell>
          <table:table-cell office:value-type="float" office:value="18.63682" calcext:value-type="float">
            <text:p>18.63682</text:p>
          </table:table-cell>
          <table:table-cell office:value-type="string" calcext:value-type="string">
            <text:p>QSO</text:p>
          </table:table-cell>
          <table:table-cell office:value-type="float" office:value="0.723" calcext:value-type="float">
            <text:p>0.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082843.73+004544.9</text:p>
          </table:table-cell>
          <table:table-cell office:value-type="float" office:value="127.18225" calcext:value-type="float">
            <text:p>127.18225</text:p>
          </table:table-cell>
          <table:table-cell office:value-type="float" office:value="0.76247" calcext:value-type="float">
            <text:p>0.76247</text:p>
          </table:table-cell>
          <table:table-cell office:value-type="string" calcext:value-type="string">
            <text:p>*</text:p>
          </table:table-cell>
          <table:table-cell office:value-type="float" office:value="0.722932" calcext:value-type="float">
            <text:p>0.7229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044.49+231045.9</text:p>
          </table:table-cell>
          <table:table-cell office:value-type="float" office:value="190.18539" calcext:value-type="float">
            <text:p>190.18539</text:p>
          </table:table-cell>
          <table:table-cell office:value-type="float" office:value="23.17941" calcext:value-type="float">
            <text:p>23.17941</text:p>
          </table:table-cell>
          <table:table-cell office:value-type="string" calcext:value-type="string">
            <text:p>QSO</text:p>
          </table:table-cell>
          <table:table-cell office:value-type="float" office:value="0.7225" calcext:value-type="float">
            <text:p>0.7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657+176</text:p>
          </table:table-cell>
          <table:table-cell office:value-type="float" office:value="105.13089" calcext:value-type="float">
            <text:p>105.13089</text:p>
          </table:table-cell>
          <table:table-cell office:value-type="float" office:value="17.59802" calcext:value-type="float">
            <text:p>17.59802</text:p>
          </table:table-cell>
          <table:table-cell office:value-type="string" calcext:value-type="string">
            <text:p>QSO</text:p>
          </table:table-cell>
          <table:table-cell office:value-type="float" office:value="0.722" calcext:value-type="float">
            <text:p>0.7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318.54+350539.2</text:p>
          </table:table-cell>
          <table:table-cell office:value-type="float" office:value="223.32727" calcext:value-type="float">
            <text:p>223.32727</text:p>
          </table:table-cell>
          <table:table-cell office:value-type="float" office:value="35.09427" calcext:value-type="float">
            <text:p>35.09427</text:p>
          </table:table-cell>
          <table:table-cell office:value-type="string" calcext:value-type="string">
            <text:p>QSO</text:p>
          </table:table-cell>
          <table:table-cell office:value-type="float" office:value="0.721" calcext:value-type="float">
            <text:p>0.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4.50</text:p>
          </table:table-cell>
          <table:table-cell office:value-type="float" office:value="228.48398" calcext:value-type="float">
            <text:p>228.48398</text:p>
          </table:table-cell>
          <table:table-cell office:value-type="float" office:value="4.34884" calcext:value-type="float">
            <text:p>4.34884</text:p>
          </table:table-cell>
          <table:table-cell office:value-type="string" calcext:value-type="string">
            <text:p>QSO</text:p>
          </table:table-cell>
          <table:table-cell office:value-type="float" office:value="0.720192" calcext:value-type="float">
            <text:p>0.720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12+467</text:p>
          </table:table-cell>
          <table:table-cell office:value-type="float" office:value="183.79143" calcext:value-type="float">
            <text:p>183.79143</text:p>
          </table:table-cell>
          <table:table-cell office:value-type="float" office:value="46.4542" calcext:value-type="float">
            <text:p>46.4542</text:p>
          </table:table-cell>
          <table:table-cell office:value-type="string" calcext:value-type="string">
            <text:p>QSO</text:p>
          </table:table-cell>
          <table:table-cell office:value-type="float" office:value="0.720143" calcext:value-type="float">
            <text:p>0.720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3352.51+502209.1</text:p>
          </table:table-cell>
          <table:table-cell office:value-type="float" office:value="113.46884" calcext:value-type="float">
            <text:p>113.46884</text:p>
          </table:table-cell>
          <table:table-cell office:value-type="float" office:value="50.36918" calcext:value-type="float">
            <text:p>50.36918</text:p>
          </table:table-cell>
          <table:table-cell office:value-type="string" calcext:value-type="string">
            <text:p>QSO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239.78+544424.6</text:p>
          </table:table-cell>
          <table:table-cell office:value-type="float" office:value="115.66579" calcext:value-type="float">
            <text:p>115.66579</text:p>
          </table:table-cell>
          <table:table-cell office:value-type="float" office:value="54.74018" calcext:value-type="float">
            <text:p>54.74018</text:p>
          </table:table-cell>
          <table:table-cell office:value-type="string" calcext:value-type="string">
            <text:p>QSO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417.54+601947.0</text:p>
          </table:table-cell>
          <table:table-cell office:value-type="float" office:value="128.57311" calcext:value-type="float">
            <text:p>128.57311</text:p>
          </table:table-cell>
          <table:table-cell office:value-type="float" office:value="60.32974" calcext:value-type="float">
            <text:p>60.32974</text:p>
          </table:table-cell>
          <table:table-cell office:value-type="string" calcext:value-type="string">
            <text:p>QSO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5+433</text:p>
          </table:table-cell>
          <table:table-cell office:value-type="float" office:value="157.13796" calcext:value-type="float">
            <text:p>157.13796</text:p>
          </table:table-cell>
          <table:table-cell office:value-type="float" office:value="43.10749" calcext:value-type="float">
            <text:p>43.10749</text:p>
          </table:table-cell>
          <table:table-cell office:value-type="string" calcext:value-type="string">
            <text:p>QSO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54+195</text:p>
          </table:table-cell>
          <table:table-cell office:value-type="float" office:value="209.26849" calcext:value-type="float">
            <text:p>209.26849</text:p>
          </table:table-cell>
          <table:table-cell office:value-type="float" office:value="19.31871" calcext:value-type="float">
            <text:p>19.31871</text:p>
          </table:table-cell>
          <table:table-cell office:value-type="string" calcext:value-type="string">
            <text:p>QSO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437.35+571436.6</text:p>
          </table:table-cell>
          <table:table-cell office:value-type="float" office:value="241.15564" calcext:value-type="float">
            <text:p>241.15564</text:p>
          </table:table-cell>
          <table:table-cell office:value-type="float" office:value="57.24352" calcext:value-type="float">
            <text:p>57.24352</text:p>
          </table:table-cell>
          <table:table-cell office:value-type="string" calcext:value-type="string">
            <text:p>QSO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26+455</text:p>
          </table:table-cell>
          <table:table-cell office:value-type="float" office:value="261.86521" calcext:value-type="float">
            <text:p>261.86521</text:p>
          </table:table-cell>
          <table:table-cell office:value-type="float" office:value="45.51104" calcext:value-type="float">
            <text:p>45.51104</text:p>
          </table:table-cell>
          <table:table-cell office:value-type="string" calcext:value-type="string">
            <text:p>QSO</text:p>
          </table:table-cell>
          <table:table-cell office:value-type="float" office:value="0.717" calcext:value-type="float">
            <text:p>0.7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314.84+144400.2</text:p>
          </table:table-cell>
          <table:table-cell office:value-type="float" office:value="183.31176" calcext:value-type="float">
            <text:p>183.31176</text:p>
          </table:table-cell>
          <table:table-cell office:value-type="float" office:value="14.73351" calcext:value-type="float">
            <text:p>14.73351</text:p>
          </table:table-cell>
          <table:table-cell office:value-type="string" calcext:value-type="string">
            <text:p>QSO</text:p>
          </table:table-cell>
          <table:table-cell office:value-type="float" office:value="0.716275" calcext:value-type="float">
            <text:p>0.716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7GB 110524.3+650748</text:p>
          </table:table-cell>
          <table:table-cell office:value-type="float" office:value="167.12083" calcext:value-type="float">
            <text:p>167.12083</text:p>
          </table:table-cell>
          <table:table-cell office:value-type="float" office:value="64.85917" calcext:value-type="float">
            <text:p>64.85917</text:p>
          </table:table-cell>
          <table:table-cell office:value-type="string" calcext:value-type="string">
            <text:p>QSO</text:p>
          </table:table-cell>
          <table:table-cell office:value-type="float" office:value="0.716" calcext:value-type="float">
            <text:p>0.7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45+22</text:p>
          </table:table-cell>
          <table:table-cell office:value-type="float" office:value="147.15371" calcext:value-type="float">
            <text:p>147.15371</text:p>
          </table:table-cell>
          <table:table-cell office:value-type="float" office:value="22.01477" calcext:value-type="float">
            <text:p>22.01477</text:p>
          </table:table-cell>
          <table:table-cell office:value-type="string" calcext:value-type="string">
            <text:p>QSO</text:p>
          </table:table-cell>
          <table:table-cell office:value-type="float" office:value="0.715543" calcext:value-type="float">
            <text:p>0.715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1211.13+480925.3</text:p>
          </table:table-cell>
          <table:table-cell office:value-type="float" office:value="198.04641" calcext:value-type="float">
            <text:p>198.04641</text:p>
          </table:table-cell>
          <table:table-cell office:value-type="float" office:value="48.15702" calcext:value-type="float">
            <text:p>48.15702</text:p>
          </table:table-cell>
          <table:table-cell office:value-type="string" calcext:value-type="string">
            <text:p>QSO</text:p>
          </table:table-cell>
          <table:table-cell office:value-type="float" office:value="0.71517" calcext:value-type="float">
            <text:p>0.715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820.38+025522.6</text:p>
          </table:table-cell>
          <table:table-cell office:value-type="float" office:value="157.085" calcext:value-type="float">
            <text:p>157.085</text:p>
          </table:table-cell>
          <table:table-cell office:value-type="float" office:value="2.92291" calcext:value-type="float">
            <text:p>2.92291</text:p>
          </table:table-cell>
          <table:table-cell office:value-type="string" calcext:value-type="string">
            <text:p>QSO</text:p>
          </table:table-cell>
          <table:table-cell office:value-type="float" office:value="0.715" calcext:value-type="float">
            <text:p>0.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012.53+471047.3</text:p>
          </table:table-cell>
          <table:table-cell office:value-type="float" office:value="222.55214" calcext:value-type="float">
            <text:p>222.55214</text:p>
          </table:table-cell>
          <table:table-cell office:value-type="float" office:value="47.17984" calcext:value-type="float">
            <text:p>47.17984</text:p>
          </table:table-cell>
          <table:table-cell office:value-type="string" calcext:value-type="string">
            <text:p>QSO</text:p>
          </table:table-cell>
          <table:table-cell office:value-type="float" office:value="0.714304" calcext:value-type="float">
            <text:p>0.71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1542.24+251939.0</text:p>
          </table:table-cell>
          <table:table-cell office:value-type="float" office:value="138.926" calcext:value-type="float">
            <text:p>138.926</text:p>
          </table:table-cell>
          <table:table-cell office:value-type="float" office:value="25.3275" calcext:value-type="float">
            <text:p>25.3275</text:p>
          </table:table-cell>
          <table:table-cell office:value-type="string" calcext:value-type="string">
            <text:p>QSO</text:p>
          </table:table-cell>
          <table:table-cell office:value-type="float" office:value="0.712912" calcext:value-type="float">
            <text:p>0.712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48+30B</text:p>
          </table:table-cell>
          <table:table-cell office:value-type="float" office:value="207.71973" calcext:value-type="float">
            <text:p>207.71973</text:p>
          </table:table-cell>
          <table:table-cell office:value-type="float" office:value="30.58155" calcext:value-type="float">
            <text:p>30.58155</text:p>
          </table:table-cell>
          <table:table-cell office:value-type="string" calcext:value-type="string">
            <text:p>QSO</text:p>
          </table:table-cell>
          <table:table-cell office:value-type="float" office:value="0.711515" calcext:value-type="float">
            <text:p>0.711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033.53+285247.6</text:p>
          </table:table-cell>
          <table:table-cell office:value-type="float" office:value="115.13977" calcext:value-type="float">
            <text:p>115.13977</text:p>
          </table:table-cell>
          <table:table-cell office:value-type="float" office:value="28.87979" calcext:value-type="float">
            <text:p>28.87979</text:p>
          </table:table-cell>
          <table:table-cell office:value-type="string" calcext:value-type="string">
            <text:p>QSO</text:p>
          </table:table-cell>
          <table:table-cell office:value-type="float" office:value="0.711434" calcext:value-type="float">
            <text:p>0.7114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4952.91+325815.2</text:p>
          </table:table-cell>
          <table:table-cell office:value-type="float" office:value="252.47048" calcext:value-type="float">
            <text:p>252.47048</text:p>
          </table:table-cell>
          <table:table-cell office:value-type="float" office:value="32.97089" calcext:value-type="float">
            <text:p>32.97089</text:p>
          </table:table-cell>
          <table:table-cell office:value-type="string" calcext:value-type="string">
            <text:p>QSO</text:p>
          </table:table-cell>
          <table:table-cell office:value-type="float" office:value="0.711122" calcext:value-type="float">
            <text:p>0.711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5359.23+172056.6</text:p>
          </table:table-cell>
          <table:table-cell office:value-type="float" office:value="148.4968" calcext:value-type="float">
            <text:p>148.4968</text:p>
          </table:table-cell>
          <table:table-cell office:value-type="float" office:value="17.34907" calcext:value-type="float">
            <text:p>17.34907</text:p>
          </table:table-cell>
          <table:table-cell office:value-type="string" calcext:value-type="string">
            <text:p>QSO</text:p>
          </table:table-cell>
          <table:table-cell office:value-type="float" office:value="0.711" calcext:value-type="float">
            <text:p>0.7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30+137</text:p>
          </table:table-cell>
          <table:table-cell office:value-type="float" office:value="233.31282" calcext:value-type="float">
            <text:p>233.31282</text:p>
          </table:table-cell>
          <table:table-cell office:value-type="float" office:value="13.53999" calcext:value-type="float">
            <text:p>13.53999</text:p>
          </table:table-cell>
          <table:table-cell office:value-type="string" calcext:value-type="string">
            <text:p>QSO</text:p>
          </table:table-cell>
          <table:table-cell office:value-type="float" office:value="0.711" calcext:value-type="float">
            <text:p>0.7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5723.8+364419</text:p>
          </table:table-cell>
          <table:table-cell office:value-type="float" office:value="194.34943" calcext:value-type="float">
            <text:p>194.34943</text:p>
          </table:table-cell>
          <table:table-cell office:value-type="float" office:value="36.73871" calcext:value-type="float">
            <text:p>36.73871</text:p>
          </table:table-cell>
          <table:table-cell office:value-type="string" calcext:value-type="string">
            <text:p>QSO</text:p>
          </table:table-cell>
          <table:table-cell office:value-type="float" office:value="0.710164" calcext:value-type="float">
            <text:p>0.710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5649.8+251515</text:p>
          </table:table-cell>
          <table:table-cell office:value-type="float" office:value="149.20781" calcext:value-type="float">
            <text:p>149.20781</text:p>
          </table:table-cell>
          <table:table-cell office:value-type="float" office:value="25.25446" calcext:value-type="float">
            <text:p>25.25446</text:p>
          </table:table-cell>
          <table:table-cell office:value-type="string" calcext:value-type="string">
            <text:p>QSO</text:p>
          </table:table-cell>
          <table:table-cell office:value-type="float" office:value="0.707208" calcext:value-type="float">
            <text:p>0.7072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5024.79+015620.3</text:p>
          </table:table-cell>
          <table:table-cell office:value-type="float" office:value="177.60329" calcext:value-type="float">
            <text:p>177.60329</text:p>
          </table:table-cell>
          <table:table-cell office:value-type="float" office:value="1.93897" calcext:value-type="float">
            <text:p>1.93897</text:p>
          </table:table-cell>
          <table:table-cell office:value-type="string" calcext:value-type="string">
            <text:p>QSO</text:p>
          </table:table-cell>
          <table:table-cell office:value-type="float" office:value="0.705726" calcext:value-type="float">
            <text:p>0.705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41+476</text:p>
          </table:table-cell>
          <table:table-cell office:value-type="float" office:value="220.82734" calcext:value-type="float">
            <text:p>220.82734</text:p>
          </table:table-cell>
          <table:table-cell office:value-type="float" office:value="47.43242" calcext:value-type="float">
            <text:p>47.43242</text:p>
          </table:table-cell>
          <table:table-cell office:value-type="string" calcext:value-type="string">
            <text:p>QSO</text:p>
          </table:table-cell>
          <table:table-cell office:value-type="float" office:value="0.705472" calcext:value-type="float">
            <text:p>0.705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329.55+351228.5</text:p>
          </table:table-cell>
          <table:table-cell office:value-type="float" office:value="235.87313" calcext:value-type="float">
            <text:p>235.87313</text:p>
          </table:table-cell>
          <table:table-cell office:value-type="float" office:value="35.20794" calcext:value-type="float">
            <text:p>35.20794</text:p>
          </table:table-cell>
          <table:table-cell office:value-type="string" calcext:value-type="string">
            <text:p>QSO</text:p>
          </table:table-cell>
          <table:table-cell office:value-type="float" office:value="0.7033" calcext:value-type="float">
            <text:p>0.70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5800.70+264011.5</text:p>
          </table:table-cell>
          <table:table-cell office:value-type="float" office:value="149.50296" calcext:value-type="float">
            <text:p>149.50296</text:p>
          </table:table-cell>
          <table:table-cell office:value-type="float" office:value="26.66986" calcext:value-type="float">
            <text:p>26.66986</text:p>
          </table:table-cell>
          <table:table-cell office:value-type="string" calcext:value-type="string">
            <text:p>QSO</text:p>
          </table:table-cell>
          <table:table-cell office:value-type="float" office:value="0.70313" calcext:value-type="float">
            <text:p>0.70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137.22+483133.9</text:p>
          </table:table-cell>
          <table:table-cell office:value-type="float" office:value="122.9051" calcext:value-type="float">
            <text:p>122.9051</text:p>
          </table:table-cell>
          <table:table-cell office:value-type="float" office:value="48.52604" calcext:value-type="float">
            <text:p>48.52604</text:p>
          </table:table-cell>
          <table:table-cell office:value-type="string" calcext:value-type="string">
            <text:p>QSO</text:p>
          </table:table-cell>
          <table:table-cell office:value-type="float" office:value="0.702986" calcext:value-type="float">
            <text:p>0.702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719.09+153128.8</text:p>
          </table:table-cell>
          <table:table-cell office:value-type="float" office:value="146.82961" calcext:value-type="float">
            <text:p>146.82961</text:p>
          </table:table-cell>
          <table:table-cell office:value-type="float" office:value="15.52468" calcext:value-type="float">
            <text:p>15.52468</text:p>
          </table:table-cell>
          <table:table-cell office:value-type="string" calcext:value-type="string">
            <text:p>*</text:p>
          </table:table-cell>
          <table:table-cell office:value-type="float" office:value="0.702944" calcext:value-type="float">
            <text:p>0.702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552.37+150007.5</text:p>
          </table:table-cell>
          <table:table-cell office:value-type="float" office:value="158.96823" calcext:value-type="float">
            <text:p>158.96823</text:p>
          </table:table-cell>
          <table:table-cell office:value-type="float" office:value="15.00209" calcext:value-type="float">
            <text:p>15.00209</text:p>
          </table:table-cell>
          <table:table-cell office:value-type="string" calcext:value-type="string">
            <text:p>QSO</text:p>
          </table:table-cell>
          <table:table-cell office:value-type="float" office:value="0.7024" calcext:value-type="float">
            <text:p>0.70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9.26</text:p>
          </table:table-cell>
          <table:table-cell office:value-type="float" office:value="236.83808" calcext:value-type="float">
            <text:p>236.83808</text:p>
          </table:table-cell>
          <table:table-cell office:value-type="float" office:value="49.61828" calcext:value-type="float">
            <text:p>49.61828</text:p>
          </table:table-cell>
          <table:table-cell office:value-type="string" calcext:value-type="string">
            <text:p>QSO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0+095</text:p>
          </table:table-cell>
          <table:table-cell office:value-type="float" office:value="178.3023" calcext:value-type="float">
            <text:p>178.3023</text:p>
          </table:table-cell>
          <table:table-cell office:value-type="float" office:value="9.23397" calcext:value-type="float">
            <text:p>9.23397</text:p>
          </table:table-cell>
          <table:table-cell office:value-type="string" calcext:value-type="string">
            <text:p>QSO</text:p>
          </table:table-cell>
          <table:table-cell office:value-type="float" office:value="0.695929" calcext:value-type="float">
            <text:p>0.695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23+392</text:p>
          </table:table-cell>
          <table:table-cell office:value-type="float" office:value="141.76256" calcext:value-type="float">
            <text:p>141.76256</text:p>
          </table:table-cell>
          <table:table-cell office:value-type="float" office:value="39.03913" calcext:value-type="float">
            <text:p>39.03913</text:p>
          </table:table-cell>
          <table:table-cell office:value-type="string" calcext:value-type="string">
            <text:p>QSO</text:p>
          </table:table-cell>
          <table:table-cell office:value-type="float" office:value="0.695283" calcext:value-type="float">
            <text:p>0.695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939.75+175249.4</text:p>
          </table:table-cell>
          <table:table-cell office:value-type="float" office:value="147.41568" calcext:value-type="float">
            <text:p>147.41568</text:p>
          </table:table-cell>
          <table:table-cell office:value-type="float" office:value="17.88039" calcext:value-type="float">
            <text:p>17.88039</text:p>
          </table:table-cell>
          <table:table-cell office:value-type="string" calcext:value-type="string">
            <text:p>QSO</text:p>
          </table:table-cell>
          <table:table-cell office:value-type="float" office:value="0.694321" calcext:value-type="float">
            <text:p>0.694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2+272</text:p>
          </table:table-cell>
          <table:table-cell office:value-type="float" office:value="126.44747" calcext:value-type="float">
            <text:p>126.44747</text:p>
          </table:table-cell>
          <table:table-cell office:value-type="float" office:value="27.07278" calcext:value-type="float">
            <text:p>27.07278</text:p>
          </table:table-cell>
          <table:table-cell office:value-type="string" calcext:value-type="string">
            <text:p>QSO</text:p>
          </table:table-cell>
          <table:table-cell office:value-type="float" office:value="0.692981" calcext:value-type="float">
            <text:p>0.6929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045.2+255522</text:p>
          </table:table-cell>
          <table:table-cell office:value-type="float" office:value="157.68845" calcext:value-type="float">
            <text:p>157.68845</text:p>
          </table:table-cell>
          <table:table-cell office:value-type="float" office:value="25.92282" calcext:value-type="float">
            <text:p>25.92282</text:p>
          </table:table-cell>
          <table:table-cell office:value-type="string" calcext:value-type="string">
            <text:p>QSO</text:p>
          </table:table-cell>
          <table:table-cell office:value-type="float" office:value="0.691594" calcext:value-type="float">
            <text:p>0.691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3915.80+412833.7</text:p>
          </table:table-cell>
          <table:table-cell office:value-type="float" office:value="249.81587" calcext:value-type="float">
            <text:p>249.81587</text:p>
          </table:table-cell>
          <table:table-cell office:value-type="float" office:value="41.47603" calcext:value-type="float">
            <text:p>41.47603</text:p>
          </table:table-cell>
          <table:table-cell office:value-type="string" calcext:value-type="string">
            <text:p>QSO</text:p>
          </table:table-cell>
          <table:table-cell office:value-type="float" office:value="0.690402" calcext:value-type="float">
            <text:p>0.6904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07+433</text:p>
          </table:table-cell>
          <table:table-cell office:value-type="float" office:value="197.35636" calcext:value-type="float">
            <text:p>197.35636</text:p>
          </table:table-cell>
          <table:table-cell office:value-type="float" office:value="43.08488" calcext:value-type="float">
            <text:p>43.08488</text:p>
          </table:table-cell>
          <table:table-cell office:value-type="string" calcext:value-type="string">
            <text:p>QSO</text:p>
          </table:table-cell>
          <table:table-cell office:value-type="float" office:value="0.69" calcext:value-type="float">
            <text:p>0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2+071</text:p>
          </table:table-cell>
          <table:table-cell office:value-type="float" office:value="161.23296" calcext:value-type="float">
            <text:p>161.23296</text:p>
          </table:table-cell>
          <table:table-cell office:value-type="float" office:value="6.9273" calcext:value-type="float">
            <text:p>6.9273</text:p>
          </table:table-cell>
          <table:table-cell office:value-type="string" calcext:value-type="string">
            <text:p>QSO</text:p>
          </table:table-cell>
          <table:table-cell office:value-type="float" office:value="0.689628" calcext:value-type="float">
            <text:p>0.689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00+608</text:p>
          </table:table-cell>
          <table:table-cell office:value-type="float" office:value="121.10417" calcext:value-type="float">
            <text:p>121.10417</text:p>
          </table:table-cell>
          <table:table-cell office:value-type="float" office:value="60.66892" calcext:value-type="float">
            <text:p>60.66892</text:p>
          </table:table-cell>
          <table:table-cell office:value-type="string" calcext:value-type="string">
            <text:p>QSO</text:p>
          </table:table-cell>
          <table:table-cell office:value-type="float" office:value="0.689" calcext:value-type="float">
            <text:p>0.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2229.31+400643.6</text:p>
          </table:table-cell>
          <table:table-cell office:value-type="float" office:value="245.62223" calcext:value-type="float">
            <text:p>245.62223</text:p>
          </table:table-cell>
          <table:table-cell office:value-type="float" office:value="40.11206" calcext:value-type="float">
            <text:p>40.11206</text:p>
          </table:table-cell>
          <table:table-cell office:value-type="string" calcext:value-type="string">
            <text:p>QSO</text:p>
          </table:table-cell>
          <table:table-cell office:value-type="float" office:value="0.688455" calcext:value-type="float">
            <text:p>0.68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733.72+263716.0</text:p>
          </table:table-cell>
          <table:table-cell office:value-type="float" office:value="126.89056" calcext:value-type="float">
            <text:p>126.89056</text:p>
          </table:table-cell>
          <table:table-cell office:value-type="float" office:value="26.6211" calcext:value-type="float">
            <text:p>26.6211</text:p>
          </table:table-cell>
          <table:table-cell office:value-type="string" calcext:value-type="string">
            <text:p>QSO</text:p>
          </table:table-cell>
          <table:table-cell office:value-type="float" office:value="0.688069" calcext:value-type="float">
            <text:p>0.688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042.59+520215.6</text:p>
          </table:table-cell>
          <table:table-cell office:value-type="float" office:value="202.6775" calcext:value-type="float">
            <text:p>202.6775</text:p>
          </table:table-cell>
          <table:table-cell office:value-type="float" office:value="52.03763" calcext:value-type="float">
            <text:p>52.03763</text:p>
          </table:table-cell>
          <table:table-cell office:value-type="string" calcext:value-type="string">
            <text:p>G</text:p>
          </table:table-cell>
          <table:table-cell office:value-type="float" office:value="0.688" calcext:value-type="float">
            <text:p>0.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6.37</text:p>
          </table:table-cell>
          <table:table-cell office:value-type="float" office:value="186.1398" calcext:value-type="float">
            <text:p>186.1398</text:p>
          </table:table-cell>
          <table:table-cell office:value-type="float" office:value="26.221" calcext:value-type="float">
            <text:p>26.221</text:p>
          </table:table-cell>
          <table:table-cell office:value-type="string" calcext:value-type="string">
            <text:p>G</text:p>
          </table:table-cell>
          <table:table-cell office:value-type="float" office:value="0.687" calcext:value-type="float">
            <text:p>0.6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015.85+082612.5</text:p>
          </table:table-cell>
          <table:table-cell office:value-type="float" office:value="125.06606" calcext:value-type="float">
            <text:p>125.06606</text:p>
          </table:table-cell>
          <table:table-cell office:value-type="float" office:value="8.43686" calcext:value-type="float">
            <text:p>8.43686</text:p>
          </table:table-cell>
          <table:table-cell office:value-type="string" calcext:value-type="string">
            <text:p>QSO</text:p>
          </table:table-cell>
          <table:table-cell office:value-type="float" office:value="0.686" calcext:value-type="float">
            <text:p>0.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18+128</text:p>
          </table:table-cell>
          <table:table-cell office:value-type="float" office:value="170.37402" calcext:value-type="float">
            <text:p>170.37402</text:p>
          </table:table-cell>
          <table:table-cell office:value-type="float" office:value="12.60484" calcext:value-type="float">
            <text:p>12.60484</text:p>
          </table:table-cell>
          <table:table-cell office:value-type="string" calcext:value-type="string">
            <text:p>QSO</text:p>
          </table:table-cell>
          <table:table-cell office:value-type="float" office:value="0.683063" calcext:value-type="float">
            <text:p>0.6830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631.46+473755.9</text:p>
          </table:table-cell>
          <table:table-cell office:value-type="float" office:value="201.63103" calcext:value-type="float">
            <text:p>201.63103</text:p>
          </table:table-cell>
          <table:table-cell office:value-type="float" office:value="47.63219" calcext:value-type="float">
            <text:p>47.63219</text:p>
          </table:table-cell>
          <table:table-cell office:value-type="string" calcext:value-type="string">
            <text:p>QSO</text:p>
          </table:table-cell>
          <table:table-cell office:value-type="float" office:value="0.68265" calcext:value-type="float">
            <text:p>0.68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0+326</text:p>
          </table:table-cell>
          <table:table-cell office:value-type="float" office:value="215.62658" calcext:value-type="float">
            <text:p>215.62658</text:p>
          </table:table-cell>
          <table:table-cell office:value-type="float" office:value="32.38623" calcext:value-type="float">
            <text:p>32.38623</text:p>
          </table:table-cell>
          <table:table-cell office:value-type="string" calcext:value-type="string">
            <text:p>QSO</text:p>
          </table:table-cell>
          <table:table-cell office:value-type="float" office:value="0.681889" calcext:value-type="float">
            <text:p>0.681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07</text:p>
          </table:table-cell>
          <table:table-cell office:value-type="float" office:value="130.19828" calcext:value-type="float">
            <text:p>130.19828</text:p>
          </table:table-cell>
          <table:table-cell office:value-type="float" office:value="13.20655" calcext:value-type="float">
            <text:p>13.20655</text:p>
          </table:table-cell>
          <table:table-cell office:value-type="string" calcext:value-type="string">
            <text:p>QSO</text:p>
          </table:table-cell>
          <table:table-cell office:value-type="float" office:value="0.6808" calcext:value-type="float">
            <text:p>0.6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8+421</text:p>
          </table:table-cell>
          <table:table-cell office:value-type="float" office:value="157.93558" calcext:value-type="float">
            <text:p>157.93558</text:p>
          </table:table-cell>
          <table:table-cell office:value-type="float" office:value="41.9058" calcext:value-type="float">
            <text:p>41.9058</text:p>
          </table:table-cell>
          <table:table-cell office:value-type="string" calcext:value-type="string">
            <text:p>QSO</text:p>
          </table:table-cell>
          <table:table-cell office:value-type="float" office:value="0.680694" calcext:value-type="float">
            <text:p>0.6806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511.6+340625</text:p>
          </table:table-cell>
          <table:table-cell office:value-type="float" office:value="158.79858" calcext:value-type="float">
            <text:p>158.79858</text:p>
          </table:table-cell>
          <table:table-cell office:value-type="float" office:value="34.10703" calcext:value-type="float">
            <text:p>34.10703</text:p>
          </table:table-cell>
          <table:table-cell office:value-type="string" calcext:value-type="string">
            <text:p>QSO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25+206</text:p>
          </table:table-cell>
          <table:table-cell office:value-type="float" office:value="187.04718" calcext:value-type="float">
            <text:p>187.04718</text:p>
          </table:table-cell>
          <table:table-cell office:value-type="float" office:value="20.39661" calcext:value-type="float">
            <text:p>20.39661</text:p>
          </table:table-cell>
          <table:table-cell office:value-type="string" calcext:value-type="string">
            <text:p>QSO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628.00+374207.1</text:p>
          </table:table-cell>
          <table:table-cell office:value-type="float" office:value="234.11651" calcext:value-type="float">
            <text:p>234.11651</text:p>
          </table:table-cell>
          <table:table-cell office:value-type="float" office:value="37.70193" calcext:value-type="float">
            <text:p>37.70193</text:p>
          </table:table-cell>
          <table:table-cell office:value-type="string" calcext:value-type="string">
            <text:p>G</text:p>
          </table:table-cell>
          <table:table-cell office:value-type="float" office:value="0.679211" calcext:value-type="float">
            <text:p>0.679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038+528</text:p>
          </table:table-cell>
          <table:table-cell office:value-type="float" office:value="160.44492" calcext:value-type="float">
            <text:p>160.44492</text:p>
          </table:table-cell>
          <table:table-cell office:value-type="float" office:value="52.55784" calcext:value-type="float">
            <text:p>52.55784</text:p>
          </table:table-cell>
          <table:table-cell office:value-type="string" calcext:value-type="string">
            <text:p>QSO</text:p>
          </table:table-cell>
          <table:table-cell office:value-type="float" office:value="0.677998" calcext:value-type="float">
            <text:p>0.677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1.28</text:p>
          </table:table-cell>
          <table:table-cell office:value-type="float" office:value="221.61189" calcext:value-type="float">
            <text:p>221.61189</text:p>
          </table:table-cell>
          <table:table-cell office:value-type="float" office:value="41.55511" calcext:value-type="float">
            <text:p>41.55511</text:p>
          </table:table-cell>
          <table:table-cell office:value-type="string" calcext:value-type="string">
            <text:p>QSO</text:p>
          </table:table-cell>
          <table:table-cell office:value-type="float" office:value="0.675" calcext:value-type="float">
            <text:p>0.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039.59+312716.0</text:p>
          </table:table-cell>
          <table:table-cell office:value-type="float" office:value="227.66496" calcext:value-type="float">
            <text:p>227.66496</text:p>
          </table:table-cell>
          <table:table-cell office:value-type="float" office:value="31.45447" calcext:value-type="float">
            <text:p>31.45447</text:p>
          </table:table-cell>
          <table:table-cell office:value-type="string" calcext:value-type="string">
            <text:p>QSO</text:p>
          </table:table-cell>
          <table:table-cell office:value-type="float" office:value="0.6722" calcext:value-type="float">
            <text:p>0.67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0234.07+275626.0</text:p>
          </table:table-cell>
          <table:table-cell office:value-type="float" office:value="180.64194" calcext:value-type="float">
            <text:p>180.64194</text:p>
          </table:table-cell>
          <table:table-cell office:value-type="float" office:value="27.94054" calcext:value-type="float">
            <text:p>27.94054</text:p>
          </table:table-cell>
          <table:table-cell office:value-type="string" calcext:value-type="string">
            <text:p>QSO</text:p>
          </table:table-cell>
          <table:table-cell office:value-type="float" office:value="0.672153" calcext:value-type="float">
            <text:p>0.672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04+37</text:p>
          </table:table-cell>
          <table:table-cell office:value-type="float" office:value="226.53971" calcext:value-type="float">
            <text:p>226.53971</text:p>
          </table:table-cell>
          <table:table-cell office:value-type="float" office:value="37.5142" calcext:value-type="float">
            <text:p>37.5142</text:p>
          </table:table-cell>
          <table:table-cell office:value-type="string" calcext:value-type="string">
            <text:p>G</text:p>
          </table:table-cell>
          <table:table-cell office:value-type="float" office:value="0.6715" calcext:value-type="float">
            <text:p>0.6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16</text:p>
          </table:table-cell>
          <table:table-cell office:value-type="float" office:value="137.38957" calcext:value-type="float">
            <text:p>137.38957</text:p>
          </table:table-cell>
          <table:table-cell office:value-type="float" office:value="42.89625" calcext:value-type="float">
            <text:p>42.89625</text:p>
          </table:table-cell>
          <table:table-cell office:value-type="string" calcext:value-type="string">
            <text:p>QSO</text:p>
          </table:table-cell>
          <table:table-cell office:value-type="float" office:value="0.669915" calcext:value-type="float">
            <text:p>0.669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0+476</text:p>
          </table:table-cell>
          <table:table-cell office:value-type="float" office:value="203.18853" calcext:value-type="float">
            <text:p>203.18853</text:p>
          </table:table-cell>
          <table:table-cell office:value-type="float" office:value="47.37296" calcext:value-type="float">
            <text:p>47.37296</text:p>
          </table:table-cell>
          <table:table-cell office:value-type="string" calcext:value-type="string">
            <text:p>QSO</text:p>
          </table:table-cell>
          <table:table-cell office:value-type="float" office:value="0.669095" calcext:value-type="float">
            <text:p>0.6690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324.05+285651.0</text:p>
          </table:table-cell>
          <table:table-cell office:value-type="float" office:value="155.85019" calcext:value-type="float">
            <text:p>155.85019</text:p>
          </table:table-cell>
          <table:table-cell office:value-type="float" office:value="28.9475" calcext:value-type="float">
            <text:p>28.9475</text:p>
          </table:table-cell>
          <table:table-cell office:value-type="string" calcext:value-type="string">
            <text:p>QSO</text:p>
          </table:table-cell>
          <table:table-cell office:value-type="float" office:value="0.667572" calcext:value-type="float">
            <text:p>0.6675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33+108</text:p>
          </table:table-cell>
          <table:table-cell office:value-type="float" office:value="189.01883" calcext:value-type="float">
            <text:p>189.01883</text:p>
          </table:table-cell>
          <table:table-cell office:value-type="float" office:value="10.58035" calcext:value-type="float">
            <text:p>10.58035</text:p>
          </table:table-cell>
          <table:table-cell office:value-type="string" calcext:value-type="string">
            <text:p>QSO</text:p>
          </table:table-cell>
          <table:table-cell office:value-type="float" office:value="0.667091" calcext:value-type="float">
            <text:p>0.6670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409.49+043452.1</text:p>
          </table:table-cell>
          <table:table-cell office:value-type="float" office:value="216.03959" calcext:value-type="float">
            <text:p>216.03959</text:p>
          </table:table-cell>
          <table:table-cell office:value-type="float" office:value="4.58113" calcext:value-type="float">
            <text:p>4.58113</text:p>
          </table:table-cell>
          <table:table-cell office:value-type="string" calcext:value-type="string">
            <text:p>QSO</text:p>
          </table:table-cell>
          <table:table-cell office:value-type="float" office:value="0.6654" calcext:value-type="float">
            <text:p>0.6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2123.90+040644.3</text:p>
          </table:table-cell>
          <table:table-cell office:value-type="float" office:value="110.34963" calcext:value-type="float">
            <text:p>110.34963</text:p>
          </table:table-cell>
          <table:table-cell office:value-type="float" office:value="4.11228" calcext:value-type="float">
            <text:p>4.11228</text:p>
          </table:table-cell>
          <table:table-cell office:value-type="string" calcext:value-type="string">
            <text:p>VisS</text:p>
          </table:table-cell>
          <table:table-cell office:value-type="float" office:value="0.665" calcext:value-type="float">
            <text:p>0.6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2606.1+402432</text:p>
          </table:table-cell>
          <table:table-cell office:value-type="float" office:value="216.52581" calcext:value-type="float">
            <text:p>216.52581</text:p>
          </table:table-cell>
          <table:table-cell office:value-type="float" office:value="40.40889" calcext:value-type="float">
            <text:p>40.40889</text:p>
          </table:table-cell>
          <table:table-cell office:value-type="string" calcext:value-type="string">
            <text:p>QSO</text:p>
          </table:table-cell>
          <table:table-cell office:value-type="float" office:value="0.664427" calcext:value-type="float">
            <text:p>0.6644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29+39B</text:p>
          </table:table-cell>
          <table:table-cell office:value-type="float" office:value="113.33684" calcext:value-type="float">
            <text:p>113.33684</text:p>
          </table:table-cell>
          <table:table-cell office:value-type="float" office:value="39.08478" calcext:value-type="float">
            <text:p>39.08478</text:p>
          </table:table-cell>
          <table:table-cell office:value-type="string" calcext:value-type="string">
            <text:p>QSO</text:p>
          </table:table-cell>
          <table:table-cell office:value-type="float" office:value="0.664335" calcext:value-type="float">
            <text:p>0.664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1139.04+325238.9</text:p>
          </table:table-cell>
          <table:table-cell office:value-type="float" office:value="197.91269" calcext:value-type="float">
            <text:p>197.91269</text:p>
          </table:table-cell>
          <table:table-cell office:value-type="float" office:value="32.8775" calcext:value-type="float">
            <text:p>32.8775</text:p>
          </table:table-cell>
          <table:table-cell office:value-type="string" calcext:value-type="string">
            <text:p>QSO</text:p>
          </table:table-cell>
          <table:table-cell office:value-type="float" office:value="0.663016" calcext:value-type="float">
            <text:p>0.663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556.28+125348.8</text:p>
          </table:table-cell>
          <table:table-cell office:value-type="float" office:value="156.48452" calcext:value-type="float">
            <text:p>156.48452</text:p>
          </table:table-cell>
          <table:table-cell office:value-type="float" office:value="12.89695" calcext:value-type="float">
            <text:p>12.89695</text:p>
          </table:table-cell>
          <table:table-cell office:value-type="string" calcext:value-type="string">
            <text:p>QSO</text:p>
          </table:table-cell>
          <table:table-cell office:value-type="float" office:value="0.663" calcext:value-type="float">
            <text:p>0.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62.15</text:p>
          </table:table-cell>
          <table:table-cell office:value-type="float" office:value="165.47271" calcext:value-type="float">
            <text:p>165.47271</text:p>
          </table:table-cell>
          <table:table-cell office:value-type="float" office:value="62.69739" calcext:value-type="float">
            <text:p>62.69739</text:p>
          </table:table-cell>
          <table:table-cell office:value-type="string" calcext:value-type="string">
            <text:p>QSO</text:p>
          </table:table-cell>
          <table:table-cell office:value-type="float" office:value="0.663" calcext:value-type="float">
            <text:p>0.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5726.47+001542.4</text:p>
          </table:table-cell>
          <table:table-cell office:value-type="float" office:value="209.36029" calcext:value-type="float">
            <text:p>209.36029</text:p>
          </table:table-cell>
          <table:table-cell office:value-type="float" office:value="0.26178" calcext:value-type="float">
            <text:p>0.26178</text:p>
          </table:table-cell>
          <table:table-cell office:value-type="string" calcext:value-type="string">
            <text:p>QSO</text:p>
          </table:table-cell>
          <table:table-cell office:value-type="float" office:value="0.661433" calcext:value-type="float">
            <text:p>0.6614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4+399</text:p>
          </table:table-cell>
          <table:table-cell office:value-type="float" office:value="261.63609" calcext:value-type="float">
            <text:p>261.63609</text:p>
          </table:table-cell>
          <table:table-cell office:value-type="float" office:value="39.95063" calcext:value-type="float">
            <text:p>39.95063</text:p>
          </table:table-cell>
          <table:table-cell office:value-type="string" calcext:value-type="string">
            <text:p>QSO</text:p>
          </table:table-cell>
          <table:table-cell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7+193</text:p>
          </table:table-cell>
          <table:table-cell office:value-type="float" office:value="127.51365" calcext:value-type="float">
            <text:p>127.51365</text:p>
          </table:table-cell>
          <table:table-cell office:value-type="float" office:value="19.1773" calcext:value-type="float">
            <text:p>19.1773</text:p>
          </table:table-cell>
          <table:table-cell office:value-type="string" calcext:value-type="string">
            <text:p>QSO</text:p>
          </table:table-cell>
          <table:table-cell office:value-type="float" office:value="0.658" calcext:value-type="float">
            <text:p>0.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137.40+180723.2</text:p>
          </table:table-cell>
          <table:table-cell office:value-type="float" office:value="202.90585" calcext:value-type="float">
            <text:p>202.90585</text:p>
          </table:table-cell>
          <table:table-cell office:value-type="float" office:value="18.12313" calcext:value-type="float">
            <text:p>18.12313</text:p>
          </table:table-cell>
          <table:table-cell office:value-type="string" calcext:value-type="string">
            <text:p>G</text:p>
          </table:table-cell>
          <table:table-cell office:value-type="float" office:value="0.657804" calcext:value-type="float">
            <text:p>0.6578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200.03+311820.3</text:p>
          </table:table-cell>
          <table:table-cell office:value-type="float" office:value="215.50008" calcext:value-type="float">
            <text:p>215.50008</text:p>
          </table:table-cell>
          <table:table-cell office:value-type="float" office:value="31.30563" calcext:value-type="float">
            <text:p>31.30563</text:p>
          </table:table-cell>
          <table:table-cell office:value-type="string" calcext:value-type="string">
            <text:p>G</text:p>
          </table:table-cell>
          <table:table-cell office:value-type="float" office:value="0.6578" calcext:value-type="float">
            <text:p>0.6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431.01+360718.0</text:p>
          </table:table-cell>
          <table:table-cell office:value-type="float" office:value="121.12927" calcext:value-type="float">
            <text:p>121.12927</text:p>
          </table:table-cell>
          <table:table-cell office:value-type="float" office:value="36.12169" calcext:value-type="float">
            <text:p>36.12169</text:p>
          </table:table-cell>
          <table:table-cell office:value-type="string" calcext:value-type="string">
            <text:p>QSO</text:p>
          </table:table-cell>
          <table:table-cell office:value-type="float" office:value="0.656542" calcext:value-type="float">
            <text:p>0.656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226.42+051951.1</text:p>
          </table:table-cell>
          <table:table-cell office:value-type="float" office:value="125.61017" calcext:value-type="float">
            <text:p>125.61017</text:p>
          </table:table-cell>
          <table:table-cell office:value-type="float" office:value="5.33053" calcext:value-type="float">
            <text:p>5.33053</text:p>
          </table:table-cell>
          <table:table-cell office:value-type="string" calcext:value-type="string">
            <text:p>RadioS</text:p>
          </table:table-cell>
          <table:table-cell office:value-type="float" office:value="0.654104" calcext:value-type="float">
            <text:p>0.654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1548.80+090354.8</text:p>
          </table:table-cell>
          <table:table-cell office:value-type="float" office:value="213.95337" calcext:value-type="float">
            <text:p>213.95337</text:p>
          </table:table-cell>
          <table:table-cell office:value-type="float" office:value="9.06519" calcext:value-type="float">
            <text:p>9.06519</text:p>
          </table:table-cell>
          <table:table-cell office:value-type="string" calcext:value-type="string">
            <text:p>G</text:p>
          </table:table-cell>
          <table:table-cell office:value-type="float" office:value="0.654" calcext:value-type="float">
            <text:p>0.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435.03+072024.2</text:p>
          </table:table-cell>
          <table:table-cell office:value-type="float" office:value="133.64598" calcext:value-type="float">
            <text:p>133.64598</text:p>
          </table:table-cell>
          <table:table-cell office:value-type="float" office:value="7.34003" calcext:value-type="float">
            <text:p>7.34003</text:p>
          </table:table-cell>
          <table:table-cell office:value-type="string" calcext:value-type="string">
            <text:p>QSO</text:p>
          </table:table-cell>
          <table:table-cell office:value-type="float" office:value="0.653751" calcext:value-type="float">
            <text:p>0.6537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3+242</text:p>
          </table:table-cell>
          <table:table-cell office:value-type="float" office:value="216.46132" calcext:value-type="float">
            <text:p>216.46132</text:p>
          </table:table-cell>
          <table:table-cell office:value-type="float" office:value="24.06761" calcext:value-type="float">
            <text:p>24.06761</text:p>
          </table:table-cell>
          <table:table-cell office:value-type="string" calcext:value-type="string">
            <text:p>QSO</text:p>
          </table:table-cell>
          <table:table-cell office:value-type="float" office:value="0.653036" calcext:value-type="float">
            <text:p>0.6530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51+31</text:p>
          </table:table-cell>
          <table:table-cell office:value-type="float" office:value="253.40547" calcext:value-type="float">
            <text:p>253.40547</text:p>
          </table:table-cell>
          <table:table-cell office:value-type="float" office:value="31.25766" calcext:value-type="float">
            <text:p>31.25766</text:p>
          </table:table-cell>
          <table:table-cell office:value-type="string" calcext:value-type="string">
            <text:p>VisS</text:p>
          </table:table-cell>
          <table:table-cell office:value-type="float" office:value="0.652299" calcext:value-type="float">
            <text:p>0.652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855.92+160954.9</text:p>
          </table:table-cell>
          <table:table-cell office:value-type="float" office:value="137.23302" calcext:value-type="float">
            <text:p>137.23302</text:p>
          </table:table-cell>
          <table:table-cell office:value-type="float" office:value="16.16521" calcext:value-type="float">
            <text:p>16.16521</text:p>
          </table:table-cell>
          <table:table-cell office:value-type="string" calcext:value-type="string">
            <text:p>QSO</text:p>
          </table:table-cell>
          <table:table-cell office:value-type="float" office:value="0.652" calcext:value-type="float">
            <text:p>0.6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1902.32+322637.2</text:p>
          </table:table-cell>
          <table:table-cell office:value-type="float" office:value="124.7597" calcext:value-type="float">
            <text:p>124.7597</text:p>
          </table:table-cell>
          <table:table-cell office:value-type="float" office:value="32.44367" calcext:value-type="float">
            <text:p>32.44367</text:p>
          </table:table-cell>
          <table:table-cell office:value-type="string" calcext:value-type="string">
            <text:p>QSO</text:p>
          </table:table-cell>
          <table:table-cell office:value-type="float" office:value="0.649787" calcext:value-type="float">
            <text:p>0.649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32+022</text:p>
          </table:table-cell>
          <table:table-cell office:value-type="float" office:value="143.82581" calcext:value-type="float">
            <text:p>143.82581</text:p>
          </table:table-cell>
          <table:table-cell office:value-type="float" office:value="2.07098" calcext:value-type="float">
            <text:p>2.07098</text:p>
          </table:table-cell>
          <table:table-cell office:value-type="string" calcext:value-type="string">
            <text:p>QSO</text:p>
          </table:table-cell>
          <table:table-cell office:value-type="float" office:value="0.649117" calcext:value-type="float">
            <text:p>0.6491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0822.13+011559.7</text:p>
          </table:table-cell>
          <table:table-cell office:value-type="float" office:value="167.09226" calcext:value-type="float">
            <text:p>167.09226</text:p>
          </table:table-cell>
          <table:table-cell office:value-type="float" office:value="1.26662" calcext:value-type="float">
            <text:p>1.26662</text:p>
          </table:table-cell>
          <table:table-cell office:value-type="string" calcext:value-type="string">
            <text:p>QSO</text:p>
          </table:table-cell>
          <table:table-cell office:value-type="float" office:value="0.648643" calcext:value-type="float">
            <text:p>0.648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5+464</text:p>
          </table:table-cell>
          <table:table-cell office:value-type="float" office:value="149.57315" calcext:value-type="float">
            <text:p>149.57315</text:p>
          </table:table-cell>
          <table:table-cell office:value-type="float" office:value="46.1442" calcext:value-type="float">
            <text:p>46.1442</text:p>
          </table:table-cell>
          <table:table-cell office:value-type="string" calcext:value-type="string">
            <text:p>QSO</text:p>
          </table:table-cell>
          <table:table-cell office:value-type="float" office:value="0.648" calcext:value-type="float">
            <text:p>0.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05+456</text:p>
          </table:table-cell>
          <table:table-cell office:value-type="float" office:value="256.82397" calcext:value-type="float">
            <text:p>256.82397</text:p>
          </table:table-cell>
          <table:table-cell office:value-type="float" office:value="45.60293" calcext:value-type="float">
            <text:p>45.60293</text:p>
          </table:table-cell>
          <table:table-cell office:value-type="string" calcext:value-type="string">
            <text:p>QSO</text:p>
          </table:table-cell>
          <table:table-cell office:value-type="float" office:value="0.648" calcext:value-type="float">
            <text:p>0.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00+2830</text:p>
          </table:table-cell>
          <table:table-cell office:value-type="float" office:value="195.11886" calcext:value-type="float">
            <text:p>195.11886</text:p>
          </table:table-cell>
          <table:table-cell office:value-type="float" office:value="28.50283" calcext:value-type="float">
            <text:p>28.50283</text:p>
          </table:table-cell>
          <table:table-cell office:value-type="string" calcext:value-type="string">
            <text:p>QSO</text:p>
          </table:table-cell>
          <table:table-cell office:value-type="float" office:value="0.647085" calcext:value-type="float">
            <text:p>0.647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506.51+483435.0</text:p>
          </table:table-cell>
          <table:table-cell office:value-type="float" office:value="186.27711" calcext:value-type="float">
            <text:p>186.27711</text:p>
          </table:table-cell>
          <table:table-cell office:value-type="float" office:value="48.57644" calcext:value-type="float">
            <text:p>48.57644</text:p>
          </table:table-cell>
          <table:table-cell office:value-type="string" calcext:value-type="string">
            <text:p>QSO</text:p>
          </table:table-cell>
          <table:table-cell office:value-type="float" office:value="0.646553" calcext:value-type="float">
            <text:p>0.646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0621.68+124533.0</text:p>
          </table:table-cell>
          <table:table-cell office:value-type="float" office:value="151.59041" calcext:value-type="float">
            <text:p>151.59041</text:p>
          </table:table-cell>
          <table:table-cell office:value-type="float" office:value="12.75918" calcext:value-type="float">
            <text:p>12.75918</text:p>
          </table:table-cell>
          <table:table-cell office:value-type="string" calcext:value-type="string">
            <text:p>QSO</text:p>
          </table:table-cell>
          <table:table-cell office:value-type="float" office:value="0.646449" calcext:value-type="float">
            <text:p>0.6464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5958.4+333701</text:p>
          </table:table-cell>
          <table:table-cell office:value-type="float" office:value="224.99348" calcext:value-type="float">
            <text:p>224.99348</text:p>
          </table:table-cell>
          <table:table-cell office:value-type="float" office:value="33.61716" calcext:value-type="float">
            <text:p>33.61716</text:p>
          </table:table-cell>
          <table:table-cell office:value-type="string" calcext:value-type="string">
            <text:p>QSO</text:p>
          </table:table-cell>
          <table:table-cell office:value-type="float" office:value="0.64448" calcext:value-type="float">
            <text:p>0.64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925.91+011707.2</text:p>
          </table:table-cell>
          <table:table-cell office:value-type="float" office:value="144.858" calcext:value-type="float">
            <text:p>144.858</text:p>
          </table:table-cell>
          <table:table-cell office:value-type="float" office:value="1.28533" calcext:value-type="float">
            <text:p>1.28533</text:p>
          </table:table-cell>
          <table:table-cell office:value-type="string" calcext:value-type="string">
            <text:p>QSO</text:p>
          </table:table-cell>
          <table:table-cell office:value-type="float" office:value="0.644338" calcext:value-type="float">
            <text:p>0.644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2008.3+343121</text:p>
          </table:table-cell>
          <table:table-cell office:value-type="float" office:value="185.03456" calcext:value-type="float">
            <text:p>185.03456</text:p>
          </table:table-cell>
          <table:table-cell office:value-type="float" office:value="34.52271" calcext:value-type="float">
            <text:p>34.52271</text:p>
          </table:table-cell>
          <table:table-cell office:value-type="string" calcext:value-type="string">
            <text:p>QSO</text:p>
          </table:table-cell>
          <table:table-cell office:value-type="float" office:value="0.643" calcext:value-type="float">
            <text:p>0.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4807.74+005543.4</text:p>
          </table:table-cell>
          <table:table-cell office:value-type="float" office:value="162.03227" calcext:value-type="float">
            <text:p>162.03227</text:p>
          </table:table-cell>
          <table:table-cell office:value-type="float" office:value="0.92874" calcext:value-type="float">
            <text:p>0.92874</text:p>
          </table:table-cell>
          <table:table-cell office:value-type="string" calcext:value-type="string">
            <text:p>QSO</text:p>
          </table:table-cell>
          <table:table-cell office:value-type="float" office:value="0.640855" calcext:value-type="float">
            <text:p>0.640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42+468</text:p>
          </table:table-cell>
          <table:table-cell office:value-type="float" office:value="146.42539" calcext:value-type="float">
            <text:p>146.42539</text:p>
          </table:table-cell>
          <table:table-cell office:value-type="float" office:value="46.61405" calcext:value-type="float">
            <text:p>46.61405</text:p>
          </table:table-cell>
          <table:table-cell office:value-type="string" calcext:value-type="string">
            <text:p>G</text:p>
          </table:table-cell>
          <table:table-cell office:value-type="float" office:value="0.639" calcext:value-type="float">
            <text:p>0.6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39+37</text:p>
          </table:table-cell>
          <table:table-cell office:value-type="float" office:value="250.3899" calcext:value-type="float">
            <text:p>250.3899</text:p>
          </table:table-cell>
          <table:table-cell office:value-type="float" office:value="37.62969" calcext:value-type="float">
            <text:p>37.62969</text:p>
          </table:table-cell>
          <table:table-cell office:value-type="string" calcext:value-type="string">
            <text:p>G</text:p>
          </table:table-cell>
          <table:table-cell office:value-type="float" office:value="0.638174" calcext:value-type="float">
            <text:p>0.638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10+39</text:p>
          </table:table-cell>
          <table:table-cell office:value-type="float" office:value="138.46841" calcext:value-type="float">
            <text:p>138.46841</text:p>
          </table:table-cell>
          <table:table-cell office:value-type="float" office:value="39.0367" calcext:value-type="float">
            <text:p>39.0367</text:p>
          </table:table-cell>
          <table:table-cell office:value-type="string" calcext:value-type="string">
            <text:p>QSO</text:p>
          </table:table-cell>
          <table:table-cell office:value-type="float" office:value="0.638" calcext:value-type="float">
            <text:p>0.6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29+405</text:p>
          </table:table-cell>
          <table:table-cell office:value-type="float" office:value="187.91696" calcext:value-type="float">
            <text:p>187.91696</text:p>
          </table:table-cell>
          <table:table-cell office:value-type="float" office:value="40.29156" calcext:value-type="float">
            <text:p>40.29156</text:p>
          </table:table-cell>
          <table:table-cell office:value-type="string" calcext:value-type="string">
            <text:p>QSO</text:p>
          </table:table-cell>
          <table:table-cell office:value-type="float" office:value="0.637947" calcext:value-type="float">
            <text:p>0.637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154.87+604426.1</text:p>
          </table:table-cell>
          <table:table-cell office:value-type="float" office:value="182.97858" calcext:value-type="float">
            <text:p>182.97858</text:p>
          </table:table-cell>
          <table:table-cell office:value-type="float" office:value="60.74058" calcext:value-type="float">
            <text:p>60.74058</text:p>
          </table:table-cell>
          <table:table-cell office:value-type="string" calcext:value-type="string">
            <text:p>QSO</text:p>
          </table:table-cell>
          <table:table-cell office:value-type="float" office:value="0.636787" calcext:value-type="float">
            <text:p>0.636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013.47+262656.6</text:p>
          </table:table-cell>
          <table:table-cell office:value-type="float" office:value="145.05613" calcext:value-type="float">
            <text:p>145.05613</text:p>
          </table:table-cell>
          <table:table-cell office:value-type="float" office:value="26.44906" calcext:value-type="float">
            <text:p>26.44906</text:p>
          </table:table-cell>
          <table:table-cell office:value-type="string" calcext:value-type="string">
            <text:p>QSO</text:p>
          </table:table-cell>
          <table:table-cell office:value-type="float" office:value="0.635669" calcext:value-type="float">
            <text:p>0.635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2746.71+584927.8</text:p>
          </table:table-cell>
          <table:table-cell office:value-type="float" office:value="231.94467" calcext:value-type="float">
            <text:p>231.94467</text:p>
          </table:table-cell>
          <table:table-cell office:value-type="float" office:value="58.82444" calcext:value-type="float">
            <text:p>58.82444</text:p>
          </table:table-cell>
          <table:table-cell office:value-type="string" calcext:value-type="string">
            <text:p>QSO</text:p>
          </table:table-cell>
          <table:table-cell office:value-type="float" office:value="0.635598" calcext:value-type="float">
            <text:p>0.6355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418.01+083626.6</text:p>
          </table:table-cell>
          <table:table-cell office:value-type="float" office:value="158.57504" calcext:value-type="float">
            <text:p>158.57504</text:p>
          </table:table-cell>
          <table:table-cell office:value-type="float" office:value="8.60742" calcext:value-type="float">
            <text:p>8.60742</text:p>
          </table:table-cell>
          <table:table-cell office:value-type="string" calcext:value-type="string">
            <text:p>QSO</text:p>
          </table:table-cell>
          <table:table-cell office:value-type="float" office:value="0.632882" calcext:value-type="float">
            <text:p>0.632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734.78+501638.2</text:p>
          </table:table-cell>
          <table:table-cell office:value-type="float" office:value="139.39496" calcext:value-type="float">
            <text:p>139.39496</text:p>
          </table:table-cell>
          <table:table-cell office:value-type="float" office:value="50.27729" calcext:value-type="float">
            <text:p>50.27729</text:p>
          </table:table-cell>
          <table:table-cell office:value-type="string" calcext:value-type="string">
            <text:p>QSO</text:p>
          </table:table-cell>
          <table:table-cell office:value-type="float" office:value="0.632558" calcext:value-type="float">
            <text:p>0.6325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110.6+311200</text:p>
          </table:table-cell>
          <table:table-cell office:value-type="float" office:value="115.2946" calcext:value-type="float">
            <text:p>115.2946</text:p>
          </table:table-cell>
          <table:table-cell office:value-type="float" office:value="31.20006" calcext:value-type="float">
            <text:p>31.20006</text:p>
          </table:table-cell>
          <table:table-cell office:value-type="string" calcext:value-type="string">
            <text:p>QSO</text:p>
          </table:table-cell>
          <table:table-cell office:value-type="float" office:value="0.631955" calcext:value-type="float">
            <text:p>0.631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424.07+073053.2</text:p>
          </table:table-cell>
          <table:table-cell office:value-type="float" office:value="166.1003" calcext:value-type="float">
            <text:p>166.1003</text:p>
          </table:table-cell>
          <table:table-cell office:value-type="float" office:value="7.51477" calcext:value-type="float">
            <text:p>7.51477</text:p>
          </table:table-cell>
          <table:table-cell office:value-type="string" calcext:value-type="string">
            <text:p>QSO</text:p>
          </table:table-cell>
          <table:table-cell office:value-type="float" office:value="0.630348" calcext:value-type="float">
            <text:p>0.630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04+167</text:p>
          </table:table-cell>
          <table:table-cell office:value-type="float" office:value="166.8127" calcext:value-type="float">
            <text:p>166.8127</text:p>
          </table:table-cell>
          <table:table-cell office:value-type="float" office:value="16.46729" calcext:value-type="float">
            <text:p>16.46729</text:p>
          </table:table-cell>
          <table:table-cell office:value-type="string" calcext:value-type="string">
            <text:p>QSO</text:p>
          </table:table-cell>
          <table:table-cell office:value-type="float" office:value="0.630131" calcext:value-type="float">
            <text:p>0.6301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0+31A</text:p>
          </table:table-cell>
          <table:table-cell office:value-type="float" office:value="140.78082" calcext:value-type="float">
            <text:p>140.78082</text:p>
          </table:table-cell>
          <table:table-cell office:value-type="float" office:value="30.99069" calcext:value-type="float">
            <text:p>30.99069</text:p>
          </table:table-cell>
          <table:table-cell office:value-type="string" calcext:value-type="string">
            <text:p>QSO</text:p>
          </table:table-cell>
          <table:table-cell office:value-type="float" office:value="0.629224" calcext:value-type="float">
            <text:p>0.629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6+40</text:p>
          </table:table-cell>
          <table:table-cell office:value-type="float" office:value="242.09232" calcext:value-type="float">
            <text:p>242.09232</text:p>
          </table:table-cell>
          <table:table-cell office:value-type="float" office:value="40.20495" calcext:value-type="float">
            <text:p>40.20495</text:p>
          </table:table-cell>
          <table:table-cell office:value-type="string" calcext:value-type="string">
            <text:p>QSO</text:p>
          </table:table-cell>
          <table:table-cell office:value-type="float" office:value="0.628143" calcext:value-type="float">
            <text:p>0.628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22+155</text:p>
          </table:table-cell>
          <table:table-cell office:value-type="float" office:value="231.17338" calcext:value-type="float">
            <text:p>231.17338</text:p>
          </table:table-cell>
          <table:table-cell office:value-type="float" office:value="15.35585" calcext:value-type="float">
            <text:p>15.35585</text:p>
          </table:table-cell>
          <table:table-cell office:value-type="string" calcext:value-type="string">
            <text:p>QSO</text:p>
          </table:table-cell>
          <table:table-cell office:value-type="float" office:value="0.628" calcext:value-type="float">
            <text:p>0.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133.25+211101.5</text:p>
          </table:table-cell>
          <table:table-cell office:value-type="float" office:value="260.38854" calcext:value-type="float">
            <text:p>260.38854</text:p>
          </table:table-cell>
          <table:table-cell office:value-type="float" office:value="21.18389" calcext:value-type="float">
            <text:p>21.18389</text:p>
          </table:table-cell>
          <table:table-cell office:value-type="string" calcext:value-type="string">
            <text:p>G</text:p>
          </table:table-cell>
          <table:table-cell office:value-type="float" office:value="0.628" calcext:value-type="float">
            <text:p>0.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528.89+193946.7</text:p>
          </table:table-cell>
          <table:table-cell office:value-type="float" office:value="198.87036" calcext:value-type="float">
            <text:p>198.87036</text:p>
          </table:table-cell>
          <table:table-cell office:value-type="float" office:value="19.66297" calcext:value-type="float">
            <text:p>19.66297</text:p>
          </table:table-cell>
          <table:table-cell office:value-type="string" calcext:value-type="string">
            <text:p>QSO</text:p>
          </table:table-cell>
          <table:table-cell office:value-type="float" office:value="0.6276" calcext:value-type="float">
            <text:p>0.6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51+097</text:p>
          </table:table-cell>
          <table:table-cell office:value-type="float" office:value="223.47461" calcext:value-type="float">
            <text:p>223.47461</text:p>
          </table:table-cell>
          <table:table-cell office:value-type="float" office:value="9.57312" calcext:value-type="float">
            <text:p>9.57312</text:p>
          </table:table-cell>
          <table:table-cell office:value-type="string" calcext:value-type="string">
            <text:p>QSO</text:p>
          </table:table-cell>
          <table:table-cell office:value-type="float" office:value="0.627217" calcext:value-type="float">
            <text:p>0.6272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8.42</text:p>
          </table:table-cell>
          <table:table-cell office:value-type="float" office:value="217.74585" calcext:value-type="float">
            <text:p>217.74585</text:p>
          </table:table-cell>
          <table:table-cell office:value-type="float" office:value="8.39499" calcext:value-type="float">
            <text:p>8.39499</text:p>
          </table:table-cell>
          <table:table-cell office:value-type="string" calcext:value-type="string">
            <text:p>QSO</text:p>
          </table:table-cell>
          <table:table-cell office:value-type="float" office:value="0.627" calcext:value-type="float">
            <text:p>0.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906+546</text:p>
          </table:table-cell>
          <table:table-cell office:value-type="float" office:value="137.54629" calcext:value-type="float">
            <text:p>137.54629</text:p>
          </table:table-cell>
          <table:table-cell office:value-type="float" office:value="54.45639" calcext:value-type="float">
            <text:p>54.45639</text:p>
          </table:table-cell>
          <table:table-cell office:value-type="string" calcext:value-type="string">
            <text:p>QSO</text:p>
          </table:table-cell>
          <table:table-cell office:value-type="float" office:value="0.625" calcext:value-type="float">
            <text:p>0.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23+39</text:p>
          </table:table-cell>
          <table:table-cell office:value-type="float" office:value="186.4607" calcext:value-type="float">
            <text:p>186.4607</text:p>
          </table:table-cell>
          <table:table-cell office:value-type="float" office:value="39.23963" calcext:value-type="float">
            <text:p>39.23963</text:p>
          </table:table-cell>
          <table:table-cell office:value-type="string" calcext:value-type="string">
            <text:p>QSO</text:p>
          </table:table-cell>
          <table:table-cell office:value-type="float" office:value="0.623" calcext:value-type="float">
            <text:p>0.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5648.23+601216.5</text:p>
          </table:table-cell>
          <table:table-cell office:value-type="float" office:value="254.20102" calcext:value-type="float">
            <text:p>254.20102</text:p>
          </table:table-cell>
          <table:table-cell office:value-type="float" office:value="60.20457" calcext:value-type="float">
            <text:p>60.20457</text:p>
          </table:table-cell>
          <table:table-cell office:value-type="string" calcext:value-type="string">
            <text:p>QSO</text:p>
          </table:table-cell>
          <table:table-cell office:value-type="float" office:value="0.623" calcext:value-type="float">
            <text:p>0.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526.68+593453.4</text:p>
          </table:table-cell>
          <table:table-cell office:value-type="float" office:value="228.86115" calcext:value-type="float">
            <text:p>228.86115</text:p>
          </table:table-cell>
          <table:table-cell office:value-type="float" office:value="59.5814" calcext:value-type="float">
            <text:p>59.5814</text:p>
          </table:table-cell>
          <table:table-cell office:value-type="string" calcext:value-type="string">
            <text:p>QSO</text:p>
          </table:table-cell>
          <table:table-cell office:value-type="float" office:value="0.622729" calcext:value-type="float">
            <text:p>0.6227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4+431</text:p>
          </table:table-cell>
          <table:table-cell office:value-type="float" office:value="156.85492" calcext:value-type="float">
            <text:p>156.85492</text:p>
          </table:table-cell>
          <table:table-cell office:value-type="float" office:value="42.86707" calcext:value-type="float">
            <text:p>42.86707</text:p>
          </table:table-cell>
          <table:table-cell office:value-type="string" calcext:value-type="string">
            <text:p>QSO</text:p>
          </table:table-cell>
          <table:table-cell office:value-type="float" office:value="0.622073" calcext:value-type="float">
            <text:p>0.6220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9+399</text:p>
          </table:table-cell>
          <table:table-cell office:value-type="float" office:value="215.35699" calcext:value-type="float">
            <text:p>215.35699</text:p>
          </table:table-cell>
          <table:table-cell office:value-type="float" office:value="39.72469" calcext:value-type="float">
            <text:p>39.72469</text:p>
          </table:table-cell>
          <table:table-cell office:value-type="string" calcext:value-type="string">
            <text:p>QSO</text:p>
          </table:table-cell>
          <table:table-cell office:value-type="float" office:value="0.621858" calcext:value-type="float">
            <text:p>0.6218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031.51+072812.9</text:p>
          </table:table-cell>
          <table:table-cell office:value-type="float" office:value="170.13127" calcext:value-type="float">
            <text:p>170.13127</text:p>
          </table:table-cell>
          <table:table-cell office:value-type="float" office:value="7.47026" calcext:value-type="float">
            <text:p>7.47026</text:p>
          </table:table-cell>
          <table:table-cell office:value-type="string" calcext:value-type="string">
            <text:p>QSO</text:p>
          </table:table-cell>
          <table:table-cell office:value-type="float" office:value="0.621743" calcext:value-type="float">
            <text:p>0.6217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5+077</text:p>
          </table:table-cell>
          <table:table-cell office:value-type="float" office:value="254.53755" calcext:value-type="float">
            <text:p>254.53755</text:p>
          </table:table-cell>
          <table:table-cell office:value-type="float" office:value="7.69098" calcext:value-type="float">
            <text:p>7.69098</text:p>
          </table:table-cell>
          <table:table-cell office:value-type="string" calcext:value-type="string">
            <text:p>QSO</text:p>
          </table:table-cell>
          <table:table-cell office:value-type="float" office:value="0.621" calcext:value-type="float">
            <text:p>0.6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4649.99+064149.1</text:p>
          </table:table-cell>
          <table:table-cell office:value-type="float" office:value="131.70837" calcext:value-type="float">
            <text:p>131.70837</text:p>
          </table:table-cell>
          <table:table-cell office:value-type="float" office:value="6.69694" calcext:value-type="float">
            <text:p>6.69694</text:p>
          </table:table-cell>
          <table:table-cell office:value-type="string" calcext:value-type="string">
            <text:p>QSO</text:p>
          </table:table-cell>
          <table:table-cell office:value-type="float" office:value="0.617041" calcext:value-type="float">
            <text:p>0.6170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343.01+630139.5</text:p>
          </table:table-cell>
          <table:table-cell office:value-type="float" office:value="190.92923" calcext:value-type="float">
            <text:p>190.92923</text:p>
          </table:table-cell>
          <table:table-cell office:value-type="float" office:value="63.02759" calcext:value-type="float">
            <text:p>63.02759</text:p>
          </table:table-cell>
          <table:table-cell office:value-type="string" calcext:value-type="string">
            <text:p>QSO</text:p>
          </table:table-cell>
          <table:table-cell office:value-type="float" office:value="0.617033" calcext:value-type="float">
            <text:p>0.6170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943.81+155233.1</text:p>
          </table:table-cell>
          <table:table-cell office:value-type="float" office:value="134.9325" calcext:value-type="float">
            <text:p>134.9325</text:p>
          </table:table-cell>
          <table:table-cell office:value-type="float" office:value="15.87579" calcext:value-type="float">
            <text:p>15.87579</text:p>
          </table:table-cell>
          <table:table-cell office:value-type="string" calcext:value-type="string">
            <text:p>QSO</text:p>
          </table:table-cell>
          <table:table-cell office:value-type="float" office:value="0.6165" calcext:value-type="float">
            <text:p>0.6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28+35A</text:p>
          </table:table-cell>
          <table:table-cell office:value-type="float" office:value="187.63777" calcext:value-type="float">
            <text:p>187.63777</text:p>
          </table:table-cell>
          <table:table-cell office:value-type="float" office:value="35.68164" calcext:value-type="float">
            <text:p>35.68164</text:p>
          </table:table-cell>
          <table:table-cell office:value-type="string" calcext:value-type="string">
            <text:p>QSO</text:p>
          </table:table-cell>
          <table:table-cell office:value-type="float" office:value="0.616365" calcext:value-type="float">
            <text:p>0.616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37+391</text:p>
          </table:table-cell>
          <table:table-cell office:value-type="float" office:value="145.26668" calcext:value-type="float">
            <text:p>145.26668</text:p>
          </table:table-cell>
          <table:table-cell office:value-type="float" office:value="38.8975" calcext:value-type="float">
            <text:p>38.8975</text:p>
          </table:table-cell>
          <table:table-cell office:value-type="string" calcext:value-type="string">
            <text:p>QSO</text:p>
          </table:table-cell>
          <table:table-cell office:value-type="float" office:value="0.616066" calcext:value-type="float">
            <text:p>0.616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42+25A</text:p>
          </table:table-cell>
          <table:table-cell office:value-type="float" office:value="251.03871" calcext:value-type="float">
            <text:p>251.03871</text:p>
          </table:table-cell>
          <table:table-cell office:value-type="float" office:value="25.85805" calcext:value-type="float">
            <text:p>25.85805</text:p>
          </table:table-cell>
          <table:table-cell office:value-type="string" calcext:value-type="string">
            <text:p>QSO</text:p>
          </table:table-cell>
          <table:table-cell office:value-type="float" office:value="0.6155" calcext:value-type="float">
            <text:p>0.6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34+3005</text:p>
          </table:table-cell>
          <table:table-cell office:value-type="float" office:value="173.72704" calcext:value-type="float">
            <text:p>173.72704</text:p>
          </table:table-cell>
          <table:table-cell office:value-type="float" office:value="30.09064" calcext:value-type="float">
            <text:p>30.09064</text:p>
          </table:table-cell>
          <table:table-cell office:value-type="string" calcext:value-type="string">
            <text:p>QSO</text:p>
          </table:table-cell>
          <table:table-cell office:value-type="float" office:value="0.613287" calcext:value-type="float">
            <text:p>0.613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337.87+545823.9</text:p>
          </table:table-cell>
          <table:table-cell office:value-type="float" office:value="198.40772" calcext:value-type="float">
            <text:p>198.40772</text:p>
          </table:table-cell>
          <table:table-cell office:value-type="float" office:value="54.97331" calcext:value-type="float">
            <text:p>54.97331</text:p>
          </table:table-cell>
          <table:table-cell office:value-type="string" calcext:value-type="string">
            <text:p>QSO</text:p>
          </table:table-cell>
          <table:table-cell office:value-type="float" office:value="0.613" calcext:value-type="float">
            <text:p>0.6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451.42+353358.2</text:p>
          </table:table-cell>
          <table:table-cell office:value-type="float" office:value="188.71431" calcext:value-type="float">
            <text:p>188.71431</text:p>
          </table:table-cell>
          <table:table-cell office:value-type="float" office:value="35.56617" calcext:value-type="float">
            <text:p>35.56617</text:p>
          </table:table-cell>
          <table:table-cell office:value-type="string" calcext:value-type="string">
            <text:p>QSO</text:p>
          </table:table-cell>
          <table:table-cell office:value-type="float" office:value="0.61271" calcext:value-type="float">
            <text:p>0.61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027.5+413238</text:p>
          </table:table-cell>
          <table:table-cell office:value-type="float" office:value="152.6147" calcext:value-type="float">
            <text:p>152.6147</text:p>
          </table:table-cell>
          <table:table-cell office:value-type="float" office:value="41.54418" calcext:value-type="float">
            <text:p>41.54418</text:p>
          </table:table-cell>
          <table:table-cell office:value-type="string" calcext:value-type="string">
            <text:p>QSO</text:p>
          </table:table-cell>
          <table:table-cell office:value-type="float" office:value="0.612353" calcext:value-type="float">
            <text:p>0.6123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2438.9+405708</text:p>
          </table:table-cell>
          <table:table-cell office:value-type="float" office:value="126.16251" calcext:value-type="float">
            <text:p>126.16251</text:p>
          </table:table-cell>
          <table:table-cell office:value-type="float" office:value="40.95216" calcext:value-type="float">
            <text:p>40.95216</text:p>
          </table:table-cell>
          <table:table-cell office:value-type="string" calcext:value-type="string">
            <text:p>QSO</text:p>
          </table:table-cell>
          <table:table-cell office:value-type="float" office:value="0.612152" calcext:value-type="float">
            <text:p>0.612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39+442B</text:p>
          </table:table-cell>
          <table:table-cell office:value-type="float" office:value="190.58022" calcext:value-type="float">
            <text:p>190.58022</text:p>
          </table:table-cell>
          <table:table-cell office:value-type="float" office:value="43.93562" calcext:value-type="float">
            <text:p>43.93562</text:p>
          </table:table-cell>
          <table:table-cell office:value-type="string" calcext:value-type="string">
            <text:p>QSO</text:p>
          </table:table-cell>
          <table:table-cell office:value-type="float" office:value="0.611845" calcext:value-type="float">
            <text:p>0.611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06+573</text:p>
          </table:table-cell>
          <table:table-cell office:value-type="float" office:value="122.75254" calcext:value-type="float">
            <text:p>122.75254</text:p>
          </table:table-cell>
          <table:table-cell office:value-type="float" office:value="57.2368" calcext:value-type="float">
            <text:p>57.2368</text:p>
          </table:table-cell>
          <table:table-cell office:value-type="string" calcext:value-type="string">
            <text:p>QSO</text:p>
          </table:table-cell>
          <table:table-cell office:value-type="float" office:value="0.610764" calcext:value-type="float">
            <text:p>0.610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559.3+331334</text:p>
          </table:table-cell>
          <table:table-cell office:value-type="float" office:value="116.49718" calcext:value-type="float">
            <text:p>116.49718</text:p>
          </table:table-cell>
          <table:table-cell office:value-type="float" office:value="33.22615" calcext:value-type="float">
            <text:p>33.22615</text:p>
          </table:table-cell>
          <table:table-cell office:value-type="string" calcext:value-type="string">
            <text:p>QSO</text:p>
          </table:table-cell>
          <table:table-cell office:value-type="float" office:value="0.610597" calcext:value-type="float">
            <text:p>0.6105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3230.26+170626.9</text:p>
          </table:table-cell>
          <table:table-cell office:value-type="float" office:value="203.12608" calcext:value-type="float">
            <text:p>203.12608</text:p>
          </table:table-cell>
          <table:table-cell office:value-type="float" office:value="17.10747" calcext:value-type="float">
            <text:p>17.10747</text:p>
          </table:table-cell>
          <table:table-cell office:value-type="string" calcext:value-type="string">
            <text:p>QSO</text:p>
          </table:table-cell>
          <table:table-cell office:value-type="float" office:value="0.609" calcext:value-type="float">
            <text:p>0.6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121.95+014401.2</text:p>
          </table:table-cell>
          <table:table-cell office:value-type="float" office:value="225.3415" calcext:value-type="float">
            <text:p>225.3415</text:p>
          </table:table-cell>
          <table:table-cell office:value-type="float" office:value="1.73367" calcext:value-type="float">
            <text:p>1.73367</text:p>
          </table:table-cell>
          <table:table-cell office:value-type="string" calcext:value-type="string">
            <text:p>QSO</text:p>
          </table:table-cell>
          <table:table-cell office:value-type="float" office:value="0.608207" calcext:value-type="float">
            <text:p>0.6082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349+027</text:p>
          </table:table-cell>
          <table:table-cell office:value-type="float" office:value="208.12777" calcext:value-type="float">
            <text:p>208.12777</text:p>
          </table:table-cell>
          <table:table-cell office:value-type="float" office:value="2.54635" calcext:value-type="float">
            <text:p>2.54635</text:p>
          </table:table-cell>
          <table:table-cell office:value-type="string" calcext:value-type="string">
            <text:p>QSO</text:p>
          </table:table-cell>
          <table:table-cell office:value-type="float" office:value="0.607" calcext:value-type="float">
            <text:p>0.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507.84+022636.5</text:p>
          </table:table-cell>
          <table:table-cell office:value-type="float" office:value="221.28268" calcext:value-type="float">
            <text:p>221.28268</text:p>
          </table:table-cell>
          <table:table-cell office:value-type="float" office:value="2.44351" calcext:value-type="float">
            <text:p>2.44351</text:p>
          </table:table-cell>
          <table:table-cell office:value-type="string" calcext:value-type="string">
            <text:p>QSO</text:p>
          </table:table-cell>
          <table:table-cell office:value-type="float" office:value="0.606146" calcext:value-type="float">
            <text:p>0.606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38+149</text:p>
          </table:table-cell>
          <table:table-cell office:value-type="float" office:value="235.20621" calcext:value-type="float">
            <text:p>235.20621</text:p>
          </table:table-cell>
          <table:table-cell office:value-type="float" office:value="14.79608" calcext:value-type="float">
            <text:p>14.79608</text:p>
          </table:table-cell>
          <table:table-cell office:value-type="string" calcext:value-type="string">
            <text:p>QSO</text:p>
          </table:table-cell>
          <table:table-cell office:value-type="float" office:value="0.605" calcext:value-type="float">
            <text:p>0.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613.49+144819.7</text:p>
          </table:table-cell>
          <table:table-cell office:value-type="float" office:value="174.05621" calcext:value-type="float">
            <text:p>174.05621</text:p>
          </table:table-cell>
          <table:table-cell office:value-type="float" office:value="14.80547" calcext:value-type="float">
            <text:p>14.80547</text:p>
          </table:table-cell>
          <table:table-cell office:value-type="string" calcext:value-type="string">
            <text:p>QSO</text:p>
          </table:table-cell>
          <table:table-cell office:value-type="float" office:value="0.603666" calcext:value-type="float">
            <text:p>0.6036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2237.4+393150</text:p>
          </table:table-cell>
          <table:table-cell office:value-type="float" office:value="155.65591" calcext:value-type="float">
            <text:p>155.65591</text:p>
          </table:table-cell>
          <table:table-cell office:value-type="float" office:value="39.5307" calcext:value-type="float">
            <text:p>39.5307</text:p>
          </table:table-cell>
          <table:table-cell office:value-type="string" calcext:value-type="string">
            <text:p>QSO</text:p>
          </table:table-cell>
          <table:table-cell office:value-type="float" office:value="0.603291" calcext:value-type="float">
            <text:p>0.603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81</text:p>
          </table:table-cell>
          <table:table-cell office:value-type="float" office:value="196.97472" calcext:value-type="float">
            <text:p>196.97472</text:p>
          </table:table-cell>
          <table:table-cell office:value-type="float" office:value="6.70387" calcext:value-type="float">
            <text:p>6.70387</text:p>
          </table:table-cell>
          <table:table-cell office:value-type="string" calcext:value-type="string">
            <text:p>QSO</text:p>
          </table:table-cell>
          <table:table-cell office:value-type="float" office:value="0.602" calcext:value-type="float">
            <text:p>0.6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513.55+343047.2</text:p>
          </table:table-cell>
          <table:table-cell office:value-type="float" office:value="193.80647" calcext:value-type="float">
            <text:p>193.80647</text:p>
          </table:table-cell>
          <table:table-cell office:value-type="float" office:value="34.51316" calcext:value-type="float">
            <text:p>34.51316</text:p>
          </table:table-cell>
          <table:table-cell office:value-type="string" calcext:value-type="string">
            <text:p>QSO</text:p>
          </table:table-cell>
          <table:table-cell office:value-type="float" office:value="0.6007" calcext:value-type="float">
            <text:p>0.6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24+419</text:p>
          </table:table-cell>
          <table:table-cell office:value-type="float" office:value="156.74638" calcext:value-type="float">
            <text:p>156.74638</text:p>
          </table:table-cell>
          <table:table-cell office:value-type="float" office:value="41.65992" calcext:value-type="float">
            <text:p>41.65992</text:p>
          </table:table-cell>
          <table:table-cell office:value-type="string" calcext:value-type="string">
            <text:p>QSO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2.26</text:p>
          </table:table-cell>
          <table:table-cell office:value-type="float" office:value="129.98567" calcext:value-type="float">
            <text:p>129.98567</text:p>
          </table:table-cell>
          <table:table-cell office:value-type="float" office:value="42.4655" calcext:value-type="float">
            <text:p>42.4655</text:p>
          </table:table-cell>
          <table:table-cell office:value-type="string" calcext:value-type="string">
            <text:p>QSO</text:p>
          </table:table-cell>
          <table:table-cell office:value-type="float" office:value="0.59763" calcext:value-type="float">
            <text:p>0.59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241.15+530633.7</text:p>
          </table:table-cell>
          <table:table-cell office:value-type="float" office:value="143.17146" calcext:value-type="float">
            <text:p>143.17146</text:p>
          </table:table-cell>
          <table:table-cell office:value-type="float" office:value="53.10939" calcext:value-type="float">
            <text:p>53.10939</text:p>
          </table:table-cell>
          <table:table-cell office:value-type="string" calcext:value-type="string">
            <text:p>QSO</text:p>
          </table:table-cell>
          <table:table-cell office:value-type="float" office:value="0.59719" calcext:value-type="float">
            <text:p>0.59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328.76+075653.6</text:p>
          </table:table-cell>
          <table:table-cell office:value-type="float" office:value="153.36988" calcext:value-type="float">
            <text:p>153.36988</text:p>
          </table:table-cell>
          <table:table-cell office:value-type="float" office:value="7.94828" calcext:value-type="float">
            <text:p>7.94828</text:p>
          </table:table-cell>
          <table:table-cell office:value-type="string" calcext:value-type="string">
            <text:p>QSO</text:p>
          </table:table-cell>
          <table:table-cell office:value-type="float" office:value="0.596231" calcext:value-type="float">
            <text:p>0.5962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632.98+220312.2</text:p>
          </table:table-cell>
          <table:table-cell office:value-type="float" office:value="159.13742" calcext:value-type="float">
            <text:p>159.13742</text:p>
          </table:table-cell>
          <table:table-cell office:value-type="float" office:value="22.05339" calcext:value-type="float">
            <text:p>22.05339</text:p>
          </table:table-cell>
          <table:table-cell office:value-type="string" calcext:value-type="string">
            <text:p>QSO</text:p>
          </table:table-cell>
          <table:table-cell office:value-type="float" office:value="0.595133" calcext:value-type="float">
            <text:p>0.5951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56+397</text:p>
          </table:table-cell>
          <table:table-cell office:value-type="float" office:value="209.56472" calcext:value-type="float">
            <text:p>209.56472</text:p>
          </table:table-cell>
          <table:table-cell office:value-type="float" office:value="39.54519" calcext:value-type="float">
            <text:p>39.54519</text:p>
          </table:table-cell>
          <table:table-cell office:value-type="string" calcext:value-type="string">
            <text:p>QSO</text:p>
          </table:table-cell>
          <table:table-cell office:value-type="float" office:value="0.594" calcext:value-type="float">
            <text:p>0.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45</text:p>
          </table:table-cell>
          <table:table-cell office:value-type="float" office:value="250.74504" calcext:value-type="float">
            <text:p>250.74504</text:p>
          </table:table-cell>
          <table:table-cell office:value-type="float" office:value="39.81028" calcext:value-type="float">
            <text:p>39.81028</text:p>
          </table:table-cell>
          <table:table-cell office:value-type="string" calcext:value-type="string">
            <text:p>QSO</text:p>
          </table:table-cell>
          <table:table-cell office:value-type="float" office:value="0.5928" calcext:value-type="float">
            <text:p>0.5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6+631</text:p>
          </table:table-cell>
          <table:table-cell office:value-type="float" office:value="179.66628" calcext:value-type="float">
            <text:p>179.66628</text:p>
          </table:table-cell>
          <table:table-cell office:value-type="float" office:value="62.90779" calcext:value-type="float">
            <text:p>62.90779</text:p>
          </table:table-cell>
          <table:table-cell office:value-type="string" calcext:value-type="string">
            <text:p>QSO</text:p>
          </table:table-cell>
          <table:table-cell office:value-type="float" office:value="0.592476" calcext:value-type="float">
            <text:p>0.592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633.10+500803.4</text:p>
          </table:table-cell>
          <table:table-cell office:value-type="float" office:value="194.13815" calcext:value-type="float">
            <text:p>194.13815</text:p>
          </table:table-cell>
          <table:table-cell office:value-type="float" office:value="50.13433" calcext:value-type="float">
            <text:p>50.13433</text:p>
          </table:table-cell>
          <table:table-cell office:value-type="string" calcext:value-type="string">
            <text:p>VisS</text:p>
          </table:table-cell>
          <table:table-cell office:value-type="float" office:value="0.592397" calcext:value-type="float">
            <text:p>0.592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2.29</text:p>
          </table:table-cell>
          <table:table-cell office:value-type="float" office:value="145.80338" calcext:value-type="float">
            <text:p>145.80338</text:p>
          </table:table-cell>
          <table:table-cell office:value-type="float" office:value="2.72389" calcext:value-type="float">
            <text:p>2.72389</text:p>
          </table:table-cell>
          <table:table-cell office:value-type="string" calcext:value-type="string">
            <text:p>QSO</text:p>
          </table:table-cell>
          <table:table-cell office:value-type="float" office:value="0.592001" calcext:value-type="float">
            <text:p>0.592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2654.48+125702.1</text:p>
          </table:table-cell>
          <table:table-cell office:value-type="float" office:value="126.727" calcext:value-type="float">
            <text:p>126.727</text:p>
          </table:table-cell>
          <table:table-cell office:value-type="float" office:value="12.95058" calcext:value-type="float">
            <text:p>12.95058</text:p>
          </table:table-cell>
          <table:table-cell office:value-type="string" calcext:value-type="string">
            <text:p>QSO</text:p>
          </table:table-cell>
          <table:table-cell office:value-type="float" office:value="0.5917" calcext:value-type="float">
            <text:p>0.5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608.73+642803.8</text:p>
          </table:table-cell>
          <table:table-cell office:value-type="float" office:value="219.03623" calcext:value-type="float">
            <text:p>219.03623</text:p>
          </table:table-cell>
          <table:table-cell office:value-type="float" office:value="64.46779" calcext:value-type="float">
            <text:p>64.46779</text:p>
          </table:table-cell>
          <table:table-cell office:value-type="string" calcext:value-type="string">
            <text:p>QSO</text:p>
          </table:table-cell>
          <table:table-cell office:value-type="float" office:value="0.5914" calcext:value-type="float">
            <text:p>0.5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39+30</text:p>
          </table:table-cell>
          <table:table-cell office:value-type="float" office:value="145.53064" calcext:value-type="float">
            <text:p>145.53064</text:p>
          </table:table-cell>
          <table:table-cell office:value-type="float" office:value="29.85977" calcext:value-type="float">
            <text:p>29.85977</text:p>
          </table:table-cell>
          <table:table-cell office:value-type="string" calcext:value-type="string">
            <text:p>QSO</text:p>
          </table:table-cell>
          <table:table-cell office:value-type="float" office:value="0.589829" calcext:value-type="float">
            <text:p>0.5898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52+377</text:p>
          </table:table-cell>
          <table:table-cell office:value-type="float" office:value="163.8385" calcext:value-type="float">
            <text:p>163.8385</text:p>
          </table:table-cell>
          <table:table-cell office:value-type="float" office:value="37.44795" calcext:value-type="float">
            <text:p>37.44795</text:p>
          </table:table-cell>
          <table:table-cell office:value-type="string" calcext:value-type="string">
            <text:p>QSO</text:p>
          </table:table-cell>
          <table:table-cell office:value-type="float" office:value="0.588635" calcext:value-type="float">
            <text:p>0.588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725+123</text:p>
          </table:table-cell>
          <table:table-cell office:value-type="float" office:value="262.02938" calcext:value-type="float">
            <text:p>262.02938</text:p>
          </table:table-cell>
          <table:table-cell office:value-type="float" office:value="12.26097" calcext:value-type="float">
            <text:p>12.26097</text:p>
          </table:table-cell>
          <table:table-cell office:value-type="string" calcext:value-type="string">
            <text:p>QSO</text:p>
          </table:table-cell>
          <table:table-cell office:value-type="float" office:value="0.588" calcext:value-type="float">
            <text:p>0.5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05+428</text:p>
          </table:table-cell>
          <table:table-cell office:value-type="float" office:value="226.72101" calcext:value-type="float">
            <text:p>226.72101</text:p>
          </table:table-cell>
          <table:table-cell office:value-type="float" office:value="42.6564" calcext:value-type="float">
            <text:p>42.6564</text:p>
          </table:table-cell>
          <table:table-cell office:value-type="string" calcext:value-type="string">
            <text:p>QSO</text:p>
          </table:table-cell>
          <table:table-cell office:value-type="float" office:value="0.587" calcext:value-type="float">
            <text:p>0.5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818.79+151058.0</text:p>
          </table:table-cell>
          <table:table-cell office:value-type="float" office:value="224.57829" calcext:value-type="float">
            <text:p>224.57829</text:p>
          </table:table-cell>
          <table:table-cell office:value-type="float" office:value="15.18277" calcext:value-type="float">
            <text:p>15.18277</text:p>
          </table:table-cell>
          <table:table-cell office:value-type="string" calcext:value-type="string">
            <text:p>QSO</text:p>
          </table:table-cell>
          <table:table-cell office:value-type="float" office:value="0.5869" calcext:value-type="float">
            <text:p>0.5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64311.34+315618.3</text:p>
          </table:table-cell>
          <table:table-cell office:value-type="float" office:value="250.79726" calcext:value-type="float">
            <text:p>250.79726</text:p>
          </table:table-cell>
          <table:table-cell office:value-type="float" office:value="31.93844" calcext:value-type="float">
            <text:p>31.93844</text:p>
          </table:table-cell>
          <table:table-cell office:value-type="string" calcext:value-type="string">
            <text:p>QSO</text:p>
          </table:table-cell>
          <table:table-cell office:value-type="float" office:value="0.586893" calcext:value-type="float">
            <text:p>0.5868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857.31+002225.6</text:p>
          </table:table-cell>
          <table:table-cell office:value-type="float" office:value="147.23883" calcext:value-type="float">
            <text:p>147.23883</text:p>
          </table:table-cell>
          <table:table-cell office:value-type="float" office:value="0.37377" calcext:value-type="float">
            <text:p>0.37377</text:p>
          </table:table-cell>
          <table:table-cell office:value-type="string" calcext:value-type="string">
            <text:p>QSO</text:p>
          </table:table-cell>
          <table:table-cell office:value-type="float" office:value="0.585102" calcext:value-type="float">
            <text:p>0.585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5005.4+414032</text:p>
          </table:table-cell>
          <table:table-cell office:value-type="float" office:value="252.52283" calcext:value-type="float">
            <text:p>252.52283</text:p>
          </table:table-cell>
          <table:table-cell office:value-type="float" office:value="41.67567" calcext:value-type="float">
            <text:p>41.67567</text:p>
          </table:table-cell>
          <table:table-cell office:value-type="string" calcext:value-type="string">
            <text:p>QSO</text:p>
          </table:table-cell>
          <table:table-cell office:value-type="float" office:value="0.585073" calcext:value-type="float">
            <text:p>0.5850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46+513</text:p>
          </table:table-cell>
          <table:table-cell office:value-type="float" office:value="132.49157" calcext:value-type="float">
            <text:p>132.49157</text:p>
          </table:table-cell>
          <table:table-cell office:value-type="float" office:value="51.1414" calcext:value-type="float">
            <text:p>51.1414</text:p>
          </table:table-cell>
          <table:table-cell office:value-type="string" calcext:value-type="string">
            <text:p>QSO</text:p>
          </table:table-cell>
          <table:table-cell office:value-type="float" office:value="0.584701" calcext:value-type="float">
            <text:p>0.584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438.95+391046.8</text:p>
          </table:table-cell>
          <table:table-cell office:value-type="float" office:value="188.66233" calcext:value-type="float">
            <text:p>188.66233</text:p>
          </table:table-cell>
          <table:table-cell office:value-type="float" office:value="39.17971" calcext:value-type="float">
            <text:p>39.17971</text:p>
          </table:table-cell>
          <table:table-cell office:value-type="string" calcext:value-type="string">
            <text:p>G</text:p>
          </table:table-cell>
          <table:table-cell office:value-type="float" office:value="0.584324" calcext:value-type="float">
            <text:p>0.584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03+29 NED01</text:p>
          </table:table-cell>
          <table:table-cell office:value-type="float" office:value="151.54867" calcext:value-type="float">
            <text:p>151.54867</text:p>
          </table:table-cell>
          <table:table-cell office:value-type="float" office:value="29.67419" calcext:value-type="float">
            <text:p>29.67419</text:p>
          </table:table-cell>
          <table:table-cell office:value-type="string" calcext:value-type="string">
            <text:p>QSO</text:p>
          </table:table-cell>
          <table:table-cell office:value-type="float" office:value="0.584243" calcext:value-type="float">
            <text:p>0.584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141.19+405043.3</text:p>
          </table:table-cell>
          <table:table-cell office:value-type="float" office:value="132.92158" calcext:value-type="float">
            <text:p>132.92158</text:p>
          </table:table-cell>
          <table:table-cell office:value-type="float" office:value="40.84531" calcext:value-type="float">
            <text:p>40.84531</text:p>
          </table:table-cell>
          <table:table-cell office:value-type="string" calcext:value-type="string">
            <text:p>QSO</text:p>
          </table:table-cell>
          <table:table-cell office:value-type="float" office:value="0.582719" calcext:value-type="float">
            <text:p>0.582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310.56+475145.6</text:p>
          </table:table-cell>
          <table:table-cell office:value-type="float" office:value="155.79404" calcext:value-type="float">
            <text:p>155.79404</text:p>
          </table:table-cell>
          <table:table-cell office:value-type="float" office:value="47.86264" calcext:value-type="float">
            <text:p>47.86264</text:p>
          </table:table-cell>
          <table:table-cell office:value-type="string" calcext:value-type="string">
            <text:p>QSO</text:p>
          </table:table-cell>
          <table:table-cell office:value-type="float" office:value="0.581214" calcext:value-type="float">
            <text:p>0.581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8+394</text:p>
          </table:table-cell>
          <table:table-cell office:value-type="float" office:value="205.28405" calcext:value-type="float">
            <text:p>205.28405</text:p>
          </table:table-cell>
          <table:table-cell office:value-type="float" office:value="39.24732" calcext:value-type="float">
            <text:p>39.24732</text:p>
          </table:table-cell>
          <table:table-cell office:value-type="string" calcext:value-type="string">
            <text:p>QSO</text:p>
          </table:table-cell>
          <table:table-cell office:value-type="float" office:value="0.58" calcext:value-type="float">
            <text:p>0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52+301</text:p>
          </table:table-cell>
          <table:table-cell office:value-type="float" office:value="223.63458" calcext:value-type="float">
            <text:p>223.63458</text:p>
          </table:table-cell>
          <table:table-cell office:value-type="float" office:value="29.93281" calcext:value-type="float">
            <text:p>29.93281</text:p>
          </table:table-cell>
          <table:table-cell office:value-type="string" calcext:value-type="string">
            <text:p>QSO</text:p>
          </table:table-cell>
          <table:table-cell office:value-type="float" office:value="0.58" calcext:value-type="float">
            <text:p>0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33+421</text:p>
          </table:table-cell>
          <table:table-cell office:value-type="float" office:value="218.90538" calcext:value-type="float">
            <text:p>218.90538</text:p>
          </table:table-cell>
          <table:table-cell office:value-type="float" office:value="41.89997" calcext:value-type="float">
            <text:p>41.89997</text:p>
          </table:table-cell>
          <table:table-cell office:value-type="string" calcext:value-type="string">
            <text:p>QSO</text:p>
          </table:table-cell>
          <table:table-cell office:value-type="float" office:value="0.579302" calcext:value-type="float">
            <text:p>0.579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0732.9+382213</text:p>
          </table:table-cell>
          <table:table-cell office:value-type="float" office:value="106.8873" calcext:value-type="float">
            <text:p>106.8873</text:p>
          </table:table-cell>
          <table:table-cell office:value-type="float" office:value="38.3704" calcext:value-type="float">
            <text:p>38.3704</text:p>
          </table:table-cell>
          <table:table-cell office:value-type="string" calcext:value-type="string">
            <text:p>QSO</text:p>
          </table:table-cell>
          <table:table-cell office:value-type="float" office:value="0.579" calcext:value-type="float">
            <text:p>0.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59+395</text:p>
          </table:table-cell>
          <table:table-cell office:value-type="float" office:value="195.50503" calcext:value-type="float">
            <text:p>195.50503</text:p>
          </table:table-cell>
          <table:table-cell office:value-type="float" office:value="39.25712" calcext:value-type="float">
            <text:p>39.25712</text:p>
          </table:table-cell>
          <table:table-cell office:value-type="string" calcext:value-type="string">
            <text:p>G</text:p>
          </table:table-cell>
          <table:table-cell office:value-type="float" office:value="0.577" calcext:value-type="float">
            <text:p>0.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830.93+483214.4</text:p>
          </table:table-cell>
          <table:table-cell office:value-type="float" office:value="229.62891" calcext:value-type="float">
            <text:p>229.62891</text:p>
          </table:table-cell>
          <table:table-cell office:value-type="float" office:value="48.53734" calcext:value-type="float">
            <text:p>48.53734</text:p>
          </table:table-cell>
          <table:table-cell office:value-type="string" calcext:value-type="string">
            <text:p>QSO</text:p>
          </table:table-cell>
          <table:table-cell office:value-type="float" office:value="0.576472" calcext:value-type="float">
            <text:p>0.576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931.74+140533.2</text:p>
          </table:table-cell>
          <table:table-cell office:value-type="float" office:value="199.88225" calcext:value-type="float">
            <text:p>199.88225</text:p>
          </table:table-cell>
          <table:table-cell office:value-type="float" office:value="14.09254" calcext:value-type="float">
            <text:p>14.09254</text:p>
          </table:table-cell>
          <table:table-cell office:value-type="string" calcext:value-type="string">
            <text:p>QSO</text:p>
          </table:table-cell>
          <table:table-cell office:value-type="float" office:value="0.572984" calcext:value-type="float">
            <text:p>0.572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1318.86+501239.6</text:p>
          </table:table-cell>
          <table:table-cell office:value-type="float" office:value="123.3285" calcext:value-type="float">
            <text:p>123.3285</text:p>
          </table:table-cell>
          <table:table-cell office:value-type="float" office:value="50.21105" calcext:value-type="float">
            <text:p>50.21105</text:p>
          </table:table-cell>
          <table:table-cell office:value-type="string" calcext:value-type="string">
            <text:p>QSO</text:p>
          </table:table-cell>
          <table:table-cell office:value-type="float" office:value="0.571721" calcext:value-type="float">
            <text:p>0.571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4454.00+331500.2</text:p>
          </table:table-cell>
          <table:table-cell office:value-type="float" office:value="176.22508" calcext:value-type="float">
            <text:p>176.22508</text:p>
          </table:table-cell>
          <table:table-cell office:value-type="float" office:value="33.25006" calcext:value-type="float">
            <text:p>33.25006</text:p>
          </table:table-cell>
          <table:table-cell office:value-type="string" calcext:value-type="string">
            <text:p>QSO</text:p>
          </table:table-cell>
          <table:table-cell office:value-type="float" office:value="0.571202" calcext:value-type="float">
            <text:p>0.571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758.72+324741.6</text:p>
          </table:table-cell>
          <table:table-cell office:value-type="float" office:value="216.99466" calcext:value-type="float">
            <text:p>216.99466</text:p>
          </table:table-cell>
          <table:table-cell office:value-type="float" office:value="32.79488" calcext:value-type="float">
            <text:p>32.79488</text:p>
          </table:table-cell>
          <table:table-cell office:value-type="string" calcext:value-type="string">
            <text:p>QSO</text:p>
          </table:table-cell>
          <table:table-cell office:value-type="float" office:value="0.569636" calcext:value-type="float">
            <text:p>0.5696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5807.64+113645.9</text:p>
          </table:table-cell>
          <table:table-cell office:value-type="float" office:value="119.53191" calcext:value-type="float">
            <text:p>119.53191</text:p>
          </table:table-cell>
          <table:table-cell office:value-type="float" office:value="11.61279" calcext:value-type="float">
            <text:p>11.61279</text:p>
          </table:table-cell>
          <table:table-cell office:value-type="string" calcext:value-type="string">
            <text:p>QSO</text:p>
          </table:table-cell>
          <table:table-cell office:value-type="float" office:value="0.568712" calcext:value-type="float">
            <text:p>0.5687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318.01+483015.7</text:p>
          </table:table-cell>
          <table:table-cell office:value-type="float" office:value="215.82498" calcext:value-type="float">
            <text:p>215.82498</text:p>
          </table:table-cell>
          <table:table-cell office:value-type="float" office:value="48.50437" calcext:value-type="float">
            <text:p>48.50437</text:p>
          </table:table-cell>
          <table:table-cell office:value-type="string" calcext:value-type="string">
            <text:p>QSO</text:p>
          </table:table-cell>
          <table:table-cell office:value-type="float" office:value="0.568189" calcext:value-type="float">
            <text:p>0.568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3040.5+364904</text:p>
          </table:table-cell>
          <table:table-cell office:value-type="float" office:value="217.6691" calcext:value-type="float">
            <text:p>217.6691</text:p>
          </table:table-cell>
          <table:table-cell office:value-type="float" office:value="36.81775" calcext:value-type="float">
            <text:p>36.81775</text:p>
          </table:table-cell>
          <table:table-cell office:value-type="string" calcext:value-type="string">
            <text:p>QSO</text:p>
          </table:table-cell>
          <table:table-cell office:value-type="float" office:value="0.567434" calcext:value-type="float">
            <text:p>0.5674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2.37</text:p>
          </table:table-cell>
          <table:table-cell office:value-type="float" office:value="204.8852" calcext:value-type="float">
            <text:p>204.8852</text:p>
          </table:table-cell>
          <table:table-cell office:value-type="float" office:value="1.75627" calcext:value-type="float">
            <text:p>1.75627</text:p>
          </table:table-cell>
          <table:table-cell office:value-type="string" calcext:value-type="string">
            <text:p>QSO</text:p>
          </table:table-cell>
          <table:table-cell office:value-type="float" office:value="0.567" calcext:value-type="float">
            <text:p>0.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12+232</text:p>
          </table:table-cell>
          <table:table-cell office:value-type="float" office:value="153.69611" calcext:value-type="float">
            <text:p>153.69611</text:p>
          </table:table-cell>
          <table:table-cell office:value-type="float" office:value="23.02127" calcext:value-type="float">
            <text:p>23.02127</text:p>
          </table:table-cell>
          <table:table-cell office:value-type="string" calcext:value-type="string">
            <text:p>QSO</text:p>
          </table:table-cell>
          <table:table-cell office:value-type="float" office:value="0.566402" calcext:value-type="float">
            <text:p>0.5664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941+522</text:p>
          </table:table-cell>
          <table:table-cell office:value-type="float" office:value="146.21731" calcext:value-type="float">
            <text:p>146.21731</text:p>
          </table:table-cell>
          <table:table-cell office:value-type="float" office:value="52.04284" calcext:value-type="float">
            <text:p>52.04284</text:p>
          </table:table-cell>
          <table:table-cell office:value-type="string" calcext:value-type="string">
            <text:p>QSO</text:p>
          </table:table-cell>
          <table:table-cell office:value-type="float" office:value="0.565" calcext:value-type="float">
            <text:p>0.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00+33</text:p>
          </table:table-cell>
          <table:table-cell office:value-type="float" office:value="195.7928" calcext:value-type="float">
            <text:p>195.7928</text:p>
          </table:table-cell>
          <table:table-cell office:value-type="float" office:value="33.56855" calcext:value-type="float">
            <text:p>33.56855</text:p>
          </table:table-cell>
          <table:table-cell office:value-type="string" calcext:value-type="string">
            <text:p>G</text:p>
          </table:table-cell>
          <table:table-cell office:value-type="float" office:value="0.565" calcext:value-type="float">
            <text:p>0.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55+31A</text:p>
          </table:table-cell>
          <table:table-cell office:value-type="float" office:value="224.40876" calcext:value-type="float">
            <text:p>224.40876</text:p>
          </table:table-cell>
          <table:table-cell office:value-type="float" office:value="30.92651" calcext:value-type="float">
            <text:p>30.92651</text:p>
          </table:table-cell>
          <table:table-cell office:value-type="string" calcext:value-type="string">
            <text:p>G</text:p>
          </table:table-cell>
          <table:table-cell office:value-type="float" office:value="0.564002" calcext:value-type="float">
            <text:p>0.564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4309.0+240835</text:p>
          </table:table-cell>
          <table:table-cell office:value-type="float" office:value="160.78765" calcext:value-type="float">
            <text:p>160.78765</text:p>
          </table:table-cell>
          <table:table-cell office:value-type="float" office:value="24.14317" calcext:value-type="float">
            <text:p>24.14317</text:p>
          </table:table-cell>
          <table:table-cell office:value-type="string" calcext:value-type="string">
            <text:p>QSO</text:p>
          </table:table-cell>
          <table:table-cell office:value-type="float" office:value="0.563446" calcext:value-type="float">
            <text:p>0.563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42</text:p>
          </table:table-cell>
          <table:table-cell office:value-type="float" office:value="249.15209" calcext:value-type="float">
            <text:p>249.15209</text:p>
          </table:table-cell>
          <table:table-cell office:value-type="float" office:value="26.80256" calcext:value-type="float">
            <text:p>26.80256</text:p>
          </table:table-cell>
          <table:table-cell office:value-type="string" calcext:value-type="string">
            <text:p>QSO</text:p>
          </table:table-cell>
          <table:table-cell office:value-type="float" office:value="0.561" calcext:value-type="float">
            <text:p>0.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837.07+200923.5</text:p>
          </table:table-cell>
          <table:table-cell office:value-type="float" office:value="239.65456" calcext:value-type="float">
            <text:p>239.65456</text:p>
          </table:table-cell>
          <table:table-cell office:value-type="float" office:value="20.15657" calcext:value-type="float">
            <text:p>20.15657</text:p>
          </table:table-cell>
          <table:table-cell office:value-type="string" calcext:value-type="string">
            <text:p>QSO</text:p>
          </table:table-cell>
          <table:table-cell office:value-type="float" office:value="0.559381" calcext:value-type="float">
            <text:p>0.5593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2649.47+161745.3</text:p>
          </table:table-cell>
          <table:table-cell office:value-type="float" office:value="111.70611" calcext:value-type="float">
            <text:p>111.70611</text:p>
          </table:table-cell>
          <table:table-cell office:value-type="float" office:value="16.29592" calcext:value-type="float">
            <text:p>16.29592</text:p>
          </table:table-cell>
          <table:table-cell office:value-type="string" calcext:value-type="string">
            <text:p>QSO</text:p>
          </table:table-cell>
          <table:table-cell office:value-type="float" office:value="0.559" calcext:value-type="float">
            <text:p>0.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0110.20+291137.4</text:p>
          </table:table-cell>
          <table:table-cell office:value-type="float" office:value="150.29252" calcext:value-type="float">
            <text:p>150.29252</text:p>
          </table:table-cell>
          <table:table-cell office:value-type="float" office:value="29.19376" calcext:value-type="float">
            <text:p>29.19376</text:p>
          </table:table-cell>
          <table:table-cell office:value-type="string" calcext:value-type="string">
            <text:p>QSO</text:p>
          </table:table-cell>
          <table:table-cell office:value-type="float" office:value="0.558" calcext:value-type="float">
            <text:p>0.5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214.53+635950.1</text:p>
          </table:table-cell>
          <table:table-cell office:value-type="float" office:value="158.06055" calcext:value-type="float">
            <text:p>158.06055</text:p>
          </table:table-cell>
          <table:table-cell office:value-type="float" office:value="63.99731" calcext:value-type="float">
            <text:p>63.99731</text:p>
          </table:table-cell>
          <table:table-cell office:value-type="string" calcext:value-type="string">
            <text:p>QSO</text:p>
          </table:table-cell>
          <table:table-cell office:value-type="float" office:value="0.556117" calcext:value-type="float">
            <text:p>0.5561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75.1</text:p>
          </table:table-cell>
          <table:table-cell office:value-type="float" office:value="190.99021" calcext:value-type="float">
            <text:p>190.99021</text:p>
          </table:table-cell>
          <table:table-cell office:value-type="float" office:value="16.38154" calcext:value-type="float">
            <text:p>16.38154</text:p>
          </table:table-cell>
          <table:table-cell office:value-type="string" calcext:value-type="string">
            <text:p>QSO</text:p>
          </table:table-cell>
          <table:table-cell office:value-type="float" office:value="0.5551" calcext:value-type="float">
            <text:p>0.5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34</text:p>
          </table:table-cell>
          <table:table-cell office:value-type="float" office:value="245.09091" calcext:value-type="float">
            <text:p>245.09091</text:p>
          </table:table-cell>
          <table:table-cell office:value-type="float" office:value="17.60667" calcext:value-type="float">
            <text:p>17.60667</text:p>
          </table:table-cell>
          <table:table-cell office:value-type="string" calcext:value-type="string">
            <text:p>QSO</text:p>
          </table:table-cell>
          <table:table-cell office:value-type="float" office:value="0.5551" calcext:value-type="float">
            <text:p>0.5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1508.36+361950.3</text:p>
          </table:table-cell>
          <table:table-cell office:value-type="float" office:value="258.78487" calcext:value-type="float">
            <text:p>258.78487</text:p>
          </table:table-cell>
          <table:table-cell office:value-type="float" office:value="36.33062" calcext:value-type="float">
            <text:p>36.33062</text:p>
          </table:table-cell>
          <table:table-cell office:value-type="string" calcext:value-type="string">
            <text:p>QSO</text:p>
          </table:table-cell>
          <table:table-cell office:value-type="float" office:value="0.5549" calcext:value-type="float">
            <text:p>0.5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57+28</text:p>
          </table:table-cell>
          <table:table-cell office:value-type="float" office:value="150.03125" calcext:value-type="float">
            <text:p>150.03125</text:p>
          </table:table-cell>
          <table:table-cell office:value-type="float" office:value="27.87991" calcext:value-type="float">
            <text:p>27.87991</text:p>
          </table:table-cell>
          <table:table-cell office:value-type="string" calcext:value-type="string">
            <text:p>QSO</text:p>
          </table:table-cell>
          <table:table-cell office:value-type="float" office:value="0.553872" calcext:value-type="float">
            <text:p>0.553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42+39</text:p>
          </table:table-cell>
          <table:table-cell office:value-type="float" office:value="235.9562" calcext:value-type="float">
            <text:p>235.9562</text:p>
          </table:table-cell>
          <table:table-cell office:value-type="float" office:value="38.93373" calcext:value-type="float">
            <text:p>38.93373</text:p>
          </table:table-cell>
          <table:table-cell office:value-type="string" calcext:value-type="string">
            <text:p>G</text:p>
          </table:table-cell>
          <table:table-cell office:value-type="float" office:value="0.552743" calcext:value-type="float">
            <text:p>0.5527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28</text:p>
          </table:table-cell>
          <table:table-cell office:value-type="float" office:value="147.54496" calcext:value-type="float">
            <text:p>147.54496</text:p>
          </table:table-cell>
          <table:table-cell office:value-type="float" office:value="14.33351" calcext:value-type="float">
            <text:p>14.33351</text:p>
          </table:table-cell>
          <table:table-cell office:value-type="string" calcext:value-type="string">
            <text:p>G</text:p>
          </table:table-cell>
          <table:table-cell office:value-type="float" office:value="0.5524" calcext:value-type="float">
            <text:p>0.55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23+173</text:p>
          </table:table-cell>
          <table:table-cell office:value-type="float" office:value="246.36975" calcext:value-type="float">
            <text:p>246.36975</text:p>
          </table:table-cell>
          <table:table-cell office:value-type="float" office:value="17.26264" calcext:value-type="float">
            <text:p>17.26264</text:p>
          </table:table-cell>
          <table:table-cell office:value-type="string" calcext:value-type="string">
            <text:p>QSO</text:p>
          </table:table-cell>
          <table:table-cell office:value-type="float" office:value="0.552" calcext:value-type="float">
            <text:p>0.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0.20</text:p>
          </table:table-cell>
          <table:table-cell office:value-type="float" office:value="123.22138" calcext:value-type="float">
            <text:p>123.22138</text:p>
          </table:table-cell>
          <table:table-cell office:value-type="float" office:value="40.31669" calcext:value-type="float">
            <text:p>40.31669</text:p>
          </table:table-cell>
          <table:table-cell office:value-type="string" calcext:value-type="string">
            <text:p>QSO</text:p>
          </table:table-cell>
          <table:table-cell office:value-type="float" office:value="0.551397" calcext:value-type="float">
            <text:p>0.551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944.13+343504.1</text:p>
          </table:table-cell>
          <table:table-cell office:value-type="float" office:value="234.93386" calcext:value-type="float">
            <text:p>234.93386</text:p>
          </table:table-cell>
          <table:table-cell office:value-type="float" office:value="34.58443" calcext:value-type="float">
            <text:p>34.58443</text:p>
          </table:table-cell>
          <table:table-cell office:value-type="string" calcext:value-type="string">
            <text:p>QSO</text:p>
          </table:table-cell>
          <table:table-cell office:value-type="float" office:value="0.551236" calcext:value-type="float">
            <text:p>0.551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4818.8+315409</text:p>
          </table:table-cell>
          <table:table-cell office:value-type="float" office:value="177.07867" calcext:value-type="float">
            <text:p>177.07867</text:p>
          </table:table-cell>
          <table:table-cell office:value-type="float" office:value="31.90278" calcext:value-type="float">
            <text:p>31.90278</text:p>
          </table:table-cell>
          <table:table-cell office:value-type="string" calcext:value-type="string">
            <text:p>QSO</text:p>
          </table:table-cell>
          <table:table-cell office:value-type="float" office:value="0.55049" calcext:value-type="float">
            <text:p>0.550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602.40+065715.6</text:p>
          </table:table-cell>
          <table:table-cell office:value-type="float" office:value="211.51005" calcext:value-type="float">
            <text:p>211.51005</text:p>
          </table:table-cell>
          <table:table-cell office:value-type="float" office:value="6.95436" calcext:value-type="float">
            <text:p>6.95436</text:p>
          </table:table-cell>
          <table:table-cell office:value-type="string" calcext:value-type="string">
            <text:p>G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543+005</text:p>
          </table:table-cell>
          <table:table-cell office:value-type="float" office:value="236.53971" calcext:value-type="float">
            <text:p>236.53971</text:p>
          </table:table-cell>
          <table:table-cell office:value-type="float" office:value="0.44017" calcext:value-type="float">
            <text:p>0.44017</text:p>
          </table:table-cell>
          <table:table-cell office:value-type="string" calcext:value-type="string">
            <text:p>G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0642.6+270115</text:p>
          </table:table-cell>
          <table:table-cell office:value-type="float" office:value="151.67762" calcext:value-type="float">
            <text:p>151.67762</text:p>
          </table:table-cell>
          <table:table-cell office:value-type="float" office:value="27.02095" calcext:value-type="float">
            <text:p>27.02095</text:p>
          </table:table-cell>
          <table:table-cell office:value-type="string" calcext:value-type="string">
            <text:p>QSO</text:p>
          </table:table-cell>
          <table:table-cell office:value-type="float" office:value="0.549527" calcext:value-type="float">
            <text:p>0.549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615.44+152303.2</text:p>
          </table:table-cell>
          <table:table-cell office:value-type="float" office:value="164.06434" calcext:value-type="float">
            <text:p>164.06434</text:p>
          </table:table-cell>
          <table:table-cell office:value-type="float" office:value="15.38423" calcext:value-type="float">
            <text:p>15.38423</text:p>
          </table:table-cell>
          <table:table-cell office:value-type="string" calcext:value-type="string">
            <text:p>QSO</text:p>
          </table:table-cell>
          <table:table-cell office:value-type="float" office:value="0.548001" calcext:value-type="float">
            <text:p>0.548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8+493</text:p>
          </table:table-cell>
          <table:table-cell office:value-type="float" office:value="128.09674" calcext:value-type="float">
            <text:p>128.09674</text:p>
          </table:table-cell>
          <table:table-cell office:value-type="float" office:value="49.22251" calcext:value-type="float">
            <text:p>49.22251</text:p>
          </table:table-cell>
          <table:table-cell office:value-type="string" calcext:value-type="string">
            <text:p>QSO</text:p>
          </table:table-cell>
          <table:table-cell office:value-type="float" office:value="0.548" calcext:value-type="float">
            <text:p>0.5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7+468</text:p>
          </table:table-cell>
          <table:table-cell office:value-type="float" office:value="214.94321" calcext:value-type="float">
            <text:p>214.94321</text:p>
          </table:table-cell>
          <table:table-cell office:value-type="float" office:value="46.57343" calcext:value-type="float">
            <text:p>46.57343</text:p>
          </table:table-cell>
          <table:table-cell office:value-type="string" calcext:value-type="string">
            <text:p>QSO</text:p>
          </table:table-cell>
          <table:table-cell office:value-type="float" office:value="0.546616" calcext:value-type="float">
            <text:p>0.5466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651.5+250750</text:p>
          </table:table-cell>
          <table:table-cell office:value-type="float" office:value="189.21489" calcext:value-type="float">
            <text:p>189.21489</text:p>
          </table:table-cell>
          <table:table-cell office:value-type="float" office:value="25.13074" calcext:value-type="float">
            <text:p>25.13074</text:p>
          </table:table-cell>
          <table:table-cell office:value-type="string" calcext:value-type="string">
            <text:p>G</text:p>
          </table:table-cell>
          <table:table-cell office:value-type="float" office:value="0.546" calcext:value-type="float">
            <text:p>0.5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814.70+475244.8</text:p>
          </table:table-cell>
          <table:table-cell office:value-type="float" office:value="122.06124" calcext:value-type="float">
            <text:p>122.06124</text:p>
          </table:table-cell>
          <table:table-cell office:value-type="float" office:value="47.87908" calcext:value-type="float">
            <text:p>47.87908</text:p>
          </table:table-cell>
          <table:table-cell office:value-type="string" calcext:value-type="string">
            <text:p>QSO</text:p>
          </table:table-cell>
          <table:table-cell office:value-type="float" office:value="0.545772" calcext:value-type="float">
            <text:p>0.545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003.77+570758.5</text:p>
          </table:table-cell>
          <table:table-cell office:value-type="float" office:value="170.0157" calcext:value-type="float">
            <text:p>170.0157</text:p>
          </table:table-cell>
          <table:table-cell office:value-type="float" office:value="57.13287" calcext:value-type="float">
            <text:p>57.13287</text:p>
          </table:table-cell>
          <table:table-cell office:value-type="string" calcext:value-type="string">
            <text:p>G</text:p>
          </table:table-cell>
          <table:table-cell office:value-type="float" office:value="0.544189" calcext:value-type="float">
            <text:p>0.544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128.91+600320.2</text:p>
          </table:table-cell>
          <table:table-cell office:value-type="float" office:value="132.87054" calcext:value-type="float">
            <text:p>132.87054</text:p>
          </table:table-cell>
          <table:table-cell office:value-type="float" office:value="60.05561" calcext:value-type="float">
            <text:p>60.05561</text:p>
          </table:table-cell>
          <table:table-cell office:value-type="string" calcext:value-type="string">
            <text:p>QSO</text:p>
          </table:table-cell>
          <table:table-cell office:value-type="float" office:value="0.5425" calcext:value-type="float">
            <text:p>0.5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657.07+524619.8</text:p>
          </table:table-cell>
          <table:table-cell office:value-type="float" office:value="116.73788" calcext:value-type="float">
            <text:p>116.73788</text:p>
          </table:table-cell>
          <table:table-cell office:value-type="float" office:value="52.77219" calcext:value-type="float">
            <text:p>52.77219</text:p>
          </table:table-cell>
          <table:table-cell office:value-type="string" calcext:value-type="string">
            <text:p>G</text:p>
          </table:table-cell>
          <table:table-cell office:value-type="float" office:value="0.542" calcext:value-type="float">
            <text:p>0.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1+621</text:p>
          </table:table-cell>
          <table:table-cell office:value-type="float" office:value="126.41088" calcext:value-type="float">
            <text:p>126.41088</text:p>
          </table:table-cell>
          <table:table-cell office:value-type="float" office:value="61.95794" calcext:value-type="float">
            <text:p>61.95794</text:p>
          </table:table-cell>
          <table:table-cell office:value-type="string" calcext:value-type="string">
            <text:p>QSO</text:p>
          </table:table-cell>
          <table:table-cell office:value-type="float" office:value="0.542" calcext:value-type="float">
            <text:p>0.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53404.87+482340.9</text:p>
          </table:table-cell>
          <table:table-cell office:value-type="float" office:value="233.5203" calcext:value-type="float">
            <text:p>233.5203</text:p>
          </table:table-cell>
          <table:table-cell office:value-type="float" office:value="48.3947" calcext:value-type="float">
            <text:p>48.3947</text:p>
          </table:table-cell>
          <table:table-cell office:value-type="string" calcext:value-type="string">
            <text:p>QSO</text:p>
          </table:table-cell>
          <table:table-cell office:value-type="float" office:value="0.541945" calcext:value-type="float">
            <text:p>0.541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1355.67+193500.4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19.58345" calcext:value-type="float">
            <text:p>19.58345</text:p>
          </table:table-cell>
          <table:table-cell office:value-type="string" calcext:value-type="string">
            <text:p>QSO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509.11+303802.3</text:p>
          </table:table-cell>
          <table:table-cell office:value-type="float" office:value="153.78742" calcext:value-type="float">
            <text:p>153.78742</text:p>
          </table:table-cell>
          <table:table-cell office:value-type="float" office:value="30.634" calcext:value-type="float">
            <text:p>30.634</text:p>
          </table:table-cell>
          <table:table-cell office:value-type="string" calcext:value-type="string">
            <text:p>QSO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21+2824</text:p>
          </table:table-cell>
          <table:table-cell office:value-type="float" office:value="215.30865" calcext:value-type="float">
            <text:p>215.30865</text:p>
          </table:table-cell>
          <table:table-cell office:value-type="float" office:value="28.41449" calcext:value-type="float">
            <text:p>28.41449</text:p>
          </table:table-cell>
          <table:table-cell office:value-type="string" calcext:value-type="string">
            <text:p>QSO</text:p>
          </table:table-cell>
          <table:table-cell office:value-type="float" office:value="0.539978" calcext:value-type="float">
            <text:p>0.539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30+106</text:p>
          </table:table-cell>
          <table:table-cell office:value-type="float" office:value="173.24788" calcext:value-type="float">
            <text:p>173.24788</text:p>
          </table:table-cell>
          <table:table-cell office:value-type="float" office:value="10.39507" calcext:value-type="float">
            <text:p>10.39507</text:p>
          </table:table-cell>
          <table:table-cell office:value-type="string" calcext:value-type="string">
            <text:p>QSO</text:p>
          </table:table-cell>
          <table:table-cell office:value-type="float" office:value="0.539667" calcext:value-type="float">
            <text:p>0.539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647.12+320514.7</text:p>
          </table:table-cell>
          <table:table-cell office:value-type="float" office:value="229.19629" calcext:value-type="float">
            <text:p>229.19629</text:p>
          </table:table-cell>
          <table:table-cell office:value-type="float" office:value="32.08742" calcext:value-type="float">
            <text:p>32.08742</text:p>
          </table:table-cell>
          <table:table-cell office:value-type="string" calcext:value-type="string">
            <text:p>G</text:p>
          </table:table-cell>
          <table:table-cell office:value-type="float" office:value="0.539579" calcext:value-type="float">
            <text:p>0.539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40+396</text:p>
          </table:table-cell>
          <table:table-cell office:value-type="float" office:value="250.44813" calcext:value-type="float">
            <text:p>250.44813</text:p>
          </table:table-cell>
          <table:table-cell office:value-type="float" office:value="39.58429" calcext:value-type="float">
            <text:p>39.58429</text:p>
          </table:table-cell>
          <table:table-cell office:value-type="string" calcext:value-type="string">
            <text:p>QSO</text:p>
          </table:table-cell>
          <table:table-cell office:value-type="float" office:value="0.539291" calcext:value-type="float">
            <text:p>0.539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2915.55+253658.1</text:p>
          </table:table-cell>
          <table:table-cell office:value-type="float" office:value="142.3148" calcext:value-type="float">
            <text:p>142.3148</text:p>
          </table:table-cell>
          <table:table-cell office:value-type="float" office:value="25.61613" calcext:value-type="float">
            <text:p>25.61613</text:p>
          </table:table-cell>
          <table:table-cell office:value-type="string" calcext:value-type="string">
            <text:p>QSO</text:p>
          </table:table-cell>
          <table:table-cell office:value-type="float" office:value="0.538867" calcext:value-type="float">
            <text:p>0.538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959.30+270625.6</text:p>
          </table:table-cell>
          <table:table-cell office:value-type="float" office:value="214.99707" calcext:value-type="float">
            <text:p>214.99707</text:p>
          </table:table-cell>
          <table:table-cell office:value-type="float" office:value="27.1071" calcext:value-type="float">
            <text:p>27.1071</text:p>
          </table:table-cell>
          <table:table-cell office:value-type="string" calcext:value-type="string">
            <text:p>QSO</text:p>
          </table:table-cell>
          <table:table-cell office:value-type="float" office:value="0.537777" calcext:value-type="float">
            <text:p>0.537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35+355</text:p>
          </table:table-cell>
          <table:table-cell office:value-type="float" office:value="219.48528" calcext:value-type="float">
            <text:p>219.48528</text:p>
          </table:table-cell>
          <table:table-cell office:value-type="float" office:value="35.32697" calcext:value-type="float">
            <text:p>35.32697</text:p>
          </table:table-cell>
          <table:table-cell office:value-type="string" calcext:value-type="string">
            <text:p>QSO</text:p>
          </table:table-cell>
          <table:table-cell office:value-type="float" office:value="0.536898" calcext:value-type="float">
            <text:p>0.5368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136.94+053333.5</text:p>
          </table:table-cell>
          <table:table-cell office:value-type="float" office:value="160.40389" calcext:value-type="float">
            <text:p>160.40389</text:p>
          </table:table-cell>
          <table:table-cell office:value-type="float" office:value="5.5592" calcext:value-type="float">
            <text:p>5.5592</text:p>
          </table:table-cell>
          <table:table-cell office:value-type="string" calcext:value-type="string">
            <text:p>QSO</text:p>
          </table:table-cell>
          <table:table-cell office:value-type="float" office:value="0.53638" calcext:value-type="float">
            <text:p>0.536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617.00+151202.5</text:p>
          </table:table-cell>
          <table:table-cell office:value-type="float" office:value="216.57083" calcext:value-type="float">
            <text:p>216.57083</text:p>
          </table:table-cell>
          <table:table-cell office:value-type="float" office:value="15.20071" calcext:value-type="float">
            <text:p>15.20071</text:p>
          </table:table-cell>
          <table:table-cell office:value-type="string" calcext:value-type="string">
            <text:p>G</text:p>
          </table:table-cell>
          <table:table-cell office:value-type="float" office:value="0.535301" calcext:value-type="float">
            <text:p>0.5353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131.98+601852.1</text:p>
          </table:table-cell>
          <table:table-cell office:value-type="float" office:value="220.3833" calcext:value-type="float">
            <text:p>220.3833</text:p>
          </table:table-cell>
          <table:table-cell office:value-type="float" office:value="60.31452" calcext:value-type="float">
            <text:p>60.31452</text:p>
          </table:table-cell>
          <table:table-cell office:value-type="string" calcext:value-type="string">
            <text:p>QSO</text:p>
          </table:table-cell>
          <table:table-cell office:value-type="float" office:value="0.535096" calcext:value-type="float">
            <text:p>0.535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653.40+271716.3</text:p>
          </table:table-cell>
          <table:table-cell office:value-type="float" office:value="261.72255" calcext:value-type="float">
            <text:p>261.72255</text:p>
          </table:table-cell>
          <table:table-cell office:value-type="float" office:value="27.28789" calcext:value-type="float">
            <text:p>27.28789</text:p>
          </table:table-cell>
          <table:table-cell office:value-type="string" calcext:value-type="string">
            <text:p>QSO</text:p>
          </table:table-cell>
          <table:table-cell office:value-type="float" office:value="0.535" calcext:value-type="float">
            <text:p>0.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1+391</text:p>
          </table:table-cell>
          <table:table-cell office:value-type="float" office:value="173.55533" calcext:value-type="float">
            <text:p>173.55533</text:p>
          </table:table-cell>
          <table:table-cell office:value-type="float" office:value="38.85475" calcext:value-type="float">
            <text:p>38.85475</text:p>
          </table:table-cell>
          <table:table-cell office:value-type="string" calcext:value-type="string">
            <text:p>QSO</text:p>
          </table:table-cell>
          <table:table-cell office:value-type="float" office:value="0.534896" calcext:value-type="float">
            <text:p>0.5348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227.15+044309.4</text:p>
          </table:table-cell>
          <table:table-cell office:value-type="float" office:value="135.61317" calcext:value-type="float">
            <text:p>135.61317</text:p>
          </table:table-cell>
          <table:table-cell office:value-type="float" office:value="4.71933" calcext:value-type="float">
            <text:p>4.71933</text:p>
          </table:table-cell>
          <table:table-cell office:value-type="string" calcext:value-type="string">
            <text:p>QSO</text:p>
          </table:table-cell>
          <table:table-cell office:value-type="float" office:value="0.533025" calcext:value-type="float">
            <text:p>0.533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9.41</text:p>
          </table:table-cell>
          <table:table-cell office:value-type="float" office:value="179.38955" calcext:value-type="float">
            <text:p>179.38955</text:p>
          </table:table-cell>
          <table:table-cell office:value-type="float" office:value="19.04084" calcext:value-type="float">
            <text:p>19.04084</text:p>
          </table:table-cell>
          <table:table-cell office:value-type="string" calcext:value-type="string">
            <text:p>G</text:p>
          </table:table-cell>
          <table:table-cell office:value-type="float" office:value="0.531173" calcext:value-type="float">
            <text:p>0.531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3047.0+263409</text:p>
          </table:table-cell>
          <table:table-cell office:value-type="float" office:value="112.69618" calcext:value-type="float">
            <text:p>112.69618</text:p>
          </table:table-cell>
          <table:table-cell office:value-type="float" office:value="26.56933" calcext:value-type="float">
            <text:p>26.56933</text:p>
          </table:table-cell>
          <table:table-cell office:value-type="string" calcext:value-type="string">
            <text:p>QSO</text:p>
          </table:table-cell>
          <table:table-cell office:value-type="float" office:value="0.531" calcext:value-type="float">
            <text:p>0.5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5716.5+364715</text:p>
          </table:table-cell>
          <table:table-cell office:value-type="float" office:value="194.31907" calcext:value-type="float">
            <text:p>194.31907</text:p>
          </table:table-cell>
          <table:table-cell office:value-type="float" office:value="36.78754" calcext:value-type="float">
            <text:p>36.78754</text:p>
          </table:table-cell>
          <table:table-cell office:value-type="string" calcext:value-type="string">
            <text:p>QSO</text:p>
          </table:table-cell>
          <table:table-cell office:value-type="float" office:value="0.530688" calcext:value-type="float">
            <text:p>0.530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32</text:p>
          </table:table-cell>
          <table:table-cell office:value-type="float" office:value="149.58729" calcext:value-type="float">
            <text:p>149.58729</text:p>
          </table:table-cell>
          <table:table-cell office:value-type="float" office:value="32.40061" calcext:value-type="float">
            <text:p>32.40061</text:p>
          </table:table-cell>
          <table:table-cell office:value-type="string" calcext:value-type="string">
            <text:p>QSO</text:p>
          </table:table-cell>
          <table:table-cell office:value-type="float" office:value="0.5306" calcext:value-type="float">
            <text:p>0.5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1.35</text:p>
          </table:table-cell>
          <table:table-cell office:value-type="float" office:value="256.36006" calcext:value-type="float">
            <text:p>256.36006</text:p>
          </table:table-cell>
          <table:table-cell office:value-type="float" office:value="51.15983" calcext:value-type="float">
            <text:p>51.15983</text:p>
          </table:table-cell>
          <table:table-cell office:value-type="string" calcext:value-type="string">
            <text:p>QSO</text:p>
          </table:table-cell>
          <table:table-cell office:value-type="float" office:value="0.5303" calcext:value-type="float">
            <text:p>0.53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9.30</text:p>
          </table:table-cell>
          <table:table-cell office:value-type="float" office:value="154.3278" calcext:value-type="float">
            <text:p>154.3278</text:p>
          </table:table-cell>
          <table:table-cell office:value-type="float" office:value="39.52252" calcext:value-type="float">
            <text:p>39.52252</text:p>
          </table:table-cell>
          <table:table-cell office:value-type="string" calcext:value-type="string">
            <text:p>QSO</text:p>
          </table:table-cell>
          <table:table-cell office:value-type="float" office:value="0.53019" calcext:value-type="float">
            <text:p>0.53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14+425</text:p>
          </table:table-cell>
          <table:table-cell office:value-type="float" office:value="124.56667" calcext:value-type="float">
            <text:p>124.56667</text:p>
          </table:table-cell>
          <table:table-cell office:value-type="float" office:value="42.37928" calcext:value-type="float">
            <text:p>42.37928</text:p>
          </table:table-cell>
          <table:table-cell office:value-type="string" calcext:value-type="string">
            <text:p>QSO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3504565+2331451</text:p>
          </table:table-cell>
          <table:table-cell office:value-type="float" office:value="207.69024" calcext:value-type="float">
            <text:p>207.69024</text:p>
          </table:table-cell>
          <table:table-cell office:value-type="float" office:value="23.52921" calcext:value-type="float">
            <text:p>23.52921</text:p>
          </table:table-cell>
          <table:table-cell office:value-type="string" calcext:value-type="string">
            <text:p>QSO</text:p>
          </table:table-cell>
          <table:table-cell office:value-type="float" office:value="0.5289" calcext:value-type="float">
            <text:p>0.5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240.7+373827</text:p>
          </table:table-cell>
          <table:table-cell office:value-type="float" office:value="158.16974" calcext:value-type="float">
            <text:p>158.16974</text:p>
          </table:table-cell>
          <table:table-cell office:value-type="float" office:value="37.64084" calcext:value-type="float">
            <text:p>37.64084</text:p>
          </table:table-cell>
          <table:table-cell office:value-type="string" calcext:value-type="string">
            <text:p>QSO</text:p>
          </table:table-cell>
          <table:table-cell office:value-type="float" office:value="0.528" calcext:value-type="float">
            <text:p>0.5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16+26B</text:p>
          </table:table-cell>
          <table:table-cell office:value-type="float" office:value="124.81924" calcext:value-type="float">
            <text:p>124.81924</text:p>
          </table:table-cell>
          <table:table-cell office:value-type="float" office:value="26.70089" calcext:value-type="float">
            <text:p>26.70089</text:p>
          </table:table-cell>
          <table:table-cell office:value-type="string" calcext:value-type="string">
            <text:p>QSO</text:p>
          </table:table-cell>
          <table:table-cell office:value-type="float" office:value="0.525719" calcext:value-type="float">
            <text:p>0.525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23+27A</text:p>
          </table:table-cell>
          <table:table-cell office:value-type="float" office:value="246.37787" calcext:value-type="float">
            <text:p>246.37787</text:p>
          </table:table-cell>
          <table:table-cell office:value-type="float" office:value="27.09621" calcext:value-type="float">
            <text:p>27.09621</text:p>
          </table:table-cell>
          <table:table-cell office:value-type="string" calcext:value-type="string">
            <text:p>QSO</text:p>
          </table:table-cell>
          <table:table-cell office:value-type="float" office:value="0.525704" calcext:value-type="float">
            <text:p>0.525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18+460</text:p>
          </table:table-cell>
          <table:table-cell office:value-type="float" office:value="185.27863" calcext:value-type="float">
            <text:p>185.27863</text:p>
          </table:table-cell>
          <table:table-cell office:value-type="float" office:value="45.81448" calcext:value-type="float">
            <text:p>45.81448</text:p>
          </table:table-cell>
          <table:table-cell office:value-type="string" calcext:value-type="string">
            <text:p>QSO</text:p>
          </table:table-cell>
          <table:table-cell office:value-type="float" office:value="0.525186" calcext:value-type="float">
            <text:p>0.525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08+409</text:p>
          </table:table-cell>
          <table:table-cell office:value-type="float" office:value="122.90533" calcext:value-type="float">
            <text:p>122.90533</text:p>
          </table:table-cell>
          <table:table-cell office:value-type="float" office:value="40.78955" calcext:value-type="float">
            <text:p>40.78955</text:p>
          </table:table-cell>
          <table:table-cell office:value-type="string" calcext:value-type="string">
            <text:p>UvES</text:p>
          </table:table-cell>
          <table:table-cell office:value-type="float" office:value="0.525" calcext:value-type="float">
            <text:p>0.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55+359</text:p>
          </table:table-cell>
          <table:table-cell office:value-type="float" office:value="194.37591" calcext:value-type="float">
            <text:p>194.37591</text:p>
          </table:table-cell>
          <table:table-cell office:value-type="float" office:value="35.72227" calcext:value-type="float">
            <text:p>35.72227</text:p>
          </table:table-cell>
          <table:table-cell office:value-type="string" calcext:value-type="string">
            <text:p>QSO</text:p>
          </table:table-cell>
          <table:table-cell office:value-type="float" office:value="0.524621" calcext:value-type="float">
            <text:p>0.5246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215+081</text:p>
          </table:table-cell>
          <table:table-cell office:value-type="float" office:value="184.4429" calcext:value-type="float">
            <text:p>184.4429</text:p>
          </table:table-cell>
          <table:table-cell office:value-type="float" office:value="7.86704" calcext:value-type="float">
            <text:p>7.86704</text:p>
          </table:table-cell>
          <table:table-cell office:value-type="string" calcext:value-type="string">
            <text:p>QSO</text:p>
          </table:table-cell>
          <table:table-cell office:value-type="float" office:value="0.524562" calcext:value-type="float">
            <text:p>0.5245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821.02+045059.4</text:p>
          </table:table-cell>
          <table:table-cell office:value-type="float" office:value="137.08757" calcext:value-type="float">
            <text:p>137.08757</text:p>
          </table:table-cell>
          <table:table-cell office:value-type="float" office:value="4.84986" calcext:value-type="float">
            <text:p>4.84986</text:p>
          </table:table-cell>
          <table:table-cell office:value-type="string" calcext:value-type="string">
            <text:p>QSO</text:p>
          </table:table-cell>
          <table:table-cell office:value-type="float" office:value="0.524153" calcext:value-type="float">
            <text:p>0.524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5305.53+044338.6</text:p>
          </table:table-cell>
          <table:table-cell office:value-type="float" office:value="208.27308" calcext:value-type="float">
            <text:p>208.27308</text:p>
          </table:table-cell>
          <table:table-cell office:value-type="float" office:value="4.72742" calcext:value-type="float">
            <text:p>4.72742</text:p>
          </table:table-cell>
          <table:table-cell office:value-type="string" calcext:value-type="string">
            <text:p>QSO</text:p>
          </table:table-cell>
          <table:table-cell office:value-type="float" office:value="0.522821" calcext:value-type="float">
            <text:p>0.5228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01+456B</text:p>
          </table:table-cell>
          <table:table-cell office:value-type="float" office:value="225.85223" calcext:value-type="float">
            <text:p>225.85223</text:p>
          </table:table-cell>
          <table:table-cell office:value-type="float" office:value="45.47889" calcext:value-type="float">
            <text:p>45.47889</text:p>
          </table:table-cell>
          <table:table-cell office:value-type="string" calcext:value-type="string">
            <text:p>QSO</text:p>
          </table:table-cell>
          <table:table-cell office:value-type="float" office:value="0.521304" calcext:value-type="float">
            <text:p>0.521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3116.54+492739.5</text:p>
          </table:table-cell>
          <table:table-cell office:value-type="float" office:value="247.81892" calcext:value-type="float">
            <text:p>247.81892</text:p>
          </table:table-cell>
          <table:table-cell office:value-type="float" office:value="49.46098" calcext:value-type="float">
            <text:p>49.46098</text:p>
          </table:table-cell>
          <table:table-cell office:value-type="string" calcext:value-type="string">
            <text:p>QSO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7.48</text:p>
          </table:table-cell>
          <table:table-cell office:value-type="float" office:value="138.52172" calcext:value-type="float">
            <text:p>138.52172</text:p>
          </table:table-cell>
          <table:table-cell office:value-type="float" office:value="17.2651" calcext:value-type="float">
            <text:p>17.2651</text:p>
          </table:table-cell>
          <table:table-cell office:value-type="string" calcext:value-type="string">
            <text:p>QSO</text:p>
          </table:table-cell>
          <table:table-cell office:value-type="float" office:value="0.519803" calcext:value-type="float">
            <text:p>0.519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546.63+361414.7</text:p>
          </table:table-cell>
          <table:table-cell office:value-type="float" office:value="223.94433" calcext:value-type="float">
            <text:p>223.94433</text:p>
          </table:table-cell>
          <table:table-cell office:value-type="float" office:value="36.23743" calcext:value-type="float">
            <text:p>36.23743</text:p>
          </table:table-cell>
          <table:table-cell office:value-type="string" calcext:value-type="string">
            <text:p>QSO</text:p>
          </table:table-cell>
          <table:table-cell office:value-type="float" office:value="0.519571" calcext:value-type="float">
            <text:p>0.5195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140.03+115440.3</text:p>
          </table:table-cell>
          <table:table-cell office:value-type="float" office:value="220.41685" calcext:value-type="float">
            <text:p>220.41685</text:p>
          </table:table-cell>
          <table:table-cell office:value-type="float" office:value="11.91118" calcext:value-type="float">
            <text:p>11.91118</text:p>
          </table:table-cell>
          <table:table-cell office:value-type="string" calcext:value-type="string">
            <text:p>QSO</text:p>
          </table:table-cell>
          <table:table-cell office:value-type="float" office:value="0.519481" calcext:value-type="float">
            <text:p>0.5194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3035.14+513232.0</text:p>
          </table:table-cell>
          <table:table-cell office:value-type="float" office:value="157.64636" calcext:value-type="float">
            <text:p>157.64636</text:p>
          </table:table-cell>
          <table:table-cell office:value-type="float" office:value="51.54227" calcext:value-type="float">
            <text:p>51.54227</text:p>
          </table:table-cell>
          <table:table-cell office:value-type="string" calcext:value-type="string">
            <text:p>G</text:p>
          </table:table-cell>
          <table:table-cell office:value-type="float" office:value="0.51845" calcext:value-type="float">
            <text:p>0.51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101.06+080505.4</text:p>
          </table:table-cell>
          <table:table-cell office:value-type="float" office:value="140.25444" calcext:value-type="float">
            <text:p>140.25444</text:p>
          </table:table-cell>
          <table:table-cell office:value-type="float" office:value="8.08491" calcext:value-type="float">
            <text:p>8.08491</text:p>
          </table:table-cell>
          <table:table-cell office:value-type="string" calcext:value-type="string">
            <text:p>QSO</text:p>
          </table:table-cell>
          <table:table-cell office:value-type="float" office:value="0.518334" calcext:value-type="float">
            <text:p>0.518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10+439</text:p>
          </table:table-cell>
          <table:table-cell office:value-type="float" office:value="108.40902" calcext:value-type="float">
            <text:p>108.40902</text:p>
          </table:table-cell>
          <table:table-cell office:value-type="float" office:value="43.82145" calcext:value-type="float">
            <text:p>43.82145</text:p>
          </table:table-cell>
          <table:table-cell office:value-type="string" calcext:value-type="string">
            <text:p>QSO</text:p>
          </table:table-cell>
          <table:table-cell office:value-type="float" office:value="0.518" calcext:value-type="float">
            <text:p>0.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656.67+173947.7</text:p>
          </table:table-cell>
          <table:table-cell office:value-type="float" office:value="134.23621" calcext:value-type="float">
            <text:p>134.23621</text:p>
          </table:table-cell>
          <table:table-cell office:value-type="float" office:value="17.66327" calcext:value-type="float">
            <text:p>17.66327</text:p>
          </table:table-cell>
          <table:table-cell office:value-type="string" calcext:value-type="string">
            <text:p>QSO</text:p>
          </table:table-cell>
          <table:table-cell office:value-type="float" office:value="0.516" calcext:value-type="float">
            <text:p>0.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157.08+542028.4</text:p>
          </table:table-cell>
          <table:table-cell office:value-type="float" office:value="187.98785" calcext:value-type="float">
            <text:p>187.98785</text:p>
          </table:table-cell>
          <table:table-cell office:value-type="float" office:value="54.34132" calcext:value-type="float">
            <text:p>54.34132</text:p>
          </table:table-cell>
          <table:table-cell office:value-type="string" calcext:value-type="string">
            <text:p>QSO</text:p>
          </table:table-cell>
          <table:table-cell office:value-type="float" office:value="0.515659" calcext:value-type="float">
            <text:p>0.5156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405.37+562040.8</text:p>
          </table:table-cell>
          <table:table-cell office:value-type="float" office:value="178.5224" calcext:value-type="float">
            <text:p>178.5224</text:p>
          </table:table-cell>
          <table:table-cell office:value-type="float" office:value="56.34469" calcext:value-type="float">
            <text:p>56.34469</text:p>
          </table:table-cell>
          <table:table-cell office:value-type="string" calcext:value-type="string">
            <text:p>QSO</text:p>
          </table:table-cell>
          <table:table-cell office:value-type="float" office:value="0.513645" calcext:value-type="float">
            <text:p>0.513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600.03+122240.5</text:p>
          </table:table-cell>
          <table:table-cell office:value-type="float" office:value="221.50014" calcext:value-type="float">
            <text:p>221.50014</text:p>
          </table:table-cell>
          <table:table-cell office:value-type="float" office:value="12.37792" calcext:value-type="float">
            <text:p>12.37792</text:p>
          </table:table-cell>
          <table:table-cell office:value-type="string" calcext:value-type="string">
            <text:p>QSO</text:p>
          </table:table-cell>
          <table:table-cell office:value-type="float" office:value="0.513352" calcext:value-type="float">
            <text:p>0.5133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29+27</text:p>
          </table:table-cell>
          <table:table-cell office:value-type="float" office:value="128.10664" calcext:value-type="float">
            <text:p>128.10664</text:p>
          </table:table-cell>
          <table:table-cell office:value-type="float" office:value="27.3823" calcext:value-type="float">
            <text:p>27.3823</text:p>
          </table:table-cell>
          <table:table-cell office:value-type="string" calcext:value-type="string">
            <text:p>QSO</text:p>
          </table:table-cell>
          <table:table-cell office:value-type="float" office:value="0.510143" calcext:value-type="float">
            <text:p>0.510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7.27</text:p>
          </table:table-cell>
          <table:table-cell office:value-type="float" office:value="121.05783" calcext:value-type="float">
            <text:p>121.05783</text:p>
          </table:table-cell>
          <table:table-cell office:value-type="float" office:value="47.07858" calcext:value-type="float">
            <text:p>47.07858</text:p>
          </table:table-cell>
          <table:table-cell office:value-type="string" calcext:value-type="string">
            <text:p>QSO</text:p>
          </table:table-cell>
          <table:table-cell office:value-type="float" office:value="0.509752" calcext:value-type="float">
            <text:p>0.509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70124.6+395437</text:p>
          </table:table-cell>
          <table:table-cell office:value-type="float" office:value="255.35264" calcext:value-type="float">
            <text:p>255.35264</text:p>
          </table:table-cell>
          <table:table-cell office:value-type="float" office:value="39.9103" calcext:value-type="float">
            <text:p>39.9103</text:p>
          </table:table-cell>
          <table:table-cell office:value-type="string" calcext:value-type="string">
            <text:p>QSO</text:p>
          </table:table-cell>
          <table:table-cell office:value-type="float" office:value="0.507397" calcext:value-type="float">
            <text:p>0.507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0138.73+361122.0</text:p>
          </table:table-cell>
          <table:table-cell office:value-type="float" office:value="210.41137" calcext:value-type="float">
            <text:p>210.41137</text:p>
          </table:table-cell>
          <table:table-cell office:value-type="float" office:value="36.18942" calcext:value-type="float">
            <text:p>36.18942</text:p>
          </table:table-cell>
          <table:table-cell office:value-type="string" calcext:value-type="string">
            <text:p>G</text:p>
          </table:table-cell>
          <table:table-cell office:value-type="float" office:value="0.506957" calcext:value-type="float">
            <text:p>0.5069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07+417</text:p>
          </table:table-cell>
          <table:table-cell office:value-type="float" office:value="122.74581" calcext:value-type="float">
            <text:p>122.74581</text:p>
          </table:table-cell>
          <table:table-cell office:value-type="float" office:value="41.56745" calcext:value-type="float">
            <text:p>41.56745</text:p>
          </table:table-cell>
          <table:table-cell office:value-type="string" calcext:value-type="string">
            <text:p>QSO</text:p>
          </table:table-cell>
          <table:table-cell office:value-type="float" office:value="0.50648" calcext:value-type="float">
            <text:p>0.50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823+033</text:p>
          </table:table-cell>
          <table:table-cell office:value-type="float" office:value="126.45974" calcext:value-type="float">
            <text:p>126.45974</text:p>
          </table:table-cell>
          <table:table-cell office:value-type="float" office:value="3.15681" calcext:value-type="float">
            <text:p>3.15681</text:p>
          </table:table-cell>
          <table:table-cell office:value-type="string" calcext:value-type="string">
            <text:p>QSO</text:p>
          </table:table-cell>
          <table:table-cell office:value-type="float" office:value="0.506" calcext:value-type="float">
            <text:p>0.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31+38A</text:p>
          </table:table-cell>
          <table:table-cell office:value-type="float" office:value="173.51616" calcext:value-type="float">
            <text:p>173.51616</text:p>
          </table:table-cell>
          <table:table-cell office:value-type="float" office:value="38.5979" calcext:value-type="float">
            <text:p>38.5979</text:p>
          </table:table-cell>
          <table:table-cell office:value-type="string" calcext:value-type="string">
            <text:p>G</text:p>
          </table:table-cell>
          <table:table-cell office:value-type="float" office:value="0.504538" calcext:value-type="float">
            <text:p>0.5045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039.61+580611.5</text:p>
          </table:table-cell>
          <table:table-cell office:value-type="float" office:value="157.66511" calcext:value-type="float">
            <text:p>157.66511</text:p>
          </table:table-cell>
          <table:table-cell office:value-type="float" office:value="58.1032" calcext:value-type="float">
            <text:p>58.1032</text:p>
          </table:table-cell>
          <table:table-cell office:value-type="string" calcext:value-type="string">
            <text:p>QSO</text:p>
          </table:table-cell>
          <table:table-cell office:value-type="float" office:value="0.504163" calcext:value-type="float">
            <text:p>0.504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3913.70+165626.4</text:p>
          </table:table-cell>
          <table:table-cell office:value-type="float" office:value="144.80708" calcext:value-type="float">
            <text:p>144.80708</text:p>
          </table:table-cell>
          <table:table-cell office:value-type="float" office:value="16.94061" calcext:value-type="float">
            <text:p>16.94061</text:p>
          </table:table-cell>
          <table:table-cell office:value-type="string" calcext:value-type="string">
            <text:p>QSO</text:p>
          </table:table-cell>
          <table:table-cell office:value-type="float" office:value="0.502006" calcext:value-type="float">
            <text:p>0.5020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7.38</text:p>
          </table:table-cell>
          <table:table-cell office:value-type="float" office:value="205.43709" calcext:value-type="float">
            <text:p>205.43709</text:p>
          </table:table-cell>
          <table:table-cell office:value-type="float" office:value="46.95499" calcext:value-type="float">
            <text:p>46.95499</text:p>
          </table:table-cell>
          <table:table-cell office:value-type="string" calcext:value-type="string">
            <text:p>QSO</text:p>
          </table:table-cell>
          <table:table-cell office:value-type="float" office:value="0.502" calcext:value-type="float">
            <text:p>0.5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70112.37+353353.3</text:p>
          </table:table-cell>
          <table:table-cell office:value-type="float" office:value="255.30155" calcext:value-type="float">
            <text:p>255.30155</text:p>
          </table:table-cell>
          <table:table-cell office:value-type="float" office:value="35.56483" calcext:value-type="float">
            <text:p>35.56483</text:p>
          </table:table-cell>
          <table:table-cell office:value-type="string" calcext:value-type="string">
            <text:p>QSO</text:p>
          </table:table-cell>
          <table:table-cell office:value-type="float" office:value="0.501284" calcext:value-type="float">
            <text:p>0.501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1243.35+482831.0</text:p>
          </table:table-cell>
          <table:table-cell office:value-type="float" office:value="198.18064" calcext:value-type="float">
            <text:p>198.18064</text:p>
          </table:table-cell>
          <table:table-cell office:value-type="float" office:value="48.47526" calcext:value-type="float">
            <text:p>48.47526</text:p>
          </table:table-cell>
          <table:table-cell office:value-type="string" calcext:value-type="string">
            <text:p>G</text:p>
          </table:table-cell>
          <table:table-cell office:value-type="float" office:value="0.501" calcext:value-type="float">
            <text:p>0.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32+394</text:p>
          </table:table-cell>
          <table:table-cell office:value-type="float" office:value="158.73258" calcext:value-type="float">
            <text:p>158.73258</text:p>
          </table:table-cell>
          <table:table-cell office:value-type="float" office:value="39.17886" calcext:value-type="float">
            <text:p>39.17886</text:p>
          </table:table-cell>
          <table:table-cell office:value-type="string" calcext:value-type="string">
            <text:p>QSO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07+455</text:p>
          </table:table-cell>
          <table:table-cell office:value-type="float" office:value="227.33033" calcext:value-type="float">
            <text:p>227.33033</text:p>
          </table:table-cell>
          <table:table-cell office:value-type="float" office:value="45.39718" calcext:value-type="float">
            <text:p>45.39718</text:p>
          </table:table-cell>
          <table:table-cell office:value-type="string" calcext:value-type="string">
            <text:p>QSO</text:p>
          </table:table-cell>
          <table:table-cell office:value-type="float" office:value="0.498905" calcext:value-type="float">
            <text:p>0.498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710.29+555557.3</text:p>
          </table:table-cell>
          <table:table-cell office:value-type="float" office:value="191.79287" calcext:value-type="float">
            <text:p>191.79287</text:p>
          </table:table-cell>
          <table:table-cell office:value-type="float" office:value="55.9326" calcext:value-type="float">
            <text:p>55.9326</text:p>
          </table:table-cell>
          <table:table-cell office:value-type="string" calcext:value-type="string">
            <text:p>QSO</text:p>
          </table:table-cell>
          <table:table-cell office:value-type="float" office:value="0.498132" calcext:value-type="float">
            <text:p>0.498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311.02+053516.2</text:p>
          </table:table-cell>
          <table:table-cell office:value-type="float" office:value="175.79596" calcext:value-type="float">
            <text:p>175.79596</text:p>
          </table:table-cell>
          <table:table-cell office:value-type="float" office:value="5.5878" calcext:value-type="float">
            <text:p>5.5878</text:p>
          </table:table-cell>
          <table:table-cell office:value-type="string" calcext:value-type="string">
            <text:p>QSO</text:p>
          </table:table-cell>
          <table:table-cell office:value-type="float" office:value="0.49711" calcext:value-type="float">
            <text:p>0.497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56+33</text:p>
          </table:table-cell>
          <table:table-cell office:value-type="float" office:value="134.88325" calcext:value-type="float">
            <text:p>134.88325</text:p>
          </table:table-cell>
          <table:table-cell office:value-type="float" office:value="33.06998" calcext:value-type="float">
            <text:p>33.06998</text:p>
          </table:table-cell>
          <table:table-cell office:value-type="string" calcext:value-type="string">
            <text:p>QSO</text:p>
          </table:table-cell>
          <table:table-cell office:value-type="float" office:value="0.496751" calcext:value-type="float">
            <text:p>0.4967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4+159</text:p>
          </table:table-cell>
          <table:table-cell office:value-type="float" office:value="241.77679" calcext:value-type="float">
            <text:p>241.77679</text:p>
          </table:table-cell>
          <table:table-cell office:value-type="float" office:value="15.85958" calcext:value-type="float">
            <text:p>15.85958</text:p>
          </table:table-cell>
          <table:table-cell office:value-type="string" calcext:value-type="string">
            <text:p>QSO</text:p>
          </table:table-cell>
          <table:table-cell office:value-type="float" office:value="0.496522" calcext:value-type="float">
            <text:p>0.4965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412.09+404811.8</text:p>
          </table:table-cell>
          <table:table-cell office:value-type="float" office:value="201.0504" calcext:value-type="float">
            <text:p>201.0504</text:p>
          </table:table-cell>
          <table:table-cell office:value-type="float" office:value="40.80327" calcext:value-type="float">
            <text:p>40.80327</text:p>
          </table:table-cell>
          <table:table-cell office:value-type="string" calcext:value-type="string">
            <text:p>QSO</text:p>
          </table:table-cell>
          <table:table-cell office:value-type="float" office:value="0.496" calcext:value-type="float">
            <text:p>0.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021.36+110434.7</text:p>
          </table:table-cell>
          <table:table-cell office:value-type="float" office:value="170.08905" calcext:value-type="float">
            <text:p>170.08905</text:p>
          </table:table-cell>
          <table:table-cell office:value-type="float" office:value="11.07633" calcext:value-type="float">
            <text:p>11.07633</text:p>
          </table:table-cell>
          <table:table-cell office:value-type="string" calcext:value-type="string">
            <text:p>QSO</text:p>
          </table:table-cell>
          <table:table-cell office:value-type="float" office:value="0.495815" calcext:value-type="float">
            <text:p>0.495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5.30</text:p>
          </table:table-cell>
          <table:table-cell office:value-type="float" office:value="239.32916" calcext:value-type="float">
            <text:p>239.32916</text:p>
          </table:table-cell>
          <table:table-cell office:value-type="float" office:value="45.37265" calcext:value-type="float">
            <text:p>45.37265</text:p>
          </table:table-cell>
          <table:table-cell office:value-type="string" calcext:value-type="string">
            <text:p>QSO</text:p>
          </table:table-cell>
          <table:table-cell office:value-type="float" office:value="0.495239" calcext:value-type="float">
            <text:p>0.4952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806.47+173934.2</text:p>
          </table:table-cell>
          <table:table-cell office:value-type="float" office:value="119.527" calcext:value-type="float">
            <text:p>119.527</text:p>
          </table:table-cell>
          <table:table-cell office:value-type="float" office:value="17.65961" calcext:value-type="float">
            <text:p>17.65961</text:p>
          </table:table-cell>
          <table:table-cell office:value-type="string" calcext:value-type="string">
            <text:p>*</text:p>
          </table:table-cell>
          <table:table-cell office:value-type="float" office:value="0.495" calcext:value-type="float">
            <text:p>0.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20+373</text:p>
          </table:table-cell>
          <table:table-cell office:value-type="float" office:value="185.79644" calcext:value-type="float">
            <text:p>185.79644</text:p>
          </table:table-cell>
          <table:table-cell office:value-type="float" office:value="37.11709" calcext:value-type="float">
            <text:p>37.11709</text:p>
          </table:table-cell>
          <table:table-cell office:value-type="string" calcext:value-type="string">
            <text:p>QSO</text:p>
          </table:table-cell>
          <table:table-cell office:value-type="float" office:value="0.490531" calcext:value-type="float">
            <text:p>0.4905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934.24+271156.3</text:p>
          </table:table-cell>
          <table:table-cell office:value-type="float" office:value="187.39268" calcext:value-type="float">
            <text:p>187.39268</text:p>
          </table:table-cell>
          <table:table-cell office:value-type="float" office:value="27.199" calcext:value-type="float">
            <text:p>27.199</text:p>
          </table:table-cell>
          <table:table-cell office:value-type="string" calcext:value-type="string">
            <text:p>G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50+33</text:p>
          </table:table-cell>
          <table:table-cell office:value-type="float" office:value="193.16786" calcext:value-type="float">
            <text:p>193.16786</text:p>
          </table:table-cell>
          <table:table-cell office:value-type="float" office:value="33.18283" calcext:value-type="float">
            <text:p>33.18283</text:p>
          </table:table-cell>
          <table:table-cell office:value-type="string" calcext:value-type="string">
            <text:p>QSO</text:p>
          </table:table-cell>
          <table:table-cell office:value-type="float" office:value="0.489176" calcext:value-type="float">
            <text:p>0.489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2106.0+385522</text:p>
          </table:table-cell>
          <table:table-cell office:value-type="float" office:value="215.27513" calcext:value-type="float">
            <text:p>215.27513</text:p>
          </table:table-cell>
          <table:table-cell office:value-type="float" office:value="38.92301" calcext:value-type="float">
            <text:p>38.92301</text:p>
          </table:table-cell>
          <table:table-cell office:value-type="string" calcext:value-type="string">
            <text:p>QSO</text:p>
          </table:table-cell>
          <table:table-cell office:value-type="float" office:value="0.489165" calcext:value-type="float">
            <text:p>0.489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317.90+090037.9</text:p>
          </table:table-cell>
          <table:table-cell office:value-type="float" office:value="240.82463" calcext:value-type="float">
            <text:p>240.82463</text:p>
          </table:table-cell>
          <table:table-cell office:value-type="float" office:value="9.01054" calcext:value-type="float">
            <text:p>9.01054</text:p>
          </table:table-cell>
          <table:table-cell office:value-type="string" calcext:value-type="string">
            <text:p>QSO</text:p>
          </table:table-cell>
          <table:table-cell office:value-type="float" office:value="0.488728" calcext:value-type="float">
            <text:p>0.488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08+425</text:p>
          </table:table-cell>
          <table:table-cell office:value-type="float" office:value="227.57427" calcext:value-type="float">
            <text:p>227.57427</text:p>
          </table:table-cell>
          <table:table-cell office:value-type="float" office:value="42.36529" calcext:value-type="float">
            <text:p>42.36529</text:p>
          </table:table-cell>
          <table:table-cell office:value-type="string" calcext:value-type="string">
            <text:p>QSO</text:p>
          </table:table-cell>
          <table:table-cell office:value-type="float" office:value="0.488107" calcext:value-type="float">
            <text:p>0.488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1309.4+365606</text:p>
          </table:table-cell>
          <table:table-cell office:value-type="float" office:value="108.2895" calcext:value-type="float">
            <text:p>108.2895</text:p>
          </table:table-cell>
          <table:table-cell office:value-type="float" office:value="36.93522" calcext:value-type="float">
            <text:p>36.93522</text:p>
          </table:table-cell>
          <table:table-cell office:value-type="string" calcext:value-type="string">
            <text:p>QSO</text:p>
          </table:table-cell>
          <table:table-cell office:value-type="float" office:value="0.487" calcext:value-type="float">
            <text:p>0.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54+33</text:p>
          </table:table-cell>
          <table:table-cell office:value-type="float" office:value="179.25247" calcext:value-type="float">
            <text:p>179.25247</text:p>
          </table:table-cell>
          <table:table-cell office:value-type="float" office:value="32.74941" calcext:value-type="float">
            <text:p>32.74941</text:p>
          </table:table-cell>
          <table:table-cell office:value-type="string" calcext:value-type="string">
            <text:p>QSO</text:p>
          </table:table-cell>
          <table:table-cell office:value-type="float" office:value="0.486534" calcext:value-type="float">
            <text:p>0.486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609.96+082922.1</text:p>
          </table:table-cell>
          <table:table-cell office:value-type="float" office:value="169.04156" calcext:value-type="float">
            <text:p>169.04156</text:p>
          </table:table-cell>
          <table:table-cell office:value-type="float" office:value="8.48945" calcext:value-type="float">
            <text:p>8.48945</text:p>
          </table:table-cell>
          <table:table-cell office:value-type="string" calcext:value-type="string">
            <text:p>QSO</text:p>
          </table:table-cell>
          <table:table-cell office:value-type="float" office:value="0.486" calcext:value-type="float">
            <text:p>0.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250+38A</text:p>
          </table:table-cell>
          <table:table-cell office:value-type="float" office:value="193.13185" calcext:value-type="float">
            <text:p>193.13185</text:p>
          </table:table-cell>
          <table:table-cell office:value-type="float" office:value="38.17875" calcext:value-type="float">
            <text:p>38.17875</text:p>
          </table:table-cell>
          <table:table-cell office:value-type="string" calcext:value-type="string">
            <text:p>QSO</text:p>
          </table:table-cell>
          <table:table-cell office:value-type="float" office:value="0.485169" calcext:value-type="float">
            <text:p>0.485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32338.37+645212.6</text:p>
          </table:table-cell>
          <table:table-cell office:value-type="float" office:value="200.90989" calcext:value-type="float">
            <text:p>200.90989</text:p>
          </table:table-cell>
          <table:table-cell office:value-type="float" office:value="64.87017" calcext:value-type="float">
            <text:p>64.87017</text:p>
          </table:table-cell>
          <table:table-cell office:value-type="string" calcext:value-type="string">
            <text:p>QSO</text:p>
          </table:table-cell>
          <table:table-cell office:value-type="float" office:value="0.485" calcext:value-type="float">
            <text:p>0.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18+423</text:p>
          </table:table-cell>
          <table:table-cell office:value-type="float" office:value="230.16504" calcext:value-type="float">
            <text:p>230.16504</text:p>
          </table:table-cell>
          <table:table-cell office:value-type="float" office:value="42.18581" calcext:value-type="float">
            <text:p>42.18581</text:p>
          </table:table-cell>
          <table:table-cell office:value-type="string" calcext:value-type="string">
            <text:p>G</text:p>
          </table:table-cell>
          <table:table-cell office:value-type="float" office:value="0.484" calcext:value-type="float">
            <text:p>0.4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353.73+142920.1</text:p>
          </table:table-cell>
          <table:table-cell office:value-type="float" office:value="133.47383" calcext:value-type="float">
            <text:p>133.47383</text:p>
          </table:table-cell>
          <table:table-cell office:value-type="float" office:value="14.48897" calcext:value-type="float">
            <text:p>14.48897</text:p>
          </table:table-cell>
          <table:table-cell office:value-type="string" calcext:value-type="string">
            <text:p>QSO</text:p>
          </table:table-cell>
          <table:table-cell office:value-type="float" office:value="0.483787" calcext:value-type="float">
            <text:p>0.483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3818.6+410548</text:p>
          </table:table-cell>
          <table:table-cell office:value-type="float" office:value="234.57744" calcext:value-type="float">
            <text:p>234.57744</text:p>
          </table:table-cell>
          <table:table-cell office:value-type="float" office:value="41.09674" calcext:value-type="float">
            <text:p>41.09674</text:p>
          </table:table-cell>
          <table:table-cell office:value-type="string" calcext:value-type="string">
            <text:p>QSO</text:p>
          </table:table-cell>
          <table:table-cell office:value-type="float" office:value="0.480789" calcext:value-type="float">
            <text:p>0.4807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5.23</text:p>
          </table:table-cell>
          <table:table-cell office:value-type="float" office:value="136.5619" calcext:value-type="float">
            <text:p>136.5619</text:p>
          </table:table-cell>
          <table:table-cell office:value-type="float" office:value="25.62635" calcext:value-type="float">
            <text:p>25.62635</text:p>
          </table:table-cell>
          <table:table-cell office:value-type="string" calcext:value-type="string">
            <text:p>QSO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2+475</text:p>
          </table:table-cell>
          <table:table-cell office:value-type="float" office:value="148.91757" calcext:value-type="float">
            <text:p>148.91757</text:p>
          </table:table-cell>
          <table:table-cell office:value-type="float" office:value="47.36517" calcext:value-type="float">
            <text:p>47.36517</text:p>
          </table:table-cell>
          <table:table-cell office:value-type="string" calcext:value-type="string">
            <text:p>QSO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5626.47+132541.2</text:p>
          </table:table-cell>
          <table:table-cell office:value-type="float" office:value="119.11021" calcext:value-type="float">
            <text:p>119.11021</text:p>
          </table:table-cell>
          <table:table-cell office:value-type="float" office:value="13.42811" calcext:value-type="float">
            <text:p>13.42811</text:p>
          </table:table-cell>
          <table:table-cell office:value-type="string" calcext:value-type="string">
            <text:p>QSO</text:p>
          </table:table-cell>
          <table:table-cell office:value-type="float" office:value="0.47913" calcext:value-type="float">
            <text:p>0.47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6+353</text:p>
          </table:table-cell>
          <table:table-cell office:value-type="float" office:value="237.07467" calcext:value-type="float">
            <text:p>237.07467</text:p>
          </table:table-cell>
          <table:table-cell office:value-type="float" office:value="35.19114" calcext:value-type="float">
            <text:p>35.19114</text:p>
          </table:table-cell>
          <table:table-cell office:value-type="string" calcext:value-type="string">
            <text:p>QSO</text:p>
          </table:table-cell>
          <table:table-cell office:value-type="float" office:value="0.479014" calcext:value-type="float">
            <text:p>0.479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1+412</text:p>
          </table:table-cell>
          <table:table-cell office:value-type="float" office:value="148.73098" calcext:value-type="float">
            <text:p>148.73098</text:p>
          </table:table-cell>
          <table:table-cell office:value-type="float" office:value="40.98725" calcext:value-type="float">
            <text:p>40.98725</text:p>
          </table:table-cell>
          <table:table-cell office:value-type="string" calcext:value-type="string">
            <text:p>QSO</text:p>
          </table:table-cell>
          <table:table-cell office:value-type="float" office:value="0.477973" calcext:value-type="float">
            <text:p>0.477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0240.6+263138</text:p>
          </table:table-cell>
          <table:table-cell office:value-type="float" office:value="180.6695" calcext:value-type="float">
            <text:p>180.6695</text:p>
          </table:table-cell>
          <table:table-cell office:value-type="float" office:value="26.52739" calcext:value-type="float">
            <text:p>26.52739</text:p>
          </table:table-cell>
          <table:table-cell office:value-type="string" calcext:value-type="string">
            <text:p>QSO</text:p>
          </table:table-cell>
          <table:table-cell office:value-type="float" office:value="0.47607" calcext:value-type="float">
            <text:p>0.47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202.08+514252.5</text:p>
          </table:table-cell>
          <table:table-cell office:value-type="float" office:value="223.0087" calcext:value-type="float">
            <text:p>223.0087</text:p>
          </table:table-cell>
          <table:table-cell office:value-type="float" office:value="51.71458" calcext:value-type="float">
            <text:p>51.71458</text:p>
          </table:table-cell>
          <table:table-cell office:value-type="string" calcext:value-type="string">
            <text:p>QSO</text:p>
          </table:table-cell>
          <table:table-cell office:value-type="float" office:value="0.475232" calcext:value-type="float">
            <text:p>0.475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31+442</text:p>
          </table:table-cell>
          <table:table-cell office:value-type="float" office:value="128.7425" calcext:value-type="float">
            <text:p>128.7425</text:p>
          </table:table-cell>
          <table:table-cell office:value-type="float" office:value="44.06059" calcext:value-type="float">
            <text:p>44.06059</text:p>
          </table:table-cell>
          <table:table-cell office:value-type="string" calcext:value-type="string">
            <text:p>QSO</text:p>
          </table:table-cell>
          <table:table-cell office:value-type="float" office:value="0.475" calcext:value-type="float">
            <text:p>0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3208.35+040157.0</text:p>
          </table:table-cell>
          <table:table-cell office:value-type="float" office:value="158.03488" calcext:value-type="float">
            <text:p>158.03488</text:p>
          </table:table-cell>
          <table:table-cell office:value-type="float" office:value="4.03252" calcext:value-type="float">
            <text:p>4.03252</text:p>
          </table:table-cell>
          <table:table-cell office:value-type="string" calcext:value-type="string">
            <text:p>G</text:p>
          </table:table-cell>
          <table:table-cell office:value-type="float" office:value="0.475" calcext:value-type="float">
            <text:p>0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4312.12+612210.7</text:p>
          </table:table-cell>
          <table:table-cell office:value-type="float" office:value="175.80041" calcext:value-type="float">
            <text:p>175.80041</text:p>
          </table:table-cell>
          <table:table-cell office:value-type="float" office:value="61.36966" calcext:value-type="float">
            <text:p>61.36966</text:p>
          </table:table-cell>
          <table:table-cell office:value-type="string" calcext:value-type="string">
            <text:p>QSO</text:p>
          </table:table-cell>
          <table:table-cell office:value-type="float" office:value="0.475" calcext:value-type="float">
            <text:p>0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16+40</text:p>
          </table:table-cell>
          <table:table-cell office:value-type="float" office:value="214.74525" calcext:value-type="float">
            <text:p>214.74525</text:p>
          </table:table-cell>
          <table:table-cell office:value-type="float" office:value="39.77744" calcext:value-type="float">
            <text:p>39.77744</text:p>
          </table:table-cell>
          <table:table-cell office:value-type="string" calcext:value-type="string">
            <text:p>QSO</text:p>
          </table:table-cell>
          <table:table-cell office:value-type="float" office:value="0.474267" calcext:value-type="float">
            <text:p>0.474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39+498</text:p>
          </table:table-cell>
          <table:table-cell office:value-type="float" office:value="190.41552" calcext:value-type="float">
            <text:p>190.41552</text:p>
          </table:table-cell>
          <table:table-cell office:value-type="float" office:value="49.5682" calcext:value-type="float">
            <text:p>49.5682</text:p>
          </table:table-cell>
          <table:table-cell office:value-type="string" calcext:value-type="string">
            <text:p>QSO</text:p>
          </table:table-cell>
          <table:table-cell office:value-type="float" office:value="0.474172" calcext:value-type="float">
            <text:p>0.4741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036+054</text:p>
          </table:table-cell>
          <table:table-cell office:value-type="float" office:value="159.69492" calcext:value-type="float">
            <text:p>159.69492</text:p>
          </table:table-cell>
          <table:table-cell office:value-type="float" office:value="5.20808" calcext:value-type="float">
            <text:p>5.20808</text:p>
          </table:table-cell>
          <table:table-cell office:value-type="string" calcext:value-type="string">
            <text:p>QSO</text:p>
          </table:table-cell>
          <table:table-cell office:value-type="float" office:value="0.473" calcext:value-type="float">
            <text:p>0.4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607+26</text:p>
          </table:table-cell>
          <table:table-cell office:value-type="float" office:value="242.3055" calcext:value-type="float">
            <text:p>242.3055</text:p>
          </table:table-cell>
          <table:table-cell office:value-type="float" office:value="26.6914" calcext:value-type="float">
            <text:p>26.6914</text:p>
          </table:table-cell>
          <table:table-cell office:value-type="string" calcext:value-type="string">
            <text:p>G</text:p>
          </table:table-cell>
          <table:table-cell office:value-type="float" office:value="0.473" calcext:value-type="float">
            <text:p>0.4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12+39</text:p>
          </table:table-cell>
          <table:table-cell office:value-type="float" office:value="213.76359" calcext:value-type="float">
            <text:p>213.76359</text:p>
          </table:table-cell>
          <table:table-cell office:value-type="float" office:value="38.98795" calcext:value-type="float">
            <text:p>38.98795</text:p>
          </table:table-cell>
          <table:table-cell office:value-type="string" calcext:value-type="string">
            <text:p>G</text:p>
          </table:table-cell>
          <table:table-cell office:value-type="float" office:value="0.470557" calcext:value-type="float">
            <text:p>0.4705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50+455</text:p>
          </table:table-cell>
          <table:table-cell office:value-type="float" office:value="223.10281" calcext:value-type="float">
            <text:p>223.10281</text:p>
          </table:table-cell>
          <table:table-cell office:value-type="float" office:value="45.37324" calcext:value-type="float">
            <text:p>45.37324</text:p>
          </table:table-cell>
          <table:table-cell office:value-type="string" calcext:value-type="string">
            <text:p>QSO</text:p>
          </table:table-cell>
          <table:table-cell office:value-type="float" office:value="0.468059" calcext:value-type="float">
            <text:p>0.468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40</text:p>
          </table:table-cell>
          <table:table-cell office:value-type="float" office:value="154.45576" calcext:value-type="float">
            <text:p>154.45576</text:p>
          </table:table-cell>
          <table:table-cell office:value-type="float" office:value="27.53448" calcext:value-type="float">
            <text:p>27.53448</text:p>
          </table:table-cell>
          <table:table-cell office:value-type="string" calcext:value-type="string">
            <text:p>QSO</text:p>
          </table:table-cell>
          <table:table-cell office:value-type="float" office:value="0.46805" calcext:value-type="float">
            <text:p>0.46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4845.67+554057.4</text:p>
          </table:table-cell>
          <table:table-cell office:value-type="float" office:value="177.19034" calcext:value-type="float">
            <text:p>177.19034</text:p>
          </table:table-cell>
          <table:table-cell office:value-type="float" office:value="55.68252" calcext:value-type="float">
            <text:p>55.68252</text:p>
          </table:table-cell>
          <table:table-cell office:value-type="string" calcext:value-type="string">
            <text:p>G</text:p>
          </table:table-cell>
          <table:table-cell office:value-type="float" office:value="0.464433" calcext:value-type="float">
            <text:p>0.4644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CS 098</text:p>
          </table:table-cell>
          <table:table-cell office:value-type="float" office:value="212.8355" calcext:value-type="float">
            <text:p>212.8355</text:p>
          </table:table-cell>
          <table:table-cell office:value-type="float" office:value="52.20277" calcext:value-type="float">
            <text:p>52.20277</text:p>
          </table:table-cell>
          <table:table-cell office:value-type="string" calcext:value-type="string">
            <text:p>G</text:p>
          </table:table-cell>
          <table:table-cell office:value-type="float" office:value="0.4641" calcext:value-type="float">
            <text:p>0.46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2.44</text:p>
          </table:table-cell>
          <table:table-cell office:value-type="float" office:value="257.47922" calcext:value-type="float">
            <text:p>257.47922</text:p>
          </table:table-cell>
          <table:table-cell office:value-type="float" office:value="22.61548" calcext:value-type="float">
            <text:p>22.61548</text:p>
          </table:table-cell>
          <table:table-cell office:value-type="string" calcext:value-type="string">
            <text:p>QSO</text:p>
          </table:table-cell>
          <table:table-cell office:value-type="float" office:value="0.464" calcext:value-type="float">
            <text:p>0.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1544.02+122707.0</text:p>
          </table:table-cell>
          <table:table-cell office:value-type="float" office:value="153.93343" calcext:value-type="float">
            <text:p>153.93343</text:p>
          </table:table-cell>
          <table:table-cell office:value-type="float" office:value="12.45196" calcext:value-type="float">
            <text:p>12.45196</text:p>
          </table:table-cell>
          <table:table-cell office:value-type="string" calcext:value-type="string">
            <text:p>QSO</text:p>
          </table:table-cell>
          <table:table-cell office:value-type="float" office:value="0.463" calcext:value-type="float">
            <text:p>0.4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3714.49+230040.5</text:p>
          </table:table-cell>
          <table:table-cell office:value-type="float" office:value="234.31042" calcext:value-type="float">
            <text:p>234.31042</text:p>
          </table:table-cell>
          <table:table-cell office:value-type="float" office:value="23.01125" calcext:value-type="float">
            <text:p>23.01125</text:p>
          </table:table-cell>
          <table:table-cell office:value-type="string" calcext:value-type="string">
            <text:p>QSO</text:p>
          </table:table-cell>
          <table:table-cell office:value-type="float" office:value="0.462524" calcext:value-type="float">
            <text:p>0.4625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4541.6+314256</text:p>
          </table:table-cell>
          <table:table-cell office:value-type="float" office:value="116.42363" calcext:value-type="float">
            <text:p>116.42363</text:p>
          </table:table-cell>
          <table:table-cell office:value-type="float" office:value="31.71573" calcext:value-type="float">
            <text:p>31.71573</text:p>
          </table:table-cell>
          <table:table-cell office:value-type="string" calcext:value-type="string">
            <text:p>QSO</text:p>
          </table:table-cell>
          <table:table-cell office:value-type="float" office:value="0.46108" calcext:value-type="float">
            <text:p>0.46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8.41</text:p>
          </table:table-cell>
          <table:table-cell office:value-type="float" office:value="227.76635" calcext:value-type="float">
            <text:p>227.76635</text:p>
          </table:table-cell>
          <table:table-cell office:value-type="float" office:value="18.06243" calcext:value-type="float">
            <text:p>18.06243</text:p>
          </table:table-cell>
          <table:table-cell office:value-type="string" calcext:value-type="string">
            <text:p>QSO</text:p>
          </table:table-cell>
          <table:table-cell office:value-type="float" office:value="0.461" calcext:value-type="float">
            <text:p>0.4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753.51+000517.9</text:p>
          </table:table-cell>
          <table:table-cell office:value-type="float" office:value="171.97301" calcext:value-type="float">
            <text:p>171.97301</text:p>
          </table:table-cell>
          <table:table-cell office:value-type="float" office:value="0.0883" calcext:value-type="float">
            <text:p>0.0883</text:p>
          </table:table-cell>
          <table:table-cell office:value-type="string" calcext:value-type="string">
            <text:p>QSO</text:p>
          </table:table-cell>
          <table:table-cell office:value-type="float" office:value="0.45952" calcext:value-type="float">
            <text:p>0.459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8+113</text:p>
          </table:table-cell>
          <table:table-cell office:value-type="float" office:value="242.63932" calcext:value-type="float">
            <text:p>242.63932</text:p>
          </table:table-cell>
          <table:table-cell office:value-type="float" office:value="11.25853" calcext:value-type="float">
            <text:p>11.25853</text:p>
          </table:table-cell>
          <table:table-cell office:value-type="string" calcext:value-type="string">
            <text:p>QSO</text:p>
          </table:table-cell>
          <table:table-cell office:value-type="float" office:value="0.457" calcext:value-type="float">
            <text:p>0.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654.15+051713.2</text:p>
          </table:table-cell>
          <table:table-cell office:value-type="float" office:value="164.22567" calcext:value-type="float">
            <text:p>164.22567</text:p>
          </table:table-cell>
          <table:table-cell office:value-type="float" office:value="5.28703" calcext:value-type="float">
            <text:p>5.28703</text:p>
          </table:table-cell>
          <table:table-cell office:value-type="string" calcext:value-type="string">
            <text:p>QSO</text:p>
          </table:table-cell>
          <table:table-cell office:value-type="float" office:value="0.456517" calcext:value-type="float">
            <text:p>0.4565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11+533</text:p>
          </table:table-cell>
          <table:table-cell office:value-type="float" office:value="213.35112" calcext:value-type="float">
            <text:p>213.35112</text:p>
          </table:table-cell>
          <table:table-cell office:value-type="float" office:value="53.09081" calcext:value-type="float">
            <text:p>53.09081</text:p>
          </table:table-cell>
          <table:table-cell office:value-type="string" calcext:value-type="string">
            <text:p>QSO</text:p>
          </table:table-cell>
          <table:table-cell office:value-type="float" office:value="0.456344" calcext:value-type="float">
            <text:p>0.4563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1147.76+334916.8</text:p>
          </table:table-cell>
          <table:table-cell office:value-type="float" office:value="137.94901" calcext:value-type="float">
            <text:p>137.94901</text:p>
          </table:table-cell>
          <table:table-cell office:value-type="float" office:value="33.82133" calcext:value-type="float">
            <text:p>33.82133</text:p>
          </table:table-cell>
          <table:table-cell office:value-type="string" calcext:value-type="string">
            <text:p>G</text:p>
          </table:table-cell>
          <table:table-cell office:value-type="float" office:value="0.456101" calcext:value-type="float">
            <text:p>0.456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319.43+155251.6</text:p>
          </table:table-cell>
          <table:table-cell office:value-type="float" office:value="198.33102" calcext:value-type="float">
            <text:p>198.33102</text:p>
          </table:table-cell>
          <table:table-cell office:value-type="float" office:value="15.88099" calcext:value-type="float">
            <text:p>15.88099</text:p>
          </table:table-cell>
          <table:table-cell office:value-type="string" calcext:value-type="string">
            <text:p>QSO</text:p>
          </table:table-cell>
          <table:table-cell office:value-type="float" office:value="0.4559" calcext:value-type="float">
            <text:p>0.4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208.38+282401.6</text:p>
          </table:table-cell>
          <table:table-cell office:value-type="float" office:value="260.5349" calcext:value-type="float">
            <text:p>260.5349</text:p>
          </table:table-cell>
          <table:table-cell office:value-type="float" office:value="28.40042" calcext:value-type="float">
            <text:p>28.40042</text:p>
          </table:table-cell>
          <table:table-cell office:value-type="string" calcext:value-type="string">
            <text:p>QSO</text:p>
          </table:table-cell>
          <table:table-cell office:value-type="float" office:value="0.455721" calcext:value-type="float">
            <text:p>0.455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010+29</text:p>
          </table:table-cell>
          <table:table-cell office:value-type="float" office:value="153.43452" calcext:value-type="float">
            <text:p>153.43452</text:p>
          </table:table-cell>
          <table:table-cell office:value-type="float" office:value="29.31665" calcext:value-type="float">
            <text:p>29.31665</text:p>
          </table:table-cell>
          <table:table-cell office:value-type="string" calcext:value-type="string">
            <text:p>*</text:p>
          </table:table-cell>
          <table:table-cell office:value-type="float" office:value="0.455" calcext:value-type="float">
            <text:p>0.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830.61+080422.8</text:p>
          </table:table-cell>
          <table:table-cell office:value-type="float" office:value="134.62756" calcext:value-type="float">
            <text:p>134.62756</text:p>
          </table:table-cell>
          <table:table-cell office:value-type="float" office:value="8.07302" calcext:value-type="float">
            <text:p>8.07302</text:p>
          </table:table-cell>
          <table:table-cell office:value-type="string" calcext:value-type="string">
            <text:p>QSO</text:p>
          </table:table-cell>
          <table:table-cell office:value-type="float" office:value="0.454795" calcext:value-type="float">
            <text:p>0.454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102.49+435637.6</text:p>
          </table:table-cell>
          <table:table-cell office:value-type="float" office:value="232.76034" calcext:value-type="float">
            <text:p>232.76034</text:p>
          </table:table-cell>
          <table:table-cell office:value-type="float" office:value="43.94379" calcext:value-type="float">
            <text:p>43.94379</text:p>
          </table:table-cell>
          <table:table-cell office:value-type="string" calcext:value-type="string">
            <text:p>QSO</text:p>
          </table:table-cell>
          <table:table-cell office:value-type="float" office:value="0.45237" calcext:value-type="float">
            <text:p>0.45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02+492</text:p>
          </table:table-cell>
          <table:table-cell office:value-type="float" office:value="181.15075" calcext:value-type="float">
            <text:p>181.15075</text:p>
          </table:table-cell>
          <table:table-cell office:value-type="float" office:value="48.94833" calcext:value-type="float">
            <text:p>48.94833</text:p>
          </table:table-cell>
          <table:table-cell office:value-type="string" calcext:value-type="string">
            <text:p>QSO</text:p>
          </table:table-cell>
          <table:table-cell office:value-type="float" office:value="0.451658" calcext:value-type="float">
            <text:p>0.451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3312.75+625950.4</text:p>
          </table:table-cell>
          <table:table-cell office:value-type="float" office:value="203.30314" calcext:value-type="float">
            <text:p>203.30314</text:p>
          </table:table-cell>
          <table:table-cell office:value-type="float" office:value="62.99737" calcext:value-type="float">
            <text:p>62.99737</text:p>
          </table:table-cell>
          <table:table-cell office:value-type="string" calcext:value-type="string">
            <text:p>QSO</text:p>
          </table:table-cell>
          <table:table-cell office:value-type="float" office:value="0.451129" calcext:value-type="float">
            <text:p>0.4511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803.19+565411.6</text:p>
          </table:table-cell>
          <table:table-cell office:value-type="float" office:value="177.01325" calcext:value-type="float">
            <text:p>177.01325</text:p>
          </table:table-cell>
          <table:table-cell office:value-type="float" office:value="56.90317" calcext:value-type="float">
            <text:p>56.90317</text:p>
          </table:table-cell>
          <table:table-cell office:value-type="string" calcext:value-type="string">
            <text:p>QSO</text:p>
          </table:table-cell>
          <table:table-cell office:value-type="float" office:value="0.451046" calcext:value-type="float">
            <text:p>0.4510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333.34+085944.1</text:p>
          </table:table-cell>
          <table:table-cell office:value-type="float" office:value="210.889" calcext:value-type="float">
            <text:p>210.889</text:p>
          </table:table-cell>
          <table:table-cell office:value-type="float" office:value="8.99558" calcext:value-type="float">
            <text:p>8.99558</text:p>
          </table:table-cell>
          <table:table-cell office:value-type="string" calcext:value-type="string">
            <text:p>G</text:p>
          </table:table-cell>
          <table:table-cell office:value-type="float" office:value="0.450218" calcext:value-type="float">
            <text:p>0.4502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5.32</text:p>
          </table:table-cell>
          <table:table-cell office:value-type="float" office:value="210.83016" calcext:value-type="float">
            <text:p>210.83016</text:p>
          </table:table-cell>
          <table:table-cell office:value-type="float" office:value="35.13663" calcext:value-type="float">
            <text:p>35.13663</text:p>
          </table:table-cell>
          <table:table-cell office:value-type="string" calcext:value-type="string">
            <text:p>G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35+455</text:p>
          </table:table-cell>
          <table:table-cell office:value-type="float" office:value="144.64453" calcext:value-type="float">
            <text:p>144.64453</text:p>
          </table:table-cell>
          <table:table-cell office:value-type="float" office:value="45.33994" calcext:value-type="float">
            <text:p>45.33994</text:p>
          </table:table-cell>
          <table:table-cell office:value-type="string" calcext:value-type="string">
            <text:p>QSO</text:p>
          </table:table-cell>
          <table:table-cell office:value-type="float" office:value="0.449782" calcext:value-type="float">
            <text:p>0.449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5+385</text:p>
          </table:table-cell>
          <table:table-cell office:value-type="float" office:value="214.41852" calcext:value-type="float">
            <text:p>214.41852</text:p>
          </table:table-cell>
          <table:table-cell office:value-type="float" office:value="38.30587" calcext:value-type="float">
            <text:p>38.30587</text:p>
          </table:table-cell>
          <table:table-cell office:value-type="string" calcext:value-type="string">
            <text:p>QSO</text:p>
          </table:table-cell>
          <table:table-cell office:value-type="float" office:value="0.449724" calcext:value-type="float">
            <text:p>0.4497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706+006</text:p>
          </table:table-cell>
          <table:table-cell office:value-type="float" office:value="257.18603" calcext:value-type="float">
            <text:p>257.18603</text:p>
          </table:table-cell>
          <table:table-cell office:value-type="float" office:value="0.58598" calcext:value-type="float">
            <text:p>0.58598</text:p>
          </table:table-cell>
          <table:table-cell office:value-type="string" calcext:value-type="string">
            <text:p>G</text:p>
          </table:table-cell>
          <table:table-cell office:value-type="float" office:value="0.449" calcext:value-type="float">
            <text:p>0.4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826.93+081950.7</text:p>
          </table:table-cell>
          <table:table-cell office:value-type="float" office:value="244.61221" calcext:value-type="float">
            <text:p>244.61221</text:p>
          </table:table-cell>
          <table:table-cell office:value-type="float" office:value="8.33075" calcext:value-type="float">
            <text:p>8.33075</text:p>
          </table:table-cell>
          <table:table-cell office:value-type="string" calcext:value-type="string">
            <text:p>QSO</text:p>
          </table:table-cell>
          <table:table-cell office:value-type="float" office:value="0.446332" calcext:value-type="float">
            <text:p>0.446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809.74+350208.7</text:p>
          </table:table-cell>
          <table:table-cell office:value-type="float" office:value="244.5405" calcext:value-type="float">
            <text:p>244.5405</text:p>
          </table:table-cell>
          <table:table-cell office:value-type="float" office:value="35.0357" calcext:value-type="float">
            <text:p>35.0357</text:p>
          </table:table-cell>
          <table:table-cell office:value-type="string" calcext:value-type="string">
            <text:p>G</text:p>
          </table:table-cell>
          <table:table-cell office:value-type="float" office:value="0.446" calcext:value-type="float">
            <text:p>0.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2914.31+370318.0</text:p>
          </table:table-cell>
          <table:table-cell office:value-type="float" office:value="172.30963" calcext:value-type="float">
            <text:p>172.30963</text:p>
          </table:table-cell>
          <table:table-cell office:value-type="float" office:value="37.05497" calcext:value-type="float">
            <text:p>37.05497</text:p>
          </table:table-cell>
          <table:table-cell office:value-type="string" calcext:value-type="string">
            <text:p>QSO</text:p>
          </table:table-cell>
          <table:table-cell office:value-type="float" office:value="0.445" calcext:value-type="float">
            <text:p>0.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5311.91+530111.6</text:p>
          </table:table-cell>
          <table:table-cell office:value-type="float" office:value="193.29967" calcext:value-type="float">
            <text:p>193.29967</text:p>
          </table:table-cell>
          <table:table-cell office:value-type="float" office:value="53.01993" calcext:value-type="float">
            <text:p>53.01993</text:p>
          </table:table-cell>
          <table:table-cell office:value-type="string" calcext:value-type="string">
            <text:p>QSO</text:p>
          </table:table-cell>
          <table:table-cell office:value-type="float" office:value="0.445" calcext:value-type="float">
            <text:p>0.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1.51</text:p>
          </table:table-cell>
          <table:table-cell office:value-type="float" office:value="239.81995" calcext:value-type="float">
            <text:p>239.81995</text:p>
          </table:table-cell>
          <table:table-cell office:value-type="float" office:value="11.26287" calcext:value-type="float">
            <text:p>11.26287</text:p>
          </table:table-cell>
          <table:table-cell office:value-type="string" calcext:value-type="string">
            <text:p>*</text:p>
          </table:table-cell>
          <table:table-cell office:value-type="float" office:value="0.445" calcext:value-type="float">
            <text:p>0.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952.00+581821.1</text:p>
          </table:table-cell>
          <table:table-cell office:value-type="float" office:value="177.46681" calcext:value-type="float">
            <text:p>177.46681</text:p>
          </table:table-cell>
          <table:table-cell office:value-type="float" office:value="58.30585" calcext:value-type="float">
            <text:p>58.30585</text:p>
          </table:table-cell>
          <table:table-cell office:value-type="string" calcext:value-type="string">
            <text:p>QSO</text:p>
          </table:table-cell>
          <table:table-cell office:value-type="float" office:value="0.444375" calcext:value-type="float">
            <text:p>0.44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52+258</text:p>
          </table:table-cell>
          <table:table-cell office:value-type="float" office:value="118.9043" calcext:value-type="float">
            <text:p>118.9043</text:p>
          </table:table-cell>
          <table:table-cell office:value-type="float" office:value="25.71083" calcext:value-type="float">
            <text:p>25.71083</text:p>
          </table:table-cell>
          <table:table-cell office:value-type="string" calcext:value-type="string">
            <text:p>QSO</text:p>
          </table:table-cell>
          <table:table-cell office:value-type="float" office:value="0.444308" calcext:value-type="float">
            <text:p>0.444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BQS 1218+1734</text:p>
          </table:table-cell>
          <table:table-cell office:value-type="float" office:value="185.16398" calcext:value-type="float">
            <text:p>185.16398</text:p>
          </table:table-cell>
          <table:table-cell office:value-type="float" office:value="17.30576" calcext:value-type="float">
            <text:p>17.30576</text:p>
          </table:table-cell>
          <table:table-cell office:value-type="string" calcext:value-type="string">
            <text:p>QSO</text:p>
          </table:table-cell>
          <table:table-cell office:value-type="float" office:value="0.444" calcext:value-type="float">
            <text:p>0.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49.22+274848.0</text:p>
          </table:table-cell>
          <table:table-cell office:value-type="float" office:value="136.45516" calcext:value-type="float">
            <text:p>136.45516</text:p>
          </table:table-cell>
          <table:table-cell office:value-type="float" office:value="27.81334" calcext:value-type="float">
            <text:p>27.81334</text:p>
          </table:table-cell>
          <table:table-cell office:value-type="string" calcext:value-type="string">
            <text:p>G</text:p>
          </table:table-cell>
          <table:table-cell office:value-type="float" office:value="0.443865" calcext:value-type="float">
            <text:p>0.443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62</text:p>
          </table:table-cell>
          <table:table-cell office:value-type="float" office:value="175.28446" calcext:value-type="float">
            <text:p>175.28446</text:p>
          </table:table-cell>
          <table:table-cell office:value-type="float" office:value="1.23822" calcext:value-type="float">
            <text:p>1.23822</text:p>
          </table:table-cell>
          <table:table-cell office:value-type="string" calcext:value-type="string">
            <text:p>G</text:p>
          </table:table-cell>
          <table:table-cell office:value-type="float" office:value="0.443" calcext:value-type="float">
            <text:p>0.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41+396 NED02</text:p>
          </table:table-cell>
          <table:table-cell office:value-type="float" office:value="250.8569" calcext:value-type="float">
            <text:p>250.8569</text:p>
          </table:table-cell>
          <table:table-cell office:value-type="float" office:value="39.54308" calcext:value-type="float">
            <text:p>39.54308</text:p>
          </table:table-cell>
          <table:table-cell office:value-type="string" calcext:value-type="string">
            <text:p>QSO</text:p>
          </table:table-cell>
          <table:table-cell office:value-type="float" office:value="0.443" calcext:value-type="float">
            <text:p>0.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158.87+191405.3</text:p>
          </table:table-cell>
          <table:table-cell office:value-type="float" office:value="225.49525" calcext:value-type="float">
            <text:p>225.49525</text:p>
          </table:table-cell>
          <table:table-cell office:value-type="float" office:value="19.2348" calcext:value-type="float">
            <text:p>19.2348</text:p>
          </table:table-cell>
          <table:table-cell office:value-type="string" calcext:value-type="string">
            <text:p>G</text:p>
          </table:table-cell>
          <table:table-cell office:value-type="float" office:value="0.442271" calcext:value-type="float">
            <text:p>0.442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607.97+074526.6</text:p>
          </table:table-cell>
          <table:table-cell office:value-type="float" office:value="141.53335" calcext:value-type="float">
            <text:p>141.53335</text:p>
          </table:table-cell>
          <table:table-cell office:value-type="float" office:value="7.7574" calcext:value-type="float">
            <text:p>7.7574</text:p>
          </table:table-cell>
          <table:table-cell office:value-type="string" calcext:value-type="string">
            <text:p>QSO</text:p>
          </table:table-cell>
          <table:table-cell office:value-type="float" office:value="0.441796" calcext:value-type="float">
            <text:p>0.441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9+376</text:p>
          </table:table-cell>
          <table:table-cell office:value-type="float" office:value="118.17045" calcext:value-type="float">
            <text:p>118.17045</text:p>
          </table:table-cell>
          <table:table-cell office:value-type="float" office:value="37.50675" calcext:value-type="float">
            <text:p>37.50675</text:p>
          </table:table-cell>
          <table:table-cell office:value-type="string" calcext:value-type="string">
            <text:p>G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3924.77+364201.9</text:p>
          </table:table-cell>
          <table:table-cell office:value-type="float" office:value="174.85325" calcext:value-type="float">
            <text:p>174.85325</text:p>
          </table:table-cell>
          <table:table-cell office:value-type="float" office:value="36.70056" calcext:value-type="float">
            <text:p>36.70056</text:p>
          </table:table-cell>
          <table:table-cell office:value-type="string" calcext:value-type="string">
            <text:p>QSO</text:p>
          </table:table-cell>
          <table:table-cell office:value-type="float" office:value="0.437942" calcext:value-type="float">
            <text:p>0.4379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5500.49+034043.0</text:p>
          </table:table-cell>
          <table:table-cell office:value-type="float" office:value="193.75208" calcext:value-type="float">
            <text:p>193.75208</text:p>
          </table:table-cell>
          <table:table-cell office:value-type="float" office:value="3.67864" calcext:value-type="float">
            <text:p>3.67864</text:p>
          </table:table-cell>
          <table:table-cell office:value-type="string" calcext:value-type="string">
            <text:p>QSO</text:p>
          </table:table-cell>
          <table:table-cell office:value-type="float" office:value="0.43788" calcext:value-type="float">
            <text:p>0.437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05+578</text:p>
          </table:table-cell>
          <table:table-cell office:value-type="float" office:value="122.51014" calcext:value-type="float">
            <text:p>122.51014</text:p>
          </table:table-cell>
          <table:table-cell office:value-type="float" office:value="57.72903" calcext:value-type="float">
            <text:p>57.72903</text:p>
          </table:table-cell>
          <table:table-cell office:value-type="string" calcext:value-type="string">
            <text:p>QSO</text:p>
          </table:table-cell>
          <table:table-cell office:value-type="float" office:value="0.437" calcext:value-type="float">
            <text:p>0.4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8+114 NED01</text:p>
          </table:table-cell>
          <table:table-cell office:value-type="float" office:value="237.68164" calcext:value-type="float">
            <text:p>237.68164</text:p>
          </table:table-cell>
          <table:table-cell office:value-type="float" office:value="11.34652" calcext:value-type="float">
            <text:p>11.34652</text:p>
          </table:table-cell>
          <table:table-cell office:value-type="string" calcext:value-type="string">
            <text:p>QSO</text:p>
          </table:table-cell>
          <table:table-cell office:value-type="float" office:value="0.43598" calcext:value-type="float">
            <text:p>0.435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0514111+5913054</text:p>
          </table:table-cell>
          <table:table-cell office:value-type="float" office:value="162.92129" calcext:value-type="float">
            <text:p>162.92129</text:p>
          </table:table-cell>
          <table:table-cell office:value-type="float" office:value="59.21794" calcext:value-type="float">
            <text:p>59.21794</text:p>
          </table:table-cell>
          <table:table-cell office:value-type="string" calcext:value-type="string">
            <text:p>QSO</text:p>
          </table:table-cell>
          <table:table-cell office:value-type="float" office:value="0.435803" calcext:value-type="float">
            <text:p>0.435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4305.10+171424.4</text:p>
          </table:table-cell>
          <table:table-cell office:value-type="float" office:value="115.77128" calcext:value-type="float">
            <text:p>115.77128</text:p>
          </table:table-cell>
          <table:table-cell office:value-type="float" office:value="17.24011" calcext:value-type="float">
            <text:p>17.24011</text:p>
          </table:table-cell>
          <table:table-cell office:value-type="string" calcext:value-type="string">
            <text:p>QSO</text:p>
          </table:table-cell>
          <table:table-cell office:value-type="float" office:value="0.43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7+26B</text:p>
          </table:table-cell>
          <table:table-cell office:value-type="float" office:value="122.60853" calcext:value-type="float">
            <text:p>122.60853</text:p>
          </table:table-cell>
          <table:table-cell office:value-type="float" office:value="26.84693" calcext:value-type="float">
            <text:p>26.84693</text:p>
          </table:table-cell>
          <table:table-cell office:value-type="string" calcext:value-type="string">
            <text:p>G</text:p>
          </table:table-cell>
          <table:table-cell office:value-type="float" office:value="0.43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7+35</text:p>
          </table:table-cell>
          <table:table-cell office:value-type="float" office:value="142.73033" calcext:value-type="float">
            <text:p>142.73033</text:p>
          </table:table-cell>
          <table:table-cell office:value-type="float" office:value="35.06045" calcext:value-type="float">
            <text:p>35.06045</text:p>
          </table:table-cell>
          <table:table-cell office:value-type="string" calcext:value-type="string">
            <text:p>QSO</text:p>
          </table:table-cell>
          <table:table-cell office:value-type="float" office:value="0.43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5003.46+061503.8</text:p>
          </table:table-cell>
          <table:table-cell office:value-type="float" office:value="147.51445" calcext:value-type="float">
            <text:p>147.51445</text:p>
          </table:table-cell>
          <table:table-cell office:value-type="float" office:value="6.25106" calcext:value-type="float">
            <text:p>6.25106</text:p>
          </table:table-cell>
          <table:table-cell office:value-type="string" calcext:value-type="string">
            <text:p>QSO</text:p>
          </table:table-cell>
          <table:table-cell office:value-type="float" office:value="0.43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052.93+061016.1</text:p>
          </table:table-cell>
          <table:table-cell office:value-type="float" office:value="220.22058" calcext:value-type="float">
            <text:p>220.22058</text:p>
          </table:table-cell>
          <table:table-cell office:value-type="float" office:value="6.17117" calcext:value-type="float">
            <text:p>6.17117</text:p>
          </table:table-cell>
          <table:table-cell office:value-type="string" calcext:value-type="string">
            <text:p>QSO</text:p>
          </table:table-cell>
          <table:table-cell office:value-type="float" office:value="0.43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0233.9+335055</text:p>
          </table:table-cell>
          <table:table-cell office:value-type="float" office:value="225.64144" calcext:value-type="float">
            <text:p>225.64144</text:p>
          </table:table-cell>
          <table:table-cell office:value-type="float" office:value="33.84882" calcext:value-type="float">
            <text:p>33.84882</text:p>
          </table:table-cell>
          <table:table-cell office:value-type="string" calcext:value-type="string">
            <text:p>QSO</text:p>
          </table:table-cell>
          <table:table-cell office:value-type="float" office:value="0.43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027+555</text:p>
          </table:table-cell>
          <table:table-cell office:value-type="float" office:value="157.60396" calcext:value-type="float">
            <text:p>157.60396</text:p>
          </table:table-cell>
          <table:table-cell office:value-type="float" office:value="55.27299" calcext:value-type="float">
            <text:p>55.27299</text:p>
          </table:table-cell>
          <table:table-cell office:value-type="string" calcext:value-type="string">
            <text:p>QSO</text:p>
          </table:table-cell>
          <table:table-cell office:value-type="float" office:value="0.434792" calcext:value-type="float">
            <text:p>0.4347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49+537</text:p>
          </table:table-cell>
          <table:table-cell office:value-type="float" office:value="222.7767" calcext:value-type="float">
            <text:p>222.7767</text:p>
          </table:table-cell>
          <table:table-cell office:value-type="float" office:value="53.56493" calcext:value-type="float">
            <text:p>53.56493</text:p>
          </table:table-cell>
          <table:table-cell office:value-type="string" calcext:value-type="string">
            <text:p>QSO</text:p>
          </table:table-cell>
          <table:table-cell office:value-type="float" office:value="0.43247" calcext:value-type="float">
            <text:p>0.43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716.71+194750.7</text:p>
          </table:table-cell>
          <table:table-cell office:value-type="float" office:value="191.81913" calcext:value-type="float">
            <text:p>191.81913</text:p>
          </table:table-cell>
          <table:table-cell office:value-type="float" office:value="19.79728" calcext:value-type="float">
            <text:p>19.79728</text:p>
          </table:table-cell>
          <table:table-cell office:value-type="string" calcext:value-type="string">
            <text:p>G</text:p>
          </table:table-cell>
          <table:table-cell office:value-type="float" office:value="0.432339" calcext:value-type="float">
            <text:p>0.432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042.90+112044.8</text:p>
          </table:table-cell>
          <table:table-cell office:value-type="float" office:value="237.6789" calcext:value-type="float">
            <text:p>237.6789</text:p>
          </table:table-cell>
          <table:table-cell office:value-type="float" office:value="11.34581" calcext:value-type="float">
            <text:p>11.34581</text:p>
          </table:table-cell>
          <table:table-cell office:value-type="string" calcext:value-type="string">
            <text:p>G</text:p>
          </table:table-cell>
          <table:table-cell office:value-type="float" office:value="0.4323" calcext:value-type="float">
            <text:p>0.43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5.22</text:p>
          </table:table-cell>
          <table:table-cell office:value-type="float" office:value="129.71384" calcext:value-type="float">
            <text:p>129.71384</text:p>
          </table:table-cell>
          <table:table-cell office:value-type="float" office:value="25.45412" calcext:value-type="float">
            <text:p>25.45412</text:p>
          </table:table-cell>
          <table:table-cell office:value-type="string" calcext:value-type="string">
            <text:p>G</text:p>
          </table:table-cell>
          <table:table-cell office:value-type="float" office:value="0.432" calcext:value-type="float">
            <text:p>0.4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G 1222+216</text:p>
          </table:table-cell>
          <table:table-cell office:value-type="float" office:value="186.22691" calcext:value-type="float">
            <text:p>186.22691</text:p>
          </table:table-cell>
          <table:table-cell office:value-type="float" office:value="21.37955" calcext:value-type="float">
            <text:p>21.37955</text:p>
          </table:table-cell>
          <table:table-cell office:value-type="string" calcext:value-type="string">
            <text:p>QSO</text:p>
          </table:table-cell>
          <table:table-cell office:value-type="float" office:value="0.432" calcext:value-type="float">
            <text:p>0.4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EX 2699707882729899525</text:p>
          </table:table-cell>
          <table:table-cell office:value-type="float" office:value="201.56228" calcext:value-type="float">
            <text:p>201.56228</text:p>
          </table:table-cell>
          <table:table-cell office:value-type="float" office:value="29.55877" calcext:value-type="float">
            <text:p>29.55877</text:p>
          </table:table-cell>
          <table:table-cell office:value-type="string" calcext:value-type="string">
            <text:p>QSO</text:p>
          </table:table-cell>
          <table:table-cell office:value-type="float" office:value="0.431" calcext:value-type="float">
            <text:p>0.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5754.32+084501.3</text:p>
          </table:table-cell>
          <table:table-cell office:value-type="float" office:value="179.47637" calcext:value-type="float">
            <text:p>179.47637</text:p>
          </table:table-cell>
          <table:table-cell office:value-type="float" office:value="8.75038" calcext:value-type="float">
            <text:p>8.75038</text:p>
          </table:table-cell>
          <table:table-cell office:value-type="string" calcext:value-type="string">
            <text:p>G</text:p>
          </table:table-cell>
          <table:table-cell office:value-type="float" office:value="0.430255" calcext:value-type="float">
            <text:p>0.430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1.31</text:p>
          </table:table-cell>
          <table:table-cell office:value-type="float" office:value="174.37328" calcext:value-type="float">
            <text:p>174.37328</text:p>
          </table:table-cell>
          <table:table-cell office:value-type="float" office:value="1.27054" calcext:value-type="float">
            <text:p>1.27054</text:p>
          </table:table-cell>
          <table:table-cell office:value-type="string" calcext:value-type="string">
            <text:p>G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8+413A</text:p>
          </table:table-cell>
          <table:table-cell office:value-type="float" office:value="117.93814" calcext:value-type="float">
            <text:p>117.93814</text:p>
          </table:table-cell>
          <table:table-cell office:value-type="float" office:value="41.25996" calcext:value-type="float">
            <text:p>41.25996</text:p>
          </table:table-cell>
          <table:table-cell office:value-type="string" calcext:value-type="string">
            <text:p>QSO</text:p>
          </table:table-cell>
          <table:table-cell office:value-type="float" office:value="0.429513" calcext:value-type="float">
            <text:p>0.4295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44.1</text:p>
          </table:table-cell>
          <table:table-cell office:value-type="float" office:value="158.39156" calcext:value-type="float">
            <text:p>158.39156</text:p>
          </table:table-cell>
          <table:table-cell office:value-type="float" office:value="58.24319" calcext:value-type="float">
            <text:p>58.24319</text:p>
          </table:table-cell>
          <table:table-cell office:value-type="string" calcext:value-type="string">
            <text:p>G</text:p>
          </table:table-cell>
          <table:table-cell office:value-type="float" office:value="0.428" calcext:value-type="float">
            <text:p>0.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912+029</text:p>
          </table:table-cell>
          <table:table-cell office:value-type="float" office:value="138.65797" calcext:value-type="float">
            <text:p>138.65797</text:p>
          </table:table-cell>
          <table:table-cell office:value-type="float" office:value="2.76646" calcext:value-type="float">
            <text:p>2.76646</text:p>
          </table:table-cell>
          <table:table-cell office:value-type="string" calcext:value-type="string">
            <text:p>QSO</text:p>
          </table:table-cell>
          <table:table-cell office:value-type="float" office:value="0.426677" calcext:value-type="float">
            <text:p>0.426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2849.65+570124.8</text:p>
          </table:table-cell>
          <table:table-cell office:value-type="float" office:value="112.2068" calcext:value-type="float">
            <text:p>112.2068</text:p>
          </table:table-cell>
          <table:table-cell office:value-type="float" office:value="57.02344" calcext:value-type="float">
            <text:p>57.02344</text:p>
          </table:table-cell>
          <table:table-cell office:value-type="string" calcext:value-type="string">
            <text:p>QSO</text:p>
          </table:table-cell>
          <table:table-cell office:value-type="float" office:value="0.426" calcext:value-type="float">
            <text:p>0.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38+586</text:p>
          </table:table-cell>
          <table:table-cell office:value-type="float" office:value="219.92849" calcext:value-type="float">
            <text:p>219.92849</text:p>
          </table:table-cell>
          <table:table-cell office:value-type="float" office:value="58.46647" calcext:value-type="float">
            <text:p>58.46647</text:p>
          </table:table-cell>
          <table:table-cell office:value-type="string" calcext:value-type="string">
            <text:p>QSO</text:p>
          </table:table-cell>
          <table:table-cell office:value-type="float" office:value="0.425498" calcext:value-type="float">
            <text:p>0.4254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817.31+553418.4</text:p>
          </table:table-cell>
          <table:table-cell office:value-type="float" office:value="169.57237" calcext:value-type="float">
            <text:p>169.57237</text:p>
          </table:table-cell>
          <table:table-cell office:value-type="float" office:value="55.57172" calcext:value-type="float">
            <text:p>55.57172</text:p>
          </table:table-cell>
          <table:table-cell office:value-type="string" calcext:value-type="string">
            <text:p>*</text:p>
          </table:table-cell>
          <table:table-cell office:value-type="float" office:value="0.425" calcext:value-type="float">
            <text:p>0.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35+178</text:p>
          </table:table-cell>
          <table:table-cell office:value-type="float" office:value="114.53081" calcext:value-type="float">
            <text:p>114.53081</text:p>
          </table:table-cell>
          <table:table-cell office:value-type="float" office:value="17.70528" calcext:value-type="float">
            <text:p>17.70528</text:p>
          </table:table-cell>
          <table:table-cell office:value-type="string" calcext:value-type="string">
            <text:p>QSO</text:p>
          </table:table-cell>
          <table:table-cell office:value-type="float" office:value="0.424" calcext:value-type="float">
            <text:p>0.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1547.87+031850.8</text:p>
          </table:table-cell>
          <table:table-cell office:value-type="float" office:value="243.94971" calcext:value-type="float">
            <text:p>243.94971</text:p>
          </table:table-cell>
          <table:table-cell office:value-type="float" office:value="3.31411" calcext:value-type="float">
            <text:p>3.31411</text:p>
          </table:table-cell>
          <table:table-cell office:value-type="string" calcext:value-type="string">
            <text:p>G</text:p>
          </table:table-cell>
          <table:table-cell office:value-type="float" office:value="0.424" calcext:value-type="float">
            <text:p>0.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516.89+265234.2</text:p>
          </table:table-cell>
          <table:table-cell office:value-type="float" office:value="246.32042" calcext:value-type="float">
            <text:p>246.32042</text:p>
          </table:table-cell>
          <table:table-cell office:value-type="float" office:value="26.87622" calcext:value-type="float">
            <text:p>26.87622</text:p>
          </table:table-cell>
          <table:table-cell office:value-type="string" calcext:value-type="string">
            <text:p>QSO</text:p>
          </table:table-cell>
          <table:table-cell office:value-type="float" office:value="0.423603" calcext:value-type="float">
            <text:p>0.423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2047.38+582845.3</text:p>
          </table:table-cell>
          <table:table-cell office:value-type="float" office:value="125.19736" calcext:value-type="float">
            <text:p>125.19736</text:p>
          </table:table-cell>
          <table:table-cell office:value-type="float" office:value="58.47923" calcext:value-type="float">
            <text:p>58.47923</text:p>
          </table:table-cell>
          <table:table-cell office:value-type="string" calcext:value-type="string">
            <text:p>QSO</text:p>
          </table:table-cell>
          <table:table-cell office:value-type="float" office:value="0.4236" calcext:value-type="float">
            <text:p>0.4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58+110</text:p>
          </table:table-cell>
          <table:table-cell office:value-type="float" office:value="165.19939" calcext:value-type="float">
            <text:p>165.19939</text:p>
          </table:table-cell>
          <table:table-cell office:value-type="float" office:value="10.77034" calcext:value-type="float">
            <text:p>10.77034</text:p>
          </table:table-cell>
          <table:table-cell office:value-type="string" calcext:value-type="string">
            <text:p>QSO</text:p>
          </table:table-cell>
          <table:table-cell office:value-type="float" office:value="0.42297" calcext:value-type="float">
            <text:p>0.422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1930.3+222649</text:p>
          </table:table-cell>
          <table:table-cell office:value-type="float" office:value="169.87633" calcext:value-type="float">
            <text:p>169.87633</text:p>
          </table:table-cell>
          <table:table-cell office:value-type="float" office:value="22.44705" calcext:value-type="float">
            <text:p>22.44705</text:p>
          </table:table-cell>
          <table:table-cell office:value-type="string" calcext:value-type="string">
            <text:p>QSO</text:p>
          </table:table-cell>
          <table:table-cell office:value-type="float" office:value="0.422" calcext:value-type="float">
            <text:p>0.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49+616</text:p>
          </table:table-cell>
          <table:table-cell office:value-type="float" office:value="163.13643" calcext:value-type="float">
            <text:p>163.13643</text:p>
          </table:table-cell>
          <table:table-cell office:value-type="float" office:value="61.42249" calcext:value-type="float">
            <text:p>61.42249</text:p>
          </table:table-cell>
          <table:table-cell office:value-type="string" calcext:value-type="string">
            <text:p>QSO</text:p>
          </table:table-cell>
          <table:table-cell office:value-type="float" office:value="0.42126" calcext:value-type="float">
            <text:p>0.42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39+414</text:p>
          </table:table-cell>
          <table:table-cell office:value-type="float" office:value="235.25511" calcext:value-type="float">
            <text:p>235.25511</text:p>
          </table:table-cell>
          <table:table-cell office:value-type="float" office:value="41.2412" calcext:value-type="float">
            <text:p>41.2412</text:p>
          </table:table-cell>
          <table:table-cell office:value-type="string" calcext:value-type="string">
            <text:p>G</text:p>
          </table:table-cell>
          <table:table-cell office:value-type="float" office:value="0.41986" calcext:value-type="float">
            <text:p>0.41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7+227</text:p>
          </table:table-cell>
          <table:table-cell office:value-type="float" office:value="150.09085" calcext:value-type="float">
            <text:p>150.09085</text:p>
          </table:table-cell>
          <table:table-cell office:value-type="float" office:value="22.55519" calcext:value-type="float">
            <text:p>22.55519</text:p>
          </table:table-cell>
          <table:table-cell office:value-type="string" calcext:value-type="string">
            <text:p>QSO</text:p>
          </table:table-cell>
          <table:table-cell office:value-type="float" office:value="0.418732" calcext:value-type="float">
            <text:p>0.4187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3+317</text:p>
          </table:table-cell>
          <table:table-cell office:value-type="float" office:value="179.07809" calcext:value-type="float">
            <text:p>179.07809</text:p>
          </table:table-cell>
          <table:table-cell office:value-type="float" office:value="31.46797" calcext:value-type="float">
            <text:p>31.46797</text:p>
          </table:table-cell>
          <table:table-cell office:value-type="string" calcext:value-type="string">
            <text:p>QSO</text:p>
          </table:table-cell>
          <table:table-cell office:value-type="float" office:value="0.417133" calcext:value-type="float">
            <text:p>0.4171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543.20+093717.9</text:p>
          </table:table-cell>
          <table:table-cell office:value-type="float" office:value="128.93008" calcext:value-type="float">
            <text:p>128.93008</text:p>
          </table:table-cell>
          <table:table-cell office:value-type="float" office:value="9.62167" calcext:value-type="float">
            <text:p>9.62167</text:p>
          </table:table-cell>
          <table:table-cell office:value-type="string" calcext:value-type="string">
            <text:p>*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3943.36+354001.4</text:p>
          </table:table-cell>
          <table:table-cell office:value-type="float" office:value="129.9307" calcext:value-type="float">
            <text:p>129.9307</text:p>
          </table:table-cell>
          <table:table-cell office:value-type="float" office:value="35.66705" calcext:value-type="float">
            <text:p>35.66705</text:p>
          </table:table-cell>
          <table:table-cell office:value-type="string" calcext:value-type="string">
            <text:p>QSO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55+433</text:p>
          </table:table-cell>
          <table:table-cell office:value-type="float" office:value="164.51217" calcext:value-type="float">
            <text:p>164.51217</text:p>
          </table:table-cell>
          <table:table-cell office:value-type="float" office:value="43.0782" calcext:value-type="float">
            <text:p>43.0782</text:p>
          </table:table-cell>
          <table:table-cell office:value-type="string" calcext:value-type="string">
            <text:p>QSO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5829.8+281746</text:p>
          </table:table-cell>
          <table:table-cell office:value-type="float" office:value="164.62456" calcext:value-type="float">
            <text:p>164.62456</text:p>
          </table:table-cell>
          <table:table-cell office:value-type="float" office:value="28.29617" calcext:value-type="float">
            <text:p>28.29617</text:p>
          </table:table-cell>
          <table:table-cell office:value-type="string" calcext:value-type="string">
            <text:p>QSO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424.05+634457.2</text:p>
          </table:table-cell>
          <table:table-cell office:value-type="float" office:value="191.1002" calcext:value-type="float">
            <text:p>191.1002</text:p>
          </table:table-cell>
          <table:table-cell office:value-type="float" office:value="63.74922" calcext:value-type="float">
            <text:p>63.74922</text:p>
          </table:table-cell>
          <table:table-cell office:value-type="string" calcext:value-type="string">
            <text:p>*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307+121</text:p>
          </table:table-cell>
          <table:table-cell office:value-type="float" office:value="197.39139" calcext:value-type="float">
            <text:p>197.39139</text:p>
          </table:table-cell>
          <table:table-cell office:value-type="float" office:value="11.90682" calcext:value-type="float">
            <text:p>11.90682</text:p>
          </table:table-cell>
          <table:table-cell office:value-type="string" calcext:value-type="string">
            <text:p>QSO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2304.62+373730.6</text:p>
          </table:table-cell>
          <table:table-cell office:value-type="float" office:value="215.7693" calcext:value-type="float">
            <text:p>215.7693</text:p>
          </table:table-cell>
          <table:table-cell office:value-type="float" office:value="37.62514" calcext:value-type="float">
            <text:p>37.62514</text:p>
          </table:table-cell>
          <table:table-cell office:value-type="string" calcext:value-type="string">
            <text:p>QSO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623+569</text:p>
          </table:table-cell>
          <table:table-cell office:value-type="float" office:value="246.13408" calcext:value-type="float">
            <text:p>246.13408</text:p>
          </table:table-cell>
          <table:table-cell office:value-type="float" office:value="56.87444" calcext:value-type="float">
            <text:p>56.87444</text:p>
          </table:table-cell>
          <table:table-cell office:value-type="string" calcext:value-type="string">
            <text:p>QSO</text:p>
          </table:table-cell>
          <table:table-cell office:value-type="float" office:value="0.415" calcext:value-type="float">
            <text:p>0.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933.48+160157.4</text:p>
          </table:table-cell>
          <table:table-cell office:value-type="float" office:value="187.38949" calcext:value-type="float">
            <text:p>187.38949</text:p>
          </table:table-cell>
          <table:table-cell office:value-type="float" office:value="16.03262" calcext:value-type="float">
            <text:p>16.03262</text:p>
          </table:table-cell>
          <table:table-cell office:value-type="string" calcext:value-type="string">
            <text:p>VisS</text:p>
          </table:table-cell>
          <table:table-cell office:value-type="float" office:value="0.414751" calcext:value-type="float">
            <text:p>0.4147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46+027</text:p>
          </table:table-cell>
          <table:table-cell office:value-type="float" office:value="237.37265" calcext:value-type="float">
            <text:p>237.37265</text:p>
          </table:table-cell>
          <table:table-cell office:value-type="float" office:value="2.61699" calcext:value-type="float">
            <text:p>2.61699</text:p>
          </table:table-cell>
          <table:table-cell office:value-type="string" calcext:value-type="string">
            <text:p>QSO</text:p>
          </table:table-cell>
          <table:table-cell office:value-type="float" office:value="0.414375" calcext:value-type="float">
            <text:p>0.41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5.33</text:p>
          </table:table-cell>
          <table:table-cell office:value-type="float" office:value="254.40598" calcext:value-type="float">
            <text:p>254.40598</text:p>
          </table:table-cell>
          <table:table-cell office:value-type="float" office:value="45.23732" calcext:value-type="float">
            <text:p>45.23732</text:p>
          </table:table-cell>
          <table:table-cell office:value-type="string" calcext:value-type="string">
            <text:p>G</text:p>
          </table:table-cell>
          <table:table-cell office:value-type="float" office:value="0.413377" calcext:value-type="float">
            <text:p>0.413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15</text:p>
          </table:table-cell>
          <table:table-cell office:value-type="float" office:value="136.6328" calcext:value-type="float">
            <text:p>136.6328</text:p>
          </table:table-cell>
          <table:table-cell office:value-type="float" office:value="16.76996" calcext:value-type="float">
            <text:p>16.76996</text:p>
          </table:table-cell>
          <table:table-cell office:value-type="string" calcext:value-type="string">
            <text:p>QSO</text:p>
          </table:table-cell>
          <table:table-cell office:value-type="float" office:value="0.4121" calcext:value-type="float">
            <text:p>0.41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342.9+382305</text:p>
          </table:table-cell>
          <table:table-cell office:value-type="float" office:value="178.42878" calcext:value-type="float">
            <text:p>178.42878</text:p>
          </table:table-cell>
          <table:table-cell office:value-type="float" office:value="38.38498" calcext:value-type="float">
            <text:p>38.38498</text:p>
          </table:table-cell>
          <table:table-cell office:value-type="string" calcext:value-type="string">
            <text:p>G</text:p>
          </table:table-cell>
          <table:table-cell office:value-type="float" office:value="0.410456" calcext:value-type="float">
            <text:p>0.410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924.67+521632.7</text:p>
          </table:table-cell>
          <table:table-cell office:value-type="float" office:value="137.35284" calcext:value-type="float">
            <text:p>137.35284</text:p>
          </table:table-cell>
          <table:table-cell office:value-type="float" office:value="52.27573" calcext:value-type="float">
            <text:p>52.27573</text:p>
          </table:table-cell>
          <table:table-cell office:value-type="string" calcext:value-type="string">
            <text:p>QSO</text:p>
          </table:table-cell>
          <table:table-cell office:value-type="float" office:value="0.410181" calcext:value-type="float">
            <text:p>0.4101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0745+241</text:p>
          </table:table-cell>
          <table:table-cell office:value-type="float" office:value="117.15045" calcext:value-type="float">
            <text:p>117.15045</text:p>
          </table:table-cell>
          <table:table-cell office:value-type="float" office:value="24.0067" calcext:value-type="float">
            <text:p>24.0067</text:p>
          </table:table-cell>
          <table:table-cell office:value-type="string" calcext:value-type="string">
            <text:p>QSO</text:p>
          </table:table-cell>
          <table:table-cell office:value-type="float" office:value="0.409854" calcext:value-type="float">
            <text:p>0.409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112.64+191544.8</text:p>
          </table:table-cell>
          <table:table-cell office:value-type="float" office:value="120.3027" calcext:value-type="float">
            <text:p>120.3027</text:p>
          </table:table-cell>
          <table:table-cell office:value-type="float" office:value="19.26245" calcext:value-type="float">
            <text:p>19.26245</text:p>
          </table:table-cell>
          <table:table-cell office:value-type="string" calcext:value-type="string">
            <text:p>QSO</text:p>
          </table:table-cell>
          <table:table-cell office:value-type="float" office:value="0.408487" calcext:value-type="float">
            <text:p>0.408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02+036</text:p>
          </table:table-cell>
          <table:table-cell office:value-type="float" office:value="226.27699" calcext:value-type="float">
            <text:p>226.27699</text:p>
          </table:table-cell>
          <table:table-cell office:value-type="float" office:value="3.44189" calcext:value-type="float">
            <text:p>3.44189</text:p>
          </table:table-cell>
          <table:table-cell office:value-type="string" calcext:value-type="string">
            <text:p>QSO</text:p>
          </table:table-cell>
          <table:table-cell office:value-type="float" office:value="0.407882" calcext:value-type="float">
            <text:p>0.407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7.25</text:p>
          </table:table-cell>
          <table:table-cell office:value-type="float" office:value="132.60304" calcext:value-type="float">
            <text:p>132.60304</text:p>
          </table:table-cell>
          <table:table-cell office:value-type="float" office:value="37.78597" calcext:value-type="float">
            <text:p>37.78597</text:p>
          </table:table-cell>
          <table:table-cell office:value-type="string" calcext:value-type="string">
            <text:p>QSO</text:p>
          </table:table-cell>
          <table:table-cell office:value-type="float" office:value="0.407258" calcext:value-type="float">
            <text:p>0.4072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1.18</text:p>
          </table:table-cell>
          <table:table-cell office:value-type="float" office:value="136.5107" calcext:value-type="float">
            <text:p>136.5107</text:p>
          </table:table-cell>
          <table:table-cell office:value-type="float" office:value="41.27506" calcext:value-type="float">
            <text:p>41.27506</text:p>
          </table:table-cell>
          <table:table-cell office:value-type="string" calcext:value-type="string">
            <text:p>QSO</text:p>
          </table:table-cell>
          <table:table-cell office:value-type="float" office:value="0.407179" calcext:value-type="float">
            <text:p>0.407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938.09+401138.3</text:p>
          </table:table-cell>
          <table:table-cell office:value-type="float" office:value="209.90873" calcext:value-type="float">
            <text:p>209.90873</text:p>
          </table:table-cell>
          <table:table-cell office:value-type="float" office:value="40.19396" calcext:value-type="float">
            <text:p>40.19396</text:p>
          </table:table-cell>
          <table:table-cell office:value-type="string" calcext:value-type="string">
            <text:p>QSO</text:p>
          </table:table-cell>
          <table:table-cell office:value-type="float" office:value="0.407" calcext:value-type="float">
            <text:p>0.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3125.8+244220</text:p>
          </table:table-cell>
          <table:table-cell office:value-type="float" office:value="217.85785" calcext:value-type="float">
            <text:p>217.85785</text:p>
          </table:table-cell>
          <table:table-cell office:value-type="float" office:value="24.70575" calcext:value-type="float">
            <text:p>24.70575</text:p>
          </table:table-cell>
          <table:table-cell office:value-type="string" calcext:value-type="string">
            <text:p>QSO</text:p>
          </table:table-cell>
          <table:table-cell office:value-type="float" office:value="0.406914" calcext:value-type="float">
            <text:p>0.406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756.21+122151.4</text:p>
          </table:table-cell>
          <table:table-cell office:value-type="float" office:value="166.98431" calcext:value-type="float">
            <text:p>166.98431</text:p>
          </table:table-cell>
          <table:table-cell office:value-type="float" office:value="12.36426" calcext:value-type="float">
            <text:p>12.36426</text:p>
          </table:table-cell>
          <table:table-cell office:value-type="string" calcext:value-type="string">
            <text:p>*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 2017ekb</text:p>
          </table:table-cell>
          <table:table-cell office:value-type="float" office:value="177.1574" calcext:value-type="float">
            <text:p>177.1574</text:p>
          </table:table-cell>
          <table:table-cell office:value-type="float" office:value="18.66916" calcext:value-type="float">
            <text:p>18.66916</text:p>
          </table:table-cell>
          <table:table-cell office:value-type="string" calcext:value-type="string">
            <text:p>*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401.01+223939.3</text:p>
          </table:table-cell>
          <table:table-cell office:value-type="float" office:value="186.00433" calcext:value-type="float">
            <text:p>186.00433</text:p>
          </table:table-cell>
          <table:table-cell office:value-type="float" office:value="22.661" calcext:value-type="float">
            <text:p>22.661</text:p>
          </table:table-cell>
          <table:table-cell office:value-type="string" calcext:value-type="string">
            <text:p>QSO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605.56+563756.4</text:p>
          </table:table-cell>
          <table:table-cell office:value-type="float" office:value="201.52324" calcext:value-type="float">
            <text:p>201.52324</text:p>
          </table:table-cell>
          <table:table-cell office:value-type="float" office:value="56.63227" calcext:value-type="float">
            <text:p>56.63227</text:p>
          </table:table-cell>
          <table:table-cell office:value-type="string" calcext:value-type="string">
            <text:p>*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3133.44+171250.5</text:p>
          </table:table-cell>
          <table:table-cell office:value-type="float" office:value="202.88933" calcext:value-type="float">
            <text:p>202.88933</text:p>
          </table:table-cell>
          <table:table-cell office:value-type="float" office:value="17.21408" calcext:value-type="float">
            <text:p>17.21408</text:p>
          </table:table-cell>
          <table:table-cell office:value-type="string" calcext:value-type="string">
            <text:p>QSO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350+148</text:p>
          </table:table-cell>
          <table:table-cell office:value-type="float" office:value="208.34517" calcext:value-type="float">
            <text:p>208.34517</text:p>
          </table:table-cell>
          <table:table-cell office:value-type="float" office:value="14.59424" calcext:value-type="float">
            <text:p>14.59424</text:p>
          </table:table-cell>
          <table:table-cell office:value-type="string" calcext:value-type="string">
            <text:p>QSO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5507.44+025040.1</text:p>
          </table:table-cell>
          <table:table-cell office:value-type="float" office:value="223.781" calcext:value-type="float">
            <text:p>223.781</text:p>
          </table:table-cell>
          <table:table-cell office:value-type="float" office:value="2.84447" calcext:value-type="float">
            <text:p>2.84447</text:p>
          </table:table-cell>
          <table:table-cell office:value-type="string" calcext:value-type="string">
            <text:p>QSO</text:p>
          </table:table-cell>
          <table:table-cell office:value-type="float" office:value="0.405" calcext:value-type="float">
            <text:p>0.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28+455</text:p>
          </table:table-cell>
          <table:table-cell office:value-type="float" office:value="172.91205" calcext:value-type="float">
            <text:p>172.91205</text:p>
          </table:table-cell>
          <table:table-cell office:value-type="float" office:value="45.24754" calcext:value-type="float">
            <text:p>45.24754</text:p>
          </table:table-cell>
          <table:table-cell office:value-type="string" calcext:value-type="string">
            <text:p>G</text:p>
          </table:table-cell>
          <table:table-cell office:value-type="float" office:value="0.404" calcext:value-type="float">
            <text:p>0.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54+436</text:p>
          </table:table-cell>
          <table:table-cell office:value-type="float" office:value="149.43945" calcext:value-type="float">
            <text:p>149.43945</text:p>
          </table:table-cell>
          <table:table-cell office:value-type="float" office:value="43.44717" calcext:value-type="float">
            <text:p>43.44717</text:p>
          </table:table-cell>
          <table:table-cell office:value-type="string" calcext:value-type="string">
            <text:p>G</text:p>
          </table:table-cell>
          <table:table-cell office:value-type="float" office:value="0.403943" calcext:value-type="float">
            <text:p>0.403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2+25</text:p>
          </table:table-cell>
          <table:table-cell office:value-type="float" office:value="116.26207" calcext:value-type="float">
            <text:p>116.26207</text:p>
          </table:table-cell>
          <table:table-cell office:value-type="float" office:value="25.4161" calcext:value-type="float">
            <text:p>25.4161</text:p>
          </table:table-cell>
          <table:table-cell office:value-type="string" calcext:value-type="string">
            <text:p>G</text:p>
          </table:table-cell>
          <table:table-cell office:value-type="float" office:value="0.403755" calcext:value-type="float">
            <text:p>0.403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3.35</text:p>
          </table:table-cell>
          <table:table-cell office:value-type="float" office:value="200.58781" calcext:value-type="float">
            <text:p>200.58781</text:p>
          </table:table-cell>
          <table:table-cell office:value-type="float" office:value="22.75373" calcext:value-type="float">
            <text:p>22.75373</text:p>
          </table:table-cell>
          <table:table-cell office:value-type="string" calcext:value-type="string">
            <text:p>G</text:p>
          </table:table-cell>
          <table:table-cell office:value-type="float" office:value="0.402064" calcext:value-type="float">
            <text:p>0.4020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12+020</text:p>
          </table:table-cell>
          <table:table-cell office:value-type="float" office:value="123.84568" calcext:value-type="float">
            <text:p>123.84568</text:p>
          </table:table-cell>
          <table:table-cell office:value-type="float" office:value="1.91653" calcext:value-type="float">
            <text:p>1.91653</text:p>
          </table:table-cell>
          <table:table-cell office:value-type="string" calcext:value-type="string">
            <text:p>QSO</text:p>
          </table:table-cell>
          <table:table-cell office:value-type="float" office:value="0.402" calcext:value-type="float">
            <text:p>0.4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05939.03+205721.8</text:p>
          </table:table-cell>
          <table:table-cell office:value-type="float" office:value="164.91268" calcext:value-type="float">
            <text:p>164.91268</text:p>
          </table:table-cell>
          <table:table-cell office:value-type="float" office:value="20.9561" calcext:value-type="float">
            <text:p>20.9561</text:p>
          </table:table-cell>
          <table:table-cell office:value-type="string" calcext:value-type="string">
            <text:p>QSO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236+077</text:p>
          </table:table-cell>
          <table:table-cell office:value-type="float" office:value="189.85245" calcext:value-type="float">
            <text:p>189.85245</text:p>
          </table:table-cell>
          <table:table-cell office:value-type="float" office:value="7.50477" calcext:value-type="float">
            <text:p>7.50477</text:p>
          </table:table-cell>
          <table:table-cell office:value-type="string" calcext:value-type="string">
            <text:p>QSO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627+565</text:p>
          </table:table-cell>
          <table:table-cell office:value-type="float" office:value="247.21" calcext:value-type="float">
            <text:p>247.21</text:p>
          </table:table-cell>
          <table:table-cell office:value-type="float" office:value="56.49144" calcext:value-type="float">
            <text:p>56.49144</text:p>
          </table:table-cell>
          <table:table-cell office:value-type="string" calcext:value-type="string">
            <text:p>G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648+015</text:p>
          </table:table-cell>
          <table:table-cell office:value-type="float" office:value="252.76526" calcext:value-type="float">
            <text:p>252.76526</text:p>
          </table:table-cell>
          <table:table-cell office:value-type="float" office:value="1.48985" calcext:value-type="float">
            <text:p>1.48985</text:p>
          </table:table-cell>
          <table:table-cell office:value-type="string" calcext:value-type="string">
            <text:p>VisS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5032.18+493720.7</text:p>
          </table:table-cell>
          <table:table-cell office:value-type="float" office:value="117.63458" calcext:value-type="float">
            <text:p>117.63458</text:p>
          </table:table-cell>
          <table:table-cell office:value-type="float" office:value="49.62247" calcext:value-type="float">
            <text:p>49.62247</text:p>
          </table:table-cell>
          <table:table-cell office:value-type="string" calcext:value-type="string">
            <text:p>RadioS</text:p>
          </table:table-cell>
          <table:table-cell office:value-type="float" office:value="0.39963" calcext:value-type="float">
            <text:p>0.399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9.31</text:p>
          </table:table-cell>
          <table:table-cell office:value-type="float" office:value="130.79113" calcext:value-type="float">
            <text:p>130.79113</text:p>
          </table:table-cell>
          <table:table-cell office:value-type="float" office:value="29.7347" calcext:value-type="float">
            <text:p>29.7347</text:p>
          </table:table-cell>
          <table:table-cell office:value-type="string" calcext:value-type="string">
            <text:p>QSO</text:p>
          </table:table-cell>
          <table:table-cell office:value-type="float" office:value="0.397987" calcext:value-type="float">
            <text:p>0.3979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0745.77+600913.3</text:p>
          </table:table-cell>
          <table:table-cell office:value-type="float" office:value="166.94081" calcext:value-type="float">
            <text:p>166.94081</text:p>
          </table:table-cell>
          <table:table-cell office:value-type="float" office:value="60.15385" calcext:value-type="float">
            <text:p>60.15385</text:p>
          </table:table-cell>
          <table:table-cell office:value-type="string" calcext:value-type="string">
            <text:p>QSO</text:p>
          </table:table-cell>
          <table:table-cell office:value-type="float" office:value="0.397864" calcext:value-type="float">
            <text:p>0.397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229.02+490823.1</text:p>
          </table:table-cell>
          <table:table-cell office:value-type="float" office:value="208.12091" calcext:value-type="float">
            <text:p>208.12091</text:p>
          </table:table-cell>
          <table:table-cell office:value-type="float" office:value="49.13974" calcext:value-type="float">
            <text:p>49.13974</text:p>
          </table:table-cell>
          <table:table-cell office:value-type="string" calcext:value-type="string">
            <text:p>QSO</text:p>
          </table:table-cell>
          <table:table-cell office:value-type="float" office:value="0.397099" calcext:value-type="float">
            <text:p>0.3970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2020.2+364004</text:p>
          </table:table-cell>
          <table:table-cell office:value-type="float" office:value="125.08412" calcext:value-type="float">
            <text:p>125.08412</text:p>
          </table:table-cell>
          <table:table-cell office:value-type="float" office:value="36.66791" calcext:value-type="float">
            <text:p>36.66791</text:p>
          </table:table-cell>
          <table:table-cell office:value-type="string" calcext:value-type="string">
            <text:p>QSO</text:p>
          </table:table-cell>
          <table:table-cell office:value-type="float" office:value="0.393" calcext:value-type="float">
            <text:p>0.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1918.85+274730.7</text:p>
          </table:table-cell>
          <table:table-cell office:value-type="float" office:value="124.82857" calcext:value-type="float">
            <text:p>124.82857</text:p>
          </table:table-cell>
          <table:table-cell office:value-type="float" office:value="27.79186" calcext:value-type="float">
            <text:p>27.79186</text:p>
          </table:table-cell>
          <table:table-cell office:value-type="string" calcext:value-type="string">
            <text:p>QSO</text:p>
          </table:table-cell>
          <table:table-cell office:value-type="float" office:value="0.392929" calcext:value-type="float">
            <text:p>0.392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6.18</text:p>
          </table:table-cell>
          <table:table-cell office:value-type="float" office:value="166.86221" calcext:value-type="float">
            <text:p>166.86221</text:p>
          </table:table-cell>
          <table:table-cell office:value-type="float" office:value="36.27006" calcext:value-type="float">
            <text:p>36.27006</text:p>
          </table:table-cell>
          <table:table-cell office:value-type="string" calcext:value-type="string">
            <text:p>G</text:p>
          </table:table-cell>
          <table:table-cell office:value-type="float" office:value="0.392472" calcext:value-type="float">
            <text:p>0.392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4.49</text:p>
          </table:table-cell>
          <table:table-cell office:value-type="float" office:value="224.74732" calcext:value-type="float">
            <text:p>224.74732</text:p>
          </table:table-cell>
          <table:table-cell office:value-type="float" office:value="4.27051" calcext:value-type="float">
            <text:p>4.27051</text:p>
          </table:table-cell>
          <table:table-cell office:value-type="string" calcext:value-type="string">
            <text:p>QSO</text:p>
          </table:table-cell>
          <table:table-cell office:value-type="float" office:value="0.391547" calcext:value-type="float">
            <text:p>0.3915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08104132+0809599</text:p>
          </table:table-cell>
          <table:table-cell office:value-type="float" office:value="122.67236" calcext:value-type="float">
            <text:p>122.67236</text:p>
          </table:table-cell>
          <table:table-cell office:value-type="float" office:value="8.16675" calcext:value-type="float">
            <text:p>8.16675</text:p>
          </table:table-cell>
          <table:table-cell office:value-type="string" calcext:value-type="string">
            <text:p>G</text:p>
          </table:table-cell>
          <table:table-cell office:value-type="float" office:value="0.391" calcext:value-type="float">
            <text:p>0.3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5158.19+554211.1</text:p>
          </table:table-cell>
          <table:table-cell office:value-type="float" office:value="207.9925" calcext:value-type="float">
            <text:p>207.9925</text:p>
          </table:table-cell>
          <table:table-cell office:value-type="float" office:value="55.70303" calcext:value-type="float">
            <text:p>55.70303</text:p>
          </table:table-cell>
          <table:table-cell office:value-type="string" calcext:value-type="string">
            <text:p>QSO</text:p>
          </table:table-cell>
          <table:table-cell office:value-type="float" office:value="0.389321" calcext:value-type="float">
            <text:p>0.389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1925.8+403743</text:p>
          </table:table-cell>
          <table:table-cell office:value-type="float" office:value="124.85792" calcext:value-type="float">
            <text:p>124.85792</text:p>
          </table:table-cell>
          <table:table-cell office:value-type="float" office:value="40.62886" calcext:value-type="float">
            <text:p>40.62886</text:p>
          </table:table-cell>
          <table:table-cell office:value-type="string" calcext:value-type="string">
            <text:p>G</text:p>
          </table:table-cell>
          <table:table-cell office:value-type="float" office:value="0.389066" calcext:value-type="float">
            <text:p>0.389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1037.5+315706</text:p>
          </table:table-cell>
          <table:table-cell office:value-type="float" office:value="182.65657" calcext:value-type="float">
            <text:p>182.65657</text:p>
          </table:table-cell>
          <table:table-cell office:value-type="float" office:value="31.95168" calcext:value-type="float">
            <text:p>31.95168</text:p>
          </table:table-cell>
          <table:table-cell office:value-type="string" calcext:value-type="string">
            <text:p>QSO</text:p>
          </table:table-cell>
          <table:table-cell office:value-type="float" office:value="0.389041" calcext:value-type="float">
            <text:p>0.3890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1.34</text:p>
          </table:table-cell>
          <table:table-cell office:value-type="float" office:value="153.56649" calcext:value-type="float">
            <text:p>153.56649</text:p>
          </table:table-cell>
          <table:table-cell office:value-type="float" office:value="10.85159" calcext:value-type="float">
            <text:p>10.85159</text:p>
          </table:table-cell>
          <table:table-cell office:value-type="string" calcext:value-type="string">
            <text:p>QSO</text:p>
          </table:table-cell>
          <table:table-cell office:value-type="float" office:value="0.38802" calcext:value-type="float">
            <text:p>0.38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5500.58+214159.8</text:p>
          </table:table-cell>
          <table:table-cell office:value-type="float" office:value="238.75243" calcext:value-type="float">
            <text:p>238.75243</text:p>
          </table:table-cell>
          <table:table-cell office:value-type="float" office:value="21.69995" calcext:value-type="float">
            <text:p>21.69995</text:p>
          </table:table-cell>
          <table:table-cell office:value-type="string" calcext:value-type="string">
            <text:p>QSO</text:p>
          </table:table-cell>
          <table:table-cell office:value-type="float" office:value="0.387593" calcext:value-type="float">
            <text:p>0.3875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825.4+380532</text:p>
          </table:table-cell>
          <table:table-cell office:value-type="float" office:value="154.60607" calcext:value-type="float">
            <text:p>154.60607</text:p>
          </table:table-cell>
          <table:table-cell office:value-type="float" office:value="38.09243" calcext:value-type="float">
            <text:p>38.09243</text:p>
          </table:table-cell>
          <table:table-cell office:value-type="string" calcext:value-type="string">
            <text:p>QSO</text:p>
          </table:table-cell>
          <table:table-cell office:value-type="float" office:value="0.386847" calcext:value-type="float">
            <text:p>0.386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4602.52+011318.5</text:p>
          </table:table-cell>
          <table:table-cell office:value-type="float" office:value="191.51055" calcext:value-type="float">
            <text:p>191.51055</text:p>
          </table:table-cell>
          <table:table-cell office:value-type="float" office:value="1.22189" calcext:value-type="float">
            <text:p>1.22189</text:p>
          </table:table-cell>
          <table:table-cell office:value-type="string" calcext:value-type="string">
            <text:p>G</text:p>
          </table:table-cell>
          <table:table-cell office:value-type="float" office:value="0.386823" calcext:value-type="float">
            <text:p>0.3868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12+488</text:p>
          </table:table-cell>
          <table:table-cell office:value-type="float" office:value="153.99005" calcext:value-type="float">
            <text:p>153.99005</text:p>
          </table:table-cell>
          <table:table-cell office:value-type="float" office:value="48.63325" calcext:value-type="float">
            <text:p>48.63325</text:p>
          </table:table-cell>
          <table:table-cell office:value-type="string" calcext:value-type="string">
            <text:p>QSO</text:p>
          </table:table-cell>
          <table:table-cell office:value-type="float" office:value="0.385216" calcext:value-type="float">
            <text:p>0.385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03+3014</text:p>
          </table:table-cell>
          <table:table-cell office:value-type="float" office:value="165.80542" calcext:value-type="float">
            <text:p>165.80542</text:p>
          </table:table-cell>
          <table:table-cell office:value-type="float" office:value="30.24519" calcext:value-type="float">
            <text:p>30.24519</text:p>
          </table:table-cell>
          <table:table-cell office:value-type="string" calcext:value-type="string">
            <text:p>G</text:p>
          </table:table-cell>
          <table:table-cell office:value-type="float" office:value="0.38383" calcext:value-type="float">
            <text:p>0.38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017.73+022343.5</text:p>
          </table:table-cell>
          <table:table-cell office:value-type="float" office:value="182.57377" calcext:value-type="float">
            <text:p>182.57377</text:p>
          </table:table-cell>
          <table:table-cell office:value-type="float" office:value="2.39546" calcext:value-type="float">
            <text:p>2.39546</text:p>
          </table:table-cell>
          <table:table-cell office:value-type="string" calcext:value-type="string">
            <text:p>G</text:p>
          </table:table-cell>
          <table:table-cell office:value-type="float" office:value="0.383311" calcext:value-type="float">
            <text:p>0.3833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6060579+2032082</text:p>
          </table:table-cell>
          <table:table-cell office:value-type="float" office:value="241.52425" calcext:value-type="float">
            <text:p>241.52425</text:p>
          </table:table-cell>
          <table:table-cell office:value-type="float" office:value="20.53566" calcext:value-type="float">
            <text:p>20.53566</text:p>
          </table:table-cell>
          <table:table-cell office:value-type="string" calcext:value-type="string">
            <text:p>QSO</text:p>
          </table:table-cell>
          <table:table-cell office:value-type="float" office:value="0.383" calcext:value-type="float">
            <text:p>0.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50+443</text:p>
          </table:table-cell>
          <table:table-cell office:value-type="float" office:value="133.54121" calcext:value-type="float">
            <text:p>133.54121</text:p>
          </table:table-cell>
          <table:table-cell office:value-type="float" office:value="44.14175" calcext:value-type="float">
            <text:p>44.14175</text:p>
          </table:table-cell>
          <table:table-cell office:value-type="string" calcext:value-type="string">
            <text:p>QSO</text:p>
          </table:table-cell>
          <table:table-cell office:value-type="float" office:value="0.382159" calcext:value-type="float">
            <text:p>0.3821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15+410</text:p>
          </table:table-cell>
          <table:table-cell office:value-type="float" office:value="214.49426" calcext:value-type="float">
            <text:p>214.49426</text:p>
          </table:table-cell>
          <table:table-cell office:value-type="float" office:value="40.86657" calcext:value-type="float">
            <text:p>40.86657</text:p>
          </table:table-cell>
          <table:table-cell office:value-type="string" calcext:value-type="string">
            <text:p>QSO</text:p>
          </table:table-cell>
          <table:table-cell office:value-type="float" office:value="0.381697" calcext:value-type="float">
            <text:p>0.3816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955.06+342012.8</text:p>
          </table:table-cell>
          <table:table-cell office:value-type="float" office:value="234.97945" calcext:value-type="float">
            <text:p>234.97945</text:p>
          </table:table-cell>
          <table:table-cell office:value-type="float" office:value="34.33703" calcext:value-type="float">
            <text:p>34.33703</text:p>
          </table:table-cell>
          <table:table-cell office:value-type="string" calcext:value-type="string">
            <text:p>G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5356.51+002334.7</text:p>
          </table:table-cell>
          <table:table-cell office:value-type="float" office:value="193.4855" calcext:value-type="float">
            <text:p>193.4855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G</text:p>
          </table:table-cell>
          <table:table-cell office:value-type="float" office:value="0.379" calcext:value-type="float">
            <text:p>0.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2734.43+200047.9</text:p>
          </table:table-cell>
          <table:table-cell office:value-type="float" office:value="246.89358" calcext:value-type="float">
            <text:p>246.89358</text:p>
          </table:table-cell>
          <table:table-cell office:value-type="float" office:value="20.01336" calcext:value-type="float">
            <text:p>20.01336</text:p>
          </table:table-cell>
          <table:table-cell office:value-type="string" calcext:value-type="string">
            <text:p>G</text:p>
          </table:table-cell>
          <table:table-cell office:value-type="float" office:value="0.377616" calcext:value-type="float">
            <text:p>0.3776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5445.66+482350.6</text:p>
          </table:table-cell>
          <table:table-cell office:value-type="float" office:value="118.69029" calcext:value-type="float">
            <text:p>118.69029</text:p>
          </table:table-cell>
          <table:table-cell office:value-type="float" office:value="48.39743" calcext:value-type="float">
            <text:p>48.39743</text:p>
          </table:table-cell>
          <table:table-cell office:value-type="string" calcext:value-type="string">
            <text:p>QSO</text:p>
          </table:table-cell>
          <table:table-cell office:value-type="float" office:value="0.377142" calcext:value-type="float">
            <text:p>0.377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0922.7+411941</text:p>
          </table:table-cell>
          <table:table-cell office:value-type="float" office:value="182.34495" calcext:value-type="float">
            <text:p>182.34495</text:p>
          </table:table-cell>
          <table:table-cell office:value-type="float" office:value="41.32816" calcext:value-type="float">
            <text:p>41.32816</text:p>
          </table:table-cell>
          <table:table-cell office:value-type="string" calcext:value-type="string">
            <text:p>QSO</text:p>
          </table:table-cell>
          <table:table-cell office:value-type="float" office:value="0.377" calcext:value-type="float">
            <text:p>0.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0644.46+081400.7</text:p>
          </table:table-cell>
          <table:table-cell office:value-type="float" office:value="226.68529" calcext:value-type="float">
            <text:p>226.68529</text:p>
          </table:table-cell>
          <table:table-cell office:value-type="float" office:value="8.23353" calcext:value-type="float">
            <text:p>8.23353</text:p>
          </table:table-cell>
          <table:table-cell office:value-type="string" calcext:value-type="string">
            <text:p>QSO</text:p>
          </table:table-cell>
          <table:table-cell office:value-type="float" office:value="0.376" calcext:value-type="float">
            <text:p>0.3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641.65+043002.3</text:p>
          </table:table-cell>
          <table:table-cell office:value-type="float" office:value="179.17355" calcext:value-type="float">
            <text:p>179.17355</text:p>
          </table:table-cell>
          <table:table-cell office:value-type="float" office:value="4.50063" calcext:value-type="float">
            <text:p>4.50063</text:p>
          </table:table-cell>
          <table:table-cell office:value-type="string" calcext:value-type="string">
            <text:p>UvES</text:p>
          </table:table-cell>
          <table:table-cell office:value-type="float" office:value="0.375" calcext:value-type="float">
            <text:p>0.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0743.03+155214.6</text:p>
          </table:table-cell>
          <table:table-cell office:value-type="float" office:value="211.92929" calcext:value-type="float">
            <text:p>211.92929</text:p>
          </table:table-cell>
          <table:table-cell office:value-type="float" office:value="15.87057" calcext:value-type="float">
            <text:p>15.87057</text:p>
          </table:table-cell>
          <table:table-cell office:value-type="string" calcext:value-type="string">
            <text:p>*</text:p>
          </table:table-cell>
          <table:table-cell office:value-type="float" office:value="0.375" calcext:value-type="float">
            <text:p>0.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306.03+184342.9</text:p>
          </table:table-cell>
          <table:table-cell office:value-type="float" office:value="175.77512" calcext:value-type="float">
            <text:p>175.77512</text:p>
          </table:table-cell>
          <table:table-cell office:value-type="float" office:value="18.72858" calcext:value-type="float">
            <text:p>18.72858</text:p>
          </table:table-cell>
          <table:table-cell office:value-type="string" calcext:value-type="string">
            <text:p>QSO</text:p>
          </table:table-cell>
          <table:table-cell office:value-type="float" office:value="0.3739" calcext:value-type="float">
            <text:p>0.3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3413.33+475351.2</text:p>
          </table:table-cell>
          <table:table-cell office:value-type="float" office:value="188.55554" calcext:value-type="float">
            <text:p>188.55554</text:p>
          </table:table-cell>
          <table:table-cell office:value-type="float" office:value="47.89757" calcext:value-type="float">
            <text:p>47.89757</text:p>
          </table:table-cell>
          <table:table-cell office:value-type="string" calcext:value-type="string">
            <text:p>QSO</text:p>
          </table:table-cell>
          <table:table-cell office:value-type="float" office:value="0.372349" calcext:value-type="float">
            <text:p>0.3723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704+608</text:p>
          </table:table-cell>
          <table:table-cell office:value-type="float" office:value="256.1724" calcext:value-type="float">
            <text:p>256.1724</text:p>
          </table:table-cell>
          <table:table-cell office:value-type="float" office:value="60.74181" calcext:value-type="float">
            <text:p>60.74181</text:p>
          </table:table-cell>
          <table:table-cell office:value-type="string" calcext:value-type="string">
            <text:p>QSO</text:p>
          </table:table-cell>
          <table:table-cell office:value-type="float" office:value="0.37194" calcext:value-type="float">
            <text:p>0.371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239.61+264605.9</text:p>
          </table:table-cell>
          <table:table-cell office:value-type="float" office:value="240.66511" calcext:value-type="float">
            <text:p>240.66511</text:p>
          </table:table-cell>
          <table:table-cell office:value-type="float" office:value="26.76832" calcext:value-type="float">
            <text:p>26.76832</text:p>
          </table:table-cell>
          <table:table-cell office:value-type="string" calcext:value-type="string">
            <text:p>G</text:p>
          </table:table-cell>
          <table:table-cell office:value-type="float" office:value="0.371657" calcext:value-type="float">
            <text:p>0.3716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12+370</text:p>
          </table:table-cell>
          <table:table-cell office:value-type="float" office:value="228.67945" calcext:value-type="float">
            <text:p>228.67945</text:p>
          </table:table-cell>
          <table:table-cell office:value-type="float" office:value="36.8473" calcext:value-type="float">
            <text:p>36.8473</text:p>
          </table:table-cell>
          <table:table-cell office:value-type="string" calcext:value-type="string">
            <text:p>QSO</text:p>
          </table:table-cell>
          <table:table-cell office:value-type="float" office:value="0.3707" calcext:value-type="float">
            <text:p>0.37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2915.43+501336.0</text:p>
          </table:table-cell>
          <table:table-cell office:value-type="float" office:value="142.31433" calcext:value-type="float">
            <text:p>142.31433</text:p>
          </table:table-cell>
          <table:table-cell office:value-type="float" office:value="50.22666" calcext:value-type="float">
            <text:p>50.22666</text:p>
          </table:table-cell>
          <table:table-cell office:value-type="string" calcext:value-type="string">
            <text:p>QSO</text:p>
          </table:table-cell>
          <table:table-cell office:value-type="float" office:value="0.370387" calcext:value-type="float">
            <text:p>0.3703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4.29</text:p>
          </table:table-cell>
          <table:table-cell office:value-type="float" office:value="210.28595" calcext:value-type="float">
            <text:p>210.28595</text:p>
          </table:table-cell>
          <table:table-cell office:value-type="float" office:value="24.21514" calcext:value-type="float">
            <text:p>24.21514</text:p>
          </table:table-cell>
          <table:table-cell office:value-type="string" calcext:value-type="string">
            <text:p>QSO</text:p>
          </table:table-cell>
          <table:table-cell office:value-type="float" office:value="0.370217" calcext:value-type="float">
            <text:p>0.3702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644.43+484149.2</text:p>
          </table:table-cell>
          <table:table-cell office:value-type="float" office:value="121.6851" calcext:value-type="float">
            <text:p>121.6851</text:p>
          </table:table-cell>
          <table:table-cell office:value-type="float" office:value="48.697" calcext:value-type="float">
            <text:p>48.697</text:p>
          </table:table-cell>
          <table:table-cell office:value-type="string" calcext:value-type="string">
            <text:p>G</text:p>
          </table:table-cell>
          <table:table-cell office:value-type="float" office:value="0.369982" calcext:value-type="float">
            <text:p>0.3699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534+466</text:p>
          </table:table-cell>
          <table:table-cell office:value-type="float" office:value="234.07225" calcext:value-type="float">
            <text:p>234.07225</text:p>
          </table:table-cell>
          <table:table-cell office:value-type="float" office:value="46.45936" calcext:value-type="float">
            <text:p>46.45936</text:p>
          </table:table-cell>
          <table:table-cell office:value-type="string" calcext:value-type="string">
            <text:p>QSO</text:p>
          </table:table-cell>
          <table:table-cell office:value-type="float" office:value="0.369507" calcext:value-type="float">
            <text:p>0.3695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03+25</text:p>
          </table:table-cell>
          <table:table-cell office:value-type="float" office:value="241.31583" calcext:value-type="float">
            <text:p>241.31583</text:p>
          </table:table-cell>
          <table:table-cell office:value-type="float" office:value="25.02997" calcext:value-type="float">
            <text:p>25.02997</text:p>
          </table:table-cell>
          <table:table-cell office:value-type="string" calcext:value-type="string">
            <text:p>QSO</text:p>
          </table:table-cell>
          <table:table-cell office:value-type="float" office:value="0.36911" calcext:value-type="float">
            <text:p>0.36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039.97+543753.4</text:p>
          </table:table-cell>
          <table:table-cell office:value-type="float" office:value="132.66649" calcext:value-type="float">
            <text:p>132.66649</text:p>
          </table:table-cell>
          <table:table-cell office:value-type="float" office:value="54.63149" calcext:value-type="float">
            <text:p>54.63149</text:p>
          </table:table-cell>
          <table:table-cell office:value-type="string" calcext:value-type="string">
            <text:p>QSO</text:p>
          </table:table-cell>
          <table:table-cell office:value-type="float" office:value="0.366947" calcext:value-type="float">
            <text:p>0.366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46+100</text:p>
          </table:table-cell>
          <table:table-cell office:value-type="float" office:value="132.41673" calcext:value-type="float">
            <text:p>132.41673</text:p>
          </table:table-cell>
          <table:table-cell office:value-type="float" office:value="9.82254" calcext:value-type="float">
            <text:p>9.82254</text:p>
          </table:table-cell>
          <table:table-cell office:value-type="string" calcext:value-type="string">
            <text:p>QSO</text:p>
          </table:table-cell>
          <table:table-cell office:value-type="float" office:value="0.365674" calcext:value-type="float">
            <text:p>0.3656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1244.2+422957</text:p>
          </table:table-cell>
          <table:table-cell office:value-type="float" office:value="153.18453" calcext:value-type="float">
            <text:p>153.18453</text:p>
          </table:table-cell>
          <table:table-cell office:value-type="float" office:value="42.49917" calcext:value-type="float">
            <text:p>42.49917</text:p>
          </table:table-cell>
          <table:table-cell office:value-type="string" calcext:value-type="string">
            <text:p>QSO</text:p>
          </table:table-cell>
          <table:table-cell office:value-type="float" office:value="0.365109" calcext:value-type="float">
            <text:p>0.365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18+456</text:p>
          </table:table-cell>
          <table:table-cell office:value-type="float" office:value="155.27517" calcext:value-type="float">
            <text:p>155.27517</text:p>
          </table:table-cell>
          <table:table-cell office:value-type="float" office:value="45.39217" calcext:value-type="float">
            <text:p>45.39217</text:p>
          </table:table-cell>
          <table:table-cell office:value-type="string" calcext:value-type="string">
            <text:p>G</text:p>
          </table:table-cell>
          <table:table-cell office:value-type="float" office:value="0.36388" calcext:value-type="float">
            <text:p>0.36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25+267</text:p>
          </table:table-cell>
          <table:table-cell office:value-type="float" office:value="216.89837" calcext:value-type="float">
            <text:p>216.89837</text:p>
          </table:table-cell>
          <table:table-cell office:value-type="float" office:value="26.53737" calcext:value-type="float">
            <text:p>26.53737</text:p>
          </table:table-cell>
          <table:table-cell office:value-type="string" calcext:value-type="string">
            <text:p>QSO</text:p>
          </table:table-cell>
          <table:table-cell office:value-type="float" office:value="0.363816" calcext:value-type="float">
            <text:p>0.3638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38+33A</text:p>
          </table:table-cell>
          <table:table-cell office:value-type="float" office:value="115.3551" calcext:value-type="float">
            <text:p>115.3551</text:p>
          </table:table-cell>
          <table:table-cell office:value-type="float" office:value="33.55557" calcext:value-type="float">
            <text:p>33.55557</text:p>
          </table:table-cell>
          <table:table-cell office:value-type="string" calcext:value-type="string">
            <text:p>G</text:p>
          </table:table-cell>
          <table:table-cell office:value-type="float" office:value="0.363551" calcext:value-type="float">
            <text:p>0.363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253.77+302059.1</text:p>
          </table:table-cell>
          <table:table-cell office:value-type="float" office:value="233.22412" calcext:value-type="float">
            <text:p>233.22412</text:p>
          </table:table-cell>
          <table:table-cell office:value-type="float" office:value="30.34985" calcext:value-type="float">
            <text:p>30.34985</text:p>
          </table:table-cell>
          <table:table-cell office:value-type="string" calcext:value-type="string">
            <text:p>G</text:p>
          </table:table-cell>
          <table:table-cell office:value-type="float" office:value="0.36113" calcext:value-type="float">
            <text:p>0.36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838.84+051439.9</text:p>
          </table:table-cell>
          <table:table-cell office:value-type="float" office:value="122.16187" calcext:value-type="float">
            <text:p>122.16187</text:p>
          </table:table-cell>
          <table:table-cell office:value-type="float" office:value="5.24443" calcext:value-type="float">
            <text:p>5.24443</text:p>
          </table:table-cell>
          <table:table-cell office:value-type="string" calcext:value-type="string">
            <text:p>QSO</text:p>
          </table:table-cell>
          <table:table-cell office:value-type="float" office:value="0.360614" calcext:value-type="float">
            <text:p>0.3606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53+113</text:p>
          </table:table-cell>
          <table:table-cell office:value-type="float" office:value="238.92935" calcext:value-type="float">
            <text:p>238.92935</text:p>
          </table:table-cell>
          <table:table-cell office:value-type="float" office:value="11.1901" calcext:value-type="float">
            <text:p>11.1901</text:p>
          </table:table-cell>
          <table:table-cell office:value-type="string" calcext:value-type="string">
            <text:p>QSO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503+570</text:p>
          </table:table-cell>
          <table:table-cell office:value-type="float" office:value="226.23151" calcext:value-type="float">
            <text:p>226.23151</text:p>
          </table:table-cell>
          <table:table-cell office:value-type="float" office:value="56.82231" calcext:value-type="float">
            <text:p>56.82231</text:p>
          </table:table-cell>
          <table:table-cell office:value-type="string" calcext:value-type="string">
            <text:p>G</text:p>
          </table:table-cell>
          <table:table-cell office:value-type="float" office:value="0.358894" calcext:value-type="float">
            <text:p>0.358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4.38</text:p>
          </table:table-cell>
          <table:table-cell office:value-type="float" office:value="163.634" calcext:value-type="float">
            <text:p>163.634</text:p>
          </table:table-cell>
          <table:table-cell office:value-type="float" office:value="14.52961" calcext:value-type="float">
            <text:p>14.52961</text:p>
          </table:table-cell>
          <table:table-cell office:value-type="string" calcext:value-type="string">
            <text:p>G</text:p>
          </table:table-cell>
          <table:table-cell office:value-type="float" office:value="0.358" calcext:value-type="float">
            <text:p>0.3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14+21</text:p>
          </table:table-cell>
          <table:table-cell office:value-type="float" office:value="259.04663" calcext:value-type="float">
            <text:p>259.04663</text:p>
          </table:table-cell>
          <table:table-cell office:value-type="float" office:value="21.87046" calcext:value-type="float">
            <text:p>21.87046</text:p>
          </table:table-cell>
          <table:table-cell office:value-type="string" calcext:value-type="string">
            <text:p>QSO</text:p>
          </table:table-cell>
          <table:table-cell office:value-type="float" office:value="0.358" calcext:value-type="float">
            <text:p>0.3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244.91+301435.3</text:p>
          </table:table-cell>
          <table:table-cell office:value-type="float" office:value="218.18716" calcext:value-type="float">
            <text:p>218.18716</text:p>
          </table:table-cell>
          <table:table-cell office:value-type="float" office:value="30.24319" calcext:value-type="float">
            <text:p>30.24319</text:p>
          </table:table-cell>
          <table:table-cell office:value-type="string" calcext:value-type="string">
            <text:p>QSO</text:p>
          </table:table-cell>
          <table:table-cell office:value-type="float" office:value="0.355014" calcext:value-type="float">
            <text:p>0.355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1037.0+332924</text:p>
          </table:table-cell>
          <table:table-cell office:value-type="float" office:value="137.65431" calcext:value-type="float">
            <text:p>137.65431</text:p>
          </table:table-cell>
          <table:table-cell office:value-type="float" office:value="33.49012" calcext:value-type="float">
            <text:p>33.49012</text:p>
          </table:table-cell>
          <table:table-cell office:value-type="string" calcext:value-type="string">
            <text:p>QSO</text:p>
          </table:table-cell>
          <table:table-cell office:value-type="float" office:value="0.354" calcext:value-type="float">
            <text:p>0.3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4834.29+512807.8</text:p>
          </table:table-cell>
          <table:table-cell office:value-type="float" office:value="192.14296" calcext:value-type="float">
            <text:p>192.14296</text:p>
          </table:table-cell>
          <table:table-cell office:value-type="float" office:value="51.46886" calcext:value-type="float">
            <text:p>51.46886</text:p>
          </table:table-cell>
          <table:table-cell office:value-type="string" calcext:value-type="string">
            <text:p>G</text:p>
          </table:table-cell>
          <table:table-cell office:value-type="float" office:value="0.350853" calcext:value-type="float">
            <text:p>0.350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1908.79+332441.9</text:p>
          </table:table-cell>
          <table:table-cell office:value-type="float" office:value="139.78661" calcext:value-type="float">
            <text:p>139.78661</text:p>
          </table:table-cell>
          <table:table-cell office:value-type="float" office:value="33.41165" calcext:value-type="float">
            <text:p>33.41165</text:p>
          </table:table-cell>
          <table:table-cell office:value-type="string" calcext:value-type="string">
            <text:p>VisS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856.55+013647.8</text:p>
          </table:table-cell>
          <table:table-cell office:value-type="float" office:value="132.23573" calcext:value-type="float">
            <text:p>132.23573</text:p>
          </table:table-cell>
          <table:table-cell office:value-type="float" office:value="1.61328" calcext:value-type="float">
            <text:p>1.61328</text:p>
          </table:table-cell>
          <table:table-cell office:value-type="string" calcext:value-type="string">
            <text:p>QSO</text:p>
          </table:table-cell>
          <table:table-cell office:value-type="float" office:value="0.349828" calcext:value-type="float">
            <text:p>0.3498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156+213</text:p>
          </table:table-cell>
          <table:table-cell office:value-type="float" office:value="179.8592" calcext:value-type="float">
            <text:p>179.8592</text:p>
          </table:table-cell>
          <table:table-cell office:value-type="float" office:value="21.11554" calcext:value-type="float">
            <text:p>21.11554</text:p>
          </table:table-cell>
          <table:table-cell office:value-type="string" calcext:value-type="string">
            <text:p>QSO</text:p>
          </table:table-cell>
          <table:table-cell office:value-type="float" office:value="0.349" calcext:value-type="float">
            <text:p>0.3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3807.77+532555.9</text:p>
          </table:table-cell>
          <table:table-cell office:value-type="float" office:value="189.53237" calcext:value-type="float">
            <text:p>189.53237</text:p>
          </table:table-cell>
          <table:table-cell office:value-type="float" office:value="53.43223" calcext:value-type="float">
            <text:p>53.43223</text:p>
          </table:table-cell>
          <table:table-cell office:value-type="string" calcext:value-type="string">
            <text:p>G</text:p>
          </table:table-cell>
          <table:table-cell office:value-type="float" office:value="0.347506" calcext:value-type="float">
            <text:p>0.347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71929.78+244126.6</text:p>
          </table:table-cell>
          <table:table-cell office:value-type="float" office:value="259.874" calcext:value-type="float">
            <text:p>259.874</text:p>
          </table:table-cell>
          <table:table-cell office:value-type="float" office:value="24.69072" calcext:value-type="float">
            <text:p>24.69072</text:p>
          </table:table-cell>
          <table:table-cell office:value-type="string" calcext:value-type="string">
            <text:p>VisS</text:p>
          </table:table-cell>
          <table:table-cell office:value-type="float" office:value="0.34734" calcext:value-type="float">
            <text:p>0.34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6+180</text:p>
          </table:table-cell>
          <table:table-cell office:value-type="float" office:value="242.29691" calcext:value-type="float">
            <text:p>242.29691</text:p>
          </table:table-cell>
          <table:table-cell office:value-type="float" office:value="17.93785" calcext:value-type="float">
            <text:p>17.93785</text:p>
          </table:table-cell>
          <table:table-cell office:value-type="string" calcext:value-type="string">
            <text:p>QSO</text:p>
          </table:table-cell>
          <table:table-cell office:value-type="float" office:value="0.34695" calcext:value-type="float">
            <text:p>0.34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134.83+202423.2</text:p>
          </table:table-cell>
          <table:table-cell office:value-type="float" office:value="135.39514" calcext:value-type="float">
            <text:p>135.39514</text:p>
          </table:table-cell>
          <table:table-cell office:value-type="float" office:value="20.40649" calcext:value-type="float">
            <text:p>20.40649</text:p>
          </table:table-cell>
          <table:table-cell office:value-type="string" calcext:value-type="string">
            <text:p>*</text:p>
          </table:table-cell>
          <table:table-cell office:value-type="float" office:value="0.345" calcext:value-type="float">
            <text:p>0.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0324.78+475829.9</text:p>
          </table:table-cell>
          <table:table-cell office:value-type="float" office:value="225.85324" calcext:value-type="float">
            <text:p>225.85324</text:p>
          </table:table-cell>
          <table:table-cell office:value-type="float" office:value="47.97491" calcext:value-type="float">
            <text:p>47.97491</text:p>
          </table:table-cell>
          <table:table-cell office:value-type="string" calcext:value-type="string">
            <text:p>QSO</text:p>
          </table:table-cell>
          <table:table-cell office:value-type="float" office:value="0.3445" calcext:value-type="float">
            <text:p>0.3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02+042</text:p>
          </table:table-cell>
          <table:table-cell office:value-type="float" office:value="211.21208" calcext:value-type="float">
            <text:p>211.21208</text:p>
          </table:table-cell>
          <table:table-cell office:value-type="float" office:value="4.03397" calcext:value-type="float">
            <text:p>4.03397</text:p>
          </table:table-cell>
          <table:table-cell office:value-type="string" calcext:value-type="string">
            <text:p>QSO</text:p>
          </table:table-cell>
          <table:table-cell office:value-type="float" office:value="0.344" calcext:value-type="float">
            <text:p>0.3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3917.4+393242</text:p>
          </table:table-cell>
          <table:table-cell office:value-type="float" office:value="219.8229" calcext:value-type="float">
            <text:p>219.8229</text:p>
          </table:table-cell>
          <table:table-cell office:value-type="float" office:value="39.54524" calcext:value-type="float">
            <text:p>39.54524</text:p>
          </table:table-cell>
          <table:table-cell office:value-type="string" calcext:value-type="string">
            <text:p>QSO</text:p>
          </table:table-cell>
          <table:table-cell office:value-type="float" office:value="0.343663" calcext:value-type="float">
            <text:p>0.343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3437.49+563147.9</text:p>
          </table:table-cell>
          <table:table-cell office:value-type="float" office:value="203.65621" calcext:value-type="float">
            <text:p>203.65621</text:p>
          </table:table-cell>
          <table:table-cell office:value-type="float" office:value="56.52994" calcext:value-type="float">
            <text:p>56.52994</text:p>
          </table:table-cell>
          <table:table-cell office:value-type="string" calcext:value-type="string">
            <text:p>QSO</text:p>
          </table:table-cell>
          <table:table-cell office:value-type="float" office:value="0.342578" calcext:value-type="float">
            <text:p>0.342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4600.36+070424.7</text:p>
          </table:table-cell>
          <table:table-cell office:value-type="float" office:value="131.50153" calcext:value-type="float">
            <text:p>131.50153</text:p>
          </table:table-cell>
          <table:table-cell office:value-type="float" office:value="7.07351" calcext:value-type="float">
            <text:p>7.07351</text:p>
          </table:table-cell>
          <table:table-cell office:value-type="string" calcext:value-type="string">
            <text:p>QSO</text:p>
          </table:table-cell>
          <table:table-cell office:value-type="float" office:value="0.342298" calcext:value-type="float">
            <text:p>0.3422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731.86+011858.1</text:p>
          </table:table-cell>
          <table:table-cell office:value-type="float" office:value="219.38274" calcext:value-type="float">
            <text:p>219.38274</text:p>
          </table:table-cell>
          <table:table-cell office:value-type="float" office:value="1.31615" calcext:value-type="float">
            <text:p>1.31615</text:p>
          </table:table-cell>
          <table:table-cell office:value-type="string" calcext:value-type="string">
            <text:p>G</text:p>
          </table:table-cell>
          <table:table-cell office:value-type="float" office:value="0.34219" calcext:value-type="float">
            <text:p>0.342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37+436A</text:p>
          </table:table-cell>
          <table:table-cell office:value-type="float" office:value="249.73556" calcext:value-type="float">
            <text:p>249.73556</text:p>
          </table:table-cell>
          <table:table-cell office:value-type="float" office:value="43.58682" calcext:value-type="float">
            <text:p>43.58682</text:p>
          </table:table-cell>
          <table:table-cell office:value-type="string" calcext:value-type="string">
            <text:p>QSO</text:p>
          </table:table-cell>
          <table:table-cell office:value-type="float" office:value="0.339389" calcext:value-type="float">
            <text:p>0.339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0117.96+545518.1</text:p>
          </table:table-cell>
          <table:table-cell office:value-type="float" office:value="225.32488" calcext:value-type="float">
            <text:p>225.32488</text:p>
          </table:table-cell>
          <table:table-cell office:value-type="float" office:value="54.92173" calcext:value-type="float">
            <text:p>54.92173</text:p>
          </table:table-cell>
          <table:table-cell office:value-type="string" calcext:value-type="string">
            <text:p>QSO</text:p>
          </table:table-cell>
          <table:table-cell office:value-type="float" office:value="0.338584" calcext:value-type="float">
            <text:p>0.3385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404.20+433407.1</text:p>
          </table:table-cell>
          <table:table-cell office:value-type="float" office:value="201.0175" calcext:value-type="float">
            <text:p>201.0175</text:p>
          </table:table-cell>
          <table:table-cell office:value-type="float" office:value="43.56865" calcext:value-type="float">
            <text:p>43.56865</text:p>
          </table:table-cell>
          <table:table-cell office:value-type="string" calcext:value-type="string">
            <text:p>G</text:p>
          </table:table-cell>
          <table:table-cell office:value-type="float" office:value="0.338035" calcext:value-type="float">
            <text:p>0.338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2753.68+521758.2</text:p>
          </table:table-cell>
          <table:table-cell office:value-type="float" office:value="126.97374" calcext:value-type="float">
            <text:p>126.97374</text:p>
          </table:table-cell>
          <table:table-cell office:value-type="float" office:value="52.29953" calcext:value-type="float">
            <text:p>52.29953</text:p>
          </table:table-cell>
          <table:table-cell office:value-type="string" calcext:value-type="string">
            <text:p>QSO</text:p>
          </table:table-cell>
          <table:table-cell office:value-type="float" office:value="0.337622" calcext:value-type="float">
            <text:p>0.337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2.28</text:p>
          </table:table-cell>
          <table:table-cell office:value-type="float" office:value="136.06512" calcext:value-type="float">
            <text:p>136.06512</text:p>
          </table:table-cell>
          <table:table-cell office:value-type="float" office:value="42.63466" calcext:value-type="float">
            <text:p>42.63466</text:p>
          </table:table-cell>
          <table:table-cell office:value-type="string" calcext:value-type="string">
            <text:p>G</text:p>
          </table:table-cell>
          <table:table-cell office:value-type="float" office:value="0.335" calcext:value-type="float">
            <text:p>0.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459.79+062453.7</text:p>
          </table:table-cell>
          <table:table-cell office:value-type="float" office:value="156.24919" calcext:value-type="float">
            <text:p>156.24919</text:p>
          </table:table-cell>
          <table:table-cell office:value-type="float" office:value="6.41495" calcext:value-type="float">
            <text:p>6.41495</text:p>
          </table:table-cell>
          <table:table-cell office:value-type="string" calcext:value-type="string">
            <text:p>*</text:p>
          </table:table-cell>
          <table:table-cell office:value-type="float" office:value="0.335" calcext:value-type="float">
            <text:p>0.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1113453+3459596</text:p>
          </table:table-cell>
          <table:table-cell office:value-type="float" office:value="167.89388" calcext:value-type="float">
            <text:p>167.89388</text:p>
          </table:table-cell>
          <table:table-cell office:value-type="float" office:value="34.99989" calcext:value-type="float">
            <text:p>34.99989</text:p>
          </table:table-cell>
          <table:table-cell office:value-type="string" calcext:value-type="string">
            <text:p>*</text:p>
          </table:table-cell>
          <table:table-cell office:value-type="float" office:value="0.335" calcext:value-type="float">
            <text:p>0.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2952.86+315411.0</text:p>
          </table:table-cell>
          <table:table-cell office:value-type="float" office:value="202.47027" calcext:value-type="float">
            <text:p>202.47027</text:p>
          </table:table-cell>
          <table:table-cell office:value-type="float" office:value="31.90307" calcext:value-type="float">
            <text:p>31.90307</text:p>
          </table:table-cell>
          <table:table-cell office:value-type="string" calcext:value-type="string">
            <text:p>QSO</text:p>
          </table:table-cell>
          <table:table-cell office:value-type="float" office:value="0.335" calcext:value-type="float">
            <text:p>0.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3904.28+281241.4</text:p>
          </table:table-cell>
          <table:table-cell office:value-type="float" office:value="204.7679" calcext:value-type="float">
            <text:p>204.7679</text:p>
          </table:table-cell>
          <table:table-cell office:value-type="float" office:value="28.21145" calcext:value-type="float">
            <text:p>28.21145</text:p>
          </table:table-cell>
          <table:table-cell office:value-type="string" calcext:value-type="string">
            <text:p>*</text:p>
          </table:table-cell>
          <table:table-cell office:value-type="float" office:value="0.335" calcext:value-type="float">
            <text:p>0.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51+26</text:p>
          </table:table-cell>
          <table:table-cell office:value-type="float" office:value="223.47334" calcext:value-type="float">
            <text:p>223.47334</text:p>
          </table:table-cell>
          <table:table-cell office:value-type="float" office:value="26.80928" calcext:value-type="float">
            <text:p>26.80928</text:p>
          </table:table-cell>
          <table:table-cell office:value-type="string" calcext:value-type="string">
            <text:p>QSO</text:p>
          </table:table-cell>
          <table:table-cell office:value-type="float" office:value="0.335" calcext:value-type="float">
            <text:p>0.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628.65+124213.5</text:p>
          </table:table-cell>
          <table:table-cell office:value-type="float" office:value="214.11942" calcext:value-type="float">
            <text:p>214.11942</text:p>
          </table:table-cell>
          <table:table-cell office:value-type="float" office:value="12.70378" calcext:value-type="float">
            <text:p>12.70378</text:p>
          </table:table-cell>
          <table:table-cell office:value-type="string" calcext:value-type="string">
            <text:p>G</text:p>
          </table:table-cell>
          <table:table-cell office:value-type="float" office:value="0.334932" calcext:value-type="float">
            <text:p>0.3349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1847.93+215925.4</text:p>
          </table:table-cell>
          <table:table-cell office:value-type="float" office:value="244.69972" calcext:value-type="float">
            <text:p>244.69972</text:p>
          </table:table-cell>
          <table:table-cell office:value-type="float" office:value="21.9904" calcext:value-type="float">
            <text:p>21.9904</text:p>
          </table:table-cell>
          <table:table-cell office:value-type="string" calcext:value-type="string">
            <text:p>QSO</text:p>
          </table:table-cell>
          <table:table-cell office:value-type="float" office:value="0.334828" calcext:value-type="float">
            <text:p>0.3348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0924.66+274402.7</text:p>
          </table:table-cell>
          <table:table-cell office:value-type="float" office:value="137.35276" calcext:value-type="float">
            <text:p>137.35276</text:p>
          </table:table-cell>
          <table:table-cell office:value-type="float" office:value="27.73412" calcext:value-type="float">
            <text:p>27.73412</text:p>
          </table:table-cell>
          <table:table-cell office:value-type="string" calcext:value-type="string">
            <text:p>QSO</text:p>
          </table:table-cell>
          <table:table-cell office:value-type="float" office:value="0.334689" calcext:value-type="float">
            <text:p>0.334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150+497</text:p>
          </table:table-cell>
          <table:table-cell office:value-type="float" office:value="178.35194" calcext:value-type="float">
            <text:p>178.35194</text:p>
          </table:table-cell>
          <table:table-cell office:value-type="float" office:value="49.51912" calcext:value-type="float">
            <text:p>49.51912</text:p>
          </table:table-cell>
          <table:table-cell office:value-type="string" calcext:value-type="string">
            <text:p>QSO</text:p>
          </table:table-cell>
          <table:table-cell office:value-type="float" office:value="0.333664" calcext:value-type="float">
            <text:p>0.333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456+375</text:p>
          </table:table-cell>
          <table:table-cell office:value-type="float" office:value="224.68664" calcext:value-type="float">
            <text:p>224.68664</text:p>
          </table:table-cell>
          <table:table-cell office:value-type="float" office:value="37.33934" calcext:value-type="float">
            <text:p>37.33934</text:p>
          </table:table-cell>
          <table:table-cell office:value-type="string" calcext:value-type="string">
            <text:p>QSO</text:p>
          </table:table-cell>
          <table:table-cell office:value-type="float" office:value="0.33343" calcext:value-type="float">
            <text:p>0.33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22+113</text:p>
          </table:table-cell>
          <table:table-cell office:value-type="float" office:value="231.26223" calcext:value-type="float">
            <text:p>231.26223</text:p>
          </table:table-cell>
          <table:table-cell office:value-type="float" office:value="11.12891" calcext:value-type="float">
            <text:p>11.12891</text:p>
          </table:table-cell>
          <table:table-cell office:value-type="string" calcext:value-type="string">
            <text:p>QSO</text:p>
          </table:table-cell>
          <table:table-cell office:value-type="float" office:value="0.33271" calcext:value-type="float">
            <text:p>0.33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437.42+114858.9</text:p>
          </table:table-cell>
          <table:table-cell office:value-type="float" office:value="178.65599" calcext:value-type="float">
            <text:p>178.65599</text:p>
          </table:table-cell>
          <table:table-cell office:value-type="float" office:value="11.81638" calcext:value-type="float">
            <text:p>11.81638</text:p>
          </table:table-cell>
          <table:table-cell office:value-type="string" calcext:value-type="string">
            <text:p>QSO</text:p>
          </table:table-cell>
          <table:table-cell office:value-type="float" office:value="0.330454" calcext:value-type="float">
            <text:p>0.330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39+28</text:p>
          </table:table-cell>
          <table:table-cell office:value-type="float" office:value="205.5455" calcext:value-type="float">
            <text:p>205.5455</text:p>
          </table:table-cell>
          <table:table-cell office:value-type="float" office:value="28.47993" calcext:value-type="float">
            <text:p>28.47993</text:p>
          </table:table-cell>
          <table:table-cell office:value-type="string" calcext:value-type="string">
            <text:p>QSO</text:p>
          </table:table-cell>
          <table:table-cell office:value-type="float" office:value="0.33" calcext:value-type="float">
            <text:p>0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1509.92+083205.5</text:p>
          </table:table-cell>
          <table:table-cell office:value-type="float" office:value="213.79133" calcext:value-type="float">
            <text:p>213.79133</text:p>
          </table:table-cell>
          <table:table-cell office:value-type="float" office:value="8.53482" calcext:value-type="float">
            <text:p>8.53482</text:p>
          </table:table-cell>
          <table:table-cell office:value-type="string" calcext:value-type="string">
            <text:p>QSO</text:p>
          </table:table-cell>
          <table:table-cell office:value-type="float" office:value="0.327" calcext:value-type="float">
            <text:p>0.3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50+568</text:p>
          </table:table-cell>
          <table:table-cell office:value-type="float" office:value="193.10979" calcext:value-type="float">
            <text:p>193.10979</text:p>
          </table:table-cell>
          <table:table-cell office:value-type="float" office:value="56.57213" calcext:value-type="float">
            <text:p>56.57213</text:p>
          </table:table-cell>
          <table:table-cell office:value-type="string" calcext:value-type="string">
            <text:p>QSO</text:p>
          </table:table-cell>
          <table:table-cell office:value-type="float" office:value="0.31978" calcext:value-type="float">
            <text:p>0.31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2300.86+294144.7</text:p>
          </table:table-cell>
          <table:table-cell office:value-type="float" office:value="200.75364" calcext:value-type="float">
            <text:p>200.75364</text:p>
          </table:table-cell>
          <table:table-cell office:value-type="float" office:value="29.69578" calcext:value-type="float">
            <text:p>29.69578</text:p>
          </table:table-cell>
          <table:table-cell office:value-type="string" calcext:value-type="string">
            <text:p>*</text:p>
          </table:table-cell>
          <table:table-cell office:value-type="float" office:value="0.315" calcext:value-type="float">
            <text:p>0.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441.37+114235.9</text:p>
          </table:table-cell>
          <table:table-cell office:value-type="float" office:value="171.17242" calcext:value-type="float">
            <text:p>171.17242</text:p>
          </table:table-cell>
          <table:table-cell office:value-type="float" office:value="11.70997" calcext:value-type="float">
            <text:p>11.70997</text:p>
          </table:table-cell>
          <table:table-cell office:value-type="string" calcext:value-type="string">
            <text:p>G</text:p>
          </table:table-cell>
          <table:table-cell office:value-type="float" office:value="0.314311" calcext:value-type="float">
            <text:p>0.3143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17+235</text:p>
          </table:table-cell>
          <table:table-cell office:value-type="float" office:value="229.8487" calcext:value-type="float">
            <text:p>229.8487</text:p>
          </table:table-cell>
          <table:table-cell office:value-type="float" office:value="23.37724" calcext:value-type="float">
            <text:p>23.37724</text:p>
          </table:table-cell>
          <table:table-cell office:value-type="string" calcext:value-type="string">
            <text:p>QSO</text:p>
          </table:table-cell>
          <table:table-cell office:value-type="float" office:value="0.313" calcext:value-type="float">
            <text:p>0.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646.75+013800.0</text:p>
          </table:table-cell>
          <table:table-cell office:value-type="float" office:value="234.1948" calcext:value-type="float">
            <text:p>234.1948</text:p>
          </table:table-cell>
          <table:table-cell office:value-type="float" office:value="1.63336" calcext:value-type="float">
            <text:p>1.63336</text:p>
          </table:table-cell>
          <table:table-cell office:value-type="string" calcext:value-type="string">
            <text:p>QSO</text:p>
          </table:table-cell>
          <table:table-cell office:value-type="float" office:value="0.312" calcext:value-type="float">
            <text:p>0.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35335.9+263147</text:p>
          </table:table-cell>
          <table:table-cell office:value-type="float" office:value="208.39968" calcext:value-type="float">
            <text:p>208.39968</text:p>
          </table:table-cell>
          <table:table-cell office:value-type="float" office:value="26.52987" calcext:value-type="float">
            <text:p>26.52987</text:p>
          </table:table-cell>
          <table:table-cell office:value-type="string" calcext:value-type="string">
            <text:p>QSO</text:p>
          </table:table-cell>
          <table:table-cell office:value-type="float" office:value="0.31" calcext:value-type="float">
            <text:p>0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548.30+582851.4</text:p>
          </table:table-cell>
          <table:table-cell office:value-type="float" office:value="231.45125" calcext:value-type="float">
            <text:p>231.45125</text:p>
          </table:table-cell>
          <table:table-cell office:value-type="float" office:value="58.48092" calcext:value-type="float">
            <text:p>58.48092</text:p>
          </table:table-cell>
          <table:table-cell office:value-type="string" calcext:value-type="string">
            <text:p>G</text:p>
          </table:table-cell>
          <table:table-cell office:value-type="float" office:value="0.309" calcext:value-type="float">
            <text:p>0.3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1826.99+620036.3</text:p>
          </table:table-cell>
          <table:table-cell office:value-type="float" office:value="199.6125" calcext:value-type="float">
            <text:p>199.6125</text:p>
          </table:table-cell>
          <table:table-cell office:value-type="float" office:value="62.01006" calcext:value-type="float">
            <text:p>62.01006</text:p>
          </table:table-cell>
          <table:table-cell office:value-type="string" calcext:value-type="string">
            <text:p>QSO</text:p>
          </table:table-cell>
          <table:table-cell office:value-type="float" office:value="0.307743" calcext:value-type="float">
            <text:p>0.3077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4202.94+145539.3</text:p>
          </table:table-cell>
          <table:table-cell office:value-type="float" office:value="220.51225" calcext:value-type="float">
            <text:p>220.51225</text:p>
          </table:table-cell>
          <table:table-cell office:value-type="float" office:value="14.92758" calcext:value-type="float">
            <text:p>14.92758</text:p>
          </table:table-cell>
          <table:table-cell office:value-type="string" calcext:value-type="string">
            <text:p>QSO</text:p>
          </table:table-cell>
          <table:table-cell office:value-type="float" office:value="0.307" calcext:value-type="float">
            <text:p>0.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752 Her</text:p>
          </table:table-cell>
          <table:table-cell office:value-type="float" office:value="257.27542" calcext:value-type="float">
            <text:p>257.27542</text:p>
          </table:table-cell>
          <table:table-cell office:value-type="float" office:value="42.03257" calcext:value-type="float">
            <text:p>42.03257</text:p>
          </table:table-cell>
          <table:table-cell office:value-type="string" calcext:value-type="string">
            <text:p>!V*</text:p>
          </table:table-cell>
          <table:table-cell office:value-type="float" office:value="0.307" calcext:value-type="float">
            <text:p>0.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 +287</text:p>
          </table:table-cell>
          <table:table-cell office:value-type="float" office:value="133.70365" calcext:value-type="float">
            <text:p>133.70365</text:p>
          </table:table-cell>
          <table:table-cell office:value-type="float" office:value="20.10851" calcext:value-type="float">
            <text:p>20.10851</text:p>
          </table:table-cell>
          <table:table-cell office:value-type="string" calcext:value-type="string">
            <text:p>QSO</text:p>
          </table:table-cell>
          <table:table-cell office:value-type="float" office:value="0.3056" calcext:value-type="float">
            <text:p>0.3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20+31A</text:p>
          </table:table-cell>
          <table:table-cell office:value-type="float" office:value="260.57917" calcext:value-type="float">
            <text:p>260.57917</text:p>
          </table:table-cell>
          <table:table-cell office:value-type="float" office:value="31.05639" calcext:value-type="float">
            <text:p>31.05639</text:p>
          </table:table-cell>
          <table:table-cell office:value-type="string" calcext:value-type="string">
            <text:p>G</text:p>
          </table:table-cell>
          <table:table-cell office:value-type="float" office:value="0.305" calcext:value-type="float">
            <text:p>0.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56+382</text:p>
          </table:table-cell>
          <table:table-cell office:value-type="float" office:value="134.98556" calcext:value-type="float">
            <text:p>134.98556</text:p>
          </table:table-cell>
          <table:table-cell office:value-type="float" office:value="38.04316" calcext:value-type="float">
            <text:p>38.04316</text:p>
          </table:table-cell>
          <table:table-cell office:value-type="string" calcext:value-type="string">
            <text:p>G</text:p>
          </table:table-cell>
          <table:table-cell office:value-type="float" office:value="0.303004" calcext:value-type="float">
            <text:p>0.303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11+053</text:p>
          </table:table-cell>
          <table:table-cell office:value-type="float" office:value="138.50734" calcext:value-type="float">
            <text:p>138.50734</text:p>
          </table:table-cell>
          <table:table-cell office:value-type="float" office:value="5.13072" calcext:value-type="float">
            <text:p>5.13072</text:p>
          </table:table-cell>
          <table:table-cell office:value-type="string" calcext:value-type="string">
            <text:p>QSO</text:p>
          </table:table-cell>
          <table:table-cell office:value-type="float" office:value="0.301766" calcext:value-type="float">
            <text:p>0.301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5848.29+562514.2</text:p>
          </table:table-cell>
          <table:table-cell office:value-type="float" office:value="239.7012" calcext:value-type="float">
            <text:p>239.7012</text:p>
          </table:table-cell>
          <table:table-cell office:value-type="float" office:value="56.42059" calcext:value-type="float">
            <text:p>56.42059</text:p>
          </table:table-cell>
          <table:table-cell office:value-type="string" calcext:value-type="string">
            <text:p>G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43+446A</text:p>
          </table:table-cell>
          <table:table-cell office:value-type="float" office:value="176.41049" calcext:value-type="float">
            <text:p>176.41049</text:p>
          </table:table-cell>
          <table:table-cell office:value-type="float" office:value="44.33942" calcext:value-type="float">
            <text:p>44.33942</text:p>
          </table:table-cell>
          <table:table-cell office:value-type="string" calcext:value-type="string">
            <text:p>QSO</text:p>
          </table:table-cell>
          <table:table-cell office:value-type="float" office:value="0.299836" calcext:value-type="float">
            <text:p>0.2998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207.75+154754.0</text:p>
          </table:table-cell>
          <table:table-cell office:value-type="float" office:value="175.53223" calcext:value-type="float">
            <text:p>175.53223</text:p>
          </table:table-cell>
          <table:table-cell office:value-type="float" office:value="15.79838" calcext:value-type="float">
            <text:p>15.79838</text:p>
          </table:table-cell>
          <table:table-cell office:value-type="string" calcext:value-type="string">
            <text:p>QSO</text:p>
          </table:table-cell>
          <table:table-cell office:value-type="float" office:value="0.299" calcext:value-type="float">
            <text:p>0.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334+008</text:p>
          </table:table-cell>
          <table:table-cell office:value-type="float" office:value="204.38071" calcext:value-type="float">
            <text:p>204.38071</text:p>
          </table:table-cell>
          <table:table-cell office:value-type="float" office:value="0.59136" calcext:value-type="float">
            <text:p>0.59136</text:p>
          </table:table-cell>
          <table:table-cell office:value-type="string" calcext:value-type="string">
            <text:p>G</text:p>
          </table:table-cell>
          <table:table-cell office:value-type="float" office:value="0.298672" calcext:value-type="float">
            <text:p>0.2986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2+097</text:p>
          </table:table-cell>
          <table:table-cell office:value-type="float" office:value="148.73708" calcext:value-type="float">
            <text:p>148.73708</text:p>
          </table:table-cell>
          <table:table-cell office:value-type="float" office:value="9.49883" calcext:value-type="float">
            <text:p>9.49883</text:p>
          </table:table-cell>
          <table:table-cell office:value-type="string" calcext:value-type="string">
            <text:p>QSO</text:p>
          </table:table-cell>
          <table:table-cell office:value-type="float" office:value="0.298473" calcext:value-type="float">
            <text:p>0.2984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8+445</text:p>
          </table:table-cell>
          <table:table-cell office:value-type="float" office:value="137.89107" calcext:value-type="float">
            <text:p>137.89107</text:p>
          </table:table-cell>
          <table:table-cell office:value-type="float" office:value="44.3806" calcext:value-type="float">
            <text:p>44.3806</text:p>
          </table:table-cell>
          <table:table-cell office:value-type="string" calcext:value-type="string">
            <text:p>QSO</text:p>
          </table:table-cell>
          <table:table-cell office:value-type="float" office:value="0.297617" calcext:value-type="float">
            <text:p>0.297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535.01+585140.0</text:p>
          </table:table-cell>
          <table:table-cell office:value-type="float" office:value="261.39588" calcext:value-type="float">
            <text:p>261.39588</text:p>
          </table:table-cell>
          <table:table-cell office:value-type="float" office:value="58.86107" calcext:value-type="float">
            <text:p>58.86107</text:p>
          </table:table-cell>
          <table:table-cell office:value-type="string" calcext:value-type="string">
            <text:p>G</text:p>
          </table:table-cell>
          <table:table-cell office:value-type="float" office:value="0.2974" calcext:value-type="float">
            <text:p>0.2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59+450</text:p>
          </table:table-cell>
          <table:table-cell office:value-type="float" office:value="180.53608" calcext:value-type="float">
            <text:p>180.53608</text:p>
          </table:table-cell>
          <table:table-cell office:value-type="float" office:value="44.73958" calcext:value-type="float">
            <text:p>44.73958</text:p>
          </table:table-cell>
          <table:table-cell office:value-type="string" calcext:value-type="string">
            <text:p>QSO</text:p>
          </table:table-cell>
          <table:table-cell office:value-type="float" office:value="0.296843" calcext:value-type="float">
            <text:p>0.296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5+044</text:p>
          </table:table-cell>
          <table:table-cell office:value-type="float" office:value="262.10397" calcext:value-type="float">
            <text:p>262.10397</text:p>
          </table:table-cell>
          <table:table-cell office:value-type="float" office:value="4.45136" calcext:value-type="float">
            <text:p>4.45136</text:p>
          </table:table-cell>
          <table:table-cell office:value-type="string" calcext:value-type="string">
            <text:p>QSO</text:p>
          </table:table-cell>
          <table:table-cell office:value-type="float" office:value="0.296" calcext:value-type="float">
            <text:p>0.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924+606B</text:p>
          </table:table-cell>
          <table:table-cell office:value-type="float" office:value="142.15826" calcext:value-type="float">
            <text:p>142.15826</text:p>
          </table:table-cell>
          <table:table-cell office:value-type="float" office:value="60.42251" calcext:value-type="float">
            <text:p>60.42251</text:p>
          </table:table-cell>
          <table:table-cell office:value-type="string" calcext:value-type="string">
            <text:p>G</text:p>
          </table:table-cell>
          <table:table-cell office:value-type="float" office:value="0.29589" calcext:value-type="float">
            <text:p>0.29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1.26</text:p>
          </table:table-cell>
          <table:table-cell office:value-type="float" office:value="148.5293" calcext:value-type="float">
            <text:p>148.5293</text:p>
          </table:table-cell>
          <table:table-cell office:value-type="float" office:value="21.37665" calcext:value-type="float">
            <text:p>21.37665</text:p>
          </table:table-cell>
          <table:table-cell office:value-type="string" calcext:value-type="string">
            <text:p>QSO</text:p>
          </table:table-cell>
          <table:table-cell office:value-type="float" office:value="0.295558" calcext:value-type="float">
            <text:p>0.2955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618.40+134532.7</text:p>
          </table:table-cell>
          <table:table-cell office:value-type="float" office:value="241.57661" calcext:value-type="float">
            <text:p>241.57661</text:p>
          </table:table-cell>
          <table:table-cell office:value-type="float" office:value="13.75913" calcext:value-type="float">
            <text:p>13.75913</text:p>
          </table:table-cell>
          <table:table-cell office:value-type="string" calcext:value-type="string">
            <text:p>QSO</text:p>
          </table:table-cell>
          <table:table-cell office:value-type="float" office:value="0.2942" calcext:value-type="float">
            <text:p>0.29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37+396</text:p>
          </table:table-cell>
          <table:table-cell office:value-type="float" office:value="175.10431" calcext:value-type="float">
            <text:p>175.10431</text:p>
          </table:table-cell>
          <table:table-cell office:value-type="float" office:value="39.36751" calcext:value-type="float">
            <text:p>39.36751</text:p>
          </table:table-cell>
          <table:table-cell office:value-type="string" calcext:value-type="string">
            <text:p>G</text:p>
          </table:table-cell>
          <table:table-cell office:value-type="float" office:value="0.292614" calcext:value-type="float">
            <text:p>0.2926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504.90+525925.4</text:p>
          </table:table-cell>
          <table:table-cell office:value-type="float" office:value="236.27046" calcext:value-type="float">
            <text:p>236.27046</text:p>
          </table:table-cell>
          <table:table-cell office:value-type="float" office:value="52.99042" calcext:value-type="float">
            <text:p>52.99042</text:p>
          </table:table-cell>
          <table:table-cell office:value-type="string" calcext:value-type="string">
            <text:p>QSO</text:p>
          </table:table-cell>
          <table:table-cell office:value-type="float" office:value="0.291" calcext:value-type="float">
            <text:p>0.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52+151</text:p>
          </table:table-cell>
          <table:table-cell office:value-type="float" office:value="253.716" calcext:value-type="float">
            <text:p>253.716</text:p>
          </table:table-cell>
          <table:table-cell office:value-type="float" office:value="15.04919" calcext:value-type="float">
            <text:p>15.04919</text:p>
          </table:table-cell>
          <table:table-cell office:value-type="string" calcext:value-type="string">
            <text:p>QSO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14242118+3705530</text:p>
          </table:table-cell>
          <table:table-cell office:value-type="float" office:value="216.08816" calcext:value-type="float">
            <text:p>216.08816</text:p>
          </table:table-cell>
          <table:table-cell office:value-type="float" office:value="37.0982" calcext:value-type="float">
            <text:p>37.0982</text:p>
          </table:table-cell>
          <table:table-cell office:value-type="string" calcext:value-type="string">
            <text:p>G</text:p>
          </table:table-cell>
          <table:table-cell office:value-type="float" office:value="0.289639" calcext:value-type="float">
            <text:p>0.2896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N 0580</text:p>
          </table:table-cell>
          <table:table-cell office:value-type="float" office:value="172.78951" calcext:value-type="float">
            <text:p>172.78951</text:p>
          </table:table-cell>
          <table:table-cell office:value-type="float" office:value="31.23486" calcext:value-type="float">
            <text:p>31.23486</text:p>
          </table:table-cell>
          <table:table-cell office:value-type="string" calcext:value-type="string">
            <text:p>QSO</text:p>
          </table:table-cell>
          <table:table-cell office:value-type="float" office:value="0.289477" calcext:value-type="float">
            <text:p>0.2894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2942.20+350851.3</text:p>
          </table:table-cell>
          <table:table-cell office:value-type="float" office:value="232.42586" calcext:value-type="float">
            <text:p>232.42586</text:p>
          </table:table-cell>
          <table:table-cell office:value-type="float" office:value="35.14758" calcext:value-type="float">
            <text:p>35.14758</text:p>
          </table:table-cell>
          <table:table-cell office:value-type="string" calcext:value-type="string">
            <text:p>QSO</text:p>
          </table:table-cell>
          <table:table-cell office:value-type="float" office:value="0.287791" calcext:value-type="float">
            <text:p>0.2877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2609.1+401002</text:p>
          </table:table-cell>
          <table:table-cell office:value-type="float" office:value="111.53827" calcext:value-type="float">
            <text:p>111.53827</text:p>
          </table:table-cell>
          <table:table-cell office:value-type="float" office:value="40.1674" calcext:value-type="float">
            <text:p>40.1674</text:p>
          </table:table-cell>
          <table:table-cell office:value-type="string" calcext:value-type="string">
            <text:p>G</text:p>
          </table:table-cell>
          <table:table-cell office:value-type="float" office:value="0.286" calcext:value-type="float">
            <text:p>0.2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17+36</text:p>
          </table:table-cell>
          <table:table-cell office:value-type="float" office:value="229.80562" calcext:value-type="float">
            <text:p>229.80562</text:p>
          </table:table-cell>
          <table:table-cell office:value-type="float" office:value="36.39542" calcext:value-type="float">
            <text:p>36.39542</text:p>
          </table:table-cell>
          <table:table-cell office:value-type="string" calcext:value-type="string">
            <text:p>QSO</text:p>
          </table:table-cell>
          <table:table-cell office:value-type="float" office:value="0.285676" calcext:value-type="float">
            <text:p>0.285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852.25+131908.8</text:p>
          </table:table-cell>
          <table:table-cell office:value-type="float" office:value="122.21774" calcext:value-type="float">
            <text:p>122.21774</text:p>
          </table:table-cell>
          <table:table-cell office:value-type="float" office:value="13.31911" calcext:value-type="float">
            <text:p>13.31911</text:p>
          </table:table-cell>
          <table:table-cell office:value-type="string" calcext:value-type="string">
            <text:p>G</text:p>
          </table:table-cell>
          <table:table-cell office:value-type="float" office:value="0.283571" calcext:value-type="float">
            <text:p>0.2835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52+601</text:p>
          </table:table-cell>
          <table:table-cell office:value-type="float" office:value="134.13747" calcext:value-type="float">
            <text:p>134.13747</text:p>
          </table:table-cell>
          <table:table-cell office:value-type="float" office:value="59.96304" calcext:value-type="float">
            <text:p>59.96304</text:p>
          </table:table-cell>
          <table:table-cell office:value-type="string" calcext:value-type="string">
            <text:p>QSO</text:p>
          </table:table-cell>
          <table:table-cell office:value-type="float" office:value="0.283" calcext:value-type="float">
            <text:p>0.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749.80+013530.2</text:p>
          </table:table-cell>
          <table:table-cell office:value-type="float" office:value="134.45754" calcext:value-type="float">
            <text:p>134.45754</text:p>
          </table:table-cell>
          <table:table-cell office:value-type="float" office:value="1.59175" calcext:value-type="float">
            <text:p>1.59175</text:p>
          </table:table-cell>
          <table:table-cell office:value-type="string" calcext:value-type="string">
            <text:p>G</text:p>
          </table:table-cell>
          <table:table-cell office:value-type="float" office:value="0.281321" calcext:value-type="float">
            <text:p>0.281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36+182</text:p>
          </table:table-cell>
          <table:table-cell office:value-type="float" office:value="129.87801" calcext:value-type="float">
            <text:p>129.87801</text:p>
          </table:table-cell>
          <table:table-cell office:value-type="float" office:value="18.04643" calcext:value-type="float">
            <text:p>18.04643</text:p>
          </table:table-cell>
          <table:table-cell office:value-type="string" calcext:value-type="string">
            <text:p>QSO</text:p>
          </table:table-cell>
          <table:table-cell office:value-type="float" office:value="0.28" calcext:value-type="float">
            <text:p>0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5359.73+091543.3</text:p>
          </table:table-cell>
          <table:table-cell office:value-type="float" office:value="223.49888" calcext:value-type="float">
            <text:p>223.49888</text:p>
          </table:table-cell>
          <table:table-cell office:value-type="float" office:value="9.26204" calcext:value-type="float">
            <text:p>9.26204</text:p>
          </table:table-cell>
          <table:table-cell office:value-type="string" calcext:value-type="string">
            <text:p>QSO</text:p>
          </table:table-cell>
          <table:table-cell office:value-type="float" office:value="0.278881" calcext:value-type="float">
            <text:p>0.278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21+511</text:p>
          </table:table-cell>
          <table:table-cell office:value-type="float" office:value="215.80911" calcext:value-type="float">
            <text:p>215.80911</text:p>
          </table:table-cell>
          <table:table-cell office:value-type="float" office:value="50.92702" calcext:value-type="float">
            <text:p>50.92702</text:p>
          </table:table-cell>
          <table:table-cell office:value-type="string" calcext:value-type="string">
            <text:p>G</text:p>
          </table:table-cell>
          <table:table-cell office:value-type="float" office:value="0.276217" calcext:value-type="float">
            <text:p>0.2762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3712.32+500852.1</text:p>
          </table:table-cell>
          <table:table-cell office:value-type="float" office:value="144.30136" calcext:value-type="float">
            <text:p>144.30136</text:p>
          </table:table-cell>
          <table:table-cell office:value-type="float" office:value="50.1478" calcext:value-type="float">
            <text:p>50.1478</text:p>
          </table:table-cell>
          <table:table-cell office:value-type="string" calcext:value-type="string">
            <text:p>QSO</text:p>
          </table:table-cell>
          <table:table-cell office:value-type="float" office:value="0.275468" calcext:value-type="float">
            <text:p>0.2754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14+31</text:p>
          </table:table-cell>
          <table:table-cell office:value-type="float" office:value="259.19735" calcext:value-type="float">
            <text:p>259.19735</text:p>
          </table:table-cell>
          <table:table-cell office:value-type="float" office:value="31.06756" calcext:value-type="float">
            <text:p>31.06756</text:p>
          </table:table-cell>
          <table:table-cell office:value-type="string" calcext:value-type="string">
            <text:p>QSO</text:p>
          </table:table-cell>
          <table:table-cell office:value-type="float" office:value="0.27519" calcext:value-type="float">
            <text:p>0.27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720+36</text:p>
          </table:table-cell>
          <table:table-cell office:value-type="float" office:value="260.45018" calcext:value-type="float">
            <text:p>260.45018</text:p>
          </table:table-cell>
          <table:table-cell office:value-type="float" office:value="36.43318" calcext:value-type="float">
            <text:p>36.43318</text:p>
          </table:table-cell>
          <table:table-cell office:value-type="string" calcext:value-type="string">
            <text:p>*</text:p>
          </table:table-cell>
          <table:table-cell office:value-type="float" office:value="0.275" calcext:value-type="float">
            <text:p>0.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0837.13+612106.4</text:p>
          </table:table-cell>
          <table:table-cell office:value-type="float" office:value="182.15471" calcext:value-type="float">
            <text:p>182.15471</text:p>
          </table:table-cell>
          <table:table-cell office:value-type="float" office:value="61.35178" calcext:value-type="float">
            <text:p>61.35178</text:p>
          </table:table-cell>
          <table:table-cell office:value-type="string" calcext:value-type="string">
            <text:p>G</text:p>
          </table:table-cell>
          <table:table-cell office:value-type="float" office:value="0.274783" calcext:value-type="float">
            <text:p>0.274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29+4007</text:p>
          </table:table-cell>
          <table:table-cell office:value-type="float" office:value="247.25546" calcext:value-type="float">
            <text:p>247.25546</text:p>
          </table:table-cell>
          <table:table-cell office:value-type="float" office:value="40.13331" calcext:value-type="float">
            <text:p>40.13331</text:p>
          </table:table-cell>
          <table:table-cell office:value-type="string" calcext:value-type="string">
            <text:p>QSO</text:p>
          </table:table-cell>
          <table:table-cell office:value-type="float" office:value="0.272486" calcext:value-type="float">
            <text:p>0.272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06+31</text:p>
          </table:table-cell>
          <table:table-cell office:value-type="float" office:value="137.47201" calcext:value-type="float">
            <text:p>137.47201</text:p>
          </table:table-cell>
          <table:table-cell office:value-type="float" office:value="31.10088" calcext:value-type="float">
            <text:p>31.10088</text:p>
          </table:table-cell>
          <table:table-cell office:value-type="string" calcext:value-type="string">
            <text:p>QSO</text:p>
          </table:table-cell>
          <table:table-cell office:value-type="float" office:value="0.272118" calcext:value-type="float">
            <text:p>0.2721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156.79+194737.6</text:p>
          </table:table-cell>
          <table:table-cell office:value-type="float" office:value="120.48668" calcext:value-type="float">
            <text:p>120.48668</text:p>
          </table:table-cell>
          <table:table-cell office:value-type="float" office:value="19.79383" calcext:value-type="float">
            <text:p>19.79383</text:p>
          </table:table-cell>
          <table:table-cell office:value-type="string" calcext:value-type="string">
            <text:p>G</text:p>
          </table:table-cell>
          <table:table-cell office:value-type="float" office:value="0.271348" calcext:value-type="float">
            <text:p>0.271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2539.5+245836</text:p>
          </table:table-cell>
          <table:table-cell office:value-type="float" office:value="186.4148" calcext:value-type="float">
            <text:p>186.4148</text:p>
          </table:table-cell>
          <table:table-cell office:value-type="float" office:value="24.97674" calcext:value-type="float">
            <text:p>24.97674</text:p>
          </table:table-cell>
          <table:table-cell office:value-type="string" calcext:value-type="string">
            <text:p>QSO</text:p>
          </table:table-cell>
          <table:table-cell office:value-type="float" office:value="0.268" calcext:value-type="float">
            <text:p>0.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54+25B</text:p>
          </table:table-cell>
          <table:table-cell office:value-type="float" office:value="254.24168" calcext:value-type="float">
            <text:p>254.24168</text:p>
          </table:table-cell>
          <table:table-cell office:value-type="float" office:value="25.4222" calcext:value-type="float">
            <text:p>25.4222</text:p>
          </table:table-cell>
          <table:table-cell office:value-type="string" calcext:value-type="string">
            <text:p>G</text:p>
          </table:table-cell>
          <table:table-cell office:value-type="float" office:value="0.267036" calcext:value-type="float">
            <text:p>0.2670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5450.56+621850.1</text:p>
          </table:table-cell>
          <table:table-cell office:value-type="float" office:value="133.71073" calcext:value-type="float">
            <text:p>133.71073</text:p>
          </table:table-cell>
          <table:table-cell office:value-type="float" office:value="62.31394" calcext:value-type="float">
            <text:p>62.31394</text:p>
          </table:table-cell>
          <table:table-cell office:value-type="string" calcext:value-type="string">
            <text:p>QSO</text:p>
          </table:table-cell>
          <table:table-cell office:value-type="float" office:value="0.267" calcext:value-type="float">
            <text:p>0.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1706.3+410646</text:p>
          </table:table-cell>
          <table:table-cell office:value-type="float" office:value="244.27633" calcext:value-type="float">
            <text:p>244.27633</text:p>
          </table:table-cell>
          <table:table-cell office:value-type="float" office:value="41.11306" calcext:value-type="float">
            <text:p>41.11306</text:p>
          </table:table-cell>
          <table:table-cell office:value-type="string" calcext:value-type="string">
            <text:p>QSO</text:p>
          </table:table-cell>
          <table:table-cell office:value-type="float" office:value="0.267" calcext:value-type="float">
            <text:p>0.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46+407</text:p>
          </table:table-cell>
          <table:table-cell office:value-type="float" office:value="132.51936" calcext:value-type="float">
            <text:p>132.51936</text:p>
          </table:table-cell>
          <table:table-cell office:value-type="float" office:value="40.60218" calcext:value-type="float">
            <text:p>40.60218</text:p>
          </table:table-cell>
          <table:table-cell office:value-type="string" calcext:value-type="string">
            <text:p>G</text:p>
          </table:table-cell>
          <table:table-cell office:value-type="float" office:value="0.266733" calcext:value-type="float">
            <text:p>0.266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928+559B</text:p>
          </table:table-cell>
          <table:table-cell office:value-type="float" office:value="143.00034" calcext:value-type="float">
            <text:p>143.00034</text:p>
          </table:table-cell>
          <table:table-cell office:value-type="float" office:value="55.56317" calcext:value-type="float">
            <text:p>55.56317</text:p>
          </table:table-cell>
          <table:table-cell office:value-type="string" calcext:value-type="string">
            <text:p>QSO</text:p>
          </table:table-cell>
          <table:table-cell office:value-type="float" office:value="0.266559" calcext:value-type="float">
            <text:p>0.266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227.22+423545.1</text:p>
          </table:table-cell>
          <table:table-cell office:value-type="float" office:value="138.11346" calcext:value-type="float">
            <text:p>138.11346</text:p>
          </table:table-cell>
          <table:table-cell office:value-type="float" office:value="42.59587" calcext:value-type="float">
            <text:p>42.59587</text:p>
          </table:table-cell>
          <table:table-cell office:value-type="string" calcext:value-type="string">
            <text:p>G</text:p>
          </table:table-cell>
          <table:table-cell office:value-type="float" office:value="0.266081" calcext:value-type="float">
            <text:p>0.266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54+100</text:p>
          </table:table-cell>
          <table:table-cell office:value-type="float" office:value="119.27768" calcext:value-type="float">
            <text:p>119.27768</text:p>
          </table:table-cell>
          <table:table-cell office:value-type="float" office:value="9.94301" calcext:value-type="float">
            <text:p>9.94301</text:p>
          </table:table-cell>
          <table:table-cell office:value-type="string" calcext:value-type="string">
            <text:p>QSO</text:p>
          </table:table-cell>
          <table:table-cell office:value-type="float" office:value="0.266" calcext:value-type="float">
            <text:p>0.2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G 1545+210</text:p>
          </table:table-cell>
          <table:table-cell office:value-type="float" office:value="236.93141" calcext:value-type="float">
            <text:p>236.93141</text:p>
          </table:table-cell>
          <table:table-cell office:value-type="float" office:value="20.87128" calcext:value-type="float">
            <text:p>20.87128</text:p>
          </table:table-cell>
          <table:table-cell office:value-type="string" calcext:value-type="string">
            <text:p>QSO</text:p>
          </table:table-cell>
          <table:table-cell office:value-type="float" office:value="0.2643" calcext:value-type="float">
            <text:p>0.2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9+357</text:p>
          </table:table-cell>
          <table:table-cell office:value-type="float" office:value="260.28955" calcext:value-type="float">
            <text:p>260.28955</text:p>
          </table:table-cell>
          <table:table-cell office:value-type="float" office:value="35.70446" calcext:value-type="float">
            <text:p>35.70446</text:p>
          </table:table-cell>
          <table:table-cell office:value-type="string" calcext:value-type="string">
            <text:p>G</text:p>
          </table:table-cell>
          <table:table-cell office:value-type="float" office:value="0.263" calcext:value-type="float">
            <text:p>0.2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22+31B</text:p>
          </table:table-cell>
          <table:table-cell office:value-type="float" office:value="141.43188" calcext:value-type="float">
            <text:p>141.43188</text:p>
          </table:table-cell>
          <table:table-cell office:value-type="float" office:value="31.453" calcext:value-type="float">
            <text:p>31.453</text:p>
          </table:table-cell>
          <table:table-cell office:value-type="string" calcext:value-type="string">
            <text:p>QSO</text:p>
          </table:table-cell>
          <table:table-cell office:value-type="float" office:value="0.26" calcext:value-type="float">
            <text:p>0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952+457</text:p>
          </table:table-cell>
          <table:table-cell office:value-type="float" office:value="148.91592" calcext:value-type="float">
            <text:p>148.91592</text:p>
          </table:table-cell>
          <table:table-cell office:value-type="float" office:value="45.53808" calcext:value-type="float">
            <text:p>45.53808</text:p>
          </table:table-cell>
          <table:table-cell office:value-type="string" calcext:value-type="string">
            <text:p>QSO</text:p>
          </table:table-cell>
          <table:table-cell office:value-type="float" office:value="0.259375" calcext:value-type="float">
            <text:p>0.259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26+39A</text:p>
          </table:table-cell>
          <table:table-cell office:value-type="float" office:value="217.05784" calcext:value-type="float">
            <text:p>217.05784</text:p>
          </table:table-cell>
          <table:table-cell office:value-type="float" office:value="39.20516" calcext:value-type="float">
            <text:p>39.20516</text:p>
          </table:table-cell>
          <table:table-cell office:value-type="string" calcext:value-type="string">
            <text:p>G</text:p>
          </table:table-cell>
          <table:table-cell office:value-type="float" office:value="0.258477" calcext:value-type="float">
            <text:p>0.2584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S J13455540+3650139</text:p>
          </table:table-cell>
          <table:table-cell office:value-type="float" office:value="206.48083" calcext:value-type="float">
            <text:p>206.48083</text:p>
          </table:table-cell>
          <table:table-cell office:value-type="float" office:value="36.83717" calcext:value-type="float">
            <text:p>36.83717</text:p>
          </table:table-cell>
          <table:table-cell office:value-type="string" calcext:value-type="string">
            <text:p>QSO</text:p>
          </table:table-cell>
          <table:table-cell office:value-type="float" office:value="0.254381" calcext:value-type="float">
            <text:p>0.2543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525+227</text:p>
          </table:table-cell>
          <table:table-cell office:value-type="float" office:value="231.9903" calcext:value-type="float">
            <text:p>231.9903</text:p>
          </table:table-cell>
          <table:table-cell office:value-type="float" office:value="22.55112" calcext:value-type="float">
            <text:p>22.55112</text:p>
          </table:table-cell>
          <table:table-cell office:value-type="string" calcext:value-type="string">
            <text:p>QSO</text:p>
          </table:table-cell>
          <table:table-cell office:value-type="float" office:value="0.254008" calcext:value-type="float">
            <text:p>0.254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152.72+280433.1</text:p>
          </table:table-cell>
          <table:table-cell office:value-type="float" office:value="112.96971" calcext:value-type="float">
            <text:p>112.96971</text:p>
          </table:table-cell>
          <table:table-cell office:value-type="float" office:value="28.07582" calcext:value-type="float">
            <text:p>28.07582</text:p>
          </table:table-cell>
          <table:table-cell office:value-type="string" calcext:value-type="string">
            <text:p>G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71952.25+601435.3</text:p>
          </table:table-cell>
          <table:table-cell office:value-type="float" office:value="259.96773" calcext:value-type="float">
            <text:p>259.96773</text:p>
          </table:table-cell>
          <table:table-cell office:value-type="float" office:value="60.24316" calcext:value-type="float">
            <text:p>60.24316</text:p>
          </table:table-cell>
          <table:table-cell office:value-type="string" calcext:value-type="string">
            <text:p>VisS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1.45</text:p>
          </table:table-cell>
          <table:table-cell office:value-type="float" office:value="236.39949" calcext:value-type="float">
            <text:p>236.39949</text:p>
          </table:table-cell>
          <table:table-cell office:value-type="float" office:value="1.83281" calcext:value-type="float">
            <text:p>1.83281</text:p>
          </table:table-cell>
          <table:table-cell office:value-type="string" calcext:value-type="string">
            <text:p>G</text:p>
          </table:table-cell>
          <table:table-cell office:value-type="float" office:value="0.2496" calcext:value-type="float">
            <text:p>0.2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41+411</text:p>
          </table:table-cell>
          <table:table-cell office:value-type="float" office:value="191.08327" calcext:value-type="float">
            <text:p>191.08327</text:p>
          </table:table-cell>
          <table:table-cell office:value-type="float" office:value="40.86034" calcext:value-type="float">
            <text:p>40.86034</text:p>
          </table:table-cell>
          <table:table-cell office:value-type="string" calcext:value-type="string">
            <text:p>G</text:p>
          </table:table-cell>
          <table:table-cell office:value-type="float" office:value="0.249301" calcext:value-type="float">
            <text:p>0.2493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83353.8+422401</text:p>
          </table:table-cell>
          <table:table-cell office:value-type="float" office:value="128.47452" calcext:value-type="float">
            <text:p>128.47452</text:p>
          </table:table-cell>
          <table:table-cell office:value-type="float" office:value="42.40051" calcext:value-type="float">
            <text:p>42.40051</text:p>
          </table:table-cell>
          <table:table-cell office:value-type="string" calcext:value-type="string">
            <text:p>QSO</text:p>
          </table:table-cell>
          <table:table-cell office:value-type="float" office:value="0.249153" calcext:value-type="float">
            <text:p>0.249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17272346+5510538</text:p>
          </table:table-cell>
          <table:table-cell office:value-type="float" office:value="261.84779" calcext:value-type="float">
            <text:p>261.84779</text:p>
          </table:table-cell>
          <table:table-cell office:value-type="float" office:value="55.18154" calcext:value-type="float">
            <text:p>55.18154</text:p>
          </table:table-cell>
          <table:table-cell office:value-type="string" calcext:value-type="string">
            <text:p>G</text:p>
          </table:table-cell>
          <table:table-cell office:value-type="float" office:value="0.24726" calcext:value-type="float">
            <text:p>0.24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3+135</text:p>
          </table:table-cell>
          <table:table-cell office:value-type="float" office:value="213.99507" calcext:value-type="float">
            <text:p>213.99507</text:p>
          </table:table-cell>
          <table:table-cell office:value-type="float" office:value="13.33992" calcext:value-type="float">
            <text:p>13.33992</text:p>
          </table:table-cell>
          <table:table-cell office:value-type="string" calcext:value-type="string">
            <text:p>QSO</text:p>
          </table:table-cell>
          <table:table-cell office:value-type="float" office:value="0.24671" calcext:value-type="float">
            <text:p>0.246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00+162</text:p>
          </table:table-cell>
          <table:table-cell office:value-type="float" office:value="210.68547" calcext:value-type="float">
            <text:p>210.68547</text:p>
          </table:table-cell>
          <table:table-cell office:value-type="float" office:value="15.99908" calcext:value-type="float">
            <text:p>15.99908</text:p>
          </table:table-cell>
          <table:table-cell office:value-type="string" calcext:value-type="string">
            <text:p>QSO</text:p>
          </table:table-cell>
          <table:table-cell office:value-type="float" office:value="0.2442" calcext:value-type="float">
            <text:p>0.2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919.38+303937.2</text:p>
          </table:table-cell>
          <table:table-cell office:value-type="float" office:value="184.83068" calcext:value-type="float">
            <text:p>184.83068</text:p>
          </table:table-cell>
          <table:table-cell office:value-type="float" office:value="30.66032" calcext:value-type="float">
            <text:p>30.66032</text:p>
          </table:table-cell>
          <table:table-cell office:value-type="string" calcext:value-type="string">
            <text:p>G</text:p>
          </table:table-cell>
          <table:table-cell office:value-type="float" office:value="0.243295" calcext:value-type="float">
            <text:p>0.243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917+23</text:p>
          </table:table-cell>
          <table:table-cell office:value-type="float" office:value="140.19007" calcext:value-type="float">
            <text:p>140.19007</text:p>
          </table:table-cell>
          <table:table-cell office:value-type="float" office:value="23.65027" calcext:value-type="float">
            <text:p>23.65027</text:p>
          </table:table-cell>
          <table:table-cell office:value-type="string" calcext:value-type="string">
            <text:p>QSO</text:p>
          </table:table-cell>
          <table:table-cell office:value-type="float" office:value="0.24302" calcext:value-type="float">
            <text:p>0.24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20+38B</text:p>
          </table:table-cell>
          <table:table-cell office:value-type="float" office:value="111.02829" calcext:value-type="float">
            <text:p>111.02829</text:p>
          </table:table-cell>
          <table:table-cell office:value-type="float" office:value="38.06353" calcext:value-type="float">
            <text:p>38.06353</text:p>
          </table:table-cell>
          <table:table-cell office:value-type="string" calcext:value-type="string">
            <text:p>G</text:p>
          </table:table-cell>
          <table:table-cell office:value-type="float" office:value="0.241308" calcext:value-type="float">
            <text:p>0.241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FGC 06756</text:p>
          </table:table-cell>
          <table:table-cell office:value-type="float" office:value="128.72877" calcext:value-type="float">
            <text:p>128.72877</text:p>
          </table:table-cell>
          <table:table-cell office:value-type="float" office:value="55.57252" calcext:value-type="float">
            <text:p>55.57252</text:p>
          </table:table-cell>
          <table:table-cell office:value-type="string" calcext:value-type="string">
            <text:p>G</text:p>
          </table:table-cell>
          <table:table-cell office:value-type="float" office:value="0.241071" calcext:value-type="float">
            <text:p>0.2410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G 1004+130</text:p>
          </table:table-cell>
          <table:table-cell office:value-type="float" office:value="151.85878" calcext:value-type="float">
            <text:p>151.85878</text:p>
          </table:table-cell>
          <table:table-cell office:value-type="float" office:value="12.81559" calcext:value-type="float">
            <text:p>12.81559</text:p>
          </table:table-cell>
          <table:table-cell office:value-type="string" calcext:value-type="string">
            <text:p>QSO</text:p>
          </table:table-cell>
          <table:table-cell office:value-type="float" office:value="0.240613" calcext:value-type="float">
            <text:p>0.2406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 492</text:p>
          </table:table-cell>
          <table:table-cell office:value-type="float" office:value="185.04952" calcext:value-type="float">
            <text:p>185.04952</text:p>
          </table:table-cell>
          <table:table-cell office:value-type="float" office:value="2.06173" calcext:value-type="float">
            <text:p>2.06173</text:p>
          </table:table-cell>
          <table:table-cell office:value-type="string" calcext:value-type="string">
            <text:p>QSO</text:p>
          </table:table-cell>
          <table:table-cell office:value-type="float" office:value="0.240373" calcext:value-type="float">
            <text:p>0.2403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84</text:p>
          </table:table-cell>
          <table:table-cell office:value-type="float" office:value="197.76948" calcext:value-type="float">
            <text:p>197.76948</text:p>
          </table:table-cell>
          <table:table-cell office:value-type="float" office:value="27.46868" calcext:value-type="float">
            <text:p>27.46868</text:p>
          </table:table-cell>
          <table:table-cell office:value-type="string" calcext:value-type="string">
            <text:p>G</text:p>
          </table:table-cell>
          <table:table-cell office:value-type="float" office:value="0.239754" calcext:value-type="float">
            <text:p>0.239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2040.84+065059.8</text:p>
          </table:table-cell>
          <table:table-cell office:value-type="float" office:value="215.17027" calcext:value-type="float">
            <text:p>215.17027</text:p>
          </table:table-cell>
          <table:table-cell office:value-type="float" office:value="6.84987" calcext:value-type="float">
            <text:p>6.84987</text:p>
          </table:table-cell>
          <table:table-cell office:value-type="string" calcext:value-type="string">
            <text:p>G</text:p>
          </table:table-cell>
          <table:table-cell office:value-type="float" office:value="0.237769" calcext:value-type="float">
            <text:p>0.237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5+259</text:p>
          </table:table-cell>
          <table:table-cell office:value-type="float" office:value="214.48611" calcext:value-type="float">
            <text:p>214.48611</text:p>
          </table:table-cell>
          <table:table-cell office:value-type="float" office:value="25.72395" calcext:value-type="float">
            <text:p>25.72395</text:p>
          </table:table-cell>
          <table:table-cell office:value-type="string" calcext:value-type="string">
            <text:p>QSO</text:p>
          </table:table-cell>
          <table:table-cell office:value-type="float" office:value="0.237" calcext:value-type="float">
            <text:p>0.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143.5+284749</text:p>
          </table:table-cell>
          <table:table-cell office:value-type="float" office:value="187.93158" calcext:value-type="float">
            <text:p>187.93158</text:p>
          </table:table-cell>
          <table:table-cell office:value-type="float" office:value="28.79717" calcext:value-type="float">
            <text:p>28.79717</text:p>
          </table:table-cell>
          <table:table-cell office:value-type="string" calcext:value-type="string">
            <text:p>QSO</text:p>
          </table:table-cell>
          <table:table-cell office:value-type="float" office:value="0.236" calcext:value-type="float">
            <text:p>0.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50101.8+223806</text:p>
          </table:table-cell>
          <table:table-cell office:value-type="float" office:value="225.25766" calcext:value-type="float">
            <text:p>225.25766</text:p>
          </table:table-cell>
          <table:table-cell office:value-type="float" office:value="22.6351" calcext:value-type="float">
            <text:p>22.6351</text:p>
          </table:table-cell>
          <table:table-cell office:value-type="string" calcext:value-type="string">
            <text:p>QSO</text:p>
          </table:table-cell>
          <table:table-cell office:value-type="float" office:value="0.235" calcext:value-type="float">
            <text:p>0.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154+435</text:p>
          </table:table-cell>
          <table:table-cell office:value-type="float" office:value="179.36502" calcext:value-type="float">
            <text:p>179.36502</text:p>
          </table:table-cell>
          <table:table-cell office:value-type="float" office:value="43.30176" calcext:value-type="float">
            <text:p>43.30176</text:p>
          </table:table-cell>
          <table:table-cell office:value-type="string" calcext:value-type="string">
            <text:p>QSO</text:p>
          </table:table-cell>
          <table:table-cell office:value-type="float" office:value="0.230018" calcext:value-type="float">
            <text:p>0.230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4542.20+575747.6</text:p>
          </table:table-cell>
          <table:table-cell office:value-type="float" office:value="146.426" calcext:value-type="float">
            <text:p>146.426</text:p>
          </table:table-cell>
          <table:table-cell office:value-type="float" office:value="57.96325" calcext:value-type="float">
            <text:p>57.96325</text:p>
          </table:table-cell>
          <table:table-cell office:value-type="string" calcext:value-type="string">
            <text:p>G</text:p>
          </table:table-cell>
          <table:table-cell office:value-type="float" office:value="0.229004" calcext:value-type="float">
            <text:p>0.229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42+458</text:p>
          </table:table-cell>
          <table:table-cell office:value-type="float" office:value="251.08321" calcext:value-type="float">
            <text:p>251.08321</text:p>
          </table:table-cell>
          <table:table-cell office:value-type="float" office:value="45.779" calcext:value-type="float">
            <text:p>45.779</text:p>
          </table:table-cell>
          <table:table-cell office:value-type="string" calcext:value-type="string">
            <text:p>G</text:p>
          </table:table-cell>
          <table:table-cell office:value-type="float" office:value="0.224775" calcext:value-type="float">
            <text:p>0.224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10090011+1322547</text:p>
          </table:table-cell>
          <table:table-cell office:value-type="float" office:value="152.25037" calcext:value-type="float">
            <text:p>152.25037</text:p>
          </table:table-cell>
          <table:table-cell office:value-type="float" office:value="13.38178" calcext:value-type="float">
            <text:p>13.38178</text:p>
          </table:table-cell>
          <table:table-cell office:value-type="string" calcext:value-type="string">
            <text:p>G</text:p>
          </table:table-cell>
          <table:table-cell office:value-type="float" office:value="0.223028" calcext:value-type="float">
            <text:p>0.223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824+420</text:p>
          </table:table-cell>
          <table:table-cell office:value-type="float" office:value="127.05917" calcext:value-type="float">
            <text:p>127.05917</text:p>
          </table:table-cell>
          <table:table-cell office:value-type="float" office:value="41.89775" calcext:value-type="float">
            <text:p>41.89775</text:p>
          </table:table-cell>
          <table:table-cell office:value-type="string" calcext:value-type="string">
            <text:p>QSO</text:p>
          </table:table-cell>
          <table:table-cell office:value-type="float" office:value="0.223" calcext:value-type="float">
            <text:p>0.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5424.13+201125.4</text:p>
          </table:table-cell>
          <table:table-cell office:value-type="float" office:value="238.60054" calcext:value-type="float">
            <text:p>238.60054</text:p>
          </table:table-cell>
          <table:table-cell office:value-type="float" office:value="20.1904" calcext:value-type="float">
            <text:p>20.1904</text:p>
          </table:table-cell>
          <table:table-cell office:value-type="string" calcext:value-type="string">
            <text:p>G</text:p>
          </table:table-cell>
          <table:table-cell office:value-type="float" office:value="0.222" calcext:value-type="float">
            <text:p>0.2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740.61+554548.0</text:p>
          </table:table-cell>
          <table:table-cell office:value-type="float" office:value="141.91929" calcext:value-type="float">
            <text:p>141.91929</text:p>
          </table:table-cell>
          <table:table-cell office:value-type="float" office:value="55.76335" calcext:value-type="float">
            <text:p>55.76335</text:p>
          </table:table-cell>
          <table:table-cell office:value-type="string" calcext:value-type="string">
            <text:p>G</text:p>
          </table:table-cell>
          <table:table-cell office:value-type="float" office:value="0.221057" calcext:value-type="float">
            <text:p>0.2210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6+31</text:p>
          </table:table-cell>
          <table:table-cell office:value-type="float" office:value="122.306" calcext:value-type="float">
            <text:p>122.306</text:p>
          </table:table-cell>
          <table:table-cell office:value-type="float" office:value="31.37303" calcext:value-type="float">
            <text:p>31.37303</text:p>
          </table:table-cell>
          <table:table-cell office:value-type="string" calcext:value-type="string">
            <text:p>G</text:p>
          </table:table-cell>
          <table:table-cell office:value-type="float" office:value="0.22" calcext:value-type="float">
            <text:p>0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509+022</text:p>
          </table:table-cell>
          <table:table-cell office:value-type="float" office:value="228.0656" calcext:value-type="float">
            <text:p>228.0656</text:p>
          </table:table-cell>
          <table:table-cell office:value-type="float" office:value="2.05472" calcext:value-type="float">
            <text:p>2.05472</text:p>
          </table:table-cell>
          <table:table-cell office:value-type="string" calcext:value-type="string">
            <text:p>G</text:p>
          </table:table-cell>
          <table:table-cell office:value-type="float" office:value="0.219915" calcext:value-type="float">
            <text:p>0.219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41+33</text:p>
          </table:table-cell>
          <table:table-cell office:value-type="float" office:value="116.27012" calcext:value-type="float">
            <text:p>116.27012</text:p>
          </table:table-cell>
          <table:table-cell office:value-type="float" office:value="33.21572" calcext:value-type="float">
            <text:p>33.21572</text:p>
          </table:table-cell>
          <table:table-cell office:value-type="string" calcext:value-type="string">
            <text:p>G</text:p>
          </table:table-cell>
          <table:table-cell office:value-type="float" office:value="0.219733" calcext:value-type="float">
            <text:p>0.219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654.48+093241.5</text:p>
          </table:table-cell>
          <table:table-cell office:value-type="float" office:value="179.22698" calcext:value-type="float">
            <text:p>179.22698</text:p>
          </table:table-cell>
          <table:table-cell office:value-type="float" office:value="9.54483" calcext:value-type="float">
            <text:p>9.54483</text:p>
          </table:table-cell>
          <table:table-cell office:value-type="string" calcext:value-type="string">
            <text:p>QSO</text:p>
          </table:table-cell>
          <table:table-cell office:value-type="float" office:value="0.217853" calcext:value-type="float">
            <text:p>0.217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210+378</text:p>
          </table:table-cell>
          <table:table-cell office:value-type="float" office:value="183.18711" calcext:value-type="float">
            <text:p>183.18711</text:p>
          </table:table-cell>
          <table:table-cell office:value-type="float" office:value="37.52882" calcext:value-type="float">
            <text:p>37.52882</text:p>
          </table:table-cell>
          <table:table-cell office:value-type="string" calcext:value-type="string">
            <text:p>QSO</text:p>
          </table:table-cell>
          <table:table-cell office:value-type="float" office:value="0.216838" calcext:value-type="float">
            <text:p>0.216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87.1</text:p>
          </table:table-cell>
          <table:table-cell office:value-type="float" office:value="203.22196" calcext:value-type="float">
            <text:p>203.22196</text:p>
          </table:table-cell>
          <table:table-cell office:value-type="float" office:value="2.01269" calcext:value-type="float">
            <text:p>2.01269</text:p>
          </table:table-cell>
          <table:table-cell office:value-type="string" calcext:value-type="string">
            <text:p>G</text:p>
          </table:table-cell>
          <table:table-cell office:value-type="float" office:value="0.215567" calcext:value-type="float">
            <text:p>0.215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720.91+351741.8</text:p>
          </table:table-cell>
          <table:table-cell office:value-type="float" office:value="114.33717" calcext:value-type="float">
            <text:p>114.33717</text:p>
          </table:table-cell>
          <table:table-cell office:value-type="float" office:value="35.29497" calcext:value-type="float">
            <text:p>35.29497</text:p>
          </table:table-cell>
          <table:table-cell office:value-type="string" calcext:value-type="string">
            <text:p>G</text:p>
          </table:table-cell>
          <table:table-cell office:value-type="float" office:value="0.213" calcext:value-type="float">
            <text:p>0.2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0146.9+232413</text:p>
          </table:table-cell>
          <table:table-cell office:value-type="float" office:value="210.44595" calcext:value-type="float">
            <text:p>210.44595</text:p>
          </table:table-cell>
          <table:table-cell office:value-type="float" office:value="23.40369" calcext:value-type="float">
            <text:p>23.40369</text:p>
          </table:table-cell>
          <table:table-cell office:value-type="string" calcext:value-type="string">
            <text:p>QSO</text:p>
          </table:table-cell>
          <table:table-cell office:value-type="float" office:value="0.213" calcext:value-type="float">
            <text:p>0.2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011+496</text:p>
          </table:table-cell>
          <table:table-cell office:value-type="float" office:value="153.76725" calcext:value-type="float">
            <text:p>153.76725</text:p>
          </table:table-cell>
          <table:table-cell office:value-type="float" office:value="49.43353" calcext:value-type="float">
            <text:p>49.43353</text:p>
          </table:table-cell>
          <table:table-cell office:value-type="string" calcext:value-type="string">
            <text:p>QSO</text:p>
          </table:table-cell>
          <table:table-cell office:value-type="float" office:value="0.212" calcext:value-type="float">
            <text:p>0.2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0.40</text:p>
          </table:table-cell>
          <table:table-cell office:value-type="float" office:value="172.39973" calcext:value-type="float">
            <text:p>172.39973</text:p>
          </table:table-cell>
          <table:table-cell office:value-type="float" office:value="0.25457" calcext:value-type="float">
            <text:p>0.25457</text:p>
          </table:table-cell>
          <table:table-cell office:value-type="string" calcext:value-type="string">
            <text:p>G</text:p>
          </table:table-cell>
          <table:table-cell office:value-type="float" office:value="0.211" calcext:value-type="float">
            <text:p>0.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5409.28+023815.1</text:p>
          </table:table-cell>
          <table:table-cell office:value-type="float" office:value="178.53871" calcext:value-type="float">
            <text:p>178.53871</text:p>
          </table:table-cell>
          <table:table-cell office:value-type="float" office:value="2.63753" calcext:value-type="float">
            <text:p>2.63753</text:p>
          </table:table-cell>
          <table:table-cell office:value-type="string" calcext:value-type="string">
            <text:p>QSO</text:p>
          </table:table-cell>
          <table:table-cell office:value-type="float" office:value="0.210581" calcext:value-type="float">
            <text:p>0.2105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39.29</text:p>
          </table:table-cell>
          <table:table-cell office:value-type="float" office:value="154.30907" calcext:value-type="float">
            <text:p>154.30907</text:p>
          </table:table-cell>
          <table:table-cell office:value-type="float" office:value="39.023" calcext:value-type="float">
            <text:p>39.023</text:p>
          </table:table-cell>
          <table:table-cell office:value-type="string" calcext:value-type="string">
            <text:p>G</text:p>
          </table:table-cell>
          <table:table-cell office:value-type="float" office:value="0.21" calcext:value-type="float">
            <text:p>0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038+392</text:p>
          </table:table-cell>
          <table:table-cell office:value-type="float" office:value="160.45479" calcext:value-type="float">
            <text:p>160.45479</text:p>
          </table:table-cell>
          <table:table-cell office:value-type="float" office:value="39.02219" calcext:value-type="float">
            <text:p>39.02219</text:p>
          </table:table-cell>
          <table:table-cell office:value-type="string" calcext:value-type="string">
            <text:p>QSO</text:p>
          </table:table-cell>
          <table:table-cell office:value-type="float" office:value="0.2084" calcext:value-type="float">
            <text:p>0.2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9.25</text:p>
          </table:table-cell>
          <table:table-cell office:value-type="float" office:value="191.78054" calcext:value-type="float">
            <text:p>191.78054</text:p>
          </table:table-cell>
          <table:table-cell office:value-type="float" office:value="49.00497" calcext:value-type="float">
            <text:p>49.00497</text:p>
          </table:table-cell>
          <table:table-cell office:value-type="string" calcext:value-type="string">
            <text:p>G</text:p>
          </table:table-cell>
          <table:table-cell office:value-type="float" office:value="0.206818" calcext:value-type="float">
            <text:p>0.206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5.17</text:p>
          </table:table-cell>
          <table:table-cell office:value-type="float" office:value="129.46983" calcext:value-type="float">
            <text:p>129.46983</text:p>
          </table:table-cell>
          <table:table-cell office:value-type="float" office:value="44.84056" calcext:value-type="float">
            <text:p>44.84056</text:p>
          </table:table-cell>
          <table:table-cell office:value-type="string" calcext:value-type="string">
            <text:p>G</text:p>
          </table:table-cell>
          <table:table-cell office:value-type="float" office:value="0.2068" calcext:value-type="float">
            <text:p>0.20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3349.25+502622.8</text:p>
          </table:table-cell>
          <table:table-cell office:value-type="float" office:value="188.45528" calcext:value-type="float">
            <text:p>188.45528</text:p>
          </table:table-cell>
          <table:table-cell office:value-type="float" office:value="50.43966" calcext:value-type="float">
            <text:p>50.43966</text:p>
          </table:table-cell>
          <table:table-cell office:value-type="string" calcext:value-type="string">
            <text:p>G</text:p>
          </table:table-cell>
          <table:table-cell office:value-type="float" office:value="0.206796" calcext:value-type="float">
            <text:p>0.206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21+343 NED02</text:p>
          </table:table-cell>
          <table:table-cell office:value-type="float" office:value="260.83665" calcext:value-type="float">
            <text:p>260.83665</text:p>
          </table:table-cell>
          <table:table-cell office:value-type="float" office:value="34.29943" calcext:value-type="float">
            <text:p>34.29943</text:p>
          </table:table-cell>
          <table:table-cell office:value-type="string" calcext:value-type="string">
            <text:p>QSO</text:p>
          </table:table-cell>
          <table:table-cell office:value-type="float" office:value="0.206" calcext:value-type="float">
            <text:p>0.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132.60+463402.9</text:p>
          </table:table-cell>
          <table:table-cell office:value-type="float" office:value="195.38586" calcext:value-type="float">
            <text:p>195.38586</text:p>
          </table:table-cell>
          <table:table-cell office:value-type="float" office:value="46.56748" calcext:value-type="float">
            <text:p>46.56748</text:p>
          </table:table-cell>
          <table:table-cell office:value-type="string" calcext:value-type="string">
            <text:p>G</text:p>
          </table:table-cell>
          <table:table-cell office:value-type="float" office:value="0.205156" calcext:value-type="float">
            <text:p>0.2051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63.22</text:p>
          </table:table-cell>
          <table:table-cell office:value-type="float" office:value="230.94112" calcext:value-type="float">
            <text:p>230.94112</text:p>
          </table:table-cell>
          <table:table-cell office:value-type="float" office:value="63.65673" calcext:value-type="float">
            <text:p>63.65673</text:p>
          </table:table-cell>
          <table:table-cell office:value-type="string" calcext:value-type="string">
            <text:p>G</text:p>
          </table:table-cell>
          <table:table-cell office:value-type="float" office:value="0.204" calcext:value-type="float">
            <text:p>0.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5323.97+583138.5</text:p>
          </table:table-cell>
          <table:table-cell office:value-type="float" office:value="178.34988" calcext:value-type="float">
            <text:p>178.34988</text:p>
          </table:table-cell>
          <table:table-cell office:value-type="float" office:value="58.52737" calcext:value-type="float">
            <text:p>58.52737</text:p>
          </table:table-cell>
          <table:table-cell office:value-type="string" calcext:value-type="string">
            <text:p>QSO</text:p>
          </table:table-cell>
          <table:table-cell office:value-type="float" office:value="0.202439" calcext:value-type="float">
            <text:p>0.2024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155+251</text:p>
          </table:table-cell>
          <table:table-cell office:value-type="float" office:value="179.60745" calcext:value-type="float">
            <text:p>179.60745</text:p>
          </table:table-cell>
          <table:table-cell office:value-type="float" office:value="24.83832" calcext:value-type="float">
            <text:p>24.83832</text:p>
          </table:table-cell>
          <table:table-cell office:value-type="string" calcext:value-type="string">
            <text:p>G</text:p>
          </table:table-cell>
          <table:table-cell office:value-type="float" office:value="0.2016" calcext:value-type="float">
            <text:p>0.2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4.15</text:p>
          </table:table-cell>
          <table:table-cell office:value-type="float" office:value="118.25577" calcext:value-type="float">
            <text:p>118.25577</text:p>
          </table:table-cell>
          <table:table-cell office:value-type="float" office:value="53.88323" calcext:value-type="float">
            <text:p>53.88323</text:p>
          </table:table-cell>
          <table:table-cell office:value-type="string" calcext:value-type="string">
            <text:p>QSO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15019.2+241753</text:p>
          </table:table-cell>
          <table:table-cell office:value-type="float" office:value="177.58005" calcext:value-type="float">
            <text:p>177.58005</text:p>
          </table:table-cell>
          <table:table-cell office:value-type="float" office:value="24.29829" calcext:value-type="float">
            <text:p>24.29829</text:p>
          </table:table-cell>
          <table:table-cell office:value-type="string" calcext:value-type="string">
            <text:p>QSO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22+375</text:p>
          </table:table-cell>
          <table:table-cell office:value-type="float" office:value="246.18071" calcext:value-type="float">
            <text:p>246.18071</text:p>
          </table:table-cell>
          <table:table-cell office:value-type="float" office:value="37.44511" calcext:value-type="float">
            <text:p>37.44511</text:p>
          </table:table-cell>
          <table:table-cell office:value-type="string" calcext:value-type="string">
            <text:p>QSO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849.88+502617.6</text:p>
          </table:table-cell>
          <table:table-cell office:value-type="float" office:value="184.70783" calcext:value-type="float">
            <text:p>184.70783</text:p>
          </table:table-cell>
          <table:table-cell office:value-type="float" office:value="50.43823" calcext:value-type="float">
            <text:p>50.43823</text:p>
          </table:table-cell>
          <table:table-cell office:value-type="string" calcext:value-type="string">
            <text:p>QSO</text:p>
          </table:table-cell>
          <table:table-cell office:value-type="float" office:value="0.1995" calcext:value-type="float">
            <text:p>0.1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5+453</text:p>
          </table:table-cell>
          <table:table-cell office:value-type="float" office:value="117.27712" calcext:value-type="float">
            <text:p>117.27712</text:p>
          </table:table-cell>
          <table:table-cell office:value-type="float" office:value="45.17608" calcext:value-type="float">
            <text:p>45.17608</text:p>
          </table:table-cell>
          <table:table-cell office:value-type="string" calcext:value-type="string">
            <text:p>G</text:p>
          </table:table-cell>
          <table:table-cell office:value-type="float" office:value="0.192302" calcext:value-type="float">
            <text:p>0.192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635+458</text:p>
          </table:table-cell>
          <table:table-cell office:value-type="float" office:value="249.36112" calcext:value-type="float">
            <text:p>249.36112</text:p>
          </table:table-cell>
          <table:table-cell office:value-type="float" office:value="45.79694" calcext:value-type="float">
            <text:p>45.79694</text:p>
          </table:table-cell>
          <table:table-cell office:value-type="string" calcext:value-type="string">
            <text:p>G</text:p>
          </table:table-cell>
          <table:table-cell office:value-type="float" office:value="0.192201" calcext:value-type="float">
            <text:p>0.192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1.24</text:p>
          </table:table-cell>
          <table:table-cell office:value-type="float" office:value="188.62604" calcext:value-type="float">
            <text:p>188.62604</text:p>
          </table:table-cell>
          <table:table-cell office:value-type="float" office:value="41.15964" calcext:value-type="float">
            <text:p>41.15964</text:p>
          </table:table-cell>
          <table:table-cell office:value-type="string" calcext:value-type="string">
            <text:p>G</text:p>
          </table:table-cell>
          <table:table-cell office:value-type="float" office:value="0.1918" calcext:value-type="float">
            <text:p>0.19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1651.93+523828.2</text:p>
          </table:table-cell>
          <table:table-cell office:value-type="float" office:value="139.21644" calcext:value-type="float">
            <text:p>139.21644</text:p>
          </table:table-cell>
          <table:table-cell office:value-type="float" office:value="52.64123" calcext:value-type="float">
            <text:p>52.64123</text:p>
          </table:table-cell>
          <table:table-cell office:value-type="string" calcext:value-type="string">
            <text:p>G</text:p>
          </table:table-cell>
          <table:table-cell office:value-type="float" office:value="0.190481" calcext:value-type="float">
            <text:p>0.1904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736+017</text:p>
          </table:table-cell>
          <table:table-cell office:value-type="float" office:value="114.82514" calcext:value-type="float">
            <text:p>114.82514</text:p>
          </table:table-cell>
          <table:table-cell office:value-type="float" office:value="1.61795" calcext:value-type="float">
            <text:p>1.61795</text:p>
          </table:table-cell>
          <table:table-cell office:value-type="string" calcext:value-type="string">
            <text:p>QSO</text:p>
          </table:table-cell>
          <table:table-cell office:value-type="float" office:value="0.18941" calcext:value-type="float">
            <text:p>0.189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111+32</text:p>
          </table:table-cell>
          <table:table-cell office:value-type="float" office:value="168.66213" calcext:value-type="float">
            <text:p>168.66213</text:p>
          </table:table-cell>
          <table:table-cell office:value-type="float" office:value="32.69259" calcext:value-type="float">
            <text:p>32.69259</text:p>
          </table:table-cell>
          <table:table-cell office:value-type="string" calcext:value-type="string">
            <text:p>G</text:p>
          </table:table-cell>
          <table:table-cell office:value-type="float" office:value="0.189" calcext:value-type="float">
            <text:p>0.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436.33+212417.9</text:p>
          </table:table-cell>
          <table:table-cell office:value-type="float" office:value="166.1514" calcext:value-type="float">
            <text:p>166.1514</text:p>
          </table:table-cell>
          <table:table-cell office:value-type="float" office:value="21.40498" calcext:value-type="float">
            <text:p>21.40498</text:p>
          </table:table-cell>
          <table:table-cell office:value-type="string" calcext:value-type="string">
            <text:p>QSO</text:p>
          </table:table-cell>
          <table:table-cell office:value-type="float" office:value="0.1876" calcext:value-type="float">
            <text:p>0.1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500.33+520200.8</text:p>
          </table:table-cell>
          <table:table-cell office:value-type="float" office:value="163.7514" calcext:value-type="float">
            <text:p>163.7514</text:p>
          </table:table-cell>
          <table:table-cell office:value-type="float" office:value="52.03359" calcext:value-type="float">
            <text:p>52.03359</text:p>
          </table:table-cell>
          <table:table-cell office:value-type="string" calcext:value-type="string">
            <text:p>QSO</text:p>
          </table:table-cell>
          <table:table-cell office:value-type="float" office:value="0.187416" calcext:value-type="float">
            <text:p>0.187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757+32</text:p>
          </table:table-cell>
          <table:table-cell office:value-type="float" office:value="120.17502" calcext:value-type="float">
            <text:p>120.17502</text:p>
          </table:table-cell>
          <table:table-cell office:value-type="float" office:value="32.29086" calcext:value-type="float">
            <text:p>32.29086</text:p>
          </table:table-cell>
          <table:table-cell office:value-type="string" calcext:value-type="string">
            <text:p>G</text:p>
          </table:table-cell>
          <table:table-cell office:value-type="float" office:value="0.187246" calcext:value-type="float">
            <text:p>0.187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21+3010</text:p>
          </table:table-cell>
          <table:table-cell office:value-type="float" office:value="185.34142" calcext:value-type="float">
            <text:p>185.34142</text:p>
          </table:table-cell>
          <table:table-cell office:value-type="float" office:value="30.17697" calcext:value-type="float">
            <text:p>30.17697</text:p>
          </table:table-cell>
          <table:table-cell office:value-type="string" calcext:value-type="string">
            <text:p>G</text:p>
          </table:table-cell>
          <table:table-cell office:value-type="float" office:value="0.183648" calcext:value-type="float">
            <text:p>0.183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15+425</text:p>
          </table:table-cell>
          <table:table-cell office:value-type="float" office:value="259.33004" calcext:value-type="float">
            <text:p>259.33004</text:p>
          </table:table-cell>
          <table:table-cell office:value-type="float" office:value="42.44996" calcext:value-type="float">
            <text:p>42.44996</text:p>
          </table:table-cell>
          <table:table-cell office:value-type="string" calcext:value-type="string">
            <text:p>G</text:p>
          </table:table-cell>
          <table:table-cell office:value-type="float" office:value="0.1829" calcext:value-type="float">
            <text:p>0.18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5010.43+074758.5</text:p>
          </table:table-cell>
          <table:table-cell office:value-type="float" office:value="132.54346" calcext:value-type="float">
            <text:p>132.54346</text:p>
          </table:table-cell>
          <table:table-cell office:value-type="float" office:value="7.7996" calcext:value-type="float">
            <text:p>7.7996</text:p>
          </table:table-cell>
          <table:table-cell office:value-type="string" calcext:value-type="string">
            <text:p>QSO</text:p>
          </table:table-cell>
          <table:table-cell office:value-type="float" office:value="0.180357" calcext:value-type="float">
            <text:p>0.1803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2.39</text:p>
          </table:table-cell>
          <table:table-cell office:value-type="float" office:value="210.63263" calcext:value-type="float">
            <text:p>210.63263</text:p>
          </table:table-cell>
          <table:table-cell office:value-type="float" office:value="2.26235" calcext:value-type="float">
            <text:p>2.26235</text:p>
          </table:table-cell>
          <table:table-cell office:value-type="string" calcext:value-type="string">
            <text:p>G</text:p>
          </table:table-cell>
          <table:table-cell office:value-type="float" office:value="0.18" calcext:value-type="float">
            <text:p>0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4105.93+320544.0</text:p>
          </table:table-cell>
          <table:table-cell office:value-type="float" office:value="115.27479" calcext:value-type="float">
            <text:p>115.27479</text:p>
          </table:table-cell>
          <table:table-cell office:value-type="float" office:value="32.09561" calcext:value-type="float">
            <text:p>32.09561</text:p>
          </table:table-cell>
          <table:table-cell office:value-type="string" calcext:value-type="string">
            <text:p>G</text:p>
          </table:table-cell>
          <table:table-cell office:value-type="float" office:value="0.179199" calcext:value-type="float">
            <text:p>0.179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920.71+422101.3</text:p>
          </table:table-cell>
          <table:table-cell office:value-type="float" office:value="222.33629" calcext:value-type="float">
            <text:p>222.33629</text:p>
          </table:table-cell>
          <table:table-cell office:value-type="float" office:value="42.35037" calcext:value-type="float">
            <text:p>42.35037</text:p>
          </table:table-cell>
          <table:table-cell office:value-type="string" calcext:value-type="string">
            <text:p>QSO</text:p>
          </table:table-cell>
          <table:table-cell office:value-type="float" office:value="0.1783" calcext:value-type="float">
            <text:p>0.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03059.1+310255</text:p>
          </table:table-cell>
          <table:table-cell office:value-type="float" office:value="157.74622" calcext:value-type="float">
            <text:p>157.74622</text:p>
          </table:table-cell>
          <table:table-cell office:value-type="float" office:value="31.04881" calcext:value-type="float">
            <text:p>31.04881</text:p>
          </table:table-cell>
          <table:table-cell office:value-type="string" calcext:value-type="string">
            <text:p>G</text:p>
          </table:table-cell>
          <table:table-cell office:value-type="float" office:value="0.1782" calcext:value-type="float">
            <text:p>0.1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820.53+601828.2</text:p>
          </table:table-cell>
          <table:table-cell office:value-type="float" office:value="242.08559" calcext:value-type="float">
            <text:p>242.08559</text:p>
          </table:table-cell>
          <table:table-cell office:value-type="float" office:value="60.30783" calcext:value-type="float">
            <text:p>60.30783</text:p>
          </table:table-cell>
          <table:table-cell office:value-type="string" calcext:value-type="string">
            <text:p>G</text:p>
          </table:table-cell>
          <table:table-cell office:value-type="float" office:value="0.178" calcext:value-type="float">
            <text:p>0.1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3329.56+351542.7</text:p>
          </table:table-cell>
          <table:table-cell office:value-type="float" office:value="113.37325" calcext:value-type="float">
            <text:p>113.37325</text:p>
          </table:table-cell>
          <table:table-cell office:value-type="float" office:value="35.26186" calcext:value-type="float">
            <text:p>35.26186</text:p>
          </table:table-cell>
          <table:table-cell office:value-type="string" calcext:value-type="string">
            <text:p>G</text:p>
          </table:table-cell>
          <table:table-cell office:value-type="float" office:value="0.1769" calcext:value-type="float">
            <text:p>0.1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19</text:p>
          </table:table-cell>
          <table:table-cell office:value-type="float" office:value="140.28593" calcext:value-type="float">
            <text:p>140.28593</text:p>
          </table:table-cell>
          <table:table-cell office:value-type="float" office:value="45.64928" calcext:value-type="float">
            <text:p>45.64928</text:p>
          </table:table-cell>
          <table:table-cell office:value-type="string" calcext:value-type="string">
            <text:p>QSO</text:p>
          </table:table-cell>
          <table:table-cell office:value-type="float" office:value="0.174732" calcext:value-type="float">
            <text:p>0.1747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339+375</text:p>
          </table:table-cell>
          <table:table-cell office:value-type="float" office:value="205.41108" calcext:value-type="float">
            <text:p>205.41108</text:p>
          </table:table-cell>
          <table:table-cell office:value-type="float" office:value="37.27914" calcext:value-type="float">
            <text:p>37.27914</text:p>
          </table:table-cell>
          <table:table-cell office:value-type="string" calcext:value-type="string">
            <text:p>G</text:p>
          </table:table-cell>
          <table:table-cell office:value-type="float" office:value="0.174527" calcext:value-type="float">
            <text:p>0.174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1018.12+104619.4</text:p>
          </table:table-cell>
          <table:table-cell office:value-type="float" office:value="167.57554" calcext:value-type="float">
            <text:p>167.57554</text:p>
          </table:table-cell>
          <table:table-cell office:value-type="float" office:value="10.77208" calcext:value-type="float">
            <text:p>10.77208</text:p>
          </table:table-cell>
          <table:table-cell office:value-type="string" calcext:value-type="string">
            <text:p>VisS</text:p>
          </table:table-cell>
          <table:table-cell office:value-type="float" office:value="0.174521" calcext:value-type="float">
            <text:p>0.1745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43946.97+495805.3</text:p>
          </table:table-cell>
          <table:table-cell office:value-type="float" office:value="219.94573" calcext:value-type="float">
            <text:p>219.94573</text:p>
          </table:table-cell>
          <table:table-cell office:value-type="float" office:value="49.96818" calcext:value-type="float">
            <text:p>49.96818</text:p>
          </table:table-cell>
          <table:table-cell office:value-type="string" calcext:value-type="string">
            <text:p>G</text:p>
          </table:table-cell>
          <table:table-cell office:value-type="float" office:value="0.174" calcext:value-type="float">
            <text:p>0.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0829+046</text:p>
          </table:table-cell>
          <table:table-cell office:value-type="float" office:value="127.95365" calcext:value-type="float">
            <text:p>127.95365</text:p>
          </table:table-cell>
          <table:table-cell office:value-type="float" office:value="4.49419" calcext:value-type="float">
            <text:p>4.49419</text:p>
          </table:table-cell>
          <table:table-cell office:value-type="string" calcext:value-type="string">
            <text:p>QSO</text:p>
          </table:table-cell>
          <table:table-cell office:value-type="float" office:value="0.173683" calcext:value-type="float">
            <text:p>0.1736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02+472</text:p>
          </table:table-cell>
          <table:table-cell office:value-type="float" office:value="136.40187" calcext:value-type="float">
            <text:p>136.40187</text:p>
          </table:table-cell>
          <table:table-cell office:value-type="float" office:value="47.09619" calcext:value-type="float">
            <text:p>47.09619</text:p>
          </table:table-cell>
          <table:table-cell office:value-type="string" calcext:value-type="string">
            <text:p>G</text:p>
          </table:table-cell>
          <table:table-cell office:value-type="float" office:value="0.173613" calcext:value-type="float">
            <text:p>0.1736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60038.94+205851.8</text:p>
          </table:table-cell>
          <table:table-cell office:value-type="float" office:value="240.16231" calcext:value-type="float">
            <text:p>240.16231</text:p>
          </table:table-cell>
          <table:table-cell office:value-type="float" office:value="20.98106" calcext:value-type="float">
            <text:p>20.98106</text:p>
          </table:table-cell>
          <table:table-cell office:value-type="string" calcext:value-type="string">
            <text:p>G</text:p>
          </table:table-cell>
          <table:table-cell office:value-type="float" office:value="0.173525" calcext:value-type="float">
            <text:p>0.173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2839.32+170210.8</text:p>
          </table:table-cell>
          <table:table-cell office:value-type="float" office:value="157.16385" calcext:value-type="float">
            <text:p>157.16385</text:p>
          </table:table-cell>
          <table:table-cell office:value-type="float" office:value="17.03635" calcext:value-type="float">
            <text:p>17.03635</text:p>
          </table:table-cell>
          <table:table-cell office:value-type="string" calcext:value-type="string">
            <text:p>G</text:p>
          </table:table-cell>
          <table:table-cell office:value-type="float" office:value="0.169065" calcext:value-type="float">
            <text:p>0.169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52.22</text:p>
          </table:table-cell>
          <table:table-cell office:value-type="float" office:value="157.9313" calcext:value-type="float">
            <text:p>157.9313</text:p>
          </table:table-cell>
          <table:table-cell office:value-type="float" office:value="52.42644" calcext:value-type="float">
            <text:p>52.42644</text:p>
          </table:table-cell>
          <table:table-cell office:value-type="string" calcext:value-type="string">
            <text:p>G</text:p>
          </table:table-cell>
          <table:table-cell office:value-type="float" office:value="0.166211" calcext:value-type="float">
            <text:p>0.166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2453.63+233234.0</text:p>
          </table:table-cell>
          <table:table-cell office:value-type="float" office:value="156.22349" calcext:value-type="float">
            <text:p>156.22349</text:p>
          </table:table-cell>
          <table:table-cell office:value-type="float" office:value="23.54277" calcext:value-type="float">
            <text:p>23.54277</text:p>
          </table:table-cell>
          <table:table-cell office:value-type="string" calcext:value-type="string">
            <text:p>QSO</text:p>
          </table:table-cell>
          <table:table-cell office:value-type="float" office:value="0.164653" calcext:value-type="float">
            <text:p>0.1646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338+40</text:p>
          </table:table-cell>
          <table:table-cell office:value-type="float" office:value="205.2705" calcext:value-type="float">
            <text:p>205.2705</text:p>
          </table:table-cell>
          <table:table-cell office:value-type="float" office:value="39.9931" calcext:value-type="float">
            <text:p>39.9931</text:p>
          </table:table-cell>
          <table:table-cell office:value-type="string" calcext:value-type="string">
            <text:p>QSO</text:p>
          </table:table-cell>
          <table:table-cell office:value-type="float" office:value="0.163" calcext:value-type="float">
            <text:p>0.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42700.4+234800</text:p>
          </table:table-cell>
          <table:table-cell office:value-type="float" office:value="216.75163" calcext:value-type="float">
            <text:p>216.75163</text:p>
          </table:table-cell>
          <table:table-cell office:value-type="float" office:value="23.80001" calcext:value-type="float">
            <text:p>23.80001</text:p>
          </table:table-cell>
          <table:table-cell office:value-type="string" calcext:value-type="string">
            <text:p>QSO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2027.48+585613.3</text:p>
          </table:table-cell>
          <table:table-cell office:value-type="float" office:value="170.11457" calcext:value-type="float">
            <text:p>170.11457</text:p>
          </table:table-cell>
          <table:table-cell office:value-type="float" office:value="58.93706" calcext:value-type="float">
            <text:p>58.93706</text:p>
          </table:table-cell>
          <table:table-cell office:value-type="string" calcext:value-type="string">
            <text:p>G</text:p>
          </table:table-cell>
          <table:table-cell office:value-type="float" office:value="0.15874" calcext:value-type="float">
            <text:p>0.15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4144.83+575123.5</text:p>
          </table:table-cell>
          <table:table-cell office:value-type="float" office:value="145.43677" calcext:value-type="float">
            <text:p>145.43677</text:p>
          </table:table-cell>
          <table:table-cell office:value-type="float" office:value="57.85657" calcext:value-type="float">
            <text:p>57.85657</text:p>
          </table:table-cell>
          <table:table-cell office:value-type="string" calcext:value-type="string">
            <text:p>G</text:p>
          </table:table-cell>
          <table:table-cell office:value-type="float" office:value="0.158554" calcext:value-type="float">
            <text:p>0.158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73</text:p>
          </table:table-cell>
          <table:table-cell office:value-type="float" office:value="187.27792" calcext:value-type="float">
            <text:p>187.27792</text:p>
          </table:table-cell>
          <table:table-cell office:value-type="float" office:value="2.05239" calcext:value-type="float">
            <text:p>2.05239</text:p>
          </table:table-cell>
          <table:table-cell office:value-type="string" calcext:value-type="string">
            <text:p>QSO</text:p>
          </table:table-cell>
          <table:table-cell office:value-type="float" office:value="0.158339" calcext:value-type="float">
            <text:p>0.158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106+023</text:p>
          </table:table-cell>
          <table:table-cell office:value-type="float" office:value="167.18954" calcext:value-type="float">
            <text:p>167.18954</text:p>
          </table:table-cell>
          <table:table-cell office:value-type="float" office:value="2.0447" calcext:value-type="float">
            <text:p>2.0447</text:p>
          </table:table-cell>
          <table:table-cell office:value-type="string" calcext:value-type="string">
            <text:p>G</text:p>
          </table:table-cell>
          <table:table-cell office:value-type="float" office:value="0.15742" calcext:value-type="float">
            <text:p>0.15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0131.96+473616.0</text:p>
          </table:table-cell>
          <table:table-cell office:value-type="float" office:value="120.38319" calcext:value-type="float">
            <text:p>120.38319</text:p>
          </table:table-cell>
          <table:table-cell office:value-type="float" office:value="47.60446" calcext:value-type="float">
            <text:p>47.60446</text:p>
          </table:table-cell>
          <table:table-cell office:value-type="string" calcext:value-type="string">
            <text:p>G</text:p>
          </table:table-cell>
          <table:table-cell office:value-type="float" office:value="0.1567" calcext:value-type="float">
            <text:p>0.1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20+544</text:p>
          </table:table-cell>
          <table:table-cell office:value-type="float" office:value="185.80505" calcext:value-type="float">
            <text:p>185.80505</text:p>
          </table:table-cell>
          <table:table-cell office:value-type="float" office:value="54.15183" calcext:value-type="float">
            <text:p>54.15183</text:p>
          </table:table-cell>
          <table:table-cell office:value-type="string" calcext:value-type="string">
            <text:p>G</text:p>
          </table:table-cell>
          <table:table-cell office:value-type="float" office:value="0.156051" calcext:value-type="float">
            <text:p>0.1560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1006.79+500246.8</text:p>
          </table:table-cell>
          <table:table-cell office:value-type="float" office:value="107.52833" calcext:value-type="float">
            <text:p>107.52833</text:p>
          </table:table-cell>
          <table:table-cell office:value-type="float" office:value="50.04611" calcext:value-type="float">
            <text:p>50.04611</text:p>
          </table:table-cell>
          <table:table-cell office:value-type="string" calcext:value-type="string">
            <text:p>G</text:p>
          </table:table-cell>
          <table:table-cell office:value-type="float" office:value="0.154" calcext:value-type="float">
            <text:p>0.1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4443.75+550300.6</text:p>
          </table:table-cell>
          <table:table-cell office:value-type="float" office:value="206.18226" calcext:value-type="float">
            <text:p>206.18226</text:p>
          </table:table-cell>
          <table:table-cell office:value-type="float" office:value="55.05014" calcext:value-type="float">
            <text:p>55.05014</text:p>
          </table:table-cell>
          <table:table-cell office:value-type="string" calcext:value-type="string">
            <text:p>G</text:p>
          </table:table-cell>
          <table:table-cell office:value-type="float" office:value="0.152609" calcext:value-type="float">
            <text:p>0.1526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418+546</text:p>
          </table:table-cell>
          <table:table-cell office:value-type="float" office:value="214.94416" calcext:value-type="float">
            <text:p>214.94416</text:p>
          </table:table-cell>
          <table:table-cell office:value-type="float" office:value="54.38744" calcext:value-type="float">
            <text:p>54.38744</text:p>
          </table:table-cell>
          <table:table-cell office:value-type="string" calcext:value-type="string">
            <text:p>QSO</text:p>
          </table:table-cell>
          <table:table-cell office:value-type="float" office:value="0.152561" calcext:value-type="float">
            <text:p>0.152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32</text:p>
          </table:table-cell>
          <table:table-cell office:value-type="float" office:value="244.42718" calcext:value-type="float">
            <text:p>244.42718</text:p>
          </table:table-cell>
          <table:table-cell office:value-type="float" office:value="32.37633" calcext:value-type="float">
            <text:p>32.37633</text:p>
          </table:table-cell>
          <table:table-cell office:value-type="string" calcext:value-type="string">
            <text:p>G</text:p>
          </table:table-cell>
          <table:table-cell office:value-type="float" office:value="0.151019" calcext:value-type="float">
            <text:p>0.151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657.74+563925.5</text:p>
          </table:table-cell>
          <table:table-cell office:value-type="float" office:value="219.2405" calcext:value-type="float">
            <text:p>219.2405</text:p>
          </table:table-cell>
          <table:table-cell office:value-type="float" office:value="56.6569" calcext:value-type="float">
            <text:p>56.6569</text:p>
          </table:table-cell>
          <table:table-cell office:value-type="string" calcext:value-type="string">
            <text:p>QSO</text:p>
          </table:table-cell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35+119</text:p>
          </table:table-cell>
          <table:table-cell office:value-type="float" office:value="249.44376" calcext:value-type="float">
            <text:p>249.44376</text:p>
          </table:table-cell>
          <table:table-cell office:value-type="float" office:value="11.83036" calcext:value-type="float">
            <text:p>11.83036</text:p>
          </table:table-cell>
          <table:table-cell office:value-type="string" calcext:value-type="string">
            <text:p>G</text:p>
          </table:table-cell>
          <table:table-cell office:value-type="float" office:value="0.14748" calcext:value-type="float">
            <text:p>0.14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644+2619</text:p>
          </table:table-cell>
          <table:table-cell office:value-type="float" office:value="251.17722" calcext:value-type="float">
            <text:p>251.17722</text:p>
          </table:table-cell>
          <table:table-cell office:value-type="float" office:value="26.32036" calcext:value-type="float">
            <text:p>26.32036</text:p>
          </table:table-cell>
          <table:table-cell office:value-type="string" calcext:value-type="string">
            <text:p>QSO</text:p>
          </table:table-cell>
          <table:table-cell office:value-type="float" office:value="0.145" calcext:value-type="float">
            <text:p>0.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4632.21+543559.7</text:p>
          </table:table-cell>
          <table:table-cell office:value-type="float" office:value="161.63425" calcext:value-type="float">
            <text:p>161.63425</text:p>
          </table:table-cell>
          <table:table-cell office:value-type="float" office:value="54.59992" calcext:value-type="float">
            <text:p>54.59992</text:p>
          </table:table-cell>
          <table:table-cell office:value-type="string" calcext:value-type="string">
            <text:p>QSO</text:p>
          </table:table-cell>
          <table:table-cell office:value-type="float" office:value="0.144695" calcext:value-type="float">
            <text:p>0.144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05837.72+562811.2</text:p>
          </table:table-cell>
          <table:table-cell office:value-type="float" office:value="164.6572" calcext:value-type="float">
            <text:p>164.6572</text:p>
          </table:table-cell>
          <table:table-cell office:value-type="float" office:value="56.46978" calcext:value-type="float">
            <text:p>56.46978</text:p>
          </table:table-cell>
          <table:table-cell office:value-type="string" calcext:value-type="string">
            <text:p>QSO</text:p>
          </table:table-cell>
          <table:table-cell office:value-type="float" office:value="0.143304" calcext:value-type="float">
            <text:p>0.143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60341.93+110548.7</text:p>
          </table:table-cell>
          <table:table-cell office:value-type="float" office:value="240.92471" calcext:value-type="float">
            <text:p>240.92471</text:p>
          </table:table-cell>
          <table:table-cell office:value-type="float" office:value="11.09685" calcext:value-type="float">
            <text:p>11.09685</text:p>
          </table:table-cell>
          <table:table-cell office:value-type="string" calcext:value-type="string">
            <text:p>QSO</text:p>
          </table:table-cell>
          <table:table-cell office:value-type="float" office:value="0.143" calcext:value-type="float">
            <text:p>0.1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3344.08+635809.2</text:p>
          </table:table-cell>
          <table:table-cell office:value-type="float" office:value="218.43332" calcext:value-type="float">
            <text:p>218.43332</text:p>
          </table:table-cell>
          <table:table-cell office:value-type="float" office:value="63.96946" calcext:value-type="float">
            <text:p>63.96946</text:p>
          </table:table-cell>
          <table:table-cell office:value-type="string" calcext:value-type="string">
            <text:p>G</text:p>
          </table:table-cell>
          <table:table-cell office:value-type="float" office:value="0.141753" calcext:value-type="float">
            <text:p>0.141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303</text:p>
          </table:table-cell>
          <table:table-cell office:value-type="float" office:value="220.76158" calcext:value-type="float">
            <text:p>220.76158</text:p>
          </table:table-cell>
          <table:table-cell office:value-type="float" office:value="52.02702" calcext:value-type="float">
            <text:p>52.02702</text:p>
          </table:table-cell>
          <table:table-cell office:value-type="string" calcext:value-type="string">
            <text:p>G</text:p>
          </table:table-cell>
          <table:table-cell office:value-type="float" office:value="0.141186" calcext:value-type="float">
            <text:p>0.141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1706.24+201407.4</text:p>
          </table:table-cell>
          <table:table-cell office:value-type="float" office:value="169.27608" calcext:value-type="float">
            <text:p>169.27608</text:p>
          </table:table-cell>
          <table:table-cell office:value-type="float" office:value="20.23539" calcext:value-type="float">
            <text:p>20.23539</text:p>
          </table:table-cell>
          <table:table-cell office:value-type="string" calcext:value-type="string">
            <text:p>G</text:p>
          </table:table-cell>
          <table:table-cell office:value-type="float" office:value="0.1392" calcext:value-type="float">
            <text:p>0.13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000.16+552821.0</text:p>
          </table:table-cell>
          <table:table-cell office:value-type="float" office:value="177.50033" calcext:value-type="float">
            <text:p>177.50033</text:p>
          </table:table-cell>
          <table:table-cell office:value-type="float" office:value="55.4726" calcext:value-type="float">
            <text:p>55.4726</text:p>
          </table:table-cell>
          <table:table-cell office:value-type="string" calcext:value-type="string">
            <text:p>G</text:p>
          </table:table-cell>
          <table:table-cell office:value-type="float" office:value="0.138549" calcext:value-type="float">
            <text:p>0.138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80949.18+521858.2</text:p>
          </table:table-cell>
          <table:table-cell office:value-type="float" office:value="122.45494" calcext:value-type="float">
            <text:p>122.45494</text:p>
          </table:table-cell>
          <table:table-cell office:value-type="float" office:value="52.31618" calcext:value-type="float">
            <text:p>52.31618</text:p>
          </table:table-cell>
          <table:table-cell office:value-type="string" calcext:value-type="string">
            <text:p>QSO</text:p>
          </table:table-cell>
          <table:table-cell office:value-type="float" office:value="0.138" calcext:value-type="float">
            <text:p>0.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717+178</text:p>
          </table:table-cell>
          <table:table-cell office:value-type="float" office:value="259.80437" calcext:value-type="float">
            <text:p>259.80437</text:p>
          </table:table-cell>
          <table:table-cell office:value-type="float" office:value="17.75179" calcext:value-type="float">
            <text:p>17.75179</text:p>
          </table:table-cell>
          <table:table-cell office:value-type="string" calcext:value-type="string">
            <text:p>QSO</text:p>
          </table:table-cell>
          <table:table-cell office:value-type="float" office:value="0.137" calcext:value-type="float">
            <text:p>0.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23</text:p>
          </table:table-cell>
          <table:table-cell office:value-type="float" office:value="144.96983" calcext:value-type="float">
            <text:p>144.96983</text:p>
          </table:table-cell>
          <table:table-cell office:value-type="float" office:value="35.89969" calcext:value-type="float">
            <text:p>35.89969</text:p>
          </table:table-cell>
          <table:table-cell office:value-type="string" calcext:value-type="string">
            <text:p>G</text:p>
          </table:table-cell>
          <table:table-cell office:value-type="float" office:value="0.13673" calcext:value-type="float">
            <text:p>0.136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5.57</text:p>
          </table:table-cell>
          <table:table-cell office:value-type="float" office:value="205.68176" calcext:value-type="float">
            <text:p>205.68176</text:p>
          </table:table-cell>
          <table:table-cell office:value-type="float" office:value="5.07562" calcext:value-type="float">
            <text:p>5.07562</text:p>
          </table:table-cell>
          <table:table-cell office:value-type="string" calcext:value-type="string">
            <text:p>G</text:p>
          </table:table-cell>
          <table:table-cell office:value-type="float" office:value="0.136627" calcext:value-type="float">
            <text:p>0.136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21510.98+073204.7</text:p>
          </table:table-cell>
          <table:table-cell office:value-type="float" office:value="183.79571" calcext:value-type="float">
            <text:p>183.79571</text:p>
          </table:table-cell>
          <table:table-cell office:value-type="float" office:value="7.53464" calcext:value-type="float">
            <text:p>7.53464</text:p>
          </table:table-cell>
          <table:table-cell office:value-type="string" calcext:value-type="string">
            <text:p>G</text:p>
          </table:table-cell>
          <table:table-cell office:value-type="float" office:value="0.136465" calcext:value-type="float">
            <text:p>0.136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204.14+424153.2</text:p>
          </table:table-cell>
          <table:table-cell office:value-type="float" office:value="163.01721" calcext:value-type="float">
            <text:p>163.01721</text:p>
          </table:table-cell>
          <table:table-cell office:value-type="float" office:value="42.69811" calcext:value-type="float">
            <text:p>42.69811</text:p>
          </table:table-cell>
          <table:table-cell office:value-type="string" calcext:value-type="string">
            <text:p>G</text:p>
          </table:table-cell>
          <table:table-cell office:value-type="float" office:value="0.136405" calcext:value-type="float">
            <text:p>0.136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405.31+141021.6</text:p>
          </table:table-cell>
          <table:table-cell office:value-type="float" office:value="141.02212" calcext:value-type="float">
            <text:p>141.02212</text:p>
          </table:table-cell>
          <table:table-cell office:value-type="float" office:value="14.17266" calcext:value-type="float">
            <text:p>14.17266</text:p>
          </table:table-cell>
          <table:table-cell office:value-type="string" calcext:value-type="string">
            <text:p>QSO</text:p>
          </table:table-cell>
          <table:table-cell office:value-type="float" office:value="0.1364" calcext:value-type="float">
            <text:p>0.1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343+537</text:p>
          </table:table-cell>
          <table:table-cell office:value-type="float" office:value="206.43898" calcext:value-type="float">
            <text:p>206.43898</text:p>
          </table:table-cell>
          <table:table-cell office:value-type="float" office:value="53.54786" calcext:value-type="float">
            <text:p>53.54786</text:p>
          </table:table-cell>
          <table:table-cell office:value-type="string" calcext:value-type="string">
            <text:p>G</text:p>
          </table:table-cell>
          <table:table-cell office:value-type="float" office:value="0.135406" calcext:value-type="float">
            <text:p>0.135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515+34 NED01</text:p>
          </table:table-cell>
          <table:table-cell office:value-type="float" office:value="229.2887" calcext:value-type="float">
            <text:p>229.2887</text:p>
          </table:table-cell>
          <table:table-cell office:value-type="float" office:value="33.88997" calcext:value-type="float">
            <text:p>33.88997</text:p>
          </table:table-cell>
          <table:table-cell office:value-type="string" calcext:value-type="string">
            <text:p>QSO</text:p>
          </table:table-cell>
          <table:table-cell office:value-type="float" office:value="0.135273" calcext:value-type="float">
            <text:p>0.1352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3014.0+251807</text:p>
          </table:table-cell>
          <table:table-cell office:value-type="float" office:value="187.55871" calcext:value-type="float">
            <text:p>187.55871</text:p>
          </table:table-cell>
          <table:table-cell office:value-type="float" office:value="25.30198" calcext:value-type="float">
            <text:p>25.30198</text:p>
          </table:table-cell>
          <table:table-cell office:value-type="string" calcext:value-type="string">
            <text:p>QSO</text:p>
          </table:table-cell>
          <table:table-cell office:value-type="float" office:value="0.135" calcext:value-type="float">
            <text:p>0.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028.07+485347.8</text:p>
          </table:table-cell>
          <table:table-cell office:value-type="float" office:value="125.11709" calcext:value-type="float">
            <text:p>125.11709</text:p>
          </table:table-cell>
          <table:table-cell office:value-type="float" office:value="48.89648" calcext:value-type="float">
            <text:p>48.89648</text:p>
          </table:table-cell>
          <table:table-cell office:value-type="string" calcext:value-type="string">
            <text:p>G</text:p>
          </table:table-cell>
          <table:table-cell office:value-type="float" office:value="0.132534" calcext:value-type="float">
            <text:p>0.132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1.30</text:p>
          </table:table-cell>
          <table:table-cell office:value-type="float" office:value="172.58923" calcext:value-type="float">
            <text:p>172.58923</text:p>
          </table:table-cell>
          <table:table-cell office:value-type="float" office:value="0.97307" calcext:value-type="float">
            <text:p>0.97307</text:p>
          </table:table-cell>
          <table:table-cell office:value-type="string" calcext:value-type="string">
            <text:p>G</text:p>
          </table:table-cell>
          <table:table-cell office:value-type="float" office:value="0.132491" calcext:value-type="float">
            <text:p>0.132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5022.14+094010.6</text:p>
          </table:table-cell>
          <table:table-cell office:value-type="float" office:value="207.59223" calcext:value-type="float">
            <text:p>207.59223</text:p>
          </table:table-cell>
          <table:table-cell office:value-type="float" office:value="9.66963" calcext:value-type="float">
            <text:p>9.66963</text:p>
          </table:table-cell>
          <table:table-cell office:value-type="string" calcext:value-type="string">
            <text:p>G</text:p>
          </table:table-cell>
          <table:table-cell office:value-type="float" office:value="0.13246" calcext:value-type="float">
            <text:p>0.13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645+29</text:p>
          </table:table-cell>
          <table:table-cell office:value-type="float" office:value="251.86199" calcext:value-type="float">
            <text:p>251.86199</text:p>
          </table:table-cell>
          <table:table-cell office:value-type="float" office:value="29.16377" calcext:value-type="float">
            <text:p>29.16377</text:p>
          </table:table-cell>
          <table:table-cell office:value-type="string" calcext:value-type="string">
            <text:p>G</text:p>
          </table:table-cell>
          <table:table-cell office:value-type="float" office:value="0.132" calcext:value-type="float">
            <text:p>0.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132.07+082144.2</text:p>
          </table:table-cell>
          <table:table-cell office:value-type="float" office:value="185.38361" calcext:value-type="float">
            <text:p>185.38361</text:p>
          </table:table-cell>
          <table:table-cell office:value-type="float" office:value="8.36228" calcext:value-type="float">
            <text:p>8.36228</text:p>
          </table:table-cell>
          <table:table-cell office:value-type="string" calcext:value-type="string">
            <text:p>G</text:p>
          </table:table-cell>
          <table:table-cell office:value-type="float" office:value="0.131846" calcext:value-type="float">
            <text:p>0.1318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3139.80+460800.8</text:p>
          </table:table-cell>
          <table:table-cell office:value-type="float" office:value="127.91584" calcext:value-type="float">
            <text:p>127.91584</text:p>
          </table:table-cell>
          <table:table-cell office:value-type="float" office:value="46.13355" calcext:value-type="float">
            <text:p>46.13355</text:p>
          </table:table-cell>
          <table:table-cell office:value-type="string" calcext:value-type="string">
            <text:p>G</text:p>
          </table:table-cell>
          <table:table-cell office:value-type="float" office:value="0.131138" calcext:value-type="float">
            <text:p>0.131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217+3007</text:p>
          </table:table-cell>
          <table:table-cell office:value-type="float" office:value="184.46701" calcext:value-type="float">
            <text:p>184.46701</text:p>
          </table:table-cell>
          <table:table-cell office:value-type="float" office:value="30.11684" calcext:value-type="float">
            <text:p>30.11684</text:p>
          </table:table-cell>
          <table:table-cell office:value-type="string" calcext:value-type="string">
            <text:p>QSO</text:p>
          </table:table-cell>
          <table:table-cell office:value-type="float" office:value="0.13" calcext:value-type="float">
            <text:p>0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641.57+291809.0</text:p>
          </table:table-cell>
          <table:table-cell office:value-type="float" office:value="229.1733" calcext:value-type="float">
            <text:p>229.1733</text:p>
          </table:table-cell>
          <table:table-cell office:value-type="float" office:value="29.30265" calcext:value-type="float">
            <text:p>29.30265</text:p>
          </table:table-cell>
          <table:table-cell office:value-type="string" calcext:value-type="string">
            <text:p>G</text:p>
          </table:table-cell>
          <table:table-cell office:value-type="float" office:value="0.13" calcext:value-type="float">
            <text:p>0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2414.70+030900.7</text:p>
          </table:table-cell>
          <table:table-cell office:value-type="float" office:value="141.06127" calcext:value-type="float">
            <text:p>141.06127</text:p>
          </table:table-cell>
          <table:table-cell office:value-type="float" office:value="3.15023" calcext:value-type="float">
            <text:p>3.15023</text:p>
          </table:table-cell>
          <table:table-cell office:value-type="string" calcext:value-type="string">
            <text:p>G</text:p>
          </table:table-cell>
          <table:table-cell office:value-type="float" office:value="0.128039" calcext:value-type="float">
            <text:p>0.128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197.1</text:p>
          </table:table-cell>
          <table:table-cell office:value-type="float" office:value="125.39" calcext:value-type="float">
            <text:p>125.39</text:p>
          </table:table-cell>
          <table:table-cell office:value-type="float" office:value="47.04373" calcext:value-type="float">
            <text:p>47.04373</text:p>
          </table:table-cell>
          <table:table-cell office:value-type="string" calcext:value-type="string">
            <text:p>G</text:p>
          </table:table-cell>
          <table:table-cell office:value-type="float" office:value="0.128009" calcext:value-type="float">
            <text:p>0.128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2209.54+470552.7</text:p>
          </table:table-cell>
          <table:table-cell office:value-type="float" office:value="125.53979" calcext:value-type="float">
            <text:p>125.53979</text:p>
          </table:table-cell>
          <table:table-cell office:value-type="float" office:value="47.09803" calcext:value-type="float">
            <text:p>47.09803</text:p>
          </table:table-cell>
          <table:table-cell office:value-type="string" calcext:value-type="string">
            <text:p>G</text:p>
          </table:table-cell>
          <table:table-cell office:value-type="float" office:value="0.1268" calcext:value-type="float">
            <text:p>0.1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1030.05+590820.5</text:p>
          </table:table-cell>
          <table:table-cell office:value-type="float" office:value="107.62529" calcext:value-type="float">
            <text:p>107.62529</text:p>
          </table:table-cell>
          <table:table-cell office:value-type="float" office:value="59.139" calcext:value-type="float">
            <text:p>59.139</text:p>
          </table:table-cell>
          <table:table-cell office:value-type="string" calcext:value-type="string">
            <text:p>QSO</text:p>
          </table:table-cell>
          <table:table-cell office:value-type="float" office:value="0.125" calcext:value-type="float">
            <text:p>0.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81755.20+312827.1</text:p>
          </table:table-cell>
          <table:table-cell office:value-type="float" office:value="124.48005" calcext:value-type="float">
            <text:p>124.48005</text:p>
          </table:table-cell>
          <table:table-cell office:value-type="float" office:value="31.47429" calcext:value-type="float">
            <text:p>31.47429</text:p>
          </table:table-cell>
          <table:table-cell office:value-type="string" calcext:value-type="string">
            <text:p>G</text:p>
          </table:table-cell>
          <table:table-cell office:value-type="float" office:value="0.123444" calcext:value-type="float">
            <text:p>0.123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90533.55+184002.8</text:p>
          </table:table-cell>
          <table:table-cell office:value-type="float" office:value="136.38975" calcext:value-type="float">
            <text:p>136.38975</text:p>
          </table:table-cell>
          <table:table-cell office:value-type="float" office:value="18.66739" calcext:value-type="float">
            <text:p>18.66739</text:p>
          </table:table-cell>
          <table:table-cell office:value-type="string" calcext:value-type="string">
            <text:p>G</text:p>
          </table:table-cell>
          <table:table-cell office:value-type="float" office:value="0.122413" calcext:value-type="float">
            <text:p>0.1224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12.50</text:p>
          </table:table-cell>
          <table:table-cell office:value-type="float" office:value="206.88901" calcext:value-type="float">
            <text:p>206.88901</text:p>
          </table:table-cell>
          <table:table-cell office:value-type="float" office:value="12.29007" calcext:value-type="float">
            <text:p>12.29007</text:p>
          </table:table-cell>
          <table:table-cell office:value-type="string" calcext:value-type="string">
            <text:p>G</text:p>
          </table:table-cell>
          <table:table-cell office:value-type="float" office:value="0.12174" calcext:value-type="float">
            <text:p>0.12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4007.85+141137.2</text:p>
          </table:table-cell>
          <table:table-cell office:value-type="float" office:value="235.03267" calcext:value-type="float">
            <text:p>235.03267</text:p>
          </table:table-cell>
          <table:table-cell office:value-type="float" office:value="14.19361" calcext:value-type="float">
            <text:p>14.19361</text:p>
          </table:table-cell>
          <table:table-cell office:value-type="string" calcext:value-type="string">
            <text:p>QSO</text:p>
          </table:table-cell>
          <table:table-cell office:value-type="float" office:value="0.1197" calcext:value-type="float">
            <text:p>0.1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5124.65+585917.5</text:p>
          </table:table-cell>
          <table:table-cell office:value-type="float" office:value="177.85275" calcext:value-type="float">
            <text:p>177.85275</text:p>
          </table:table-cell>
          <table:table-cell office:value-type="float" office:value="58.98821" calcext:value-type="float">
            <text:p>58.98821</text:p>
          </table:table-cell>
          <table:table-cell office:value-type="string" calcext:value-type="string">
            <text:p>QSO</text:p>
          </table:table-cell>
          <table:table-cell office:value-type="float" office:value="0.118" calcext:value-type="float">
            <text:p>0.1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12212254+1701287</text:p>
          </table:table-cell>
          <table:table-cell office:value-type="float" office:value="185.34376" calcext:value-type="float">
            <text:p>185.34376</text:p>
          </table:table-cell>
          <table:table-cell office:value-type="float" office:value="17.02478" calcext:value-type="float">
            <text:p>17.02478</text:p>
          </table:table-cell>
          <table:table-cell office:value-type="string" calcext:value-type="string">
            <text:p>G</text:p>
          </table:table-cell>
          <table:table-cell office:value-type="float" office:value="0.118" calcext:value-type="float">
            <text:p>0.1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54256.94+612955.3</text:p>
          </table:table-cell>
          <table:table-cell office:value-type="float" office:value="235.73727" calcext:value-type="float">
            <text:p>235.73727</text:p>
          </table:table-cell>
          <table:table-cell office:value-type="float" office:value="61.49871" calcext:value-type="float">
            <text:p>61.49871</text:p>
          </table:table-cell>
          <table:table-cell office:value-type="string" calcext:value-type="string">
            <text:p>G</text:p>
          </table:table-cell>
          <table:table-cell office:value-type="float" office:value="0.117" calcext:value-type="float">
            <text:p>0.1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215+013</text:p>
          </table:table-cell>
          <table:table-cell office:value-type="float" office:value="184.61574" calcext:value-type="float">
            <text:p>184.61574</text:p>
          </table:table-cell>
          <table:table-cell office:value-type="float" office:value="1.04371" calcext:value-type="float">
            <text:p>1.04371</text:p>
          </table:table-cell>
          <table:table-cell office:value-type="string" calcext:value-type="string">
            <text:p>G</text:p>
          </table:table-cell>
          <table:table-cell office:value-type="float" office:value="0.116997" calcext:value-type="float">
            <text:p>0.116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34617.54+622045.3</text:p>
          </table:table-cell>
          <table:table-cell office:value-type="float" office:value="206.57312" calcext:value-type="float">
            <text:p>206.57312</text:p>
          </table:table-cell>
          <table:table-cell office:value-type="float" office:value="62.34597" calcext:value-type="float">
            <text:p>62.34597</text:p>
          </table:table-cell>
          <table:table-cell office:value-type="string" calcext:value-type="string">
            <text:p>G</text:p>
          </table:table-cell>
          <table:table-cell office:value-type="float" office:value="0.11674" calcext:value-type="float">
            <text:p>0.116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46.23</text:p>
          </table:table-cell>
          <table:table-cell office:value-type="float" office:value="175.915" calcext:value-type="float">
            <text:p>175.915</text:p>
          </table:table-cell>
          <table:table-cell office:value-type="float" office:value="46.35569" calcext:value-type="float">
            <text:p>46.35569</text:p>
          </table:table-cell>
          <table:table-cell office:value-type="string" calcext:value-type="string">
            <text:p>G</text:p>
          </table:table-cell>
          <table:table-cell office:value-type="float" office:value="0.115903" calcext:value-type="float">
            <text:p>0.115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4047.90+462204.8</text:p>
          </table:table-cell>
          <table:table-cell office:value-type="float" office:value="175.19962" calcext:value-type="float">
            <text:p>175.19962</text:p>
          </table:table-cell>
          <table:table-cell office:value-type="float" office:value="46.36802" calcext:value-type="float">
            <text:p>46.36802</text:p>
          </table:table-cell>
          <table:table-cell office:value-type="string" calcext:value-type="string">
            <text:p>G</text:p>
          </table:table-cell>
          <table:table-cell office:value-type="float" office:value="0.11439" calcext:value-type="float">
            <text:p>0.114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7.22</text:p>
          </table:table-cell>
          <table:table-cell office:value-type="float" office:value="123.349" calcext:value-type="float">
            <text:p>123.349</text:p>
          </table:table-cell>
          <table:table-cell office:value-type="float" office:value="7.56825" calcext:value-type="float">
            <text:p>7.56825</text:p>
          </table:table-cell>
          <table:table-cell office:value-type="string" calcext:value-type="string">
            <text:p>QSO</text:p>
          </table:table-cell>
          <table:table-cell office:value-type="float" office:value="0.112234" calcext:value-type="float">
            <text:p>0.112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61.23</text:p>
          </table:table-cell>
          <table:table-cell office:value-type="float" office:value="174.339" calcext:value-type="float">
            <text:p>174.339</text:p>
          </table:table-cell>
          <table:table-cell office:value-type="float" office:value="61.33366" calcext:value-type="float">
            <text:p>61.33366</text:p>
          </table:table-cell>
          <table:table-cell office:value-type="string" calcext:value-type="string">
            <text:p>G</text:p>
          </table:table-cell>
          <table:table-cell office:value-type="float" office:value="0.111218" calcext:value-type="float">
            <text:p>0.1112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N 463</text:p>
          </table:table-cell>
          <table:table-cell office:value-type="float" office:value="240.90859" calcext:value-type="float">
            <text:p>240.90859</text:p>
          </table:table-cell>
          <table:table-cell office:value-type="float" office:value="15.90066" calcext:value-type="float">
            <text:p>15.90066</text:p>
          </table:table-cell>
          <table:table-cell office:value-type="string" calcext:value-type="string">
            <text:p>G</text:p>
          </table:table-cell>
          <table:table-cell office:value-type="float" office:value="0.109866" calcext:value-type="float">
            <text:p>0.1098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10538.98+020257.4</text:p>
          </table:table-cell>
          <table:table-cell office:value-type="float" office:value="166.41247" calcext:value-type="float">
            <text:p>166.41247</text:p>
          </table:table-cell>
          <table:table-cell office:value-type="float" office:value="2.0493" calcext:value-type="float">
            <text:p>2.0493</text:p>
          </table:table-cell>
          <table:table-cell office:value-type="string" calcext:value-type="string">
            <text:p>G</text:p>
          </table:table-cell>
          <table:table-cell office:value-type="float" office:value="0.1066" calcext:value-type="float">
            <text:p>0.1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845.72+061356.1</text:p>
          </table:table-cell>
          <table:table-cell office:value-type="float" office:value="229.69052" calcext:value-type="float">
            <text:p>229.69052</text:p>
          </table:table-cell>
          <table:table-cell office:value-type="float" office:value="6.23226" calcext:value-type="float">
            <text:p>6.23226</text:p>
          </table:table-cell>
          <table:table-cell office:value-type="string" calcext:value-type="string">
            <text:p>G</text:p>
          </table:table-cell>
          <table:table-cell office:value-type="float" office:value="0.102341" calcext:value-type="float">
            <text:p>0.1023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 Com</text:p>
          </table:table-cell>
          <table:table-cell office:value-type="float" office:value="185.38204" calcext:value-type="float">
            <text:p>185.38204</text:p>
          </table:table-cell>
          <table:table-cell office:value-type="float" office:value="28.23292" calcext:value-type="float">
            <text:p>28.23292</text:p>
          </table:table-cell>
          <table:table-cell office:value-type="string" calcext:value-type="string">
            <text:p>QSO</text:p>
          </table:table-cell>
          <table:table-cell office:value-type="float" office:value="0.102" calcext:value-type="float">
            <text:p>0.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44635.35+172107.6</text:p>
          </table:table-cell>
          <table:table-cell office:value-type="float" office:value="221.64728" calcext:value-type="float">
            <text:p>221.64728</text:p>
          </table:table-cell>
          <table:table-cell office:value-type="float" office:value="17.35211" calcext:value-type="float">
            <text:p>17.35211</text:p>
          </table:table-cell>
          <table:table-cell office:value-type="string" calcext:value-type="string">
            <text:p>QSO</text:p>
          </table:table-cell>
          <table:table-cell office:value-type="float" office:value="0.102" calcext:value-type="float">
            <text:p>0.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09120164+5320369</text:p>
          </table:table-cell>
          <table:table-cell office:value-type="float" office:value="138.00701" calcext:value-type="float">
            <text:p>138.00701</text:p>
          </table:table-cell>
          <table:table-cell office:value-type="float" office:value="53.34354" calcext:value-type="float">
            <text:p>53.34354</text:p>
          </table:table-cell>
          <table:table-cell office:value-type="string" calcext:value-type="string">
            <text:p>G</text:p>
          </table:table-cell>
          <table:table-cell office:value-type="float" office:value="0.101961" calcext:value-type="float">
            <text:p>0.1019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171322.6+325628</text:p>
          </table:table-cell>
          <table:table-cell office:value-type="float" office:value="258.34433" calcext:value-type="float">
            <text:p>258.34433</text:p>
          </table:table-cell>
          <table:table-cell office:value-type="float" office:value="32.94114" calcext:value-type="float">
            <text:p>32.94114</text:p>
          </table:table-cell>
          <table:table-cell office:value-type="string" calcext:value-type="string">
            <text:p>G</text:p>
          </table:table-cell>
          <table:table-cell office:value-type="float" office:value="0.101347" calcext:value-type="float">
            <text:p>0.101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91552.3+293324</text:p>
          </table:table-cell>
          <table:table-cell office:value-type="float" office:value="138.96834" calcext:value-type="float">
            <text:p>138.96834</text:p>
          </table:table-cell>
          <table:table-cell office:value-type="float" office:value="29.55668" calcext:value-type="float">
            <text:p>29.55668</text:p>
          </table:table-cell>
          <table:table-cell office:value-type="string" calcext:value-type="string">
            <text:p>QSO</text:p>
          </table:table-cell>
          <table:table-cell office:value-type="float" office:value="0.101" calcext:value-type="float">
            <text:p>0.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3255.97+051539.6</text:p>
          </table:table-cell>
          <table:table-cell office:value-type="float" office:value="173.2332" calcext:value-type="float">
            <text:p>173.2332</text:p>
          </table:table-cell>
          <table:table-cell office:value-type="float" office:value="5.26101" calcext:value-type="float">
            <text:p>5.26101</text:p>
          </table:table-cell>
          <table:table-cell office:value-type="string" calcext:value-type="string">
            <text:p>G</text:p>
          </table:table-cell>
          <table:table-cell office:value-type="float" office:value="0.100871" calcext:value-type="float">
            <text:p>0.100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36</text:p>
          </table:table-cell>
          <table:table-cell office:value-type="float" office:value="151.50723" calcext:value-type="float">
            <text:p>151.50723</text:p>
          </table:table-cell>
          <table:table-cell office:value-type="float" office:value="34.9029" calcext:value-type="float">
            <text:p>34.9029</text:p>
          </table:table-cell>
          <table:table-cell office:value-type="string" calcext:value-type="string">
            <text:p>G</text:p>
          </table:table-cell>
          <table:table-cell office:value-type="float" office:value="0.1005" calcext:value-type="float">
            <text:p>0.1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1043.35+061201.4</text:p>
          </table:table-cell>
          <table:table-cell office:value-type="float" office:value="152.68069" calcext:value-type="float">
            <text:p>152.68069</text:p>
          </table:table-cell>
          <table:table-cell office:value-type="float" office:value="6.20041" calcext:value-type="float">
            <text:p>6.20041</text:p>
          </table:table-cell>
          <table:table-cell office:value-type="string" calcext:value-type="string">
            <text:p>QSO</text:p>
          </table:table-cell>
          <table:table-cell office:value-type="float" office:value="0.098218" calcext:value-type="float">
            <text:p>0.0982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SB S2067P</text:p>
          </table:table-cell>
          <table:table-cell office:value-type="float" office:value="220.01436" calcext:value-type="float">
            <text:p>220.01436</text:p>
          </table:table-cell>
          <table:table-cell office:value-type="float" office:value="37.12428" calcext:value-type="float">
            <text:p>37.12428</text:p>
          </table:table-cell>
          <table:table-cell office:value-type="string" calcext:value-type="string">
            <text:p>G</text:p>
          </table:table-cell>
          <table:table-cell office:value-type="float" office:value="0.097643" calcext:value-type="float">
            <text:p>0.0976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QS J075800.0+392029</text:p>
          </table:table-cell>
          <table:table-cell office:value-type="float" office:value="119.5002" calcext:value-type="float">
            <text:p>119.5002</text:p>
          </table:table-cell>
          <table:table-cell office:value-type="float" office:value="39.34142" calcext:value-type="float">
            <text:p>39.34142</text:p>
          </table:table-cell>
          <table:table-cell office:value-type="string" calcext:value-type="string">
            <text:p>G</text:p>
          </table:table-cell>
          <table:table-cell office:value-type="float" office:value="0.096" calcext:value-type="float">
            <text:p>0.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606.21+092909.6</text:p>
          </table:table-cell>
          <table:table-cell office:value-type="float" office:value="184.02589" calcext:value-type="float">
            <text:p>184.02589</text:p>
          </table:table-cell>
          <table:table-cell office:value-type="float" office:value="9.486" calcext:value-type="float">
            <text:p>9.486</text:p>
          </table:table-cell>
          <table:table-cell office:value-type="string" calcext:value-type="string">
            <text:p>G</text:p>
          </table:table-cell>
          <table:table-cell office:value-type="float" office:value="0.0935" calcext:value-type="float">
            <text:p>0.0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1435+30</text:p>
          </table:table-cell>
          <table:table-cell office:value-type="float" office:value="219.40777" calcext:value-type="float">
            <text:p>219.40777</text:p>
          </table:table-cell>
          <table:table-cell office:value-type="float" office:value="30.18372" calcext:value-type="float">
            <text:p>30.18372</text:p>
          </table:table-cell>
          <table:table-cell office:value-type="string" calcext:value-type="string">
            <text:p>QSO</text:p>
          </table:table-cell>
          <table:table-cell office:value-type="float" office:value="0.092291" calcext:value-type="float">
            <text:p>0.092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MASX J08290478+1754155</text:p>
          </table:table-cell>
          <table:table-cell office:value-type="float" office:value="127.27012" calcext:value-type="float">
            <text:p>127.27012</text:p>
          </table:table-cell>
          <table:table-cell office:value-type="float" office:value="17.90441" calcext:value-type="float">
            <text:p>17.90441</text:p>
          </table:table-cell>
          <table:table-cell office:value-type="string" calcext:value-type="string">
            <text:p>G</text:p>
          </table:table-cell>
          <table:table-cell office:value-type="float" office:value="0.089442" calcext:value-type="float">
            <text:p>0.089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HB89] 1602+241</text:p>
          </table:table-cell>
          <table:table-cell office:value-type="float" office:value="241.21858" calcext:value-type="float">
            <text:p>241.21858</text:p>
          </table:table-cell>
          <table:table-cell office:value-type="float" office:value="24.04491" calcext:value-type="float">
            <text:p>24.04491</text:p>
          </table:table-cell>
          <table:table-cell office:value-type="string" calcext:value-type="string">
            <text:p>G</text:p>
          </table:table-cell>
          <table:table-cell office:value-type="float" office:value="0.087501" calcext:value-type="float">
            <text:p>0.087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C 227</text:p>
          </table:table-cell>
          <table:table-cell office:value-type="float" office:value="146.93818" calcext:value-type="float">
            <text:p>146.93818</text:p>
          </table:table-cell>
          <table:table-cell office:value-type="float" office:value="7.42232" calcext:value-type="float">
            <text:p>7.42232</text:p>
          </table:table-cell>
          <table:table-cell office:value-type="string" calcext:value-type="string">
            <text:p>QSO</text:p>
          </table:table-cell>
          <table:table-cell office:value-type="float" office:value="0.086272" calcext:value-type="float">
            <text:p>0.086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30619.25+111339.8</text:p>
          </table:table-cell>
          <table:table-cell office:value-type="float" office:value="196.5802" calcext:value-type="float">
            <text:p>196.5802</text:p>
          </table:table-cell>
          <table:table-cell office:value-type="float" office:value="11.22772" calcext:value-type="float">
            <text:p>11.22772</text:p>
          </table:table-cell>
          <table:table-cell office:value-type="string" calcext:value-type="string">
            <text:p>G</text:p>
          </table:table-cell>
          <table:table-cell office:value-type="float" office:value="0.085704" calcext:value-type="float">
            <text:p>0.085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1141.26+051809.1</text:p>
          </table:table-cell>
          <table:table-cell office:value-type="float" office:value="227.92194" calcext:value-type="float">
            <text:p>227.92194</text:p>
          </table:table-cell>
          <table:table-cell office:value-type="float" office:value="5.30257" calcext:value-type="float">
            <text:p>5.30257</text:p>
          </table:table-cell>
          <table:table-cell office:value-type="string" calcext:value-type="string">
            <text:p>G</text:p>
          </table:table-cell>
          <table:table-cell office:value-type="float" office:value="0.084" calcext:value-type="float">
            <text:p>0.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1727.78+155413.0</text:p>
          </table:table-cell>
          <table:table-cell office:value-type="float" office:value="184.36578" calcext:value-type="float">
            <text:p>184.36578</text:p>
          </table:table-cell>
          <table:table-cell office:value-type="float" office:value="15.90361" calcext:value-type="float">
            <text:p>15.90361</text:p>
          </table:table-cell>
          <table:table-cell office:value-type="string" calcext:value-type="string">
            <text:p>G</text:p>
          </table:table-cell>
          <table:table-cell office:value-type="float" office:value="0.083688" calcext:value-type="float">
            <text:p>0.083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06+35</text:p>
          </table:table-cell>
          <table:table-cell office:value-type="float" office:value="122.41203" calcext:value-type="float">
            <text:p>122.41203</text:p>
          </table:table-cell>
          <table:table-cell office:value-type="float" office:value="34.92702" calcext:value-type="float">
            <text:p>34.92702</text:p>
          </table:table-cell>
          <table:table-cell office:value-type="string" calcext:value-type="string">
            <text:p>G</text:p>
          </table:table-cell>
          <table:table-cell office:value-type="float" office:value="0.082509" calcext:value-type="float">
            <text:p>0.0825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15410.41+122509.6</text:p>
          </table:table-cell>
          <table:table-cell office:value-type="float" office:value="178.54333" calcext:value-type="float">
            <text:p>178.54333</text:p>
          </table:table-cell>
          <table:table-cell office:value-type="float" office:value="12.41939" calcext:value-type="float">
            <text:p>12.41939</text:p>
          </table:table-cell>
          <table:table-cell office:value-type="string" calcext:value-type="string">
            <text:p>G</text:p>
          </table:table-cell>
          <table:table-cell office:value-type="float" office:value="0.081207" calcext:value-type="float">
            <text:p>0.0812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05638.83+141930.3</text:p>
          </table:table-cell>
          <table:table-cell office:value-type="float" office:value="164.16183" calcext:value-type="float">
            <text:p>164.16183</text:p>
          </table:table-cell>
          <table:table-cell office:value-type="float" office:value="14.32514" calcext:value-type="float">
            <text:p>14.32514</text:p>
          </table:table-cell>
          <table:table-cell office:value-type="string" calcext:value-type="string">
            <text:p>G</text:p>
          </table:table-cell>
          <table:table-cell office:value-type="float" office:value="0.081086" calcext:value-type="float">
            <text:p>0.081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3901.66+353046.0</text:p>
          </table:table-cell>
          <table:table-cell office:value-type="float" office:value="234.75692" calcext:value-type="float">
            <text:p>234.75692</text:p>
          </table:table-cell>
          <table:table-cell office:value-type="float" office:value="35.51281" calcext:value-type="float">
            <text:p>35.51281</text:p>
          </table:table-cell>
          <table:table-cell office:value-type="string" calcext:value-type="string">
            <text:p>G</text:p>
          </table:table-cell>
          <table:table-cell office:value-type="float" office:value="0.0779" calcext:value-type="float">
            <text:p>0.0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04.41</text:p>
          </table:table-cell>
          <table:table-cell office:value-type="float" office:value="184.38098" calcext:value-type="float">
            <text:p>184.38098</text:p>
          </table:table-cell>
          <table:table-cell office:value-type="float" office:value="3.61569" calcext:value-type="float">
            <text:p>3.61569</text:p>
          </table:table-cell>
          <table:table-cell office:value-type="string" calcext:value-type="string">
            <text:p>G</text:p>
          </table:table-cell>
          <table:table-cell office:value-type="float" office:value="0.07722" calcext:value-type="float">
            <text:p>0.077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RK 0668</text:p>
          </table:table-cell>
          <table:table-cell office:value-type="float" office:value="211.75164" calcext:value-type="float">
            <text:p>211.75164</text:p>
          </table:table-cell>
          <table:table-cell office:value-type="float" office:value="28.45408" calcext:value-type="float">
            <text:p>28.45408</text:p>
          </table:table-cell>
          <table:table-cell office:value-type="string" calcext:value-type="string">
            <text:p>QSO</text:p>
          </table:table-cell>
          <table:table-cell office:value-type="float" office:value="0.076576" calcext:value-type="float">
            <text:p>0.076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410+530</text:p>
          </table:table-cell>
          <table:table-cell office:value-type="float" office:value="212.95602" calcext:value-type="float">
            <text:p>212.95602</text:p>
          </table:table-cell>
          <table:table-cell office:value-type="float" office:value="52.81673" calcext:value-type="float">
            <text:p>52.81673</text:p>
          </table:table-cell>
          <table:table-cell office:value-type="string" calcext:value-type="string">
            <text:p>G</text:p>
          </table:table-cell>
          <table:table-cell office:value-type="float" office:value="0.076483" calcext:value-type="float">
            <text:p>0.076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SS J110418.12+141040.5</text:p>
          </table:table-cell>
          <table:table-cell office:value-type="float" office:value="166.07554" calcext:value-type="float">
            <text:p>166.07554</text:p>
          </table:table-cell>
          <table:table-cell office:value-type="float" office:value="14.17794" calcext:value-type="float">
            <text:p>14.17794</text:p>
          </table:table-cell>
          <table:table-cell office:value-type="string" calcext:value-type="string">
            <text:p>*</text:p>
          </table:table-cell>
          <table:table-cell office:value-type="float" office:value="0.075" calcext:value-type="float">
            <text:p>0.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 0844+33</text:p>
          </table:table-cell>
          <table:table-cell office:value-type="float" office:value="131.80367" calcext:value-type="float">
            <text:p>131.80367</text:p>
          </table:table-cell>
          <table:table-cell office:value-type="float" office:value="32.89702" calcext:value-type="float">
            <text:p>32.89702</text:p>
          </table:table-cell>
          <table:table-cell office:value-type="string" calcext:value-type="string">
            <text:p>QSO</text:p>
          </table:table-cell>
          <table:table-cell office:value-type="float" office:value="0.0675" calcext:value-type="float">
            <text:p>0.0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GCG 043-056</text:p>
          </table:table-cell>
          <table:table-cell office:value-type="float" office:value="193.44588" calcext:value-type="float">
            <text:p>193.44588</text:p>
          </table:table-cell>
          <table:table-cell office:value-type="float" office:value="3.44178" calcext:value-type="float">
            <text:p>3.44178</text:p>
          </table:table-cell>
          <table:table-cell office:value-type="string" calcext:value-type="string">
            <text:p>G</text:p>
          </table:table-cell>
          <table:table-cell office:value-type="float" office:value="0.065686" calcext:value-type="float">
            <text:p>0.065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200+608</text:p>
          </table:table-cell>
          <table:table-cell office:value-type="float" office:value="180.76461" calcext:value-type="float">
            <text:p>180.76461</text:p>
          </table:table-cell>
          <table:table-cell office:value-type="float" office:value="60.52199" calcext:value-type="float">
            <text:p>60.52199</text:p>
          </table:table-cell>
          <table:table-cell office:value-type="string" calcext:value-type="string">
            <text:p>G</text:p>
          </table:table-cell>
          <table:table-cell office:value-type="float" office:value="0.0656" calcext:value-type="float">
            <text:p>0.06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GCG 186-048</text:p>
          </table:table-cell>
          <table:table-cell office:value-type="float" office:value="176.84221" calcext:value-type="float">
            <text:p>176.84221</text:p>
          </table:table-cell>
          <table:table-cell office:value-type="float" office:value="35.01876" calcext:value-type="float">
            <text:p>35.01876</text:p>
          </table:table-cell>
          <table:table-cell office:value-type="string" calcext:value-type="string">
            <text:p>G</text:p>
          </table:table-cell>
          <table:table-cell office:value-type="float" office:value="0.06313" calcext:value-type="float">
            <text:p>0.06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S 1441+25</text:p>
          </table:table-cell>
          <table:table-cell office:value-type="float" office:value="220.98705" calcext:value-type="float">
            <text:p>220.98705</text:p>
          </table:table-cell>
          <table:table-cell office:value-type="float" office:value="25.02903" calcext:value-type="float">
            <text:p>25.02903</text:p>
          </table:table-cell>
          <table:table-cell office:value-type="string" calcext:value-type="string">
            <text:p>QSO</text:p>
          </table:table-cell>
          <table:table-cell office:value-type="float" office:value="0.062" calcext:value-type="float">
            <text:p>0.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S 49</text:p>
          </table:table-cell>
          <table:table-cell office:value-type="float" office:value="183.5742" calcext:value-type="float">
            <text:p>183.5742</text:p>
          </table:table-cell>
          <table:table-cell office:value-type="float" office:value="29.52872" calcext:value-type="float">
            <text:p>29.52872</text:p>
          </table:table-cell>
          <table:table-cell office:value-type="string" calcext:value-type="string">
            <text:p>G</text:p>
          </table:table-cell>
          <table:table-cell office:value-type="float" office:value="0.060979" calcext:value-type="float">
            <text:p>0.060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1702+457</text:p>
          </table:table-cell>
          <table:table-cell office:value-type="float" office:value="255.8766" calcext:value-type="float">
            <text:p>255.8766</text:p>
          </table:table-cell>
          <table:table-cell office:value-type="float" office:value="45.67977" calcext:value-type="float">
            <text:p>45.67977</text:p>
          </table:table-cell>
          <table:table-cell office:value-type="string" calcext:value-type="string">
            <text:p>G</text:p>
          </table:table-cell>
          <table:table-cell office:value-type="float" office:value="0.0604" calcext:value-type="float">
            <text:p>0.0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22513.13+321401.6</text:p>
          </table:table-cell>
          <table:table-cell office:value-type="float" office:value="186.3047" calcext:value-type="float">
            <text:p>186.3047</text:p>
          </table:table-cell>
          <table:table-cell office:value-type="float" office:value="32.23381" calcext:value-type="float">
            <text:p>32.23381</text:p>
          </table:table-cell>
          <table:table-cell office:value-type="string" calcext:value-type="string">
            <text:p>G</text:p>
          </table:table-cell>
          <table:table-cell office:value-type="float" office:value="0.059011" calcext:value-type="float">
            <text:p>0.0590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 Zw 187</text:p>
          </table:table-cell>
          <table:table-cell office:value-type="float" office:value="262.0776" calcext:value-type="float">
            <text:p>262.0776</text:p>
          </table:table-cell>
          <table:table-cell office:value-type="float" office:value="50.21957" calcext:value-type="float">
            <text:p>50.21957</text:p>
          </table:table-cell>
          <table:table-cell office:value-type="string" calcext:value-type="string">
            <text:p>G</text:p>
          </table:table-cell>
          <table:table-cell office:value-type="float" office:value="0.055405" calcext:value-type="float">
            <text:p>0.055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0812+578</text:p>
          </table:table-cell>
          <table:table-cell office:value-type="float" office:value="124.0947" calcext:value-type="float">
            <text:p>124.0947</text:p>
          </table:table-cell>
          <table:table-cell office:value-type="float" office:value="57.65254" calcext:value-type="float">
            <text:p>57.65254</text:p>
          </table:table-cell>
          <table:table-cell office:value-type="string" calcext:value-type="string">
            <text:p>QSO</text:p>
          </table:table-cell>
          <table:table-cell office:value-type="float" office:value="0.053924" calcext:value-type="float">
            <text:p>0.0539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GCG 021-063</text:p>
          </table:table-cell>
          <table:table-cell office:value-type="float" office:value="229.16758" calcext:value-type="float">
            <text:p>229.16758</text:p>
          </table:table-cell>
          <table:table-cell office:value-type="float" office:value="0.25053" calcext:value-type="float">
            <text:p>0.25053</text:p>
          </table:table-cell>
          <table:table-cell office:value-type="string" calcext:value-type="string">
            <text:p>G</text:p>
          </table:table-cell>
          <table:table-cell office:value-type="float" office:value="0.052489" calcext:value-type="float">
            <text:p>0.052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071509.93+452555.9</text:p>
          </table:table-cell>
          <table:table-cell office:value-type="float" office:value="108.79133" calcext:value-type="float">
            <text:p>108.79133</text:p>
          </table:table-cell>
          <table:table-cell office:value-type="float" office:value="45.43222" calcext:value-type="float">
            <text:p>45.43222</text:p>
          </table:table-cell>
          <table:table-cell office:value-type="string" calcext:value-type="string">
            <text:p>G</text:p>
          </table:table-cell>
          <table:table-cell office:value-type="float" office:value="0.052" calcext:value-type="float">
            <text:p>0.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749+460A</text:p>
          </table:table-cell>
          <table:table-cell office:value-type="float" office:value="118.18416" calcext:value-type="float">
            <text:p>118.18416</text:p>
          </table:table-cell>
          <table:table-cell office:value-type="float" office:value="45.94927" calcext:value-type="float">
            <text:p>45.94927</text:p>
          </table:table-cell>
          <table:table-cell office:value-type="string" calcext:value-type="string">
            <text:p>G</text:p>
          </table:table-cell>
          <table:table-cell office:value-type="float" office:value="0.051799" calcext:value-type="float">
            <text:p>0.0517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A J154010.62+343753.7</text:p>
          </table:table-cell>
          <table:table-cell office:value-type="float" office:value="235.04429" calcext:value-type="float">
            <text:p>235.04429</text:p>
          </table:table-cell>
          <table:table-cell office:value-type="float" office:value="34.63158" calcext:value-type="float">
            <text:p>34.63158</text:p>
          </table:table-cell>
          <table:table-cell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646+499</text:p>
          </table:table-cell>
          <table:table-cell office:value-type="float" office:value="251.89547" calcext:value-type="float">
            <text:p>251.89547</text:p>
          </table:table-cell>
          <table:table-cell office:value-type="float" office:value="49.8335" calcext:value-type="float">
            <text:p>49.8335</text:p>
          </table:table-cell>
          <table:table-cell office:value-type="string" calcext:value-type="string">
            <text:p>G</text:p>
          </table:table-cell>
          <table:table-cell office:value-type="float" office:value="0.0475" calcext:value-type="float">
            <text:p>0.0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93406.65+392632.2</text:p>
          </table:table-cell>
          <table:table-cell office:value-type="float" office:value="143.52779" calcext:value-type="float">
            <text:p>143.52779</text:p>
          </table:table-cell>
          <table:table-cell office:value-type="float" office:value="39.44226" calcext:value-type="float">
            <text:p>39.44226</text:p>
          </table:table-cell>
          <table:table-cell office:value-type="string" calcext:value-type="string">
            <text:p>QSO</text:p>
          </table:table-cell>
          <table:table-cell office:value-type="float" office:value="0.044399" calcext:value-type="float">
            <text:p>0.0443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 +24.35</text:p>
          </table:table-cell>
          <table:table-cell office:value-type="float" office:value="238.9624" calcext:value-type="float">
            <text:p>238.9624</text:p>
          </table:table-cell>
          <table:table-cell office:value-type="float" office:value="24.105" calcext:value-type="float">
            <text:p>24.105</text:p>
          </table:table-cell>
          <table:table-cell office:value-type="string" calcext:value-type="string">
            <text:p>*</text:p>
          </table:table-cell>
          <table:table-cell office:value-type="float" office:value="0.0426" calcext:value-type="float">
            <text:p>0.0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 1065</text:p>
          </table:table-cell>
          <table:table-cell office:value-type="float" office:value="222.33989" calcext:value-type="float">
            <text:p>222.33989</text:p>
          </table:table-cell>
          <table:table-cell office:value-type="float" office:value="63.27055" calcext:value-type="float">
            <text:p>63.27055</text:p>
          </table:table-cell>
          <table:table-cell office:value-type="string" calcext:value-type="string">
            <text:p>G</text:p>
          </table:table-cell>
          <table:table-cell office:value-type="float" office:value="0.041639" calcext:value-type="float">
            <text:p>0.0416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GC 03927</text:p>
          </table:table-cell>
          <table:table-cell office:value-type="float" office:value="114.37536" calcext:value-type="float">
            <text:p>114.37536</text:p>
          </table:table-cell>
          <table:table-cell office:value-type="float" office:value="59.68422" calcext:value-type="float">
            <text:p>59.68422</text:p>
          </table:table-cell>
          <table:table-cell office:value-type="string" calcext:value-type="string">
            <text:p>G</text:p>
          </table:table-cell>
          <table:table-cell office:value-type="float" office:value="0.040538" calcext:value-type="float">
            <text:p>0.0405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RK 0501</text:p>
          </table:table-cell>
          <table:table-cell office:value-type="float" office:value="253.46757" calcext:value-type="float">
            <text:p>253.46757</text:p>
          </table:table-cell>
          <table:table-cell office:value-type="float" office:value="39.76017" calcext:value-type="float">
            <text:p>39.76017</text:p>
          </table:table-cell>
          <table:table-cell office:value-type="string" calcext:value-type="string">
            <text:p>QSO</text:p>
          </table:table-cell>
          <table:table-cell office:value-type="float" office:value="0.033663" calcext:value-type="float">
            <text:p>0.033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RK 0421</text:p>
          </table:table-cell>
          <table:table-cell office:value-type="float" office:value="166.11381" calcext:value-type="float">
            <text:p>166.11381</text:p>
          </table:table-cell>
          <table:table-cell office:value-type="float" office:value="38.20883" calcext:value-type="float">
            <text:p>38.20883</text:p>
          </table:table-cell>
          <table:table-cell office:value-type="string" calcext:value-type="string">
            <text:p>G</text:p>
          </table:table-cell>
          <table:table-cell office:value-type="float" office:value="0.030021" calcext:value-type="float">
            <text:p>0.030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 0920+416</text:p>
          </table:table-cell>
          <table:table-cell office:value-type="float" office:value="140.88044" calcext:value-type="float">
            <text:p>140.88044</text:p>
          </table:table-cell>
          <table:table-cell office:value-type="float" office:value="41.42429" calcext:value-type="float">
            <text:p>41.42429</text:p>
          </table:table-cell>
          <table:table-cell office:value-type="string" calcext:value-type="string">
            <text:p>G</text:p>
          </table:table-cell>
          <table:table-cell office:value-type="float" office:value="0.028" calcext:value-type="float">
            <text:p>0.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6338</text:p>
          </table:table-cell>
          <table:table-cell office:value-type="float" office:value="258.8458" calcext:value-type="float">
            <text:p>258.8458</text:p>
          </table:table-cell>
          <table:table-cell office:value-type="float" office:value="57.4112" calcext:value-type="float">
            <text:p>57.4112</text:p>
          </table:table-cell>
          <table:table-cell office:value-type="string" calcext:value-type="string">
            <text:p>G</text:p>
          </table:table-cell>
          <table:table-cell office:value-type="float" office:value="0.027303" calcext:value-type="float">
            <text:p>0.0273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GC 10814 NOTES01</text:p>
          </table:table-cell>
          <table:table-cell office:value-type="float" office:value="259.81039" calcext:value-type="float">
            <text:p>259.81039</text:p>
          </table:table-cell>
          <table:table-cell office:value-type="float" office:value="48.9804" calcext:value-type="float">
            <text:p>48.9804</text:p>
          </table:table-cell>
          <table:table-cell office:value-type="string" calcext:value-type="string">
            <text:p>G</text:p>
          </table:table-cell>
          <table:table-cell office:value-type="float" office:value="0.024167" calcext:value-type="float">
            <text:p>0.024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 3581</text:p>
          </table:table-cell>
          <table:table-cell office:value-type="float" office:value="189.15881" calcext:value-type="float">
            <text:p>189.15881</text:p>
          </table:table-cell>
          <table:table-cell office:value-type="float" office:value="24.42903" calcext:value-type="float">
            <text:p>24.42903</text:p>
          </table:table-cell>
          <table:table-cell office:value-type="string" calcext:value-type="string">
            <text:p>G</text:p>
          </table:table-cell>
          <table:table-cell office:value-type="float" office:value="0.023086" calcext:value-type="float">
            <text:p>0.023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2965</text:p>
          </table:table-cell>
          <table:table-cell office:value-type="float" office:value="145.82981" calcext:value-type="float">
            <text:p>145.82981</text:p>
          </table:table-cell>
          <table:table-cell office:value-type="float" office:value="36.2478" calcext:value-type="float">
            <text:p>36.2478</text:p>
          </table:table-cell>
          <table:table-cell office:value-type="string" calcext:value-type="string">
            <text:p>G</text:p>
          </table:table-cell>
          <table:table-cell office:value-type="float" office:value="0.022459" calcext:value-type="float">
            <text:p>0.0224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GC 03973</text:p>
          </table:table-cell>
          <table:table-cell office:value-type="float" office:value="115.63666" calcext:value-type="float">
            <text:p>115.63666</text:p>
          </table:table-cell>
          <table:table-cell office:value-type="float" office:value="49.80965" calcext:value-type="float">
            <text:p>49.80965</text:p>
          </table:table-cell>
          <table:table-cell office:value-type="string" calcext:value-type="string">
            <text:p>G</text:p>
          </table:table-cell>
          <table:table-cell office:value-type="float" office:value="0.022189" calcext:value-type="float">
            <text:p>0.022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RK 0796</text:p>
          </table:table-cell>
          <table:table-cell office:value-type="float" office:value="206.70605" calcext:value-type="float">
            <text:p>206.70605</text:p>
          </table:table-cell>
          <table:table-cell office:value-type="float" office:value="14.40047" calcext:value-type="float">
            <text:p>14.40047</text:p>
          </table:table-cell>
          <table:table-cell office:value-type="string" calcext:value-type="string">
            <text:p>G</text:p>
          </table:table-cell>
          <table:table-cell office:value-type="float" office:value="0.021582" calcext:value-type="float">
            <text:p>0.021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2332</text:p>
          </table:table-cell>
          <table:table-cell office:value-type="float" office:value="107.39233" calcext:value-type="float">
            <text:p>107.39233</text:p>
          </table:table-cell>
          <table:table-cell office:value-type="float" office:value="50.18228" calcext:value-type="float">
            <text:p>50.18228</text:p>
          </table:table-cell>
          <table:table-cell office:value-type="string" calcext:value-type="string">
            <text:p>G</text:p>
          </table:table-cell>
          <table:table-cell office:value-type="float" office:value="0.019467" calcext:value-type="float">
            <text:p>0.019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172504.34+115215.5</text:p>
          </table:table-cell>
          <table:table-cell office:value-type="float" office:value="261.26809" calcext:value-type="float">
            <text:p>261.26809</text:p>
          </table:table-cell>
          <table:table-cell office:value-type="float" office:value="11.87096" calcext:value-type="float">
            <text:p>11.87096</text:p>
          </table:table-cell>
          <table:table-cell office:value-type="string" calcext:value-type="string">
            <text:p>G</text:p>
          </table:table-cell>
          <table:table-cell office:value-type="float" office:value="0.018" calcext:value-type="float">
            <text:p>0.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5548</text:p>
          </table:table-cell>
          <table:table-cell office:value-type="float" office:value="214.49806" calcext:value-type="float">
            <text:p>214.49806</text:p>
          </table:table-cell>
          <table:table-cell office:value-type="float" office:value="25.13679" calcext:value-type="float">
            <text:p>25.13679</text:p>
          </table:table-cell>
          <table:table-cell office:value-type="string" calcext:value-type="string">
            <text:p>G</text:p>
          </table:table-cell>
          <table:table-cell office:value-type="float" office:value="0.017175" calcext:value-type="float">
            <text:p>0.017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oenix Galaxy</text:p>
          </table:table-cell>
          <table:table-cell office:value-type="float" office:value="121.02441" calcext:value-type="float">
            <text:p>121.02441</text:p>
          </table:table-cell>
          <table:table-cell office:value-type="float" office:value="5.11385" calcext:value-type="float">
            <text:p>5.11385</text:p>
          </table:table-cell>
          <table:table-cell office:value-type="string" calcext:value-type="string">
            <text:p>G</text:p>
          </table:table-cell>
          <table:table-cell office:value-type="float" office:value="0.013496" calcext:value-type="float">
            <text:p>0.013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3894</text:p>
          </table:table-cell>
          <table:table-cell office:value-type="float" office:value="177.20983" calcext:value-type="float">
            <text:p>177.20983</text:p>
          </table:table-cell>
          <table:table-cell office:value-type="float" office:value="59.41566" calcext:value-type="float">
            <text:p>59.41566</text:p>
          </table:table-cell>
          <table:table-cell office:value-type="string" calcext:value-type="string">
            <text:p>G</text:p>
          </table:table-cell>
          <table:table-cell office:value-type="float" office:value="0.010751" calcext:value-type="float">
            <text:p>0.0107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GC 5311</text:p>
          </table:table-cell>
          <table:table-cell office:value-type="float" office:value="207.23368" calcext:value-type="float">
            <text:p>207.23368</text:p>
          </table:table-cell>
          <table:table-cell office:value-type="float" office:value="39.98511" calcext:value-type="float">
            <text:p>39.98511</text:p>
          </table:table-cell>
          <table:table-cell office:value-type="string" calcext:value-type="string">
            <text:p>G</text:p>
          </table:table-cell>
          <table:table-cell office:value-type="float" office:value="0.009" calcext:value-type="float">
            <text:p>0.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BS 1543+593</text:p>
          </table:table-cell>
          <table:table-cell office:value-type="float" office:value="236.08458" calcext:value-type="float">
            <text:p>236.08458</text:p>
          </table:table-cell>
          <table:table-cell office:value-type="float" office:value="59.20672" calcext:value-type="float">
            <text:p>59.20672</text:p>
          </table:table-cell>
          <table:table-cell office:value-type="string" calcext:value-type="string">
            <text:p>G</text:p>
          </table:table-cell>
          <table:table-cell office:value-type="float" office:value="0.009" calcext:value-type="float">
            <text:p>0.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SE J070700.61+611011.5</text:p>
          </table:table-cell>
          <table:table-cell office:value-type="float" office:value="106.75257" calcext:value-type="float">
            <text:p>106.75257</text:p>
          </table:table-cell>
          <table:table-cell office:value-type="float" office:value="61.16989" calcext:value-type="float">
            <text:p>61.16989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071243.68+503322.6</text:p>
          </table:table-cell>
          <table:table-cell office:value-type="float" office:value="108.18201" calcext:value-type="float">
            <text:p>108.18201</text:p>
          </table:table-cell>
          <table:table-cell office:value-type="float" office:value="50.55631" calcext:value-type="float">
            <text:p>50.5563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071959.88+632228.3</text:p>
          </table:table-cell>
          <table:table-cell office:value-type="float" office:value="109.99833" calcext:value-type="float">
            <text:p>109.99833</text:p>
          </table:table-cell>
          <table:table-cell office:value-type="float" office:value="63.37431" calcext:value-type="float">
            <text:p>63.3743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35.17</text:p>
          </table:table-cell>
          <table:table-cell office:value-type="float" office:value="110.37225" calcext:value-type="float">
            <text:p>110.37225</text:p>
          </table:table-cell>
          <table:table-cell office:value-type="float" office:value="35.85922" calcext:value-type="float">
            <text:p>35.8592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5.20</text:p>
          </table:table-cell>
          <table:table-cell office:value-type="float" office:value="112.6474" calcext:value-type="float">
            <text:p>112.6474</text:p>
          </table:table-cell>
          <table:table-cell office:value-type="float" office:value="15.25362" calcext:value-type="float">
            <text:p>15.2536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073358+1631</text:p>
          </table:table-cell>
          <table:table-cell office:value-type="float" office:value="113.49873" calcext:value-type="float">
            <text:p>113.49873</text:p>
          </table:table-cell>
          <table:table-cell office:value-type="float" office:value="16.51827" calcext:value-type="float">
            <text:p>16.5182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N J0754+0118</text:p>
          </table:table-cell>
          <table:table-cell office:value-type="float" office:value="118.50579" calcext:value-type="float">
            <text:p>118.50579</text:p>
          </table:table-cell>
          <table:table-cell office:value-type="float" office:value="1.31803" calcext:value-type="float">
            <text:p>1.3180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7.21</text:p>
          </table:table-cell>
          <table:table-cell office:value-type="float" office:value="118.59073" calcext:value-type="float">
            <text:p>118.59073</text:p>
          </table:table-cell>
          <table:table-cell office:value-type="float" office:value="7.64817" calcext:value-type="float">
            <text:p>7.64817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075536.50+063213.9</text:p>
          </table:table-cell>
          <table:table-cell office:value-type="float" office:value="118.90197" calcext:value-type="float">
            <text:p>118.90197</text:p>
          </table:table-cell>
          <table:table-cell office:value-type="float" office:value="6.53712" calcext:value-type="float">
            <text:p>6.5371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080356.43+042102.6</text:p>
          </table:table-cell>
          <table:table-cell office:value-type="float" office:value="120.98518" calcext:value-type="float">
            <text:p>120.98518</text:p>
          </table:table-cell>
          <table:table-cell office:value-type="float" office:value="4.35076" calcext:value-type="float">
            <text:p>4.35076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SS J080429.04+311933.4</text:p>
          </table:table-cell>
          <table:table-cell office:value-type="float" office:value="121.12125" calcext:value-type="float">
            <text:p>121.12125</text:p>
          </table:table-cell>
          <table:table-cell office:value-type="float" office:value="31.32597" calcext:value-type="float">
            <text:p>31.3259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S 0802+16</text:p>
          </table:table-cell>
          <table:table-cell office:value-type="float" office:value="121.25883" calcext:value-type="float">
            <text:p>121.25883</text:p>
          </table:table-cell>
          <table:table-cell office:value-type="float" office:value="16.2347" calcext:value-type="float">
            <text:p>16.2347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081201.86+023733.0</text:p>
          </table:table-cell>
          <table:table-cell office:value-type="float" office:value="123.00775" calcext:value-type="float">
            <text:p>123.00775</text:p>
          </table:table-cell>
          <table:table-cell office:value-type="float" office:value="2.62586" calcext:value-type="float">
            <text:p>2.62586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081439.19+643122.0</text:p>
          </table:table-cell>
          <table:table-cell office:value-type="float" office:value="123.66329" calcext:value-type="float">
            <text:p>123.66329</text:p>
          </table:table-cell>
          <table:table-cell office:value-type="float" office:value="64.52278" calcext:value-type="float">
            <text:p>64.52278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81206.2+194727</text:p>
          </table:table-cell>
          <table:table-cell office:value-type="float" office:value="123.75912" calcext:value-type="float">
            <text:p>123.75912</text:p>
          </table:table-cell>
          <table:table-cell office:value-type="float" office:value="19.62767" calcext:value-type="float">
            <text:p>19.6276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EX 2682713839600928877</text:p>
          </table:table-cell>
          <table:table-cell office:value-type="float" office:value="124.17875" calcext:value-type="float">
            <text:p>124.17875</text:p>
          </table:table-cell>
          <table:table-cell office:value-type="float" office:value="62.14031" calcext:value-type="float">
            <text:p>62.1403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QAC 124+005 008</text:p>
          </table:table-cell>
          <table:table-cell office:value-type="float" office:value="124.73432" calcext:value-type="float">
            <text:p>124.73432</text:p>
          </table:table-cell>
          <table:table-cell office:value-type="float" office:value="5.29368" calcext:value-type="float">
            <text:p>5.29368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0818+433</text:p>
          </table:table-cell>
          <table:table-cell office:value-type="float" office:value="125.56139" calcext:value-type="float">
            <text:p>125.56139</text:p>
          </table:table-cell>
          <table:table-cell office:value-type="float" office:value="43.14825" calcext:value-type="float">
            <text:p>43.14825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0822+36</text:p>
          </table:table-cell>
          <table:table-cell office:value-type="float" office:value="126.51908" calcext:value-type="float">
            <text:p>126.51908</text:p>
          </table:table-cell>
          <table:table-cell office:value-type="float" office:value="36.11494" calcext:value-type="float">
            <text:p>36.1149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N J0828+0720</text:p>
          </table:table-cell>
          <table:table-cell office:value-type="float" office:value="127.16887" calcext:value-type="float">
            <text:p>127.16887</text:p>
          </table:table-cell>
          <table:table-cell office:value-type="float" office:value="7.34914" calcext:value-type="float">
            <text:p>7.3491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7.25</text:p>
          </table:table-cell>
          <table:table-cell office:value-type="float" office:value="127.51768" calcext:value-type="float">
            <text:p>127.51768</text:p>
          </table:table-cell>
          <table:table-cell office:value-type="float" office:value="7.76261" calcext:value-type="float">
            <text:p>7.7626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0827+395</text:p>
          </table:table-cell>
          <table:table-cell office:value-type="float" office:value="127.58065" calcext:value-type="float">
            <text:p>127.58065</text:p>
          </table:table-cell>
          <table:table-cell office:value-type="float" office:value="39.39622" calcext:value-type="float">
            <text:p>39.3962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C 201</text:p>
          </table:table-cell>
          <table:table-cell office:value-type="float" office:value="128.58624" calcext:value-type="float">
            <text:p>128.58624</text:p>
          </table:table-cell>
          <table:table-cell office:value-type="float" office:value="17.31398" calcext:value-type="float">
            <text:p>17.31398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0848+34</text:p>
          </table:table-cell>
          <table:table-cell office:value-type="float" office:value="132.78352" calcext:value-type="float">
            <text:p>132.78352</text:p>
          </table:table-cell>
          <table:table-cell office:value-type="float" office:value="34.32357" calcext:value-type="float">
            <text:p>34.32357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1.23</text:p>
          </table:table-cell>
          <table:table-cell office:value-type="float" office:value="133.11533" calcext:value-type="float">
            <text:p>133.11533</text:p>
          </table:table-cell>
          <table:table-cell office:value-type="float" office:value="0.70834" calcext:value-type="float">
            <text:p>0.7083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85340.6+583903</text:p>
          </table:table-cell>
          <table:table-cell office:value-type="float" office:value="134.38105" calcext:value-type="float">
            <text:p>134.38105</text:p>
          </table:table-cell>
          <table:table-cell office:value-type="float" office:value="58.45626" calcext:value-type="float">
            <text:p>58.45626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2.33</text:p>
          </table:table-cell>
          <table:table-cell office:value-type="float" office:value="135.90475" calcext:value-type="float">
            <text:p>135.90475</text:p>
          </table:table-cell>
          <table:table-cell office:value-type="float" office:value="12.51103" calcext:value-type="float">
            <text:p>12.51103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0904+37A</text:p>
          </table:table-cell>
          <table:table-cell office:value-type="float" office:value="136.9365" calcext:value-type="float">
            <text:p>136.9365</text:p>
          </table:table-cell>
          <table:table-cell office:value-type="float" office:value="37.40036" calcext:value-type="float">
            <text:p>37.4003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90403.9+585727</text:p>
          </table:table-cell>
          <table:table-cell office:value-type="float" office:value="136.98233" calcext:value-type="float">
            <text:p>136.98233</text:p>
          </table:table-cell>
          <table:table-cell office:value-type="float" office:value="58.75264" calcext:value-type="float">
            <text:p>58.7526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MASS J09075838+2852129</text:p>
          </table:table-cell>
          <table:table-cell office:value-type="float" office:value="136.99342" calcext:value-type="float">
            <text:p>136.99342</text:p>
          </table:table-cell>
          <table:table-cell office:value-type="float" office:value="28.87031" calcext:value-type="float">
            <text:p>28.87031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092300+1651</text:p>
          </table:table-cell>
          <table:table-cell office:value-type="float" office:value="140.76579" calcext:value-type="float">
            <text:p>140.76579</text:p>
          </table:table-cell>
          <table:table-cell office:value-type="float" office:value="16.84833" calcext:value-type="float">
            <text:p>16.8483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0922+30</text:p>
          </table:table-cell>
          <table:table-cell office:value-type="float" office:value="141.35483" calcext:value-type="float">
            <text:p>141.35483</text:p>
          </table:table-cell>
          <table:table-cell office:value-type="float" office:value="30.44258" calcext:value-type="float">
            <text:p>30.44258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092602.39+073836.8</text:p>
          </table:table-cell>
          <table:table-cell office:value-type="float" office:value="141.51058" calcext:value-type="float">
            <text:p>141.51058</text:p>
          </table:table-cell>
          <table:table-cell office:value-type="float" office:value="7.64386" calcext:value-type="float">
            <text:p>7.6438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N J0935+0132</text:p>
          </table:table-cell>
          <table:table-cell office:value-type="float" office:value="143.81146" calcext:value-type="float">
            <text:p>143.81146</text:p>
          </table:table-cell>
          <table:table-cell office:value-type="float" office:value="1.53731" calcext:value-type="float">
            <text:p>1.5373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93540.6+584838</text:p>
          </table:table-cell>
          <table:table-cell office:value-type="float" office:value="144.82313" calcext:value-type="float">
            <text:p>144.82313</text:p>
          </table:table-cell>
          <table:table-cell office:value-type="float" office:value="58.58069" calcext:value-type="float">
            <text:p>58.5806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58.19</text:p>
          </table:table-cell>
          <table:table-cell office:value-type="float" office:value="145.01913" calcext:value-type="float">
            <text:p>145.01913</text:p>
          </table:table-cell>
          <table:table-cell office:value-type="float" office:value="58.20898" calcext:value-type="float">
            <text:p>58.20898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C 229</text:p>
          </table:table-cell>
          <table:table-cell office:value-type="float" office:value="148.0006" calcext:value-type="float">
            <text:p>148.0006</text:p>
          </table:table-cell>
          <table:table-cell office:value-type="float" office:value="24.37458" calcext:value-type="float">
            <text:p>24.37458</text:p>
          </table:table-cell>
          <table:table-cell office:value-type="string" calcext:value-type="string">
            <text:p>GPa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94842.3+531528</text:p>
          </table:table-cell>
          <table:table-cell office:value-type="float" office:value="148.01758" calcext:value-type="float">
            <text:p>148.01758</text:p>
          </table:table-cell>
          <table:table-cell office:value-type="float" office:value="53.03708" calcext:value-type="float">
            <text:p>53.03708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N J0953+0720</text:p>
          </table:table-cell>
          <table:table-cell office:value-type="float" office:value="148.47217" calcext:value-type="float">
            <text:p>148.47217</text:p>
          </table:table-cell>
          <table:table-cell office:value-type="float" office:value="7.34394" calcext:value-type="float">
            <text:p>7.3439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0952+473</text:p>
          </table:table-cell>
          <table:table-cell office:value-type="float" office:value="148.82933" calcext:value-type="float">
            <text:p>148.82933</text:p>
          </table:table-cell>
          <table:table-cell office:value-type="float" office:value="47.14792" calcext:value-type="float">
            <text:p>47.1479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95552.9+210802</text:p>
          </table:table-cell>
          <table:table-cell office:value-type="float" office:value="149.66962" calcext:value-type="float">
            <text:p>149.66962</text:p>
          </table:table-cell>
          <table:table-cell office:value-type="float" office:value="20.89936" calcext:value-type="float">
            <text:p>20.8993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0955+428</text:p>
          </table:table-cell>
          <table:table-cell office:value-type="float" office:value="149.73179" calcext:value-type="float">
            <text:p>149.73179</text:p>
          </table:table-cell>
          <table:table-cell office:value-type="float" office:value="42.61711" calcext:value-type="float">
            <text:p>42.6171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095727.5+581939</text:p>
          </table:table-cell>
          <table:table-cell office:value-type="float" office:value="150.22776" calcext:value-type="float">
            <text:p>150.22776</text:p>
          </table:table-cell>
          <table:table-cell office:value-type="float" office:value="58.09059" calcext:value-type="float">
            <text:p>58.0905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00202.5+194419</text:p>
          </table:table-cell>
          <table:table-cell office:value-type="float" office:value="151.19967" calcext:value-type="float">
            <text:p>151.19967</text:p>
          </table:table-cell>
          <table:table-cell office:value-type="float" office:value="19.49442" calcext:value-type="float">
            <text:p>19.4944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014+464</text:p>
          </table:table-cell>
          <table:table-cell office:value-type="float" office:value="154.46296" calcext:value-type="float">
            <text:p>154.46296</text:p>
          </table:table-cell>
          <table:table-cell office:value-type="float" office:value="46.17136" calcext:value-type="float">
            <text:p>46.17136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015+436</text:p>
          </table:table-cell>
          <table:table-cell office:value-type="float" office:value="154.655" calcext:value-type="float">
            <text:p>154.655</text:p>
          </table:table-cell>
          <table:table-cell office:value-type="float" office:value="43.38528" calcext:value-type="float">
            <text:p>43.38528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016+30</text:p>
          </table:table-cell>
          <table:table-cell office:value-type="float" office:value="154.90196" calcext:value-type="float">
            <text:p>154.90196</text:p>
          </table:table-cell>
          <table:table-cell office:value-type="float" office:value="30.00378" calcext:value-type="float">
            <text:p>30.00378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25.32</text:p>
          </table:table-cell>
          <table:table-cell office:value-type="float" office:value="155.53797" calcext:value-type="float">
            <text:p>155.53797</text:p>
          </table:table-cell>
          <table:table-cell office:value-type="float" office:value="25.38819" calcext:value-type="float">
            <text:p>25.38819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020+27</text:p>
          </table:table-cell>
          <table:table-cell office:value-type="float" office:value="155.79626" calcext:value-type="float">
            <text:p>155.79626</text:p>
          </table:table-cell>
          <table:table-cell office:value-type="float" office:value="26.82826" calcext:value-type="float">
            <text:p>26.82826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S 1021+028</text:p>
          </table:table-cell>
          <table:table-cell office:value-type="float" office:value="155.9703" calcext:value-type="float">
            <text:p>155.9703</text:p>
          </table:table-cell>
          <table:table-cell office:value-type="float" office:value="2.55183" calcext:value-type="float">
            <text:p>2.55183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034+470</text:p>
          </table:table-cell>
          <table:table-cell office:value-type="float" office:value="159.31732" calcext:value-type="float">
            <text:p>159.31732</text:p>
          </table:table-cell>
          <table:table-cell office:value-type="float" office:value="46.83914" calcext:value-type="float">
            <text:p>46.8391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EXASC J103817.84+482547.5 <text:s/></text:p>
          </table:table-cell>
          <table:table-cell office:value-type="float" office:value="159.57458" calcext:value-type="float">
            <text:p>159.57458</text:p>
          </table:table-cell>
          <table:table-cell office:value-type="float" office:value="48.42947" calcext:value-type="float">
            <text:p>48.42947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038+432</text:p>
          </table:table-cell>
          <table:table-cell office:value-type="float" office:value="160.26942" calcext:value-type="float">
            <text:p>160.26942</text:p>
          </table:table-cell>
          <table:table-cell office:value-type="float" office:value="42.95631" calcext:value-type="float">
            <text:p>42.9563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043+426</text:p>
          </table:table-cell>
          <table:table-cell office:value-type="float" office:value="161.52608" calcext:value-type="float">
            <text:p>161.52608</text:p>
          </table:table-cell>
          <table:table-cell office:value-type="float" office:value="42.37456" calcext:value-type="float">
            <text:p>42.37456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SS J104626.98+121115.2</text:p>
          </table:table-cell>
          <table:table-cell office:value-type="float" office:value="161.61243" calcext:value-type="float">
            <text:p>161.61243</text:p>
          </table:table-cell>
          <table:table-cell office:value-type="float" office:value="12.18758" calcext:value-type="float">
            <text:p>12.18758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04412.8+493459</text:p>
          </table:table-cell>
          <table:table-cell office:value-type="float" office:value="161.79575" calcext:value-type="float">
            <text:p>161.79575</text:p>
          </table:table-cell>
          <table:table-cell office:value-type="float" office:value="49.32422" calcext:value-type="float">
            <text:p>49.3242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3.19</text:p>
          </table:table-cell>
          <table:table-cell office:value-type="float" office:value="163.60832" calcext:value-type="float">
            <text:p>163.60832</text:p>
          </table:table-cell>
          <table:table-cell office:value-type="float" office:value="3.24636" calcext:value-type="float">
            <text:p>3.24636</text:p>
          </table:table-cell>
          <table:table-cell office:value-type="string" calcext:value-type="string">
            <text:p>GPa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C B105834.3+490701</text:p>
          </table:table-cell>
          <table:table-cell office:value-type="float" office:value="165.36093" calcext:value-type="float">
            <text:p>165.36093</text:p>
          </table:table-cell>
          <table:table-cell office:value-type="float" office:value="48.84476" calcext:value-type="float">
            <text:p>48.84476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103+28</text:p>
          </table:table-cell>
          <table:table-cell office:value-type="float" office:value="166.58108" calcext:value-type="float">
            <text:p>166.58108</text:p>
          </table:table-cell>
          <table:table-cell office:value-type="float" office:value="27.95303" calcext:value-type="float">
            <text:p>27.9530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ZU J1108+0202</text:p>
          </table:table-cell>
          <table:table-cell office:value-type="float" office:value="167.18954" calcext:value-type="float">
            <text:p>167.18954</text:p>
          </table:table-cell>
          <table:table-cell office:value-type="float" office:value="2.04461" calcext:value-type="float">
            <text:p>2.0446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1.39</text:p>
          </table:table-cell>
          <table:table-cell office:value-type="float" office:value="168.63754" calcext:value-type="float">
            <text:p>168.63754</text:p>
          </table:table-cell>
          <table:table-cell office:value-type="float" office:value="10.84418" calcext:value-type="float">
            <text:p>10.84418</text:p>
          </table:table-cell>
          <table:table-cell office:value-type="string" calcext:value-type="string">
            <text:p>GPa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11641.6+522040</text:p>
          </table:table-cell>
          <table:table-cell office:value-type="float" office:value="169.87117" calcext:value-type="float">
            <text:p>169.87117</text:p>
          </table:table-cell>
          <table:table-cell office:value-type="float" office:value="52.06869" calcext:value-type="float">
            <text:p>52.0686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12343+1252</text:p>
          </table:table-cell>
          <table:table-cell office:value-type="float" office:value="170.9245" calcext:value-type="float">
            <text:p>170.9245</text:p>
          </table:table-cell>
          <table:table-cell office:value-type="float" office:value="12.87053" calcext:value-type="float">
            <text:p>12.870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S 1123+012</text:p>
          </table:table-cell>
          <table:table-cell office:value-type="float" office:value="171.47725" calcext:value-type="float">
            <text:p>171.47725</text:p>
          </table:table-cell>
          <table:table-cell office:value-type="float" office:value="0.99368" calcext:value-type="float">
            <text:p>0.99368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135+25</text:p>
          </table:table-cell>
          <table:table-cell office:value-type="float" office:value="174.59838" calcext:value-type="float">
            <text:p>174.59838</text:p>
          </table:table-cell>
          <table:table-cell office:value-type="float" office:value="25.376" calcext:value-type="float">
            <text:p>25.37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30.23</text:p>
          </table:table-cell>
          <table:table-cell office:value-type="float" office:value="176.08833" calcext:value-type="float">
            <text:p>176.08833</text:p>
          </table:table-cell>
          <table:table-cell office:value-type="float" office:value="29.97306" calcext:value-type="float">
            <text:p>29.97306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144+24</text:p>
          </table:table-cell>
          <table:table-cell office:value-type="float" office:value="176.68371" calcext:value-type="float">
            <text:p>176.68371</text:p>
          </table:table-cell>
          <table:table-cell office:value-type="float" office:value="24.00214" calcext:value-type="float">
            <text:p>24.0021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S 1144+25</text:p>
          </table:table-cell>
          <table:table-cell office:value-type="float" office:value="176.81459" calcext:value-type="float">
            <text:p>176.81459</text:p>
          </table:table-cell>
          <table:table-cell office:value-type="float" office:value="25.33771" calcext:value-type="float">
            <text:p>25.3377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14445.9+494555</text:p>
          </table:table-cell>
          <table:table-cell office:value-type="float" office:value="176.85967" calcext:value-type="float">
            <text:p>176.85967</text:p>
          </table:table-cell>
          <table:table-cell office:value-type="float" office:value="49.48889" calcext:value-type="float">
            <text:p>49.48889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 J114923+2449</text:p>
          </table:table-cell>
          <table:table-cell office:value-type="float" office:value="177.33794" calcext:value-type="float">
            <text:p>177.33794</text:p>
          </table:table-cell>
          <table:table-cell office:value-type="float" office:value="24.84053" calcext:value-type="float">
            <text:p>24.840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146+25</text:p>
          </table:table-cell>
          <table:table-cell office:value-type="float" office:value="177.37768" calcext:value-type="float">
            <text:p>177.37768</text:p>
          </table:table-cell>
          <table:table-cell office:value-type="float" office:value="25.24264" calcext:value-type="float">
            <text:p>25.2426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C 1148+135</text:p>
          </table:table-cell>
          <table:table-cell office:value-type="float" office:value="177.68208" calcext:value-type="float">
            <text:p>177.68208</text:p>
          </table:table-cell>
          <table:table-cell office:value-type="float" office:value="13.29336" calcext:value-type="float">
            <text:p>13.2933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159+473</text:p>
          </table:table-cell>
          <table:table-cell office:value-type="float" office:value="180.41454" calcext:value-type="float">
            <text:p>180.41454</text:p>
          </table:table-cell>
          <table:table-cell office:value-type="float" office:value="47.06647" calcext:value-type="float">
            <text:p>47.0664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 J121045+2055</text:p>
          </table:table-cell>
          <table:table-cell office:value-type="float" office:value="182.68863" calcext:value-type="float">
            <text:p>182.68863</text:p>
          </table:table-cell>
          <table:table-cell office:value-type="float" office:value="20.93394" calcext:value-type="float">
            <text:p>20.9339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209+25B</text:p>
          </table:table-cell>
          <table:table-cell office:value-type="float" office:value="183.12567" calcext:value-type="float">
            <text:p>183.12567</text:p>
          </table:table-cell>
          <table:table-cell office:value-type="float" office:value="25.22336" calcext:value-type="float">
            <text:p>25.2233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HB89] 1210+121</text:p>
          </table:table-cell>
          <table:table-cell office:value-type="float" office:value="183.14114" calcext:value-type="float">
            <text:p>183.14114</text:p>
          </table:table-cell>
          <table:table-cell office:value-type="float" office:value="11.84914" calcext:value-type="float">
            <text:p>11.8491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C 269</text:p>
          </table:table-cell>
          <table:table-cell office:value-type="float" office:value="184.4885" calcext:value-type="float">
            <text:p>184.4885</text:p>
          </table:table-cell>
          <table:table-cell office:value-type="float" office:value="25.49032" calcext:value-type="float">
            <text:p>25.4903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21853.57+245510.1</text:p>
          </table:table-cell>
          <table:table-cell office:value-type="float" office:value="184.72317" calcext:value-type="float">
            <text:p>184.72317</text:p>
          </table:table-cell>
          <table:table-cell office:value-type="float" office:value="24.91947" calcext:value-type="float">
            <text:p>24.9194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S 1225+07</text:p>
          </table:table-cell>
          <table:table-cell office:value-type="float" office:value="187.00342" calcext:value-type="float">
            <text:p>187.00342</text:p>
          </table:table-cell>
          <table:table-cell office:value-type="float" office:value="7.42564" calcext:value-type="float">
            <text:p>7.4256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22843.5+582315</text:p>
          </table:table-cell>
          <table:table-cell office:value-type="float" office:value="187.76362" calcext:value-type="float">
            <text:p>187.76362</text:p>
          </table:table-cell>
          <table:table-cell office:value-type="float" office:value="58.10983" calcext:value-type="float">
            <text:p>58.1098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23052.0+504358</text:p>
          </table:table-cell>
          <table:table-cell office:value-type="float" office:value="188.29704" calcext:value-type="float">
            <text:p>188.29704</text:p>
          </table:table-cell>
          <table:table-cell office:value-type="float" office:value="50.45714" calcext:value-type="float">
            <text:p>50.4571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23539.0+203051</text:p>
          </table:table-cell>
          <table:table-cell office:value-type="float" office:value="189.5255" calcext:value-type="float">
            <text:p>189.5255</text:p>
          </table:table-cell>
          <table:table-cell office:value-type="float" office:value="20.23653" calcext:value-type="float">
            <text:p>20.236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23913.0+061656</text:p>
          </table:table-cell>
          <table:table-cell office:value-type="float" office:value="190.44033" calcext:value-type="float">
            <text:p>190.44033</text:p>
          </table:table-cell>
          <table:table-cell office:value-type="float" office:value="6.00564" calcext:value-type="float">
            <text:p>6.0056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124238.28+094104.0</text:p>
          </table:table-cell>
          <table:table-cell office:value-type="float" office:value="190.6591" calcext:value-type="float">
            <text:p>190.6591</text:p>
          </table:table-cell>
          <table:table-cell office:value-type="float" office:value="9.68335" calcext:value-type="float">
            <text:p>9.68335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241+410</text:p>
          </table:table-cell>
          <table:table-cell office:value-type="float" office:value="190.98242" calcext:value-type="float">
            <text:p>190.98242</text:p>
          </table:table-cell>
          <table:table-cell office:value-type="float" office:value="40.7329" calcext:value-type="float">
            <text:p>40.7329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36.21</text:p>
          </table:table-cell>
          <table:table-cell office:value-type="float" office:value="191.20706" calcext:value-type="float">
            <text:p>191.20706</text:p>
          </table:table-cell>
          <table:table-cell office:value-type="float" office:value="36.15713" calcext:value-type="float">
            <text:p>36.15713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23.33</text:p>
          </table:table-cell>
          <table:table-cell office:value-type="float" office:value="192.27125" calcext:value-type="float">
            <text:p>192.27125</text:p>
          </table:table-cell>
          <table:table-cell office:value-type="float" office:value="23.56625" calcext:value-type="float">
            <text:p>23.56625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5.55</text:p>
          </table:table-cell>
          <table:table-cell office:value-type="float" office:value="192.87258" calcext:value-type="float">
            <text:p>192.87258</text:p>
          </table:table-cell>
          <table:table-cell office:value-type="float" office:value="4.77867" calcext:value-type="float">
            <text:p>4.77867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25330+1754</text:p>
          </table:table-cell>
          <table:table-cell office:value-type="float" office:value="193.38567" calcext:value-type="float">
            <text:p>193.38567</text:p>
          </table:table-cell>
          <table:table-cell office:value-type="float" office:value="17.91564" calcext:value-type="float">
            <text:p>17.9156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25422.17+054619.4</text:p>
          </table:table-cell>
          <table:table-cell office:value-type="float" office:value="193.59248" calcext:value-type="float">
            <text:p>193.59248</text:p>
          </table:table-cell>
          <table:table-cell office:value-type="float" office:value="5.77215" calcext:value-type="float">
            <text:p>5.77215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125433.28+221103.9</text:p>
          </table:table-cell>
          <table:table-cell office:value-type="float" office:value="193.63874" calcext:value-type="float">
            <text:p>193.63874</text:p>
          </table:table-cell>
          <table:table-cell office:value-type="float" office:value="22.18438" calcext:value-type="float">
            <text:p>22.18438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25514.33+135056.6</text:p>
          </table:table-cell>
          <table:table-cell office:value-type="float" office:value="193.80983" calcext:value-type="float">
            <text:p>193.80983</text:p>
          </table:table-cell>
          <table:table-cell office:value-type="float" office:value="13.84908" calcext:value-type="float">
            <text:p>13.84908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256+417</text:p>
          </table:table-cell>
          <table:table-cell office:value-type="float" office:value="194.78601" calcext:value-type="float">
            <text:p>194.78601</text:p>
          </table:table-cell>
          <table:table-cell office:value-type="float" office:value="41.49382" calcext:value-type="float">
            <text:p>41.49382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SS J130023+523542</text:p>
          </table:table-cell>
          <table:table-cell office:value-type="float" office:value="195.09992" calcext:value-type="float">
            <text:p>195.09992</text:p>
          </table:table-cell>
          <table:table-cell office:value-type="float" office:value="52.59542" calcext:value-type="float">
            <text:p>52.5954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25757.0+111151</text:p>
          </table:table-cell>
          <table:table-cell office:value-type="float" office:value="195.10875" calcext:value-type="float">
            <text:p>195.10875</text:p>
          </table:table-cell>
          <table:table-cell office:value-type="float" office:value="10.94194" calcext:value-type="float">
            <text:p>10.9419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1.44</text:p>
          </table:table-cell>
          <table:table-cell office:value-type="float" office:value="195.98151" calcext:value-type="float">
            <text:p>195.98151</text:p>
          </table:table-cell>
          <table:table-cell office:value-type="float" office:value="11.4553" calcext:value-type="float">
            <text:p>11.4553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30508.84+525317.7</text:p>
          </table:table-cell>
          <table:table-cell office:value-type="float" office:value="196.28696" calcext:value-type="float">
            <text:p>196.28696</text:p>
          </table:table-cell>
          <table:table-cell office:value-type="float" office:value="52.88831" calcext:value-type="float">
            <text:p>52.88831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304+466</text:p>
          </table:table-cell>
          <table:table-cell office:value-type="float" office:value="196.62704" calcext:value-type="float">
            <text:p>196.62704</text:p>
          </table:table-cell>
          <table:table-cell office:value-type="float" office:value="46.36758" calcext:value-type="float">
            <text:p>46.36758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30830+1255</text:p>
          </table:table-cell>
          <table:table-cell office:value-type="float" office:value="197.12525" calcext:value-type="float">
            <text:p>197.12525</text:p>
          </table:table-cell>
          <table:table-cell office:value-type="float" office:value="12.91453" calcext:value-type="float">
            <text:p>12.914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QAC 197+008 003</text:p>
          </table:table-cell>
          <table:table-cell office:value-type="float" office:value="197.40562" calcext:value-type="float">
            <text:p>197.40562</text:p>
          </table:table-cell>
          <table:table-cell office:value-type="float" office:value="8.47275" calcext:value-type="float">
            <text:p>8.47275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309+25B</text:p>
          </table:table-cell>
          <table:table-cell office:value-type="float" office:value="198.05784" calcext:value-type="float">
            <text:p>198.05784</text:p>
          </table:table-cell>
          <table:table-cell office:value-type="float" office:value="24.79912" calcext:value-type="float">
            <text:p>24.7991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31257.29+053329.9</text:p>
          </table:table-cell>
          <table:table-cell office:value-type="float" office:value="198.23871" calcext:value-type="float">
            <text:p>198.23871</text:p>
          </table:table-cell>
          <table:table-cell office:value-type="float" office:value="5.55792" calcext:value-type="float">
            <text:p>5.5579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32.43</text:p>
          </table:table-cell>
          <table:table-cell office:value-type="float" office:value="200.69647" calcext:value-type="float">
            <text:p>200.69647</text:p>
          </table:table-cell>
          <table:table-cell office:value-type="float" office:value="32.26973" calcext:value-type="float">
            <text:p>32.26973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322+449</text:p>
          </table:table-cell>
          <table:table-cell office:value-type="float" office:value="201.06229" calcext:value-type="float">
            <text:p>201.06229</text:p>
          </table:table-cell>
          <table:table-cell office:value-type="float" office:value="44.68611" calcext:value-type="float">
            <text:p>44.6861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32241.7+594758</text:p>
          </table:table-cell>
          <table:table-cell office:value-type="float" office:value="201.14929" calcext:value-type="float">
            <text:p>201.14929</text:p>
          </table:table-cell>
          <table:table-cell office:value-type="float" office:value="59.54894" calcext:value-type="float">
            <text:p>59.5489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324+29A</text:p>
          </table:table-cell>
          <table:table-cell office:value-type="float" office:value="201.71465" calcext:value-type="float">
            <text:p>201.71465</text:p>
          </table:table-cell>
          <table:table-cell office:value-type="float" office:value="29.13149" calcext:value-type="float">
            <text:p>29.1314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325+22B</text:p>
          </table:table-cell>
          <table:table-cell office:value-type="float" office:value="201.95399" calcext:value-type="float">
            <text:p>201.95399</text:p>
          </table:table-cell>
          <table:table-cell office:value-type="float" office:value="22.08431" calcext:value-type="float">
            <text:p>22.0843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33410+0558</text:p>
          </table:table-cell>
          <table:table-cell office:value-type="float" office:value="203.53579" calcext:value-type="float">
            <text:p>203.53579</text:p>
          </table:table-cell>
          <table:table-cell office:value-type="float" office:value="5.96122" calcext:value-type="float">
            <text:p>5.9612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33505.0+491257</text:p>
          </table:table-cell>
          <table:table-cell office:value-type="float" office:value="204.28167" calcext:value-type="float">
            <text:p>204.28167</text:p>
          </table:table-cell>
          <table:table-cell office:value-type="float" office:value="48.96694" calcext:value-type="float">
            <text:p>48.96694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34117.49+103022.1</text:p>
          </table:table-cell>
          <table:table-cell office:value-type="float" office:value="205.32275" calcext:value-type="float">
            <text:p>205.32275</text:p>
          </table:table-cell>
          <table:table-cell office:value-type="float" office:value="10.50672" calcext:value-type="float">
            <text:p>10.5067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345+36B</text:p>
          </table:table-cell>
          <table:table-cell office:value-type="float" office:value="206.86454" calcext:value-type="float">
            <text:p>206.86454</text:p>
          </table:table-cell>
          <table:table-cell office:value-type="float" office:value="36.64872" calcext:value-type="float">
            <text:p>36.6487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34810.6+175513</text:p>
          </table:table-cell>
          <table:table-cell office:value-type="float" office:value="207.64283" calcext:value-type="float">
            <text:p>207.64283</text:p>
          </table:table-cell>
          <table:table-cell office:value-type="float" office:value="17.67364" calcext:value-type="float">
            <text:p>17.6736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35441.51+020520.0</text:p>
          </table:table-cell>
          <table:table-cell office:value-type="float" office:value="208.67301" calcext:value-type="float">
            <text:p>208.67301</text:p>
          </table:table-cell>
          <table:table-cell office:value-type="float" office:value="2.08888" calcext:value-type="float">
            <text:p>2.08888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35836.4+114005</text:p>
          </table:table-cell>
          <table:table-cell office:value-type="float" office:value="210.26396" calcext:value-type="float">
            <text:p>210.26396</text:p>
          </table:table-cell>
          <table:table-cell office:value-type="float" office:value="11.42589" calcext:value-type="float">
            <text:p>11.4258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359+441</text:p>
          </table:table-cell>
          <table:table-cell office:value-type="float" office:value="210.32525" calcext:value-type="float">
            <text:p>210.32525</text:p>
          </table:table-cell>
          <table:table-cell office:value-type="float" office:value="43.92761" calcext:value-type="float">
            <text:p>43.9276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37.40</text:p>
          </table:table-cell>
          <table:table-cell office:value-type="float" office:value="212.67908" calcext:value-type="float">
            <text:p>212.67908</text:p>
          </table:table-cell>
          <table:table-cell office:value-type="float" office:value="36.78929" calcext:value-type="float">
            <text:p>36.78929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41509.0+645856</text:p>
          </table:table-cell>
          <table:table-cell office:value-type="float" office:value="214.107" calcext:value-type="float">
            <text:p>214.107</text:p>
          </table:table-cell>
          <table:table-cell office:value-type="float" office:value="64.73964" calcext:value-type="float">
            <text:p>64.7396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42110+1315</text:p>
          </table:table-cell>
          <table:table-cell office:value-type="float" office:value="215.29467" calcext:value-type="float">
            <text:p>215.29467</text:p>
          </table:table-cell>
          <table:table-cell office:value-type="float" office:value="13.25919" calcext:value-type="float">
            <text:p>13.2591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3.29</text:p>
          </table:table-cell>
          <table:table-cell office:value-type="float" office:value="216.88752" calcext:value-type="float">
            <text:p>216.88752</text:p>
          </table:table-cell>
          <table:table-cell office:value-type="float" office:value="3.25814" calcext:value-type="float">
            <text:p>3.2581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 1427+442</text:p>
          </table:table-cell>
          <table:table-cell office:value-type="float" office:value="217.33325" calcext:value-type="float">
            <text:p>217.33325</text:p>
          </table:table-cell>
          <table:table-cell office:value-type="float" office:value="44.00947" calcext:value-type="float">
            <text:p>44.0094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EX 2658014410394567553</text:p>
          </table:table-cell>
          <table:table-cell office:value-type="float" office:value="217.93778" calcext:value-type="float">
            <text:p>217.93778</text:p>
          </table:table-cell>
          <table:table-cell office:value-type="float" office:value="6.63608" calcext:value-type="float">
            <text:p>6.63608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43158+1002</text:p>
          </table:table-cell>
          <table:table-cell office:value-type="float" office:value="217.99158" calcext:value-type="float">
            <text:p>217.99158</text:p>
          </table:table-cell>
          <table:table-cell office:value-type="float" office:value="10.03756" calcext:value-type="float">
            <text:p>10.0375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43015.8+235009</text:p>
          </table:table-cell>
          <table:table-cell office:value-type="float" office:value="218.13423" calcext:value-type="float">
            <text:p>218.13423</text:p>
          </table:table-cell>
          <table:table-cell office:value-type="float" office:value="23.62374" calcext:value-type="float">
            <text:p>23.6237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SS J143551.28+072218.5</text:p>
          </table:table-cell>
          <table:table-cell office:value-type="float" office:value="218.96312" calcext:value-type="float">
            <text:p>218.96312</text:p>
          </table:table-cell>
          <table:table-cell office:value-type="float" office:value="7.37208" calcext:value-type="float">
            <text:p>7.37208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435+29</text:p>
          </table:table-cell>
          <table:table-cell office:value-type="float" office:value="219.43396" calcext:value-type="float">
            <text:p>219.43396</text:p>
          </table:table-cell>
          <table:table-cell office:value-type="float" office:value="28.92613" calcext:value-type="float">
            <text:p>28.9261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44212.23+062526.1</text:p>
          </table:table-cell>
          <table:table-cell office:value-type="float" office:value="220.55071" calcext:value-type="float">
            <text:p>220.55071</text:p>
          </table:table-cell>
          <table:table-cell office:value-type="float" office:value="6.42411" calcext:value-type="float">
            <text:p>6.42411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SS J144609.93+043010.2</text:p>
          </table:table-cell>
          <table:table-cell office:value-type="float" office:value="221.54233" calcext:value-type="float">
            <text:p>221.54233</text:p>
          </table:table-cell>
          <table:table-cell office:value-type="float" office:value="4.50325" calcext:value-type="float">
            <text:p>4.50325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444+23</text:p>
          </table:table-cell>
          <table:table-cell office:value-type="float" office:value="221.71764" calcext:value-type="float">
            <text:p>221.71764</text:p>
          </table:table-cell>
          <table:table-cell office:value-type="float" office:value="22.85113" calcext:value-type="float">
            <text:p>22.8511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HB89] 1451+172</text:p>
          </table:table-cell>
          <table:table-cell office:value-type="float" office:value="223.48196" calcext:value-type="float">
            <text:p>223.48196</text:p>
          </table:table-cell>
          <table:table-cell office:value-type="float" office:value="17.01652" calcext:value-type="float">
            <text:p>17.0165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C 1502+121</text:p>
          </table:table-cell>
          <table:table-cell office:value-type="float" office:value="226.25033" calcext:value-type="float">
            <text:p>226.25033</text:p>
          </table:table-cell>
          <table:table-cell office:value-type="float" office:value="11.97886" calcext:value-type="float">
            <text:p>11.9788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51105.7+495525</text:p>
          </table:table-cell>
          <table:table-cell office:value-type="float" office:value="228.17079" calcext:value-type="float">
            <text:p>228.17079</text:p>
          </table:table-cell>
          <table:table-cell office:value-type="float" office:value="49.74325" calcext:value-type="float">
            <text:p>49.74325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519+22</text:p>
          </table:table-cell>
          <table:table-cell office:value-type="float" office:value="230.30638" calcext:value-type="float">
            <text:p>230.30638</text:p>
          </table:table-cell>
          <table:table-cell office:value-type="float" office:value="22.71283" calcext:value-type="float">
            <text:p>22.7128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52345.26+485840.0</text:p>
          </table:table-cell>
          <table:table-cell office:value-type="float" office:value="230.93825" calcext:value-type="float">
            <text:p>230.93825</text:p>
          </table:table-cell>
          <table:table-cell office:value-type="float" office:value="48.97753" calcext:value-type="float">
            <text:p>48.977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1.49</text:p>
          </table:table-cell>
          <table:table-cell office:value-type="float" office:value="230.98739" calcext:value-type="float">
            <text:p>230.98739</text:p>
          </table:table-cell>
          <table:table-cell office:value-type="float" office:value="10.92868" calcext:value-type="float">
            <text:p>10.92868</text:p>
          </table:table-cell>
          <table:table-cell office:value-type="string" calcext:value-type="string">
            <text:p>GPa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152646.42+125012.6</text:p>
          </table:table-cell>
          <table:table-cell office:value-type="float" office:value="231.69367" calcext:value-type="float">
            <text:p>231.69367</text:p>
          </table:table-cell>
          <table:table-cell office:value-type="float" office:value="12.83703" calcext:value-type="float">
            <text:p>12.8370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525+25</text:p>
          </table:table-cell>
          <table:table-cell office:value-type="float" office:value="231.97242" calcext:value-type="float">
            <text:p>231.97242</text:p>
          </table:table-cell>
          <table:table-cell office:value-type="float" office:value="25.20414" calcext:value-type="float">
            <text:p>25.2041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C 1526+173</text:p>
          </table:table-cell>
          <table:table-cell office:value-type="float" office:value="232.28961" calcext:value-type="float">
            <text:p>232.28961</text:p>
          </table:table-cell>
          <table:table-cell office:value-type="float" office:value="17.22385" calcext:value-type="float">
            <text:p>17.22385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54608.83+182325.3</text:p>
          </table:table-cell>
          <table:table-cell office:value-type="float" office:value="236.53679" calcext:value-type="float">
            <text:p>236.53679</text:p>
          </table:table-cell>
          <table:table-cell office:value-type="float" office:value="18.39042" calcext:value-type="float">
            <text:p>18.3904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SS J154842.90+193529.7</text:p>
          </table:table-cell>
          <table:table-cell office:value-type="float" office:value="237.17883" calcext:value-type="float">
            <text:p>237.17883</text:p>
          </table:table-cell>
          <table:table-cell office:value-type="float" office:value="19.59153" calcext:value-type="float">
            <text:p>19.591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8.46</text:p>
          </table:table-cell>
          <table:table-cell office:value-type="float" office:value="240.11681" calcext:value-type="float">
            <text:p>240.11681</text:p>
          </table:table-cell>
          <table:table-cell office:value-type="float" office:value="8.63475" calcext:value-type="float">
            <text:p>8.63475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N J1608+0041</text:p>
          </table:table-cell>
          <table:table-cell office:value-type="float" office:value="242.01063" calcext:value-type="float">
            <text:p>242.01063</text:p>
          </table:table-cell>
          <table:table-cell office:value-type="float" office:value="0.68511" calcext:value-type="float">
            <text:p>0.68511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SS J161259.68+202916.0</text:p>
          </table:table-cell>
          <table:table-cell office:value-type="float" office:value="243.24871" calcext:value-type="float">
            <text:p>243.24871</text:p>
          </table:table-cell>
          <table:table-cell office:value-type="float" office:value="20.48789" calcext:value-type="float">
            <text:p>20.4878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TSL2 J161920.20+544817.0</text:p>
          </table:table-cell>
          <table:table-cell office:value-type="float" office:value="244.83429" calcext:value-type="float">
            <text:p>244.83429</text:p>
          </table:table-cell>
          <table:table-cell office:value-type="float" office:value="54.80472" calcext:value-type="float">
            <text:p>54.8047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 J161951.17+022858.7</text:p>
          </table:table-cell>
          <table:table-cell office:value-type="float" office:value="244.96315" calcext:value-type="float">
            <text:p>244.96315</text:p>
          </table:table-cell>
          <table:table-cell office:value-type="float" office:value="2.48294" calcext:value-type="float">
            <text:p>2.48294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N J1619+0812</text:p>
          </table:table-cell>
          <table:table-cell office:value-type="float" office:value="244.96867" calcext:value-type="float">
            <text:p>244.96867</text:p>
          </table:table-cell>
          <table:table-cell office:value-type="float" office:value="8.19817" calcext:value-type="float">
            <text:p>8.1981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HB89] 1620+103</text:p>
          </table:table-cell>
          <table:table-cell office:value-type="float" office:value="245.64103" calcext:value-type="float">
            <text:p>245.64103</text:p>
          </table:table-cell>
          <table:table-cell office:value-type="float" office:value="10.21853" calcext:value-type="float">
            <text:p>10.2185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C 1621+132</text:p>
          </table:table-cell>
          <table:table-cell office:value-type="float" office:value="245.87842" calcext:value-type="float">
            <text:p>245.87842</text:p>
          </table:table-cell>
          <table:table-cell office:value-type="float" office:value="13.10164" calcext:value-type="float">
            <text:p>13.1016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62338.64+120106.8</text:p>
          </table:table-cell>
          <table:table-cell office:value-type="float" office:value="245.911" calcext:value-type="float">
            <text:p>245.911</text:p>
          </table:table-cell>
          <table:table-cell office:value-type="float" office:value="12.01853" calcext:value-type="float">
            <text:p>12.018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2.58</text:p>
          </table:table-cell>
          <table:table-cell office:value-type="float" office:value="246.42483" calcext:value-type="float">
            <text:p>246.42483</text:p>
          </table:table-cell>
          <table:table-cell office:value-type="float" office:value="12.37394" calcext:value-type="float">
            <text:p>12.37394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MASS J16274695+1133545</text:p>
          </table:table-cell>
          <table:table-cell office:value-type="float" office:value="246.94458" calcext:value-type="float">
            <text:p>246.94458</text:p>
          </table:table-cell>
          <table:table-cell office:value-type="float" office:value="11.56542" calcext:value-type="float">
            <text:p>11.5654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635+23</text:p>
          </table:table-cell>
          <table:table-cell office:value-type="float" office:value="249.32357" calcext:value-type="float">
            <text:p>249.32357</text:p>
          </table:table-cell>
          <table:table-cell office:value-type="float" office:value="23.7162" calcext:value-type="float">
            <text:p>23.716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63930.58+124743.4</text:p>
          </table:table-cell>
          <table:table-cell office:value-type="float" office:value="249.8775" calcext:value-type="float">
            <text:p>249.8775</text:p>
          </table:table-cell>
          <table:table-cell office:value-type="float" office:value="12.7955" calcext:value-type="float">
            <text:p>12.7955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64217+1905</text:p>
          </table:table-cell>
          <table:table-cell office:value-type="float" office:value="250.57083" calcext:value-type="float">
            <text:p>250.57083</text:p>
          </table:table-cell>
          <table:table-cell office:value-type="float" office:value="19.09692" calcext:value-type="float">
            <text:p>19.0969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64421.70+113446.9</text:p>
          </table:table-cell>
          <table:table-cell office:value-type="float" office:value="251.0902" calcext:value-type="float">
            <text:p>251.0902</text:p>
          </table:table-cell>
          <table:table-cell office:value-type="float" office:value="11.57872" calcext:value-type="float">
            <text:p>11.5787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C 1643+113</text:p>
          </table:table-cell>
          <table:table-cell office:value-type="float" office:value="251.47781" calcext:value-type="float">
            <text:p>251.47781</text:p>
          </table:table-cell>
          <table:table-cell office:value-type="float" office:value="11.23129" calcext:value-type="float">
            <text:p>11.2312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S 1647+065</text:p>
          </table:table-cell>
          <table:table-cell office:value-type="float" office:value="252.46038" calcext:value-type="float">
            <text:p>252.46038</text:p>
          </table:table-cell>
          <table:table-cell office:value-type="float" office:value="6.44818" calcext:value-type="float">
            <text:p>6.44818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648+25</text:p>
          </table:table-cell>
          <table:table-cell office:value-type="float" office:value="252.59558" calcext:value-type="float">
            <text:p>252.59558</text:p>
          </table:table-cell>
          <table:table-cell office:value-type="float" office:value="25.16847" calcext:value-type="float">
            <text:p>25.16847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65435.38+001719.2</text:p>
          </table:table-cell>
          <table:table-cell office:value-type="float" office:value="253.64742" calcext:value-type="float">
            <text:p>253.64742</text:p>
          </table:table-cell>
          <table:table-cell office:value-type="float" office:value="0.28875" calcext:value-type="float">
            <text:p>0.28875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654+33</text:p>
          </table:table-cell>
          <table:table-cell office:value-type="float" office:value="254.09726" calcext:value-type="float">
            <text:p>254.09726</text:p>
          </table:table-cell>
          <table:table-cell office:value-type="float" office:value="33.05779" calcext:value-type="float">
            <text:p>33.0577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65657.95+154348.5</text:p>
          </table:table-cell>
          <table:table-cell office:value-type="float" office:value="254.24162" calcext:value-type="float">
            <text:p>254.24162</text:p>
          </table:table-cell>
          <table:table-cell office:value-type="float" office:value="15.73033" calcext:value-type="float">
            <text:p>15.7303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 J170036+1747</text:p>
          </table:table-cell>
          <table:table-cell office:value-type="float" office:value="255.14558" calcext:value-type="float">
            <text:p>255.14558</text:p>
          </table:table-cell>
          <table:table-cell office:value-type="float" office:value="17.79069" calcext:value-type="float">
            <text:p>17.7906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7.72</text:p>
          </table:table-cell>
          <table:table-cell office:value-type="float" office:value="255.28295" calcext:value-type="float">
            <text:p>255.28295</text:p>
          </table:table-cell>
          <table:table-cell office:value-type="float" office:value="17.04501" calcext:value-type="float">
            <text:p>17.0450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BQS J170209.6+264314</text:p>
          </table:table-cell>
          <table:table-cell office:value-type="float" office:value="255.54012" calcext:value-type="float">
            <text:p>255.54012</text:p>
          </table:table-cell>
          <table:table-cell office:value-type="float" office:value="26.72078" calcext:value-type="float">
            <text:p>26.72078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70202.1+624920</text:p>
          </table:table-cell>
          <table:table-cell office:value-type="float" office:value="255.63971" calcext:value-type="float">
            <text:p>255.63971</text:p>
          </table:table-cell>
          <table:table-cell office:value-type="float" office:value="62.75336" calcext:value-type="float">
            <text:p>62.75336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704+39</text:p>
          </table:table-cell>
          <table:table-cell office:value-type="float" office:value="256.50974" calcext:value-type="float">
            <text:p>256.50974</text:p>
          </table:table-cell>
          <table:table-cell office:value-type="float" office:value="39.06162" calcext:value-type="float">
            <text:p>39.06162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17.74</text:p>
          </table:table-cell>
          <table:table-cell office:value-type="float" office:value="256.57349" calcext:value-type="float">
            <text:p>256.57349</text:p>
          </table:table-cell>
          <table:table-cell office:value-type="float" office:value="16.97872" calcext:value-type="float">
            <text:p>16.97872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EA J170636.72+095359.6</text:p>
          </table:table-cell>
          <table:table-cell office:value-type="float" office:value="256.65303" calcext:value-type="float">
            <text:p>256.65303</text:p>
          </table:table-cell>
          <table:table-cell office:value-type="float" office:value="9.8999" calcext:value-type="float">
            <text:p>9.8999</text:p>
          </table:table-cell>
          <table:table-cell office:value-type="string" calcext:value-type="string">
            <text:p>Vi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0.65</text:p>
          </table:table-cell>
          <table:table-cell office:value-type="float" office:value="257.64583" calcext:value-type="float">
            <text:p>257.64583</text:p>
          </table:table-cell>
          <table:table-cell office:value-type="float" office:value="0.6125" calcext:value-type="float">
            <text:p>0.6125</text:p>
          </table:table-cell>
          <table:table-cell office:value-type="string" calcext:value-type="string">
            <text:p>GPa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7GB 171452.1+240921</text:p>
          </table:table-cell>
          <table:table-cell office:value-type="float" office:value="259.24483" calcext:value-type="float">
            <text:p>259.24483</text:p>
          </table:table-cell>
          <table:table-cell office:value-type="float" office:value="24.10953" calcext:value-type="float">
            <text:p>24.10953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ZQ J1722+5611</text:p>
          </table:table-cell>
          <table:table-cell office:value-type="float" office:value="260.74168" calcext:value-type="float">
            <text:p>260.74168</text:p>
          </table:table-cell>
          <table:table-cell office:value-type="float" office:value="56.18953" calcext:value-type="float">
            <text:p>56.18953</text:p>
          </table:table-cell>
          <table:table-cell office:value-type="string" calcext:value-type="string">
            <text:p>Blue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C +04.60</text:p>
          </table:table-cell>
          <table:table-cell office:value-type="float" office:value="260.96261" calcext:value-type="float">
            <text:p>260.96261</text:p>
          </table:table-cell>
          <table:table-cell office:value-type="float" office:value="4.40311" calcext:value-type="float">
            <text:p>4.40311</text:p>
          </table:table-cell>
          <table:table-cell office:value-type="string" calcext:value-type="string">
            <text:p>Q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 1725+28</text:p>
          </table:table-cell>
          <table:table-cell office:value-type="float" office:value="261.89146" calcext:value-type="float">
            <text:p>261.89146</text:p>
          </table:table-cell>
          <table:table-cell office:value-type="float" office:value="28.69689" calcext:value-type="float">
            <text:p>28.69689</text:p>
          </table:table-cell>
          <table:table-cell office:value-type="string" calcext:value-type="string">
            <text:p>RadioS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result.A2:result.Q3031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9:16:02.924490795</dc:date>
    <meta:editing-duration>PT13M4S</meta:editing-duration>
    <meta:editing-cycles>1</meta:editing-cycles>
    <meta:generator>LibreOffice/6.0.7.3$Linux_X86_64 LibreOffice_project/00m0$Build-3</meta:generator>
    <meta:document-statistic meta:table-count="1" meta:cell-count="14983" meta:object-count="0"/>
  </office:meta>
</office:document-meta>
</file>